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4" style:family="table-column">
      <style:table-column-properties fo:break-before="auto" style:column-width="21.86pt"/>
    </style:style>
    <style:style style:name="co25" style:family="table-column">
      <style:table-column-properties fo:break-before="auto" style:column-width="483.99pt"/>
    </style:style>
    <style:style style:name="co17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67.49pt"/>
    </style:style>
    <style:style style:name="co30" style:family="table-column">
      <style:table-column-properties fo:break-before="auto" style:column-width="56.24pt"/>
    </style:style>
    <style:style style:name="co31" style:family="table-column">
      <style:table-column-properties fo:break-before="auto" style:column-width="47.99pt"/>
    </style:style>
    <style:style style:name="co32" style:family="table-column">
      <style:table-column-properties fo:break-before="auto" style:column-width="63.01pt"/>
    </style:style>
    <style:style style:name="co33" style:family="table-column">
      <style:table-column-properties fo:break-before="auto" style:column-width="154.49pt"/>
    </style:style>
    <style:style style:name="co34" style:family="table-column">
      <style:table-column-properties fo:break-before="auto" style:column-width="62.25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12.95pt"/>
    </style:style>
    <style:style style:name="co12" style:family="table-column">
      <style:table-column-properties fo:break-before="auto" style:column-width="125.21pt"/>
    </style:style>
    <style:style style:name="co13" style:family="table-column">
      <style:table-column-properties fo:break-before="auto" style:column-width="121.95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200.69pt"/>
    </style:style>
    <style:style style:name="co16" style:family="table-column">
      <style:table-column-properties fo:break-before="auto" style:column-width="152.25pt"/>
    </style:style>
    <style:style style:name="co18" style:family="table-column">
      <style:table-column-properties fo:break-before="auto" style:column-width="94.14pt"/>
    </style:style>
    <style:style style:name="co19" style:family="table-column">
      <style:table-column-properties fo:break-before="auto" style:column-width="174.64pt"/>
    </style:style>
    <style:style style:name="co20" style:family="table-column">
      <style:table-column-properties fo:break-before="auto" style:column-width="139.35pt"/>
    </style:style>
    <style:style style:name="co21" style:family="table-column">
      <style:table-column-properties fo:break-before="auto" style:column-width="162.6pt"/>
    </style:style>
    <style:style style:name="co22" style:family="table-column">
      <style:table-column-properties fo:break-before="auto" style:column-width="106.5pt"/>
    </style:style>
    <style:style style:name="co23" style:family="table-column">
      <style:table-column-properties fo:break-before="auto" style:column-width="140.46pt"/>
    </style:style>
    <style:style style:name="co26" style:family="table-column">
      <style:table-column-properties fo:break-before="auto" style:column-width="104.14pt"/>
    </style:style>
    <style:style style:name="co27" style:family="table-column">
      <style:table-column-properties fo:break-before="auto" style:column-width="120.84pt"/>
    </style:style>
    <style:style style:name="co28" style:family="table-column">
      <style:table-column-properties fo:break-before="auto" style:column-width="111.15pt"/>
    </style:style>
    <style:style style:name="co35" style:family="table-column">
      <style:table-column-properties fo:break-before="auto" style:column-width="116.56pt"/>
    </style:style>
    <style:style style:name="co36" style:family="table-column">
      <style:table-column-properties fo:break-before="auto" style:column-width="141.25pt"/>
    </style:style>
    <style:style style:name="co37" style:family="table-column">
      <style:table-column-properties fo:break-before="auto" style:column-width="108.06pt"/>
    </style:style>
    <style:style style:name="co38" style:family="table-column">
      <style:table-column-properties fo:break-before="auto" style:column-width="128.1pt"/>
    </style:style>
    <style:style style:name="co39" style:family="table-column">
      <style:table-column-properties fo:break-before="auto" style:column-width="101.91pt"/>
    </style:style>
    <style:style style:name="co40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3" style:family="table" style:master-page-name="Procedure">
      <style:table-properties table:display="true" style:writing-mode="lr-tb"/>
    </style:style>
    <style:style style:name="ta5" style:family="table" style:master-page-name="Reprocessing">
      <style:table-properties table:display="true" style:writing-mode="lr-tb"/>
    </style:style>
    <style:style style:name="ta4" style:family="table" style:master-page-name="Active_20_Jobs">
      <style:table-properties table:display="true" style:writing-mode="lr-tb"/>
    </style:style>
    <style:style style:name="ta6" style:family="table" style:master-page-name="Completed_20_Job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"/>
      <style:map style:condition="cell-content()=&quot;p&quot;" style:apply-style-name="Gnumeric-8" style:base-cell-address="Procedure.A1"/>
      <style:map style:condition="cell-content()=&quot;t&quot;" style:apply-style-name="Gnumeric-8" style:base-cell-address="Procedure.A1"/>
      <style:map style:condition="cell-content()=&quot;x&quot;" style:apply-style-name="Gnumeric-8" style:base-cell-address="Procedure.A1"/>
    </style:style>
    <style:style style:name="ce9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"/>
      <style:map style:condition="cell-content()=&quot;p&quot;" style:apply-style-name="Gnumeric-8" style:base-cell-address="Procedure.A2"/>
      <style:map style:condition="cell-content()=&quot;t&quot;" style:apply-style-name="Gnumeric-8" style:base-cell-address="Procedure.A2"/>
      <style:map style:condition="cell-content()=&quot;x&quot;" style:apply-style-name="Gnumeric-8" style:base-cell-address="Procedure.A2"/>
    </style:style>
    <style:style style:name="ce9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3"/>
      <style:map style:condition="cell-content()=&quot;p&quot;" style:apply-style-name="Gnumeric-8" style:base-cell-address="Procedure.A3"/>
      <style:map style:condition="cell-content()=&quot;t&quot;" style:apply-style-name="Gnumeric-8" style:base-cell-address="Procedure.A3"/>
      <style:map style:condition="cell-content()=&quot;x&quot;" style:apply-style-name="Gnumeric-8" style:base-cell-address="Procedure.A3"/>
    </style:style>
    <style:style style:name="ce9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4"/>
      <style:map style:condition="cell-content()=&quot;p&quot;" style:apply-style-name="Gnumeric-8" style:base-cell-address="Procedure.A4"/>
      <style:map style:condition="cell-content()=&quot;t&quot;" style:apply-style-name="Gnumeric-8" style:base-cell-address="Procedure.A4"/>
      <style:map style:condition="cell-content()=&quot;x&quot;" style:apply-style-name="Gnumeric-8" style:base-cell-address="Procedure.A4"/>
    </style:style>
    <style:style style:name="ce9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5"/>
      <style:map style:condition="cell-content()=&quot;p&quot;" style:apply-style-name="Gnumeric-8" style:base-cell-address="Procedure.A5"/>
      <style:map style:condition="cell-content()=&quot;t&quot;" style:apply-style-name="Gnumeric-8" style:base-cell-address="Procedure.A5"/>
      <style:map style:condition="cell-content()=&quot;x&quot;" style:apply-style-name="Gnumeric-8" style:base-cell-address="Procedure.A5"/>
    </style:style>
    <style:style style:name="ce9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6"/>
      <style:map style:condition="cell-content()=&quot;p&quot;" style:apply-style-name="Gnumeric-8" style:base-cell-address="Procedure.A6"/>
      <style:map style:condition="cell-content()=&quot;t&quot;" style:apply-style-name="Gnumeric-8" style:base-cell-address="Procedure.A6"/>
      <style:map style:condition="cell-content()=&quot;x&quot;" style:apply-style-name="Gnumeric-8" style:base-cell-address="Procedure.A6"/>
    </style:style>
    <style:style style:name="ce9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7"/>
      <style:map style:condition="cell-content()=&quot;p&quot;" style:apply-style-name="Gnumeric-8" style:base-cell-address="Procedure.A7"/>
      <style:map style:condition="cell-content()=&quot;t&quot;" style:apply-style-name="Gnumeric-8" style:base-cell-address="Procedure.A7"/>
      <style:map style:condition="cell-content()=&quot;x&quot;" style:apply-style-name="Gnumeric-8" style:base-cell-address="Procedure.A7"/>
    </style:style>
    <style:style style:name="ce9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8"/>
      <style:map style:condition="cell-content()=&quot;p&quot;" style:apply-style-name="Gnumeric-8" style:base-cell-address="Procedure.A8"/>
      <style:map style:condition="cell-content()=&quot;t&quot;" style:apply-style-name="Gnumeric-8" style:base-cell-address="Procedure.A8"/>
      <style:map style:condition="cell-content()=&quot;x&quot;" style:apply-style-name="Gnumeric-8" style:base-cell-address="Procedure.A8"/>
    </style:style>
    <style:style style:name="ce9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9"/>
      <style:map style:condition="cell-content()=&quot;p&quot;" style:apply-style-name="Gnumeric-8" style:base-cell-address="Procedure.A9"/>
      <style:map style:condition="cell-content()=&quot;t&quot;" style:apply-style-name="Gnumeric-8" style:base-cell-address="Procedure.A9"/>
      <style:map style:condition="cell-content()=&quot;x&quot;" style:apply-style-name="Gnumeric-8" style:base-cell-address="Procedure.A9"/>
    </style:style>
    <style:style style:name="ce9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0"/>
      <style:map style:condition="cell-content()=&quot;p&quot;" style:apply-style-name="Gnumeric-8" style:base-cell-address="Procedure.A10"/>
      <style:map style:condition="cell-content()=&quot;t&quot;" style:apply-style-name="Gnumeric-8" style:base-cell-address="Procedure.A10"/>
      <style:map style:condition="cell-content()=&quot;x&quot;" style:apply-style-name="Gnumeric-8" style:base-cell-address="Procedure.A10"/>
    </style:style>
    <style:style style:name="ce9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1"/>
      <style:map style:condition="cell-content()=&quot;p&quot;" style:apply-style-name="Gnumeric-8" style:base-cell-address="Procedure.A11"/>
      <style:map style:condition="cell-content()=&quot;t&quot;" style:apply-style-name="Gnumeric-8" style:base-cell-address="Procedure.A11"/>
      <style:map style:condition="cell-content()=&quot;x&quot;" style:apply-style-name="Gnumeric-8" style:base-cell-address="Procedure.A11"/>
    </style:style>
    <style:style style:name="ce9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2"/>
      <style:map style:condition="cell-content()=&quot;p&quot;" style:apply-style-name="Gnumeric-8" style:base-cell-address="Procedure.A12"/>
      <style:map style:condition="cell-content()=&quot;t&quot;" style:apply-style-name="Gnumeric-8" style:base-cell-address="Procedure.A12"/>
      <style:map style:condition="cell-content()=&quot;x&quot;" style:apply-style-name="Gnumeric-8" style:base-cell-address="Procedure.A12"/>
    </style:style>
    <style:style style:name="ce9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3"/>
      <style:map style:condition="cell-content()=&quot;p&quot;" style:apply-style-name="Gnumeric-8" style:base-cell-address="Procedure.A13"/>
      <style:map style:condition="cell-content()=&quot;t&quot;" style:apply-style-name="Gnumeric-8" style:base-cell-address="Procedure.A13"/>
      <style:map style:condition="cell-content()=&quot;x&quot;" style:apply-style-name="Gnumeric-8" style:base-cell-address="Procedure.A13"/>
    </style:style>
    <style:style style:name="ce9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4"/>
      <style:map style:condition="cell-content()=&quot;p&quot;" style:apply-style-name="Gnumeric-8" style:base-cell-address="Procedure.A14"/>
      <style:map style:condition="cell-content()=&quot;t&quot;" style:apply-style-name="Gnumeric-8" style:base-cell-address="Procedure.A14"/>
      <style:map style:condition="cell-content()=&quot;x&quot;" style:apply-style-name="Gnumeric-8" style:base-cell-address="Procedure.A14"/>
    </style:style>
    <style:style style:name="ce9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5"/>
      <style:map style:condition="cell-content()=&quot;p&quot;" style:apply-style-name="Gnumeric-8" style:base-cell-address="Procedure.A15"/>
      <style:map style:condition="cell-content()=&quot;t&quot;" style:apply-style-name="Gnumeric-8" style:base-cell-address="Procedure.A15"/>
      <style:map style:condition="cell-content()=&quot;x&quot;" style:apply-style-name="Gnumeric-8" style:base-cell-address="Procedure.A15"/>
    </style:style>
    <style:style style:name="ce9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6"/>
      <style:map style:condition="cell-content()=&quot;p&quot;" style:apply-style-name="Gnumeric-8" style:base-cell-address="Procedure.A16"/>
      <style:map style:condition="cell-content()=&quot;t&quot;" style:apply-style-name="Gnumeric-8" style:base-cell-address="Procedure.A16"/>
      <style:map style:condition="cell-content()=&quot;x&quot;" style:apply-style-name="Gnumeric-8" style:base-cell-address="Procedure.A16"/>
    </style:style>
    <style:style style:name="ce9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7"/>
      <style:map style:condition="cell-content()=&quot;p&quot;" style:apply-style-name="Gnumeric-8" style:base-cell-address="Procedure.A17"/>
      <style:map style:condition="cell-content()=&quot;t&quot;" style:apply-style-name="Gnumeric-8" style:base-cell-address="Procedure.A17"/>
      <style:map style:condition="cell-content()=&quot;x&quot;" style:apply-style-name="Gnumeric-8" style:base-cell-address="Procedure.A17"/>
    </style:style>
    <style:style style:name="ce9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8"/>
      <style:map style:condition="cell-content()=&quot;p&quot;" style:apply-style-name="Gnumeric-8" style:base-cell-address="Procedure.A18"/>
      <style:map style:condition="cell-content()=&quot;t&quot;" style:apply-style-name="Gnumeric-8" style:base-cell-address="Procedure.A18"/>
      <style:map style:condition="cell-content()=&quot;x&quot;" style:apply-style-name="Gnumeric-8" style:base-cell-address="Procedure.A18"/>
    </style:style>
    <style:style style:name="ce9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9"/>
      <style:map style:condition="cell-content()=&quot;p&quot;" style:apply-style-name="Gnumeric-8" style:base-cell-address="Procedure.A19"/>
      <style:map style:condition="cell-content()=&quot;t&quot;" style:apply-style-name="Gnumeric-8" style:base-cell-address="Procedure.A19"/>
      <style:map style:condition="cell-content()=&quot;x&quot;" style:apply-style-name="Gnumeric-8" style:base-cell-address="Procedure.A19"/>
    </style:style>
    <style:style style:name="ce9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0"/>
      <style:map style:condition="cell-content()=&quot;p&quot;" style:apply-style-name="Gnumeric-8" style:base-cell-address="Procedure.A20"/>
      <style:map style:condition="cell-content()=&quot;t&quot;" style:apply-style-name="Gnumeric-8" style:base-cell-address="Procedure.A20"/>
      <style:map style:condition="cell-content()=&quot;x&quot;" style:apply-style-name="Gnumeric-8" style:base-cell-address="Procedure.A20"/>
    </style:style>
    <style:style style:name="ce9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1"/>
      <style:map style:condition="cell-content()=&quot;p&quot;" style:apply-style-name="Gnumeric-8" style:base-cell-address="Procedure.A21"/>
      <style:map style:condition="cell-content()=&quot;t&quot;" style:apply-style-name="Gnumeric-8" style:base-cell-address="Procedure.A21"/>
      <style:map style:condition="cell-content()=&quot;x&quot;" style:apply-style-name="Gnumeric-8" style:base-cell-address="Procedure.A21"/>
    </style:style>
    <style:style style:name="ce9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3"/>
      <style:map style:condition="cell-content()=&quot;p&quot;" style:apply-style-name="Gnumeric-8" style:base-cell-address="Procedure.A23"/>
      <style:map style:condition="cell-content()=&quot;t&quot;" style:apply-style-name="Gnumeric-8" style:base-cell-address="Procedure.A23"/>
      <style:map style:condition="cell-content()=&quot;x&quot;" style:apply-style-name="Gnumeric-8" style:base-cell-address="Procedure.A23"/>
    </style:style>
    <style:style style:name="ce9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4"/>
      <style:map style:condition="cell-content()=&quot;p&quot;" style:apply-style-name="Gnumeric-8" style:base-cell-address="Procedure.A24"/>
      <style:map style:condition="cell-content()=&quot;t&quot;" style:apply-style-name="Gnumeric-8" style:base-cell-address="Procedure.A24"/>
      <style:map style:condition="cell-content()=&quot;x&quot;" style:apply-style-name="Gnumeric-8" style:base-cell-address="Procedure.A24"/>
    </style:style>
    <style:style style:name="ce9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5"/>
      <style:map style:condition="cell-content()=&quot;p&quot;" style:apply-style-name="Gnumeric-8" style:base-cell-address="Procedure.A25"/>
      <style:map style:condition="cell-content()=&quot;t&quot;" style:apply-style-name="Gnumeric-8" style:base-cell-address="Procedure.A25"/>
      <style:map style:condition="cell-content()=&quot;x&quot;" style:apply-style-name="Gnumeric-8" style:base-cell-address="Procedure.A25"/>
    </style:style>
    <style:style style:name="ce9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6"/>
      <style:map style:condition="cell-content()=&quot;p&quot;" style:apply-style-name="Gnumeric-8" style:base-cell-address="Procedure.A26"/>
      <style:map style:condition="cell-content()=&quot;t&quot;" style:apply-style-name="Gnumeric-8" style:base-cell-address="Procedure.A26"/>
      <style:map style:condition="cell-content()=&quot;x&quot;" style:apply-style-name="Gnumeric-8" style:base-cell-address="Procedure.A26"/>
    </style:style>
    <style:style style:name="ce9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8"/>
      <style:map style:condition="cell-content()=&quot;p&quot;" style:apply-style-name="Gnumeric-8" style:base-cell-address="Procedure.A28"/>
      <style:map style:condition="cell-content()=&quot;t&quot;" style:apply-style-name="Gnumeric-8" style:base-cell-address="Procedure.A28"/>
      <style:map style:condition="cell-content()=&quot;x&quot;" style:apply-style-name="Gnumeric-8" style:base-cell-address="Procedure.A28"/>
    </style:style>
    <style:style style:name="ce9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9"/>
      <style:map style:condition="cell-content()=&quot;p&quot;" style:apply-style-name="Gnumeric-8" style:base-cell-address="Procedure.A29"/>
      <style:map style:condition="cell-content()=&quot;t&quot;" style:apply-style-name="Gnumeric-8" style:base-cell-address="Procedure.A29"/>
      <style:map style:condition="cell-content()=&quot;x&quot;" style:apply-style-name="Gnumeric-8" style:base-cell-address="Procedure.A29"/>
    </style:style>
    <style:style style:name="ce1000" style:family="table-cell" style:parent-style-name="Default" style:data-style-name="N1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5" style:family="table-cell" style:parent-style-name="Default">
      <style:table-cell-properties style:glyph-orientation-vertical="auto" fo:background-color="#3399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3399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6" style:family="table-cell" style:parent-style-name="Default" style:data-style-name="N10000">
      <style:table-cell-properties style:glyph-orientation-vertical="auto" fo:background-color="#3399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3399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7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8" style:family="table-cell" style:parent-style-name="Default" style:data-style-name="N1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1" style:base-cell-address="'Active Jobs'.B1"/>
      <style:map style:condition="cell-content()=&quot;p&quot;" style:apply-style-name="Gnumeric-2" style:base-cell-address="'Active Jobs'.B1"/>
      <style:map style:condition="cell-content()=&quot;t&quot;" style:apply-style-name="Gnumeric-3" style:base-cell-address="'Active Jobs'.B1"/>
      <style:map style:condition="cell-content()=&quot;x&quot;" style:apply-style-name="Gnumeric-4" style:base-cell-address="'Active Jobs'.B1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6" style:base-cell-address="'Active Jobs'.B2"/>
      <style:map style:condition="cell-content()=&quot;p&quot;" style:apply-style-name="Gnumeric-6" style:base-cell-address="'Active Jobs'.B2"/>
      <style:map style:condition="cell-content()=&quot;t&quot;" style:apply-style-name="Gnumeric-6" style:base-cell-address="'Active Jobs'.B2"/>
      <style:map style:condition="cell-content()=&quot;x&quot;" style:apply-style-name="Gnumeric-6" style:base-cell-address="'Active Jobs'.B2"/>
    </style:style>
    <style:style style:name="ce40" style:family="table-cell" style:parent-style-name="Default">
      <style:map style:condition="cell-content()=&quot;x&quot;" style:apply-style-name="red" style:base-cell-address="'Active Jobs'.B7"/>
      <style:map style:condition="cell-content()=&quot;t&quot;" style:apply-style-name="orange" style:base-cell-address="'Active Jobs'.B7"/>
      <style:map style:condition="cell-content()=&quot;p&quot;" style:apply-style-name="yellow" style:base-cell-address="'Active Jobs'.B7"/>
      <style:map style:condition="cell-content()=&quot;c&quot;" style:apply-style-name="green" style:base-cell-address="'Active Jobs'.B7"/>
      <style:map style:condition="cell-content()=0" style:apply-style-name="Default" style:base-cell-address="'Active Jobs'.B7"/>
    </style:style>
    <style:style style:name="ce41" style:family="table-cell" style:parent-style-name="Default">
      <style:map style:condition="cell-content()=&quot;x&quot;" style:apply-style-name="red" style:base-cell-address="'Active Jobs'.B26"/>
      <style:map style:condition="cell-content()=&quot;t&quot;" style:apply-style-name="orange" style:base-cell-address="'Active Jobs'.B26"/>
      <style:map style:condition="cell-content()=&quot;p&quot;" style:apply-style-name="yellow" style:base-cell-address="'Active Jobs'.B26"/>
      <style:map style:condition="cell-content()=&quot;c&quot;" style:apply-style-name="green" style:base-cell-address="'Active Jobs'.B26"/>
      <style:map style:condition="cell-content()=0" style:apply-style-name="Default" style:base-cell-address="'Active Jobs'.B26"/>
    </style:style>
    <style:style style:name="ce42" style:family="table-cell" style:parent-style-name="Default">
      <style:map style:condition="cell-content()=&quot;x&quot;" style:apply-style-name="red" style:base-cell-address="'Active Jobs'.B76"/>
      <style:map style:condition="cell-content()=&quot;t&quot;" style:apply-style-name="orange" style:base-cell-address="'Active Jobs'.B76"/>
      <style:map style:condition="cell-content()=&quot;p&quot;" style:apply-style-name="yellow" style:base-cell-address="'Active Jobs'.B76"/>
      <style:map style:condition="cell-content()=&quot;c&quot;" style:apply-style-name="green" style:base-cell-address="'Active Jobs'.B76"/>
      <style:map style:condition="cell-content()=0" style:apply-style-name="Default" style:base-cell-address="'Active Jobs'.B76"/>
    </style:style>
    <style:style style:name="ce43" style:family="table-cell" style:parent-style-name="Default">
      <style:map style:condition="cell-content()=&quot;x&quot;" style:apply-style-name="red" style:base-cell-address="'Active Jobs'.B81"/>
      <style:map style:condition="cell-content()=&quot;t&quot;" style:apply-style-name="orange" style:base-cell-address="'Active Jobs'.B81"/>
      <style:map style:condition="cell-content()=&quot;p&quot;" style:apply-style-name="yellow" style:base-cell-address="'Active Jobs'.B81"/>
      <style:map style:condition="cell-content()=&quot;c&quot;" style:apply-style-name="green" style:base-cell-address="'Active Jobs'.B81"/>
      <style:map style:condition="cell-content()=0" style:apply-style-name="Default" style:base-cell-address="'Active Jobs'.B81"/>
    </style:style>
    <style:style style:name="ce44" style:family="table-cell" style:parent-style-name="Default">
      <style:map style:condition="cell-content()=&quot;x&quot;" style:apply-style-name="red" style:base-cell-address="'Active Jobs'.B107"/>
      <style:map style:condition="cell-content()=&quot;t&quot;" style:apply-style-name="orange" style:base-cell-address="'Active Jobs'.B107"/>
      <style:map style:condition="cell-content()=&quot;p&quot;" style:apply-style-name="yellow" style:base-cell-address="'Active Jobs'.B107"/>
      <style:map style:condition="cell-content()=&quot;c&quot;" style:apply-style-name="green" style:base-cell-address="'Active Jobs'.B107"/>
      <style:map style:condition="cell-content()=0" style:apply-style-name="Default" style:base-cell-address="'Active Jobs'.B107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7" style:base-cell-address="'Active Jobs'.C1"/>
      <style:map style:condition="cell-content()=&quot;p&quot;" style:apply-style-name="Gnumeric-7" style:base-cell-address="'Active Jobs'.C1"/>
      <style:map style:condition="cell-content()=&quot;t&quot;" style:apply-style-name="Gnumeric-7" style:base-cell-address="'Active Jobs'.C1"/>
      <style:map style:condition="cell-content()=&quot;x&quot;" style:apply-style-name="Gnumeric-7" style:base-cell-address="'Active Jobs'.C1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7" style:base-cell-address="'Active Jobs'.C2"/>
      <style:map style:condition="cell-content()=&quot;p&quot;" style:apply-style-name="Gnumeric-7" style:base-cell-address="'Active Jobs'.C2"/>
      <style:map style:condition="cell-content()=&quot;t&quot;" style:apply-style-name="Gnumeric-7" style:base-cell-address="'Active Jobs'.C2"/>
      <style:map style:condition="cell-content()=&quot;x&quot;" style:apply-style-name="Gnumeric-7" style:base-cell-address="'Active Jobs'.C2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7" style:base-cell-address="'Active Jobs'.D3"/>
      <style:map style:condition="cell-content()=&quot;p&quot;" style:apply-style-name="Gnumeric-7" style:base-cell-address="'Active Jobs'.D3"/>
      <style:map style:condition="cell-content()=&quot;t&quot;" style:apply-style-name="Gnumeric-7" style:base-cell-address="'Active Jobs'.D3"/>
      <style:map style:condition="cell-content()=&quot;x&quot;" style:apply-style-name="Gnumeric-7" style:base-cell-address="'Active Jobs'.D3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7" style:base-cell-address="'Active Jobs'.E4"/>
      <style:map style:condition="cell-content()=&quot;p&quot;" style:apply-style-name="Gnumeric-7" style:base-cell-address="'Active Jobs'.E4"/>
      <style:map style:condition="cell-content()=&quot;t&quot;" style:apply-style-name="Gnumeric-7" style:base-cell-address="'Active Jobs'.E4"/>
      <style:map style:condition="cell-content()=&quot;x&quot;" style:apply-style-name="Gnumeric-7" style:base-cell-address="'Active Jobs'.E4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E5"/>
      <style:map style:condition="cell-content()=&quot;p&quot;" style:apply-style-name="Gnumeric-8" style:base-cell-address="'Active Jobs'.E5"/>
      <style:map style:condition="cell-content()=&quot;t&quot;" style:apply-style-name="Gnumeric-8" style:base-cell-address="'Active Jobs'.E5"/>
      <style:map style:condition="cell-content()=&quot;x&quot;" style:apply-style-name="Gnumeric-8" style:base-cell-address="'Active Jobs'.E5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F5"/>
      <style:map style:condition="cell-content()=&quot;p&quot;" style:apply-style-name="Gnumeric-8" style:base-cell-address="'Active Jobs'.F5"/>
      <style:map style:condition="cell-content()=&quot;t&quot;" style:apply-style-name="Gnumeric-8" style:base-cell-address="'Active Jobs'.F5"/>
      <style:map style:condition="cell-content()=&quot;x&quot;" style:apply-style-name="Gnumeric-8" style:base-cell-address="'Active Jobs'.F5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"/>
      <style:map style:condition="cell-content()=&quot;p&quot;" style:apply-style-name="Gnumeric-8" style:base-cell-address="'Active Jobs'.G1"/>
      <style:map style:condition="cell-content()=&quot;t&quot;" style:apply-style-name="Gnumeric-8" style:base-cell-address="'Active Jobs'.G1"/>
      <style:map style:condition="cell-content()=&quot;x&quot;" style:apply-style-name="Gnumeric-8" style:base-cell-address="'Active Jobs'.G1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"/>
      <style:map style:condition="cell-content()=&quot;p&quot;" style:apply-style-name="Gnumeric-8" style:base-cell-address="'Active Jobs'.G6"/>
      <style:map style:condition="cell-content()=&quot;t&quot;" style:apply-style-name="Gnumeric-8" style:base-cell-address="'Active Jobs'.G6"/>
      <style:map style:condition="cell-content()=&quot;x&quot;" style:apply-style-name="Gnumeric-8" style:base-cell-address="'Active Jobs'.G6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"/>
      <style:map style:condition="cell-content()=&quot;p&quot;" style:apply-style-name="Gnumeric-8" style:base-cell-address="'Active Jobs'.G1"/>
      <style:map style:condition="cell-content()=&quot;t&quot;" style:apply-style-name="Gnumeric-8" style:base-cell-address="'Active Jobs'.G1"/>
      <style:map style:condition="cell-content()=&quot;x&quot;" style:apply-style-name="Gnumeric-8" style:base-cell-address="'Active Jobs'.G1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"/>
      <style:map style:condition="cell-content()=&quot;p&quot;" style:apply-style-name="Gnumeric-8" style:base-cell-address="'Active Jobs'.G8"/>
      <style:map style:condition="cell-content()=&quot;t&quot;" style:apply-style-name="Gnumeric-8" style:base-cell-address="'Active Jobs'.G8"/>
      <style:map style:condition="cell-content()=&quot;x&quot;" style:apply-style-name="Gnumeric-8" style:base-cell-address="'Active Jobs'.G8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"/>
      <style:map style:condition="cell-content()=&quot;p&quot;" style:apply-style-name="Gnumeric-8" style:base-cell-address="'Active Jobs'.G12"/>
      <style:map style:condition="cell-content()=&quot;t&quot;" style:apply-style-name="Gnumeric-8" style:base-cell-address="'Active Jobs'.G12"/>
      <style:map style:condition="cell-content()=&quot;x&quot;" style:apply-style-name="Gnumeric-8" style:base-cell-address="'Active Jobs'.G12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3"/>
      <style:map style:condition="cell-content()=&quot;p&quot;" style:apply-style-name="Gnumeric-8" style:base-cell-address="'Active Jobs'.G13"/>
      <style:map style:condition="cell-content()=&quot;t&quot;" style:apply-style-name="Gnumeric-8" style:base-cell-address="'Active Jobs'.G13"/>
      <style:map style:condition="cell-content()=&quot;x&quot;" style:apply-style-name="Gnumeric-8" style:base-cell-address="'Active Jobs'.G13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"/>
      <style:map style:condition="cell-content()=&quot;p&quot;" style:apply-style-name="Gnumeric-8" style:base-cell-address="'Active Jobs'.G14"/>
      <style:map style:condition="cell-content()=&quot;t&quot;" style:apply-style-name="Gnumeric-8" style:base-cell-address="'Active Jobs'.G14"/>
      <style:map style:condition="cell-content()=&quot;x&quot;" style:apply-style-name="Gnumeric-8" style:base-cell-address="'Active Jobs'.G14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"/>
      <style:map style:condition="cell-content()=&quot;p&quot;" style:apply-style-name="Gnumeric-8" style:base-cell-address="'Active Jobs'.G15"/>
      <style:map style:condition="cell-content()=&quot;t&quot;" style:apply-style-name="Gnumeric-8" style:base-cell-address="'Active Jobs'.G15"/>
      <style:map style:condition="cell-content()=&quot;x&quot;" style:apply-style-name="Gnumeric-8" style:base-cell-address="'Active Jobs'.G15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"/>
      <style:map style:condition="cell-content()=&quot;p&quot;" style:apply-style-name="Gnumeric-8" style:base-cell-address="'Active Jobs'.G16"/>
      <style:map style:condition="cell-content()=&quot;t&quot;" style:apply-style-name="Gnumeric-8" style:base-cell-address="'Active Jobs'.G16"/>
      <style:map style:condition="cell-content()=&quot;x&quot;" style:apply-style-name="Gnumeric-8" style:base-cell-address="'Active Jobs'.G16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"/>
      <style:map style:condition="cell-content()=&quot;p&quot;" style:apply-style-name="Gnumeric-8" style:base-cell-address="'Active Jobs'.G19"/>
      <style:map style:condition="cell-content()=&quot;t&quot;" style:apply-style-name="Gnumeric-8" style:base-cell-address="'Active Jobs'.G19"/>
      <style:map style:condition="cell-content()=&quot;x&quot;" style:apply-style-name="Gnumeric-8" style:base-cell-address="'Active Jobs'.G19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"/>
      <style:map style:condition="cell-content()=&quot;p&quot;" style:apply-style-name="Gnumeric-8" style:base-cell-address="'Active Jobs'.G22"/>
      <style:map style:condition="cell-content()=&quot;t&quot;" style:apply-style-name="Gnumeric-8" style:base-cell-address="'Active Jobs'.G22"/>
      <style:map style:condition="cell-content()=&quot;x&quot;" style:apply-style-name="Gnumeric-8" style:base-cell-address="'Active Jobs'.G22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"/>
      <style:map style:condition="cell-content()=&quot;p&quot;" style:apply-style-name="Gnumeric-8" style:base-cell-address="'Active Jobs'.G23"/>
      <style:map style:condition="cell-content()=&quot;t&quot;" style:apply-style-name="Gnumeric-8" style:base-cell-address="'Active Jobs'.G23"/>
      <style:map style:condition="cell-content()=&quot;x&quot;" style:apply-style-name="Gnumeric-8" style:base-cell-address="'Active Jobs'.G23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"/>
      <style:map style:condition="cell-content()=&quot;p&quot;" style:apply-style-name="Gnumeric-8" style:base-cell-address="'Active Jobs'.G24"/>
      <style:map style:condition="cell-content()=&quot;t&quot;" style:apply-style-name="Gnumeric-8" style:base-cell-address="'Active Jobs'.G24"/>
      <style:map style:condition="cell-content()=&quot;x&quot;" style:apply-style-name="Gnumeric-8" style:base-cell-address="'Active Jobs'.G24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6"/>
      <style:map style:condition="cell-content()=&quot;p&quot;" style:apply-style-name="Gnumeric-8" style:base-cell-address="'Active Jobs'.G26"/>
      <style:map style:condition="cell-content()=&quot;t&quot;" style:apply-style-name="Gnumeric-8" style:base-cell-address="'Active Jobs'.G26"/>
      <style:map style:condition="cell-content()=&quot;x&quot;" style:apply-style-name="Gnumeric-8" style:base-cell-address="'Active Jobs'.G26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"/>
      <style:map style:condition="cell-content()=&quot;p&quot;" style:apply-style-name="Gnumeric-8" style:base-cell-address="'Active Jobs'.G29"/>
      <style:map style:condition="cell-content()=&quot;t&quot;" style:apply-style-name="Gnumeric-8" style:base-cell-address="'Active Jobs'.G29"/>
      <style:map style:condition="cell-content()=&quot;x&quot;" style:apply-style-name="Gnumeric-8" style:base-cell-address="'Active Jobs'.G29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"/>
      <style:map style:condition="cell-content()=&quot;p&quot;" style:apply-style-name="Gnumeric-8" style:base-cell-address="'Active Jobs'.G30"/>
      <style:map style:condition="cell-content()=&quot;t&quot;" style:apply-style-name="Gnumeric-8" style:base-cell-address="'Active Jobs'.G30"/>
      <style:map style:condition="cell-content()=&quot;x&quot;" style:apply-style-name="Gnumeric-8" style:base-cell-address="'Active Jobs'.G30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1"/>
      <style:map style:condition="cell-content()=&quot;p&quot;" style:apply-style-name="Gnumeric-8" style:base-cell-address="'Active Jobs'.G31"/>
      <style:map style:condition="cell-content()=&quot;t&quot;" style:apply-style-name="Gnumeric-8" style:base-cell-address="'Active Jobs'.G31"/>
      <style:map style:condition="cell-content()=&quot;x&quot;" style:apply-style-name="Gnumeric-8" style:base-cell-address="'Active Jobs'.G31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2"/>
      <style:map style:condition="cell-content()=&quot;p&quot;" style:apply-style-name="Gnumeric-8" style:base-cell-address="'Active Jobs'.G32"/>
      <style:map style:condition="cell-content()=&quot;t&quot;" style:apply-style-name="Gnumeric-8" style:base-cell-address="'Active Jobs'.G32"/>
      <style:map style:condition="cell-content()=&quot;x&quot;" style:apply-style-name="Gnumeric-8" style:base-cell-address="'Active Jobs'.G32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3"/>
      <style:map style:condition="cell-content()=&quot;p&quot;" style:apply-style-name="Gnumeric-8" style:base-cell-address="'Active Jobs'.G33"/>
      <style:map style:condition="cell-content()=&quot;t&quot;" style:apply-style-name="Gnumeric-8" style:base-cell-address="'Active Jobs'.G33"/>
      <style:map style:condition="cell-content()=&quot;x&quot;" style:apply-style-name="Gnumeric-8" style:base-cell-address="'Active Jobs'.G33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4"/>
      <style:map style:condition="cell-content()=&quot;p&quot;" style:apply-style-name="Gnumeric-8" style:base-cell-address="'Active Jobs'.G34"/>
      <style:map style:condition="cell-content()=&quot;t&quot;" style:apply-style-name="Gnumeric-8" style:base-cell-address="'Active Jobs'.G34"/>
      <style:map style:condition="cell-content()=&quot;x&quot;" style:apply-style-name="Gnumeric-8" style:base-cell-address="'Active Jobs'.G34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7"/>
      <style:map style:condition="cell-content()=&quot;p&quot;" style:apply-style-name="Gnumeric-8" style:base-cell-address="'Active Jobs'.G37"/>
      <style:map style:condition="cell-content()=&quot;t&quot;" style:apply-style-name="Gnumeric-8" style:base-cell-address="'Active Jobs'.G37"/>
      <style:map style:condition="cell-content()=&quot;x&quot;" style:apply-style-name="Gnumeric-8" style:base-cell-address="'Active Jobs'.G37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0"/>
      <style:map style:condition="cell-content()=&quot;p&quot;" style:apply-style-name="Gnumeric-8" style:base-cell-address="'Active Jobs'.G40"/>
      <style:map style:condition="cell-content()=&quot;t&quot;" style:apply-style-name="Gnumeric-8" style:base-cell-address="'Active Jobs'.G40"/>
      <style:map style:condition="cell-content()=&quot;x&quot;" style:apply-style-name="Gnumeric-8" style:base-cell-address="'Active Jobs'.G40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1"/>
      <style:map style:condition="cell-content()=&quot;p&quot;" style:apply-style-name="Gnumeric-8" style:base-cell-address="'Active Jobs'.G41"/>
      <style:map style:condition="cell-content()=&quot;t&quot;" style:apply-style-name="Gnumeric-8" style:base-cell-address="'Active Jobs'.G41"/>
      <style:map style:condition="cell-content()=&quot;x&quot;" style:apply-style-name="Gnumeric-8" style:base-cell-address="'Active Jobs'.G41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2"/>
      <style:map style:condition="cell-content()=&quot;p&quot;" style:apply-style-name="Gnumeric-8" style:base-cell-address="'Active Jobs'.G42"/>
      <style:map style:condition="cell-content()=&quot;t&quot;" style:apply-style-name="Gnumeric-8" style:base-cell-address="'Active Jobs'.G42"/>
      <style:map style:condition="cell-content()=&quot;x&quot;" style:apply-style-name="Gnumeric-8" style:base-cell-address="'Active Jobs'.G42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3"/>
      <style:map style:condition="cell-content()=&quot;p&quot;" style:apply-style-name="Gnumeric-8" style:base-cell-address="'Active Jobs'.G43"/>
      <style:map style:condition="cell-content()=&quot;t&quot;" style:apply-style-name="Gnumeric-8" style:base-cell-address="'Active Jobs'.G43"/>
      <style:map style:condition="cell-content()=&quot;x&quot;" style:apply-style-name="Gnumeric-8" style:base-cell-address="'Active Jobs'.G43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5"/>
      <style:map style:condition="cell-content()=&quot;p&quot;" style:apply-style-name="Gnumeric-8" style:base-cell-address="'Active Jobs'.G45"/>
      <style:map style:condition="cell-content()=&quot;t&quot;" style:apply-style-name="Gnumeric-8" style:base-cell-address="'Active Jobs'.G45"/>
      <style:map style:condition="cell-content()=&quot;x&quot;" style:apply-style-name="Gnumeric-8" style:base-cell-address="'Active Jobs'.G45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6"/>
      <style:map style:condition="cell-content()=&quot;p&quot;" style:apply-style-name="Gnumeric-8" style:base-cell-address="'Active Jobs'.G46"/>
      <style:map style:condition="cell-content()=&quot;t&quot;" style:apply-style-name="Gnumeric-8" style:base-cell-address="'Active Jobs'.G46"/>
      <style:map style:condition="cell-content()=&quot;x&quot;" style:apply-style-name="Gnumeric-8" style:base-cell-address="'Active Jobs'.G46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7"/>
      <style:map style:condition="cell-content()=&quot;p&quot;" style:apply-style-name="Gnumeric-8" style:base-cell-address="'Active Jobs'.G47"/>
      <style:map style:condition="cell-content()=&quot;t&quot;" style:apply-style-name="Gnumeric-8" style:base-cell-address="'Active Jobs'.G47"/>
      <style:map style:condition="cell-content()=&quot;x&quot;" style:apply-style-name="Gnumeric-8" style:base-cell-address="'Active Jobs'.G47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1"/>
      <style:map style:condition="cell-content()=&quot;p&quot;" style:apply-style-name="Gnumeric-8" style:base-cell-address="'Active Jobs'.G51"/>
      <style:map style:condition="cell-content()=&quot;t&quot;" style:apply-style-name="Gnumeric-8" style:base-cell-address="'Active Jobs'.G51"/>
      <style:map style:condition="cell-content()=&quot;x&quot;" style:apply-style-name="Gnumeric-8" style:base-cell-address="'Active Jobs'.G51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2"/>
      <style:map style:condition="cell-content()=&quot;p&quot;" style:apply-style-name="Gnumeric-8" style:base-cell-address="'Active Jobs'.G52"/>
      <style:map style:condition="cell-content()=&quot;t&quot;" style:apply-style-name="Gnumeric-8" style:base-cell-address="'Active Jobs'.G52"/>
      <style:map style:condition="cell-content()=&quot;x&quot;" style:apply-style-name="Gnumeric-8" style:base-cell-address="'Active Jobs'.G52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3"/>
      <style:map style:condition="cell-content()=&quot;p&quot;" style:apply-style-name="Gnumeric-8" style:base-cell-address="'Active Jobs'.G53"/>
      <style:map style:condition="cell-content()=&quot;t&quot;" style:apply-style-name="Gnumeric-8" style:base-cell-address="'Active Jobs'.G53"/>
      <style:map style:condition="cell-content()=&quot;x&quot;" style:apply-style-name="Gnumeric-8" style:base-cell-address="'Active Jobs'.G53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4"/>
      <style:map style:condition="cell-content()=&quot;p&quot;" style:apply-style-name="Gnumeric-8" style:base-cell-address="'Active Jobs'.G54"/>
      <style:map style:condition="cell-content()=&quot;t&quot;" style:apply-style-name="Gnumeric-8" style:base-cell-address="'Active Jobs'.G54"/>
      <style:map style:condition="cell-content()=&quot;x&quot;" style:apply-style-name="Gnumeric-8" style:base-cell-address="'Active Jobs'.G54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5"/>
      <style:map style:condition="cell-content()=&quot;p&quot;" style:apply-style-name="Gnumeric-8" style:base-cell-address="'Active Jobs'.G55"/>
      <style:map style:condition="cell-content()=&quot;t&quot;" style:apply-style-name="Gnumeric-8" style:base-cell-address="'Active Jobs'.G55"/>
      <style:map style:condition="cell-content()=&quot;x&quot;" style:apply-style-name="Gnumeric-8" style:base-cell-address="'Active Jobs'.G55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5"/>
      <style:map style:condition="cell-content()=&quot;p&quot;" style:apply-style-name="Gnumeric-8" style:base-cell-address="'Active Jobs'.G55"/>
      <style:map style:condition="cell-content()=&quot;t&quot;" style:apply-style-name="Gnumeric-8" style:base-cell-address="'Active Jobs'.G55"/>
      <style:map style:condition="cell-content()=&quot;x&quot;" style:apply-style-name="Gnumeric-8" style:base-cell-address="'Active Jobs'.G55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5"/>
      <style:map style:condition="cell-content()=&quot;p&quot;" style:apply-style-name="Gnumeric-8" style:base-cell-address="'Active Jobs'.G55"/>
      <style:map style:condition="cell-content()=&quot;t&quot;" style:apply-style-name="Gnumeric-8" style:base-cell-address="'Active Jobs'.G55"/>
      <style:map style:condition="cell-content()=&quot;x&quot;" style:apply-style-name="Gnumeric-8" style:base-cell-address="'Active Jobs'.G55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5"/>
      <style:map style:condition="cell-content()=&quot;p&quot;" style:apply-style-name="Gnumeric-8" style:base-cell-address="'Active Jobs'.G55"/>
      <style:map style:condition="cell-content()=&quot;t&quot;" style:apply-style-name="Gnumeric-8" style:base-cell-address="'Active Jobs'.G55"/>
      <style:map style:condition="cell-content()=&quot;x&quot;" style:apply-style-name="Gnumeric-8" style:base-cell-address="'Active Jobs'.G55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5"/>
      <style:map style:condition="cell-content()=&quot;p&quot;" style:apply-style-name="Gnumeric-8" style:base-cell-address="'Active Jobs'.G55"/>
      <style:map style:condition="cell-content()=&quot;t&quot;" style:apply-style-name="Gnumeric-8" style:base-cell-address="'Active Jobs'.G55"/>
      <style:map style:condition="cell-content()=&quot;x&quot;" style:apply-style-name="Gnumeric-8" style:base-cell-address="'Active Jobs'.G55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5"/>
      <style:map style:condition="cell-content()=&quot;p&quot;" style:apply-style-name="Gnumeric-8" style:base-cell-address="'Active Jobs'.G55"/>
      <style:map style:condition="cell-content()=&quot;t&quot;" style:apply-style-name="Gnumeric-8" style:base-cell-address="'Active Jobs'.G55"/>
      <style:map style:condition="cell-content()=&quot;x&quot;" style:apply-style-name="Gnumeric-8" style:base-cell-address="'Active Jobs'.G55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5"/>
      <style:map style:condition="cell-content()=&quot;p&quot;" style:apply-style-name="Gnumeric-8" style:base-cell-address="'Active Jobs'.G55"/>
      <style:map style:condition="cell-content()=&quot;t&quot;" style:apply-style-name="Gnumeric-8" style:base-cell-address="'Active Jobs'.G55"/>
      <style:map style:condition="cell-content()=&quot;x&quot;" style:apply-style-name="Gnumeric-8" style:base-cell-address="'Active Jobs'.G55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5"/>
      <style:map style:condition="cell-content()=&quot;p&quot;" style:apply-style-name="Gnumeric-8" style:base-cell-address="'Active Jobs'.G55"/>
      <style:map style:condition="cell-content()=&quot;t&quot;" style:apply-style-name="Gnumeric-8" style:base-cell-address="'Active Jobs'.G55"/>
      <style:map style:condition="cell-content()=&quot;x&quot;" style:apply-style-name="Gnumeric-8" style:base-cell-address="'Active Jobs'.G55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1"/>
      <style:map style:condition="cell-content()=&quot;p&quot;" style:apply-style-name="Gnumeric-8" style:base-cell-address="'Active Jobs'.G71"/>
      <style:map style:condition="cell-content()=&quot;t&quot;" style:apply-style-name="Gnumeric-8" style:base-cell-address="'Active Jobs'.G71"/>
      <style:map style:condition="cell-content()=&quot;x&quot;" style:apply-style-name="Gnumeric-8" style:base-cell-address="'Active Jobs'.G71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2"/>
      <style:map style:condition="cell-content()=&quot;p&quot;" style:apply-style-name="Gnumeric-8" style:base-cell-address="'Active Jobs'.G72"/>
      <style:map style:condition="cell-content()=&quot;t&quot;" style:apply-style-name="Gnumeric-8" style:base-cell-address="'Active Jobs'.G72"/>
      <style:map style:condition="cell-content()=&quot;x&quot;" style:apply-style-name="Gnumeric-8" style:base-cell-address="'Active Jobs'.G72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5"/>
      <style:map style:condition="cell-content()=&quot;p&quot;" style:apply-style-name="Gnumeric-8" style:base-cell-address="'Active Jobs'.G75"/>
      <style:map style:condition="cell-content()=&quot;t&quot;" style:apply-style-name="Gnumeric-8" style:base-cell-address="'Active Jobs'.G75"/>
      <style:map style:condition="cell-content()=&quot;x&quot;" style:apply-style-name="Gnumeric-8" style:base-cell-address="'Active Jobs'.G75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6"/>
      <style:map style:condition="cell-content()=&quot;p&quot;" style:apply-style-name="Gnumeric-8" style:base-cell-address="'Active Jobs'.G76"/>
      <style:map style:condition="cell-content()=&quot;t&quot;" style:apply-style-name="Gnumeric-8" style:base-cell-address="'Active Jobs'.G76"/>
      <style:map style:condition="cell-content()=&quot;x&quot;" style:apply-style-name="Gnumeric-8" style:base-cell-address="'Active Jobs'.G76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9"/>
      <style:map style:condition="cell-content()=&quot;p&quot;" style:apply-style-name="Gnumeric-8" style:base-cell-address="'Active Jobs'.G79"/>
      <style:map style:condition="cell-content()=&quot;t&quot;" style:apply-style-name="Gnumeric-8" style:base-cell-address="'Active Jobs'.G79"/>
      <style:map style:condition="cell-content()=&quot;x&quot;" style:apply-style-name="Gnumeric-8" style:base-cell-address="'Active Jobs'.G79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0"/>
      <style:map style:condition="cell-content()=&quot;p&quot;" style:apply-style-name="Gnumeric-8" style:base-cell-address="'Active Jobs'.G80"/>
      <style:map style:condition="cell-content()=&quot;t&quot;" style:apply-style-name="Gnumeric-8" style:base-cell-address="'Active Jobs'.G80"/>
      <style:map style:condition="cell-content()=&quot;x&quot;" style:apply-style-name="Gnumeric-8" style:base-cell-address="'Active Jobs'.G80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1"/>
      <style:map style:condition="cell-content()=&quot;p&quot;" style:apply-style-name="Gnumeric-8" style:base-cell-address="'Active Jobs'.G81"/>
      <style:map style:condition="cell-content()=&quot;t&quot;" style:apply-style-name="Gnumeric-8" style:base-cell-address="'Active Jobs'.G81"/>
      <style:map style:condition="cell-content()=&quot;x&quot;" style:apply-style-name="Gnumeric-8" style:base-cell-address="'Active Jobs'.G81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1"/>
      <style:map style:condition="cell-content()=&quot;p&quot;" style:apply-style-name="Gnumeric-8" style:base-cell-address="'Active Jobs'.G81"/>
      <style:map style:condition="cell-content()=&quot;t&quot;" style:apply-style-name="Gnumeric-8" style:base-cell-address="'Active Jobs'.G81"/>
      <style:map style:condition="cell-content()=&quot;x&quot;" style:apply-style-name="Gnumeric-8" style:base-cell-address="'Active Jobs'.G81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6"/>
      <style:map style:condition="cell-content()=&quot;p&quot;" style:apply-style-name="Gnumeric-8" style:base-cell-address="'Active Jobs'.G86"/>
      <style:map style:condition="cell-content()=&quot;t&quot;" style:apply-style-name="Gnumeric-8" style:base-cell-address="'Active Jobs'.G86"/>
      <style:map style:condition="cell-content()=&quot;x&quot;" style:apply-style-name="Gnumeric-8" style:base-cell-address="'Active Jobs'.G86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9"/>
      <style:map style:condition="cell-content()=&quot;p&quot;" style:apply-style-name="Gnumeric-8" style:base-cell-address="'Active Jobs'.G89"/>
      <style:map style:condition="cell-content()=&quot;t&quot;" style:apply-style-name="Gnumeric-8" style:base-cell-address="'Active Jobs'.G89"/>
      <style:map style:condition="cell-content()=&quot;x&quot;" style:apply-style-name="Gnumeric-8" style:base-cell-address="'Active Jobs'.G89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0"/>
      <style:map style:condition="cell-content()=&quot;p&quot;" style:apply-style-name="Gnumeric-8" style:base-cell-address="'Active Jobs'.G90"/>
      <style:map style:condition="cell-content()=&quot;t&quot;" style:apply-style-name="Gnumeric-8" style:base-cell-address="'Active Jobs'.G90"/>
      <style:map style:condition="cell-content()=&quot;x&quot;" style:apply-style-name="Gnumeric-8" style:base-cell-address="'Active Jobs'.G90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07"/>
      <style:map style:condition="cell-content()=&quot;p&quot;" style:apply-style-name="Gnumeric-8" style:base-cell-address="'Active Jobs'.G107"/>
      <style:map style:condition="cell-content()=&quot;t&quot;" style:apply-style-name="Gnumeric-8" style:base-cell-address="'Active Jobs'.G107"/>
      <style:map style:condition="cell-content()=&quot;x&quot;" style:apply-style-name="Gnumeric-8" style:base-cell-address="'Active Jobs'.G107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07"/>
      <style:map style:condition="cell-content()=&quot;p&quot;" style:apply-style-name="Gnumeric-8" style:base-cell-address="'Active Jobs'.G107"/>
      <style:map style:condition="cell-content()=&quot;t&quot;" style:apply-style-name="Gnumeric-8" style:base-cell-address="'Active Jobs'.G107"/>
      <style:map style:condition="cell-content()=&quot;x&quot;" style:apply-style-name="Gnumeric-8" style:base-cell-address="'Active Jobs'.G107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"/>
      <style:map style:condition="cell-content()=&quot;p&quot;" style:apply-style-name="Gnumeric-8" style:base-cell-address="'Active Jobs'.G11"/>
      <style:map style:condition="cell-content()=&quot;t&quot;" style:apply-style-name="Gnumeric-8" style:base-cell-address="'Active Jobs'.G11"/>
      <style:map style:condition="cell-content()=&quot;x&quot;" style:apply-style-name="Gnumeric-8" style:base-cell-address="'Active Jobs'.G11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8"/>
      <style:map style:condition="cell-content()=&quot;p&quot;" style:apply-style-name="Gnumeric-8" style:base-cell-address="'Active Jobs'.G118"/>
      <style:map style:condition="cell-content()=&quot;t&quot;" style:apply-style-name="Gnumeric-8" style:base-cell-address="'Active Jobs'.G118"/>
      <style:map style:condition="cell-content()=&quot;x&quot;" style:apply-style-name="Gnumeric-8" style:base-cell-address="'Active Jobs'.G118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9"/>
      <style:map style:condition="cell-content()=&quot;p&quot;" style:apply-style-name="Gnumeric-8" style:base-cell-address="'Active Jobs'.G119"/>
      <style:map style:condition="cell-content()=&quot;t&quot;" style:apply-style-name="Gnumeric-8" style:base-cell-address="'Active Jobs'.G119"/>
      <style:map style:condition="cell-content()=&quot;x&quot;" style:apply-style-name="Gnumeric-8" style:base-cell-address="'Active Jobs'.G119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0"/>
      <style:map style:condition="cell-content()=&quot;p&quot;" style:apply-style-name="Gnumeric-8" style:base-cell-address="'Active Jobs'.G120"/>
      <style:map style:condition="cell-content()=&quot;t&quot;" style:apply-style-name="Gnumeric-8" style:base-cell-address="'Active Jobs'.G120"/>
      <style:map style:condition="cell-content()=&quot;x&quot;" style:apply-style-name="Gnumeric-8" style:base-cell-address="'Active Jobs'.G120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2"/>
      <style:map style:condition="cell-content()=&quot;p&quot;" style:apply-style-name="Gnumeric-8" style:base-cell-address="'Active Jobs'.G122"/>
      <style:map style:condition="cell-content()=&quot;t&quot;" style:apply-style-name="Gnumeric-8" style:base-cell-address="'Active Jobs'.G122"/>
      <style:map style:condition="cell-content()=&quot;x&quot;" style:apply-style-name="Gnumeric-8" style:base-cell-address="'Active Jobs'.G122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5"/>
      <style:map style:condition="cell-content()=&quot;p&quot;" style:apply-style-name="Gnumeric-8" style:base-cell-address="'Active Jobs'.G125"/>
      <style:map style:condition="cell-content()=&quot;t&quot;" style:apply-style-name="Gnumeric-8" style:base-cell-address="'Active Jobs'.G125"/>
      <style:map style:condition="cell-content()=&quot;x&quot;" style:apply-style-name="Gnumeric-8" style:base-cell-address="'Active Jobs'.G125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6"/>
      <style:map style:condition="cell-content()=&quot;p&quot;" style:apply-style-name="Gnumeric-8" style:base-cell-address="'Active Jobs'.G126"/>
      <style:map style:condition="cell-content()=&quot;t&quot;" style:apply-style-name="Gnumeric-8" style:base-cell-address="'Active Jobs'.G126"/>
      <style:map style:condition="cell-content()=&quot;x&quot;" style:apply-style-name="Gnumeric-8" style:base-cell-address="'Active Jobs'.G126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8"/>
      <style:map style:condition="cell-content()=&quot;p&quot;" style:apply-style-name="Gnumeric-8" style:base-cell-address="'Active Jobs'.G128"/>
      <style:map style:condition="cell-content()=&quot;t&quot;" style:apply-style-name="Gnumeric-8" style:base-cell-address="'Active Jobs'.G128"/>
      <style:map style:condition="cell-content()=&quot;x&quot;" style:apply-style-name="Gnumeric-8" style:base-cell-address="'Active Jobs'.G128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9"/>
      <style:map style:condition="cell-content()=&quot;p&quot;" style:apply-style-name="Gnumeric-8" style:base-cell-address="'Active Jobs'.G129"/>
      <style:map style:condition="cell-content()=&quot;t&quot;" style:apply-style-name="Gnumeric-8" style:base-cell-address="'Active Jobs'.G129"/>
      <style:map style:condition="cell-content()=&quot;x&quot;" style:apply-style-name="Gnumeric-8" style:base-cell-address="'Active Jobs'.G129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31"/>
      <style:map style:condition="cell-content()=&quot;p&quot;" style:apply-style-name="Gnumeric-8" style:base-cell-address="'Active Jobs'.G131"/>
      <style:map style:condition="cell-content()=&quot;t&quot;" style:apply-style-name="Gnumeric-8" style:base-cell-address="'Active Jobs'.G131"/>
      <style:map style:condition="cell-content()=&quot;x&quot;" style:apply-style-name="Gnumeric-8" style:base-cell-address="'Active Jobs'.G131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37"/>
      <style:map style:condition="cell-content()=&quot;p&quot;" style:apply-style-name="Gnumeric-8" style:base-cell-address="'Active Jobs'.G137"/>
      <style:map style:condition="cell-content()=&quot;t&quot;" style:apply-style-name="Gnumeric-8" style:base-cell-address="'Active Jobs'.G137"/>
      <style:map style:condition="cell-content()=&quot;x&quot;" style:apply-style-name="Gnumeric-8" style:base-cell-address="'Active Jobs'.G137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38"/>
      <style:map style:condition="cell-content()=&quot;p&quot;" style:apply-style-name="Gnumeric-8" style:base-cell-address="'Active Jobs'.G138"/>
      <style:map style:condition="cell-content()=&quot;t&quot;" style:apply-style-name="Gnumeric-8" style:base-cell-address="'Active Jobs'.G138"/>
      <style:map style:condition="cell-content()=&quot;x&quot;" style:apply-style-name="Gnumeric-8" style:base-cell-address="'Active Jobs'.G138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39"/>
      <style:map style:condition="cell-content()=&quot;p&quot;" style:apply-style-name="Gnumeric-8" style:base-cell-address="'Active Jobs'.G139"/>
      <style:map style:condition="cell-content()=&quot;t&quot;" style:apply-style-name="Gnumeric-8" style:base-cell-address="'Active Jobs'.G139"/>
      <style:map style:condition="cell-content()=&quot;x&quot;" style:apply-style-name="Gnumeric-8" style:base-cell-address="'Active Jobs'.G139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0"/>
      <style:map style:condition="cell-content()=&quot;p&quot;" style:apply-style-name="Gnumeric-8" style:base-cell-address="'Active Jobs'.G140"/>
      <style:map style:condition="cell-content()=&quot;t&quot;" style:apply-style-name="Gnumeric-8" style:base-cell-address="'Active Jobs'.G140"/>
      <style:map style:condition="cell-content()=&quot;x&quot;" style:apply-style-name="Gnumeric-8" style:base-cell-address="'Active Jobs'.G140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1"/>
      <style:map style:condition="cell-content()=&quot;p&quot;" style:apply-style-name="Gnumeric-8" style:base-cell-address="'Active Jobs'.G141"/>
      <style:map style:condition="cell-content()=&quot;t&quot;" style:apply-style-name="Gnumeric-8" style:base-cell-address="'Active Jobs'.G141"/>
      <style:map style:condition="cell-content()=&quot;x&quot;" style:apply-style-name="Gnumeric-8" style:base-cell-address="'Active Jobs'.G141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2"/>
      <style:map style:condition="cell-content()=&quot;p&quot;" style:apply-style-name="Gnumeric-8" style:base-cell-address="'Active Jobs'.G142"/>
      <style:map style:condition="cell-content()=&quot;t&quot;" style:apply-style-name="Gnumeric-8" style:base-cell-address="'Active Jobs'.G142"/>
      <style:map style:condition="cell-content()=&quot;x&quot;" style:apply-style-name="Gnumeric-8" style:base-cell-address="'Active Jobs'.G142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5"/>
      <style:map style:condition="cell-content()=&quot;p&quot;" style:apply-style-name="Gnumeric-8" style:base-cell-address="'Active Jobs'.G145"/>
      <style:map style:condition="cell-content()=&quot;t&quot;" style:apply-style-name="Gnumeric-8" style:base-cell-address="'Active Jobs'.G145"/>
      <style:map style:condition="cell-content()=&quot;x&quot;" style:apply-style-name="Gnumeric-8" style:base-cell-address="'Active Jobs'.G145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6"/>
      <style:map style:condition="cell-content()=&quot;p&quot;" style:apply-style-name="Gnumeric-8" style:base-cell-address="'Active Jobs'.G146"/>
      <style:map style:condition="cell-content()=&quot;t&quot;" style:apply-style-name="Gnumeric-8" style:base-cell-address="'Active Jobs'.G146"/>
      <style:map style:condition="cell-content()=&quot;x&quot;" style:apply-style-name="Gnumeric-8" style:base-cell-address="'Active Jobs'.G146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7"/>
      <style:map style:condition="cell-content()=&quot;p&quot;" style:apply-style-name="Gnumeric-8" style:base-cell-address="'Active Jobs'.G147"/>
      <style:map style:condition="cell-content()=&quot;t&quot;" style:apply-style-name="Gnumeric-8" style:base-cell-address="'Active Jobs'.G147"/>
      <style:map style:condition="cell-content()=&quot;x&quot;" style:apply-style-name="Gnumeric-8" style:base-cell-address="'Active Jobs'.G147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8"/>
      <style:map style:condition="cell-content()=&quot;p&quot;" style:apply-style-name="Gnumeric-8" style:base-cell-address="'Active Jobs'.G148"/>
      <style:map style:condition="cell-content()=&quot;t&quot;" style:apply-style-name="Gnumeric-8" style:base-cell-address="'Active Jobs'.G148"/>
      <style:map style:condition="cell-content()=&quot;x&quot;" style:apply-style-name="Gnumeric-8" style:base-cell-address="'Active Jobs'.G148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9"/>
      <style:map style:condition="cell-content()=&quot;p&quot;" style:apply-style-name="Gnumeric-8" style:base-cell-address="'Active Jobs'.G149"/>
      <style:map style:condition="cell-content()=&quot;t&quot;" style:apply-style-name="Gnumeric-8" style:base-cell-address="'Active Jobs'.G149"/>
      <style:map style:condition="cell-content()=&quot;x&quot;" style:apply-style-name="Gnumeric-8" style:base-cell-address="'Active Jobs'.G149"/>
    </style:style>
    <style:style style:name="ce1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0"/>
      <style:map style:condition="cell-content()=&quot;p&quot;" style:apply-style-name="Gnumeric-8" style:base-cell-address="'Active Jobs'.G150"/>
      <style:map style:condition="cell-content()=&quot;t&quot;" style:apply-style-name="Gnumeric-8" style:base-cell-address="'Active Jobs'.G150"/>
      <style:map style:condition="cell-content()=&quot;x&quot;" style:apply-style-name="Gnumeric-8" style:base-cell-address="'Active Jobs'.G150"/>
    </style:style>
    <style:style style:name="ce1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1"/>
      <style:map style:condition="cell-content()=&quot;p&quot;" style:apply-style-name="Gnumeric-8" style:base-cell-address="'Active Jobs'.G151"/>
      <style:map style:condition="cell-content()=&quot;t&quot;" style:apply-style-name="Gnumeric-8" style:base-cell-address="'Active Jobs'.G151"/>
      <style:map style:condition="cell-content()=&quot;x&quot;" style:apply-style-name="Gnumeric-8" style:base-cell-address="'Active Jobs'.G151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2"/>
      <style:map style:condition="cell-content()=&quot;p&quot;" style:apply-style-name="Gnumeric-8" style:base-cell-address="'Active Jobs'.G152"/>
      <style:map style:condition="cell-content()=&quot;t&quot;" style:apply-style-name="Gnumeric-8" style:base-cell-address="'Active Jobs'.G152"/>
      <style:map style:condition="cell-content()=&quot;x&quot;" style:apply-style-name="Gnumeric-8" style:base-cell-address="'Active Jobs'.G152"/>
    </style:style>
    <style:style style:name="ce1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3"/>
      <style:map style:condition="cell-content()=&quot;p&quot;" style:apply-style-name="Gnumeric-8" style:base-cell-address="'Active Jobs'.G153"/>
      <style:map style:condition="cell-content()=&quot;t&quot;" style:apply-style-name="Gnumeric-8" style:base-cell-address="'Active Jobs'.G153"/>
      <style:map style:condition="cell-content()=&quot;x&quot;" style:apply-style-name="Gnumeric-8" style:base-cell-address="'Active Jobs'.G153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4"/>
      <style:map style:condition="cell-content()=&quot;p&quot;" style:apply-style-name="Gnumeric-8" style:base-cell-address="'Active Jobs'.G154"/>
      <style:map style:condition="cell-content()=&quot;t&quot;" style:apply-style-name="Gnumeric-8" style:base-cell-address="'Active Jobs'.G154"/>
      <style:map style:condition="cell-content()=&quot;x&quot;" style:apply-style-name="Gnumeric-8" style:base-cell-address="'Active Jobs'.G154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5"/>
      <style:map style:condition="cell-content()=&quot;p&quot;" style:apply-style-name="Gnumeric-8" style:base-cell-address="'Active Jobs'.G155"/>
      <style:map style:condition="cell-content()=&quot;t&quot;" style:apply-style-name="Gnumeric-8" style:base-cell-address="'Active Jobs'.G155"/>
      <style:map style:condition="cell-content()=&quot;x&quot;" style:apply-style-name="Gnumeric-8" style:base-cell-address="'Active Jobs'.G155"/>
    </style:style>
    <style:style style:name="ce1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6"/>
      <style:map style:condition="cell-content()=&quot;p&quot;" style:apply-style-name="Gnumeric-8" style:base-cell-address="'Active Jobs'.G156"/>
      <style:map style:condition="cell-content()=&quot;t&quot;" style:apply-style-name="Gnumeric-8" style:base-cell-address="'Active Jobs'.G156"/>
      <style:map style:condition="cell-content()=&quot;x&quot;" style:apply-style-name="Gnumeric-8" style:base-cell-address="'Active Jobs'.G156"/>
    </style:style>
    <style:style style:name="ce1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9"/>
      <style:map style:condition="cell-content()=&quot;p&quot;" style:apply-style-name="Gnumeric-8" style:base-cell-address="'Active Jobs'.G159"/>
      <style:map style:condition="cell-content()=&quot;t&quot;" style:apply-style-name="Gnumeric-8" style:base-cell-address="'Active Jobs'.G159"/>
      <style:map style:condition="cell-content()=&quot;x&quot;" style:apply-style-name="Gnumeric-8" style:base-cell-address="'Active Jobs'.G159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0"/>
      <style:map style:condition="cell-content()=&quot;p&quot;" style:apply-style-name="Gnumeric-8" style:base-cell-address="'Active Jobs'.G160"/>
      <style:map style:condition="cell-content()=&quot;t&quot;" style:apply-style-name="Gnumeric-8" style:base-cell-address="'Active Jobs'.G160"/>
      <style:map style:condition="cell-content()=&quot;x&quot;" style:apply-style-name="Gnumeric-8" style:base-cell-address="'Active Jobs'.G160"/>
    </style:style>
    <style:style style:name="ce1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1"/>
      <style:map style:condition="cell-content()=&quot;p&quot;" style:apply-style-name="Gnumeric-8" style:base-cell-address="'Active Jobs'.G161"/>
      <style:map style:condition="cell-content()=&quot;t&quot;" style:apply-style-name="Gnumeric-8" style:base-cell-address="'Active Jobs'.G161"/>
      <style:map style:condition="cell-content()=&quot;x&quot;" style:apply-style-name="Gnumeric-8" style:base-cell-address="'Active Jobs'.G161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2"/>
      <style:map style:condition="cell-content()=&quot;p&quot;" style:apply-style-name="Gnumeric-8" style:base-cell-address="'Active Jobs'.G162"/>
      <style:map style:condition="cell-content()=&quot;t&quot;" style:apply-style-name="Gnumeric-8" style:base-cell-address="'Active Jobs'.G162"/>
      <style:map style:condition="cell-content()=&quot;x&quot;" style:apply-style-name="Gnumeric-8" style:base-cell-address="'Active Jobs'.G162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3"/>
      <style:map style:condition="cell-content()=&quot;p&quot;" style:apply-style-name="Gnumeric-8" style:base-cell-address="'Active Jobs'.G163"/>
      <style:map style:condition="cell-content()=&quot;t&quot;" style:apply-style-name="Gnumeric-8" style:base-cell-address="'Active Jobs'.G163"/>
      <style:map style:condition="cell-content()=&quot;x&quot;" style:apply-style-name="Gnumeric-8" style:base-cell-address="'Active Jobs'.G163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4"/>
      <style:map style:condition="cell-content()=&quot;p&quot;" style:apply-style-name="Gnumeric-8" style:base-cell-address="'Active Jobs'.G164"/>
      <style:map style:condition="cell-content()=&quot;t&quot;" style:apply-style-name="Gnumeric-8" style:base-cell-address="'Active Jobs'.G164"/>
      <style:map style:condition="cell-content()=&quot;x&quot;" style:apply-style-name="Gnumeric-8" style:base-cell-address="'Active Jobs'.G164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5"/>
      <style:map style:condition="cell-content()=&quot;p&quot;" style:apply-style-name="Gnumeric-8" style:base-cell-address="'Active Jobs'.G165"/>
      <style:map style:condition="cell-content()=&quot;t&quot;" style:apply-style-name="Gnumeric-8" style:base-cell-address="'Active Jobs'.G165"/>
      <style:map style:condition="cell-content()=&quot;x&quot;" style:apply-style-name="Gnumeric-8" style:base-cell-address="'Active Jobs'.G165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6"/>
      <style:map style:condition="cell-content()=&quot;p&quot;" style:apply-style-name="Gnumeric-8" style:base-cell-address="'Active Jobs'.G166"/>
      <style:map style:condition="cell-content()=&quot;t&quot;" style:apply-style-name="Gnumeric-8" style:base-cell-address="'Active Jobs'.G166"/>
      <style:map style:condition="cell-content()=&quot;x&quot;" style:apply-style-name="Gnumeric-8" style:base-cell-address="'Active Jobs'.G166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7"/>
      <style:map style:condition="cell-content()=&quot;p&quot;" style:apply-style-name="Gnumeric-8" style:base-cell-address="'Active Jobs'.G167"/>
      <style:map style:condition="cell-content()=&quot;t&quot;" style:apply-style-name="Gnumeric-8" style:base-cell-address="'Active Jobs'.G167"/>
      <style:map style:condition="cell-content()=&quot;x&quot;" style:apply-style-name="Gnumeric-8" style:base-cell-address="'Active Jobs'.G167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1"/>
      <style:map style:condition="cell-content()=&quot;p&quot;" style:apply-style-name="Gnumeric-8" style:base-cell-address="'Active Jobs'.G171"/>
      <style:map style:condition="cell-content()=&quot;t&quot;" style:apply-style-name="Gnumeric-8" style:base-cell-address="'Active Jobs'.G171"/>
      <style:map style:condition="cell-content()=&quot;x&quot;" style:apply-style-name="Gnumeric-8" style:base-cell-address="'Active Jobs'.G171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2"/>
      <style:map style:condition="cell-content()=&quot;p&quot;" style:apply-style-name="Gnumeric-8" style:base-cell-address="'Active Jobs'.G172"/>
      <style:map style:condition="cell-content()=&quot;t&quot;" style:apply-style-name="Gnumeric-8" style:base-cell-address="'Active Jobs'.G172"/>
      <style:map style:condition="cell-content()=&quot;x&quot;" style:apply-style-name="Gnumeric-8" style:base-cell-address="'Active Jobs'.G172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3"/>
      <style:map style:condition="cell-content()=&quot;p&quot;" style:apply-style-name="Gnumeric-8" style:base-cell-address="'Active Jobs'.G173"/>
      <style:map style:condition="cell-content()=&quot;t&quot;" style:apply-style-name="Gnumeric-8" style:base-cell-address="'Active Jobs'.G173"/>
      <style:map style:condition="cell-content()=&quot;x&quot;" style:apply-style-name="Gnumeric-8" style:base-cell-address="'Active Jobs'.G173"/>
    </style: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8"/>
      <style:map style:condition="cell-content()=&quot;p&quot;" style:apply-style-name="Gnumeric-8" style:base-cell-address="'Active Jobs'.G178"/>
      <style:map style:condition="cell-content()=&quot;t&quot;" style:apply-style-name="Gnumeric-8" style:base-cell-address="'Active Jobs'.G178"/>
      <style:map style:condition="cell-content()=&quot;x&quot;" style:apply-style-name="Gnumeric-8" style:base-cell-address="'Active Jobs'.G178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9"/>
      <style:map style:condition="cell-content()=&quot;p&quot;" style:apply-style-name="Gnumeric-8" style:base-cell-address="'Active Jobs'.G179"/>
      <style:map style:condition="cell-content()=&quot;t&quot;" style:apply-style-name="Gnumeric-8" style:base-cell-address="'Active Jobs'.G179"/>
      <style:map style:condition="cell-content()=&quot;x&quot;" style:apply-style-name="Gnumeric-8" style:base-cell-address="'Active Jobs'.G179"/>
    </style:style>
    <style:style style:name="ce1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0"/>
      <style:map style:condition="cell-content()=&quot;p&quot;" style:apply-style-name="Gnumeric-8" style:base-cell-address="'Active Jobs'.G180"/>
      <style:map style:condition="cell-content()=&quot;t&quot;" style:apply-style-name="Gnumeric-8" style:base-cell-address="'Active Jobs'.G180"/>
      <style:map style:condition="cell-content()=&quot;x&quot;" style:apply-style-name="Gnumeric-8" style:base-cell-address="'Active Jobs'.G180"/>
    </style:style>
    <style:style style:name="ce1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1"/>
      <style:map style:condition="cell-content()=&quot;p&quot;" style:apply-style-name="Gnumeric-8" style:base-cell-address="'Active Jobs'.G181"/>
      <style:map style:condition="cell-content()=&quot;t&quot;" style:apply-style-name="Gnumeric-8" style:base-cell-address="'Active Jobs'.G181"/>
      <style:map style:condition="cell-content()=&quot;x&quot;" style:apply-style-name="Gnumeric-8" style:base-cell-address="'Active Jobs'.G181"/>
    </style:style>
    <style:style style:name="ce1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2"/>
      <style:map style:condition="cell-content()=&quot;p&quot;" style:apply-style-name="Gnumeric-8" style:base-cell-address="'Active Jobs'.G182"/>
      <style:map style:condition="cell-content()=&quot;t&quot;" style:apply-style-name="Gnumeric-8" style:base-cell-address="'Active Jobs'.G182"/>
      <style:map style:condition="cell-content()=&quot;x&quot;" style:apply-style-name="Gnumeric-8" style:base-cell-address="'Active Jobs'.G182"/>
    </style:style>
    <style:style style:name="ce1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3"/>
      <style:map style:condition="cell-content()=&quot;p&quot;" style:apply-style-name="Gnumeric-8" style:base-cell-address="'Active Jobs'.G183"/>
      <style:map style:condition="cell-content()=&quot;t&quot;" style:apply-style-name="Gnumeric-8" style:base-cell-address="'Active Jobs'.G183"/>
      <style:map style:condition="cell-content()=&quot;x&quot;" style:apply-style-name="Gnumeric-8" style:base-cell-address="'Active Jobs'.G183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4"/>
      <style:map style:condition="cell-content()=&quot;p&quot;" style:apply-style-name="Gnumeric-8" style:base-cell-address="'Active Jobs'.G184"/>
      <style:map style:condition="cell-content()=&quot;t&quot;" style:apply-style-name="Gnumeric-8" style:base-cell-address="'Active Jobs'.G184"/>
      <style:map style:condition="cell-content()=&quot;x&quot;" style:apply-style-name="Gnumeric-8" style:base-cell-address="'Active Jobs'.G184"/>
    </style:style>
    <style:style style:name="ce1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5"/>
      <style:map style:condition="cell-content()=&quot;p&quot;" style:apply-style-name="Gnumeric-8" style:base-cell-address="'Active Jobs'.G185"/>
      <style:map style:condition="cell-content()=&quot;t&quot;" style:apply-style-name="Gnumeric-8" style:base-cell-address="'Active Jobs'.G185"/>
      <style:map style:condition="cell-content()=&quot;x&quot;" style:apply-style-name="Gnumeric-8" style:base-cell-address="'Active Jobs'.G185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9"/>
      <style:map style:condition="cell-content()=&quot;p&quot;" style:apply-style-name="Gnumeric-8" style:base-cell-address="'Active Jobs'.G189"/>
      <style:map style:condition="cell-content()=&quot;t&quot;" style:apply-style-name="Gnumeric-8" style:base-cell-address="'Active Jobs'.G189"/>
      <style:map style:condition="cell-content()=&quot;x&quot;" style:apply-style-name="Gnumeric-8" style:base-cell-address="'Active Jobs'.G189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0"/>
      <style:map style:condition="cell-content()=&quot;p&quot;" style:apply-style-name="Gnumeric-8" style:base-cell-address="'Active Jobs'.G190"/>
      <style:map style:condition="cell-content()=&quot;t&quot;" style:apply-style-name="Gnumeric-8" style:base-cell-address="'Active Jobs'.G190"/>
      <style:map style:condition="cell-content()=&quot;x&quot;" style:apply-style-name="Gnumeric-8" style:base-cell-address="'Active Jobs'.G190"/>
    </style:style>
    <style:style style:name="ce1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1"/>
      <style:map style:condition="cell-content()=&quot;p&quot;" style:apply-style-name="Gnumeric-8" style:base-cell-address="'Active Jobs'.G191"/>
      <style:map style:condition="cell-content()=&quot;t&quot;" style:apply-style-name="Gnumeric-8" style:base-cell-address="'Active Jobs'.G191"/>
      <style:map style:condition="cell-content()=&quot;x&quot;" style:apply-style-name="Gnumeric-8" style:base-cell-address="'Active Jobs'.G191"/>
    </style:style>
    <style:style style:name="ce1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2"/>
      <style:map style:condition="cell-content()=&quot;p&quot;" style:apply-style-name="Gnumeric-8" style:base-cell-address="'Active Jobs'.G192"/>
      <style:map style:condition="cell-content()=&quot;t&quot;" style:apply-style-name="Gnumeric-8" style:base-cell-address="'Active Jobs'.G192"/>
      <style:map style:condition="cell-content()=&quot;x&quot;" style:apply-style-name="Gnumeric-8" style:base-cell-address="'Active Jobs'.G192"/>
    </style:style>
    <style:style style:name="ce1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3"/>
      <style:map style:condition="cell-content()=&quot;p&quot;" style:apply-style-name="Gnumeric-8" style:base-cell-address="'Active Jobs'.G193"/>
      <style:map style:condition="cell-content()=&quot;t&quot;" style:apply-style-name="Gnumeric-8" style:base-cell-address="'Active Jobs'.G193"/>
      <style:map style:condition="cell-content()=&quot;x&quot;" style:apply-style-name="Gnumeric-8" style:base-cell-address="'Active Jobs'.G193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4"/>
      <style:map style:condition="cell-content()=&quot;p&quot;" style:apply-style-name="Gnumeric-8" style:base-cell-address="'Active Jobs'.G194"/>
      <style:map style:condition="cell-content()=&quot;t&quot;" style:apply-style-name="Gnumeric-8" style:base-cell-address="'Active Jobs'.G194"/>
      <style:map style:condition="cell-content()=&quot;x&quot;" style:apply-style-name="Gnumeric-8" style:base-cell-address="'Active Jobs'.G194"/>
    </style:style>
    <style:style style:name="ce1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5"/>
      <style:map style:condition="cell-content()=&quot;p&quot;" style:apply-style-name="Gnumeric-8" style:base-cell-address="'Active Jobs'.G195"/>
      <style:map style:condition="cell-content()=&quot;t&quot;" style:apply-style-name="Gnumeric-8" style:base-cell-address="'Active Jobs'.G195"/>
      <style:map style:condition="cell-content()=&quot;x&quot;" style:apply-style-name="Gnumeric-8" style:base-cell-address="'Active Jobs'.G195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6"/>
      <style:map style:condition="cell-content()=&quot;p&quot;" style:apply-style-name="Gnumeric-8" style:base-cell-address="'Active Jobs'.G196"/>
      <style:map style:condition="cell-content()=&quot;t&quot;" style:apply-style-name="Gnumeric-8" style:base-cell-address="'Active Jobs'.G196"/>
      <style:map style:condition="cell-content()=&quot;x&quot;" style:apply-style-name="Gnumeric-8" style:base-cell-address="'Active Jobs'.G196"/>
    </style:style>
    <style:style style:name="ce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9"/>
      <style:map style:condition="cell-content()=&quot;p&quot;" style:apply-style-name="Gnumeric-8" style:base-cell-address="'Active Jobs'.G199"/>
      <style:map style:condition="cell-content()=&quot;t&quot;" style:apply-style-name="Gnumeric-8" style:base-cell-address="'Active Jobs'.G199"/>
      <style:map style:condition="cell-content()=&quot;x&quot;" style:apply-style-name="Gnumeric-8" style:base-cell-address="'Active Jobs'.G199"/>
    </style:style>
    <style:style style:name="ce1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1"/>
      <style:map style:condition="cell-content()=&quot;p&quot;" style:apply-style-name="Gnumeric-8" style:base-cell-address="'Active Jobs'.G201"/>
      <style:map style:condition="cell-content()=&quot;t&quot;" style:apply-style-name="Gnumeric-8" style:base-cell-address="'Active Jobs'.G201"/>
      <style:map style:condition="cell-content()=&quot;x&quot;" style:apply-style-name="Gnumeric-8" style:base-cell-address="'Active Jobs'.G201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2"/>
      <style:map style:condition="cell-content()=&quot;p&quot;" style:apply-style-name="Gnumeric-8" style:base-cell-address="'Active Jobs'.G202"/>
      <style:map style:condition="cell-content()=&quot;t&quot;" style:apply-style-name="Gnumeric-8" style:base-cell-address="'Active Jobs'.G202"/>
      <style:map style:condition="cell-content()=&quot;x&quot;" style:apply-style-name="Gnumeric-8" style:base-cell-address="'Active Jobs'.G202"/>
    </style:style>
    <style:style style:name="ce1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3"/>
      <style:map style:condition="cell-content()=&quot;p&quot;" style:apply-style-name="Gnumeric-8" style:base-cell-address="'Active Jobs'.G203"/>
      <style:map style:condition="cell-content()=&quot;t&quot;" style:apply-style-name="Gnumeric-8" style:base-cell-address="'Active Jobs'.G203"/>
      <style:map style:condition="cell-content()=&quot;x&quot;" style:apply-style-name="Gnumeric-8" style:base-cell-address="'Active Jobs'.G203"/>
    </style:style>
    <style:style style:name="ce1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6"/>
      <style:map style:condition="cell-content()=&quot;p&quot;" style:apply-style-name="Gnumeric-8" style:base-cell-address="'Active Jobs'.G206"/>
      <style:map style:condition="cell-content()=&quot;t&quot;" style:apply-style-name="Gnumeric-8" style:base-cell-address="'Active Jobs'.G206"/>
      <style:map style:condition="cell-content()=&quot;x&quot;" style:apply-style-name="Gnumeric-8" style:base-cell-address="'Active Jobs'.G206"/>
    </style:style>
    <style:style style:name="ce1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7"/>
      <style:map style:condition="cell-content()=&quot;p&quot;" style:apply-style-name="Gnumeric-8" style:base-cell-address="'Active Jobs'.G207"/>
      <style:map style:condition="cell-content()=&quot;t&quot;" style:apply-style-name="Gnumeric-8" style:base-cell-address="'Active Jobs'.G207"/>
      <style:map style:condition="cell-content()=&quot;x&quot;" style:apply-style-name="Gnumeric-8" style:base-cell-address="'Active Jobs'.G207"/>
    </style:style>
    <style:style style:name="ce1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8"/>
      <style:map style:condition="cell-content()=&quot;p&quot;" style:apply-style-name="Gnumeric-8" style:base-cell-address="'Active Jobs'.G208"/>
      <style:map style:condition="cell-content()=&quot;t&quot;" style:apply-style-name="Gnumeric-8" style:base-cell-address="'Active Jobs'.G208"/>
      <style:map style:condition="cell-content()=&quot;x&quot;" style:apply-style-name="Gnumeric-8" style:base-cell-address="'Active Jobs'.G208"/>
    </style:style>
    <style:style style:name="ce1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9"/>
      <style:map style:condition="cell-content()=&quot;p&quot;" style:apply-style-name="Gnumeric-8" style:base-cell-address="'Active Jobs'.G209"/>
      <style:map style:condition="cell-content()=&quot;t&quot;" style:apply-style-name="Gnumeric-8" style:base-cell-address="'Active Jobs'.G209"/>
      <style:map style:condition="cell-content()=&quot;x&quot;" style:apply-style-name="Gnumeric-8" style:base-cell-address="'Active Jobs'.G209"/>
    </style:style>
    <style:style style:name="ce1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0"/>
      <style:map style:condition="cell-content()=&quot;p&quot;" style:apply-style-name="Gnumeric-8" style:base-cell-address="'Active Jobs'.G210"/>
      <style:map style:condition="cell-content()=&quot;t&quot;" style:apply-style-name="Gnumeric-8" style:base-cell-address="'Active Jobs'.G210"/>
      <style:map style:condition="cell-content()=&quot;x&quot;" style:apply-style-name="Gnumeric-8" style:base-cell-address="'Active Jobs'.G210"/>
    </style:style>
    <style:style style:name="ce1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2"/>
      <style:map style:condition="cell-content()=&quot;p&quot;" style:apply-style-name="Gnumeric-8" style:base-cell-address="'Active Jobs'.G212"/>
      <style:map style:condition="cell-content()=&quot;t&quot;" style:apply-style-name="Gnumeric-8" style:base-cell-address="'Active Jobs'.G212"/>
      <style:map style:condition="cell-content()=&quot;x&quot;" style:apply-style-name="Gnumeric-8" style:base-cell-address="'Active Jobs'.G212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3"/>
      <style:map style:condition="cell-content()=&quot;p&quot;" style:apply-style-name="Gnumeric-8" style:base-cell-address="'Active Jobs'.G213"/>
      <style:map style:condition="cell-content()=&quot;t&quot;" style:apply-style-name="Gnumeric-8" style:base-cell-address="'Active Jobs'.G213"/>
      <style:map style:condition="cell-content()=&quot;x&quot;" style:apply-style-name="Gnumeric-8" style:base-cell-address="'Active Jobs'.G213"/>
    </style:style>
    <style:style style:name="ce1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7"/>
      <style:map style:condition="cell-content()=&quot;p&quot;" style:apply-style-name="Gnumeric-8" style:base-cell-address="'Active Jobs'.G217"/>
      <style:map style:condition="cell-content()=&quot;t&quot;" style:apply-style-name="Gnumeric-8" style:base-cell-address="'Active Jobs'.G217"/>
      <style:map style:condition="cell-content()=&quot;x&quot;" style:apply-style-name="Gnumeric-8" style:base-cell-address="'Active Jobs'.G217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8"/>
      <style:map style:condition="cell-content()=&quot;p&quot;" style:apply-style-name="Gnumeric-8" style:base-cell-address="'Active Jobs'.G218"/>
      <style:map style:condition="cell-content()=&quot;t&quot;" style:apply-style-name="Gnumeric-8" style:base-cell-address="'Active Jobs'.G218"/>
      <style:map style:condition="cell-content()=&quot;x&quot;" style:apply-style-name="Gnumeric-8" style:base-cell-address="'Active Jobs'.G218"/>
    </style:style>
    <style:style style:name="ce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2"/>
      <style:map style:condition="cell-content()=&quot;p&quot;" style:apply-style-name="Gnumeric-8" style:base-cell-address="'Active Jobs'.G222"/>
      <style:map style:condition="cell-content()=&quot;t&quot;" style:apply-style-name="Gnumeric-8" style:base-cell-address="'Active Jobs'.G222"/>
      <style:map style:condition="cell-content()=&quot;x&quot;" style:apply-style-name="Gnumeric-8" style:base-cell-address="'Active Jobs'.G222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3"/>
      <style:map style:condition="cell-content()=&quot;p&quot;" style:apply-style-name="Gnumeric-8" style:base-cell-address="'Active Jobs'.G223"/>
      <style:map style:condition="cell-content()=&quot;t&quot;" style:apply-style-name="Gnumeric-8" style:base-cell-address="'Active Jobs'.G223"/>
      <style:map style:condition="cell-content()=&quot;x&quot;" style:apply-style-name="Gnumeric-8" style:base-cell-address="'Active Jobs'.G223"/>
    </style:style>
    <style:style style:name="ce1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4"/>
      <style:map style:condition="cell-content()=&quot;p&quot;" style:apply-style-name="Gnumeric-8" style:base-cell-address="'Active Jobs'.G224"/>
      <style:map style:condition="cell-content()=&quot;t&quot;" style:apply-style-name="Gnumeric-8" style:base-cell-address="'Active Jobs'.G224"/>
      <style:map style:condition="cell-content()=&quot;x&quot;" style:apply-style-name="Gnumeric-8" style:base-cell-address="'Active Jobs'.G224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5"/>
      <style:map style:condition="cell-content()=&quot;p&quot;" style:apply-style-name="Gnumeric-8" style:base-cell-address="'Active Jobs'.G225"/>
      <style:map style:condition="cell-content()=&quot;t&quot;" style:apply-style-name="Gnumeric-8" style:base-cell-address="'Active Jobs'.G225"/>
      <style:map style:condition="cell-content()=&quot;x&quot;" style:apply-style-name="Gnumeric-8" style:base-cell-address="'Active Jobs'.G225"/>
    </style:style>
    <style:style style:name="ce1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6"/>
      <style:map style:condition="cell-content()=&quot;p&quot;" style:apply-style-name="Gnumeric-8" style:base-cell-address="'Active Jobs'.G226"/>
      <style:map style:condition="cell-content()=&quot;t&quot;" style:apply-style-name="Gnumeric-8" style:base-cell-address="'Active Jobs'.G226"/>
      <style:map style:condition="cell-content()=&quot;x&quot;" style:apply-style-name="Gnumeric-8" style:base-cell-address="'Active Jobs'.G226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9"/>
      <style:map style:condition="cell-content()=&quot;p&quot;" style:apply-style-name="Gnumeric-8" style:base-cell-address="'Active Jobs'.G229"/>
      <style:map style:condition="cell-content()=&quot;t&quot;" style:apply-style-name="Gnumeric-8" style:base-cell-address="'Active Jobs'.G229"/>
      <style:map style:condition="cell-content()=&quot;x&quot;" style:apply-style-name="Gnumeric-8" style:base-cell-address="'Active Jobs'.G229"/>
    </style:style>
    <style:style style:name="ce1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0"/>
      <style:map style:condition="cell-content()=&quot;p&quot;" style:apply-style-name="Gnumeric-8" style:base-cell-address="'Active Jobs'.G230"/>
      <style:map style:condition="cell-content()=&quot;t&quot;" style:apply-style-name="Gnumeric-8" style:base-cell-address="'Active Jobs'.G230"/>
      <style:map style:condition="cell-content()=&quot;x&quot;" style:apply-style-name="Gnumeric-8" style:base-cell-address="'Active Jobs'.G230"/>
    </style:style>
    <style:style style:name="ce1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1"/>
      <style:map style:condition="cell-content()=&quot;p&quot;" style:apply-style-name="Gnumeric-8" style:base-cell-address="'Active Jobs'.G231"/>
      <style:map style:condition="cell-content()=&quot;t&quot;" style:apply-style-name="Gnumeric-8" style:base-cell-address="'Active Jobs'.G231"/>
      <style:map style:condition="cell-content()=&quot;x&quot;" style:apply-style-name="Gnumeric-8" style:base-cell-address="'Active Jobs'.G231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4"/>
      <style:map style:condition="cell-content()=&quot;p&quot;" style:apply-style-name="Gnumeric-8" style:base-cell-address="'Active Jobs'.G234"/>
      <style:map style:condition="cell-content()=&quot;t&quot;" style:apply-style-name="Gnumeric-8" style:base-cell-address="'Active Jobs'.G234"/>
      <style:map style:condition="cell-content()=&quot;x&quot;" style:apply-style-name="Gnumeric-8" style:base-cell-address="'Active Jobs'.G234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5"/>
      <style:map style:condition="cell-content()=&quot;p&quot;" style:apply-style-name="Gnumeric-8" style:base-cell-address="'Active Jobs'.G235"/>
      <style:map style:condition="cell-content()=&quot;t&quot;" style:apply-style-name="Gnumeric-8" style:base-cell-address="'Active Jobs'.G235"/>
      <style:map style:condition="cell-content()=&quot;x&quot;" style:apply-style-name="Gnumeric-8" style:base-cell-address="'Active Jobs'.G235"/>
    </style:style>
    <style:style style:name="ce1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6"/>
      <style:map style:condition="cell-content()=&quot;p&quot;" style:apply-style-name="Gnumeric-8" style:base-cell-address="'Active Jobs'.G236"/>
      <style:map style:condition="cell-content()=&quot;t&quot;" style:apply-style-name="Gnumeric-8" style:base-cell-address="'Active Jobs'.G236"/>
      <style:map style:condition="cell-content()=&quot;x&quot;" style:apply-style-name="Gnumeric-8" style:base-cell-address="'Active Jobs'.G236"/>
    </style:style>
    <style:style style:name="ce1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2"/>
      <style:map style:condition="cell-content()=&quot;p&quot;" style:apply-style-name="Gnumeric-8" style:base-cell-address="'Active Jobs'.G242"/>
      <style:map style:condition="cell-content()=&quot;t&quot;" style:apply-style-name="Gnumeric-8" style:base-cell-address="'Active Jobs'.G242"/>
      <style:map style:condition="cell-content()=&quot;x&quot;" style:apply-style-name="Gnumeric-8" style:base-cell-address="'Active Jobs'.G242"/>
    </style:style>
    <style:style style:name="ce1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3"/>
      <style:map style:condition="cell-content()=&quot;p&quot;" style:apply-style-name="Gnumeric-8" style:base-cell-address="'Active Jobs'.G243"/>
      <style:map style:condition="cell-content()=&quot;t&quot;" style:apply-style-name="Gnumeric-8" style:base-cell-address="'Active Jobs'.G243"/>
      <style:map style:condition="cell-content()=&quot;x&quot;" style:apply-style-name="Gnumeric-8" style:base-cell-address="'Active Jobs'.G243"/>
    </style:style>
    <style:style style:name="ce1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4"/>
      <style:map style:condition="cell-content()=&quot;p&quot;" style:apply-style-name="Gnumeric-8" style:base-cell-address="'Active Jobs'.G244"/>
      <style:map style:condition="cell-content()=&quot;t&quot;" style:apply-style-name="Gnumeric-8" style:base-cell-address="'Active Jobs'.G244"/>
      <style:map style:condition="cell-content()=&quot;x&quot;" style:apply-style-name="Gnumeric-8" style:base-cell-address="'Active Jobs'.G244"/>
    </style:style>
    <style:style style:name="ce2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5"/>
      <style:map style:condition="cell-content()=&quot;p&quot;" style:apply-style-name="Gnumeric-8" style:base-cell-address="'Active Jobs'.G245"/>
      <style:map style:condition="cell-content()=&quot;t&quot;" style:apply-style-name="Gnumeric-8" style:base-cell-address="'Active Jobs'.G245"/>
      <style:map style:condition="cell-content()=&quot;x&quot;" style:apply-style-name="Gnumeric-8" style:base-cell-address="'Active Jobs'.G245"/>
    </style:style>
    <style:style style:name="ce2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6"/>
      <style:map style:condition="cell-content()=&quot;p&quot;" style:apply-style-name="Gnumeric-8" style:base-cell-address="'Active Jobs'.G246"/>
      <style:map style:condition="cell-content()=&quot;t&quot;" style:apply-style-name="Gnumeric-8" style:base-cell-address="'Active Jobs'.G246"/>
      <style:map style:condition="cell-content()=&quot;x&quot;" style:apply-style-name="Gnumeric-8" style:base-cell-address="'Active Jobs'.G246"/>
    </style:style>
    <style:style style:name="ce2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7"/>
      <style:map style:condition="cell-content()=&quot;p&quot;" style:apply-style-name="Gnumeric-8" style:base-cell-address="'Active Jobs'.G247"/>
      <style:map style:condition="cell-content()=&quot;t&quot;" style:apply-style-name="Gnumeric-8" style:base-cell-address="'Active Jobs'.G247"/>
      <style:map style:condition="cell-content()=&quot;x&quot;" style:apply-style-name="Gnumeric-8" style:base-cell-address="'Active Jobs'.G247"/>
    </style:style>
    <style:style style:name="ce2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8"/>
      <style:map style:condition="cell-content()=&quot;p&quot;" style:apply-style-name="Gnumeric-8" style:base-cell-address="'Active Jobs'.G248"/>
      <style:map style:condition="cell-content()=&quot;t&quot;" style:apply-style-name="Gnumeric-8" style:base-cell-address="'Active Jobs'.G248"/>
      <style:map style:condition="cell-content()=&quot;x&quot;" style:apply-style-name="Gnumeric-8" style:base-cell-address="'Active Jobs'.G248"/>
    </style:style>
    <style:style style:name="ce2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9"/>
      <style:map style:condition="cell-content()=&quot;p&quot;" style:apply-style-name="Gnumeric-8" style:base-cell-address="'Active Jobs'.G249"/>
      <style:map style:condition="cell-content()=&quot;t&quot;" style:apply-style-name="Gnumeric-8" style:base-cell-address="'Active Jobs'.G249"/>
      <style:map style:condition="cell-content()=&quot;x&quot;" style:apply-style-name="Gnumeric-8" style:base-cell-address="'Active Jobs'.G249"/>
    </style:style>
    <style:style style:name="ce2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0"/>
      <style:map style:condition="cell-content()=&quot;p&quot;" style:apply-style-name="Gnumeric-8" style:base-cell-address="'Active Jobs'.G250"/>
      <style:map style:condition="cell-content()=&quot;t&quot;" style:apply-style-name="Gnumeric-8" style:base-cell-address="'Active Jobs'.G250"/>
      <style:map style:condition="cell-content()=&quot;x&quot;" style:apply-style-name="Gnumeric-8" style:base-cell-address="'Active Jobs'.G250"/>
    </style:style>
    <style:style style:name="ce2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1"/>
      <style:map style:condition="cell-content()=&quot;p&quot;" style:apply-style-name="Gnumeric-8" style:base-cell-address="'Active Jobs'.G251"/>
      <style:map style:condition="cell-content()=&quot;t&quot;" style:apply-style-name="Gnumeric-8" style:base-cell-address="'Active Jobs'.G251"/>
      <style:map style:condition="cell-content()=&quot;x&quot;" style:apply-style-name="Gnumeric-8" style:base-cell-address="'Active Jobs'.G251"/>
    </style:style>
    <style:style style:name="ce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2"/>
      <style:map style:condition="cell-content()=&quot;p&quot;" style:apply-style-name="Gnumeric-8" style:base-cell-address="'Active Jobs'.G252"/>
      <style:map style:condition="cell-content()=&quot;t&quot;" style:apply-style-name="Gnumeric-8" style:base-cell-address="'Active Jobs'.G252"/>
      <style:map style:condition="cell-content()=&quot;x&quot;" style:apply-style-name="Gnumeric-8" style:base-cell-address="'Active Jobs'.G252"/>
    </style:style>
    <style:style style:name="ce2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3"/>
      <style:map style:condition="cell-content()=&quot;p&quot;" style:apply-style-name="Gnumeric-8" style:base-cell-address="'Active Jobs'.G253"/>
      <style:map style:condition="cell-content()=&quot;t&quot;" style:apply-style-name="Gnumeric-8" style:base-cell-address="'Active Jobs'.G253"/>
      <style:map style:condition="cell-content()=&quot;x&quot;" style:apply-style-name="Gnumeric-8" style:base-cell-address="'Active Jobs'.G253"/>
    </style:style>
    <style:style style:name="ce2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4"/>
      <style:map style:condition="cell-content()=&quot;p&quot;" style:apply-style-name="Gnumeric-8" style:base-cell-address="'Active Jobs'.G254"/>
      <style:map style:condition="cell-content()=&quot;t&quot;" style:apply-style-name="Gnumeric-8" style:base-cell-address="'Active Jobs'.G254"/>
      <style:map style:condition="cell-content()=&quot;x&quot;" style:apply-style-name="Gnumeric-8" style:base-cell-address="'Active Jobs'.G254"/>
    </style:style>
    <style:style style:name="ce2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5"/>
      <style:map style:condition="cell-content()=&quot;p&quot;" style:apply-style-name="Gnumeric-8" style:base-cell-address="'Active Jobs'.G255"/>
      <style:map style:condition="cell-content()=&quot;t&quot;" style:apply-style-name="Gnumeric-8" style:base-cell-address="'Active Jobs'.G255"/>
      <style:map style:condition="cell-content()=&quot;x&quot;" style:apply-style-name="Gnumeric-8" style:base-cell-address="'Active Jobs'.G255"/>
    </style:style>
    <style:style style:name="ce2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6"/>
      <style:map style:condition="cell-content()=&quot;p&quot;" style:apply-style-name="Gnumeric-8" style:base-cell-address="'Active Jobs'.G256"/>
      <style:map style:condition="cell-content()=&quot;t&quot;" style:apply-style-name="Gnumeric-8" style:base-cell-address="'Active Jobs'.G256"/>
      <style:map style:condition="cell-content()=&quot;x&quot;" style:apply-style-name="Gnumeric-8" style:base-cell-address="'Active Jobs'.G256"/>
    </style:style>
    <style:style style:name="ce2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9"/>
      <style:map style:condition="cell-content()=&quot;p&quot;" style:apply-style-name="Gnumeric-8" style:base-cell-address="'Active Jobs'.G259"/>
      <style:map style:condition="cell-content()=&quot;t&quot;" style:apply-style-name="Gnumeric-8" style:base-cell-address="'Active Jobs'.G259"/>
      <style:map style:condition="cell-content()=&quot;x&quot;" style:apply-style-name="Gnumeric-8" style:base-cell-address="'Active Jobs'.G259"/>
    </style:style>
    <style:style style:name="ce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60"/>
      <style:map style:condition="cell-content()=&quot;p&quot;" style:apply-style-name="Gnumeric-8" style:base-cell-address="'Active Jobs'.G260"/>
      <style:map style:condition="cell-content()=&quot;t&quot;" style:apply-style-name="Gnumeric-8" style:base-cell-address="'Active Jobs'.G260"/>
      <style:map style:condition="cell-content()=&quot;x&quot;" style:apply-style-name="Gnumeric-8" style:base-cell-address="'Active Jobs'.G260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61"/>
      <style:map style:condition="cell-content()=&quot;p&quot;" style:apply-style-name="Gnumeric-8" style:base-cell-address="'Active Jobs'.G261"/>
      <style:map style:condition="cell-content()=&quot;t&quot;" style:apply-style-name="Gnumeric-8" style:base-cell-address="'Active Jobs'.G261"/>
      <style:map style:condition="cell-content()=&quot;x&quot;" style:apply-style-name="Gnumeric-8" style:base-cell-address="'Active Jobs'.G261"/>
    </style:style>
    <style:style style:name="ce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62"/>
      <style:map style:condition="cell-content()=&quot;p&quot;" style:apply-style-name="Gnumeric-8" style:base-cell-address="'Active Jobs'.G262"/>
      <style:map style:condition="cell-content()=&quot;t&quot;" style:apply-style-name="Gnumeric-8" style:base-cell-address="'Active Jobs'.G262"/>
      <style:map style:condition="cell-content()=&quot;x&quot;" style:apply-style-name="Gnumeric-8" style:base-cell-address="'Active Jobs'.G262"/>
    </style:style>
    <style:style style:name="ce2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0"/>
      <style:map style:condition="cell-content()=&quot;p&quot;" style:apply-style-name="Gnumeric-8" style:base-cell-address="'Active Jobs'.G270"/>
      <style:map style:condition="cell-content()=&quot;t&quot;" style:apply-style-name="Gnumeric-8" style:base-cell-address="'Active Jobs'.G270"/>
      <style:map style:condition="cell-content()=&quot;x&quot;" style:apply-style-name="Gnumeric-8" style:base-cell-address="'Active Jobs'.G270"/>
    </style:style>
    <style:style style:name="ce2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1"/>
      <style:map style:condition="cell-content()=&quot;p&quot;" style:apply-style-name="Gnumeric-8" style:base-cell-address="'Active Jobs'.G271"/>
      <style:map style:condition="cell-content()=&quot;t&quot;" style:apply-style-name="Gnumeric-8" style:base-cell-address="'Active Jobs'.G271"/>
      <style:map style:condition="cell-content()=&quot;x&quot;" style:apply-style-name="Gnumeric-8" style:base-cell-address="'Active Jobs'.G271"/>
    </style:style>
    <style:style style:name="ce2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2"/>
      <style:map style:condition="cell-content()=&quot;p&quot;" style:apply-style-name="Gnumeric-8" style:base-cell-address="'Active Jobs'.G272"/>
      <style:map style:condition="cell-content()=&quot;t&quot;" style:apply-style-name="Gnumeric-8" style:base-cell-address="'Active Jobs'.G272"/>
      <style:map style:condition="cell-content()=&quot;x&quot;" style:apply-style-name="Gnumeric-8" style:base-cell-address="'Active Jobs'.G272"/>
    </style:style>
    <style:style style:name="ce2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3"/>
      <style:map style:condition="cell-content()=&quot;p&quot;" style:apply-style-name="Gnumeric-8" style:base-cell-address="'Active Jobs'.G273"/>
      <style:map style:condition="cell-content()=&quot;t&quot;" style:apply-style-name="Gnumeric-8" style:base-cell-address="'Active Jobs'.G273"/>
      <style:map style:condition="cell-content()=&quot;x&quot;" style:apply-style-name="Gnumeric-8" style:base-cell-address="'Active Jobs'.G273"/>
    </style:style>
    <style:style style:name="ce2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4"/>
      <style:map style:condition="cell-content()=&quot;p&quot;" style:apply-style-name="Gnumeric-8" style:base-cell-address="'Active Jobs'.G274"/>
      <style:map style:condition="cell-content()=&quot;t&quot;" style:apply-style-name="Gnumeric-8" style:base-cell-address="'Active Jobs'.G274"/>
      <style:map style:condition="cell-content()=&quot;x&quot;" style:apply-style-name="Gnumeric-8" style:base-cell-address="'Active Jobs'.G274"/>
    </style:style>
    <style:style style:name="ce2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5"/>
      <style:map style:condition="cell-content()=&quot;p&quot;" style:apply-style-name="Gnumeric-8" style:base-cell-address="'Active Jobs'.G275"/>
      <style:map style:condition="cell-content()=&quot;t&quot;" style:apply-style-name="Gnumeric-8" style:base-cell-address="'Active Jobs'.G275"/>
      <style:map style:condition="cell-content()=&quot;x&quot;" style:apply-style-name="Gnumeric-8" style:base-cell-address="'Active Jobs'.G275"/>
    </style:style>
    <style:style style:name="ce2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6"/>
      <style:map style:condition="cell-content()=&quot;p&quot;" style:apply-style-name="Gnumeric-8" style:base-cell-address="'Active Jobs'.G276"/>
      <style:map style:condition="cell-content()=&quot;t&quot;" style:apply-style-name="Gnumeric-8" style:base-cell-address="'Active Jobs'.G276"/>
      <style:map style:condition="cell-content()=&quot;x&quot;" style:apply-style-name="Gnumeric-8" style:base-cell-address="'Active Jobs'.G276"/>
    </style:style>
    <style:style style:name="ce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7"/>
      <style:map style:condition="cell-content()=&quot;p&quot;" style:apply-style-name="Gnumeric-8" style:base-cell-address="'Active Jobs'.G277"/>
      <style:map style:condition="cell-content()=&quot;t&quot;" style:apply-style-name="Gnumeric-8" style:base-cell-address="'Active Jobs'.G277"/>
      <style:map style:condition="cell-content()=&quot;x&quot;" style:apply-style-name="Gnumeric-8" style:base-cell-address="'Active Jobs'.G277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8"/>
      <style:map style:condition="cell-content()=&quot;p&quot;" style:apply-style-name="Gnumeric-8" style:base-cell-address="'Active Jobs'.G278"/>
      <style:map style:condition="cell-content()=&quot;t&quot;" style:apply-style-name="Gnumeric-8" style:base-cell-address="'Active Jobs'.G278"/>
      <style:map style:condition="cell-content()=&quot;x&quot;" style:apply-style-name="Gnumeric-8" style:base-cell-address="'Active Jobs'.G278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9"/>
      <style:map style:condition="cell-content()=&quot;p&quot;" style:apply-style-name="Gnumeric-8" style:base-cell-address="'Active Jobs'.G279"/>
      <style:map style:condition="cell-content()=&quot;t&quot;" style:apply-style-name="Gnumeric-8" style:base-cell-address="'Active Jobs'.G279"/>
      <style:map style:condition="cell-content()=&quot;x&quot;" style:apply-style-name="Gnumeric-8" style:base-cell-address="'Active Jobs'.G279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0"/>
      <style:map style:condition="cell-content()=&quot;p&quot;" style:apply-style-name="Gnumeric-8" style:base-cell-address="'Active Jobs'.G280"/>
      <style:map style:condition="cell-content()=&quot;t&quot;" style:apply-style-name="Gnumeric-8" style:base-cell-address="'Active Jobs'.G280"/>
      <style:map style:condition="cell-content()=&quot;x&quot;" style:apply-style-name="Gnumeric-8" style:base-cell-address="'Active Jobs'.G280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1"/>
      <style:map style:condition="cell-content()=&quot;p&quot;" style:apply-style-name="Gnumeric-8" style:base-cell-address="'Active Jobs'.G281"/>
      <style:map style:condition="cell-content()=&quot;t&quot;" style:apply-style-name="Gnumeric-8" style:base-cell-address="'Active Jobs'.G281"/>
      <style:map style:condition="cell-content()=&quot;x&quot;" style:apply-style-name="Gnumeric-8" style:base-cell-address="'Active Jobs'.G281"/>
    </style:style>
    <style:style style:name="ce2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2"/>
      <style:map style:condition="cell-content()=&quot;p&quot;" style:apply-style-name="Gnumeric-8" style:base-cell-address="'Active Jobs'.G282"/>
      <style:map style:condition="cell-content()=&quot;t&quot;" style:apply-style-name="Gnumeric-8" style:base-cell-address="'Active Jobs'.G282"/>
      <style:map style:condition="cell-content()=&quot;x&quot;" style:apply-style-name="Gnumeric-8" style:base-cell-address="'Active Jobs'.G282"/>
    </style:style>
    <style:style style:name="ce2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3"/>
      <style:map style:condition="cell-content()=&quot;p&quot;" style:apply-style-name="Gnumeric-8" style:base-cell-address="'Active Jobs'.G283"/>
      <style:map style:condition="cell-content()=&quot;t&quot;" style:apply-style-name="Gnumeric-8" style:base-cell-address="'Active Jobs'.G283"/>
      <style:map style:condition="cell-content()=&quot;x&quot;" style:apply-style-name="Gnumeric-8" style:base-cell-address="'Active Jobs'.G283"/>
    </style:style>
    <style:style style:name="ce2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4"/>
      <style:map style:condition="cell-content()=&quot;p&quot;" style:apply-style-name="Gnumeric-8" style:base-cell-address="'Active Jobs'.G284"/>
      <style:map style:condition="cell-content()=&quot;t&quot;" style:apply-style-name="Gnumeric-8" style:base-cell-address="'Active Jobs'.G284"/>
      <style:map style:condition="cell-content()=&quot;x&quot;" style:apply-style-name="Gnumeric-8" style:base-cell-address="'Active Jobs'.G284"/>
    </style:style>
    <style:style style:name="ce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5"/>
      <style:map style:condition="cell-content()=&quot;p&quot;" style:apply-style-name="Gnumeric-8" style:base-cell-address="'Active Jobs'.G285"/>
      <style:map style:condition="cell-content()=&quot;t&quot;" style:apply-style-name="Gnumeric-8" style:base-cell-address="'Active Jobs'.G285"/>
      <style:map style:condition="cell-content()=&quot;x&quot;" style:apply-style-name="Gnumeric-8" style:base-cell-address="'Active Jobs'.G285"/>
    </style:style>
    <style:style style:name="ce2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6"/>
      <style:map style:condition="cell-content()=&quot;p&quot;" style:apply-style-name="Gnumeric-8" style:base-cell-address="'Active Jobs'.G286"/>
      <style:map style:condition="cell-content()=&quot;t&quot;" style:apply-style-name="Gnumeric-8" style:base-cell-address="'Active Jobs'.G286"/>
      <style:map style:condition="cell-content()=&quot;x&quot;" style:apply-style-name="Gnumeric-8" style:base-cell-address="'Active Jobs'.G286"/>
    </style:style>
    <style:style style:name="ce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7"/>
      <style:map style:condition="cell-content()=&quot;p&quot;" style:apply-style-name="Gnumeric-8" style:base-cell-address="'Active Jobs'.G287"/>
      <style:map style:condition="cell-content()=&quot;t&quot;" style:apply-style-name="Gnumeric-8" style:base-cell-address="'Active Jobs'.G287"/>
      <style:map style:condition="cell-content()=&quot;x&quot;" style:apply-style-name="Gnumeric-8" style:base-cell-address="'Active Jobs'.G287"/>
    </style:style>
    <style:style style:name="ce2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8"/>
      <style:map style:condition="cell-content()=&quot;p&quot;" style:apply-style-name="Gnumeric-8" style:base-cell-address="'Active Jobs'.G288"/>
      <style:map style:condition="cell-content()=&quot;t&quot;" style:apply-style-name="Gnumeric-8" style:base-cell-address="'Active Jobs'.G288"/>
      <style:map style:condition="cell-content()=&quot;x&quot;" style:apply-style-name="Gnumeric-8" style:base-cell-address="'Active Jobs'.G288"/>
    </style:style>
    <style:style style:name="ce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9"/>
      <style:map style:condition="cell-content()=&quot;p&quot;" style:apply-style-name="Gnumeric-8" style:base-cell-address="'Active Jobs'.G289"/>
      <style:map style:condition="cell-content()=&quot;t&quot;" style:apply-style-name="Gnumeric-8" style:base-cell-address="'Active Jobs'.G289"/>
      <style:map style:condition="cell-content()=&quot;x&quot;" style:apply-style-name="Gnumeric-8" style:base-cell-address="'Active Jobs'.G289"/>
    </style:style>
    <style:style style:name="ce2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0"/>
      <style:map style:condition="cell-content()=&quot;p&quot;" style:apply-style-name="Gnumeric-8" style:base-cell-address="'Active Jobs'.G290"/>
      <style:map style:condition="cell-content()=&quot;t&quot;" style:apply-style-name="Gnumeric-8" style:base-cell-address="'Active Jobs'.G290"/>
      <style:map style:condition="cell-content()=&quot;x&quot;" style:apply-style-name="Gnumeric-8" style:base-cell-address="'Active Jobs'.G290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1"/>
      <style:map style:condition="cell-content()=&quot;p&quot;" style:apply-style-name="Gnumeric-8" style:base-cell-address="'Active Jobs'.G291"/>
      <style:map style:condition="cell-content()=&quot;t&quot;" style:apply-style-name="Gnumeric-8" style:base-cell-address="'Active Jobs'.G291"/>
      <style:map style:condition="cell-content()=&quot;x&quot;" style:apply-style-name="Gnumeric-8" style:base-cell-address="'Active Jobs'.G291"/>
    </style:style>
    <style:style style:name="ce2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2"/>
      <style:map style:condition="cell-content()=&quot;p&quot;" style:apply-style-name="Gnumeric-8" style:base-cell-address="'Active Jobs'.G292"/>
      <style:map style:condition="cell-content()=&quot;t&quot;" style:apply-style-name="Gnumeric-8" style:base-cell-address="'Active Jobs'.G292"/>
      <style:map style:condition="cell-content()=&quot;x&quot;" style:apply-style-name="Gnumeric-8" style:base-cell-address="'Active Jobs'.G292"/>
    </style:style>
    <style:style style:name="ce2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3"/>
      <style:map style:condition="cell-content()=&quot;p&quot;" style:apply-style-name="Gnumeric-8" style:base-cell-address="'Active Jobs'.G293"/>
      <style:map style:condition="cell-content()=&quot;t&quot;" style:apply-style-name="Gnumeric-8" style:base-cell-address="'Active Jobs'.G293"/>
      <style:map style:condition="cell-content()=&quot;x&quot;" style:apply-style-name="Gnumeric-8" style:base-cell-address="'Active Jobs'.G293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4"/>
      <style:map style:condition="cell-content()=&quot;p&quot;" style:apply-style-name="Gnumeric-8" style:base-cell-address="'Active Jobs'.G294"/>
      <style:map style:condition="cell-content()=&quot;t&quot;" style:apply-style-name="Gnumeric-8" style:base-cell-address="'Active Jobs'.G294"/>
      <style:map style:condition="cell-content()=&quot;x&quot;" style:apply-style-name="Gnumeric-8" style:base-cell-address="'Active Jobs'.G294"/>
    </style:style>
    <style:style style:name="ce2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5"/>
      <style:map style:condition="cell-content()=&quot;p&quot;" style:apply-style-name="Gnumeric-8" style:base-cell-address="'Active Jobs'.G295"/>
      <style:map style:condition="cell-content()=&quot;t&quot;" style:apply-style-name="Gnumeric-8" style:base-cell-address="'Active Jobs'.G295"/>
      <style:map style:condition="cell-content()=&quot;x&quot;" style:apply-style-name="Gnumeric-8" style:base-cell-address="'Active Jobs'.G295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6"/>
      <style:map style:condition="cell-content()=&quot;p&quot;" style:apply-style-name="Gnumeric-8" style:base-cell-address="'Active Jobs'.G296"/>
      <style:map style:condition="cell-content()=&quot;t&quot;" style:apply-style-name="Gnumeric-8" style:base-cell-address="'Active Jobs'.G296"/>
      <style:map style:condition="cell-content()=&quot;x&quot;" style:apply-style-name="Gnumeric-8" style:base-cell-address="'Active Jobs'.G296"/>
    </style:style>
    <style:style style:name="ce2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7"/>
      <style:map style:condition="cell-content()=&quot;p&quot;" style:apply-style-name="Gnumeric-8" style:base-cell-address="'Active Jobs'.G297"/>
      <style:map style:condition="cell-content()=&quot;t&quot;" style:apply-style-name="Gnumeric-8" style:base-cell-address="'Active Jobs'.G297"/>
      <style:map style:condition="cell-content()=&quot;x&quot;" style:apply-style-name="Gnumeric-8" style:base-cell-address="'Active Jobs'.G297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8"/>
      <style:map style:condition="cell-content()=&quot;p&quot;" style:apply-style-name="Gnumeric-8" style:base-cell-address="'Active Jobs'.G298"/>
      <style:map style:condition="cell-content()=&quot;t&quot;" style:apply-style-name="Gnumeric-8" style:base-cell-address="'Active Jobs'.G298"/>
      <style:map style:condition="cell-content()=&quot;x&quot;" style:apply-style-name="Gnumeric-8" style:base-cell-address="'Active Jobs'.G298"/>
    </style:style>
    <style:style style:name="ce2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9"/>
      <style:map style:condition="cell-content()=&quot;p&quot;" style:apply-style-name="Gnumeric-8" style:base-cell-address="'Active Jobs'.G299"/>
      <style:map style:condition="cell-content()=&quot;t&quot;" style:apply-style-name="Gnumeric-8" style:base-cell-address="'Active Jobs'.G299"/>
      <style:map style:condition="cell-content()=&quot;x&quot;" style:apply-style-name="Gnumeric-8" style:base-cell-address="'Active Jobs'.G299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0"/>
      <style:map style:condition="cell-content()=&quot;p&quot;" style:apply-style-name="Gnumeric-8" style:base-cell-address="'Active Jobs'.G300"/>
      <style:map style:condition="cell-content()=&quot;t&quot;" style:apply-style-name="Gnumeric-8" style:base-cell-address="'Active Jobs'.G300"/>
      <style:map style:condition="cell-content()=&quot;x&quot;" style:apply-style-name="Gnumeric-8" style:base-cell-address="'Active Jobs'.G300"/>
    </style:style>
    <style:style style:name="ce2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1"/>
      <style:map style:condition="cell-content()=&quot;p&quot;" style:apply-style-name="Gnumeric-8" style:base-cell-address="'Active Jobs'.G301"/>
      <style:map style:condition="cell-content()=&quot;t&quot;" style:apply-style-name="Gnumeric-8" style:base-cell-address="'Active Jobs'.G301"/>
      <style:map style:condition="cell-content()=&quot;x&quot;" style:apply-style-name="Gnumeric-8" style:base-cell-address="'Active Jobs'.G301"/>
    </style:style>
    <style:style style:name="ce2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2"/>
      <style:map style:condition="cell-content()=&quot;p&quot;" style:apply-style-name="Gnumeric-8" style:base-cell-address="'Active Jobs'.G302"/>
      <style:map style:condition="cell-content()=&quot;t&quot;" style:apply-style-name="Gnumeric-8" style:base-cell-address="'Active Jobs'.G302"/>
      <style:map style:condition="cell-content()=&quot;x&quot;" style:apply-style-name="Gnumeric-8" style:base-cell-address="'Active Jobs'.G302"/>
    </style:style>
    <style:style style:name="ce2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3"/>
      <style:map style:condition="cell-content()=&quot;p&quot;" style:apply-style-name="Gnumeric-8" style:base-cell-address="'Active Jobs'.G303"/>
      <style:map style:condition="cell-content()=&quot;t&quot;" style:apply-style-name="Gnumeric-8" style:base-cell-address="'Active Jobs'.G303"/>
      <style:map style:condition="cell-content()=&quot;x&quot;" style:apply-style-name="Gnumeric-8" style:base-cell-address="'Active Jobs'.G303"/>
    </style:style>
    <style:style style:name="ce250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4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8" style:family="table-cell" style:parent-style-name="Default" style:data-style-name="N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2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"/>
      <style:map style:condition="cell-content()=&quot;p&quot;" style:apply-style-name="Gnumeric-8" style:base-cell-address="'Completed Jobs'.B2"/>
      <style:map style:condition="cell-content()=&quot;t&quot;" style:apply-style-name="Gnumeric-8" style:base-cell-address="'Completed Jobs'.B2"/>
      <style:map style:condition="cell-content()=&quot;x&quot;" style:apply-style-name="Gnumeric-8" style:base-cell-address="'Completed Jobs'.B2"/>
    </style:style>
    <style:style style:name="ce2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2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"/>
      <style:map style:condition="cell-content()=&quot;p&quot;" style:apply-style-name="Gnumeric-8" style:base-cell-address="'Completed Jobs'.B19"/>
      <style:map style:condition="cell-content()=&quot;t&quot;" style:apply-style-name="Gnumeric-8" style:base-cell-address="'Completed Jobs'.B19"/>
      <style:map style:condition="cell-content()=&quot;x&quot;" style:apply-style-name="Gnumeric-8" style:base-cell-address="'Completed Jobs'.B19"/>
    </style:style>
    <style:style style:name="ce2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"/>
      <style:map style:condition="cell-content()=&quot;p&quot;" style:apply-style-name="Gnumeric-8" style:base-cell-address="'Completed Jobs'.B21"/>
      <style:map style:condition="cell-content()=&quot;t&quot;" style:apply-style-name="Gnumeric-8" style:base-cell-address="'Completed Jobs'.B21"/>
      <style:map style:condition="cell-content()=&quot;x&quot;" style:apply-style-name="Gnumeric-8" style:base-cell-address="'Completed Jobs'.B21"/>
    </style:style>
    <style:style style:name="ce2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"/>
      <style:map style:condition="cell-content()=&quot;p&quot;" style:apply-style-name="Gnumeric-8" style:base-cell-address="'Completed Jobs'.B22"/>
      <style:map style:condition="cell-content()=&quot;t&quot;" style:apply-style-name="Gnumeric-8" style:base-cell-address="'Completed Jobs'.B22"/>
      <style:map style:condition="cell-content()=&quot;x&quot;" style:apply-style-name="Gnumeric-8" style:base-cell-address="'Completed Jobs'.B22"/>
    </style:style>
    <style:style style:name="ce2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"/>
      <style:map style:condition="cell-content()=&quot;p&quot;" style:apply-style-name="Gnumeric-8" style:base-cell-address="'Completed Jobs'.B23"/>
      <style:map style:condition="cell-content()=&quot;t&quot;" style:apply-style-name="Gnumeric-8" style:base-cell-address="'Completed Jobs'.B23"/>
      <style:map style:condition="cell-content()=&quot;x&quot;" style:apply-style-name="Gnumeric-8" style:base-cell-address="'Completed Jobs'.B23"/>
    </style:style>
    <style:style style:name="ce2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"/>
      <style:map style:condition="cell-content()=&quot;p&quot;" style:apply-style-name="Gnumeric-8" style:base-cell-address="'Completed Jobs'.B24"/>
      <style:map style:condition="cell-content()=&quot;t&quot;" style:apply-style-name="Gnumeric-8" style:base-cell-address="'Completed Jobs'.B24"/>
      <style:map style:condition="cell-content()=&quot;x&quot;" style:apply-style-name="Gnumeric-8" style:base-cell-address="'Completed Jobs'.B24"/>
    </style:style>
    <style:style style:name="ce2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"/>
      <style:map style:condition="cell-content()=&quot;p&quot;" style:apply-style-name="Gnumeric-8" style:base-cell-address="'Completed Jobs'.B25"/>
      <style:map style:condition="cell-content()=&quot;t&quot;" style:apply-style-name="Gnumeric-8" style:base-cell-address="'Completed Jobs'.B25"/>
      <style:map style:condition="cell-content()=&quot;x&quot;" style:apply-style-name="Gnumeric-8" style:base-cell-address="'Completed Jobs'.B25"/>
    </style:style>
    <style:style style:name="ce2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"/>
      <style:map style:condition="cell-content()=&quot;p&quot;" style:apply-style-name="Gnumeric-8" style:base-cell-address="'Completed Jobs'.B26"/>
      <style:map style:condition="cell-content()=&quot;t&quot;" style:apply-style-name="Gnumeric-8" style:base-cell-address="'Completed Jobs'.B26"/>
      <style:map style:condition="cell-content()=&quot;x&quot;" style:apply-style-name="Gnumeric-8" style:base-cell-address="'Completed Jobs'.B26"/>
    </style:style>
    <style:style style:name="ce2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"/>
      <style:map style:condition="cell-content()=&quot;p&quot;" style:apply-style-name="Gnumeric-8" style:base-cell-address="'Completed Jobs'.B27"/>
      <style:map style:condition="cell-content()=&quot;t&quot;" style:apply-style-name="Gnumeric-8" style:base-cell-address="'Completed Jobs'.B27"/>
      <style:map style:condition="cell-content()=&quot;x&quot;" style:apply-style-name="Gnumeric-8" style:base-cell-address="'Completed Jobs'.B27"/>
    </style:style>
    <style:style style:name="ce2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"/>
      <style:map style:condition="cell-content()=&quot;p&quot;" style:apply-style-name="Gnumeric-8" style:base-cell-address="'Completed Jobs'.B28"/>
      <style:map style:condition="cell-content()=&quot;t&quot;" style:apply-style-name="Gnumeric-8" style:base-cell-address="'Completed Jobs'.B28"/>
      <style:map style:condition="cell-content()=&quot;x&quot;" style:apply-style-name="Gnumeric-8" style:base-cell-address="'Completed Jobs'.B28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"/>
      <style:map style:condition="cell-content()=&quot;p&quot;" style:apply-style-name="Gnumeric-8" style:base-cell-address="'Completed Jobs'.B29"/>
      <style:map style:condition="cell-content()=&quot;t&quot;" style:apply-style-name="Gnumeric-8" style:base-cell-address="'Completed Jobs'.B29"/>
      <style:map style:condition="cell-content()=&quot;x&quot;" style:apply-style-name="Gnumeric-8" style:base-cell-address="'Completed Jobs'.B29"/>
    </style:style>
    <style:style style:name="ce2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0"/>
      <style:map style:condition="cell-content()=&quot;p&quot;" style:apply-style-name="Gnumeric-8" style:base-cell-address="'Completed Jobs'.B30"/>
      <style:map style:condition="cell-content()=&quot;t&quot;" style:apply-style-name="Gnumeric-8" style:base-cell-address="'Completed Jobs'.B30"/>
      <style:map style:condition="cell-content()=&quot;x&quot;" style:apply-style-name="Gnumeric-8" style:base-cell-address="'Completed Jobs'.B30"/>
    </style:style>
    <style:style style:name="ce2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1"/>
      <style:map style:condition="cell-content()=&quot;p&quot;" style:apply-style-name="Gnumeric-8" style:base-cell-address="'Completed Jobs'.B31"/>
      <style:map style:condition="cell-content()=&quot;t&quot;" style:apply-style-name="Gnumeric-8" style:base-cell-address="'Completed Jobs'.B31"/>
      <style:map style:condition="cell-content()=&quot;x&quot;" style:apply-style-name="Gnumeric-8" style:base-cell-address="'Completed Jobs'.B31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2"/>
      <style:map style:condition="cell-content()=&quot;p&quot;" style:apply-style-name="Gnumeric-8" style:base-cell-address="'Completed Jobs'.B32"/>
      <style:map style:condition="cell-content()=&quot;t&quot;" style:apply-style-name="Gnumeric-8" style:base-cell-address="'Completed Jobs'.B32"/>
      <style:map style:condition="cell-content()=&quot;x&quot;" style:apply-style-name="Gnumeric-8" style:base-cell-address="'Completed Jobs'.B32"/>
    </style:style>
    <style:style style:name="ce2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3"/>
      <style:map style:condition="cell-content()=&quot;p&quot;" style:apply-style-name="Gnumeric-8" style:base-cell-address="'Completed Jobs'.B33"/>
      <style:map style:condition="cell-content()=&quot;t&quot;" style:apply-style-name="Gnumeric-8" style:base-cell-address="'Completed Jobs'.B33"/>
      <style:map style:condition="cell-content()=&quot;x&quot;" style:apply-style-name="Gnumeric-8" style:base-cell-address="'Completed Jobs'.B33"/>
    </style:style>
    <style:style style:name="ce2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4"/>
      <style:map style:condition="cell-content()=&quot;p&quot;" style:apply-style-name="Gnumeric-8" style:base-cell-address="'Completed Jobs'.B34"/>
      <style:map style:condition="cell-content()=&quot;t&quot;" style:apply-style-name="Gnumeric-8" style:base-cell-address="'Completed Jobs'.B34"/>
      <style:map style:condition="cell-content()=&quot;x&quot;" style:apply-style-name="Gnumeric-8" style:base-cell-address="'Completed Jobs'.B34"/>
    </style:style>
    <style:style style:name="ce2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5"/>
      <style:map style:condition="cell-content()=&quot;p&quot;" style:apply-style-name="Gnumeric-8" style:base-cell-address="'Completed Jobs'.B35"/>
      <style:map style:condition="cell-content()=&quot;t&quot;" style:apply-style-name="Gnumeric-8" style:base-cell-address="'Completed Jobs'.B35"/>
      <style:map style:condition="cell-content()=&quot;x&quot;" style:apply-style-name="Gnumeric-8" style:base-cell-address="'Completed Jobs'.B35"/>
    </style:style>
    <style:style style:name="ce2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6"/>
      <style:map style:condition="cell-content()=&quot;p&quot;" style:apply-style-name="Gnumeric-8" style:base-cell-address="'Completed Jobs'.B36"/>
      <style:map style:condition="cell-content()=&quot;t&quot;" style:apply-style-name="Gnumeric-8" style:base-cell-address="'Completed Jobs'.B36"/>
      <style:map style:condition="cell-content()=&quot;x&quot;" style:apply-style-name="Gnumeric-8" style:base-cell-address="'Completed Jobs'.B36"/>
    </style:style>
    <style:style style:name="ce2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7"/>
      <style:map style:condition="cell-content()=&quot;p&quot;" style:apply-style-name="Gnumeric-8" style:base-cell-address="'Completed Jobs'.B37"/>
      <style:map style:condition="cell-content()=&quot;t&quot;" style:apply-style-name="Gnumeric-8" style:base-cell-address="'Completed Jobs'.B37"/>
      <style:map style:condition="cell-content()=&quot;x&quot;" style:apply-style-name="Gnumeric-8" style:base-cell-address="'Completed Jobs'.B37"/>
    </style:style>
    <style:style style:name="ce2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8"/>
      <style:map style:condition="cell-content()=&quot;p&quot;" style:apply-style-name="Gnumeric-8" style:base-cell-address="'Completed Jobs'.B38"/>
      <style:map style:condition="cell-content()=&quot;t&quot;" style:apply-style-name="Gnumeric-8" style:base-cell-address="'Completed Jobs'.B38"/>
      <style:map style:condition="cell-content()=&quot;x&quot;" style:apply-style-name="Gnumeric-8" style:base-cell-address="'Completed Jobs'.B38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9"/>
      <style:map style:condition="cell-content()=&quot;p&quot;" style:apply-style-name="Gnumeric-8" style:base-cell-address="'Completed Jobs'.B39"/>
      <style:map style:condition="cell-content()=&quot;t&quot;" style:apply-style-name="Gnumeric-8" style:base-cell-address="'Completed Jobs'.B39"/>
      <style:map style:condition="cell-content()=&quot;x&quot;" style:apply-style-name="Gnumeric-8" style:base-cell-address="'Completed Jobs'.B39"/>
    </style:style>
    <style:style style:name="ce2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0"/>
      <style:map style:condition="cell-content()=&quot;p&quot;" style:apply-style-name="Gnumeric-8" style:base-cell-address="'Completed Jobs'.B40"/>
      <style:map style:condition="cell-content()=&quot;t&quot;" style:apply-style-name="Gnumeric-8" style:base-cell-address="'Completed Jobs'.B40"/>
      <style:map style:condition="cell-content()=&quot;x&quot;" style:apply-style-name="Gnumeric-8" style:base-cell-address="'Completed Jobs'.B40"/>
    </style:style>
    <style:style style:name="ce2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1"/>
      <style:map style:condition="cell-content()=&quot;p&quot;" style:apply-style-name="Gnumeric-8" style:base-cell-address="'Completed Jobs'.B41"/>
      <style:map style:condition="cell-content()=&quot;t&quot;" style:apply-style-name="Gnumeric-8" style:base-cell-address="'Completed Jobs'.B41"/>
      <style:map style:condition="cell-content()=&quot;x&quot;" style:apply-style-name="Gnumeric-8" style:base-cell-address="'Completed Jobs'.B41"/>
    </style:style>
    <style:style style:name="ce2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2"/>
      <style:map style:condition="cell-content()=&quot;p&quot;" style:apply-style-name="Gnumeric-8" style:base-cell-address="'Completed Jobs'.B42"/>
      <style:map style:condition="cell-content()=&quot;t&quot;" style:apply-style-name="Gnumeric-8" style:base-cell-address="'Completed Jobs'.B42"/>
      <style:map style:condition="cell-content()=&quot;x&quot;" style:apply-style-name="Gnumeric-8" style:base-cell-address="'Completed Jobs'.B42"/>
    </style:style>
    <style:style style:name="ce2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3"/>
      <style:map style:condition="cell-content()=&quot;p&quot;" style:apply-style-name="Gnumeric-8" style:base-cell-address="'Completed Jobs'.B43"/>
      <style:map style:condition="cell-content()=&quot;t&quot;" style:apply-style-name="Gnumeric-8" style:base-cell-address="'Completed Jobs'.B43"/>
      <style:map style:condition="cell-content()=&quot;x&quot;" style:apply-style-name="Gnumeric-8" style:base-cell-address="'Completed Jobs'.B43"/>
    </style:style>
    <style:style style:name="ce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4"/>
      <style:map style:condition="cell-content()=&quot;p&quot;" style:apply-style-name="Gnumeric-8" style:base-cell-address="'Completed Jobs'.B44"/>
      <style:map style:condition="cell-content()=&quot;t&quot;" style:apply-style-name="Gnumeric-8" style:base-cell-address="'Completed Jobs'.B44"/>
      <style:map style:condition="cell-content()=&quot;x&quot;" style:apply-style-name="Gnumeric-8" style:base-cell-address="'Completed Jobs'.B44"/>
    </style:style>
    <style:style style:name="ce2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5"/>
      <style:map style:condition="cell-content()=&quot;p&quot;" style:apply-style-name="Gnumeric-8" style:base-cell-address="'Completed Jobs'.B45"/>
      <style:map style:condition="cell-content()=&quot;t&quot;" style:apply-style-name="Gnumeric-8" style:base-cell-address="'Completed Jobs'.B45"/>
      <style:map style:condition="cell-content()=&quot;x&quot;" style:apply-style-name="Gnumeric-8" style:base-cell-address="'Completed Jobs'.B45"/>
    </style:style>
    <style:style style:name="ce2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6"/>
      <style:map style:condition="cell-content()=&quot;p&quot;" style:apply-style-name="Gnumeric-8" style:base-cell-address="'Completed Jobs'.B46"/>
      <style:map style:condition="cell-content()=&quot;t&quot;" style:apply-style-name="Gnumeric-8" style:base-cell-address="'Completed Jobs'.B46"/>
      <style:map style:condition="cell-content()=&quot;x&quot;" style:apply-style-name="Gnumeric-8" style:base-cell-address="'Completed Jobs'.B46"/>
    </style:style>
    <style:style style:name="ce2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7"/>
      <style:map style:condition="cell-content()=&quot;p&quot;" style:apply-style-name="Gnumeric-8" style:base-cell-address="'Completed Jobs'.B47"/>
      <style:map style:condition="cell-content()=&quot;t&quot;" style:apply-style-name="Gnumeric-8" style:base-cell-address="'Completed Jobs'.B47"/>
      <style:map style:condition="cell-content()=&quot;x&quot;" style:apply-style-name="Gnumeric-8" style:base-cell-address="'Completed Jobs'.B47"/>
    </style:style>
    <style:style style:name="ce2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8"/>
      <style:map style:condition="cell-content()=&quot;p&quot;" style:apply-style-name="Gnumeric-8" style:base-cell-address="'Completed Jobs'.B48"/>
      <style:map style:condition="cell-content()=&quot;t&quot;" style:apply-style-name="Gnumeric-8" style:base-cell-address="'Completed Jobs'.B48"/>
      <style:map style:condition="cell-content()=&quot;x&quot;" style:apply-style-name="Gnumeric-8" style:base-cell-address="'Completed Jobs'.B48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9"/>
      <style:map style:condition="cell-content()=&quot;p&quot;" style:apply-style-name="Gnumeric-8" style:base-cell-address="'Completed Jobs'.B49"/>
      <style:map style:condition="cell-content()=&quot;t&quot;" style:apply-style-name="Gnumeric-8" style:base-cell-address="'Completed Jobs'.B49"/>
      <style:map style:condition="cell-content()=&quot;x&quot;" style:apply-style-name="Gnumeric-8" style:base-cell-address="'Completed Jobs'.B49"/>
    </style:style>
    <style:style style:name="ce2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0"/>
      <style:map style:condition="cell-content()=&quot;p&quot;" style:apply-style-name="Gnumeric-8" style:base-cell-address="'Completed Jobs'.B50"/>
      <style:map style:condition="cell-content()=&quot;t&quot;" style:apply-style-name="Gnumeric-8" style:base-cell-address="'Completed Jobs'.B50"/>
      <style:map style:condition="cell-content()=&quot;x&quot;" style:apply-style-name="Gnumeric-8" style:base-cell-address="'Completed Jobs'.B50"/>
    </style:style>
    <style:style style:name="ce2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1"/>
      <style:map style:condition="cell-content()=&quot;p&quot;" style:apply-style-name="Gnumeric-8" style:base-cell-address="'Completed Jobs'.B51"/>
      <style:map style:condition="cell-content()=&quot;t&quot;" style:apply-style-name="Gnumeric-8" style:base-cell-address="'Completed Jobs'.B51"/>
      <style:map style:condition="cell-content()=&quot;x&quot;" style:apply-style-name="Gnumeric-8" style:base-cell-address="'Completed Jobs'.B51"/>
    </style:style>
    <style:style style:name="ce2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2"/>
      <style:map style:condition="cell-content()=&quot;p&quot;" style:apply-style-name="Gnumeric-8" style:base-cell-address="'Completed Jobs'.B52"/>
      <style:map style:condition="cell-content()=&quot;t&quot;" style:apply-style-name="Gnumeric-8" style:base-cell-address="'Completed Jobs'.B52"/>
      <style:map style:condition="cell-content()=&quot;x&quot;" style:apply-style-name="Gnumeric-8" style:base-cell-address="'Completed Jobs'.B52"/>
    </style:style>
    <style:style style:name="ce2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3"/>
      <style:map style:condition="cell-content()=&quot;p&quot;" style:apply-style-name="Gnumeric-8" style:base-cell-address="'Completed Jobs'.B53"/>
      <style:map style:condition="cell-content()=&quot;t&quot;" style:apply-style-name="Gnumeric-8" style:base-cell-address="'Completed Jobs'.B53"/>
      <style:map style:condition="cell-content()=&quot;x&quot;" style:apply-style-name="Gnumeric-8" style:base-cell-address="'Completed Jobs'.B53"/>
    </style:style>
    <style:style style:name="ce2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4"/>
      <style:map style:condition="cell-content()=&quot;p&quot;" style:apply-style-name="Gnumeric-8" style:base-cell-address="'Completed Jobs'.B54"/>
      <style:map style:condition="cell-content()=&quot;t&quot;" style:apply-style-name="Gnumeric-8" style:base-cell-address="'Completed Jobs'.B54"/>
      <style:map style:condition="cell-content()=&quot;x&quot;" style:apply-style-name="Gnumeric-8" style:base-cell-address="'Completed Jobs'.B54"/>
    </style:style>
    <style:style style:name="ce2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5"/>
      <style:map style:condition="cell-content()=&quot;p&quot;" style:apply-style-name="Gnumeric-8" style:base-cell-address="'Completed Jobs'.B55"/>
      <style:map style:condition="cell-content()=&quot;t&quot;" style:apply-style-name="Gnumeric-8" style:base-cell-address="'Completed Jobs'.B55"/>
      <style:map style:condition="cell-content()=&quot;x&quot;" style:apply-style-name="Gnumeric-8" style:base-cell-address="'Completed Jobs'.B55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6"/>
      <style:map style:condition="cell-content()=&quot;p&quot;" style:apply-style-name="Gnumeric-8" style:base-cell-address="'Completed Jobs'.B56"/>
      <style:map style:condition="cell-content()=&quot;t&quot;" style:apply-style-name="Gnumeric-8" style:base-cell-address="'Completed Jobs'.B56"/>
      <style:map style:condition="cell-content()=&quot;x&quot;" style:apply-style-name="Gnumeric-8" style:base-cell-address="'Completed Jobs'.B56"/>
    </style:style>
    <style:style style:name="ce3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7"/>
      <style:map style:condition="cell-content()=&quot;p&quot;" style:apply-style-name="Gnumeric-8" style:base-cell-address="'Completed Jobs'.B57"/>
      <style:map style:condition="cell-content()=&quot;t&quot;" style:apply-style-name="Gnumeric-8" style:base-cell-address="'Completed Jobs'.B57"/>
      <style:map style:condition="cell-content()=&quot;x&quot;" style:apply-style-name="Gnumeric-8" style:base-cell-address="'Completed Jobs'.B57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8"/>
      <style:map style:condition="cell-content()=&quot;p&quot;" style:apply-style-name="Gnumeric-8" style:base-cell-address="'Completed Jobs'.B58"/>
      <style:map style:condition="cell-content()=&quot;t&quot;" style:apply-style-name="Gnumeric-8" style:base-cell-address="'Completed Jobs'.B58"/>
      <style:map style:condition="cell-content()=&quot;x&quot;" style:apply-style-name="Gnumeric-8" style:base-cell-address="'Completed Jobs'.B58"/>
    </style:style>
    <style:style style:name="ce3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9"/>
      <style:map style:condition="cell-content()=&quot;p&quot;" style:apply-style-name="Gnumeric-8" style:base-cell-address="'Completed Jobs'.B59"/>
      <style:map style:condition="cell-content()=&quot;t&quot;" style:apply-style-name="Gnumeric-8" style:base-cell-address="'Completed Jobs'.B59"/>
      <style:map style:condition="cell-content()=&quot;x&quot;" style:apply-style-name="Gnumeric-8" style:base-cell-address="'Completed Jobs'.B59"/>
    </style:style>
    <style:style style:name="ce3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0"/>
      <style:map style:condition="cell-content()=&quot;p&quot;" style:apply-style-name="Gnumeric-8" style:base-cell-address="'Completed Jobs'.B60"/>
      <style:map style:condition="cell-content()=&quot;t&quot;" style:apply-style-name="Gnumeric-8" style:base-cell-address="'Completed Jobs'.B60"/>
      <style:map style:condition="cell-content()=&quot;x&quot;" style:apply-style-name="Gnumeric-8" style:base-cell-address="'Completed Jobs'.B60"/>
    </style:style>
    <style:style style:name="ce3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1"/>
      <style:map style:condition="cell-content()=&quot;p&quot;" style:apply-style-name="Gnumeric-8" style:base-cell-address="'Completed Jobs'.B61"/>
      <style:map style:condition="cell-content()=&quot;t&quot;" style:apply-style-name="Gnumeric-8" style:base-cell-address="'Completed Jobs'.B61"/>
      <style:map style:condition="cell-content()=&quot;x&quot;" style:apply-style-name="Gnumeric-8" style:base-cell-address="'Completed Jobs'.B61"/>
    </style:style>
    <style:style style:name="ce3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2"/>
      <style:map style:condition="cell-content()=&quot;p&quot;" style:apply-style-name="Gnumeric-8" style:base-cell-address="'Completed Jobs'.B62"/>
      <style:map style:condition="cell-content()=&quot;t&quot;" style:apply-style-name="Gnumeric-8" style:base-cell-address="'Completed Jobs'.B62"/>
      <style:map style:condition="cell-content()=&quot;x&quot;" style:apply-style-name="Gnumeric-8" style:base-cell-address="'Completed Jobs'.B62"/>
    </style:style>
    <style:style style:name="ce3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3"/>
      <style:map style:condition="cell-content()=&quot;p&quot;" style:apply-style-name="Gnumeric-8" style:base-cell-address="'Completed Jobs'.B63"/>
      <style:map style:condition="cell-content()=&quot;t&quot;" style:apply-style-name="Gnumeric-8" style:base-cell-address="'Completed Jobs'.B63"/>
      <style:map style:condition="cell-content()=&quot;x&quot;" style:apply-style-name="Gnumeric-8" style:base-cell-address="'Completed Jobs'.B63"/>
    </style:style>
    <style:style style:name="ce3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4"/>
      <style:map style:condition="cell-content()=&quot;p&quot;" style:apply-style-name="Gnumeric-8" style:base-cell-address="'Completed Jobs'.B64"/>
      <style:map style:condition="cell-content()=&quot;t&quot;" style:apply-style-name="Gnumeric-8" style:base-cell-address="'Completed Jobs'.B64"/>
      <style:map style:condition="cell-content()=&quot;x&quot;" style:apply-style-name="Gnumeric-8" style:base-cell-address="'Completed Jobs'.B64"/>
    </style:style>
    <style:style style:name="ce3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5"/>
      <style:map style:condition="cell-content()=&quot;p&quot;" style:apply-style-name="Gnumeric-8" style:base-cell-address="'Completed Jobs'.B65"/>
      <style:map style:condition="cell-content()=&quot;t&quot;" style:apply-style-name="Gnumeric-8" style:base-cell-address="'Completed Jobs'.B65"/>
      <style:map style:condition="cell-content()=&quot;x&quot;" style:apply-style-name="Gnumeric-8" style:base-cell-address="'Completed Jobs'.B65"/>
    </style:style>
    <style:style style:name="ce3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6"/>
      <style:map style:condition="cell-content()=&quot;p&quot;" style:apply-style-name="Gnumeric-8" style:base-cell-address="'Completed Jobs'.B66"/>
      <style:map style:condition="cell-content()=&quot;t&quot;" style:apply-style-name="Gnumeric-8" style:base-cell-address="'Completed Jobs'.B66"/>
      <style:map style:condition="cell-content()=&quot;x&quot;" style:apply-style-name="Gnumeric-8" style:base-cell-address="'Completed Jobs'.B66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7"/>
      <style:map style:condition="cell-content()=&quot;p&quot;" style:apply-style-name="Gnumeric-8" style:base-cell-address="'Completed Jobs'.B67"/>
      <style:map style:condition="cell-content()=&quot;t&quot;" style:apply-style-name="Gnumeric-8" style:base-cell-address="'Completed Jobs'.B67"/>
      <style:map style:condition="cell-content()=&quot;x&quot;" style:apply-style-name="Gnumeric-8" style:base-cell-address="'Completed Jobs'.B67"/>
    </style:style>
    <style:style style:name="ce3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8"/>
      <style:map style:condition="cell-content()=&quot;p&quot;" style:apply-style-name="Gnumeric-8" style:base-cell-address="'Completed Jobs'.B68"/>
      <style:map style:condition="cell-content()=&quot;t&quot;" style:apply-style-name="Gnumeric-8" style:base-cell-address="'Completed Jobs'.B68"/>
      <style:map style:condition="cell-content()=&quot;x&quot;" style:apply-style-name="Gnumeric-8" style:base-cell-address="'Completed Jobs'.B68"/>
    </style:style>
    <style:style style:name="ce3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9"/>
      <style:map style:condition="cell-content()=&quot;p&quot;" style:apply-style-name="Gnumeric-8" style:base-cell-address="'Completed Jobs'.B69"/>
      <style:map style:condition="cell-content()=&quot;t&quot;" style:apply-style-name="Gnumeric-8" style:base-cell-address="'Completed Jobs'.B69"/>
      <style:map style:condition="cell-content()=&quot;x&quot;" style:apply-style-name="Gnumeric-8" style:base-cell-address="'Completed Jobs'.B69"/>
    </style:style>
    <style:style style:name="ce3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0"/>
      <style:map style:condition="cell-content()=&quot;p&quot;" style:apply-style-name="Gnumeric-8" style:base-cell-address="'Completed Jobs'.B70"/>
      <style:map style:condition="cell-content()=&quot;t&quot;" style:apply-style-name="Gnumeric-8" style:base-cell-address="'Completed Jobs'.B70"/>
      <style:map style:condition="cell-content()=&quot;x&quot;" style:apply-style-name="Gnumeric-8" style:base-cell-address="'Completed Jobs'.B70"/>
    </style:style>
    <style:style style:name="ce3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1"/>
      <style:map style:condition="cell-content()=&quot;p&quot;" style:apply-style-name="Gnumeric-8" style:base-cell-address="'Completed Jobs'.B71"/>
      <style:map style:condition="cell-content()=&quot;t&quot;" style:apply-style-name="Gnumeric-8" style:base-cell-address="'Completed Jobs'.B71"/>
      <style:map style:condition="cell-content()=&quot;x&quot;" style:apply-style-name="Gnumeric-8" style:base-cell-address="'Completed Jobs'.B71"/>
    </style:style>
    <style:style style:name="ce3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2"/>
      <style:map style:condition="cell-content()=&quot;p&quot;" style:apply-style-name="Gnumeric-8" style:base-cell-address="'Completed Jobs'.B72"/>
      <style:map style:condition="cell-content()=&quot;t&quot;" style:apply-style-name="Gnumeric-8" style:base-cell-address="'Completed Jobs'.B72"/>
      <style:map style:condition="cell-content()=&quot;x&quot;" style:apply-style-name="Gnumeric-8" style:base-cell-address="'Completed Jobs'.B72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3"/>
      <style:map style:condition="cell-content()=&quot;p&quot;" style:apply-style-name="Gnumeric-8" style:base-cell-address="'Completed Jobs'.B73"/>
      <style:map style:condition="cell-content()=&quot;t&quot;" style:apply-style-name="Gnumeric-8" style:base-cell-address="'Completed Jobs'.B73"/>
      <style:map style:condition="cell-content()=&quot;x&quot;" style:apply-style-name="Gnumeric-8" style:base-cell-address="'Completed Jobs'.B73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4"/>
      <style:map style:condition="cell-content()=&quot;p&quot;" style:apply-style-name="Gnumeric-8" style:base-cell-address="'Completed Jobs'.B74"/>
      <style:map style:condition="cell-content()=&quot;t&quot;" style:apply-style-name="Gnumeric-8" style:base-cell-address="'Completed Jobs'.B74"/>
      <style:map style:condition="cell-content()=&quot;x&quot;" style:apply-style-name="Gnumeric-8" style:base-cell-address="'Completed Jobs'.B74"/>
    </style:style>
    <style:style style:name="ce3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5"/>
      <style:map style:condition="cell-content()=&quot;p&quot;" style:apply-style-name="Gnumeric-8" style:base-cell-address="'Completed Jobs'.B75"/>
      <style:map style:condition="cell-content()=&quot;t&quot;" style:apply-style-name="Gnumeric-8" style:base-cell-address="'Completed Jobs'.B75"/>
      <style:map style:condition="cell-content()=&quot;x&quot;" style:apply-style-name="Gnumeric-8" style:base-cell-address="'Completed Jobs'.B75"/>
    </style:style>
    <style:style style:name="ce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6"/>
      <style:map style:condition="cell-content()=&quot;p&quot;" style:apply-style-name="Gnumeric-8" style:base-cell-address="'Completed Jobs'.B76"/>
      <style:map style:condition="cell-content()=&quot;t&quot;" style:apply-style-name="Gnumeric-8" style:base-cell-address="'Completed Jobs'.B76"/>
      <style:map style:condition="cell-content()=&quot;x&quot;" style:apply-style-name="Gnumeric-8" style:base-cell-address="'Completed Jobs'.B76"/>
    </style:style>
    <style:style style:name="ce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7"/>
      <style:map style:condition="cell-content()=&quot;p&quot;" style:apply-style-name="Gnumeric-8" style:base-cell-address="'Completed Jobs'.B77"/>
      <style:map style:condition="cell-content()=&quot;t&quot;" style:apply-style-name="Gnumeric-8" style:base-cell-address="'Completed Jobs'.B77"/>
      <style:map style:condition="cell-content()=&quot;x&quot;" style:apply-style-name="Gnumeric-8" style:base-cell-address="'Completed Jobs'.B77"/>
    </style:style>
    <style:style style:name="ce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8"/>
      <style:map style:condition="cell-content()=&quot;p&quot;" style:apply-style-name="Gnumeric-8" style:base-cell-address="'Completed Jobs'.B78"/>
      <style:map style:condition="cell-content()=&quot;t&quot;" style:apply-style-name="Gnumeric-8" style:base-cell-address="'Completed Jobs'.B78"/>
      <style:map style:condition="cell-content()=&quot;x&quot;" style:apply-style-name="Gnumeric-8" style:base-cell-address="'Completed Jobs'.B78"/>
    </style:style>
    <style:style style:name="ce3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9"/>
      <style:map style:condition="cell-content()=&quot;p&quot;" style:apply-style-name="Gnumeric-8" style:base-cell-address="'Completed Jobs'.B79"/>
      <style:map style:condition="cell-content()=&quot;t&quot;" style:apply-style-name="Gnumeric-8" style:base-cell-address="'Completed Jobs'.B79"/>
      <style:map style:condition="cell-content()=&quot;x&quot;" style:apply-style-name="Gnumeric-8" style:base-cell-address="'Completed Jobs'.B79"/>
    </style:style>
    <style:style style:name="ce3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0"/>
      <style:map style:condition="cell-content()=&quot;p&quot;" style:apply-style-name="Gnumeric-8" style:base-cell-address="'Completed Jobs'.B80"/>
      <style:map style:condition="cell-content()=&quot;t&quot;" style:apply-style-name="Gnumeric-8" style:base-cell-address="'Completed Jobs'.B80"/>
      <style:map style:condition="cell-content()=&quot;x&quot;" style:apply-style-name="Gnumeric-8" style:base-cell-address="'Completed Jobs'.B80"/>
    </style:style>
    <style:style style:name="ce3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1"/>
      <style:map style:condition="cell-content()=&quot;p&quot;" style:apply-style-name="Gnumeric-8" style:base-cell-address="'Completed Jobs'.B81"/>
      <style:map style:condition="cell-content()=&quot;t&quot;" style:apply-style-name="Gnumeric-8" style:base-cell-address="'Completed Jobs'.B81"/>
      <style:map style:condition="cell-content()=&quot;x&quot;" style:apply-style-name="Gnumeric-8" style:base-cell-address="'Completed Jobs'.B81"/>
    </style:style>
    <style:style style:name="ce3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2"/>
      <style:map style:condition="cell-content()=&quot;p&quot;" style:apply-style-name="Gnumeric-8" style:base-cell-address="'Completed Jobs'.B82"/>
      <style:map style:condition="cell-content()=&quot;t&quot;" style:apply-style-name="Gnumeric-8" style:base-cell-address="'Completed Jobs'.B82"/>
      <style:map style:condition="cell-content()=&quot;x&quot;" style:apply-style-name="Gnumeric-8" style:base-cell-address="'Completed Jobs'.B82"/>
    </style:style>
    <style:style style:name="ce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3"/>
      <style:map style:condition="cell-content()=&quot;p&quot;" style:apply-style-name="Gnumeric-8" style:base-cell-address="'Completed Jobs'.B83"/>
      <style:map style:condition="cell-content()=&quot;t&quot;" style:apply-style-name="Gnumeric-8" style:base-cell-address="'Completed Jobs'.B83"/>
      <style:map style:condition="cell-content()=&quot;x&quot;" style:apply-style-name="Gnumeric-8" style:base-cell-address="'Completed Jobs'.B83"/>
    </style:style>
    <style:style style:name="ce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4"/>
      <style:map style:condition="cell-content()=&quot;p&quot;" style:apply-style-name="Gnumeric-8" style:base-cell-address="'Completed Jobs'.B84"/>
      <style:map style:condition="cell-content()=&quot;t&quot;" style:apply-style-name="Gnumeric-8" style:base-cell-address="'Completed Jobs'.B84"/>
      <style:map style:condition="cell-content()=&quot;x&quot;" style:apply-style-name="Gnumeric-8" style:base-cell-address="'Completed Jobs'.B84"/>
    </style:style>
    <style:style style:name="ce3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5"/>
      <style:map style:condition="cell-content()=&quot;p&quot;" style:apply-style-name="Gnumeric-8" style:base-cell-address="'Completed Jobs'.B85"/>
      <style:map style:condition="cell-content()=&quot;t&quot;" style:apply-style-name="Gnumeric-8" style:base-cell-address="'Completed Jobs'.B85"/>
      <style:map style:condition="cell-content()=&quot;x&quot;" style:apply-style-name="Gnumeric-8" style:base-cell-address="'Completed Jobs'.B85"/>
    </style:style>
    <style:style style:name="ce3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6"/>
      <style:map style:condition="cell-content()=&quot;p&quot;" style:apply-style-name="Gnumeric-8" style:base-cell-address="'Completed Jobs'.B86"/>
      <style:map style:condition="cell-content()=&quot;t&quot;" style:apply-style-name="Gnumeric-8" style:base-cell-address="'Completed Jobs'.B86"/>
      <style:map style:condition="cell-content()=&quot;x&quot;" style:apply-style-name="Gnumeric-8" style:base-cell-address="'Completed Jobs'.B86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7"/>
      <style:map style:condition="cell-content()=&quot;p&quot;" style:apply-style-name="Gnumeric-8" style:base-cell-address="'Completed Jobs'.B87"/>
      <style:map style:condition="cell-content()=&quot;t&quot;" style:apply-style-name="Gnumeric-8" style:base-cell-address="'Completed Jobs'.B87"/>
      <style:map style:condition="cell-content()=&quot;x&quot;" style:apply-style-name="Gnumeric-8" style:base-cell-address="'Completed Jobs'.B87"/>
    </style:style>
    <style:style style:name="ce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8"/>
      <style:map style:condition="cell-content()=&quot;p&quot;" style:apply-style-name="Gnumeric-8" style:base-cell-address="'Completed Jobs'.B88"/>
      <style:map style:condition="cell-content()=&quot;t&quot;" style:apply-style-name="Gnumeric-8" style:base-cell-address="'Completed Jobs'.B88"/>
      <style:map style:condition="cell-content()=&quot;x&quot;" style:apply-style-name="Gnumeric-8" style:base-cell-address="'Completed Jobs'.B88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9"/>
      <style:map style:condition="cell-content()=&quot;p&quot;" style:apply-style-name="Gnumeric-8" style:base-cell-address="'Completed Jobs'.B89"/>
      <style:map style:condition="cell-content()=&quot;t&quot;" style:apply-style-name="Gnumeric-8" style:base-cell-address="'Completed Jobs'.B89"/>
      <style:map style:condition="cell-content()=&quot;x&quot;" style:apply-style-name="Gnumeric-8" style:base-cell-address="'Completed Jobs'.B89"/>
    </style:style>
    <style:style style:name="ce3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0"/>
      <style:map style:condition="cell-content()=&quot;p&quot;" style:apply-style-name="Gnumeric-8" style:base-cell-address="'Completed Jobs'.B90"/>
      <style:map style:condition="cell-content()=&quot;t&quot;" style:apply-style-name="Gnumeric-8" style:base-cell-address="'Completed Jobs'.B90"/>
      <style:map style:condition="cell-content()=&quot;x&quot;" style:apply-style-name="Gnumeric-8" style:base-cell-address="'Completed Jobs'.B90"/>
    </style:style>
    <style:style style:name="ce3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1"/>
      <style:map style:condition="cell-content()=&quot;p&quot;" style:apply-style-name="Gnumeric-8" style:base-cell-address="'Completed Jobs'.B91"/>
      <style:map style:condition="cell-content()=&quot;t&quot;" style:apply-style-name="Gnumeric-8" style:base-cell-address="'Completed Jobs'.B91"/>
      <style:map style:condition="cell-content()=&quot;x&quot;" style:apply-style-name="Gnumeric-8" style:base-cell-address="'Completed Jobs'.B91"/>
    </style:style>
    <style:style style:name="ce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2"/>
      <style:map style:condition="cell-content()=&quot;p&quot;" style:apply-style-name="Gnumeric-8" style:base-cell-address="'Completed Jobs'.B92"/>
      <style:map style:condition="cell-content()=&quot;t&quot;" style:apply-style-name="Gnumeric-8" style:base-cell-address="'Completed Jobs'.B92"/>
      <style:map style:condition="cell-content()=&quot;x&quot;" style:apply-style-name="Gnumeric-8" style:base-cell-address="'Completed Jobs'.B92"/>
    </style:style>
    <style:style style:name="ce3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3"/>
      <style:map style:condition="cell-content()=&quot;p&quot;" style:apply-style-name="Gnumeric-8" style:base-cell-address="'Completed Jobs'.B93"/>
      <style:map style:condition="cell-content()=&quot;t&quot;" style:apply-style-name="Gnumeric-8" style:base-cell-address="'Completed Jobs'.B93"/>
      <style:map style:condition="cell-content()=&quot;x&quot;" style:apply-style-name="Gnumeric-8" style:base-cell-address="'Completed Jobs'.B93"/>
    </style:style>
    <style:style style:name="ce3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4"/>
      <style:map style:condition="cell-content()=&quot;p&quot;" style:apply-style-name="Gnumeric-8" style:base-cell-address="'Completed Jobs'.B94"/>
      <style:map style:condition="cell-content()=&quot;t&quot;" style:apply-style-name="Gnumeric-8" style:base-cell-address="'Completed Jobs'.B94"/>
      <style:map style:condition="cell-content()=&quot;x&quot;" style:apply-style-name="Gnumeric-8" style:base-cell-address="'Completed Jobs'.B94"/>
    </style:style>
    <style:style style:name="ce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5"/>
      <style:map style:condition="cell-content()=&quot;p&quot;" style:apply-style-name="Gnumeric-8" style:base-cell-address="'Completed Jobs'.B95"/>
      <style:map style:condition="cell-content()=&quot;t&quot;" style:apply-style-name="Gnumeric-8" style:base-cell-address="'Completed Jobs'.B95"/>
      <style:map style:condition="cell-content()=&quot;x&quot;" style:apply-style-name="Gnumeric-8" style:base-cell-address="'Completed Jobs'.B95"/>
    </style:style>
    <style:style style:name="ce3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6"/>
      <style:map style:condition="cell-content()=&quot;p&quot;" style:apply-style-name="Gnumeric-8" style:base-cell-address="'Completed Jobs'.B96"/>
      <style:map style:condition="cell-content()=&quot;t&quot;" style:apply-style-name="Gnumeric-8" style:base-cell-address="'Completed Jobs'.B96"/>
      <style:map style:condition="cell-content()=&quot;x&quot;" style:apply-style-name="Gnumeric-8" style:base-cell-address="'Completed Jobs'.B96"/>
    </style:style>
    <style:style style:name="ce3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7"/>
      <style:map style:condition="cell-content()=&quot;p&quot;" style:apply-style-name="Gnumeric-8" style:base-cell-address="'Completed Jobs'.B97"/>
      <style:map style:condition="cell-content()=&quot;t&quot;" style:apply-style-name="Gnumeric-8" style:base-cell-address="'Completed Jobs'.B97"/>
      <style:map style:condition="cell-content()=&quot;x&quot;" style:apply-style-name="Gnumeric-8" style:base-cell-address="'Completed Jobs'.B97"/>
    </style:style>
    <style:style style:name="ce3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8"/>
      <style:map style:condition="cell-content()=&quot;p&quot;" style:apply-style-name="Gnumeric-8" style:base-cell-address="'Completed Jobs'.B98"/>
      <style:map style:condition="cell-content()=&quot;t&quot;" style:apply-style-name="Gnumeric-8" style:base-cell-address="'Completed Jobs'.B98"/>
      <style:map style:condition="cell-content()=&quot;x&quot;" style:apply-style-name="Gnumeric-8" style:base-cell-address="'Completed Jobs'.B98"/>
    </style:style>
    <style:style style:name="ce3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9"/>
      <style:map style:condition="cell-content()=&quot;p&quot;" style:apply-style-name="Gnumeric-8" style:base-cell-address="'Completed Jobs'.B99"/>
      <style:map style:condition="cell-content()=&quot;t&quot;" style:apply-style-name="Gnumeric-8" style:base-cell-address="'Completed Jobs'.B99"/>
      <style:map style:condition="cell-content()=&quot;x&quot;" style:apply-style-name="Gnumeric-8" style:base-cell-address="'Completed Jobs'.B99"/>
    </style:style>
    <style:style style:name="ce3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0"/>
      <style:map style:condition="cell-content()=&quot;p&quot;" style:apply-style-name="Gnumeric-8" style:base-cell-address="'Completed Jobs'.B100"/>
      <style:map style:condition="cell-content()=&quot;t&quot;" style:apply-style-name="Gnumeric-8" style:base-cell-address="'Completed Jobs'.B100"/>
      <style:map style:condition="cell-content()=&quot;x&quot;" style:apply-style-name="Gnumeric-8" style:base-cell-address="'Completed Jobs'.B100"/>
    </style:style>
    <style:style style:name="ce3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1"/>
      <style:map style:condition="cell-content()=&quot;p&quot;" style:apply-style-name="Gnumeric-8" style:base-cell-address="'Completed Jobs'.B101"/>
      <style:map style:condition="cell-content()=&quot;t&quot;" style:apply-style-name="Gnumeric-8" style:base-cell-address="'Completed Jobs'.B101"/>
      <style:map style:condition="cell-content()=&quot;x&quot;" style:apply-style-name="Gnumeric-8" style:base-cell-address="'Completed Jobs'.B101"/>
    </style:style>
    <style:style style:name="ce3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2"/>
      <style:map style:condition="cell-content()=&quot;p&quot;" style:apply-style-name="Gnumeric-8" style:base-cell-address="'Completed Jobs'.B102"/>
      <style:map style:condition="cell-content()=&quot;t&quot;" style:apply-style-name="Gnumeric-8" style:base-cell-address="'Completed Jobs'.B102"/>
      <style:map style:condition="cell-content()=&quot;x&quot;" style:apply-style-name="Gnumeric-8" style:base-cell-address="'Completed Jobs'.B102"/>
    </style:style>
    <style:style style:name="ce3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3"/>
      <style:map style:condition="cell-content()=&quot;p&quot;" style:apply-style-name="Gnumeric-8" style:base-cell-address="'Completed Jobs'.B103"/>
      <style:map style:condition="cell-content()=&quot;t&quot;" style:apply-style-name="Gnumeric-8" style:base-cell-address="'Completed Jobs'.B103"/>
      <style:map style:condition="cell-content()=&quot;x&quot;" style:apply-style-name="Gnumeric-8" style:base-cell-address="'Completed Jobs'.B103"/>
    </style:style>
    <style:style style:name="ce3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4"/>
      <style:map style:condition="cell-content()=&quot;p&quot;" style:apply-style-name="Gnumeric-8" style:base-cell-address="'Completed Jobs'.B104"/>
      <style:map style:condition="cell-content()=&quot;t&quot;" style:apply-style-name="Gnumeric-8" style:base-cell-address="'Completed Jobs'.B104"/>
      <style:map style:condition="cell-content()=&quot;x&quot;" style:apply-style-name="Gnumeric-8" style:base-cell-address="'Completed Jobs'.B104"/>
    </style:style>
    <style:style style:name="ce3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5"/>
      <style:map style:condition="cell-content()=&quot;p&quot;" style:apply-style-name="Gnumeric-8" style:base-cell-address="'Completed Jobs'.B105"/>
      <style:map style:condition="cell-content()=&quot;t&quot;" style:apply-style-name="Gnumeric-8" style:base-cell-address="'Completed Jobs'.B105"/>
      <style:map style:condition="cell-content()=&quot;x&quot;" style:apply-style-name="Gnumeric-8" style:base-cell-address="'Completed Jobs'.B105"/>
    </style:style>
    <style:style style:name="ce3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6"/>
      <style:map style:condition="cell-content()=&quot;p&quot;" style:apply-style-name="Gnumeric-8" style:base-cell-address="'Completed Jobs'.B106"/>
      <style:map style:condition="cell-content()=&quot;t&quot;" style:apply-style-name="Gnumeric-8" style:base-cell-address="'Completed Jobs'.B106"/>
      <style:map style:condition="cell-content()=&quot;x&quot;" style:apply-style-name="Gnumeric-8" style:base-cell-address="'Completed Jobs'.B106"/>
    </style:style>
    <style:style style:name="ce3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7"/>
      <style:map style:condition="cell-content()=&quot;p&quot;" style:apply-style-name="Gnumeric-8" style:base-cell-address="'Completed Jobs'.B107"/>
      <style:map style:condition="cell-content()=&quot;t&quot;" style:apply-style-name="Gnumeric-8" style:base-cell-address="'Completed Jobs'.B107"/>
      <style:map style:condition="cell-content()=&quot;x&quot;" style:apply-style-name="Gnumeric-8" style:base-cell-address="'Completed Jobs'.B107"/>
    </style:style>
    <style:style style:name="ce3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8"/>
      <style:map style:condition="cell-content()=&quot;p&quot;" style:apply-style-name="Gnumeric-8" style:base-cell-address="'Completed Jobs'.B108"/>
      <style:map style:condition="cell-content()=&quot;t&quot;" style:apply-style-name="Gnumeric-8" style:base-cell-address="'Completed Jobs'.B108"/>
      <style:map style:condition="cell-content()=&quot;x&quot;" style:apply-style-name="Gnumeric-8" style:base-cell-address="'Completed Jobs'.B108"/>
    </style:style>
    <style:style style:name="ce3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9"/>
      <style:map style:condition="cell-content()=&quot;p&quot;" style:apply-style-name="Gnumeric-8" style:base-cell-address="'Completed Jobs'.B109"/>
      <style:map style:condition="cell-content()=&quot;t&quot;" style:apply-style-name="Gnumeric-8" style:base-cell-address="'Completed Jobs'.B109"/>
      <style:map style:condition="cell-content()=&quot;x&quot;" style:apply-style-name="Gnumeric-8" style:base-cell-address="'Completed Jobs'.B109"/>
    </style:style>
    <style:style style:name="ce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0"/>
      <style:map style:condition="cell-content()=&quot;p&quot;" style:apply-style-name="Gnumeric-8" style:base-cell-address="'Completed Jobs'.B110"/>
      <style:map style:condition="cell-content()=&quot;t&quot;" style:apply-style-name="Gnumeric-8" style:base-cell-address="'Completed Jobs'.B110"/>
      <style:map style:condition="cell-content()=&quot;x&quot;" style:apply-style-name="Gnumeric-8" style:base-cell-address="'Completed Jobs'.B110"/>
    </style:style>
    <style:style style:name="ce3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1"/>
      <style:map style:condition="cell-content()=&quot;p&quot;" style:apply-style-name="Gnumeric-8" style:base-cell-address="'Completed Jobs'.B111"/>
      <style:map style:condition="cell-content()=&quot;t&quot;" style:apply-style-name="Gnumeric-8" style:base-cell-address="'Completed Jobs'.B111"/>
      <style:map style:condition="cell-content()=&quot;x&quot;" style:apply-style-name="Gnumeric-8" style:base-cell-address="'Completed Jobs'.B111"/>
    </style:style>
    <style:style style:name="ce3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2"/>
      <style:map style:condition="cell-content()=&quot;p&quot;" style:apply-style-name="Gnumeric-8" style:base-cell-address="'Completed Jobs'.B112"/>
      <style:map style:condition="cell-content()=&quot;t&quot;" style:apply-style-name="Gnumeric-8" style:base-cell-address="'Completed Jobs'.B112"/>
      <style:map style:condition="cell-content()=&quot;x&quot;" style:apply-style-name="Gnumeric-8" style:base-cell-address="'Completed Jobs'.B112"/>
    </style:style>
    <style:style style:name="ce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3"/>
      <style:map style:condition="cell-content()=&quot;p&quot;" style:apply-style-name="Gnumeric-8" style:base-cell-address="'Completed Jobs'.B113"/>
      <style:map style:condition="cell-content()=&quot;t&quot;" style:apply-style-name="Gnumeric-8" style:base-cell-address="'Completed Jobs'.B113"/>
      <style:map style:condition="cell-content()=&quot;x&quot;" style:apply-style-name="Gnumeric-8" style:base-cell-address="'Completed Jobs'.B113"/>
    </style:style>
    <style:style style:name="ce3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4"/>
      <style:map style:condition="cell-content()=&quot;p&quot;" style:apply-style-name="Gnumeric-8" style:base-cell-address="'Completed Jobs'.B114"/>
      <style:map style:condition="cell-content()=&quot;t&quot;" style:apply-style-name="Gnumeric-8" style:base-cell-address="'Completed Jobs'.B114"/>
      <style:map style:condition="cell-content()=&quot;x&quot;" style:apply-style-name="Gnumeric-8" style:base-cell-address="'Completed Jobs'.B114"/>
    </style:style>
    <style:style style:name="ce3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5"/>
      <style:map style:condition="cell-content()=&quot;p&quot;" style:apply-style-name="Gnumeric-8" style:base-cell-address="'Completed Jobs'.B115"/>
      <style:map style:condition="cell-content()=&quot;t&quot;" style:apply-style-name="Gnumeric-8" style:base-cell-address="'Completed Jobs'.B115"/>
      <style:map style:condition="cell-content()=&quot;x&quot;" style:apply-style-name="Gnumeric-8" style:base-cell-address="'Completed Jobs'.B115"/>
    </style:style>
    <style:style style:name="ce3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6"/>
      <style:map style:condition="cell-content()=&quot;p&quot;" style:apply-style-name="Gnumeric-8" style:base-cell-address="'Completed Jobs'.B116"/>
      <style:map style:condition="cell-content()=&quot;t&quot;" style:apply-style-name="Gnumeric-8" style:base-cell-address="'Completed Jobs'.B116"/>
      <style:map style:condition="cell-content()=&quot;x&quot;" style:apply-style-name="Gnumeric-8" style:base-cell-address="'Completed Jobs'.B116"/>
    </style:style>
    <style:style style:name="ce3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7"/>
      <style:map style:condition="cell-content()=&quot;p&quot;" style:apply-style-name="Gnumeric-8" style:base-cell-address="'Completed Jobs'.B117"/>
      <style:map style:condition="cell-content()=&quot;t&quot;" style:apply-style-name="Gnumeric-8" style:base-cell-address="'Completed Jobs'.B117"/>
      <style:map style:condition="cell-content()=&quot;x&quot;" style:apply-style-name="Gnumeric-8" style:base-cell-address="'Completed Jobs'.B117"/>
    </style:style>
    <style:style style:name="ce3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8"/>
      <style:map style:condition="cell-content()=&quot;p&quot;" style:apply-style-name="Gnumeric-8" style:base-cell-address="'Completed Jobs'.B118"/>
      <style:map style:condition="cell-content()=&quot;t&quot;" style:apply-style-name="Gnumeric-8" style:base-cell-address="'Completed Jobs'.B118"/>
      <style:map style:condition="cell-content()=&quot;x&quot;" style:apply-style-name="Gnumeric-8" style:base-cell-address="'Completed Jobs'.B118"/>
    </style:style>
    <style:style style:name="ce3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9"/>
      <style:map style:condition="cell-content()=&quot;p&quot;" style:apply-style-name="Gnumeric-8" style:base-cell-address="'Completed Jobs'.B119"/>
      <style:map style:condition="cell-content()=&quot;t&quot;" style:apply-style-name="Gnumeric-8" style:base-cell-address="'Completed Jobs'.B119"/>
      <style:map style:condition="cell-content()=&quot;x&quot;" style:apply-style-name="Gnumeric-8" style:base-cell-address="'Completed Jobs'.B119"/>
    </style:style>
    <style:style style:name="ce3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0"/>
      <style:map style:condition="cell-content()=&quot;p&quot;" style:apply-style-name="Gnumeric-8" style:base-cell-address="'Completed Jobs'.B120"/>
      <style:map style:condition="cell-content()=&quot;t&quot;" style:apply-style-name="Gnumeric-8" style:base-cell-address="'Completed Jobs'.B120"/>
      <style:map style:condition="cell-content()=&quot;x&quot;" style:apply-style-name="Gnumeric-8" style:base-cell-address="'Completed Jobs'.B120"/>
    </style:style>
    <style:style style:name="ce3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1"/>
      <style:map style:condition="cell-content()=&quot;p&quot;" style:apply-style-name="Gnumeric-8" style:base-cell-address="'Completed Jobs'.B121"/>
      <style:map style:condition="cell-content()=&quot;t&quot;" style:apply-style-name="Gnumeric-8" style:base-cell-address="'Completed Jobs'.B121"/>
      <style:map style:condition="cell-content()=&quot;x&quot;" style:apply-style-name="Gnumeric-8" style:base-cell-address="'Completed Jobs'.B121"/>
    </style:style>
    <style:style style:name="ce3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2"/>
      <style:map style:condition="cell-content()=&quot;p&quot;" style:apply-style-name="Gnumeric-8" style:base-cell-address="'Completed Jobs'.B122"/>
      <style:map style:condition="cell-content()=&quot;t&quot;" style:apply-style-name="Gnumeric-8" style:base-cell-address="'Completed Jobs'.B122"/>
      <style:map style:condition="cell-content()=&quot;x&quot;" style:apply-style-name="Gnumeric-8" style:base-cell-address="'Completed Jobs'.B122"/>
    </style:style>
    <style:style style:name="ce3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3"/>
      <style:map style:condition="cell-content()=&quot;p&quot;" style:apply-style-name="Gnumeric-8" style:base-cell-address="'Completed Jobs'.B123"/>
      <style:map style:condition="cell-content()=&quot;t&quot;" style:apply-style-name="Gnumeric-8" style:base-cell-address="'Completed Jobs'.B123"/>
      <style:map style:condition="cell-content()=&quot;x&quot;" style:apply-style-name="Gnumeric-8" style:base-cell-address="'Completed Jobs'.B123"/>
    </style:style>
    <style:style style:name="ce3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4"/>
      <style:map style:condition="cell-content()=&quot;p&quot;" style:apply-style-name="Gnumeric-8" style:base-cell-address="'Completed Jobs'.B124"/>
      <style:map style:condition="cell-content()=&quot;t&quot;" style:apply-style-name="Gnumeric-8" style:base-cell-address="'Completed Jobs'.B124"/>
      <style:map style:condition="cell-content()=&quot;x&quot;" style:apply-style-name="Gnumeric-8" style:base-cell-address="'Completed Jobs'.B124"/>
    </style:style>
    <style:style style:name="ce3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5"/>
      <style:map style:condition="cell-content()=&quot;p&quot;" style:apply-style-name="Gnumeric-8" style:base-cell-address="'Completed Jobs'.B125"/>
      <style:map style:condition="cell-content()=&quot;t&quot;" style:apply-style-name="Gnumeric-8" style:base-cell-address="'Completed Jobs'.B125"/>
      <style:map style:condition="cell-content()=&quot;x&quot;" style:apply-style-name="Gnumeric-8" style:base-cell-address="'Completed Jobs'.B125"/>
    </style:style>
    <style:style style:name="ce3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6"/>
      <style:map style:condition="cell-content()=&quot;p&quot;" style:apply-style-name="Gnumeric-8" style:base-cell-address="'Completed Jobs'.B126"/>
      <style:map style:condition="cell-content()=&quot;t&quot;" style:apply-style-name="Gnumeric-8" style:base-cell-address="'Completed Jobs'.B126"/>
      <style:map style:condition="cell-content()=&quot;x&quot;" style:apply-style-name="Gnumeric-8" style:base-cell-address="'Completed Jobs'.B126"/>
    </style:style>
    <style:style style:name="ce3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7"/>
      <style:map style:condition="cell-content()=&quot;p&quot;" style:apply-style-name="Gnumeric-8" style:base-cell-address="'Completed Jobs'.B127"/>
      <style:map style:condition="cell-content()=&quot;t&quot;" style:apply-style-name="Gnumeric-8" style:base-cell-address="'Completed Jobs'.B127"/>
      <style:map style:condition="cell-content()=&quot;x&quot;" style:apply-style-name="Gnumeric-8" style:base-cell-address="'Completed Jobs'.B127"/>
    </style:style>
    <style:style style:name="ce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8"/>
      <style:map style:condition="cell-content()=&quot;p&quot;" style:apply-style-name="Gnumeric-8" style:base-cell-address="'Completed Jobs'.B128"/>
      <style:map style:condition="cell-content()=&quot;t&quot;" style:apply-style-name="Gnumeric-8" style:base-cell-address="'Completed Jobs'.B128"/>
      <style:map style:condition="cell-content()=&quot;x&quot;" style:apply-style-name="Gnumeric-8" style:base-cell-address="'Completed Jobs'.B128"/>
    </style:style>
    <style:style style:name="ce3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9"/>
      <style:map style:condition="cell-content()=&quot;p&quot;" style:apply-style-name="Gnumeric-8" style:base-cell-address="'Completed Jobs'.B129"/>
      <style:map style:condition="cell-content()=&quot;t&quot;" style:apply-style-name="Gnumeric-8" style:base-cell-address="'Completed Jobs'.B129"/>
      <style:map style:condition="cell-content()=&quot;x&quot;" style:apply-style-name="Gnumeric-8" style:base-cell-address="'Completed Jobs'.B129"/>
    </style:style>
    <style:style style:name="ce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0"/>
      <style:map style:condition="cell-content()=&quot;p&quot;" style:apply-style-name="Gnumeric-8" style:base-cell-address="'Completed Jobs'.B130"/>
      <style:map style:condition="cell-content()=&quot;t&quot;" style:apply-style-name="Gnumeric-8" style:base-cell-address="'Completed Jobs'.B130"/>
      <style:map style:condition="cell-content()=&quot;x&quot;" style:apply-style-name="Gnumeric-8" style:base-cell-address="'Completed Jobs'.B130"/>
    </style:style>
    <style:style style:name="ce3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1"/>
      <style:map style:condition="cell-content()=&quot;p&quot;" style:apply-style-name="Gnumeric-8" style:base-cell-address="'Completed Jobs'.B131"/>
      <style:map style:condition="cell-content()=&quot;t&quot;" style:apply-style-name="Gnumeric-8" style:base-cell-address="'Completed Jobs'.B131"/>
      <style:map style:condition="cell-content()=&quot;x&quot;" style:apply-style-name="Gnumeric-8" style:base-cell-address="'Completed Jobs'.B131"/>
    </style:style>
    <style:style style:name="ce3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2"/>
      <style:map style:condition="cell-content()=&quot;p&quot;" style:apply-style-name="Gnumeric-8" style:base-cell-address="'Completed Jobs'.B132"/>
      <style:map style:condition="cell-content()=&quot;t&quot;" style:apply-style-name="Gnumeric-8" style:base-cell-address="'Completed Jobs'.B132"/>
      <style:map style:condition="cell-content()=&quot;x&quot;" style:apply-style-name="Gnumeric-8" style:base-cell-address="'Completed Jobs'.B132"/>
    </style:style>
    <style:style style:name="ce3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3"/>
      <style:map style:condition="cell-content()=&quot;p&quot;" style:apply-style-name="Gnumeric-8" style:base-cell-address="'Completed Jobs'.B133"/>
      <style:map style:condition="cell-content()=&quot;t&quot;" style:apply-style-name="Gnumeric-8" style:base-cell-address="'Completed Jobs'.B133"/>
      <style:map style:condition="cell-content()=&quot;x&quot;" style:apply-style-name="Gnumeric-8" style:base-cell-address="'Completed Jobs'.B133"/>
    </style:style>
    <style:style style:name="ce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4"/>
      <style:map style:condition="cell-content()=&quot;p&quot;" style:apply-style-name="Gnumeric-8" style:base-cell-address="'Completed Jobs'.B134"/>
      <style:map style:condition="cell-content()=&quot;t&quot;" style:apply-style-name="Gnumeric-8" style:base-cell-address="'Completed Jobs'.B134"/>
      <style:map style:condition="cell-content()=&quot;x&quot;" style:apply-style-name="Gnumeric-8" style:base-cell-address="'Completed Jobs'.B134"/>
    </style:style>
    <style:style style:name="ce3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5"/>
      <style:map style:condition="cell-content()=&quot;p&quot;" style:apply-style-name="Gnumeric-8" style:base-cell-address="'Completed Jobs'.B135"/>
      <style:map style:condition="cell-content()=&quot;t&quot;" style:apply-style-name="Gnumeric-8" style:base-cell-address="'Completed Jobs'.B135"/>
      <style:map style:condition="cell-content()=&quot;x&quot;" style:apply-style-name="Gnumeric-8" style:base-cell-address="'Completed Jobs'.B135"/>
    </style:style>
    <style:style style:name="ce3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6"/>
      <style:map style:condition="cell-content()=&quot;p&quot;" style:apply-style-name="Gnumeric-8" style:base-cell-address="'Completed Jobs'.B136"/>
      <style:map style:condition="cell-content()=&quot;t&quot;" style:apply-style-name="Gnumeric-8" style:base-cell-address="'Completed Jobs'.B136"/>
      <style:map style:condition="cell-content()=&quot;x&quot;" style:apply-style-name="Gnumeric-8" style:base-cell-address="'Completed Jobs'.B136"/>
    </style:style>
    <style:style style:name="ce3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7"/>
      <style:map style:condition="cell-content()=&quot;p&quot;" style:apply-style-name="Gnumeric-8" style:base-cell-address="'Completed Jobs'.B137"/>
      <style:map style:condition="cell-content()=&quot;t&quot;" style:apply-style-name="Gnumeric-8" style:base-cell-address="'Completed Jobs'.B137"/>
      <style:map style:condition="cell-content()=&quot;x&quot;" style:apply-style-name="Gnumeric-8" style:base-cell-address="'Completed Jobs'.B137"/>
    </style:style>
    <style:style style:name="ce3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8"/>
      <style:map style:condition="cell-content()=&quot;p&quot;" style:apply-style-name="Gnumeric-8" style:base-cell-address="'Completed Jobs'.B138"/>
      <style:map style:condition="cell-content()=&quot;t&quot;" style:apply-style-name="Gnumeric-8" style:base-cell-address="'Completed Jobs'.B138"/>
      <style:map style:condition="cell-content()=&quot;x&quot;" style:apply-style-name="Gnumeric-8" style:base-cell-address="'Completed Jobs'.B138"/>
    </style:style>
    <style:style style:name="ce3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9"/>
      <style:map style:condition="cell-content()=&quot;p&quot;" style:apply-style-name="Gnumeric-8" style:base-cell-address="'Completed Jobs'.B139"/>
      <style:map style:condition="cell-content()=&quot;t&quot;" style:apply-style-name="Gnumeric-8" style:base-cell-address="'Completed Jobs'.B139"/>
      <style:map style:condition="cell-content()=&quot;x&quot;" style:apply-style-name="Gnumeric-8" style:base-cell-address="'Completed Jobs'.B139"/>
    </style:style>
    <style:style style:name="ce3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40"/>
      <style:map style:condition="cell-content()=&quot;p&quot;" style:apply-style-name="Gnumeric-8" style:base-cell-address="'Completed Jobs'.B140"/>
      <style:map style:condition="cell-content()=&quot;t&quot;" style:apply-style-name="Gnumeric-8" style:base-cell-address="'Completed Jobs'.B140"/>
      <style:map style:condition="cell-content()=&quot;x&quot;" style:apply-style-name="Gnumeric-8" style:base-cell-address="'Completed Jobs'.B140"/>
    </style:style>
    <style:style style:name="ce3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x&quot;;[.B141]))))" style:apply-style-name="Gnumeric-8" style:base-cell-address="'Completed Jobs'.B141"/>
      <style:map style:condition="is-true-formula(NOT(ISERROR(FIND(&quot;t&quot;;[.B141]))))" style:apply-style-name="Gnumeric-8" style:base-cell-address="'Completed Jobs'.B141"/>
      <style:map style:condition="is-true-formula(NOT(ISERROR(FIND(&quot;p&quot;;[.B141]))))" style:apply-style-name="Gnumeric-8" style:base-cell-address="'Completed Jobs'.B141"/>
      <style:map style:condition="is-true-formula(NOT(ISERROR(FIND(&quot;c&quot;;[.B141]))))" style:apply-style-name="Gnumeric-8" style:base-cell-address="'Completed Jobs'.B141"/>
    </style:style>
    <style:style style:name="ce3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42"/>
      <style:map style:condition="cell-content()=&quot;p&quot;" style:apply-style-name="Gnumeric-8" style:base-cell-address="'Completed Jobs'.B142"/>
      <style:map style:condition="cell-content()=&quot;t&quot;" style:apply-style-name="Gnumeric-8" style:base-cell-address="'Completed Jobs'.B142"/>
      <style:map style:condition="cell-content()=&quot;x&quot;" style:apply-style-name="Gnumeric-8" style:base-cell-address="'Completed Jobs'.B142"/>
    </style:style>
    <style:style style:name="ce3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x&quot;;[.B143]))))" style:apply-style-name="Gnumeric-8" style:base-cell-address="'Completed Jobs'.B143"/>
      <style:map style:condition="is-true-formula(NOT(ISERROR(FIND(&quot;t&quot;;[.B143]))))" style:apply-style-name="Gnumeric-8" style:base-cell-address="'Completed Jobs'.B143"/>
      <style:map style:condition="is-true-formula(NOT(ISERROR(FIND(&quot;p&quot;;[.B143]))))" style:apply-style-name="Gnumeric-8" style:base-cell-address="'Completed Jobs'.B143"/>
      <style:map style:condition="is-true-formula(NOT(ISERROR(FIND(&quot;c&quot;;[.B143]))))" style:apply-style-name="Gnumeric-8" style:base-cell-address="'Completed Jobs'.B143"/>
    </style:style>
    <style:style style:name="ce3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44"/>
      <style:map style:condition="cell-content()=&quot;p&quot;" style:apply-style-name="Gnumeric-8" style:base-cell-address="'Completed Jobs'.B144"/>
      <style:map style:condition="cell-content()=&quot;t&quot;" style:apply-style-name="Gnumeric-8" style:base-cell-address="'Completed Jobs'.B144"/>
      <style:map style:condition="cell-content()=&quot;x&quot;" style:apply-style-name="Gnumeric-8" style:base-cell-address="'Completed Jobs'.B144"/>
    </style:style>
    <style:style style:name="ce3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p&quot;;[.B145]))))" style:apply-style-name="Gnumeric-8" style:base-cell-address="'Completed Jobs'.B145"/>
      <style:map style:condition="is-true-formula(NOT(ISERROR(FIND(&quot;t&quot;;[.B145]))))" style:apply-style-name="Gnumeric-8" style:base-cell-address="'Completed Jobs'.B145"/>
      <style:map style:condition="is-true-formula(NOT(ISERROR(FIND(&quot;c&quot;;[.B145]))))" style:apply-style-name="Gnumeric-8" style:base-cell-address="'Completed Jobs'.B145"/>
      <style:map style:condition="is-true-formula(NOT(ISERROR(FIND(&quot;x&quot;;[.B145]))))" style:apply-style-name="Gnumeric-8" style:base-cell-address="'Completed Jobs'.B145"/>
    </style:style>
    <style:style style:name="ce3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p&quot;;[.B148]))))" style:apply-style-name="Gnumeric-8" style:base-cell-address="'Completed Jobs'.B148"/>
      <style:map style:condition="is-true-formula(NOT(ISERROR(FIND(&quot;t&quot;;[.B148]))))" style:apply-style-name="Gnumeric-8" style:base-cell-address="'Completed Jobs'.B148"/>
      <style:map style:condition="is-true-formula(NOT(ISERROR(FIND(&quot;c&quot;;[.B148]))))" style:apply-style-name="Gnumeric-8" style:base-cell-address="'Completed Jobs'.B148"/>
      <style:map style:condition="is-true-formula(NOT(ISERROR(FIND(&quot;x&quot;;[.B148]))))" style:apply-style-name="Gnumeric-8" style:base-cell-address="'Completed Jobs'.B148"/>
    </style:style>
    <style:style style:name="ce3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49"/>
      <style:map style:condition="cell-content()=&quot;p&quot;" style:apply-style-name="Gnumeric-8" style:base-cell-address="'Completed Jobs'.B149"/>
      <style:map style:condition="cell-content()=&quot;t&quot;" style:apply-style-name="Gnumeric-8" style:base-cell-address="'Completed Jobs'.B149"/>
      <style:map style:condition="cell-content()=&quot;x&quot;" style:apply-style-name="Gnumeric-8" style:base-cell-address="'Completed Jobs'.B149"/>
    </style:style>
    <style:style style:name="ce3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p&quot;;[.B150]))))" style:apply-style-name="Gnumeric-8" style:base-cell-address="'Completed Jobs'.B150"/>
      <style:map style:condition="is-true-formula(NOT(ISERROR(FIND(&quot;t&quot;;[.B150]))))" style:apply-style-name="Gnumeric-8" style:base-cell-address="'Completed Jobs'.B150"/>
      <style:map style:condition="is-true-formula(NOT(ISERROR(FIND(&quot;c&quot;;[.B150]))))" style:apply-style-name="Gnumeric-8" style:base-cell-address="'Completed Jobs'.B150"/>
      <style:map style:condition="is-true-formula(NOT(ISERROR(FIND(&quot;x&quot;;[.B150]))))" style:apply-style-name="Gnumeric-8" style:base-cell-address="'Completed Jobs'.B150"/>
    </style:style>
    <style:style style:name="ce3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51"/>
      <style:map style:condition="cell-content()=&quot;p&quot;" style:apply-style-name="Gnumeric-8" style:base-cell-address="'Completed Jobs'.B151"/>
      <style:map style:condition="cell-content()=&quot;t&quot;" style:apply-style-name="Gnumeric-8" style:base-cell-address="'Completed Jobs'.B151"/>
      <style:map style:condition="cell-content()=&quot;x&quot;" style:apply-style-name="Gnumeric-8" style:base-cell-address="'Completed Jobs'.B151"/>
    </style:style>
    <style:style style:name="ce3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p&quot;;[.B152]))))" style:apply-style-name="Gnumeric-8" style:base-cell-address="'Completed Jobs'.B152"/>
      <style:map style:condition="is-true-formula(NOT(ISERROR(FIND(&quot;t&quot;;[.B152]))))" style:apply-style-name="Gnumeric-8" style:base-cell-address="'Completed Jobs'.B152"/>
      <style:map style:condition="is-true-formula(NOT(ISERROR(FIND(&quot;c&quot;;[.B152]))))" style:apply-style-name="Gnumeric-8" style:base-cell-address="'Completed Jobs'.B152"/>
      <style:map style:condition="is-true-formula(NOT(ISERROR(FIND(&quot;x&quot;;[.B152]))))" style:apply-style-name="Gnumeric-8" style:base-cell-address="'Completed Jobs'.B152"/>
    </style:style>
    <style:style style:name="ce3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53"/>
      <style:map style:condition="cell-content()=&quot;p&quot;" style:apply-style-name="Gnumeric-8" style:base-cell-address="'Completed Jobs'.B153"/>
      <style:map style:condition="cell-content()=&quot;t&quot;" style:apply-style-name="Gnumeric-8" style:base-cell-address="'Completed Jobs'.B153"/>
      <style:map style:condition="cell-content()=&quot;x&quot;" style:apply-style-name="Gnumeric-8" style:base-cell-address="'Completed Jobs'.B153"/>
    </style:style>
    <style:style style:name="ce3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p&quot;;[.B154]))))" style:apply-style-name="Gnumeric-8" style:base-cell-address="'Completed Jobs'.B154"/>
      <style:map style:condition="is-true-formula(NOT(ISERROR(FIND(&quot;t&quot;;[.B154]))))" style:apply-style-name="Gnumeric-8" style:base-cell-address="'Completed Jobs'.B154"/>
      <style:map style:condition="is-true-formula(NOT(ISERROR(FIND(&quot;c&quot;;[.B154]))))" style:apply-style-name="Gnumeric-8" style:base-cell-address="'Completed Jobs'.B154"/>
      <style:map style:condition="is-true-formula(NOT(ISERROR(FIND(&quot;x&quot;;[.B154]))))" style:apply-style-name="Gnumeric-8" style:base-cell-address="'Completed Jobs'.B154"/>
    </style:style>
    <style:style style:name="ce3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58"/>
      <style:map style:condition="cell-content()=&quot;p&quot;" style:apply-style-name="Gnumeric-8" style:base-cell-address="'Completed Jobs'.B158"/>
      <style:map style:condition="cell-content()=&quot;t&quot;" style:apply-style-name="Gnumeric-8" style:base-cell-address="'Completed Jobs'.B158"/>
      <style:map style:condition="cell-content()=&quot;x&quot;" style:apply-style-name="Gnumeric-8" style:base-cell-address="'Completed Jobs'.B158"/>
    </style:style>
    <style:style style:name="ce397" style:family="table-cell" style:parent-style-name="Default">
      <style:map style:condition="is-true-formula(NOT(ISERROR(FIND(&quot;p&quot;;[.B159]))))" style:apply-style-name="Gnumeric-6" style:base-cell-address="'Completed Jobs'.B159"/>
      <style:map style:condition="is-true-formula(NOT(ISERROR(FIND(&quot;t&quot;;[.B159]))))" style:apply-style-name="Gnumeric-6" style:base-cell-address="'Completed Jobs'.B159"/>
      <style:map style:condition="is-true-formula(NOT(ISERROR(FIND(&quot;c&quot;;[.B159]))))" style:apply-style-name="Gnumeric-6" style:base-cell-address="'Completed Jobs'.B159"/>
      <style:map style:condition="is-true-formula(NOT(ISERROR(FIND(&quot;x&quot;;[.B159]))))" style:apply-style-name="Gnumeric-6" style:base-cell-address="'Completed Jobs'.B159"/>
    </style:style>
    <style:style style:name="ce3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72"/>
      <style:map style:condition="cell-content()=&quot;p&quot;" style:apply-style-name="Gnumeric-8" style:base-cell-address="'Completed Jobs'.B172"/>
      <style:map style:condition="cell-content()=&quot;t&quot;" style:apply-style-name="Gnumeric-8" style:base-cell-address="'Completed Jobs'.B172"/>
      <style:map style:condition="cell-content()=&quot;x&quot;" style:apply-style-name="Gnumeric-8" style:base-cell-address="'Completed Jobs'.B172"/>
    </style:style>
    <style:style style:name="ce399" style:family="table-cell" style:parent-style-name="Default">
      <style:map style:condition="is-true-formula(NOT(ISERROR(FIND(&quot;p&quot;;[.B173]))))" style:apply-style-name="Gnumeric-6" style:base-cell-address="'Completed Jobs'.B173"/>
      <style:map style:condition="is-true-formula(NOT(ISERROR(FIND(&quot;t&quot;;[.B173]))))" style:apply-style-name="Gnumeric-6" style:base-cell-address="'Completed Jobs'.B173"/>
      <style:map style:condition="is-true-formula(NOT(ISERROR(FIND(&quot;c&quot;;[.B173]))))" style:apply-style-name="Gnumeric-6" style:base-cell-address="'Completed Jobs'.B173"/>
      <style:map style:condition="is-true-formula(NOT(ISERROR(FIND(&quot;x&quot;;[.B173]))))" style:apply-style-name="Gnumeric-6" style:base-cell-address="'Completed Jobs'.B173"/>
    </style:style>
    <style:style style:name="ce4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76"/>
      <style:map style:condition="cell-content()=&quot;p&quot;" style:apply-style-name="Gnumeric-8" style:base-cell-address="'Completed Jobs'.B176"/>
      <style:map style:condition="cell-content()=&quot;t&quot;" style:apply-style-name="Gnumeric-8" style:base-cell-address="'Completed Jobs'.B176"/>
      <style:map style:condition="cell-content()=&quot;x&quot;" style:apply-style-name="Gnumeric-8" style:base-cell-address="'Completed Jobs'.B176"/>
    </style:style>
    <style:style style:name="ce401" style:family="table-cell" style:parent-style-name="Default">
      <style:map style:condition="is-true-formula(NOT(ISERROR(FIND(&quot;p&quot;;[.B177]))))" style:apply-style-name="Gnumeric-6" style:base-cell-address="'Completed Jobs'.B177"/>
      <style:map style:condition="is-true-formula(NOT(ISERROR(FIND(&quot;t&quot;;[.B177]))))" style:apply-style-name="Gnumeric-6" style:base-cell-address="'Completed Jobs'.B177"/>
      <style:map style:condition="is-true-formula(NOT(ISERROR(FIND(&quot;c&quot;;[.B177]))))" style:apply-style-name="Gnumeric-6" style:base-cell-address="'Completed Jobs'.B177"/>
      <style:map style:condition="is-true-formula(NOT(ISERROR(FIND(&quot;x&quot;;[.B177]))))" style:apply-style-name="Gnumeric-6" style:base-cell-address="'Completed Jobs'.B177"/>
    </style:style>
    <style:style style:name="ce4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78"/>
      <style:map style:condition="cell-content()=&quot;p&quot;" style:apply-style-name="Gnumeric-8" style:base-cell-address="'Completed Jobs'.B178"/>
      <style:map style:condition="cell-content()=&quot;t&quot;" style:apply-style-name="Gnumeric-8" style:base-cell-address="'Completed Jobs'.B178"/>
      <style:map style:condition="cell-content()=&quot;x&quot;" style:apply-style-name="Gnumeric-8" style:base-cell-address="'Completed Jobs'.B178"/>
    </style:style>
    <style:style style:name="ce4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79"/>
      <style:map style:condition="cell-content()=&quot;p&quot;" style:apply-style-name="Gnumeric-8" style:base-cell-address="'Completed Jobs'.B179"/>
      <style:map style:condition="cell-content()=&quot;t&quot;" style:apply-style-name="Gnumeric-8" style:base-cell-address="'Completed Jobs'.B179"/>
      <style:map style:condition="cell-content()=&quot;x&quot;" style:apply-style-name="Gnumeric-8" style:base-cell-address="'Completed Jobs'.B179"/>
    </style:style>
    <style:style style:name="ce4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3"/>
      <style:map style:condition="cell-content()=&quot;p&quot;" style:apply-style-name="Gnumeric-8" style:base-cell-address="'Completed Jobs'.B183"/>
      <style:map style:condition="cell-content()=&quot;t&quot;" style:apply-style-name="Gnumeric-8" style:base-cell-address="'Completed Jobs'.B183"/>
      <style:map style:condition="cell-content()=&quot;x&quot;" style:apply-style-name="Gnumeric-8" style:base-cell-address="'Completed Jobs'.B183"/>
    </style:style>
    <style:style style:name="ce4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4"/>
      <style:map style:condition="cell-content()=&quot;p&quot;" style:apply-style-name="Gnumeric-8" style:base-cell-address="'Completed Jobs'.B184"/>
      <style:map style:condition="cell-content()=&quot;t&quot;" style:apply-style-name="Gnumeric-8" style:base-cell-address="'Completed Jobs'.B184"/>
      <style:map style:condition="cell-content()=&quot;x&quot;" style:apply-style-name="Gnumeric-8" style:base-cell-address="'Completed Jobs'.B184"/>
    </style:style>
    <style:style style:name="ce4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5"/>
      <style:map style:condition="cell-content()=&quot;p&quot;" style:apply-style-name="Gnumeric-8" style:base-cell-address="'Completed Jobs'.B185"/>
      <style:map style:condition="cell-content()=&quot;t&quot;" style:apply-style-name="Gnumeric-8" style:base-cell-address="'Completed Jobs'.B185"/>
      <style:map style:condition="cell-content()=&quot;x&quot;" style:apply-style-name="Gnumeric-8" style:base-cell-address="'Completed Jobs'.B185"/>
    </style:style>
    <style:style style:name="ce4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6"/>
      <style:map style:condition="cell-content()=&quot;p&quot;" style:apply-style-name="Gnumeric-8" style:base-cell-address="'Completed Jobs'.B186"/>
      <style:map style:condition="cell-content()=&quot;t&quot;" style:apply-style-name="Gnumeric-8" style:base-cell-address="'Completed Jobs'.B186"/>
      <style:map style:condition="cell-content()=&quot;x&quot;" style:apply-style-name="Gnumeric-8" style:base-cell-address="'Completed Jobs'.B186"/>
    </style:style>
    <style:style style:name="ce4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7"/>
      <style:map style:condition="cell-content()=&quot;p&quot;" style:apply-style-name="Gnumeric-8" style:base-cell-address="'Completed Jobs'.B187"/>
      <style:map style:condition="cell-content()=&quot;t&quot;" style:apply-style-name="Gnumeric-8" style:base-cell-address="'Completed Jobs'.B187"/>
      <style:map style:condition="cell-content()=&quot;x&quot;" style:apply-style-name="Gnumeric-8" style:base-cell-address="'Completed Jobs'.B187"/>
    </style:style>
    <style:style style:name="ce4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8"/>
      <style:map style:condition="cell-content()=&quot;p&quot;" style:apply-style-name="Gnumeric-8" style:base-cell-address="'Completed Jobs'.B188"/>
      <style:map style:condition="cell-content()=&quot;t&quot;" style:apply-style-name="Gnumeric-8" style:base-cell-address="'Completed Jobs'.B188"/>
      <style:map style:condition="cell-content()=&quot;x&quot;" style:apply-style-name="Gnumeric-8" style:base-cell-address="'Completed Jobs'.B188"/>
    </style:style>
    <style:style style:name="ce4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9"/>
      <style:map style:condition="cell-content()=&quot;p&quot;" style:apply-style-name="Gnumeric-8" style:base-cell-address="'Completed Jobs'.B189"/>
      <style:map style:condition="cell-content()=&quot;t&quot;" style:apply-style-name="Gnumeric-8" style:base-cell-address="'Completed Jobs'.B189"/>
      <style:map style:condition="cell-content()=&quot;x&quot;" style:apply-style-name="Gnumeric-8" style:base-cell-address="'Completed Jobs'.B189"/>
    </style:style>
    <style:style style:name="ce4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0"/>
      <style:map style:condition="cell-content()=&quot;p&quot;" style:apply-style-name="Gnumeric-8" style:base-cell-address="'Completed Jobs'.B190"/>
      <style:map style:condition="cell-content()=&quot;t&quot;" style:apply-style-name="Gnumeric-8" style:base-cell-address="'Completed Jobs'.B190"/>
      <style:map style:condition="cell-content()=&quot;x&quot;" style:apply-style-name="Gnumeric-8" style:base-cell-address="'Completed Jobs'.B190"/>
    </style:style>
    <style:style style:name="ce4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1"/>
      <style:map style:condition="cell-content()=&quot;p&quot;" style:apply-style-name="Gnumeric-8" style:base-cell-address="'Completed Jobs'.B191"/>
      <style:map style:condition="cell-content()=&quot;t&quot;" style:apply-style-name="Gnumeric-8" style:base-cell-address="'Completed Jobs'.B191"/>
      <style:map style:condition="cell-content()=&quot;x&quot;" style:apply-style-name="Gnumeric-8" style:base-cell-address="'Completed Jobs'.B191"/>
    </style:style>
    <style:style style:name="ce4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3"/>
      <style:map style:condition="cell-content()=&quot;p&quot;" style:apply-style-name="Gnumeric-8" style:base-cell-address="'Completed Jobs'.B193"/>
      <style:map style:condition="cell-content()=&quot;t&quot;" style:apply-style-name="Gnumeric-8" style:base-cell-address="'Completed Jobs'.B193"/>
      <style:map style:condition="cell-content()=&quot;x&quot;" style:apply-style-name="Gnumeric-8" style:base-cell-address="'Completed Jobs'.B193"/>
    </style:style>
    <style:style style:name="ce4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5"/>
      <style:map style:condition="cell-content()=&quot;p&quot;" style:apply-style-name="Gnumeric-8" style:base-cell-address="'Completed Jobs'.B195"/>
      <style:map style:condition="cell-content()=&quot;t&quot;" style:apply-style-name="Gnumeric-8" style:base-cell-address="'Completed Jobs'.B195"/>
      <style:map style:condition="cell-content()=&quot;x&quot;" style:apply-style-name="Gnumeric-8" style:base-cell-address="'Completed Jobs'.B195"/>
    </style:style>
    <style:style style:name="ce4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6"/>
      <style:map style:condition="cell-content()=&quot;p&quot;" style:apply-style-name="Gnumeric-8" style:base-cell-address="'Completed Jobs'.B196"/>
      <style:map style:condition="cell-content()=&quot;t&quot;" style:apply-style-name="Gnumeric-8" style:base-cell-address="'Completed Jobs'.B196"/>
      <style:map style:condition="cell-content()=&quot;x&quot;" style:apply-style-name="Gnumeric-8" style:base-cell-address="'Completed Jobs'.B196"/>
    </style:style>
    <style:style style:name="ce4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7"/>
      <style:map style:condition="cell-content()=&quot;p&quot;" style:apply-style-name="Gnumeric-8" style:base-cell-address="'Completed Jobs'.B197"/>
      <style:map style:condition="cell-content()=&quot;t&quot;" style:apply-style-name="Gnumeric-8" style:base-cell-address="'Completed Jobs'.B197"/>
      <style:map style:condition="cell-content()=&quot;x&quot;" style:apply-style-name="Gnumeric-8" style:base-cell-address="'Completed Jobs'.B197"/>
    </style:style>
    <style:style style:name="ce4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8"/>
      <style:map style:condition="cell-content()=&quot;p&quot;" style:apply-style-name="Gnumeric-8" style:base-cell-address="'Completed Jobs'.B198"/>
      <style:map style:condition="cell-content()=&quot;t&quot;" style:apply-style-name="Gnumeric-8" style:base-cell-address="'Completed Jobs'.B198"/>
      <style:map style:condition="cell-content()=&quot;x&quot;" style:apply-style-name="Gnumeric-8" style:base-cell-address="'Completed Jobs'.B198"/>
    </style:style>
    <style:style style:name="ce4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0"/>
      <style:map style:condition="cell-content()=&quot;p&quot;" style:apply-style-name="Gnumeric-8" style:base-cell-address="'Completed Jobs'.B200"/>
      <style:map style:condition="cell-content()=&quot;t&quot;" style:apply-style-name="Gnumeric-8" style:base-cell-address="'Completed Jobs'.B200"/>
      <style:map style:condition="cell-content()=&quot;x&quot;" style:apply-style-name="Gnumeric-8" style:base-cell-address="'Completed Jobs'.B200"/>
    </style:style>
    <style:style style:name="ce4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1"/>
      <style:map style:condition="cell-content()=&quot;p&quot;" style:apply-style-name="Gnumeric-8" style:base-cell-address="'Completed Jobs'.B201"/>
      <style:map style:condition="cell-content()=&quot;t&quot;" style:apply-style-name="Gnumeric-8" style:base-cell-address="'Completed Jobs'.B201"/>
      <style:map style:condition="cell-content()=&quot;x&quot;" style:apply-style-name="Gnumeric-8" style:base-cell-address="'Completed Jobs'.B201"/>
    </style:style>
    <style:style style:name="ce4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2"/>
      <style:map style:condition="cell-content()=&quot;p&quot;" style:apply-style-name="Gnumeric-8" style:base-cell-address="'Completed Jobs'.B202"/>
      <style:map style:condition="cell-content()=&quot;t&quot;" style:apply-style-name="Gnumeric-8" style:base-cell-address="'Completed Jobs'.B202"/>
      <style:map style:condition="cell-content()=&quot;x&quot;" style:apply-style-name="Gnumeric-8" style:base-cell-address="'Completed Jobs'.B202"/>
    </style:style>
    <style:style style:name="ce4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3"/>
      <style:map style:condition="cell-content()=&quot;p&quot;" style:apply-style-name="Gnumeric-8" style:base-cell-address="'Completed Jobs'.B203"/>
      <style:map style:condition="cell-content()=&quot;t&quot;" style:apply-style-name="Gnumeric-8" style:base-cell-address="'Completed Jobs'.B203"/>
      <style:map style:condition="cell-content()=&quot;x&quot;" style:apply-style-name="Gnumeric-8" style:base-cell-address="'Completed Jobs'.B203"/>
    </style:style>
    <style:style style:name="ce4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4"/>
      <style:map style:condition="cell-content()=&quot;p&quot;" style:apply-style-name="Gnumeric-8" style:base-cell-address="'Completed Jobs'.B204"/>
      <style:map style:condition="cell-content()=&quot;t&quot;" style:apply-style-name="Gnumeric-8" style:base-cell-address="'Completed Jobs'.B204"/>
      <style:map style:condition="cell-content()=&quot;x&quot;" style:apply-style-name="Gnumeric-8" style:base-cell-address="'Completed Jobs'.B204"/>
    </style:style>
    <style:style style:name="ce4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6"/>
      <style:map style:condition="cell-content()=&quot;p&quot;" style:apply-style-name="Gnumeric-8" style:base-cell-address="'Completed Jobs'.B206"/>
      <style:map style:condition="cell-content()=&quot;t&quot;" style:apply-style-name="Gnumeric-8" style:base-cell-address="'Completed Jobs'.B206"/>
      <style:map style:condition="cell-content()=&quot;x&quot;" style:apply-style-name="Gnumeric-8" style:base-cell-address="'Completed Jobs'.B206"/>
    </style:style>
    <style:style style:name="ce4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7"/>
      <style:map style:condition="cell-content()=&quot;p&quot;" style:apply-style-name="Gnumeric-8" style:base-cell-address="'Completed Jobs'.B207"/>
      <style:map style:condition="cell-content()=&quot;t&quot;" style:apply-style-name="Gnumeric-8" style:base-cell-address="'Completed Jobs'.B207"/>
      <style:map style:condition="cell-content()=&quot;x&quot;" style:apply-style-name="Gnumeric-8" style:base-cell-address="'Completed Jobs'.B207"/>
    </style:style>
    <style:style style:name="ce4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1"/>
      <style:map style:condition="cell-content()=&quot;p&quot;" style:apply-style-name="Gnumeric-8" style:base-cell-address="'Completed Jobs'.B211"/>
      <style:map style:condition="cell-content()=&quot;t&quot;" style:apply-style-name="Gnumeric-8" style:base-cell-address="'Completed Jobs'.B211"/>
      <style:map style:condition="cell-content()=&quot;x&quot;" style:apply-style-name="Gnumeric-8" style:base-cell-address="'Completed Jobs'.B211"/>
    </style:style>
    <style:style style:name="ce4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2"/>
      <style:map style:condition="cell-content()=&quot;p&quot;" style:apply-style-name="Gnumeric-8" style:base-cell-address="'Completed Jobs'.B212"/>
      <style:map style:condition="cell-content()=&quot;t&quot;" style:apply-style-name="Gnumeric-8" style:base-cell-address="'Completed Jobs'.B212"/>
      <style:map style:condition="cell-content()=&quot;x&quot;" style:apply-style-name="Gnumeric-8" style:base-cell-address="'Completed Jobs'.B212"/>
    </style:style>
    <style:style style:name="ce4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5"/>
      <style:map style:condition="cell-content()=&quot;p&quot;" style:apply-style-name="Gnumeric-8" style:base-cell-address="'Completed Jobs'.B215"/>
      <style:map style:condition="cell-content()=&quot;t&quot;" style:apply-style-name="Gnumeric-8" style:base-cell-address="'Completed Jobs'.B215"/>
      <style:map style:condition="cell-content()=&quot;x&quot;" style:apply-style-name="Gnumeric-8" style:base-cell-address="'Completed Jobs'.B215"/>
    </style:style>
    <style:style style:name="ce4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6"/>
      <style:map style:condition="cell-content()=&quot;p&quot;" style:apply-style-name="Gnumeric-8" style:base-cell-address="'Completed Jobs'.B216"/>
      <style:map style:condition="cell-content()=&quot;t&quot;" style:apply-style-name="Gnumeric-8" style:base-cell-address="'Completed Jobs'.B216"/>
      <style:map style:condition="cell-content()=&quot;x&quot;" style:apply-style-name="Gnumeric-8" style:base-cell-address="'Completed Jobs'.B216"/>
    </style:style>
    <style:style style:name="ce4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7"/>
      <style:map style:condition="cell-content()=&quot;p&quot;" style:apply-style-name="Gnumeric-8" style:base-cell-address="'Completed Jobs'.B217"/>
      <style:map style:condition="cell-content()=&quot;t&quot;" style:apply-style-name="Gnumeric-8" style:base-cell-address="'Completed Jobs'.B217"/>
      <style:map style:condition="cell-content()=&quot;x&quot;" style:apply-style-name="Gnumeric-8" style:base-cell-address="'Completed Jobs'.B217"/>
    </style:style>
    <style:style style:name="ce4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8"/>
      <style:map style:condition="cell-content()=&quot;p&quot;" style:apply-style-name="Gnumeric-8" style:base-cell-address="'Completed Jobs'.B218"/>
      <style:map style:condition="cell-content()=&quot;t&quot;" style:apply-style-name="Gnumeric-8" style:base-cell-address="'Completed Jobs'.B218"/>
      <style:map style:condition="cell-content()=&quot;x&quot;" style:apply-style-name="Gnumeric-8" style:base-cell-address="'Completed Jobs'.B218"/>
    </style:style>
    <style:style style:name="ce4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9"/>
      <style:map style:condition="cell-content()=&quot;p&quot;" style:apply-style-name="Gnumeric-8" style:base-cell-address="'Completed Jobs'.B219"/>
      <style:map style:condition="cell-content()=&quot;t&quot;" style:apply-style-name="Gnumeric-8" style:base-cell-address="'Completed Jobs'.B219"/>
      <style:map style:condition="cell-content()=&quot;x&quot;" style:apply-style-name="Gnumeric-8" style:base-cell-address="'Completed Jobs'.B219"/>
    </style:style>
    <style:style style:name="ce4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0"/>
      <style:map style:condition="cell-content()=&quot;p&quot;" style:apply-style-name="Gnumeric-8" style:base-cell-address="'Completed Jobs'.B220"/>
      <style:map style:condition="cell-content()=&quot;t&quot;" style:apply-style-name="Gnumeric-8" style:base-cell-address="'Completed Jobs'.B220"/>
      <style:map style:condition="cell-content()=&quot;x&quot;" style:apply-style-name="Gnumeric-8" style:base-cell-address="'Completed Jobs'.B220"/>
    </style:style>
    <style:style style:name="ce4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3"/>
      <style:map style:condition="cell-content()=&quot;p&quot;" style:apply-style-name="Gnumeric-8" style:base-cell-address="'Completed Jobs'.B223"/>
      <style:map style:condition="cell-content()=&quot;t&quot;" style:apply-style-name="Gnumeric-8" style:base-cell-address="'Completed Jobs'.B223"/>
      <style:map style:condition="cell-content()=&quot;x&quot;" style:apply-style-name="Gnumeric-8" style:base-cell-address="'Completed Jobs'.B223"/>
    </style:style>
    <style:style style:name="ce4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4"/>
      <style:map style:condition="cell-content()=&quot;p&quot;" style:apply-style-name="Gnumeric-8" style:base-cell-address="'Completed Jobs'.B224"/>
      <style:map style:condition="cell-content()=&quot;t&quot;" style:apply-style-name="Gnumeric-8" style:base-cell-address="'Completed Jobs'.B224"/>
      <style:map style:condition="cell-content()=&quot;x&quot;" style:apply-style-name="Gnumeric-8" style:base-cell-address="'Completed Jobs'.B224"/>
    </style:style>
    <style:style style:name="ce4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5"/>
      <style:map style:condition="cell-content()=&quot;p&quot;" style:apply-style-name="Gnumeric-8" style:base-cell-address="'Completed Jobs'.B225"/>
      <style:map style:condition="cell-content()=&quot;t&quot;" style:apply-style-name="Gnumeric-8" style:base-cell-address="'Completed Jobs'.B225"/>
      <style:map style:condition="cell-content()=&quot;x&quot;" style:apply-style-name="Gnumeric-8" style:base-cell-address="'Completed Jobs'.B225"/>
    </style:style>
    <style:style style:name="ce4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8"/>
      <style:map style:condition="cell-content()=&quot;p&quot;" style:apply-style-name="Gnumeric-8" style:base-cell-address="'Completed Jobs'.B228"/>
      <style:map style:condition="cell-content()=&quot;t&quot;" style:apply-style-name="Gnumeric-8" style:base-cell-address="'Completed Jobs'.B228"/>
      <style:map style:condition="cell-content()=&quot;x&quot;" style:apply-style-name="Gnumeric-8" style:base-cell-address="'Completed Jobs'.B228"/>
    </style:style>
    <style:style style:name="ce4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9"/>
      <style:map style:condition="cell-content()=&quot;p&quot;" style:apply-style-name="Gnumeric-8" style:base-cell-address="'Completed Jobs'.B229"/>
      <style:map style:condition="cell-content()=&quot;t&quot;" style:apply-style-name="Gnumeric-8" style:base-cell-address="'Completed Jobs'.B229"/>
      <style:map style:condition="cell-content()=&quot;x&quot;" style:apply-style-name="Gnumeric-8" style:base-cell-address="'Completed Jobs'.B229"/>
    </style:style>
    <style:style style:name="ce4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0"/>
      <style:map style:condition="cell-content()=&quot;p&quot;" style:apply-style-name="Gnumeric-8" style:base-cell-address="'Completed Jobs'.B230"/>
      <style:map style:condition="cell-content()=&quot;t&quot;" style:apply-style-name="Gnumeric-8" style:base-cell-address="'Completed Jobs'.B230"/>
      <style:map style:condition="cell-content()=&quot;x&quot;" style:apply-style-name="Gnumeric-8" style:base-cell-address="'Completed Jobs'.B230"/>
    </style:style>
    <style:style style:name="ce4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1"/>
      <style:map style:condition="cell-content()=&quot;p&quot;" style:apply-style-name="Gnumeric-8" style:base-cell-address="'Completed Jobs'.B231"/>
      <style:map style:condition="cell-content()=&quot;t&quot;" style:apply-style-name="Gnumeric-8" style:base-cell-address="'Completed Jobs'.B231"/>
      <style:map style:condition="cell-content()=&quot;x&quot;" style:apply-style-name="Gnumeric-8" style:base-cell-address="'Completed Jobs'.B231"/>
    </style:style>
    <style:style style:name="ce4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2"/>
      <style:map style:condition="cell-content()=&quot;p&quot;" style:apply-style-name="Gnumeric-8" style:base-cell-address="'Completed Jobs'.B232"/>
      <style:map style:condition="cell-content()=&quot;t&quot;" style:apply-style-name="Gnumeric-8" style:base-cell-address="'Completed Jobs'.B232"/>
      <style:map style:condition="cell-content()=&quot;x&quot;" style:apply-style-name="Gnumeric-8" style:base-cell-address="'Completed Jobs'.B232"/>
    </style:style>
    <style:style style:name="ce4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6"/>
      <style:map style:condition="cell-content()=&quot;p&quot;" style:apply-style-name="Gnumeric-8" style:base-cell-address="'Completed Jobs'.B236"/>
      <style:map style:condition="cell-content()=&quot;t&quot;" style:apply-style-name="Gnumeric-8" style:base-cell-address="'Completed Jobs'.B236"/>
      <style:map style:condition="cell-content()=&quot;x&quot;" style:apply-style-name="Gnumeric-8" style:base-cell-address="'Completed Jobs'.B236"/>
    </style:style>
    <style:style style:name="ce4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7"/>
      <style:map style:condition="cell-content()=&quot;p&quot;" style:apply-style-name="Gnumeric-8" style:base-cell-address="'Completed Jobs'.B237"/>
      <style:map style:condition="cell-content()=&quot;t&quot;" style:apply-style-name="Gnumeric-8" style:base-cell-address="'Completed Jobs'.B237"/>
      <style:map style:condition="cell-content()=&quot;x&quot;" style:apply-style-name="Gnumeric-8" style:base-cell-address="'Completed Jobs'.B237"/>
    </style:style>
    <style:style style:name="ce4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8"/>
      <style:map style:condition="cell-content()=&quot;p&quot;" style:apply-style-name="Gnumeric-8" style:base-cell-address="'Completed Jobs'.B238"/>
      <style:map style:condition="cell-content()=&quot;t&quot;" style:apply-style-name="Gnumeric-8" style:base-cell-address="'Completed Jobs'.B238"/>
      <style:map style:condition="cell-content()=&quot;x&quot;" style:apply-style-name="Gnumeric-8" style:base-cell-address="'Completed Jobs'.B238"/>
    </style:style>
    <style:style style:name="ce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9"/>
      <style:map style:condition="cell-content()=&quot;p&quot;" style:apply-style-name="Gnumeric-8" style:base-cell-address="'Completed Jobs'.B239"/>
      <style:map style:condition="cell-content()=&quot;t&quot;" style:apply-style-name="Gnumeric-8" style:base-cell-address="'Completed Jobs'.B239"/>
      <style:map style:condition="cell-content()=&quot;x&quot;" style:apply-style-name="Gnumeric-8" style:base-cell-address="'Completed Jobs'.B239"/>
    </style:style>
    <style:style style:name="ce4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0"/>
      <style:map style:condition="cell-content()=&quot;p&quot;" style:apply-style-name="Gnumeric-8" style:base-cell-address="'Completed Jobs'.B240"/>
      <style:map style:condition="cell-content()=&quot;t&quot;" style:apply-style-name="Gnumeric-8" style:base-cell-address="'Completed Jobs'.B240"/>
      <style:map style:condition="cell-content()=&quot;x&quot;" style:apply-style-name="Gnumeric-8" style:base-cell-address="'Completed Jobs'.B240"/>
    </style:style>
    <style:style style:name="ce4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1"/>
      <style:map style:condition="cell-content()=&quot;p&quot;" style:apply-style-name="Gnumeric-8" style:base-cell-address="'Completed Jobs'.B241"/>
      <style:map style:condition="cell-content()=&quot;t&quot;" style:apply-style-name="Gnumeric-8" style:base-cell-address="'Completed Jobs'.B241"/>
      <style:map style:condition="cell-content()=&quot;x&quot;" style:apply-style-name="Gnumeric-8" style:base-cell-address="'Completed Jobs'.B241"/>
    </style:style>
    <style:style style:name="ce4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2"/>
      <style:map style:condition="cell-content()=&quot;p&quot;" style:apply-style-name="Gnumeric-8" style:base-cell-address="'Completed Jobs'.B242"/>
      <style:map style:condition="cell-content()=&quot;t&quot;" style:apply-style-name="Gnumeric-8" style:base-cell-address="'Completed Jobs'.B242"/>
      <style:map style:condition="cell-content()=&quot;x&quot;" style:apply-style-name="Gnumeric-8" style:base-cell-address="'Completed Jobs'.B242"/>
    </style:style>
    <style:style style:name="ce4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3"/>
      <style:map style:condition="cell-content()=&quot;p&quot;" style:apply-style-name="Gnumeric-8" style:base-cell-address="'Completed Jobs'.B243"/>
      <style:map style:condition="cell-content()=&quot;t&quot;" style:apply-style-name="Gnumeric-8" style:base-cell-address="'Completed Jobs'.B243"/>
      <style:map style:condition="cell-content()=&quot;x&quot;" style:apply-style-name="Gnumeric-8" style:base-cell-address="'Completed Jobs'.B243"/>
    </style:style>
    <style:style style:name="ce4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4"/>
      <style:map style:condition="cell-content()=&quot;p&quot;" style:apply-style-name="Gnumeric-8" style:base-cell-address="'Completed Jobs'.B244"/>
      <style:map style:condition="cell-content()=&quot;t&quot;" style:apply-style-name="Gnumeric-8" style:base-cell-address="'Completed Jobs'.B244"/>
      <style:map style:condition="cell-content()=&quot;x&quot;" style:apply-style-name="Gnumeric-8" style:base-cell-address="'Completed Jobs'.B244"/>
    </style:style>
    <style:style style:name="ce4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5"/>
      <style:map style:condition="cell-content()=&quot;p&quot;" style:apply-style-name="Gnumeric-8" style:base-cell-address="'Completed Jobs'.B245"/>
      <style:map style:condition="cell-content()=&quot;t&quot;" style:apply-style-name="Gnumeric-8" style:base-cell-address="'Completed Jobs'.B245"/>
      <style:map style:condition="cell-content()=&quot;x&quot;" style:apply-style-name="Gnumeric-8" style:base-cell-address="'Completed Jobs'.B245"/>
    </style:style>
    <style:style style:name="ce4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6"/>
      <style:map style:condition="cell-content()=&quot;p&quot;" style:apply-style-name="Gnumeric-8" style:base-cell-address="'Completed Jobs'.B246"/>
      <style:map style:condition="cell-content()=&quot;t&quot;" style:apply-style-name="Gnumeric-8" style:base-cell-address="'Completed Jobs'.B246"/>
      <style:map style:condition="cell-content()=&quot;x&quot;" style:apply-style-name="Gnumeric-8" style:base-cell-address="'Completed Jobs'.B246"/>
    </style:style>
    <style:style style:name="ce4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7"/>
      <style:map style:condition="cell-content()=&quot;p&quot;" style:apply-style-name="Gnumeric-8" style:base-cell-address="'Completed Jobs'.B247"/>
      <style:map style:condition="cell-content()=&quot;t&quot;" style:apply-style-name="Gnumeric-8" style:base-cell-address="'Completed Jobs'.B247"/>
      <style:map style:condition="cell-content()=&quot;x&quot;" style:apply-style-name="Gnumeric-8" style:base-cell-address="'Completed Jobs'.B247"/>
    </style:style>
    <style:style style:name="ce4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8"/>
      <style:map style:condition="cell-content()=&quot;p&quot;" style:apply-style-name="Gnumeric-8" style:base-cell-address="'Completed Jobs'.B248"/>
      <style:map style:condition="cell-content()=&quot;t&quot;" style:apply-style-name="Gnumeric-8" style:base-cell-address="'Completed Jobs'.B248"/>
      <style:map style:condition="cell-content()=&quot;x&quot;" style:apply-style-name="Gnumeric-8" style:base-cell-address="'Completed Jobs'.B248"/>
    </style:style>
    <style:style style:name="ce4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9"/>
      <style:map style:condition="cell-content()=&quot;p&quot;" style:apply-style-name="Gnumeric-8" style:base-cell-address="'Completed Jobs'.B249"/>
      <style:map style:condition="cell-content()=&quot;t&quot;" style:apply-style-name="Gnumeric-8" style:base-cell-address="'Completed Jobs'.B249"/>
      <style:map style:condition="cell-content()=&quot;x&quot;" style:apply-style-name="Gnumeric-8" style:base-cell-address="'Completed Jobs'.B249"/>
    </style:style>
    <style:style style:name="ce4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0"/>
      <style:map style:condition="cell-content()=&quot;p&quot;" style:apply-style-name="Gnumeric-8" style:base-cell-address="'Completed Jobs'.B250"/>
      <style:map style:condition="cell-content()=&quot;t&quot;" style:apply-style-name="Gnumeric-8" style:base-cell-address="'Completed Jobs'.B250"/>
      <style:map style:condition="cell-content()=&quot;x&quot;" style:apply-style-name="Gnumeric-8" style:base-cell-address="'Completed Jobs'.B250"/>
    </style:style>
    <style:style style:name="ce4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3"/>
      <style:map style:condition="cell-content()=&quot;p&quot;" style:apply-style-name="Gnumeric-8" style:base-cell-address="'Completed Jobs'.B253"/>
      <style:map style:condition="cell-content()=&quot;t&quot;" style:apply-style-name="Gnumeric-8" style:base-cell-address="'Completed Jobs'.B253"/>
      <style:map style:condition="cell-content()=&quot;x&quot;" style:apply-style-name="Gnumeric-8" style:base-cell-address="'Completed Jobs'.B253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4"/>
      <style:map style:condition="cell-content()=&quot;p&quot;" style:apply-style-name="Gnumeric-8" style:base-cell-address="'Completed Jobs'.B254"/>
      <style:map style:condition="cell-content()=&quot;t&quot;" style:apply-style-name="Gnumeric-8" style:base-cell-address="'Completed Jobs'.B254"/>
      <style:map style:condition="cell-content()=&quot;x&quot;" style:apply-style-name="Gnumeric-8" style:base-cell-address="'Completed Jobs'.B254"/>
    </style:style>
    <style:style style:name="ce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5"/>
      <style:map style:condition="cell-content()=&quot;p&quot;" style:apply-style-name="Gnumeric-8" style:base-cell-address="'Completed Jobs'.B255"/>
      <style:map style:condition="cell-content()=&quot;t&quot;" style:apply-style-name="Gnumeric-8" style:base-cell-address="'Completed Jobs'.B255"/>
      <style:map style:condition="cell-content()=&quot;x&quot;" style:apply-style-name="Gnumeric-8" style:base-cell-address="'Completed Jobs'.B255"/>
    </style:style>
    <style:style style:name="ce4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6"/>
      <style:map style:condition="cell-content()=&quot;p&quot;" style:apply-style-name="Gnumeric-8" style:base-cell-address="'Completed Jobs'.B256"/>
      <style:map style:condition="cell-content()=&quot;t&quot;" style:apply-style-name="Gnumeric-8" style:base-cell-address="'Completed Jobs'.B256"/>
      <style:map style:condition="cell-content()=&quot;x&quot;" style:apply-style-name="Gnumeric-8" style:base-cell-address="'Completed Jobs'.B256"/>
    </style:style>
    <style:style style:name="ce4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4"/>
      <style:map style:condition="cell-content()=&quot;p&quot;" style:apply-style-name="Gnumeric-8" style:base-cell-address="'Completed Jobs'.B264"/>
      <style:map style:condition="cell-content()=&quot;t&quot;" style:apply-style-name="Gnumeric-8" style:base-cell-address="'Completed Jobs'.B264"/>
      <style:map style:condition="cell-content()=&quot;x&quot;" style:apply-style-name="Gnumeric-8" style:base-cell-address="'Completed Jobs'.B264"/>
    </style:style>
    <style:style style:name="ce4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5"/>
      <style:map style:condition="cell-content()=&quot;p&quot;" style:apply-style-name="Gnumeric-8" style:base-cell-address="'Completed Jobs'.B265"/>
      <style:map style:condition="cell-content()=&quot;t&quot;" style:apply-style-name="Gnumeric-8" style:base-cell-address="'Completed Jobs'.B265"/>
      <style:map style:condition="cell-content()=&quot;x&quot;" style:apply-style-name="Gnumeric-8" style:base-cell-address="'Completed Jobs'.B265"/>
    </style:style>
    <style:style style:name="ce4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6"/>
      <style:map style:condition="cell-content()=&quot;p&quot;" style:apply-style-name="Gnumeric-8" style:base-cell-address="'Completed Jobs'.B266"/>
      <style:map style:condition="cell-content()=&quot;t&quot;" style:apply-style-name="Gnumeric-8" style:base-cell-address="'Completed Jobs'.B266"/>
      <style:map style:condition="cell-content()=&quot;x&quot;" style:apply-style-name="Gnumeric-8" style:base-cell-address="'Completed Jobs'.B266"/>
    </style:style>
    <style:style style:name="ce4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7"/>
      <style:map style:condition="cell-content()=&quot;p&quot;" style:apply-style-name="Gnumeric-8" style:base-cell-address="'Completed Jobs'.B267"/>
      <style:map style:condition="cell-content()=&quot;t&quot;" style:apply-style-name="Gnumeric-8" style:base-cell-address="'Completed Jobs'.B267"/>
      <style:map style:condition="cell-content()=&quot;x&quot;" style:apply-style-name="Gnumeric-8" style:base-cell-address="'Completed Jobs'.B267"/>
    </style:style>
    <style:style style:name="ce4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8"/>
      <style:map style:condition="cell-content()=&quot;p&quot;" style:apply-style-name="Gnumeric-8" style:base-cell-address="'Completed Jobs'.B268"/>
      <style:map style:condition="cell-content()=&quot;t&quot;" style:apply-style-name="Gnumeric-8" style:base-cell-address="'Completed Jobs'.B268"/>
      <style:map style:condition="cell-content()=&quot;x&quot;" style:apply-style-name="Gnumeric-8" style:base-cell-address="'Completed Jobs'.B268"/>
    </style:style>
    <style:style style:name="ce4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9"/>
      <style:map style:condition="cell-content()=&quot;p&quot;" style:apply-style-name="Gnumeric-8" style:base-cell-address="'Completed Jobs'.B269"/>
      <style:map style:condition="cell-content()=&quot;t&quot;" style:apply-style-name="Gnumeric-8" style:base-cell-address="'Completed Jobs'.B269"/>
      <style:map style:condition="cell-content()=&quot;x&quot;" style:apply-style-name="Gnumeric-8" style:base-cell-address="'Completed Jobs'.B269"/>
    </style:style>
    <style:style style:name="ce4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0"/>
      <style:map style:condition="cell-content()=&quot;p&quot;" style:apply-style-name="Gnumeric-8" style:base-cell-address="'Completed Jobs'.B270"/>
      <style:map style:condition="cell-content()=&quot;t&quot;" style:apply-style-name="Gnumeric-8" style:base-cell-address="'Completed Jobs'.B270"/>
      <style:map style:condition="cell-content()=&quot;x&quot;" style:apply-style-name="Gnumeric-8" style:base-cell-address="'Completed Jobs'.B270"/>
    </style:style>
    <style:style style:name="ce4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1"/>
      <style:map style:condition="cell-content()=&quot;p&quot;" style:apply-style-name="Gnumeric-8" style:base-cell-address="'Completed Jobs'.B271"/>
      <style:map style:condition="cell-content()=&quot;t&quot;" style:apply-style-name="Gnumeric-8" style:base-cell-address="'Completed Jobs'.B271"/>
      <style:map style:condition="cell-content()=&quot;x&quot;" style:apply-style-name="Gnumeric-8" style:base-cell-address="'Completed Jobs'.B271"/>
    </style:style>
    <style:style style:name="ce4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2"/>
      <style:map style:condition="cell-content()=&quot;p&quot;" style:apply-style-name="Gnumeric-8" style:base-cell-address="'Completed Jobs'.B272"/>
      <style:map style:condition="cell-content()=&quot;t&quot;" style:apply-style-name="Gnumeric-8" style:base-cell-address="'Completed Jobs'.B272"/>
      <style:map style:condition="cell-content()=&quot;x&quot;" style:apply-style-name="Gnumeric-8" style:base-cell-address="'Completed Jobs'.B272"/>
    </style:style>
    <style:style style:name="ce4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3"/>
      <style:map style:condition="cell-content()=&quot;p&quot;" style:apply-style-name="Gnumeric-8" style:base-cell-address="'Completed Jobs'.B273"/>
      <style:map style:condition="cell-content()=&quot;t&quot;" style:apply-style-name="Gnumeric-8" style:base-cell-address="'Completed Jobs'.B273"/>
      <style:map style:condition="cell-content()=&quot;x&quot;" style:apply-style-name="Gnumeric-8" style:base-cell-address="'Completed Jobs'.B273"/>
    </style:style>
    <style:style style:name="ce4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4"/>
      <style:map style:condition="cell-content()=&quot;p&quot;" style:apply-style-name="Gnumeric-8" style:base-cell-address="'Completed Jobs'.B274"/>
      <style:map style:condition="cell-content()=&quot;t&quot;" style:apply-style-name="Gnumeric-8" style:base-cell-address="'Completed Jobs'.B274"/>
      <style:map style:condition="cell-content()=&quot;x&quot;" style:apply-style-name="Gnumeric-8" style:base-cell-address="'Completed Jobs'.B274"/>
    </style:style>
    <style:style style:name="ce4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5"/>
      <style:map style:condition="cell-content()=&quot;p&quot;" style:apply-style-name="Gnumeric-8" style:base-cell-address="'Completed Jobs'.B275"/>
      <style:map style:condition="cell-content()=&quot;t&quot;" style:apply-style-name="Gnumeric-8" style:base-cell-address="'Completed Jobs'.B275"/>
      <style:map style:condition="cell-content()=&quot;x&quot;" style:apply-style-name="Gnumeric-8" style:base-cell-address="'Completed Jobs'.B275"/>
    </style:style>
    <style:style style:name="ce4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6"/>
      <style:map style:condition="cell-content()=&quot;p&quot;" style:apply-style-name="Gnumeric-8" style:base-cell-address="'Completed Jobs'.B276"/>
      <style:map style:condition="cell-content()=&quot;t&quot;" style:apply-style-name="Gnumeric-8" style:base-cell-address="'Completed Jobs'.B276"/>
      <style:map style:condition="cell-content()=&quot;x&quot;" style:apply-style-name="Gnumeric-8" style:base-cell-address="'Completed Jobs'.B276"/>
    </style:style>
    <style:style style:name="ce4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7"/>
      <style:map style:condition="cell-content()=&quot;p&quot;" style:apply-style-name="Gnumeric-8" style:base-cell-address="'Completed Jobs'.B277"/>
      <style:map style:condition="cell-content()=&quot;t&quot;" style:apply-style-name="Gnumeric-8" style:base-cell-address="'Completed Jobs'.B277"/>
      <style:map style:condition="cell-content()=&quot;x&quot;" style:apply-style-name="Gnumeric-8" style:base-cell-address="'Completed Jobs'.B277"/>
    </style:style>
    <style:style style:name="ce4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8"/>
      <style:map style:condition="cell-content()=&quot;p&quot;" style:apply-style-name="Gnumeric-8" style:base-cell-address="'Completed Jobs'.B278"/>
      <style:map style:condition="cell-content()=&quot;t&quot;" style:apply-style-name="Gnumeric-8" style:base-cell-address="'Completed Jobs'.B278"/>
      <style:map style:condition="cell-content()=&quot;x&quot;" style:apply-style-name="Gnumeric-8" style:base-cell-address="'Completed Jobs'.B278"/>
    </style:style>
    <style:style style:name="ce4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9"/>
      <style:map style:condition="cell-content()=&quot;p&quot;" style:apply-style-name="Gnumeric-8" style:base-cell-address="'Completed Jobs'.B279"/>
      <style:map style:condition="cell-content()=&quot;t&quot;" style:apply-style-name="Gnumeric-8" style:base-cell-address="'Completed Jobs'.B279"/>
      <style:map style:condition="cell-content()=&quot;x&quot;" style:apply-style-name="Gnumeric-8" style:base-cell-address="'Completed Jobs'.B279"/>
    </style:style>
    <style:style style:name="ce4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0"/>
      <style:map style:condition="cell-content()=&quot;p&quot;" style:apply-style-name="Gnumeric-8" style:base-cell-address="'Completed Jobs'.B280"/>
      <style:map style:condition="cell-content()=&quot;t&quot;" style:apply-style-name="Gnumeric-8" style:base-cell-address="'Completed Jobs'.B280"/>
      <style:map style:condition="cell-content()=&quot;x&quot;" style:apply-style-name="Gnumeric-8" style:base-cell-address="'Completed Jobs'.B280"/>
    </style:style>
    <style:style style:name="ce4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1"/>
      <style:map style:condition="cell-content()=&quot;p&quot;" style:apply-style-name="Gnumeric-8" style:base-cell-address="'Completed Jobs'.B281"/>
      <style:map style:condition="cell-content()=&quot;t&quot;" style:apply-style-name="Gnumeric-8" style:base-cell-address="'Completed Jobs'.B281"/>
      <style:map style:condition="cell-content()=&quot;x&quot;" style:apply-style-name="Gnumeric-8" style:base-cell-address="'Completed Jobs'.B281"/>
    </style:style>
    <style:style style:name="ce4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2"/>
      <style:map style:condition="cell-content()=&quot;p&quot;" style:apply-style-name="Gnumeric-8" style:base-cell-address="'Completed Jobs'.B282"/>
      <style:map style:condition="cell-content()=&quot;t&quot;" style:apply-style-name="Gnumeric-8" style:base-cell-address="'Completed Jobs'.B282"/>
      <style:map style:condition="cell-content()=&quot;x&quot;" style:apply-style-name="Gnumeric-8" style:base-cell-address="'Completed Jobs'.B282"/>
    </style:style>
    <style:style style:name="ce4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3"/>
      <style:map style:condition="cell-content()=&quot;p&quot;" style:apply-style-name="Gnumeric-8" style:base-cell-address="'Completed Jobs'.B283"/>
      <style:map style:condition="cell-content()=&quot;t&quot;" style:apply-style-name="Gnumeric-8" style:base-cell-address="'Completed Jobs'.B283"/>
      <style:map style:condition="cell-content()=&quot;x&quot;" style:apply-style-name="Gnumeric-8" style:base-cell-address="'Completed Jobs'.B283"/>
    </style:style>
    <style:style style:name="ce4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4"/>
      <style:map style:condition="cell-content()=&quot;p&quot;" style:apply-style-name="Gnumeric-8" style:base-cell-address="'Completed Jobs'.B284"/>
      <style:map style:condition="cell-content()=&quot;t&quot;" style:apply-style-name="Gnumeric-8" style:base-cell-address="'Completed Jobs'.B284"/>
      <style:map style:condition="cell-content()=&quot;x&quot;" style:apply-style-name="Gnumeric-8" style:base-cell-address="'Completed Jobs'.B284"/>
    </style:style>
    <style:style style:name="ce4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5"/>
      <style:map style:condition="cell-content()=&quot;p&quot;" style:apply-style-name="Gnumeric-8" style:base-cell-address="'Completed Jobs'.B285"/>
      <style:map style:condition="cell-content()=&quot;t&quot;" style:apply-style-name="Gnumeric-8" style:base-cell-address="'Completed Jobs'.B285"/>
      <style:map style:condition="cell-content()=&quot;x&quot;" style:apply-style-name="Gnumeric-8" style:base-cell-address="'Completed Jobs'.B285"/>
    </style:style>
    <style:style style:name="ce4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6"/>
      <style:map style:condition="cell-content()=&quot;p&quot;" style:apply-style-name="Gnumeric-8" style:base-cell-address="'Completed Jobs'.B286"/>
      <style:map style:condition="cell-content()=&quot;t&quot;" style:apply-style-name="Gnumeric-8" style:base-cell-address="'Completed Jobs'.B286"/>
      <style:map style:condition="cell-content()=&quot;x&quot;" style:apply-style-name="Gnumeric-8" style:base-cell-address="'Completed Jobs'.B286"/>
    </style:style>
    <style:style style:name="ce4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7"/>
      <style:map style:condition="cell-content()=&quot;p&quot;" style:apply-style-name="Gnumeric-8" style:base-cell-address="'Completed Jobs'.B287"/>
      <style:map style:condition="cell-content()=&quot;t&quot;" style:apply-style-name="Gnumeric-8" style:base-cell-address="'Completed Jobs'.B287"/>
      <style:map style:condition="cell-content()=&quot;x&quot;" style:apply-style-name="Gnumeric-8" style:base-cell-address="'Completed Jobs'.B287"/>
    </style:style>
    <style:style style:name="ce4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8"/>
      <style:map style:condition="cell-content()=&quot;p&quot;" style:apply-style-name="Gnumeric-8" style:base-cell-address="'Completed Jobs'.B288"/>
      <style:map style:condition="cell-content()=&quot;t&quot;" style:apply-style-name="Gnumeric-8" style:base-cell-address="'Completed Jobs'.B288"/>
      <style:map style:condition="cell-content()=&quot;x&quot;" style:apply-style-name="Gnumeric-8" style:base-cell-address="'Completed Jobs'.B288"/>
    </style:style>
    <style:style style:name="ce4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9"/>
      <style:map style:condition="cell-content()=&quot;p&quot;" style:apply-style-name="Gnumeric-8" style:base-cell-address="'Completed Jobs'.B289"/>
      <style:map style:condition="cell-content()=&quot;t&quot;" style:apply-style-name="Gnumeric-8" style:base-cell-address="'Completed Jobs'.B289"/>
      <style:map style:condition="cell-content()=&quot;x&quot;" style:apply-style-name="Gnumeric-8" style:base-cell-address="'Completed Jobs'.B289"/>
    </style:style>
    <style:style style:name="ce4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0"/>
      <style:map style:condition="cell-content()=&quot;p&quot;" style:apply-style-name="Gnumeric-8" style:base-cell-address="'Completed Jobs'.B290"/>
      <style:map style:condition="cell-content()=&quot;t&quot;" style:apply-style-name="Gnumeric-8" style:base-cell-address="'Completed Jobs'.B290"/>
      <style:map style:condition="cell-content()=&quot;x&quot;" style:apply-style-name="Gnumeric-8" style:base-cell-address="'Completed Jobs'.B290"/>
    </style:style>
    <style:style style:name="ce4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1"/>
      <style:map style:condition="cell-content()=&quot;p&quot;" style:apply-style-name="Gnumeric-8" style:base-cell-address="'Completed Jobs'.B291"/>
      <style:map style:condition="cell-content()=&quot;t&quot;" style:apply-style-name="Gnumeric-8" style:base-cell-address="'Completed Jobs'.B291"/>
      <style:map style:condition="cell-content()=&quot;x&quot;" style:apply-style-name="Gnumeric-8" style:base-cell-address="'Completed Jobs'.B291"/>
    </style:style>
    <style:style style:name="ce4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2"/>
      <style:map style:condition="cell-content()=&quot;p&quot;" style:apply-style-name="Gnumeric-8" style:base-cell-address="'Completed Jobs'.B292"/>
      <style:map style:condition="cell-content()=&quot;t&quot;" style:apply-style-name="Gnumeric-8" style:base-cell-address="'Completed Jobs'.B292"/>
      <style:map style:condition="cell-content()=&quot;x&quot;" style:apply-style-name="Gnumeric-8" style:base-cell-address="'Completed Jobs'.B292"/>
    </style:style>
    <style:style style:name="ce4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3"/>
      <style:map style:condition="cell-content()=&quot;p&quot;" style:apply-style-name="Gnumeric-8" style:base-cell-address="'Completed Jobs'.B293"/>
      <style:map style:condition="cell-content()=&quot;t&quot;" style:apply-style-name="Gnumeric-8" style:base-cell-address="'Completed Jobs'.B293"/>
      <style:map style:condition="cell-content()=&quot;x&quot;" style:apply-style-name="Gnumeric-8" style:base-cell-address="'Completed Jobs'.B293"/>
    </style:style>
    <style:style style:name="ce4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4"/>
      <style:map style:condition="cell-content()=&quot;p&quot;" style:apply-style-name="Gnumeric-8" style:base-cell-address="'Completed Jobs'.B294"/>
      <style:map style:condition="cell-content()=&quot;t&quot;" style:apply-style-name="Gnumeric-8" style:base-cell-address="'Completed Jobs'.B294"/>
      <style:map style:condition="cell-content()=&quot;x&quot;" style:apply-style-name="Gnumeric-8" style:base-cell-address="'Completed Jobs'.B294"/>
    </style:style>
    <style:style style:name="ce4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5"/>
      <style:map style:condition="cell-content()=&quot;p&quot;" style:apply-style-name="Gnumeric-8" style:base-cell-address="'Completed Jobs'.B295"/>
      <style:map style:condition="cell-content()=&quot;t&quot;" style:apply-style-name="Gnumeric-8" style:base-cell-address="'Completed Jobs'.B295"/>
      <style:map style:condition="cell-content()=&quot;x&quot;" style:apply-style-name="Gnumeric-8" style:base-cell-address="'Completed Jobs'.B295"/>
    </style:style>
    <style:style style:name="ce4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6"/>
      <style:map style:condition="cell-content()=&quot;p&quot;" style:apply-style-name="Gnumeric-8" style:base-cell-address="'Completed Jobs'.B296"/>
      <style:map style:condition="cell-content()=&quot;t&quot;" style:apply-style-name="Gnumeric-8" style:base-cell-address="'Completed Jobs'.B296"/>
      <style:map style:condition="cell-content()=&quot;x&quot;" style:apply-style-name="Gnumeric-8" style:base-cell-address="'Completed Jobs'.B296"/>
    </style:style>
    <style:style style:name="ce4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7"/>
      <style:map style:condition="cell-content()=&quot;p&quot;" style:apply-style-name="Gnumeric-8" style:base-cell-address="'Completed Jobs'.B297"/>
      <style:map style:condition="cell-content()=&quot;t&quot;" style:apply-style-name="Gnumeric-8" style:base-cell-address="'Completed Jobs'.B297"/>
      <style:map style:condition="cell-content()=&quot;x&quot;" style:apply-style-name="Gnumeric-8" style:base-cell-address="'Completed Jobs'.B297"/>
    </style:style>
    <style:style style:name="ce4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4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4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179"/>
      <style:map style:condition="cell-content()=&quot;p&quot;" style:apply-style-name="Gnumeric-8" style:base-cell-address="'Completed Jobs'.C179"/>
      <style:map style:condition="cell-content()=&quot;t&quot;" style:apply-style-name="Gnumeric-8" style:base-cell-address="'Completed Jobs'.C179"/>
      <style:map style:condition="cell-content()=&quot;x&quot;" style:apply-style-name="Gnumeric-8" style:base-cell-address="'Completed Jobs'.C179"/>
    </style:style>
    <style:style style:name="ce4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187"/>
      <style:map style:condition="cell-content()=&quot;p&quot;" style:apply-style-name="Gnumeric-8" style:base-cell-address="'Completed Jobs'.C187"/>
      <style:map style:condition="cell-content()=&quot;t&quot;" style:apply-style-name="Gnumeric-8" style:base-cell-address="'Completed Jobs'.C187"/>
      <style:map style:condition="cell-content()=&quot;x&quot;" style:apply-style-name="Gnumeric-8" style:base-cell-address="'Completed Jobs'.C187"/>
    </style:style>
    <style:style style:name="ce4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195"/>
      <style:map style:condition="cell-content()=&quot;p&quot;" style:apply-style-name="Gnumeric-8" style:base-cell-address="'Completed Jobs'.C195"/>
      <style:map style:condition="cell-content()=&quot;t&quot;" style:apply-style-name="Gnumeric-8" style:base-cell-address="'Completed Jobs'.C195"/>
      <style:map style:condition="cell-content()=&quot;x&quot;" style:apply-style-name="Gnumeric-8" style:base-cell-address="'Completed Jobs'.C195"/>
    </style:style>
    <style:style style:name="ce4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0"/>
      <style:map style:condition="cell-content()=&quot;p&quot;" style:apply-style-name="Gnumeric-8" style:base-cell-address="'Completed Jobs'.C200"/>
      <style:map style:condition="cell-content()=&quot;t&quot;" style:apply-style-name="Gnumeric-8" style:base-cell-address="'Completed Jobs'.C200"/>
      <style:map style:condition="cell-content()=&quot;x&quot;" style:apply-style-name="Gnumeric-8" style:base-cell-address="'Completed Jobs'.C200"/>
    </style:style>
    <style:style style:name="ce5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1"/>
      <style:map style:condition="cell-content()=&quot;p&quot;" style:apply-style-name="Gnumeric-8" style:base-cell-address="'Completed Jobs'.C201"/>
      <style:map style:condition="cell-content()=&quot;t&quot;" style:apply-style-name="Gnumeric-8" style:base-cell-address="'Completed Jobs'.C201"/>
      <style:map style:condition="cell-content()=&quot;x&quot;" style:apply-style-name="Gnumeric-8" style:base-cell-address="'Completed Jobs'.C201"/>
    </style:style>
    <style:style style:name="ce5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2"/>
      <style:map style:condition="cell-content()=&quot;p&quot;" style:apply-style-name="Gnumeric-8" style:base-cell-address="'Completed Jobs'.C202"/>
      <style:map style:condition="cell-content()=&quot;t&quot;" style:apply-style-name="Gnumeric-8" style:base-cell-address="'Completed Jobs'.C202"/>
      <style:map style:condition="cell-content()=&quot;x&quot;" style:apply-style-name="Gnumeric-8" style:base-cell-address="'Completed Jobs'.C202"/>
    </style:style>
    <style:style style:name="ce5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3"/>
      <style:map style:condition="cell-content()=&quot;p&quot;" style:apply-style-name="Gnumeric-8" style:base-cell-address="'Completed Jobs'.C203"/>
      <style:map style:condition="cell-content()=&quot;t&quot;" style:apply-style-name="Gnumeric-8" style:base-cell-address="'Completed Jobs'.C203"/>
      <style:map style:condition="cell-content()=&quot;x&quot;" style:apply-style-name="Gnumeric-8" style:base-cell-address="'Completed Jobs'.C203"/>
    </style:style>
    <style:style style:name="ce5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4"/>
      <style:map style:condition="cell-content()=&quot;p&quot;" style:apply-style-name="Gnumeric-8" style:base-cell-address="'Completed Jobs'.C204"/>
      <style:map style:condition="cell-content()=&quot;t&quot;" style:apply-style-name="Gnumeric-8" style:base-cell-address="'Completed Jobs'.C204"/>
      <style:map style:condition="cell-content()=&quot;x&quot;" style:apply-style-name="Gnumeric-8" style:base-cell-address="'Completed Jobs'.C204"/>
    </style:style>
    <style:style style:name="ce5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6"/>
      <style:map style:condition="cell-content()=&quot;p&quot;" style:apply-style-name="Gnumeric-8" style:base-cell-address="'Completed Jobs'.C206"/>
      <style:map style:condition="cell-content()=&quot;t&quot;" style:apply-style-name="Gnumeric-8" style:base-cell-address="'Completed Jobs'.C206"/>
      <style:map style:condition="cell-content()=&quot;x&quot;" style:apply-style-name="Gnumeric-8" style:base-cell-address="'Completed Jobs'.C206"/>
    </style:style>
    <style:style style:name="ce5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7"/>
      <style:map style:condition="cell-content()=&quot;p&quot;" style:apply-style-name="Gnumeric-8" style:base-cell-address="'Completed Jobs'.C207"/>
      <style:map style:condition="cell-content()=&quot;t&quot;" style:apply-style-name="Gnumeric-8" style:base-cell-address="'Completed Jobs'.C207"/>
      <style:map style:condition="cell-content()=&quot;x&quot;" style:apply-style-name="Gnumeric-8" style:base-cell-address="'Completed Jobs'.C207"/>
    </style:style>
    <style:style style:name="ce5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11"/>
      <style:map style:condition="cell-content()=&quot;p&quot;" style:apply-style-name="Gnumeric-8" style:base-cell-address="'Completed Jobs'.C211"/>
      <style:map style:condition="cell-content()=&quot;t&quot;" style:apply-style-name="Gnumeric-8" style:base-cell-address="'Completed Jobs'.C211"/>
      <style:map style:condition="cell-content()=&quot;x&quot;" style:apply-style-name="Gnumeric-8" style:base-cell-address="'Completed Jobs'.C211"/>
    </style:style>
    <style:style style:name="ce5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16"/>
      <style:map style:condition="cell-content()=&quot;p&quot;" style:apply-style-name="Gnumeric-8" style:base-cell-address="'Completed Jobs'.C216"/>
      <style:map style:condition="cell-content()=&quot;t&quot;" style:apply-style-name="Gnumeric-8" style:base-cell-address="'Completed Jobs'.C216"/>
      <style:map style:condition="cell-content()=&quot;x&quot;" style:apply-style-name="Gnumeric-8" style:base-cell-address="'Completed Jobs'.C216"/>
    </style:style>
    <style:style style:name="ce5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17"/>
      <style:map style:condition="cell-content()=&quot;p&quot;" style:apply-style-name="Gnumeric-8" style:base-cell-address="'Completed Jobs'.C217"/>
      <style:map style:condition="cell-content()=&quot;t&quot;" style:apply-style-name="Gnumeric-8" style:base-cell-address="'Completed Jobs'.C217"/>
      <style:map style:condition="cell-content()=&quot;x&quot;" style:apply-style-name="Gnumeric-8" style:base-cell-address="'Completed Jobs'.C217"/>
    </style:style>
    <style:style style:name="ce5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18"/>
      <style:map style:condition="cell-content()=&quot;p&quot;" style:apply-style-name="Gnumeric-8" style:base-cell-address="'Completed Jobs'.C218"/>
      <style:map style:condition="cell-content()=&quot;t&quot;" style:apply-style-name="Gnumeric-8" style:base-cell-address="'Completed Jobs'.C218"/>
      <style:map style:condition="cell-content()=&quot;x&quot;" style:apply-style-name="Gnumeric-8" style:base-cell-address="'Completed Jobs'.C218"/>
    </style:style>
    <style:style style:name="ce5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19"/>
      <style:map style:condition="cell-content()=&quot;p&quot;" style:apply-style-name="Gnumeric-8" style:base-cell-address="'Completed Jobs'.C219"/>
      <style:map style:condition="cell-content()=&quot;t&quot;" style:apply-style-name="Gnumeric-8" style:base-cell-address="'Completed Jobs'.C219"/>
      <style:map style:condition="cell-content()=&quot;x&quot;" style:apply-style-name="Gnumeric-8" style:base-cell-address="'Completed Jobs'.C219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0"/>
      <style:map style:condition="cell-content()=&quot;p&quot;" style:apply-style-name="Gnumeric-8" style:base-cell-address="'Completed Jobs'.C220"/>
      <style:map style:condition="cell-content()=&quot;t&quot;" style:apply-style-name="Gnumeric-8" style:base-cell-address="'Completed Jobs'.C220"/>
      <style:map style:condition="cell-content()=&quot;x&quot;" style:apply-style-name="Gnumeric-8" style:base-cell-address="'Completed Jobs'.C220"/>
    </style:style>
    <style:style style:name="ce5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3"/>
      <style:map style:condition="cell-content()=&quot;p&quot;" style:apply-style-name="Gnumeric-8" style:base-cell-address="'Completed Jobs'.C223"/>
      <style:map style:condition="cell-content()=&quot;t&quot;" style:apply-style-name="Gnumeric-8" style:base-cell-address="'Completed Jobs'.C223"/>
      <style:map style:condition="cell-content()=&quot;x&quot;" style:apply-style-name="Gnumeric-8" style:base-cell-address="'Completed Jobs'.C223"/>
    </style:style>
    <style:style style:name="ce5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4"/>
      <style:map style:condition="cell-content()=&quot;p&quot;" style:apply-style-name="Gnumeric-8" style:base-cell-address="'Completed Jobs'.C224"/>
      <style:map style:condition="cell-content()=&quot;t&quot;" style:apply-style-name="Gnumeric-8" style:base-cell-address="'Completed Jobs'.C224"/>
      <style:map style:condition="cell-content()=&quot;x&quot;" style:apply-style-name="Gnumeric-8" style:base-cell-address="'Completed Jobs'.C224"/>
    </style:style>
    <style:style style:name="ce5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5"/>
      <style:map style:condition="cell-content()=&quot;p&quot;" style:apply-style-name="Gnumeric-8" style:base-cell-address="'Completed Jobs'.C225"/>
      <style:map style:condition="cell-content()=&quot;t&quot;" style:apply-style-name="Gnumeric-8" style:base-cell-address="'Completed Jobs'.C225"/>
      <style:map style:condition="cell-content()=&quot;x&quot;" style:apply-style-name="Gnumeric-8" style:base-cell-address="'Completed Jobs'.C225"/>
    </style:style>
    <style:style style:name="ce5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8"/>
      <style:map style:condition="cell-content()=&quot;p&quot;" style:apply-style-name="Gnumeric-8" style:base-cell-address="'Completed Jobs'.C228"/>
      <style:map style:condition="cell-content()=&quot;t&quot;" style:apply-style-name="Gnumeric-8" style:base-cell-address="'Completed Jobs'.C228"/>
      <style:map style:condition="cell-content()=&quot;x&quot;" style:apply-style-name="Gnumeric-8" style:base-cell-address="'Completed Jobs'.C228"/>
    </style:style>
    <style:style style:name="ce5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9"/>
      <style:map style:condition="cell-content()=&quot;p&quot;" style:apply-style-name="Gnumeric-8" style:base-cell-address="'Completed Jobs'.C229"/>
      <style:map style:condition="cell-content()=&quot;t&quot;" style:apply-style-name="Gnumeric-8" style:base-cell-address="'Completed Jobs'.C229"/>
      <style:map style:condition="cell-content()=&quot;x&quot;" style:apply-style-name="Gnumeric-8" style:base-cell-address="'Completed Jobs'.C229"/>
    </style:style>
    <style:style style:name="ce5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0"/>
      <style:map style:condition="cell-content()=&quot;p&quot;" style:apply-style-name="Gnumeric-8" style:base-cell-address="'Completed Jobs'.C230"/>
      <style:map style:condition="cell-content()=&quot;t&quot;" style:apply-style-name="Gnumeric-8" style:base-cell-address="'Completed Jobs'.C230"/>
      <style:map style:condition="cell-content()=&quot;x&quot;" style:apply-style-name="Gnumeric-8" style:base-cell-address="'Completed Jobs'.C230"/>
    </style:style>
    <style:style style:name="ce5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1"/>
      <style:map style:condition="cell-content()=&quot;p&quot;" style:apply-style-name="Gnumeric-8" style:base-cell-address="'Completed Jobs'.C231"/>
      <style:map style:condition="cell-content()=&quot;t&quot;" style:apply-style-name="Gnumeric-8" style:base-cell-address="'Completed Jobs'.C231"/>
      <style:map style:condition="cell-content()=&quot;x&quot;" style:apply-style-name="Gnumeric-8" style:base-cell-address="'Completed Jobs'.C231"/>
    </style:style>
    <style:style style:name="ce5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6"/>
      <style:map style:condition="cell-content()=&quot;p&quot;" style:apply-style-name="Gnumeric-8" style:base-cell-address="'Completed Jobs'.C236"/>
      <style:map style:condition="cell-content()=&quot;t&quot;" style:apply-style-name="Gnumeric-8" style:base-cell-address="'Completed Jobs'.C236"/>
      <style:map style:condition="cell-content()=&quot;x&quot;" style:apply-style-name="Gnumeric-8" style:base-cell-address="'Completed Jobs'.C236"/>
    </style:style>
    <style:style style:name="ce5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7"/>
      <style:map style:condition="cell-content()=&quot;p&quot;" style:apply-style-name="Gnumeric-8" style:base-cell-address="'Completed Jobs'.C237"/>
      <style:map style:condition="cell-content()=&quot;t&quot;" style:apply-style-name="Gnumeric-8" style:base-cell-address="'Completed Jobs'.C237"/>
      <style:map style:condition="cell-content()=&quot;x&quot;" style:apply-style-name="Gnumeric-8" style:base-cell-address="'Completed Jobs'.C237"/>
    </style:style>
    <style:style style:name="ce5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8"/>
      <style:map style:condition="cell-content()=&quot;p&quot;" style:apply-style-name="Gnumeric-8" style:base-cell-address="'Completed Jobs'.C238"/>
      <style:map style:condition="cell-content()=&quot;t&quot;" style:apply-style-name="Gnumeric-8" style:base-cell-address="'Completed Jobs'.C238"/>
      <style:map style:condition="cell-content()=&quot;x&quot;" style:apply-style-name="Gnumeric-8" style:base-cell-address="'Completed Jobs'.C238"/>
    </style:style>
    <style:style style:name="ce5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9"/>
      <style:map style:condition="cell-content()=&quot;p&quot;" style:apply-style-name="Gnumeric-8" style:base-cell-address="'Completed Jobs'.C239"/>
      <style:map style:condition="cell-content()=&quot;t&quot;" style:apply-style-name="Gnumeric-8" style:base-cell-address="'Completed Jobs'.C239"/>
      <style:map style:condition="cell-content()=&quot;x&quot;" style:apply-style-name="Gnumeric-8" style:base-cell-address="'Completed Jobs'.C239"/>
    </style:style>
    <style:style style:name="ce5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0"/>
      <style:map style:condition="cell-content()=&quot;p&quot;" style:apply-style-name="Gnumeric-8" style:base-cell-address="'Completed Jobs'.C240"/>
      <style:map style:condition="cell-content()=&quot;t&quot;" style:apply-style-name="Gnumeric-8" style:base-cell-address="'Completed Jobs'.C240"/>
      <style:map style:condition="cell-content()=&quot;x&quot;" style:apply-style-name="Gnumeric-8" style:base-cell-address="'Completed Jobs'.C240"/>
    </style:style>
    <style:style style:name="ce5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1"/>
      <style:map style:condition="cell-content()=&quot;p&quot;" style:apply-style-name="Gnumeric-8" style:base-cell-address="'Completed Jobs'.C241"/>
      <style:map style:condition="cell-content()=&quot;t&quot;" style:apply-style-name="Gnumeric-8" style:base-cell-address="'Completed Jobs'.C241"/>
      <style:map style:condition="cell-content()=&quot;x&quot;" style:apply-style-name="Gnumeric-8" style:base-cell-address="'Completed Jobs'.C241"/>
    </style:style>
    <style:style style:name="ce5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2"/>
      <style:map style:condition="cell-content()=&quot;p&quot;" style:apply-style-name="Gnumeric-8" style:base-cell-address="'Completed Jobs'.C242"/>
      <style:map style:condition="cell-content()=&quot;t&quot;" style:apply-style-name="Gnumeric-8" style:base-cell-address="'Completed Jobs'.C242"/>
      <style:map style:condition="cell-content()=&quot;x&quot;" style:apply-style-name="Gnumeric-8" style:base-cell-address="'Completed Jobs'.C242"/>
    </style:style>
    <style:style style:name="ce5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3"/>
      <style:map style:condition="cell-content()=&quot;p&quot;" style:apply-style-name="Gnumeric-8" style:base-cell-address="'Completed Jobs'.C243"/>
      <style:map style:condition="cell-content()=&quot;t&quot;" style:apply-style-name="Gnumeric-8" style:base-cell-address="'Completed Jobs'.C243"/>
      <style:map style:condition="cell-content()=&quot;x&quot;" style:apply-style-name="Gnumeric-8" style:base-cell-address="'Completed Jobs'.C243"/>
    </style:style>
    <style:style style:name="ce5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4"/>
      <style:map style:condition="cell-content()=&quot;p&quot;" style:apply-style-name="Gnumeric-8" style:base-cell-address="'Completed Jobs'.C244"/>
      <style:map style:condition="cell-content()=&quot;t&quot;" style:apply-style-name="Gnumeric-8" style:base-cell-address="'Completed Jobs'.C244"/>
      <style:map style:condition="cell-content()=&quot;x&quot;" style:apply-style-name="Gnumeric-8" style:base-cell-address="'Completed Jobs'.C244"/>
    </style:style>
    <style:style style:name="ce5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6"/>
      <style:map style:condition="cell-content()=&quot;p&quot;" style:apply-style-name="Gnumeric-8" style:base-cell-address="'Completed Jobs'.C246"/>
      <style:map style:condition="cell-content()=&quot;t&quot;" style:apply-style-name="Gnumeric-8" style:base-cell-address="'Completed Jobs'.C246"/>
      <style:map style:condition="cell-content()=&quot;x&quot;" style:apply-style-name="Gnumeric-8" style:base-cell-address="'Completed Jobs'.C246"/>
    </style:style>
    <style:style style:name="ce5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7"/>
      <style:map style:condition="cell-content()=&quot;p&quot;" style:apply-style-name="Gnumeric-8" style:base-cell-address="'Completed Jobs'.C247"/>
      <style:map style:condition="cell-content()=&quot;t&quot;" style:apply-style-name="Gnumeric-8" style:base-cell-address="'Completed Jobs'.C247"/>
      <style:map style:condition="cell-content()=&quot;x&quot;" style:apply-style-name="Gnumeric-8" style:base-cell-address="'Completed Jobs'.C247"/>
    </style:style>
    <style:style style:name="ce5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8"/>
      <style:map style:condition="cell-content()=&quot;p&quot;" style:apply-style-name="Gnumeric-8" style:base-cell-address="'Completed Jobs'.C248"/>
      <style:map style:condition="cell-content()=&quot;t&quot;" style:apply-style-name="Gnumeric-8" style:base-cell-address="'Completed Jobs'.C248"/>
      <style:map style:condition="cell-content()=&quot;x&quot;" style:apply-style-name="Gnumeric-8" style:base-cell-address="'Completed Jobs'.C248"/>
    </style:style>
    <style:style style:name="ce5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9"/>
      <style:map style:condition="cell-content()=&quot;p&quot;" style:apply-style-name="Gnumeric-8" style:base-cell-address="'Completed Jobs'.C249"/>
      <style:map style:condition="cell-content()=&quot;t&quot;" style:apply-style-name="Gnumeric-8" style:base-cell-address="'Completed Jobs'.C249"/>
      <style:map style:condition="cell-content()=&quot;x&quot;" style:apply-style-name="Gnumeric-8" style:base-cell-address="'Completed Jobs'.C249"/>
    </style:style>
    <style:style style:name="ce5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50"/>
      <style:map style:condition="cell-content()=&quot;p&quot;" style:apply-style-name="Gnumeric-8" style:base-cell-address="'Completed Jobs'.C250"/>
      <style:map style:condition="cell-content()=&quot;t&quot;" style:apply-style-name="Gnumeric-8" style:base-cell-address="'Completed Jobs'.C250"/>
      <style:map style:condition="cell-content()=&quot;x&quot;" style:apply-style-name="Gnumeric-8" style:base-cell-address="'Completed Jobs'.C250"/>
    </style:style>
    <style:style style:name="ce5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53"/>
      <style:map style:condition="cell-content()=&quot;p&quot;" style:apply-style-name="Gnumeric-8" style:base-cell-address="'Completed Jobs'.C253"/>
      <style:map style:condition="cell-content()=&quot;t&quot;" style:apply-style-name="Gnumeric-8" style:base-cell-address="'Completed Jobs'.C253"/>
      <style:map style:condition="cell-content()=&quot;x&quot;" style:apply-style-name="Gnumeric-8" style:base-cell-address="'Completed Jobs'.C253"/>
    </style:style>
    <style:style style:name="ce5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55"/>
      <style:map style:condition="cell-content()=&quot;p&quot;" style:apply-style-name="Gnumeric-8" style:base-cell-address="'Completed Jobs'.C255"/>
      <style:map style:condition="cell-content()=&quot;t&quot;" style:apply-style-name="Gnumeric-8" style:base-cell-address="'Completed Jobs'.C255"/>
      <style:map style:condition="cell-content()=&quot;x&quot;" style:apply-style-name="Gnumeric-8" style:base-cell-address="'Completed Jobs'.C255"/>
    </style:style>
    <style:style style:name="ce5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56"/>
      <style:map style:condition="cell-content()=&quot;p&quot;" style:apply-style-name="Gnumeric-8" style:base-cell-address="'Completed Jobs'.C256"/>
      <style:map style:condition="cell-content()=&quot;t&quot;" style:apply-style-name="Gnumeric-8" style:base-cell-address="'Completed Jobs'.C256"/>
      <style:map style:condition="cell-content()=&quot;x&quot;" style:apply-style-name="Gnumeric-8" style:base-cell-address="'Completed Jobs'.C256"/>
    </style:style>
    <style:style style:name="ce5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73"/>
      <style:map style:condition="cell-content()=&quot;p&quot;" style:apply-style-name="Gnumeric-8" style:base-cell-address="'Completed Jobs'.C273"/>
      <style:map style:condition="cell-content()=&quot;t&quot;" style:apply-style-name="Gnumeric-8" style:base-cell-address="'Completed Jobs'.C273"/>
      <style:map style:condition="cell-content()=&quot;x&quot;" style:apply-style-name="Gnumeric-8" style:base-cell-address="'Completed Jobs'.C273"/>
    </style:style>
    <style:style style:name="ce5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5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48"/>
      <style:map style:condition="cell-content()=&quot;p&quot;" style:apply-style-name="Gnumeric-8" style:base-cell-address="'Completed Jobs'.D48"/>
      <style:map style:condition="cell-content()=&quot;t&quot;" style:apply-style-name="Gnumeric-8" style:base-cell-address="'Completed Jobs'.D48"/>
      <style:map style:condition="cell-content()=&quot;x&quot;" style:apply-style-name="Gnumeric-8" style:base-cell-address="'Completed Jobs'.D48"/>
    </style:style>
    <style:style style:name="ce5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51"/>
      <style:map style:condition="cell-content()=&quot;p&quot;" style:apply-style-name="Gnumeric-8" style:base-cell-address="'Completed Jobs'.D51"/>
      <style:map style:condition="cell-content()=&quot;t&quot;" style:apply-style-name="Gnumeric-8" style:base-cell-address="'Completed Jobs'.D51"/>
      <style:map style:condition="cell-content()=&quot;x&quot;" style:apply-style-name="Gnumeric-8" style:base-cell-address="'Completed Jobs'.D51"/>
    </style:style>
    <style:style style:name="ce5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54"/>
      <style:map style:condition="cell-content()=&quot;p&quot;" style:apply-style-name="Gnumeric-8" style:base-cell-address="'Completed Jobs'.D54"/>
      <style:map style:condition="cell-content()=&quot;t&quot;" style:apply-style-name="Gnumeric-8" style:base-cell-address="'Completed Jobs'.D54"/>
      <style:map style:condition="cell-content()=&quot;x&quot;" style:apply-style-name="Gnumeric-8" style:base-cell-address="'Completed Jobs'.D54"/>
    </style:style>
    <style:style style:name="ce5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57"/>
      <style:map style:condition="cell-content()=&quot;p&quot;" style:apply-style-name="Gnumeric-8" style:base-cell-address="'Completed Jobs'.D57"/>
      <style:map style:condition="cell-content()=&quot;t&quot;" style:apply-style-name="Gnumeric-8" style:base-cell-address="'Completed Jobs'.D57"/>
      <style:map style:condition="cell-content()=&quot;x&quot;" style:apply-style-name="Gnumeric-8" style:base-cell-address="'Completed Jobs'.D57"/>
    </style:style>
    <style:style style:name="ce5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63"/>
      <style:map style:condition="cell-content()=&quot;p&quot;" style:apply-style-name="Gnumeric-8" style:base-cell-address="'Completed Jobs'.D63"/>
      <style:map style:condition="cell-content()=&quot;t&quot;" style:apply-style-name="Gnumeric-8" style:base-cell-address="'Completed Jobs'.D63"/>
      <style:map style:condition="cell-content()=&quot;x&quot;" style:apply-style-name="Gnumeric-8" style:base-cell-address="'Completed Jobs'.D63"/>
    </style:style>
    <style:style style:name="ce5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1"/>
      <style:map style:condition="cell-content()=&quot;p&quot;" style:apply-style-name="Gnumeric-8" style:base-cell-address="'Completed Jobs'.D71"/>
      <style:map style:condition="cell-content()=&quot;t&quot;" style:apply-style-name="Gnumeric-8" style:base-cell-address="'Completed Jobs'.D71"/>
      <style:map style:condition="cell-content()=&quot;x&quot;" style:apply-style-name="Gnumeric-8" style:base-cell-address="'Completed Jobs'.D71"/>
    </style:style>
    <style:style style:name="ce5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2"/>
      <style:map style:condition="cell-content()=&quot;p&quot;" style:apply-style-name="Gnumeric-8" style:base-cell-address="'Completed Jobs'.D72"/>
      <style:map style:condition="cell-content()=&quot;t&quot;" style:apply-style-name="Gnumeric-8" style:base-cell-address="'Completed Jobs'.D72"/>
      <style:map style:condition="cell-content()=&quot;x&quot;" style:apply-style-name="Gnumeric-8" style:base-cell-address="'Completed Jobs'.D72"/>
    </style:style>
    <style:style style:name="ce5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3"/>
      <style:map style:condition="cell-content()=&quot;p&quot;" style:apply-style-name="Gnumeric-8" style:base-cell-address="'Completed Jobs'.D73"/>
      <style:map style:condition="cell-content()=&quot;t&quot;" style:apply-style-name="Gnumeric-8" style:base-cell-address="'Completed Jobs'.D73"/>
      <style:map style:condition="cell-content()=&quot;x&quot;" style:apply-style-name="Gnumeric-8" style:base-cell-address="'Completed Jobs'.D73"/>
    </style:style>
    <style:style style:name="ce5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4"/>
      <style:map style:condition="cell-content()=&quot;p&quot;" style:apply-style-name="Gnumeric-8" style:base-cell-address="'Completed Jobs'.D74"/>
      <style:map style:condition="cell-content()=&quot;t&quot;" style:apply-style-name="Gnumeric-8" style:base-cell-address="'Completed Jobs'.D74"/>
      <style:map style:condition="cell-content()=&quot;x&quot;" style:apply-style-name="Gnumeric-8" style:base-cell-address="'Completed Jobs'.D74"/>
    </style:style>
    <style:style style:name="ce5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6"/>
      <style:map style:condition="cell-content()=&quot;p&quot;" style:apply-style-name="Gnumeric-8" style:base-cell-address="'Completed Jobs'.D76"/>
      <style:map style:condition="cell-content()=&quot;t&quot;" style:apply-style-name="Gnumeric-8" style:base-cell-address="'Completed Jobs'.D76"/>
      <style:map style:condition="cell-content()=&quot;x&quot;" style:apply-style-name="Gnumeric-8" style:base-cell-address="'Completed Jobs'.D76"/>
    </style:style>
    <style:style style:name="ce5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7"/>
      <style:map style:condition="cell-content()=&quot;p&quot;" style:apply-style-name="Gnumeric-8" style:base-cell-address="'Completed Jobs'.D77"/>
      <style:map style:condition="cell-content()=&quot;t&quot;" style:apply-style-name="Gnumeric-8" style:base-cell-address="'Completed Jobs'.D77"/>
      <style:map style:condition="cell-content()=&quot;x&quot;" style:apply-style-name="Gnumeric-8" style:base-cell-address="'Completed Jobs'.D77"/>
    </style:style>
    <style:style style:name="ce5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9"/>
      <style:map style:condition="cell-content()=&quot;p&quot;" style:apply-style-name="Gnumeric-8" style:base-cell-address="'Completed Jobs'.D79"/>
      <style:map style:condition="cell-content()=&quot;t&quot;" style:apply-style-name="Gnumeric-8" style:base-cell-address="'Completed Jobs'.D79"/>
      <style:map style:condition="cell-content()=&quot;x&quot;" style:apply-style-name="Gnumeric-8" style:base-cell-address="'Completed Jobs'.D79"/>
    </style:style>
    <style:style style:name="ce5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80"/>
      <style:map style:condition="cell-content()=&quot;p&quot;" style:apply-style-name="Gnumeric-8" style:base-cell-address="'Completed Jobs'.D80"/>
      <style:map style:condition="cell-content()=&quot;t&quot;" style:apply-style-name="Gnumeric-8" style:base-cell-address="'Completed Jobs'.D80"/>
      <style:map style:condition="cell-content()=&quot;x&quot;" style:apply-style-name="Gnumeric-8" style:base-cell-address="'Completed Jobs'.D80"/>
    </style:style>
    <style:style style:name="ce5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86"/>
      <style:map style:condition="cell-content()=&quot;p&quot;" style:apply-style-name="Gnumeric-8" style:base-cell-address="'Completed Jobs'.D86"/>
      <style:map style:condition="cell-content()=&quot;t&quot;" style:apply-style-name="Gnumeric-8" style:base-cell-address="'Completed Jobs'.D86"/>
      <style:map style:condition="cell-content()=&quot;x&quot;" style:apply-style-name="Gnumeric-8" style:base-cell-address="'Completed Jobs'.D86"/>
    </style:style>
    <style:style style:name="ce5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91"/>
      <style:map style:condition="cell-content()=&quot;p&quot;" style:apply-style-name="Gnumeric-8" style:base-cell-address="'Completed Jobs'.D91"/>
      <style:map style:condition="cell-content()=&quot;t&quot;" style:apply-style-name="Gnumeric-8" style:base-cell-address="'Completed Jobs'.D91"/>
      <style:map style:condition="cell-content()=&quot;x&quot;" style:apply-style-name="Gnumeric-8" style:base-cell-address="'Completed Jobs'.D91"/>
    </style:style>
    <style:style style:name="ce5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92"/>
      <style:map style:condition="cell-content()=&quot;p&quot;" style:apply-style-name="Gnumeric-8" style:base-cell-address="'Completed Jobs'.D92"/>
      <style:map style:condition="cell-content()=&quot;t&quot;" style:apply-style-name="Gnumeric-8" style:base-cell-address="'Completed Jobs'.D92"/>
      <style:map style:condition="cell-content()=&quot;x&quot;" style:apply-style-name="Gnumeric-8" style:base-cell-address="'Completed Jobs'.D92"/>
    </style:style>
    <style:style style:name="ce5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98"/>
      <style:map style:condition="cell-content()=&quot;p&quot;" style:apply-style-name="Gnumeric-8" style:base-cell-address="'Completed Jobs'.D98"/>
      <style:map style:condition="cell-content()=&quot;t&quot;" style:apply-style-name="Gnumeric-8" style:base-cell-address="'Completed Jobs'.D98"/>
      <style:map style:condition="cell-content()=&quot;x&quot;" style:apply-style-name="Gnumeric-8" style:base-cell-address="'Completed Jobs'.D98"/>
    </style:style>
    <style:style style:name="ce5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99"/>
      <style:map style:condition="cell-content()=&quot;p&quot;" style:apply-style-name="Gnumeric-8" style:base-cell-address="'Completed Jobs'.D99"/>
      <style:map style:condition="cell-content()=&quot;t&quot;" style:apply-style-name="Gnumeric-8" style:base-cell-address="'Completed Jobs'.D99"/>
      <style:map style:condition="cell-content()=&quot;x&quot;" style:apply-style-name="Gnumeric-8" style:base-cell-address="'Completed Jobs'.D99"/>
    </style:style>
    <style:style style:name="ce5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00"/>
      <style:map style:condition="cell-content()=&quot;p&quot;" style:apply-style-name="Gnumeric-8" style:base-cell-address="'Completed Jobs'.D100"/>
      <style:map style:condition="cell-content()=&quot;t&quot;" style:apply-style-name="Gnumeric-8" style:base-cell-address="'Completed Jobs'.D100"/>
      <style:map style:condition="cell-content()=&quot;x&quot;" style:apply-style-name="Gnumeric-8" style:base-cell-address="'Completed Jobs'.D100"/>
    </style:style>
    <style:style style:name="ce5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04"/>
      <style:map style:condition="cell-content()=&quot;p&quot;" style:apply-style-name="Gnumeric-8" style:base-cell-address="'Completed Jobs'.D104"/>
      <style:map style:condition="cell-content()=&quot;t&quot;" style:apply-style-name="Gnumeric-8" style:base-cell-address="'Completed Jobs'.D104"/>
      <style:map style:condition="cell-content()=&quot;x&quot;" style:apply-style-name="Gnumeric-8" style:base-cell-address="'Completed Jobs'.D104"/>
    </style:style>
    <style:style style:name="ce5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10"/>
      <style:map style:condition="cell-content()=&quot;p&quot;" style:apply-style-name="Gnumeric-8" style:base-cell-address="'Completed Jobs'.D110"/>
      <style:map style:condition="cell-content()=&quot;t&quot;" style:apply-style-name="Gnumeric-8" style:base-cell-address="'Completed Jobs'.D110"/>
      <style:map style:condition="cell-content()=&quot;x&quot;" style:apply-style-name="Gnumeric-8" style:base-cell-address="'Completed Jobs'.D110"/>
    </style:style>
    <style:style style:name="ce5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79"/>
      <style:map style:condition="cell-content()=&quot;p&quot;" style:apply-style-name="Gnumeric-8" style:base-cell-address="'Completed Jobs'.D179"/>
      <style:map style:condition="cell-content()=&quot;t&quot;" style:apply-style-name="Gnumeric-8" style:base-cell-address="'Completed Jobs'.D179"/>
      <style:map style:condition="cell-content()=&quot;x&quot;" style:apply-style-name="Gnumeric-8" style:base-cell-address="'Completed Jobs'.D179"/>
    </style:style>
    <style:style style:name="ce5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87"/>
      <style:map style:condition="cell-content()=&quot;p&quot;" style:apply-style-name="Gnumeric-8" style:base-cell-address="'Completed Jobs'.D187"/>
      <style:map style:condition="cell-content()=&quot;t&quot;" style:apply-style-name="Gnumeric-8" style:base-cell-address="'Completed Jobs'.D187"/>
      <style:map style:condition="cell-content()=&quot;x&quot;" style:apply-style-name="Gnumeric-8" style:base-cell-address="'Completed Jobs'.D187"/>
    </style:style>
    <style:style style:name="ce5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95"/>
      <style:map style:condition="cell-content()=&quot;p&quot;" style:apply-style-name="Gnumeric-8" style:base-cell-address="'Completed Jobs'.D195"/>
      <style:map style:condition="cell-content()=&quot;t&quot;" style:apply-style-name="Gnumeric-8" style:base-cell-address="'Completed Jobs'.D195"/>
      <style:map style:condition="cell-content()=&quot;x&quot;" style:apply-style-name="Gnumeric-8" style:base-cell-address="'Completed Jobs'.D195"/>
    </style:style>
    <style:style style:name="ce5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0"/>
      <style:map style:condition="cell-content()=&quot;p&quot;" style:apply-style-name="Gnumeric-8" style:base-cell-address="'Completed Jobs'.D200"/>
      <style:map style:condition="cell-content()=&quot;t&quot;" style:apply-style-name="Gnumeric-8" style:base-cell-address="'Completed Jobs'.D200"/>
      <style:map style:condition="cell-content()=&quot;x&quot;" style:apply-style-name="Gnumeric-8" style:base-cell-address="'Completed Jobs'.D200"/>
    </style:style>
    <style:style style:name="ce5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1"/>
      <style:map style:condition="cell-content()=&quot;p&quot;" style:apply-style-name="Gnumeric-8" style:base-cell-address="'Completed Jobs'.D201"/>
      <style:map style:condition="cell-content()=&quot;t&quot;" style:apply-style-name="Gnumeric-8" style:base-cell-address="'Completed Jobs'.D201"/>
      <style:map style:condition="cell-content()=&quot;x&quot;" style:apply-style-name="Gnumeric-8" style:base-cell-address="'Completed Jobs'.D201"/>
    </style:style>
    <style:style style:name="ce5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2"/>
      <style:map style:condition="cell-content()=&quot;p&quot;" style:apply-style-name="Gnumeric-8" style:base-cell-address="'Completed Jobs'.D202"/>
      <style:map style:condition="cell-content()=&quot;t&quot;" style:apply-style-name="Gnumeric-8" style:base-cell-address="'Completed Jobs'.D202"/>
      <style:map style:condition="cell-content()=&quot;x&quot;" style:apply-style-name="Gnumeric-8" style:base-cell-address="'Completed Jobs'.D202"/>
    </style:style>
    <style:style style:name="ce5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3"/>
      <style:map style:condition="cell-content()=&quot;p&quot;" style:apply-style-name="Gnumeric-8" style:base-cell-address="'Completed Jobs'.D203"/>
      <style:map style:condition="cell-content()=&quot;t&quot;" style:apply-style-name="Gnumeric-8" style:base-cell-address="'Completed Jobs'.D203"/>
      <style:map style:condition="cell-content()=&quot;x&quot;" style:apply-style-name="Gnumeric-8" style:base-cell-address="'Completed Jobs'.D203"/>
    </style:style>
    <style:style style:name="ce5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4"/>
      <style:map style:condition="cell-content()=&quot;p&quot;" style:apply-style-name="Gnumeric-8" style:base-cell-address="'Completed Jobs'.D204"/>
      <style:map style:condition="cell-content()=&quot;t&quot;" style:apply-style-name="Gnumeric-8" style:base-cell-address="'Completed Jobs'.D204"/>
      <style:map style:condition="cell-content()=&quot;x&quot;" style:apply-style-name="Gnumeric-8" style:base-cell-address="'Completed Jobs'.D204"/>
    </style:style>
    <style:style style:name="ce5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6"/>
      <style:map style:condition="cell-content()=&quot;p&quot;" style:apply-style-name="Gnumeric-8" style:base-cell-address="'Completed Jobs'.D206"/>
      <style:map style:condition="cell-content()=&quot;t&quot;" style:apply-style-name="Gnumeric-8" style:base-cell-address="'Completed Jobs'.D206"/>
      <style:map style:condition="cell-content()=&quot;x&quot;" style:apply-style-name="Gnumeric-8" style:base-cell-address="'Completed Jobs'.D206"/>
    </style:style>
    <style:style style:name="ce5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7"/>
      <style:map style:condition="cell-content()=&quot;p&quot;" style:apply-style-name="Gnumeric-8" style:base-cell-address="'Completed Jobs'.D207"/>
      <style:map style:condition="cell-content()=&quot;t&quot;" style:apply-style-name="Gnumeric-8" style:base-cell-address="'Completed Jobs'.D207"/>
      <style:map style:condition="cell-content()=&quot;x&quot;" style:apply-style-name="Gnumeric-8" style:base-cell-address="'Completed Jobs'.D207"/>
    </style:style>
    <style:style style:name="ce5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11"/>
      <style:map style:condition="cell-content()=&quot;p&quot;" style:apply-style-name="Gnumeric-8" style:base-cell-address="'Completed Jobs'.D211"/>
      <style:map style:condition="cell-content()=&quot;t&quot;" style:apply-style-name="Gnumeric-8" style:base-cell-address="'Completed Jobs'.D211"/>
      <style:map style:condition="cell-content()=&quot;x&quot;" style:apply-style-name="Gnumeric-8" style:base-cell-address="'Completed Jobs'.D211"/>
    </style:style>
    <style:style style:name="ce5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16"/>
      <style:map style:condition="cell-content()=&quot;p&quot;" style:apply-style-name="Gnumeric-8" style:base-cell-address="'Completed Jobs'.D216"/>
      <style:map style:condition="cell-content()=&quot;t&quot;" style:apply-style-name="Gnumeric-8" style:base-cell-address="'Completed Jobs'.D216"/>
      <style:map style:condition="cell-content()=&quot;x&quot;" style:apply-style-name="Gnumeric-8" style:base-cell-address="'Completed Jobs'.D216"/>
    </style:style>
    <style:style style:name="ce5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17"/>
      <style:map style:condition="cell-content()=&quot;p&quot;" style:apply-style-name="Gnumeric-8" style:base-cell-address="'Completed Jobs'.D217"/>
      <style:map style:condition="cell-content()=&quot;t&quot;" style:apply-style-name="Gnumeric-8" style:base-cell-address="'Completed Jobs'.D217"/>
      <style:map style:condition="cell-content()=&quot;x&quot;" style:apply-style-name="Gnumeric-8" style:base-cell-address="'Completed Jobs'.D217"/>
    </style:style>
    <style:style style:name="ce5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18"/>
      <style:map style:condition="cell-content()=&quot;p&quot;" style:apply-style-name="Gnumeric-8" style:base-cell-address="'Completed Jobs'.D218"/>
      <style:map style:condition="cell-content()=&quot;t&quot;" style:apply-style-name="Gnumeric-8" style:base-cell-address="'Completed Jobs'.D218"/>
      <style:map style:condition="cell-content()=&quot;x&quot;" style:apply-style-name="Gnumeric-8" style:base-cell-address="'Completed Jobs'.D218"/>
    </style:style>
    <style:style style:name="ce5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19"/>
      <style:map style:condition="cell-content()=&quot;p&quot;" style:apply-style-name="Gnumeric-8" style:base-cell-address="'Completed Jobs'.D219"/>
      <style:map style:condition="cell-content()=&quot;t&quot;" style:apply-style-name="Gnumeric-8" style:base-cell-address="'Completed Jobs'.D219"/>
      <style:map style:condition="cell-content()=&quot;x&quot;" style:apply-style-name="Gnumeric-8" style:base-cell-address="'Completed Jobs'.D219"/>
    </style:style>
    <style:style style:name="ce5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0"/>
      <style:map style:condition="cell-content()=&quot;p&quot;" style:apply-style-name="Gnumeric-8" style:base-cell-address="'Completed Jobs'.D220"/>
      <style:map style:condition="cell-content()=&quot;t&quot;" style:apply-style-name="Gnumeric-8" style:base-cell-address="'Completed Jobs'.D220"/>
      <style:map style:condition="cell-content()=&quot;x&quot;" style:apply-style-name="Gnumeric-8" style:base-cell-address="'Completed Jobs'.D220"/>
    </style:style>
    <style:style style:name="ce5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3"/>
      <style:map style:condition="cell-content()=&quot;p&quot;" style:apply-style-name="Gnumeric-8" style:base-cell-address="'Completed Jobs'.D223"/>
      <style:map style:condition="cell-content()=&quot;t&quot;" style:apply-style-name="Gnumeric-8" style:base-cell-address="'Completed Jobs'.D223"/>
      <style:map style:condition="cell-content()=&quot;x&quot;" style:apply-style-name="Gnumeric-8" style:base-cell-address="'Completed Jobs'.D223"/>
    </style:style>
    <style:style style:name="ce5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4"/>
      <style:map style:condition="cell-content()=&quot;p&quot;" style:apply-style-name="Gnumeric-8" style:base-cell-address="'Completed Jobs'.D224"/>
      <style:map style:condition="cell-content()=&quot;t&quot;" style:apply-style-name="Gnumeric-8" style:base-cell-address="'Completed Jobs'.D224"/>
      <style:map style:condition="cell-content()=&quot;x&quot;" style:apply-style-name="Gnumeric-8" style:base-cell-address="'Completed Jobs'.D224"/>
    </style:style>
    <style:style style:name="ce5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5"/>
      <style:map style:condition="cell-content()=&quot;p&quot;" style:apply-style-name="Gnumeric-8" style:base-cell-address="'Completed Jobs'.D225"/>
      <style:map style:condition="cell-content()=&quot;t&quot;" style:apply-style-name="Gnumeric-8" style:base-cell-address="'Completed Jobs'.D225"/>
      <style:map style:condition="cell-content()=&quot;x&quot;" style:apply-style-name="Gnumeric-8" style:base-cell-address="'Completed Jobs'.D225"/>
    </style:style>
    <style:style style:name="ce5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8"/>
      <style:map style:condition="cell-content()=&quot;p&quot;" style:apply-style-name="Gnumeric-8" style:base-cell-address="'Completed Jobs'.D228"/>
      <style:map style:condition="cell-content()=&quot;t&quot;" style:apply-style-name="Gnumeric-8" style:base-cell-address="'Completed Jobs'.D228"/>
      <style:map style:condition="cell-content()=&quot;x&quot;" style:apply-style-name="Gnumeric-8" style:base-cell-address="'Completed Jobs'.D228"/>
    </style:style>
    <style:style style:name="ce5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9"/>
      <style:map style:condition="cell-content()=&quot;p&quot;" style:apply-style-name="Gnumeric-8" style:base-cell-address="'Completed Jobs'.D229"/>
      <style:map style:condition="cell-content()=&quot;t&quot;" style:apply-style-name="Gnumeric-8" style:base-cell-address="'Completed Jobs'.D229"/>
      <style:map style:condition="cell-content()=&quot;x&quot;" style:apply-style-name="Gnumeric-8" style:base-cell-address="'Completed Jobs'.D229"/>
    </style:style>
    <style:style style:name="ce5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0"/>
      <style:map style:condition="cell-content()=&quot;p&quot;" style:apply-style-name="Gnumeric-8" style:base-cell-address="'Completed Jobs'.D230"/>
      <style:map style:condition="cell-content()=&quot;t&quot;" style:apply-style-name="Gnumeric-8" style:base-cell-address="'Completed Jobs'.D230"/>
      <style:map style:condition="cell-content()=&quot;x&quot;" style:apply-style-name="Gnumeric-8" style:base-cell-address="'Completed Jobs'.D230"/>
    </style:style>
    <style:style style:name="ce5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1"/>
      <style:map style:condition="cell-content()=&quot;p&quot;" style:apply-style-name="Gnumeric-8" style:base-cell-address="'Completed Jobs'.D231"/>
      <style:map style:condition="cell-content()=&quot;t&quot;" style:apply-style-name="Gnumeric-8" style:base-cell-address="'Completed Jobs'.D231"/>
      <style:map style:condition="cell-content()=&quot;x&quot;" style:apply-style-name="Gnumeric-8" style:base-cell-address="'Completed Jobs'.D231"/>
    </style:style>
    <style:style style:name="ce5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6"/>
      <style:map style:condition="cell-content()=&quot;p&quot;" style:apply-style-name="Gnumeric-8" style:base-cell-address="'Completed Jobs'.D236"/>
      <style:map style:condition="cell-content()=&quot;t&quot;" style:apply-style-name="Gnumeric-8" style:base-cell-address="'Completed Jobs'.D236"/>
      <style:map style:condition="cell-content()=&quot;x&quot;" style:apply-style-name="Gnumeric-8" style:base-cell-address="'Completed Jobs'.D236"/>
    </style:style>
    <style:style style:name="ce5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7"/>
      <style:map style:condition="cell-content()=&quot;p&quot;" style:apply-style-name="Gnumeric-8" style:base-cell-address="'Completed Jobs'.D237"/>
      <style:map style:condition="cell-content()=&quot;t&quot;" style:apply-style-name="Gnumeric-8" style:base-cell-address="'Completed Jobs'.D237"/>
      <style:map style:condition="cell-content()=&quot;x&quot;" style:apply-style-name="Gnumeric-8" style:base-cell-address="'Completed Jobs'.D237"/>
    </style:style>
    <style:style style:name="ce5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8"/>
      <style:map style:condition="cell-content()=&quot;p&quot;" style:apply-style-name="Gnumeric-8" style:base-cell-address="'Completed Jobs'.D238"/>
      <style:map style:condition="cell-content()=&quot;t&quot;" style:apply-style-name="Gnumeric-8" style:base-cell-address="'Completed Jobs'.D238"/>
      <style:map style:condition="cell-content()=&quot;x&quot;" style:apply-style-name="Gnumeric-8" style:base-cell-address="'Completed Jobs'.D238"/>
    </style:style>
    <style:style style:name="ce5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9"/>
      <style:map style:condition="cell-content()=&quot;p&quot;" style:apply-style-name="Gnumeric-8" style:base-cell-address="'Completed Jobs'.D239"/>
      <style:map style:condition="cell-content()=&quot;t&quot;" style:apply-style-name="Gnumeric-8" style:base-cell-address="'Completed Jobs'.D239"/>
      <style:map style:condition="cell-content()=&quot;x&quot;" style:apply-style-name="Gnumeric-8" style:base-cell-address="'Completed Jobs'.D239"/>
    </style:style>
    <style:style style:name="ce5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0"/>
      <style:map style:condition="cell-content()=&quot;p&quot;" style:apply-style-name="Gnumeric-8" style:base-cell-address="'Completed Jobs'.D240"/>
      <style:map style:condition="cell-content()=&quot;t&quot;" style:apply-style-name="Gnumeric-8" style:base-cell-address="'Completed Jobs'.D240"/>
      <style:map style:condition="cell-content()=&quot;x&quot;" style:apply-style-name="Gnumeric-8" style:base-cell-address="'Completed Jobs'.D240"/>
    </style:style>
    <style:style style:name="ce5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1"/>
      <style:map style:condition="cell-content()=&quot;p&quot;" style:apply-style-name="Gnumeric-8" style:base-cell-address="'Completed Jobs'.D241"/>
      <style:map style:condition="cell-content()=&quot;t&quot;" style:apply-style-name="Gnumeric-8" style:base-cell-address="'Completed Jobs'.D241"/>
      <style:map style:condition="cell-content()=&quot;x&quot;" style:apply-style-name="Gnumeric-8" style:base-cell-address="'Completed Jobs'.D241"/>
    </style:style>
    <style:style style:name="ce5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2"/>
      <style:map style:condition="cell-content()=&quot;p&quot;" style:apply-style-name="Gnumeric-8" style:base-cell-address="'Completed Jobs'.D242"/>
      <style:map style:condition="cell-content()=&quot;t&quot;" style:apply-style-name="Gnumeric-8" style:base-cell-address="'Completed Jobs'.D242"/>
      <style:map style:condition="cell-content()=&quot;x&quot;" style:apply-style-name="Gnumeric-8" style:base-cell-address="'Completed Jobs'.D242"/>
    </style:style>
    <style:style style:name="ce5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3"/>
      <style:map style:condition="cell-content()=&quot;p&quot;" style:apply-style-name="Gnumeric-8" style:base-cell-address="'Completed Jobs'.D243"/>
      <style:map style:condition="cell-content()=&quot;t&quot;" style:apply-style-name="Gnumeric-8" style:base-cell-address="'Completed Jobs'.D243"/>
      <style:map style:condition="cell-content()=&quot;x&quot;" style:apply-style-name="Gnumeric-8" style:base-cell-address="'Completed Jobs'.D243"/>
    </style:style>
    <style:style style:name="ce5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4"/>
      <style:map style:condition="cell-content()=&quot;p&quot;" style:apply-style-name="Gnumeric-8" style:base-cell-address="'Completed Jobs'.D244"/>
      <style:map style:condition="cell-content()=&quot;t&quot;" style:apply-style-name="Gnumeric-8" style:base-cell-address="'Completed Jobs'.D244"/>
      <style:map style:condition="cell-content()=&quot;x&quot;" style:apply-style-name="Gnumeric-8" style:base-cell-address="'Completed Jobs'.D244"/>
    </style:style>
    <style:style style:name="ce5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6"/>
      <style:map style:condition="cell-content()=&quot;p&quot;" style:apply-style-name="Gnumeric-8" style:base-cell-address="'Completed Jobs'.D246"/>
      <style:map style:condition="cell-content()=&quot;t&quot;" style:apply-style-name="Gnumeric-8" style:base-cell-address="'Completed Jobs'.D246"/>
      <style:map style:condition="cell-content()=&quot;x&quot;" style:apply-style-name="Gnumeric-8" style:base-cell-address="'Completed Jobs'.D246"/>
    </style:style>
    <style:style style:name="ce5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7"/>
      <style:map style:condition="cell-content()=&quot;p&quot;" style:apply-style-name="Gnumeric-8" style:base-cell-address="'Completed Jobs'.D247"/>
      <style:map style:condition="cell-content()=&quot;t&quot;" style:apply-style-name="Gnumeric-8" style:base-cell-address="'Completed Jobs'.D247"/>
      <style:map style:condition="cell-content()=&quot;x&quot;" style:apply-style-name="Gnumeric-8" style:base-cell-address="'Completed Jobs'.D247"/>
    </style:style>
    <style:style style:name="ce5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8"/>
      <style:map style:condition="cell-content()=&quot;p&quot;" style:apply-style-name="Gnumeric-8" style:base-cell-address="'Completed Jobs'.D248"/>
      <style:map style:condition="cell-content()=&quot;t&quot;" style:apply-style-name="Gnumeric-8" style:base-cell-address="'Completed Jobs'.D248"/>
      <style:map style:condition="cell-content()=&quot;x&quot;" style:apply-style-name="Gnumeric-8" style:base-cell-address="'Completed Jobs'.D248"/>
    </style:style>
    <style:style style:name="ce5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9"/>
      <style:map style:condition="cell-content()=&quot;p&quot;" style:apply-style-name="Gnumeric-8" style:base-cell-address="'Completed Jobs'.D249"/>
      <style:map style:condition="cell-content()=&quot;t&quot;" style:apply-style-name="Gnumeric-8" style:base-cell-address="'Completed Jobs'.D249"/>
      <style:map style:condition="cell-content()=&quot;x&quot;" style:apply-style-name="Gnumeric-8" style:base-cell-address="'Completed Jobs'.D249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50"/>
      <style:map style:condition="cell-content()=&quot;p&quot;" style:apply-style-name="Gnumeric-8" style:base-cell-address="'Completed Jobs'.D250"/>
      <style:map style:condition="cell-content()=&quot;t&quot;" style:apply-style-name="Gnumeric-8" style:base-cell-address="'Completed Jobs'.D250"/>
      <style:map style:condition="cell-content()=&quot;x&quot;" style:apply-style-name="Gnumeric-8" style:base-cell-address="'Completed Jobs'.D250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53"/>
      <style:map style:condition="cell-content()=&quot;p&quot;" style:apply-style-name="Gnumeric-8" style:base-cell-address="'Completed Jobs'.D253"/>
      <style:map style:condition="cell-content()=&quot;t&quot;" style:apply-style-name="Gnumeric-8" style:base-cell-address="'Completed Jobs'.D253"/>
      <style:map style:condition="cell-content()=&quot;x&quot;" style:apply-style-name="Gnumeric-8" style:base-cell-address="'Completed Jobs'.D253"/>
    </style:style>
    <style:style style:name="ce5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55"/>
      <style:map style:condition="cell-content()=&quot;p&quot;" style:apply-style-name="Gnumeric-8" style:base-cell-address="'Completed Jobs'.D255"/>
      <style:map style:condition="cell-content()=&quot;t&quot;" style:apply-style-name="Gnumeric-8" style:base-cell-address="'Completed Jobs'.D255"/>
      <style:map style:condition="cell-content()=&quot;x&quot;" style:apply-style-name="Gnumeric-8" style:base-cell-address="'Completed Jobs'.D255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56"/>
      <style:map style:condition="cell-content()=&quot;p&quot;" style:apply-style-name="Gnumeric-8" style:base-cell-address="'Completed Jobs'.D256"/>
      <style:map style:condition="cell-content()=&quot;t&quot;" style:apply-style-name="Gnumeric-8" style:base-cell-address="'Completed Jobs'.D256"/>
      <style:map style:condition="cell-content()=&quot;x&quot;" style:apply-style-name="Gnumeric-8" style:base-cell-address="'Completed Jobs'.D256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73"/>
      <style:map style:condition="cell-content()=&quot;p&quot;" style:apply-style-name="Gnumeric-8" style:base-cell-address="'Completed Jobs'.D273"/>
      <style:map style:condition="cell-content()=&quot;t&quot;" style:apply-style-name="Gnumeric-8" style:base-cell-address="'Completed Jobs'.D273"/>
      <style:map style:condition="cell-content()=&quot;x&quot;" style:apply-style-name="Gnumeric-8" style:base-cell-address="'Completed Jobs'.D273"/>
    </style:style>
    <style:style style:name="ce6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5"/>
      <style:map style:condition="cell-content()=&quot;p&quot;" style:apply-style-name="Gnumeric-8" style:base-cell-address="'Completed Jobs'.E5"/>
      <style:map style:condition="cell-content()=&quot;t&quot;" style:apply-style-name="Gnumeric-8" style:base-cell-address="'Completed Jobs'.E5"/>
      <style:map style:condition="cell-content()=&quot;x&quot;" style:apply-style-name="Gnumeric-8" style:base-cell-address="'Completed Jobs'.E5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42"/>
      <style:map style:condition="cell-content()=&quot;p&quot;" style:apply-style-name="Gnumeric-8" style:base-cell-address="'Completed Jobs'.E42"/>
      <style:map style:condition="cell-content()=&quot;t&quot;" style:apply-style-name="Gnumeric-8" style:base-cell-address="'Completed Jobs'.E42"/>
      <style:map style:condition="cell-content()=&quot;x&quot;" style:apply-style-name="Gnumeric-8" style:base-cell-address="'Completed Jobs'.E42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1"/>
      <style:map style:condition="cell-content()=&quot;p&quot;" style:apply-style-name="Gnumeric-8" style:base-cell-address="'Completed Jobs'.E71"/>
      <style:map style:condition="cell-content()=&quot;t&quot;" style:apply-style-name="Gnumeric-8" style:base-cell-address="'Completed Jobs'.E71"/>
      <style:map style:condition="cell-content()=&quot;x&quot;" style:apply-style-name="Gnumeric-8" style:base-cell-address="'Completed Jobs'.E71"/>
    </style:style>
    <style:style style:name="ce6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2"/>
      <style:map style:condition="cell-content()=&quot;p&quot;" style:apply-style-name="Gnumeric-8" style:base-cell-address="'Completed Jobs'.E72"/>
      <style:map style:condition="cell-content()=&quot;t&quot;" style:apply-style-name="Gnumeric-8" style:base-cell-address="'Completed Jobs'.E72"/>
      <style:map style:condition="cell-content()=&quot;x&quot;" style:apply-style-name="Gnumeric-8" style:base-cell-address="'Completed Jobs'.E72"/>
    </style:style>
    <style:style style:name="ce6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3"/>
      <style:map style:condition="cell-content()=&quot;p&quot;" style:apply-style-name="Gnumeric-8" style:base-cell-address="'Completed Jobs'.E73"/>
      <style:map style:condition="cell-content()=&quot;t&quot;" style:apply-style-name="Gnumeric-8" style:base-cell-address="'Completed Jobs'.E73"/>
      <style:map style:condition="cell-content()=&quot;x&quot;" style:apply-style-name="Gnumeric-8" style:base-cell-address="'Completed Jobs'.E73"/>
    </style:style>
    <style:style style:name="ce6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4"/>
      <style:map style:condition="cell-content()=&quot;p&quot;" style:apply-style-name="Gnumeric-8" style:base-cell-address="'Completed Jobs'.E74"/>
      <style:map style:condition="cell-content()=&quot;t&quot;" style:apply-style-name="Gnumeric-8" style:base-cell-address="'Completed Jobs'.E74"/>
      <style:map style:condition="cell-content()=&quot;x&quot;" style:apply-style-name="Gnumeric-8" style:base-cell-address="'Completed Jobs'.E74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6"/>
      <style:map style:condition="cell-content()=&quot;p&quot;" style:apply-style-name="Gnumeric-8" style:base-cell-address="'Completed Jobs'.E76"/>
      <style:map style:condition="cell-content()=&quot;t&quot;" style:apply-style-name="Gnumeric-8" style:base-cell-address="'Completed Jobs'.E76"/>
      <style:map style:condition="cell-content()=&quot;x&quot;" style:apply-style-name="Gnumeric-8" style:base-cell-address="'Completed Jobs'.E76"/>
    </style:style>
    <style:style style:name="ce6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7"/>
      <style:map style:condition="cell-content()=&quot;p&quot;" style:apply-style-name="Gnumeric-8" style:base-cell-address="'Completed Jobs'.E77"/>
      <style:map style:condition="cell-content()=&quot;t&quot;" style:apply-style-name="Gnumeric-8" style:base-cell-address="'Completed Jobs'.E77"/>
      <style:map style:condition="cell-content()=&quot;x&quot;" style:apply-style-name="Gnumeric-8" style:base-cell-address="'Completed Jobs'.E77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9"/>
      <style:map style:condition="cell-content()=&quot;p&quot;" style:apply-style-name="Gnumeric-8" style:base-cell-address="'Completed Jobs'.E79"/>
      <style:map style:condition="cell-content()=&quot;t&quot;" style:apply-style-name="Gnumeric-8" style:base-cell-address="'Completed Jobs'.E79"/>
      <style:map style:condition="cell-content()=&quot;x&quot;" style:apply-style-name="Gnumeric-8" style:base-cell-address="'Completed Jobs'.E79"/>
    </style:style>
    <style:style style:name="ce6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80"/>
      <style:map style:condition="cell-content()=&quot;p&quot;" style:apply-style-name="Gnumeric-8" style:base-cell-address="'Completed Jobs'.E80"/>
      <style:map style:condition="cell-content()=&quot;t&quot;" style:apply-style-name="Gnumeric-8" style:base-cell-address="'Completed Jobs'.E80"/>
      <style:map style:condition="cell-content()=&quot;x&quot;" style:apply-style-name="Gnumeric-8" style:base-cell-address="'Completed Jobs'.E80"/>
    </style:style>
    <style:style style:name="ce6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91"/>
      <style:map style:condition="cell-content()=&quot;p&quot;" style:apply-style-name="Gnumeric-8" style:base-cell-address="'Completed Jobs'.E91"/>
      <style:map style:condition="cell-content()=&quot;t&quot;" style:apply-style-name="Gnumeric-8" style:base-cell-address="'Completed Jobs'.E91"/>
      <style:map style:condition="cell-content()=&quot;x&quot;" style:apply-style-name="Gnumeric-8" style:base-cell-address="'Completed Jobs'.E91"/>
    </style:style>
    <style:style style:name="ce6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92"/>
      <style:map style:condition="cell-content()=&quot;p&quot;" style:apply-style-name="Gnumeric-8" style:base-cell-address="'Completed Jobs'.E92"/>
      <style:map style:condition="cell-content()=&quot;t&quot;" style:apply-style-name="Gnumeric-8" style:base-cell-address="'Completed Jobs'.E92"/>
      <style:map style:condition="cell-content()=&quot;x&quot;" style:apply-style-name="Gnumeric-8" style:base-cell-address="'Completed Jobs'.E92"/>
    </style:style>
    <style:style style:name="ce6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104"/>
      <style:map style:condition="cell-content()=&quot;p&quot;" style:apply-style-name="Gnumeric-8" style:base-cell-address="'Completed Jobs'.E104"/>
      <style:map style:condition="cell-content()=&quot;t&quot;" style:apply-style-name="Gnumeric-8" style:base-cell-address="'Completed Jobs'.E104"/>
      <style:map style:condition="cell-content()=&quot;x&quot;" style:apply-style-name="Gnumeric-8" style:base-cell-address="'Completed Jobs'.E104"/>
    </style:style>
    <style:style style:name="ce6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110"/>
      <style:map style:condition="cell-content()=&quot;p&quot;" style:apply-style-name="Gnumeric-8" style:base-cell-address="'Completed Jobs'.E110"/>
      <style:map style:condition="cell-content()=&quot;t&quot;" style:apply-style-name="Gnumeric-8" style:base-cell-address="'Completed Jobs'.E110"/>
      <style:map style:condition="cell-content()=&quot;x&quot;" style:apply-style-name="Gnumeric-8" style:base-cell-address="'Completed Jobs'.E110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179"/>
      <style:map style:condition="cell-content()=&quot;p&quot;" style:apply-style-name="Gnumeric-8" style:base-cell-address="'Completed Jobs'.E179"/>
      <style:map style:condition="cell-content()=&quot;t&quot;" style:apply-style-name="Gnumeric-8" style:base-cell-address="'Completed Jobs'.E179"/>
      <style:map style:condition="cell-content()=&quot;x&quot;" style:apply-style-name="Gnumeric-8" style:base-cell-address="'Completed Jobs'.E179"/>
    </style:style>
    <style:style style:name="ce6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187"/>
      <style:map style:condition="cell-content()=&quot;p&quot;" style:apply-style-name="Gnumeric-8" style:base-cell-address="'Completed Jobs'.E187"/>
      <style:map style:condition="cell-content()=&quot;t&quot;" style:apply-style-name="Gnumeric-8" style:base-cell-address="'Completed Jobs'.E187"/>
      <style:map style:condition="cell-content()=&quot;x&quot;" style:apply-style-name="Gnumeric-8" style:base-cell-address="'Completed Jobs'.E187"/>
    </style:style>
    <style:style style:name="ce6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195"/>
      <style:map style:condition="cell-content()=&quot;p&quot;" style:apply-style-name="Gnumeric-8" style:base-cell-address="'Completed Jobs'.E195"/>
      <style:map style:condition="cell-content()=&quot;t&quot;" style:apply-style-name="Gnumeric-8" style:base-cell-address="'Completed Jobs'.E195"/>
      <style:map style:condition="cell-content()=&quot;x&quot;" style:apply-style-name="Gnumeric-8" style:base-cell-address="'Completed Jobs'.E195"/>
    </style:style>
    <style:style style:name="ce6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0"/>
      <style:map style:condition="cell-content()=&quot;p&quot;" style:apply-style-name="Gnumeric-8" style:base-cell-address="'Completed Jobs'.E200"/>
      <style:map style:condition="cell-content()=&quot;t&quot;" style:apply-style-name="Gnumeric-8" style:base-cell-address="'Completed Jobs'.E200"/>
      <style:map style:condition="cell-content()=&quot;x&quot;" style:apply-style-name="Gnumeric-8" style:base-cell-address="'Completed Jobs'.E200"/>
    </style:style>
    <style:style style:name="ce6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1"/>
      <style:map style:condition="cell-content()=&quot;p&quot;" style:apply-style-name="Gnumeric-8" style:base-cell-address="'Completed Jobs'.E201"/>
      <style:map style:condition="cell-content()=&quot;t&quot;" style:apply-style-name="Gnumeric-8" style:base-cell-address="'Completed Jobs'.E201"/>
      <style:map style:condition="cell-content()=&quot;x&quot;" style:apply-style-name="Gnumeric-8" style:base-cell-address="'Completed Jobs'.E201"/>
    </style:style>
    <style:style style:name="ce6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2"/>
      <style:map style:condition="cell-content()=&quot;p&quot;" style:apply-style-name="Gnumeric-8" style:base-cell-address="'Completed Jobs'.E202"/>
      <style:map style:condition="cell-content()=&quot;t&quot;" style:apply-style-name="Gnumeric-8" style:base-cell-address="'Completed Jobs'.E202"/>
      <style:map style:condition="cell-content()=&quot;x&quot;" style:apply-style-name="Gnumeric-8" style:base-cell-address="'Completed Jobs'.E202"/>
    </style:style>
    <style:style style:name="ce6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3"/>
      <style:map style:condition="cell-content()=&quot;p&quot;" style:apply-style-name="Gnumeric-8" style:base-cell-address="'Completed Jobs'.E203"/>
      <style:map style:condition="cell-content()=&quot;t&quot;" style:apply-style-name="Gnumeric-8" style:base-cell-address="'Completed Jobs'.E203"/>
      <style:map style:condition="cell-content()=&quot;x&quot;" style:apply-style-name="Gnumeric-8" style:base-cell-address="'Completed Jobs'.E203"/>
    </style:style>
    <style:style style:name="ce6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4"/>
      <style:map style:condition="cell-content()=&quot;p&quot;" style:apply-style-name="Gnumeric-8" style:base-cell-address="'Completed Jobs'.E204"/>
      <style:map style:condition="cell-content()=&quot;t&quot;" style:apply-style-name="Gnumeric-8" style:base-cell-address="'Completed Jobs'.E204"/>
      <style:map style:condition="cell-content()=&quot;x&quot;" style:apply-style-name="Gnumeric-8" style:base-cell-address="'Completed Jobs'.E204"/>
    </style:style>
    <style:style style:name="ce6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6"/>
      <style:map style:condition="cell-content()=&quot;p&quot;" style:apply-style-name="Gnumeric-8" style:base-cell-address="'Completed Jobs'.E206"/>
      <style:map style:condition="cell-content()=&quot;t&quot;" style:apply-style-name="Gnumeric-8" style:base-cell-address="'Completed Jobs'.E206"/>
      <style:map style:condition="cell-content()=&quot;x&quot;" style:apply-style-name="Gnumeric-8" style:base-cell-address="'Completed Jobs'.E206"/>
    </style:style>
    <style:style style:name="ce6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7"/>
      <style:map style:condition="cell-content()=&quot;p&quot;" style:apply-style-name="Gnumeric-8" style:base-cell-address="'Completed Jobs'.E207"/>
      <style:map style:condition="cell-content()=&quot;t&quot;" style:apply-style-name="Gnumeric-8" style:base-cell-address="'Completed Jobs'.E207"/>
      <style:map style:condition="cell-content()=&quot;x&quot;" style:apply-style-name="Gnumeric-8" style:base-cell-address="'Completed Jobs'.E207"/>
    </style:style>
    <style:style style:name="ce6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11"/>
      <style:map style:condition="cell-content()=&quot;p&quot;" style:apply-style-name="Gnumeric-8" style:base-cell-address="'Completed Jobs'.E211"/>
      <style:map style:condition="cell-content()=&quot;t&quot;" style:apply-style-name="Gnumeric-8" style:base-cell-address="'Completed Jobs'.E211"/>
      <style:map style:condition="cell-content()=&quot;x&quot;" style:apply-style-name="Gnumeric-8" style:base-cell-address="'Completed Jobs'.E211"/>
    </style:style>
    <style:style style:name="ce6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16"/>
      <style:map style:condition="cell-content()=&quot;p&quot;" style:apply-style-name="Gnumeric-8" style:base-cell-address="'Completed Jobs'.E216"/>
      <style:map style:condition="cell-content()=&quot;t&quot;" style:apply-style-name="Gnumeric-8" style:base-cell-address="'Completed Jobs'.E216"/>
      <style:map style:condition="cell-content()=&quot;x&quot;" style:apply-style-name="Gnumeric-8" style:base-cell-address="'Completed Jobs'.E216"/>
    </style:style>
    <style:style style:name="ce6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17"/>
      <style:map style:condition="cell-content()=&quot;p&quot;" style:apply-style-name="Gnumeric-8" style:base-cell-address="'Completed Jobs'.E217"/>
      <style:map style:condition="cell-content()=&quot;t&quot;" style:apply-style-name="Gnumeric-8" style:base-cell-address="'Completed Jobs'.E217"/>
      <style:map style:condition="cell-content()=&quot;x&quot;" style:apply-style-name="Gnumeric-8" style:base-cell-address="'Completed Jobs'.E217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18"/>
      <style:map style:condition="cell-content()=&quot;p&quot;" style:apply-style-name="Gnumeric-8" style:base-cell-address="'Completed Jobs'.E218"/>
      <style:map style:condition="cell-content()=&quot;t&quot;" style:apply-style-name="Gnumeric-8" style:base-cell-address="'Completed Jobs'.E218"/>
      <style:map style:condition="cell-content()=&quot;x&quot;" style:apply-style-name="Gnumeric-8" style:base-cell-address="'Completed Jobs'.E218"/>
    </style:style>
    <style:style style:name="ce6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19"/>
      <style:map style:condition="cell-content()=&quot;p&quot;" style:apply-style-name="Gnumeric-8" style:base-cell-address="'Completed Jobs'.E219"/>
      <style:map style:condition="cell-content()=&quot;t&quot;" style:apply-style-name="Gnumeric-8" style:base-cell-address="'Completed Jobs'.E219"/>
      <style:map style:condition="cell-content()=&quot;x&quot;" style:apply-style-name="Gnumeric-8" style:base-cell-address="'Completed Jobs'.E219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0"/>
      <style:map style:condition="cell-content()=&quot;p&quot;" style:apply-style-name="Gnumeric-8" style:base-cell-address="'Completed Jobs'.E220"/>
      <style:map style:condition="cell-content()=&quot;t&quot;" style:apply-style-name="Gnumeric-8" style:base-cell-address="'Completed Jobs'.E220"/>
      <style:map style:condition="cell-content()=&quot;x&quot;" style:apply-style-name="Gnumeric-8" style:base-cell-address="'Completed Jobs'.E220"/>
    </style:style>
    <style:style style:name="ce6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3"/>
      <style:map style:condition="cell-content()=&quot;p&quot;" style:apply-style-name="Gnumeric-8" style:base-cell-address="'Completed Jobs'.E223"/>
      <style:map style:condition="cell-content()=&quot;t&quot;" style:apply-style-name="Gnumeric-8" style:base-cell-address="'Completed Jobs'.E223"/>
      <style:map style:condition="cell-content()=&quot;x&quot;" style:apply-style-name="Gnumeric-8" style:base-cell-address="'Completed Jobs'.E223"/>
    </style:style>
    <style:style style:name="ce6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4"/>
      <style:map style:condition="cell-content()=&quot;p&quot;" style:apply-style-name="Gnumeric-8" style:base-cell-address="'Completed Jobs'.E224"/>
      <style:map style:condition="cell-content()=&quot;t&quot;" style:apply-style-name="Gnumeric-8" style:base-cell-address="'Completed Jobs'.E224"/>
      <style:map style:condition="cell-content()=&quot;x&quot;" style:apply-style-name="Gnumeric-8" style:base-cell-address="'Completed Jobs'.E224"/>
    </style:style>
    <style:style style:name="ce6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5"/>
      <style:map style:condition="cell-content()=&quot;p&quot;" style:apply-style-name="Gnumeric-8" style:base-cell-address="'Completed Jobs'.E225"/>
      <style:map style:condition="cell-content()=&quot;t&quot;" style:apply-style-name="Gnumeric-8" style:base-cell-address="'Completed Jobs'.E225"/>
      <style:map style:condition="cell-content()=&quot;x&quot;" style:apply-style-name="Gnumeric-8" style:base-cell-address="'Completed Jobs'.E225"/>
    </style:style>
    <style:style style:name="ce6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8"/>
      <style:map style:condition="cell-content()=&quot;p&quot;" style:apply-style-name="Gnumeric-8" style:base-cell-address="'Completed Jobs'.E228"/>
      <style:map style:condition="cell-content()=&quot;t&quot;" style:apply-style-name="Gnumeric-8" style:base-cell-address="'Completed Jobs'.E228"/>
      <style:map style:condition="cell-content()=&quot;x&quot;" style:apply-style-name="Gnumeric-8" style:base-cell-address="'Completed Jobs'.E228"/>
    </style:style>
    <style:style style:name="ce6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9"/>
      <style:map style:condition="cell-content()=&quot;p&quot;" style:apply-style-name="Gnumeric-8" style:base-cell-address="'Completed Jobs'.E229"/>
      <style:map style:condition="cell-content()=&quot;t&quot;" style:apply-style-name="Gnumeric-8" style:base-cell-address="'Completed Jobs'.E229"/>
      <style:map style:condition="cell-content()=&quot;x&quot;" style:apply-style-name="Gnumeric-8" style:base-cell-address="'Completed Jobs'.E229"/>
    </style:style>
    <style:style style:name="ce6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0"/>
      <style:map style:condition="cell-content()=&quot;p&quot;" style:apply-style-name="Gnumeric-8" style:base-cell-address="'Completed Jobs'.E230"/>
      <style:map style:condition="cell-content()=&quot;t&quot;" style:apply-style-name="Gnumeric-8" style:base-cell-address="'Completed Jobs'.E230"/>
      <style:map style:condition="cell-content()=&quot;x&quot;" style:apply-style-name="Gnumeric-8" style:base-cell-address="'Completed Jobs'.E230"/>
    </style:style>
    <style:style style:name="ce6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1"/>
      <style:map style:condition="cell-content()=&quot;p&quot;" style:apply-style-name="Gnumeric-8" style:base-cell-address="'Completed Jobs'.E231"/>
      <style:map style:condition="cell-content()=&quot;t&quot;" style:apply-style-name="Gnumeric-8" style:base-cell-address="'Completed Jobs'.E231"/>
      <style:map style:condition="cell-content()=&quot;x&quot;" style:apply-style-name="Gnumeric-8" style:base-cell-address="'Completed Jobs'.E231"/>
    </style:style>
    <style:style style:name="ce6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6"/>
      <style:map style:condition="cell-content()=&quot;p&quot;" style:apply-style-name="Gnumeric-8" style:base-cell-address="'Completed Jobs'.E236"/>
      <style:map style:condition="cell-content()=&quot;t&quot;" style:apply-style-name="Gnumeric-8" style:base-cell-address="'Completed Jobs'.E236"/>
      <style:map style:condition="cell-content()=&quot;x&quot;" style:apply-style-name="Gnumeric-8" style:base-cell-address="'Completed Jobs'.E236"/>
    </style:style>
    <style:style style:name="ce6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7"/>
      <style:map style:condition="cell-content()=&quot;p&quot;" style:apply-style-name="Gnumeric-8" style:base-cell-address="'Completed Jobs'.E237"/>
      <style:map style:condition="cell-content()=&quot;t&quot;" style:apply-style-name="Gnumeric-8" style:base-cell-address="'Completed Jobs'.E237"/>
      <style:map style:condition="cell-content()=&quot;x&quot;" style:apply-style-name="Gnumeric-8" style:base-cell-address="'Completed Jobs'.E237"/>
    </style:style>
    <style:style style:name="ce6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8"/>
      <style:map style:condition="cell-content()=&quot;p&quot;" style:apply-style-name="Gnumeric-8" style:base-cell-address="'Completed Jobs'.E238"/>
      <style:map style:condition="cell-content()=&quot;t&quot;" style:apply-style-name="Gnumeric-8" style:base-cell-address="'Completed Jobs'.E238"/>
      <style:map style:condition="cell-content()=&quot;x&quot;" style:apply-style-name="Gnumeric-8" style:base-cell-address="'Completed Jobs'.E238"/>
    </style:style>
    <style:style style:name="ce6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9"/>
      <style:map style:condition="cell-content()=&quot;p&quot;" style:apply-style-name="Gnumeric-8" style:base-cell-address="'Completed Jobs'.E239"/>
      <style:map style:condition="cell-content()=&quot;t&quot;" style:apply-style-name="Gnumeric-8" style:base-cell-address="'Completed Jobs'.E239"/>
      <style:map style:condition="cell-content()=&quot;x&quot;" style:apply-style-name="Gnumeric-8" style:base-cell-address="'Completed Jobs'.E239"/>
    </style:style>
    <style:style style:name="ce6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0"/>
      <style:map style:condition="cell-content()=&quot;p&quot;" style:apply-style-name="Gnumeric-8" style:base-cell-address="'Completed Jobs'.E240"/>
      <style:map style:condition="cell-content()=&quot;t&quot;" style:apply-style-name="Gnumeric-8" style:base-cell-address="'Completed Jobs'.E240"/>
      <style:map style:condition="cell-content()=&quot;x&quot;" style:apply-style-name="Gnumeric-8" style:base-cell-address="'Completed Jobs'.E240"/>
    </style:style>
    <style:style style:name="ce6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1"/>
      <style:map style:condition="cell-content()=&quot;p&quot;" style:apply-style-name="Gnumeric-8" style:base-cell-address="'Completed Jobs'.E241"/>
      <style:map style:condition="cell-content()=&quot;t&quot;" style:apply-style-name="Gnumeric-8" style:base-cell-address="'Completed Jobs'.E241"/>
      <style:map style:condition="cell-content()=&quot;x&quot;" style:apply-style-name="Gnumeric-8" style:base-cell-address="'Completed Jobs'.E241"/>
    </style:style>
    <style:style style:name="ce6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2"/>
      <style:map style:condition="cell-content()=&quot;p&quot;" style:apply-style-name="Gnumeric-8" style:base-cell-address="'Completed Jobs'.E242"/>
      <style:map style:condition="cell-content()=&quot;t&quot;" style:apply-style-name="Gnumeric-8" style:base-cell-address="'Completed Jobs'.E242"/>
      <style:map style:condition="cell-content()=&quot;x&quot;" style:apply-style-name="Gnumeric-8" style:base-cell-address="'Completed Jobs'.E242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3"/>
      <style:map style:condition="cell-content()=&quot;p&quot;" style:apply-style-name="Gnumeric-8" style:base-cell-address="'Completed Jobs'.E243"/>
      <style:map style:condition="cell-content()=&quot;t&quot;" style:apply-style-name="Gnumeric-8" style:base-cell-address="'Completed Jobs'.E243"/>
      <style:map style:condition="cell-content()=&quot;x&quot;" style:apply-style-name="Gnumeric-8" style:base-cell-address="'Completed Jobs'.E243"/>
    </style:style>
    <style:style style:name="ce6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4"/>
      <style:map style:condition="cell-content()=&quot;p&quot;" style:apply-style-name="Gnumeric-8" style:base-cell-address="'Completed Jobs'.E244"/>
      <style:map style:condition="cell-content()=&quot;t&quot;" style:apply-style-name="Gnumeric-8" style:base-cell-address="'Completed Jobs'.E244"/>
      <style:map style:condition="cell-content()=&quot;x&quot;" style:apply-style-name="Gnumeric-8" style:base-cell-address="'Completed Jobs'.E244"/>
    </style:style>
    <style:style style:name="ce6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6"/>
      <style:map style:condition="cell-content()=&quot;p&quot;" style:apply-style-name="Gnumeric-8" style:base-cell-address="'Completed Jobs'.E246"/>
      <style:map style:condition="cell-content()=&quot;t&quot;" style:apply-style-name="Gnumeric-8" style:base-cell-address="'Completed Jobs'.E246"/>
      <style:map style:condition="cell-content()=&quot;x&quot;" style:apply-style-name="Gnumeric-8" style:base-cell-address="'Completed Jobs'.E246"/>
    </style:style>
    <style:style style:name="ce6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7"/>
      <style:map style:condition="cell-content()=&quot;p&quot;" style:apply-style-name="Gnumeric-8" style:base-cell-address="'Completed Jobs'.E247"/>
      <style:map style:condition="cell-content()=&quot;t&quot;" style:apply-style-name="Gnumeric-8" style:base-cell-address="'Completed Jobs'.E247"/>
      <style:map style:condition="cell-content()=&quot;x&quot;" style:apply-style-name="Gnumeric-8" style:base-cell-address="'Completed Jobs'.E247"/>
    </style:style>
    <style:style style:name="ce6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8"/>
      <style:map style:condition="cell-content()=&quot;p&quot;" style:apply-style-name="Gnumeric-8" style:base-cell-address="'Completed Jobs'.E248"/>
      <style:map style:condition="cell-content()=&quot;t&quot;" style:apply-style-name="Gnumeric-8" style:base-cell-address="'Completed Jobs'.E248"/>
      <style:map style:condition="cell-content()=&quot;x&quot;" style:apply-style-name="Gnumeric-8" style:base-cell-address="'Completed Jobs'.E248"/>
    </style:style>
    <style:style style:name="ce6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9"/>
      <style:map style:condition="cell-content()=&quot;p&quot;" style:apply-style-name="Gnumeric-8" style:base-cell-address="'Completed Jobs'.E249"/>
      <style:map style:condition="cell-content()=&quot;t&quot;" style:apply-style-name="Gnumeric-8" style:base-cell-address="'Completed Jobs'.E249"/>
      <style:map style:condition="cell-content()=&quot;x&quot;" style:apply-style-name="Gnumeric-8" style:base-cell-address="'Completed Jobs'.E249"/>
    </style:style>
    <style:style style:name="ce6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50"/>
      <style:map style:condition="cell-content()=&quot;p&quot;" style:apply-style-name="Gnumeric-8" style:base-cell-address="'Completed Jobs'.E250"/>
      <style:map style:condition="cell-content()=&quot;t&quot;" style:apply-style-name="Gnumeric-8" style:base-cell-address="'Completed Jobs'.E250"/>
      <style:map style:condition="cell-content()=&quot;x&quot;" style:apply-style-name="Gnumeric-8" style:base-cell-address="'Completed Jobs'.E250"/>
    </style:style>
    <style:style style:name="ce6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53"/>
      <style:map style:condition="cell-content()=&quot;p&quot;" style:apply-style-name="Gnumeric-8" style:base-cell-address="'Completed Jobs'.E253"/>
      <style:map style:condition="cell-content()=&quot;t&quot;" style:apply-style-name="Gnumeric-8" style:base-cell-address="'Completed Jobs'.E253"/>
      <style:map style:condition="cell-content()=&quot;x&quot;" style:apply-style-name="Gnumeric-8" style:base-cell-address="'Completed Jobs'.E253"/>
    </style:style>
    <style:style style:name="ce6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55"/>
      <style:map style:condition="cell-content()=&quot;p&quot;" style:apply-style-name="Gnumeric-8" style:base-cell-address="'Completed Jobs'.E255"/>
      <style:map style:condition="cell-content()=&quot;t&quot;" style:apply-style-name="Gnumeric-8" style:base-cell-address="'Completed Jobs'.E255"/>
      <style:map style:condition="cell-content()=&quot;x&quot;" style:apply-style-name="Gnumeric-8" style:base-cell-address="'Completed Jobs'.E255"/>
    </style:style>
    <style:style style:name="ce6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56"/>
      <style:map style:condition="cell-content()=&quot;p&quot;" style:apply-style-name="Gnumeric-8" style:base-cell-address="'Completed Jobs'.E256"/>
      <style:map style:condition="cell-content()=&quot;t&quot;" style:apply-style-name="Gnumeric-8" style:base-cell-address="'Completed Jobs'.E256"/>
      <style:map style:condition="cell-content()=&quot;x&quot;" style:apply-style-name="Gnumeric-8" style:base-cell-address="'Completed Jobs'.E256"/>
    </style:style>
    <style:style style:name="ce6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73"/>
      <style:map style:condition="cell-content()=&quot;p&quot;" style:apply-style-name="Gnumeric-8" style:base-cell-address="'Completed Jobs'.E273"/>
      <style:map style:condition="cell-content()=&quot;t&quot;" style:apply-style-name="Gnumeric-8" style:base-cell-address="'Completed Jobs'.E273"/>
      <style:map style:condition="cell-content()=&quot;x&quot;" style:apply-style-name="Gnumeric-8" style:base-cell-address="'Completed Jobs'.E273"/>
    </style:style>
    <style:style style:name="ce6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6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1"/>
      <style:map style:condition="cell-content()=&quot;p&quot;" style:apply-style-name="Gnumeric-8" style:base-cell-address="'Completed Jobs'.F71"/>
      <style:map style:condition="cell-content()=&quot;t&quot;" style:apply-style-name="Gnumeric-8" style:base-cell-address="'Completed Jobs'.F71"/>
      <style:map style:condition="cell-content()=&quot;x&quot;" style:apply-style-name="Gnumeric-8" style:base-cell-address="'Completed Jobs'.F71"/>
    </style:style>
    <style:style style:name="ce6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2"/>
      <style:map style:condition="cell-content()=&quot;p&quot;" style:apply-style-name="Gnumeric-8" style:base-cell-address="'Completed Jobs'.F72"/>
      <style:map style:condition="cell-content()=&quot;t&quot;" style:apply-style-name="Gnumeric-8" style:base-cell-address="'Completed Jobs'.F72"/>
      <style:map style:condition="cell-content()=&quot;x&quot;" style:apply-style-name="Gnumeric-8" style:base-cell-address="'Completed Jobs'.F72"/>
    </style:style>
    <style:style style:name="ce6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3"/>
      <style:map style:condition="cell-content()=&quot;p&quot;" style:apply-style-name="Gnumeric-8" style:base-cell-address="'Completed Jobs'.F73"/>
      <style:map style:condition="cell-content()=&quot;t&quot;" style:apply-style-name="Gnumeric-8" style:base-cell-address="'Completed Jobs'.F73"/>
      <style:map style:condition="cell-content()=&quot;x&quot;" style:apply-style-name="Gnumeric-8" style:base-cell-address="'Completed Jobs'.F73"/>
    </style:style>
    <style:style style:name="ce6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4"/>
      <style:map style:condition="cell-content()=&quot;p&quot;" style:apply-style-name="Gnumeric-8" style:base-cell-address="'Completed Jobs'.F74"/>
      <style:map style:condition="cell-content()=&quot;t&quot;" style:apply-style-name="Gnumeric-8" style:base-cell-address="'Completed Jobs'.F74"/>
      <style:map style:condition="cell-content()=&quot;x&quot;" style:apply-style-name="Gnumeric-8" style:base-cell-address="'Completed Jobs'.F74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6"/>
      <style:map style:condition="cell-content()=&quot;p&quot;" style:apply-style-name="Gnumeric-8" style:base-cell-address="'Completed Jobs'.F76"/>
      <style:map style:condition="cell-content()=&quot;t&quot;" style:apply-style-name="Gnumeric-8" style:base-cell-address="'Completed Jobs'.F76"/>
      <style:map style:condition="cell-content()=&quot;x&quot;" style:apply-style-name="Gnumeric-8" style:base-cell-address="'Completed Jobs'.F76"/>
    </style:style>
    <style:style style:name="ce6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7"/>
      <style:map style:condition="cell-content()=&quot;p&quot;" style:apply-style-name="Gnumeric-8" style:base-cell-address="'Completed Jobs'.F77"/>
      <style:map style:condition="cell-content()=&quot;t&quot;" style:apply-style-name="Gnumeric-8" style:base-cell-address="'Completed Jobs'.F77"/>
      <style:map style:condition="cell-content()=&quot;x&quot;" style:apply-style-name="Gnumeric-8" style:base-cell-address="'Completed Jobs'.F77"/>
    </style:style>
    <style:style style:name="ce6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9"/>
      <style:map style:condition="cell-content()=&quot;p&quot;" style:apply-style-name="Gnumeric-8" style:base-cell-address="'Completed Jobs'.F79"/>
      <style:map style:condition="cell-content()=&quot;t&quot;" style:apply-style-name="Gnumeric-8" style:base-cell-address="'Completed Jobs'.F79"/>
      <style:map style:condition="cell-content()=&quot;x&quot;" style:apply-style-name="Gnumeric-8" style:base-cell-address="'Completed Jobs'.F79"/>
    </style:style>
    <style:style style:name="ce6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80"/>
      <style:map style:condition="cell-content()=&quot;p&quot;" style:apply-style-name="Gnumeric-8" style:base-cell-address="'Completed Jobs'.F80"/>
      <style:map style:condition="cell-content()=&quot;t&quot;" style:apply-style-name="Gnumeric-8" style:base-cell-address="'Completed Jobs'.F80"/>
      <style:map style:condition="cell-content()=&quot;x&quot;" style:apply-style-name="Gnumeric-8" style:base-cell-address="'Completed Jobs'.F80"/>
    </style:style>
    <style:style style:name="ce6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91"/>
      <style:map style:condition="cell-content()=&quot;p&quot;" style:apply-style-name="Gnumeric-8" style:base-cell-address="'Completed Jobs'.F91"/>
      <style:map style:condition="cell-content()=&quot;t&quot;" style:apply-style-name="Gnumeric-8" style:base-cell-address="'Completed Jobs'.F91"/>
      <style:map style:condition="cell-content()=&quot;x&quot;" style:apply-style-name="Gnumeric-8" style:base-cell-address="'Completed Jobs'.F91"/>
    </style:style>
    <style:style style:name="ce6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92"/>
      <style:map style:condition="cell-content()=&quot;p&quot;" style:apply-style-name="Gnumeric-8" style:base-cell-address="'Completed Jobs'.F92"/>
      <style:map style:condition="cell-content()=&quot;t&quot;" style:apply-style-name="Gnumeric-8" style:base-cell-address="'Completed Jobs'.F92"/>
      <style:map style:condition="cell-content()=&quot;x&quot;" style:apply-style-name="Gnumeric-8" style:base-cell-address="'Completed Jobs'.F92"/>
    </style:style>
    <style:style style:name="ce6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104"/>
      <style:map style:condition="cell-content()=&quot;p&quot;" style:apply-style-name="Gnumeric-8" style:base-cell-address="'Completed Jobs'.F104"/>
      <style:map style:condition="cell-content()=&quot;t&quot;" style:apply-style-name="Gnumeric-8" style:base-cell-address="'Completed Jobs'.F104"/>
      <style:map style:condition="cell-content()=&quot;x&quot;" style:apply-style-name="Gnumeric-8" style:base-cell-address="'Completed Jobs'.F104"/>
    </style:style>
    <style:style style:name="ce6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110"/>
      <style:map style:condition="cell-content()=&quot;p&quot;" style:apply-style-name="Gnumeric-8" style:base-cell-address="'Completed Jobs'.F110"/>
      <style:map style:condition="cell-content()=&quot;t&quot;" style:apply-style-name="Gnumeric-8" style:base-cell-address="'Completed Jobs'.F110"/>
      <style:map style:condition="cell-content()=&quot;x&quot;" style:apply-style-name="Gnumeric-8" style:base-cell-address="'Completed Jobs'.F110"/>
    </style:style>
    <style:style style:name="ce6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179"/>
      <style:map style:condition="cell-content()=&quot;p&quot;" style:apply-style-name="Gnumeric-8" style:base-cell-address="'Completed Jobs'.F179"/>
      <style:map style:condition="cell-content()=&quot;t&quot;" style:apply-style-name="Gnumeric-8" style:base-cell-address="'Completed Jobs'.F179"/>
      <style:map style:condition="cell-content()=&quot;x&quot;" style:apply-style-name="Gnumeric-8" style:base-cell-address="'Completed Jobs'.F179"/>
    </style:style>
    <style:style style:name="ce6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187"/>
      <style:map style:condition="cell-content()=&quot;p&quot;" style:apply-style-name="Gnumeric-8" style:base-cell-address="'Completed Jobs'.F187"/>
      <style:map style:condition="cell-content()=&quot;t&quot;" style:apply-style-name="Gnumeric-8" style:base-cell-address="'Completed Jobs'.F187"/>
      <style:map style:condition="cell-content()=&quot;x&quot;" style:apply-style-name="Gnumeric-8" style:base-cell-address="'Completed Jobs'.F187"/>
    </style:style>
    <style:style style:name="ce6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195"/>
      <style:map style:condition="cell-content()=&quot;p&quot;" style:apply-style-name="Gnumeric-8" style:base-cell-address="'Completed Jobs'.F195"/>
      <style:map style:condition="cell-content()=&quot;t&quot;" style:apply-style-name="Gnumeric-8" style:base-cell-address="'Completed Jobs'.F195"/>
      <style:map style:condition="cell-content()=&quot;x&quot;" style:apply-style-name="Gnumeric-8" style:base-cell-address="'Completed Jobs'.F195"/>
    </style:style>
    <style:style style:name="ce6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0"/>
      <style:map style:condition="cell-content()=&quot;p&quot;" style:apply-style-name="Gnumeric-8" style:base-cell-address="'Completed Jobs'.F200"/>
      <style:map style:condition="cell-content()=&quot;t&quot;" style:apply-style-name="Gnumeric-8" style:base-cell-address="'Completed Jobs'.F200"/>
      <style:map style:condition="cell-content()=&quot;x&quot;" style:apply-style-name="Gnumeric-8" style:base-cell-address="'Completed Jobs'.F200"/>
    </style:style>
    <style:style style:name="ce6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1"/>
      <style:map style:condition="cell-content()=&quot;p&quot;" style:apply-style-name="Gnumeric-8" style:base-cell-address="'Completed Jobs'.F201"/>
      <style:map style:condition="cell-content()=&quot;t&quot;" style:apply-style-name="Gnumeric-8" style:base-cell-address="'Completed Jobs'.F201"/>
      <style:map style:condition="cell-content()=&quot;x&quot;" style:apply-style-name="Gnumeric-8" style:base-cell-address="'Completed Jobs'.F201"/>
    </style:style>
    <style:style style:name="ce6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2"/>
      <style:map style:condition="cell-content()=&quot;p&quot;" style:apply-style-name="Gnumeric-8" style:base-cell-address="'Completed Jobs'.F202"/>
      <style:map style:condition="cell-content()=&quot;t&quot;" style:apply-style-name="Gnumeric-8" style:base-cell-address="'Completed Jobs'.F202"/>
      <style:map style:condition="cell-content()=&quot;x&quot;" style:apply-style-name="Gnumeric-8" style:base-cell-address="'Completed Jobs'.F202"/>
    </style:style>
    <style:style style:name="ce6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3"/>
      <style:map style:condition="cell-content()=&quot;p&quot;" style:apply-style-name="Gnumeric-8" style:base-cell-address="'Completed Jobs'.F203"/>
      <style:map style:condition="cell-content()=&quot;t&quot;" style:apply-style-name="Gnumeric-8" style:base-cell-address="'Completed Jobs'.F203"/>
      <style:map style:condition="cell-content()=&quot;x&quot;" style:apply-style-name="Gnumeric-8" style:base-cell-address="'Completed Jobs'.F203"/>
    </style:style>
    <style:style style:name="ce6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4"/>
      <style:map style:condition="cell-content()=&quot;p&quot;" style:apply-style-name="Gnumeric-8" style:base-cell-address="'Completed Jobs'.F204"/>
      <style:map style:condition="cell-content()=&quot;t&quot;" style:apply-style-name="Gnumeric-8" style:base-cell-address="'Completed Jobs'.F204"/>
      <style:map style:condition="cell-content()=&quot;x&quot;" style:apply-style-name="Gnumeric-8" style:base-cell-address="'Completed Jobs'.F204"/>
    </style:style>
    <style:style style:name="ce6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6"/>
      <style:map style:condition="cell-content()=&quot;p&quot;" style:apply-style-name="Gnumeric-8" style:base-cell-address="'Completed Jobs'.F206"/>
      <style:map style:condition="cell-content()=&quot;t&quot;" style:apply-style-name="Gnumeric-8" style:base-cell-address="'Completed Jobs'.F206"/>
      <style:map style:condition="cell-content()=&quot;x&quot;" style:apply-style-name="Gnumeric-8" style:base-cell-address="'Completed Jobs'.F206"/>
    </style:style>
    <style:style style:name="ce6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7"/>
      <style:map style:condition="cell-content()=&quot;p&quot;" style:apply-style-name="Gnumeric-8" style:base-cell-address="'Completed Jobs'.F207"/>
      <style:map style:condition="cell-content()=&quot;t&quot;" style:apply-style-name="Gnumeric-8" style:base-cell-address="'Completed Jobs'.F207"/>
      <style:map style:condition="cell-content()=&quot;x&quot;" style:apply-style-name="Gnumeric-8" style:base-cell-address="'Completed Jobs'.F207"/>
    </style:style>
    <style:style style:name="ce6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11"/>
      <style:map style:condition="cell-content()=&quot;p&quot;" style:apply-style-name="Gnumeric-8" style:base-cell-address="'Completed Jobs'.F211"/>
      <style:map style:condition="cell-content()=&quot;t&quot;" style:apply-style-name="Gnumeric-8" style:base-cell-address="'Completed Jobs'.F211"/>
      <style:map style:condition="cell-content()=&quot;x&quot;" style:apply-style-name="Gnumeric-8" style:base-cell-address="'Completed Jobs'.F211"/>
    </style:style>
    <style:style style:name="ce6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16"/>
      <style:map style:condition="cell-content()=&quot;p&quot;" style:apply-style-name="Gnumeric-8" style:base-cell-address="'Completed Jobs'.F216"/>
      <style:map style:condition="cell-content()=&quot;t&quot;" style:apply-style-name="Gnumeric-8" style:base-cell-address="'Completed Jobs'.F216"/>
      <style:map style:condition="cell-content()=&quot;x&quot;" style:apply-style-name="Gnumeric-8" style:base-cell-address="'Completed Jobs'.F216"/>
    </style:style>
    <style:style style:name="ce6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17"/>
      <style:map style:condition="cell-content()=&quot;p&quot;" style:apply-style-name="Gnumeric-8" style:base-cell-address="'Completed Jobs'.F217"/>
      <style:map style:condition="cell-content()=&quot;t&quot;" style:apply-style-name="Gnumeric-8" style:base-cell-address="'Completed Jobs'.F217"/>
      <style:map style:condition="cell-content()=&quot;x&quot;" style:apply-style-name="Gnumeric-8" style:base-cell-address="'Completed Jobs'.F217"/>
    </style:style>
    <style:style style:name="ce6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18"/>
      <style:map style:condition="cell-content()=&quot;p&quot;" style:apply-style-name="Gnumeric-8" style:base-cell-address="'Completed Jobs'.F218"/>
      <style:map style:condition="cell-content()=&quot;t&quot;" style:apply-style-name="Gnumeric-8" style:base-cell-address="'Completed Jobs'.F218"/>
      <style:map style:condition="cell-content()=&quot;x&quot;" style:apply-style-name="Gnumeric-8" style:base-cell-address="'Completed Jobs'.F218"/>
    </style:style>
    <style:style style:name="ce6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19"/>
      <style:map style:condition="cell-content()=&quot;p&quot;" style:apply-style-name="Gnumeric-8" style:base-cell-address="'Completed Jobs'.F219"/>
      <style:map style:condition="cell-content()=&quot;t&quot;" style:apply-style-name="Gnumeric-8" style:base-cell-address="'Completed Jobs'.F219"/>
      <style:map style:condition="cell-content()=&quot;x&quot;" style:apply-style-name="Gnumeric-8" style:base-cell-address="'Completed Jobs'.F219"/>
    </style:style>
    <style:style style:name="ce6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0"/>
      <style:map style:condition="cell-content()=&quot;p&quot;" style:apply-style-name="Gnumeric-8" style:base-cell-address="'Completed Jobs'.F220"/>
      <style:map style:condition="cell-content()=&quot;t&quot;" style:apply-style-name="Gnumeric-8" style:base-cell-address="'Completed Jobs'.F220"/>
      <style:map style:condition="cell-content()=&quot;x&quot;" style:apply-style-name="Gnumeric-8" style:base-cell-address="'Completed Jobs'.F220"/>
    </style:style>
    <style:style style:name="ce6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3"/>
      <style:map style:condition="cell-content()=&quot;p&quot;" style:apply-style-name="Gnumeric-8" style:base-cell-address="'Completed Jobs'.F223"/>
      <style:map style:condition="cell-content()=&quot;t&quot;" style:apply-style-name="Gnumeric-8" style:base-cell-address="'Completed Jobs'.F223"/>
      <style:map style:condition="cell-content()=&quot;x&quot;" style:apply-style-name="Gnumeric-8" style:base-cell-address="'Completed Jobs'.F223"/>
    </style:style>
    <style:style style:name="ce6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4"/>
      <style:map style:condition="cell-content()=&quot;p&quot;" style:apply-style-name="Gnumeric-8" style:base-cell-address="'Completed Jobs'.F224"/>
      <style:map style:condition="cell-content()=&quot;t&quot;" style:apply-style-name="Gnumeric-8" style:base-cell-address="'Completed Jobs'.F224"/>
      <style:map style:condition="cell-content()=&quot;x&quot;" style:apply-style-name="Gnumeric-8" style:base-cell-address="'Completed Jobs'.F224"/>
    </style:style>
    <style:style style:name="ce6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5"/>
      <style:map style:condition="cell-content()=&quot;p&quot;" style:apply-style-name="Gnumeric-8" style:base-cell-address="'Completed Jobs'.F225"/>
      <style:map style:condition="cell-content()=&quot;t&quot;" style:apply-style-name="Gnumeric-8" style:base-cell-address="'Completed Jobs'.F225"/>
      <style:map style:condition="cell-content()=&quot;x&quot;" style:apply-style-name="Gnumeric-8" style:base-cell-address="'Completed Jobs'.F225"/>
    </style:style>
    <style:style style:name="ce6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8"/>
      <style:map style:condition="cell-content()=&quot;p&quot;" style:apply-style-name="Gnumeric-8" style:base-cell-address="'Completed Jobs'.F228"/>
      <style:map style:condition="cell-content()=&quot;t&quot;" style:apply-style-name="Gnumeric-8" style:base-cell-address="'Completed Jobs'.F228"/>
      <style:map style:condition="cell-content()=&quot;x&quot;" style:apply-style-name="Gnumeric-8" style:base-cell-address="'Completed Jobs'.F228"/>
    </style:style>
    <style:style style:name="ce6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9"/>
      <style:map style:condition="cell-content()=&quot;p&quot;" style:apply-style-name="Gnumeric-8" style:base-cell-address="'Completed Jobs'.F229"/>
      <style:map style:condition="cell-content()=&quot;t&quot;" style:apply-style-name="Gnumeric-8" style:base-cell-address="'Completed Jobs'.F229"/>
      <style:map style:condition="cell-content()=&quot;x&quot;" style:apply-style-name="Gnumeric-8" style:base-cell-address="'Completed Jobs'.F229"/>
    </style:style>
    <style:style style:name="ce6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0"/>
      <style:map style:condition="cell-content()=&quot;p&quot;" style:apply-style-name="Gnumeric-8" style:base-cell-address="'Completed Jobs'.F230"/>
      <style:map style:condition="cell-content()=&quot;t&quot;" style:apply-style-name="Gnumeric-8" style:base-cell-address="'Completed Jobs'.F230"/>
      <style:map style:condition="cell-content()=&quot;x&quot;" style:apply-style-name="Gnumeric-8" style:base-cell-address="'Completed Jobs'.F230"/>
    </style:style>
    <style:style style:name="ce6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1"/>
      <style:map style:condition="cell-content()=&quot;p&quot;" style:apply-style-name="Gnumeric-8" style:base-cell-address="'Completed Jobs'.F231"/>
      <style:map style:condition="cell-content()=&quot;t&quot;" style:apply-style-name="Gnumeric-8" style:base-cell-address="'Completed Jobs'.F231"/>
      <style:map style:condition="cell-content()=&quot;x&quot;" style:apply-style-name="Gnumeric-8" style:base-cell-address="'Completed Jobs'.F231"/>
    </style:style>
    <style:style style:name="ce6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6"/>
      <style:map style:condition="cell-content()=&quot;p&quot;" style:apply-style-name="Gnumeric-8" style:base-cell-address="'Completed Jobs'.F236"/>
      <style:map style:condition="cell-content()=&quot;t&quot;" style:apply-style-name="Gnumeric-8" style:base-cell-address="'Completed Jobs'.F236"/>
      <style:map style:condition="cell-content()=&quot;x&quot;" style:apply-style-name="Gnumeric-8" style:base-cell-address="'Completed Jobs'.F236"/>
    </style:style>
    <style:style style:name="ce6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7"/>
      <style:map style:condition="cell-content()=&quot;p&quot;" style:apply-style-name="Gnumeric-8" style:base-cell-address="'Completed Jobs'.F237"/>
      <style:map style:condition="cell-content()=&quot;t&quot;" style:apply-style-name="Gnumeric-8" style:base-cell-address="'Completed Jobs'.F237"/>
      <style:map style:condition="cell-content()=&quot;x&quot;" style:apply-style-name="Gnumeric-8" style:base-cell-address="'Completed Jobs'.F237"/>
    </style:style>
    <style:style style:name="ce6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8"/>
      <style:map style:condition="cell-content()=&quot;p&quot;" style:apply-style-name="Gnumeric-8" style:base-cell-address="'Completed Jobs'.F238"/>
      <style:map style:condition="cell-content()=&quot;t&quot;" style:apply-style-name="Gnumeric-8" style:base-cell-address="'Completed Jobs'.F238"/>
      <style:map style:condition="cell-content()=&quot;x&quot;" style:apply-style-name="Gnumeric-8" style:base-cell-address="'Completed Jobs'.F238"/>
    </style:style>
    <style:style style:name="ce6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9"/>
      <style:map style:condition="cell-content()=&quot;p&quot;" style:apply-style-name="Gnumeric-8" style:base-cell-address="'Completed Jobs'.F239"/>
      <style:map style:condition="cell-content()=&quot;t&quot;" style:apply-style-name="Gnumeric-8" style:base-cell-address="'Completed Jobs'.F239"/>
      <style:map style:condition="cell-content()=&quot;x&quot;" style:apply-style-name="Gnumeric-8" style:base-cell-address="'Completed Jobs'.F239"/>
    </style:style>
    <style:style style:name="ce6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0"/>
      <style:map style:condition="cell-content()=&quot;p&quot;" style:apply-style-name="Gnumeric-8" style:base-cell-address="'Completed Jobs'.F240"/>
      <style:map style:condition="cell-content()=&quot;t&quot;" style:apply-style-name="Gnumeric-8" style:base-cell-address="'Completed Jobs'.F240"/>
      <style:map style:condition="cell-content()=&quot;x&quot;" style:apply-style-name="Gnumeric-8" style:base-cell-address="'Completed Jobs'.F240"/>
    </style:style>
    <style:style style:name="ce6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1"/>
      <style:map style:condition="cell-content()=&quot;p&quot;" style:apply-style-name="Gnumeric-8" style:base-cell-address="'Completed Jobs'.F241"/>
      <style:map style:condition="cell-content()=&quot;t&quot;" style:apply-style-name="Gnumeric-8" style:base-cell-address="'Completed Jobs'.F241"/>
      <style:map style:condition="cell-content()=&quot;x&quot;" style:apply-style-name="Gnumeric-8" style:base-cell-address="'Completed Jobs'.F241"/>
    </style:style>
    <style:style style:name="ce6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2"/>
      <style:map style:condition="cell-content()=&quot;p&quot;" style:apply-style-name="Gnumeric-8" style:base-cell-address="'Completed Jobs'.F242"/>
      <style:map style:condition="cell-content()=&quot;t&quot;" style:apply-style-name="Gnumeric-8" style:base-cell-address="'Completed Jobs'.F242"/>
      <style:map style:condition="cell-content()=&quot;x&quot;" style:apply-style-name="Gnumeric-8" style:base-cell-address="'Completed Jobs'.F242"/>
    </style:style>
    <style:style style:name="ce6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3"/>
      <style:map style:condition="cell-content()=&quot;p&quot;" style:apply-style-name="Gnumeric-8" style:base-cell-address="'Completed Jobs'.F243"/>
      <style:map style:condition="cell-content()=&quot;t&quot;" style:apply-style-name="Gnumeric-8" style:base-cell-address="'Completed Jobs'.F243"/>
      <style:map style:condition="cell-content()=&quot;x&quot;" style:apply-style-name="Gnumeric-8" style:base-cell-address="'Completed Jobs'.F243"/>
    </style:style>
    <style:style style:name="ce7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4"/>
      <style:map style:condition="cell-content()=&quot;p&quot;" style:apply-style-name="Gnumeric-8" style:base-cell-address="'Completed Jobs'.F244"/>
      <style:map style:condition="cell-content()=&quot;t&quot;" style:apply-style-name="Gnumeric-8" style:base-cell-address="'Completed Jobs'.F244"/>
      <style:map style:condition="cell-content()=&quot;x&quot;" style:apply-style-name="Gnumeric-8" style:base-cell-address="'Completed Jobs'.F244"/>
    </style:style>
    <style:style style:name="ce7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6"/>
      <style:map style:condition="cell-content()=&quot;p&quot;" style:apply-style-name="Gnumeric-8" style:base-cell-address="'Completed Jobs'.F246"/>
      <style:map style:condition="cell-content()=&quot;t&quot;" style:apply-style-name="Gnumeric-8" style:base-cell-address="'Completed Jobs'.F246"/>
      <style:map style:condition="cell-content()=&quot;x&quot;" style:apply-style-name="Gnumeric-8" style:base-cell-address="'Completed Jobs'.F246"/>
    </style:style>
    <style:style style:name="ce7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7"/>
      <style:map style:condition="cell-content()=&quot;p&quot;" style:apply-style-name="Gnumeric-8" style:base-cell-address="'Completed Jobs'.F247"/>
      <style:map style:condition="cell-content()=&quot;t&quot;" style:apply-style-name="Gnumeric-8" style:base-cell-address="'Completed Jobs'.F247"/>
      <style:map style:condition="cell-content()=&quot;x&quot;" style:apply-style-name="Gnumeric-8" style:base-cell-address="'Completed Jobs'.F247"/>
    </style:style>
    <style:style style:name="ce7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8"/>
      <style:map style:condition="cell-content()=&quot;p&quot;" style:apply-style-name="Gnumeric-8" style:base-cell-address="'Completed Jobs'.F248"/>
      <style:map style:condition="cell-content()=&quot;t&quot;" style:apply-style-name="Gnumeric-8" style:base-cell-address="'Completed Jobs'.F248"/>
      <style:map style:condition="cell-content()=&quot;x&quot;" style:apply-style-name="Gnumeric-8" style:base-cell-address="'Completed Jobs'.F248"/>
    </style:style>
    <style:style style:name="ce7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9"/>
      <style:map style:condition="cell-content()=&quot;p&quot;" style:apply-style-name="Gnumeric-8" style:base-cell-address="'Completed Jobs'.F249"/>
      <style:map style:condition="cell-content()=&quot;t&quot;" style:apply-style-name="Gnumeric-8" style:base-cell-address="'Completed Jobs'.F249"/>
      <style:map style:condition="cell-content()=&quot;x&quot;" style:apply-style-name="Gnumeric-8" style:base-cell-address="'Completed Jobs'.F249"/>
    </style:style>
    <style:style style:name="ce7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50"/>
      <style:map style:condition="cell-content()=&quot;p&quot;" style:apply-style-name="Gnumeric-8" style:base-cell-address="'Completed Jobs'.F250"/>
      <style:map style:condition="cell-content()=&quot;t&quot;" style:apply-style-name="Gnumeric-8" style:base-cell-address="'Completed Jobs'.F250"/>
      <style:map style:condition="cell-content()=&quot;x&quot;" style:apply-style-name="Gnumeric-8" style:base-cell-address="'Completed Jobs'.F250"/>
    </style:style>
    <style:style style:name="ce7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53"/>
      <style:map style:condition="cell-content()=&quot;p&quot;" style:apply-style-name="Gnumeric-8" style:base-cell-address="'Completed Jobs'.F253"/>
      <style:map style:condition="cell-content()=&quot;t&quot;" style:apply-style-name="Gnumeric-8" style:base-cell-address="'Completed Jobs'.F253"/>
      <style:map style:condition="cell-content()=&quot;x&quot;" style:apply-style-name="Gnumeric-8" style:base-cell-address="'Completed Jobs'.F253"/>
    </style:style>
    <style:style style:name="ce7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55"/>
      <style:map style:condition="cell-content()=&quot;p&quot;" style:apply-style-name="Gnumeric-8" style:base-cell-address="'Completed Jobs'.F255"/>
      <style:map style:condition="cell-content()=&quot;t&quot;" style:apply-style-name="Gnumeric-8" style:base-cell-address="'Completed Jobs'.F255"/>
      <style:map style:condition="cell-content()=&quot;x&quot;" style:apply-style-name="Gnumeric-8" style:base-cell-address="'Completed Jobs'.F255"/>
    </style:style>
    <style:style style:name="ce7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56"/>
      <style:map style:condition="cell-content()=&quot;p&quot;" style:apply-style-name="Gnumeric-8" style:base-cell-address="'Completed Jobs'.F256"/>
      <style:map style:condition="cell-content()=&quot;t&quot;" style:apply-style-name="Gnumeric-8" style:base-cell-address="'Completed Jobs'.F256"/>
      <style:map style:condition="cell-content()=&quot;x&quot;" style:apply-style-name="Gnumeric-8" style:base-cell-address="'Completed Jobs'.F256"/>
    </style:style>
    <style:style style:name="ce7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73"/>
      <style:map style:condition="cell-content()=&quot;p&quot;" style:apply-style-name="Gnumeric-8" style:base-cell-address="'Completed Jobs'.F273"/>
      <style:map style:condition="cell-content()=&quot;t&quot;" style:apply-style-name="Gnumeric-8" style:base-cell-address="'Completed Jobs'.F273"/>
      <style:map style:condition="cell-content()=&quot;x&quot;" style:apply-style-name="Gnumeric-8" style:base-cell-address="'Completed Jobs'.F273"/>
    </style:style>
    <style:style style:name="ce7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"/>
      <style:map style:condition="cell-content()=&quot;p&quot;" style:apply-style-name="Gnumeric-8" style:base-cell-address="'Completed Jobs'.G1"/>
      <style:map style:condition="cell-content()=&quot;t&quot;" style:apply-style-name="Gnumeric-8" style:base-cell-address="'Completed Jobs'.G1"/>
      <style:map style:condition="cell-content()=&quot;x&quot;" style:apply-style-name="Gnumeric-8" style:base-cell-address="'Completed Jobs'.G1"/>
    </style:style>
    <style:style style:name="ce7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"/>
      <style:map style:condition="cell-content()=&quot;p&quot;" style:apply-style-name="Gnumeric-8" style:base-cell-address="'Completed Jobs'.G6"/>
      <style:map style:condition="cell-content()=&quot;t&quot;" style:apply-style-name="Gnumeric-8" style:base-cell-address="'Completed Jobs'.G6"/>
      <style:map style:condition="cell-content()=&quot;x&quot;" style:apply-style-name="Gnumeric-8" style:base-cell-address="'Completed Jobs'.G6"/>
    </style:style>
    <style:style style:name="ce7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"/>
      <style:map style:condition="cell-content()=&quot;p&quot;" style:apply-style-name="Gnumeric-8" style:base-cell-address="'Completed Jobs'.G1"/>
      <style:map style:condition="cell-content()=&quot;t&quot;" style:apply-style-name="Gnumeric-8" style:base-cell-address="'Completed Jobs'.G1"/>
      <style:map style:condition="cell-content()=&quot;x&quot;" style:apply-style-name="Gnumeric-8" style:base-cell-address="'Completed Jobs'.G1"/>
    </style:style>
    <style:style style:name="ce7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"/>
      <style:map style:condition="cell-content()=&quot;p&quot;" style:apply-style-name="Gnumeric-8" style:base-cell-address="'Completed Jobs'.G19"/>
      <style:map style:condition="cell-content()=&quot;t&quot;" style:apply-style-name="Gnumeric-8" style:base-cell-address="'Completed Jobs'.G19"/>
      <style:map style:condition="cell-content()=&quot;x&quot;" style:apply-style-name="Gnumeric-8" style:base-cell-address="'Completed Jobs'.G19"/>
    </style:style>
    <style:style style:name="ce7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"/>
      <style:map style:condition="cell-content()=&quot;p&quot;" style:apply-style-name="Gnumeric-8" style:base-cell-address="'Completed Jobs'.G21"/>
      <style:map style:condition="cell-content()=&quot;t&quot;" style:apply-style-name="Gnumeric-8" style:base-cell-address="'Completed Jobs'.G21"/>
      <style:map style:condition="cell-content()=&quot;x&quot;" style:apply-style-name="Gnumeric-8" style:base-cell-address="'Completed Jobs'.G21"/>
    </style:style>
    <style:style style:name="ce7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"/>
      <style:map style:condition="cell-content()=&quot;p&quot;" style:apply-style-name="Gnumeric-8" style:base-cell-address="'Completed Jobs'.G22"/>
      <style:map style:condition="cell-content()=&quot;t&quot;" style:apply-style-name="Gnumeric-8" style:base-cell-address="'Completed Jobs'.G22"/>
      <style:map style:condition="cell-content()=&quot;x&quot;" style:apply-style-name="Gnumeric-8" style:base-cell-address="'Completed Jobs'.G22"/>
    </style:style>
    <style:style style:name="ce7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"/>
      <style:map style:condition="cell-content()=&quot;p&quot;" style:apply-style-name="Gnumeric-8" style:base-cell-address="'Completed Jobs'.G23"/>
      <style:map style:condition="cell-content()=&quot;t&quot;" style:apply-style-name="Gnumeric-8" style:base-cell-address="'Completed Jobs'.G23"/>
      <style:map style:condition="cell-content()=&quot;x&quot;" style:apply-style-name="Gnumeric-8" style:base-cell-address="'Completed Jobs'.G23"/>
    </style:style>
    <style:style style:name="ce7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"/>
      <style:map style:condition="cell-content()=&quot;p&quot;" style:apply-style-name="Gnumeric-8" style:base-cell-address="'Completed Jobs'.G24"/>
      <style:map style:condition="cell-content()=&quot;t&quot;" style:apply-style-name="Gnumeric-8" style:base-cell-address="'Completed Jobs'.G24"/>
      <style:map style:condition="cell-content()=&quot;x&quot;" style:apply-style-name="Gnumeric-8" style:base-cell-address="'Completed Jobs'.G24"/>
    </style:style>
    <style:style style:name="ce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"/>
      <style:map style:condition="cell-content()=&quot;p&quot;" style:apply-style-name="Gnumeric-8" style:base-cell-address="'Completed Jobs'.G25"/>
      <style:map style:condition="cell-content()=&quot;t&quot;" style:apply-style-name="Gnumeric-8" style:base-cell-address="'Completed Jobs'.G25"/>
      <style:map style:condition="cell-content()=&quot;x&quot;" style:apply-style-name="Gnumeric-8" style:base-cell-address="'Completed Jobs'.G25"/>
    </style:style>
    <style:style style:name="ce7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"/>
      <style:map style:condition="cell-content()=&quot;p&quot;" style:apply-style-name="Gnumeric-8" style:base-cell-address="'Completed Jobs'.G26"/>
      <style:map style:condition="cell-content()=&quot;t&quot;" style:apply-style-name="Gnumeric-8" style:base-cell-address="'Completed Jobs'.G26"/>
      <style:map style:condition="cell-content()=&quot;x&quot;" style:apply-style-name="Gnumeric-8" style:base-cell-address="'Completed Jobs'.G26"/>
    </style:style>
    <style:style style:name="ce7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"/>
      <style:map style:condition="cell-content()=&quot;p&quot;" style:apply-style-name="Gnumeric-8" style:base-cell-address="'Completed Jobs'.G27"/>
      <style:map style:condition="cell-content()=&quot;t&quot;" style:apply-style-name="Gnumeric-8" style:base-cell-address="'Completed Jobs'.G27"/>
      <style:map style:condition="cell-content()=&quot;x&quot;" style:apply-style-name="Gnumeric-8" style:base-cell-address="'Completed Jobs'.G27"/>
    </style:style>
    <style:style style:name="ce7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"/>
      <style:map style:condition="cell-content()=&quot;p&quot;" style:apply-style-name="Gnumeric-8" style:base-cell-address="'Completed Jobs'.G28"/>
      <style:map style:condition="cell-content()=&quot;t&quot;" style:apply-style-name="Gnumeric-8" style:base-cell-address="'Completed Jobs'.G28"/>
      <style:map style:condition="cell-content()=&quot;x&quot;" style:apply-style-name="Gnumeric-8" style:base-cell-address="'Completed Jobs'.G28"/>
    </style:style>
    <style:style style:name="ce7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"/>
      <style:map style:condition="cell-content()=&quot;p&quot;" style:apply-style-name="Gnumeric-8" style:base-cell-address="'Completed Jobs'.G29"/>
      <style:map style:condition="cell-content()=&quot;t&quot;" style:apply-style-name="Gnumeric-8" style:base-cell-address="'Completed Jobs'.G29"/>
      <style:map style:condition="cell-content()=&quot;x&quot;" style:apply-style-name="Gnumeric-8" style:base-cell-address="'Completed Jobs'.G29"/>
    </style:style>
    <style:style style:name="ce7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0"/>
      <style:map style:condition="cell-content()=&quot;p&quot;" style:apply-style-name="Gnumeric-8" style:base-cell-address="'Completed Jobs'.G30"/>
      <style:map style:condition="cell-content()=&quot;t&quot;" style:apply-style-name="Gnumeric-8" style:base-cell-address="'Completed Jobs'.G30"/>
      <style:map style:condition="cell-content()=&quot;x&quot;" style:apply-style-name="Gnumeric-8" style:base-cell-address="'Completed Jobs'.G30"/>
    </style:style>
    <style:style style:name="ce7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1"/>
      <style:map style:condition="cell-content()=&quot;p&quot;" style:apply-style-name="Gnumeric-8" style:base-cell-address="'Completed Jobs'.G31"/>
      <style:map style:condition="cell-content()=&quot;t&quot;" style:apply-style-name="Gnumeric-8" style:base-cell-address="'Completed Jobs'.G31"/>
      <style:map style:condition="cell-content()=&quot;x&quot;" style:apply-style-name="Gnumeric-8" style:base-cell-address="'Completed Jobs'.G31"/>
    </style:style>
    <style:style style:name="ce7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2"/>
      <style:map style:condition="cell-content()=&quot;p&quot;" style:apply-style-name="Gnumeric-8" style:base-cell-address="'Completed Jobs'.G32"/>
      <style:map style:condition="cell-content()=&quot;t&quot;" style:apply-style-name="Gnumeric-8" style:base-cell-address="'Completed Jobs'.G32"/>
      <style:map style:condition="cell-content()=&quot;x&quot;" style:apply-style-name="Gnumeric-8" style:base-cell-address="'Completed Jobs'.G32"/>
    </style:style>
    <style:style style:name="ce7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3"/>
      <style:map style:condition="cell-content()=&quot;p&quot;" style:apply-style-name="Gnumeric-8" style:base-cell-address="'Completed Jobs'.G33"/>
      <style:map style:condition="cell-content()=&quot;t&quot;" style:apply-style-name="Gnumeric-8" style:base-cell-address="'Completed Jobs'.G33"/>
      <style:map style:condition="cell-content()=&quot;x&quot;" style:apply-style-name="Gnumeric-8" style:base-cell-address="'Completed Jobs'.G33"/>
    </style:style>
    <style:style style:name="ce7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4"/>
      <style:map style:condition="cell-content()=&quot;p&quot;" style:apply-style-name="Gnumeric-8" style:base-cell-address="'Completed Jobs'.G34"/>
      <style:map style:condition="cell-content()=&quot;t&quot;" style:apply-style-name="Gnumeric-8" style:base-cell-address="'Completed Jobs'.G34"/>
      <style:map style:condition="cell-content()=&quot;x&quot;" style:apply-style-name="Gnumeric-8" style:base-cell-address="'Completed Jobs'.G34"/>
    </style:style>
    <style:style style:name="ce7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5"/>
      <style:map style:condition="cell-content()=&quot;p&quot;" style:apply-style-name="Gnumeric-8" style:base-cell-address="'Completed Jobs'.G35"/>
      <style:map style:condition="cell-content()=&quot;t&quot;" style:apply-style-name="Gnumeric-8" style:base-cell-address="'Completed Jobs'.G35"/>
      <style:map style:condition="cell-content()=&quot;x&quot;" style:apply-style-name="Gnumeric-8" style:base-cell-address="'Completed Jobs'.G35"/>
    </style:style>
    <style:style style:name="ce7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6"/>
      <style:map style:condition="cell-content()=&quot;p&quot;" style:apply-style-name="Gnumeric-8" style:base-cell-address="'Completed Jobs'.G36"/>
      <style:map style:condition="cell-content()=&quot;t&quot;" style:apply-style-name="Gnumeric-8" style:base-cell-address="'Completed Jobs'.G36"/>
      <style:map style:condition="cell-content()=&quot;x&quot;" style:apply-style-name="Gnumeric-8" style:base-cell-address="'Completed Jobs'.G36"/>
    </style:style>
    <style:style style:name="ce7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7"/>
      <style:map style:condition="cell-content()=&quot;p&quot;" style:apply-style-name="Gnumeric-8" style:base-cell-address="'Completed Jobs'.G37"/>
      <style:map style:condition="cell-content()=&quot;t&quot;" style:apply-style-name="Gnumeric-8" style:base-cell-address="'Completed Jobs'.G37"/>
      <style:map style:condition="cell-content()=&quot;x&quot;" style:apply-style-name="Gnumeric-8" style:base-cell-address="'Completed Jobs'.G37"/>
    </style:style>
    <style:style style:name="ce7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8"/>
      <style:map style:condition="cell-content()=&quot;p&quot;" style:apply-style-name="Gnumeric-8" style:base-cell-address="'Completed Jobs'.G38"/>
      <style:map style:condition="cell-content()=&quot;t&quot;" style:apply-style-name="Gnumeric-8" style:base-cell-address="'Completed Jobs'.G38"/>
      <style:map style:condition="cell-content()=&quot;x&quot;" style:apply-style-name="Gnumeric-8" style:base-cell-address="'Completed Jobs'.G38"/>
    </style:style>
    <style:style style:name="ce7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9"/>
      <style:map style:condition="cell-content()=&quot;p&quot;" style:apply-style-name="Gnumeric-8" style:base-cell-address="'Completed Jobs'.G39"/>
      <style:map style:condition="cell-content()=&quot;t&quot;" style:apply-style-name="Gnumeric-8" style:base-cell-address="'Completed Jobs'.G39"/>
      <style:map style:condition="cell-content()=&quot;x&quot;" style:apply-style-name="Gnumeric-8" style:base-cell-address="'Completed Jobs'.G39"/>
    </style:style>
    <style:style style:name="ce7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0"/>
      <style:map style:condition="cell-content()=&quot;p&quot;" style:apply-style-name="Gnumeric-8" style:base-cell-address="'Completed Jobs'.G40"/>
      <style:map style:condition="cell-content()=&quot;t&quot;" style:apply-style-name="Gnumeric-8" style:base-cell-address="'Completed Jobs'.G40"/>
      <style:map style:condition="cell-content()=&quot;x&quot;" style:apply-style-name="Gnumeric-8" style:base-cell-address="'Completed Jobs'.G40"/>
    </style:style>
    <style:style style:name="ce7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1"/>
      <style:map style:condition="cell-content()=&quot;p&quot;" style:apply-style-name="Gnumeric-8" style:base-cell-address="'Completed Jobs'.G41"/>
      <style:map style:condition="cell-content()=&quot;t&quot;" style:apply-style-name="Gnumeric-8" style:base-cell-address="'Completed Jobs'.G41"/>
      <style:map style:condition="cell-content()=&quot;x&quot;" style:apply-style-name="Gnumeric-8" style:base-cell-address="'Completed Jobs'.G41"/>
    </style:style>
    <style:style style:name="ce7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2"/>
      <style:map style:condition="cell-content()=&quot;p&quot;" style:apply-style-name="Gnumeric-8" style:base-cell-address="'Completed Jobs'.G42"/>
      <style:map style:condition="cell-content()=&quot;t&quot;" style:apply-style-name="Gnumeric-8" style:base-cell-address="'Completed Jobs'.G42"/>
      <style:map style:condition="cell-content()=&quot;x&quot;" style:apply-style-name="Gnumeric-8" style:base-cell-address="'Completed Jobs'.G42"/>
    </style:style>
    <style:style style:name="ce7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3"/>
      <style:map style:condition="cell-content()=&quot;p&quot;" style:apply-style-name="Gnumeric-8" style:base-cell-address="'Completed Jobs'.G43"/>
      <style:map style:condition="cell-content()=&quot;t&quot;" style:apply-style-name="Gnumeric-8" style:base-cell-address="'Completed Jobs'.G43"/>
      <style:map style:condition="cell-content()=&quot;x&quot;" style:apply-style-name="Gnumeric-8" style:base-cell-address="'Completed Jobs'.G43"/>
    </style:style>
    <style:style style:name="ce7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4"/>
      <style:map style:condition="cell-content()=&quot;p&quot;" style:apply-style-name="Gnumeric-8" style:base-cell-address="'Completed Jobs'.G44"/>
      <style:map style:condition="cell-content()=&quot;t&quot;" style:apply-style-name="Gnumeric-8" style:base-cell-address="'Completed Jobs'.G44"/>
      <style:map style:condition="cell-content()=&quot;x&quot;" style:apply-style-name="Gnumeric-8" style:base-cell-address="'Completed Jobs'.G44"/>
    </style:style>
    <style:style style:name="ce7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5"/>
      <style:map style:condition="cell-content()=&quot;p&quot;" style:apply-style-name="Gnumeric-8" style:base-cell-address="'Completed Jobs'.G45"/>
      <style:map style:condition="cell-content()=&quot;t&quot;" style:apply-style-name="Gnumeric-8" style:base-cell-address="'Completed Jobs'.G45"/>
      <style:map style:condition="cell-content()=&quot;x&quot;" style:apply-style-name="Gnumeric-8" style:base-cell-address="'Completed Jobs'.G45"/>
    </style:style>
    <style:style style:name="ce7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6"/>
      <style:map style:condition="cell-content()=&quot;p&quot;" style:apply-style-name="Gnumeric-8" style:base-cell-address="'Completed Jobs'.G46"/>
      <style:map style:condition="cell-content()=&quot;t&quot;" style:apply-style-name="Gnumeric-8" style:base-cell-address="'Completed Jobs'.G46"/>
      <style:map style:condition="cell-content()=&quot;x&quot;" style:apply-style-name="Gnumeric-8" style:base-cell-address="'Completed Jobs'.G46"/>
    </style:style>
    <style:style style:name="ce7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7"/>
      <style:map style:condition="cell-content()=&quot;p&quot;" style:apply-style-name="Gnumeric-8" style:base-cell-address="'Completed Jobs'.G47"/>
      <style:map style:condition="cell-content()=&quot;t&quot;" style:apply-style-name="Gnumeric-8" style:base-cell-address="'Completed Jobs'.G47"/>
      <style:map style:condition="cell-content()=&quot;x&quot;" style:apply-style-name="Gnumeric-8" style:base-cell-address="'Completed Jobs'.G47"/>
    </style:style>
    <style:style style:name="ce7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8"/>
      <style:map style:condition="cell-content()=&quot;p&quot;" style:apply-style-name="Gnumeric-8" style:base-cell-address="'Completed Jobs'.G48"/>
      <style:map style:condition="cell-content()=&quot;t&quot;" style:apply-style-name="Gnumeric-8" style:base-cell-address="'Completed Jobs'.G48"/>
      <style:map style:condition="cell-content()=&quot;x&quot;" style:apply-style-name="Gnumeric-8" style:base-cell-address="'Completed Jobs'.G48"/>
    </style:style>
    <style:style style:name="ce7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1"/>
      <style:map style:condition="cell-content()=&quot;p&quot;" style:apply-style-name="Gnumeric-8" style:base-cell-address="'Completed Jobs'.G51"/>
      <style:map style:condition="cell-content()=&quot;t&quot;" style:apply-style-name="Gnumeric-8" style:base-cell-address="'Completed Jobs'.G51"/>
      <style:map style:condition="cell-content()=&quot;x&quot;" style:apply-style-name="Gnumeric-8" style:base-cell-address="'Completed Jobs'.G51"/>
    </style:style>
    <style:style style:name="ce7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2"/>
      <style:map style:condition="cell-content()=&quot;p&quot;" style:apply-style-name="Gnumeric-8" style:base-cell-address="'Completed Jobs'.G52"/>
      <style:map style:condition="cell-content()=&quot;t&quot;" style:apply-style-name="Gnumeric-8" style:base-cell-address="'Completed Jobs'.G52"/>
      <style:map style:condition="cell-content()=&quot;x&quot;" style:apply-style-name="Gnumeric-8" style:base-cell-address="'Completed Jobs'.G52"/>
    </style:style>
    <style:style style:name="ce7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3"/>
      <style:map style:condition="cell-content()=&quot;p&quot;" style:apply-style-name="Gnumeric-8" style:base-cell-address="'Completed Jobs'.G53"/>
      <style:map style:condition="cell-content()=&quot;t&quot;" style:apply-style-name="Gnumeric-8" style:base-cell-address="'Completed Jobs'.G53"/>
      <style:map style:condition="cell-content()=&quot;x&quot;" style:apply-style-name="Gnumeric-8" style:base-cell-address="'Completed Jobs'.G53"/>
    </style:style>
    <style:style style:name="ce7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4"/>
      <style:map style:condition="cell-content()=&quot;p&quot;" style:apply-style-name="Gnumeric-8" style:base-cell-address="'Completed Jobs'.G54"/>
      <style:map style:condition="cell-content()=&quot;t&quot;" style:apply-style-name="Gnumeric-8" style:base-cell-address="'Completed Jobs'.G54"/>
      <style:map style:condition="cell-content()=&quot;x&quot;" style:apply-style-name="Gnumeric-8" style:base-cell-address="'Completed Jobs'.G54"/>
    </style:style>
    <style:style style:name="ce7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5"/>
      <style:map style:condition="cell-content()=&quot;p&quot;" style:apply-style-name="Gnumeric-8" style:base-cell-address="'Completed Jobs'.G55"/>
      <style:map style:condition="cell-content()=&quot;t&quot;" style:apply-style-name="Gnumeric-8" style:base-cell-address="'Completed Jobs'.G55"/>
      <style:map style:condition="cell-content()=&quot;x&quot;" style:apply-style-name="Gnumeric-8" style:base-cell-address="'Completed Jobs'.G55"/>
    </style:style>
    <style:style style:name="ce7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6"/>
      <style:map style:condition="cell-content()=&quot;p&quot;" style:apply-style-name="Gnumeric-8" style:base-cell-address="'Completed Jobs'.G56"/>
      <style:map style:condition="cell-content()=&quot;t&quot;" style:apply-style-name="Gnumeric-8" style:base-cell-address="'Completed Jobs'.G56"/>
      <style:map style:condition="cell-content()=&quot;x&quot;" style:apply-style-name="Gnumeric-8" style:base-cell-address="'Completed Jobs'.G56"/>
    </style:style>
    <style:style style:name="ce7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7"/>
      <style:map style:condition="cell-content()=&quot;p&quot;" style:apply-style-name="Gnumeric-8" style:base-cell-address="'Completed Jobs'.G57"/>
      <style:map style:condition="cell-content()=&quot;t&quot;" style:apply-style-name="Gnumeric-8" style:base-cell-address="'Completed Jobs'.G57"/>
      <style:map style:condition="cell-content()=&quot;x&quot;" style:apply-style-name="Gnumeric-8" style:base-cell-address="'Completed Jobs'.G57"/>
    </style:style>
    <style:style style:name="ce7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8"/>
      <style:map style:condition="cell-content()=&quot;p&quot;" style:apply-style-name="Gnumeric-8" style:base-cell-address="'Completed Jobs'.G58"/>
      <style:map style:condition="cell-content()=&quot;t&quot;" style:apply-style-name="Gnumeric-8" style:base-cell-address="'Completed Jobs'.G58"/>
      <style:map style:condition="cell-content()=&quot;x&quot;" style:apply-style-name="Gnumeric-8" style:base-cell-address="'Completed Jobs'.G58"/>
    </style:style>
    <style:style style:name="ce7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9"/>
      <style:map style:condition="cell-content()=&quot;p&quot;" style:apply-style-name="Gnumeric-8" style:base-cell-address="'Completed Jobs'.G59"/>
      <style:map style:condition="cell-content()=&quot;t&quot;" style:apply-style-name="Gnumeric-8" style:base-cell-address="'Completed Jobs'.G59"/>
      <style:map style:condition="cell-content()=&quot;x&quot;" style:apply-style-name="Gnumeric-8" style:base-cell-address="'Completed Jobs'.G59"/>
    </style:style>
    <style:style style:name="ce7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0"/>
      <style:map style:condition="cell-content()=&quot;p&quot;" style:apply-style-name="Gnumeric-8" style:base-cell-address="'Completed Jobs'.G60"/>
      <style:map style:condition="cell-content()=&quot;t&quot;" style:apply-style-name="Gnumeric-8" style:base-cell-address="'Completed Jobs'.G60"/>
      <style:map style:condition="cell-content()=&quot;x&quot;" style:apply-style-name="Gnumeric-8" style:base-cell-address="'Completed Jobs'.G60"/>
    </style:style>
    <style:style style:name="ce7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1"/>
      <style:map style:condition="cell-content()=&quot;p&quot;" style:apply-style-name="Gnumeric-8" style:base-cell-address="'Completed Jobs'.G61"/>
      <style:map style:condition="cell-content()=&quot;t&quot;" style:apply-style-name="Gnumeric-8" style:base-cell-address="'Completed Jobs'.G61"/>
      <style:map style:condition="cell-content()=&quot;x&quot;" style:apply-style-name="Gnumeric-8" style:base-cell-address="'Completed Jobs'.G61"/>
    </style:style>
    <style:style style:name="ce7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2"/>
      <style:map style:condition="cell-content()=&quot;p&quot;" style:apply-style-name="Gnumeric-8" style:base-cell-address="'Completed Jobs'.G62"/>
      <style:map style:condition="cell-content()=&quot;t&quot;" style:apply-style-name="Gnumeric-8" style:base-cell-address="'Completed Jobs'.G62"/>
      <style:map style:condition="cell-content()=&quot;x&quot;" style:apply-style-name="Gnumeric-8" style:base-cell-address="'Completed Jobs'.G62"/>
    </style:style>
    <style:style style:name="ce7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3"/>
      <style:map style:condition="cell-content()=&quot;p&quot;" style:apply-style-name="Gnumeric-8" style:base-cell-address="'Completed Jobs'.G63"/>
      <style:map style:condition="cell-content()=&quot;t&quot;" style:apply-style-name="Gnumeric-8" style:base-cell-address="'Completed Jobs'.G63"/>
      <style:map style:condition="cell-content()=&quot;x&quot;" style:apply-style-name="Gnumeric-8" style:base-cell-address="'Completed Jobs'.G63"/>
    </style:style>
    <style:style style:name="ce7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4"/>
      <style:map style:condition="cell-content()=&quot;p&quot;" style:apply-style-name="Gnumeric-8" style:base-cell-address="'Completed Jobs'.G64"/>
      <style:map style:condition="cell-content()=&quot;t&quot;" style:apply-style-name="Gnumeric-8" style:base-cell-address="'Completed Jobs'.G64"/>
      <style:map style:condition="cell-content()=&quot;x&quot;" style:apply-style-name="Gnumeric-8" style:base-cell-address="'Completed Jobs'.G64"/>
    </style:style>
    <style:style style:name="ce7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5"/>
      <style:map style:condition="cell-content()=&quot;p&quot;" style:apply-style-name="Gnumeric-8" style:base-cell-address="'Completed Jobs'.G65"/>
      <style:map style:condition="cell-content()=&quot;t&quot;" style:apply-style-name="Gnumeric-8" style:base-cell-address="'Completed Jobs'.G65"/>
      <style:map style:condition="cell-content()=&quot;x&quot;" style:apply-style-name="Gnumeric-8" style:base-cell-address="'Completed Jobs'.G65"/>
    </style:style>
    <style:style style:name="ce7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6"/>
      <style:map style:condition="cell-content()=&quot;p&quot;" style:apply-style-name="Gnumeric-8" style:base-cell-address="'Completed Jobs'.G66"/>
      <style:map style:condition="cell-content()=&quot;t&quot;" style:apply-style-name="Gnumeric-8" style:base-cell-address="'Completed Jobs'.G66"/>
      <style:map style:condition="cell-content()=&quot;x&quot;" style:apply-style-name="Gnumeric-8" style:base-cell-address="'Completed Jobs'.G66"/>
    </style:style>
    <style:style style:name="ce7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7"/>
      <style:map style:condition="cell-content()=&quot;p&quot;" style:apply-style-name="Gnumeric-8" style:base-cell-address="'Completed Jobs'.G67"/>
      <style:map style:condition="cell-content()=&quot;t&quot;" style:apply-style-name="Gnumeric-8" style:base-cell-address="'Completed Jobs'.G67"/>
      <style:map style:condition="cell-content()=&quot;x&quot;" style:apply-style-name="Gnumeric-8" style:base-cell-address="'Completed Jobs'.G67"/>
    </style:style>
    <style:style style:name="ce7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8"/>
      <style:map style:condition="cell-content()=&quot;p&quot;" style:apply-style-name="Gnumeric-8" style:base-cell-address="'Completed Jobs'.G68"/>
      <style:map style:condition="cell-content()=&quot;t&quot;" style:apply-style-name="Gnumeric-8" style:base-cell-address="'Completed Jobs'.G68"/>
      <style:map style:condition="cell-content()=&quot;x&quot;" style:apply-style-name="Gnumeric-8" style:base-cell-address="'Completed Jobs'.G68"/>
    </style:style>
    <style:style style:name="ce7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9"/>
      <style:map style:condition="cell-content()=&quot;p&quot;" style:apply-style-name="Gnumeric-8" style:base-cell-address="'Completed Jobs'.G69"/>
      <style:map style:condition="cell-content()=&quot;t&quot;" style:apply-style-name="Gnumeric-8" style:base-cell-address="'Completed Jobs'.G69"/>
      <style:map style:condition="cell-content()=&quot;x&quot;" style:apply-style-name="Gnumeric-8" style:base-cell-address="'Completed Jobs'.G69"/>
    </style:style>
    <style:style style:name="ce7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0"/>
      <style:map style:condition="cell-content()=&quot;p&quot;" style:apply-style-name="Gnumeric-8" style:base-cell-address="'Completed Jobs'.G70"/>
      <style:map style:condition="cell-content()=&quot;t&quot;" style:apply-style-name="Gnumeric-8" style:base-cell-address="'Completed Jobs'.G70"/>
      <style:map style:condition="cell-content()=&quot;x&quot;" style:apply-style-name="Gnumeric-8" style:base-cell-address="'Completed Jobs'.G70"/>
    </style:style>
    <style:style style:name="ce7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1"/>
      <style:map style:condition="cell-content()=&quot;p&quot;" style:apply-style-name="Gnumeric-8" style:base-cell-address="'Completed Jobs'.G71"/>
      <style:map style:condition="cell-content()=&quot;t&quot;" style:apply-style-name="Gnumeric-8" style:base-cell-address="'Completed Jobs'.G71"/>
      <style:map style:condition="cell-content()=&quot;x&quot;" style:apply-style-name="Gnumeric-8" style:base-cell-address="'Completed Jobs'.G71"/>
    </style:style>
    <style:style style:name="ce7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2"/>
      <style:map style:condition="cell-content()=&quot;p&quot;" style:apply-style-name="Gnumeric-8" style:base-cell-address="'Completed Jobs'.G72"/>
      <style:map style:condition="cell-content()=&quot;t&quot;" style:apply-style-name="Gnumeric-8" style:base-cell-address="'Completed Jobs'.G72"/>
      <style:map style:condition="cell-content()=&quot;x&quot;" style:apply-style-name="Gnumeric-8" style:base-cell-address="'Completed Jobs'.G72"/>
    </style:style>
    <style:style style:name="ce7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3"/>
      <style:map style:condition="cell-content()=&quot;p&quot;" style:apply-style-name="Gnumeric-8" style:base-cell-address="'Completed Jobs'.G73"/>
      <style:map style:condition="cell-content()=&quot;t&quot;" style:apply-style-name="Gnumeric-8" style:base-cell-address="'Completed Jobs'.G73"/>
      <style:map style:condition="cell-content()=&quot;x&quot;" style:apply-style-name="Gnumeric-8" style:base-cell-address="'Completed Jobs'.G73"/>
    </style:style>
    <style:style style:name="ce7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4"/>
      <style:map style:condition="cell-content()=&quot;p&quot;" style:apply-style-name="Gnumeric-8" style:base-cell-address="'Completed Jobs'.G74"/>
      <style:map style:condition="cell-content()=&quot;t&quot;" style:apply-style-name="Gnumeric-8" style:base-cell-address="'Completed Jobs'.G74"/>
      <style:map style:condition="cell-content()=&quot;x&quot;" style:apply-style-name="Gnumeric-8" style:base-cell-address="'Completed Jobs'.G74"/>
    </style:style>
    <style:style style:name="ce7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5"/>
      <style:map style:condition="cell-content()=&quot;p&quot;" style:apply-style-name="Gnumeric-8" style:base-cell-address="'Completed Jobs'.G75"/>
      <style:map style:condition="cell-content()=&quot;t&quot;" style:apply-style-name="Gnumeric-8" style:base-cell-address="'Completed Jobs'.G75"/>
      <style:map style:condition="cell-content()=&quot;x&quot;" style:apply-style-name="Gnumeric-8" style:base-cell-address="'Completed Jobs'.G75"/>
    </style:style>
    <style:style style:name="ce7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6"/>
      <style:map style:condition="cell-content()=&quot;p&quot;" style:apply-style-name="Gnumeric-8" style:base-cell-address="'Completed Jobs'.G76"/>
      <style:map style:condition="cell-content()=&quot;t&quot;" style:apply-style-name="Gnumeric-8" style:base-cell-address="'Completed Jobs'.G76"/>
      <style:map style:condition="cell-content()=&quot;x&quot;" style:apply-style-name="Gnumeric-8" style:base-cell-address="'Completed Jobs'.G76"/>
    </style:style>
    <style:style style:name="ce7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7"/>
      <style:map style:condition="cell-content()=&quot;p&quot;" style:apply-style-name="Gnumeric-8" style:base-cell-address="'Completed Jobs'.G77"/>
      <style:map style:condition="cell-content()=&quot;t&quot;" style:apply-style-name="Gnumeric-8" style:base-cell-address="'Completed Jobs'.G77"/>
      <style:map style:condition="cell-content()=&quot;x&quot;" style:apply-style-name="Gnumeric-8" style:base-cell-address="'Completed Jobs'.G77"/>
    </style:style>
    <style:style style:name="ce7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8"/>
      <style:map style:condition="cell-content()=&quot;p&quot;" style:apply-style-name="Gnumeric-8" style:base-cell-address="'Completed Jobs'.G78"/>
      <style:map style:condition="cell-content()=&quot;t&quot;" style:apply-style-name="Gnumeric-8" style:base-cell-address="'Completed Jobs'.G78"/>
      <style:map style:condition="cell-content()=&quot;x&quot;" style:apply-style-name="Gnumeric-8" style:base-cell-address="'Completed Jobs'.G78"/>
    </style:style>
    <style:style style:name="ce7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9"/>
      <style:map style:condition="cell-content()=&quot;p&quot;" style:apply-style-name="Gnumeric-8" style:base-cell-address="'Completed Jobs'.G79"/>
      <style:map style:condition="cell-content()=&quot;t&quot;" style:apply-style-name="Gnumeric-8" style:base-cell-address="'Completed Jobs'.G79"/>
      <style:map style:condition="cell-content()=&quot;x&quot;" style:apply-style-name="Gnumeric-8" style:base-cell-address="'Completed Jobs'.G79"/>
    </style:style>
    <style:style style:name="ce7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0"/>
      <style:map style:condition="cell-content()=&quot;p&quot;" style:apply-style-name="Gnumeric-8" style:base-cell-address="'Completed Jobs'.G80"/>
      <style:map style:condition="cell-content()=&quot;t&quot;" style:apply-style-name="Gnumeric-8" style:base-cell-address="'Completed Jobs'.G80"/>
      <style:map style:condition="cell-content()=&quot;x&quot;" style:apply-style-name="Gnumeric-8" style:base-cell-address="'Completed Jobs'.G80"/>
    </style:style>
    <style:style style:name="ce7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1"/>
      <style:map style:condition="cell-content()=&quot;p&quot;" style:apply-style-name="Gnumeric-8" style:base-cell-address="'Completed Jobs'.G81"/>
      <style:map style:condition="cell-content()=&quot;t&quot;" style:apply-style-name="Gnumeric-8" style:base-cell-address="'Completed Jobs'.G81"/>
      <style:map style:condition="cell-content()=&quot;x&quot;" style:apply-style-name="Gnumeric-8" style:base-cell-address="'Completed Jobs'.G81"/>
    </style:style>
    <style:style style:name="ce7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2"/>
      <style:map style:condition="cell-content()=&quot;p&quot;" style:apply-style-name="Gnumeric-8" style:base-cell-address="'Completed Jobs'.G82"/>
      <style:map style:condition="cell-content()=&quot;t&quot;" style:apply-style-name="Gnumeric-8" style:base-cell-address="'Completed Jobs'.G82"/>
      <style:map style:condition="cell-content()=&quot;x&quot;" style:apply-style-name="Gnumeric-8" style:base-cell-address="'Completed Jobs'.G82"/>
    </style:style>
    <style:style style:name="ce7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3"/>
      <style:map style:condition="cell-content()=&quot;p&quot;" style:apply-style-name="Gnumeric-8" style:base-cell-address="'Completed Jobs'.G83"/>
      <style:map style:condition="cell-content()=&quot;t&quot;" style:apply-style-name="Gnumeric-8" style:base-cell-address="'Completed Jobs'.G83"/>
      <style:map style:condition="cell-content()=&quot;x&quot;" style:apply-style-name="Gnumeric-8" style:base-cell-address="'Completed Jobs'.G83"/>
    </style:style>
    <style:style style:name="ce7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4"/>
      <style:map style:condition="cell-content()=&quot;p&quot;" style:apply-style-name="Gnumeric-8" style:base-cell-address="'Completed Jobs'.G84"/>
      <style:map style:condition="cell-content()=&quot;t&quot;" style:apply-style-name="Gnumeric-8" style:base-cell-address="'Completed Jobs'.G84"/>
      <style:map style:condition="cell-content()=&quot;x&quot;" style:apply-style-name="Gnumeric-8" style:base-cell-address="'Completed Jobs'.G84"/>
    </style:style>
    <style:style style:name="ce7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5"/>
      <style:map style:condition="cell-content()=&quot;p&quot;" style:apply-style-name="Gnumeric-8" style:base-cell-address="'Completed Jobs'.G85"/>
      <style:map style:condition="cell-content()=&quot;t&quot;" style:apply-style-name="Gnumeric-8" style:base-cell-address="'Completed Jobs'.G85"/>
      <style:map style:condition="cell-content()=&quot;x&quot;" style:apply-style-name="Gnumeric-8" style:base-cell-address="'Completed Jobs'.G85"/>
    </style:style>
    <style:style style:name="ce7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6"/>
      <style:map style:condition="cell-content()=&quot;p&quot;" style:apply-style-name="Gnumeric-8" style:base-cell-address="'Completed Jobs'.G86"/>
      <style:map style:condition="cell-content()=&quot;t&quot;" style:apply-style-name="Gnumeric-8" style:base-cell-address="'Completed Jobs'.G86"/>
      <style:map style:condition="cell-content()=&quot;x&quot;" style:apply-style-name="Gnumeric-8" style:base-cell-address="'Completed Jobs'.G86"/>
    </style:style>
    <style:style style:name="ce7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7"/>
      <style:map style:condition="cell-content()=&quot;p&quot;" style:apply-style-name="Gnumeric-8" style:base-cell-address="'Completed Jobs'.G87"/>
      <style:map style:condition="cell-content()=&quot;t&quot;" style:apply-style-name="Gnumeric-8" style:base-cell-address="'Completed Jobs'.G87"/>
      <style:map style:condition="cell-content()=&quot;x&quot;" style:apply-style-name="Gnumeric-8" style:base-cell-address="'Completed Jobs'.G87"/>
    </style:style>
    <style:style style:name="ce7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0"/>
      <style:map style:condition="cell-content()=&quot;p&quot;" style:apply-style-name="Gnumeric-8" style:base-cell-address="'Completed Jobs'.G90"/>
      <style:map style:condition="cell-content()=&quot;t&quot;" style:apply-style-name="Gnumeric-8" style:base-cell-address="'Completed Jobs'.G90"/>
      <style:map style:condition="cell-content()=&quot;x&quot;" style:apply-style-name="Gnumeric-8" style:base-cell-address="'Completed Jobs'.G90"/>
    </style:style>
    <style:style style:name="ce7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1"/>
      <style:map style:condition="cell-content()=&quot;p&quot;" style:apply-style-name="Gnumeric-8" style:base-cell-address="'Completed Jobs'.G91"/>
      <style:map style:condition="cell-content()=&quot;t&quot;" style:apply-style-name="Gnumeric-8" style:base-cell-address="'Completed Jobs'.G91"/>
      <style:map style:condition="cell-content()=&quot;x&quot;" style:apply-style-name="Gnumeric-8" style:base-cell-address="'Completed Jobs'.G91"/>
    </style:style>
    <style:style style:name="ce7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2"/>
      <style:map style:condition="cell-content()=&quot;p&quot;" style:apply-style-name="Gnumeric-8" style:base-cell-address="'Completed Jobs'.G92"/>
      <style:map style:condition="cell-content()=&quot;t&quot;" style:apply-style-name="Gnumeric-8" style:base-cell-address="'Completed Jobs'.G92"/>
      <style:map style:condition="cell-content()=&quot;x&quot;" style:apply-style-name="Gnumeric-8" style:base-cell-address="'Completed Jobs'.G92"/>
    </style:style>
    <style:style style:name="ce7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3"/>
      <style:map style:condition="cell-content()=&quot;p&quot;" style:apply-style-name="Gnumeric-8" style:base-cell-address="'Completed Jobs'.G93"/>
      <style:map style:condition="cell-content()=&quot;t&quot;" style:apply-style-name="Gnumeric-8" style:base-cell-address="'Completed Jobs'.G93"/>
      <style:map style:condition="cell-content()=&quot;x&quot;" style:apply-style-name="Gnumeric-8" style:base-cell-address="'Completed Jobs'.G93"/>
    </style:style>
    <style:style style:name="ce7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4"/>
      <style:map style:condition="cell-content()=&quot;p&quot;" style:apply-style-name="Gnumeric-8" style:base-cell-address="'Completed Jobs'.G94"/>
      <style:map style:condition="cell-content()=&quot;t&quot;" style:apply-style-name="Gnumeric-8" style:base-cell-address="'Completed Jobs'.G94"/>
      <style:map style:condition="cell-content()=&quot;x&quot;" style:apply-style-name="Gnumeric-8" style:base-cell-address="'Completed Jobs'.G94"/>
    </style:style>
    <style:style style:name="ce7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5"/>
      <style:map style:condition="cell-content()=&quot;p&quot;" style:apply-style-name="Gnumeric-8" style:base-cell-address="'Completed Jobs'.G95"/>
      <style:map style:condition="cell-content()=&quot;t&quot;" style:apply-style-name="Gnumeric-8" style:base-cell-address="'Completed Jobs'.G95"/>
      <style:map style:condition="cell-content()=&quot;x&quot;" style:apply-style-name="Gnumeric-8" style:base-cell-address="'Completed Jobs'.G95"/>
    </style:style>
    <style:style style:name="ce7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6"/>
      <style:map style:condition="cell-content()=&quot;p&quot;" style:apply-style-name="Gnumeric-8" style:base-cell-address="'Completed Jobs'.G96"/>
      <style:map style:condition="cell-content()=&quot;t&quot;" style:apply-style-name="Gnumeric-8" style:base-cell-address="'Completed Jobs'.G96"/>
      <style:map style:condition="cell-content()=&quot;x&quot;" style:apply-style-name="Gnumeric-8" style:base-cell-address="'Completed Jobs'.G96"/>
    </style:style>
    <style:style style:name="ce7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7"/>
      <style:map style:condition="cell-content()=&quot;p&quot;" style:apply-style-name="Gnumeric-8" style:base-cell-address="'Completed Jobs'.G97"/>
      <style:map style:condition="cell-content()=&quot;t&quot;" style:apply-style-name="Gnumeric-8" style:base-cell-address="'Completed Jobs'.G97"/>
      <style:map style:condition="cell-content()=&quot;x&quot;" style:apply-style-name="Gnumeric-8" style:base-cell-address="'Completed Jobs'.G97"/>
    </style:style>
    <style:style style:name="ce7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8"/>
      <style:map style:condition="cell-content()=&quot;p&quot;" style:apply-style-name="Gnumeric-8" style:base-cell-address="'Completed Jobs'.G98"/>
      <style:map style:condition="cell-content()=&quot;t&quot;" style:apply-style-name="Gnumeric-8" style:base-cell-address="'Completed Jobs'.G98"/>
      <style:map style:condition="cell-content()=&quot;x&quot;" style:apply-style-name="Gnumeric-8" style:base-cell-address="'Completed Jobs'.G98"/>
    </style:style>
    <style:style style:name="ce7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9"/>
      <style:map style:condition="cell-content()=&quot;p&quot;" style:apply-style-name="Gnumeric-8" style:base-cell-address="'Completed Jobs'.G99"/>
      <style:map style:condition="cell-content()=&quot;t&quot;" style:apply-style-name="Gnumeric-8" style:base-cell-address="'Completed Jobs'.G99"/>
      <style:map style:condition="cell-content()=&quot;x&quot;" style:apply-style-name="Gnumeric-8" style:base-cell-address="'Completed Jobs'.G99"/>
    </style:style>
    <style:style style:name="ce7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0"/>
      <style:map style:condition="cell-content()=&quot;p&quot;" style:apply-style-name="Gnumeric-8" style:base-cell-address="'Completed Jobs'.G100"/>
      <style:map style:condition="cell-content()=&quot;t&quot;" style:apply-style-name="Gnumeric-8" style:base-cell-address="'Completed Jobs'.G100"/>
      <style:map style:condition="cell-content()=&quot;x&quot;" style:apply-style-name="Gnumeric-8" style:base-cell-address="'Completed Jobs'.G100"/>
    </style:style>
    <style:style style:name="ce7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1"/>
      <style:map style:condition="cell-content()=&quot;p&quot;" style:apply-style-name="Gnumeric-8" style:base-cell-address="'Completed Jobs'.G101"/>
      <style:map style:condition="cell-content()=&quot;t&quot;" style:apply-style-name="Gnumeric-8" style:base-cell-address="'Completed Jobs'.G101"/>
      <style:map style:condition="cell-content()=&quot;x&quot;" style:apply-style-name="Gnumeric-8" style:base-cell-address="'Completed Jobs'.G101"/>
    </style:style>
    <style:style style:name="ce7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2"/>
      <style:map style:condition="cell-content()=&quot;p&quot;" style:apply-style-name="Gnumeric-8" style:base-cell-address="'Completed Jobs'.G102"/>
      <style:map style:condition="cell-content()=&quot;t&quot;" style:apply-style-name="Gnumeric-8" style:base-cell-address="'Completed Jobs'.G102"/>
      <style:map style:condition="cell-content()=&quot;x&quot;" style:apply-style-name="Gnumeric-8" style:base-cell-address="'Completed Jobs'.G102"/>
    </style:style>
    <style:style style:name="ce7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3"/>
      <style:map style:condition="cell-content()=&quot;p&quot;" style:apply-style-name="Gnumeric-8" style:base-cell-address="'Completed Jobs'.G103"/>
      <style:map style:condition="cell-content()=&quot;t&quot;" style:apply-style-name="Gnumeric-8" style:base-cell-address="'Completed Jobs'.G103"/>
      <style:map style:condition="cell-content()=&quot;x&quot;" style:apply-style-name="Gnumeric-8" style:base-cell-address="'Completed Jobs'.G103"/>
    </style:style>
    <style:style style:name="ce7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4"/>
      <style:map style:condition="cell-content()=&quot;p&quot;" style:apply-style-name="Gnumeric-8" style:base-cell-address="'Completed Jobs'.G104"/>
      <style:map style:condition="cell-content()=&quot;t&quot;" style:apply-style-name="Gnumeric-8" style:base-cell-address="'Completed Jobs'.G104"/>
      <style:map style:condition="cell-content()=&quot;x&quot;" style:apply-style-name="Gnumeric-8" style:base-cell-address="'Completed Jobs'.G104"/>
    </style:style>
    <style:style style:name="ce7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5"/>
      <style:map style:condition="cell-content()=&quot;p&quot;" style:apply-style-name="Gnumeric-8" style:base-cell-address="'Completed Jobs'.G105"/>
      <style:map style:condition="cell-content()=&quot;t&quot;" style:apply-style-name="Gnumeric-8" style:base-cell-address="'Completed Jobs'.G105"/>
      <style:map style:condition="cell-content()=&quot;x&quot;" style:apply-style-name="Gnumeric-8" style:base-cell-address="'Completed Jobs'.G105"/>
    </style:style>
    <style:style style:name="ce7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6"/>
      <style:map style:condition="cell-content()=&quot;p&quot;" style:apply-style-name="Gnumeric-8" style:base-cell-address="'Completed Jobs'.G106"/>
      <style:map style:condition="cell-content()=&quot;t&quot;" style:apply-style-name="Gnumeric-8" style:base-cell-address="'Completed Jobs'.G106"/>
      <style:map style:condition="cell-content()=&quot;x&quot;" style:apply-style-name="Gnumeric-8" style:base-cell-address="'Completed Jobs'.G106"/>
    </style:style>
    <style:style style:name="ce7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7"/>
      <style:map style:condition="cell-content()=&quot;p&quot;" style:apply-style-name="Gnumeric-8" style:base-cell-address="'Completed Jobs'.G107"/>
      <style:map style:condition="cell-content()=&quot;t&quot;" style:apply-style-name="Gnumeric-8" style:base-cell-address="'Completed Jobs'.G107"/>
      <style:map style:condition="cell-content()=&quot;x&quot;" style:apply-style-name="Gnumeric-8" style:base-cell-address="'Completed Jobs'.G107"/>
    </style:style>
    <style:style style:name="ce7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8"/>
      <style:map style:condition="cell-content()=&quot;p&quot;" style:apply-style-name="Gnumeric-8" style:base-cell-address="'Completed Jobs'.G108"/>
      <style:map style:condition="cell-content()=&quot;t&quot;" style:apply-style-name="Gnumeric-8" style:base-cell-address="'Completed Jobs'.G108"/>
      <style:map style:condition="cell-content()=&quot;x&quot;" style:apply-style-name="Gnumeric-8" style:base-cell-address="'Completed Jobs'.G108"/>
    </style:style>
    <style:style style:name="ce7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9"/>
      <style:map style:condition="cell-content()=&quot;p&quot;" style:apply-style-name="Gnumeric-8" style:base-cell-address="'Completed Jobs'.G109"/>
      <style:map style:condition="cell-content()=&quot;t&quot;" style:apply-style-name="Gnumeric-8" style:base-cell-address="'Completed Jobs'.G109"/>
      <style:map style:condition="cell-content()=&quot;x&quot;" style:apply-style-name="Gnumeric-8" style:base-cell-address="'Completed Jobs'.G109"/>
    </style:style>
    <style:style style:name="ce7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0"/>
      <style:map style:condition="cell-content()=&quot;p&quot;" style:apply-style-name="Gnumeric-8" style:base-cell-address="'Completed Jobs'.G110"/>
      <style:map style:condition="cell-content()=&quot;t&quot;" style:apply-style-name="Gnumeric-8" style:base-cell-address="'Completed Jobs'.G110"/>
      <style:map style:condition="cell-content()=&quot;x&quot;" style:apply-style-name="Gnumeric-8" style:base-cell-address="'Completed Jobs'.G110"/>
    </style:style>
    <style:style style:name="ce8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1"/>
      <style:map style:condition="cell-content()=&quot;p&quot;" style:apply-style-name="Gnumeric-8" style:base-cell-address="'Completed Jobs'.G111"/>
      <style:map style:condition="cell-content()=&quot;t&quot;" style:apply-style-name="Gnumeric-8" style:base-cell-address="'Completed Jobs'.G111"/>
      <style:map style:condition="cell-content()=&quot;x&quot;" style:apply-style-name="Gnumeric-8" style:base-cell-address="'Completed Jobs'.G111"/>
    </style:style>
    <style:style style:name="ce8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2"/>
      <style:map style:condition="cell-content()=&quot;p&quot;" style:apply-style-name="Gnumeric-8" style:base-cell-address="'Completed Jobs'.G112"/>
      <style:map style:condition="cell-content()=&quot;t&quot;" style:apply-style-name="Gnumeric-8" style:base-cell-address="'Completed Jobs'.G112"/>
      <style:map style:condition="cell-content()=&quot;x&quot;" style:apply-style-name="Gnumeric-8" style:base-cell-address="'Completed Jobs'.G112"/>
    </style:style>
    <style:style style:name="ce8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3"/>
      <style:map style:condition="cell-content()=&quot;p&quot;" style:apply-style-name="Gnumeric-8" style:base-cell-address="'Completed Jobs'.G113"/>
      <style:map style:condition="cell-content()=&quot;t&quot;" style:apply-style-name="Gnumeric-8" style:base-cell-address="'Completed Jobs'.G113"/>
      <style:map style:condition="cell-content()=&quot;x&quot;" style:apply-style-name="Gnumeric-8" style:base-cell-address="'Completed Jobs'.G113"/>
    </style:style>
    <style:style style:name="ce8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4"/>
      <style:map style:condition="cell-content()=&quot;p&quot;" style:apply-style-name="Gnumeric-8" style:base-cell-address="'Completed Jobs'.G114"/>
      <style:map style:condition="cell-content()=&quot;t&quot;" style:apply-style-name="Gnumeric-8" style:base-cell-address="'Completed Jobs'.G114"/>
      <style:map style:condition="cell-content()=&quot;x&quot;" style:apply-style-name="Gnumeric-8" style:base-cell-address="'Completed Jobs'.G114"/>
    </style:style>
    <style:style style:name="ce8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5"/>
      <style:map style:condition="cell-content()=&quot;p&quot;" style:apply-style-name="Gnumeric-8" style:base-cell-address="'Completed Jobs'.G115"/>
      <style:map style:condition="cell-content()=&quot;t&quot;" style:apply-style-name="Gnumeric-8" style:base-cell-address="'Completed Jobs'.G115"/>
      <style:map style:condition="cell-content()=&quot;x&quot;" style:apply-style-name="Gnumeric-8" style:base-cell-address="'Completed Jobs'.G115"/>
    </style:style>
    <style:style style:name="ce8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6"/>
      <style:map style:condition="cell-content()=&quot;p&quot;" style:apply-style-name="Gnumeric-8" style:base-cell-address="'Completed Jobs'.G116"/>
      <style:map style:condition="cell-content()=&quot;t&quot;" style:apply-style-name="Gnumeric-8" style:base-cell-address="'Completed Jobs'.G116"/>
      <style:map style:condition="cell-content()=&quot;x&quot;" style:apply-style-name="Gnumeric-8" style:base-cell-address="'Completed Jobs'.G116"/>
    </style:style>
    <style:style style:name="ce8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7"/>
      <style:map style:condition="cell-content()=&quot;p&quot;" style:apply-style-name="Gnumeric-8" style:base-cell-address="'Completed Jobs'.G117"/>
      <style:map style:condition="cell-content()=&quot;t&quot;" style:apply-style-name="Gnumeric-8" style:base-cell-address="'Completed Jobs'.G117"/>
      <style:map style:condition="cell-content()=&quot;x&quot;" style:apply-style-name="Gnumeric-8" style:base-cell-address="'Completed Jobs'.G117"/>
    </style:style>
    <style:style style:name="ce8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8"/>
      <style:map style:condition="cell-content()=&quot;p&quot;" style:apply-style-name="Gnumeric-8" style:base-cell-address="'Completed Jobs'.G118"/>
      <style:map style:condition="cell-content()=&quot;t&quot;" style:apply-style-name="Gnumeric-8" style:base-cell-address="'Completed Jobs'.G118"/>
      <style:map style:condition="cell-content()=&quot;x&quot;" style:apply-style-name="Gnumeric-8" style:base-cell-address="'Completed Jobs'.G118"/>
    </style:style>
    <style:style style:name="ce8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9"/>
      <style:map style:condition="cell-content()=&quot;p&quot;" style:apply-style-name="Gnumeric-8" style:base-cell-address="'Completed Jobs'.G119"/>
      <style:map style:condition="cell-content()=&quot;t&quot;" style:apply-style-name="Gnumeric-8" style:base-cell-address="'Completed Jobs'.G119"/>
      <style:map style:condition="cell-content()=&quot;x&quot;" style:apply-style-name="Gnumeric-8" style:base-cell-address="'Completed Jobs'.G119"/>
    </style:style>
    <style:style style:name="ce8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0"/>
      <style:map style:condition="cell-content()=&quot;p&quot;" style:apply-style-name="Gnumeric-8" style:base-cell-address="'Completed Jobs'.G120"/>
      <style:map style:condition="cell-content()=&quot;t&quot;" style:apply-style-name="Gnumeric-8" style:base-cell-address="'Completed Jobs'.G120"/>
      <style:map style:condition="cell-content()=&quot;x&quot;" style:apply-style-name="Gnumeric-8" style:base-cell-address="'Completed Jobs'.G120"/>
    </style:style>
    <style:style style:name="ce8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1"/>
      <style:map style:condition="cell-content()=&quot;p&quot;" style:apply-style-name="Gnumeric-8" style:base-cell-address="'Completed Jobs'.G121"/>
      <style:map style:condition="cell-content()=&quot;t&quot;" style:apply-style-name="Gnumeric-8" style:base-cell-address="'Completed Jobs'.G121"/>
      <style:map style:condition="cell-content()=&quot;x&quot;" style:apply-style-name="Gnumeric-8" style:base-cell-address="'Completed Jobs'.G121"/>
    </style:style>
    <style:style style:name="ce8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2"/>
      <style:map style:condition="cell-content()=&quot;p&quot;" style:apply-style-name="Gnumeric-8" style:base-cell-address="'Completed Jobs'.G122"/>
      <style:map style:condition="cell-content()=&quot;t&quot;" style:apply-style-name="Gnumeric-8" style:base-cell-address="'Completed Jobs'.G122"/>
      <style:map style:condition="cell-content()=&quot;x&quot;" style:apply-style-name="Gnumeric-8" style:base-cell-address="'Completed Jobs'.G122"/>
    </style:style>
    <style:style style:name="ce8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3"/>
      <style:map style:condition="cell-content()=&quot;p&quot;" style:apply-style-name="Gnumeric-8" style:base-cell-address="'Completed Jobs'.G123"/>
      <style:map style:condition="cell-content()=&quot;t&quot;" style:apply-style-name="Gnumeric-8" style:base-cell-address="'Completed Jobs'.G123"/>
      <style:map style:condition="cell-content()=&quot;x&quot;" style:apply-style-name="Gnumeric-8" style:base-cell-address="'Completed Jobs'.G123"/>
    </style:style>
    <style:style style:name="ce8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4"/>
      <style:map style:condition="cell-content()=&quot;p&quot;" style:apply-style-name="Gnumeric-8" style:base-cell-address="'Completed Jobs'.G124"/>
      <style:map style:condition="cell-content()=&quot;t&quot;" style:apply-style-name="Gnumeric-8" style:base-cell-address="'Completed Jobs'.G124"/>
      <style:map style:condition="cell-content()=&quot;x&quot;" style:apply-style-name="Gnumeric-8" style:base-cell-address="'Completed Jobs'.G124"/>
    </style:style>
    <style:style style:name="ce8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5"/>
      <style:map style:condition="cell-content()=&quot;p&quot;" style:apply-style-name="Gnumeric-8" style:base-cell-address="'Completed Jobs'.G125"/>
      <style:map style:condition="cell-content()=&quot;t&quot;" style:apply-style-name="Gnumeric-8" style:base-cell-address="'Completed Jobs'.G125"/>
      <style:map style:condition="cell-content()=&quot;x&quot;" style:apply-style-name="Gnumeric-8" style:base-cell-address="'Completed Jobs'.G125"/>
    </style:style>
    <style:style style:name="ce8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6"/>
      <style:map style:condition="cell-content()=&quot;p&quot;" style:apply-style-name="Gnumeric-8" style:base-cell-address="'Completed Jobs'.G126"/>
      <style:map style:condition="cell-content()=&quot;t&quot;" style:apply-style-name="Gnumeric-8" style:base-cell-address="'Completed Jobs'.G126"/>
      <style:map style:condition="cell-content()=&quot;x&quot;" style:apply-style-name="Gnumeric-8" style:base-cell-address="'Completed Jobs'.G126"/>
    </style:style>
    <style:style style:name="ce8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7"/>
      <style:map style:condition="cell-content()=&quot;p&quot;" style:apply-style-name="Gnumeric-8" style:base-cell-address="'Completed Jobs'.G127"/>
      <style:map style:condition="cell-content()=&quot;t&quot;" style:apply-style-name="Gnumeric-8" style:base-cell-address="'Completed Jobs'.G127"/>
      <style:map style:condition="cell-content()=&quot;x&quot;" style:apply-style-name="Gnumeric-8" style:base-cell-address="'Completed Jobs'.G127"/>
    </style:style>
    <style:style style:name="ce8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8"/>
      <style:map style:condition="cell-content()=&quot;p&quot;" style:apply-style-name="Gnumeric-8" style:base-cell-address="'Completed Jobs'.G128"/>
      <style:map style:condition="cell-content()=&quot;t&quot;" style:apply-style-name="Gnumeric-8" style:base-cell-address="'Completed Jobs'.G128"/>
      <style:map style:condition="cell-content()=&quot;x&quot;" style:apply-style-name="Gnumeric-8" style:base-cell-address="'Completed Jobs'.G128"/>
    </style:style>
    <style:style style:name="ce8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9"/>
      <style:map style:condition="cell-content()=&quot;p&quot;" style:apply-style-name="Gnumeric-8" style:base-cell-address="'Completed Jobs'.G129"/>
      <style:map style:condition="cell-content()=&quot;t&quot;" style:apply-style-name="Gnumeric-8" style:base-cell-address="'Completed Jobs'.G129"/>
      <style:map style:condition="cell-content()=&quot;x&quot;" style:apply-style-name="Gnumeric-8" style:base-cell-address="'Completed Jobs'.G129"/>
    </style:style>
    <style:style style:name="ce8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0"/>
      <style:map style:condition="cell-content()=&quot;p&quot;" style:apply-style-name="Gnumeric-8" style:base-cell-address="'Completed Jobs'.G130"/>
      <style:map style:condition="cell-content()=&quot;t&quot;" style:apply-style-name="Gnumeric-8" style:base-cell-address="'Completed Jobs'.G130"/>
      <style:map style:condition="cell-content()=&quot;x&quot;" style:apply-style-name="Gnumeric-8" style:base-cell-address="'Completed Jobs'.G130"/>
    </style:style>
    <style:style style:name="ce8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1"/>
      <style:map style:condition="cell-content()=&quot;p&quot;" style:apply-style-name="Gnumeric-8" style:base-cell-address="'Completed Jobs'.G131"/>
      <style:map style:condition="cell-content()=&quot;t&quot;" style:apply-style-name="Gnumeric-8" style:base-cell-address="'Completed Jobs'.G131"/>
      <style:map style:condition="cell-content()=&quot;x&quot;" style:apply-style-name="Gnumeric-8" style:base-cell-address="'Completed Jobs'.G131"/>
    </style:style>
    <style:style style:name="ce8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2"/>
      <style:map style:condition="cell-content()=&quot;p&quot;" style:apply-style-name="Gnumeric-8" style:base-cell-address="'Completed Jobs'.G132"/>
      <style:map style:condition="cell-content()=&quot;t&quot;" style:apply-style-name="Gnumeric-8" style:base-cell-address="'Completed Jobs'.G132"/>
      <style:map style:condition="cell-content()=&quot;x&quot;" style:apply-style-name="Gnumeric-8" style:base-cell-address="'Completed Jobs'.G132"/>
    </style:style>
    <style:style style:name="ce8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3"/>
      <style:map style:condition="cell-content()=&quot;p&quot;" style:apply-style-name="Gnumeric-8" style:base-cell-address="'Completed Jobs'.G133"/>
      <style:map style:condition="cell-content()=&quot;t&quot;" style:apply-style-name="Gnumeric-8" style:base-cell-address="'Completed Jobs'.G133"/>
      <style:map style:condition="cell-content()=&quot;x&quot;" style:apply-style-name="Gnumeric-8" style:base-cell-address="'Completed Jobs'.G133"/>
    </style:style>
    <style:style style:name="ce8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4"/>
      <style:map style:condition="cell-content()=&quot;p&quot;" style:apply-style-name="Gnumeric-8" style:base-cell-address="'Completed Jobs'.G134"/>
      <style:map style:condition="cell-content()=&quot;t&quot;" style:apply-style-name="Gnumeric-8" style:base-cell-address="'Completed Jobs'.G134"/>
      <style:map style:condition="cell-content()=&quot;x&quot;" style:apply-style-name="Gnumeric-8" style:base-cell-address="'Completed Jobs'.G134"/>
    </style:style>
    <style:style style:name="ce8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5"/>
      <style:map style:condition="cell-content()=&quot;p&quot;" style:apply-style-name="Gnumeric-8" style:base-cell-address="'Completed Jobs'.G135"/>
      <style:map style:condition="cell-content()=&quot;t&quot;" style:apply-style-name="Gnumeric-8" style:base-cell-address="'Completed Jobs'.G135"/>
      <style:map style:condition="cell-content()=&quot;x&quot;" style:apply-style-name="Gnumeric-8" style:base-cell-address="'Completed Jobs'.G135"/>
    </style:style>
    <style:style style:name="ce8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6"/>
      <style:map style:condition="cell-content()=&quot;p&quot;" style:apply-style-name="Gnumeric-8" style:base-cell-address="'Completed Jobs'.G136"/>
      <style:map style:condition="cell-content()=&quot;t&quot;" style:apply-style-name="Gnumeric-8" style:base-cell-address="'Completed Jobs'.G136"/>
      <style:map style:condition="cell-content()=&quot;x&quot;" style:apply-style-name="Gnumeric-8" style:base-cell-address="'Completed Jobs'.G136"/>
    </style:style>
    <style:style style:name="ce8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7"/>
      <style:map style:condition="cell-content()=&quot;p&quot;" style:apply-style-name="Gnumeric-8" style:base-cell-address="'Completed Jobs'.G137"/>
      <style:map style:condition="cell-content()=&quot;t&quot;" style:apply-style-name="Gnumeric-8" style:base-cell-address="'Completed Jobs'.G137"/>
      <style:map style:condition="cell-content()=&quot;x&quot;" style:apply-style-name="Gnumeric-8" style:base-cell-address="'Completed Jobs'.G137"/>
    </style:style>
    <style:style style:name="ce8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8"/>
      <style:map style:condition="cell-content()=&quot;p&quot;" style:apply-style-name="Gnumeric-8" style:base-cell-address="'Completed Jobs'.G138"/>
      <style:map style:condition="cell-content()=&quot;t&quot;" style:apply-style-name="Gnumeric-8" style:base-cell-address="'Completed Jobs'.G138"/>
      <style:map style:condition="cell-content()=&quot;x&quot;" style:apply-style-name="Gnumeric-8" style:base-cell-address="'Completed Jobs'.G138"/>
    </style:style>
    <style:style style:name="ce8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9"/>
      <style:map style:condition="cell-content()=&quot;p&quot;" style:apply-style-name="Gnumeric-8" style:base-cell-address="'Completed Jobs'.G139"/>
      <style:map style:condition="cell-content()=&quot;t&quot;" style:apply-style-name="Gnumeric-8" style:base-cell-address="'Completed Jobs'.G139"/>
      <style:map style:condition="cell-content()=&quot;x&quot;" style:apply-style-name="Gnumeric-8" style:base-cell-address="'Completed Jobs'.G139"/>
    </style:style>
    <style:style style:name="ce8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0"/>
      <style:map style:condition="cell-content()=&quot;p&quot;" style:apply-style-name="Gnumeric-8" style:base-cell-address="'Completed Jobs'.G140"/>
      <style:map style:condition="cell-content()=&quot;t&quot;" style:apply-style-name="Gnumeric-8" style:base-cell-address="'Completed Jobs'.G140"/>
      <style:map style:condition="cell-content()=&quot;x&quot;" style:apply-style-name="Gnumeric-8" style:base-cell-address="'Completed Jobs'.G140"/>
    </style:style>
    <style:style style:name="ce8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1"/>
      <style:map style:condition="cell-content()=&quot;p&quot;" style:apply-style-name="Gnumeric-8" style:base-cell-address="'Completed Jobs'.G141"/>
      <style:map style:condition="cell-content()=&quot;t&quot;" style:apply-style-name="Gnumeric-8" style:base-cell-address="'Completed Jobs'.G141"/>
      <style:map style:condition="cell-content()=&quot;x&quot;" style:apply-style-name="Gnumeric-8" style:base-cell-address="'Completed Jobs'.G141"/>
    </style:style>
    <style:style style:name="ce8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2"/>
      <style:map style:condition="cell-content()=&quot;p&quot;" style:apply-style-name="Gnumeric-8" style:base-cell-address="'Completed Jobs'.G142"/>
      <style:map style:condition="cell-content()=&quot;t&quot;" style:apply-style-name="Gnumeric-8" style:base-cell-address="'Completed Jobs'.G142"/>
      <style:map style:condition="cell-content()=&quot;x&quot;" style:apply-style-name="Gnumeric-8" style:base-cell-address="'Completed Jobs'.G142"/>
    </style:style>
    <style:style style:name="ce8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3"/>
      <style:map style:condition="cell-content()=&quot;p&quot;" style:apply-style-name="Gnumeric-8" style:base-cell-address="'Completed Jobs'.G143"/>
      <style:map style:condition="cell-content()=&quot;t&quot;" style:apply-style-name="Gnumeric-8" style:base-cell-address="'Completed Jobs'.G143"/>
      <style:map style:condition="cell-content()=&quot;x&quot;" style:apply-style-name="Gnumeric-8" style:base-cell-address="'Completed Jobs'.G143"/>
    </style:style>
    <style:style style:name="ce8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4"/>
      <style:map style:condition="cell-content()=&quot;p&quot;" style:apply-style-name="Gnumeric-8" style:base-cell-address="'Completed Jobs'.G144"/>
      <style:map style:condition="cell-content()=&quot;t&quot;" style:apply-style-name="Gnumeric-8" style:base-cell-address="'Completed Jobs'.G144"/>
      <style:map style:condition="cell-content()=&quot;x&quot;" style:apply-style-name="Gnumeric-8" style:base-cell-address="'Completed Jobs'.G144"/>
    </style:style>
    <style:style style:name="ce8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5"/>
      <style:map style:condition="cell-content()=&quot;p&quot;" style:apply-style-name="Gnumeric-8" style:base-cell-address="'Completed Jobs'.G145"/>
      <style:map style:condition="cell-content()=&quot;t&quot;" style:apply-style-name="Gnumeric-8" style:base-cell-address="'Completed Jobs'.G145"/>
      <style:map style:condition="cell-content()=&quot;x&quot;" style:apply-style-name="Gnumeric-8" style:base-cell-address="'Completed Jobs'.G145"/>
    </style:style>
    <style:style style:name="ce8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6"/>
      <style:map style:condition="cell-content()=&quot;p&quot;" style:apply-style-name="Gnumeric-8" style:base-cell-address="'Completed Jobs'.G146"/>
      <style:map style:condition="cell-content()=&quot;t&quot;" style:apply-style-name="Gnumeric-8" style:base-cell-address="'Completed Jobs'.G146"/>
      <style:map style:condition="cell-content()=&quot;x&quot;" style:apply-style-name="Gnumeric-8" style:base-cell-address="'Completed Jobs'.G146"/>
    </style:style>
    <style:style style:name="ce8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8"/>
      <style:map style:condition="cell-content()=&quot;p&quot;" style:apply-style-name="Gnumeric-8" style:base-cell-address="'Completed Jobs'.G148"/>
      <style:map style:condition="cell-content()=&quot;t&quot;" style:apply-style-name="Gnumeric-8" style:base-cell-address="'Completed Jobs'.G148"/>
      <style:map style:condition="cell-content()=&quot;x&quot;" style:apply-style-name="Gnumeric-8" style:base-cell-address="'Completed Jobs'.G148"/>
    </style:style>
    <style:style style:name="ce8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9"/>
      <style:map style:condition="cell-content()=&quot;p&quot;" style:apply-style-name="Gnumeric-8" style:base-cell-address="'Completed Jobs'.G149"/>
      <style:map style:condition="cell-content()=&quot;t&quot;" style:apply-style-name="Gnumeric-8" style:base-cell-address="'Completed Jobs'.G149"/>
      <style:map style:condition="cell-content()=&quot;x&quot;" style:apply-style-name="Gnumeric-8" style:base-cell-address="'Completed Jobs'.G149"/>
    </style:style>
    <style:style style:name="ce8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0"/>
      <style:map style:condition="cell-content()=&quot;p&quot;" style:apply-style-name="Gnumeric-8" style:base-cell-address="'Completed Jobs'.G150"/>
      <style:map style:condition="cell-content()=&quot;t&quot;" style:apply-style-name="Gnumeric-8" style:base-cell-address="'Completed Jobs'.G150"/>
      <style:map style:condition="cell-content()=&quot;x&quot;" style:apply-style-name="Gnumeric-8" style:base-cell-address="'Completed Jobs'.G150"/>
    </style:style>
    <style:style style:name="ce8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1"/>
      <style:map style:condition="cell-content()=&quot;p&quot;" style:apply-style-name="Gnumeric-8" style:base-cell-address="'Completed Jobs'.G151"/>
      <style:map style:condition="cell-content()=&quot;t&quot;" style:apply-style-name="Gnumeric-8" style:base-cell-address="'Completed Jobs'.G151"/>
      <style:map style:condition="cell-content()=&quot;x&quot;" style:apply-style-name="Gnumeric-8" style:base-cell-address="'Completed Jobs'.G151"/>
    </style:style>
    <style:style style:name="ce8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2"/>
      <style:map style:condition="cell-content()=&quot;p&quot;" style:apply-style-name="Gnumeric-8" style:base-cell-address="'Completed Jobs'.G152"/>
      <style:map style:condition="cell-content()=&quot;t&quot;" style:apply-style-name="Gnumeric-8" style:base-cell-address="'Completed Jobs'.G152"/>
      <style:map style:condition="cell-content()=&quot;x&quot;" style:apply-style-name="Gnumeric-8" style:base-cell-address="'Completed Jobs'.G152"/>
    </style:style>
    <style:style style:name="ce8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3"/>
      <style:map style:condition="cell-content()=&quot;p&quot;" style:apply-style-name="Gnumeric-8" style:base-cell-address="'Completed Jobs'.G153"/>
      <style:map style:condition="cell-content()=&quot;t&quot;" style:apply-style-name="Gnumeric-8" style:base-cell-address="'Completed Jobs'.G153"/>
      <style:map style:condition="cell-content()=&quot;x&quot;" style:apply-style-name="Gnumeric-8" style:base-cell-address="'Completed Jobs'.G153"/>
    </style:style>
    <style:style style:name="ce8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4"/>
      <style:map style:condition="cell-content()=&quot;p&quot;" style:apply-style-name="Gnumeric-8" style:base-cell-address="'Completed Jobs'.G154"/>
      <style:map style:condition="cell-content()=&quot;t&quot;" style:apply-style-name="Gnumeric-8" style:base-cell-address="'Completed Jobs'.G154"/>
      <style:map style:condition="cell-content()=&quot;x&quot;" style:apply-style-name="Gnumeric-8" style:base-cell-address="'Completed Jobs'.G154"/>
    </style:style>
    <style:style style:name="ce8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5"/>
      <style:map style:condition="cell-content()=&quot;p&quot;" style:apply-style-name="Gnumeric-8" style:base-cell-address="'Completed Jobs'.G155"/>
      <style:map style:condition="cell-content()=&quot;t&quot;" style:apply-style-name="Gnumeric-8" style:base-cell-address="'Completed Jobs'.G155"/>
      <style:map style:condition="cell-content()=&quot;x&quot;" style:apply-style-name="Gnumeric-8" style:base-cell-address="'Completed Jobs'.G155"/>
    </style:style>
    <style:style style:name="ce8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6"/>
      <style:map style:condition="cell-content()=&quot;p&quot;" style:apply-style-name="Gnumeric-8" style:base-cell-address="'Completed Jobs'.G156"/>
      <style:map style:condition="cell-content()=&quot;t&quot;" style:apply-style-name="Gnumeric-8" style:base-cell-address="'Completed Jobs'.G156"/>
      <style:map style:condition="cell-content()=&quot;x&quot;" style:apply-style-name="Gnumeric-8" style:base-cell-address="'Completed Jobs'.G156"/>
    </style:style>
    <style:style style:name="ce8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7"/>
      <style:map style:condition="cell-content()=&quot;p&quot;" style:apply-style-name="Gnumeric-8" style:base-cell-address="'Completed Jobs'.G157"/>
      <style:map style:condition="cell-content()=&quot;t&quot;" style:apply-style-name="Gnumeric-8" style:base-cell-address="'Completed Jobs'.G157"/>
      <style:map style:condition="cell-content()=&quot;x&quot;" style:apply-style-name="Gnumeric-8" style:base-cell-address="'Completed Jobs'.G157"/>
    </style:style>
    <style:style style:name="ce8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8"/>
      <style:map style:condition="cell-content()=&quot;p&quot;" style:apply-style-name="Gnumeric-8" style:base-cell-address="'Completed Jobs'.G158"/>
      <style:map style:condition="cell-content()=&quot;t&quot;" style:apply-style-name="Gnumeric-8" style:base-cell-address="'Completed Jobs'.G158"/>
      <style:map style:condition="cell-content()=&quot;x&quot;" style:apply-style-name="Gnumeric-8" style:base-cell-address="'Completed Jobs'.G158"/>
    </style:style>
    <style:style style:name="ce8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9"/>
      <style:map style:condition="cell-content()=&quot;p&quot;" style:apply-style-name="Gnumeric-8" style:base-cell-address="'Completed Jobs'.G159"/>
      <style:map style:condition="cell-content()=&quot;t&quot;" style:apply-style-name="Gnumeric-8" style:base-cell-address="'Completed Jobs'.G159"/>
      <style:map style:condition="cell-content()=&quot;x&quot;" style:apply-style-name="Gnumeric-8" style:base-cell-address="'Completed Jobs'.G159"/>
    </style:style>
    <style:style style:name="ce8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0"/>
      <style:map style:condition="cell-content()=&quot;p&quot;" style:apply-style-name="Gnumeric-8" style:base-cell-address="'Completed Jobs'.G160"/>
      <style:map style:condition="cell-content()=&quot;t&quot;" style:apply-style-name="Gnumeric-8" style:base-cell-address="'Completed Jobs'.G160"/>
      <style:map style:condition="cell-content()=&quot;x&quot;" style:apply-style-name="Gnumeric-8" style:base-cell-address="'Completed Jobs'.G160"/>
    </style:style>
    <style:style style:name="ce8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1"/>
      <style:map style:condition="cell-content()=&quot;p&quot;" style:apply-style-name="Gnumeric-8" style:base-cell-address="'Completed Jobs'.G161"/>
      <style:map style:condition="cell-content()=&quot;t&quot;" style:apply-style-name="Gnumeric-8" style:base-cell-address="'Completed Jobs'.G161"/>
      <style:map style:condition="cell-content()=&quot;x&quot;" style:apply-style-name="Gnumeric-8" style:base-cell-address="'Completed Jobs'.G161"/>
    </style:style>
    <style:style style:name="ce8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2"/>
      <style:map style:condition="cell-content()=&quot;p&quot;" style:apply-style-name="Gnumeric-8" style:base-cell-address="'Completed Jobs'.G162"/>
      <style:map style:condition="cell-content()=&quot;t&quot;" style:apply-style-name="Gnumeric-8" style:base-cell-address="'Completed Jobs'.G162"/>
      <style:map style:condition="cell-content()=&quot;x&quot;" style:apply-style-name="Gnumeric-8" style:base-cell-address="'Completed Jobs'.G162"/>
    </style:style>
    <style:style style:name="ce8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3"/>
      <style:map style:condition="cell-content()=&quot;p&quot;" style:apply-style-name="Gnumeric-8" style:base-cell-address="'Completed Jobs'.G163"/>
      <style:map style:condition="cell-content()=&quot;t&quot;" style:apply-style-name="Gnumeric-8" style:base-cell-address="'Completed Jobs'.G163"/>
      <style:map style:condition="cell-content()=&quot;x&quot;" style:apply-style-name="Gnumeric-8" style:base-cell-address="'Completed Jobs'.G163"/>
    </style:style>
    <style:style style:name="ce8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6"/>
      <style:map style:condition="cell-content()=&quot;p&quot;" style:apply-style-name="Gnumeric-8" style:base-cell-address="'Completed Jobs'.G166"/>
      <style:map style:condition="cell-content()=&quot;t&quot;" style:apply-style-name="Gnumeric-8" style:base-cell-address="'Completed Jobs'.G166"/>
      <style:map style:condition="cell-content()=&quot;x&quot;" style:apply-style-name="Gnumeric-8" style:base-cell-address="'Completed Jobs'.G166"/>
    </style:style>
    <style:style style:name="ce8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7"/>
      <style:map style:condition="cell-content()=&quot;p&quot;" style:apply-style-name="Gnumeric-8" style:base-cell-address="'Completed Jobs'.G167"/>
      <style:map style:condition="cell-content()=&quot;t&quot;" style:apply-style-name="Gnumeric-8" style:base-cell-address="'Completed Jobs'.G167"/>
      <style:map style:condition="cell-content()=&quot;x&quot;" style:apply-style-name="Gnumeric-8" style:base-cell-address="'Completed Jobs'.G167"/>
    </style:style>
    <style:style style:name="ce8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8"/>
      <style:map style:condition="cell-content()=&quot;p&quot;" style:apply-style-name="Gnumeric-8" style:base-cell-address="'Completed Jobs'.G168"/>
      <style:map style:condition="cell-content()=&quot;t&quot;" style:apply-style-name="Gnumeric-8" style:base-cell-address="'Completed Jobs'.G168"/>
      <style:map style:condition="cell-content()=&quot;x&quot;" style:apply-style-name="Gnumeric-8" style:base-cell-address="'Completed Jobs'.G168"/>
    </style:style>
    <style:style style:name="ce8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9"/>
      <style:map style:condition="cell-content()=&quot;p&quot;" style:apply-style-name="Gnumeric-8" style:base-cell-address="'Completed Jobs'.G169"/>
      <style:map style:condition="cell-content()=&quot;t&quot;" style:apply-style-name="Gnumeric-8" style:base-cell-address="'Completed Jobs'.G169"/>
      <style:map style:condition="cell-content()=&quot;x&quot;" style:apply-style-name="Gnumeric-8" style:base-cell-address="'Completed Jobs'.G169"/>
    </style:style>
    <style:style style:name="ce8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0"/>
      <style:map style:condition="cell-content()=&quot;p&quot;" style:apply-style-name="Gnumeric-8" style:base-cell-address="'Completed Jobs'.G170"/>
      <style:map style:condition="cell-content()=&quot;t&quot;" style:apply-style-name="Gnumeric-8" style:base-cell-address="'Completed Jobs'.G170"/>
      <style:map style:condition="cell-content()=&quot;x&quot;" style:apply-style-name="Gnumeric-8" style:base-cell-address="'Completed Jobs'.G170"/>
    </style:style>
    <style:style style:name="ce8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1"/>
      <style:map style:condition="cell-content()=&quot;p&quot;" style:apply-style-name="Gnumeric-8" style:base-cell-address="'Completed Jobs'.G171"/>
      <style:map style:condition="cell-content()=&quot;t&quot;" style:apply-style-name="Gnumeric-8" style:base-cell-address="'Completed Jobs'.G171"/>
      <style:map style:condition="cell-content()=&quot;x&quot;" style:apply-style-name="Gnumeric-8" style:base-cell-address="'Completed Jobs'.G171"/>
    </style:style>
    <style:style style:name="ce8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2"/>
      <style:map style:condition="cell-content()=&quot;p&quot;" style:apply-style-name="Gnumeric-8" style:base-cell-address="'Completed Jobs'.G172"/>
      <style:map style:condition="cell-content()=&quot;t&quot;" style:apply-style-name="Gnumeric-8" style:base-cell-address="'Completed Jobs'.G172"/>
      <style:map style:condition="cell-content()=&quot;x&quot;" style:apply-style-name="Gnumeric-8" style:base-cell-address="'Completed Jobs'.G172"/>
    </style:style>
    <style:style style:name="ce8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3"/>
      <style:map style:condition="cell-content()=&quot;p&quot;" style:apply-style-name="Gnumeric-8" style:base-cell-address="'Completed Jobs'.G173"/>
      <style:map style:condition="cell-content()=&quot;t&quot;" style:apply-style-name="Gnumeric-8" style:base-cell-address="'Completed Jobs'.G173"/>
      <style:map style:condition="cell-content()=&quot;x&quot;" style:apply-style-name="Gnumeric-8" style:base-cell-address="'Completed Jobs'.G173"/>
    </style:style>
    <style:style style:name="ce8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4"/>
      <style:map style:condition="cell-content()=&quot;p&quot;" style:apply-style-name="Gnumeric-8" style:base-cell-address="'Completed Jobs'.G174"/>
      <style:map style:condition="cell-content()=&quot;t&quot;" style:apply-style-name="Gnumeric-8" style:base-cell-address="'Completed Jobs'.G174"/>
      <style:map style:condition="cell-content()=&quot;x&quot;" style:apply-style-name="Gnumeric-8" style:base-cell-address="'Completed Jobs'.G174"/>
    </style:style>
    <style:style style:name="ce8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5"/>
      <style:map style:condition="cell-content()=&quot;p&quot;" style:apply-style-name="Gnumeric-8" style:base-cell-address="'Completed Jobs'.G175"/>
      <style:map style:condition="cell-content()=&quot;t&quot;" style:apply-style-name="Gnumeric-8" style:base-cell-address="'Completed Jobs'.G175"/>
      <style:map style:condition="cell-content()=&quot;x&quot;" style:apply-style-name="Gnumeric-8" style:base-cell-address="'Completed Jobs'.G175"/>
    </style:style>
    <style:style style:name="ce8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6"/>
      <style:map style:condition="cell-content()=&quot;p&quot;" style:apply-style-name="Gnumeric-8" style:base-cell-address="'Completed Jobs'.G176"/>
      <style:map style:condition="cell-content()=&quot;t&quot;" style:apply-style-name="Gnumeric-8" style:base-cell-address="'Completed Jobs'.G176"/>
      <style:map style:condition="cell-content()=&quot;x&quot;" style:apply-style-name="Gnumeric-8" style:base-cell-address="'Completed Jobs'.G176"/>
    </style:style>
    <style:style style:name="ce8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7"/>
      <style:map style:condition="cell-content()=&quot;p&quot;" style:apply-style-name="Gnumeric-8" style:base-cell-address="'Completed Jobs'.G177"/>
      <style:map style:condition="cell-content()=&quot;t&quot;" style:apply-style-name="Gnumeric-8" style:base-cell-address="'Completed Jobs'.G177"/>
      <style:map style:condition="cell-content()=&quot;x&quot;" style:apply-style-name="Gnumeric-8" style:base-cell-address="'Completed Jobs'.G177"/>
    </style:style>
    <style:style style:name="ce8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8"/>
      <style:map style:condition="cell-content()=&quot;p&quot;" style:apply-style-name="Gnumeric-8" style:base-cell-address="'Completed Jobs'.G178"/>
      <style:map style:condition="cell-content()=&quot;t&quot;" style:apply-style-name="Gnumeric-8" style:base-cell-address="'Completed Jobs'.G178"/>
      <style:map style:condition="cell-content()=&quot;x&quot;" style:apply-style-name="Gnumeric-8" style:base-cell-address="'Completed Jobs'.G178"/>
    </style:style>
    <style:style style:name="ce8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9"/>
      <style:map style:condition="cell-content()=&quot;p&quot;" style:apply-style-name="Gnumeric-8" style:base-cell-address="'Completed Jobs'.G179"/>
      <style:map style:condition="cell-content()=&quot;t&quot;" style:apply-style-name="Gnumeric-8" style:base-cell-address="'Completed Jobs'.G179"/>
      <style:map style:condition="cell-content()=&quot;x&quot;" style:apply-style-name="Gnumeric-8" style:base-cell-address="'Completed Jobs'.G179"/>
    </style:style>
    <style:style style:name="ce8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3"/>
      <style:map style:condition="cell-content()=&quot;p&quot;" style:apply-style-name="Gnumeric-8" style:base-cell-address="'Completed Jobs'.G183"/>
      <style:map style:condition="cell-content()=&quot;t&quot;" style:apply-style-name="Gnumeric-8" style:base-cell-address="'Completed Jobs'.G183"/>
      <style:map style:condition="cell-content()=&quot;x&quot;" style:apply-style-name="Gnumeric-8" style:base-cell-address="'Completed Jobs'.G183"/>
    </style:style>
    <style:style style:name="ce8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4"/>
      <style:map style:condition="cell-content()=&quot;p&quot;" style:apply-style-name="Gnumeric-8" style:base-cell-address="'Completed Jobs'.G184"/>
      <style:map style:condition="cell-content()=&quot;t&quot;" style:apply-style-name="Gnumeric-8" style:base-cell-address="'Completed Jobs'.G184"/>
      <style:map style:condition="cell-content()=&quot;x&quot;" style:apply-style-name="Gnumeric-8" style:base-cell-address="'Completed Jobs'.G184"/>
    </style:style>
    <style:style style:name="ce8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5"/>
      <style:map style:condition="cell-content()=&quot;p&quot;" style:apply-style-name="Gnumeric-8" style:base-cell-address="'Completed Jobs'.G185"/>
      <style:map style:condition="cell-content()=&quot;t&quot;" style:apply-style-name="Gnumeric-8" style:base-cell-address="'Completed Jobs'.G185"/>
      <style:map style:condition="cell-content()=&quot;x&quot;" style:apply-style-name="Gnumeric-8" style:base-cell-address="'Completed Jobs'.G185"/>
    </style:style>
    <style:style style:name="ce8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6"/>
      <style:map style:condition="cell-content()=&quot;p&quot;" style:apply-style-name="Gnumeric-8" style:base-cell-address="'Completed Jobs'.G186"/>
      <style:map style:condition="cell-content()=&quot;t&quot;" style:apply-style-name="Gnumeric-8" style:base-cell-address="'Completed Jobs'.G186"/>
      <style:map style:condition="cell-content()=&quot;x&quot;" style:apply-style-name="Gnumeric-8" style:base-cell-address="'Completed Jobs'.G186"/>
    </style:style>
    <style:style style:name="ce8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7"/>
      <style:map style:condition="cell-content()=&quot;p&quot;" style:apply-style-name="Gnumeric-8" style:base-cell-address="'Completed Jobs'.G187"/>
      <style:map style:condition="cell-content()=&quot;t&quot;" style:apply-style-name="Gnumeric-8" style:base-cell-address="'Completed Jobs'.G187"/>
      <style:map style:condition="cell-content()=&quot;x&quot;" style:apply-style-name="Gnumeric-8" style:base-cell-address="'Completed Jobs'.G187"/>
    </style:style>
    <style:style style:name="ce8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8"/>
      <style:map style:condition="cell-content()=&quot;p&quot;" style:apply-style-name="Gnumeric-8" style:base-cell-address="'Completed Jobs'.G188"/>
      <style:map style:condition="cell-content()=&quot;t&quot;" style:apply-style-name="Gnumeric-8" style:base-cell-address="'Completed Jobs'.G188"/>
      <style:map style:condition="cell-content()=&quot;x&quot;" style:apply-style-name="Gnumeric-8" style:base-cell-address="'Completed Jobs'.G188"/>
    </style:style>
    <style:style style:name="ce8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9"/>
      <style:map style:condition="cell-content()=&quot;p&quot;" style:apply-style-name="Gnumeric-8" style:base-cell-address="'Completed Jobs'.G189"/>
      <style:map style:condition="cell-content()=&quot;t&quot;" style:apply-style-name="Gnumeric-8" style:base-cell-address="'Completed Jobs'.G189"/>
      <style:map style:condition="cell-content()=&quot;x&quot;" style:apply-style-name="Gnumeric-8" style:base-cell-address="'Completed Jobs'.G189"/>
    </style:style>
    <style:style style:name="ce8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0"/>
      <style:map style:condition="cell-content()=&quot;p&quot;" style:apply-style-name="Gnumeric-8" style:base-cell-address="'Completed Jobs'.G190"/>
      <style:map style:condition="cell-content()=&quot;t&quot;" style:apply-style-name="Gnumeric-8" style:base-cell-address="'Completed Jobs'.G190"/>
      <style:map style:condition="cell-content()=&quot;x&quot;" style:apply-style-name="Gnumeric-8" style:base-cell-address="'Completed Jobs'.G190"/>
    </style:style>
    <style:style style:name="ce8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3"/>
      <style:map style:condition="cell-content()=&quot;p&quot;" style:apply-style-name="Gnumeric-8" style:base-cell-address="'Completed Jobs'.G193"/>
      <style:map style:condition="cell-content()=&quot;t&quot;" style:apply-style-name="Gnumeric-8" style:base-cell-address="'Completed Jobs'.G193"/>
      <style:map style:condition="cell-content()=&quot;x&quot;" style:apply-style-name="Gnumeric-8" style:base-cell-address="'Completed Jobs'.G193"/>
    </style:style>
    <style:style style:name="ce8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5"/>
      <style:map style:condition="cell-content()=&quot;p&quot;" style:apply-style-name="Gnumeric-8" style:base-cell-address="'Completed Jobs'.G195"/>
      <style:map style:condition="cell-content()=&quot;t&quot;" style:apply-style-name="Gnumeric-8" style:base-cell-address="'Completed Jobs'.G195"/>
      <style:map style:condition="cell-content()=&quot;x&quot;" style:apply-style-name="Gnumeric-8" style:base-cell-address="'Completed Jobs'.G195"/>
    </style:style>
    <style:style style:name="ce8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6"/>
      <style:map style:condition="cell-content()=&quot;p&quot;" style:apply-style-name="Gnumeric-8" style:base-cell-address="'Completed Jobs'.G196"/>
      <style:map style:condition="cell-content()=&quot;t&quot;" style:apply-style-name="Gnumeric-8" style:base-cell-address="'Completed Jobs'.G196"/>
      <style:map style:condition="cell-content()=&quot;x&quot;" style:apply-style-name="Gnumeric-8" style:base-cell-address="'Completed Jobs'.G196"/>
    </style:style>
    <style:style style:name="ce8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7"/>
      <style:map style:condition="cell-content()=&quot;p&quot;" style:apply-style-name="Gnumeric-8" style:base-cell-address="'Completed Jobs'.G197"/>
      <style:map style:condition="cell-content()=&quot;t&quot;" style:apply-style-name="Gnumeric-8" style:base-cell-address="'Completed Jobs'.G197"/>
      <style:map style:condition="cell-content()=&quot;x&quot;" style:apply-style-name="Gnumeric-8" style:base-cell-address="'Completed Jobs'.G197"/>
    </style:style>
    <style:style style:name="ce8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0"/>
      <style:map style:condition="cell-content()=&quot;p&quot;" style:apply-style-name="Gnumeric-8" style:base-cell-address="'Completed Jobs'.G200"/>
      <style:map style:condition="cell-content()=&quot;t&quot;" style:apply-style-name="Gnumeric-8" style:base-cell-address="'Completed Jobs'.G200"/>
      <style:map style:condition="cell-content()=&quot;x&quot;" style:apply-style-name="Gnumeric-8" style:base-cell-address="'Completed Jobs'.G200"/>
    </style:style>
    <style:style style:name="ce8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1"/>
      <style:map style:condition="cell-content()=&quot;p&quot;" style:apply-style-name="Gnumeric-8" style:base-cell-address="'Completed Jobs'.G201"/>
      <style:map style:condition="cell-content()=&quot;t&quot;" style:apply-style-name="Gnumeric-8" style:base-cell-address="'Completed Jobs'.G201"/>
      <style:map style:condition="cell-content()=&quot;x&quot;" style:apply-style-name="Gnumeric-8" style:base-cell-address="'Completed Jobs'.G201"/>
    </style:style>
    <style:style style:name="ce8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2"/>
      <style:map style:condition="cell-content()=&quot;p&quot;" style:apply-style-name="Gnumeric-8" style:base-cell-address="'Completed Jobs'.G202"/>
      <style:map style:condition="cell-content()=&quot;t&quot;" style:apply-style-name="Gnumeric-8" style:base-cell-address="'Completed Jobs'.G202"/>
      <style:map style:condition="cell-content()=&quot;x&quot;" style:apply-style-name="Gnumeric-8" style:base-cell-address="'Completed Jobs'.G202"/>
    </style:style>
    <style:style style:name="ce8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3"/>
      <style:map style:condition="cell-content()=&quot;p&quot;" style:apply-style-name="Gnumeric-8" style:base-cell-address="'Completed Jobs'.G203"/>
      <style:map style:condition="cell-content()=&quot;t&quot;" style:apply-style-name="Gnumeric-8" style:base-cell-address="'Completed Jobs'.G203"/>
      <style:map style:condition="cell-content()=&quot;x&quot;" style:apply-style-name="Gnumeric-8" style:base-cell-address="'Completed Jobs'.G203"/>
    </style:style>
    <style:style style:name="ce8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4"/>
      <style:map style:condition="cell-content()=&quot;p&quot;" style:apply-style-name="Gnumeric-8" style:base-cell-address="'Completed Jobs'.G204"/>
      <style:map style:condition="cell-content()=&quot;t&quot;" style:apply-style-name="Gnumeric-8" style:base-cell-address="'Completed Jobs'.G204"/>
      <style:map style:condition="cell-content()=&quot;x&quot;" style:apply-style-name="Gnumeric-8" style:base-cell-address="'Completed Jobs'.G204"/>
    </style:style>
    <style:style style:name="ce8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6"/>
      <style:map style:condition="cell-content()=&quot;p&quot;" style:apply-style-name="Gnumeric-8" style:base-cell-address="'Completed Jobs'.G206"/>
      <style:map style:condition="cell-content()=&quot;t&quot;" style:apply-style-name="Gnumeric-8" style:base-cell-address="'Completed Jobs'.G206"/>
      <style:map style:condition="cell-content()=&quot;x&quot;" style:apply-style-name="Gnumeric-8" style:base-cell-address="'Completed Jobs'.G206"/>
    </style:style>
    <style:style style:name="ce8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7"/>
      <style:map style:condition="cell-content()=&quot;p&quot;" style:apply-style-name="Gnumeric-8" style:base-cell-address="'Completed Jobs'.G207"/>
      <style:map style:condition="cell-content()=&quot;t&quot;" style:apply-style-name="Gnumeric-8" style:base-cell-address="'Completed Jobs'.G207"/>
      <style:map style:condition="cell-content()=&quot;x&quot;" style:apply-style-name="Gnumeric-8" style:base-cell-address="'Completed Jobs'.G207"/>
    </style:style>
    <style:style style:name="ce8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1"/>
      <style:map style:condition="cell-content()=&quot;p&quot;" style:apply-style-name="Gnumeric-8" style:base-cell-address="'Completed Jobs'.G211"/>
      <style:map style:condition="cell-content()=&quot;t&quot;" style:apply-style-name="Gnumeric-8" style:base-cell-address="'Completed Jobs'.G211"/>
      <style:map style:condition="cell-content()=&quot;x&quot;" style:apply-style-name="Gnumeric-8" style:base-cell-address="'Completed Jobs'.G211"/>
    </style:style>
    <style:style style:name="ce8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2"/>
      <style:map style:condition="cell-content()=&quot;p&quot;" style:apply-style-name="Gnumeric-8" style:base-cell-address="'Completed Jobs'.G212"/>
      <style:map style:condition="cell-content()=&quot;t&quot;" style:apply-style-name="Gnumeric-8" style:base-cell-address="'Completed Jobs'.G212"/>
      <style:map style:condition="cell-content()=&quot;x&quot;" style:apply-style-name="Gnumeric-8" style:base-cell-address="'Completed Jobs'.G212"/>
    </style:style>
    <style:style style:name="ce8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6"/>
      <style:map style:condition="cell-content()=&quot;p&quot;" style:apply-style-name="Gnumeric-8" style:base-cell-address="'Completed Jobs'.G216"/>
      <style:map style:condition="cell-content()=&quot;t&quot;" style:apply-style-name="Gnumeric-8" style:base-cell-address="'Completed Jobs'.G216"/>
      <style:map style:condition="cell-content()=&quot;x&quot;" style:apply-style-name="Gnumeric-8" style:base-cell-address="'Completed Jobs'.G216"/>
    </style:style>
    <style:style style:name="ce8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7"/>
      <style:map style:condition="cell-content()=&quot;p&quot;" style:apply-style-name="Gnumeric-8" style:base-cell-address="'Completed Jobs'.G217"/>
      <style:map style:condition="cell-content()=&quot;t&quot;" style:apply-style-name="Gnumeric-8" style:base-cell-address="'Completed Jobs'.G217"/>
      <style:map style:condition="cell-content()=&quot;x&quot;" style:apply-style-name="Gnumeric-8" style:base-cell-address="'Completed Jobs'.G217"/>
    </style:style>
    <style:style style:name="ce8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8"/>
      <style:map style:condition="cell-content()=&quot;p&quot;" style:apply-style-name="Gnumeric-8" style:base-cell-address="'Completed Jobs'.G218"/>
      <style:map style:condition="cell-content()=&quot;t&quot;" style:apply-style-name="Gnumeric-8" style:base-cell-address="'Completed Jobs'.G218"/>
      <style:map style:condition="cell-content()=&quot;x&quot;" style:apply-style-name="Gnumeric-8" style:base-cell-address="'Completed Jobs'.G218"/>
    </style:style>
    <style:style style:name="ce8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9"/>
      <style:map style:condition="cell-content()=&quot;p&quot;" style:apply-style-name="Gnumeric-8" style:base-cell-address="'Completed Jobs'.G219"/>
      <style:map style:condition="cell-content()=&quot;t&quot;" style:apply-style-name="Gnumeric-8" style:base-cell-address="'Completed Jobs'.G219"/>
      <style:map style:condition="cell-content()=&quot;x&quot;" style:apply-style-name="Gnumeric-8" style:base-cell-address="'Completed Jobs'.G219"/>
    </style:style>
    <style:style style:name="ce8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0"/>
      <style:map style:condition="cell-content()=&quot;p&quot;" style:apply-style-name="Gnumeric-8" style:base-cell-address="'Completed Jobs'.G220"/>
      <style:map style:condition="cell-content()=&quot;t&quot;" style:apply-style-name="Gnumeric-8" style:base-cell-address="'Completed Jobs'.G220"/>
      <style:map style:condition="cell-content()=&quot;x&quot;" style:apply-style-name="Gnumeric-8" style:base-cell-address="'Completed Jobs'.G220"/>
    </style:style>
    <style:style style:name="ce8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3"/>
      <style:map style:condition="cell-content()=&quot;p&quot;" style:apply-style-name="Gnumeric-8" style:base-cell-address="'Completed Jobs'.G223"/>
      <style:map style:condition="cell-content()=&quot;t&quot;" style:apply-style-name="Gnumeric-8" style:base-cell-address="'Completed Jobs'.G223"/>
      <style:map style:condition="cell-content()=&quot;x&quot;" style:apply-style-name="Gnumeric-8" style:base-cell-address="'Completed Jobs'.G223"/>
    </style:style>
    <style:style style:name="ce8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4"/>
      <style:map style:condition="cell-content()=&quot;p&quot;" style:apply-style-name="Gnumeric-8" style:base-cell-address="'Completed Jobs'.G224"/>
      <style:map style:condition="cell-content()=&quot;t&quot;" style:apply-style-name="Gnumeric-8" style:base-cell-address="'Completed Jobs'.G224"/>
      <style:map style:condition="cell-content()=&quot;x&quot;" style:apply-style-name="Gnumeric-8" style:base-cell-address="'Completed Jobs'.G224"/>
    </style:style>
    <style:style style:name="ce8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5"/>
      <style:map style:condition="cell-content()=&quot;p&quot;" style:apply-style-name="Gnumeric-8" style:base-cell-address="'Completed Jobs'.G225"/>
      <style:map style:condition="cell-content()=&quot;t&quot;" style:apply-style-name="Gnumeric-8" style:base-cell-address="'Completed Jobs'.G225"/>
      <style:map style:condition="cell-content()=&quot;x&quot;" style:apply-style-name="Gnumeric-8" style:base-cell-address="'Completed Jobs'.G225"/>
    </style:style>
    <style:style style:name="ce8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8"/>
      <style:map style:condition="cell-content()=&quot;p&quot;" style:apply-style-name="Gnumeric-8" style:base-cell-address="'Completed Jobs'.G228"/>
      <style:map style:condition="cell-content()=&quot;t&quot;" style:apply-style-name="Gnumeric-8" style:base-cell-address="'Completed Jobs'.G228"/>
      <style:map style:condition="cell-content()=&quot;x&quot;" style:apply-style-name="Gnumeric-8" style:base-cell-address="'Completed Jobs'.G228"/>
    </style:style>
    <style:style style:name="ce8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9"/>
      <style:map style:condition="cell-content()=&quot;p&quot;" style:apply-style-name="Gnumeric-8" style:base-cell-address="'Completed Jobs'.G229"/>
      <style:map style:condition="cell-content()=&quot;t&quot;" style:apply-style-name="Gnumeric-8" style:base-cell-address="'Completed Jobs'.G229"/>
      <style:map style:condition="cell-content()=&quot;x&quot;" style:apply-style-name="Gnumeric-8" style:base-cell-address="'Completed Jobs'.G229"/>
    </style:style>
    <style:style style:name="ce8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0"/>
      <style:map style:condition="cell-content()=&quot;p&quot;" style:apply-style-name="Gnumeric-8" style:base-cell-address="'Completed Jobs'.G230"/>
      <style:map style:condition="cell-content()=&quot;t&quot;" style:apply-style-name="Gnumeric-8" style:base-cell-address="'Completed Jobs'.G230"/>
      <style:map style:condition="cell-content()=&quot;x&quot;" style:apply-style-name="Gnumeric-8" style:base-cell-address="'Completed Jobs'.G230"/>
    </style:style>
    <style:style style:name="ce8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6"/>
      <style:map style:condition="cell-content()=&quot;p&quot;" style:apply-style-name="Gnumeric-8" style:base-cell-address="'Completed Jobs'.G236"/>
      <style:map style:condition="cell-content()=&quot;t&quot;" style:apply-style-name="Gnumeric-8" style:base-cell-address="'Completed Jobs'.G236"/>
      <style:map style:condition="cell-content()=&quot;x&quot;" style:apply-style-name="Gnumeric-8" style:base-cell-address="'Completed Jobs'.G236"/>
    </style:style>
    <style:style style:name="ce8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7"/>
      <style:map style:condition="cell-content()=&quot;p&quot;" style:apply-style-name="Gnumeric-8" style:base-cell-address="'Completed Jobs'.G237"/>
      <style:map style:condition="cell-content()=&quot;t&quot;" style:apply-style-name="Gnumeric-8" style:base-cell-address="'Completed Jobs'.G237"/>
      <style:map style:condition="cell-content()=&quot;x&quot;" style:apply-style-name="Gnumeric-8" style:base-cell-address="'Completed Jobs'.G237"/>
    </style:style>
    <style:style style:name="ce9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8"/>
      <style:map style:condition="cell-content()=&quot;p&quot;" style:apply-style-name="Gnumeric-8" style:base-cell-address="'Completed Jobs'.G238"/>
      <style:map style:condition="cell-content()=&quot;t&quot;" style:apply-style-name="Gnumeric-8" style:base-cell-address="'Completed Jobs'.G238"/>
      <style:map style:condition="cell-content()=&quot;x&quot;" style:apply-style-name="Gnumeric-8" style:base-cell-address="'Completed Jobs'.G238"/>
    </style:style>
    <style:style style:name="ce9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9"/>
      <style:map style:condition="cell-content()=&quot;p&quot;" style:apply-style-name="Gnumeric-8" style:base-cell-address="'Completed Jobs'.G239"/>
      <style:map style:condition="cell-content()=&quot;t&quot;" style:apply-style-name="Gnumeric-8" style:base-cell-address="'Completed Jobs'.G239"/>
      <style:map style:condition="cell-content()=&quot;x&quot;" style:apply-style-name="Gnumeric-8" style:base-cell-address="'Completed Jobs'.G239"/>
    </style:style>
    <style:style style:name="ce9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0"/>
      <style:map style:condition="cell-content()=&quot;p&quot;" style:apply-style-name="Gnumeric-8" style:base-cell-address="'Completed Jobs'.G240"/>
      <style:map style:condition="cell-content()=&quot;t&quot;" style:apply-style-name="Gnumeric-8" style:base-cell-address="'Completed Jobs'.G240"/>
      <style:map style:condition="cell-content()=&quot;x&quot;" style:apply-style-name="Gnumeric-8" style:base-cell-address="'Completed Jobs'.G240"/>
    </style:style>
    <style:style style:name="ce9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1"/>
      <style:map style:condition="cell-content()=&quot;p&quot;" style:apply-style-name="Gnumeric-8" style:base-cell-address="'Completed Jobs'.G241"/>
      <style:map style:condition="cell-content()=&quot;t&quot;" style:apply-style-name="Gnumeric-8" style:base-cell-address="'Completed Jobs'.G241"/>
      <style:map style:condition="cell-content()=&quot;x&quot;" style:apply-style-name="Gnumeric-8" style:base-cell-address="'Completed Jobs'.G241"/>
    </style:style>
    <style:style style:name="ce9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2"/>
      <style:map style:condition="cell-content()=&quot;p&quot;" style:apply-style-name="Gnumeric-8" style:base-cell-address="'Completed Jobs'.G242"/>
      <style:map style:condition="cell-content()=&quot;t&quot;" style:apply-style-name="Gnumeric-8" style:base-cell-address="'Completed Jobs'.G242"/>
      <style:map style:condition="cell-content()=&quot;x&quot;" style:apply-style-name="Gnumeric-8" style:base-cell-address="'Completed Jobs'.G242"/>
    </style:style>
    <style:style style:name="ce9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3"/>
      <style:map style:condition="cell-content()=&quot;p&quot;" style:apply-style-name="Gnumeric-8" style:base-cell-address="'Completed Jobs'.G243"/>
      <style:map style:condition="cell-content()=&quot;t&quot;" style:apply-style-name="Gnumeric-8" style:base-cell-address="'Completed Jobs'.G243"/>
      <style:map style:condition="cell-content()=&quot;x&quot;" style:apply-style-name="Gnumeric-8" style:base-cell-address="'Completed Jobs'.G243"/>
    </style:style>
    <style:style style:name="ce9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4"/>
      <style:map style:condition="cell-content()=&quot;p&quot;" style:apply-style-name="Gnumeric-8" style:base-cell-address="'Completed Jobs'.G244"/>
      <style:map style:condition="cell-content()=&quot;t&quot;" style:apply-style-name="Gnumeric-8" style:base-cell-address="'Completed Jobs'.G244"/>
      <style:map style:condition="cell-content()=&quot;x&quot;" style:apply-style-name="Gnumeric-8" style:base-cell-address="'Completed Jobs'.G244"/>
    </style:style>
    <style:style style:name="ce9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5"/>
      <style:map style:condition="cell-content()=&quot;p&quot;" style:apply-style-name="Gnumeric-8" style:base-cell-address="'Completed Jobs'.G245"/>
      <style:map style:condition="cell-content()=&quot;t&quot;" style:apply-style-name="Gnumeric-8" style:base-cell-address="'Completed Jobs'.G245"/>
      <style:map style:condition="cell-content()=&quot;x&quot;" style:apply-style-name="Gnumeric-8" style:base-cell-address="'Completed Jobs'.G245"/>
    </style:style>
    <style:style style:name="ce9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6"/>
      <style:map style:condition="cell-content()=&quot;p&quot;" style:apply-style-name="Gnumeric-8" style:base-cell-address="'Completed Jobs'.G246"/>
      <style:map style:condition="cell-content()=&quot;t&quot;" style:apply-style-name="Gnumeric-8" style:base-cell-address="'Completed Jobs'.G246"/>
      <style:map style:condition="cell-content()=&quot;x&quot;" style:apply-style-name="Gnumeric-8" style:base-cell-address="'Completed Jobs'.G246"/>
    </style:style>
    <style:style style:name="ce9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7"/>
      <style:map style:condition="cell-content()=&quot;p&quot;" style:apply-style-name="Gnumeric-8" style:base-cell-address="'Completed Jobs'.G247"/>
      <style:map style:condition="cell-content()=&quot;t&quot;" style:apply-style-name="Gnumeric-8" style:base-cell-address="'Completed Jobs'.G247"/>
      <style:map style:condition="cell-content()=&quot;x&quot;" style:apply-style-name="Gnumeric-8" style:base-cell-address="'Completed Jobs'.G247"/>
    </style:style>
    <style:style style:name="ce9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8"/>
      <style:map style:condition="cell-content()=&quot;p&quot;" style:apply-style-name="Gnumeric-8" style:base-cell-address="'Completed Jobs'.G248"/>
      <style:map style:condition="cell-content()=&quot;t&quot;" style:apply-style-name="Gnumeric-8" style:base-cell-address="'Completed Jobs'.G248"/>
      <style:map style:condition="cell-content()=&quot;x&quot;" style:apply-style-name="Gnumeric-8" style:base-cell-address="'Completed Jobs'.G248"/>
    </style:style>
    <style:style style:name="ce9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9"/>
      <style:map style:condition="cell-content()=&quot;p&quot;" style:apply-style-name="Gnumeric-8" style:base-cell-address="'Completed Jobs'.G249"/>
      <style:map style:condition="cell-content()=&quot;t&quot;" style:apply-style-name="Gnumeric-8" style:base-cell-address="'Completed Jobs'.G249"/>
      <style:map style:condition="cell-content()=&quot;x&quot;" style:apply-style-name="Gnumeric-8" style:base-cell-address="'Completed Jobs'.G249"/>
    </style:style>
    <style:style style:name="ce9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0"/>
      <style:map style:condition="cell-content()=&quot;p&quot;" style:apply-style-name="Gnumeric-8" style:base-cell-address="'Completed Jobs'.G250"/>
      <style:map style:condition="cell-content()=&quot;t&quot;" style:apply-style-name="Gnumeric-8" style:base-cell-address="'Completed Jobs'.G250"/>
      <style:map style:condition="cell-content()=&quot;x&quot;" style:apply-style-name="Gnumeric-8" style:base-cell-address="'Completed Jobs'.G250"/>
    </style:style>
    <style:style style:name="ce9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3"/>
      <style:map style:condition="cell-content()=&quot;p&quot;" style:apply-style-name="Gnumeric-8" style:base-cell-address="'Completed Jobs'.G253"/>
      <style:map style:condition="cell-content()=&quot;t&quot;" style:apply-style-name="Gnumeric-8" style:base-cell-address="'Completed Jobs'.G253"/>
      <style:map style:condition="cell-content()=&quot;x&quot;" style:apply-style-name="Gnumeric-8" style:base-cell-address="'Completed Jobs'.G253"/>
    </style:style>
    <style:style style:name="ce9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4"/>
      <style:map style:condition="cell-content()=&quot;p&quot;" style:apply-style-name="Gnumeric-8" style:base-cell-address="'Completed Jobs'.G254"/>
      <style:map style:condition="cell-content()=&quot;t&quot;" style:apply-style-name="Gnumeric-8" style:base-cell-address="'Completed Jobs'.G254"/>
      <style:map style:condition="cell-content()=&quot;x&quot;" style:apply-style-name="Gnumeric-8" style:base-cell-address="'Completed Jobs'.G254"/>
    </style:style>
    <style:style style:name="ce9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5"/>
      <style:map style:condition="cell-content()=&quot;p&quot;" style:apply-style-name="Gnumeric-8" style:base-cell-address="'Completed Jobs'.G255"/>
      <style:map style:condition="cell-content()=&quot;t&quot;" style:apply-style-name="Gnumeric-8" style:base-cell-address="'Completed Jobs'.G255"/>
      <style:map style:condition="cell-content()=&quot;x&quot;" style:apply-style-name="Gnumeric-8" style:base-cell-address="'Completed Jobs'.G255"/>
    </style:style>
    <style:style style:name="ce9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6"/>
      <style:map style:condition="cell-content()=&quot;p&quot;" style:apply-style-name="Gnumeric-8" style:base-cell-address="'Completed Jobs'.G256"/>
      <style:map style:condition="cell-content()=&quot;t&quot;" style:apply-style-name="Gnumeric-8" style:base-cell-address="'Completed Jobs'.G256"/>
      <style:map style:condition="cell-content()=&quot;x&quot;" style:apply-style-name="Gnumeric-8" style:base-cell-address="'Completed Jobs'.G256"/>
    </style:style>
    <style:style style:name="ce9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4"/>
      <style:map style:condition="cell-content()=&quot;p&quot;" style:apply-style-name="Gnumeric-8" style:base-cell-address="'Completed Jobs'.G264"/>
      <style:map style:condition="cell-content()=&quot;t&quot;" style:apply-style-name="Gnumeric-8" style:base-cell-address="'Completed Jobs'.G264"/>
      <style:map style:condition="cell-content()=&quot;x&quot;" style:apply-style-name="Gnumeric-8" style:base-cell-address="'Completed Jobs'.G264"/>
    </style:style>
    <style:style style:name="ce9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5"/>
      <style:map style:condition="cell-content()=&quot;p&quot;" style:apply-style-name="Gnumeric-8" style:base-cell-address="'Completed Jobs'.G265"/>
      <style:map style:condition="cell-content()=&quot;t&quot;" style:apply-style-name="Gnumeric-8" style:base-cell-address="'Completed Jobs'.G265"/>
      <style:map style:condition="cell-content()=&quot;x&quot;" style:apply-style-name="Gnumeric-8" style:base-cell-address="'Completed Jobs'.G265"/>
    </style:style>
    <style:style style:name="ce9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6"/>
      <style:map style:condition="cell-content()=&quot;p&quot;" style:apply-style-name="Gnumeric-8" style:base-cell-address="'Completed Jobs'.G266"/>
      <style:map style:condition="cell-content()=&quot;t&quot;" style:apply-style-name="Gnumeric-8" style:base-cell-address="'Completed Jobs'.G266"/>
      <style:map style:condition="cell-content()=&quot;x&quot;" style:apply-style-name="Gnumeric-8" style:base-cell-address="'Completed Jobs'.G266"/>
    </style:style>
    <style:style style:name="ce9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7"/>
      <style:map style:condition="cell-content()=&quot;p&quot;" style:apply-style-name="Gnumeric-8" style:base-cell-address="'Completed Jobs'.G267"/>
      <style:map style:condition="cell-content()=&quot;t&quot;" style:apply-style-name="Gnumeric-8" style:base-cell-address="'Completed Jobs'.G267"/>
      <style:map style:condition="cell-content()=&quot;x&quot;" style:apply-style-name="Gnumeric-8" style:base-cell-address="'Completed Jobs'.G267"/>
    </style:style>
    <style:style style:name="ce9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8"/>
      <style:map style:condition="cell-content()=&quot;p&quot;" style:apply-style-name="Gnumeric-8" style:base-cell-address="'Completed Jobs'.G268"/>
      <style:map style:condition="cell-content()=&quot;t&quot;" style:apply-style-name="Gnumeric-8" style:base-cell-address="'Completed Jobs'.G268"/>
      <style:map style:condition="cell-content()=&quot;x&quot;" style:apply-style-name="Gnumeric-8" style:base-cell-address="'Completed Jobs'.G268"/>
    </style:style>
    <style:style style:name="ce9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9"/>
      <style:map style:condition="cell-content()=&quot;p&quot;" style:apply-style-name="Gnumeric-8" style:base-cell-address="'Completed Jobs'.G269"/>
      <style:map style:condition="cell-content()=&quot;t&quot;" style:apply-style-name="Gnumeric-8" style:base-cell-address="'Completed Jobs'.G269"/>
      <style:map style:condition="cell-content()=&quot;x&quot;" style:apply-style-name="Gnumeric-8" style:base-cell-address="'Completed Jobs'.G269"/>
    </style:style>
    <style:style style:name="ce9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0"/>
      <style:map style:condition="cell-content()=&quot;p&quot;" style:apply-style-name="Gnumeric-8" style:base-cell-address="'Completed Jobs'.G270"/>
      <style:map style:condition="cell-content()=&quot;t&quot;" style:apply-style-name="Gnumeric-8" style:base-cell-address="'Completed Jobs'.G270"/>
      <style:map style:condition="cell-content()=&quot;x&quot;" style:apply-style-name="Gnumeric-8" style:base-cell-address="'Completed Jobs'.G270"/>
    </style:style>
    <style:style style:name="ce9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1"/>
      <style:map style:condition="cell-content()=&quot;p&quot;" style:apply-style-name="Gnumeric-8" style:base-cell-address="'Completed Jobs'.G271"/>
      <style:map style:condition="cell-content()=&quot;t&quot;" style:apply-style-name="Gnumeric-8" style:base-cell-address="'Completed Jobs'.G271"/>
      <style:map style:condition="cell-content()=&quot;x&quot;" style:apply-style-name="Gnumeric-8" style:base-cell-address="'Completed Jobs'.G271"/>
    </style:style>
    <style:style style:name="ce9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2"/>
      <style:map style:condition="cell-content()=&quot;p&quot;" style:apply-style-name="Gnumeric-8" style:base-cell-address="'Completed Jobs'.G272"/>
      <style:map style:condition="cell-content()=&quot;t&quot;" style:apply-style-name="Gnumeric-8" style:base-cell-address="'Completed Jobs'.G272"/>
      <style:map style:condition="cell-content()=&quot;x&quot;" style:apply-style-name="Gnumeric-8" style:base-cell-address="'Completed Jobs'.G272"/>
    </style:style>
    <style:style style:name="ce9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3"/>
      <style:map style:condition="cell-content()=&quot;p&quot;" style:apply-style-name="Gnumeric-8" style:base-cell-address="'Completed Jobs'.G273"/>
      <style:map style:condition="cell-content()=&quot;t&quot;" style:apply-style-name="Gnumeric-8" style:base-cell-address="'Completed Jobs'.G273"/>
      <style:map style:condition="cell-content()=&quot;x&quot;" style:apply-style-name="Gnumeric-8" style:base-cell-address="'Completed Jobs'.G273"/>
    </style:style>
    <style:style style:name="ce9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4"/>
      <style:map style:condition="cell-content()=&quot;p&quot;" style:apply-style-name="Gnumeric-8" style:base-cell-address="'Completed Jobs'.G274"/>
      <style:map style:condition="cell-content()=&quot;t&quot;" style:apply-style-name="Gnumeric-8" style:base-cell-address="'Completed Jobs'.G274"/>
      <style:map style:condition="cell-content()=&quot;x&quot;" style:apply-style-name="Gnumeric-8" style:base-cell-address="'Completed Jobs'.G274"/>
    </style:style>
    <style:style style:name="ce9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5"/>
      <style:map style:condition="cell-content()=&quot;p&quot;" style:apply-style-name="Gnumeric-8" style:base-cell-address="'Completed Jobs'.G275"/>
      <style:map style:condition="cell-content()=&quot;t&quot;" style:apply-style-name="Gnumeric-8" style:base-cell-address="'Completed Jobs'.G275"/>
      <style:map style:condition="cell-content()=&quot;x&quot;" style:apply-style-name="Gnumeric-8" style:base-cell-address="'Completed Jobs'.G275"/>
    </style:style>
    <style:style style:name="ce9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6"/>
      <style:map style:condition="cell-content()=&quot;p&quot;" style:apply-style-name="Gnumeric-8" style:base-cell-address="'Completed Jobs'.G276"/>
      <style:map style:condition="cell-content()=&quot;t&quot;" style:apply-style-name="Gnumeric-8" style:base-cell-address="'Completed Jobs'.G276"/>
      <style:map style:condition="cell-content()=&quot;x&quot;" style:apply-style-name="Gnumeric-8" style:base-cell-address="'Completed Jobs'.G276"/>
    </style:style>
    <style:style style:name="ce9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7"/>
      <style:map style:condition="cell-content()=&quot;p&quot;" style:apply-style-name="Gnumeric-8" style:base-cell-address="'Completed Jobs'.G277"/>
      <style:map style:condition="cell-content()=&quot;t&quot;" style:apply-style-name="Gnumeric-8" style:base-cell-address="'Completed Jobs'.G277"/>
      <style:map style:condition="cell-content()=&quot;x&quot;" style:apply-style-name="Gnumeric-8" style:base-cell-address="'Completed Jobs'.G277"/>
    </style:style>
    <style:style style:name="ce9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8"/>
      <style:map style:condition="cell-content()=&quot;p&quot;" style:apply-style-name="Gnumeric-8" style:base-cell-address="'Completed Jobs'.G278"/>
      <style:map style:condition="cell-content()=&quot;t&quot;" style:apply-style-name="Gnumeric-8" style:base-cell-address="'Completed Jobs'.G278"/>
      <style:map style:condition="cell-content()=&quot;x&quot;" style:apply-style-name="Gnumeric-8" style:base-cell-address="'Completed Jobs'.G278"/>
    </style:style>
    <style:style style:name="ce9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9"/>
      <style:map style:condition="cell-content()=&quot;p&quot;" style:apply-style-name="Gnumeric-8" style:base-cell-address="'Completed Jobs'.G279"/>
      <style:map style:condition="cell-content()=&quot;t&quot;" style:apply-style-name="Gnumeric-8" style:base-cell-address="'Completed Jobs'.G279"/>
      <style:map style:condition="cell-content()=&quot;x&quot;" style:apply-style-name="Gnumeric-8" style:base-cell-address="'Completed Jobs'.G279"/>
    </style:style>
    <style:style style:name="ce9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0"/>
      <style:map style:condition="cell-content()=&quot;p&quot;" style:apply-style-name="Gnumeric-8" style:base-cell-address="'Completed Jobs'.G280"/>
      <style:map style:condition="cell-content()=&quot;t&quot;" style:apply-style-name="Gnumeric-8" style:base-cell-address="'Completed Jobs'.G280"/>
      <style:map style:condition="cell-content()=&quot;x&quot;" style:apply-style-name="Gnumeric-8" style:base-cell-address="'Completed Jobs'.G280"/>
    </style:style>
    <style:style style:name="ce9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1"/>
      <style:map style:condition="cell-content()=&quot;p&quot;" style:apply-style-name="Gnumeric-8" style:base-cell-address="'Completed Jobs'.G281"/>
      <style:map style:condition="cell-content()=&quot;t&quot;" style:apply-style-name="Gnumeric-8" style:base-cell-address="'Completed Jobs'.G281"/>
      <style:map style:condition="cell-content()=&quot;x&quot;" style:apply-style-name="Gnumeric-8" style:base-cell-address="'Completed Jobs'.G281"/>
    </style:style>
    <style:style style:name="ce9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2"/>
      <style:map style:condition="cell-content()=&quot;p&quot;" style:apply-style-name="Gnumeric-8" style:base-cell-address="'Completed Jobs'.G282"/>
      <style:map style:condition="cell-content()=&quot;t&quot;" style:apply-style-name="Gnumeric-8" style:base-cell-address="'Completed Jobs'.G282"/>
      <style:map style:condition="cell-content()=&quot;x&quot;" style:apply-style-name="Gnumeric-8" style:base-cell-address="'Completed Jobs'.G282"/>
    </style:style>
    <style:style style:name="ce9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3"/>
      <style:map style:condition="cell-content()=&quot;p&quot;" style:apply-style-name="Gnumeric-8" style:base-cell-address="'Completed Jobs'.G283"/>
      <style:map style:condition="cell-content()=&quot;t&quot;" style:apply-style-name="Gnumeric-8" style:base-cell-address="'Completed Jobs'.G283"/>
      <style:map style:condition="cell-content()=&quot;x&quot;" style:apply-style-name="Gnumeric-8" style:base-cell-address="'Completed Jobs'.G283"/>
    </style:style>
    <style:style style:name="ce9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4"/>
      <style:map style:condition="cell-content()=&quot;p&quot;" style:apply-style-name="Gnumeric-8" style:base-cell-address="'Completed Jobs'.G284"/>
      <style:map style:condition="cell-content()=&quot;t&quot;" style:apply-style-name="Gnumeric-8" style:base-cell-address="'Completed Jobs'.G284"/>
      <style:map style:condition="cell-content()=&quot;x&quot;" style:apply-style-name="Gnumeric-8" style:base-cell-address="'Completed Jobs'.G284"/>
    </style:style>
    <style:style style:name="ce9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5"/>
      <style:map style:condition="cell-content()=&quot;p&quot;" style:apply-style-name="Gnumeric-8" style:base-cell-address="'Completed Jobs'.G285"/>
      <style:map style:condition="cell-content()=&quot;t&quot;" style:apply-style-name="Gnumeric-8" style:base-cell-address="'Completed Jobs'.G285"/>
      <style:map style:condition="cell-content()=&quot;x&quot;" style:apply-style-name="Gnumeric-8" style:base-cell-address="'Completed Jobs'.G285"/>
    </style:style>
    <style:style style:name="ce9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6"/>
      <style:map style:condition="cell-content()=&quot;p&quot;" style:apply-style-name="Gnumeric-8" style:base-cell-address="'Completed Jobs'.G286"/>
      <style:map style:condition="cell-content()=&quot;t&quot;" style:apply-style-name="Gnumeric-8" style:base-cell-address="'Completed Jobs'.G286"/>
      <style:map style:condition="cell-content()=&quot;x&quot;" style:apply-style-name="Gnumeric-8" style:base-cell-address="'Completed Jobs'.G286"/>
    </style:style>
    <style:style style:name="ce9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7"/>
      <style:map style:condition="cell-content()=&quot;p&quot;" style:apply-style-name="Gnumeric-8" style:base-cell-address="'Completed Jobs'.G287"/>
      <style:map style:condition="cell-content()=&quot;t&quot;" style:apply-style-name="Gnumeric-8" style:base-cell-address="'Completed Jobs'.G287"/>
      <style:map style:condition="cell-content()=&quot;x&quot;" style:apply-style-name="Gnumeric-8" style:base-cell-address="'Completed Jobs'.G287"/>
    </style:style>
    <style:style style:name="ce9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8"/>
      <style:map style:condition="cell-content()=&quot;p&quot;" style:apply-style-name="Gnumeric-8" style:base-cell-address="'Completed Jobs'.G288"/>
      <style:map style:condition="cell-content()=&quot;t&quot;" style:apply-style-name="Gnumeric-8" style:base-cell-address="'Completed Jobs'.G288"/>
      <style:map style:condition="cell-content()=&quot;x&quot;" style:apply-style-name="Gnumeric-8" style:base-cell-address="'Completed Jobs'.G288"/>
    </style:style>
    <style:style style:name="ce9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9"/>
      <style:map style:condition="cell-content()=&quot;p&quot;" style:apply-style-name="Gnumeric-8" style:base-cell-address="'Completed Jobs'.G289"/>
      <style:map style:condition="cell-content()=&quot;t&quot;" style:apply-style-name="Gnumeric-8" style:base-cell-address="'Completed Jobs'.G289"/>
      <style:map style:condition="cell-content()=&quot;x&quot;" style:apply-style-name="Gnumeric-8" style:base-cell-address="'Completed Jobs'.G289"/>
    </style:style>
    <style:style style:name="ce9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0"/>
      <style:map style:condition="cell-content()=&quot;p&quot;" style:apply-style-name="Gnumeric-8" style:base-cell-address="'Completed Jobs'.G290"/>
      <style:map style:condition="cell-content()=&quot;t&quot;" style:apply-style-name="Gnumeric-8" style:base-cell-address="'Completed Jobs'.G290"/>
      <style:map style:condition="cell-content()=&quot;x&quot;" style:apply-style-name="Gnumeric-8" style:base-cell-address="'Completed Jobs'.G290"/>
    </style:style>
    <style:style style:name="ce9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1"/>
      <style:map style:condition="cell-content()=&quot;p&quot;" style:apply-style-name="Gnumeric-8" style:base-cell-address="'Completed Jobs'.G291"/>
      <style:map style:condition="cell-content()=&quot;t&quot;" style:apply-style-name="Gnumeric-8" style:base-cell-address="'Completed Jobs'.G291"/>
      <style:map style:condition="cell-content()=&quot;x&quot;" style:apply-style-name="Gnumeric-8" style:base-cell-address="'Completed Jobs'.G291"/>
    </style:style>
    <style:style style:name="ce9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2"/>
      <style:map style:condition="cell-content()=&quot;p&quot;" style:apply-style-name="Gnumeric-8" style:base-cell-address="'Completed Jobs'.G292"/>
      <style:map style:condition="cell-content()=&quot;t&quot;" style:apply-style-name="Gnumeric-8" style:base-cell-address="'Completed Jobs'.G292"/>
      <style:map style:condition="cell-content()=&quot;x&quot;" style:apply-style-name="Gnumeric-8" style:base-cell-address="'Completed Jobs'.G292"/>
    </style:style>
    <style:style style:name="ce9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3"/>
      <style:map style:condition="cell-content()=&quot;p&quot;" style:apply-style-name="Gnumeric-8" style:base-cell-address="'Completed Jobs'.G293"/>
      <style:map style:condition="cell-content()=&quot;t&quot;" style:apply-style-name="Gnumeric-8" style:base-cell-address="'Completed Jobs'.G293"/>
      <style:map style:condition="cell-content()=&quot;x&quot;" style:apply-style-name="Gnumeric-8" style:base-cell-address="'Completed Jobs'.G293"/>
    </style:style>
    <style:style style:name="ce9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4"/>
      <style:map style:condition="cell-content()=&quot;p&quot;" style:apply-style-name="Gnumeric-8" style:base-cell-address="'Completed Jobs'.G294"/>
      <style:map style:condition="cell-content()=&quot;t&quot;" style:apply-style-name="Gnumeric-8" style:base-cell-address="'Completed Jobs'.G294"/>
      <style:map style:condition="cell-content()=&quot;x&quot;" style:apply-style-name="Gnumeric-8" style:base-cell-address="'Completed Jobs'.G294"/>
    </style:style>
    <style:style style:name="ce9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5"/>
      <style:map style:condition="cell-content()=&quot;p&quot;" style:apply-style-name="Gnumeric-8" style:base-cell-address="'Completed Jobs'.G295"/>
      <style:map style:condition="cell-content()=&quot;t&quot;" style:apply-style-name="Gnumeric-8" style:base-cell-address="'Completed Jobs'.G295"/>
      <style:map style:condition="cell-content()=&quot;x&quot;" style:apply-style-name="Gnumeric-8" style:base-cell-address="'Completed Jobs'.G295"/>
    </style:style>
    <style:style style:name="ce9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6"/>
      <style:map style:condition="cell-content()=&quot;p&quot;" style:apply-style-name="Gnumeric-8" style:base-cell-address="'Completed Jobs'.G296"/>
      <style:map style:condition="cell-content()=&quot;t&quot;" style:apply-style-name="Gnumeric-8" style:base-cell-address="'Completed Jobs'.G296"/>
      <style:map style:condition="cell-content()=&quot;x&quot;" style:apply-style-name="Gnumeric-8" style:base-cell-address="'Completed Jobs'.G296"/>
    </style:style>
    <style:style style:name="ce9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7"/>
      <style:map style:condition="cell-content()=&quot;p&quot;" style:apply-style-name="Gnumeric-8" style:base-cell-address="'Completed Jobs'.G297"/>
      <style:map style:condition="cell-content()=&quot;t&quot;" style:apply-style-name="Gnumeric-8" style:base-cell-address="'Completed Jobs'.G297"/>
      <style:map style:condition="cell-content()=&quot;x&quot;" style:apply-style-name="Gnumeric-8" style:base-cell-address="'Completed Jobs'.G297"/>
    </style:style>
    <style:style style:name="ce9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"/>
      <style:map style:condition="cell-content()=&quot;p&quot;" style:apply-style-name="Gnumeric-8" style:base-cell-address="Procedure.A1"/>
      <style:map style:condition="cell-content()=&quot;t&quot;" style:apply-style-name="Gnumeric-8" style:base-cell-address="Procedure.A1"/>
      <style:map style:condition="cell-content()=&quot;x&quot;" style:apply-style-name="Gnumeric-8" style:base-cell-address="Procedure.A1"/>
    </style:style>
    <style:style style:name="ce9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"/>
      <style:map style:condition="cell-content()=&quot;p&quot;" style:apply-style-name="Gnumeric-8" style:base-cell-address="Procedure.A2"/>
      <style:map style:condition="cell-content()=&quot;t&quot;" style:apply-style-name="Gnumeric-8" style:base-cell-address="Procedure.A2"/>
      <style:map style:condition="cell-content()=&quot;x&quot;" style:apply-style-name="Gnumeric-8" style:base-cell-address="Procedure.A2"/>
    </style:style>
    <style:style style:name="ce9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3"/>
      <style:map style:condition="cell-content()=&quot;p&quot;" style:apply-style-name="Gnumeric-8" style:base-cell-address="Procedure.A3"/>
      <style:map style:condition="cell-content()=&quot;t&quot;" style:apply-style-name="Gnumeric-8" style:base-cell-address="Procedure.A3"/>
      <style:map style:condition="cell-content()=&quot;x&quot;" style:apply-style-name="Gnumeric-8" style:base-cell-address="Procedure.A3"/>
    </style:style>
    <style:style style:name="ce9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4"/>
      <style:map style:condition="cell-content()=&quot;p&quot;" style:apply-style-name="Gnumeric-8" style:base-cell-address="Procedure.A4"/>
      <style:map style:condition="cell-content()=&quot;t&quot;" style:apply-style-name="Gnumeric-8" style:base-cell-address="Procedure.A4"/>
      <style:map style:condition="cell-content()=&quot;x&quot;" style:apply-style-name="Gnumeric-8" style:base-cell-address="Procedure.A4"/>
    </style:style>
    <style:style style:name="ce9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5"/>
      <style:map style:condition="cell-content()=&quot;p&quot;" style:apply-style-name="Gnumeric-8" style:base-cell-address="Procedure.A5"/>
      <style:map style:condition="cell-content()=&quot;t&quot;" style:apply-style-name="Gnumeric-8" style:base-cell-address="Procedure.A5"/>
      <style:map style:condition="cell-content()=&quot;x&quot;" style:apply-style-name="Gnumeric-8" style:base-cell-address="Procedure.A5"/>
    </style:style>
    <style:style style:name="ce9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6"/>
      <style:map style:condition="cell-content()=&quot;p&quot;" style:apply-style-name="Gnumeric-8" style:base-cell-address="Procedure.A6"/>
      <style:map style:condition="cell-content()=&quot;t&quot;" style:apply-style-name="Gnumeric-8" style:base-cell-address="Procedure.A6"/>
      <style:map style:condition="cell-content()=&quot;x&quot;" style:apply-style-name="Gnumeric-8" style:base-cell-address="Procedure.A6"/>
    </style:style>
    <style:style style:name="ce9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7"/>
      <style:map style:condition="cell-content()=&quot;p&quot;" style:apply-style-name="Gnumeric-8" style:base-cell-address="Procedure.A7"/>
      <style:map style:condition="cell-content()=&quot;t&quot;" style:apply-style-name="Gnumeric-8" style:base-cell-address="Procedure.A7"/>
      <style:map style:condition="cell-content()=&quot;x&quot;" style:apply-style-name="Gnumeric-8" style:base-cell-address="Procedure.A7"/>
    </style:style>
    <style:style style:name="ce9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8"/>
      <style:map style:condition="cell-content()=&quot;p&quot;" style:apply-style-name="Gnumeric-8" style:base-cell-address="Procedure.A8"/>
      <style:map style:condition="cell-content()=&quot;t&quot;" style:apply-style-name="Gnumeric-8" style:base-cell-address="Procedure.A8"/>
      <style:map style:condition="cell-content()=&quot;x&quot;" style:apply-style-name="Gnumeric-8" style:base-cell-address="Procedure.A8"/>
    </style:style>
    <style:style style:name="ce9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9"/>
      <style:map style:condition="cell-content()=&quot;p&quot;" style:apply-style-name="Gnumeric-8" style:base-cell-address="Procedure.A9"/>
      <style:map style:condition="cell-content()=&quot;t&quot;" style:apply-style-name="Gnumeric-8" style:base-cell-address="Procedure.A9"/>
      <style:map style:condition="cell-content()=&quot;x&quot;" style:apply-style-name="Gnumeric-8" style:base-cell-address="Procedure.A9"/>
    </style:style>
    <style:style style:name="ce9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0"/>
      <style:map style:condition="cell-content()=&quot;p&quot;" style:apply-style-name="Gnumeric-8" style:base-cell-address="Procedure.A10"/>
      <style:map style:condition="cell-content()=&quot;t&quot;" style:apply-style-name="Gnumeric-8" style:base-cell-address="Procedure.A10"/>
      <style:map style:condition="cell-content()=&quot;x&quot;" style:apply-style-name="Gnumeric-8" style:base-cell-address="Procedure.A10"/>
    </style:style>
    <style:style style:name="ce9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1"/>
      <style:map style:condition="cell-content()=&quot;p&quot;" style:apply-style-name="Gnumeric-8" style:base-cell-address="Procedure.A11"/>
      <style:map style:condition="cell-content()=&quot;t&quot;" style:apply-style-name="Gnumeric-8" style:base-cell-address="Procedure.A11"/>
      <style:map style:condition="cell-content()=&quot;x&quot;" style:apply-style-name="Gnumeric-8" style:base-cell-address="Procedure.A11"/>
    </style:style>
    <style:style style:name="ce9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2"/>
      <style:map style:condition="cell-content()=&quot;p&quot;" style:apply-style-name="Gnumeric-8" style:base-cell-address="Procedure.A12"/>
      <style:map style:condition="cell-content()=&quot;t&quot;" style:apply-style-name="Gnumeric-8" style:base-cell-address="Procedure.A12"/>
      <style:map style:condition="cell-content()=&quot;x&quot;" style:apply-style-name="Gnumeric-8" style:base-cell-address="Procedure.A12"/>
    </style:style>
    <style:style style:name="ce9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3"/>
      <style:map style:condition="cell-content()=&quot;p&quot;" style:apply-style-name="Gnumeric-8" style:base-cell-address="Procedure.A13"/>
      <style:map style:condition="cell-content()=&quot;t&quot;" style:apply-style-name="Gnumeric-8" style:base-cell-address="Procedure.A13"/>
      <style:map style:condition="cell-content()=&quot;x&quot;" style:apply-style-name="Gnumeric-8" style:base-cell-address="Procedure.A13"/>
    </style:style>
    <style:style style:name="ce9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4"/>
      <style:map style:condition="cell-content()=&quot;p&quot;" style:apply-style-name="Gnumeric-8" style:base-cell-address="Procedure.A14"/>
      <style:map style:condition="cell-content()=&quot;t&quot;" style:apply-style-name="Gnumeric-8" style:base-cell-address="Procedure.A14"/>
      <style:map style:condition="cell-content()=&quot;x&quot;" style:apply-style-name="Gnumeric-8" style:base-cell-address="Procedure.A14"/>
    </style:style>
    <style:style style:name="ce9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5"/>
      <style:map style:condition="cell-content()=&quot;p&quot;" style:apply-style-name="Gnumeric-8" style:base-cell-address="Procedure.A15"/>
      <style:map style:condition="cell-content()=&quot;t&quot;" style:apply-style-name="Gnumeric-8" style:base-cell-address="Procedure.A15"/>
      <style:map style:condition="cell-content()=&quot;x&quot;" style:apply-style-name="Gnumeric-8" style:base-cell-address="Procedure.A15"/>
    </style:style>
    <style:style style:name="ce9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6"/>
      <style:map style:condition="cell-content()=&quot;p&quot;" style:apply-style-name="Gnumeric-8" style:base-cell-address="Procedure.A16"/>
      <style:map style:condition="cell-content()=&quot;t&quot;" style:apply-style-name="Gnumeric-8" style:base-cell-address="Procedure.A16"/>
      <style:map style:condition="cell-content()=&quot;x&quot;" style:apply-style-name="Gnumeric-8" style:base-cell-address="Procedure.A16"/>
    </style:style>
    <style:style style:name="ce10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7"/>
      <style:map style:condition="cell-content()=&quot;p&quot;" style:apply-style-name="Gnumeric-8" style:base-cell-address="Procedure.A17"/>
      <style:map style:condition="cell-content()=&quot;t&quot;" style:apply-style-name="Gnumeric-8" style:base-cell-address="Procedure.A17"/>
      <style:map style:condition="cell-content()=&quot;x&quot;" style:apply-style-name="Gnumeric-8" style:base-cell-address="Procedure.A17"/>
    </style:style>
    <style:style style:name="ce10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8"/>
      <style:map style:condition="cell-content()=&quot;p&quot;" style:apply-style-name="Gnumeric-8" style:base-cell-address="Procedure.A18"/>
      <style:map style:condition="cell-content()=&quot;t&quot;" style:apply-style-name="Gnumeric-8" style:base-cell-address="Procedure.A18"/>
      <style:map style:condition="cell-content()=&quot;x&quot;" style:apply-style-name="Gnumeric-8" style:base-cell-address="Procedure.A18"/>
    </style:style>
    <style:style style:name="ce10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9"/>
      <style:map style:condition="cell-content()=&quot;p&quot;" style:apply-style-name="Gnumeric-8" style:base-cell-address="Procedure.A19"/>
      <style:map style:condition="cell-content()=&quot;t&quot;" style:apply-style-name="Gnumeric-8" style:base-cell-address="Procedure.A19"/>
      <style:map style:condition="cell-content()=&quot;x&quot;" style:apply-style-name="Gnumeric-8" style:base-cell-address="Procedure.A19"/>
    </style:style>
    <style:style style:name="ce10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0"/>
      <style:map style:condition="cell-content()=&quot;p&quot;" style:apply-style-name="Gnumeric-8" style:base-cell-address="Procedure.A20"/>
      <style:map style:condition="cell-content()=&quot;t&quot;" style:apply-style-name="Gnumeric-8" style:base-cell-address="Procedure.A20"/>
      <style:map style:condition="cell-content()=&quot;x&quot;" style:apply-style-name="Gnumeric-8" style:base-cell-address="Procedure.A20"/>
    </style:style>
    <style:style style:name="ce10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1"/>
      <style:map style:condition="cell-content()=&quot;p&quot;" style:apply-style-name="Gnumeric-8" style:base-cell-address="Procedure.A21"/>
      <style:map style:condition="cell-content()=&quot;t&quot;" style:apply-style-name="Gnumeric-8" style:base-cell-address="Procedure.A21"/>
      <style:map style:condition="cell-content()=&quot;x&quot;" style:apply-style-name="Gnumeric-8" style:base-cell-address="Procedure.A21"/>
    </style:style>
    <style:style style:name="ce10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3"/>
      <style:map style:condition="cell-content()=&quot;p&quot;" style:apply-style-name="Gnumeric-8" style:base-cell-address="Procedure.A23"/>
      <style:map style:condition="cell-content()=&quot;t&quot;" style:apply-style-name="Gnumeric-8" style:base-cell-address="Procedure.A23"/>
      <style:map style:condition="cell-content()=&quot;x&quot;" style:apply-style-name="Gnumeric-8" style:base-cell-address="Procedure.A23"/>
    </style:style>
    <style:style style:name="ce10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4"/>
      <style:map style:condition="cell-content()=&quot;p&quot;" style:apply-style-name="Gnumeric-8" style:base-cell-address="Procedure.A24"/>
      <style:map style:condition="cell-content()=&quot;t&quot;" style:apply-style-name="Gnumeric-8" style:base-cell-address="Procedure.A24"/>
      <style:map style:condition="cell-content()=&quot;x&quot;" style:apply-style-name="Gnumeric-8" style:base-cell-address="Procedure.A24"/>
    </style:style>
    <style:style style:name="ce10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5"/>
      <style:map style:condition="cell-content()=&quot;p&quot;" style:apply-style-name="Gnumeric-8" style:base-cell-address="Procedure.A25"/>
      <style:map style:condition="cell-content()=&quot;t&quot;" style:apply-style-name="Gnumeric-8" style:base-cell-address="Procedure.A25"/>
      <style:map style:condition="cell-content()=&quot;x&quot;" style:apply-style-name="Gnumeric-8" style:base-cell-address="Procedure.A25"/>
    </style:style>
    <style:style style:name="ce10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6"/>
      <style:map style:condition="cell-content()=&quot;p&quot;" style:apply-style-name="Gnumeric-8" style:base-cell-address="Procedure.A26"/>
      <style:map style:condition="cell-content()=&quot;t&quot;" style:apply-style-name="Gnumeric-8" style:base-cell-address="Procedure.A26"/>
      <style:map style:condition="cell-content()=&quot;x&quot;" style:apply-style-name="Gnumeric-8" style:base-cell-address="Procedure.A26"/>
    </style:style>
    <style:style style:name="ce10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8"/>
      <style:map style:condition="cell-content()=&quot;p&quot;" style:apply-style-name="Gnumeric-8" style:base-cell-address="Procedure.A28"/>
      <style:map style:condition="cell-content()=&quot;t&quot;" style:apply-style-name="Gnumeric-8" style:base-cell-address="Procedure.A28"/>
      <style:map style:condition="cell-content()=&quot;x&quot;" style:apply-style-name="Gnumeric-8" style:base-cell-address="Procedure.A28"/>
    </style:style>
    <style:style style:name="ce10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9"/>
      <style:map style:condition="cell-content()=&quot;p&quot;" style:apply-style-name="Gnumeric-8" style:base-cell-address="Procedure.A29"/>
      <style:map style:condition="cell-content()=&quot;t&quot;" style:apply-style-name="Gnumeric-8" style:base-cell-address="Procedure.A29"/>
      <style:map style:condition="cell-content()=&quot;x&quot;" style:apply-style-name="Gnumeric-8" style:base-cell-address="Procedure.A29"/>
    </style:style>
    <style:style style:name="ce10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3" style:family="table-cell" style:parent-style-name="Default">
      <style:table-cell-properties style:glyph-orientation-vertical="auto" fo:background-color="#3399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3399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4" style:family="table-cell" style:parent-style-name="Default" style:data-style-name="N10000">
      <style:table-cell-properties style:glyph-orientation-vertical="auto" fo:background-color="#3399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3399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6" style:family="table-cell" style:parent-style-name="Default" style:data-style-name="N1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8" style:family="table-cell" style:parent-style-name="Default" style:data-style-name="N1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ctive Jobs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7"/>
        <table:table-column table:style-name="co11" table:number-columns-repeated="5" table:default-cell-style-name="Default"/>
        <table:table-column table:style-name="co12" table:default-cell-style-name="ce53"/>
        <table:table-column table:style-name="co13" table:default-cell-style-name="ce250"/>
        <table:table-column table:style-name="co14" table:number-columns-repeated="3" table:default-cell-style-name="ce251"/>
        <table:table-column table:style-name="co15" table:default-cell-style-name="ce37"/>
        <table:table-column table:style-name="co16" table:default-cell-style-name="ce253"/>
        <table:table-column table:style-name="co18" table:default-cell-style-name="ce253"/>
        <table:table-column table:style-name="co19" table:default-cell-style-name="ce253"/>
        <table:table-column table:style-name="co20" table:default-cell-style-name="ce255"/>
        <table:table-column table:style-name="co21" table:default-cell-style-name="ce253"/>
        <table:table-column table:style-name="co22" table:default-cell-style-name="ce253"/>
        <table:table-column table:style-name="co23" table:default-cell-style-name="ce253"/>
        <table:table-column table:style-name="co26" table:default-cell-style-name="ce257"/>
        <table:table-column table:style-name="co27" table:default-cell-style-name="ce37"/>
        <table:table-column table:style-name="co28" table:default-cell-style-name="ce257"/>
        <table:table-column table:style-name="co17" table:number-columns-repeated="1002" table:default-cell-style-name="ce37"/>
        <table:table-row table:style-name="ro1">
          <table:table-cell/>
          <table:table-cell table:style-name="ce38" office:value-type="string" calcext:value-type="string" table:number-columns-spanned="6" table:number-rows-spanned="1">
            <text:p>Copy</text:p>
          </table:table-cell>
          <table:covered-table-cell table:number-columns-repeated="4" table:style-name="ce45"/>
          <table:covered-table-cell table:style-name="ce51"/>
          <table:table-cell table:number-columns-repeated="12"/>
          <table:table-cell table:style-name="ce256" table:number-columns-spanned="2" table:number-rows-spanned="1"/>
          <table:covered-table-cell/>
          <table:table-cell table:number-columns-repeated="1003"/>
        </table:table-row>
        <table:table-row table:style-name="ro1">
          <table:table-cell/>
          <table:table-cell table:style-name="ce39"/>
          <table:table-cell table:style-name="ce46" office:value-type="string" calcext:value-type="string" table:number-columns-spanned="5" table:number-rows-spanned="1">
            <text:p>Invent</text:p>
          </table:table-cell>
          <table:covered-table-cell table:number-columns-repeated="3" table:style-name="ce45"/>
          <table:covered-table-cell table:style-name="ce51"/>
          <table:table-cell/>
          <table:table-cell table:style-name="ce252" table:formula="of:=CONCATENATE(&quot;Next ID = &quot;;TEXT(MAX([.I7:.K1048576])+1;&quot;0000#&quot;))" office:value-type="string" office:string-value="Next ID = 00224" calcext:value-type="string" table:number-columns-spanned="3" table:number-rows-spanned="1">
            <text:p>Next ID = 00224</text:p>
          </table:table-cell>
          <table:covered-table-cell table:number-columns-repeated="2"/>
          <table:table-cell table:number-columns-repeated="8"/>
          <table:table-cell table:style-name="ce256"/>
          <table:table-cell table:number-columns-repeated="1004"/>
        </table:table-row>
        <table:table-row table:style-name="ro1">
          <table:table-cell/>
          <table:table-cell table:style-name="ce39" table:number-columns-repeated="2"/>
          <table:table-cell table:style-name="ce47" office:value-type="string" calcext:value-type="string" table:number-columns-spanned="4" table:number-rows-spanned="1">
            <text:p>T1 Manufacture / Buy Materials</text:p>
          </table:table-cell>
          <table:covered-table-cell table:number-columns-repeated="2" table:style-name="ce45"/>
          <table:covered-table-cell table:style-name="ce51"/>
          <table:table-cell/>
          <table:table-cell table:style-name="ce252" office:value-type="string" calcext:value-type="string" table:number-columns-spanned="3" table:number-rows-spanned="1">
            <text:p>Required For</text:p>
          </table:table-cell>
          <table:covered-table-cell table:number-columns-repeated="2"/>
          <table:table-cell table:number-columns-repeated="8"/>
          <table:table-cell table:style-name="ce256"/>
          <table:table-cell table:number-columns-repeated="1004"/>
        </table:table-row>
        <table:table-row table:style-name="ro1">
          <table:table-cell/>
          <table:table-cell table:style-name="ce39" table:number-columns-repeated="3"/>
          <table:table-cell table:style-name="ce48" office:value-type="string" calcext:value-type="string" table:number-columns-spanned="3" table:number-rows-spanned="1">
            <text:p>T2 Manufacture</text:p>
          </table:table-cell>
          <table:covered-table-cell table:style-name="ce45"/>
          <table:covered-table-cell table:style-name="ce51"/>
          <table:table-cell table:number-columns-repeated="2"/>
          <table:table-cell table:style-name="ce252" office:value-type="string" calcext:value-type="string" table:number-columns-spanned="2" table:number-rows-spanned="1">
            <text:p>Depends On</text:p>
          </table:table-cell>
          <table:covered-table-cell/>
          <table:table-cell table:number-columns-repeated="8"/>
          <table:table-cell table:style-name="ce256"/>
          <table:table-cell table:number-columns-repeated="1004"/>
        </table:table-row>
        <table:table-row table:style-name="ro1">
          <table:table-cell/>
          <table:table-cell table:style-name="ce39" table:number-columns-repeated="3"/>
          <table:table-cell table:style-name="ce49"/>
          <table:table-cell table:style-name="ce50" office:value-type="string" calcext:value-type="string" table:number-columns-spanned="2" table:number-rows-spanned="1">
            <text:p>Sell</text:p>
          </table:table-cell>
          <table:covered-table-cell table:style-name="ce51"/>
          <table:table-cell table:number-columns-repeated="3"/>
          <table:table-cell office:value-type="string" calcext:value-type="string">
            <text:p>ID</text:p>
          </table:table-cell>
          <table:table-cell table:number-columns-repeated="8"/>
          <table:table-cell table:style-name="ce256"/>
          <table:table-cell table:number-columns-repeated="1004"/>
        </table:table-row>
        <table:table-row table:style-name="ro1">
          <table:table-cell/>
          <table:table-cell table:style-name="ce39" table:number-columns-repeated="3"/>
          <table:table-cell table:style-name="ce49" table:number-columns-repeated="2"/>
          <table:table-cell table:style-name="ce52" office:value-type="string" calcext:value-type="string">
            <text:p>Notes</text:p>
          </table:table-cell>
          <table:table-cell office:value-type="string" calcext:value-type="string">
            <text:p>Dat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Cost Per Invention Run</text:p>
          </table:table-cell>
          <table:table-cell office:value-type="string" calcext:value-type="string">
            <text:p>Invention Runs</text:p>
          </table:table-cell>
          <table:table-cell office:value-type="string" calcext:value-type="string">
            <text:p>Cost Per Manufacturing Run</text:p>
          </table:table-cell>
          <table:table-cell office:value-type="string" calcext:value-type="string">
            <text:p>Manufacturing Runs</text:p>
          </table:table-cell>
          <table:table-cell office:value-type="string" calcext:value-type="string">
            <text:p>Output Quantity Per Run</text:p>
          </table:table-cell>
          <table:table-cell office:value-type="string" calcext:value-type="string">
            <text:p>Sell Price Per Item</text:p>
          </table:table-cell>
          <table:table-cell office:value-type="string" calcext:value-type="string">
            <text:p>Break Even Price Per Item</text:p>
          </table:table-cell>
          <table:table-cell table:style-name="ce256" office:value-type="string" calcext:value-type="string" table:number-columns-spanned="2" table:number-rows-spanned="1">
            <text:p>Run Profit</text:p>
          </table:table-cell>
          <table:covered-table-cell/>
          <table:table-cell office:value-type="string" calcext:value-type="string">
            <text:p>Cumulative Profit</text:p>
          </table:table-cell>
          <table:table-cell table:number-columns-repeated="1002"/>
        </table:table-row>
        <table:table-row table:style-name="ro1">
          <table:table-cell/>
          <table:table-cell table:style-name="ce40" table:number-columns-repeated="5"/>
          <table:table-cell table:number-columns-repeated="14"/>
          <table:table-cell table:style-name="ce258"/>
          <table:table-cell table:number-columns-repeated="1003"/>
        </table:table-row>
        <table:table-row table:style-name="ro1">
          <table:table-cell office:value-type="string" calcext:value-type="string">
            <text:p>Copy Queue</text:p>
          </table:table-cell>
          <table:table-cell table:style-name="ce40" table:number-columns-repeated="5"/>
          <table:table-cell table:style-name="ce5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">
          <table:table-cell/>
          <table:table-cell table:style-name="ce40" table:number-columns-repeated="5"/>
          <table:table-cell table:style-name="ce5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5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5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5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58"/>
          <table:table-cell table:number-columns-repeated="4"/>
          <table:table-cell table:style-name="ce250"/>
          <table:table-cell table:number-columns-repeated="5"/>
          <table:table-cell table:style-name="ce255"/>
          <table:table-cell table:number-columns-repeated="2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5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6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">
          <table:table-cell/>
          <table:table-cell table:style-name="ce40" table:number-columns-repeated="5"/>
          <table:table-cell table:style-name="ce5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6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">
          <table:table-cell/>
          <table:table-cell table:style-name="ce40" table:number-columns-repeated="5"/>
          <table:table-cell table:style-name="ce5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6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6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">
          <table:table-cell/>
          <table:table-cell table:style-name="ce40" table:number-columns-repeated="5"/>
          <table:table-cell table:style-name="ce6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 office:value-type="string" calcext:value-type="string">
            <text:p>Invention Queue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x</text:p>
          </table:table-cell>
          <table:table-cell table:style-name="ce65"/>
          <table:table-cell office:value-type="date" office:date-value="2017-05-18" calcext:value-type="date">
            <text:p>Thu May 1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12, 213, 214</text:p>
          </table:table-cell>
          <table:table-cell office:value-type="float" office:value="211" calcext:value-type="float">
            <text:p>00211</text:p>
          </table:table-cell>
          <table:table-cell table:style-name="ce250" office:value-type="string" calcext:value-type="string">
            <text:p>Warp Disruptor II</text:p>
          </table:table-cell>
          <table:table-cell office:value-type="float" office:value="539997" calcext:value-type="float">
            <text:p>539,997</text:p>
          </table:table-cell>
          <table:table-cell office:value-type="float" office:value="60" calcext:value-type="float">
            <text:p>60</text:p>
          </table:table-cell>
          <table:table-cell office:value-type="float" office:value="985029" calcext:value-type="float">
            <text:p>985,029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1246886" calcext:value-type="float">
            <text:p>1,246,886</text:p>
          </table:table-cell>
          <table:table-cell table:formula="of:=IF([.P26]=0;[.M26]*[.N26];([.M26]*[.N26]+[.O26]*[.P26])/([.P26]*[.Q26]))" office:value-type="string" office:string-value="" calcext:value-type="error">
            <text:p>#VALUE!</text:p>
          </table:table-cell>
          <table:table-cell table:formula="of:=-[.M26]*[.N26]-[.O26]*[.P26]+[.P26]*[.Q26]*[.R26]" office:value-type="string" office:string-value="" calcext:value-type="error">
            <text:p>#VALUE!</text:p>
          </table:table-cell>
          <table:table-cell table:style-name="ce258" table:formula="of:=IF([.M26]*[.N26]+[.O26]*[.P26]=0;0;([.P26]*[.Q26]*[.R26])/([.M26]*[.N26]+[.O26]*[.P26]))" office:value-type="string" office:string-value="" calcext:value-type="error">
            <text:p>#VALUE!</text:p>
          </table:table-cell>
          <table:table-cell table:formula="of:=[.V25]+[.T26]" office:value-type="string" office:string-value="" calcext:value-type="error">
            <text:p>#VALUE!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1" office:value-type="string" calcext:value-type="string">
            <text:p>c</text:p>
          </table:table-cell>
          <table:table-cell table:number-columns-repeated="4" table:style-name="ce41" office:value-type="string" calcext:value-type="string">
            <text:p>x</text:p>
          </table:table-cell>
          <table:table-cell table:style-name="ce65"/>
          <table:table-cell office:value-type="date" office:date-value="2017-05-18" calcext:value-type="date">
            <text:p>Thu May 18 2017</text:p>
          </table:table-cell>
          <table:table-cell office:value-type="float" office:value="211" calcext:value-type="float">
            <text:p>00211</text:p>
          </table:table-cell>
          <table:table-cell office:value-type="string" calcext:value-type="string">
            <text:p>none</text:p>
          </table:table-cell>
          <table:table-cell office:value-type="float" office:value="212" calcext:value-type="float">
            <text:p>00212</text:p>
          </table:table-cell>
          <table:table-cell table:style-name="ce250" office:value-type="string" calcext:value-type="string">
            <text:p>Gravimetric Sensor Cl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6" calcext:value-type="float">
            <text:p>28,666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30899" calcext:value-type="float">
            <text:p>30,899</text:p>
          </table:table-cell>
          <table:table-cell table:formula="of:=IF([.P27]=0;[.M27]*[.N27];([.M27]*[.N27]+[.O27]*[.P27])/([.P27]*[.Q27]))" office:value-type="string" office:string-value="" calcext:value-type="error">
            <text:p>#VALUE!</text:p>
          </table:table-cell>
          <table:table-cell table:formula="of:=-[.M27]*[.N27]-[.O27]*[.P27]+[.P27]*[.Q27]*[.R27]" office:value-type="string" office:string-value="" calcext:value-type="error">
            <text:p>#VALUE!</text:p>
          </table:table-cell>
          <table:table-cell table:style-name="ce258" table:formula="of:=IF([.M27]*[.N27]+[.O27]*[.P27]=0;0;([.P27]*[.Q27]*[.R27])/([.M27]*[.N27]+[.O27]*[.P27]))" office:value-type="string" office:string-value="" calcext:value-type="error">
            <text:p>#VALUE!</text:p>
          </table:table-cell>
          <table:table-cell table:formula="of:=[.V26]+[.T27]" office:value-type="string" office:string-value="" calcext:value-type="error">
            <text:p>#VALUE!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41" office:value-type="string" calcext:value-type="string">
            <text:p>x</text:p>
          </table:table-cell>
          <table:table-cell table:style-name="ce65"/>
          <table:table-cell office:value-type="date" office:date-value="2017-05-18" calcext:value-type="date">
            <text:p>Thu May 18 2017</text:p>
          </table:table-cell>
          <table:table-cell office:value-type="float" office:value="211" calcext:value-type="float">
            <text:p>00211</text:p>
          </table:table-cell>
          <table:table-cell office:value-type="string" calcext:value-type="string">
            <text:p>none</text:p>
          </table:table-cell>
          <table:table-cell office:value-type="float" office:value="213" calcext:value-type="float">
            <text:p>00213</text:p>
          </table:table-cell>
          <table:table-cell table:style-name="ce250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98" calcext:value-type="float">
            <text:p>56,698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69899" calcext:value-type="float">
            <text:p>69,899</text:p>
          </table:table-cell>
          <table:table-cell table:formula="of:=IF([.P28]=0;[.M28]*[.N28];([.M28]*[.N28]+[.O28]*[.P28])/([.P28]*[.Q28]))" office:value-type="string" office:string-value="" calcext:value-type="error">
            <text:p>#VALUE!</text:p>
          </table:table-cell>
          <table:table-cell table:formula="of:=-[.M28]*[.N28]-[.O28]*[.P28]+[.P28]*[.Q28]*[.R28]" office:value-type="string" office:string-value="" calcext:value-type="error">
            <text:p>#VALUE!</text:p>
          </table:table-cell>
          <table:table-cell table:style-name="ce258" table:formula="of:=IF([.M28]*[.N28]+[.O28]*[.P28]=0;0;([.P28]*[.Q28]*[.R28])/([.M28]*[.N28]+[.O28]*[.P28]))" office:value-type="string" office:string-value="" calcext:value-type="error">
            <text:p>#VALUE!</text:p>
          </table:table-cell>
          <table:table-cell table:formula="of:=[.V27]+[.T28]" office:value-type="string" office:string-value="" calcext:value-type="error">
            <text:p>#VALUE!</text:p>
          </table:table-cell>
          <table:table-cell/>
          <table:table-cell table:style-name="ce257"/>
          <table:table-cell table:number-columns-repeated="1000"/>
        </table:table-row>
        <table:table-row table:style-name="ro4">
          <table:table-cell/>
          <table:table-cell table:number-columns-repeated="5" table:style-name="ce41" office:value-type="string" calcext:value-type="string">
            <text:p>x</text:p>
          </table:table-cell>
          <table:table-cell table:style-name="ce66"/>
          <table:table-cell office:value-type="date" office:date-value="2017-05-18" calcext:value-type="date">
            <text:p>Thu May 18 2017</text:p>
          </table:table-cell>
          <table:table-cell office:value-type="float" office:value="211" calcext:value-type="float">
            <text:p>00211</text:p>
          </table:table-cell>
          <table:table-cell office:value-type="string" calcext:value-type="string">
            <text:p>none</text:p>
          </table:table-cell>
          <table:table-cell office:value-type="float" office:value="214" calcext:value-type="float">
            <text:p>00214</text:p>
          </table:table-cell>
          <table:table-cell table:style-name="ce250" office:value-type="string" calcext:value-type="string">
            <text:p>Warp Disrupto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09" calcext:value-type="float">
            <text:p>39,609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45999" calcext:value-type="float">
            <text:p>45,999</text:p>
          </table:table-cell>
          <table:table-cell table:formula="of:=IF([.P29]=0;[.M29]*[.N29];([.M29]*[.N29]+[.O29]*[.P29])/([.P29]*[.Q29]))" office:value-type="string" office:string-value="" calcext:value-type="error">
            <text:p>#VALUE!</text:p>
          </table:table-cell>
          <table:table-cell table:formula="of:=-[.M29]*[.N29]-[.O29]*[.P29]+[.P29]*[.Q29]*[.R29]" office:value-type="string" office:string-value="" calcext:value-type="error">
            <text:p>#VALUE!</text:p>
          </table:table-cell>
          <table:table-cell table:style-name="ce258" table:formula="of:=IF([.M29]*[.N29]+[.O29]*[.P29]=0;0;([.P29]*[.Q29]*[.R29])/([.M29]*[.N29]+[.O29]*[.P29]))" office:value-type="string" office:string-value="" calcext:value-type="error">
            <text:p>#VALUE!</text:p>
          </table:table-cell>
          <table:table-cell table:formula="of:=[.V28]+[.T29]" office:value-type="string" office:string-value="" calcext:value-type="error">
            <text:p>#VALUE!</text:p>
          </table:table-cell>
          <table:table-cell/>
          <table:table-cell table:style-name="ce257"/>
          <table:table-cell table:number-columns-repeated="1000"/>
        </table:table-row>
        <table:table-row table:style-name="ro1">
          <table:table-cell/>
          <table:table-cell table:style-name="ce41" table:number-columns-repeated="5"/>
          <table:table-cell table:style-name="ce6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7"/>
          <table:table-cell table:number-columns-repeated="1000"/>
        </table:table-row>
        <table:table-row table:style-name="ro4">
          <table:table-cell/>
          <table:table-cell table:style-name="ce41" office:value-type="string" calcext:value-type="string">
            <text:p>c</text:p>
          </table:table-cell>
          <table:table-cell table:number-columns-repeated="4" table:style-name="ce41" office:value-type="string" calcext:value-type="string">
            <text:p>x</text:p>
          </table:table-cell>
          <table:table-cell table:style-name="ce68" office:value-type="string" calcext:value-type="string">
            <text:p>Parity</text:p>
          </table:table-cell>
          <table:table-cell office:value-type="date" office:date-value="2017-05-18" calcext:value-type="date">
            <text:p>Thu May 1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16, 217</text:p>
          </table:table-cell>
          <table:table-cell office:value-type="float" office:value="215" calcext:value-type="float">
            <text:p>00215</text:p>
          </table:table-cell>
          <table:table-cell table:style-name="ce250" office:value-type="string" calcext:value-type="string">
            <text:p>Armor Command Burst II</text:p>
          </table:table-cell>
          <table:table-cell office:value-type="float" office:value="1448937" calcext:value-type="float">
            <text:p>1,448,937</text:p>
          </table:table-cell>
          <table:table-cell office:value-type="float" office:value="30" calcext:value-type="float">
            <text:p>30</text:p>
          </table:table-cell>
          <table:table-cell office:value-type="float" office:value="1801908" calcext:value-type="float">
            <text:p>1,801,908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3086974" calcext:value-type="float">
            <text:p>3,086,974</text:p>
          </table:table-cell>
          <table:table-cell table:formula="of:=IF([.P31]=0;[.M31]*[.N31];([.M31]*[.N31]+[.O31]*[.P31])/([.P31]*[.Q31]))" office:value-type="string" office:string-value="" calcext:value-type="error">
            <text:p>#VALUE!</text:p>
          </table:table-cell>
          <table:table-cell table:formula="of:=-[.M31]*[.N31]-[.O31]*[.P31]+[.P31]*[.Q31]*[.R31]" office:value-type="string" office:string-value="" calcext:value-type="error">
            <text:p>#VALUE!</text:p>
          </table:table-cell>
          <table:table-cell table:style-name="ce258" table:formula="of:=IF([.M31]*[.N31]+[.O31]*[.P31]=0;0;([.P31]*[.Q31]*[.R31])/([.M31]*[.N31]+[.O31]*[.P31]))" office:value-type="string" office:string-value="" calcext:value-type="error">
            <text:p>#VALUE!</text:p>
          </table:table-cell>
          <table:table-cell table:formula="of:=[.V30]+[.T31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1" office:value-type="string" calcext:value-type="string">
            <text:p>x</text:p>
          </table:table-cell>
          <table:table-cell table:style-name="ce69"/>
          <table:table-cell office:value-type="date" office:date-value="2017-05-18" calcext:value-type="date">
            <text:p>Thu May 18 2017</text:p>
          </table:table-cell>
          <table:table-cell office:value-type="float" office:value="215" calcext:value-type="float">
            <text:p>00215</text:p>
          </table:table-cell>
          <table:table-cell office:value-type="string" calcext:value-type="string">
            <text:p>none</text:p>
          </table:table-cell>
          <table:table-cell office:value-type="float" office:value="216" calcext:value-type="float">
            <text:p>00216</text:p>
          </table:table-cell>
          <table:table-cell table:style-name="ce250" office:value-type="string" calcext:value-type="string">
            <text:p>Armor Command Burst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569" calcext:value-type="float">
            <text:p>342,569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table:style-name="ce255" office:value-type="float" office:value="499999" calcext:value-type="float">
            <text:p>499999</text:p>
          </table:table-cell>
          <table:table-cell table:formula="of:=IF([.P32]=0;[.M32]*[.N32];([.M32]*[.N32]+[.O32]*[.P32])/([.P32]*[.Q32]))" office:value-type="string" office:string-value="" calcext:value-type="error">
            <text:p>#VALUE!</text:p>
          </table:table-cell>
          <table:table-cell table:formula="of:=-[.M32]*[.N32]-[.O32]*[.P32]+[.P32]*[.Q32]*[.R32]" office:value-type="string" office:string-value="" calcext:value-type="error">
            <text:p>#VALUE!</text:p>
          </table:table-cell>
          <table:table-cell table:style-name="ce258" table:formula="of:=IF([.M32]*[.N32]+[.O32]*[.P32]=0;0;([.P32]*[.Q32]*[.R32])/([.M32]*[.N32]+[.O32]*[.P32]))" office:value-type="string" office:string-value="" calcext:value-type="error">
            <text:p>#VALUE!</text:p>
          </table:table-cell>
          <table:table-cell table:formula="of:=[.V31]+[.T32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1" office:value-type="string" calcext:value-type="string">
            <text:p>x</text:p>
          </table:table-cell>
          <table:table-cell table:style-name="ce70"/>
          <table:table-cell office:value-type="date" office:date-value="2017-05-18" calcext:value-type="date">
            <text:p>Thu May 18 2017</text:p>
          </table:table-cell>
          <table:table-cell office:value-type="float" office:value="215" calcext:value-type="float">
            <text:p>00215</text:p>
          </table:table-cell>
          <table:table-cell office:value-type="string" calcext:value-type="string">
            <text:p>none</text:p>
          </table:table-cell>
          <table:table-cell office:value-type="float" office:value="217" calcext:value-type="float">
            <text:p>00217</text:p>
          </table:table-cell>
          <table:table-cell table:style-name="ce250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73" calcext:value-type="float">
            <text:p>47,973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54719" calcext:value-type="float">
            <text:p>54,719</text:p>
          </table:table-cell>
          <table:table-cell table:formula="of:=IF([.P33]=0;[.M33]*[.N33];([.M33]*[.N33]+[.O33]*[.P33])/([.P33]*[.Q33]))" office:value-type="string" office:string-value="" calcext:value-type="error">
            <text:p>#VALUE!</text:p>
          </table:table-cell>
          <table:table-cell table:formula="of:=-[.M33]*[.N33]-[.O33]*[.P33]+[.P33]*[.Q33]*[.R33]" office:value-type="string" office:string-value="" calcext:value-type="error">
            <text:p>#VALUE!</text:p>
          </table:table-cell>
          <table:table-cell table:style-name="ce258" table:formula="of:=IF([.M33]*[.N33]+[.O33]*[.P33]=0;0;([.P33]*[.Q33]*[.R33])/([.M33]*[.N33]+[.O33]*[.P33]))" office:value-type="string" office:string-value="" calcext:value-type="error">
            <text:p>#VALUE!</text:p>
          </table:table-cell>
          <table:table-cell table:formula="of:=[.V32]+[.T33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1">
          <table:table-cell/>
          <table:table-cell table:style-name="ce41" table:number-columns-repeated="5"/>
          <table:table-cell table:style-name="ce7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4">
          <table:table-cell/>
          <table:table-cell table:style-name="ce41" office:value-type="string" calcext:value-type="string">
            <text:p>c</text:p>
          </table:table-cell>
          <table:table-cell table:number-columns-repeated="4" table:style-name="ce41" office:value-type="string" calcext:value-type="string">
            <text:p>x</text:p>
          </table:table-cell>
          <table:table-cell table:style-name="ce70" office:value-type="string" calcext:value-type="string">
            <text:p>Parity</text:p>
          </table:table-cell>
          <table:table-cell office:value-type="date" office:date-value="2017-05-18" calcext:value-type="date">
            <text:p>Thu May 1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19, 220</text:p>
          </table:table-cell>
          <table:table-cell office:value-type="float" office:value="218" calcext:value-type="float">
            <text:p>00218</text:p>
          </table:table-cell>
          <table:table-cell table:style-name="ce250" office:value-type="string" calcext:value-type="string">
            <text:p>Mining Command Burst II</text:p>
          </table:table-cell>
          <table:table-cell office:value-type="float" office:value="1448937" calcext:value-type="float">
            <text:p>1,448,937</text:p>
          </table:table-cell>
          <table:table-cell office:value-type="float" office:value="30" calcext:value-type="float">
            <text:p>30</text:p>
          </table:table-cell>
          <table:table-cell office:value-type="float" office:value="1609804" calcext:value-type="float">
            <text:p>1,609,804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3899907" calcext:value-type="float">
            <text:p>3,899,907</text:p>
          </table:table-cell>
          <table:table-cell table:formula="of:=IF([.P35]=0;[.M35]*[.N35];([.M35]*[.N35]+[.O35]*[.P35])/([.P35]*[.Q35]))" office:value-type="string" office:string-value="" calcext:value-type="error">
            <text:p>#VALUE!</text:p>
          </table:table-cell>
          <table:table-cell table:formula="of:=-[.M35]*[.N35]-[.O35]*[.P35]+[.P35]*[.Q35]*[.R35]" office:value-type="string" office:string-value="" calcext:value-type="error">
            <text:p>#VALUE!</text:p>
          </table:table-cell>
          <table:table-cell table:style-name="ce258" table:formula="of:=IF([.M35]*[.N35]+[.O35]*[.P35]=0;0;([.P35]*[.Q35]*[.R35])/([.M35]*[.N35]+[.O35]*[.P35]))" office:value-type="string" office:string-value="" calcext:value-type="error">
            <text:p>#VALUE!</text:p>
          </table:table-cell>
          <table:table-cell table:formula="of:=[.V34]+[.T35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1" office:value-type="string" calcext:value-type="string">
            <text:p>x</text:p>
          </table:table-cell>
          <table:table-cell table:style-name="ce70"/>
          <table:table-cell office:value-type="date" office:date-value="2017-05-18" calcext:value-type="date">
            <text:p>Thu May 18 2017</text:p>
          </table:table-cell>
          <table:table-cell office:value-type="float" office:value="218" calcext:value-type="float">
            <text:p>00218</text:p>
          </table:table-cell>
          <table:table-cell office:value-type="string" calcext:value-type="string">
            <text:p>none</text:p>
          </table:table-cell>
          <table:table-cell office:value-type="float" office:value="219" calcext:value-type="float">
            <text:p>00219</text:p>
          </table:table-cell>
          <table:table-cell table:style-name="ce250" office:value-type="string" calcext:value-type="string">
            <text:p>Mining Command Burst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569" calcext:value-type="float">
            <text:p>342,569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364999" calcext:value-type="float">
            <text:p>364,999</text:p>
          </table:table-cell>
          <table:table-cell table:formula="of:=IF([.P36]=0;[.M36]*[.N36];([.M36]*[.N36]+[.O36]*[.P36])/([.P36]*[.Q36]))" office:value-type="string" office:string-value="" calcext:value-type="error">
            <text:p>#VALUE!</text:p>
          </table:table-cell>
          <table:table-cell table:formula="of:=-[.M36]*[.N36]-[.O36]*[.P36]+[.P36]*[.Q36]*[.R36]" office:value-type="string" office:string-value="" calcext:value-type="error">
            <text:p>#VALUE!</text:p>
          </table:table-cell>
          <table:table-cell table:style-name="ce258" table:formula="of:=IF([.M36]*[.N36]+[.O36]*[.P36]=0;0;([.P36]*[.Q36]*[.R36])/([.M36]*[.N36]+[.O36]*[.P36]))" office:value-type="string" office:string-value="" calcext:value-type="error">
            <text:p>#VALUE!</text:p>
          </table:table-cell>
          <table:table-cell table:formula="of:=[.V35]+[.T36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1" office:value-type="string" calcext:value-type="string">
            <text:p>x</text:p>
          </table:table-cell>
          <table:table-cell table:style-name="ce72"/>
          <table:table-cell office:value-type="date" office:date-value="2017-05-18" calcext:value-type="date">
            <text:p>Thu May 18 2017</text:p>
          </table:table-cell>
          <table:table-cell office:value-type="float" office:value="218" calcext:value-type="float">
            <text:p>00218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00220</text:p>
          </table:table-cell>
          <table:table-cell table:style-name="ce250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73" calcext:value-type="float">
            <text:p>47,973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54719" calcext:value-type="float">
            <text:p>54,719</text:p>
          </table:table-cell>
          <table:table-cell table:formula="of:=IF([.P37]=0;[.M37]*[.N37];([.M37]*[.N37]+[.O37]*[.P37])/([.P37]*[.Q37]))" office:value-type="string" office:string-value="" calcext:value-type="error">
            <text:p>#VALUE!</text:p>
          </table:table-cell>
          <table:table-cell table:formula="of:=-[.M37]*[.N37]-[.O37]*[.P37]+[.P37]*[.Q37]*[.R37]" office:value-type="string" office:string-value="" calcext:value-type="error">
            <text:p>#VALUE!</text:p>
          </table:table-cell>
          <table:table-cell table:style-name="ce258" table:formula="of:=IF([.M37]*[.N37]+[.O37]*[.P37]=0;0;([.P37]*[.Q37]*[.R37])/([.M37]*[.N37]+[.O37]*[.P37]))" office:value-type="string" office:string-value="" calcext:value-type="error">
            <text:p>#VALUE!</text:p>
          </table:table-cell>
          <table:table-cell table:formula="of:=[.V36]+[.T37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1">
          <table:table-cell/>
          <table:table-cell table:style-name="ce41" table:number-columns-repeated="5"/>
          <table:table-cell table:style-name="ce7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4">
          <table:table-cell/>
          <table:table-cell table:style-name="ce41" office:value-type="string" calcext:value-type="string">
            <text:p>c</text:p>
          </table:table-cell>
          <table:table-cell table:number-columns-repeated="4" table:style-name="ce41" office:value-type="string" calcext:value-type="string">
            <text:p>x</text:p>
          </table:table-cell>
          <table:table-cell table:style-name="ce70" office:value-type="string" calcext:value-type="string">
            <text:p>Parity</text:p>
          </table:table-cell>
          <table:table-cell office:value-type="date" office:date-value="2017-05-18" calcext:value-type="date">
            <text:p>Thu May 1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22, 223, 224</text:p>
          </table:table-cell>
          <table:table-cell office:value-type="float" office:value="221" calcext:value-type="float">
            <text:p>00221</text:p>
          </table:table-cell>
          <table:table-cell table:style-name="ce250" office:value-type="string" calcext:value-type="string">
            <text:p>Skirmish Command Burst II</text:p>
          </table:table-cell>
          <table:table-cell office:value-type="float" office:value="1448937" calcext:value-type="float">
            <text:p>1,448,937</text:p>
          </table:table-cell>
          <table:table-cell office:value-type="float" office:value="30" calcext:value-type="float">
            <text:p>30</text:p>
          </table:table-cell>
          <table:table-cell office:value-type="float" office:value="1755498" calcext:value-type="float">
            <text:p>1,755,498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2727197" calcext:value-type="float">
            <text:p>2,727,197</text:p>
          </table:table-cell>
          <table:table-cell table:formula="of:=IF([.P39]=0;[.M39]*[.N39];([.M39]*[.N39]+[.O39]*[.P39])/([.P39]*[.Q39]))" office:value-type="string" office:string-value="" calcext:value-type="error">
            <text:p>#VALUE!</text:p>
          </table:table-cell>
          <table:table-cell table:formula="of:=-[.M39]*[.N39]-[.O39]*[.P39]+[.P39]*[.Q39]*[.R39]" office:value-type="string" office:string-value="" calcext:value-type="error">
            <text:p>#VALUE!</text:p>
          </table:table-cell>
          <table:table-cell table:style-name="ce258" table:formula="of:=IF([.M39]*[.N39]+[.O39]*[.P39]=0;0;([.P39]*[.Q39]*[.R39])/([.M39]*[.N39]+[.O39]*[.P39]))" office:value-type="string" office:string-value="" calcext:value-type="error">
            <text:p>#VALUE!</text:p>
          </table:table-cell>
          <table:table-cell table:formula="of:=[.V38]+[.T39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1" office:value-type="string" calcext:value-type="string">
            <text:p>x</text:p>
          </table:table-cell>
          <table:table-cell table:style-name="ce73"/>
          <table:table-cell office:value-type="date" office:date-value="2017-05-18" calcext:value-type="date">
            <text:p>Thu May 18 2017</text:p>
          </table:table-cell>
          <table:table-cell office:value-type="float" office:value="221" calcext:value-type="float">
            <text:p>00221</text:p>
          </table:table-cell>
          <table:table-cell office:value-type="string" calcext:value-type="string">
            <text:p>none</text:p>
          </table:table-cell>
          <table:table-cell office:value-type="float" office:value="222" calcext:value-type="float">
            <text:p>00222</text:p>
          </table:table-cell>
          <table:table-cell table:style-name="ce250" office:value-type="string" calcext:value-type="string">
            <text:p>Skirmish Command Burst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862" calcext:value-type="float">
            <text:p>336,862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599996" calcext:value-type="float">
            <text:p>599,996</text:p>
          </table:table-cell>
          <table:table-cell table:formula="of:=IF([.P40]=0;[.M40]*[.N40];([.M40]*[.N40]+[.O40]*[.P40])/([.P40]*[.Q40]))" office:value-type="string" office:string-value="" calcext:value-type="error">
            <text:p>#VALUE!</text:p>
          </table:table-cell>
          <table:table-cell table:formula="of:=-[.M40]*[.N40]-[.O40]*[.P40]+[.P40]*[.Q40]*[.R40]" office:value-type="string" office:string-value="" calcext:value-type="error">
            <text:p>#VALUE!</text:p>
          </table:table-cell>
          <table:table-cell table:style-name="ce258" table:formula="of:=IF([.M40]*[.N40]+[.O40]*[.P40]=0;0;([.P40]*[.Q40]*[.R40])/([.M40]*[.N40]+[.O40]*[.P40]))" office:value-type="string" office:string-value="" calcext:value-type="error">
            <text:p>#VALUE!</text:p>
          </table:table-cell>
          <table:table-cell table:formula="of:=[.V39]+[.T40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1" office:value-type="string" calcext:value-type="string">
            <text:p>x</text:p>
          </table:table-cell>
          <table:table-cell table:style-name="ce74"/>
          <table:table-cell office:value-type="date" office:date-value="2017-05-18" calcext:value-type="date">
            <text:p>Thu May 18 2017</text:p>
          </table:table-cell>
          <table:table-cell office:value-type="float" office:value="221" calcext:value-type="float">
            <text:p>00221</text:p>
          </table:table-cell>
          <table:table-cell office:value-type="string" calcext:value-type="string">
            <text:p>none</text:p>
          </table:table-cell>
          <table:table-cell office:value-type="float" office:value="223" calcext:value-type="float">
            <text:p>00223</text:p>
          </table:table-cell>
          <table:table-cell table:style-name="ce250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73" calcext:value-type="float">
            <text:p>47,973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54719" calcext:value-type="float">
            <text:p>54,719</text:p>
          </table:table-cell>
          <table:table-cell table:formula="of:=IF([.P41]=0;[.M41]*[.N41];([.M41]*[.N41]+[.O41]*[.P41])/([.P41]*[.Q41]))" office:value-type="string" office:string-value="" calcext:value-type="error">
            <text:p>#VALUE!</text:p>
          </table:table-cell>
          <table:table-cell table:formula="of:=-[.M41]*[.N41]-[.O41]*[.P41]+[.P41]*[.Q41]*[.R41]" office:value-type="string" office:string-value="" calcext:value-type="error">
            <text:p>#VALUE!</text:p>
          </table:table-cell>
          <table:table-cell table:style-name="ce258" table:formula="of:=IF([.M41]*[.N41]+[.O41]*[.P41]=0;0;([.P41]*[.Q41]*[.R41])/([.M41]*[.N41]+[.O41]*[.P41]))" office:value-type="string" office:string-value="" calcext:value-type="error">
            <text:p>#VALUE!</text:p>
          </table:table-cell>
          <table:table-cell table:formula="of:=[.V40]+[.T41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1">
          <table:table-cell/>
          <table:table-cell table:style-name="ce40" table:number-columns-repeated="5"/>
          <table:table-cell table:style-name="ce7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">
          <table:table-cell/>
          <table:table-cell table:style-name="ce40" table:number-columns-repeated="5"/>
          <table:table-cell table:style-name="ce7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7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7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4">
          <table:table-cell/>
          <table:table-cell table:style-name="ce40" table:number-columns-repeated="5"/>
          <table:table-cell table:style-name="ce7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8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8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8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 office:value-type="string" calcext:value-type="string">
            <text:p>T1 Manufacture / Buy Queue</text:p>
          </table:table-cell>
          <table:table-cell table:number-columns-repeated="2" table:style-name="ce40" office:value-type="string" calcext:value-type="string">
            <text:p>c</text:p>
          </table:table-cell>
          <table:table-cell table:number-columns-repeated="3" table:style-name="ce40" office:value-type="string" calcext:value-type="string">
            <text:p>x</text:p>
          </table:table-cell>
          <table:table-cell table:style-name="ce83" office:value-type="string" calcext:value-type="string">
            <text:p>Parity</text:p>
          </table:table-cell>
          <table:table-cell office:value-type="date" office:date-value="2017-05-10" calcext:value-type="date">
            <text:p>Wed May 1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3, 204</text:p>
          </table:table-cell>
          <table:table-cell office:value-type="float" office:value="202" calcext:value-type="float">
            <text:p>00202</text:p>
          </table:table-cell>
          <table:table-cell table:style-name="ce250" office:value-type="string" calcext:value-type="string">
            <text:p>Large Remote Armor Repairer II</text:p>
          </table:table-cell>
          <table:table-cell office:value-type="float" office:value="1698956" calcext:value-type="float">
            <text:p>1,698,956</text:p>
          </table:table-cell>
          <table:table-cell office:value-type="float" office:value="28" calcext:value-type="float">
            <text:p>28</text:p>
          </table:table-cell>
          <table:table-cell office:value-type="float" office:value="1869981" calcext:value-type="float">
            <text:p>1,869,98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363442" calcext:value-type="float">
            <text:p>2,363,442</text:p>
          </table:table-cell>
          <table:table-cell table:formula="of:=IF([.P54]=0;[.M54]*[.N54];([.M54]*[.N54]+[.O54]*[.P54])/([.P54]*[.Q54]))" office:value-type="float" office:value="2062575.20242915" calcext:value-type="float">
            <text:p>2,062,575</text:p>
          </table:table-cell>
          <table:table-cell table:formula="of:=-[.M54]*[.N54]-[.O54]*[.P54]+[.P54]*[.Q54]*[.R54]" office:value-type="float" office:value="74314099" calcext:value-type="float">
            <text:p>74,314,099</text:p>
          </table:table-cell>
          <table:table-cell table:style-name="ce259" table:formula="of:=IF([.M54]*[.N54]+[.O54]*[.P54]=0;0;([.P54]*[.Q54]*[.R54])/([.M54]*[.N54]+[.O54]*[.P54]))" office:value-type="float" office:value="1.14586949228155" calcext:value-type="float">
            <text:p>1.1458694922816</text:p>
          </table:table-cell>
          <table:table-cell table:formula="of:=[.V53]+[.T54]" office:value-type="float" office:value="74314099" calcext:value-type="float">
            <text:p>74,314,099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84"/>
          <table:table-cell office:value-type="date" office:date-value="2017-05-10" calcext:value-type="date">
            <text:p>Wed May 10 2017</text:p>
          </table:table-cell>
          <table:table-cell office:value-type="float" office:value="202" calcext:value-type="float">
            <text:p>00202</text:p>
          </table:table-cell>
          <table:table-cell office:value-type="string" calcext:value-type="string">
            <text:p>none</text:p>
          </table:table-cell>
          <table:table-cell office:value-type="float" office:value="203" calcext:value-type="float">
            <text:p>00203</text:p>
          </table:table-cell>
          <table:table-cell table:style-name="ce250" office:value-type="string" calcext:value-type="string">
            <text:p>R.A.M- Armor/Hull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62" calcext:value-type="float">
            <text:p>34,66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,234</text:p>
          </table:table-cell>
          <table:table-cell table:formula="of:=IF([.P55]=0;[.M55]*[.N55];([.M55]*[.N55]+[.O55]*[.P55])/([.P55]*[.Q55]))" office:value-type="float" office:value="346.62" calcext:value-type="float">
            <text:p>347</text:p>
          </table:table-cell>
          <table:table-cell table:formula="of:=-[.M55]*[.N55]-[.O55]*[.P55]+[.P55]*[.Q55]*[.R55]" office:value-type="float" office:value="266214" calcext:value-type="float">
            <text:p>266,214</text:p>
          </table:table-cell>
          <table:table-cell table:style-name="ce259" table:formula="of:=IF([.M55]*[.N55]+[.O55]*[.P55]=0;0;([.P55]*[.Q55]*[.R55])/([.M55]*[.N55]+[.O55]*[.P55]))" office:value-type="float" office:value="3.56009462812302" calcext:value-type="float">
            <text:p>3.560094628123</text:p>
          </table:table-cell>
          <table:table-cell table:formula="of:=[.V54]+[.T55]" office:value-type="float" office:value="74580313" calcext:value-type="float">
            <text:p>74,580,313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2"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85"/>
          <table:table-cell office:value-type="date" office:date-value="2017-05-10" calcext:value-type="date">
            <text:p>Wed May 10 2017</text:p>
          </table:table-cell>
          <table:table-cell office:value-type="float" office:value="202" calcext:value-type="float">
            <text:p>00202</text:p>
          </table:table-cell>
          <table:table-cell office:value-type="string" calcext:value-type="string">
            <text:p>none</text:p>
          </table:table-cell>
          <table:table-cell office:value-type="float" office:value="204" calcext:value-type="float">
            <text:p>00204</text:p>
          </table:table-cell>
          <table:table-cell table:style-name="ce250" office:value-type="string" calcext:value-type="string">
            <text:p>Large Remote Armor Repair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42" calcext:value-type="float">
            <text:p>36,14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09998" calcext:value-type="float">
            <text:p>109,998</text:p>
          </table:table-cell>
          <table:table-cell table:formula="of:=IF([.P56]=0;[.M56]*[.N56];([.M56]*[.N56]+[.O56]*[.P56])/([.P56]*[.Q56]))" office:value-type="float" office:value="36142" calcext:value-type="float">
            <text:p>36,142</text:p>
          </table:table-cell>
          <table:table-cell table:formula="of:=-[.M56]*[.N56]-[.O56]*[.P56]+[.P56]*[.Q56]*[.R56]" office:value-type="float" office:value="18242432" calcext:value-type="float">
            <text:p>18,242,432</text:p>
          </table:table-cell>
          <table:table-cell table:style-name="ce259" table:formula="of:=IF([.M56]*[.N56]+[.O56]*[.P56]=0;0;([.P56]*[.Q56]*[.R56])/([.M56]*[.N56]+[.O56]*[.P56]))" office:value-type="float" office:value="3.04349510265066" calcext:value-type="float">
            <text:p>3.0434951026507</text:p>
          </table:table-cell>
          <table:table-cell table:formula="of:=[.V55]+[.T56]" office:value-type="float" office:value="92822745" calcext:value-type="float">
            <text:p>92,822,745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8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2" table:style-name="ce40" office:value-type="string" calcext:value-type="string">
            <text:p>c</text:p>
          </table:table-cell>
          <table:table-cell table:number-columns-repeated="3" table:style-name="ce40" office:value-type="string" calcext:value-type="string">
            <text:p>x</text:p>
          </table:table-cell>
          <table:table-cell table:style-name="ce85" office:value-type="string" calcext:value-type="string">
            <text:p>Parity</text:p>
          </table:table-cell>
          <table:table-cell office:value-type="date" office:date-value="2017-05-10" calcext:value-type="date">
            <text:p>Wed May 1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6, 210</text:p>
          </table:table-cell>
          <table:table-cell office:value-type="float" office:value="205" calcext:value-type="float">
            <text:p>00205</text:p>
          </table:table-cell>
          <table:table-cell table:style-name="ce250" office:value-type="string" calcext:value-type="string">
            <text:p>Stasis Webifier II</text:p>
          </table:table-cell>
          <table:table-cell office:value-type="float" office:value="1511959" calcext:value-type="float">
            <text:p>1,511,959</text:p>
          </table:table-cell>
          <table:table-cell office:value-type="float" office:value="42" calcext:value-type="float">
            <text:p>42</text:p>
          </table:table-cell>
          <table:table-cell office:value-type="float" office:value="567829" calcext:value-type="float">
            <text:p>567,829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937999" calcext:value-type="float">
            <text:p>937,999</text:p>
          </table:table-cell>
          <table:table-cell table:formula="of:=IF([.P58]=0;[.M58]*[.N58];([.M58]*[.N58]+[.O58]*[.P58])/([.P58]*[.Q58]))" office:value-type="float" office:value="755705.562130178" calcext:value-type="float">
            <text:p>755,706</text:p>
          </table:table-cell>
          <table:table-cell table:formula="of:=-[.M58]*[.N58]-[.O58]*[.P58]+[.P58]*[.Q58]*[.R58]" office:value-type="float" office:value="61615182" calcext:value-type="float">
            <text:p>61,615,182</text:p>
          </table:table-cell>
          <table:table-cell table:style-name="ce259" table:formula="of:=IF([.M58]*[.N58]+[.O58]*[.P58]=0;0;([.P58]*[.Q58]*[.R58])/([.M58]*[.N58]+[.O58]*[.P58]))" office:value-type="float" office:value="1.24122283466589" calcext:value-type="float">
            <text:p>1.2412228346659</text:p>
          </table:table-cell>
          <table:table-cell table:formula="of:=[.V57]+[.T58]" office:value-type="float" office:value="61615182" calcext:value-type="float">
            <text:p>61,615,182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85"/>
          <table:table-cell office:value-type="date" office:date-value="2017-05-10" calcext:value-type="date">
            <text:p>Wed May 10 2017</text:p>
          </table:table-cell>
          <table:table-cell office:value-type="float" office:value="205" calcext:value-type="float">
            <text:p>00205</text:p>
          </table:table-cell>
          <table:table-cell office:value-type="string" calcext:value-type="string">
            <text:p>none</text:p>
          </table:table-cell>
          <table:table-cell office:value-type="float" office:value="206" calcext:value-type="float">
            <text:p>00206</text:p>
          </table:table-cell>
          <table:table-cell table:style-name="ce250" office:value-type="string" calcext:value-type="string">
            <text:p>Nanomechan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94" calcext:value-type="float">
            <text:p>51,694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55489" calcext:value-type="float">
            <text:p>55,489</text:p>
          </table:table-cell>
          <table:table-cell table:formula="of:=IF([.P59]=0;[.M59]*[.N59];([.M59]*[.N59]+[.O59]*[.P59])/([.P59]*[.Q59]))" office:value-type="float" office:value="51694" calcext:value-type="float">
            <text:p>51,694</text:p>
          </table:table-cell>
          <table:table-cell table:formula="of:=-[.M59]*[.N59]-[.O59]*[.P59]+[.P59]*[.Q59]*[.R59]" office:value-type="float" office:value="3749460" calcext:value-type="float">
            <text:p>3,749,460</text:p>
          </table:table-cell>
          <table:table-cell table:style-name="ce259" table:formula="of:=IF([.M59]*[.N59]+[.O59]*[.P59]=0;0;([.P59]*[.Q59]*[.R59])/([.M59]*[.N59]+[.O59]*[.P59]))" office:value-type="float" office:value="1.073412775177" calcext:value-type="float">
            <text:p>1.073412775177</text:p>
          </table:table-cell>
          <table:table-cell table:formula="of:=[.V58]+[.T59]" office:value-type="float" office:value="65364642" calcext:value-type="float">
            <text:p>65,364,642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85"/>
          <table:table-cell office:value-type="date" office:date-value="2017-05-18" calcext:value-type="date">
            <text:p>Thu May 18 2017</text:p>
          </table:table-cell>
          <table:table-cell office:value-type="float" office:value="205" calcext:value-type="float">
            <text:p>00205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00210</text:p>
          </table:table-cell>
          <table:table-cell table:style-name="ce250" office:value-type="string" calcext:value-type="string">
            <text:p>Stasis Webifi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12" calcext:value-type="float">
            <text:p>43,41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55000" calcext:value-type="float">
            <text:p>55,000</text:p>
          </table:table-cell>
          <table:table-cell table:formula="of:=IF([.P60]=0;[.M60]*[.N60];([.M60]*[.N60]+[.O60]*[.P60])/([.P60]*[.Q60]))" office:value-type="float" office:value="43412" calcext:value-type="float">
            <text:p>43,412</text:p>
          </table:table-cell>
          <table:table-cell table:formula="of:=-[.M60]*[.N60]-[.O60]*[.P60]+[.P60]*[.Q60]*[.R60]" office:value-type="float" office:value="3916744" calcext:value-type="float">
            <text:p>3,916,744</text:p>
          </table:table-cell>
          <table:table-cell table:style-name="ce259" table:formula="of:=IF([.M60]*[.N60]+[.O60]*[.P60]=0;0;([.P60]*[.Q60]*[.R60])/([.M60]*[.N60]+[.O60]*[.P60]))" office:value-type="float" office:value="1.26693080254308" calcext:value-type="float">
            <text:p>1.2669308025431</text:p>
          </table:table-cell>
          <table:table-cell table:formula="of:=[.V59]+[.T60]" office:value-type="float" office:value="69281386" calcext:value-type="float">
            <text:p>69,281,386</text:p>
          </table:table-cell>
          <table:table-cell table:number-columns-repeated="1002"/>
        </table:table-row>
        <table:table-row table:style-name="ro1">
          <table:table-cell/>
          <table:table-cell table:style-name="ce40" table:number-columns-repeated="5"/>
          <table:table-cell table:style-name="ce8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number-columns-repeated="2" table:style-name="ce40" office:value-type="string" calcext:value-type="string">
            <text:p>c</text:p>
          </table:table-cell>
          <table:table-cell table:number-columns-repeated="3" table:style-name="ce40" office:value-type="string" calcext:value-type="string">
            <text:p>x</text:p>
          </table:table-cell>
          <table:table-cell table:style-name="ce85" office:value-type="string" calcext:value-type="string">
            <text:p>Parity</text:p>
          </table:table-cell>
          <table:table-cell office:value-type="date" office:date-value="2017-05-10" calcext:value-type="date">
            <text:p>Wed May 10 2017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07" calcext:value-type="float">
            <text:p>00207</text:p>
          </table:table-cell>
          <table:table-cell table:style-name="ce250" office:value-type="string" calcext:value-type="string">
            <text:p>Warp Scrambler II</text:p>
          </table:table-cell>
          <table:table-cell office:value-type="float" office:value="1511959" calcext:value-type="float">
            <text:p>1,511,959</text:p>
          </table:table-cell>
          <table:table-cell office:value-type="float" office:value="42" calcext:value-type="float">
            <text:p>42</text:p>
          </table:table-cell>
          <table:table-cell office:value-type="float" office:value="1183648" calcext:value-type="float">
            <text:p>1,183,648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1498999" calcext:value-type="float">
            <text:p>1,498,999</text:p>
          </table:table-cell>
          <table:table-cell table:formula="of:=IF([.P62]=0;[.M62]*[.N62];([.M62]*[.N62]+[.O62]*[.P62])/([.P62]*[.Q62]))" office:value-type="float" office:value="1341221.89081886" calcext:value-type="float">
            <text:p>1,341,222</text:p>
          </table:table-cell>
          <table:table-cell table:formula="of:=-[.M62]*[.N62]-[.O62]*[.P62]+[.P62]*[.Q62]*[.R62]" office:value-type="float" office:value="63584175" calcext:value-type="float">
            <text:p>63,584,175</text:p>
          </table:table-cell>
          <table:table-cell table:style-name="ce259" table:formula="of:=IF([.M62]*[.N62]+[.O62]*[.P62]=0;0;([.P62]*[.Q62]*[.R62])/([.M62]*[.N62]+[.O62]*[.P62]))" office:value-type="float" office:value="1.11763684313623" calcext:value-type="float">
            <text:p>1.1176368431362</text:p>
          </table:table-cell>
          <table:table-cell table:formula="of:=[.V61]+[.T62]" office:value-type="float" office:value="63584175" calcext:value-type="float">
            <text:p>63,584,17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85"/>
          <table:table-cell office:value-type="date" office:date-value="2017-05-10" calcext:value-type="date">
            <text:p>Wed May 10 2017</text:p>
          </table:table-cell>
          <table:table-cell office:value-type="float" office:value="207" calcext:value-type="float">
            <text:p>00207</text:p>
          </table:table-cell>
          <table:table-cell office:value-type="string" calcext:value-type="string">
            <text:p>none</text:p>
          </table:table-cell>
          <table:table-cell office:value-type="float" office:value="208" calcext:value-type="float">
            <text:p>00208</text:p>
          </table:table-cell>
          <table:table-cell table:style-name="ce250" office:value-type="string" calcext:value-type="string">
            <text:p>Warp Scrambl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31" calcext:value-type="float">
            <text:p>39,131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62776" calcext:value-type="float">
            <text:p>62,776</text:p>
          </table:table-cell>
          <table:table-cell table:formula="of:=IF([.P63]=0;[.M63]*[.N63];([.M63]*[.N63]+[.O63]*[.P63])/([.P63]*[.Q63]))" office:value-type="float" office:value="39131" calcext:value-type="float">
            <text:p>39,131</text:p>
          </table:table-cell>
          <table:table-cell table:formula="of:=-[.M63]*[.N63]-[.O63]*[.P63]+[.P63]*[.Q63]*[.R63]" office:value-type="float" office:value="9528935" calcext:value-type="float">
            <text:p>9,528,935</text:p>
          </table:table-cell>
          <table:table-cell table:style-name="ce259" table:formula="of:=IF([.M63]*[.N63]+[.O63]*[.P63]=0;0;([.P63]*[.Q63]*[.R63])/([.M63]*[.N63]+[.O63]*[.P63]))" office:value-type="float" office:value="1.60425238302113" calcext:value-type="float">
            <text:p>1.6042523830211</text:p>
          </table:table-cell>
          <table:table-cell table:formula="of:=[.V62]+[.T63]" office:value-type="float" office:value="73113110" calcext:value-type="float">
            <text:p>73,113,11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87"/>
          <table:table-cell office:value-type="date" office:date-value="2017-05-10" calcext:value-type="date">
            <text:p>Wed May 10 2017</text:p>
          </table:table-cell>
          <table:table-cell office:value-type="float" office:value="207" calcext:value-type="float">
            <text:p>00207</text:p>
          </table:table-cell>
          <table:table-cell office:value-type="string" calcext:value-type="string">
            <text:p>none</text:p>
          </table:table-cell>
          <table:table-cell office:value-type="float" office:value="209" calcext:value-type="float">
            <text:p>00209</text:p>
          </table:table-cell>
          <table:table-cell table:style-name="ce250" office:value-type="string" calcext:value-type="string">
            <text:p>Gravimetric Sensor Cl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32" calcext:value-type="float">
            <text:p>27,832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30999" calcext:value-type="float">
            <text:p>30,999</text:p>
          </table:table-cell>
          <table:table-cell table:formula="of:=IF([.P64]=0;[.M64]*[.N64];([.M64]*[.N64]+[.O64]*[.P64])/([.P64]*[.Q64]))" office:value-type="float" office:value="27832" calcext:value-type="float">
            <text:p>27,832</text:p>
          </table:table-cell>
          <table:table-cell table:formula="of:=-[.M64]*[.N64]-[.O64]*[.P64]+[.P64]*[.Q64]*[.R64]" office:value-type="float" office:value="3730726" calcext:value-type="float">
            <text:p>3,730,726</text:p>
          </table:table-cell>
          <table:table-cell table:style-name="ce259" table:formula="of:=IF([.M64]*[.N64]+[.O64]*[.P64]=0;0;([.P64]*[.Q64]*[.R64])/([.M64]*[.N64]+[.O64]*[.P64]))" office:value-type="float" office:value="1.11378988215004" calcext:value-type="float">
            <text:p>1.11378988215</text:p>
          </table:table-cell>
          <table:table-cell table:formula="of:=[.V63]+[.T64]" office:value-type="float" office:value="76843836" calcext:value-type="float">
            <text:p>76,843,836</text:p>
          </table:table-cell>
          <table:table-cell table:number-columns-repeated="1002"/>
        </table:table-row>
        <table:table-row table:style-name="ro1">
          <table:table-cell/>
          <table:table-cell table:style-name="ce40" table:number-columns-repeated="5"/>
          <table:table-cell table:style-name="ce8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number-columns-repeated="2" table:style-name="ce40" office:value-type="string" calcext:value-type="string">
            <text:p>c</text:p>
          </table:table-cell>
          <table:table-cell table:number-columns-repeated="3" table:style-name="ce40" office:value-type="string" calcext:value-type="string">
            <text:p>x</text:p>
          </table:table-cell>
          <table:table-cell table:style-name="ce89" office:value-type="string" calcext:value-type="string">
            <text:p>Parity</text:p>
          </table:table-cell>
          <table:table-cell office:value-type="date" office:date-value="2017-04-28" calcext:value-type="date">
            <text:p>Fri Apr 2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83, 184, 185</text:p>
          </table:table-cell>
          <table:table-cell office:value-type="float" office:value="182" calcext:value-type="float">
            <text:p>00182</text:p>
          </table:table-cell>
          <table:table-cell table:style-name="ce250" office:value-type="string" calcext:value-type="string">
            <text:p>Medium Cap Battery II</text:p>
          </table:table-cell>
          <table:table-cell office:value-type="float" office:value="1422000" calcext:value-type="float">
            <text:p>1,422,000</text:p>
          </table:table-cell>
          <table:table-cell office:value-type="float" office:value="30" calcext:value-type="float">
            <text:p>30</text:p>
          </table:table-cell>
          <table:table-cell office:value-type="float" office:value="889038" calcext:value-type="float">
            <text:p>889,038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449995" calcext:value-type="float">
            <text:p>1,449,995</text:p>
          </table:table-cell>
          <table:table-cell table:formula="of:=IF([.P66]=0;[.M66]*[.N66];([.M66]*[.N66]+[.O66]*[.P66])/([.P66]*[.Q66]))" office:value-type="float" office:value="1071345.69230769" calcext:value-type="float">
            <text:p>1,071,346</text:p>
          </table:table-cell>
          <table:table-cell table:formula="of:=-[.M66]*[.N66]-[.O66]*[.P66]+[.P66]*[.Q66]*[.R66]" office:value-type="float" office:value="88603938" calcext:value-type="float">
            <text:p>88,603,938</text:p>
          </table:table-cell>
          <table:table-cell table:style-name="ce259" table:formula="of:=IF([.M66]*[.N66]+[.O66]*[.P66]=0;0;([.P66]*[.Q66]*[.R66])/([.M66]*[.N66]+[.O66]*[.P66]))" office:value-type="float" office:value="1.35343335994257" calcext:value-type="float">
            <text:p>1.3534333599426</text:p>
          </table:table-cell>
          <table:table-cell table:formula="of:=[.V65]+[.T66]" office:value-type="float" office:value="88603938" calcext:value-type="float">
            <text:p>88,603,938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90"/>
          <table:table-cell office:value-type="date" office:date-value="2017-04-28" calcext:value-type="date">
            <text:p>Fri Apr 28 2017</text:p>
          </table:table-cell>
          <table:table-cell office:value-type="float" office:value="182" calcext:value-type="float">
            <text:p>00182</text:p>
          </table:table-cell>
          <table:table-cell office:value-type="string" calcext:value-type="string">
            <text:p>none</text:p>
          </table:table-cell>
          <table:table-cell office:value-type="float" office:value="183" calcext:value-type="float">
            <text:p>00183</text:p>
          </table:table-cell>
          <table:table-cell table:style-name="ce250" office:value-type="string" calcext:value-type="string">
            <text:p>Medium Cap Battery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91" calcext:value-type="float">
            <text:p>46,09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81747" calcext:value-type="float">
            <text:p>81,747</text:p>
          </table:table-cell>
          <table:table-cell table:formula="of:=IF([.P67]=0;[.M67]*[.N67];([.M67]*[.N67]+[.O67]*[.P67])/([.P67]*[.Q67]))" office:value-type="float" office:value="46091" calcext:value-type="float">
            <text:p>46,091</text:p>
          </table:table-cell>
          <table:table-cell table:formula="of:=-[.M67]*[.N67]-[.O67]*[.P67]+[.P67]*[.Q67]*[.R67]" office:value-type="float" office:value="8343504" calcext:value-type="float">
            <text:p>8,343,504</text:p>
          </table:table-cell>
          <table:table-cell table:style-name="ce259" table:formula="of:=IF([.M67]*[.N67]+[.O67]*[.P67]=0;0;([.P67]*[.Q67]*[.R67])/([.M67]*[.N67]+[.O67]*[.P67]))" office:value-type="float" office:value="1.7736000520709" calcext:value-type="float">
            <text:p>1.7736000520709</text:p>
          </table:table-cell>
          <table:table-cell table:formula="of:=[.V66]+[.T67]" office:value-type="float" office:value="96947442" calcext:value-type="float">
            <text:p>96,947,442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90"/>
          <table:table-cell office:value-type="date" office:date-value="2017-04-28" calcext:value-type="date">
            <text:p>Fri Apr 28 2017</text:p>
          </table:table-cell>
          <table:table-cell office:value-type="float" office:value="182" calcext:value-type="float">
            <text:p>00182</text:p>
          </table:table-cell>
          <table:table-cell office:value-type="string" calcext:value-type="string">
            <text:p>none</text:p>
          </table:table-cell>
          <table:table-cell office:value-type="float" office:value="184" calcext:value-type="float">
            <text:p>00184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06" calcext:value-type="float">
            <text:p>58,706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63499" calcext:value-type="float">
            <text:p>63,499</text:p>
          </table:table-cell>
          <table:table-cell table:formula="of:=IF([.P68]=0;[.M68]*[.N68];([.M68]*[.N68]+[.O68]*[.P68])/([.P68]*[.Q68]))" office:value-type="float" office:value="58706" calcext:value-type="float">
            <text:p>58,706</text:p>
          </table:table-cell>
          <table:table-cell table:formula="of:=-[.M68]*[.N68]-[.O68]*[.P68]+[.P68]*[.Q68]*[.R68]" office:value-type="float" office:value="6470550" calcext:value-type="float">
            <text:p>6,470,550</text:p>
          </table:table-cell>
          <table:table-cell table:style-name="ce259" table:formula="of:=IF([.M68]*[.N68]+[.O68]*[.P68]=0;0;([.P68]*[.Q68]*[.R68])/([.M68]*[.N68]+[.O68]*[.P68]))" office:value-type="float" office:value="1.08164412496167" calcext:value-type="float">
            <text:p>1.0816441249617</text:p>
          </table:table-cell>
          <table:table-cell table:formula="of:=[.V67]+[.T68]" office:value-type="float" office:value="103417992" calcext:value-type="float">
            <text:p>103,417,992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90"/>
          <table:table-cell office:value-type="date" office:date-value="2017-04-28" calcext:value-type="date">
            <text:p>Fri Apr 28 2017</text:p>
          </table:table-cell>
          <table:table-cell office:value-type="float" office:value="182" calcext:value-type="float">
            <text:p>00182</text:p>
          </table:table-cell>
          <table:table-cell office:value-type="string" calcext:value-type="string">
            <text:p>none</text:p>
          </table:table-cell>
          <table:table-cell office:value-type="float" office:value="185" calcext:value-type="float">
            <text:p>00185</text:p>
          </table:table-cell>
          <table:table-cell table:style-name="ce250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09" calcext:value-type="float">
            <text:p>60,909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float" office:value="62214" calcext:value-type="float">
            <text:p>62,214</text:p>
          </table:table-cell>
          <table:table-cell table:formula="of:=IF([.P69]=0;[.M69]*[.N69];([.M69]*[.N69]+[.O69]*[.P69])/([.P69]*[.Q69]))" office:value-type="float" office:value="60909" calcext:value-type="float">
            <text:p>60,909</text:p>
          </table:table-cell>
          <table:table-cell table:formula="of:=-[.M69]*[.N69]-[.O69]*[.P69]+[.P69]*[.Q69]*[.R69]" office:value-type="float" office:value="1479870" calcext:value-type="float">
            <text:p>1,479,870</text:p>
          </table:table-cell>
          <table:table-cell table:style-name="ce259" table:formula="of:=IF([.M69]*[.N69]+[.O69]*[.P69]=0;0;([.P69]*[.Q69]*[.R69])/([.M69]*[.N69]+[.O69]*[.P69]))" office:value-type="float" office:value="1.02142540511254" calcext:value-type="float">
            <text:p>1.0214254051125</text:p>
          </table:table-cell>
          <table:table-cell table:formula="of:=[.V68]+[.T69]" office:value-type="float" office:value="104897862" calcext:value-type="float">
            <text:p>104,897,862</text:p>
          </table:table-cell>
          <table:table-cell table:number-columns-repeated="1002"/>
        </table:table-row>
        <table:table-row table:style-name="ro1">
          <table:table-cell/>
          <table:table-cell table:style-name="ce40" table:number-columns-repeated="5"/>
          <table:table-cell table:style-name="ce91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number-columns-repeated="2" table:style-name="ce40" office:value-type="string" calcext:value-type="string">
            <text:p>c</text:p>
          </table:table-cell>
          <table:table-cell table:style-name="ce40" office:value-type="string" calcext:value-type="string">
            <text:p>t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92"/>
          <table:table-cell office:value-type="date" office:date-value="2017-04-28" calcext:value-type="date">
            <text:p>Fri Apr 2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79, 180, 181</text:p>
          </table:table-cell>
          <table:table-cell office:value-type="float" office:value="178" calcext:value-type="float">
            <text:p>00178</text:p>
          </table:table-cell>
          <table:table-cell table:style-name="ce250" office:value-type="string" calcext:value-type="string">
            <text:p>Thermal Dissipation Amplifier II</text:p>
          </table:table-cell>
          <table:table-cell office:value-type="float" office:value="267999" calcext:value-type="float">
            <text:p>267,999</text:p>
          </table:table-cell>
          <table:table-cell office:value-type="float" office:value="30" calcext:value-type="float">
            <text:p>30</text:p>
          </table:table-cell>
          <table:table-cell office:value-type="float" office:value="612365" calcext:value-type="float">
            <text:p>612,36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884142" calcext:value-type="float">
            <text:p>884,142</text:p>
          </table:table-cell>
          <table:table-cell table:formula="of:=IF([.P71]=0;[.M71]*[.N71];([.M71]*[.N71]+[.O71]*[.P71])/([.P71]*[.Q71]))" office:value-type="float" office:value="679364.75" calcext:value-type="float">
            <text:p>679,365</text:p>
          </table:table-cell>
          <table:table-cell table:formula="of:=-[.M71]*[.N71]-[.O71]*[.P71]+[.P71]*[.Q71]*[.R71]" office:value-type="float" office:value="24573270" calcext:value-type="float">
            <text:p>24,573,270</text:p>
          </table:table-cell>
          <table:table-cell table:style-name="ce259" table:formula="of:=IF([.M71]*[.N71]+[.O71]*[.P71]=0;0;([.P71]*[.Q71]*[.R71])/([.M71]*[.N71]+[.O71]*[.P71]))" office:value-type="float" office:value="1.30142460291029" calcext:value-type="float">
            <text:p>1.3014246029103</text:p>
          </table:table-cell>
          <table:table-cell table:formula="of:=[.V70]+[.T71]" office:value-type="float" office:value="24573270" calcext:value-type="float">
            <text:p>24,573,27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93"/>
          <table:table-cell office:value-type="date" office:date-value="2017-04-28" calcext:value-type="date">
            <text:p>Fri Apr 28 2017</text:p>
          </table:table-cell>
          <table:table-cell office:value-type="float" office:value="178" calcext:value-type="float">
            <text:p>00178</text:p>
          </table:table-cell>
          <table:table-cell office:value-type="string" calcext:value-type="string">
            <text:p>none</text:p>
          </table:table-cell>
          <table:table-cell office:value-type="float" office:value="179" calcext:value-type="float">
            <text:p>00179</text:p>
          </table:table-cell>
          <table:table-cell table:style-name="ce250" office:value-type="string" calcext:value-type="string">
            <text:p>Thermal Dissipation Amplifi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76" calcext:value-type="float">
            <text:p>20,07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,000</text:p>
          </table:table-cell>
          <table:table-cell table:formula="of:=IF([.P72]=0;[.M72]*[.N72];([.M72]*[.N72]+[.O72]*[.P72])/([.P72]*[.Q72]))" office:value-type="float" office:value="20076" calcext:value-type="float">
            <text:p>20,076</text:p>
          </table:table-cell>
          <table:table-cell table:formula="of:=-[.M72]*[.N72]-[.O72]*[.P72]+[.P72]*[.Q72]*[.R72]" office:value-type="float" office:value="7190880" calcext:value-type="float">
            <text:p>7,190,880</text:p>
          </table:table-cell>
          <table:table-cell table:style-name="ce259" table:formula="of:=IF([.M72]*[.N72]+[.O72]*[.P72]=0;0;([.P72]*[.Q72]*[.R72])/([.M72]*[.N72]+[.O72]*[.P72]))" office:value-type="float" office:value="3.9848575413429" calcext:value-type="float">
            <text:p>3.9848575413429</text:p>
          </table:table-cell>
          <table:table-cell table:formula="of:=[.V71]+[.T72]" office:value-type="float" office:value="31764150" calcext:value-type="float">
            <text:p>31,764,15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93"/>
          <table:table-cell office:value-type="date" office:date-value="2017-04-28" calcext:value-type="date">
            <text:p>Fri Apr 28 2017</text:p>
          </table:table-cell>
          <table:table-cell office:value-type="float" office:value="178" calcext:value-type="float">
            <text:p>00178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00180</text:p>
          </table:table-cell>
          <table:table-cell table:style-name="ce250" office:value-type="string" calcext:value-type="string">
            <text:p>Pulse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18" calcext:value-type="float">
            <text:p>48,618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50401" calcext:value-type="float">
            <text:p>50,401</text:p>
          </table:table-cell>
          <table:table-cell table:formula="of:=IF([.P73]=0;[.M73]*[.N73];([.M73]*[.N73]+[.O73]*[.P73])/([.P73]*[.Q73]))" office:value-type="float" office:value="48618" calcext:value-type="float">
            <text:p>48,618</text:p>
          </table:table-cell>
          <table:table-cell table:formula="of:=-[.M73]*[.N73]-[.O73]*[.P73]+[.P73]*[.Q73]*[.R73]" office:value-type="float" office:value="1668888" calcext:value-type="float">
            <text:p>1,668,888</text:p>
          </table:table-cell>
          <table:table-cell table:style-name="ce259" table:formula="of:=IF([.M73]*[.N73]+[.O73]*[.P73]=0;0;([.P73]*[.Q73]*[.R73])/([.M73]*[.N73]+[.O73]*[.P73]))" office:value-type="float" office:value="1.03667365996133" calcext:value-type="float">
            <text:p>1.0366736599613</text:p>
          </table:table-cell>
          <table:table-cell table:formula="of:=[.V72]+[.T73]" office:value-type="float" office:value="33433038" calcext:value-type="float">
            <text:p>33,433,038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93"/>
          <table:table-cell office:value-type="date" office:date-value="2017-04-28" calcext:value-type="date">
            <text:p>Fri Apr 28 2017</text:p>
          </table:table-cell>
          <table:table-cell office:value-type="float" office:value="178" calcext:value-type="float">
            <text:p>00178</text:p>
          </table:table-cell>
          <table:table-cell office:value-type="string" calcext:value-type="string">
            <text:p>none</text:p>
          </table:table-cell>
          <table:table-cell office:value-type="float" office:value="181" calcext:value-type="float">
            <text:p>00181</text:p>
          </table:table-cell>
          <table:table-cell table:style-name="ce250" office:value-type="string" calcext:value-type="string">
            <text:p>R.A.M- Shield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72" calcext:value-type="float">
            <text:p>40,672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108" calcext:value-type="float">
            <text:p>1,108</text:p>
          </table:table-cell>
          <table:table-cell table:formula="of:=IF([.P74]=0;[.M74]*[.N74];([.M74]*[.N74]+[.O74]*[.P74])/([.P74]*[.Q74]))" office:value-type="float" office:value="406.72" calcext:value-type="float">
            <text:p>407</text:p>
          </table:table-cell>
          <table:table-cell table:formula="of:=-[.M74]*[.N74]-[.O74]*[.P74]+[.P74]*[.Q74]*[.R74]" office:value-type="float" office:value="8415360" calcext:value-type="float">
            <text:p>8,415,360</text:p>
          </table:table-cell>
          <table:table-cell table:style-name="ce259" table:formula="of:=IF([.M74]*[.N74]+[.O74]*[.P74]=0;0;([.P74]*[.Q74]*[.R74])/([.M74]*[.N74]+[.O74]*[.P74]))" office:value-type="float" office:value="2.72423288749017" calcext:value-type="float">
            <text:p>2.7242328874902</text:p>
          </table:table-cell>
          <table:table-cell table:formula="of:=[.V73]+[.T74]" office:value-type="float" office:value="41848398" calcext:value-type="float">
            <text:p>41,848,398</text:p>
          </table:table-cell>
          <table:table-cell table:number-columns-repeated="1002"/>
        </table:table-row>
        <table:table-row table:style-name="ro1">
          <table:table-cell/>
          <table:table-cell table:style-name="ce40" table:number-columns-repeated="5"/>
          <table:table-cell table:style-name="ce9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4">
          <table:table-cell/>
          <table:table-cell table:number-columns-repeated="2" table:style-name="ce42" office:value-type="string" calcext:value-type="string">
            <text:p>c</text:p>
          </table:table-cell>
          <table:table-cell table:number-columns-repeated="3" table:style-name="ce42" office:value-type="string" calcext:value-type="string">
            <text:p>x</text:p>
          </table:table-cell>
          <table:table-cell table:style-name="ce95" office:value-type="string" calcext:value-type="string">
            <text:p>Parity</text:p>
          </table:table-cell>
          <table:table-cell office:value-type="date" office:date-value="2017-05-10" calcext:value-type="date">
            <text:p>Wed May 1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95, 196, 197</text:p>
          </table:table-cell>
          <table:table-cell office:value-type="float" office:value="194" calcext:value-type="float">
            <text:p>00194</text:p>
          </table:table-cell>
          <table:table-cell table:style-name="ce250" office:value-type="string" calcext:value-type="string">
            <text:p>Modulated Strip Miner II</text:p>
          </table:table-cell>
          <table:table-cell office:value-type="float" office:value="1290618" calcext:value-type="float">
            <text:p>1,290,618</text:p>
          </table:table-cell>
          <table:table-cell office:value-type="float" office:value="50" calcext:value-type="float">
            <text:p>50</text:p>
          </table:table-cell>
          <table:table-cell office:value-type="float" office:value="2821968" calcext:value-type="float">
            <text:p>2,821,968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3652888" calcext:value-type="float">
            <text:p>3,652,888</text:p>
          </table:table-cell>
          <table:table-cell table:formula="of:=IF([.P76]=0;[.M76]*[.N76];([.M76]*[.N76]+[.O76]*[.P76])/([.P76]*[.Q76]))" office:value-type="float" office:value="2982094.30272953" calcext:value-type="float">
            <text:p>2,982,094</text:p>
          </table:table-cell>
          <table:table-cell table:formula="of:=-[.M76]*[.N76]-[.O76]*[.P76]+[.P76]*[.Q76]*[.R76]" office:value-type="float" office:value="270329860" calcext:value-type="float">
            <text:p>270,329,860</text:p>
          </table:table-cell>
          <table:table-cell table:style-name="ce258" table:formula="of:=IF([.M76]*[.N76]+[.O76]*[.P76]=0;0;([.P76]*[.Q76]*[.R76])/([.M76]*[.N76]+[.O76]*[.P76]))" office:value-type="percentage" office:value="1.22494047108319" calcext:value-type="percentage">
            <text:p>122%</text:p>
          </table:table-cell>
          <table:table-cell table:formula="of:=[.V75]+[.T76]" office:value-type="float" office:value="270329860" calcext:value-type="float">
            <text:p>270,329,86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2" office:value-type="string" calcext:value-type="string">
            <text:p>x</text:p>
          </table:table-cell>
          <table:table-cell table:style-name="ce95"/>
          <table:table-cell office:value-type="date" office:date-value="2017-05-10" calcext:value-type="date">
            <text:p>Wed May 10 2017</text:p>
          </table:table-cell>
          <table:table-cell office:value-type="float" office:value="194" calcext:value-type="float">
            <text:p>00194</text:p>
          </table:table-cell>
          <table:table-cell office:value-type="string" calcext:value-type="string">
            <text:p>none</text:p>
          </table:table-cell>
          <table:table-cell office:value-type="float" office:value="195" calcext:value-type="float">
            <text:p>00195</text:p>
          </table:table-cell>
          <table:table-cell table:style-name="ce250" office:value-type="string" calcext:value-type="string">
            <text:p>Deep Core Mining Las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515" calcext:value-type="float">
            <text:p>340,515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380000" calcext:value-type="float">
            <text:p>380,000</text:p>
          </table:table-cell>
          <table:table-cell table:formula="of:=IF([.P77]=0;[.M77]*[.N77];([.M77]*[.N77]+[.O77]*[.P77])/([.P77]*[.Q77]))" office:value-type="float" office:value="340515" calcext:value-type="float">
            <text:p>340,515</text:p>
          </table:table-cell>
          <table:table-cell table:formula="of:=-[.M77]*[.N77]-[.O77]*[.P77]+[.P77]*[.Q77]*[.R77]" office:value-type="float" office:value="15912455" calcext:value-type="float">
            <text:p>15,912,455</text:p>
          </table:table-cell>
          <table:table-cell table:style-name="ce258" table:formula="of:=IF([.M77]*[.N77]+[.O77]*[.P77]=0;0;([.P77]*[.Q77]*[.R77])/([.M77]*[.N77]+[.O77]*[.P77]))" office:value-type="percentage" office:value="1.11595671262646" calcext:value-type="percentage">
            <text:p>112%</text:p>
          </table:table-cell>
          <table:table-cell table:formula="of:=[.V76]+[.T77]" office:value-type="float" office:value="286242315" calcext:value-type="float">
            <text:p>286,242,315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2" office:value-type="string" calcext:value-type="string">
            <text:p>x</text:p>
          </table:table-cell>
          <table:table-cell table:style-name="ce95"/>
          <table:table-cell office:value-type="date" office:date-value="2017-05-10" calcext:value-type="date">
            <text:p>Wed May 10 2017</text:p>
          </table:table-cell>
          <table:table-cell office:value-type="float" office:value="194" calcext:value-type="float">
            <text:p>00194</text:p>
          </table:table-cell>
          <table:table-cell office:value-type="string" calcext:value-type="string">
            <text:p>none</text:p>
          </table:table-cell>
          <table:table-cell office:value-type="float" office:value="196" calcext:value-type="float">
            <text:p>00196</text:p>
          </table:table-cell>
          <table:table-cell table:style-name="ce250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20" calcext:value-type="float">
            <text:p>46,220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 office:value-type="float" office:value="54995" calcext:value-type="float">
            <text:p>54,995</text:p>
          </table:table-cell>
          <table:table-cell table:formula="of:=IF([.P78]=0;[.M78]*[.N78];([.M78]*[.N78]+[.O78]*[.P78])/([.P78]*[.Q78]))" office:value-type="float" office:value="46220" calcext:value-type="float">
            <text:p>46,220</text:p>
          </table:table-cell>
          <table:table-cell table:formula="of:=-[.M78]*[.N78]-[.O78]*[.P78]+[.P78]*[.Q78]*[.R78]" office:value-type="float" office:value="17137575" calcext:value-type="float">
            <text:p>17,137,575</text:p>
          </table:table-cell>
          <table:table-cell table:style-name="ce258" table:formula="of:=IF([.M78]*[.N78]+[.O78]*[.P78]=0;0;([.P78]*[.Q78]*[.R78])/([.M78]*[.N78]+[.O78]*[.P78]))" office:value-type="percentage" office:value="1.18985287754219" calcext:value-type="percentage">
            <text:p>119%</text:p>
          </table:table-cell>
          <table:table-cell table:formula="of:=[.V77]+[.T78]" office:value-type="float" office:value="303379890" calcext:value-type="float">
            <text:p>303,379,89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2" office:value-type="string" calcext:value-type="string">
            <text:p>x</text:p>
          </table:table-cell>
          <table:table-cell table:style-name="ce96"/>
          <table:table-cell office:value-type="date" office:date-value="2017-05-10" calcext:value-type="date">
            <text:p>Wed May 10 2017</text:p>
          </table:table-cell>
          <table:table-cell office:value-type="float" office:value="194" calcext:value-type="float">
            <text:p>00194</text:p>
          </table:table-cell>
          <table:table-cell office:value-type="string" calcext:value-type="string">
            <text:p>none</text:p>
          </table:table-cell>
          <table:table-cell office:value-type="float" office:value="197" calcext:value-type="float">
            <text:p>00197</text:p>
          </table:table-cell>
          <table:table-cell table:style-name="ce250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06" calcext:value-type="float">
            <text:p>24,406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29746" calcext:value-type="float">
            <text:p>29,746</text:p>
          </table:table-cell>
          <table:table-cell table:formula="of:=IF([.P79]=0;[.M79]*[.N79];([.M79]*[.N79]+[.O79]*[.P79])/([.P79]*[.Q79]))" office:value-type="float" office:value="24406" calcext:value-type="float">
            <text:p>24,406</text:p>
          </table:table-cell>
          <table:table-cell table:formula="of:=-[.M79]*[.N79]-[.O79]*[.P79]+[.P79]*[.Q79]*[.R79]" office:value-type="float" office:value="6290520" calcext:value-type="float">
            <text:p>6,290,520</text:p>
          </table:table-cell>
          <table:table-cell table:style-name="ce258" table:formula="of:=IF([.M79]*[.N79]+[.O79]*[.P79]=0;0;([.P79]*[.Q79]*[.R79])/([.M79]*[.N79]+[.O79]*[.P79]))" office:value-type="percentage" office:value="1.21879865606818" calcext:value-type="percentage">
            <text:p>122%</text:p>
          </table:table-cell>
          <table:table-cell table:formula="of:=[.V78]+[.T79]" office:value-type="float" office:value="309670410" calcext:value-type="float">
            <text:p>309,670,410</text:p>
          </table:table-cell>
          <table:table-cell table:number-columns-repeated="1002"/>
        </table:table-row>
        <table:table-row table:style-name="ro1">
          <table:table-cell/>
          <table:table-cell table:style-name="ce40" table:number-columns-repeated="5"/>
          <table:table-cell table:style-name="ce9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4">
          <table:table-cell/>
          <table:table-cell table:number-columns-repeated="2" table:style-name="ce43" office:value-type="string" calcext:value-type="string">
            <text:p>c</text:p>
          </table:table-cell>
          <table:table-cell table:style-name="ce43" office:value-type="string" calcext:value-type="string">
            <text:p>t</text:p>
          </table:table-cell>
          <table:table-cell table:number-columns-repeated="2" table:style-name="ce43" office:value-type="string" calcext:value-type="string">
            <text:p>x</text:p>
          </table:table-cell>
          <table:table-cell table:style-name="ce98" office:value-type="string" calcext:value-type="string">
            <text:p>Parity</text:p>
          </table:table-cell>
          <table:table-cell office:value-type="date" office:date-value="2017-05-01" calcext:value-type="date">
            <text:p>Mon May 01 2017</text:p>
          </table:table-cell>
          <table:table-cell office:value-type="string" calcext:value-type="string">
            <text:p>none</text:p>
          </table:table-cell>
          <table:table-cell office:value-type="float" office:value="192" calcext:value-type="float">
            <text:p>00192</text:p>
          </table:table-cell>
          <table:table-cell office:value-type="float" office:value="191" calcext:value-type="float">
            <text:p>00191</text:p>
          </table:table-cell>
          <table:table-cell table:style-name="ce250" office:value-type="string" calcext:value-type="string">
            <text:p>Mjolnir Fury Cruise Missile</text:p>
          </table:table-cell>
          <table:table-cell office:value-type="float" office:value="1149351" calcext:value-type="float">
            <text:p>1,149,351</text:p>
          </table:table-cell>
          <table:table-cell office:value-type="float" office:value="20" calcext:value-type="float">
            <text:p>20</text:p>
          </table:table-cell>
          <table:table-cell office:value-type="float" office:value="2470000" calcext:value-type="float">
            <text:p>2,470,000</text:p>
          </table:table-cell>
          <table:table-cell office:value-type="float" office:value="117" calcext:value-type="float">
            <text:p>117</text:p>
          </table:table-cell>
          <table:table-cell office:value-type="float" office:value="5000" calcext:value-type="float">
            <text:p>5,000</text:p>
          </table:table-cell>
          <table:table-cell office:value-type="float" office:value="571" calcext:value-type="float">
            <text:p>571</text:p>
          </table:table-cell>
          <table:table-cell table:formula="of:=IF([.P81]=0;[.M81]*[.N81];([.M81]*[.N81]+[.O81]*[.P81])/([.P81]*[.Q81]))" office:value-type="float" office:value="533.294051282051" calcext:value-type="float">
            <text:p>533</text:p>
          </table:table-cell>
          <table:table-cell table:formula="of:=-[.M81]*[.N81]-[.O81]*[.P81]+[.P81]*[.Q81]*[.R81]" office:value-type="float" office:value="22057980" calcext:value-type="float">
            <text:p>22,057,980</text:p>
          </table:table-cell>
          <table:table-cell table:style-name="ce259" table:formula="of:=IF([.M81]*[.N81]+[.O81]*[.P81]=0;0;([.P81]*[.Q81]*[.R81])/([.M81]*[.N81]+[.O81]*[.P81]))" office:value-type="float" office:value="1.07070386145749" calcext:value-type="float">
            <text:p>1.0707038614575</text:p>
          </table:table-cell>
          <table:table-cell table:formula="of:=[.V80]+[.T81]" office:value-type="float" office:value="22057980" calcext:value-type="float">
            <text:p>22,057,98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3" office:value-type="string" calcext:value-type="string">
            <text:p>c</text:p>
          </table:table-cell>
          <table:table-cell table:style-name="ce99"/>
          <table:table-cell office:value-type="date" office:date-value="2017-05-01" calcext:value-type="date">
            <text:p>Mon May 01 2017</text:p>
          </table:table-cell>
          <table:table-cell office:value-type="float" office:value="191" calcext:value-type="float">
            <text:p>00191</text:p>
          </table:table-cell>
          <table:table-cell office:value-type="string" calcext:value-type="string">
            <text:p>none</text:p>
          </table:table-cell>
          <table:table-cell office:value-type="float" office:value="192" calcext:value-type="float">
            <text:p>00192</text:p>
          </table:table-cell>
          <table:table-cell table:style-name="ce250" office:value-type="string" calcext:value-type="string">
            <text:p>EM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87" calcext:value-type="float">
            <text:p>21,987</text:p>
          </table:table-cell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27549" calcext:value-type="float">
            <text:p>27,549</text:p>
          </table:table-cell>
          <table:table-cell table:formula="of:=IF([.P82]=0;[.M82]*[.N82];([.M82]*[.N82]+[.O82]*[.P82])/([.P82]*[.Q82]))" office:value-type="float" office:value="21987" calcext:value-type="float">
            <text:p>21,987</text:p>
          </table:table-cell>
          <table:table-cell table:formula="of:=-[.M82]*[.N82]-[.O82]*[.P82]+[.P82]*[.Q82]*[.R82]" office:value-type="float" office:value="8760150" calcext:value-type="float">
            <text:p>8,760,150</text:p>
          </table:table-cell>
          <table:table-cell table:style-name="ce259" table:formula="of:=IF([.M82]*[.N82]+[.O82]*[.P82]=0;0;([.P82]*[.Q82]*[.R82])/([.M82]*[.N82]+[.O82]*[.P82]))" office:value-type="float" office:value="1.25296766270978" calcext:value-type="float">
            <text:p>1.2529676627098</text:p>
          </table:table-cell>
          <table:table-cell table:formula="of:=[.V81]+[.T82]" office:value-type="float" office:value="30818130" calcext:value-type="float">
            <text:p>30,818,130</text:p>
          </table:table-cell>
          <table:table-cell table:number-columns-repeated="1002"/>
        </table:table-row>
        <table:table-row table:style-name="ro1" table:number-rows-repeated="3">
          <table:table-cell/>
          <table:table-cell table:style-name="ce40" table:number-columns-repeated="5"/>
          <table:table-cell table:style-name="ce9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">
          <table:table-cell/>
          <table:table-cell table:style-name="ce40" table:number-columns-repeated="5"/>
          <table:table-cell table:style-name="ce10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6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01"/>
          <table:table-cell table:number-columns-repeated="5"/>
          <table:table-cell table:style-name="ce254"/>
          <table:table-cell/>
          <table:table-cell table:style-name="ce254"/>
          <table:table-cell table:number-columns-repeated="2"/>
          <table:table-cell table:style-name="ce254"/>
          <table:table-cell table:number-columns-repeated="2"/>
          <table:table-cell table:style-name="ce258"/>
          <table:table-cell table:number-columns-repeated="1003"/>
        </table:table-row>
        <table:table-row table:style-name="ro1">
          <table:table-cell office:value-type="string" calcext:value-type="string">
            <text:p>T2 Manufacture Queue</text:p>
          </table:table-cell>
          <table:table-cell table:number-columns-repeated="3" table:style-name="ce40" office:value-type="string" calcext:value-type="string">
            <text:p>c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102"/>
          <table:table-cell office:value-type="date" office:date-value="2017-04-26" calcext:value-type="date">
            <text:p>Wed Apr 26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56, 157, 158, 159, 160, 161, 162</text:p>
          </table:table-cell>
          <table:table-cell office:value-type="float" office:value="155" calcext:value-type="float">
            <text:p>00155</text:p>
          </table:table-cell>
          <table:table-cell table:style-name="ce250" office:value-type="string" calcext:value-type="string">
            <text:p>Energized Adaptive Nano Membrane II</text:p>
          </table:table-cell>
          <table:table-cell office:value-type="float" office:value="485000" calcext:value-type="float">
            <text:p>485,000</text:p>
          </table:table-cell>
          <table:table-cell office:value-type="float" office:value="70" calcext:value-type="float">
            <text:p>70</text:p>
          </table:table-cell>
          <table:table-cell office:value-type="float" office:value="463258" calcext:value-type="float">
            <text:p>463,258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671000" calcext:value-type="float">
            <text:p>671,000</text:p>
          </table:table-cell>
          <table:table-cell table:formula="of:=IF([.P90]=0;[.M90]*[.N90];([.M90]*[.N90]+[.O90]*[.P90])/([.P90]*[.Q90]))" office:value-type="float" office:value="544091.333333333" calcext:value-type="float">
            <text:p>544,091</text:p>
          </table:table-cell>
          <table:table-cell table:formula="of:=-[.M90]*[.N90]-[.O90]*[.P90]+[.P90]*[.Q90]*[.R90]" office:value-type="float" office:value="53301640" calcext:value-type="float">
            <text:p>53,301,640</text:p>
          </table:table-cell>
          <table:table-cell table:style-name="ce259" table:formula="of:=IF([.M90]*[.N90]+[.O90]*[.P90]=0;0;([.P90]*[.Q90]*[.R90])/([.M90]*[.N90]+[.O90]*[.P90]))" office:value-type="float" office:value="1.233248829547" calcext:value-type="float">
            <text:p>1.233248829547</text:p>
          </table:table-cell>
          <table:table-cell table:formula="of:=[.V89]+[.T90]" office:value-type="float" office:value="53301640" calcext:value-type="float">
            <text:p>53,301,64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03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56" calcext:value-type="float">
            <text:p>00156</text:p>
          </table:table-cell>
          <table:table-cell table:style-name="ce250" office:value-type="string" calcext:value-type="string">
            <text:p>R.A.M- Armor/Hull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60" calcext:value-type="float">
            <text:p>34,66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23.38" calcext:value-type="float">
            <text:p>323</text:p>
          </table:table-cell>
          <table:table-cell table:formula="of:=IF([.P91]=0;[.M91]*[.N91];([.M91]*[.N91]+[.O91]*[.P91])/([.P91]*[.Q91]))" office:value-type="float" office:value="346.6" calcext:value-type="float">
            <text:p>347</text:p>
          </table:table-cell>
          <table:table-cell table:formula="of:=-[.M91]*[.N91]-[.O91]*[.P91]+[.P91]*[.Q91]*[.R91]" office:value-type="float" office:value="-1161000" calcext:value-type="float">
            <text:p>-1,161,000</text:p>
          </table:table-cell>
          <table:table-cell table:style-name="ce259" table:formula="of:=IF([.M91]*[.N91]+[.O91]*[.P91]=0;0;([.P91]*[.Q91]*[.R91])/([.M91]*[.N91]+[.O91]*[.P91]))" office:value-type="float" office:value="0.933006347374495" calcext:value-type="float">
            <text:p>0.9330063473745</text:p>
          </table:table-cell>
          <table:table-cell table:formula="of:=[.V90]+[.T91]" office:value-type="float" office:value="52140640" calcext:value-type="float">
            <text:p>52,140,64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03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57" calcext:value-type="float">
            <text:p>00157</text:p>
          </table:table-cell>
          <table:table-cell table:style-name="ce250" office:value-type="string" calcext:value-type="string">
            <text:p>Energized Adaptive Nano Membrane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1" calcext:value-type="float">
            <text:p>161,45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78999" calcext:value-type="float">
            <text:p>178,999</text:p>
          </table:table-cell>
          <table:table-cell table:formula="of:=IF([.P92]=0;[.M92]*[.N92];([.M92]*[.N92]+[.O92]*[.P92])/([.P92]*[.Q92]))" office:value-type="float" office:value="161451" calcext:value-type="float">
            <text:p>161,451</text:p>
          </table:table-cell>
          <table:table-cell table:formula="of:=-[.M92]*[.N92]-[.O92]*[.P92]+[.P92]*[.Q92]*[.R92]" office:value-type="float" office:value="7370160" calcext:value-type="float">
            <text:p>7,370,160</text:p>
          </table:table-cell>
          <table:table-cell table:style-name="ce259" table:formula="of:=IF([.M92]*[.N92]+[.O92]*[.P92]=0;0;([.P92]*[.Q92]*[.R92])/([.M92]*[.N92]+[.O92]*[.P92]))" office:value-type="float" office:value="1.10868932369573" calcext:value-type="float">
            <text:p>1.1086893236957</text:p>
          </table:table-cell>
          <table:table-cell table:formula="of:=[.V91]+[.T92]" office:value-type="float" office:value="59510800" calcext:value-type="float">
            <text:p>59,510,80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03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58" calcext:value-type="float">
            <text:p>00158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64" calcext:value-type="float">
            <text:p>57,764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63599" calcext:value-type="float">
            <text:p>63,599</text:p>
          </table:table-cell>
          <table:table-cell table:formula="of:=IF([.P93]=0;[.M93]*[.N93];([.M93]*[.N93]+[.O93]*[.P93])/([.P93]*[.Q93]))" office:value-type="float" office:value="57764" calcext:value-type="float">
            <text:p>57,764</text:p>
          </table:table-cell>
          <table:table-cell table:formula="of:=-[.M93]*[.N93]-[.O93]*[.P93]+[.P93]*[.Q93]*[.R93]" office:value-type="float" office:value="7352100" calcext:value-type="float">
            <text:p>7,352,100</text:p>
          </table:table-cell>
          <table:table-cell table:style-name="ce259" table:formula="of:=IF([.M93]*[.N93]+[.O93]*[.P93]=0;0;([.P93]*[.Q93]*[.R93])/([.M93]*[.N93]+[.O93]*[.P93]))" office:value-type="float" office:value="1.10101447268195" calcext:value-type="float">
            <text:p>1.101014472682</text:p>
          </table:table-cell>
          <table:table-cell table:formula="of:=[.V92]+[.T93]" office:value-type="float" office:value="66862900" calcext:value-type="float">
            <text:p>66,862,90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03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59" calcext:value-type="float">
            <text:p>00159</text:p>
          </table:table-cell>
          <table:table-cell table:style-name="ce250" office:value-type="string" calcext:value-type="string">
            <text:p>Fernite Carbide Compos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9" calcext:value-type="float">
            <text:p>10,219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1299" calcext:value-type="float">
            <text:p>11,299</text:p>
          </table:table-cell>
          <table:table-cell table:formula="of:=IF([.P94]=0;[.M94]*[.N94];([.M94]*[.N94]+[.O94]*[.P94])/([.P94]*[.Q94]))" office:value-type="float" office:value="10219" calcext:value-type="float">
            <text:p>10,219</text:p>
          </table:table-cell>
          <table:table-cell table:formula="of:=-[.M94]*[.N94]-[.O94]*[.P94]+[.P94]*[.Q94]*[.R94]" office:value-type="float" office:value="453600" calcext:value-type="float">
            <text:p>453,600</text:p>
          </table:table-cell>
          <table:table-cell table:style-name="ce259" table:formula="of:=IF([.M94]*[.N94]+[.O94]*[.P94]=0;0;([.P94]*[.Q94]*[.R94])/([.M94]*[.N94]+[.O94]*[.P94]))" office:value-type="float" office:value="1.10568548781681" calcext:value-type="float">
            <text:p>1.1056854878168</text:p>
          </table:table-cell>
          <table:table-cell table:formula="of:=[.V93]+[.T94]" office:value-type="float" office:value="67316500" calcext:value-type="float">
            <text:p>67,316,50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03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60" calcext:value-type="float">
            <text:p>00160</text:p>
          </table:table-cell>
          <table:table-cell table:style-name="ce250" office:value-type="string" calcext:value-type="string">
            <text:p>Tungsten Carbid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,867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0500" calcext:value-type="float">
            <text:p>10,500</text:p>
          </table:table-cell>
          <table:table-cell table:formula="of:=IF([.P95]=0;[.M95]*[.N95];([.M95]*[.N95]+[.O95]*[.P95])/([.P95]*[.Q95]))" office:value-type="float" office:value="9867" calcext:value-type="float">
            <text:p>9,867</text:p>
          </table:table-cell>
          <table:table-cell table:formula="of:=-[.M95]*[.N95]-[.O95]*[.P95]+[.P95]*[.Q95]*[.R95]" office:value-type="float" office:value="265860" calcext:value-type="float">
            <text:p>265,860</text:p>
          </table:table-cell>
          <table:table-cell table:style-name="ce259" table:formula="of:=IF([.M95]*[.N95]+[.O95]*[.P95]=0;0;([.P95]*[.Q95]*[.R95])/([.M95]*[.N95]+[.O95]*[.P95]))" office:value-type="float" office:value="1.06415323806628" calcext:value-type="float">
            <text:p>1.0641532380663</text:p>
          </table:table-cell>
          <table:table-cell table:formula="of:=[.V94]+[.T95]" office:value-type="float" office:value="67582360" calcext:value-type="float">
            <text:p>67,582,36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03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61" calcext:value-type="float">
            <text:p>00161</text:p>
          </table:table-cell>
          <table:table-cell table:style-name="ce250" office:value-type="string" calcext:value-type="string">
            <text:p>Titanium Dibor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3" calcext:value-type="float">
            <text:p>10,063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0989" calcext:value-type="float">
            <text:p>10,989</text:p>
          </table:table-cell>
          <table:table-cell table:formula="of:=IF([.P96]=0;[.M96]*[.N96];([.M96]*[.N96]+[.O96]*[.P96])/([.P96]*[.Q96]))" office:value-type="float" office:value="10063" calcext:value-type="float">
            <text:p>10,063</text:p>
          </table:table-cell>
          <table:table-cell table:formula="of:=-[.M96]*[.N96]-[.O96]*[.P96]+[.P96]*[.Q96]*[.R96]" office:value-type="float" office:value="388920" calcext:value-type="float">
            <text:p>388,920</text:p>
          </table:table-cell>
          <table:table-cell table:style-name="ce259" table:formula="of:=IF([.M96]*[.N96]+[.O96]*[.P96]=0;0;([.P96]*[.Q96]*[.R96])/([.M96]*[.N96]+[.O96]*[.P96]))" office:value-type="float" office:value="1.09202027228461" calcext:value-type="float">
            <text:p>1.0920202722846</text:p>
          </table:table-cell>
          <table:table-cell table:formula="of:=[.V95]+[.T96]" office:value-type="float" office:value="67971280" calcext:value-type="float">
            <text:p>67,971,28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04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62" calcext:value-type="float">
            <text:p>00162</text:p>
          </table:table-cell>
          <table:table-cell table:style-name="ce250" office:value-type="string" calcext:value-type="string">
            <text:p>Crystalline Carbonid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2" calcext:value-type="float">
            <text:p>10,412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,000</text:p>
          </table:table-cell>
          <table:table-cell table:formula="of:=IF([.P97]=0;[.M97]*[.N97];([.M97]*[.N97]+[.O97]*[.P97])/([.P97]*[.Q97]))" office:value-type="float" office:value="10412" calcext:value-type="float">
            <text:p>10,412</text:p>
          </table:table-cell>
          <table:table-cell table:formula="of:=-[.M97]*[.N97]-[.O97]*[.P97]+[.P97]*[.Q97]*[.R97]" office:value-type="float" office:value="666960" calcext:value-type="float">
            <text:p>666,960</text:p>
          </table:table-cell>
          <table:table-cell table:style-name="ce259" table:formula="of:=IF([.M97]*[.N97]+[.O97]*[.P97]=0;0;([.P97]*[.Q97]*[.R97])/([.M97]*[.N97]+[.O97]*[.P97]))" office:value-type="float" office:value="1.15251632731464" calcext:value-type="float">
            <text:p>1.1525163273146</text:p>
          </table:table-cell>
          <table:table-cell table:formula="of:=[.V96]+[.T97]" office:value-type="float" office:value="68638240" calcext:value-type="float">
            <text:p>68,638,24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0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3" table:style-name="ce40" office:value-type="string" calcext:value-type="string">
            <text:p>c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105" office:value-type="string" calcext:value-type="string">
            <text:p>Parity</text:p>
          </table:table-cell>
          <table:table-cell office:value-type="date" office:date-value="2017-05-01" calcext:value-type="date">
            <text:p>Mon May 01 2017</text:p>
          </table:table-cell>
          <table:table-cell office:value-type="string" calcext:value-type="string">
            <text:p>none</text:p>
          </table:table-cell>
          <table:table-cell office:value-type="float" office:value="189" calcext:value-type="float">
            <text:p>00189</text:p>
          </table:table-cell>
          <table:table-cell office:value-type="float" office:value="188" calcext:value-type="float">
            <text:p>00188</text:p>
          </table:table-cell>
          <table:table-cell table:style-name="ce250" office:value-type="string" calcext:value-type="string">
            <text:p>Scourge Precision Cruise Missile</text:p>
          </table:table-cell>
          <table:table-cell office:value-type="float" office:value="1149351" calcext:value-type="float">
            <text:p>1,149,351</text:p>
          </table:table-cell>
          <table:table-cell office:value-type="float" office:value="20" calcext:value-type="float">
            <text:p>20</text:p>
          </table:table-cell>
          <table:table-cell office:value-type="float" office:value="2480380" calcext:value-type="float">
            <text:p>2,480,380</text:p>
          </table:table-cell>
          <table:table-cell office:value-type="float" office:value="182" calcext:value-type="float">
            <text:p>182</text:p>
          </table:table-cell>
          <table:table-cell office:value-type="float" office:value="5000" calcext:value-type="float">
            <text:p>5,000</text:p>
          </table:table-cell>
          <table:table-cell office:value-type="float" office:value="1565" calcext:value-type="float">
            <text:p>1,565</text:p>
          </table:table-cell>
          <table:table-cell table:formula="of:=IF([.P99]=0;[.M99]*[.N99];([.M99]*[.N99]+[.O99]*[.P99])/([.P99]*[.Q99]))" office:value-type="float" office:value="521.336461538462" calcext:value-type="float">
            <text:p>521</text:p>
          </table:table-cell>
          <table:table-cell table:formula="of:=-[.M99]*[.N99]-[.O99]*[.P99]+[.P99]*[.Q99]*[.R99]" office:value-type="float" office:value="949733820" calcext:value-type="float">
            <text:p>949,733,820</text:p>
          </table:table-cell>
          <table:table-cell table:style-name="ce259" table:formula="of:=IF([.M99]*[.N99]+[.O99]*[.P99]=0;0;([.P99]*[.Q99]*[.R99])/([.M99]*[.N99]+[.O99]*[.P99]))" office:value-type="float" office:value="3.00190014598575" calcext:value-type="float">
            <text:p>3.0019001459858</text:p>
          </table:table-cell>
          <table:table-cell table:formula="of:=[.V98]+[.T99]" office:value-type="float" office:value="949733820" calcext:value-type="float">
            <text:p>949,733,82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06"/>
          <table:table-cell office:value-type="date" office:date-value="2017-05-01" calcext:value-type="date">
            <text:p>Mon May 01 2017</text:p>
          </table:table-cell>
          <table:table-cell office:value-type="float" office:value="188" calcext:value-type="float">
            <text:p>00188</text:p>
          </table:table-cell>
          <table:table-cell office:value-type="string" calcext:value-type="string">
            <text:p>none</text:p>
          </table:table-cell>
          <table:table-cell office:value-type="float" office:value="189" calcext:value-type="float">
            <text:p>00189</text:p>
          </table:table-cell>
          <table:table-cell table:style-name="ce250" office:value-type="string" calcext:value-type="string">
            <text:p>Graviton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28" calcext:value-type="float">
            <text:p>22,228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office:value-type="float" office:value="27979" calcext:value-type="float">
            <text:p>27,979</text:p>
          </table:table-cell>
          <table:table-cell table:formula="of:=IF([.P100]=0;[.M100]*[.N100];([.M100]*[.N100]+[.O100]*[.P100])/([.P100]*[.Q100]))" office:value-type="float" office:value="22228" calcext:value-type="float">
            <text:p>22,228</text:p>
          </table:table-cell>
          <table:table-cell table:formula="of:=-[.M100]*[.N100]-[.O100]*[.P100]+[.P100]*[.Q100]*[.R100]" office:value-type="float" office:value="14089950" calcext:value-type="float">
            <text:p>14,089,950</text:p>
          </table:table-cell>
          <table:table-cell table:style-name="ce259" table:formula="of:=IF([.M100]*[.N100]+[.O100]*[.P100]=0;0;([.P100]*[.Q100]*[.R100])/([.M100]*[.N100]+[.O100]*[.P100]))" office:value-type="float" office:value="1.25872773078999" calcext:value-type="float">
            <text:p>1.25872773079</text:p>
          </table:table-cell>
          <table:table-cell table:formula="of:=[.V99]+[.T100]" office:value-type="float" office:value="963823770" calcext:value-type="float">
            <text:p>963,823,77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0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3" table:style-name="ce40" office:value-type="string" calcext:value-type="string">
            <text:p>c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107"/>
          <table:table-cell office:value-type="date" office:date-value="2017-05-10" calcext:value-type="date">
            <text:p>Wed May 10 2017</text:p>
          </table:table-cell>
          <table:table-cell office:value-type="string" calcext:value-type="string">
            <text:p>none</text:p>
          </table:table-cell>
          <table:table-cell office:value-type="float" office:value="199" calcext:value-type="float">
            <text:p>00199</text:p>
          </table:table-cell>
          <table:table-cell office:value-type="float" office:value="198" calcext:value-type="float">
            <text:p>00198</text:p>
          </table:table-cell>
          <table:table-cell table:style-name="ce250" office:value-type="string" calcext:value-type="string">
            <text:p>Mining Laser Upgrade II</text:p>
          </table:table-cell>
          <table:table-cell office:value-type="float" office:value="290618" calcext:value-type="float">
            <text:p>290,618</text:p>
          </table:table-cell>
          <table:table-cell office:value-type="float" office:value="130" calcext:value-type="float">
            <text:p>130</text:p>
          </table:table-cell>
          <table:table-cell office:value-type="float" office:value="494125" calcext:value-type="float">
            <text:p>494,125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900808" calcext:value-type="float">
            <text:p>900,808</text:p>
          </table:table-cell>
          <table:table-cell table:formula="of:=IF([.P102]=0;[.M102]*[.N102];([.M102]*[.N102]+[.O102]*[.P102])/([.P102]*[.Q102]))" office:value-type="float" office:value="555061.032258065" calcext:value-type="float">
            <text:p>555,061</text:p>
          </table:table-cell>
          <table:table-cell table:formula="of:=-[.M102]*[.N102]-[.O102]*[.P102]+[.P102]*[.Q102]*[.R102]" office:value-type="float" office:value="214363120" calcext:value-type="float">
            <text:p>214,363,120</text:p>
          </table:table-cell>
          <table:table-cell table:style-name="ce259" table:formula="of:=IF([.M102]*[.N102]+[.O102]*[.P102]=0;0;([.P102]*[.Q102]*[.R102])/([.M102]*[.N102]+[.O102]*[.P102]))" office:value-type="float" office:value="1.62289901046627" calcext:value-type="float">
            <text:p>1.6228990104663</text:p>
          </table:table-cell>
          <table:table-cell table:formula="of:=[.V101]+[.T102]" office:value-type="float" office:value="214363120" calcext:value-type="float">
            <text:p>214,363,12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07"/>
          <table:table-cell office:value-type="date" office:date-value="2017-05-10" calcext:value-type="date">
            <text:p>Wed May 10 2017</text:p>
          </table:table-cell>
          <table:table-cell office:value-type="float" office:value="198" calcext:value-type="float">
            <text:p>00198</text:p>
          </table:table-cell>
          <table:table-cell office:value-type="string" calcext:value-type="string">
            <text:p>none</text:p>
          </table:table-cell>
          <table:table-cell office:value-type="float" office:value="199" calcext:value-type="float">
            <text:p>00199</text:p>
          </table:table-cell>
          <table:table-cell table:style-name="ce250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06" calcext:value-type="float">
            <text:p>24,406</text:p>
          </table:table-cell>
          <table:table-cell office:value-type="float" office:value="4836" calcext:value-type="float">
            <text:p>4836</text:p>
          </table:table-cell>
          <table:table-cell office:value-type="float" office:value="1" calcext:value-type="float">
            <text:p>1</text:p>
          </table:table-cell>
          <table:table-cell office:value-type="float" office:value="29746" calcext:value-type="float">
            <text:p>29,746</text:p>
          </table:table-cell>
          <table:table-cell table:formula="of:=IF([.P103]=0;[.M103]*[.N103];([.M103]*[.N103]+[.O103]*[.P103])/([.P103]*[.Q103]))" office:value-type="float" office:value="24406" calcext:value-type="float">
            <text:p>24,406</text:p>
          </table:table-cell>
          <table:table-cell table:formula="of:=-[.M103]*[.N103]-[.O103]*[.P103]+[.P103]*[.Q103]*[.R103]" office:value-type="float" office:value="25824240" calcext:value-type="float">
            <text:p>25,824,240</text:p>
          </table:table-cell>
          <table:table-cell table:style-name="ce259" table:formula="of:=IF([.M103]*[.N103]+[.O103]*[.P103]=0;0;([.P103]*[.Q103]*[.R103])/([.M103]*[.N103]+[.O103]*[.P103]))" office:value-type="float" office:value="1.21879865606818" calcext:value-type="float">
            <text:p>1.2187986560682</text:p>
          </table:table-cell>
          <table:table-cell table:formula="of:=[.V102]+[.T103]" office:value-type="float" office:value="240187360" calcext:value-type="float">
            <text:p>240,187,36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0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3" table:style-name="ce40" office:value-type="string" calcext:value-type="string">
            <text:p>c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108" office:value-type="string" calcext:value-type="string">
            <text:p>Augmentation</text:p>
          </table:table-cell>
          <table:table-cell office:value-type="date" office:date-value="2017-05-01" calcext:value-type="date">
            <text:p>Mon May 01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93" calcext:value-type="float">
            <text:p>00193</text:p>
          </table:table-cell>
          <table:table-cell table:style-name="ce250" office:value-type="string" calcext:value-type="string">
            <text:p>Medium Capacitor Control Circuit II</text:p>
          </table:table-cell>
          <table:table-cell office:value-type="float" office:value="1078596" calcext:value-type="float">
            <text:p>1,078,596</text:p>
          </table:table-cell>
          <table:table-cell office:value-type="float" office:value="240" calcext:value-type="float">
            <text:p>240</text:p>
          </table:table-cell>
          <table:table-cell office:value-type="float" office:value="6180000" calcext:value-type="float">
            <text:p>6,180,00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7888998" calcext:value-type="float">
            <text:p>7,888,998</text:p>
          </table:table-cell>
          <table:table-cell table:formula="of:=IF([.P105]=0;[.M105]*[.N105];([.M105]*[.N105]+[.O105]*[.P105])/([.P105]*[.Q105]))" office:value-type="float" office:value="7138752" calcext:value-type="float">
            <text:p>7,138,752</text:p>
          </table:table-cell>
          <table:table-cell table:formula="of:=-[.M105]*[.N105]-[.O105]*[.P105]+[.P105]*[.Q105]*[.R105]" office:value-type="float" office:value="202566420" calcext:value-type="float">
            <text:p>202,566,420</text:p>
          </table:table-cell>
          <table:table-cell table:style-name="ce259" table:formula="of:=IF([.M105]*[.N105]+[.O105]*[.P105]=0;0;([.P105]*[.Q105]*[.R105])/([.M105]*[.N105]+[.O105]*[.P105]))" office:value-type="float" office:value="1.10509484010651" calcext:value-type="float">
            <text:p>1.1050948401065</text:p>
          </table:table-cell>
          <table:table-cell table:formula="of:=[.V104]+[.T105]" office:value-type="float" office:value="202566420" calcext:value-type="float">
            <text:p>202,566,42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0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3" table:style-name="ce44" office:value-type="string" calcext:value-type="string">
            <text:p>c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109" office:value-type="string" calcext:value-type="string">
            <text:p>Parity</text:p>
          </table:table-cell>
          <table:table-cell office:value-type="date" office:date-value="2017-05-01" calcext:value-type="date">
            <text:p>Mon May 01 2017</text:p>
          </table:table-cell>
          <table:table-cell office:value-type="string" calcext:value-type="string">
            <text:p>none</text:p>
          </table:table-cell>
          <table:table-cell office:value-type="float" office:value="187" calcext:value-type="float">
            <text:p>00187</text:p>
          </table:table-cell>
          <table:table-cell office:value-type="float" office:value="186" calcext:value-type="float">
            <text:p>00186</text:p>
          </table:table-cell>
          <table:table-cell table:style-name="ce250" office:value-type="string" calcext:value-type="string">
            <text:p>Rapid Light Missile Launcher II</text:p>
          </table:table-cell>
          <table:table-cell office:value-type="float" office:value="1239848" calcext:value-type="float">
            <text:p>1,239,848</text:p>
          </table:table-cell>
          <table:table-cell office:value-type="float" office:value="30" calcext:value-type="float">
            <text:p>30</text:p>
          </table:table-cell>
          <table:table-cell office:value-type="float" office:value="775801" calcext:value-type="float">
            <text:p>775,80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099877" calcext:value-type="float">
            <text:p>1,099,877</text:p>
          </table:table-cell>
          <table:table-cell table:formula="of:=IF([.P107]=0;[.M107]*[.N107];([.M107]*[.N107]+[.O107]*[.P107])/([.P107]*[.Q107]))" office:value-type="float" office:value="934755.871794872" calcext:value-type="float">
            <text:p>934,756</text:p>
          </table:table-cell>
          <table:table-cell table:formula="of:=-[.M107]*[.N107]-[.O107]*[.P107]+[.P107]*[.Q107]*[.R107]" office:value-type="float" office:value="38638344" calcext:value-type="float">
            <text:p>38,638,344</text:p>
          </table:table-cell>
          <table:table-cell table:style-name="ce259" table:formula="of:=IF([.M107]*[.N107]+[.O107]*[.P107]=0;0;([.P107]*[.Q107]*[.R107])/([.M107]*[.N107]+[.O107]*[.P107]))" office:value-type="float" office:value="1.1766462594004" calcext:value-type="float">
            <text:p>1.1766462594004</text:p>
          </table:table-cell>
          <table:table-cell table:formula="of:=[.V106]+[.T107]" office:value-type="float" office:value="38638344" calcext:value-type="float">
            <text:p>38,638,344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44" office:value-type="string" calcext:value-type="string">
            <text:p>c</text:p>
          </table:table-cell>
          <table:table-cell table:style-name="ce110"/>
          <table:table-cell office:value-type="date" office:date-value="2017-05-01" calcext:value-type="date">
            <text:p>Mon May 01 2017</text:p>
          </table:table-cell>
          <table:table-cell office:value-type="float" office:value="186" calcext:value-type="float">
            <text:p>00186</text:p>
          </table:table-cell>
          <table:table-cell office:value-type="string" calcext:value-type="string">
            <text:p>none</text:p>
          </table:table-cell>
          <table:table-cell office:value-type="float" office:value="187" calcext:value-type="float">
            <text:p>00187</text:p>
          </table:table-cell>
          <table:table-cell table:style-name="ce250" office:value-type="string" calcext:value-type="string">
            <text:p>Rapid Light Missile Launch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87" calcext:value-type="float">
            <text:p>13,38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41996" calcext:value-type="float">
            <text:p>41,996</text:p>
          </table:table-cell>
          <table:table-cell table:formula="of:=IF([.P108]=0;[.M108]*[.N108];([.M108]*[.N108]+[.O108]*[.P108])/([.P108]*[.Q108]))" office:value-type="float" office:value="13387" calcext:value-type="float">
            <text:p>13,387</text:p>
          </table:table-cell>
          <table:table-cell table:formula="of:=-[.M108]*[.N108]-[.O108]*[.P108]+[.P108]*[.Q108]*[.R108]" office:value-type="float" office:value="6694506" calcext:value-type="float">
            <text:p>6,694,506</text:p>
          </table:table-cell>
          <table:table-cell table:style-name="ce259" table:formula="of:=IF([.M108]*[.N108]+[.O108]*[.P108]=0;0;([.P108]*[.Q108]*[.R108])/([.M108]*[.N108]+[.O108]*[.P108]))" office:value-type="float" office:value="3.13707328004781" calcext:value-type="float">
            <text:p>3.1370732800478</text:p>
          </table:table-cell>
          <table:table-cell table:formula="of:=[.V107]+[.T108]" office:value-type="float" office:value="45332850" calcext:value-type="float">
            <text:p>45,332,85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0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11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12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13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14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1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16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17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5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18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19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2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5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2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">
          <table:table-cell/>
          <table:table-cell table:style-name="ce40" table:number-columns-repeated="5"/>
          <table:table-cell table:style-name="ce5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2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2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2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2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">
          <table:table-cell/>
          <table:table-cell table:style-name="ce40" table:number-columns-repeated="5"/>
          <table:table-cell table:style-name="ce12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6">
          <table:table-cell/>
          <table:table-cell table:style-name="ce40" table:number-columns-repeated="5"/>
          <table:table-cell table:style-name="ce12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27"/>
          <table:table-cell table:number-columns-repeated="13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2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 office:value-type="string" calcext:value-type="string">
            <text:p>Sell Queue</text:p>
          </table:table-cell>
          <table:table-cell table:number-columns-repeated="4"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style-name="ce129"/>
          <table:table-cell office:value-type="date" office:date-value="2017-03-26" calcext:value-type="date">
            <text:p>Sun Mar 26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26" calcext:value-type="float">
            <text:p>00126</text:p>
          </table:table-cell>
          <table:table-cell table:style-name="ce250" office:value-type="string" calcext:value-type="string">
            <text:p>Raptor Blueprint</text:p>
          </table:table-cell>
          <table:table-cell office:value-type="float" office:value="976677" calcext:value-type="float">
            <text:p>976,6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,000,000</text:p>
          </table:table-cell>
          <table:table-cell table:formula="of:=IF([.P139]=0;[.M139]*[.N139];([.M139]*[.N139]+[.O139]*[.P139])/([.P139]*[.Q139]))" office:value-type="float" office:value="195335.4" calcext:value-type="float">
            <text:p>195,335</text:p>
          </table:table-cell>
          <table:table-cell table:formula="of:=-[.M139]*[.N139]-[.O139]*[.P139]+[.P139]*[.Q139]*[.R139]" office:value-type="float" office:value="40233230" calcext:value-type="float">
            <text:p>40,233,230</text:p>
          </table:table-cell>
          <table:table-cell table:style-name="ce259" table:formula="of:=IF([.M139]*[.N139]+[.O139]*[.P139]=0;0;([.P139]*[.Q139]*[.R139])/([.M139]*[.N139]+[.O139]*[.P139]))" office:value-type="float" office:value="5.11939976061687" calcext:value-type="float">
            <text:p>5.1193997606169</text:p>
          </table:table-cell>
          <table:table-cell table:formula="of:=[.V138]+[.T139]" office:value-type="float" office:value="40233230" calcext:value-type="float">
            <text:p>40,233,23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3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4"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style-name="ce131"/>
          <table:table-cell office:value-type="date" office:date-value="2017-04-25" calcext:value-type="date">
            <text:p>Tue Apr 25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71, 172, 173</text:p>
          </table:table-cell>
          <table:table-cell office:value-type="float" office:value="151" calcext:value-type="float">
            <text:p>00151</text:p>
          </table:table-cell>
          <table:table-cell table:style-name="ce250" office:value-type="string" calcext:value-type="string">
            <text:p>EM Ward Amplifier II</text:p>
          </table:table-cell>
          <table:table-cell office:value-type="float" office:value="259989" calcext:value-type="float">
            <text:p>259,989</text:p>
          </table:table-cell>
          <table:table-cell office:value-type="float" office:value="30" calcext:value-type="float">
            <text:p>30</text:p>
          </table:table-cell>
          <table:table-cell office:value-type="float" office:value="595653" calcext:value-type="float">
            <text:p>595,65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1131" calcext:value-type="float">
            <text:p>901,131</text:p>
          </table:table-cell>
          <table:table-cell table:formula="of:=IF([.P141]=0;[.M141]*[.N141];([.M141]*[.N141]+[.O141]*[.P141])/([.P141]*[.Q141]))" office:value-type="float" office:value="682316" calcext:value-type="float">
            <text:p>682,316</text:p>
          </table:table-cell>
          <table:table-cell table:formula="of:=-[.M141]*[.N141]-[.O141]*[.P141]+[.P141]*[.Q141]*[.R141]" office:value-type="float" office:value="19693350" calcext:value-type="float">
            <text:p>19,693,350</text:p>
          </table:table-cell>
          <table:table-cell table:style-name="ce259" table:formula="of:=IF([.M141]*[.N141]+[.O141]*[.P141]=0;0;([.P141]*[.Q141]*[.R141])/([.M141]*[.N141]+[.O141]*[.P141]))" office:value-type="float" office:value="1.32069451691005" calcext:value-type="float">
            <text:p>1.3206945169101</text:p>
          </table:table-cell>
          <table:table-cell table:formula="of:=[.V140]+[.T141]" office:value-type="float" office:value="19693350" calcext:value-type="float">
            <text:p>19,693,35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32"/>
          <table:table-cell office:value-type="date" office:date-value="2017-04-27" calcext:value-type="date">
            <text:p>Thu Apr 27 2017</text:p>
          </table:table-cell>
          <table:table-cell office:value-type="float" office:value="151" calcext:value-type="float">
            <text:p>00151</text:p>
          </table:table-cell>
          <table:table-cell office:value-type="string" calcext:value-type="string">
            <text:p>none</text:p>
          </table:table-cell>
          <table:table-cell office:value-type="float" office:value="171" calcext:value-type="float">
            <text:p>00171</text:p>
          </table:table-cell>
          <table:table-cell table:style-name="ce250" office:value-type="string" calcext:value-type="string">
            <text:p>EM Ward Amplifi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7" calcext:value-type="float">
            <text:p>20,12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7997" calcext:value-type="float">
            <text:p>37,997</text:p>
          </table:table-cell>
          <table:table-cell table:formula="of:=IF([.P142]=0;[.M142]*[.N142];([.M142]*[.N142]+[.O142]*[.P142])/([.P142]*[.Q142]))" office:value-type="float" office:value="20127" calcext:value-type="float">
            <text:p>20,127</text:p>
          </table:table-cell>
          <table:table-cell table:formula="of:=-[.M142]*[.N142]-[.O142]*[.P142]+[.P142]*[.Q142]*[.R142]" office:value-type="float" office:value="1608300" calcext:value-type="float">
            <text:p>1,608,300</text:p>
          </table:table-cell>
          <table:table-cell table:style-name="ce259" table:formula="of:=IF([.M142]*[.N142]+[.O142]*[.P142]=0;0;([.P142]*[.Q142]*[.R142])/([.M142]*[.N142]+[.O142]*[.P142]))" office:value-type="float" office:value="1.88786207581855" calcext:value-type="float">
            <text:p>1.8878620758186</text:p>
          </table:table-cell>
          <table:table-cell table:formula="of:=[.V141]+[.T142]" office:value-type="float" office:value="21301650" calcext:value-type="float">
            <text:p>21,301,65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32"/>
          <table:table-cell office:value-type="date" office:date-value="2017-04-27" calcext:value-type="date">
            <text:p>Thu Apr 27 2017</text:p>
          </table:table-cell>
          <table:table-cell office:value-type="float" office:value="151" calcext:value-type="float">
            <text:p>00151</text:p>
          </table:table-cell>
          <table:table-cell office:value-type="string" calcext:value-type="string">
            <text:p>none</text:p>
          </table:table-cell>
          <table:table-cell office:value-type="float" office:value="172" calcext:value-type="float">
            <text:p>00172</text:p>
          </table:table-cell>
          <table:table-cell table:style-name="ce250" office:value-type="string" calcext:value-type="string">
            <text:p>R.A.M- Shield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15" calcext:value-type="float">
            <text:p>35,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11" calcext:value-type="float">
            <text:p>1,111</text:p>
          </table:table-cell>
          <table:table-cell table:formula="of:=IF([.P143]=0;[.M143]*[.N143];([.M143]*[.N143]+[.O143]*[.P143])/([.P143]*[.Q143]))" office:value-type="float" office:value="351.15" calcext:value-type="float">
            <text:p>351</text:p>
          </table:table-cell>
          <table:table-cell table:formula="of:=-[.M143]*[.N143]-[.O143]*[.P143]+[.P143]*[.Q143]*[.R143]" office:value-type="float" office:value="6838650" calcext:value-type="float">
            <text:p>6,838,650</text:p>
          </table:table-cell>
          <table:table-cell table:style-name="ce259" table:formula="of:=IF([.M143]*[.N143]+[.O143]*[.P143]=0;0;([.P143]*[.Q143]*[.R143])/([.M143]*[.N143]+[.O143]*[.P143]))" office:value-type="float" office:value="3.16389007546632" calcext:value-type="float">
            <text:p>3.1638900754663</text:p>
          </table:table-cell>
          <table:table-cell table:formula="of:=[.V142]+[.T143]" office:value-type="float" office:value="28140300" calcext:value-type="float">
            <text:p>28,140,300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32"/>
          <table:table-cell office:value-type="date" office:date-value="2017-04-27" calcext:value-type="date">
            <text:p>Thu Apr 27 2017</text:p>
          </table:table-cell>
          <table:table-cell office:value-type="float" office:value="151" calcext:value-type="float">
            <text:p>00151</text:p>
          </table:table-cell>
          <table:table-cell office:value-type="string" calcext:value-type="string">
            <text:p>none</text:p>
          </table:table-cell>
          <table:table-cell office:value-type="float" office:value="173" calcext:value-type="float">
            <text:p>00173</text:p>
          </table:table-cell>
          <table:table-cell table:style-name="ce250" office:value-type="string" calcext:value-type="string">
            <text:p>Linear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11" calcext:value-type="float">
            <text:p>49,711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53997" calcext:value-type="float">
            <text:p>53,997</text:p>
          </table:table-cell>
          <table:table-cell table:formula="of:=IF([.P144]=0;[.M144]*[.N144];([.M144]*[.N144]+[.O144]*[.P144])/([.P144]*[.Q144]))" office:value-type="float" office:value="49711" calcext:value-type="float">
            <text:p>49,711</text:p>
          </table:table-cell>
          <table:table-cell table:formula="of:=-[.M144]*[.N144]-[.O144]*[.P144]+[.P144]*[.Q144]*[.R144]" office:value-type="float" office:value="3008772" calcext:value-type="float">
            <text:p>3,008,772</text:p>
          </table:table-cell>
          <table:table-cell table:style-name="ce259" table:formula="of:=IF([.M144]*[.N144]+[.O144]*[.P144]=0;0;([.P144]*[.Q144]*[.R144])/([.M144]*[.N144]+[.O144]*[.P144]))" office:value-type="float" office:value="1.08621834201686" calcext:value-type="float">
            <text:p>1.0862183420169</text:p>
          </table:table-cell>
          <table:table-cell table:formula="of:=[.V143]+[.T144]" office:value-type="float" office:value="31149072" calcext:value-type="float">
            <text:p>31,149,072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3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4"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style-name="ce134" office:value-type="string" calcext:value-type="string">
            <text:p>Parity</text:p>
          </table:table-cell>
          <table:table-cell office:value-type="date" office:date-value="2017-04-25" calcext:value-type="date">
            <text:p>Tue Apr 25 2017</text:p>
          </table:table-cell>
          <table:table-cell office:value-type="string" calcext:value-type="string">
            <text:p>none</text:p>
          </table:table-cell>
          <table:table-cell office:value-type="float" office:value="154" calcext:value-type="float">
            <text:p>00154</text:p>
          </table:table-cell>
          <table:table-cell office:value-type="float" office:value="152" calcext:value-type="float">
            <text:p>00152</text:p>
          </table:table-cell>
          <table:table-cell table:style-name="ce250" office:value-type="string" calcext:value-type="string">
            <text:p>Scourge Fury Light Missile</text:p>
          </table:table-cell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  <table:table-cell office:value-type="float" office:value="263275" calcext:value-type="float">
            <text:p>263,275</text:p>
          </table:table-cell>
          <table:table-cell office:value-type="float" office:value="273" calcext:value-type="float">
            <text:p>273</text:p>
          </table:table-cell>
          <table:table-cell office:value-type="float" office:value="5000" calcext:value-type="float">
            <text:p>5,000</text:p>
          </table:table-cell>
          <table:table-cell office:value-type="float" office:value="100.91" calcext:value-type="float">
            <text:p>101</text:p>
          </table:table-cell>
          <table:table-cell table:formula="of:=IF([.P146]=0;[.M146]*[.N146];([.M146]*[.N146]+[.O146]*[.P146])/([.P146]*[.Q146]))" office:value-type="float" office:value="52.6615934065934" calcext:value-type="float">
            <text:p>53</text:p>
          </table:table-cell>
          <table:table-cell table:formula="of:=-[.M146]*[.N146]-[.O146]*[.P146]+[.P146]*[.Q146]*[.R146]" office:value-type="float" office:value="65859075" calcext:value-type="float">
            <text:p>65,859,075</text:p>
          </table:table-cell>
          <table:table-cell table:style-name="ce259" table:formula="of:=IF([.M146]*[.N146]+[.O146]*[.P146]=0;0;([.P146]*[.Q146]*[.R146])/([.M146]*[.N146]+[.O146]*[.P146]))" office:value-type="float" office:value="1.91619724114473" calcext:value-type="float">
            <text:p>1.9161972411447</text:p>
          </table:table-cell>
          <table:table-cell table:formula="of:=[.V145]+[.T146]" office:value-type="float" office:value="65859075" calcext:value-type="float">
            <text:p>65,859,075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3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4"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style-name="ce136" office:value-type="string" calcext:value-type="string">
            <text:p>Parity</text:p>
          </table:table-cell>
          <table:table-cell office:value-type="date" office:date-value="2017-04-26" calcext:value-type="date">
            <text:p>Wed Apr 26 2017</text:p>
          </table:table-cell>
          <table:table-cell office:value-type="string" calcext:value-type="string">
            <text:p>none</text:p>
          </table:table-cell>
          <table:table-cell office:value-type="float" office:value="163" calcext:value-type="float">
            <text:p>00163</text:p>
          </table:table-cell>
          <table:table-cell office:value-type="float" office:value="156" calcext:value-type="float">
            <text:p>00156</text:p>
          </table:table-cell>
          <table:table-cell table:style-name="ce250" office:value-type="string" calcext:value-type="string">
            <text:p>Mjolnir Fury Light Missile</text:p>
          </table:table-cell>
          <table:table-cell office:value-type="float" office:value="1406487" calcext:value-type="float">
            <text:p>1,406,487</text:p>
          </table:table-cell>
          <table:table-cell office:value-type="float" office:value="40" calcext:value-type="float">
            <text:p>40</text:p>
          </table:table-cell>
          <table:table-cell office:value-type="float" office:value="273852" calcext:value-type="float">
            <text:p>273,852</text:p>
          </table:table-cell>
          <table:table-cell office:value-type="float" office:value="325" calcext:value-type="float">
            <text:p>325</text:p>
          </table:table-cell>
          <table:table-cell office:value-type="float" office:value="5000" calcext:value-type="float">
            <text:p>5,000</text:p>
          </table:table-cell>
          <table:table-cell office:value-type="float" office:value="111.78" calcext:value-type="float">
            <text:p>112</text:p>
          </table:table-cell>
          <table:table-cell table:formula="of:=IF([.P148]=0;[.M148]*[.N148];([.M148]*[.N148]+[.O148]*[.P148])/([.P148]*[.Q148]))" office:value-type="float" office:value="89.3916184615385" calcext:value-type="float">
            <text:p>89</text:p>
          </table:table-cell>
          <table:table-cell table:formula="of:=-[.M148]*[.N148]-[.O148]*[.P148]+[.P148]*[.Q148]*[.R148]" office:value-type="float" office:value="36381120" calcext:value-type="float">
            <text:p>36,381,120</text:p>
          </table:table-cell>
          <table:table-cell table:style-name="ce259" table:formula="of:=IF([.M148]*[.N148]+[.O148]*[.P148]=0;0;([.P148]*[.Q148]*[.R148])/([.M148]*[.N148]+[.O148]*[.P148]))" office:value-type="float" office:value="1.25045280445498" calcext:value-type="float">
            <text:p>1.250452804455</text:p>
          </table:table-cell>
          <table:table-cell table:formula="of:=[.V147]+[.T148]" office:value-type="float" office:value="36381120" calcext:value-type="float">
            <text:p>36,381,12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37"/>
          <table:table-cell office:value-type="date" office:date-value="2017-04-26" calcext:value-type="date">
            <text:p>Wed Apr 26 2017</text:p>
          </table:table-cell>
          <table:table-cell office:value-type="float" office:value="163" calcext:value-type="float">
            <text:p>00163</text:p>
          </table:table-cell>
          <table:table-cell office:value-type="string" calcext:value-type="string">
            <text:p>none</text:p>
          </table:table-cell>
          <table:table-cell office:value-type="float" office:value="163" calcext:value-type="float">
            <text:p>00163</text:p>
          </table:table-cell>
          <table:table-cell table:style-name="ce250" office:value-type="string" calcext:value-type="string">
            <text:p>EM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7" calcext:value-type="float">
            <text:p>22,037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27500" calcext:value-type="float">
            <text:p>27,500</text:p>
          </table:table-cell>
          <table:table-cell table:formula="of:=IF([.P149]=0;[.M149]*[.N149];([.M149]*[.N149]+[.O149]*[.P149])/([.P149]*[.Q149]))" office:value-type="float" office:value="22037" calcext:value-type="float">
            <text:p>22,037</text:p>
          </table:table-cell>
          <table:table-cell table:formula="of:=-[.M149]*[.N149]-[.O149]*[.P149]+[.P149]*[.Q149]*[.R149]" office:value-type="float" office:value="5189850" calcext:value-type="float">
            <text:p>5,189,850</text:p>
          </table:table-cell>
          <table:table-cell table:style-name="ce259" table:formula="of:=IF([.M149]*[.N149]+[.O149]*[.P149]=0;0;([.P149]*[.Q149]*[.R149])/([.M149]*[.N149]+[.O149]*[.P149]))" office:value-type="float" office:value="1.2479012569769" calcext:value-type="float">
            <text:p>1.2479012569769</text:p>
          </table:table-cell>
          <table:table-cell table:formula="of:=[.V148]+[.T149]" office:value-type="float" office:value="41570970" calcext:value-type="float">
            <text:p>41,570,970</text:p>
          </table:table-cell>
          <table:table-cell table:number-columns-repeated="1002"/>
        </table:table-row>
        <table:table-row table:style-name="ro1">
          <table:table-cell/>
          <table:table-cell table:style-name="ce40" table:number-columns-repeated="5"/>
          <table:table-cell table:style-name="ce138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number-columns-repeated="4" table:style-name="ce40" office:value-type="string" calcext:value-type="string">
            <text:p>c</text:p>
          </table:table-cell>
          <table:table-cell table:style-name="ce40" office:value-type="string" calcext:value-type="string">
            <text:p>t</text:p>
          </table:table-cell>
          <table:table-cell table:style-name="ce139"/>
          <table:table-cell office:value-type="date" office:date-value="2017-04-28" calcext:value-type="date">
            <text:p>Fri Apr 28 2017</text:p>
          </table:table-cell>
          <table:table-cell office:value-type="string" calcext:value-type="string">
            <text:p>none</text:p>
          </table:table-cell>
          <table:table-cell office:value-type="float" office:value="177" calcext:value-type="float">
            <text:p>00177</text:p>
          </table:table-cell>
          <table:table-cell office:value-type="float" office:value="176" calcext:value-type="float">
            <text:p>00176</text:p>
          </table:table-cell>
          <table:table-cell table:style-name="ce250" office:value-type="string" calcext:value-type="string">
            <text:p>Nova Fury Light Missile</text:p>
          </table:table-cell>
          <table:table-cell office:value-type="float" office:value="200626" calcext:value-type="float">
            <text:p>200,626</text:p>
          </table:table-cell>
          <table:table-cell office:value-type="float" office:value="40" calcext:value-type="float">
            <text:p>40</text:p>
          </table:table-cell>
          <table:table-cell office:value-type="float" office:value="248860" calcext:value-type="float">
            <text:p>248,860</text:p>
          </table:table-cell>
          <table:table-cell office:value-type="float" office:value="150" calcext:value-type="float">
            <text:p>150</text:p>
          </table:table-cell>
          <table:table-cell office:value-type="float" office:value="5000" calcext:value-type="float">
            <text:p>5,000</text:p>
          </table:table-cell>
          <table:table-cell office:value-type="float" office:value="93.99" calcext:value-type="float">
            <text:p>94</text:p>
          </table:table-cell>
          <table:table-cell table:formula="of:=IF([.P151]=0;[.M151]*[.N151];([.M151]*[.N151]+[.O151]*[.P151])/([.P151]*[.Q151]))" office:value-type="float" office:value="60.4720533333333" calcext:value-type="float">
            <text:p>60</text:p>
          </table:table-cell>
          <table:table-cell table:formula="of:=-[.M151]*[.N151]-[.O151]*[.P151]+[.P151]*[.Q151]*[.R151]" office:value-type="float" office:value="25138460" calcext:value-type="float">
            <text:p>25,138,460</text:p>
          </table:table-cell>
          <table:table-cell table:style-name="ce259" table:formula="of:=IF([.M151]*[.N151]+[.O151]*[.P151]=0;0;([.P151]*[.Q151]*[.R151])/([.M151]*[.N151]+[.O151]*[.P151]))" office:value-type="float" office:value="1.55427168119973" calcext:value-type="float">
            <text:p>1.5542716811997</text:p>
          </table:table-cell>
          <table:table-cell table:formula="of:=[.V150]+[.T151]" office:value-type="float" office:value="25138460" calcext:value-type="float">
            <text:p>25,138,46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" office:value-type="string" calcext:value-type="string">
            <text:p>c</text:p>
          </table:table-cell>
          <table:table-cell table:style-name="ce140"/>
          <table:table-cell office:value-type="date" office:date-value="2017-04-28" calcext:value-type="date">
            <text:p>Fri Apr 28 2017</text:p>
          </table:table-cell>
          <table:table-cell office:value-type="float" office:value="176" calcext:value-type="float">
            <text:p>00176</text:p>
          </table:table-cell>
          <table:table-cell office:value-type="string" calcext:value-type="string">
            <text:p>none</text:p>
          </table:table-cell>
          <table:table-cell office:value-type="float" office:value="177" calcext:value-type="float">
            <text:p>00177</text:p>
          </table:table-cell>
          <table:table-cell table:style-name="ce250" office:value-type="string" calcext:value-type="string">
            <text:p>Nuclear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10" calcext:value-type="float">
            <text:p>23,11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24413" calcext:value-type="float">
            <text:p>24,413</text:p>
          </table:table-cell>
          <table:table-cell table:formula="of:=IF([.P152]=0;[.M152]*[.N152];([.M152]*[.N152]+[.O152]*[.P152])/([.P152]*[.Q152]))" office:value-type="float" office:value="23110" calcext:value-type="float">
            <text:p>23,110</text:p>
          </table:table-cell>
          <table:table-cell table:formula="of:=-[.M152]*[.N152]-[.O152]*[.P152]+[.P152]*[.Q152]*[.R152]" office:value-type="float" office:value="586350" calcext:value-type="float">
            <text:p>586,350</text:p>
          </table:table-cell>
          <table:table-cell table:style-name="ce259" table:formula="of:=IF([.M152]*[.N152]+[.O152]*[.P152]=0;0;([.P152]*[.Q152]*[.R152])/([.M152]*[.N152]+[.O152]*[.P152]))" office:value-type="float" office:value="1.05638251839031" calcext:value-type="float">
            <text:p>1.0563825183903</text:p>
          </table:table-cell>
          <table:table-cell table:formula="of:=[.V151]+[.T152]" office:value-type="float" office:value="25724810" calcext:value-type="float">
            <text:p>25,724,810</text:p>
          </table:table-cell>
          <table:table-cell table:number-columns-repeated="1002"/>
        </table:table-row>
        <table:table-row table:style-name="ro1">
          <table:table-cell/>
          <table:table-cell table:style-name="ce40" table:number-columns-repeated="5"/>
          <table:table-cell table:style-name="ce141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4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43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 table:number-rows-repeated="3">
          <table:table-cell/>
          <table:table-cell table:style-name="ce40" table:number-columns-repeated="5"/>
          <table:table-cell table:style-name="ce144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4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46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4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48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49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0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52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2"/>
          <table:table-cell table:style-name="ce257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53"/>
          <table:table-cell table:number-columns-repeated="4"/>
          <table:table-cell table:style-name="ce250"/>
          <table:table-cell table:number-columns-repeated="8"/>
          <table:table-cell table:style-name="ce259"/>
          <table:table-cell table:number-columns-repeated="2"/>
          <table:table-cell table:style-name="ce257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5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7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5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5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6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6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6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6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4">
          <table:table-cell/>
          <table:table-cell table:style-name="ce40" table:number-columns-repeated="5"/>
          <table:table-cell table:style-name="ce16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6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6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6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6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6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7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7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 table:number-rows-repeated="3">
          <table:table-cell/>
          <table:table-cell table:style-name="ce40" table:number-columns-repeated="5"/>
          <table:table-cell table:style-name="ce17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">
          <table:table-cell/>
          <table:table-cell table:style-name="ce40" table:number-columns-repeated="5"/>
          <table:table-cell table:style-name="ce17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7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7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3">
          <table:table-cell/>
          <table:table-cell table:style-name="ce40" table:number-columns-repeated="5"/>
          <table:table-cell table:style-name="ce17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7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7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7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8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">
          <table:table-cell/>
          <table:table-cell table:style-name="ce40" table:number-columns-repeated="5"/>
          <table:table-cell table:style-name="ce18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8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4">
          <table:table-cell/>
          <table:table-cell table:style-name="ce40" table:number-columns-repeated="5"/>
          <table:table-cell table:style-name="ce18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8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3">
          <table:table-cell/>
          <table:table-cell table:style-name="ce40" table:number-columns-repeated="5"/>
          <table:table-cell table:style-name="ce18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number-columns-repeated="6"/>
          <table:table-cell table:style-name="ce254"/>
          <table:table-cell/>
          <table:table-cell table:style-name="ce254"/>
          <table:table-cell table:number-columns-repeated="2"/>
          <table:table-cell table:style-name="ce254"/>
          <table:table-cell table:number-columns-repeated="2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8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8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8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8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 table:number-rows-repeated="3">
          <table:table-cell/>
          <table:table-cell table:style-name="ce40" table:number-columns-repeated="5"/>
          <table:table-cell table:style-name="ce19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9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9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 table:number-rows-repeated="3">
          <table:table-cell/>
          <table:table-cell table:style-name="ce40" table:number-columns-repeated="5"/>
          <table:table-cell table:style-name="ce19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9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9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 table:number-rows-repeated="5">
          <table:table-cell/>
          <table:table-cell table:style-name="ce40" table:number-columns-repeated="5"/>
          <table:table-cell table:style-name="ce19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19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9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98"/>
          <table:table-cell table:number-columns-repeated="13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19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0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0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0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0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0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0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0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0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0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0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1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3">
          <table:table-cell/>
          <table:table-cell table:style-name="ce40" table:number-columns-repeated="5"/>
          <table:table-cell table:style-name="ce21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1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13"/>
          <table:table-cell table:number-columns-repeated="13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1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7">
          <table:table-cell/>
          <table:table-cell table:style-name="ce40" table:number-columns-repeated="5"/>
          <table:table-cell table:style-name="ce21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13"/>
          <table:table-cell table:number-columns-repeated="13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1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1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21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21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22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22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22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22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224"/>
          <table:table-cell table:number-columns-repeated="13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22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2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" table:number-columns-repeated="5"/>
          <table:table-cell table:style-name="ce226"/>
          <table:table-cell table:number-columns-repeated="13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2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2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29"/>
          <table:table-cell table:number-columns-repeated="13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3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3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3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33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3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3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36"/>
          <table:table-cell table:number-columns-repeated="13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3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3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3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40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41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4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43"/>
          <table:table-cell table:number-columns-repeated="13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44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4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46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47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48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>
          <table:table-cell/>
          <table:table-cell table:style-name="ce40" table:number-columns-repeated="5"/>
          <table:table-cell table:style-name="ce249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1" table:number-rows-repeated="214">
          <table:table-cell/>
          <table:table-cell table:style-name="ce40" table:number-columns-repeated="5"/>
          <table:table-cell table:number-columns-repeated="14"/>
          <table:table-cell table:style-name="ce258"/>
          <table:table-cell table:number-columns-repeated="1003"/>
        </table:table-row>
        <table:table-row table:style-name="ro1">
          <table:table-cell table:number-columns-repeated="20"/>
          <table:table-cell table:style-name="ce258"/>
          <table:table-cell table:number-columns-repeated="1003"/>
        </table:table-row>
        <table:table-row table:style-name="ro1" table:number-rows-repeated="10480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Active Jobs'.$A$1" table:expression="#REF!"/>
          <table:named-expression table:name="Sheet_Title" table:base-cell-address="$'Active Jobs'.$A$1" table:expression="&quot;Active Jobs&quot;"/>
        </table:named-expressions>
        <calcext:conditional-formats>
          <calcext:conditional-format calcext:target-range-address="'Active Jobs'.B1:'Active Jobs'.B1">
            <calcext:condition calcext:apply-style-name="Gnumeric-1" calcext:value="=&quot;c&quot;" calcext:base-cell-address="'Active Jobs'.B1"/>
            <calcext:condition calcext:apply-style-name="Gnumeric-2" calcext:value="=&quot;p&quot;" calcext:base-cell-address="'Active Jobs'.B1"/>
            <calcext:condition calcext:apply-style-name="Gnumeric-3" calcext:value="=&quot;t&quot;" calcext:base-cell-address="'Active Jobs'.B1"/>
            <calcext:condition calcext:apply-style-name="Gnumeric-4" calcext:value="=&quot;x&quot;" calcext:base-cell-address="'Active Jobs'.B1"/>
          </calcext:conditional-format>
          <calcext:conditional-format calcext:target-range-address="'Active Jobs'.G6:'Active Jobs'.G6">
            <calcext:condition calcext:apply-style-name="Gnumeric-8" calcext:value="=&quot;c&quot;" calcext:base-cell-address="'Active Jobs'.G6"/>
            <calcext:condition calcext:apply-style-name="Gnumeric-8" calcext:value="=&quot;p&quot;" calcext:base-cell-address="'Active Jobs'.G6"/>
            <calcext:condition calcext:apply-style-name="Gnumeric-8" calcext:value="=&quot;t&quot;" calcext:base-cell-address="'Active Jobs'.G6"/>
            <calcext:condition calcext:apply-style-name="Gnumeric-8" calcext:value="=&quot;x&quot;" calcext:base-cell-address="'Active Jobs'.G6"/>
          </calcext:conditional-format>
          <calcext:conditional-format calcext:target-range-address="'Active Jobs'.G208:'Active Jobs'.G208">
            <calcext:condition calcext:apply-style-name="Gnumeric-8" calcext:value="=&quot;c&quot;" calcext:base-cell-address="'Active Jobs'.G208"/>
            <calcext:condition calcext:apply-style-name="Gnumeric-8" calcext:value="=&quot;p&quot;" calcext:base-cell-address="'Active Jobs'.G208"/>
            <calcext:condition calcext:apply-style-name="Gnumeric-8" calcext:value="=&quot;t&quot;" calcext:base-cell-address="'Active Jobs'.G208"/>
            <calcext:condition calcext:apply-style-name="Gnumeric-8" calcext:value="=&quot;x&quot;" calcext:base-cell-address="'Active Jobs'.G208"/>
          </calcext:conditional-format>
          <calcext:conditional-format calcext:target-range-address="'Active Jobs'.G209:'Active Jobs'.G209">
            <calcext:condition calcext:apply-style-name="Gnumeric-8" calcext:value="=&quot;c&quot;" calcext:base-cell-address="'Active Jobs'.G209"/>
            <calcext:condition calcext:apply-style-name="Gnumeric-8" calcext:value="=&quot;p&quot;" calcext:base-cell-address="'Active Jobs'.G209"/>
            <calcext:condition calcext:apply-style-name="Gnumeric-8" calcext:value="=&quot;t&quot;" calcext:base-cell-address="'Active Jobs'.G209"/>
            <calcext:condition calcext:apply-style-name="Gnumeric-8" calcext:value="=&quot;x&quot;" calcext:base-cell-address="'Active Jobs'.G209"/>
          </calcext:conditional-format>
          <calcext:conditional-format calcext:target-range-address="'Active Jobs'.G210:'Active Jobs'.G211">
            <calcext:condition calcext:apply-style-name="Gnumeric-8" calcext:value="=&quot;c&quot;" calcext:base-cell-address="'Active Jobs'.G210"/>
            <calcext:condition calcext:apply-style-name="Gnumeric-8" calcext:value="=&quot;p&quot;" calcext:base-cell-address="'Active Jobs'.G210"/>
            <calcext:condition calcext:apply-style-name="Gnumeric-8" calcext:value="=&quot;t&quot;" calcext:base-cell-address="'Active Jobs'.G210"/>
            <calcext:condition calcext:apply-style-name="Gnumeric-8" calcext:value="=&quot;x&quot;" calcext:base-cell-address="'Active Jobs'.G210"/>
          </calcext:conditional-format>
          <calcext:conditional-format calcext:target-range-address="'Active Jobs'.G212:'Active Jobs'.G212">
            <calcext:condition calcext:apply-style-name="Gnumeric-8" calcext:value="=&quot;c&quot;" calcext:base-cell-address="'Active Jobs'.G212"/>
            <calcext:condition calcext:apply-style-name="Gnumeric-8" calcext:value="=&quot;p&quot;" calcext:base-cell-address="'Active Jobs'.G212"/>
            <calcext:condition calcext:apply-style-name="Gnumeric-8" calcext:value="=&quot;t&quot;" calcext:base-cell-address="'Active Jobs'.G212"/>
            <calcext:condition calcext:apply-style-name="Gnumeric-8" calcext:value="=&quot;x&quot;" calcext:base-cell-address="'Active Jobs'.G212"/>
          </calcext:conditional-format>
          <calcext:conditional-format calcext:target-range-address="'Active Jobs'.G213:'Active Jobs'.G216">
            <calcext:condition calcext:apply-style-name="Gnumeric-8" calcext:value="=&quot;c&quot;" calcext:base-cell-address="'Active Jobs'.G213"/>
            <calcext:condition calcext:apply-style-name="Gnumeric-8" calcext:value="=&quot;p&quot;" calcext:base-cell-address="'Active Jobs'.G213"/>
            <calcext:condition calcext:apply-style-name="Gnumeric-8" calcext:value="=&quot;t&quot;" calcext:base-cell-address="'Active Jobs'.G213"/>
            <calcext:condition calcext:apply-style-name="Gnumeric-8" calcext:value="=&quot;x&quot;" calcext:base-cell-address="'Active Jobs'.G213"/>
          </calcext:conditional-format>
          <calcext:conditional-format calcext:target-range-address="'Active Jobs'.G217:'Active Jobs'.G217">
            <calcext:condition calcext:apply-style-name="Gnumeric-8" calcext:value="=&quot;c&quot;" calcext:base-cell-address="'Active Jobs'.G217"/>
            <calcext:condition calcext:apply-style-name="Gnumeric-8" calcext:value="=&quot;p&quot;" calcext:base-cell-address="'Active Jobs'.G217"/>
            <calcext:condition calcext:apply-style-name="Gnumeric-8" calcext:value="=&quot;t&quot;" calcext:base-cell-address="'Active Jobs'.G217"/>
            <calcext:condition calcext:apply-style-name="Gnumeric-8" calcext:value="=&quot;x&quot;" calcext:base-cell-address="'Active Jobs'.G217"/>
          </calcext:conditional-format>
          <calcext:conditional-format calcext:target-range-address="'Active Jobs'.G218:'Active Jobs'.G220">
            <calcext:condition calcext:apply-style-name="Gnumeric-8" calcext:value="=&quot;c&quot;" calcext:base-cell-address="'Active Jobs'.G218"/>
            <calcext:condition calcext:apply-style-name="Gnumeric-8" calcext:value="=&quot;p&quot;" calcext:base-cell-address="'Active Jobs'.G218"/>
            <calcext:condition calcext:apply-style-name="Gnumeric-8" calcext:value="=&quot;t&quot;" calcext:base-cell-address="'Active Jobs'.G218"/>
            <calcext:condition calcext:apply-style-name="Gnumeric-8" calcext:value="=&quot;x&quot;" calcext:base-cell-address="'Active Jobs'.G218"/>
          </calcext:conditional-format>
          <calcext:conditional-format calcext:target-range-address="'Active Jobs'.G222:'Active Jobs'.G222">
            <calcext:condition calcext:apply-style-name="Gnumeric-8" calcext:value="=&quot;c&quot;" calcext:base-cell-address="'Active Jobs'.G222"/>
            <calcext:condition calcext:apply-style-name="Gnumeric-8" calcext:value="=&quot;p&quot;" calcext:base-cell-address="'Active Jobs'.G222"/>
            <calcext:condition calcext:apply-style-name="Gnumeric-8" calcext:value="=&quot;t&quot;" calcext:base-cell-address="'Active Jobs'.G222"/>
            <calcext:condition calcext:apply-style-name="Gnumeric-8" calcext:value="=&quot;x&quot;" calcext:base-cell-address="'Active Jobs'.G222"/>
          </calcext:conditional-format>
          <calcext:conditional-format calcext:target-range-address="'Active Jobs'.G223:'Active Jobs'.G223">
            <calcext:condition calcext:apply-style-name="Gnumeric-8" calcext:value="=&quot;c&quot;" calcext:base-cell-address="'Active Jobs'.G223"/>
            <calcext:condition calcext:apply-style-name="Gnumeric-8" calcext:value="=&quot;p&quot;" calcext:base-cell-address="'Active Jobs'.G223"/>
            <calcext:condition calcext:apply-style-name="Gnumeric-8" calcext:value="=&quot;t&quot;" calcext:base-cell-address="'Active Jobs'.G223"/>
            <calcext:condition calcext:apply-style-name="Gnumeric-8" calcext:value="=&quot;x&quot;" calcext:base-cell-address="'Active Jobs'.G223"/>
          </calcext:conditional-format>
          <calcext:conditional-format calcext:target-range-address="'Active Jobs'.G224:'Active Jobs'.G224">
            <calcext:condition calcext:apply-style-name="Gnumeric-8" calcext:value="=&quot;c&quot;" calcext:base-cell-address="'Active Jobs'.G224"/>
            <calcext:condition calcext:apply-style-name="Gnumeric-8" calcext:value="=&quot;p&quot;" calcext:base-cell-address="'Active Jobs'.G224"/>
            <calcext:condition calcext:apply-style-name="Gnumeric-8" calcext:value="=&quot;t&quot;" calcext:base-cell-address="'Active Jobs'.G224"/>
            <calcext:condition calcext:apply-style-name="Gnumeric-8" calcext:value="=&quot;x&quot;" calcext:base-cell-address="'Active Jobs'.G224"/>
          </calcext:conditional-format>
          <calcext:conditional-format calcext:target-range-address="'Active Jobs'.G1:'Active Jobs'.G5 'Active Jobs'.G7:'Active Jobs'.G7 'Active Jobs'.G221:'Active Jobs'.G221 'Active Jobs'.G304:'Active Jobs'.G1048576">
            <calcext:condition calcext:apply-style-name="Gnumeric-8" calcext:value="=&quot;c&quot;" calcext:base-cell-address="'Active Jobs'.G1"/>
            <calcext:condition calcext:apply-style-name="Gnumeric-8" calcext:value="=&quot;p&quot;" calcext:base-cell-address="'Active Jobs'.G1"/>
            <calcext:condition calcext:apply-style-name="Gnumeric-8" calcext:value="=&quot;t&quot;" calcext:base-cell-address="'Active Jobs'.G1"/>
            <calcext:condition calcext:apply-style-name="Gnumeric-8" calcext:value="=&quot;x&quot;" calcext:base-cell-address="'Active Jobs'.G1"/>
          </calcext:conditional-format>
          <calcext:conditional-format calcext:target-range-address="'Active Jobs'.G225:'Active Jobs'.G225">
            <calcext:condition calcext:apply-style-name="Gnumeric-8" calcext:value="=&quot;c&quot;" calcext:base-cell-address="'Active Jobs'.G225"/>
            <calcext:condition calcext:apply-style-name="Gnumeric-8" calcext:value="=&quot;p&quot;" calcext:base-cell-address="'Active Jobs'.G225"/>
            <calcext:condition calcext:apply-style-name="Gnumeric-8" calcext:value="=&quot;t&quot;" calcext:base-cell-address="'Active Jobs'.G225"/>
            <calcext:condition calcext:apply-style-name="Gnumeric-8" calcext:value="=&quot;x&quot;" calcext:base-cell-address="'Active Jobs'.G225"/>
          </calcext:conditional-format>
          <calcext:conditional-format calcext:target-range-address="'Active Jobs'.G226:'Active Jobs'.G228">
            <calcext:condition calcext:apply-style-name="Gnumeric-8" calcext:value="=&quot;c&quot;" calcext:base-cell-address="'Active Jobs'.G226"/>
            <calcext:condition calcext:apply-style-name="Gnumeric-8" calcext:value="=&quot;p&quot;" calcext:base-cell-address="'Active Jobs'.G226"/>
            <calcext:condition calcext:apply-style-name="Gnumeric-8" calcext:value="=&quot;t&quot;" calcext:base-cell-address="'Active Jobs'.G226"/>
            <calcext:condition calcext:apply-style-name="Gnumeric-8" calcext:value="=&quot;x&quot;" calcext:base-cell-address="'Active Jobs'.G226"/>
          </calcext:conditional-format>
          <calcext:conditional-format calcext:target-range-address="'Active Jobs'.G229:'Active Jobs'.G229">
            <calcext:condition calcext:apply-style-name="Gnumeric-8" calcext:value="=&quot;c&quot;" calcext:base-cell-address="'Active Jobs'.G229"/>
            <calcext:condition calcext:apply-style-name="Gnumeric-8" calcext:value="=&quot;p&quot;" calcext:base-cell-address="'Active Jobs'.G229"/>
            <calcext:condition calcext:apply-style-name="Gnumeric-8" calcext:value="=&quot;t&quot;" calcext:base-cell-address="'Active Jobs'.G229"/>
            <calcext:condition calcext:apply-style-name="Gnumeric-8" calcext:value="=&quot;x&quot;" calcext:base-cell-address="'Active Jobs'.G229"/>
          </calcext:conditional-format>
          <calcext:conditional-format calcext:target-range-address="'Active Jobs'.G230:'Active Jobs'.G230">
            <calcext:condition calcext:apply-style-name="Gnumeric-8" calcext:value="=&quot;c&quot;" calcext:base-cell-address="'Active Jobs'.G230"/>
            <calcext:condition calcext:apply-style-name="Gnumeric-8" calcext:value="=&quot;p&quot;" calcext:base-cell-address="'Active Jobs'.G230"/>
            <calcext:condition calcext:apply-style-name="Gnumeric-8" calcext:value="=&quot;t&quot;" calcext:base-cell-address="'Active Jobs'.G230"/>
            <calcext:condition calcext:apply-style-name="Gnumeric-8" calcext:value="=&quot;x&quot;" calcext:base-cell-address="'Active Jobs'.G230"/>
          </calcext:conditional-format>
          <calcext:conditional-format calcext:target-range-address="'Active Jobs'.G231:'Active Jobs'.G233">
            <calcext:condition calcext:apply-style-name="Gnumeric-8" calcext:value="=&quot;c&quot;" calcext:base-cell-address="'Active Jobs'.G231"/>
            <calcext:condition calcext:apply-style-name="Gnumeric-8" calcext:value="=&quot;p&quot;" calcext:base-cell-address="'Active Jobs'.G231"/>
            <calcext:condition calcext:apply-style-name="Gnumeric-8" calcext:value="=&quot;t&quot;" calcext:base-cell-address="'Active Jobs'.G231"/>
            <calcext:condition calcext:apply-style-name="Gnumeric-8" calcext:value="=&quot;x&quot;" calcext:base-cell-address="'Active Jobs'.G231"/>
          </calcext:conditional-format>
          <calcext:conditional-format calcext:target-range-address="'Active Jobs'.G234:'Active Jobs'.G234">
            <calcext:condition calcext:apply-style-name="Gnumeric-8" calcext:value="=&quot;c&quot;" calcext:base-cell-address="'Active Jobs'.G234"/>
            <calcext:condition calcext:apply-style-name="Gnumeric-8" calcext:value="=&quot;p&quot;" calcext:base-cell-address="'Active Jobs'.G234"/>
            <calcext:condition calcext:apply-style-name="Gnumeric-8" calcext:value="=&quot;t&quot;" calcext:base-cell-address="'Active Jobs'.G234"/>
            <calcext:condition calcext:apply-style-name="Gnumeric-8" calcext:value="=&quot;x&quot;" calcext:base-cell-address="'Active Jobs'.G234"/>
          </calcext:conditional-format>
          <calcext:conditional-format calcext:target-range-address="'Active Jobs'.G235:'Active Jobs'.G235">
            <calcext:condition calcext:apply-style-name="Gnumeric-8" calcext:value="=&quot;c&quot;" calcext:base-cell-address="'Active Jobs'.G235"/>
            <calcext:condition calcext:apply-style-name="Gnumeric-8" calcext:value="=&quot;p&quot;" calcext:base-cell-address="'Active Jobs'.G235"/>
            <calcext:condition calcext:apply-style-name="Gnumeric-8" calcext:value="=&quot;t&quot;" calcext:base-cell-address="'Active Jobs'.G235"/>
            <calcext:condition calcext:apply-style-name="Gnumeric-8" calcext:value="=&quot;x&quot;" calcext:base-cell-address="'Active Jobs'.G235"/>
          </calcext:conditional-format>
          <calcext:conditional-format calcext:target-range-address="'Active Jobs'.G236:'Active Jobs'.G241">
            <calcext:condition calcext:apply-style-name="Gnumeric-8" calcext:value="=&quot;c&quot;" calcext:base-cell-address="'Active Jobs'.G236"/>
            <calcext:condition calcext:apply-style-name="Gnumeric-8" calcext:value="=&quot;p&quot;" calcext:base-cell-address="'Active Jobs'.G236"/>
            <calcext:condition calcext:apply-style-name="Gnumeric-8" calcext:value="=&quot;t&quot;" calcext:base-cell-address="'Active Jobs'.G236"/>
            <calcext:condition calcext:apply-style-name="Gnumeric-8" calcext:value="=&quot;x&quot;" calcext:base-cell-address="'Active Jobs'.G236"/>
          </calcext:conditional-format>
          <calcext:conditional-format calcext:target-range-address="'Active Jobs'.G242:'Active Jobs'.G242">
            <calcext:condition calcext:apply-style-name="Gnumeric-8" calcext:value="=&quot;c&quot;" calcext:base-cell-address="'Active Jobs'.G242"/>
            <calcext:condition calcext:apply-style-name="Gnumeric-8" calcext:value="=&quot;p&quot;" calcext:base-cell-address="'Active Jobs'.G242"/>
            <calcext:condition calcext:apply-style-name="Gnumeric-8" calcext:value="=&quot;t&quot;" calcext:base-cell-address="'Active Jobs'.G242"/>
            <calcext:condition calcext:apply-style-name="Gnumeric-8" calcext:value="=&quot;x&quot;" calcext:base-cell-address="'Active Jobs'.G242"/>
          </calcext:conditional-format>
          <calcext:conditional-format calcext:target-range-address="'Active Jobs'.G243:'Active Jobs'.G243">
            <calcext:condition calcext:apply-style-name="Gnumeric-8" calcext:value="=&quot;c&quot;" calcext:base-cell-address="'Active Jobs'.G243"/>
            <calcext:condition calcext:apply-style-name="Gnumeric-8" calcext:value="=&quot;p&quot;" calcext:base-cell-address="'Active Jobs'.G243"/>
            <calcext:condition calcext:apply-style-name="Gnumeric-8" calcext:value="=&quot;t&quot;" calcext:base-cell-address="'Active Jobs'.G243"/>
            <calcext:condition calcext:apply-style-name="Gnumeric-8" calcext:value="=&quot;x&quot;" calcext:base-cell-address="'Active Jobs'.G243"/>
          </calcext:conditional-format>
          <calcext:conditional-format calcext:target-range-address="'Active Jobs'.G8:'Active Jobs'.G10">
            <calcext:condition calcext:apply-style-name="Gnumeric-8" calcext:value="=&quot;c&quot;" calcext:base-cell-address="'Active Jobs'.G8"/>
            <calcext:condition calcext:apply-style-name="Gnumeric-8" calcext:value="=&quot;p&quot;" calcext:base-cell-address="'Active Jobs'.G8"/>
            <calcext:condition calcext:apply-style-name="Gnumeric-8" calcext:value="=&quot;t&quot;" calcext:base-cell-address="'Active Jobs'.G8"/>
            <calcext:condition calcext:apply-style-name="Gnumeric-8" calcext:value="=&quot;x&quot;" calcext:base-cell-address="'Active Jobs'.G8"/>
          </calcext:conditional-format>
          <calcext:conditional-format calcext:target-range-address="'Active Jobs'.G244:'Active Jobs'.G244">
            <calcext:condition calcext:apply-style-name="Gnumeric-8" calcext:value="=&quot;c&quot;" calcext:base-cell-address="'Active Jobs'.G244"/>
            <calcext:condition calcext:apply-style-name="Gnumeric-8" calcext:value="=&quot;p&quot;" calcext:base-cell-address="'Active Jobs'.G244"/>
            <calcext:condition calcext:apply-style-name="Gnumeric-8" calcext:value="=&quot;t&quot;" calcext:base-cell-address="'Active Jobs'.G244"/>
            <calcext:condition calcext:apply-style-name="Gnumeric-8" calcext:value="=&quot;x&quot;" calcext:base-cell-address="'Active Jobs'.G244"/>
          </calcext:conditional-format>
          <calcext:conditional-format calcext:target-range-address="'Active Jobs'.G245:'Active Jobs'.G245">
            <calcext:condition calcext:apply-style-name="Gnumeric-8" calcext:value="=&quot;c&quot;" calcext:base-cell-address="'Active Jobs'.G245"/>
            <calcext:condition calcext:apply-style-name="Gnumeric-8" calcext:value="=&quot;p&quot;" calcext:base-cell-address="'Active Jobs'.G245"/>
            <calcext:condition calcext:apply-style-name="Gnumeric-8" calcext:value="=&quot;t&quot;" calcext:base-cell-address="'Active Jobs'.G245"/>
            <calcext:condition calcext:apply-style-name="Gnumeric-8" calcext:value="=&quot;x&quot;" calcext:base-cell-address="'Active Jobs'.G245"/>
          </calcext:conditional-format>
          <calcext:conditional-format calcext:target-range-address="'Active Jobs'.G246:'Active Jobs'.G246">
            <calcext:condition calcext:apply-style-name="Gnumeric-8" calcext:value="=&quot;c&quot;" calcext:base-cell-address="'Active Jobs'.G246"/>
            <calcext:condition calcext:apply-style-name="Gnumeric-8" calcext:value="=&quot;p&quot;" calcext:base-cell-address="'Active Jobs'.G246"/>
            <calcext:condition calcext:apply-style-name="Gnumeric-8" calcext:value="=&quot;t&quot;" calcext:base-cell-address="'Active Jobs'.G246"/>
            <calcext:condition calcext:apply-style-name="Gnumeric-8" calcext:value="=&quot;x&quot;" calcext:base-cell-address="'Active Jobs'.G246"/>
          </calcext:conditional-format>
          <calcext:conditional-format calcext:target-range-address="'Active Jobs'.G247:'Active Jobs'.G247">
            <calcext:condition calcext:apply-style-name="Gnumeric-8" calcext:value="=&quot;c&quot;" calcext:base-cell-address="'Active Jobs'.G247"/>
            <calcext:condition calcext:apply-style-name="Gnumeric-8" calcext:value="=&quot;p&quot;" calcext:base-cell-address="'Active Jobs'.G247"/>
            <calcext:condition calcext:apply-style-name="Gnumeric-8" calcext:value="=&quot;t&quot;" calcext:base-cell-address="'Active Jobs'.G247"/>
            <calcext:condition calcext:apply-style-name="Gnumeric-8" calcext:value="=&quot;x&quot;" calcext:base-cell-address="'Active Jobs'.G247"/>
          </calcext:conditional-format>
          <calcext:conditional-format calcext:target-range-address="'Active Jobs'.G248:'Active Jobs'.G248">
            <calcext:condition calcext:apply-style-name="Gnumeric-8" calcext:value="=&quot;c&quot;" calcext:base-cell-address="'Active Jobs'.G248"/>
            <calcext:condition calcext:apply-style-name="Gnumeric-8" calcext:value="=&quot;p&quot;" calcext:base-cell-address="'Active Jobs'.G248"/>
            <calcext:condition calcext:apply-style-name="Gnumeric-8" calcext:value="=&quot;t&quot;" calcext:base-cell-address="'Active Jobs'.G248"/>
            <calcext:condition calcext:apply-style-name="Gnumeric-8" calcext:value="=&quot;x&quot;" calcext:base-cell-address="'Active Jobs'.G248"/>
          </calcext:conditional-format>
          <calcext:conditional-format calcext:target-range-address="'Active Jobs'.G249:'Active Jobs'.G249">
            <calcext:condition calcext:apply-style-name="Gnumeric-8" calcext:value="=&quot;c&quot;" calcext:base-cell-address="'Active Jobs'.G249"/>
            <calcext:condition calcext:apply-style-name="Gnumeric-8" calcext:value="=&quot;p&quot;" calcext:base-cell-address="'Active Jobs'.G249"/>
            <calcext:condition calcext:apply-style-name="Gnumeric-8" calcext:value="=&quot;t&quot;" calcext:base-cell-address="'Active Jobs'.G249"/>
            <calcext:condition calcext:apply-style-name="Gnumeric-8" calcext:value="=&quot;x&quot;" calcext:base-cell-address="'Active Jobs'.G249"/>
          </calcext:conditional-format>
          <calcext:conditional-format calcext:target-range-address="'Active Jobs'.G250:'Active Jobs'.G250">
            <calcext:condition calcext:apply-style-name="Gnumeric-8" calcext:value="=&quot;c&quot;" calcext:base-cell-address="'Active Jobs'.G250"/>
            <calcext:condition calcext:apply-style-name="Gnumeric-8" calcext:value="=&quot;p&quot;" calcext:base-cell-address="'Active Jobs'.G250"/>
            <calcext:condition calcext:apply-style-name="Gnumeric-8" calcext:value="=&quot;t&quot;" calcext:base-cell-address="'Active Jobs'.G250"/>
            <calcext:condition calcext:apply-style-name="Gnumeric-8" calcext:value="=&quot;x&quot;" calcext:base-cell-address="'Active Jobs'.G250"/>
          </calcext:conditional-format>
          <calcext:conditional-format calcext:target-range-address="'Active Jobs'.G251:'Active Jobs'.G251">
            <calcext:condition calcext:apply-style-name="Gnumeric-8" calcext:value="=&quot;c&quot;" calcext:base-cell-address="'Active Jobs'.G251"/>
            <calcext:condition calcext:apply-style-name="Gnumeric-8" calcext:value="=&quot;p&quot;" calcext:base-cell-address="'Active Jobs'.G251"/>
            <calcext:condition calcext:apply-style-name="Gnumeric-8" calcext:value="=&quot;t&quot;" calcext:base-cell-address="'Active Jobs'.G251"/>
            <calcext:condition calcext:apply-style-name="Gnumeric-8" calcext:value="=&quot;x&quot;" calcext:base-cell-address="'Active Jobs'.G251"/>
          </calcext:conditional-format>
          <calcext:conditional-format calcext:target-range-address="'Active Jobs'.G252:'Active Jobs'.G252">
            <calcext:condition calcext:apply-style-name="Gnumeric-8" calcext:value="=&quot;c&quot;" calcext:base-cell-address="'Active Jobs'.G252"/>
            <calcext:condition calcext:apply-style-name="Gnumeric-8" calcext:value="=&quot;p&quot;" calcext:base-cell-address="'Active Jobs'.G252"/>
            <calcext:condition calcext:apply-style-name="Gnumeric-8" calcext:value="=&quot;t&quot;" calcext:base-cell-address="'Active Jobs'.G252"/>
            <calcext:condition calcext:apply-style-name="Gnumeric-8" calcext:value="=&quot;x&quot;" calcext:base-cell-address="'Active Jobs'.G252"/>
          </calcext:conditional-format>
          <calcext:conditional-format calcext:target-range-address="'Active Jobs'.G253:'Active Jobs'.G253">
            <calcext:condition calcext:apply-style-name="Gnumeric-8" calcext:value="=&quot;c&quot;" calcext:base-cell-address="'Active Jobs'.G253"/>
            <calcext:condition calcext:apply-style-name="Gnumeric-8" calcext:value="=&quot;p&quot;" calcext:base-cell-address="'Active Jobs'.G253"/>
            <calcext:condition calcext:apply-style-name="Gnumeric-8" calcext:value="=&quot;t&quot;" calcext:base-cell-address="'Active Jobs'.G253"/>
            <calcext:condition calcext:apply-style-name="Gnumeric-8" calcext:value="=&quot;x&quot;" calcext:base-cell-address="'Active Jobs'.G253"/>
          </calcext:conditional-format>
          <calcext:conditional-format calcext:target-range-address="'Active Jobs'.G11:'Active Jobs'.G11 'Active Jobs'.G109:'Active Jobs'.G117 'Active Jobs'.G123:'Active Jobs'.G124 'Active Jobs'.G91:'Active Jobs'.G106">
            <calcext:condition calcext:apply-style-name="Gnumeric-8" calcext:value="=&quot;c&quot;" calcext:base-cell-address="'Active Jobs'.G11"/>
            <calcext:condition calcext:apply-style-name="Gnumeric-8" calcext:value="=&quot;p&quot;" calcext:base-cell-address="'Active Jobs'.G11"/>
            <calcext:condition calcext:apply-style-name="Gnumeric-8" calcext:value="=&quot;t&quot;" calcext:base-cell-address="'Active Jobs'.G11"/>
            <calcext:condition calcext:apply-style-name="Gnumeric-8" calcext:value="=&quot;x&quot;" calcext:base-cell-address="'Active Jobs'.G11"/>
          </calcext:conditional-format>
          <calcext:conditional-format calcext:target-range-address="'Active Jobs'.G254:'Active Jobs'.G254">
            <calcext:condition calcext:apply-style-name="Gnumeric-8" calcext:value="=&quot;c&quot;" calcext:base-cell-address="'Active Jobs'.G254"/>
            <calcext:condition calcext:apply-style-name="Gnumeric-8" calcext:value="=&quot;p&quot;" calcext:base-cell-address="'Active Jobs'.G254"/>
            <calcext:condition calcext:apply-style-name="Gnumeric-8" calcext:value="=&quot;t&quot;" calcext:base-cell-address="'Active Jobs'.G254"/>
            <calcext:condition calcext:apply-style-name="Gnumeric-8" calcext:value="=&quot;x&quot;" calcext:base-cell-address="'Active Jobs'.G254"/>
          </calcext:conditional-format>
          <calcext:conditional-format calcext:target-range-address="'Active Jobs'.G255:'Active Jobs'.G255">
            <calcext:condition calcext:apply-style-name="Gnumeric-8" calcext:value="=&quot;c&quot;" calcext:base-cell-address="'Active Jobs'.G255"/>
            <calcext:condition calcext:apply-style-name="Gnumeric-8" calcext:value="=&quot;p&quot;" calcext:base-cell-address="'Active Jobs'.G255"/>
            <calcext:condition calcext:apply-style-name="Gnumeric-8" calcext:value="=&quot;t&quot;" calcext:base-cell-address="'Active Jobs'.G255"/>
            <calcext:condition calcext:apply-style-name="Gnumeric-8" calcext:value="=&quot;x&quot;" calcext:base-cell-address="'Active Jobs'.G255"/>
          </calcext:conditional-format>
          <calcext:conditional-format calcext:target-range-address="'Active Jobs'.G256:'Active Jobs'.G258">
            <calcext:condition calcext:apply-style-name="Gnumeric-8" calcext:value="=&quot;c&quot;" calcext:base-cell-address="'Active Jobs'.G256"/>
            <calcext:condition calcext:apply-style-name="Gnumeric-8" calcext:value="=&quot;p&quot;" calcext:base-cell-address="'Active Jobs'.G256"/>
            <calcext:condition calcext:apply-style-name="Gnumeric-8" calcext:value="=&quot;t&quot;" calcext:base-cell-address="'Active Jobs'.G256"/>
            <calcext:condition calcext:apply-style-name="Gnumeric-8" calcext:value="=&quot;x&quot;" calcext:base-cell-address="'Active Jobs'.G256"/>
          </calcext:conditional-format>
          <calcext:conditional-format calcext:target-range-address="'Active Jobs'.G259:'Active Jobs'.G259">
            <calcext:condition calcext:apply-style-name="Gnumeric-8" calcext:value="=&quot;c&quot;" calcext:base-cell-address="'Active Jobs'.G259"/>
            <calcext:condition calcext:apply-style-name="Gnumeric-8" calcext:value="=&quot;p&quot;" calcext:base-cell-address="'Active Jobs'.G259"/>
            <calcext:condition calcext:apply-style-name="Gnumeric-8" calcext:value="=&quot;t&quot;" calcext:base-cell-address="'Active Jobs'.G259"/>
            <calcext:condition calcext:apply-style-name="Gnumeric-8" calcext:value="=&quot;x&quot;" calcext:base-cell-address="'Active Jobs'.G259"/>
          </calcext:conditional-format>
          <calcext:conditional-format calcext:target-range-address="'Active Jobs'.G260:'Active Jobs'.G260 'Active Jobs'.G269:'Active Jobs'.G269">
            <calcext:condition calcext:apply-style-name="Gnumeric-8" calcext:value="=&quot;c&quot;" calcext:base-cell-address="'Active Jobs'.G260"/>
            <calcext:condition calcext:apply-style-name="Gnumeric-8" calcext:value="=&quot;p&quot;" calcext:base-cell-address="'Active Jobs'.G260"/>
            <calcext:condition calcext:apply-style-name="Gnumeric-8" calcext:value="=&quot;t&quot;" calcext:base-cell-address="'Active Jobs'.G260"/>
            <calcext:condition calcext:apply-style-name="Gnumeric-8" calcext:value="=&quot;x&quot;" calcext:base-cell-address="'Active Jobs'.G260"/>
          </calcext:conditional-format>
          <calcext:conditional-format calcext:target-range-address="'Active Jobs'.G261:'Active Jobs'.G261">
            <calcext:condition calcext:apply-style-name="Gnumeric-8" calcext:value="=&quot;c&quot;" calcext:base-cell-address="'Active Jobs'.G261"/>
            <calcext:condition calcext:apply-style-name="Gnumeric-8" calcext:value="=&quot;p&quot;" calcext:base-cell-address="'Active Jobs'.G261"/>
            <calcext:condition calcext:apply-style-name="Gnumeric-8" calcext:value="=&quot;t&quot;" calcext:base-cell-address="'Active Jobs'.G261"/>
            <calcext:condition calcext:apply-style-name="Gnumeric-8" calcext:value="=&quot;x&quot;" calcext:base-cell-address="'Active Jobs'.G261"/>
          </calcext:conditional-format>
          <calcext:conditional-format calcext:target-range-address="'Active Jobs'.G262:'Active Jobs'.G268">
            <calcext:condition calcext:apply-style-name="Gnumeric-8" calcext:value="=&quot;c&quot;" calcext:base-cell-address="'Active Jobs'.G262"/>
            <calcext:condition calcext:apply-style-name="Gnumeric-8" calcext:value="=&quot;p&quot;" calcext:base-cell-address="'Active Jobs'.G262"/>
            <calcext:condition calcext:apply-style-name="Gnumeric-8" calcext:value="=&quot;t&quot;" calcext:base-cell-address="'Active Jobs'.G262"/>
            <calcext:condition calcext:apply-style-name="Gnumeric-8" calcext:value="=&quot;x&quot;" calcext:base-cell-address="'Active Jobs'.G262"/>
          </calcext:conditional-format>
          <calcext:conditional-format calcext:target-range-address="'Active Jobs'.G270:'Active Jobs'.G270">
            <calcext:condition calcext:apply-style-name="Gnumeric-8" calcext:value="=&quot;c&quot;" calcext:base-cell-address="'Active Jobs'.G270"/>
            <calcext:condition calcext:apply-style-name="Gnumeric-8" calcext:value="=&quot;p&quot;" calcext:base-cell-address="'Active Jobs'.G270"/>
            <calcext:condition calcext:apply-style-name="Gnumeric-8" calcext:value="=&quot;t&quot;" calcext:base-cell-address="'Active Jobs'.G270"/>
            <calcext:condition calcext:apply-style-name="Gnumeric-8" calcext:value="=&quot;x&quot;" calcext:base-cell-address="'Active Jobs'.G270"/>
          </calcext:conditional-format>
          <calcext:conditional-format calcext:target-range-address="'Active Jobs'.G271:'Active Jobs'.G271">
            <calcext:condition calcext:apply-style-name="Gnumeric-8" calcext:value="=&quot;c&quot;" calcext:base-cell-address="'Active Jobs'.G271"/>
            <calcext:condition calcext:apply-style-name="Gnumeric-8" calcext:value="=&quot;p&quot;" calcext:base-cell-address="'Active Jobs'.G271"/>
            <calcext:condition calcext:apply-style-name="Gnumeric-8" calcext:value="=&quot;t&quot;" calcext:base-cell-address="'Active Jobs'.G271"/>
            <calcext:condition calcext:apply-style-name="Gnumeric-8" calcext:value="=&quot;x&quot;" calcext:base-cell-address="'Active Jobs'.G271"/>
          </calcext:conditional-format>
          <calcext:conditional-format calcext:target-range-address="'Active Jobs'.G272:'Active Jobs'.G272">
            <calcext:condition calcext:apply-style-name="Gnumeric-8" calcext:value="=&quot;c&quot;" calcext:base-cell-address="'Active Jobs'.G272"/>
            <calcext:condition calcext:apply-style-name="Gnumeric-8" calcext:value="=&quot;p&quot;" calcext:base-cell-address="'Active Jobs'.G272"/>
            <calcext:condition calcext:apply-style-name="Gnumeric-8" calcext:value="=&quot;t&quot;" calcext:base-cell-address="'Active Jobs'.G272"/>
            <calcext:condition calcext:apply-style-name="Gnumeric-8" calcext:value="=&quot;x&quot;" calcext:base-cell-address="'Active Jobs'.G272"/>
          </calcext:conditional-format>
          <calcext:conditional-format calcext:target-range-address="'Active Jobs'.G12:'Active Jobs'.G12">
            <calcext:condition calcext:apply-style-name="Gnumeric-8" calcext:value="=&quot;c&quot;" calcext:base-cell-address="'Active Jobs'.G12"/>
            <calcext:condition calcext:apply-style-name="Gnumeric-8" calcext:value="=&quot;p&quot;" calcext:base-cell-address="'Active Jobs'.G12"/>
            <calcext:condition calcext:apply-style-name="Gnumeric-8" calcext:value="=&quot;t&quot;" calcext:base-cell-address="'Active Jobs'.G12"/>
            <calcext:condition calcext:apply-style-name="Gnumeric-8" calcext:value="=&quot;x&quot;" calcext:base-cell-address="'Active Jobs'.G12"/>
          </calcext:conditional-format>
          <calcext:conditional-format calcext:target-range-address="'Active Jobs'.G273:'Active Jobs'.G273">
            <calcext:condition calcext:apply-style-name="Gnumeric-8" calcext:value="=&quot;c&quot;" calcext:base-cell-address="'Active Jobs'.G273"/>
            <calcext:condition calcext:apply-style-name="Gnumeric-8" calcext:value="=&quot;p&quot;" calcext:base-cell-address="'Active Jobs'.G273"/>
            <calcext:condition calcext:apply-style-name="Gnumeric-8" calcext:value="=&quot;t&quot;" calcext:base-cell-address="'Active Jobs'.G273"/>
            <calcext:condition calcext:apply-style-name="Gnumeric-8" calcext:value="=&quot;x&quot;" calcext:base-cell-address="'Active Jobs'.G273"/>
          </calcext:conditional-format>
          <calcext:conditional-format calcext:target-range-address="'Active Jobs'.G274:'Active Jobs'.G274">
            <calcext:condition calcext:apply-style-name="Gnumeric-8" calcext:value="=&quot;c&quot;" calcext:base-cell-address="'Active Jobs'.G274"/>
            <calcext:condition calcext:apply-style-name="Gnumeric-8" calcext:value="=&quot;p&quot;" calcext:base-cell-address="'Active Jobs'.G274"/>
            <calcext:condition calcext:apply-style-name="Gnumeric-8" calcext:value="=&quot;t&quot;" calcext:base-cell-address="'Active Jobs'.G274"/>
            <calcext:condition calcext:apply-style-name="Gnumeric-8" calcext:value="=&quot;x&quot;" calcext:base-cell-address="'Active Jobs'.G274"/>
          </calcext:conditional-format>
          <calcext:conditional-format calcext:target-range-address="'Active Jobs'.G275:'Active Jobs'.G275">
            <calcext:condition calcext:apply-style-name="Gnumeric-8" calcext:value="=&quot;c&quot;" calcext:base-cell-address="'Active Jobs'.G275"/>
            <calcext:condition calcext:apply-style-name="Gnumeric-8" calcext:value="=&quot;p&quot;" calcext:base-cell-address="'Active Jobs'.G275"/>
            <calcext:condition calcext:apply-style-name="Gnumeric-8" calcext:value="=&quot;t&quot;" calcext:base-cell-address="'Active Jobs'.G275"/>
            <calcext:condition calcext:apply-style-name="Gnumeric-8" calcext:value="=&quot;x&quot;" calcext:base-cell-address="'Active Jobs'.G275"/>
          </calcext:conditional-format>
          <calcext:conditional-format calcext:target-range-address="'Active Jobs'.G276:'Active Jobs'.G276">
            <calcext:condition calcext:apply-style-name="Gnumeric-8" calcext:value="=&quot;c&quot;" calcext:base-cell-address="'Active Jobs'.G276"/>
            <calcext:condition calcext:apply-style-name="Gnumeric-8" calcext:value="=&quot;p&quot;" calcext:base-cell-address="'Active Jobs'.G276"/>
            <calcext:condition calcext:apply-style-name="Gnumeric-8" calcext:value="=&quot;t&quot;" calcext:base-cell-address="'Active Jobs'.G276"/>
            <calcext:condition calcext:apply-style-name="Gnumeric-8" calcext:value="=&quot;x&quot;" calcext:base-cell-address="'Active Jobs'.G276"/>
          </calcext:conditional-format>
          <calcext:conditional-format calcext:target-range-address="'Active Jobs'.G277:'Active Jobs'.G277">
            <calcext:condition calcext:apply-style-name="Gnumeric-8" calcext:value="=&quot;c&quot;" calcext:base-cell-address="'Active Jobs'.G277"/>
            <calcext:condition calcext:apply-style-name="Gnumeric-8" calcext:value="=&quot;p&quot;" calcext:base-cell-address="'Active Jobs'.G277"/>
            <calcext:condition calcext:apply-style-name="Gnumeric-8" calcext:value="=&quot;t&quot;" calcext:base-cell-address="'Active Jobs'.G277"/>
            <calcext:condition calcext:apply-style-name="Gnumeric-8" calcext:value="=&quot;x&quot;" calcext:base-cell-address="'Active Jobs'.G277"/>
          </calcext:conditional-format>
          <calcext:conditional-format calcext:target-range-address="'Active Jobs'.G278:'Active Jobs'.G278">
            <calcext:condition calcext:apply-style-name="Gnumeric-8" calcext:value="=&quot;c&quot;" calcext:base-cell-address="'Active Jobs'.G278"/>
            <calcext:condition calcext:apply-style-name="Gnumeric-8" calcext:value="=&quot;p&quot;" calcext:base-cell-address="'Active Jobs'.G278"/>
            <calcext:condition calcext:apply-style-name="Gnumeric-8" calcext:value="=&quot;t&quot;" calcext:base-cell-address="'Active Jobs'.G278"/>
            <calcext:condition calcext:apply-style-name="Gnumeric-8" calcext:value="=&quot;x&quot;" calcext:base-cell-address="'Active Jobs'.G278"/>
          </calcext:conditional-format>
          <calcext:conditional-format calcext:target-range-address="'Active Jobs'.G279:'Active Jobs'.G279">
            <calcext:condition calcext:apply-style-name="Gnumeric-8" calcext:value="=&quot;c&quot;" calcext:base-cell-address="'Active Jobs'.G279"/>
            <calcext:condition calcext:apply-style-name="Gnumeric-8" calcext:value="=&quot;p&quot;" calcext:base-cell-address="'Active Jobs'.G279"/>
            <calcext:condition calcext:apply-style-name="Gnumeric-8" calcext:value="=&quot;t&quot;" calcext:base-cell-address="'Active Jobs'.G279"/>
            <calcext:condition calcext:apply-style-name="Gnumeric-8" calcext:value="=&quot;x&quot;" calcext:base-cell-address="'Active Jobs'.G279"/>
          </calcext:conditional-format>
          <calcext:conditional-format calcext:target-range-address="'Active Jobs'.G280:'Active Jobs'.G280">
            <calcext:condition calcext:apply-style-name="Gnumeric-8" calcext:value="=&quot;c&quot;" calcext:base-cell-address="'Active Jobs'.G280"/>
            <calcext:condition calcext:apply-style-name="Gnumeric-8" calcext:value="=&quot;p&quot;" calcext:base-cell-address="'Active Jobs'.G280"/>
            <calcext:condition calcext:apply-style-name="Gnumeric-8" calcext:value="=&quot;t&quot;" calcext:base-cell-address="'Active Jobs'.G280"/>
            <calcext:condition calcext:apply-style-name="Gnumeric-8" calcext:value="=&quot;x&quot;" calcext:base-cell-address="'Active Jobs'.G280"/>
          </calcext:conditional-format>
          <calcext:conditional-format calcext:target-range-address="'Active Jobs'.G281:'Active Jobs'.G281">
            <calcext:condition calcext:apply-style-name="Gnumeric-8" calcext:value="=&quot;c&quot;" calcext:base-cell-address="'Active Jobs'.G281"/>
            <calcext:condition calcext:apply-style-name="Gnumeric-8" calcext:value="=&quot;p&quot;" calcext:base-cell-address="'Active Jobs'.G281"/>
            <calcext:condition calcext:apply-style-name="Gnumeric-8" calcext:value="=&quot;t&quot;" calcext:base-cell-address="'Active Jobs'.G281"/>
            <calcext:condition calcext:apply-style-name="Gnumeric-8" calcext:value="=&quot;x&quot;" calcext:base-cell-address="'Active Jobs'.G281"/>
          </calcext:conditional-format>
          <calcext:conditional-format calcext:target-range-address="'Active Jobs'.G282:'Active Jobs'.G282">
            <calcext:condition calcext:apply-style-name="Gnumeric-8" calcext:value="=&quot;c&quot;" calcext:base-cell-address="'Active Jobs'.G282"/>
            <calcext:condition calcext:apply-style-name="Gnumeric-8" calcext:value="=&quot;p&quot;" calcext:base-cell-address="'Active Jobs'.G282"/>
            <calcext:condition calcext:apply-style-name="Gnumeric-8" calcext:value="=&quot;t&quot;" calcext:base-cell-address="'Active Jobs'.G282"/>
            <calcext:condition calcext:apply-style-name="Gnumeric-8" calcext:value="=&quot;x&quot;" calcext:base-cell-address="'Active Jobs'.G282"/>
          </calcext:conditional-format>
          <calcext:conditional-format calcext:target-range-address="'Active Jobs'.G14:'Active Jobs'.G14 'Active Jobs'.G121:'Active Jobs'.G121">
            <calcext:condition calcext:apply-style-name="Gnumeric-8" calcext:value="=&quot;c&quot;" calcext:base-cell-address="'Active Jobs'.G14"/>
            <calcext:condition calcext:apply-style-name="Gnumeric-8" calcext:value="=&quot;p&quot;" calcext:base-cell-address="'Active Jobs'.G14"/>
            <calcext:condition calcext:apply-style-name="Gnumeric-8" calcext:value="=&quot;t&quot;" calcext:base-cell-address="'Active Jobs'.G14"/>
            <calcext:condition calcext:apply-style-name="Gnumeric-8" calcext:value="=&quot;x&quot;" calcext:base-cell-address="'Active Jobs'.G14"/>
          </calcext:conditional-format>
          <calcext:conditional-format calcext:target-range-address="'Active Jobs'.G283:'Active Jobs'.G283">
            <calcext:condition calcext:apply-style-name="Gnumeric-8" calcext:value="=&quot;c&quot;" calcext:base-cell-address="'Active Jobs'.G283"/>
            <calcext:condition calcext:apply-style-name="Gnumeric-8" calcext:value="=&quot;p&quot;" calcext:base-cell-address="'Active Jobs'.G283"/>
            <calcext:condition calcext:apply-style-name="Gnumeric-8" calcext:value="=&quot;t&quot;" calcext:base-cell-address="'Active Jobs'.G283"/>
            <calcext:condition calcext:apply-style-name="Gnumeric-8" calcext:value="=&quot;x&quot;" calcext:base-cell-address="'Active Jobs'.G283"/>
          </calcext:conditional-format>
          <calcext:conditional-format calcext:target-range-address="'Active Jobs'.G284:'Active Jobs'.G284">
            <calcext:condition calcext:apply-style-name="Gnumeric-8" calcext:value="=&quot;c&quot;" calcext:base-cell-address="'Active Jobs'.G284"/>
            <calcext:condition calcext:apply-style-name="Gnumeric-8" calcext:value="=&quot;p&quot;" calcext:base-cell-address="'Active Jobs'.G284"/>
            <calcext:condition calcext:apply-style-name="Gnumeric-8" calcext:value="=&quot;t&quot;" calcext:base-cell-address="'Active Jobs'.G284"/>
            <calcext:condition calcext:apply-style-name="Gnumeric-8" calcext:value="=&quot;x&quot;" calcext:base-cell-address="'Active Jobs'.G284"/>
          </calcext:conditional-format>
          <calcext:conditional-format calcext:target-range-address="'Active Jobs'.G285:'Active Jobs'.G285">
            <calcext:condition calcext:apply-style-name="Gnumeric-8" calcext:value="=&quot;c&quot;" calcext:base-cell-address="'Active Jobs'.G285"/>
            <calcext:condition calcext:apply-style-name="Gnumeric-8" calcext:value="=&quot;p&quot;" calcext:base-cell-address="'Active Jobs'.G285"/>
            <calcext:condition calcext:apply-style-name="Gnumeric-8" calcext:value="=&quot;t&quot;" calcext:base-cell-address="'Active Jobs'.G285"/>
            <calcext:condition calcext:apply-style-name="Gnumeric-8" calcext:value="=&quot;x&quot;" calcext:base-cell-address="'Active Jobs'.G285"/>
          </calcext:conditional-format>
          <calcext:conditional-format calcext:target-range-address="'Active Jobs'.G286:'Active Jobs'.G286">
            <calcext:condition calcext:apply-style-name="Gnumeric-8" calcext:value="=&quot;c&quot;" calcext:base-cell-address="'Active Jobs'.G286"/>
            <calcext:condition calcext:apply-style-name="Gnumeric-8" calcext:value="=&quot;p&quot;" calcext:base-cell-address="'Active Jobs'.G286"/>
            <calcext:condition calcext:apply-style-name="Gnumeric-8" calcext:value="=&quot;t&quot;" calcext:base-cell-address="'Active Jobs'.G286"/>
            <calcext:condition calcext:apply-style-name="Gnumeric-8" calcext:value="=&quot;x&quot;" calcext:base-cell-address="'Active Jobs'.G286"/>
          </calcext:conditional-format>
          <calcext:conditional-format calcext:target-range-address="'Active Jobs'.G287:'Active Jobs'.G287">
            <calcext:condition calcext:apply-style-name="Gnumeric-8" calcext:value="=&quot;c&quot;" calcext:base-cell-address="'Active Jobs'.G287"/>
            <calcext:condition calcext:apply-style-name="Gnumeric-8" calcext:value="=&quot;p&quot;" calcext:base-cell-address="'Active Jobs'.G287"/>
            <calcext:condition calcext:apply-style-name="Gnumeric-8" calcext:value="=&quot;t&quot;" calcext:base-cell-address="'Active Jobs'.G287"/>
            <calcext:condition calcext:apply-style-name="Gnumeric-8" calcext:value="=&quot;x&quot;" calcext:base-cell-address="'Active Jobs'.G287"/>
          </calcext:conditional-format>
          <calcext:conditional-format calcext:target-range-address="'Active Jobs'.G288:'Active Jobs'.G288">
            <calcext:condition calcext:apply-style-name="Gnumeric-8" calcext:value="=&quot;c&quot;" calcext:base-cell-address="'Active Jobs'.G288"/>
            <calcext:condition calcext:apply-style-name="Gnumeric-8" calcext:value="=&quot;p&quot;" calcext:base-cell-address="'Active Jobs'.G288"/>
            <calcext:condition calcext:apply-style-name="Gnumeric-8" calcext:value="=&quot;t&quot;" calcext:base-cell-address="'Active Jobs'.G288"/>
            <calcext:condition calcext:apply-style-name="Gnumeric-8" calcext:value="=&quot;x&quot;" calcext:base-cell-address="'Active Jobs'.G288"/>
          </calcext:conditional-format>
          <calcext:conditional-format calcext:target-range-address="'Active Jobs'.G289:'Active Jobs'.G289">
            <calcext:condition calcext:apply-style-name="Gnumeric-8" calcext:value="=&quot;c&quot;" calcext:base-cell-address="'Active Jobs'.G289"/>
            <calcext:condition calcext:apply-style-name="Gnumeric-8" calcext:value="=&quot;p&quot;" calcext:base-cell-address="'Active Jobs'.G289"/>
            <calcext:condition calcext:apply-style-name="Gnumeric-8" calcext:value="=&quot;t&quot;" calcext:base-cell-address="'Active Jobs'.G289"/>
            <calcext:condition calcext:apply-style-name="Gnumeric-8" calcext:value="=&quot;x&quot;" calcext:base-cell-address="'Active Jobs'.G289"/>
          </calcext:conditional-format>
          <calcext:conditional-format calcext:target-range-address="'Active Jobs'.G290:'Active Jobs'.G290">
            <calcext:condition calcext:apply-style-name="Gnumeric-8" calcext:value="=&quot;c&quot;" calcext:base-cell-address="'Active Jobs'.G290"/>
            <calcext:condition calcext:apply-style-name="Gnumeric-8" calcext:value="=&quot;p&quot;" calcext:base-cell-address="'Active Jobs'.G290"/>
            <calcext:condition calcext:apply-style-name="Gnumeric-8" calcext:value="=&quot;t&quot;" calcext:base-cell-address="'Active Jobs'.G290"/>
            <calcext:condition calcext:apply-style-name="Gnumeric-8" calcext:value="=&quot;x&quot;" calcext:base-cell-address="'Active Jobs'.G290"/>
          </calcext:conditional-format>
          <calcext:conditional-format calcext:target-range-address="'Active Jobs'.G291:'Active Jobs'.G291">
            <calcext:condition calcext:apply-style-name="Gnumeric-8" calcext:value="=&quot;c&quot;" calcext:base-cell-address="'Active Jobs'.G291"/>
            <calcext:condition calcext:apply-style-name="Gnumeric-8" calcext:value="=&quot;p&quot;" calcext:base-cell-address="'Active Jobs'.G291"/>
            <calcext:condition calcext:apply-style-name="Gnumeric-8" calcext:value="=&quot;t&quot;" calcext:base-cell-address="'Active Jobs'.G291"/>
            <calcext:condition calcext:apply-style-name="Gnumeric-8" calcext:value="=&quot;x&quot;" calcext:base-cell-address="'Active Jobs'.G291"/>
          </calcext:conditional-format>
          <calcext:conditional-format calcext:target-range-address="'Active Jobs'.G292:'Active Jobs'.G292">
            <calcext:condition calcext:apply-style-name="Gnumeric-8" calcext:value="=&quot;c&quot;" calcext:base-cell-address="'Active Jobs'.G292"/>
            <calcext:condition calcext:apply-style-name="Gnumeric-8" calcext:value="=&quot;p&quot;" calcext:base-cell-address="'Active Jobs'.G292"/>
            <calcext:condition calcext:apply-style-name="Gnumeric-8" calcext:value="=&quot;t&quot;" calcext:base-cell-address="'Active Jobs'.G292"/>
            <calcext:condition calcext:apply-style-name="Gnumeric-8" calcext:value="=&quot;x&quot;" calcext:base-cell-address="'Active Jobs'.G292"/>
          </calcext:conditional-format>
          <calcext:conditional-format calcext:target-range-address="'Active Jobs'.G15:'Active Jobs'.G15 'Active Jobs'.G17:'Active Jobs'.G18 'Active Jobs'.G20:'Active Jobs'.G21">
            <calcext:condition calcext:apply-style-name="Gnumeric-8" calcext:value="=&quot;c&quot;" calcext:base-cell-address="'Active Jobs'.G15"/>
            <calcext:condition calcext:apply-style-name="Gnumeric-8" calcext:value="=&quot;p&quot;" calcext:base-cell-address="'Active Jobs'.G15"/>
            <calcext:condition calcext:apply-style-name="Gnumeric-8" calcext:value="=&quot;t&quot;" calcext:base-cell-address="'Active Jobs'.G15"/>
            <calcext:condition calcext:apply-style-name="Gnumeric-8" calcext:value="=&quot;x&quot;" calcext:base-cell-address="'Active Jobs'.G15"/>
          </calcext:conditional-format>
          <calcext:conditional-format calcext:target-range-address="'Active Jobs'.G293:'Active Jobs'.G293">
            <calcext:condition calcext:apply-style-name="Gnumeric-8" calcext:value="=&quot;c&quot;" calcext:base-cell-address="'Active Jobs'.G293"/>
            <calcext:condition calcext:apply-style-name="Gnumeric-8" calcext:value="=&quot;p&quot;" calcext:base-cell-address="'Active Jobs'.G293"/>
            <calcext:condition calcext:apply-style-name="Gnumeric-8" calcext:value="=&quot;t&quot;" calcext:base-cell-address="'Active Jobs'.G293"/>
            <calcext:condition calcext:apply-style-name="Gnumeric-8" calcext:value="=&quot;x&quot;" calcext:base-cell-address="'Active Jobs'.G293"/>
          </calcext:conditional-format>
          <calcext:conditional-format calcext:target-range-address="'Active Jobs'.G294:'Active Jobs'.G294">
            <calcext:condition calcext:apply-style-name="Gnumeric-8" calcext:value="=&quot;c&quot;" calcext:base-cell-address="'Active Jobs'.G294"/>
            <calcext:condition calcext:apply-style-name="Gnumeric-8" calcext:value="=&quot;p&quot;" calcext:base-cell-address="'Active Jobs'.G294"/>
            <calcext:condition calcext:apply-style-name="Gnumeric-8" calcext:value="=&quot;t&quot;" calcext:base-cell-address="'Active Jobs'.G294"/>
            <calcext:condition calcext:apply-style-name="Gnumeric-8" calcext:value="=&quot;x&quot;" calcext:base-cell-address="'Active Jobs'.G294"/>
          </calcext:conditional-format>
          <calcext:conditional-format calcext:target-range-address="'Active Jobs'.G295:'Active Jobs'.G295">
            <calcext:condition calcext:apply-style-name="Gnumeric-8" calcext:value="=&quot;c&quot;" calcext:base-cell-address="'Active Jobs'.G295"/>
            <calcext:condition calcext:apply-style-name="Gnumeric-8" calcext:value="=&quot;p&quot;" calcext:base-cell-address="'Active Jobs'.G295"/>
            <calcext:condition calcext:apply-style-name="Gnumeric-8" calcext:value="=&quot;t&quot;" calcext:base-cell-address="'Active Jobs'.G295"/>
            <calcext:condition calcext:apply-style-name="Gnumeric-8" calcext:value="=&quot;x&quot;" calcext:base-cell-address="'Active Jobs'.G295"/>
          </calcext:conditional-format>
          <calcext:conditional-format calcext:target-range-address="'Active Jobs'.G296:'Active Jobs'.G296">
            <calcext:condition calcext:apply-style-name="Gnumeric-8" calcext:value="=&quot;c&quot;" calcext:base-cell-address="'Active Jobs'.G296"/>
            <calcext:condition calcext:apply-style-name="Gnumeric-8" calcext:value="=&quot;p&quot;" calcext:base-cell-address="'Active Jobs'.G296"/>
            <calcext:condition calcext:apply-style-name="Gnumeric-8" calcext:value="=&quot;t&quot;" calcext:base-cell-address="'Active Jobs'.G296"/>
            <calcext:condition calcext:apply-style-name="Gnumeric-8" calcext:value="=&quot;x&quot;" calcext:base-cell-address="'Active Jobs'.G296"/>
          </calcext:conditional-format>
          <calcext:conditional-format calcext:target-range-address="'Active Jobs'.G297:'Active Jobs'.G297">
            <calcext:condition calcext:apply-style-name="Gnumeric-8" calcext:value="=&quot;c&quot;" calcext:base-cell-address="'Active Jobs'.G297"/>
            <calcext:condition calcext:apply-style-name="Gnumeric-8" calcext:value="=&quot;p&quot;" calcext:base-cell-address="'Active Jobs'.G297"/>
            <calcext:condition calcext:apply-style-name="Gnumeric-8" calcext:value="=&quot;t&quot;" calcext:base-cell-address="'Active Jobs'.G297"/>
            <calcext:condition calcext:apply-style-name="Gnumeric-8" calcext:value="=&quot;x&quot;" calcext:base-cell-address="'Active Jobs'.G297"/>
          </calcext:conditional-format>
          <calcext:conditional-format calcext:target-range-address="'Active Jobs'.G298:'Active Jobs'.G298">
            <calcext:condition calcext:apply-style-name="Gnumeric-8" calcext:value="=&quot;c&quot;" calcext:base-cell-address="'Active Jobs'.G298"/>
            <calcext:condition calcext:apply-style-name="Gnumeric-8" calcext:value="=&quot;p&quot;" calcext:base-cell-address="'Active Jobs'.G298"/>
            <calcext:condition calcext:apply-style-name="Gnumeric-8" calcext:value="=&quot;t&quot;" calcext:base-cell-address="'Active Jobs'.G298"/>
            <calcext:condition calcext:apply-style-name="Gnumeric-8" calcext:value="=&quot;x&quot;" calcext:base-cell-address="'Active Jobs'.G298"/>
          </calcext:conditional-format>
          <calcext:conditional-format calcext:target-range-address="'Active Jobs'.G299:'Active Jobs'.G299">
            <calcext:condition calcext:apply-style-name="Gnumeric-8" calcext:value="=&quot;c&quot;" calcext:base-cell-address="'Active Jobs'.G299"/>
            <calcext:condition calcext:apply-style-name="Gnumeric-8" calcext:value="=&quot;p&quot;" calcext:base-cell-address="'Active Jobs'.G299"/>
            <calcext:condition calcext:apply-style-name="Gnumeric-8" calcext:value="=&quot;t&quot;" calcext:base-cell-address="'Active Jobs'.G299"/>
            <calcext:condition calcext:apply-style-name="Gnumeric-8" calcext:value="=&quot;x&quot;" calcext:base-cell-address="'Active Jobs'.G299"/>
          </calcext:conditional-format>
          <calcext:conditional-format calcext:target-range-address="'Active Jobs'.G300:'Active Jobs'.G300">
            <calcext:condition calcext:apply-style-name="Gnumeric-8" calcext:value="=&quot;c&quot;" calcext:base-cell-address="'Active Jobs'.G300"/>
            <calcext:condition calcext:apply-style-name="Gnumeric-8" calcext:value="=&quot;p&quot;" calcext:base-cell-address="'Active Jobs'.G300"/>
            <calcext:condition calcext:apply-style-name="Gnumeric-8" calcext:value="=&quot;t&quot;" calcext:base-cell-address="'Active Jobs'.G300"/>
            <calcext:condition calcext:apply-style-name="Gnumeric-8" calcext:value="=&quot;x&quot;" calcext:base-cell-address="'Active Jobs'.G300"/>
          </calcext:conditional-format>
          <calcext:conditional-format calcext:target-range-address="'Active Jobs'.G301:'Active Jobs'.G301">
            <calcext:condition calcext:apply-style-name="Gnumeric-8" calcext:value="=&quot;c&quot;" calcext:base-cell-address="'Active Jobs'.G301"/>
            <calcext:condition calcext:apply-style-name="Gnumeric-8" calcext:value="=&quot;p&quot;" calcext:base-cell-address="'Active Jobs'.G301"/>
            <calcext:condition calcext:apply-style-name="Gnumeric-8" calcext:value="=&quot;t&quot;" calcext:base-cell-address="'Active Jobs'.G301"/>
            <calcext:condition calcext:apply-style-name="Gnumeric-8" calcext:value="=&quot;x&quot;" calcext:base-cell-address="'Active Jobs'.G301"/>
          </calcext:conditional-format>
          <calcext:conditional-format calcext:target-range-address="'Active Jobs'.G302:'Active Jobs'.G302">
            <calcext:condition calcext:apply-style-name="Gnumeric-8" calcext:value="=&quot;c&quot;" calcext:base-cell-address="'Active Jobs'.G302"/>
            <calcext:condition calcext:apply-style-name="Gnumeric-8" calcext:value="=&quot;p&quot;" calcext:base-cell-address="'Active Jobs'.G302"/>
            <calcext:condition calcext:apply-style-name="Gnumeric-8" calcext:value="=&quot;t&quot;" calcext:base-cell-address="'Active Jobs'.G302"/>
            <calcext:condition calcext:apply-style-name="Gnumeric-8" calcext:value="=&quot;x&quot;" calcext:base-cell-address="'Active Jobs'.G302"/>
          </calcext:conditional-format>
          <calcext:conditional-format calcext:target-range-address="'Active Jobs'.G16:'Active Jobs'.G16 'Active Jobs'.G88:'Active Jobs'.G88">
            <calcext:condition calcext:apply-style-name="Gnumeric-8" calcext:value="=&quot;c&quot;" calcext:base-cell-address="'Active Jobs'.G16"/>
            <calcext:condition calcext:apply-style-name="Gnumeric-8" calcext:value="=&quot;p&quot;" calcext:base-cell-address="'Active Jobs'.G16"/>
            <calcext:condition calcext:apply-style-name="Gnumeric-8" calcext:value="=&quot;t&quot;" calcext:base-cell-address="'Active Jobs'.G16"/>
            <calcext:condition calcext:apply-style-name="Gnumeric-8" calcext:value="=&quot;x&quot;" calcext:base-cell-address="'Active Jobs'.G16"/>
          </calcext:conditional-format>
          <calcext:conditional-format calcext:target-range-address="'Active Jobs'.G303:'Active Jobs'.G303">
            <calcext:condition calcext:apply-style-name="Gnumeric-8" calcext:value="=&quot;c&quot;" calcext:base-cell-address="'Active Jobs'.G303"/>
            <calcext:condition calcext:apply-style-name="Gnumeric-8" calcext:value="=&quot;p&quot;" calcext:base-cell-address="'Active Jobs'.G303"/>
            <calcext:condition calcext:apply-style-name="Gnumeric-8" calcext:value="=&quot;t&quot;" calcext:base-cell-address="'Active Jobs'.G303"/>
            <calcext:condition calcext:apply-style-name="Gnumeric-8" calcext:value="=&quot;x&quot;" calcext:base-cell-address="'Active Jobs'.G303"/>
          </calcext:conditional-format>
          <calcext:conditional-format calcext:target-range-address="'Active Jobs'.G22:'Active Jobs'.G22">
            <calcext:condition calcext:apply-style-name="Gnumeric-8" calcext:value="=&quot;c&quot;" calcext:base-cell-address="'Active Jobs'.G22"/>
            <calcext:condition calcext:apply-style-name="Gnumeric-8" calcext:value="=&quot;p&quot;" calcext:base-cell-address="'Active Jobs'.G22"/>
            <calcext:condition calcext:apply-style-name="Gnumeric-8" calcext:value="=&quot;t&quot;" calcext:base-cell-address="'Active Jobs'.G22"/>
            <calcext:condition calcext:apply-style-name="Gnumeric-8" calcext:value="=&quot;x&quot;" calcext:base-cell-address="'Active Jobs'.G22"/>
          </calcext:conditional-format>
          <calcext:conditional-format calcext:target-range-address="'Active Jobs'.G23:'Active Jobs'.G23">
            <calcext:condition calcext:apply-style-name="Gnumeric-8" calcext:value="=&quot;c&quot;" calcext:base-cell-address="'Active Jobs'.G23"/>
            <calcext:condition calcext:apply-style-name="Gnumeric-8" calcext:value="=&quot;p&quot;" calcext:base-cell-address="'Active Jobs'.G23"/>
            <calcext:condition calcext:apply-style-name="Gnumeric-8" calcext:value="=&quot;t&quot;" calcext:base-cell-address="'Active Jobs'.G23"/>
            <calcext:condition calcext:apply-style-name="Gnumeric-8" calcext:value="=&quot;x&quot;" calcext:base-cell-address="'Active Jobs'.G23"/>
          </calcext:conditional-format>
          <calcext:conditional-format calcext:target-range-address="'Active Jobs'.B2:'Active Jobs'.B2 'Active Jobs'.B3:'Active Jobs'.C3 'Active Jobs'.B4:'Active Jobs'.D6">
            <calcext:condition calcext:apply-style-name="Gnumeric-6" calcext:value="=&quot;c&quot;" calcext:base-cell-address="'Active Jobs'.B2"/>
            <calcext:condition calcext:apply-style-name="Gnumeric-6" calcext:value="=&quot;p&quot;" calcext:base-cell-address="'Active Jobs'.B2"/>
            <calcext:condition calcext:apply-style-name="Gnumeric-6" calcext:value="=&quot;t&quot;" calcext:base-cell-address="'Active Jobs'.B2"/>
            <calcext:condition calcext:apply-style-name="Gnumeric-6" calcext:value="=&quot;x&quot;" calcext:base-cell-address="'Active Jobs'.B2"/>
          </calcext:conditional-format>
          <calcext:conditional-format calcext:target-range-address="'Active Jobs'.G24:'Active Jobs'.G25">
            <calcext:condition calcext:apply-style-name="Gnumeric-8" calcext:value="=&quot;c&quot;" calcext:base-cell-address="'Active Jobs'.G24"/>
            <calcext:condition calcext:apply-style-name="Gnumeric-8" calcext:value="=&quot;p&quot;" calcext:base-cell-address="'Active Jobs'.G24"/>
            <calcext:condition calcext:apply-style-name="Gnumeric-8" calcext:value="=&quot;t&quot;" calcext:base-cell-address="'Active Jobs'.G24"/>
            <calcext:condition calcext:apply-style-name="Gnumeric-8" calcext:value="=&quot;x&quot;" calcext:base-cell-address="'Active Jobs'.G24"/>
          </calcext:conditional-format>
          <calcext:conditional-format calcext:target-range-address="'Active Jobs'.G47:'Active Jobs'.G50">
            <calcext:condition calcext:apply-style-name="Gnumeric-8" calcext:value="=&quot;c&quot;" calcext:base-cell-address="'Active Jobs'.G47"/>
            <calcext:condition calcext:apply-style-name="Gnumeric-8" calcext:value="=&quot;p&quot;" calcext:base-cell-address="'Active Jobs'.G47"/>
            <calcext:condition calcext:apply-style-name="Gnumeric-8" calcext:value="=&quot;t&quot;" calcext:base-cell-address="'Active Jobs'.G47"/>
            <calcext:condition calcext:apply-style-name="Gnumeric-8" calcext:value="=&quot;x&quot;" calcext:base-cell-address="'Active Jobs'.G47"/>
          </calcext:conditional-format>
          <calcext:conditional-format calcext:target-range-address="'Active Jobs'.G51:'Active Jobs'.G51">
            <calcext:condition calcext:apply-style-name="Gnumeric-8" calcext:value="=&quot;c&quot;" calcext:base-cell-address="'Active Jobs'.G51"/>
            <calcext:condition calcext:apply-style-name="Gnumeric-8" calcext:value="=&quot;p&quot;" calcext:base-cell-address="'Active Jobs'.G51"/>
            <calcext:condition calcext:apply-style-name="Gnumeric-8" calcext:value="=&quot;t&quot;" calcext:base-cell-address="'Active Jobs'.G51"/>
            <calcext:condition calcext:apply-style-name="Gnumeric-8" calcext:value="=&quot;x&quot;" calcext:base-cell-address="'Active Jobs'.G51"/>
          </calcext:conditional-format>
          <calcext:conditional-format calcext:target-range-address="'Active Jobs'.G52:'Active Jobs'.G52">
            <calcext:condition calcext:apply-style-name="Gnumeric-8" calcext:value="=&quot;c&quot;" calcext:base-cell-address="'Active Jobs'.G52"/>
            <calcext:condition calcext:apply-style-name="Gnumeric-8" calcext:value="=&quot;p&quot;" calcext:base-cell-address="'Active Jobs'.G52"/>
            <calcext:condition calcext:apply-style-name="Gnumeric-8" calcext:value="=&quot;t&quot;" calcext:base-cell-address="'Active Jobs'.G52"/>
            <calcext:condition calcext:apply-style-name="Gnumeric-8" calcext:value="=&quot;x&quot;" calcext:base-cell-address="'Active Jobs'.G52"/>
          </calcext:conditional-format>
          <calcext:conditional-format calcext:target-range-address="'Active Jobs'.G53:'Active Jobs'.G53">
            <calcext:condition calcext:apply-style-name="Gnumeric-8" calcext:value="=&quot;c&quot;" calcext:base-cell-address="'Active Jobs'.G53"/>
            <calcext:condition calcext:apply-style-name="Gnumeric-8" calcext:value="=&quot;p&quot;" calcext:base-cell-address="'Active Jobs'.G53"/>
            <calcext:condition calcext:apply-style-name="Gnumeric-8" calcext:value="=&quot;t&quot;" calcext:base-cell-address="'Active Jobs'.G53"/>
            <calcext:condition calcext:apply-style-name="Gnumeric-8" calcext:value="=&quot;x&quot;" calcext:base-cell-address="'Active Jobs'.G53"/>
          </calcext:conditional-format>
          <calcext:conditional-format calcext:target-range-address="'Active Jobs'.G122:'Active Jobs'.G122 'Active Jobs'.G127:'Active Jobs'.G127">
            <calcext:condition calcext:apply-style-name="Gnumeric-8" calcext:value="=&quot;c&quot;" calcext:base-cell-address="'Active Jobs'.G122"/>
            <calcext:condition calcext:apply-style-name="Gnumeric-8" calcext:value="=&quot;p&quot;" calcext:base-cell-address="'Active Jobs'.G122"/>
            <calcext:condition calcext:apply-style-name="Gnumeric-8" calcext:value="=&quot;t&quot;" calcext:base-cell-address="'Active Jobs'.G122"/>
            <calcext:condition calcext:apply-style-name="Gnumeric-8" calcext:value="=&quot;x&quot;" calcext:base-cell-address="'Active Jobs'.G122"/>
          </calcext:conditional-format>
          <calcext:conditional-format calcext:target-range-address="'Active Jobs'.G120:'Active Jobs'.G120">
            <calcext:condition calcext:apply-style-name="Gnumeric-8" calcext:value="=&quot;c&quot;" calcext:base-cell-address="'Active Jobs'.G120"/>
            <calcext:condition calcext:apply-style-name="Gnumeric-8" calcext:value="=&quot;p&quot;" calcext:base-cell-address="'Active Jobs'.G120"/>
            <calcext:condition calcext:apply-style-name="Gnumeric-8" calcext:value="=&quot;t&quot;" calcext:base-cell-address="'Active Jobs'.G120"/>
            <calcext:condition calcext:apply-style-name="Gnumeric-8" calcext:value="=&quot;x&quot;" calcext:base-cell-address="'Active Jobs'.G120"/>
          </calcext:conditional-format>
          <calcext:conditional-format calcext:target-range-address="'Active Jobs'.G126:'Active Jobs'.G126">
            <calcext:condition calcext:apply-style-name="Gnumeric-8" calcext:value="=&quot;c&quot;" calcext:base-cell-address="'Active Jobs'.G126"/>
            <calcext:condition calcext:apply-style-name="Gnumeric-8" calcext:value="=&quot;p&quot;" calcext:base-cell-address="'Active Jobs'.G126"/>
            <calcext:condition calcext:apply-style-name="Gnumeric-8" calcext:value="=&quot;t&quot;" calcext:base-cell-address="'Active Jobs'.G126"/>
            <calcext:condition calcext:apply-style-name="Gnumeric-8" calcext:value="=&quot;x&quot;" calcext:base-cell-address="'Active Jobs'.G126"/>
          </calcext:conditional-format>
          <calcext:conditional-format calcext:target-range-address="'Active Jobs'.G129:'Active Jobs'.G130">
            <calcext:condition calcext:apply-style-name="Gnumeric-8" calcext:value="=&quot;c&quot;" calcext:base-cell-address="'Active Jobs'.G129"/>
            <calcext:condition calcext:apply-style-name="Gnumeric-8" calcext:value="=&quot;p&quot;" calcext:base-cell-address="'Active Jobs'.G129"/>
            <calcext:condition calcext:apply-style-name="Gnumeric-8" calcext:value="=&quot;t&quot;" calcext:base-cell-address="'Active Jobs'.G129"/>
            <calcext:condition calcext:apply-style-name="Gnumeric-8" calcext:value="=&quot;x&quot;" calcext:base-cell-address="'Active Jobs'.G129"/>
          </calcext:conditional-format>
          <calcext:conditional-format calcext:target-range-address="'Active Jobs'.G128:'Active Jobs'.G128">
            <calcext:condition calcext:apply-style-name="Gnumeric-8" calcext:value="=&quot;c&quot;" calcext:base-cell-address="'Active Jobs'.G128"/>
            <calcext:condition calcext:apply-style-name="Gnumeric-8" calcext:value="=&quot;p&quot;" calcext:base-cell-address="'Active Jobs'.G128"/>
            <calcext:condition calcext:apply-style-name="Gnumeric-8" calcext:value="=&quot;t&quot;" calcext:base-cell-address="'Active Jobs'.G128"/>
            <calcext:condition calcext:apply-style-name="Gnumeric-8" calcext:value="=&quot;x&quot;" calcext:base-cell-address="'Active Jobs'.G128"/>
          </calcext:conditional-format>
          <calcext:conditional-format calcext:target-range-address="'Active Jobs'.C1:'Active Jobs'.F1 'Active Jobs'.D2:'Active Jobs'.F2 'Active Jobs'.E3:'Active Jobs'.F3 'Active Jobs'.F4:'Active Jobs'.F4">
            <calcext:condition calcext:apply-style-name="Gnumeric-7" calcext:value="=&quot;c&quot;" calcext:base-cell-address="'Active Jobs'.C1"/>
            <calcext:condition calcext:apply-style-name="Gnumeric-7" calcext:value="=&quot;p&quot;" calcext:base-cell-address="'Active Jobs'.C1"/>
            <calcext:condition calcext:apply-style-name="Gnumeric-7" calcext:value="=&quot;t&quot;" calcext:base-cell-address="'Active Jobs'.C1"/>
            <calcext:condition calcext:apply-style-name="Gnumeric-7" calcext:value="=&quot;x&quot;" calcext:base-cell-address="'Active Jobs'.C1"/>
          </calcext:conditional-format>
          <calcext:conditional-format calcext:target-range-address="'Active Jobs'.G125:'Active Jobs'.G125">
            <calcext:condition calcext:apply-style-name="Gnumeric-8" calcext:value="=&quot;c&quot;" calcext:base-cell-address="'Active Jobs'.G125"/>
            <calcext:condition calcext:apply-style-name="Gnumeric-8" calcext:value="=&quot;p&quot;" calcext:base-cell-address="'Active Jobs'.G125"/>
            <calcext:condition calcext:apply-style-name="Gnumeric-8" calcext:value="=&quot;t&quot;" calcext:base-cell-address="'Active Jobs'.G125"/>
            <calcext:condition calcext:apply-style-name="Gnumeric-8" calcext:value="=&quot;x&quot;" calcext:base-cell-address="'Active Jobs'.G125"/>
          </calcext:conditional-format>
          <calcext:conditional-format calcext:target-range-address="'Active Jobs'.G83:'Active Jobs'.G85 'Active Jobs'.G80:'Active Jobs'.G80">
            <calcext:condition calcext:apply-style-name="Gnumeric-8" calcext:value="=&quot;c&quot;" calcext:base-cell-address="'Active Jobs'.G80"/>
            <calcext:condition calcext:apply-style-name="Gnumeric-8" calcext:value="=&quot;p&quot;" calcext:base-cell-address="'Active Jobs'.G80"/>
            <calcext:condition calcext:apply-style-name="Gnumeric-8" calcext:value="=&quot;t&quot;" calcext:base-cell-address="'Active Jobs'.G80"/>
            <calcext:condition calcext:apply-style-name="Gnumeric-8" calcext:value="=&quot;x&quot;" calcext:base-cell-address="'Active Jobs'.G80"/>
          </calcext:conditional-format>
          <calcext:conditional-format calcext:target-range-address="'Active Jobs'.G86:'Active Jobs'.G87">
            <calcext:condition calcext:apply-style-name="Gnumeric-8" calcext:value="=&quot;c&quot;" calcext:base-cell-address="'Active Jobs'.G86"/>
            <calcext:condition calcext:apply-style-name="Gnumeric-8" calcext:value="=&quot;p&quot;" calcext:base-cell-address="'Active Jobs'.G86"/>
            <calcext:condition calcext:apply-style-name="Gnumeric-8" calcext:value="=&quot;t&quot;" calcext:base-cell-address="'Active Jobs'.G86"/>
            <calcext:condition calcext:apply-style-name="Gnumeric-8" calcext:value="=&quot;x&quot;" calcext:base-cell-address="'Active Jobs'.G86"/>
          </calcext:conditional-format>
          <calcext:conditional-format calcext:target-range-address="'Active Jobs'.G89:'Active Jobs'.G89">
            <calcext:condition calcext:apply-style-name="Gnumeric-8" calcext:value="=&quot;c&quot;" calcext:base-cell-address="'Active Jobs'.G89"/>
            <calcext:condition calcext:apply-style-name="Gnumeric-8" calcext:value="=&quot;p&quot;" calcext:base-cell-address="'Active Jobs'.G89"/>
            <calcext:condition calcext:apply-style-name="Gnumeric-8" calcext:value="=&quot;t&quot;" calcext:base-cell-address="'Active Jobs'.G89"/>
            <calcext:condition calcext:apply-style-name="Gnumeric-8" calcext:value="=&quot;x&quot;" calcext:base-cell-address="'Active Jobs'.G89"/>
          </calcext:conditional-format>
          <calcext:conditional-format calcext:target-range-address="'Active Jobs'.C2:'Active Jobs'.C2">
            <calcext:condition calcext:apply-style-name="Gnumeric-7" calcext:value="=&quot;c&quot;" calcext:base-cell-address="'Active Jobs'.C2"/>
            <calcext:condition calcext:apply-style-name="Gnumeric-7" calcext:value="=&quot;p&quot;" calcext:base-cell-address="'Active Jobs'.C2"/>
            <calcext:condition calcext:apply-style-name="Gnumeric-7" calcext:value="=&quot;t&quot;" calcext:base-cell-address="'Active Jobs'.C2"/>
            <calcext:condition calcext:apply-style-name="Gnumeric-7" calcext:value="=&quot;x&quot;" calcext:base-cell-address="'Active Jobs'.C2"/>
          </calcext:conditional-format>
          <calcext:conditional-format calcext:target-range-address="'Active Jobs'.G131:'Active Jobs'.G136">
            <calcext:condition calcext:apply-style-name="Gnumeric-8" calcext:value="=&quot;c&quot;" calcext:base-cell-address="'Active Jobs'.G131"/>
            <calcext:condition calcext:apply-style-name="Gnumeric-8" calcext:value="=&quot;p&quot;" calcext:base-cell-address="'Active Jobs'.G131"/>
            <calcext:condition calcext:apply-style-name="Gnumeric-8" calcext:value="=&quot;t&quot;" calcext:base-cell-address="'Active Jobs'.G131"/>
            <calcext:condition calcext:apply-style-name="Gnumeric-8" calcext:value="=&quot;x&quot;" calcext:base-cell-address="'Active Jobs'.G131"/>
          </calcext:conditional-format>
          <calcext:conditional-format calcext:target-range-address="'Active Jobs'.G137:'Active Jobs'.G137">
            <calcext:condition calcext:apply-style-name="Gnumeric-8" calcext:value="=&quot;c&quot;" calcext:base-cell-address="'Active Jobs'.G137"/>
            <calcext:condition calcext:apply-style-name="Gnumeric-8" calcext:value="=&quot;p&quot;" calcext:base-cell-address="'Active Jobs'.G137"/>
            <calcext:condition calcext:apply-style-name="Gnumeric-8" calcext:value="=&quot;t&quot;" calcext:base-cell-address="'Active Jobs'.G137"/>
            <calcext:condition calcext:apply-style-name="Gnumeric-8" calcext:value="=&quot;x&quot;" calcext:base-cell-address="'Active Jobs'.G137"/>
          </calcext:conditional-format>
          <calcext:conditional-format calcext:target-range-address="'Active Jobs'.G138:'Active Jobs'.G138">
            <calcext:condition calcext:apply-style-name="Gnumeric-8" calcext:value="=&quot;c&quot;" calcext:base-cell-address="'Active Jobs'.G138"/>
            <calcext:condition calcext:apply-style-name="Gnumeric-8" calcext:value="=&quot;p&quot;" calcext:base-cell-address="'Active Jobs'.G138"/>
            <calcext:condition calcext:apply-style-name="Gnumeric-8" calcext:value="=&quot;t&quot;" calcext:base-cell-address="'Active Jobs'.G138"/>
            <calcext:condition calcext:apply-style-name="Gnumeric-8" calcext:value="=&quot;x&quot;" calcext:base-cell-address="'Active Jobs'.G138"/>
          </calcext:conditional-format>
          <calcext:conditional-format calcext:target-range-address="'Active Jobs'.G139:'Active Jobs'.G139">
            <calcext:condition calcext:apply-style-name="Gnumeric-8" calcext:value="=&quot;c&quot;" calcext:base-cell-address="'Active Jobs'.G139"/>
            <calcext:condition calcext:apply-style-name="Gnumeric-8" calcext:value="=&quot;p&quot;" calcext:base-cell-address="'Active Jobs'.G139"/>
            <calcext:condition calcext:apply-style-name="Gnumeric-8" calcext:value="=&quot;t&quot;" calcext:base-cell-address="'Active Jobs'.G139"/>
            <calcext:condition calcext:apply-style-name="Gnumeric-8" calcext:value="=&quot;x&quot;" calcext:base-cell-address="'Active Jobs'.G139"/>
          </calcext:conditional-format>
          <calcext:conditional-format calcext:target-range-address="'Active Jobs'.G140:'Active Jobs'.G140">
            <calcext:condition calcext:apply-style-name="Gnumeric-8" calcext:value="=&quot;c&quot;" calcext:base-cell-address="'Active Jobs'.G140"/>
            <calcext:condition calcext:apply-style-name="Gnumeric-8" calcext:value="=&quot;p&quot;" calcext:base-cell-address="'Active Jobs'.G140"/>
            <calcext:condition calcext:apply-style-name="Gnumeric-8" calcext:value="=&quot;t&quot;" calcext:base-cell-address="'Active Jobs'.G140"/>
            <calcext:condition calcext:apply-style-name="Gnumeric-8" calcext:value="=&quot;x&quot;" calcext:base-cell-address="'Active Jobs'.G140"/>
          </calcext:conditional-format>
          <calcext:conditional-format calcext:target-range-address="'Active Jobs'.D3:'Active Jobs'.D3">
            <calcext:condition calcext:apply-style-name="Gnumeric-7" calcext:value="=&quot;c&quot;" calcext:base-cell-address="'Active Jobs'.D3"/>
            <calcext:condition calcext:apply-style-name="Gnumeric-7" calcext:value="=&quot;p&quot;" calcext:base-cell-address="'Active Jobs'.D3"/>
            <calcext:condition calcext:apply-style-name="Gnumeric-7" calcext:value="=&quot;t&quot;" calcext:base-cell-address="'Active Jobs'.D3"/>
            <calcext:condition calcext:apply-style-name="Gnumeric-7" calcext:value="=&quot;x&quot;" calcext:base-cell-address="'Active Jobs'.D3"/>
          </calcext:conditional-format>
          <calcext:conditional-format calcext:target-range-address="'Active Jobs'.G159:'Active Jobs'.G159">
            <calcext:condition calcext:apply-style-name="Gnumeric-8" calcext:value="=&quot;c&quot;" calcext:base-cell-address="'Active Jobs'.G159"/>
            <calcext:condition calcext:apply-style-name="Gnumeric-8" calcext:value="=&quot;p&quot;" calcext:base-cell-address="'Active Jobs'.G159"/>
            <calcext:condition calcext:apply-style-name="Gnumeric-8" calcext:value="=&quot;t&quot;" calcext:base-cell-address="'Active Jobs'.G159"/>
            <calcext:condition calcext:apply-style-name="Gnumeric-8" calcext:value="=&quot;x&quot;" calcext:base-cell-address="'Active Jobs'.G159"/>
          </calcext:conditional-format>
          <calcext:conditional-format calcext:target-range-address="'Active Jobs'.G150:'Active Jobs'.G150">
            <calcext:condition calcext:apply-style-name="Gnumeric-8" calcext:value="=&quot;c&quot;" calcext:base-cell-address="'Active Jobs'.G150"/>
            <calcext:condition calcext:apply-style-name="Gnumeric-8" calcext:value="=&quot;p&quot;" calcext:base-cell-address="'Active Jobs'.G150"/>
            <calcext:condition calcext:apply-style-name="Gnumeric-8" calcext:value="=&quot;t&quot;" calcext:base-cell-address="'Active Jobs'.G150"/>
            <calcext:condition calcext:apply-style-name="Gnumeric-8" calcext:value="=&quot;x&quot;" calcext:base-cell-address="'Active Jobs'.G150"/>
          </calcext:conditional-format>
          <calcext:conditional-format calcext:target-range-address="'Active Jobs'.G154:'Active Jobs'.G154">
            <calcext:condition calcext:apply-style-name="Gnumeric-8" calcext:value="=&quot;c&quot;" calcext:base-cell-address="'Active Jobs'.G154"/>
            <calcext:condition calcext:apply-style-name="Gnumeric-8" calcext:value="=&quot;p&quot;" calcext:base-cell-address="'Active Jobs'.G154"/>
            <calcext:condition calcext:apply-style-name="Gnumeric-8" calcext:value="=&quot;t&quot;" calcext:base-cell-address="'Active Jobs'.G154"/>
            <calcext:condition calcext:apply-style-name="Gnumeric-8" calcext:value="=&quot;x&quot;" calcext:base-cell-address="'Active Jobs'.G154"/>
          </calcext:conditional-format>
          <calcext:conditional-format calcext:target-range-address="'Active Jobs'.G153:'Active Jobs'.G153">
            <calcext:condition calcext:apply-style-name="Gnumeric-8" calcext:value="=&quot;c&quot;" calcext:base-cell-address="'Active Jobs'.G153"/>
            <calcext:condition calcext:apply-style-name="Gnumeric-8" calcext:value="=&quot;p&quot;" calcext:base-cell-address="'Active Jobs'.G153"/>
            <calcext:condition calcext:apply-style-name="Gnumeric-8" calcext:value="=&quot;t&quot;" calcext:base-cell-address="'Active Jobs'.G153"/>
            <calcext:condition calcext:apply-style-name="Gnumeric-8" calcext:value="=&quot;x&quot;" calcext:base-cell-address="'Active Jobs'.G153"/>
          </calcext:conditional-format>
          <calcext:conditional-format calcext:target-range-address="'Active Jobs'.G155:'Active Jobs'.G155">
            <calcext:condition calcext:apply-style-name="Gnumeric-8" calcext:value="=&quot;c&quot;" calcext:base-cell-address="'Active Jobs'.G155"/>
            <calcext:condition calcext:apply-style-name="Gnumeric-8" calcext:value="=&quot;p&quot;" calcext:base-cell-address="'Active Jobs'.G155"/>
            <calcext:condition calcext:apply-style-name="Gnumeric-8" calcext:value="=&quot;t&quot;" calcext:base-cell-address="'Active Jobs'.G155"/>
            <calcext:condition calcext:apply-style-name="Gnumeric-8" calcext:value="=&quot;x&quot;" calcext:base-cell-address="'Active Jobs'.G155"/>
          </calcext:conditional-format>
          <calcext:conditional-format calcext:target-range-address="'Active Jobs'.G156:'Active Jobs'.G158">
            <calcext:condition calcext:apply-style-name="Gnumeric-8" calcext:value="=&quot;c&quot;" calcext:base-cell-address="'Active Jobs'.G156"/>
            <calcext:condition calcext:apply-style-name="Gnumeric-8" calcext:value="=&quot;p&quot;" calcext:base-cell-address="'Active Jobs'.G156"/>
            <calcext:condition calcext:apply-style-name="Gnumeric-8" calcext:value="=&quot;t&quot;" calcext:base-cell-address="'Active Jobs'.G156"/>
            <calcext:condition calcext:apply-style-name="Gnumeric-8" calcext:value="=&quot;x&quot;" calcext:base-cell-address="'Active Jobs'.G156"/>
          </calcext:conditional-format>
          <calcext:conditional-format calcext:target-range-address="'Active Jobs'.E4:'Active Jobs'.E4">
            <calcext:condition calcext:apply-style-name="Gnumeric-7" calcext:value="=&quot;c&quot;" calcext:base-cell-address="'Active Jobs'.E4"/>
            <calcext:condition calcext:apply-style-name="Gnumeric-7" calcext:value="=&quot;p&quot;" calcext:base-cell-address="'Active Jobs'.E4"/>
            <calcext:condition calcext:apply-style-name="Gnumeric-7" calcext:value="=&quot;t&quot;" calcext:base-cell-address="'Active Jobs'.E4"/>
            <calcext:condition calcext:apply-style-name="Gnumeric-7" calcext:value="=&quot;x&quot;" calcext:base-cell-address="'Active Jobs'.E4"/>
          </calcext:conditional-format>
          <calcext:conditional-format calcext:target-range-address="'Active Jobs'.G171:'Active Jobs'.G171">
            <calcext:condition calcext:apply-style-name="Gnumeric-8" calcext:value="=&quot;c&quot;" calcext:base-cell-address="'Active Jobs'.G171"/>
            <calcext:condition calcext:apply-style-name="Gnumeric-8" calcext:value="=&quot;p&quot;" calcext:base-cell-address="'Active Jobs'.G171"/>
            <calcext:condition calcext:apply-style-name="Gnumeric-8" calcext:value="=&quot;t&quot;" calcext:base-cell-address="'Active Jobs'.G171"/>
            <calcext:condition calcext:apply-style-name="Gnumeric-8" calcext:value="=&quot;x&quot;" calcext:base-cell-address="'Active Jobs'.G171"/>
          </calcext:conditional-format>
          <calcext:conditional-format calcext:target-range-address="'Active Jobs'.G172:'Active Jobs'.G172">
            <calcext:condition calcext:apply-style-name="Gnumeric-8" calcext:value="=&quot;c&quot;" calcext:base-cell-address="'Active Jobs'.G172"/>
            <calcext:condition calcext:apply-style-name="Gnumeric-8" calcext:value="=&quot;p&quot;" calcext:base-cell-address="'Active Jobs'.G172"/>
            <calcext:condition calcext:apply-style-name="Gnumeric-8" calcext:value="=&quot;t&quot;" calcext:base-cell-address="'Active Jobs'.G172"/>
            <calcext:condition calcext:apply-style-name="Gnumeric-8" calcext:value="=&quot;x&quot;" calcext:base-cell-address="'Active Jobs'.G172"/>
          </calcext:conditional-format>
          <calcext:conditional-format calcext:target-range-address="'Active Jobs'.G173:'Active Jobs'.G173">
            <calcext:condition calcext:apply-style-name="Gnumeric-8" calcext:value="=&quot;c&quot;" calcext:base-cell-address="'Active Jobs'.G173"/>
            <calcext:condition calcext:apply-style-name="Gnumeric-8" calcext:value="=&quot;p&quot;" calcext:base-cell-address="'Active Jobs'.G173"/>
            <calcext:condition calcext:apply-style-name="Gnumeric-8" calcext:value="=&quot;t&quot;" calcext:base-cell-address="'Active Jobs'.G173"/>
            <calcext:condition calcext:apply-style-name="Gnumeric-8" calcext:value="=&quot;x&quot;" calcext:base-cell-address="'Active Jobs'.G173"/>
          </calcext:conditional-format>
          <calcext:conditional-format calcext:target-range-address="'Active Jobs'.G164:'Active Jobs'.G164 'Active Jobs'.G174:'Active Jobs'.G174">
            <calcext:condition calcext:apply-style-name="Gnumeric-8" calcext:value="=&quot;c&quot;" calcext:base-cell-address="'Active Jobs'.G164"/>
            <calcext:condition calcext:apply-style-name="Gnumeric-8" calcext:value="=&quot;p&quot;" calcext:base-cell-address="'Active Jobs'.G164"/>
            <calcext:condition calcext:apply-style-name="Gnumeric-8" calcext:value="=&quot;t&quot;" calcext:base-cell-address="'Active Jobs'.G164"/>
            <calcext:condition calcext:apply-style-name="Gnumeric-8" calcext:value="=&quot;x&quot;" calcext:base-cell-address="'Active Jobs'.G164"/>
          </calcext:conditional-format>
          <calcext:conditional-format calcext:target-range-address="'Active Jobs'.G165:'Active Jobs'.G165 'Active Jobs'.G168:'Active Jobs'.G168 'Active Jobs'.G175:'Active Jobs'.G175">
            <calcext:condition calcext:apply-style-name="Gnumeric-8" calcext:value="=&quot;c&quot;" calcext:base-cell-address="'Active Jobs'.G165"/>
            <calcext:condition calcext:apply-style-name="Gnumeric-8" calcext:value="=&quot;p&quot;" calcext:base-cell-address="'Active Jobs'.G165"/>
            <calcext:condition calcext:apply-style-name="Gnumeric-8" calcext:value="=&quot;t&quot;" calcext:base-cell-address="'Active Jobs'.G165"/>
            <calcext:condition calcext:apply-style-name="Gnumeric-8" calcext:value="=&quot;x&quot;" calcext:base-cell-address="'Active Jobs'.G165"/>
          </calcext:conditional-format>
          <calcext:conditional-format calcext:target-range-address="'Active Jobs'.G166:'Active Jobs'.G166 'Active Jobs'.G169:'Active Jobs'.G169 'Active Jobs'.G176:'Active Jobs'.G176">
            <calcext:condition calcext:apply-style-name="Gnumeric-8" calcext:value="=&quot;c&quot;" calcext:base-cell-address="'Active Jobs'.G166"/>
            <calcext:condition calcext:apply-style-name="Gnumeric-8" calcext:value="=&quot;p&quot;" calcext:base-cell-address="'Active Jobs'.G166"/>
            <calcext:condition calcext:apply-style-name="Gnumeric-8" calcext:value="=&quot;t&quot;" calcext:base-cell-address="'Active Jobs'.G166"/>
            <calcext:condition calcext:apply-style-name="Gnumeric-8" calcext:value="=&quot;x&quot;" calcext:base-cell-address="'Active Jobs'.G166"/>
          </calcext:conditional-format>
          <calcext:conditional-format calcext:target-range-address="'Active Jobs'.G167:'Active Jobs'.G167 'Active Jobs'.G170:'Active Jobs'.G170 'Active Jobs'.G177:'Active Jobs'.G177">
            <calcext:condition calcext:apply-style-name="Gnumeric-8" calcext:value="=&quot;c&quot;" calcext:base-cell-address="'Active Jobs'.G167"/>
            <calcext:condition calcext:apply-style-name="Gnumeric-8" calcext:value="=&quot;p&quot;" calcext:base-cell-address="'Active Jobs'.G167"/>
            <calcext:condition calcext:apply-style-name="Gnumeric-8" calcext:value="=&quot;t&quot;" calcext:base-cell-address="'Active Jobs'.G167"/>
            <calcext:condition calcext:apply-style-name="Gnumeric-8" calcext:value="=&quot;x&quot;" calcext:base-cell-address="'Active Jobs'.G167"/>
          </calcext:conditional-format>
          <calcext:conditional-format calcext:target-range-address="'Active Jobs'.G178:'Active Jobs'.G178">
            <calcext:condition calcext:apply-style-name="Gnumeric-8" calcext:value="=&quot;c&quot;" calcext:base-cell-address="'Active Jobs'.G178"/>
            <calcext:condition calcext:apply-style-name="Gnumeric-8" calcext:value="=&quot;p&quot;" calcext:base-cell-address="'Active Jobs'.G178"/>
            <calcext:condition calcext:apply-style-name="Gnumeric-8" calcext:value="=&quot;t&quot;" calcext:base-cell-address="'Active Jobs'.G178"/>
            <calcext:condition calcext:apply-style-name="Gnumeric-8" calcext:value="=&quot;x&quot;" calcext:base-cell-address="'Active Jobs'.G178"/>
          </calcext:conditional-format>
          <calcext:conditional-format calcext:target-range-address="'Active Jobs'.G179:'Active Jobs'.G179">
            <calcext:condition calcext:apply-style-name="Gnumeric-8" calcext:value="=&quot;c&quot;" calcext:base-cell-address="'Active Jobs'.G179"/>
            <calcext:condition calcext:apply-style-name="Gnumeric-8" calcext:value="=&quot;p&quot;" calcext:base-cell-address="'Active Jobs'.G179"/>
            <calcext:condition calcext:apply-style-name="Gnumeric-8" calcext:value="=&quot;t&quot;" calcext:base-cell-address="'Active Jobs'.G179"/>
            <calcext:condition calcext:apply-style-name="Gnumeric-8" calcext:value="=&quot;x&quot;" calcext:base-cell-address="'Active Jobs'.G179"/>
          </calcext:conditional-format>
          <calcext:conditional-format calcext:target-range-address="'Active Jobs'.E5:'Active Jobs'.E5 'Active Jobs'.E6:'Active Jobs'.F6">
            <calcext:condition calcext:apply-style-name="Gnumeric-8" calcext:value="=&quot;c&quot;" calcext:base-cell-address="'Active Jobs'.E5"/>
            <calcext:condition calcext:apply-style-name="Gnumeric-8" calcext:value="=&quot;p&quot;" calcext:base-cell-address="'Active Jobs'.E5"/>
            <calcext:condition calcext:apply-style-name="Gnumeric-8" calcext:value="=&quot;t&quot;" calcext:base-cell-address="'Active Jobs'.E5"/>
            <calcext:condition calcext:apply-style-name="Gnumeric-8" calcext:value="=&quot;x&quot;" calcext:base-cell-address="'Active Jobs'.E5"/>
          </calcext:conditional-format>
          <calcext:conditional-format calcext:target-range-address="'Active Jobs'.G180:'Active Jobs'.G180">
            <calcext:condition calcext:apply-style-name="Gnumeric-8" calcext:value="=&quot;c&quot;" calcext:base-cell-address="'Active Jobs'.G180"/>
            <calcext:condition calcext:apply-style-name="Gnumeric-8" calcext:value="=&quot;p&quot;" calcext:base-cell-address="'Active Jobs'.G180"/>
            <calcext:condition calcext:apply-style-name="Gnumeric-8" calcext:value="=&quot;t&quot;" calcext:base-cell-address="'Active Jobs'.G180"/>
            <calcext:condition calcext:apply-style-name="Gnumeric-8" calcext:value="=&quot;x&quot;" calcext:base-cell-address="'Active Jobs'.G180"/>
          </calcext:conditional-format>
          <calcext:conditional-format calcext:target-range-address="'Active Jobs'.G181:'Active Jobs'.G181">
            <calcext:condition calcext:apply-style-name="Gnumeric-8" calcext:value="=&quot;c&quot;" calcext:base-cell-address="'Active Jobs'.G181"/>
            <calcext:condition calcext:apply-style-name="Gnumeric-8" calcext:value="=&quot;p&quot;" calcext:base-cell-address="'Active Jobs'.G181"/>
            <calcext:condition calcext:apply-style-name="Gnumeric-8" calcext:value="=&quot;t&quot;" calcext:base-cell-address="'Active Jobs'.G181"/>
            <calcext:condition calcext:apply-style-name="Gnumeric-8" calcext:value="=&quot;x&quot;" calcext:base-cell-address="'Active Jobs'.G181"/>
          </calcext:conditional-format>
          <calcext:conditional-format calcext:target-range-address="'Active Jobs'.G182:'Active Jobs'.G182">
            <calcext:condition calcext:apply-style-name="Gnumeric-8" calcext:value="=&quot;c&quot;" calcext:base-cell-address="'Active Jobs'.G182"/>
            <calcext:condition calcext:apply-style-name="Gnumeric-8" calcext:value="=&quot;p&quot;" calcext:base-cell-address="'Active Jobs'.G182"/>
            <calcext:condition calcext:apply-style-name="Gnumeric-8" calcext:value="=&quot;t&quot;" calcext:base-cell-address="'Active Jobs'.G182"/>
            <calcext:condition calcext:apply-style-name="Gnumeric-8" calcext:value="=&quot;x&quot;" calcext:base-cell-address="'Active Jobs'.G182"/>
          </calcext:conditional-format>
          <calcext:conditional-format calcext:target-range-address="'Active Jobs'.G183:'Active Jobs'.G183">
            <calcext:condition calcext:apply-style-name="Gnumeric-8" calcext:value="=&quot;c&quot;" calcext:base-cell-address="'Active Jobs'.G183"/>
            <calcext:condition calcext:apply-style-name="Gnumeric-8" calcext:value="=&quot;p&quot;" calcext:base-cell-address="'Active Jobs'.G183"/>
            <calcext:condition calcext:apply-style-name="Gnumeric-8" calcext:value="=&quot;t&quot;" calcext:base-cell-address="'Active Jobs'.G183"/>
            <calcext:condition calcext:apply-style-name="Gnumeric-8" calcext:value="=&quot;x&quot;" calcext:base-cell-address="'Active Jobs'.G183"/>
          </calcext:conditional-format>
          <calcext:conditional-format calcext:target-range-address="'Active Jobs'.G184:'Active Jobs'.G184">
            <calcext:condition calcext:apply-style-name="Gnumeric-8" calcext:value="=&quot;c&quot;" calcext:base-cell-address="'Active Jobs'.G184"/>
            <calcext:condition calcext:apply-style-name="Gnumeric-8" calcext:value="=&quot;p&quot;" calcext:base-cell-address="'Active Jobs'.G184"/>
            <calcext:condition calcext:apply-style-name="Gnumeric-8" calcext:value="=&quot;t&quot;" calcext:base-cell-address="'Active Jobs'.G184"/>
            <calcext:condition calcext:apply-style-name="Gnumeric-8" calcext:value="=&quot;x&quot;" calcext:base-cell-address="'Active Jobs'.G184"/>
          </calcext:conditional-format>
          <calcext:conditional-format calcext:target-range-address="'Active Jobs'.G185:'Active Jobs'.G188">
            <calcext:condition calcext:apply-style-name="Gnumeric-8" calcext:value="=&quot;c&quot;" calcext:base-cell-address="'Active Jobs'.G185"/>
            <calcext:condition calcext:apply-style-name="Gnumeric-8" calcext:value="=&quot;p&quot;" calcext:base-cell-address="'Active Jobs'.G185"/>
            <calcext:condition calcext:apply-style-name="Gnumeric-8" calcext:value="=&quot;t&quot;" calcext:base-cell-address="'Active Jobs'.G185"/>
            <calcext:condition calcext:apply-style-name="Gnumeric-8" calcext:value="=&quot;x&quot;" calcext:base-cell-address="'Active Jobs'.G185"/>
          </calcext:conditional-format>
          <calcext:conditional-format calcext:target-range-address="'Active Jobs'.G189:'Active Jobs'.G189">
            <calcext:condition calcext:apply-style-name="Gnumeric-8" calcext:value="=&quot;c&quot;" calcext:base-cell-address="'Active Jobs'.G189"/>
            <calcext:condition calcext:apply-style-name="Gnumeric-8" calcext:value="=&quot;p&quot;" calcext:base-cell-address="'Active Jobs'.G189"/>
            <calcext:condition calcext:apply-style-name="Gnumeric-8" calcext:value="=&quot;t&quot;" calcext:base-cell-address="'Active Jobs'.G189"/>
            <calcext:condition calcext:apply-style-name="Gnumeric-8" calcext:value="=&quot;x&quot;" calcext:base-cell-address="'Active Jobs'.G189"/>
          </calcext:conditional-format>
          <calcext:conditional-format calcext:target-range-address="'Active Jobs'.G190:'Active Jobs'.G190">
            <calcext:condition calcext:apply-style-name="Gnumeric-8" calcext:value="=&quot;c&quot;" calcext:base-cell-address="'Active Jobs'.G190"/>
            <calcext:condition calcext:apply-style-name="Gnumeric-8" calcext:value="=&quot;p&quot;" calcext:base-cell-address="'Active Jobs'.G190"/>
            <calcext:condition calcext:apply-style-name="Gnumeric-8" calcext:value="=&quot;t&quot;" calcext:base-cell-address="'Active Jobs'.G190"/>
            <calcext:condition calcext:apply-style-name="Gnumeric-8" calcext:value="=&quot;x&quot;" calcext:base-cell-address="'Active Jobs'.G190"/>
          </calcext:conditional-format>
          <calcext:conditional-format calcext:target-range-address="'Active Jobs'.G191:'Active Jobs'.G191">
            <calcext:condition calcext:apply-style-name="Gnumeric-8" calcext:value="=&quot;c&quot;" calcext:base-cell-address="'Active Jobs'.G191"/>
            <calcext:condition calcext:apply-style-name="Gnumeric-8" calcext:value="=&quot;p&quot;" calcext:base-cell-address="'Active Jobs'.G191"/>
            <calcext:condition calcext:apply-style-name="Gnumeric-8" calcext:value="=&quot;t&quot;" calcext:base-cell-address="'Active Jobs'.G191"/>
            <calcext:condition calcext:apply-style-name="Gnumeric-8" calcext:value="=&quot;x&quot;" calcext:base-cell-address="'Active Jobs'.G191"/>
          </calcext:conditional-format>
          <calcext:conditional-format calcext:target-range-address="'Active Jobs'.G192:'Active Jobs'.G192">
            <calcext:condition calcext:apply-style-name="Gnumeric-8" calcext:value="=&quot;c&quot;" calcext:base-cell-address="'Active Jobs'.G192"/>
            <calcext:condition calcext:apply-style-name="Gnumeric-8" calcext:value="=&quot;p&quot;" calcext:base-cell-address="'Active Jobs'.G192"/>
            <calcext:condition calcext:apply-style-name="Gnumeric-8" calcext:value="=&quot;t&quot;" calcext:base-cell-address="'Active Jobs'.G192"/>
            <calcext:condition calcext:apply-style-name="Gnumeric-8" calcext:value="=&quot;x&quot;" calcext:base-cell-address="'Active Jobs'.G192"/>
          </calcext:conditional-format>
          <calcext:conditional-format calcext:target-range-address="'Active Jobs'.F5:'Active Jobs'.F5">
            <calcext:condition calcext:apply-style-name="Gnumeric-8" calcext:value="=&quot;c&quot;" calcext:base-cell-address="'Active Jobs'.F5"/>
            <calcext:condition calcext:apply-style-name="Gnumeric-8" calcext:value="=&quot;p&quot;" calcext:base-cell-address="'Active Jobs'.F5"/>
            <calcext:condition calcext:apply-style-name="Gnumeric-8" calcext:value="=&quot;t&quot;" calcext:base-cell-address="'Active Jobs'.F5"/>
            <calcext:condition calcext:apply-style-name="Gnumeric-8" calcext:value="=&quot;x&quot;" calcext:base-cell-address="'Active Jobs'.F5"/>
          </calcext:conditional-format>
          <calcext:conditional-format calcext:target-range-address="'Active Jobs'.G193:'Active Jobs'.G193">
            <calcext:condition calcext:apply-style-name="Gnumeric-8" calcext:value="=&quot;c&quot;" calcext:base-cell-address="'Active Jobs'.G193"/>
            <calcext:condition calcext:apply-style-name="Gnumeric-8" calcext:value="=&quot;p&quot;" calcext:base-cell-address="'Active Jobs'.G193"/>
            <calcext:condition calcext:apply-style-name="Gnumeric-8" calcext:value="=&quot;t&quot;" calcext:base-cell-address="'Active Jobs'.G193"/>
            <calcext:condition calcext:apply-style-name="Gnumeric-8" calcext:value="=&quot;x&quot;" calcext:base-cell-address="'Active Jobs'.G193"/>
          </calcext:conditional-format>
          <calcext:conditional-format calcext:target-range-address="'Active Jobs'.G194:'Active Jobs'.G194">
            <calcext:condition calcext:apply-style-name="Gnumeric-8" calcext:value="=&quot;c&quot;" calcext:base-cell-address="'Active Jobs'.G194"/>
            <calcext:condition calcext:apply-style-name="Gnumeric-8" calcext:value="=&quot;p&quot;" calcext:base-cell-address="'Active Jobs'.G194"/>
            <calcext:condition calcext:apply-style-name="Gnumeric-8" calcext:value="=&quot;t&quot;" calcext:base-cell-address="'Active Jobs'.G194"/>
            <calcext:condition calcext:apply-style-name="Gnumeric-8" calcext:value="=&quot;x&quot;" calcext:base-cell-address="'Active Jobs'.G194"/>
          </calcext:conditional-format>
          <calcext:conditional-format calcext:target-range-address="'Active Jobs'.G195:'Active Jobs'.G195">
            <calcext:condition calcext:apply-style-name="Gnumeric-8" calcext:value="=&quot;c&quot;" calcext:base-cell-address="'Active Jobs'.G195"/>
            <calcext:condition calcext:apply-style-name="Gnumeric-8" calcext:value="=&quot;p&quot;" calcext:base-cell-address="'Active Jobs'.G195"/>
            <calcext:condition calcext:apply-style-name="Gnumeric-8" calcext:value="=&quot;t&quot;" calcext:base-cell-address="'Active Jobs'.G195"/>
            <calcext:condition calcext:apply-style-name="Gnumeric-8" calcext:value="=&quot;x&quot;" calcext:base-cell-address="'Active Jobs'.G195"/>
          </calcext:conditional-format>
          <calcext:conditional-format calcext:target-range-address="'Active Jobs'.G196:'Active Jobs'.G198">
            <calcext:condition calcext:apply-style-name="Gnumeric-8" calcext:value="=&quot;c&quot;" calcext:base-cell-address="'Active Jobs'.G196"/>
            <calcext:condition calcext:apply-style-name="Gnumeric-8" calcext:value="=&quot;p&quot;" calcext:base-cell-address="'Active Jobs'.G196"/>
            <calcext:condition calcext:apply-style-name="Gnumeric-8" calcext:value="=&quot;t&quot;" calcext:base-cell-address="'Active Jobs'.G196"/>
            <calcext:condition calcext:apply-style-name="Gnumeric-8" calcext:value="=&quot;x&quot;" calcext:base-cell-address="'Active Jobs'.G196"/>
          </calcext:conditional-format>
          <calcext:conditional-format calcext:target-range-address="'Active Jobs'.G199:'Active Jobs'.G200">
            <calcext:condition calcext:apply-style-name="Gnumeric-8" calcext:value="=&quot;c&quot;" calcext:base-cell-address="'Active Jobs'.G199"/>
            <calcext:condition calcext:apply-style-name="Gnumeric-8" calcext:value="=&quot;p&quot;" calcext:base-cell-address="'Active Jobs'.G199"/>
            <calcext:condition calcext:apply-style-name="Gnumeric-8" calcext:value="=&quot;t&quot;" calcext:base-cell-address="'Active Jobs'.G199"/>
            <calcext:condition calcext:apply-style-name="Gnumeric-8" calcext:value="=&quot;x&quot;" calcext:base-cell-address="'Active Jobs'.G199"/>
          </calcext:conditional-format>
          <calcext:conditional-format calcext:target-range-address="'Active Jobs'.G201:'Active Jobs'.G201">
            <calcext:condition calcext:apply-style-name="Gnumeric-8" calcext:value="=&quot;c&quot;" calcext:base-cell-address="'Active Jobs'.G201"/>
            <calcext:condition calcext:apply-style-name="Gnumeric-8" calcext:value="=&quot;p&quot;" calcext:base-cell-address="'Active Jobs'.G201"/>
            <calcext:condition calcext:apply-style-name="Gnumeric-8" calcext:value="=&quot;t&quot;" calcext:base-cell-address="'Active Jobs'.G201"/>
            <calcext:condition calcext:apply-style-name="Gnumeric-8" calcext:value="=&quot;x&quot;" calcext:base-cell-address="'Active Jobs'.G201"/>
          </calcext:conditional-format>
          <calcext:conditional-format calcext:target-range-address="'Active Jobs'.G202:'Active Jobs'.G202">
            <calcext:condition calcext:apply-style-name="Gnumeric-8" calcext:value="=&quot;c&quot;" calcext:base-cell-address="'Active Jobs'.G202"/>
            <calcext:condition calcext:apply-style-name="Gnumeric-8" calcext:value="=&quot;p&quot;" calcext:base-cell-address="'Active Jobs'.G202"/>
            <calcext:condition calcext:apply-style-name="Gnumeric-8" calcext:value="=&quot;t&quot;" calcext:base-cell-address="'Active Jobs'.G202"/>
            <calcext:condition calcext:apply-style-name="Gnumeric-8" calcext:value="=&quot;x&quot;" calcext:base-cell-address="'Active Jobs'.G202"/>
          </calcext:conditional-format>
          <calcext:conditional-format calcext:target-range-address="'Active Jobs'.G203:'Active Jobs'.G205">
            <calcext:condition calcext:apply-style-name="Gnumeric-8" calcext:value="=&quot;c&quot;" calcext:base-cell-address="'Active Jobs'.G203"/>
            <calcext:condition calcext:apply-style-name="Gnumeric-8" calcext:value="=&quot;p&quot;" calcext:base-cell-address="'Active Jobs'.G203"/>
            <calcext:condition calcext:apply-style-name="Gnumeric-8" calcext:value="=&quot;t&quot;" calcext:base-cell-address="'Active Jobs'.G203"/>
            <calcext:condition calcext:apply-style-name="Gnumeric-8" calcext:value="=&quot;x&quot;" calcext:base-cell-address="'Active Jobs'.G203"/>
          </calcext:conditional-format>
          <calcext:conditional-format calcext:target-range-address="'Active Jobs'.G206:'Active Jobs'.G206">
            <calcext:condition calcext:apply-style-name="Gnumeric-8" calcext:value="=&quot;c&quot;" calcext:base-cell-address="'Active Jobs'.G206"/>
            <calcext:condition calcext:apply-style-name="Gnumeric-8" calcext:value="=&quot;p&quot;" calcext:base-cell-address="'Active Jobs'.G206"/>
            <calcext:condition calcext:apply-style-name="Gnumeric-8" calcext:value="=&quot;t&quot;" calcext:base-cell-address="'Active Jobs'.G206"/>
            <calcext:condition calcext:apply-style-name="Gnumeric-8" calcext:value="=&quot;x&quot;" calcext:base-cell-address="'Active Jobs'.G206"/>
          </calcext:conditional-format>
          <calcext:conditional-format calcext:target-range-address="'Active Jobs'.G207:'Active Jobs'.G207">
            <calcext:condition calcext:apply-style-name="Gnumeric-8" calcext:value="=&quot;c&quot;" calcext:base-cell-address="'Active Jobs'.G207"/>
            <calcext:condition calcext:apply-style-name="Gnumeric-8" calcext:value="=&quot;p&quot;" calcext:base-cell-address="'Active Jobs'.G207"/>
            <calcext:condition calcext:apply-style-name="Gnumeric-8" calcext:value="=&quot;t&quot;" calcext:base-cell-address="'Active Jobs'.G207"/>
            <calcext:condition calcext:apply-style-name="Gnumeric-8" calcext:value="=&quot;x&quot;" calcext:base-cell-address="'Active Jobs'.G207"/>
          </calcext:conditional-format>
          <calcext:conditional-format calcext:target-range-address="'Active Jobs'.G55:'Active Jobs'.G70">
            <calcext:condition calcext:apply-style-name="Gnumeric-8" calcext:value="=&quot;c&quot;" calcext:base-cell-address="'Active Jobs'.G55"/>
            <calcext:condition calcext:apply-style-name="Gnumeric-8" calcext:value="=&quot;p&quot;" calcext:base-cell-address="'Active Jobs'.G55"/>
            <calcext:condition calcext:apply-style-name="Gnumeric-8" calcext:value="=&quot;t&quot;" calcext:base-cell-address="'Active Jobs'.G55"/>
            <calcext:condition calcext:apply-style-name="Gnumeric-8" calcext:value="=&quot;x&quot;" calcext:base-cell-address="'Active Jobs'.G55"/>
          </calcext:conditional-format>
          <calcext:conditional-format calcext:target-range-address="'Active Jobs'.G75:'Active Jobs'.G75">
            <calcext:condition calcext:apply-style-name="Gnumeric-8" calcext:value="=&quot;c&quot;" calcext:base-cell-address="'Active Jobs'.G75"/>
            <calcext:condition calcext:apply-style-name="Gnumeric-8" calcext:value="=&quot;p&quot;" calcext:base-cell-address="'Active Jobs'.G75"/>
            <calcext:condition calcext:apply-style-name="Gnumeric-8" calcext:value="=&quot;t&quot;" calcext:base-cell-address="'Active Jobs'.G75"/>
            <calcext:condition calcext:apply-style-name="Gnumeric-8" calcext:value="=&quot;x&quot;" calcext:base-cell-address="'Active Jobs'.G75"/>
          </calcext:conditional-format>
          <calcext:conditional-format calcext:target-range-address="'Active Jobs'.G118:'Active Jobs'.G118">
            <calcext:condition calcext:apply-style-name="Gnumeric-8" calcext:value="=&quot;c&quot;" calcext:base-cell-address="'Active Jobs'.G118"/>
            <calcext:condition calcext:apply-style-name="Gnumeric-8" calcext:value="=&quot;p&quot;" calcext:base-cell-address="'Active Jobs'.G118"/>
            <calcext:condition calcext:apply-style-name="Gnumeric-8" calcext:value="=&quot;t&quot;" calcext:base-cell-address="'Active Jobs'.G118"/>
            <calcext:condition calcext:apply-style-name="Gnumeric-8" calcext:value="=&quot;x&quot;" calcext:base-cell-address="'Active Jobs'.G118"/>
          </calcext:conditional-format>
          <calcext:conditional-format calcext:target-range-address="'Active Jobs'.G119:'Active Jobs'.G119">
            <calcext:condition calcext:apply-style-name="Gnumeric-8" calcext:value="=&quot;c&quot;" calcext:base-cell-address="'Active Jobs'.G119"/>
            <calcext:condition calcext:apply-style-name="Gnumeric-8" calcext:value="=&quot;p&quot;" calcext:base-cell-address="'Active Jobs'.G119"/>
            <calcext:condition calcext:apply-style-name="Gnumeric-8" calcext:value="=&quot;t&quot;" calcext:base-cell-address="'Active Jobs'.G119"/>
            <calcext:condition calcext:apply-style-name="Gnumeric-8" calcext:value="=&quot;x&quot;" calcext:base-cell-address="'Active Jobs'.G119"/>
          </calcext:conditional-format>
          <calcext:conditional-format calcext:target-range-address="'Active Jobs'.G13:'Active Jobs'.G13">
            <calcext:condition calcext:apply-style-name="Gnumeric-8" calcext:value="=&quot;c&quot;" calcext:base-cell-address="'Active Jobs'.G13"/>
            <calcext:condition calcext:apply-style-name="Gnumeric-8" calcext:value="=&quot;p&quot;" calcext:base-cell-address="'Active Jobs'.G13"/>
            <calcext:condition calcext:apply-style-name="Gnumeric-8" calcext:value="=&quot;t&quot;" calcext:base-cell-address="'Active Jobs'.G13"/>
            <calcext:condition calcext:apply-style-name="Gnumeric-8" calcext:value="=&quot;x&quot;" calcext:base-cell-address="'Active Jobs'.G13"/>
          </calcext:conditional-format>
          <calcext:conditional-format calcext:target-range-address="'Active Jobs'.G19:'Active Jobs'.G19">
            <calcext:condition calcext:apply-style-name="Gnumeric-8" calcext:value="=&quot;c&quot;" calcext:base-cell-address="'Active Jobs'.G19"/>
            <calcext:condition calcext:apply-style-name="Gnumeric-8" calcext:value="=&quot;p&quot;" calcext:base-cell-address="'Active Jobs'.G19"/>
            <calcext:condition calcext:apply-style-name="Gnumeric-8" calcext:value="=&quot;t&quot;" calcext:base-cell-address="'Active Jobs'.G19"/>
            <calcext:condition calcext:apply-style-name="Gnumeric-8" calcext:value="=&quot;x&quot;" calcext:base-cell-address="'Active Jobs'.G19"/>
          </calcext:conditional-format>
          <calcext:conditional-format calcext:target-range-address="'Active Jobs'.G160:'Active Jobs'.G160">
            <calcext:condition calcext:apply-style-name="Gnumeric-8" calcext:value="=&quot;c&quot;" calcext:base-cell-address="'Active Jobs'.G160"/>
            <calcext:condition calcext:apply-style-name="Gnumeric-8" calcext:value="=&quot;p&quot;" calcext:base-cell-address="'Active Jobs'.G160"/>
            <calcext:condition calcext:apply-style-name="Gnumeric-8" calcext:value="=&quot;t&quot;" calcext:base-cell-address="'Active Jobs'.G160"/>
            <calcext:condition calcext:apply-style-name="Gnumeric-8" calcext:value="=&quot;x&quot;" calcext:base-cell-address="'Active Jobs'.G160"/>
          </calcext:conditional-format>
          <calcext:conditional-format calcext:target-range-address="'Active Jobs'.G161:'Active Jobs'.G161">
            <calcext:condition calcext:apply-style-name="Gnumeric-8" calcext:value="=&quot;c&quot;" calcext:base-cell-address="'Active Jobs'.G161"/>
            <calcext:condition calcext:apply-style-name="Gnumeric-8" calcext:value="=&quot;p&quot;" calcext:base-cell-address="'Active Jobs'.G161"/>
            <calcext:condition calcext:apply-style-name="Gnumeric-8" calcext:value="=&quot;t&quot;" calcext:base-cell-address="'Active Jobs'.G161"/>
            <calcext:condition calcext:apply-style-name="Gnumeric-8" calcext:value="=&quot;x&quot;" calcext:base-cell-address="'Active Jobs'.G161"/>
          </calcext:conditional-format>
          <calcext:conditional-format calcext:target-range-address="'Active Jobs'.G162:'Active Jobs'.G162">
            <calcext:condition calcext:apply-style-name="Gnumeric-8" calcext:value="=&quot;c&quot;" calcext:base-cell-address="'Active Jobs'.G162"/>
            <calcext:condition calcext:apply-style-name="Gnumeric-8" calcext:value="=&quot;p&quot;" calcext:base-cell-address="'Active Jobs'.G162"/>
            <calcext:condition calcext:apply-style-name="Gnumeric-8" calcext:value="=&quot;t&quot;" calcext:base-cell-address="'Active Jobs'.G162"/>
            <calcext:condition calcext:apply-style-name="Gnumeric-8" calcext:value="=&quot;x&quot;" calcext:base-cell-address="'Active Jobs'.G162"/>
          </calcext:conditional-format>
          <calcext:conditional-format calcext:target-range-address="'Active Jobs'.G163:'Active Jobs'.G163">
            <calcext:condition calcext:apply-style-name="Gnumeric-8" calcext:value="=&quot;c&quot;" calcext:base-cell-address="'Active Jobs'.G163"/>
            <calcext:condition calcext:apply-style-name="Gnumeric-8" calcext:value="=&quot;p&quot;" calcext:base-cell-address="'Active Jobs'.G163"/>
            <calcext:condition calcext:apply-style-name="Gnumeric-8" calcext:value="=&quot;t&quot;" calcext:base-cell-address="'Active Jobs'.G163"/>
            <calcext:condition calcext:apply-style-name="Gnumeric-8" calcext:value="=&quot;x&quot;" calcext:base-cell-address="'Active Jobs'.G163"/>
          </calcext:conditional-format>
          <calcext:conditional-format calcext:target-range-address="'Active Jobs'.G145:'Active Jobs'.G145">
            <calcext:condition calcext:apply-style-name="Gnumeric-8" calcext:value="=&quot;c&quot;" calcext:base-cell-address="'Active Jobs'.G145"/>
            <calcext:condition calcext:apply-style-name="Gnumeric-8" calcext:value="=&quot;p&quot;" calcext:base-cell-address="'Active Jobs'.G145"/>
            <calcext:condition calcext:apply-style-name="Gnumeric-8" calcext:value="=&quot;t&quot;" calcext:base-cell-address="'Active Jobs'.G145"/>
            <calcext:condition calcext:apply-style-name="Gnumeric-8" calcext:value="=&quot;x&quot;" calcext:base-cell-address="'Active Jobs'.G145"/>
          </calcext:conditional-format>
          <calcext:conditional-format calcext:target-range-address="'Active Jobs'.G141:'Active Jobs'.G141">
            <calcext:condition calcext:apply-style-name="Gnumeric-8" calcext:value="=&quot;c&quot;" calcext:base-cell-address="'Active Jobs'.G141"/>
            <calcext:condition calcext:apply-style-name="Gnumeric-8" calcext:value="=&quot;p&quot;" calcext:base-cell-address="'Active Jobs'.G141"/>
            <calcext:condition calcext:apply-style-name="Gnumeric-8" calcext:value="=&quot;t&quot;" calcext:base-cell-address="'Active Jobs'.G141"/>
            <calcext:condition calcext:apply-style-name="Gnumeric-8" calcext:value="=&quot;x&quot;" calcext:base-cell-address="'Active Jobs'.G141"/>
          </calcext:conditional-format>
          <calcext:conditional-format calcext:target-range-address="'Active Jobs'.G142:'Active Jobs'.G144">
            <calcext:condition calcext:apply-style-name="Gnumeric-8" calcext:value="=&quot;c&quot;" calcext:base-cell-address="'Active Jobs'.G142"/>
            <calcext:condition calcext:apply-style-name="Gnumeric-8" calcext:value="=&quot;p&quot;" calcext:base-cell-address="'Active Jobs'.G142"/>
            <calcext:condition calcext:apply-style-name="Gnumeric-8" calcext:value="=&quot;t&quot;" calcext:base-cell-address="'Active Jobs'.G142"/>
            <calcext:condition calcext:apply-style-name="Gnumeric-8" calcext:value="=&quot;x&quot;" calcext:base-cell-address="'Active Jobs'.G142"/>
          </calcext:conditional-format>
          <calcext:conditional-format calcext:target-range-address="'Active Jobs'.G146:'Active Jobs'.G146">
            <calcext:condition calcext:apply-style-name="Gnumeric-8" calcext:value="=&quot;c&quot;" calcext:base-cell-address="'Active Jobs'.G146"/>
            <calcext:condition calcext:apply-style-name="Gnumeric-8" calcext:value="=&quot;p&quot;" calcext:base-cell-address="'Active Jobs'.G146"/>
            <calcext:condition calcext:apply-style-name="Gnumeric-8" calcext:value="=&quot;t&quot;" calcext:base-cell-address="'Active Jobs'.G146"/>
            <calcext:condition calcext:apply-style-name="Gnumeric-8" calcext:value="=&quot;x&quot;" calcext:base-cell-address="'Active Jobs'.G146"/>
          </calcext:conditional-format>
          <calcext:conditional-format calcext:target-range-address="'Active Jobs'.G147:'Active Jobs'.G147">
            <calcext:condition calcext:apply-style-name="Gnumeric-8" calcext:value="=&quot;c&quot;" calcext:base-cell-address="'Active Jobs'.G147"/>
            <calcext:condition calcext:apply-style-name="Gnumeric-8" calcext:value="=&quot;p&quot;" calcext:base-cell-address="'Active Jobs'.G147"/>
            <calcext:condition calcext:apply-style-name="Gnumeric-8" calcext:value="=&quot;t&quot;" calcext:base-cell-address="'Active Jobs'.G147"/>
            <calcext:condition calcext:apply-style-name="Gnumeric-8" calcext:value="=&quot;x&quot;" calcext:base-cell-address="'Active Jobs'.G147"/>
          </calcext:conditional-format>
          <calcext:conditional-format calcext:target-range-address="'Active Jobs'.G148:'Active Jobs'.G148">
            <calcext:condition calcext:apply-style-name="Gnumeric-8" calcext:value="=&quot;c&quot;" calcext:base-cell-address="'Active Jobs'.G148"/>
            <calcext:condition calcext:apply-style-name="Gnumeric-8" calcext:value="=&quot;p&quot;" calcext:base-cell-address="'Active Jobs'.G148"/>
            <calcext:condition calcext:apply-style-name="Gnumeric-8" calcext:value="=&quot;t&quot;" calcext:base-cell-address="'Active Jobs'.G148"/>
            <calcext:condition calcext:apply-style-name="Gnumeric-8" calcext:value="=&quot;x&quot;" calcext:base-cell-address="'Active Jobs'.G148"/>
          </calcext:conditional-format>
          <calcext:conditional-format calcext:target-range-address="'Active Jobs'.G149:'Active Jobs'.G149">
            <calcext:condition calcext:apply-style-name="Gnumeric-8" calcext:value="=&quot;c&quot;" calcext:base-cell-address="'Active Jobs'.G149"/>
            <calcext:condition calcext:apply-style-name="Gnumeric-8" calcext:value="=&quot;p&quot;" calcext:base-cell-address="'Active Jobs'.G149"/>
            <calcext:condition calcext:apply-style-name="Gnumeric-8" calcext:value="=&quot;t&quot;" calcext:base-cell-address="'Active Jobs'.G149"/>
            <calcext:condition calcext:apply-style-name="Gnumeric-8" calcext:value="=&quot;x&quot;" calcext:base-cell-address="'Active Jobs'.G149"/>
          </calcext:conditional-format>
          <calcext:conditional-format calcext:target-range-address="'Active Jobs'.G151:'Active Jobs'.G151">
            <calcext:condition calcext:apply-style-name="Gnumeric-8" calcext:value="=&quot;c&quot;" calcext:base-cell-address="'Active Jobs'.G151"/>
            <calcext:condition calcext:apply-style-name="Gnumeric-8" calcext:value="=&quot;p&quot;" calcext:base-cell-address="'Active Jobs'.G151"/>
            <calcext:condition calcext:apply-style-name="Gnumeric-8" calcext:value="=&quot;t&quot;" calcext:base-cell-address="'Active Jobs'.G151"/>
            <calcext:condition calcext:apply-style-name="Gnumeric-8" calcext:value="=&quot;x&quot;" calcext:base-cell-address="'Active Jobs'.G151"/>
          </calcext:conditional-format>
          <calcext:conditional-format calcext:target-range-address="'Active Jobs'.G152:'Active Jobs'.G152">
            <calcext:condition calcext:apply-style-name="Gnumeric-8" calcext:value="=&quot;c&quot;" calcext:base-cell-address="'Active Jobs'.G152"/>
            <calcext:condition calcext:apply-style-name="Gnumeric-8" calcext:value="=&quot;p&quot;" calcext:base-cell-address="'Active Jobs'.G152"/>
            <calcext:condition calcext:apply-style-name="Gnumeric-8" calcext:value="=&quot;t&quot;" calcext:base-cell-address="'Active Jobs'.G152"/>
            <calcext:condition calcext:apply-style-name="Gnumeric-8" calcext:value="=&quot;x&quot;" calcext:base-cell-address="'Active Jobs'.G152"/>
          </calcext:conditional-format>
          <calcext:conditional-format calcext:target-range-address="'Active Jobs'.G113:'Active Jobs'.G114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G112:'Active Jobs'.G112">
            <calcext:condition calcext:apply-style-name="Gnumeric-8" calcext:value="=&quot;c&quot;" calcext:base-cell-address="'Active Jobs'.G112"/>
            <calcext:condition calcext:apply-style-name="Gnumeric-8" calcext:value="=&quot;p&quot;" calcext:base-cell-address="'Active Jobs'.G112"/>
            <calcext:condition calcext:apply-style-name="Gnumeric-8" calcext:value="=&quot;t&quot;" calcext:base-cell-address="'Active Jobs'.G112"/>
            <calcext:condition calcext:apply-style-name="Gnumeric-8" calcext:value="=&quot;x&quot;" calcext:base-cell-address="'Active Jobs'.G112"/>
          </calcext:conditional-format>
          <calcext:conditional-format calcext:target-range-address="'Active Jobs'.G113:'Active Jobs'.G113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G115:'Active Jobs'.G115">
            <calcext:condition calcext:apply-style-name="Gnumeric-8" calcext:value="=&quot;c&quot;" calcext:base-cell-address="'Active Jobs'.G115"/>
            <calcext:condition calcext:apply-style-name="Gnumeric-8" calcext:value="=&quot;p&quot;" calcext:base-cell-address="'Active Jobs'.G115"/>
            <calcext:condition calcext:apply-style-name="Gnumeric-8" calcext:value="=&quot;t&quot;" calcext:base-cell-address="'Active Jobs'.G115"/>
            <calcext:condition calcext:apply-style-name="Gnumeric-8" calcext:value="=&quot;x&quot;" calcext:base-cell-address="'Active Jobs'.G115"/>
          </calcext:conditional-format>
          <calcext:conditional-format calcext:target-range-address="'Active Jobs'.G116:'Active Jobs'.G116">
            <calcext:condition calcext:apply-style-name="Gnumeric-8" calcext:value="=&quot;c&quot;" calcext:base-cell-address="'Active Jobs'.G116"/>
            <calcext:condition calcext:apply-style-name="Gnumeric-8" calcext:value="=&quot;p&quot;" calcext:base-cell-address="'Active Jobs'.G116"/>
            <calcext:condition calcext:apply-style-name="Gnumeric-8" calcext:value="=&quot;t&quot;" calcext:base-cell-address="'Active Jobs'.G116"/>
            <calcext:condition calcext:apply-style-name="Gnumeric-8" calcext:value="=&quot;x&quot;" calcext:base-cell-address="'Active Jobs'.G116"/>
          </calcext:conditional-format>
          <calcext:conditional-format calcext:target-range-address="'Active Jobs'.G61:'Active Jobs'.G61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G54:'Active Jobs'.G55 'Active Jobs'.G57:'Active Jobs'.G57">
            <calcext:condition calcext:apply-style-name="Gnumeric-8" calcext:value="=&quot;c&quot;" calcext:base-cell-address="'Active Jobs'.G54"/>
            <calcext:condition calcext:apply-style-name="Gnumeric-8" calcext:value="=&quot;p&quot;" calcext:base-cell-address="'Active Jobs'.G54"/>
            <calcext:condition calcext:apply-style-name="Gnumeric-8" calcext:value="=&quot;t&quot;" calcext:base-cell-address="'Active Jobs'.G54"/>
            <calcext:condition calcext:apply-style-name="Gnumeric-8" calcext:value="=&quot;x&quot;" calcext:base-cell-address="'Active Jobs'.G54"/>
          </calcext:conditional-format>
          <calcext:conditional-format calcext:target-range-address="'Active Jobs'.G56:'Active Jobs'.G56 'Active Jobs'.G58:'Active Jobs'.G60 'Active Jobs'.G62:'Active Jobs'.G63">
            <calcext:condition calcext:apply-style-name="Gnumeric-8" calcext:value="=&quot;c&quot;" calcext:base-cell-address="'Active Jobs'.G56"/>
            <calcext:condition calcext:apply-style-name="Gnumeric-8" calcext:value="=&quot;p&quot;" calcext:base-cell-address="'Active Jobs'.G56"/>
            <calcext:condition calcext:apply-style-name="Gnumeric-8" calcext:value="=&quot;t&quot;" calcext:base-cell-address="'Active Jobs'.G56"/>
            <calcext:condition calcext:apply-style-name="Gnumeric-8" calcext:value="=&quot;x&quot;" calcext:base-cell-address="'Active Jobs'.G56"/>
          </calcext:conditional-format>
          <calcext:conditional-format calcext:target-range-address="'Active Jobs'.G64:'Active Jobs'.G64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G65:'Active Jobs'.G65">
            <calcext:condition calcext:apply-style-name="Gnumeric-8" calcext:value="=&quot;c&quot;" calcext:base-cell-address="'Active Jobs'.G65"/>
            <calcext:condition calcext:apply-style-name="Gnumeric-8" calcext:value="=&quot;p&quot;" calcext:base-cell-address="'Active Jobs'.G65"/>
            <calcext:condition calcext:apply-style-name="Gnumeric-8" calcext:value="=&quot;t&quot;" calcext:base-cell-address="'Active Jobs'.G65"/>
            <calcext:condition calcext:apply-style-name="Gnumeric-8" calcext:value="=&quot;x&quot;" calcext:base-cell-address="'Active Jobs'.G65"/>
          </calcext:conditional-format>
          <calcext:conditional-format calcext:target-range-address="'Active Jobs'.G66:'Active Jobs'.G66">
            <calcext:condition calcext:apply-style-name="Gnumeric-8" calcext:value="=&quot;c&quot;" calcext:base-cell-address="'Active Jobs'.G66"/>
            <calcext:condition calcext:apply-style-name="Gnumeric-8" calcext:value="=&quot;p&quot;" calcext:base-cell-address="'Active Jobs'.G66"/>
            <calcext:condition calcext:apply-style-name="Gnumeric-8" calcext:value="=&quot;t&quot;" calcext:base-cell-address="'Active Jobs'.G66"/>
            <calcext:condition calcext:apply-style-name="Gnumeric-8" calcext:value="=&quot;x&quot;" calcext:base-cell-address="'Active Jobs'.G66"/>
          </calcext:conditional-format>
          <calcext:conditional-format calcext:target-range-address="'Active Jobs'.G67:'Active Jobs'.G69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G72:'Active Jobs'.G74">
            <calcext:condition calcext:apply-style-name="Gnumeric-8" calcext:value="=&quot;c&quot;" calcext:base-cell-address="'Active Jobs'.G72"/>
            <calcext:condition calcext:apply-style-name="Gnumeric-8" calcext:value="=&quot;p&quot;" calcext:base-cell-address="'Active Jobs'.G72"/>
            <calcext:condition calcext:apply-style-name="Gnumeric-8" calcext:value="=&quot;t&quot;" calcext:base-cell-address="'Active Jobs'.G72"/>
            <calcext:condition calcext:apply-style-name="Gnumeric-8" calcext:value="=&quot;x&quot;" calcext:base-cell-address="'Active Jobs'.G72"/>
          </calcext:conditional-format>
          <calcext:conditional-format calcext:target-range-address="'Active Jobs'.G71:'Active Jobs'.G71">
            <calcext:condition calcext:apply-style-name="Gnumeric-8" calcext:value="=&quot;c&quot;" calcext:base-cell-address="'Active Jobs'.G71"/>
            <calcext:condition calcext:apply-style-name="Gnumeric-8" calcext:value="=&quot;p&quot;" calcext:base-cell-address="'Active Jobs'.G71"/>
            <calcext:condition calcext:apply-style-name="Gnumeric-8" calcext:value="=&quot;t&quot;" calcext:base-cell-address="'Active Jobs'.G71"/>
            <calcext:condition calcext:apply-style-name="Gnumeric-8" calcext:value="=&quot;x&quot;" calcext:base-cell-address="'Active Jobs'.G71"/>
          </calcext:conditional-format>
          <calcext:conditional-format calcext:target-range-address="'Active Jobs'.G72:'Active Jobs'.G74">
            <calcext:condition calcext:apply-style-name="Gnumeric-8" calcext:value="=&quot;c&quot;" calcext:base-cell-address="'Active Jobs'.G72"/>
            <calcext:condition calcext:apply-style-name="Gnumeric-8" calcext:value="=&quot;p&quot;" calcext:base-cell-address="'Active Jobs'.G72"/>
            <calcext:condition calcext:apply-style-name="Gnumeric-8" calcext:value="=&quot;t&quot;" calcext:base-cell-address="'Active Jobs'.G72"/>
            <calcext:condition calcext:apply-style-name="Gnumeric-8" calcext:value="=&quot;x&quot;" calcext:base-cell-address="'Active Jobs'.G72"/>
          </calcext:conditional-format>
          <calcext:conditional-format calcext:target-range-address="'Active Jobs'.G109:'Active Jobs'.G111 'Active Jobs'.G90:'Active Jobs'.G106">
            <calcext:condition calcext:apply-style-name="Gnumeric-8" calcext:value="=&quot;c&quot;" calcext:base-cell-address="'Active Jobs'.G90"/>
            <calcext:condition calcext:apply-style-name="Gnumeric-8" calcext:value="=&quot;p&quot;" calcext:base-cell-address="'Active Jobs'.G90"/>
            <calcext:condition calcext:apply-style-name="Gnumeric-8" calcext:value="=&quot;t&quot;" calcext:base-cell-address="'Active Jobs'.G90"/>
            <calcext:condition calcext:apply-style-name="Gnumeric-8" calcext:value="=&quot;x&quot;" calcext:base-cell-address="'Active Jobs'.G90"/>
          </calcext:conditional-format>
          <calcext:conditional-format calcext:target-range-address="'Active Jobs'.G102:'Active Jobs'.G103 'Active Jobs'.G108:'Active Jobs'.G109">
            <calcext:condition calcext:apply-style-name="Gnumeric-8" calcext:value="=&quot;c&quot;" calcext:base-cell-address="'Active Jobs'.G102"/>
            <calcext:condition calcext:apply-style-name="Gnumeric-8" calcext:value="=&quot;p&quot;" calcext:base-cell-address="'Active Jobs'.G102"/>
            <calcext:condition calcext:apply-style-name="Gnumeric-8" calcext:value="=&quot;t&quot;" calcext:base-cell-address="'Active Jobs'.G102"/>
            <calcext:condition calcext:apply-style-name="Gnumeric-8" calcext:value="=&quot;x&quot;" calcext:base-cell-address="'Active Jobs'.G102"/>
          </calcext:conditional-format>
          <calcext:conditional-format calcext:target-range-address="'Active Jobs'.G100:'Active Jobs'.G100 'Active Jobs'.G106:'Active Jobs'.G106">
            <calcext:condition calcext:apply-style-name="Gnumeric-8" calcext:value="=&quot;c&quot;" calcext:base-cell-address="'Active Jobs'.G100"/>
            <calcext:condition calcext:apply-style-name="Gnumeric-8" calcext:value="=&quot;p&quot;" calcext:base-cell-address="'Active Jobs'.G100"/>
            <calcext:condition calcext:apply-style-name="Gnumeric-8" calcext:value="=&quot;t&quot;" calcext:base-cell-address="'Active Jobs'.G100"/>
            <calcext:condition calcext:apply-style-name="Gnumeric-8" calcext:value="=&quot;x&quot;" calcext:base-cell-address="'Active Jobs'.G100"/>
          </calcext:conditional-format>
          <calcext:conditional-format calcext:target-range-address="'Active Jobs'.G97:'Active Jobs'.G97 'Active Jobs'.G101:'Active Jobs'.G101">
            <calcext:condition calcext:apply-style-name="Gnumeric-8" calcext:value="=&quot;c&quot;" calcext:base-cell-address="'Active Jobs'.G97"/>
            <calcext:condition calcext:apply-style-name="Gnumeric-8" calcext:value="=&quot;p&quot;" calcext:base-cell-address="'Active Jobs'.G97"/>
            <calcext:condition calcext:apply-style-name="Gnumeric-8" calcext:value="=&quot;t&quot;" calcext:base-cell-address="'Active Jobs'.G97"/>
            <calcext:condition calcext:apply-style-name="Gnumeric-8" calcext:value="=&quot;x&quot;" calcext:base-cell-address="'Active Jobs'.G97"/>
          </calcext:conditional-format>
          <calcext:conditional-format calcext:target-range-address="'Active Jobs'.G99:'Active Jobs'.G99">
            <calcext:condition calcext:apply-style-name="Gnumeric-8" calcext:value="=&quot;c&quot;" calcext:base-cell-address="'Active Jobs'.G99"/>
            <calcext:condition calcext:apply-style-name="Gnumeric-8" calcext:value="=&quot;p&quot;" calcext:base-cell-address="'Active Jobs'.G99"/>
            <calcext:condition calcext:apply-style-name="Gnumeric-8" calcext:value="=&quot;t&quot;" calcext:base-cell-address="'Active Jobs'.G99"/>
            <calcext:condition calcext:apply-style-name="Gnumeric-8" calcext:value="=&quot;x&quot;" calcext:base-cell-address="'Active Jobs'.G99"/>
          </calcext:conditional-format>
          <calcext:conditional-format calcext:target-range-address="'Active Jobs'.G91:'Active Jobs'.G96 'Active Jobs'.G98:'Active Jobs'.G98 'Active Jobs'.G104:'Active Jobs'.G104">
            <calcext:condition calcext:apply-style-name="Gnumeric-8" calcext:value="=&quot;c&quot;" calcext:base-cell-address="'Active Jobs'.G91"/>
            <calcext:condition calcext:apply-style-name="Gnumeric-8" calcext:value="=&quot;p&quot;" calcext:base-cell-address="'Active Jobs'.G91"/>
            <calcext:condition calcext:apply-style-name="Gnumeric-8" calcext:value="=&quot;t&quot;" calcext:base-cell-address="'Active Jobs'.G91"/>
            <calcext:condition calcext:apply-style-name="Gnumeric-8" calcext:value="=&quot;x&quot;" calcext:base-cell-address="'Active Jobs'.G91"/>
          </calcext:conditional-format>
          <calcext:conditional-format calcext:target-range-address="'Active Jobs'.G90:'Active Jobs'.G90">
            <calcext:condition calcext:apply-style-name="Gnumeric-8" calcext:value="=&quot;c&quot;" calcext:base-cell-address="'Active Jobs'.G90"/>
            <calcext:condition calcext:apply-style-name="Gnumeric-8" calcext:value="=&quot;p&quot;" calcext:base-cell-address="'Active Jobs'.G90"/>
            <calcext:condition calcext:apply-style-name="Gnumeric-8" calcext:value="=&quot;t&quot;" calcext:base-cell-address="'Active Jobs'.G90"/>
            <calcext:condition calcext:apply-style-name="Gnumeric-8" calcext:value="=&quot;x&quot;" calcext:base-cell-address="'Active Jobs'.G90"/>
          </calcext:conditional-format>
          <calcext:conditional-format calcext:target-range-address="'Active Jobs'.G105:'Active Jobs'.G105">
            <calcext:condition calcext:apply-style-name="Gnumeric-8" calcext:value="=&quot;c&quot;" calcext:base-cell-address="'Active Jobs'.G105"/>
            <calcext:condition calcext:apply-style-name="Gnumeric-8" calcext:value="=&quot;p&quot;" calcext:base-cell-address="'Active Jobs'.G105"/>
            <calcext:condition calcext:apply-style-name="Gnumeric-8" calcext:value="=&quot;t&quot;" calcext:base-cell-address="'Active Jobs'.G105"/>
            <calcext:condition calcext:apply-style-name="Gnumeric-8" calcext:value="=&quot;x&quot;" calcext:base-cell-address="'Active Jobs'.G105"/>
          </calcext:conditional-format>
          <calcext:conditional-format calcext:target-range-address="'Active Jobs'.G110:'Active Jobs'.G110">
            <calcext:condition calcext:apply-style-name="Gnumeric-8" calcext:value="=&quot;c&quot;" calcext:base-cell-address="'Active Jobs'.G110"/>
            <calcext:condition calcext:apply-style-name="Gnumeric-8" calcext:value="=&quot;p&quot;" calcext:base-cell-address="'Active Jobs'.G110"/>
            <calcext:condition calcext:apply-style-name="Gnumeric-8" calcext:value="=&quot;t&quot;" calcext:base-cell-address="'Active Jobs'.G110"/>
            <calcext:condition calcext:apply-style-name="Gnumeric-8" calcext:value="=&quot;x&quot;" calcext:base-cell-address="'Active Jobs'.G110"/>
          </calcext:conditional-format>
          <calcext:conditional-format calcext:target-range-address="'Active Jobs'.G111:'Active Jobs'.G111">
            <calcext:condition calcext:apply-style-name="Gnumeric-8" calcext:value="=&quot;c&quot;" calcext:base-cell-address="'Active Jobs'.G111"/>
            <calcext:condition calcext:apply-style-name="Gnumeric-8" calcext:value="=&quot;p&quot;" calcext:base-cell-address="'Active Jobs'.G111"/>
            <calcext:condition calcext:apply-style-name="Gnumeric-8" calcext:value="=&quot;t&quot;" calcext:base-cell-address="'Active Jobs'.G111"/>
            <calcext:condition calcext:apply-style-name="Gnumeric-8" calcext:value="=&quot;x&quot;" calcext:base-cell-address="'Active Jobs'.G111"/>
          </calcext:conditional-format>
          <calcext:conditional-format calcext:target-range-address="'Active Jobs'.G43:'Active Jobs'.G44">
            <calcext:condition calcext:apply-style-name="Gnumeric-8" calcext:value="=&quot;c&quot;" calcext:base-cell-address="'Active Jobs'.G43"/>
            <calcext:condition calcext:apply-style-name="Gnumeric-8" calcext:value="=&quot;p&quot;" calcext:base-cell-address="'Active Jobs'.G43"/>
            <calcext:condition calcext:apply-style-name="Gnumeric-8" calcext:value="=&quot;t&quot;" calcext:base-cell-address="'Active Jobs'.G43"/>
            <calcext:condition calcext:apply-style-name="Gnumeric-8" calcext:value="=&quot;x&quot;" calcext:base-cell-address="'Active Jobs'.G43"/>
          </calcext:conditional-format>
          <calcext:conditional-format calcext:target-range-address="'Active Jobs'.G45:'Active Jobs'.G45">
            <calcext:condition calcext:apply-style-name="Gnumeric-8" calcext:value="=&quot;c&quot;" calcext:base-cell-address="'Active Jobs'.G45"/>
            <calcext:condition calcext:apply-style-name="Gnumeric-8" calcext:value="=&quot;p&quot;" calcext:base-cell-address="'Active Jobs'.G45"/>
            <calcext:condition calcext:apply-style-name="Gnumeric-8" calcext:value="=&quot;t&quot;" calcext:base-cell-address="'Active Jobs'.G45"/>
            <calcext:condition calcext:apply-style-name="Gnumeric-8" calcext:value="=&quot;x&quot;" calcext:base-cell-address="'Active Jobs'.G45"/>
          </calcext:conditional-format>
          <calcext:conditional-format calcext:target-range-address="'Active Jobs'.G46:'Active Jobs'.G46">
            <calcext:condition calcext:apply-style-name="Gnumeric-8" calcext:value="=&quot;c&quot;" calcext:base-cell-address="'Active Jobs'.G46"/>
            <calcext:condition calcext:apply-style-name="Gnumeric-8" calcext:value="=&quot;p&quot;" calcext:base-cell-address="'Active Jobs'.G46"/>
            <calcext:condition calcext:apply-style-name="Gnumeric-8" calcext:value="=&quot;t&quot;" calcext:base-cell-address="'Active Jobs'.G46"/>
            <calcext:condition calcext:apply-style-name="Gnumeric-8" calcext:value="=&quot;x&quot;" calcext:base-cell-address="'Active Jobs'.G46"/>
          </calcext:conditional-format>
          <calcext:conditional-format calcext:target-range-address="'Active Jobs'.G42:'Active Jobs'.G42">
            <calcext:condition calcext:apply-style-name="Gnumeric-8" calcext:value="=&quot;c&quot;" calcext:base-cell-address="'Active Jobs'.G42"/>
            <calcext:condition calcext:apply-style-name="Gnumeric-8" calcext:value="=&quot;p&quot;" calcext:base-cell-address="'Active Jobs'.G42"/>
            <calcext:condition calcext:apply-style-name="Gnumeric-8" calcext:value="=&quot;t&quot;" calcext:base-cell-address="'Active Jobs'.G42"/>
            <calcext:condition calcext:apply-style-name="Gnumeric-8" calcext:value="=&quot;x&quot;" calcext:base-cell-address="'Active Jobs'.G42"/>
          </calcext:conditional-format>
          <calcext:conditional-format calcext:target-range-address="'Active Jobs'.B109:'Active Jobs'.F517 'Active Jobs'.B42:'Active Jobs'.F75 'Active Jobs'.B7:'Active Jobs'.F25 'Active Jobs'.B80:'Active Jobs'.F80 'Active Jobs'.B83:'Active Jobs'.F106">
            <calcext:condition calcext:apply-style-name="red" calcext:value="=&quot;x&quot;" calcext:base-cell-address="'Active Jobs'.B7"/>
            <calcext:condition calcext:apply-style-name="orange" calcext:value="=&quot;t&quot;" calcext:base-cell-address="'Active Jobs'.B7"/>
            <calcext:condition calcext:apply-style-name="yellow" calcext:value="=&quot;p&quot;" calcext:base-cell-address="'Active Jobs'.B7"/>
            <calcext:condition calcext:apply-style-name="green" calcext:value="=&quot;c&quot;" calcext:base-cell-address="'Active Jobs'.B7"/>
            <calcext:condition calcext:apply-style-name="Default" calcext:value="=0" calcext:base-cell-address="'Active Jobs'.B7"/>
          </calcext:conditional-format>
          <calcext:conditional-format calcext:target-range-address="'Active Jobs'.G76:'Active Jobs'.G78">
            <calcext:condition calcext:apply-style-name="Gnumeric-8" calcext:value="=&quot;c&quot;" calcext:base-cell-address="'Active Jobs'.G76"/>
            <calcext:condition calcext:apply-style-name="Gnumeric-8" calcext:value="=&quot;p&quot;" calcext:base-cell-address="'Active Jobs'.G76"/>
            <calcext:condition calcext:apply-style-name="Gnumeric-8" calcext:value="=&quot;t&quot;" calcext:base-cell-address="'Active Jobs'.G76"/>
            <calcext:condition calcext:apply-style-name="Gnumeric-8" calcext:value="=&quot;x&quot;" calcext:base-cell-address="'Active Jobs'.G76"/>
          </calcext:conditional-format>
          <calcext:conditional-format calcext:target-range-address="'Active Jobs'.G79:'Active Jobs'.G79">
            <calcext:condition calcext:apply-style-name="Gnumeric-8" calcext:value="=&quot;c&quot;" calcext:base-cell-address="'Active Jobs'.G79"/>
            <calcext:condition calcext:apply-style-name="Gnumeric-8" calcext:value="=&quot;p&quot;" calcext:base-cell-address="'Active Jobs'.G79"/>
            <calcext:condition calcext:apply-style-name="Gnumeric-8" calcext:value="=&quot;t&quot;" calcext:base-cell-address="'Active Jobs'.G79"/>
            <calcext:condition calcext:apply-style-name="Gnumeric-8" calcext:value="=&quot;x&quot;" calcext:base-cell-address="'Active Jobs'.G79"/>
          </calcext:conditional-format>
          <calcext:conditional-format calcext:target-range-address="'Active Jobs'.B76:'Active Jobs'.F79">
            <calcext:condition calcext:apply-style-name="red" calcext:value="=&quot;x&quot;" calcext:base-cell-address="'Active Jobs'.B76"/>
            <calcext:condition calcext:apply-style-name="orange" calcext:value="=&quot;t&quot;" calcext:base-cell-address="'Active Jobs'.B76"/>
            <calcext:condition calcext:apply-style-name="yellow" calcext:value="=&quot;p&quot;" calcext:base-cell-address="'Active Jobs'.B76"/>
            <calcext:condition calcext:apply-style-name="green" calcext:value="=&quot;c&quot;" calcext:base-cell-address="'Active Jobs'.B76"/>
            <calcext:condition calcext:apply-style-name="Default" calcext:value="=0" calcext:base-cell-address="'Active Jobs'.B76"/>
          </calcext:conditional-format>
          <calcext:conditional-format calcext:target-range-address="'Active Jobs'.G26:'Active Jobs'.G28">
            <calcext:condition calcext:apply-style-name="Gnumeric-8" calcext:value="=&quot;c&quot;" calcext:base-cell-address="'Active Jobs'.G26"/>
            <calcext:condition calcext:apply-style-name="Gnumeric-8" calcext:value="=&quot;p&quot;" calcext:base-cell-address="'Active Jobs'.G26"/>
            <calcext:condition calcext:apply-style-name="Gnumeric-8" calcext:value="=&quot;t&quot;" calcext:base-cell-address="'Active Jobs'.G26"/>
            <calcext:condition calcext:apply-style-name="Gnumeric-8" calcext:value="=&quot;x&quot;" calcext:base-cell-address="'Active Jobs'.G26"/>
          </calcext:conditional-format>
          <calcext:conditional-format calcext:target-range-address="'Active Jobs'.G29:'Active Jobs'.G29">
            <calcext:condition calcext:apply-style-name="Gnumeric-8" calcext:value="=&quot;c&quot;" calcext:base-cell-address="'Active Jobs'.G29"/>
            <calcext:condition calcext:apply-style-name="Gnumeric-8" calcext:value="=&quot;p&quot;" calcext:base-cell-address="'Active Jobs'.G29"/>
            <calcext:condition calcext:apply-style-name="Gnumeric-8" calcext:value="=&quot;t&quot;" calcext:base-cell-address="'Active Jobs'.G29"/>
            <calcext:condition calcext:apply-style-name="Gnumeric-8" calcext:value="=&quot;x&quot;" calcext:base-cell-address="'Active Jobs'.G29"/>
          </calcext:conditional-format>
          <calcext:conditional-format calcext:target-range-address="'Active Jobs'.G30:'Active Jobs'.G30">
            <calcext:condition calcext:apply-style-name="Gnumeric-8" calcext:value="=&quot;c&quot;" calcext:base-cell-address="'Active Jobs'.G30"/>
            <calcext:condition calcext:apply-style-name="Gnumeric-8" calcext:value="=&quot;p&quot;" calcext:base-cell-address="'Active Jobs'.G30"/>
            <calcext:condition calcext:apply-style-name="Gnumeric-8" calcext:value="=&quot;t&quot;" calcext:base-cell-address="'Active Jobs'.G30"/>
            <calcext:condition calcext:apply-style-name="Gnumeric-8" calcext:value="=&quot;x&quot;" calcext:base-cell-address="'Active Jobs'.G30"/>
          </calcext:conditional-format>
          <calcext:conditional-format calcext:target-range-address="'Active Jobs'.G32:'Active Jobs'.G32">
            <calcext:condition calcext:apply-style-name="Gnumeric-8" calcext:value="=&quot;c&quot;" calcext:base-cell-address="'Active Jobs'.G32"/>
            <calcext:condition calcext:apply-style-name="Gnumeric-8" calcext:value="=&quot;p&quot;" calcext:base-cell-address="'Active Jobs'.G32"/>
            <calcext:condition calcext:apply-style-name="Gnumeric-8" calcext:value="=&quot;t&quot;" calcext:base-cell-address="'Active Jobs'.G32"/>
            <calcext:condition calcext:apply-style-name="Gnumeric-8" calcext:value="=&quot;x&quot;" calcext:base-cell-address="'Active Jobs'.G32"/>
          </calcext:conditional-format>
          <calcext:conditional-format calcext:target-range-address="'Active Jobs'.G33:'Active Jobs'.G33 'Active Jobs'.G35:'Active Jobs'.G36 'Active Jobs'.G38:'Active Jobs'.G39">
            <calcext:condition calcext:apply-style-name="Gnumeric-8" calcext:value="=&quot;c&quot;" calcext:base-cell-address="'Active Jobs'.G33"/>
            <calcext:condition calcext:apply-style-name="Gnumeric-8" calcext:value="=&quot;p&quot;" calcext:base-cell-address="'Active Jobs'.G33"/>
            <calcext:condition calcext:apply-style-name="Gnumeric-8" calcext:value="=&quot;t&quot;" calcext:base-cell-address="'Active Jobs'.G33"/>
            <calcext:condition calcext:apply-style-name="Gnumeric-8" calcext:value="=&quot;x&quot;" calcext:base-cell-address="'Active Jobs'.G33"/>
          </calcext:conditional-format>
          <calcext:conditional-format calcext:target-range-address="'Active Jobs'.G34:'Active Jobs'.G34">
            <calcext:condition calcext:apply-style-name="Gnumeric-8" calcext:value="=&quot;c&quot;" calcext:base-cell-address="'Active Jobs'.G34"/>
            <calcext:condition calcext:apply-style-name="Gnumeric-8" calcext:value="=&quot;p&quot;" calcext:base-cell-address="'Active Jobs'.G34"/>
            <calcext:condition calcext:apply-style-name="Gnumeric-8" calcext:value="=&quot;t&quot;" calcext:base-cell-address="'Active Jobs'.G34"/>
            <calcext:condition calcext:apply-style-name="Gnumeric-8" calcext:value="=&quot;x&quot;" calcext:base-cell-address="'Active Jobs'.G34"/>
          </calcext:conditional-format>
          <calcext:conditional-format calcext:target-range-address="'Active Jobs'.G40:'Active Jobs'.G40">
            <calcext:condition calcext:apply-style-name="Gnumeric-8" calcext:value="=&quot;c&quot;" calcext:base-cell-address="'Active Jobs'.G40"/>
            <calcext:condition calcext:apply-style-name="Gnumeric-8" calcext:value="=&quot;p&quot;" calcext:base-cell-address="'Active Jobs'.G40"/>
            <calcext:condition calcext:apply-style-name="Gnumeric-8" calcext:value="=&quot;t&quot;" calcext:base-cell-address="'Active Jobs'.G40"/>
            <calcext:condition calcext:apply-style-name="Gnumeric-8" calcext:value="=&quot;x&quot;" calcext:base-cell-address="'Active Jobs'.G40"/>
          </calcext:conditional-format>
          <calcext:conditional-format calcext:target-range-address="'Active Jobs'.G41:'Active Jobs'.G41">
            <calcext:condition calcext:apply-style-name="Gnumeric-8" calcext:value="=&quot;c&quot;" calcext:base-cell-address="'Active Jobs'.G41"/>
            <calcext:condition calcext:apply-style-name="Gnumeric-8" calcext:value="=&quot;p&quot;" calcext:base-cell-address="'Active Jobs'.G41"/>
            <calcext:condition calcext:apply-style-name="Gnumeric-8" calcext:value="=&quot;t&quot;" calcext:base-cell-address="'Active Jobs'.G41"/>
            <calcext:condition calcext:apply-style-name="Gnumeric-8" calcext:value="=&quot;x&quot;" calcext:base-cell-address="'Active Jobs'.G41"/>
          </calcext:conditional-format>
          <calcext:conditional-format calcext:target-range-address="'Active Jobs'.G31:'Active Jobs'.G31">
            <calcext:condition calcext:apply-style-name="Gnumeric-8" calcext:value="=&quot;c&quot;" calcext:base-cell-address="'Active Jobs'.G31"/>
            <calcext:condition calcext:apply-style-name="Gnumeric-8" calcext:value="=&quot;p&quot;" calcext:base-cell-address="'Active Jobs'.G31"/>
            <calcext:condition calcext:apply-style-name="Gnumeric-8" calcext:value="=&quot;t&quot;" calcext:base-cell-address="'Active Jobs'.G31"/>
            <calcext:condition calcext:apply-style-name="Gnumeric-8" calcext:value="=&quot;x&quot;" calcext:base-cell-address="'Active Jobs'.G31"/>
          </calcext:conditional-format>
          <calcext:conditional-format calcext:target-range-address="'Active Jobs'.G37:'Active Jobs'.G37">
            <calcext:condition calcext:apply-style-name="Gnumeric-8" calcext:value="=&quot;c&quot;" calcext:base-cell-address="'Active Jobs'.G37"/>
            <calcext:condition calcext:apply-style-name="Gnumeric-8" calcext:value="=&quot;p&quot;" calcext:base-cell-address="'Active Jobs'.G37"/>
            <calcext:condition calcext:apply-style-name="Gnumeric-8" calcext:value="=&quot;t&quot;" calcext:base-cell-address="'Active Jobs'.G37"/>
            <calcext:condition calcext:apply-style-name="Gnumeric-8" calcext:value="=&quot;x&quot;" calcext:base-cell-address="'Active Jobs'.G37"/>
          </calcext:conditional-format>
          <calcext:conditional-format calcext:target-range-address="'Active Jobs'.B26:'Active Jobs'.F41">
            <calcext:condition calcext:apply-style-name="red" calcext:value="=&quot;x&quot;" calcext:base-cell-address="'Active Jobs'.B26"/>
            <calcext:condition calcext:apply-style-name="orange" calcext:value="=&quot;t&quot;" calcext:base-cell-address="'Active Jobs'.B26"/>
            <calcext:condition calcext:apply-style-name="yellow" calcext:value="=&quot;p&quot;" calcext:base-cell-address="'Active Jobs'.B26"/>
            <calcext:condition calcext:apply-style-name="green" calcext:value="=&quot;c&quot;" calcext:base-cell-address="'Active Jobs'.B26"/>
            <calcext:condition calcext:apply-style-name="Default" calcext:value="=0" calcext:base-cell-address="'Active Jobs'.B26"/>
          </calcext:conditional-format>
          <calcext:conditional-format calcext:target-range-address="'Active Jobs'.G81:'Active Jobs'.G82">
            <calcext:condition calcext:apply-style-name="Gnumeric-8" calcext:value="=&quot;c&quot;" calcext:base-cell-address="'Active Jobs'.G81"/>
            <calcext:condition calcext:apply-style-name="Gnumeric-8" calcext:value="=&quot;p&quot;" calcext:base-cell-address="'Active Jobs'.G81"/>
            <calcext:condition calcext:apply-style-name="Gnumeric-8" calcext:value="=&quot;t&quot;" calcext:base-cell-address="'Active Jobs'.G81"/>
            <calcext:condition calcext:apply-style-name="Gnumeric-8" calcext:value="=&quot;x&quot;" calcext:base-cell-address="'Active Jobs'.G81"/>
          </calcext:conditional-format>
          <calcext:conditional-format calcext:target-range-address="'Active Jobs'.G81:'Active Jobs'.G82">
            <calcext:condition calcext:apply-style-name="Gnumeric-8" calcext:value="=&quot;c&quot;" calcext:base-cell-address="'Active Jobs'.G81"/>
            <calcext:condition calcext:apply-style-name="Gnumeric-8" calcext:value="=&quot;p&quot;" calcext:base-cell-address="'Active Jobs'.G81"/>
            <calcext:condition calcext:apply-style-name="Gnumeric-8" calcext:value="=&quot;t&quot;" calcext:base-cell-address="'Active Jobs'.G81"/>
            <calcext:condition calcext:apply-style-name="Gnumeric-8" calcext:value="=&quot;x&quot;" calcext:base-cell-address="'Active Jobs'.G81"/>
          </calcext:conditional-format>
          <calcext:conditional-format calcext:target-range-address="'Active Jobs'.G82:'Active Jobs'.G82">
            <calcext:condition calcext:apply-style-name="Gnumeric-8" calcext:value="=&quot;c&quot;" calcext:base-cell-address="'Active Jobs'.G82"/>
            <calcext:condition calcext:apply-style-name="Gnumeric-8" calcext:value="=&quot;p&quot;" calcext:base-cell-address="'Active Jobs'.G82"/>
            <calcext:condition calcext:apply-style-name="Gnumeric-8" calcext:value="=&quot;t&quot;" calcext:base-cell-address="'Active Jobs'.G82"/>
            <calcext:condition calcext:apply-style-name="Gnumeric-8" calcext:value="=&quot;x&quot;" calcext:base-cell-address="'Active Jobs'.G82"/>
          </calcext:conditional-format>
          <calcext:conditional-format calcext:target-range-address="'Active Jobs'.G81:'Active Jobs'.G81">
            <calcext:condition calcext:apply-style-name="Gnumeric-8" calcext:value="=&quot;c&quot;" calcext:base-cell-address="'Active Jobs'.G81"/>
            <calcext:condition calcext:apply-style-name="Gnumeric-8" calcext:value="=&quot;p&quot;" calcext:base-cell-address="'Active Jobs'.G81"/>
            <calcext:condition calcext:apply-style-name="Gnumeric-8" calcext:value="=&quot;t&quot;" calcext:base-cell-address="'Active Jobs'.G81"/>
            <calcext:condition calcext:apply-style-name="Gnumeric-8" calcext:value="=&quot;x&quot;" calcext:base-cell-address="'Active Jobs'.G81"/>
          </calcext:conditional-format>
          <calcext:conditional-format calcext:target-range-address="'Active Jobs'.G82:'Active Jobs'.G82">
            <calcext:condition calcext:apply-style-name="Gnumeric-8" calcext:value="=&quot;c&quot;" calcext:base-cell-address="'Active Jobs'.G82"/>
            <calcext:condition calcext:apply-style-name="Gnumeric-8" calcext:value="=&quot;p&quot;" calcext:base-cell-address="'Active Jobs'.G82"/>
            <calcext:condition calcext:apply-style-name="Gnumeric-8" calcext:value="=&quot;t&quot;" calcext:base-cell-address="'Active Jobs'.G82"/>
            <calcext:condition calcext:apply-style-name="Gnumeric-8" calcext:value="=&quot;x&quot;" calcext:base-cell-address="'Active Jobs'.G82"/>
          </calcext:conditional-format>
          <calcext:conditional-format calcext:target-range-address="'Active Jobs'.B81:'Active Jobs'.F82">
            <calcext:condition calcext:apply-style-name="red" calcext:value="=&quot;x&quot;" calcext:base-cell-address="'Active Jobs'.B81"/>
            <calcext:condition calcext:apply-style-name="orange" calcext:value="=&quot;t&quot;" calcext:base-cell-address="'Active Jobs'.B81"/>
            <calcext:condition calcext:apply-style-name="yellow" calcext:value="=&quot;p&quot;" calcext:base-cell-address="'Active Jobs'.B81"/>
            <calcext:condition calcext:apply-style-name="green" calcext:value="=&quot;c&quot;" calcext:base-cell-address="'Active Jobs'.B81"/>
            <calcext:condition calcext:apply-style-name="Default" calcext:value="=0" calcext:base-cell-address="'Active Jobs'.B81"/>
          </calcext:conditional-format>
          <calcext:conditional-format calcext:target-range-address="'Active Jobs'.G107:'Active Jobs'.G108">
            <calcext:condition calcext:apply-style-name="Gnumeric-8" calcext:value="=&quot;c&quot;" calcext:base-cell-address="'Active Jobs'.G107"/>
            <calcext:condition calcext:apply-style-name="Gnumeric-8" calcext:value="=&quot;p&quot;" calcext:base-cell-address="'Active Jobs'.G107"/>
            <calcext:condition calcext:apply-style-name="Gnumeric-8" calcext:value="=&quot;t&quot;" calcext:base-cell-address="'Active Jobs'.G107"/>
            <calcext:condition calcext:apply-style-name="Gnumeric-8" calcext:value="=&quot;x&quot;" calcext:base-cell-address="'Active Jobs'.G107"/>
          </calcext:conditional-format>
          <calcext:conditional-format calcext:target-range-address="'Active Jobs'.G107:'Active Jobs'.G108">
            <calcext:condition calcext:apply-style-name="Gnumeric-8" calcext:value="=&quot;c&quot;" calcext:base-cell-address="'Active Jobs'.G107"/>
            <calcext:condition calcext:apply-style-name="Gnumeric-8" calcext:value="=&quot;p&quot;" calcext:base-cell-address="'Active Jobs'.G107"/>
            <calcext:condition calcext:apply-style-name="Gnumeric-8" calcext:value="=&quot;t&quot;" calcext:base-cell-address="'Active Jobs'.G107"/>
            <calcext:condition calcext:apply-style-name="Gnumeric-8" calcext:value="=&quot;x&quot;" calcext:base-cell-address="'Active Jobs'.G107"/>
          </calcext:conditional-format>
          <calcext:conditional-format calcext:target-range-address="'Active Jobs'.G107:'Active Jobs'.G107">
            <calcext:condition calcext:apply-style-name="Gnumeric-8" calcext:value="=&quot;c&quot;" calcext:base-cell-address="'Active Jobs'.G107"/>
            <calcext:condition calcext:apply-style-name="Gnumeric-8" calcext:value="=&quot;p&quot;" calcext:base-cell-address="'Active Jobs'.G107"/>
            <calcext:condition calcext:apply-style-name="Gnumeric-8" calcext:value="=&quot;t&quot;" calcext:base-cell-address="'Active Jobs'.G107"/>
            <calcext:condition calcext:apply-style-name="Gnumeric-8" calcext:value="=&quot;x&quot;" calcext:base-cell-address="'Active Jobs'.G107"/>
          </calcext:conditional-format>
          <calcext:conditional-format calcext:target-range-address="'Active Jobs'.G108:'Active Jobs'.G108">
            <calcext:condition calcext:apply-style-name="Gnumeric-8" calcext:value="=&quot;c&quot;" calcext:base-cell-address="'Active Jobs'.G108"/>
            <calcext:condition calcext:apply-style-name="Gnumeric-8" calcext:value="=&quot;p&quot;" calcext:base-cell-address="'Active Jobs'.G108"/>
            <calcext:condition calcext:apply-style-name="Gnumeric-8" calcext:value="=&quot;t&quot;" calcext:base-cell-address="'Active Jobs'.G108"/>
            <calcext:condition calcext:apply-style-name="Gnumeric-8" calcext:value="=&quot;x&quot;" calcext:base-cell-address="'Active Jobs'.G108"/>
          </calcext:conditional-format>
          <calcext:conditional-format calcext:target-range-address="'Active Jobs'.B107:'Active Jobs'.F108">
            <calcext:condition calcext:apply-style-name="red" calcext:value="=&quot;x&quot;" calcext:base-cell-address="'Active Jobs'.B107"/>
            <calcext:condition calcext:apply-style-name="orange" calcext:value="=&quot;t&quot;" calcext:base-cell-address="'Active Jobs'.B107"/>
            <calcext:condition calcext:apply-style-name="yellow" calcext:value="=&quot;p&quot;" calcext:base-cell-address="'Active Jobs'.B107"/>
            <calcext:condition calcext:apply-style-name="green" calcext:value="=&quot;c&quot;" calcext:base-cell-address="'Active Jobs'.B107"/>
            <calcext:condition calcext:apply-style-name="Default" calcext:value="=0" calcext:base-cell-address="'Active Jobs'.B107"/>
          </calcext:conditional-format>
        </calcext:conditional-formats>
      </table:table>
      <table:table table:name="Completed Jobs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7"/>
        <table:table-column table:style-name="co11" table:number-columns-repeated="5" table:default-cell-style-name="ce262"/>
        <table:table-column table:style-name="co12" table:default-cell-style-name="ce712"/>
        <table:table-column table:style-name="co13" table:default-cell-style-name="ce250"/>
        <table:table-column table:style-name="co14" table:number-columns-repeated="3" table:default-cell-style-name="ce251"/>
        <table:table-column table:style-name="co15" table:default-cell-style-name="ce37"/>
        <table:table-column table:style-name="co35" table:default-cell-style-name="ce253"/>
        <table:table-column table:style-name="co18" table:default-cell-style-name="ce253"/>
        <table:table-column table:style-name="co36" table:default-cell-style-name="ce253"/>
        <table:table-column table:style-name="co37" table:default-cell-style-name="ce255"/>
        <table:table-column table:style-name="co38" table:default-cell-style-name="ce253"/>
        <table:table-column table:style-name="co22" table:default-cell-style-name="ce253"/>
        <table:table-column table:style-name="co23" table:default-cell-style-name="ce253"/>
        <table:table-column table:style-name="co39" table:default-cell-style-name="ce257"/>
        <table:table-column table:style-name="co40" table:default-cell-style-name="ce37"/>
        <table:table-column table:style-name="co28" table:default-cell-style-name="ce257"/>
        <table:table-column table:style-name="co17" table:number-columns-repeated="1002" table:default-cell-style-name="ce37"/>
        <table:table-row table:style-name="ro1">
          <table:table-cell/>
          <table:table-cell table:style-name="ce260" office:value-type="string" calcext:value-type="string" table:number-columns-spanned="6" table:number-rows-spanned="1">
            <text:p>Copy</text:p>
          </table:table-cell>
          <table:covered-table-cell table:number-columns-repeated="4" table:style-name="ce494"/>
          <table:covered-table-cell table:style-name="ce710"/>
          <table:table-cell table:number-columns-repeated="12"/>
          <table:table-cell table:style-name="ce256" table:number-columns-spanned="2" table:number-rows-spanned="1"/>
          <table:covered-table-cell/>
          <table:table-cell table:number-columns-repeated="1003"/>
        </table:table-row>
        <table:table-row table:style-name="ro1">
          <table:table-cell/>
          <table:table-cell table:style-name="ce261"/>
          <table:table-cell table:style-name="ce495" office:value-type="string" calcext:value-type="string" table:number-columns-spanned="5" table:number-rows-spanned="1">
            <text:p>Invent</text:p>
          </table:table-cell>
          <table:covered-table-cell table:number-columns-repeated="3" table:style-name="ce494"/>
          <table:covered-table-cell table:style-name="ce710"/>
          <table:table-cell/>
          <table:table-cell table:style-name="ce252" table:formula="of:=CONCATENATE(&quot;Next ID = &quot;;TEXT(MAX([.I7:.K1048576])+1;&quot;0000#&quot;))" office:value-type="string" office:string-value="Next ID = 00202" calcext:value-type="string" table:number-columns-spanned="3" table:number-rows-spanned="1">
            <text:p>Next ID = 00202</text:p>
          </table:table-cell>
          <table:covered-table-cell table:number-columns-repeated="2"/>
          <table:table-cell table:number-columns-repeated="8"/>
          <table:table-cell table:style-name="ce256"/>
          <table:table-cell table:number-columns-repeated="1004"/>
        </table:table-row>
        <table:table-row table:style-name="ro1">
          <table:table-cell/>
          <table:table-cell table:style-name="ce261" table:number-columns-repeated="2"/>
          <table:table-cell table:style-name="ce537" office:value-type="string" calcext:value-type="string" table:number-columns-spanned="4" table:number-rows-spanned="1">
            <text:p>T1 Manufacture / Buy Materials</text:p>
          </table:table-cell>
          <table:covered-table-cell table:number-columns-repeated="2" table:style-name="ce494"/>
          <table:covered-table-cell table:style-name="ce710"/>
          <table:table-cell/>
          <table:table-cell table:style-name="ce252" office:value-type="string" calcext:value-type="string" table:number-columns-spanned="3" table:number-rows-spanned="1">
            <text:p>Required For</text:p>
          </table:table-cell>
          <table:covered-table-cell table:number-columns-repeated="2"/>
          <table:table-cell table:number-columns-repeated="8"/>
          <table:table-cell table:style-name="ce256"/>
          <table:table-cell table:number-columns-repeated="1004"/>
        </table:table-row>
        <table:table-row table:style-name="ro1">
          <table:table-cell/>
          <table:table-cell table:style-name="ce261" table:number-columns-repeated="3"/>
          <table:table-cell table:style-name="ce600" office:value-type="string" calcext:value-type="string" table:number-columns-spanned="3" table:number-rows-spanned="1">
            <text:p>T2 Manufacture</text:p>
          </table:table-cell>
          <table:covered-table-cell table:style-name="ce494"/>
          <table:covered-table-cell table:style-name="ce710"/>
          <table:table-cell table:number-columns-repeated="2"/>
          <table:table-cell table:style-name="ce252" office:value-type="string" calcext:value-type="string" table:number-columns-spanned="2" table:number-rows-spanned="1">
            <text:p>Depends On</text:p>
          </table:table-cell>
          <table:covered-table-cell/>
          <table:table-cell table:number-columns-repeated="8"/>
          <table:table-cell table:style-name="ce256"/>
          <table:table-cell table:number-columns-repeated="1004"/>
        </table:table-row>
        <table:table-row table:style-name="ro1">
          <table:table-cell/>
          <table:table-cell table:style-name="ce261" table:number-columns-repeated="3"/>
          <table:table-cell table:style-name="ce601"/>
          <table:table-cell table:style-name="ce656" office:value-type="string" calcext:value-type="string" table:number-columns-spanned="2" table:number-rows-spanned="1">
            <text:p>Sell</text:p>
          </table:table-cell>
          <table:covered-table-cell table:style-name="ce710"/>
          <table:table-cell table:number-columns-repeated="3"/>
          <table:table-cell office:value-type="string" calcext:value-type="string">
            <text:p>ID</text:p>
          </table:table-cell>
          <table:table-cell table:number-columns-repeated="8"/>
          <table:table-cell table:style-name="ce256"/>
          <table:table-cell table:number-columns-repeated="1004"/>
        </table:table-row>
        <table:table-row table:style-name="ro1">
          <table:table-cell/>
          <table:table-cell table:style-name="ce261" table:number-columns-repeated="3"/>
          <table:table-cell table:style-name="ce601" table:number-columns-repeated="2"/>
          <table:table-cell table:style-name="ce711" office:value-type="string" calcext:value-type="string">
            <text:p>Notes</text:p>
          </table:table-cell>
          <table:table-cell office:value-type="string" calcext:value-type="string">
            <text:p>Dat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Cost Per Invention Run</text:p>
          </table:table-cell>
          <table:table-cell office:value-type="string" calcext:value-type="string">
            <text:p>Invention Runs</text:p>
          </table:table-cell>
          <table:table-cell office:value-type="string" calcext:value-type="string">
            <text:p>Cost Per Manufacturing Run</text:p>
          </table:table-cell>
          <table:table-cell office:value-type="string" calcext:value-type="string">
            <text:p>Manufacturing Runs</text:p>
          </table:table-cell>
          <table:table-cell office:value-type="string" calcext:value-type="string">
            <text:p>Output Quantity Per Run</text:p>
          </table:table-cell>
          <table:table-cell office:value-type="string" calcext:value-type="string">
            <text:p>Sell Price Per Item</text:p>
          </table:table-cell>
          <table:table-cell office:value-type="string" calcext:value-type="string">
            <text:p>Break Even Price Per Item</text:p>
          </table:table-cell>
          <table:table-cell table:style-name="ce256" office:value-type="string" calcext:value-type="string" table:number-columns-spanned="2" table:number-rows-spanned="1">
            <text:p>Run Profit</text:p>
          </table:table-cell>
          <table:covered-table-cell/>
          <table:table-cell office:value-type="string" calcext:value-type="string">
            <text:p>Cumulative Profit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ompleted</text:p>
          </table:table-cell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4" calcext:value-type="date">
            <text:p>Sat Jan 14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" calcext:value-type="float">
            <text:p>00003</text:p>
          </table:table-cell>
          <table:table-cell office:value-type="string" calcext:value-type="string">
            <text:p>Mjolnir Fury Cruise Missile</text:p>
          </table:table-cell>
          <table:table-cell office:value-type="float" office:value="335000" calcext:value-type="float">
            <text:p>335,000</text:p>
          </table:table-cell>
          <table:table-cell office:value-type="float" office:value="1" calcext:value-type="float">
            <text:p>1</text:p>
          </table:table-cell>
          <table:table-cell office:value-type="float" office:value="2030000" calcext:value-type="float">
            <text:p>2,030,00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,000</text:p>
          </table:table-cell>
          <table:table-cell office:value-type="float" office:value="695" calcext:value-type="float">
            <text:p>695</text:p>
          </table:table-cell>
          <table:table-cell table:formula="of:=IF([.P7]=0;[.M7]*[.N7];([.M7]*[.N7]+[.O7]*[.P7])/([.P7]*[.Q7]))" office:value-type="float" office:value="412.7" calcext:value-type="float">
            <text:p>413</text:p>
          </table:table-cell>
          <table:table-cell table:formula="of:=-[.M7]*[.N7]-[.O7]*[.P7]+[.P7]*[.Q7]*[.R7]" office:value-type="float" office:value="14115000" calcext:value-type="float">
            <text:p>14,115,000</text:p>
          </table:table-cell>
          <table:table-cell table:formula="of:=IF([.M7]*[.N7]+[.O7]*[.P7]=0;0;([.P7]*[.Q7]*[.R7])/([.M7]*[.N7]+[.O7]*[.P7]))" office:value-type="float" office:value="1.68403198449237" calcext:value-type="float">
            <text:p>1.6840319844924</text:p>
          </table:table-cell>
          <table:table-cell table:formula="of:=[.T7]" office:value-type="float" office:value="14115000" calcext:value-type="float">
            <text:p>14,115,00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6" calcext:value-type="date">
            <text:p>Mon Jan 16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5" calcext:value-type="float">
            <text:p>00005</text:p>
          </table:table-cell>
          <table:table-cell office:value-type="string" calcext:value-type="string">
            <text:p>Damage Control II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0" calcext:value-type="float">
            <text:p>10</text:p>
          </table:table-cell>
          <table:table-cell office:value-type="float" office:value="266000" calcext:value-type="float">
            <text:p>266,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16982" calcext:value-type="float">
            <text:p>516,982</text:p>
          </table:table-cell>
          <table:table-cell table:formula="of:=IF([.P8]=0;[.M8]*[.N8];([.M8]*[.N8]+[.O8]*[.P8])/([.P8]*[.Q8]))" office:value-type="float" office:value="466000" calcext:value-type="float">
            <text:p>466,000</text:p>
          </table:table-cell>
          <table:table-cell table:formula="of:=-[.M8]*[.N8]-[.O8]*[.P8]+[.P8]*[.Q8]*[.R8]" office:value-type="float" office:value="1019640" calcext:value-type="float">
            <text:p>1,019,640</text:p>
          </table:table-cell>
          <table:table-cell table:formula="of:=IF([.M8]*[.N8]+[.O8]*[.P8]=0;0;([.P8]*[.Q8]*[.R8])/([.M8]*[.N8]+[.O8]*[.P8]))" office:value-type="float" office:value="1.1094034334764" calcext:value-type="float">
            <text:p>1.1094034334764</text:p>
          </table:table-cell>
          <table:table-cell table:formula="of:=[.V7]+[.T8]" office:value-type="float" office:value="15134640" calcext:value-type="float">
            <text:p>15,134,64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6" calcext:value-type="date">
            <text:p>Mon Jan 16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" calcext:value-type="float">
            <text:p>00006</text:p>
          </table:table-cell>
          <table:table-cell office:value-type="string" calcext:value-type="string">
            <text:p>Damage Contro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0" calcext:value-type="float">
            <text:p>8,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776" calcext:value-type="float">
            <text:p>11,776</text:p>
          </table:table-cell>
          <table:table-cell table:formula="of:=IF([.P9]=0;[.M9]*[.N9];([.M9]*[.N9]+[.O9]*[.P9])/([.P9]*[.Q9]))" office:value-type="float" office:value="8200" calcext:value-type="float">
            <text:p>8,200</text:p>
          </table:table-cell>
          <table:table-cell table:formula="of:=-[.M9]*[.N9]-[.O9]*[.P9]+[.P9]*[.Q9]*[.R9]" office:value-type="float" office:value="35760" calcext:value-type="float">
            <text:p>35,760</text:p>
          </table:table-cell>
          <table:table-cell table:formula="of:=IF([.M9]*[.N9]+[.O9]*[.P9]=0;0;([.P9]*[.Q9]*[.R9])/([.M9]*[.N9]+[.O9]*[.P9]))" office:value-type="float" office:value="1.43609756097561" calcext:value-type="float">
            <text:p>1.4360975609756</text:p>
          </table:table-cell>
          <table:table-cell table:formula="of:=[.V8]+[.T9]" office:value-type="float" office:value="15170400" calcext:value-type="float">
            <text:p>15,170,40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7" calcext:value-type="date">
            <text:p>Tue Jan 17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8" calcext:value-type="float">
            <text:p>00008</text:p>
          </table:table-cell>
          <table:table-cell office:value-type="string" calcext:value-type="string">
            <text:p>Large Shield Extender II</text:p>
          </table:table-cell>
          <table:table-cell office:value-type="float" office:value="792000" calcext:value-type="float">
            <text:p>792,000</text:p>
          </table:table-cell>
          <table:table-cell office:value-type="float" office:value="30" calcext:value-type="float">
            <text:p>30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50000" calcext:value-type="float">
            <text:p>950,000</text:p>
          </table:table-cell>
          <table:table-cell table:formula="of:=IF([.P10]=0;[.M10]*[.N10];([.M10]*[.N10]+[.O10]*[.P10])/([.P10]*[.Q10]))" office:value-type="float" office:value="997000" calcext:value-type="float">
            <text:p>997,000</text:p>
          </table:table-cell>
          <table:table-cell table:formula="of:=-[.M10]*[.N10]-[.O10]*[.P10]+[.P10]*[.Q10]*[.R10]" office:value-type="float" office:value="-3760000" calcext:value-type="float">
            <text:p>-3,760,000</text:p>
          </table:table-cell>
          <table:table-cell table:formula="of:=IF([.M10]*[.N10]+[.O10]*[.P10]=0;0;([.P10]*[.Q10]*[.R10])/([.M10]*[.N10]+[.O10]*[.P10]))" office:value-type="float" office:value="0.952858575727182" calcext:value-type="float">
            <text:p>0.9528585757272</text:p>
          </table:table-cell>
          <table:table-cell table:formula="of:=[.V9]+[.T10]" office:value-type="float" office:value="11410400" calcext:value-type="float">
            <text:p>11,410,40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7" calcext:value-type="date">
            <text:p>Tue Jan 17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" calcext:value-type="float">
            <text:p>00009</text:p>
          </table:table-cell>
          <table:table-cell office:value-type="string" calcext:value-type="string">
            <text:p>Large Remote Armor Repair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00" calcext:value-type="float">
            <text:p>41,0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9000" calcext:value-type="float">
            <text:p>99,000</text:p>
          </table:table-cell>
          <table:table-cell table:formula="of:=IF([.P11]=0;[.M11]*[.N11];([.M11]*[.N11]+[.O11]*[.P11])/([.P11]*[.Q11]))" office:value-type="float" office:value="41000" calcext:value-type="float">
            <text:p>41,000</text:p>
          </table:table-cell>
          <table:table-cell table:formula="of:=-[.M11]*[.N11]-[.O11]*[.P11]+[.P11]*[.Q11]*[.R11]" office:value-type="float" office:value="5220000" calcext:value-type="float">
            <text:p>5,220,000</text:p>
          </table:table-cell>
          <table:table-cell table:formula="of:=IF([.M11]*[.N11]+[.O11]*[.P11]=0;0;([.P11]*[.Q11]*[.R11])/([.M11]*[.N11]+[.O11]*[.P11]))" office:value-type="float" office:value="2.41463414634146" calcext:value-type="float">
            <text:p>2.4146341463415</text:p>
          </table:table-cell>
          <table:table-cell table:formula="of:=[.V10]+[.T11]" office:value-type="float" office:value="16630400" calcext:value-type="float">
            <text:p>16,630,40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8" calcext:value-type="date">
            <text:p>Wed Jan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1" calcext:value-type="float">
            <text:p>00011</text:p>
          </table:table-cell>
          <table:table-cell office:value-type="string" calcext:value-type="string">
            <text:p>EM Ward Field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72" calcext:value-type="float">
            <text:p>110,37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64333" calcext:value-type="float">
            <text:p>164,333</text:p>
          </table:table-cell>
          <table:table-cell table:formula="of:=IF([.P12]=0;[.M12]*[.N12];([.M12]*[.N12]+[.O12]*[.P12])/([.P12]*[.Q12]))" office:value-type="float" office:value="110372" calcext:value-type="float">
            <text:p>110,372</text:p>
          </table:table-cell>
          <table:table-cell table:formula="of:=-[.M12]*[.N12]-[.O12]*[.P12]+[.P12]*[.Q12]*[.R12]" office:value-type="float" office:value="8094150" calcext:value-type="float">
            <text:p>8,094,150</text:p>
          </table:table-cell>
          <table:table-cell table:formula="of:=IF([.M12]*[.N12]+[.O12]*[.P12]=0;0;([.P12]*[.Q12]*[.R12])/([.M12]*[.N12]+[.O12]*[.P12]))" office:value-type="float" office:value="1.48890117058674" calcext:value-type="float">
            <text:p>1.4889011705868</text:p>
          </table:table-cell>
          <table:table-cell table:formula="of:=[.V11]+[.T12]" office:value-type="float" office:value="24724550" calcext:value-type="float">
            <text:p>24,724,55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9" calcext:value-type="date">
            <text:p>Thu Jan 19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2" calcext:value-type="float">
            <text:p>00012</text:p>
          </table:table-cell>
          <table:table-cell office:value-type="string" calcext:value-type="string">
            <text:p>Large Shield Extender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49328*0.9" office:value-type="float" office:value="44395.2" calcext:value-type="float">
            <text:p>44,39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51899" calcext:value-type="float">
            <text:p>51,899</text:p>
          </table:table-cell>
          <table:table-cell table:formula="of:=IF([.P13]=0;[.M13]*[.N13];([.M13]*[.N13]+[.O13]*[.P13])/([.P13]*[.Q13]))" office:value-type="float" office:value="44395.2" calcext:value-type="float">
            <text:p>44,395</text:p>
          </table:table-cell>
          <table:table-cell table:formula="of:=-[.M13]*[.N13]-[.O13]*[.P13]+[.P13]*[.Q13]*[.R13]" office:value-type="float" office:value="1125570" calcext:value-type="float">
            <text:p>1,125,570</text:p>
          </table:table-cell>
          <table:table-cell table:formula="of:=IF([.M13]*[.N13]+[.O13]*[.P13]=0;0;([.P13]*[.Q13]*[.R13])/([.M13]*[.N13]+[.O13]*[.P13]))" office:value-type="float" office:value="1.16902277723718" calcext:value-type="float">
            <text:p>1.1690227772372</text:p>
          </table:table-cell>
          <table:table-cell table:formula="of:=[.V12]+[.T13]" office:value-type="float" office:value="25850120" calcext:value-type="float">
            <text:p>25,850,12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8" calcext:value-type="date">
            <text:p>Wed Jan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3" calcext:value-type="float">
            <text:p>00013</text:p>
          </table:table-cell>
          <table:table-cell office:value-type="string" calcext:value-type="string">
            <text:p>Damage Contro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2" calcext:value-type="float">
            <text:p>8,99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498" calcext:value-type="float">
            <text:p>10,498</text:p>
          </table:table-cell>
          <table:table-cell table:formula="of:=IF([.P14]=0;[.M14]*[.N14];([.M14]*[.N14]+[.O14]*[.P14])/([.P14]*[.Q14]))" office:value-type="float" office:value="8992" calcext:value-type="float">
            <text:p>8,992</text:p>
          </table:table-cell>
          <table:table-cell table:formula="of:=-[.M14]*[.N14]-[.O14]*[.P14]+[.P14]*[.Q14]*[.R14]" office:value-type="float" office:value="527100" calcext:value-type="float">
            <text:p>527,100</text:p>
          </table:table-cell>
          <table:table-cell table:formula="of:=IF([.M14]*[.N14]+[.O14]*[.P14]=0;0;([.P14]*[.Q14]*[.R14])/([.M14]*[.N14]+[.O14]*[.P14]))" office:value-type="float" office:value="1.16748220640569" calcext:value-type="float">
            <text:p>1.1674822064057</text:p>
          </table:table-cell>
          <table:table-cell table:formula="of:=[.V13]+[.T14]" office:value-type="float" office:value="26377220" calcext:value-type="float">
            <text:p>26,377,22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9" calcext:value-type="date">
            <text:p>Thu Jan 19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4" calcext:value-type="float">
            <text:p>00014</text:p>
          </table:table-cell>
          <table:table-cell office:value-type="string" calcext:value-type="string">
            <text:p>Large Shield Extender II</text:p>
          </table:table-cell>
          <table:table-cell office:value-type="float" office:value="675000" calcext:value-type="float">
            <text:p>675,000</text:p>
          </table:table-cell>
          <table:table-cell office:value-type="float" office:value="30" calcext:value-type="float">
            <text:p>30</text:p>
          </table:table-cell>
          <table:table-cell office:value-type="float" office:value="688600" calcext:value-type="float">
            <text:p>688,6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77979" calcext:value-type="float">
            <text:p>977,979</text:p>
          </table:table-cell>
          <table:table-cell table:formula="of:=IF([.P15]=0;[.M15]*[.N15];([.M15]*[.N15]+[.O15]*[.P15])/([.P15]*[.Q15]))" office:value-type="float" office:value="891100" calcext:value-type="float">
            <text:p>891,100</text:p>
          </table:table-cell>
          <table:table-cell table:formula="of:=-[.M15]*[.N15]-[.O15]*[.P15]+[.P15]*[.Q15]*[.R15]" office:value-type="float" office:value="8687900" calcext:value-type="float">
            <text:p>8,687,900</text:p>
          </table:table-cell>
          <table:table-cell table:formula="of:=IF([.M15]*[.N15]+[.O15]*[.P15]=0;0;([.P15]*[.Q15]*[.R15])/([.M15]*[.N15]+[.O15]*[.P15]))" office:value-type="float" office:value="1.09749635282235" calcext:value-type="float">
            <text:p>1.0974963528224</text:p>
          </table:table-cell>
          <table:table-cell table:formula="of:=[.V14]+[.T15]" office:value-type="float" office:value="35065120" calcext:value-type="float">
            <text:p>35,065,12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22" calcext:value-type="date">
            <text:p>Sun Jan 2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5" calcext:value-type="float">
            <text:p>00015</text:p>
          </table:table-cell>
          <table:table-cell office:value-type="string" calcext:value-type="string">
            <text:p>Nitrogen Fuel Bl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000" calcext:value-type="float">
            <text:p>849,00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23297" calcext:value-type="float">
            <text:p>23,297</text:p>
          </table:table-cell>
          <table:table-cell table:formula="of:=IF([.P16]=0;[.M16]*[.N16];([.M16]*[.N16]+[.O16]*[.P16])/([.P16]*[.Q16]))" office:value-type="float" office:value="21225" calcext:value-type="float">
            <text:p>21,225</text:p>
          </table:table-cell>
          <table:table-cell table:formula="of:=-[.M16]*[.N16]-[.O16]*[.P16]+[.P16]*[.Q16]*[.R16]" office:value-type="float" office:value="6050240" calcext:value-type="float">
            <text:p>6,050,240</text:p>
          </table:table-cell>
          <table:table-cell table:formula="of:=IF([.M16]*[.N16]+[.O16]*[.P16]=0;0;([.P16]*[.Q16]*[.R16])/([.M16]*[.N16]+[.O16]*[.P16]))" office:value-type="float" office:value="1.09762073027091" calcext:value-type="float">
            <text:p>1.0976207302709</text:p>
          </table:table-cell>
          <table:table-cell table:formula="of:=[.V15]+[.T16]" office:value-type="float" office:value="41115360" calcext:value-type="float">
            <text:p>41,115,36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4" calcext:value-type="date">
            <text:p>Sat Jan 14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6" calcext:value-type="float">
            <text:p>00016</text:p>
          </table:table-cell>
          <table:table-cell office:value-type="string" calcext:value-type="string">
            <text:p>Mjolnir Fury Heavy Missile</text:p>
          </table:table-cell>
          <table:table-cell office:value-type="float" office:value="335000" calcext:value-type="float">
            <text:p>335,000</text:p>
          </table:table-cell>
          <table:table-cell office:value-type="float" office:value="2" calcext:value-type="float">
            <text:p>2</text:p>
          </table:table-cell>
          <table:table-cell office:value-type="float" office:value="1812000" calcext:value-type="float">
            <text:p>1,812,00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,000</text:p>
          </table:table-cell>
          <table:table-cell office:value-type="float" office:value="727" calcext:value-type="float">
            <text:p>727</text:p>
          </table:table-cell>
          <table:table-cell table:formula="of:=IF([.P17]=0;[.M17]*[.N17];([.M17]*[.N17]+[.O17]*[.P17])/([.P17]*[.Q17]))" office:value-type="float" office:value="375.8" calcext:value-type="float">
            <text:p>376</text:p>
          </table:table-cell>
          <table:table-cell table:formula="of:=-[.M17]*[.N17]-[.O17]*[.P17]+[.P17]*[.Q17]*[.R17]" office:value-type="float" office:value="17560000" calcext:value-type="float">
            <text:p>17,560,000</text:p>
          </table:table-cell>
          <table:table-cell table:formula="of:=IF([.M17]*[.N17]+[.O17]*[.P17]=0;0;([.P17]*[.Q17]*[.R17])/([.M17]*[.N17]+[.O17]*[.P17]))" office:value-type="float" office:value="1.93453964874933" calcext:value-type="float">
            <text:p>1.9345396487493</text:p>
          </table:table-cell>
          <table:table-cell table:formula="of:=[.V16]+[.T17]" office:value-type="float" office:value="58675360" calcext:value-type="float">
            <text:p>58,675,36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7" calcext:value-type="date">
            <text:p>Tue Jan 17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7" calcext:value-type="float">
            <text:p>00017</text:p>
          </table:table-cell>
          <table:table-cell office:value-type="string" calcext:value-type="string">
            <text:p>Large Shield Extend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58" calcext:value-type="float">
            <text:p>46,15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,000</text:p>
          </table:table-cell>
          <table:table-cell table:formula="of:=IF([.P18]=0;[.M18]*[.N18];([.M18]*[.N18]+[.O18]*[.P18])/([.P18]*[.Q18]))" office:value-type="float" office:value="46158" calcext:value-type="float">
            <text:p>46,158</text:p>
          </table:table-cell>
          <table:table-cell table:formula="of:=-[.M18]*[.N18]-[.O18]*[.P18]+[.P18]*[.Q18]*[.R18]" office:value-type="float" office:value="1259622" calcext:value-type="float">
            <text:p>1,259,622</text:p>
          </table:table-cell>
          <table:table-cell table:formula="of:=IF([.M18]*[.N18]+[.O18]*[.P18]=0;0;([.P18]*[.Q18]*[.R18])/([.M18]*[.N18]+[.O18]*[.P18]))" office:value-type="float" office:value="1.29988301052905" calcext:value-type="float">
            <text:p>1.2998830105291</text:p>
          </table:table-cell>
          <table:table-cell table:formula="of:=[.V17]+[.T18]" office:value-type="float" office:value="59934982" calcext:value-type="float">
            <text:p>59,934,982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263" office:value-type="string" calcext:value-type="string">
            <text:p>c</text:p>
          </table:table-cell>
          <table:table-cell table:style-name="ce713"/>
          <table:table-cell office:value-type="date" office:date-value="2017-01-18" calcext:value-type="date">
            <text:p>Wed Jan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0" calcext:value-type="float">
            <text:p>00030</text:p>
          </table:table-cell>
          <table:table-cell office:value-type="string" calcext:value-type="string">
            <text:p>Inferno Fury Heavy Missile</text:p>
          </table:table-cell>
          <table:table-cell office:value-type="float" office:value="335000" calcext:value-type="float">
            <text:p>335,000</text:p>
          </table:table-cell>
          <table:table-cell office:value-type="float" office:value="12" calcext:value-type="float">
            <text:p>12</text:p>
          </table:table-cell>
          <table:table-cell office:value-type="float" office:value="1870000" calcext:value-type="float">
            <text:p>1,870,000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,000</text:p>
          </table:table-cell>
          <table:table-cell office:value-type="float" office:value="494" calcext:value-type="float">
            <text:p>494</text:p>
          </table:table-cell>
          <table:table-cell table:formula="of:=IF([.P19]=0;[.M19]*[.N19];([.M19]*[.N19]+[.O19]*[.P19])/([.P19]*[.Q19]))" office:value-type="float" office:value="508" calcext:value-type="float">
            <text:p>508</text:p>
          </table:table-cell>
          <table:table-cell table:formula="of:=-[.M19]*[.N19]-[.O19]*[.P19]+[.P19]*[.Q19]*[.R19]" office:value-type="float" office:value="-420000" calcext:value-type="float">
            <text:p>-420,000</text:p>
          </table:table-cell>
          <table:table-cell table:formula="of:=IF([.M19]*[.N19]+[.O19]*[.P19]=0;0;([.P19]*[.Q19]*[.R19])/([.M19]*[.N19]+[.O19]*[.P19]))" office:value-type="float" office:value="0.97244094488189" calcext:value-type="float">
            <text:p>0.9724409448819</text:p>
          </table:table-cell>
          <table:table-cell table:formula="of:=[.V18]+[.T19]" office:value-type="float" office:value="59514982" calcext:value-type="float">
            <text:p>59,514,982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263" office:value-type="string" calcext:value-type="string">
            <text:p>c</text:p>
          </table:table-cell>
          <table:table-cell table:style-name="ce713"/>
          <table:table-cell office:value-type="date" office:date-value="2017-01-18" calcext:value-type="date">
            <text:p>Wed Jan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1" calcext:value-type="float">
            <text:p>00031</text:p>
          </table:table-cell>
          <table:table-cell office:value-type="string" calcext:value-type="string">
            <text:p>Damage Control II</text:p>
          </table:table-cell>
          <table:table-cell office:value-type="float" office:value="443000" calcext:value-type="float">
            <text:p>443,000</text:p>
          </table:table-cell>
          <table:table-cell office:value-type="float" office:value="60" calcext:value-type="float">
            <text:p>60</text:p>
          </table:table-cell>
          <table:table-cell office:value-type="float" office:value="260830" calcext:value-type="float">
            <text:p>260,83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15998" calcext:value-type="float">
            <text:p>515,998</text:p>
          </table:table-cell>
          <table:table-cell table:formula="of:=IF([.P20]=0;[.M20]*[.N20];([.M20]*[.N20]+[.O20]*[.P20])/([.P20]*[.Q20]))" office:value-type="float" office:value="426955" calcext:value-type="float">
            <text:p>426,955</text:p>
          </table:table-cell>
          <table:table-cell table:formula="of:=-[.M20]*[.N20]-[.O20]*[.P20]+[.P20]*[.Q20]*[.R20]" office:value-type="float" office:value="14246880" calcext:value-type="float">
            <text:p>14,246,880</text:p>
          </table:table-cell>
          <table:table-cell table:formula="of:=IF([.M20]*[.N20]+[.O20]*[.P20]=0;0;([.P20]*[.Q20]*[.R20])/([.M20]*[.N20]+[.O20]*[.P20]))" office:value-type="float" office:value="1.20855359464112" calcext:value-type="float">
            <text:p>1.2085535946411</text:p>
          </table:table-cell>
          <table:table-cell table:formula="of:=[.V19]+[.T20]" office:value-type="float" office:value="73761862" calcext:value-type="float">
            <text:p>73,761,862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264" office:value-type="string" calcext:value-type="string">
            <text:p>c</text:p>
          </table:table-cell>
          <table:table-cell table:style-name="ce714"/>
          <table:table-cell office:value-type="date" office:date-value="2017-01-17" calcext:value-type="date">
            <text:p>Tue Jan 17 201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00007</text:p>
          </table:table-cell>
          <table:table-cell office:value-type="float" office:value="29" calcext:value-type="float">
            <text:p>00029</text:p>
          </table:table-cell>
          <table:table-cell office:value-type="string" calcext:value-type="string">
            <text:p>Large Remote Capacitor Transmitter II</text:p>
          </table:table-cell>
          <table:table-cell office:value-type="float" office:value="545000" calcext:value-type="float">
            <text:p>545,000</text:p>
          </table:table-cell>
          <table:table-cell office:value-type="float" office:value="10" calcext:value-type="float">
            <text:p>10</text:p>
          </table:table-cell>
          <table:table-cell office:value-type="float" office:value="3260000" calcext:value-type="float">
            <text:p>3,260,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61000" calcext:value-type="float">
            <text:p>3,761,000</text:p>
          </table:table-cell>
          <table:table-cell table:formula="of:=IF([.P21]=0;[.M21]*[.N21];([.M21]*[.N21]+[.O21]*[.P21])/([.P21]*[.Q21]))" office:value-type="float" office:value="3532500" calcext:value-type="float">
            <text:p>3,532,500</text:p>
          </table:table-cell>
          <table:table-cell table:formula="of:=-[.M21]*[.N21]-[.O21]*[.P21]+[.P21]*[.Q21]*[.R21]" office:value-type="float" office:value="4570000" calcext:value-type="float">
            <text:p>4,570,000</text:p>
          </table:table-cell>
          <table:table-cell table:formula="of:=IF([.M21]*[.N21]+[.O21]*[.P21]=0;0;([.P21]*[.Q21]*[.R21])/([.M21]*[.N21]+[.O21]*[.P21]))" office:value-type="float" office:value="1.06468506723284" calcext:value-type="float">
            <text:p>1.0646850672328</text:p>
          </table:table-cell>
          <table:table-cell table:formula="of:=[.V20]+[.T21]" office:value-type="float" office:value="78331862" calcext:value-type="float">
            <text:p>78,331,862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265" office:value-type="string" calcext:value-type="string">
            <text:p>c</text:p>
          </table:table-cell>
          <table:table-cell table:style-name="ce715"/>
          <table:table-cell office:value-type="date" office:date-value="2017-02-05" calcext:value-type="date">
            <text:p>Sun Feb 05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6" calcext:value-type="float">
            <text:p>00026</text:p>
          </table:table-cell>
          <table:table-cell office:value-type="string" calcext:value-type="string">
            <text:p>Salvage Drone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74" calcext:value-type="float">
            <text:p>22,874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,999</text:p>
          </table:table-cell>
          <table:table-cell table:formula="of:=IF([.P22]=0;[.M22]*[.N22];([.M22]*[.N22]+[.O22]*[.P22])/([.P22]*[.Q22]))" office:value-type="float" office:value="22874" calcext:value-type="float">
            <text:p>22,874</text:p>
          </table:table-cell>
          <table:table-cell table:formula="of:=-[.M22]*[.N22]-[.O22]*[.P22]+[.P22]*[.Q22]*[.R22]" office:value-type="float" office:value="1141125" calcext:value-type="float">
            <text:p>1,141,125</text:p>
          </table:table-cell>
          <table:table-cell table:formula="of:=IF([.M22]*[.N22]+[.O22]*[.P22]=0;0;([.P22]*[.Q22]*[.R22])/([.M22]*[.N22]+[.O22]*[.P22]))" office:value-type="float" office:value="1.09290023607589" calcext:value-type="float">
            <text:p>1.0929002360759</text:p>
          </table:table-cell>
          <table:table-cell table:formula="of:=[.V21]+[.T22]" office:value-type="float" office:value="79472987" calcext:value-type="float">
            <text:p>79,472,987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266" office:value-type="string" calcext:value-type="string">
            <text:p>c</text:p>
          </table:table-cell>
          <table:table-cell table:style-name="ce716"/>
          <table:table-cell office:value-type="date" office:date-value="2017-02-05" calcext:value-type="date">
            <text:p>Sun Feb 05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2" calcext:value-type="float">
            <text:p>00022</text:p>
          </table:table-cell>
          <table:table-cell office:value-type="string" calcext:value-type="string">
            <text:p>Helium Fuel Bl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416" calcext:value-type="float">
            <text:p>862,416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float" office:value="26958" calcext:value-type="float">
            <text:p>26,958</text:p>
          </table:table-cell>
          <table:table-cell table:formula="of:=IF([.P23]=0;[.M23]*[.N23];([.M23]*[.N23]+[.O23]*[.P23])/([.P23]*[.Q23]))" office:value-type="float" office:value="21560.4" calcext:value-type="float">
            <text:p>21,560</text:p>
          </table:table-cell>
          <table:table-cell table:formula="of:=-[.M23]*[.N23]-[.O23]*[.P23]+[.P23]*[.Q23]*[.R23]" office:value-type="float" office:value="37999104" calcext:value-type="float">
            <text:p>37,999,104</text:p>
          </table:table-cell>
          <table:table-cell table:formula="of:=IF([.M23]*[.N23]+[.O23]*[.P23]=0;0;([.P23]*[.Q23]*[.R23])/([.M23]*[.N23]+[.O23]*[.P23]))" office:value-type="float" office:value="1.25034785996549" calcext:value-type="float">
            <text:p>1.2503478599655</text:p>
          </table:table-cell>
          <table:table-cell table:formula="of:=[.V22]+[.T23]" office:value-type="float" office:value="117472091" calcext:value-type="float">
            <text:p>117,472,091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267" office:value-type="string" calcext:value-type="string">
            <text:p>c</text:p>
          </table:table-cell>
          <table:table-cell table:style-name="ce717"/>
          <table:table-cell office:value-type="date" office:date-value="2017-02-09" calcext:value-type="date">
            <text:p>Thu Feb 09 2017</text:p>
          </table:table-cell>
          <table:table-cell office:value-type="float" office:value="35" calcext:value-type="float">
            <text:p>00035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00036</text:p>
          </table:table-cell>
          <table:table-cell office:value-type="string" calcext:value-type="string">
            <text:p>Missile Guidance Compu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2" calcext:value-type="float">
            <text:p>7,1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999" calcext:value-type="float">
            <text:p>53,999</text:p>
          </table:table-cell>
          <table:table-cell table:formula="of:=IF([.P24]=0;[.M24]*[.N24];([.M24]*[.N24]+[.O24]*[.P24])/([.P24]*[.Q24]))" office:value-type="float" office:value="7192" calcext:value-type="float">
            <text:p>7,192</text:p>
          </table:table-cell>
          <table:table-cell table:formula="of:=-[.M24]*[.N24]-[.O24]*[.P24]+[.P24]*[.Q24]*[.R24]" office:value-type="float" office:value="468070" calcext:value-type="float">
            <text:p>468,070</text:p>
          </table:table-cell>
          <table:table-cell table:formula="of:=IF([.M24]*[.N24]+[.O24]*[.P24]=0;0;([.P24]*[.Q24]*[.R24])/([.M24]*[.N24]+[.O24]*[.P24]))" office:value-type="float" office:value="7.50820355951057" calcext:value-type="float">
            <text:p>7.5082035595106</text:p>
          </table:table-cell>
          <table:table-cell table:formula="of:=[.V23]+[.T24]" office:value-type="float" office:value="117940161" calcext:value-type="float">
            <text:p>117,940,161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268" office:value-type="string" calcext:value-type="string">
            <text:p>c</text:p>
          </table:table-cell>
          <table:table-cell table:style-name="ce718"/>
          <table:table-cell office:value-type="date" office:date-value="2017-02-06" calcext:value-type="date">
            <text:p>Mon Feb 06 2017</text:p>
          </table:table-cell>
          <table:table-cell office:value-type="float" office:value="19" calcext:value-type="float">
            <text:p>00019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00032</text:p>
          </table:table-cell>
          <table:table-cell table:style-name="ce250" office:value-type="string" calcext:value-type="string">
            <text:p>Linear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04" calcext:value-type="float">
            <text:p>37,504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47332" calcext:value-type="float">
            <text:p>47,332</text:p>
          </table:table-cell>
          <table:table-cell table:formula="of:=IF([.P25]=0;[.M25]*[.N25];([.M25]*[.N25]+[.O25]*[.P25])/([.P25]*[.Q25]))" office:value-type="float" office:value="37504" calcext:value-type="float">
            <text:p>37,504</text:p>
          </table:table-cell>
          <table:table-cell table:formula="of:=-[.M25]*[.N25]-[.O25]*[.P25]+[.P25]*[.Q25]*[.R25]" office:value-type="float" office:value="27479088" calcext:value-type="float">
            <text:p>27,479,088</text:p>
          </table:table-cell>
          <table:table-cell table:formula="of:=IF([.M25]*[.N25]+[.O25]*[.P25]=0;0;([.P25]*[.Q25]*[.R25])/([.M25]*[.N25]+[.O25]*[.P25]))" office:value-type="float" office:value="1.26205204778157" calcext:value-type="float">
            <text:p>1.2620520477816</text:p>
          </table:table-cell>
          <table:table-cell table:formula="of:=[.V24]+[.T25]" office:value-type="float" office:value="145419249" calcext:value-type="float">
            <text:p>145,419,249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269" office:value-type="string" calcext:value-type="string">
            <text:p>c</text:p>
          </table:table-cell>
          <table:table-cell table:style-name="ce719"/>
          <table:table-cell office:value-type="date" office:date-value="2017-02-05" calcext:value-type="date">
            <text:p>Sun Feb 05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3" calcext:value-type="float">
            <text:p>00023</text:p>
          </table:table-cell>
          <table:table-cell office:value-type="string" calcext:value-type="string">
            <text:p>Cap Booster 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36" calcext:value-type="float">
            <text:p>45,736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7499" calcext:value-type="float">
            <text:p>7,499</text:p>
          </table:table-cell>
          <table:table-cell table:formula="of:=IF([.P26]=0;[.M26]*[.N26];([.M26]*[.N26]+[.O26]*[.P26])/([.P26]*[.Q26]))" office:value-type="float" office:value="4573.6" calcext:value-type="float">
            <text:p>4,574</text:p>
          </table:table-cell>
          <table:table-cell table:formula="of:=-[.M26]*[.N26]-[.O26]*[.P26]+[.P26]*[.Q26]*[.R26]" office:value-type="float" office:value="5148704" calcext:value-type="float">
            <text:p>5,148,704</text:p>
          </table:table-cell>
          <table:table-cell table:formula="of:=IF([.M26]*[.N26]+[.O26]*[.P26]=0;0;([.P26]*[.Q26]*[.R26])/([.M26]*[.N26]+[.O26]*[.P26]))" office:value-type="float" office:value="1.63962742697219" calcext:value-type="float">
            <text:p>1.6396274269722</text:p>
          </table:table-cell>
          <table:table-cell table:formula="of:=[.V25]+[.T26]" office:value-type="float" office:value="150567953" calcext:value-type="float">
            <text:p>150,567,953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270" office:value-type="string" calcext:value-type="string">
            <text:p>c</text:p>
          </table:table-cell>
          <table:table-cell table:style-name="ce720"/>
          <table:table-cell office:value-type="date" office:date-value="2017-02-05" calcext:value-type="date">
            <text:p>Sun Feb 05 2017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00009</text:p>
          </table:table-cell>
          <table:table-cell office:value-type="float" office:value="28" calcext:value-type="float">
            <text:p>00028</text:p>
          </table:table-cell>
          <table:table-cell office:value-type="string" calcext:value-type="string">
            <text:p>Large Remote Armor Repairer II</text:p>
          </table:table-cell>
          <table:table-cell table:style-name="ce254" office:value-type="float" office:value="747000" calcext:value-type="float">
            <text:p>7.47E+05</text:p>
          </table:table-cell>
          <table:table-cell office:value-type="float" office:value="20" calcext:value-type="float">
            <text:p>20</text:p>
          </table:table-cell>
          <table:table-cell table:style-name="ce254" office:value-type="float" office:value="1730000" calcext:value-type="float">
            <text:p>1.73E+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54" office:value-type="float" office:value="2670000" calcext:value-type="float">
            <text:p>2.67E+06</text:p>
          </table:table-cell>
          <table:table-cell table:formula="of:=IF([.P27]=0;[.M27]*[.N27];([.M27]*[.N27]+[.O27]*[.P27])/([.P27]*[.Q27]))" office:value-type="float" office:value="1879400" calcext:value-type="float">
            <text:p>1,879,400</text:p>
          </table:table-cell>
          <table:table-cell table:formula="of:=-[.M27]*[.N27]-[.O27]*[.P27]+[.P27]*[.Q27]*[.R27]" office:value-type="float" office:value="79060000" calcext:value-type="float">
            <text:p>79,060,000</text:p>
          </table:table-cell>
          <table:table-cell table:formula="of:=IF([.M27]*[.N27]+[.O27]*[.P27]=0;0;([.P27]*[.Q27]*[.R27])/([.M27]*[.N27]+[.O27]*[.P27]))" office:value-type="float" office:value="1.42066617005427" calcext:value-type="float">
            <text:p>1.4206661700543</text:p>
          </table:table-cell>
          <table:table-cell table:formula="of:=[.V26]+[.T27]" office:value-type="float" office:value="229627953" calcext:value-type="float">
            <text:p>229,627,953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71" office:value-type="string" calcext:value-type="string">
            <text:p>c</text:p>
          </table:table-cell>
          <table:table-cell table:style-name="ce721"/>
          <table:table-cell office:value-type="date" office:date-value="2017-02-06" calcext:value-type="date">
            <text:p>Mon Feb 06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4" calcext:value-type="float">
            <text:p>00034</text:p>
          </table:table-cell>
          <table:table-cell office:value-type="string" calcext:value-type="string">
            <text:p>Medium Hydraulic Bay Thruster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1500" calcext:value-type="float">
            <text:p>1,491,50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720442" calcext:value-type="float">
            <text:p>2,720,442</text:p>
          </table:table-cell>
          <table:table-cell table:formula="of:=IF([.P28]=0;[.M28]*[.N28];([.M28]*[.N28]+[.O28]*[.P28])/([.P28]*[.Q28]))" office:value-type="float" office:value="1491500" calcext:value-type="float">
            <text:p>1,491,500</text:p>
          </table:table-cell>
          <table:table-cell table:formula="of:=-[.M28]*[.N28]-[.O28]*[.P28]+[.P28]*[.Q28]*[.R28]" office:value-type="float" office:value="62676042" calcext:value-type="float">
            <text:p>62,676,042</text:p>
          </table:table-cell>
          <table:table-cell table:formula="of:=IF([.M28]*[.N28]+[.O28]*[.P28]=0;0;([.P28]*[.Q28]*[.R28])/([.M28]*[.N28]+[.O28]*[.P28]))" office:value-type="float" office:value="1.82396379483741" calcext:value-type="float">
            <text:p>1.8239637948374</text:p>
          </table:table-cell>
          <table:table-cell table:formula="of:=[.V27]+[.T28]" office:value-type="float" office:value="292303995" calcext:value-type="float">
            <text:p>292,303,99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72" office:value-type="string" calcext:value-type="string">
            <text:p>c</text:p>
          </table:table-cell>
          <table:table-cell table:style-name="ce722"/>
          <table:table-cell office:value-type="date" office:date-value="2017-02-06" calcext:value-type="date">
            <text:p>Mon Feb 06 2017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00036</text:p>
          </table:table-cell>
          <table:table-cell office:value-type="float" office:value="35" calcext:value-type="float">
            <text:p>00035</text:p>
          </table:table-cell>
          <table:table-cell table:style-name="ce250" office:value-type="string" calcext:value-type="string">
            <text:p>Missile Guidance Computer II</text:p>
          </table:table-cell>
          <table:table-cell office:value-type="float" office:value="381999" calcext:value-type="float">
            <text:p>381,999</text:p>
          </table:table-cell>
          <table:table-cell office:value-type="float" office:value="3" calcext:value-type="float">
            <text:p>3</text:p>
          </table:table-cell>
          <table:table-cell office:value-type="float" office:value="830686" calcext:value-type="float">
            <text:p>830,6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99883" calcext:value-type="float">
            <text:p>1,499,883</text:p>
          </table:table-cell>
          <table:table-cell table:formula="of:=IF([.P29]=0;[.M29]*[.N29];([.M29]*[.N29]+[.O29]*[.P29])/([.P29]*[.Q29]))" office:value-type="float" office:value="945285.7" calcext:value-type="float">
            <text:p>945,286</text:p>
          </table:table-cell>
          <table:table-cell table:formula="of:=-[.M29]*[.N29]-[.O29]*[.P29]+[.P29]*[.Q29]*[.R29]" office:value-type="float" office:value="5545973" calcext:value-type="float">
            <text:p>5,545,973</text:p>
          </table:table-cell>
          <table:table-cell table:formula="of:=IF([.M29]*[.N29]+[.O29]*[.P29]=0;0;([.P29]*[.Q29]*[.R29])/([.M29]*[.N29]+[.O29]*[.P29]))" office:value-type="float" office:value="1.58669807445516" calcext:value-type="float">
            <text:p>1.5866980744552</text:p>
          </table:table-cell>
          <table:table-cell table:formula="of:=[.V28]+[.T29]" office:value-type="float" office:value="297849968" calcext:value-type="float">
            <text:p>297,849,968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73" office:value-type="string" calcext:value-type="string">
            <text:p>c</text:p>
          </table:table-cell>
          <table:table-cell table:style-name="ce723"/>
          <table:table-cell office:value-type="date" office:date-value="2017-01-18" calcext:value-type="date">
            <text:p>Wed Jan 18 2017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00032</text:p>
          </table:table-cell>
          <table:table-cell office:value-type="float" office:value="19" calcext:value-type="float">
            <text:p>00019</text:p>
          </table:table-cell>
          <table:table-cell office:value-type="string" calcext:value-type="string">
            <text:p>EM Ward Field II</text:p>
          </table:table-cell>
          <table:table-cell office:value-type="float" office:value="519491" calcext:value-type="float">
            <text:p>519,491</text:p>
          </table:table-cell>
          <table:table-cell office:value-type="float" office:value="30" calcext:value-type="float">
            <text:p>30</text:p>
          </table:table-cell>
          <table:table-cell office:value-type="float" office:value="1581163" calcext:value-type="float">
            <text:p>1,581,163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756999" calcext:value-type="float">
            <text:p>1,756,999</text:p>
          </table:table-cell>
          <table:table-cell table:formula="of:=IF([.P30]=0;[.M30]*[.N30];([.M30]*[.N30]+[.O30]*[.P30])/([.P30]*[.Q30]))" office:value-type="float" office:value="1701045.53846154" calcext:value-type="float">
            <text:p>1,701,046</text:p>
          </table:table-cell>
          <table:table-cell table:formula="of:=-[.M30]*[.N30]-[.O30]*[.P30]+[.P30]*[.Q30]*[.R30]" office:value-type="float" office:value="7273950" calcext:value-type="float">
            <text:p>7,273,950</text:p>
          </table:table-cell>
          <table:table-cell table:formula="of:=IF([.M30]*[.N30]+[.O30]*[.P30]=0;0;([.P30]*[.Q30]*[.R30])/([.M30]*[.N30]+[.O30]*[.P30]))" office:value-type="float" office:value="1.03289357061485" calcext:value-type="float">
            <text:p>1.0328935706149</text:p>
          </table:table-cell>
          <table:table-cell table:formula="of:=[.V29]+[.T30]" office:value-type="float" office:value="305123918" calcext:value-type="float">
            <text:p>305,123,918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74" office:value-type="string" calcext:value-type="string">
            <text:p>c</text:p>
          </table:table-cell>
          <table:table-cell table:style-name="ce724"/>
          <table:table-cell office:value-type="date" office:date-value="2017-02-05" calcext:value-type="date">
            <text:p>Sun Feb 05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4" calcext:value-type="float">
            <text:p>00024</text:p>
          </table:table-cell>
          <table:table-cell office:value-type="string" calcext:value-type="string">
            <text:p>Medium Anti-Thermal Screen Reinforc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27" calcext:value-type="float">
            <text:p>141,52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39556" calcext:value-type="float">
            <text:p>339,556</text:p>
          </table:table-cell>
          <table:table-cell table:formula="of:=IF([.P31]=0;[.M31]*[.N31];([.M31]*[.N31]+[.O31]*[.P31])/([.P31]*[.Q31]))" office:value-type="float" office:value="141527" calcext:value-type="float">
            <text:p>141,527</text:p>
          </table:table-cell>
          <table:table-cell table:formula="of:=-[.M31]*[.N31]-[.O31]*[.P31]+[.P31]*[.Q31]*[.R31]" office:value-type="float" office:value="10495537" calcext:value-type="float">
            <text:p>10,495,537</text:p>
          </table:table-cell>
          <table:table-cell table:formula="of:=IF([.M31]*[.N31]+[.O31]*[.P31]=0;0;([.P31]*[.Q31]*[.R31])/([.M31]*[.N31]+[.O31]*[.P31]))" office:value-type="float" office:value="2.39923124209515" calcext:value-type="float">
            <text:p>2.3992312420952</text:p>
          </table:table-cell>
          <table:table-cell table:formula="of:=[.V30]+[.T31]" office:value-type="float" office:value="315619455" calcext:value-type="float">
            <text:p>315,619,45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75" office:value-type="string" calcext:value-type="string">
            <text:p>c</text:p>
          </table:table-cell>
          <table:table-cell table:style-name="ce725"/>
          <table:table-cell office:value-type="date" office:date-value="2017-02-18" calcext:value-type="date">
            <text:p>Sat Feb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43" calcext:value-type="float">
            <text:p>00043</text:p>
          </table:table-cell>
          <table:table-cell table:style-name="ce250" office:value-type="string" calcext:value-type="string">
            <text:p>Retriev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9713" calcext:value-type="float">
            <text:p>18,939,7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999998" calcext:value-type="float">
            <text:p>21,999,998</text:p>
          </table:table-cell>
          <table:table-cell table:formula="of:=IF([.P32]=0;[.M32]*[.N32];([.M32]*[.N32]+[.O32]*[.P32])/([.P32]*[.Q32]))" office:value-type="float" office:value="18939713" calcext:value-type="float">
            <text:p>18,939,713</text:p>
          </table:table-cell>
          <table:table-cell table:formula="of:=-[.M32]*[.N32]-[.O32]*[.P32]+[.P32]*[.Q32]*[.R32]" office:value-type="float" office:value="24482280" calcext:value-type="float">
            <text:p>24,482,280</text:p>
          </table:table-cell>
          <table:table-cell table:formula="of:=IF([.M32]*[.N32]+[.O32]*[.P32]=0;0;([.P32]*[.Q32]*[.R32])/([.M32]*[.N32]+[.O32]*[.P32]))" office:value-type="float" office:value="1.1615803259532" calcext:value-type="float">
            <text:p>1.1615803259532</text:p>
          </table:table-cell>
          <table:table-cell table:formula="of:=[.V31]+[.T32]" office:value-type="float" office:value="340101735" calcext:value-type="float">
            <text:p>340,101,73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76" office:value-type="string" calcext:value-type="string">
            <text:p>c</text:p>
          </table:table-cell>
          <table:table-cell table:style-name="ce726"/>
          <table:table-cell office:value-type="date" office:date-value="2017-02-12" calcext:value-type="date">
            <text:p>Sun Feb 1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42" calcext:value-type="float">
            <text:p>00042</text:p>
          </table:table-cell>
          <table:table-cell table:style-name="ce250" office:value-type="string" calcext:value-type="string">
            <text:p>Helium Fuel Bl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1460" calcext:value-type="float">
            <text:p>851,46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1983" calcext:value-type="float">
            <text:p>21,983</text:p>
          </table:table-cell>
          <table:table-cell table:formula="of:=IF([.P33]=0;[.M33]*[.N33];([.M33]*[.N33]+[.O33]*[.P33])/([.P33]*[.Q33]))" office:value-type="float" office:value="21286.5" calcext:value-type="float">
            <text:p>21,287</text:p>
          </table:table-cell>
          <table:table-cell table:formula="of:=-[.M33]*[.N33]-[.O33]*[.P33]+[.P33]*[.Q33]*[.R33]" office:value-type="float" office:value="1030820" calcext:value-type="float">
            <text:p>1,030,820</text:p>
          </table:table-cell>
          <table:table-cell table:formula="of:=IF([.M33]*[.N33]+[.O33]*[.P33]=0;0;([.P33]*[.Q33]*[.R33])/([.M33]*[.N33]+[.O33]*[.P33]))" office:value-type="float" office:value="1.03272026871491" calcext:value-type="float">
            <text:p>1.0327202687149</text:p>
          </table:table-cell>
          <table:table-cell table:formula="of:=[.V32]+[.T33]" office:value-type="float" office:value="341132555" calcext:value-type="float">
            <text:p>341,132,55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77" office:value-type="string" calcext:value-type="string">
            <text:p>c</text:p>
          </table:table-cell>
          <table:table-cell table:style-name="ce727"/>
          <table:table-cell office:value-type="date" office:date-value="2017-02-19" calcext:value-type="date">
            <text:p>Sun Feb 19 2017</text:p>
          </table:table-cell>
          <table:table-cell office:value-type="float" office:value="21" calcext:value-type="float">
            <text:p>00021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00044</text:p>
          </table:table-cell>
          <table:table-cell table:style-name="ce250" office:value-type="string" calcext:value-type="string">
            <text:p>Pulse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00" calcext:value-type="float">
            <text:p>44,800</text:p>
          </table:table-cell>
          <table:table-cell office:value-type="float" office:value="2176" calcext:value-type="float">
            <text:p>2176</text:p>
          </table:table-cell>
          <table:table-cell office:value-type="float" office:value="1" calcext:value-type="float">
            <text:p>1</text:p>
          </table:table-cell>
          <table:table-cell office:value-type="float" office:value="54997" calcext:value-type="float">
            <text:p>54,997</text:p>
          </table:table-cell>
          <table:table-cell table:formula="of:=IF([.P34]=0;[.M34]*[.N34];([.M34]*[.N34]+[.O34]*[.P34])/([.P34]*[.Q34]))" office:value-type="float" office:value="44800" calcext:value-type="float">
            <text:p>44,800</text:p>
          </table:table-cell>
          <table:table-cell table:formula="of:=-[.M34]*[.N34]-[.O34]*[.P34]+[.P34]*[.Q34]*[.R34]" office:value-type="float" office:value="22188672" calcext:value-type="float">
            <text:p>22,188,672</text:p>
          </table:table-cell>
          <table:table-cell table:formula="of:=IF([.M34]*[.N34]+[.O34]*[.P34]=0;0;([.P34]*[.Q34]*[.R34])/([.M34]*[.N34]+[.O34]*[.P34]))" office:value-type="float" office:value="1.22761160714286" calcext:value-type="float">
            <text:p>1.2276116071429</text:p>
          </table:table-cell>
          <table:table-cell table:formula="of:=[.V33]+[.T34]" office:value-type="float" office:value="363321227" calcext:value-type="float">
            <text:p>363,321,22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78" office:value-type="string" calcext:value-type="string">
            <text:p>c</text:p>
          </table:table-cell>
          <table:table-cell table:style-name="ce728"/>
          <table:table-cell office:value-type="date" office:date-value="2017-02-21" calcext:value-type="date">
            <text:p>Tue Feb 21 2017</text:p>
          </table:table-cell>
          <table:table-cell office:value-type="float" office:value="33" calcext:value-type="float">
            <text:p>00033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00049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82" calcext:value-type="float">
            <text:p>47,38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8962" calcext:value-type="float">
            <text:p>58,962</text:p>
          </table:table-cell>
          <table:table-cell table:formula="of:=IF([.P35]=0;[.M35]*[.N35];([.M35]*[.N35]+[.O35]*[.P35])/([.P35]*[.Q35]))" office:value-type="float" office:value="47382" calcext:value-type="float">
            <text:p>47,382</text:p>
          </table:table-cell>
          <table:table-cell table:formula="of:=-[.M35]*[.N35]-[.O35]*[.P35]+[.P35]*[.Q35]*[.R35]" office:value-type="float" office:value="810600" calcext:value-type="float">
            <text:p>810,600</text:p>
          </table:table-cell>
          <table:table-cell table:formula="of:=IF([.M35]*[.N35]+[.O35]*[.P35]=0;0;([.P35]*[.Q35]*[.R35])/([.M35]*[.N35]+[.O35]*[.P35]))" office:value-type="float" office:value="1.24439660630619" calcext:value-type="float">
            <text:p>1.2443966063062</text:p>
          </table:table-cell>
          <table:table-cell table:formula="of:=[.V34]+[.T35]" office:value-type="float" office:value="364131827" calcext:value-type="float">
            <text:p>364,131,82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79" office:value-type="string" calcext:value-type="string">
            <text:p>c</text:p>
          </table:table-cell>
          <table:table-cell table:style-name="ce729"/>
          <table:table-cell office:value-type="date" office:date-value="2017-02-20" calcext:value-type="date">
            <text:p>Mon Feb 20 2017</text:p>
          </table:table-cell>
          <table:table-cell office:value-type="float" office:value="18" calcext:value-type="float">
            <text:p>00018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00045</text:p>
          </table:table-cell>
          <table:table-cell table:style-name="ce250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99" calcext:value-type="float">
            <text:p>41,799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45499" calcext:value-type="float">
            <text:p>45,499</text:p>
          </table:table-cell>
          <table:table-cell table:formula="of:=IF([.P36]=0;[.M36]*[.N36];([.M36]*[.N36]+[.O36]*[.P36])/([.P36]*[.Q36]))" office:value-type="float" office:value="41799" calcext:value-type="float">
            <text:p>41,799</text:p>
          </table:table-cell>
          <table:table-cell table:formula="of:=-[.M36]*[.N36]-[.O36]*[.P36]+[.P36]*[.Q36]*[.R36]" office:value-type="float" office:value="1631700" calcext:value-type="float">
            <text:p>1,631,700</text:p>
          </table:table-cell>
          <table:table-cell table:formula="of:=IF([.M36]*[.N36]+[.O36]*[.P36]=0;0;([.P36]*[.Q36]*[.R36])/([.M36]*[.N36]+[.O36]*[.P36]))" office:value-type="float" office:value="1.08851886408766" calcext:value-type="float">
            <text:p>1.0885188640877</text:p>
          </table:table-cell>
          <table:table-cell table:formula="of:=[.V35]+[.T36]" office:value-type="float" office:value="365763527" calcext:value-type="float">
            <text:p>365,763,52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80" office:value-type="string" calcext:value-type="string">
            <text:p>c</text:p>
          </table:table-cell>
          <table:table-cell table:style-name="ce730"/>
          <table:table-cell office:value-type="date" office:date-value="2017-02-20" calcext:value-type="date">
            <text:p>Mon Feb 20 2017</text:p>
          </table:table-cell>
          <table:table-cell office:value-type="float" office:value="18" calcext:value-type="float">
            <text:p>00018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00046</text:p>
          </table:table-cell>
          <table:table-cell table:style-name="ce250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25" calcext:value-type="float">
            <text:p>24,82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0600" calcext:value-type="float">
            <text:p>30,600</text:p>
          </table:table-cell>
          <table:table-cell table:formula="of:=IF([.P37]=0;[.M37]*[.N37];([.M37]*[.N37]+[.O37]*[.P37])/([.P37]*[.Q37]))" office:value-type="float" office:value="24825" calcext:value-type="float">
            <text:p>24,825</text:p>
          </table:table-cell>
          <table:table-cell table:formula="of:=-[.M37]*[.N37]-[.O37]*[.P37]+[.P37]*[.Q37]*[.R37]" office:value-type="float" office:value="1559250" calcext:value-type="float">
            <text:p>1,559,250</text:p>
          </table:table-cell>
          <table:table-cell table:formula="of:=IF([.M37]*[.N37]+[.O37]*[.P37]=0;0;([.P37]*[.Q37]*[.R37])/([.M37]*[.N37]+[.O37]*[.P37]))" office:value-type="float" office:value="1.23262839879154" calcext:value-type="float">
            <text:p>1.2326283987915</text:p>
          </table:table-cell>
          <table:table-cell table:formula="of:=[.V36]+[.T37]" office:value-type="float" office:value="367322777" calcext:value-type="float">
            <text:p>367,322,77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81" office:value-type="string" calcext:value-type="string">
            <text:p>c</text:p>
          </table:table-cell>
          <table:table-cell table:style-name="ce731"/>
          <table:table-cell office:value-type="date" office:date-value="2017-02-21" calcext:value-type="date">
            <text:p>Tue Feb 21 2017</text:p>
          </table:table-cell>
          <table:table-cell office:value-type="float" office:value="33" calcext:value-type="float">
            <text:p>0003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00050</text:p>
          </table:table-cell>
          <table:table-cell table:style-name="ce250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58" calcext:value-type="float">
            <text:p>50,65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7124" calcext:value-type="float">
            <text:p>57,124</text:p>
          </table:table-cell>
          <table:table-cell table:formula="of:=IF([.P38]=0;[.M38]*[.N38];([.M38]*[.N38]+[.O38]*[.P38])/([.P38]*[.Q38]))" office:value-type="float" office:value="50658" calcext:value-type="float">
            <text:p>50,658</text:p>
          </table:table-cell>
          <table:table-cell table:formula="of:=-[.M38]*[.N38]-[.O38]*[.P38]+[.P38]*[.Q38]*[.R38]" office:value-type="float" office:value="452620" calcext:value-type="float">
            <text:p>452,620</text:p>
          </table:table-cell>
          <table:table-cell table:formula="of:=IF([.M38]*[.N38]+[.O38]*[.P38]=0;0;([.P38]*[.Q38]*[.R38])/([.M38]*[.N38]+[.O38]*[.P38]))" office:value-type="float" office:value="1.12764025425402" calcext:value-type="float">
            <text:p>1.127640254254</text:p>
          </table:table-cell>
          <table:table-cell table:formula="of:=[.V37]+[.T38]" office:value-type="float" office:value="367775397" calcext:value-type="float">
            <text:p>367,775,39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82" office:value-type="string" calcext:value-type="string">
            <text:p>c</text:p>
          </table:table-cell>
          <table:table-cell table:style-name="ce732"/>
          <table:table-cell office:value-type="date" office:date-value="2017-02-20" calcext:value-type="date">
            <text:p>Mon Feb 20 2017</text:p>
          </table:table-cell>
          <table:table-cell office:value-type="float" office:value="18" calcext:value-type="float">
            <text:p>00018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00047</text:p>
          </table:table-cell>
          <table:table-cell table:style-name="ce250" office:value-type="string" calcext:value-type="string">
            <text:p>Deep Core Mining Las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900" calcext:value-type="float">
            <text:p>351,9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04999" calcext:value-type="float">
            <text:p>704,999</text:p>
          </table:table-cell>
          <table:table-cell table:formula="of:=IF([.P39]=0;[.M39]*[.N39];([.M39]*[.N39]+[.O39]*[.P39])/([.P39]*[.Q39]))" office:value-type="float" office:value="351900" calcext:value-type="float">
            <text:p>351,900</text:p>
          </table:table-cell>
          <table:table-cell table:formula="of:=-[.M39]*[.N39]-[.O39]*[.P39]+[.P39]*[.Q39]*[.R39]" office:value-type="float" office:value="31778910" calcext:value-type="float">
            <text:p>31,778,910</text:p>
          </table:table-cell>
          <table:table-cell table:formula="of:=IF([.M39]*[.N39]+[.O39]*[.P39]=0;0;([.P39]*[.Q39]*[.R39])/([.M39]*[.N39]+[.O39]*[.P39]))" office:value-type="float" office:value="2.00340721795965" calcext:value-type="float">
            <text:p>2.0034072179597</text:p>
          </table:table-cell>
          <table:table-cell table:formula="of:=[.V38]+[.T39]" office:value-type="float" office:value="399554307" calcext:value-type="float">
            <text:p>399,554,30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83" office:value-type="string" calcext:value-type="string">
            <text:p>c</text:p>
          </table:table-cell>
          <table:table-cell table:style-name="ce733"/>
          <table:table-cell office:value-type="date" office:date-value="2017-01-18" calcext:value-type="date">
            <text:p>Wed Jan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0" calcext:value-type="float">
            <text:p>00020</text:p>
          </table:table-cell>
          <table:table-cell office:value-type="string" calcext:value-type="string">
            <text:p>Endurance</text:p>
          </table:table-cell>
          <table:table-cell office:value-type="float" office:value="484540" calcext:value-type="float">
            <text:p>484,540</text:p>
          </table:table-cell>
          <table:table-cell office:value-type="float" office:value="8" calcext:value-type="float">
            <text:p>8</text:p>
          </table:table-cell>
          <table:table-cell office:value-type="float" office:value="17032324" calcext:value-type="float">
            <text:p>17,032,3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499998" calcext:value-type="float">
            <text:p>24,499,998</text:p>
          </table:table-cell>
          <table:table-cell table:formula="of:=IF([.P40]=0;[.M40]*[.N40];([.M40]*[.N40]+[.O40]*[.P40])/([.P40]*[.Q40]))" office:value-type="float" office:value="18001404" calcext:value-type="float">
            <text:p>18,001,404</text:p>
          </table:table-cell>
          <table:table-cell table:formula="of:=-[.M40]*[.N40]-[.O40]*[.P40]+[.P40]*[.Q40]*[.R40]" office:value-type="float" office:value="25994376" calcext:value-type="float">
            <text:p>25,994,376</text:p>
          </table:table-cell>
          <table:table-cell table:formula="of:=IF([.M40]*[.N40]+[.O40]*[.P40]=0;0;([.P40]*[.Q40]*[.R40])/([.M40]*[.N40]+[.O40]*[.P40]))" office:value-type="float" office:value="1.36100484162235" calcext:value-type="float">
            <text:p>1.3610048416224</text:p>
          </table:table-cell>
          <table:table-cell table:formula="of:=[.V39]+[.T40]" office:value-type="float" office:value="425548683" calcext:value-type="float">
            <text:p>425,548,683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84" office:value-type="string" calcext:value-type="string">
            <text:p>c</text:p>
          </table:table-cell>
          <table:table-cell table:style-name="ce734"/>
          <table:table-cell office:value-type="date" office:date-value="2017-02-21" calcext:value-type="date">
            <text:p>Tue Feb 21 2017</text:p>
          </table:table-cell>
          <table:table-cell office:value-type="float" office:value="33" calcext:value-type="float">
            <text:p>00033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00048</text:p>
          </table:table-cell>
          <table:table-cell table:style-name="ce250" office:value-type="string" calcext:value-type="string">
            <text:p>Cap Recharg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84" calcext:value-type="float">
            <text:p>33,38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15964" calcext:value-type="float">
            <text:p>115,964</text:p>
          </table:table-cell>
          <table:table-cell table:formula="of:=IF([.P41]=0;[.M41]*[.N41];([.M41]*[.N41]+[.O41]*[.P41])/([.P41]*[.Q41]))" office:value-type="float" office:value="33384" calcext:value-type="float">
            <text:p>33,384</text:p>
          </table:table-cell>
          <table:table-cell table:formula="of:=-[.M41]*[.N41]-[.O41]*[.P41]+[.P41]*[.Q41]*[.R41]" office:value-type="float" office:value="5780600" calcext:value-type="float">
            <text:p>5,780,600</text:p>
          </table:table-cell>
          <table:table-cell table:formula="of:=IF([.M41]*[.N41]+[.O41]*[.P41]=0;0;([.P41]*[.Q41]*[.R41])/([.M41]*[.N41]+[.O41]*[.P41]))" office:value-type="float" office:value="3.47364006709801" calcext:value-type="float">
            <text:p>3.473640067098</text:p>
          </table:table-cell>
          <table:table-cell table:formula="of:=[.V40]+[.T41]" office:value-type="float" office:value="431329283" calcext:value-type="float">
            <text:p>431,329,283</text:p>
          </table:table-cell>
          <table:table-cell table:number-columns-repeated="1002"/>
        </table:table-row>
        <table:table-row table:style-name="ro1">
          <table:table-cell/>
          <table:table-cell table:number-columns-repeated="3" table:style-name="ce285" office:value-type="string" calcext:value-type="string">
            <text:p>c</text:p>
          </table:table-cell>
          <table:table-cell table:style-name="ce602" office:value-type="string" calcext:value-type="string">
            <text:p>c</text:p>
          </table:table-cell>
          <table:table-cell table:style-name="ce285" office:value-type="string" calcext:value-type="string">
            <text:p>c</text:p>
          </table:table-cell>
          <table:table-cell table:style-name="ce735"/>
          <table:table-cell office:value-type="date" office:date-value="2017-02-12" calcext:value-type="date">
            <text:p>Sun Feb 1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41" calcext:value-type="float">
            <text:p>00041</text:p>
          </table:table-cell>
          <table:table-cell table:style-name="ce250" office:value-type="string" calcext:value-type="string">
            <text:p>Void L</text:p>
          </table:table-cell>
          <table:table-cell office:value-type="float" office:value="247671" calcext:value-type="float">
            <text:p>247,671</text:p>
          </table:table-cell>
          <table:table-cell office:value-type="float" office:value="12" calcext:value-type="float">
            <text:p>12</text:p>
          </table:table-cell>
          <table:table-cell office:value-type="float" office:value="657058" calcext:value-type="float">
            <text:p>657,058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,000</text:p>
          </table:table-cell>
          <table:table-cell office:value-type="float" office:value="212" calcext:value-type="float">
            <text:p>212</text:p>
          </table:table-cell>
          <table:table-cell table:formula="of:=IF([.P42]=0;[.M42]*[.N42];([.M42]*[.N42]+[.O42]*[.P42])/([.P42]*[.Q42]))" office:value-type="float" office:value="216.327371428571" calcext:value-type="float">
            <text:p>216</text:p>
          </table:table-cell>
          <table:table-cell table:formula="of:=-[.M42]*[.N42]-[.O42]*[.P42]+[.P42]*[.Q42]*[.R42]" office:value-type="float" office:value="-151458" calcext:value-type="float">
            <text:p>-151,458</text:p>
          </table:table-cell>
          <table:table-cell table:formula="of:=IF([.M42]*[.N42]+[.O42]*[.P42]=0;0;([.P42]*[.Q42]*[.R42])/([.M42]*[.N42]+[.O42]*[.P42]))" office:value-type="float" office:value="0.979996190958201" calcext:value-type="float">
            <text:p>0.9799961909582</text:p>
          </table:table-cell>
          <table:table-cell table:formula="of:=[.V41]+[.T42]" office:value-type="float" office:value="431177825" calcext:value-type="float">
            <text:p>431,177,82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86" office:value-type="string" calcext:value-type="string">
            <text:p>c</text:p>
          </table:table-cell>
          <table:table-cell table:style-name="ce736"/>
          <table:table-cell office:value-type="date" office:date-value="2017-02-26" calcext:value-type="date">
            <text:p>Sun Feb 26 2017</text:p>
          </table:table-cell>
          <table:table-cell office:value-type="float" office:value="51" calcext:value-type="float">
            <text:p>00051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00058</text:p>
          </table:table-cell>
          <table:table-cell table:style-name="ce250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51" calcext:value-type="float">
            <text:p>56,451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57086" calcext:value-type="float">
            <text:p>57,086</text:p>
          </table:table-cell>
          <table:table-cell table:formula="of:=IF([.P43]=0;[.M43]*[.N43];([.M43]*[.N43]+[.O43]*[.P43])/([.P43]*[.Q43]))" office:value-type="float" office:value="56451" calcext:value-type="float">
            <text:p>56,451</text:p>
          </table:table-cell>
          <table:table-cell table:formula="of:=-[.M43]*[.N43]-[.O43]*[.P43]+[.P43]*[.Q43]*[.R43]" office:value-type="float" office:value="524510" calcext:value-type="float">
            <text:p>524,510</text:p>
          </table:table-cell>
          <table:table-cell table:formula="of:=IF([.M43]*[.N43]+[.O43]*[.P43]=0;0;([.P43]*[.Q43]*[.R43])/([.M43]*[.N43]+[.O43]*[.P43]))" office:value-type="float" office:value="1.01124869355724" calcext:value-type="float">
            <text:p>1.0112486935573</text:p>
          </table:table-cell>
          <table:table-cell table:formula="of:=[.V42]+[.T43]" office:value-type="float" office:value="431702335" calcext:value-type="float">
            <text:p>431,702,33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87" office:value-type="string" calcext:value-type="string">
            <text:p>c</text:p>
          </table:table-cell>
          <table:table-cell table:style-name="ce737"/>
          <table:table-cell office:value-type="date" office:date-value="2017-02-26" calcext:value-type="date">
            <text:p>Sun Feb 26 2017</text:p>
          </table:table-cell>
          <table:table-cell office:value-type="float" office:value="51" calcext:value-type="float">
            <text:p>00051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00059</text:p>
          </table:table-cell>
          <table:table-cell table:style-name="ce250" office:value-type="string" calcext:value-type="string">
            <text:p>Large Cap Battery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23" calcext:value-type="float">
            <text:p>114,72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70000" calcext:value-type="float">
            <text:p>170,000</text:p>
          </table:table-cell>
          <table:table-cell table:formula="of:=IF([.P44]=0;[.M44]*[.N44];([.M44]*[.N44]+[.O44]*[.P44])/([.P44]*[.Q44]))" office:value-type="float" office:value="114723" calcext:value-type="float">
            <text:p>114,723</text:p>
          </table:table-cell>
          <table:table-cell table:formula="of:=-[.M44]*[.N44]-[.O44]*[.P44]+[.P44]*[.Q44]*[.R44]" office:value-type="float" office:value="3703559" calcext:value-type="float">
            <text:p>3,703,559</text:p>
          </table:table-cell>
          <table:table-cell table:formula="of:=IF([.M44]*[.N44]+[.O44]*[.P44]=0;0;([.P44]*[.Q44]*[.R44])/([.M44]*[.N44]+[.O44]*[.P44]))" office:value-type="float" office:value="1.48183014739852" calcext:value-type="float">
            <text:p>1.4818301473985</text:p>
          </table:table-cell>
          <table:table-cell table:formula="of:=[.V43]+[.T44]" office:value-type="float" office:value="435405894" calcext:value-type="float">
            <text:p>435,405,894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88" office:value-type="string" calcext:value-type="string">
            <text:p>c</text:p>
          </table:table-cell>
          <table:table-cell table:style-name="ce738"/>
          <table:table-cell office:value-type="date" office:date-value="2017-02-26" calcext:value-type="date">
            <text:p>Sun Feb 26 2017</text:p>
          </table:table-cell>
          <table:table-cell office:value-type="float" office:value="51" calcext:value-type="float">
            <text:p>00051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00057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18" calcext:value-type="float">
            <text:p>53,118</text:p>
          </table:table-cell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58482" calcext:value-type="float">
            <text:p>58,482</text:p>
          </table:table-cell>
          <table:table-cell table:formula="of:=IF([.P45]=0;[.M45]*[.N45];([.M45]*[.N45]+[.O45]*[.P45])/([.P45]*[.Q45]))" office:value-type="float" office:value="53118" calcext:value-type="float">
            <text:p>53,118</text:p>
          </table:table-cell>
          <table:table-cell table:formula="of:=-[.M45]*[.N45]-[.O45]*[.P45]+[.P45]*[.Q45]*[.R45]" office:value-type="float" office:value="8786232" calcext:value-type="float">
            <text:p>8,786,232</text:p>
          </table:table-cell>
          <table:table-cell table:formula="of:=IF([.M45]*[.N45]+[.O45]*[.P45]=0;0;([.P45]*[.Q45]*[.R45])/([.M45]*[.N45]+[.O45]*[.P45]))" office:value-type="float" office:value="1.10098271772281" calcext:value-type="float">
            <text:p>1.1009827177228</text:p>
          </table:table-cell>
          <table:table-cell table:formula="of:=[.V44]+[.T45]" office:value-type="float" office:value="444192126" calcext:value-type="float">
            <text:p>444,192,12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89" office:value-type="string" calcext:value-type="string">
            <text:p>c</text:p>
          </table:table-cell>
          <table:table-cell table:style-name="ce739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00060</text:p>
          </table:table-cell>
          <table:table-cell table:style-name="ce250" office:value-type="string" calcext:value-type="string">
            <text:p>Oscillator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00" calcext:value-type="float">
            <text:p>39,000</text:p>
          </table:table-cell>
          <table:table-cell office:value-type="float" office:value="37150" calcext:value-type="float">
            <text:p>37150</text:p>
          </table:table-cell>
          <table:table-cell office:value-type="float" office:value="1" calcext:value-type="float">
            <text:p>1</text:p>
          </table:table-cell>
          <table:table-cell office:value-type="float" office:value="47698" calcext:value-type="float">
            <text:p>47,698</text:p>
          </table:table-cell>
          <table:table-cell table:formula="of:=IF([.P46]=0;[.M46]*[.N46];([.M46]*[.N46]+[.O46]*[.P46])/([.P46]*[.Q46]))" office:value-type="float" office:value="39000" calcext:value-type="float">
            <text:p>39,000</text:p>
          </table:table-cell>
          <table:table-cell table:formula="of:=-[.M46]*[.N46]-[.O46]*[.P46]+[.P46]*[.Q46]*[.R46]" office:value-type="float" office:value="323130700" calcext:value-type="float">
            <text:p>323,130,700</text:p>
          </table:table-cell>
          <table:table-cell table:formula="of:=IF([.M46]*[.N46]+[.O46]*[.P46]=0;0;([.P46]*[.Q46]*[.R46])/([.M46]*[.N46]+[.O46]*[.P46]))" office:value-type="float" office:value="1.22302564102564" calcext:value-type="float">
            <text:p>1.2230256410257</text:p>
          </table:table-cell>
          <table:table-cell table:formula="of:=[.V45]+[.T46]" office:value-type="float" office:value="767322826" calcext:value-type="float">
            <text:p>767,322,82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90" office:value-type="string" calcext:value-type="string">
            <text:p>c</text:p>
          </table:table-cell>
          <table:table-cell table:style-name="ce740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00061</text:p>
          </table:table-cell>
          <table:table-cell table:style-name="ce250" office:value-type="string" calcext:value-type="string">
            <text:p>Pulse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90" calcext:value-type="float">
            <text:p>43,890</text:p>
          </table:table-cell>
          <table:table-cell office:value-type="float" office:value="11400" calcext:value-type="float">
            <text:p>11400</text:p>
          </table:table-cell>
          <table:table-cell office:value-type="float" office:value="1" calcext:value-type="float">
            <text:p>1</text:p>
          </table:table-cell>
          <table:table-cell office:value-type="float" office:value="50999" calcext:value-type="float">
            <text:p>50,999</text:p>
          </table:table-cell>
          <table:table-cell table:formula="of:=IF([.P47]=0;[.M47]*[.N47];([.M47]*[.N47]+[.O47]*[.P47])/([.P47]*[.Q47]))" office:value-type="float" office:value="43890" calcext:value-type="float">
            <text:p>43,890</text:p>
          </table:table-cell>
          <table:table-cell table:formula="of:=-[.M47]*[.N47]-[.O47]*[.P47]+[.P47]*[.Q47]*[.R47]" office:value-type="float" office:value="81042600" calcext:value-type="float">
            <text:p>81,042,600</text:p>
          </table:table-cell>
          <table:table-cell table:formula="of:=IF([.M47]*[.N47]+[.O47]*[.P47]=0;0;([.P47]*[.Q47]*[.R47])/([.M47]*[.N47]+[.O47]*[.P47]))" office:value-type="float" office:value="1.16197311460469" calcext:value-type="float">
            <text:p>1.1619731146047</text:p>
          </table:table-cell>
          <table:table-cell table:formula="of:=[.V46]+[.T47]" office:value-type="float" office:value="848365426" calcext:value-type="float">
            <text:p>848,365,42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291" office:value-type="string" calcext:value-type="string">
            <text:p>c</text:p>
          </table:table-cell>
          <table:table-cell table:number-columns-repeated="3" table:style-name="ce538" office:value-type="string" calcext:value-type="string">
            <text:p>c</text:p>
          </table:table-cell>
          <table:table-cell table:style-name="ce741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00062</text:p>
          </table:table-cell>
          <table:table-cell table:style-name="ce250" office:value-type="string" calcext:value-type="string">
            <text:p>Magnetometric Sensor Cl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50" calcext:value-type="float">
            <text:p>26,450</text:p>
          </table:table-cell>
          <table:table-cell office:value-type="float" office:value="14850" calcext:value-type="float">
            <text:p>14850</text:p>
          </table:table-cell>
          <table:table-cell office:value-type="float" office:value="1" calcext:value-type="float">
            <text:p>1</text:p>
          </table:table-cell>
          <table:table-cell office:value-type="float" office:value="27799" calcext:value-type="float">
            <text:p>27,799</text:p>
          </table:table-cell>
          <table:table-cell table:formula="of:=IF([.P48]=0;[.M48]*[.N48];([.M48]*[.N48]+[.O48]*[.P48])/([.P48]*[.Q48]))" office:value-type="float" office:value="26450" calcext:value-type="float">
            <text:p>26,450</text:p>
          </table:table-cell>
          <table:table-cell table:formula="of:=-[.M48]*[.N48]-[.O48]*[.P48]+[.P48]*[.Q48]*[.R48]" office:value-type="float" office:value="20032650" calcext:value-type="float">
            <text:p>20,032,650</text:p>
          </table:table-cell>
          <table:table-cell table:formula="of:=IF([.M48]*[.N48]+[.O48]*[.P48]=0;0;([.P48]*[.Q48]*[.R48])/([.M48]*[.N48]+[.O48]*[.P48]))" office:value-type="float" office:value="1.05100189035917" calcext:value-type="float">
            <text:p>1.0510018903592</text:p>
          </table:table-cell>
          <table:table-cell table:formula="of:=[.V47]+[.T48]" office:value-type="float" office:value="868398076" calcext:value-type="float">
            <text:p>868,398,07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292" office:value-type="string" calcext:value-type="string">
            <text:p>c</text:p>
          </table:table-cell>
          <table:table-cell table:number-columns-repeated="3" table:style-name="ce538" office:value-type="string" calcext:value-type="string">
            <text:p>c</text:p>
          </table:table-cell>
          <table:table-cell table:style-name="ce741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00063</text:p>
          </table:table-cell>
          <table:table-cell table:style-name="ce250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99" calcext:value-type="float">
            <text:p>41,799</text:p>
          </table:table-cell>
          <table:table-cell office:value-type="float" office:value="59400" calcext:value-type="float">
            <text:p>59400</text:p>
          </table:table-cell>
          <table:table-cell office:value-type="float" office:value="1" calcext:value-type="float">
            <text:p>1</text:p>
          </table:table-cell>
          <table:table-cell office:value-type="float" office:value="44979" calcext:value-type="float">
            <text:p>44,979</text:p>
          </table:table-cell>
          <table:table-cell table:formula="of:=IF([.P49]=0;[.M49]*[.N49];([.M49]*[.N49]+[.O49]*[.P49])/([.P49]*[.Q49]))" office:value-type="float" office:value="41799" calcext:value-type="float">
            <text:p>41,799</text:p>
          </table:table-cell>
          <table:table-cell table:formula="of:=-[.M49]*[.N49]-[.O49]*[.P49]+[.P49]*[.Q49]*[.R49]" office:value-type="float" office:value="188892000" calcext:value-type="float">
            <text:p>188,892,000</text:p>
          </table:table-cell>
          <table:table-cell table:formula="of:=IF([.M49]*[.N49]+[.O49]*[.P49]=0;0;([.P49]*[.Q49]*[.R49])/([.M49]*[.N49]+[.O49]*[.P49]))" office:value-type="float" office:value="1.07607837508074" calcext:value-type="float">
            <text:p>1.0760783750808</text:p>
          </table:table-cell>
          <table:table-cell table:formula="of:=[.V48]+[.T49]" office:value-type="float" office:value="1057290076" calcext:value-type="float">
            <text:p>1,057,290,07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293" office:value-type="string" calcext:value-type="string">
            <text:p>c</text:p>
          </table:table-cell>
          <table:table-cell table:number-columns-repeated="3" table:style-name="ce538" office:value-type="string" calcext:value-type="string">
            <text:p>c</text:p>
          </table:table-cell>
          <table:table-cell table:style-name="ce741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00064</text:p>
          </table:table-cell>
          <table:table-cell table:style-name="ce250" office:value-type="string" calcext:value-type="string">
            <text:p>Ion Thr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70" calcext:value-type="float">
            <text:p>44,470</text:p>
          </table:table-cell>
          <table:table-cell office:value-type="float" office:value="22300" calcext:value-type="float">
            <text:p>22300</text:p>
          </table:table-cell>
          <table:table-cell office:value-type="float" office:value="1" calcext:value-type="float">
            <text:p>1</text:p>
          </table:table-cell>
          <table:table-cell office:value-type="float" office:value="44499" calcext:value-type="float">
            <text:p>44,499</text:p>
          </table:table-cell>
          <table:table-cell table:formula="of:=IF([.P50]=0;[.M50]*[.N50];([.M50]*[.N50]+[.O50]*[.P50])/([.P50]*[.Q50]))" office:value-type="float" office:value="44470" calcext:value-type="float">
            <text:p>44,470</text:p>
          </table:table-cell>
          <table:table-cell table:formula="of:=-[.M50]*[.N50]-[.O50]*[.P50]+[.P50]*[.Q50]*[.R50]" office:value-type="float" office:value="646700" calcext:value-type="float">
            <text:p>646,700</text:p>
          </table:table-cell>
          <table:table-cell table:formula="of:=IF([.M50]*[.N50]+[.O50]*[.P50]=0;0;([.P50]*[.Q50]*[.R50])/([.M50]*[.N50]+[.O50]*[.P50]))" office:value-type="float" office:value="1.00065212502811" calcext:value-type="float">
            <text:p>1.0006521250281</text:p>
          </table:table-cell>
          <table:table-cell table:formula="of:=[.V49]+[.T50]" office:value-type="float" office:value="1057936776" calcext:value-type="float">
            <text:p>1,057,936,77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294" office:value-type="string" calcext:value-type="string">
            <text:p>c</text:p>
          </table:table-cell>
          <table:table-cell table:number-columns-repeated="3" table:style-name="ce539" office:value-type="string" calcext:value-type="string">
            <text:p>c</text:p>
          </table:table-cell>
          <table:table-cell table:style-name="ce742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00065</text:p>
          </table:table-cell>
          <table:table-cell table:style-name="ce250" office:value-type="string" calcext:value-type="string">
            <text:p>Crystalline Carbonid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0" calcext:value-type="float">
            <text:p>11,530</text:p>
          </table:table-cell>
          <table:table-cell office:value-type="float" office:value="222750" calcext:value-type="float">
            <text:p>222750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,999</text:p>
          </table:table-cell>
          <table:table-cell table:formula="of:=IF([.P51]=0;[.M51]*[.N51];([.M51]*[.N51]+[.O51]*[.P51])/([.P51]*[.Q51]))" office:value-type="float" office:value="11530" calcext:value-type="float">
            <text:p>11,530</text:p>
          </table:table-cell>
          <table:table-cell table:formula="of:=-[.M51]*[.N51]-[.O51]*[.P51]+[.P51]*[.Q51]*[.R51]" office:value-type="float" office:value="772719750" calcext:value-type="float">
            <text:p>772,719,750</text:p>
          </table:table-cell>
          <table:table-cell table:formula="of:=IF([.M51]*[.N51]+[.O51]*[.P51]=0;0;([.P51]*[.Q51]*[.R51])/([.M51]*[.N51]+[.O51]*[.P51]))" office:value-type="float" office:value="1.30086730268864" calcext:value-type="float">
            <text:p>1.3008673026886</text:p>
          </table:table-cell>
          <table:table-cell table:formula="of:=[.V50]+[.T51]" office:value-type="float" office:value="1830656526" calcext:value-type="float">
            <text:p>1,830,656,52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95" office:value-type="string" calcext:value-type="string">
            <text:p>c</text:p>
          </table:table-cell>
          <table:table-cell table:style-name="ce743"/>
          <table:table-cell office:value-type="date" office:date-value="2017-02-25" calcext:value-type="date">
            <text:p>Sat Feb 25 2017</text:p>
          </table:table-cell>
          <table:table-cell office:value-type="float" office:value="40" calcext:value-type="float">
            <text:p>00040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00056</text:p>
          </table:table-cell>
          <table:table-cell table:style-name="ce250" office:value-type="string" calcext:value-type="string">
            <text:p>Graviton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57" calcext:value-type="float">
            <text:p>21,757</text:p>
          </table:table-cell>
          <table:table-cell office:value-type="float" office:value="5440" calcext:value-type="float">
            <text:p>5440</text:p>
          </table:table-cell>
          <table:table-cell office:value-type="float" office:value="1" calcext:value-type="float">
            <text:p>1</text:p>
          </table:table-cell>
          <table:table-cell office:value-type="float" office:value="29499" calcext:value-type="float">
            <text:p>29,499</text:p>
          </table:table-cell>
          <table:table-cell table:formula="of:=IF([.P52]=0;[.M52]*[.N52];([.M52]*[.N52]+[.O52]*[.P52])/([.P52]*[.Q52]))" office:value-type="float" office:value="21757" calcext:value-type="float">
            <text:p>21,757</text:p>
          </table:table-cell>
          <table:table-cell table:formula="of:=-[.M52]*[.N52]-[.O52]*[.P52]+[.P52]*[.Q52]*[.R52]" office:value-type="float" office:value="42116480" calcext:value-type="float">
            <text:p>42,116,480</text:p>
          </table:table-cell>
          <table:table-cell table:formula="of:=IF([.M52]*[.N52]+[.O52]*[.P52]=0;0;([.P52]*[.Q52]*[.R52])/([.M52]*[.N52]+[.O52]*[.P52]))" office:value-type="float" office:value="1.35583949993106" calcext:value-type="float">
            <text:p>1.3558394999311</text:p>
          </table:table-cell>
          <table:table-cell table:formula="of:=[.V51]+[.T52]" office:value-type="float" office:value="1872773006" calcext:value-type="float">
            <text:p>1,872,773,00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96" office:value-type="string" calcext:value-type="string">
            <text:p>c</text:p>
          </table:table-cell>
          <table:table-cell table:style-name="ce744"/>
          <table:table-cell office:value-type="date" office:date-value="2017-02-06" calcext:value-type="date">
            <text:p>Mon Feb 06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8, 49, 50</text:p>
          </table:table-cell>
          <table:table-cell office:value-type="float" office:value="33" calcext:value-type="float">
            <text:p>00033</text:p>
          </table:table-cell>
          <table:table-cell table:style-name="ce250" office:value-type="string" calcext:value-type="string">
            <text:p>Cap Recharger II</text:p>
          </table:table-cell>
          <table:table-cell office:value-type="float" office:value="385967" calcext:value-type="float">
            <text:p>385,967</text:p>
          </table:table-cell>
          <table:table-cell office:value-type="float" office:value="20" calcext:value-type="float">
            <text:p>20</text:p>
          </table:table-cell>
          <table:table-cell office:value-type="float" office:value="263071" calcext:value-type="float">
            <text:p>263,07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69999" calcext:value-type="float">
            <text:p>469,999</text:p>
          </table:table-cell>
          <table:table-cell table:formula="of:=IF([.P53]=0;[.M53]*[.N53];([.M53]*[.N53]+[.O53]*[.P53])/([.P53]*[.Q53]))" office:value-type="float" office:value="373347.285714286" calcext:value-type="float">
            <text:p>373,347</text:p>
          </table:table-cell>
          <table:table-cell table:formula="of:=-[.M53]*[.N53]-[.O53]*[.P53]+[.P53]*[.Q53]*[.R53]" office:value-type="float" office:value="6765620" calcext:value-type="float">
            <text:p>6,765,620</text:p>
          </table:table-cell>
          <table:table-cell table:formula="of:=IF([.M53]*[.N53]+[.O53]*[.P53]=0;0;([.P53]*[.Q53]*[.R53])/([.M53]*[.N53]+[.O53]*[.P53]))" office:value-type="float" office:value="1.25887884547172" calcext:value-type="float">
            <text:p>1.2588788454717</text:p>
          </table:table-cell>
          <table:table-cell table:formula="of:=[.V52]+[.T53]" office:value-type="float" office:value="1879538626" calcext:value-type="float">
            <text:p>1,879,538,62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297" office:value-type="string" calcext:value-type="string">
            <text:p>c</text:p>
          </table:table-cell>
          <table:table-cell table:number-columns-repeated="3" table:style-name="ce540" office:value-type="string" calcext:value-type="string">
            <text:p>c</text:p>
          </table:table-cell>
          <table:table-cell table:style-name="ce745"/>
          <table:table-cell office:value-type="date" office:date-value="2017-03-09" calcext:value-type="date">
            <text:p>Thu Mar 09 2017</text:p>
          </table:table-cell>
          <table:table-cell office:value-type="float" office:value="53" calcext:value-type="float">
            <text:p>00053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00071</text:p>
          </table:table-cell>
          <table:table-cell table:style-name="ce250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75" calcext:value-type="float">
            <text:p>57,975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57885" calcext:value-type="float">
            <text:p>57,885</text:p>
          </table:table-cell>
          <table:table-cell table:formula="of:=IF([.P54]=0;[.M54]*[.N54];([.M54]*[.N54]+[.O54]*[.P54])/([.P54]*[.Q54]))" office:value-type="float" office:value="57975" calcext:value-type="float">
            <text:p>57,975</text:p>
          </table:table-cell>
          <table:table-cell table:formula="of:=-[.M54]*[.N54]-[.O54]*[.P54]+[.P54]*[.Q54]*[.R54]" office:value-type="float" office:value="-37170" calcext:value-type="float">
            <text:p>-37,170</text:p>
          </table:table-cell>
          <table:table-cell table:formula="of:=IF([.M54]*[.N54]+[.O54]*[.P54]=0;0;([.P54]*[.Q54]*[.R54])/([.M54]*[.N54]+[.O54]*[.P54]))" office:value-type="float" office:value="0.998447606727038" calcext:value-type="float">
            <text:p>0.998447606727</text:p>
          </table:table-cell>
          <table:table-cell table:formula="of:=[.V53]+[.T54]" office:value-type="float" office:value="1879501456" calcext:value-type="float">
            <text:p>1,879,501,45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98" office:value-type="string" calcext:value-type="string">
            <text:p>c</text:p>
          </table:table-cell>
          <table:table-cell table:style-name="ce746"/>
          <table:table-cell office:value-type="date" office:date-value="2017-02-12" calcext:value-type="date">
            <text:p>Sun Feb 1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8" calcext:value-type="float">
            <text:p>00038</text:p>
          </table:table-cell>
          <table:table-cell table:style-name="ce250" office:value-type="string" calcext:value-type="string">
            <text:p>Nova Fury Light Missile</text:p>
          </table:table-cell>
          <table:table-cell office:value-type="float" office:value="254000" calcext:value-type="float">
            <text:p>254,000</text:p>
          </table:table-cell>
          <table:table-cell office:value-type="float" office:value="40" calcext:value-type="float">
            <text:p>40</text:p>
          </table:table-cell>
          <table:table-cell office:value-type="float" office:value="358660" calcext:value-type="float">
            <text:p>358,660</text:p>
          </table:table-cell>
          <table:table-cell office:value-type="float" office:value="130" calcext:value-type="float">
            <text:p>130</text:p>
          </table:table-cell>
          <table:table-cell office:value-type="float" office:value="5000" calcext:value-type="float">
            <text:p>5,000</text:p>
          </table:table-cell>
          <table:table-cell office:value-type="float" office:value="110" calcext:value-type="float">
            <text:p>110</text:p>
          </table:table-cell>
          <table:table-cell table:formula="of:=IF([.P55]=0;[.M55]*[.N55];([.M55]*[.N55]+[.O55]*[.P55])/([.P55]*[.Q55]))" office:value-type="float" office:value="87.3627692307692" calcext:value-type="float">
            <text:p>87</text:p>
          </table:table-cell>
          <table:table-cell table:formula="of:=-[.M55]*[.N55]-[.O55]*[.P55]+[.P55]*[.Q55]*[.R55]" office:value-type="float" office:value="14714200" calcext:value-type="float">
            <text:p>14,714,200</text:p>
          </table:table-cell>
          <table:table-cell table:formula="of:=IF([.M55]*[.N55]+[.O55]*[.P55]=0;0;([.P55]*[.Q55]*[.R55])/([.M55]*[.N55]+[.O55]*[.P55]))" office:value-type="float" office:value="1.25911759630048" calcext:value-type="float">
            <text:p>1.2591175963005</text:p>
          </table:table-cell>
          <table:table-cell table:formula="of:=[.V54]+[.T55]" office:value-type="float" office:value="1894215656" calcext:value-type="float">
            <text:p>1,894,215,65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299" office:value-type="string" calcext:value-type="string">
            <text:p>c</text:p>
          </table:table-cell>
          <table:table-cell table:style-name="ce747"/>
          <table:table-cell office:value-type="date" office:date-value="2017-03-09" calcext:value-type="date">
            <text:p>Thu Mar 09 2017</text:p>
          </table:table-cell>
          <table:table-cell office:value-type="float" office:value="53" calcext:value-type="float">
            <text:p>00053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00069</text:p>
          </table:table-cell>
          <table:table-cell table:style-name="ce250" office:value-type="string" calcext:value-type="string">
            <text:p>Heavy Capacitor Boos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2" calcext:value-type="float">
            <text:p>63,00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1000" calcext:value-type="float">
            <text:p>101,000</text:p>
          </table:table-cell>
          <table:table-cell table:formula="of:=IF([.P56]=0;[.M56]*[.N56];([.M56]*[.N56]+[.O56]*[.P56])/([.P56]*[.Q56]))" office:value-type="float" office:value="63002" calcext:value-type="float">
            <text:p>63,002</text:p>
          </table:table-cell>
          <table:table-cell table:formula="of:=-[.M56]*[.N56]-[.O56]*[.P56]+[.P56]*[.Q56]*[.R56]" office:value-type="float" office:value="2659860" calcext:value-type="float">
            <text:p>2,659,860</text:p>
          </table:table-cell>
          <table:table-cell table:formula="of:=IF([.M56]*[.N56]+[.O56]*[.P56]=0;0;([.P56]*[.Q56]*[.R56])/([.M56]*[.N56]+[.O56]*[.P56]))" office:value-type="float" office:value="1.6031237103584" calcext:value-type="float">
            <text:p>1.6031237103584</text:p>
          </table:table-cell>
          <table:table-cell table:formula="of:=[.V55]+[.T56]" office:value-type="float" office:value="1896875516" calcext:value-type="float">
            <text:p>1,896,875,51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00" office:value-type="string" calcext:value-type="string">
            <text:p>c</text:p>
          </table:table-cell>
          <table:table-cell table:number-columns-repeated="3" table:style-name="ce541" office:value-type="string" calcext:value-type="string">
            <text:p>c</text:p>
          </table:table-cell>
          <table:table-cell table:style-name="ce748"/>
          <table:table-cell office:value-type="date" office:date-value="2017-03-09" calcext:value-type="date">
            <text:p>Thu Mar 09 2017</text:p>
          </table:table-cell>
          <table:table-cell office:value-type="float" office:value="53" calcext:value-type="float">
            <text:p>00053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00070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58" calcext:value-type="float">
            <text:p>53,458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58469" calcext:value-type="float">
            <text:p>58,469</text:p>
          </table:table-cell>
          <table:table-cell table:formula="of:=IF([.P57]=0;[.M57]*[.N57];([.M57]*[.N57]+[.O57]*[.P57])/([.P57]*[.Q57]))" office:value-type="float" office:value="53458" calcext:value-type="float">
            <text:p>53,458</text:p>
          </table:table-cell>
          <table:table-cell table:formula="of:=-[.M57]*[.N57]-[.O57]*[.P57]+[.P57]*[.Q57]*[.R57]" office:value-type="float" office:value="4104009" calcext:value-type="float">
            <text:p>4,104,009</text:p>
          </table:table-cell>
          <table:table-cell table:formula="of:=IF([.M57]*[.N57]+[.O57]*[.P57]=0;0;([.P57]*[.Q57]*[.R57])/([.M57]*[.N57]+[.O57]*[.P57]))" office:value-type="float" office:value="1.09373713943657" calcext:value-type="float">
            <text:p>1.0937371394366</text:p>
          </table:table-cell>
          <table:table-cell table:formula="of:=[.V56]+[.T57]" office:value-type="float" office:value="1900979525" calcext:value-type="float">
            <text:p>1,900,979,52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01" office:value-type="string" calcext:value-type="string">
            <text:p>c</text:p>
          </table:table-cell>
          <table:table-cell table:style-name="ce749"/>
          <table:table-cell office:value-type="date" office:date-value="2017-03-13" calcext:value-type="date">
            <text:p>Mon Mar 1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00076</text:p>
          </table:table-cell>
          <table:table-cell table:style-name="ce250" office:value-type="string" calcext:value-type="string">
            <text:p>Fernite Carbide Compos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7" calcext:value-type="float">
            <text:p>11,567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2489" calcext:value-type="float">
            <text:p>12,489</text:p>
          </table:table-cell>
          <table:table-cell table:formula="of:=IF([.P58]=0;[.M58]*[.N58];([.M58]*[.N58]+[.O58]*[.P58])/([.P58]*[.Q58]))" office:value-type="float" office:value="11567" calcext:value-type="float">
            <text:p>11,567</text:p>
          </table:table-cell>
          <table:table-cell table:formula="of:=-[.M58]*[.N58]-[.O58]*[.P58]+[.P58]*[.Q58]*[.R58]" office:value-type="float" office:value="221280" calcext:value-type="float">
            <text:p>221,280</text:p>
          </table:table-cell>
          <table:table-cell table:formula="of:=IF([.M58]*[.N58]+[.O58]*[.P58]=0;0;([.P58]*[.Q58]*[.R58])/([.M58]*[.N58]+[.O58]*[.P58]))" office:value-type="float" office:value="1.07970951845768" calcext:value-type="float">
            <text:p>1.0797095184577</text:p>
          </table:table-cell>
          <table:table-cell table:formula="of:=[.V57]+[.T58]" office:value-type="float" office:value="1901200805" calcext:value-type="float">
            <text:p>1,901,200,80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02" office:value-type="string" calcext:value-type="string">
            <text:p>c</text:p>
          </table:table-cell>
          <table:table-cell table:style-name="ce750"/>
          <table:table-cell office:value-type="date" office:date-value="2017-03-13" calcext:value-type="date">
            <text:p>Mon Mar 1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00078</text:p>
          </table:table-cell>
          <table:table-cell table:style-name="ce250" office:value-type="string" calcext:value-type="string">
            <text:p>Titanium Dibor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9" calcext:value-type="float">
            <text:p>10,59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0545" calcext:value-type="float">
            <text:p>10,545</text:p>
          </table:table-cell>
          <table:table-cell table:formula="of:=IF([.P59]=0;[.M59]*[.N59];([.M59]*[.N59]+[.O59]*[.P59])/([.P59]*[.Q59]))" office:value-type="float" office:value="10599" calcext:value-type="float">
            <text:p>10,599</text:p>
          </table:table-cell>
          <table:table-cell table:formula="of:=-[.M59]*[.N59]-[.O59]*[.P59]+[.P59]*[.Q59]*[.R59]" office:value-type="float" office:value="-12960" calcext:value-type="float">
            <text:p>-12,960</text:p>
          </table:table-cell>
          <table:table-cell table:formula="of:=IF([.M59]*[.N59]+[.O59]*[.P59]=0;0;([.P59]*[.Q59]*[.R59])/([.M59]*[.N59]+[.O59]*[.P59]))" office:value-type="float" office:value="0.994905179733937" calcext:value-type="float">
            <text:p>0.9949051797339</text:p>
          </table:table-cell>
          <table:table-cell table:formula="of:=[.V58]+[.T59]" office:value-type="float" office:value="1901187845" calcext:value-type="float">
            <text:p>1,901,187,84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03" office:value-type="string" calcext:value-type="string">
            <text:p>c</text:p>
          </table:table-cell>
          <table:table-cell table:style-name="ce751"/>
          <table:table-cell office:value-type="date" office:date-value="2017-03-13" calcext:value-type="date">
            <text:p>Mon Mar 1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00077</text:p>
          </table:table-cell>
          <table:table-cell table:style-name="ce250" office:value-type="string" calcext:value-type="string">
            <text:p>Tungsten Carbid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5" calcext:value-type="float">
            <text:p>10,11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2265" calcext:value-type="float">
            <text:p>12,265</text:p>
          </table:table-cell>
          <table:table-cell table:formula="of:=IF([.P60]=0;[.M60]*[.N60];([.M60]*[.N60]+[.O60]*[.P60])/([.P60]*[.Q60]))" office:value-type="float" office:value="10115" calcext:value-type="float">
            <text:p>10,115</text:p>
          </table:table-cell>
          <table:table-cell table:formula="of:=-[.M60]*[.N60]-[.O60]*[.P60]+[.P60]*[.Q60]*[.R60]" office:value-type="float" office:value="516000" calcext:value-type="float">
            <text:p>516,000</text:p>
          </table:table-cell>
          <table:table-cell table:formula="of:=IF([.M60]*[.N60]+[.O60]*[.P60]=0;0;([.P60]*[.Q60]*[.R60])/([.M60]*[.N60]+[.O60]*[.P60]))" office:value-type="float" office:value="1.21255561047949" calcext:value-type="float">
            <text:p>1.2125556104795</text:p>
          </table:table-cell>
          <table:table-cell table:formula="of:=[.V59]+[.T60]" office:value-type="float" office:value="1901703845" calcext:value-type="float">
            <text:p>1,901,703,84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04" office:value-type="string" calcext:value-type="string">
            <text:p>c</text:p>
          </table:table-cell>
          <table:table-cell table:style-name="ce752"/>
          <table:table-cell office:value-type="date" office:date-value="2017-03-13" calcext:value-type="date">
            <text:p>Mon Mar 1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00079</text:p>
          </table:table-cell>
          <table:table-cell table:style-name="ce250" office:value-type="string" calcext:value-type="string">
            <text:p>Crystalline Carbonid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0" calcext:value-type="float">
            <text:p>11,4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,000</text:p>
          </table:table-cell>
          <table:table-cell table:formula="of:=IF([.P61]=0;[.M61]*[.N61];([.M61]*[.N61]+[.O61]*[.P61])/([.P61]*[.Q61]))" office:value-type="float" office:value="11440" calcext:value-type="float">
            <text:p>11,440</text:p>
          </table:table-cell>
          <table:table-cell table:formula="of:=-[.M61]*[.N61]-[.O61]*[.P61]+[.P61]*[.Q61]*[.R61]" office:value-type="float" office:value="374400" calcext:value-type="float">
            <text:p>374,400</text:p>
          </table:table-cell>
          <table:table-cell table:formula="of:=IF([.M61]*[.N61]+[.O61]*[.P61]=0;0;([.P61]*[.Q61]*[.R61])/([.M61]*[.N61]+[.O61]*[.P61]))" office:value-type="float" office:value="1.13636363636364" calcext:value-type="float">
            <text:p>1.1363636363636</text:p>
          </table:table-cell>
          <table:table-cell table:formula="of:=[.V60]+[.T61]" office:value-type="float" office:value="1902078245" calcext:value-type="float">
            <text:p>1,902,078,24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05" office:value-type="string" calcext:value-type="string">
            <text:p>c</text:p>
          </table:table-cell>
          <table:table-cell table:style-name="ce753"/>
          <table:table-cell office:value-type="date" office:date-value="2017-03-13" calcext:value-type="date">
            <text:p>Mon Mar 1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00075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85" calcext:value-type="float">
            <text:p>53,185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58469" calcext:value-type="float">
            <text:p>58,469</text:p>
          </table:table-cell>
          <table:table-cell table:formula="of:=IF([.P62]=0;[.M62]*[.N62];([.M62]*[.N62]+[.O62]*[.P62])/([.P62]*[.Q62]))" office:value-type="float" office:value="53185" calcext:value-type="float">
            <text:p>53,185</text:p>
          </table:table-cell>
          <table:table-cell table:formula="of:=-[.M62]*[.N62]-[.O62]*[.P62]+[.P62]*[.Q62]*[.R62]" office:value-type="float" office:value="3804480" calcext:value-type="float">
            <text:p>3,804,480</text:p>
          </table:table-cell>
          <table:table-cell table:formula="of:=IF([.M62]*[.N62]+[.O62]*[.P62]=0;0;([.P62]*[.Q62]*[.R62])/([.M62]*[.N62]+[.O62]*[.P62]))" office:value-type="float" office:value="1.09935132086115" calcext:value-type="float">
            <text:p>1.0993513208612</text:p>
          </table:table-cell>
          <table:table-cell table:formula="of:=[.V61]+[.T62]" office:value-type="float" office:value="1905882725" calcext:value-type="float">
            <text:p>1,905,882,72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06" office:value-type="string" calcext:value-type="string">
            <text:p>c</text:p>
          </table:table-cell>
          <table:table-cell table:number-columns-repeated="3" table:style-name="ce542" office:value-type="string" calcext:value-type="string">
            <text:p>c</text:p>
          </table:table-cell>
          <table:table-cell table:style-name="ce754"/>
          <table:table-cell office:value-type="date" office:date-value="2017-03-13" calcext:value-type="date">
            <text:p>Mon Mar 13 2017</text:p>
          </table:table-cell>
          <table:table-cell office:value-type="float" office:value="54" calcext:value-type="float">
            <text:p>00054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00073</text:p>
          </table:table-cell>
          <table:table-cell table:style-name="ce250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7209+1128" office:value-type="float" office:value="58337" calcext:value-type="float">
            <text:p>58,337</text:p>
          </table:table-cell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57879" calcext:value-type="float">
            <text:p>57,879</text:p>
          </table:table-cell>
          <table:table-cell table:formula="of:=IF([.P63]=0;[.M63]*[.N63];([.M63]*[.N63]+[.O63]*[.P63])/([.P63]*[.Q63]))" office:value-type="float" office:value="58337" calcext:value-type="float">
            <text:p>58,337</text:p>
          </table:table-cell>
          <table:table-cell table:formula="of:=-[.M63]*[.N63]-[.O63]*[.P63]+[.P63]*[.Q63]*[.R63]" office:value-type="float" office:value="-297242" calcext:value-type="float">
            <text:p>-297,242</text:p>
          </table:table-cell>
          <table:table-cell table:formula="of:=IF([.M63]*[.N63]+[.O63]*[.P63]=0;0;([.P63]*[.Q63]*[.R63])/([.M63]*[.N63]+[.O63]*[.P63]))" office:value-type="float" office:value="0.99214906491592" calcext:value-type="float">
            <text:p>0.9921490649159</text:p>
          </table:table-cell>
          <table:table-cell table:formula="of:=[.V62]+[.T63]" office:value-type="float" office:value="1905585483" calcext:value-type="float">
            <text:p>1,905,585,483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07" office:value-type="string" calcext:value-type="string">
            <text:p>c</text:p>
          </table:table-cell>
          <table:table-cell table:style-name="ce755"/>
          <table:table-cell office:value-type="date" office:date-value="2017-02-05" calcext:value-type="date">
            <text:p>Sun Feb 05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5" calcext:value-type="float">
            <text:p>00025</text:p>
          </table:table-cell>
          <table:table-cell office:value-type="string" calcext:value-type="string">
            <text:p>Medium Warhead Calefaction Cataly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1581" calcext:value-type="float">
            <text:p>2,151,58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99999" calcext:value-type="float">
            <text:p>2,099,999</text:p>
          </table:table-cell>
          <table:table-cell table:formula="of:=IF([.P64]=0;[.M64]*[.N64];([.M64]*[.N64]+[.O64]*[.P64])/([.P64]*[.Q64]))" office:value-type="float" office:value="2151581" calcext:value-type="float">
            <text:p>2,151,581</text:p>
          </table:table-cell>
          <table:table-cell table:formula="of:=-[.M64]*[.N64]-[.O64]*[.P64]+[.P64]*[.Q64]*[.R64]" office:value-type="float" office:value="-2733846" calcext:value-type="float">
            <text:p>-2,733,846</text:p>
          </table:table-cell>
          <table:table-cell table:formula="of:=IF([.M64]*[.N64]+[.O64]*[.P64]=0;0;([.P64]*[.Q64]*[.R64])/([.M64]*[.N64]+[.O64]*[.P64]))" office:value-type="float" office:value="0.976026001345057" calcext:value-type="float">
            <text:p>0.9760260013451</text:p>
          </table:table-cell>
          <table:table-cell table:formula="of:=[.V63]+[.T64]" office:value-type="float" office:value="1902851637" calcext:value-type="float">
            <text:p>1,902,851,63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08" office:value-type="string" calcext:value-type="string">
            <text:p>c</text:p>
          </table:table-cell>
          <table:table-cell table:style-name="ce756"/>
          <table:table-cell office:value-type="date" office:date-value="2017-03-13" calcext:value-type="date">
            <text:p>Mon Mar 13 2017</text:p>
          </table:table-cell>
          <table:table-cell office:value-type="float" office:value="54" calcext:value-type="float">
            <text:p>00054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00072</text:p>
          </table:table-cell>
          <table:table-cell table:style-name="ce250" office:value-type="string" calcext:value-type="string">
            <text:p>Large Remote Armor Repairer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3827+1075" office:value-type="float" office:value="34902" calcext:value-type="float">
            <text:p>34,90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91000" calcext:value-type="float">
            <text:p>91,000</text:p>
          </table:table-cell>
          <table:table-cell table:formula="of:=IF([.P65]=0;[.M65]*[.N65];([.M65]*[.N65]+[.O65]*[.P65])/([.P65]*[.Q65]))" office:value-type="float" office:value="34902" calcext:value-type="float">
            <text:p>34,902</text:p>
          </table:table-cell>
          <table:table-cell table:formula="of:=-[.M65]*[.N65]-[.O65]*[.P65]+[.P65]*[.Q65]*[.R65]" office:value-type="float" office:value="6170780" calcext:value-type="float">
            <text:p>6,170,780</text:p>
          </table:table-cell>
          <table:table-cell table:formula="of:=IF([.M65]*[.N65]+[.O65]*[.P65]=0;0;([.P65]*[.Q65]*[.R65])/([.M65]*[.N65]+[.O65]*[.P65]))" office:value-type="float" office:value="2.60730044123546" calcext:value-type="float">
            <text:p>2.6073004412355</text:p>
          </table:table-cell>
          <table:table-cell table:formula="of:=[.V64]+[.T65]" office:value-type="float" office:value="1909022417" calcext:value-type="float">
            <text:p>1,909,022,41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09" office:value-type="string" calcext:value-type="string">
            <text:p>c</text:p>
          </table:table-cell>
          <table:table-cell table:style-name="ce757"/>
          <table:table-cell office:value-type="date" office:date-value="2017-03-03" calcext:value-type="date">
            <text:p>Fri Mar 0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00074</text:p>
          </table:table-cell>
          <table:table-cell table:style-name="ce250" office:value-type="string" calcext:value-type="string">
            <text:p>Energized Adaptive Nano Membrane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00" calcext:value-type="float">
            <text:p>161,00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78999" calcext:value-type="float">
            <text:p>178,999</text:p>
          </table:table-cell>
          <table:table-cell table:formula="of:=IF([.P66]=0;[.M66]*[.N66];([.M66]*[.N66]+[.O66]*[.P66])/([.P66]*[.Q66]))" office:value-type="float" office:value="161000" calcext:value-type="float">
            <text:p>161,000</text:p>
          </table:table-cell>
          <table:table-cell table:formula="of:=-[.M66]*[.N66]-[.O66]*[.P66]+[.P66]*[.Q66]*[.R66]" office:value-type="float" office:value="4319760" calcext:value-type="float">
            <text:p>4,319,760</text:p>
          </table:table-cell>
          <table:table-cell table:formula="of:=IF([.M66]*[.N66]+[.O66]*[.P66]=0;0;([.P66]*[.Q66]*[.R66])/([.M66]*[.N66]+[.O66]*[.P66]))" office:value-type="float" office:value="1.1117950310559" calcext:value-type="float">
            <text:p>1.1117950310559</text:p>
          </table:table-cell>
          <table:table-cell table:formula="of:=[.V65]+[.T66]" office:value-type="float" office:value="1913342177" calcext:value-type="float">
            <text:p>1,913,342,17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10" office:value-type="string" calcext:value-type="string">
            <text:p>c</text:p>
          </table:table-cell>
          <table:table-cell table:style-name="ce758"/>
          <table:table-cell office:value-type="date" office:date-value="2017-03-14" calcext:value-type="date">
            <text:p>Tue Mar 14 2017</text:p>
          </table:table-cell>
          <table:table-cell office:value-type="float" office:value="68" calcext:value-type="float">
            <text:p>00068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00080</text:p>
          </table:table-cell>
          <table:table-cell table:style-name="ce250" office:value-type="string" calcext:value-type="string">
            <text:p>Nuclear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32" calcext:value-type="float">
            <text:p>22,732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24802" calcext:value-type="float">
            <text:p>24,802</text:p>
          </table:table-cell>
          <table:table-cell table:formula="of:=IF([.P67]=0;[.M67]*[.N67];([.M67]*[.N67]+[.O67]*[.P67])/([.P67]*[.Q67]))" office:value-type="float" office:value="22732" calcext:value-type="float">
            <text:p>22,732</text:p>
          </table:table-cell>
          <table:table-cell table:formula="of:=-[.M67]*[.N67]-[.O67]*[.P67]+[.P67]*[.Q67]*[.R67]" office:value-type="float" office:value="1887840" calcext:value-type="float">
            <text:p>1,887,840</text:p>
          </table:table-cell>
          <table:table-cell table:formula="of:=IF([.M67]*[.N67]+[.O67]*[.P67]=0;0;([.P67]*[.Q67]*[.R67])/([.M67]*[.N67]+[.O67]*[.P67]))" office:value-type="float" office:value="1.09106105929967" calcext:value-type="float">
            <text:p>1.0910610592997</text:p>
          </table:table-cell>
          <table:table-cell table:formula="of:=[.V66]+[.T67]" office:value-type="float" office:value="1915230017" calcext:value-type="float">
            <text:p>1,915,230,01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11" office:value-type="string" calcext:value-type="string">
            <text:p>c</text:p>
          </table:table-cell>
          <table:table-cell table:style-name="ce759"/>
          <table:table-cell office:value-type="date" office:date-value="2017-03-16" calcext:value-type="date">
            <text:p>Thu Mar 16 2017</text:p>
          </table:table-cell>
          <table:table-cell office:value-type="float" office:value="81" calcext:value-type="float">
            <text:p>00081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00088</text:p>
          </table:table-cell>
          <table:table-cell table:style-name="ce250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86" calcext:value-type="float">
            <text:p>62,686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63999" calcext:value-type="float">
            <text:p>63,999</text:p>
          </table:table-cell>
          <table:table-cell table:formula="of:=IF([.P68]=0;[.M68]*[.N68];([.M68]*[.N68]+[.O68]*[.P68])/([.P68]*[.Q68]))" office:value-type="float" office:value="62686" calcext:value-type="float">
            <text:p>62,686</text:p>
          </table:table-cell>
          <table:table-cell table:formula="of:=-[.M68]*[.N68]-[.O68]*[.P68]+[.P68]*[.Q68]*[.R68]" office:value-type="float" office:value="307242" calcext:value-type="float">
            <text:p>307,242</text:p>
          </table:table-cell>
          <table:table-cell table:formula="of:=IF([.M68]*[.N68]+[.O68]*[.P68]=0;0;([.P68]*[.Q68]*[.R68])/([.M68]*[.N68]+[.O68]*[.P68]))" office:value-type="float" office:value="1.02094566569888" calcext:value-type="float">
            <text:p>1.0209456656989</text:p>
          </table:table-cell>
          <table:table-cell table:formula="of:=[.V67]+[.T68]" office:value-type="float" office:value="1915537259" calcext:value-type="float">
            <text:p>1,915,537,259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12" office:value-type="string" calcext:value-type="string">
            <text:p>c</text:p>
          </table:table-cell>
          <table:table-cell table:style-name="ce760"/>
          <table:table-cell office:value-type="date" office:date-value="2017-03-15" calcext:value-type="date">
            <text:p>Wed Mar 15 2017</text:p>
          </table:table-cell>
          <table:table-cell office:value-type="float" office:value="66" calcext:value-type="float">
            <text:p>00066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00085</text:p>
          </table:table-cell>
          <table:table-cell table:style-name="ce250" office:value-type="string" calcext:value-type="string">
            <text:p>Ice Harvester Upgrade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85" calcext:value-type="float">
            <text:p>33,88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49399" calcext:value-type="float">
            <text:p>49,399</text:p>
          </table:table-cell>
          <table:table-cell table:formula="of:=IF([.P69]=0;[.M69]*[.N69];([.M69]*[.N69]+[.O69]*[.P69])/([.P69]*[.Q69]))" office:value-type="float" office:value="33885" calcext:value-type="float">
            <text:p>33,885</text:p>
          </table:table-cell>
          <table:table-cell table:formula="of:=-[.M69]*[.N69]-[.O69]*[.P69]+[.P69]*[.Q69]*[.R69]" office:value-type="float" office:value="5119620" calcext:value-type="float">
            <text:p>5,119,620</text:p>
          </table:table-cell>
          <table:table-cell table:formula="of:=IF([.M69]*[.N69]+[.O69]*[.P69]=0;0;([.P69]*[.Q69]*[.R69])/([.M69]*[.N69]+[.O69]*[.P69]))" office:value-type="float" office:value="1.45784270326103" calcext:value-type="float">
            <text:p>1.457842703261</text:p>
          </table:table-cell>
          <table:table-cell table:formula="of:=[.V68]+[.T69]" office:value-type="float" office:value="1920656879" calcext:value-type="float">
            <text:p>1,920,656,879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13" office:value-type="string" calcext:value-type="string">
            <text:p>c</text:p>
          </table:table-cell>
          <table:table-cell table:style-name="ce761"/>
          <table:table-cell office:value-type="date" office:date-value="2017-03-15" calcext:value-type="date">
            <text:p>Wed Mar 15 2017</text:p>
          </table:table-cell>
          <table:table-cell office:value-type="float" office:value="66" calcext:value-type="float">
            <text:p>00066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00086</text:p>
          </table:table-cell>
          <table:table-cell table:style-name="ce250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65" calcext:value-type="float">
            <text:p>21,965</text:p>
          </table:table-cell>
          <table:table-cell office:value-type="float" office:value="2574" calcext:value-type="float">
            <text:p>2574</text:p>
          </table:table-cell>
          <table:table-cell office:value-type="float" office:value="1" calcext:value-type="float">
            <text:p>1</text:p>
          </table:table-cell>
          <table:table-cell office:value-type="float" office:value="29989" calcext:value-type="float">
            <text:p>29,989</text:p>
          </table:table-cell>
          <table:table-cell table:formula="of:=IF([.P70]=0;[.M70]*[.N70];([.M70]*[.N70]+[.O70]*[.P70])/([.P70]*[.Q70]))" office:value-type="float" office:value="21965" calcext:value-type="float">
            <text:p>21,965</text:p>
          </table:table-cell>
          <table:table-cell table:formula="of:=-[.M70]*[.N70]-[.O70]*[.P70]+[.P70]*[.Q70]*[.R70]" office:value-type="float" office:value="20653776" calcext:value-type="float">
            <text:p>20,653,776</text:p>
          </table:table-cell>
          <table:table-cell table:formula="of:=IF([.M70]*[.N70]+[.O70]*[.P70]=0;0;([.P70]*[.Q70]*[.R70])/([.M70]*[.N70]+[.O70]*[.P70]))" office:value-type="float" office:value="1.36530844525381" calcext:value-type="float">
            <text:p>1.3653084452538</text:p>
          </table:table-cell>
          <table:table-cell table:formula="of:=[.V69]+[.T70]" office:value-type="float" office:value="1941310655" calcext:value-type="float">
            <text:p>1,941,310,65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14" office:value-type="string" calcext:value-type="string">
            <text:p>c</text:p>
          </table:table-cell>
          <table:table-cell table:style-name="ce543" office:value-type="string" calcext:value-type="string">
            <text:p>c</text:p>
          </table:table-cell>
          <table:table-cell table:style-name="ce603" office:value-type="string" calcext:value-type="string">
            <text:p>c</text:p>
          </table:table-cell>
          <table:table-cell table:style-name="ce657" office:value-type="string" calcext:value-type="string">
            <text:p>c</text:p>
          </table:table-cell>
          <table:table-cell table:style-name="ce762"/>
          <table:table-cell office:value-type="date" office:date-value="2017-03-17" calcext:value-type="date">
            <text:p>Fri Mar 17 2017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00089</text:p>
          </table:table-cell>
          <table:table-cell table:style-name="ce250" office:value-type="string" calcext:value-type="string">
            <text:p>Oscillator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16" calcext:value-type="float">
            <text:p>35,916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47599" calcext:value-type="float">
            <text:p>47,599</text:p>
          </table:table-cell>
          <table:table-cell table:formula="of:=IF([.P71]=0;[.M71]*[.N71];([.M71]*[.N71]+[.O71]*[.P71])/([.P71]*[.Q71]))" office:value-type="float" office:value="35916" calcext:value-type="float">
            <text:p>35,916</text:p>
          </table:table-cell>
          <table:table-cell table:formula="of:=-[.M71]*[.N71]-[.O71]*[.P71]+[.P71]*[.Q71]*[.R71]" office:value-type="float" office:value="3271240" calcext:value-type="float">
            <text:p>3,271,240</text:p>
          </table:table-cell>
          <table:table-cell table:formula="of:=IF([.M71]*[.N71]+[.O71]*[.P71]=0;0;([.P71]*[.Q71]*[.R71])/([.M71]*[.N71]+[.O71]*[.P71]))" office:value-type="float" office:value="1.32528678026506" calcext:value-type="float">
            <text:p>1.3252867802651</text:p>
          </table:table-cell>
          <table:table-cell table:formula="of:=[.V70]+[.T71]" office:value-type="float" office:value="1944581895" calcext:value-type="float">
            <text:p>1,944,581,89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15" office:value-type="string" calcext:value-type="string">
            <text:p>c</text:p>
          </table:table-cell>
          <table:table-cell table:style-name="ce544" office:value-type="string" calcext:value-type="string">
            <text:p>c</text:p>
          </table:table-cell>
          <table:table-cell table:style-name="ce604" office:value-type="string" calcext:value-type="string">
            <text:p>c</text:p>
          </table:table-cell>
          <table:table-cell table:style-name="ce658" office:value-type="string" calcext:value-type="string">
            <text:p>c</text:p>
          </table:table-cell>
          <table:table-cell table:style-name="ce763"/>
          <table:table-cell office:value-type="date" office:date-value="2017-03-17" calcext:value-type="date">
            <text:p>Fri Mar 17 2017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00090</text:p>
          </table:table-cell>
          <table:table-cell table:style-name="ce250" office:value-type="string" calcext:value-type="string">
            <text:p>Plasma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32" calcext:value-type="float">
            <text:p>22,83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4780" calcext:value-type="float">
            <text:p>24,780</text:p>
          </table:table-cell>
          <table:table-cell table:formula="of:=IF([.P72]=0;[.M72]*[.N72];([.M72]*[.N72]+[.O72]*[.P72])/([.P72]*[.Q72]))" office:value-type="float" office:value="22832" calcext:value-type="float">
            <text:p>22,832</text:p>
          </table:table-cell>
          <table:table-cell table:formula="of:=-[.M72]*[.N72]-[.O72]*[.P72]+[.P72]*[.Q72]*[.R72]" office:value-type="float" office:value="545440" calcext:value-type="float">
            <text:p>545,440</text:p>
          </table:table-cell>
          <table:table-cell table:formula="of:=IF([.M72]*[.N72]+[.O72]*[.P72]=0;0;([.P72]*[.Q72]*[.R72])/([.M72]*[.N72]+[.O72]*[.P72]))" office:value-type="float" office:value="1.08531885073581" calcext:value-type="float">
            <text:p>1.0853188507358</text:p>
          </table:table-cell>
          <table:table-cell table:formula="of:=[.V71]+[.T72]" office:value-type="float" office:value="1945127335" calcext:value-type="float">
            <text:p>1,945,127,33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16" office:value-type="string" calcext:value-type="string">
            <text:p>c</text:p>
          </table:table-cell>
          <table:table-cell table:style-name="ce545" office:value-type="string" calcext:value-type="string">
            <text:p>c</text:p>
          </table:table-cell>
          <table:table-cell table:style-name="ce605" office:value-type="string" calcext:value-type="string">
            <text:p>c</text:p>
          </table:table-cell>
          <table:table-cell table:style-name="ce659" office:value-type="string" calcext:value-type="string">
            <text:p>c</text:p>
          </table:table-cell>
          <table:table-cell table:style-name="ce764"/>
          <table:table-cell office:value-type="date" office:date-value="2017-03-17" calcext:value-type="date">
            <text:p>Fri Mar 17 2017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00091</text:p>
          </table:table-cell>
          <table:table-cell table:style-name="ce250" office:value-type="string" calcext:value-type="string">
            <text:p>Fernite Carbide Compos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04" calcext:value-type="float">
            <text:p>11,60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2489" calcext:value-type="float">
            <text:p>12,489</text:p>
          </table:table-cell>
          <table:table-cell table:formula="of:=IF([.P73]=0;[.M73]*[.N73];([.M73]*[.N73]+[.O73]*[.P73])/([.P73]*[.Q73]))" office:value-type="float" office:value="11604" calcext:value-type="float">
            <text:p>11,604</text:p>
          </table:table-cell>
          <table:table-cell table:formula="of:=-[.M73]*[.N73]-[.O73]*[.P73]+[.P73]*[.Q73]*[.R73]" office:value-type="float" office:value="247800" calcext:value-type="float">
            <text:p>247,800</text:p>
          </table:table-cell>
          <table:table-cell table:formula="of:=IF([.M73]*[.N73]+[.O73]*[.P73]=0;0;([.P73]*[.Q73]*[.R73])/([.M73]*[.N73]+[.O73]*[.P73]))" office:value-type="float" office:value="1.07626680455016" calcext:value-type="float">
            <text:p>1.0762668045502</text:p>
          </table:table-cell>
          <table:table-cell table:formula="of:=[.V72]+[.T73]" office:value-type="float" office:value="1945375135" calcext:value-type="float">
            <text:p>1,945,375,13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17" office:value-type="string" calcext:value-type="string">
            <text:p>c</text:p>
          </table:table-cell>
          <table:table-cell table:style-name="ce546" office:value-type="string" calcext:value-type="string">
            <text:p>c</text:p>
          </table:table-cell>
          <table:table-cell table:style-name="ce606" office:value-type="string" calcext:value-type="string">
            <text:p>c</text:p>
          </table:table-cell>
          <table:table-cell table:style-name="ce660" office:value-type="string" calcext:value-type="string">
            <text:p>c</text:p>
          </table:table-cell>
          <table:table-cell table:style-name="ce765"/>
          <table:table-cell office:value-type="date" office:date-value="2017-03-17" calcext:value-type="date">
            <text:p>Fri Mar 17 2017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00092</text:p>
          </table:table-cell>
          <table:table-cell table:style-name="ce250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36" calcext:value-type="float">
            <text:p>62,636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63999" calcext:value-type="float">
            <text:p>63,999</text:p>
          </table:table-cell>
          <table:table-cell table:formula="of:=IF([.P74]=0;[.M74]*[.N74];([.M74]*[.N74]+[.O74]*[.P74])/([.P74]*[.Q74]))" office:value-type="float" office:value="62636" calcext:value-type="float">
            <text:p>62,636</text:p>
          </table:table-cell>
          <table:table-cell table:formula="of:=-[.M74]*[.N74]-[.O74]*[.P74]+[.P74]*[.Q74]*[.R74]" office:value-type="float" office:value="381640" calcext:value-type="float">
            <text:p>381,640</text:p>
          </table:table-cell>
          <table:table-cell table:formula="of:=IF([.M74]*[.N74]+[.O74]*[.P74]=0;0;([.P74]*[.Q74]*[.R74])/([.M74]*[.N74]+[.O74]*[.P74]))" office:value-type="float" office:value="1.02176064882815" calcext:value-type="float">
            <text:p>1.0217606488282</text:p>
          </table:table-cell>
          <table:table-cell table:formula="of:=[.V73]+[.T74]" office:value-type="float" office:value="1945756775" calcext:value-type="float">
            <text:p>1,945,756,77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18" office:value-type="string" calcext:value-type="string">
            <text:p>c</text:p>
          </table:table-cell>
          <table:table-cell table:style-name="ce766"/>
          <table:table-cell office:value-type="date" office:date-value="2017-02-12" calcext:value-type="date">
            <text:p>Sun Feb 12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7, 58, 59</text:p>
          </table:table-cell>
          <table:table-cell office:value-type="float" office:value="51" calcext:value-type="float">
            <text:p>00051</text:p>
          </table:table-cell>
          <table:table-cell table:style-name="ce250" office:value-type="string" calcext:value-type="string">
            <text:p>Large Cap Battery II</text:p>
          </table:table-cell>
          <table:table-cell office:value-type="float" office:value="571489" calcext:value-type="float">
            <text:p>571,489</text:p>
          </table:table-cell>
          <table:table-cell office:value-type="float" office:value="30" calcext:value-type="float">
            <text:p>30</text:p>
          </table:table-cell>
          <table:table-cell office:value-type="float" office:value="1360000" calcext:value-type="float">
            <text:p>1,360,00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999696" calcext:value-type="float">
            <text:p>1,999,696</text:p>
          </table:table-cell>
          <table:table-cell table:formula="of:=IF([.P75]=0;[.M75]*[.N75];([.M75]*[.N75]+[.O75]*[.P75])/([.P75]*[.Q75]))" office:value-type="float" office:value="1482461.92857143" calcext:value-type="float">
            <text:p>1,482,462</text:p>
          </table:table-cell>
          <table:table-cell table:formula="of:=-[.M75]*[.N75]-[.O75]*[.P75]+[.P75]*[.Q75]*[.R75]" office:value-type="float" office:value="72412770" calcext:value-type="float">
            <text:p>72,412,770</text:p>
          </table:table-cell>
          <table:table-cell table:formula="of:=IF([.M75]*[.N75]+[.O75]*[.P75]=0;0;([.P75]*[.Q75]*[.R75])/([.M75]*[.N75]+[.O75]*[.P75]))" office:value-type="float" office:value="1.34890209418531" calcext:value-type="float">
            <text:p>1.3489020941853</text:p>
          </table:table-cell>
          <table:table-cell table:formula="of:=[.V74]+[.T75]" office:value-type="float" office:value="2018169545" calcext:value-type="float">
            <text:p>2,018,169,54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19" office:value-type="string" calcext:value-type="string">
            <text:p>c</text:p>
          </table:table-cell>
          <table:table-cell table:style-name="ce547" office:value-type="string" calcext:value-type="string">
            <text:p>c</text:p>
          </table:table-cell>
          <table:table-cell table:style-name="ce607" office:value-type="string" calcext:value-type="string">
            <text:p>c</text:p>
          </table:table-cell>
          <table:table-cell table:style-name="ce661" office:value-type="string" calcext:value-type="string">
            <text:p>c</text:p>
          </table:table-cell>
          <table:table-cell table:style-name="ce767"/>
          <table:table-cell office:value-type="date" office:date-value="2017-03-20" calcext:value-type="date">
            <text:p>Mon Mar 20 2017</text:p>
          </table:table-cell>
          <table:table-cell office:value-type="float" office:value="84" calcext:value-type="float">
            <text:p>00084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00098</text:p>
          </table:table-cell>
          <table:table-cell table:style-name="ce250" office:value-type="string" calcext:value-type="string">
            <text:p>R.A.M- Shield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11" calcext:value-type="float">
            <text:p>35,611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table:formula="of:=IF([.P76]=0;[.M76]*[.N76];([.M76]*[.N76]+[.O76]*[.P76])/([.P76]*[.Q76]))" office:value-type="float" office:value="356.11" calcext:value-type="float">
            <text:p>356</text:p>
          </table:table-cell>
          <table:table-cell table:formula="of:=-[.M76]*[.N76]-[.O76]*[.P76]+[.P76]*[.Q76]*[.R76]" office:value-type="float" office:value="754680" calcext:value-type="float">
            <text:p>754,680</text:p>
          </table:table-cell>
          <table:table-cell table:formula="of:=IF([.M76]*[.N76]+[.O76]*[.P76]=0;0;([.P76]*[.Q76]*[.R76])/([.M76]*[.N76]+[.O76]*[.P76]))" office:value-type="float" office:value="1.17660273510994" calcext:value-type="float">
            <text:p>1.1766027351099</text:p>
          </table:table-cell>
          <table:table-cell table:formula="of:=[.V75]+[.T76]" office:value-type="float" office:value="2018924225" calcext:value-type="float">
            <text:p>2,018,924,22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20" office:value-type="string" calcext:value-type="string">
            <text:p>c</text:p>
          </table:table-cell>
          <table:table-cell table:style-name="ce548" office:value-type="string" calcext:value-type="string">
            <text:p>c</text:p>
          </table:table-cell>
          <table:table-cell table:style-name="ce608" office:value-type="string" calcext:value-type="string">
            <text:p>c</text:p>
          </table:table-cell>
          <table:table-cell table:style-name="ce662" office:value-type="string" calcext:value-type="string">
            <text:p>c</text:p>
          </table:table-cell>
          <table:table-cell table:style-name="ce768"/>
          <table:table-cell office:value-type="date" office:date-value="2017-03-18" calcext:value-type="date">
            <text:p>Sat Mar 18 2017</text:p>
          </table:table-cell>
          <table:table-cell office:value-type="float" office:value="83" calcext:value-type="float">
            <text:p>00083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00094</text:p>
          </table:table-cell>
          <table:table-cell table:style-name="ce250" office:value-type="string" calcext:value-type="string">
            <text:p>EM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6" calcext:value-type="float">
            <text:p>21,866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,000</text:p>
          </table:table-cell>
          <table:table-cell table:formula="of:=IF([.P77]=0;[.M77]*[.N77];([.M77]*[.N77]+[.O77]*[.P77])/([.P77]*[.Q77]))" office:value-type="float" office:value="21866" calcext:value-type="float">
            <text:p>21,866</text:p>
          </table:table-cell>
          <table:table-cell table:formula="of:=-[.M77]*[.N77]-[.O77]*[.P77]+[.P77]*[.Q77]*[.R77]" office:value-type="float" office:value="896280" calcext:value-type="float">
            <text:p>896,280</text:p>
          </table:table-cell>
          <table:table-cell table:formula="of:=IF([.M77]*[.N77]+[.O77]*[.P77]=0;0;([.P77]*[.Q77]*[.R77])/([.M77]*[.N77]+[.O77]*[.P77]))" office:value-type="float" office:value="1.09759443885484" calcext:value-type="float">
            <text:p>1.0975944388549</text:p>
          </table:table-cell>
          <table:table-cell table:formula="of:=[.V76]+[.T77]" office:value-type="float" office:value="2019820505" calcext:value-type="float">
            <text:p>2,019,820,50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21" office:value-type="string" calcext:value-type="string">
            <text:p>c</text:p>
          </table:table-cell>
          <table:table-cell table:style-name="ce769"/>
          <table:table-cell office:value-type="date" office:date-value="2017-02-24" calcext:value-type="date">
            <text:p>Fri Feb 2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4, 75, 76, 77, 78, 79</text:p>
          </table:table-cell>
          <table:table-cell office:value-type="float" office:value="52" calcext:value-type="float">
            <text:p>00052</text:p>
          </table:table-cell>
          <table:table-cell table:style-name="ce250" office:value-type="string" calcext:value-type="string">
            <text:p>Energized Adaptive Nano Membrane II</text:p>
          </table:table-cell>
          <table:table-cell office:value-type="float" office:value="495899" calcext:value-type="float">
            <text:p>495,899</text:p>
          </table:table-cell>
          <table:table-cell office:value-type="float" office:value="60" calcext:value-type="float">
            <text:p>60</text:p>
          </table:table-cell>
          <table:table-cell office:value-type="float" office:value="460181" calcext:value-type="float">
            <text:p>460,18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23999" calcext:value-type="float">
            <text:p>723,999</text:p>
          </table:table-cell>
          <table:table-cell table:formula="of:=IF([.P78]=0;[.M78]*[.N78];([.M78]*[.N78]+[.O78]*[.P78])/([.P78]*[.Q78]))" office:value-type="float" office:value="584155.75" calcext:value-type="float">
            <text:p>584,156</text:p>
          </table:table-cell>
          <table:table-cell table:formula="of:=-[.M78]*[.N78]-[.O78]*[.P78]+[.P78]*[.Q78]*[.R78]" office:value-type="float" office:value="33562380" calcext:value-type="float">
            <text:p>33,562,380</text:p>
          </table:table-cell>
          <table:table-cell table:formula="of:=IF([.M78]*[.N78]+[.O78]*[.P78]=0;0;([.P78]*[.Q78]*[.R78])/([.M78]*[.N78]+[.O78]*[.P78]))" office:value-type="float" office:value="1.23939377469108" calcext:value-type="float">
            <text:p>1.2393937746911</text:p>
          </table:table-cell>
          <table:table-cell table:formula="of:=[.V77]+[.T78]" office:value-type="float" office:value="2053382885" calcext:value-type="float">
            <text:p>2,053,382,88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22" office:value-type="string" calcext:value-type="string">
            <text:p>c</text:p>
          </table:table-cell>
          <table:table-cell table:style-name="ce549" office:value-type="string" calcext:value-type="string">
            <text:p>c</text:p>
          </table:table-cell>
          <table:table-cell table:style-name="ce609" office:value-type="string" calcext:value-type="string">
            <text:p>c</text:p>
          </table:table-cell>
          <table:table-cell table:style-name="ce663" office:value-type="string" calcext:value-type="string">
            <text:p>c</text:p>
          </table:table-cell>
          <table:table-cell table:style-name="ce770"/>
          <table:table-cell office:value-type="date" office:date-value="2017-03-17" calcext:value-type="date">
            <text:p>Fri Mar 17 2017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00093</text:p>
          </table:table-cell>
          <table:table-cell table:style-name="ce250" office:value-type="string" calcext:value-type="string">
            <text:p>Damage Contro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69" calcext:value-type="float">
            <text:p>7,369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9488" calcext:value-type="float">
            <text:p>9,488</text:p>
          </table:table-cell>
          <table:table-cell table:formula="of:=IF([.P79]=0;[.M79]*[.N79];([.M79]*[.N79]+[.O79]*[.P79])/([.P79]*[.Q79]))" office:value-type="float" office:value="7369" calcext:value-type="float">
            <text:p>7,369</text:p>
          </table:table-cell>
          <table:table-cell table:formula="of:=-[.M79]*[.N79]-[.O79]*[.P79]+[.P79]*[.Q79]*[.R79]" office:value-type="float" office:value="593320" calcext:value-type="float">
            <text:p>593,320</text:p>
          </table:table-cell>
          <table:table-cell table:formula="of:=IF([.M79]*[.N79]+[.O79]*[.P79]=0;0;([.P79]*[.Q79]*[.R79])/([.M79]*[.N79]+[.O79]*[.P79]))" office:value-type="float" office:value="1.28755597774461" calcext:value-type="float">
            <text:p>1.2875559777446</text:p>
          </table:table-cell>
          <table:table-cell table:formula="of:=[.V78]+[.T79]" office:value-type="float" office:value="2053976205" calcext:value-type="float">
            <text:p>2,053,976,20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23" office:value-type="string" calcext:value-type="string">
            <text:p>c</text:p>
          </table:table-cell>
          <table:table-cell table:style-name="ce550" office:value-type="string" calcext:value-type="string">
            <text:p>c</text:p>
          </table:table-cell>
          <table:table-cell table:style-name="ce610" office:value-type="string" calcext:value-type="string">
            <text:p>c</text:p>
          </table:table-cell>
          <table:table-cell table:style-name="ce664" office:value-type="string" calcext:value-type="string">
            <text:p>c</text:p>
          </table:table-cell>
          <table:table-cell table:style-name="ce771"/>
          <table:table-cell office:value-type="date" office:date-value="2017-03-20" calcext:value-type="date">
            <text:p>Mon Mar 20 2017</text:p>
          </table:table-cell>
          <table:table-cell office:value-type="float" office:value="84" calcext:value-type="float">
            <text:p>00084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00097</text:p>
          </table:table-cell>
          <table:table-cell table:style-name="ce250" office:value-type="string" calcext:value-type="string">
            <text:p>EM Ward Amplifi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06" calcext:value-type="float">
            <text:p>22,20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7989" calcext:value-type="float">
            <text:p>37,989</text:p>
          </table:table-cell>
          <table:table-cell table:formula="of:=IF([.P80]=0;[.M80]*[.N80];([.M80]*[.N80]+[.O80]*[.P80])/([.P80]*[.Q80]))" office:value-type="float" office:value="22206" calcext:value-type="float">
            <text:p>22,206</text:p>
          </table:table-cell>
          <table:table-cell table:formula="of:=-[.M80]*[.N80]-[.O80]*[.P80]+[.P80]*[.Q80]*[.R80]" office:value-type="float" office:value="1893960" calcext:value-type="float">
            <text:p>1,893,960</text:p>
          </table:table-cell>
          <table:table-cell table:formula="of:=IF([.M80]*[.N80]+[.O80]*[.P80]=0;0;([.P80]*[.Q80]*[.R80])/([.M80]*[.N80]+[.O80]*[.P80]))" office:value-type="float" office:value="1.71075385031073" calcext:value-type="float">
            <text:p>1.7107538503107</text:p>
          </table:table-cell>
          <table:table-cell table:formula="of:=[.V79]+[.T80]" office:value-type="float" office:value="2055870165" calcext:value-type="float">
            <text:p>2,055,870,16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24" office:value-type="string" calcext:value-type="string">
            <text:p>c</text:p>
          </table:table-cell>
          <table:table-cell table:style-name="ce772"/>
          <table:table-cell office:value-type="date" office:date-value="2017-02-24" calcext:value-type="date">
            <text:p>Fri Feb 2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2, 73</text:p>
          </table:table-cell>
          <table:table-cell office:value-type="float" office:value="54" calcext:value-type="float">
            <text:p>00054</text:p>
          </table:table-cell>
          <table:table-cell table:style-name="ce250" office:value-type="string" calcext:value-type="string">
            <text:p>Large Remote Armor Repairer II</text:p>
          </table:table-cell>
          <table:table-cell office:value-type="float" office:value="743" calcext:value-type="float">
            <text:p>743</text:p>
          </table:table-cell>
          <table:table-cell office:value-type="float" office:value="20" calcext:value-type="float">
            <text:p>20</text:p>
          </table:table-cell>
          <table:table-cell office:value-type="float" office:value="1960727" calcext:value-type="float">
            <text:p>1,960,72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294222" calcext:value-type="float">
            <text:p>3,294,222</text:p>
          </table:table-cell>
          <table:table-cell table:formula="of:=IF([.P81]=0;[.M81]*[.N81];([.M81]*[.N81]+[.O81]*[.P81])/([.P81]*[.Q81]))" office:value-type="float" office:value="1960862.09090909" calcext:value-type="float">
            <text:p>1,960,862</text:p>
          </table:table-cell>
          <table:table-cell table:formula="of:=-[.M81]*[.N81]-[.O81]*[.P81]+[.P81]*[.Q81]*[.R81]" office:value-type="float" office:value="146669590" calcext:value-type="float">
            <text:p>146,669,590</text:p>
          </table:table-cell>
          <table:table-cell table:formula="of:=IF([.M81]*[.N81]+[.O81]*[.P81]=0;0;([.P81]*[.Q81]*[.R81])/([.M81]*[.N81]+[.O81]*[.P81]))" office:value-type="float" office:value="1.67998658104137" calcext:value-type="float">
            <text:p>1.6799865810414</text:p>
          </table:table-cell>
          <table:table-cell table:formula="of:=[.V80]+[.T81]" office:value-type="float" office:value="2202539755" calcext:value-type="float">
            <text:p>2,202,539,75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25" office:value-type="string" calcext:value-type="string">
            <text:p>c</text:p>
          </table:table-cell>
          <table:table-cell table:style-name="ce773"/>
          <table:table-cell office:value-type="date" office:date-value="2017-03-22" calcext:value-type="date">
            <text:p>Wed Mar 22 2017</text:p>
          </table:table-cell>
          <table:table-cell office:value-type="float" office:value="100" calcext:value-type="float">
            <text:p>00100</text:p>
          </table:table-cell>
          <table:table-cell office:value-type="string" calcext:value-type="string">
            <text:p>none</text:p>
          </table:table-cell>
          <table:table-cell office:value-type="float" office:value="103" calcext:value-type="float">
            <text:p>00103</text:p>
          </table:table-cell>
          <table:table-cell table:style-name="ce250" office:value-type="string" calcext:value-type="string">
            <text:p>Arkonor Mining Crysta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00" calcext:value-type="float">
            <text:p>130,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55" office:value-type="float" office:value="164333" calcext:value-type="float">
            <text:p>164333</text:p>
          </table:table-cell>
          <table:table-cell table:formula="of:=IF([.P82]=0;[.M82]*[.N82];([.M82]*[.N82]+[.O82]*[.P82])/([.P82]*[.Q82]))" office:value-type="float" office:value="130200" calcext:value-type="float">
            <text:p>130,200</text:p>
          </table:table-cell>
          <table:table-cell table:formula="of:=-[.M82]*[.N82]-[.O82]*[.P82]+[.P82]*[.Q82]*[.R82]" office:value-type="float" office:value="3413300" calcext:value-type="float">
            <text:p>3,413,300</text:p>
          </table:table-cell>
          <table:table-cell table:formula="of:=IF([.M82]*[.N82]+[.O82]*[.P82]=0;0;([.P82]*[.Q82]*[.R82])/([.M82]*[.N82]+[.O82]*[.P82]))" office:value-type="float" office:value="1.26215821812596" calcext:value-type="float">
            <text:p>1.262158218126</text:p>
          </table:table-cell>
          <table:table-cell table:formula="of:=[.V81]+[.T82]" office:value-type="float" office:value="2205953055" calcext:value-type="float">
            <text:p>2,205,953,05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26" office:value-type="string" calcext:value-type="string">
            <text:p>c</text:p>
          </table:table-cell>
          <table:table-cell table:style-name="ce774"/>
          <table:table-cell office:value-type="date" office:date-value="2017-03-22" calcext:value-type="date">
            <text:p>Wed Mar 22 2017</text:p>
          </table:table-cell>
          <table:table-cell office:value-type="float" office:value="95" calcext:value-type="float">
            <text:p>00095</text:p>
          </table:table-cell>
          <table:table-cell office:value-type="string" calcext:value-type="string">
            <text:p>none</text:p>
          </table:table-cell>
          <table:table-cell office:value-type="float" office:value="104" calcext:value-type="float">
            <text:p>00104</text:p>
          </table:table-cell>
          <table:table-cell table:style-name="ce250" office:value-type="string" calcext:value-type="string">
            <text:p>Strip Min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213" calcext:value-type="float">
            <text:p>1,910,2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255" office:value-type="float" office:value="1999972" calcext:value-type="float">
            <text:p>1999972</text:p>
          </table:table-cell>
          <table:table-cell table:formula="of:=IF([.P83]=0;[.M83]*[.N83];([.M83]*[.N83]+[.O83]*[.P83])/([.P83]*[.Q83]))" office:value-type="float" office:value="1910213" calcext:value-type="float">
            <text:p>1,910,213</text:p>
          </table:table-cell>
          <table:table-cell table:formula="of:=-[.M83]*[.N83]-[.O83]*[.P83]+[.P83]*[.Q83]*[.R83]" office:value-type="float" office:value="6283130" calcext:value-type="float">
            <text:p>6,283,130</text:p>
          </table:table-cell>
          <table:table-cell table:formula="of:=IF([.M83]*[.N83]+[.O83]*[.P83]=0;0;([.P83]*[.Q83]*[.R83])/([.M83]*[.N83]+[.O83]*[.P83]))" office:value-type="float" office:value="1.04698900070306" calcext:value-type="float">
            <text:p>1.0469890007031</text:p>
          </table:table-cell>
          <table:table-cell table:formula="of:=[.V82]+[.T83]" office:value-type="float" office:value="2212236185" calcext:value-type="float">
            <text:p>2,212,236,18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27" office:value-type="string" calcext:value-type="string">
            <text:p>c</text:p>
          </table:table-cell>
          <table:table-cell table:style-name="ce775"/>
          <table:table-cell office:value-type="date" office:date-value="2017-03-22" calcext:value-type="date">
            <text:p>Wed Mar 22 2017</text:p>
          </table:table-cell>
          <table:table-cell office:value-type="float" office:value="95" calcext:value-type="float">
            <text:p>00095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00105</text:p>
          </table:table-cell>
          <table:table-cell table:style-name="ce250" office:value-type="string" calcext:value-type="string">
            <text:p>Deep Core Mining Las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426" calcext:value-type="float">
            <text:p>360,4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255" office:value-type="float" office:value="369764" calcext:value-type="float">
            <text:p>369764</text:p>
          </table:table-cell>
          <table:table-cell table:formula="of:=IF([.P84]=0;[.M84]*[.N84];([.M84]*[.N84]+[.O84]*[.P84])/([.P84]*[.Q84]))" office:value-type="float" office:value="360426" calcext:value-type="float">
            <text:p>360,426</text:p>
          </table:table-cell>
          <table:table-cell table:formula="of:=-[.M84]*[.N84]-[.O84]*[.P84]+[.P84]*[.Q84]*[.R84]" office:value-type="float" office:value="634984" calcext:value-type="float">
            <text:p>634,984</text:p>
          </table:table-cell>
          <table:table-cell table:formula="of:=IF([.M84]*[.N84]+[.O84]*[.P84]=0;0;([.P84]*[.Q84]*[.R84])/([.M84]*[.N84]+[.O84]*[.P84]))" office:value-type="float" office:value="1.02590823081576" calcext:value-type="float">
            <text:p>1.0259082308158</text:p>
          </table:table-cell>
          <table:table-cell table:formula="of:=[.V83]+[.T84]" office:value-type="float" office:value="2212871169" calcext:value-type="float">
            <text:p>2,212,871,169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28" office:value-type="string" calcext:value-type="string">
            <text:p>c</text:p>
          </table:table-cell>
          <table:table-cell table:style-name="ce776"/>
          <table:table-cell office:value-type="date" office:date-value="2017-03-20" calcext:value-type="date">
            <text:p>Mon Mar 20 2017</text:p>
          </table:table-cell>
          <table:table-cell office:value-type="float" office:value="84" calcext:value-type="float">
            <text:p>00084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00099</text:p>
          </table:table-cell>
          <table:table-cell table:style-name="ce250" office:value-type="string" calcext:value-type="string">
            <text:p>Linear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29" calcext:value-type="float">
            <text:p>44,929</text:p>
          </table:table-cell>
          <table:table-cell table:formula="of:=78*12"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style-name="ce255" office:value-type="float" office:value="50443" calcext:value-type="float">
            <text:p>50443</text:p>
          </table:table-cell>
          <table:table-cell table:formula="of:=IF([.P85]=0;[.M85]*[.N85];([.M85]*[.N85]+[.O85]*[.P85])/([.P85]*[.Q85]))" office:value-type="float" office:value="44929" calcext:value-type="float">
            <text:p>44,929</text:p>
          </table:table-cell>
          <table:table-cell table:formula="of:=-[.M85]*[.N85]-[.O85]*[.P85]+[.P85]*[.Q85]*[.R85]" office:value-type="float" office:value="5161104" calcext:value-type="float">
            <text:p>5,161,104</text:p>
          </table:table-cell>
          <table:table-cell table:formula="of:=IF([.M85]*[.N85]+[.O85]*[.P85]=0;0;([.P85]*[.Q85]*[.R85])/([.M85]*[.N85]+[.O85]*[.P85]))" office:value-type="float" office:value="1.1227269692181" calcext:value-type="float">
            <text:p>1.1227269692181</text:p>
          </table:table-cell>
          <table:table-cell table:formula="of:=[.V84]+[.T85]" office:value-type="float" office:value="2218032273" calcext:value-type="float">
            <text:p>2,218,032,273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29" office:value-type="string" calcext:value-type="string">
            <text:p>c</text:p>
          </table:table-cell>
          <table:table-cell table:number-columns-repeated="3" table:style-name="ce551" office:value-type="string" calcext:value-type="string">
            <text:p>c</text:p>
          </table:table-cell>
          <table:table-cell table:style-name="ce777"/>
          <table:table-cell office:value-type="date" office:date-value="2017-03-16" calcext:value-type="date">
            <text:p>Thu Mar 16 2017</text:p>
          </table:table-cell>
          <table:table-cell office:value-type="float" office:value="81" calcext:value-type="float">
            <text:p>00081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00087</text:p>
          </table:table-cell>
          <table:table-cell table:style-name="ce250" office:value-type="string" calcext:value-type="string">
            <text:p>Missile Guidance Compu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0" calcext:value-type="float">
            <text:p>7,3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8997" calcext:value-type="float">
            <text:p>38,997</text:p>
          </table:table-cell>
          <table:table-cell table:formula="of:=IF([.P86]=0;[.M86]*[.N86];([.M86]*[.N86]+[.O86]*[.P86])/([.P86]*[.Q86]))" office:value-type="float" office:value="7300" calcext:value-type="float">
            <text:p>7,300</text:p>
          </table:table-cell>
          <table:table-cell table:formula="of:=-[.M86]*[.N86]-[.O86]*[.P86]+[.P86]*[.Q86]*[.R86]" office:value-type="float" office:value="1267880" calcext:value-type="float">
            <text:p>1,267,880</text:p>
          </table:table-cell>
          <table:table-cell table:formula="of:=IF([.M86]*[.N86]+[.O86]*[.P86]=0;0;([.P86]*[.Q86]*[.R86])/([.M86]*[.N86]+[.O86]*[.P86]))" office:value-type="float" office:value="5.34205479452055" calcext:value-type="float">
            <text:p>5.3420547945206</text:p>
          </table:table-cell>
          <table:table-cell table:formula="of:=[.V85]+[.T86]" office:value-type="float" office:value="2219300153" calcext:value-type="float">
            <text:p>2,219,300,153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30" office:value-type="string" calcext:value-type="string">
            <text:p>c</text:p>
          </table:table-cell>
          <table:table-cell table:style-name="ce778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00117</text:p>
          </table:table-cell>
          <table:table-cell table:style-name="ce250" office:value-type="string" calcext:value-type="string">
            <text:p>Sustained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27" calcext:value-type="float">
            <text:p>45,327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53378" calcext:value-type="float">
            <text:p>53,378</text:p>
          </table:table-cell>
          <table:table-cell table:formula="of:=IF([.P87]=0;[.M87]*[.N87];([.M87]*[.N87]+[.O87]*[.P87])/([.P87]*[.Q87]))" office:value-type="float" office:value="45327" calcext:value-type="float">
            <text:p>45,327</text:p>
          </table:table-cell>
          <table:table-cell table:formula="of:=-[.M87]*[.N87]-[.O87]*[.P87]+[.P87]*[.Q87]*[.R87]" office:value-type="float" office:value="3365318" calcext:value-type="float">
            <text:p>3,365,318</text:p>
          </table:table-cell>
          <table:table-cell table:formula="of:=IF([.M87]*[.N87]+[.O87]*[.P87]=0;0;([.P87]*[.Q87]*[.R87])/([.M87]*[.N87]+[.O87]*[.P87]))" office:value-type="float" office:value="1.1776204028504" calcext:value-type="float">
            <text:p>1.1776204028504</text:p>
          </table:table-cell>
          <table:table-cell table:formula="of:=[.V86]+[.T87]" office:value-type="float" office:value="2222665471" calcext:value-type="float">
            <text:p>2,222,665,471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31" office:value-type="string" calcext:value-type="string">
            <text:p>c</text:p>
          </table:table-cell>
          <table:table-cell table:style-name="ce778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8" calcext:value-type="float">
            <text:p>00118</text:p>
          </table:table-cell>
          <table:table-cell table:style-name="ce250" office:value-type="string" calcext:value-type="string">
            <text:p>Graviton Reac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09" calcext:value-type="float">
            <text:p>160,209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80000" calcext:value-type="float">
            <text:p>180,000</text:p>
          </table:table-cell>
          <table:table-cell table:formula="of:=IF([.P88]=0;[.M88]*[.N88];([.M88]*[.N88]+[.O88]*[.P88])/([.P88]*[.Q88]))" office:value-type="float" office:value="160209" calcext:value-type="float">
            <text:p>160,209</text:p>
          </table:table-cell>
          <table:table-cell table:formula="of:=-[.M88]*[.N88]-[.O88]*[.P88]+[.P88]*[.Q88]*[.R88]" office:value-type="float" office:value="3265515" calcext:value-type="float">
            <text:p>3,265,515</text:p>
          </table:table-cell>
          <table:table-cell table:formula="of:=IF([.M88]*[.N88]+[.O88]*[.P88]=0;0;([.P88]*[.Q88]*[.R88])/([.M88]*[.N88]+[.O88]*[.P88]))" office:value-type="float" office:value="1.12353238582102" calcext:value-type="float">
            <text:p>1.123532385821</text:p>
          </table:table-cell>
          <table:table-cell table:formula="of:=[.V87]+[.T88]" office:value-type="float" office:value="2225930986" calcext:value-type="float">
            <text:p>2,225,930,98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32" office:value-type="string" calcext:value-type="string">
            <text:p>c</text:p>
          </table:table-cell>
          <table:table-cell table:style-name="ce778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9" calcext:value-type="float">
            <text:p>00119</text:p>
          </table:table-cell>
          <table:table-cell table:style-name="ce250" office:value-type="string" calcext:value-type="string">
            <text:p>Cormor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1512" calcext:value-type="float">
            <text:p>981,5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13985" calcext:value-type="float">
            <text:p>1,313,985</text:p>
          </table:table-cell>
          <table:table-cell table:formula="of:=IF([.P89]=0;[.M89]*[.N89];([.M89]*[.N89]+[.O89]*[.P89])/([.P89]*[.Q89]))" office:value-type="float" office:value="981512" calcext:value-type="float">
            <text:p>981,512</text:p>
          </table:table-cell>
          <table:table-cell table:formula="of:=-[.M89]*[.N89]-[.O89]*[.P89]+[.P89]*[.Q89]*[.R89]" office:value-type="float" office:value="3657203" calcext:value-type="float">
            <text:p>3,657,203</text:p>
          </table:table-cell>
          <table:table-cell table:formula="of:=IF([.M89]*[.N89]+[.O89]*[.P89]=0;0;([.P89]*[.Q89]*[.R89])/([.M89]*[.N89]+[.O89]*[.P89]))" office:value-type="float" office:value="1.33873554271369" calcext:value-type="float">
            <text:p>1.3387355427137</text:p>
          </table:table-cell>
          <table:table-cell table:formula="of:=[.V88]+[.T89]" office:value-type="float" office:value="2229588189" calcext:value-type="float">
            <text:p>2,229,588,189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33" office:value-type="string" calcext:value-type="string">
            <text:p>c</text:p>
          </table:table-cell>
          <table:table-cell table:style-name="ce779"/>
          <table:table-cell office:value-type="date" office:date-value="2017-03-24" calcext:value-type="date">
            <text:p>Fri Mar 24 2017</text:p>
          </table:table-cell>
          <table:table-cell office:value-type="float" office:value="95" calcext:value-type="float">
            <text:p>00095</text:p>
          </table:table-cell>
          <table:table-cell office:value-type="string" calcext:value-type="string">
            <text:p>none</text:p>
          </table:table-cell>
          <table:table-cell office:value-type="float" office:value="110" calcext:value-type="float">
            <text:p>00110</text:p>
          </table:table-cell>
          <table:table-cell table:style-name="ce250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30" calcext:value-type="float">
            <text:p>42,030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51889" calcext:value-type="float">
            <text:p>51,889</text:p>
          </table:table-cell>
          <table:table-cell table:formula="of:=IF([.P90]=0;[.M90]*[.N90];([.M90]*[.N90]+[.O90]*[.P90])/([.P90]*[.Q90]))" office:value-type="float" office:value="42030" calcext:value-type="float">
            <text:p>42,030</text:p>
          </table:table-cell>
          <table:table-cell table:formula="of:=-[.M90]*[.N90]-[.O90]*[.P90]+[.P90]*[.Q90]*[.R90]" office:value-type="float" office:value="3381637" calcext:value-type="float">
            <text:p>3,381,637</text:p>
          </table:table-cell>
          <table:table-cell table:formula="of:=IF([.M90]*[.N90]+[.O90]*[.P90]=0;0;([.P90]*[.Q90]*[.R90])/([.M90]*[.N90]+[.O90]*[.P90]))" office:value-type="float" office:value="1.23457054484892" calcext:value-type="float">
            <text:p>1.2345705448489</text:p>
          </table:table-cell>
          <table:table-cell table:formula="of:=[.V89]+[.T90]" office:value-type="float" office:value="2232969826" calcext:value-type="float">
            <text:p>2,232,969,826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2" table:style-name="ce334" office:value-type="string" calcext:value-type="string">
            <text:p>c</text:p>
          </table:table-cell>
          <table:table-cell table:style-name="ce552" office:value-type="string" calcext:value-type="string">
            <text:p>c</text:p>
          </table:table-cell>
          <table:table-cell table:style-name="ce611" office:value-type="string" calcext:value-type="string">
            <text:p>c</text:p>
          </table:table-cell>
          <table:table-cell table:style-name="ce665" office:value-type="string" calcext:value-type="string">
            <text:p>c</text:p>
          </table:table-cell>
          <table:table-cell table:style-name="ce780"/>
          <table:table-cell office:value-type="date" office:date-value="2017-03-24" calcext:value-type="date">
            <text:p>Fri Mar 24 2017</text:p>
          </table:table-cell>
          <table:table-cell office:value-type="float" office:value="95" calcext:value-type="float">
            <text:p>00095</text:p>
          </table:table-cell>
          <table:table-cell office:value-type="string" calcext:value-type="string">
            <text:p>none</text:p>
          </table:table-cell>
          <table:table-cell office:value-type="float" office:value="111" calcext:value-type="float">
            <text:p>00111</text:p>
          </table:table-cell>
          <table:table-cell table:style-name="ce250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40" calcext:value-type="float">
            <text:p>23,64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9499" calcext:value-type="float">
            <text:p>29,499</text:p>
          </table:table-cell>
          <table:table-cell table:formula="of:=IF([.P91]=0;[.M91]*[.N91];([.M91]*[.N91]+[.O91]*[.P91])/([.P91]*[.Q91]))" office:value-type="float" office:value="23640" calcext:value-type="float">
            <text:p>23,640</text:p>
          </table:table-cell>
          <table:table-cell table:formula="of:=-[.M91]*[.N91]-[.O91]*[.P91]+[.P91]*[.Q91]*[.R91]" office:value-type="float" office:value="1230390" calcext:value-type="float">
            <text:p>1,230,390</text:p>
          </table:table-cell>
          <table:table-cell table:formula="of:=IF([.M91]*[.N91]+[.O91]*[.P91]=0;0;([.P91]*[.Q91]*[.R91])/([.M91]*[.N91]+[.O91]*[.P91]))" office:value-type="float" office:value="1.24784263959391" calcext:value-type="float">
            <text:p>1.2478426395939</text:p>
          </table:table-cell>
          <table:table-cell table:formula="of:=[.V90]+[.T91]" office:value-type="float" office:value="2234200216" calcext:value-type="float">
            <text:p>2,234,200,216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2" table:style-name="ce335" office:value-type="string" calcext:value-type="string">
            <text:p>c</text:p>
          </table:table-cell>
          <table:table-cell table:style-name="ce553" office:value-type="string" calcext:value-type="string">
            <text:p>c</text:p>
          </table:table-cell>
          <table:table-cell table:style-name="ce612" office:value-type="string" calcext:value-type="string">
            <text:p>c</text:p>
          </table:table-cell>
          <table:table-cell table:style-name="ce666" office:value-type="string" calcext:value-type="string">
            <text:p>c</text:p>
          </table:table-cell>
          <table:table-cell table:style-name="ce781"/>
          <table:table-cell office:value-type="date" office:date-value="2017-03-23" calcext:value-type="date">
            <text:p>Thu Mar 23 2017</text:p>
          </table:table-cell>
          <table:table-cell office:value-type="float" office:value="101" calcext:value-type="float">
            <text:p>00101</text:p>
          </table:table-cell>
          <table:table-cell office:value-type="string" calcext:value-type="string">
            <text:p>none</text:p>
          </table:table-cell>
          <table:table-cell office:value-type="float" office:value="108" calcext:value-type="float">
            <text:p>00108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11" calcext:value-type="float">
            <text:p>57,011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58469" calcext:value-type="float">
            <text:p>58,469</text:p>
          </table:table-cell>
          <table:table-cell table:formula="of:=IF([.P92]=0;[.M92]*[.N92];([.M92]*[.N92]+[.O92]*[.P92])/([.P92]*[.Q92]))" office:value-type="float" office:value="57011" calcext:value-type="float">
            <text:p>57,011</text:p>
          </table:table-cell>
          <table:table-cell table:formula="of:=-[.M92]*[.N92]-[.O92]*[.P92]+[.P92]*[.Q92]*[.R92]" office:value-type="float" office:value="562788" calcext:value-type="float">
            <text:p>562,788</text:p>
          </table:table-cell>
          <table:table-cell table:formula="of:=IF([.M92]*[.N92]+[.O92]*[.P92]=0;0;([.P92]*[.Q92]*[.R92])/([.M92]*[.N92]+[.O92]*[.P92]))" office:value-type="float" office:value="1.02557401203277" calcext:value-type="float">
            <text:p>1.0255740120328</text:p>
          </table:table-cell>
          <table:table-cell table:formula="of:=[.V91]+[.T92]" office:value-type="float" office:value="2234763004" calcext:value-type="float">
            <text:p>2,234,763,004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36" office:value-type="string" calcext:value-type="string">
            <text:p>c</text:p>
          </table:table-cell>
          <table:table-cell table:style-name="ce782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3" calcext:value-type="float">
            <text:p>00113</text:p>
          </table:table-cell>
          <table:table-cell table:style-name="ce250" office:value-type="string" calcext:value-type="string">
            <text:p>Magpulse Thr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74" calcext:value-type="float">
            <text:p>46,074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style-name="ce255" office:value-type="float" office:value="50000" calcext:value-type="float">
            <text:p>50000</text:p>
          </table:table-cell>
          <table:table-cell table:formula="of:=IF([.P93]=0;[.M93]*[.N93];([.M93]*[.N93]+[.O93]*[.P93])/([.P93]*[.Q93]))" office:value-type="float" office:value="46074" calcext:value-type="float">
            <text:p>46,074</text:p>
          </table:table-cell>
          <table:table-cell table:formula="of:=-[.M93]*[.N93]-[.O93]*[.P93]+[.P93]*[.Q93]*[.R93]" office:value-type="float" office:value="2591160" calcext:value-type="float">
            <text:p>2,591,160</text:p>
          </table:table-cell>
          <table:table-cell table:formula="of:=IF([.M93]*[.N93]+[.O93]*[.P93]=0;0;([.P93]*[.Q93]*[.R93])/([.M93]*[.N93]+[.O93]*[.P93]))" office:value-type="float" office:value="1.08521074792725" calcext:value-type="float">
            <text:p>1.0852107479273</text:p>
          </table:table-cell>
          <table:table-cell table:formula="of:=[.V92]+[.T93]" office:value-type="float" office:value="2237354164" calcext:value-type="float">
            <text:p>2,237,354,164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37" office:value-type="string" calcext:value-type="string">
            <text:p>c</text:p>
          </table:table-cell>
          <table:table-cell table:style-name="ce783"/>
          <table:table-cell office:value-type="date" office:date-value="2017-03-23" calcext:value-type="date">
            <text:p>Thu Mar 23 2017</text:p>
          </table:table-cell>
          <table:table-cell office:value-type="float" office:value="101" calcext:value-type="float">
            <text:p>00101</text:p>
          </table:table-cell>
          <table:table-cell office:value-type="string" calcext:value-type="string">
            <text:p>none</text:p>
          </table:table-cell>
          <table:table-cell office:value-type="float" office:value="107" calcext:value-type="float">
            <text:p>00107</text:p>
          </table:table-cell>
          <table:table-cell table:style-name="ce250" office:value-type="string" calcext:value-type="string">
            <text:p>Small Capacitor Boos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6" calcext:value-type="float">
            <text:p>6,29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55" office:value-type="float" office:value="24999" calcext:value-type="float">
            <text:p>24999</text:p>
          </table:table-cell>
          <table:table-cell table:formula="of:=IF([.P94]=0;[.M94]*[.N94];([.M94]*[.N94]+[.O94]*[.P94])/([.P94]*[.Q94]))" office:value-type="float" office:value="6296" calcext:value-type="float">
            <text:p>6,296</text:p>
          </table:table-cell>
          <table:table-cell table:formula="of:=-[.M94]*[.N94]-[.O94]*[.P94]+[.P94]*[.Q94]*[.R94]" office:value-type="float" office:value="1870300" calcext:value-type="float">
            <text:p>1,870,300</text:p>
          </table:table-cell>
          <table:table-cell table:formula="of:=IF([.M94]*[.N94]+[.O94]*[.P94]=0;0;([.P94]*[.Q94]*[.R94])/([.M94]*[.N94]+[.O94]*[.P94]))" office:value-type="float" office:value="3.97061626429479" calcext:value-type="float">
            <text:p>3.9706162642948</text:p>
          </table:table-cell>
          <table:table-cell table:formula="of:=[.V93]+[.T94]" office:value-type="float" office:value="2239224464" calcext:value-type="float">
            <text:p>2,239,224,464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38" office:value-type="string" calcext:value-type="string">
            <text:p>c</text:p>
          </table:table-cell>
          <table:table-cell table:style-name="ce784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2" calcext:value-type="float">
            <text:p>00112</text:p>
          </table:table-cell>
          <table:table-cell table:style-name="ce250" office:value-type="string" calcext:value-type="string">
            <text:p>Scalar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63" calcext:value-type="float">
            <text:p>58,063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table:style-name="ce255" office:value-type="float" office:value="63958" calcext:value-type="float">
            <text:p>63958</text:p>
          </table:table-cell>
          <table:table-cell table:formula="of:=IF([.P95]=0;[.M95]*[.N95];([.M95]*[.N95]+[.O95]*[.P95])/([.P95]*[.Q95]))" office:value-type="float" office:value="58063" calcext:value-type="float">
            <text:p>58,063</text:p>
          </table:table-cell>
          <table:table-cell table:formula="of:=-[.M95]*[.N95]-[.O95]*[.P95]+[.P95]*[.Q95]*[.R95]" office:value-type="float" office:value="9661905" calcext:value-type="float">
            <text:p>9,661,905</text:p>
          </table:table-cell>
          <table:table-cell table:formula="of:=IF([.M95]*[.N95]+[.O95]*[.P95]=0;0;([.P95]*[.Q95]*[.R95])/([.M95]*[.N95]+[.O95]*[.P95]))" office:value-type="float" office:value="1.10152765099978" calcext:value-type="float">
            <text:p>1.1015276509998</text:p>
          </table:table-cell>
          <table:table-cell table:formula="of:=[.V94]+[.T95]" office:value-type="float" office:value="2248886369" calcext:value-type="float">
            <text:p>2,248,886,369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39" office:value-type="string" calcext:value-type="string">
            <text:p>c</text:p>
          </table:table-cell>
          <table:table-cell table:style-name="ce785"/>
          <table:table-cell office:value-type="date" office:date-value="2017-03-20" calcext:value-type="date">
            <text:p>Mon Mar 2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01" calcext:value-type="float">
            <text:p>00101</text:p>
          </table:table-cell>
          <table:table-cell table:style-name="ce250" office:value-type="string" calcext:value-type="string">
            <text:p>Small Capacitor Booster II</text:p>
          </table:table-cell>
          <table:table-cell office:value-type="float" office:value="200987" calcext:value-type="float">
            <text:p>200,987</text:p>
          </table:table-cell>
          <table:table-cell office:value-type="float" office:value="70" calcext:value-type="float">
            <text:p>70</text:p>
          </table:table-cell>
          <table:table-cell office:value-type="float" office:value="477161" calcext:value-type="float">
            <text:p>477,16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617877" calcext:value-type="float">
            <text:p>617,877</text:p>
          </table:table-cell>
          <table:table-cell table:formula="of:=IF([.P96]=0;[.M96]*[.N96];([.M96]*[.N96]+[.O96]*[.P96])/([.P96]*[.Q96]))" office:value-type="float" office:value="510658.833333333" calcext:value-type="float">
            <text:p>510,659</text:p>
          </table:table-cell>
          <table:table-cell table:formula="of:=-[.M96]*[.N96]-[.O96]*[.P96]+[.P96]*[.Q96]*[.R96]" office:value-type="float" office:value="45031630" calcext:value-type="float">
            <text:p>45,031,630</text:p>
          </table:table-cell>
          <table:table-cell table:formula="of:=IF([.M96]*[.N96]+[.O96]*[.P96]=0;0;([.P96]*[.Q96]*[.R96])/([.M96]*[.N96]+[.O96]*[.P96]))" office:value-type="float" office:value="1.20996046610376" calcext:value-type="float">
            <text:p>1.2099604661038</text:p>
          </table:table-cell>
          <table:table-cell table:formula="of:=[.V95]+[.T96]" office:value-type="float" office:value="2293917999" calcext:value-type="float">
            <text:p>2,293,917,999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40" office:value-type="string" calcext:value-type="string">
            <text:p>c</text:p>
          </table:table-cell>
          <table:table-cell table:style-name="ce786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4" calcext:value-type="float">
            <text:p>00114</text:p>
          </table:table-cell>
          <table:table-cell table:style-name="ce250" office:value-type="string" calcext:value-type="string">
            <text:p>Gravimetric Sensor Cl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42" calcext:value-type="float">
            <text:p>28,842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32499" calcext:value-type="float">
            <text:p>32,499</text:p>
          </table:table-cell>
          <table:table-cell table:formula="of:=IF([.P97]=0;[.M97]*[.N97];([.M97]*[.N97]+[.O97]*[.P97])/([.P97]*[.Q97]))" office:value-type="float" office:value="28842" calcext:value-type="float">
            <text:p>28,842</text:p>
          </table:table-cell>
          <table:table-cell table:formula="of:=-[.M97]*[.N97]-[.O97]*[.P97]+[.P97]*[.Q97]*[.R97]" office:value-type="float" office:value="3017025" calcext:value-type="float">
            <text:p>3,017,025</text:p>
          </table:table-cell>
          <table:table-cell table:formula="of:=IF([.M97]*[.N97]+[.O97]*[.P97]=0;0;([.P97]*[.Q97]*[.R97])/([.M97]*[.N97]+[.O97]*[.P97]))" office:value-type="float" office:value="1.12679425837321" calcext:value-type="float">
            <text:p>1.1267942583732</text:p>
          </table:table-cell>
          <table:table-cell table:formula="of:=[.V96]+[.T97]" office:value-type="float" office:value="2296935024" calcext:value-type="float">
            <text:p>2,296,935,024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2" table:style-name="ce341" office:value-type="string" calcext:value-type="string">
            <text:p>c</text:p>
          </table:table-cell>
          <table:table-cell table:number-columns-repeated="3" table:style-name="ce554" office:value-type="string" calcext:value-type="string">
            <text:p>c</text:p>
          </table:table-cell>
          <table:table-cell table:style-name="ce787"/>
          <table:table-cell office:value-type="date" office:date-value="2017-02-12" calcext:value-type="date">
            <text:p>Sun Feb 12 2017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00056</text:p>
          </table:table-cell>
          <table:table-cell office:value-type="float" office:value="40" calcext:value-type="float">
            <text:p>00040</text:p>
          </table:table-cell>
          <table:table-cell table:style-name="ce250" office:value-type="string" calcext:value-type="string">
            <text:p>Scourge Precision Cruise Missile</text:p>
          </table:table-cell>
          <table:table-cell office:value-type="float" office:value="254000" calcext:value-type="float">
            <text:p>254,000</text:p>
          </table:table-cell>
          <table:table-cell office:value-type="float" office:value="10" calcext:value-type="float">
            <text:p>10</text:p>
          </table:table-cell>
          <table:table-cell office:value-type="float" office:value="2250000" calcext:value-type="float">
            <text:p>2,250,000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,000</text:p>
          </table:table-cell>
          <table:table-cell office:value-type="float" office:value="590" calcext:value-type="float">
            <text:p>590</text:p>
          </table:table-cell>
          <table:table-cell table:formula="of:=IF([.P98]=0;[.M98]*[.N98];([.M98]*[.N98]+[.O98]*[.P98])/([.P98]*[.Q98]))" office:value-type="float" office:value="462.7" calcext:value-type="float">
            <text:p>463</text:p>
          </table:table-cell>
          <table:table-cell table:formula="of:=-[.M98]*[.N98]-[.O98]*[.P98]+[.P98]*[.Q98]*[.R98]" office:value-type="float" office:value="25460000" calcext:value-type="float">
            <text:p>25,460,000</text:p>
          </table:table-cell>
          <table:table-cell table:formula="of:=IF([.M98]*[.N98]+[.O98]*[.P98]=0;0;([.P98]*[.Q98]*[.R98])/([.M98]*[.N98]+[.O98]*[.P98]))" office:value-type="float" office:value="1.27512427058569" calcext:value-type="float">
            <text:p>1.2751242705857</text:p>
          </table:table-cell>
          <table:table-cell table:formula="of:=[.V97]+[.T98]" office:value-type="float" office:value="2322395024" calcext:value-type="float">
            <text:p>2,322,395,024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2" table:style-name="ce342" office:value-type="string" calcext:value-type="string">
            <text:p>c</text:p>
          </table:table-cell>
          <table:table-cell table:number-columns-repeated="3" table:style-name="ce555" office:value-type="string" calcext:value-type="string">
            <text:p>c</text:p>
          </table:table-cell>
          <table:table-cell table:style-name="ce788"/>
          <table:table-cell office:value-type="date" office:date-value="2017-02-24" calcext:value-type="date">
            <text:p>Fri Feb 2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9, 70, 71</text:p>
          </table:table-cell>
          <table:table-cell office:value-type="float" office:value="53" calcext:value-type="float">
            <text:p>00053</text:p>
          </table:table-cell>
          <table:table-cell table:style-name="ce250" office:value-type="string" calcext:value-type="string">
            <text:p>Heavy Capacitor Booster II</text:p>
          </table:table-cell>
          <table:table-cell office:value-type="float" office:value="594518" calcext:value-type="float">
            <text:p>594,518</text:p>
          </table:table-cell>
          <table:table-cell office:value-type="float" office:value="20" calcext:value-type="float">
            <text:p>20</text:p>
          </table:table-cell>
          <table:table-cell office:value-type="float" office:value="1509363" calcext:value-type="float">
            <text:p>1,509,36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786769" calcext:value-type="float">
            <text:p>1,786,769</text:p>
          </table:table-cell>
          <table:table-cell table:formula="of:=IF([.P99]=0;[.M99]*[.N99];([.M99]*[.N99]+[.O99]*[.P99])/([.P99]*[.Q99]))" office:value-type="float" office:value="1679225.28571429" calcext:value-type="float">
            <text:p>1,679,225</text:p>
          </table:table-cell>
          <table:table-cell table:formula="of:=-[.M99]*[.N99]-[.O99]*[.P99]+[.P99]*[.Q99]*[.R99]" office:value-type="float" office:value="7528060" calcext:value-type="float">
            <text:p>7,528,060</text:p>
          </table:table-cell>
          <table:table-cell table:formula="of:=IF([.M99]*[.N99]+[.O99]*[.P99]=0;0;([.P99]*[.Q99]*[.R99])/([.M99]*[.N99]+[.O99]*[.P99]))" office:value-type="float" office:value="1.06404364869957" calcext:value-type="float">
            <text:p>1.0640436486996</text:p>
          </table:table-cell>
          <table:table-cell table:formula="of:=[.V98]+[.T99]" office:value-type="float" office:value="2329923084" calcext:value-type="float">
            <text:p>2,329,923,084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2" table:style-name="ce343" office:value-type="string" calcext:value-type="string">
            <text:p>c</text:p>
          </table:table-cell>
          <table:table-cell table:number-columns-repeated="3" table:style-name="ce556" office:value-type="string" calcext:value-type="string">
            <text:p>c</text:p>
          </table:table-cell>
          <table:table-cell table:style-name="ce789"/>
          <table:table-cell office:value-type="date" office:date-value="2017-02-24" calcext:value-type="date">
            <text:p>Fri Feb 2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5, 60, 61, 62, 63, 64, 65</text:p>
          </table:table-cell>
          <table:table-cell office:value-type="float" office:value="55" calcext:value-type="float">
            <text:p>00055</text:p>
          </table:table-cell>
          <table:table-cell table:style-name="ce250" office:value-type="string" calcext:value-type="string">
            <text:p>Ares</text:p>
          </table:table-cell>
          <table:table-cell office:value-type="float" office:value="569982" calcext:value-type="float">
            <text:p>569,982</text:p>
          </table:table-cell>
          <table:table-cell office:value-type="float" office:value="20" calcext:value-type="float">
            <text:p>20</text:p>
          </table:table-cell>
          <table:table-cell office:value-type="float" office:value="19620000" calcext:value-type="float">
            <text:p>19,620,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269987" calcext:value-type="float">
            <text:p>23,269,987</text:p>
          </table:table-cell>
          <table:table-cell office:value-type="float" office:value="23298873.4" calcext:value-type="float">
            <text:p>23,298,873</text:p>
          </table:table-cell>
          <table:table-cell table:formula="of:=-[.M100]*[.N100]-[.O100]*[.P100]+[.P100]*[.Q100]*[.R100]" office:value-type="float" office:value="171099710" calcext:value-type="float">
            <text:p>171,099,710</text:p>
          </table:table-cell>
          <table:table-cell table:formula="of:=IF([.M100]*[.N100]+[.O100]*[.P100]=0;0;([.P100]*[.Q100]*[.R100])/([.M100]*[.N100]+[.O100]*[.P100]))" office:value-type="float" office:value="1.17241008874207" calcext:value-type="float">
            <text:p>1.1724100887421</text:p>
          </table:table-cell>
          <table:table-cell table:formula="of:=[.V99]+[.T100]" office:value-type="float" office:value="2501022794" calcext:value-type="float">
            <text:p>2,501,022,794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44" office:value-type="string" calcext:value-type="string">
            <text:p>c</text:p>
          </table:table-cell>
          <table:table-cell table:style-name="ce790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6" calcext:value-type="float">
            <text:p>00116</text:p>
          </table:table-cell>
          <table:table-cell table:style-name="ce250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169" calcext:value-type="float">
            <text:p>62,169</text:p>
          </table:table-cell>
          <table:table-cell office:value-type="float" office:value="3927" calcext:value-type="float">
            <text:p>3927</text:p>
          </table:table-cell>
          <table:table-cell office:value-type="float" office:value="1" calcext:value-type="float">
            <text:p>1</text:p>
          </table:table-cell>
          <table:table-cell office:value-type="float" office:value="63400" calcext:value-type="float">
            <text:p>63,400</text:p>
          </table:table-cell>
          <table:table-cell table:formula="of:=IF([.P101]=0;[.M101]*[.N101];([.M101]*[.N101]+[.O101]*[.P101])/([.P101]*[.Q101]))" office:value-type="float" office:value="62169" calcext:value-type="float">
            <text:p>62,169</text:p>
          </table:table-cell>
          <table:table-cell table:formula="of:=-[.M101]*[.N101]-[.O101]*[.P101]+[.P101]*[.Q101]*[.R101]" office:value-type="float" office:value="4834137" calcext:value-type="float">
            <text:p>4,834,137</text:p>
          </table:table-cell>
          <table:table-cell table:formula="of:=IF([.M101]*[.N101]+[.O101]*[.P101]=0;0;([.P101]*[.Q101]*[.R101])/([.M101]*[.N101]+[.O101]*[.P101]))" office:value-type="float" office:value="1.01980086538307" calcext:value-type="float">
            <text:p>1.0198008653831</text:p>
          </table:table-cell>
          <table:table-cell table:formula="of:=[.V100]+[.T101]" office:value-type="float" office:value="2505856931" calcext:value-type="float">
            <text:p>2,505,856,931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45" office:value-type="string" calcext:value-type="string">
            <text:p>c</text:p>
          </table:table-cell>
          <table:table-cell table:style-name="ce791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5" calcext:value-type="float">
            <text:p>00115</text:p>
          </table:table-cell>
          <table:table-cell table:style-name="ce250" office:value-type="string" calcext:value-type="string">
            <text:p>Titanium Dibor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2" calcext:value-type="float">
            <text:p>10,922</text:p>
          </table:table-cell>
          <table:table-cell office:value-type="float" office:value="16335" calcext:value-type="float">
            <text:p>16335</text:p>
          </table:table-cell>
          <table:table-cell office:value-type="float" office:value="1" calcext:value-type="float">
            <text:p>1</text:p>
          </table:table-cell>
          <table:table-cell office:value-type="float" office:value="12100" calcext:value-type="float">
            <text:p>12,100</text:p>
          </table:table-cell>
          <table:table-cell table:formula="of:=IF([.P102]=0;[.M102]*[.N102];([.M102]*[.N102]+[.O102]*[.P102])/([.P102]*[.Q102]))" office:value-type="float" office:value="10922" calcext:value-type="float">
            <text:p>10,922</text:p>
          </table:table-cell>
          <table:table-cell table:formula="of:=-[.M102]*[.N102]-[.O102]*[.P102]+[.P102]*[.Q102]*[.R102]" office:value-type="float" office:value="19242630" calcext:value-type="float">
            <text:p>19,242,630</text:p>
          </table:table-cell>
          <table:table-cell table:formula="of:=IF([.M102]*[.N102]+[.O102]*[.P102]=0;0;([.P102]*[.Q102]*[.R102])/([.M102]*[.N102]+[.O102]*[.P102]))" office:value-type="float" office:value="1.1078557040835" calcext:value-type="float">
            <text:p>1.1078557040835</text:p>
          </table:table-cell>
          <table:table-cell table:formula="of:=[.V101]+[.T102]" office:value-type="float" office:value="2525099561" calcext:value-type="float">
            <text:p>2,525,099,561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46" office:value-type="string" calcext:value-type="string">
            <text:p>c</text:p>
          </table:table-cell>
          <table:table-cell table:style-name="ce792"/>
          <table:table-cell office:value-type="date" office:date-value="2017-03-26" calcext:value-type="date">
            <text:p>Sun Mar 26 2017</text:p>
          </table:table-cell>
          <table:table-cell office:value-type="float" office:value="109" calcext:value-type="float">
            <text:p>00109</text:p>
          </table:table-cell>
          <table:table-cell office:value-type="string" calcext:value-type="string">
            <text:p>none</text:p>
          </table:table-cell>
          <table:table-cell office:value-type="float" office:value="123" calcext:value-type="float">
            <text:p>00123</text:p>
          </table:table-cell>
          <table:table-cell table:style-name="ce250" office:value-type="string" calcext:value-type="string">
            <text:p>Cap Recharg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04" calcext:value-type="float">
            <text:p>37,00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2499" calcext:value-type="float">
            <text:p>52,499</text:p>
          </table:table-cell>
          <table:table-cell table:formula="of:=IF([.P103]=0;[.M103]*[.N103];([.M103]*[.N103]+[.O103]*[.P103])/([.P103]*[.Q103]))" office:value-type="float" office:value="37004" calcext:value-type="float">
            <text:p>37,004</text:p>
          </table:table-cell>
          <table:table-cell table:formula="of:=-[.M103]*[.N103]-[.O103]*[.P103]+[.P103]*[.Q103]*[.R103]" office:value-type="float" office:value="1859400" calcext:value-type="float">
            <text:p>1,859,400</text:p>
          </table:table-cell>
          <table:table-cell table:formula="of:=IF([.M103]*[.N103]+[.O103]*[.P103]=0;0;([.P103]*[.Q103]*[.R103])/([.M103]*[.N103]+[.O103]*[.P103]))" office:value-type="float" office:value="1.41873851475516" calcext:value-type="float">
            <text:p>1.4187385147552</text:p>
          </table:table-cell>
          <table:table-cell table:formula="of:=[.V102]+[.T103]" office:value-type="float" office:value="2526958961" calcext:value-type="float">
            <text:p>2,526,958,961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2" table:style-name="ce347" office:value-type="string" calcext:value-type="string">
            <text:p>c</text:p>
          </table:table-cell>
          <table:table-cell table:style-name="ce557" office:value-type="string" calcext:value-type="string">
            <text:p>c</text:p>
          </table:table-cell>
          <table:table-cell table:style-name="ce613" office:value-type="string" calcext:value-type="string">
            <text:p>c</text:p>
          </table:table-cell>
          <table:table-cell table:style-name="ce667" office:value-type="string" calcext:value-type="string">
            <text:p>c</text:p>
          </table:table-cell>
          <table:table-cell table:style-name="ce793"/>
          <table:table-cell office:value-type="date" office:date-value="2017-03-26" calcext:value-type="date">
            <text:p>Sun Mar 26 2017</text:p>
          </table:table-cell>
          <table:table-cell office:value-type="float" office:value="109" calcext:value-type="float">
            <text:p>00109</text:p>
          </table:table-cell>
          <table:table-cell office:value-type="string" calcext:value-type="string">
            <text:p>none</text:p>
          </table:table-cell>
          <table:table-cell office:value-type="float" office:value="124" calcext:value-type="float">
            <text:p>00124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30" calcext:value-type="float">
            <text:p>56,43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7900" calcext:value-type="float">
            <text:p>57,900</text:p>
          </table:table-cell>
          <table:table-cell table:formula="of:=IF([.P104]=0;[.M104]*[.N104];([.M104]*[.N104]+[.O104]*[.P104])/([.P104]*[.Q104]))" office:value-type="float" office:value="56430" calcext:value-type="float">
            <text:p>56,430</text:p>
          </table:table-cell>
          <table:table-cell table:formula="of:=-[.M104]*[.N104]-[.O104]*[.P104]+[.P104]*[.Q104]*[.R104]" office:value-type="float" office:value="176400" calcext:value-type="float">
            <text:p>176,400</text:p>
          </table:table-cell>
          <table:table-cell table:formula="of:=IF([.M104]*[.N104]+[.O104]*[.P104]=0;0;([.P104]*[.Q104]*[.R104])/([.M104]*[.N104]+[.O104]*[.P104]))" office:value-type="float" office:value="1.02604997341839" calcext:value-type="float">
            <text:p>1.0260499734184</text:p>
          </table:table-cell>
          <table:table-cell table:formula="of:=[.V103]+[.T104]" office:value-type="float" office:value="2527135361" calcext:value-type="float">
            <text:p>2,527,135,361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48" office:value-type="string" calcext:value-type="string">
            <text:p>c</text:p>
          </table:table-cell>
          <table:table-cell table:style-name="ce794"/>
          <table:table-cell office:value-type="date" office:date-value="2017-03-14" calcext:value-type="date">
            <text:p>Tue Mar 1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7, 88</text:p>
          </table:table-cell>
          <table:table-cell office:value-type="float" office:value="81" calcext:value-type="float">
            <text:p>00081</text:p>
          </table:table-cell>
          <table:table-cell table:style-name="ce250" office:value-type="string" calcext:value-type="string">
            <text:p>Missile Guidance Computer II</text:p>
          </table:table-cell>
          <table:table-cell office:value-type="float" office:value="448779" calcext:value-type="float">
            <text:p>448,779</text:p>
          </table:table-cell>
          <table:table-cell office:value-type="float" office:value="30" calcext:value-type="float">
            <text:p>30</text:p>
          </table:table-cell>
          <table:table-cell office:value-type="float" office:value="855000" calcext:value-type="float">
            <text:p>855,0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269998" calcext:value-type="float">
            <text:p>1,269,998</text:p>
          </table:table-cell>
          <table:table-cell table:formula="of:=IF([.P105]=0;[.M105]*[.N105];([.M105]*[.N105]+[.O105]*[.P105])/([.P105]*[.Q105]))" office:value-type="float" office:value="1047333.85714286" calcext:value-type="float">
            <text:p>1,047,334</text:p>
          </table:table-cell>
          <table:table-cell table:formula="of:=-[.M105]*[.N105]-[.O105]*[.P105]+[.P105]*[.Q105]*[.R105]" office:value-type="float" office:value="15586490" calcext:value-type="float">
            <text:p>15,586,490</text:p>
          </table:table-cell>
          <table:table-cell table:formula="of:=IF([.M105]*[.N105]+[.O105]*[.P105]=0;0;([.P105]*[.Q105]*[.R105])/([.M105]*[.N105]+[.O105]*[.P105]))" office:value-type="float" office:value="1.21260092122351" calcext:value-type="float">
            <text:p>1.2126009212235</text:p>
          </table:table-cell>
          <table:table-cell table:formula="of:=[.V104]+[.T105]" office:value-type="float" office:value="2542721851" calcext:value-type="float">
            <text:p>2,542,721,851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49" office:value-type="string" calcext:value-type="string">
            <text:p>c</text:p>
          </table:table-cell>
          <table:table-cell table:style-name="ce795"/>
          <table:table-cell office:value-type="date" office:date-value="2017-03-25" calcext:value-type="date">
            <text:p>Sat Mar 25 2017</text:p>
          </table:table-cell>
          <table:table-cell office:value-type="float" office:value="106" calcext:value-type="float">
            <text:p>00106</text:p>
          </table:table-cell>
          <table:table-cell office:value-type="string" calcext:value-type="string">
            <text:p>none</text:p>
          </table:table-cell>
          <table:table-cell office:value-type="float" office:value="120" calcext:value-type="float">
            <text:p>00120</text:p>
          </table:table-cell>
          <table:table-cell table:style-name="ce250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4" calcext:value-type="float">
            <text:p>24,094</text:p>
          </table:table-cell>
          <table:table-cell office:value-type="float" office:value="2574" calcext:value-type="float">
            <text:p>2574</text:p>
          </table:table-cell>
          <table:table-cell office:value-type="float" office:value="1" calcext:value-type="float">
            <text:p>1</text:p>
          </table:table-cell>
          <table:table-cell office:value-type="float" office:value="29399" calcext:value-type="float">
            <text:p>29,399</text:p>
          </table:table-cell>
          <table:table-cell table:formula="of:=IF([.P106]=0;[.M106]*[.N106];([.M106]*[.N106]+[.O106]*[.P106])/([.P106]*[.Q106]))" office:value-type="float" office:value="24094" calcext:value-type="float">
            <text:p>24,094</text:p>
          </table:table-cell>
          <table:table-cell table:formula="of:=-[.M106]*[.N106]-[.O106]*[.P106]+[.P106]*[.Q106]*[.R106]" office:value-type="float" office:value="13655070" calcext:value-type="float">
            <text:p>13,655,070</text:p>
          </table:table-cell>
          <table:table-cell table:formula="of:=IF([.M106]*[.N106]+[.O106]*[.P106]=0;0;([.P106]*[.Q106]*[.R106])/([.M106]*[.N106]+[.O106]*[.P106]))" office:value-type="float" office:value="1.22017929775048" calcext:value-type="float">
            <text:p>1.2201792977505</text:p>
          </table:table-cell>
          <table:table-cell table:formula="of:=[.V105]+[.T106]" office:value-type="float" office:value="2556376921" calcext:value-type="float">
            <text:p>2,556,376,921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50" office:value-type="string" calcext:value-type="string">
            <text:p>c</text:p>
          </table:table-cell>
          <table:table-cell table:style-name="ce796"/>
          <table:table-cell office:value-type="date" office:date-value="2017-03-20" calcext:value-type="date">
            <text:p>Mon Mar 20 2017</text:p>
          </table:table-cell>
          <table:table-cell office:value-type="string" calcext:value-type="string">
            <text:p>none</text:p>
          </table:table-cell>
          <table:table-cell office:value-type="float" office:value="103" calcext:value-type="float">
            <text:p>00103</text:p>
          </table:table-cell>
          <table:table-cell office:value-type="float" office:value="100" calcext:value-type="float">
            <text:p>00100</text:p>
          </table:table-cell>
          <table:table-cell table:style-name="ce250" office:value-type="string" calcext:value-type="string">
            <text:p>Arkonor Mining Crystal II</text:p>
          </table:table-cell>
          <table:table-cell office:value-type="float" office:value="524961" calcext:value-type="float">
            <text:p>524,961</text:p>
          </table:table-cell>
          <table:table-cell office:value-type="float" office:value="25" calcext:value-type="float">
            <text:p>25</text:p>
          </table:table-cell>
          <table:table-cell office:value-type="float" office:value="410385" calcext:value-type="float">
            <text:p>410,38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50785" calcext:value-type="float">
            <text:p>650,785</text:p>
          </table:table-cell>
          <table:table-cell table:formula="of:=IF([.P107]=0;[.M107]*[.N107];([.M107]*[.N107]+[.O107]*[.P107])/([.P107]*[.Q107]))" office:value-type="float" office:value="519751.875" calcext:value-type="float">
            <text:p>519,752</text:p>
          </table:table-cell>
          <table:table-cell table:formula="of:=-[.M107]*[.N107]-[.O107]*[.P107]+[.P107]*[.Q107]*[.R107]" office:value-type="float" office:value="15723975" calcext:value-type="float">
            <text:p>15,723,975</text:p>
          </table:table-cell>
          <table:table-cell table:formula="of:=IF([.M107]*[.N107]+[.O107]*[.P107]=0;0;([.P107]*[.Q107]*[.R107])/([.M107]*[.N107]+[.O107]*[.P107]))" office:value-type="float" office:value="1.2521070751308" calcext:value-type="float">
            <text:p>1.2521070751308</text:p>
          </table:table-cell>
          <table:table-cell table:formula="of:=[.V106]+[.T107]" office:value-type="float" office:value="2572100896" calcext:value-type="float">
            <text:p>2,572,100,896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51" office:value-type="string" calcext:value-type="string">
            <text:p>c</text:p>
          </table:table-cell>
          <table:table-cell table:style-name="ce797" office:value-type="string" calcext:value-type="string">
            <text:p>Augmentation</text:p>
          </table:table-cell>
          <table:table-cell office:value-type="date" office:date-value="2017-03-19" calcext:value-type="date">
            <text:p>Sun Mar 19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6" calcext:value-type="float">
            <text:p>00096</text:p>
          </table:table-cell>
          <table:table-cell table:style-name="ce250" office:value-type="string" calcext:value-type="string">
            <text:p>Hulk Blueprint</text:p>
          </table:table-cell>
          <table:table-cell table:formula="of:=2469952+177373" office:value-type="float" office:value="2647325" calcext:value-type="float">
            <text:p>2,647,3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00000" calcext:value-type="float">
            <text:p>1,800,000</text:p>
          </table:table-cell>
          <table:table-cell table:formula="of:=IF([.P108]=0;[.M108]*[.N108];([.M108]*[.N108]+[.O108]*[.P108])/([.P108]*[.Q108]))" office:value-type="float" office:value="882441.666666667" calcext:value-type="float">
            <text:p>882,442</text:p>
          </table:table-cell>
          <table:table-cell table:formula="of:=-[.M108]*[.N108]-[.O108]*[.P108]+[.P108]*[.Q108]*[.R108]" office:value-type="float" office:value="27526750" calcext:value-type="float">
            <text:p>27,526,750</text:p>
          </table:table-cell>
          <table:table-cell table:formula="of:=IF([.M108]*[.N108]+[.O108]*[.P108]=0;0;([.P108]*[.Q108]*[.R108])/([.M108]*[.N108]+[.O108]*[.P108]))" office:value-type="float" office:value="2.03979488729189" calcext:value-type="float">
            <text:p>2.0397948872919</text:p>
          </table:table-cell>
          <table:table-cell table:formula="of:=[.V107]+[.T108]" office:value-type="float" office:value="2599627646" calcext:value-type="float">
            <text:p>2,599,627,646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52" office:value-type="string" calcext:value-type="string">
            <text:p>c</text:p>
          </table:table-cell>
          <table:table-cell table:style-name="ce798"/>
          <table:table-cell office:value-type="date" office:date-value="2017-02-28" calcext:value-type="date">
            <text:p>Tue Feb 2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9, 90, 91, 92, 93</text:p>
          </table:table-cell>
          <table:table-cell office:value-type="float" office:value="67" calcext:value-type="float">
            <text:p>00067</text:p>
          </table:table-cell>
          <table:table-cell table:style-name="ce250" office:value-type="string" calcext:value-type="string">
            <text:p>Damage Control II</text:p>
          </table:table-cell>
          <table:table-cell office:value-type="float" office:value="519490" calcext:value-type="float">
            <text:p>519,490</text:p>
          </table:table-cell>
          <table:table-cell office:value-type="float" office:value="70" calcext:value-type="float">
            <text:p>70</text:p>
          </table:table-cell>
          <table:table-cell office:value-type="float" office:value="286549" calcext:value-type="float">
            <text:p>286,549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489543" calcext:value-type="float">
            <text:p>489,543</text:p>
          </table:table-cell>
          <table:table-cell table:formula="of:=IF([.P109]=0;[.M109]*[.N109];([.M109]*[.N109]+[.O109]*[.P109])/([.P109]*[.Q109]))" office:value-type="float" office:value="416421.5" calcext:value-type="float">
            <text:p>416,422</text:p>
          </table:table-cell>
          <table:table-cell table:formula="of:=-[.M109]*[.N109]-[.O109]*[.P109]+[.P109]*[.Q109]*[.R109]" office:value-type="float" office:value="20474020" calcext:value-type="float">
            <text:p>20,474,020</text:p>
          </table:table-cell>
          <table:table-cell table:formula="of:=IF([.M109]*[.N109]+[.O109]*[.P109]=0;0;([.P109]*[.Q109]*[.R109])/([.M109]*[.N109]+[.O109]*[.P109]))" office:value-type="float" office:value="1.17559492005096" calcext:value-type="float">
            <text:p>1.175594920051</text:p>
          </table:table-cell>
          <table:table-cell table:formula="of:=[.V108]+[.T109]" office:value-type="float" office:value="2620101666" calcext:value-type="float">
            <text:p>2,620,101,666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2" table:style-name="ce353" office:value-type="string" calcext:value-type="string">
            <text:p>c</text:p>
          </table:table-cell>
          <table:table-cell table:style-name="ce558" office:value-type="string" calcext:value-type="string">
            <text:p>c</text:p>
          </table:table-cell>
          <table:table-cell table:style-name="ce614" office:value-type="string" calcext:value-type="string">
            <text:p>c</text:p>
          </table:table-cell>
          <table:table-cell table:style-name="ce668" office:value-type="string" calcext:value-type="string">
            <text:p>c</text:p>
          </table:table-cell>
          <table:table-cell table:style-name="ce799"/>
          <table:table-cell office:value-type="date" office:date-value="2017-03-14" calcext:value-type="date">
            <text:p>Tue Mar 1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7, 98, 99</text:p>
          </table:table-cell>
          <table:table-cell office:value-type="float" office:value="84" calcext:value-type="float">
            <text:p>00084</text:p>
          </table:table-cell>
          <table:table-cell table:style-name="ce250" office:value-type="string" calcext:value-type="string">
            <text:p>EM Ward Amplifier II</text:p>
          </table:table-cell>
          <table:table-cell office:value-type="float" office:value="247796" calcext:value-type="float">
            <text:p>247,796</text:p>
          </table:table-cell>
          <table:table-cell office:value-type="float" office:value="30" calcext:value-type="float">
            <text:p>30</text:p>
          </table:table-cell>
          <table:table-cell office:value-type="float" office:value="522891" calcext:value-type="float">
            <text:p>522,89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829698" calcext:value-type="float">
            <text:p>829,698</text:p>
          </table:table-cell>
          <table:table-cell table:formula="of:=IF([.P110]=0;[.M110]*[.N110];([.M110]*[.N110]+[.O110]*[.P110])/([.P110]*[.Q110]))" office:value-type="float" office:value="584840" calcext:value-type="float">
            <text:p>584,840</text:p>
          </table:table-cell>
          <table:table-cell table:formula="of:=-[.M110]*[.N110]-[.O110]*[.P110]+[.P110]*[.Q110]*[.R110]" office:value-type="float" office:value="29382960" calcext:value-type="float">
            <text:p>29,382,960</text:p>
          </table:table-cell>
          <table:table-cell table:formula="of:=IF([.M110]*[.N110]+[.O110]*[.P110]=0;0;([.P110]*[.Q110]*[.R110])/([.M110]*[.N110]+[.O110]*[.P110]))" office:value-type="float" office:value="1.41867519321524" calcext:value-type="float">
            <text:p>1.4186751932152</text:p>
          </table:table-cell>
          <table:table-cell table:formula="of:=[.V109]+[.T110]" office:value-type="float" office:value="2649484626" calcext:value-type="float">
            <text:p>2,649,484,626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54" office:value-type="string" calcext:value-type="string">
            <text:p>c</text:p>
          </table:table-cell>
          <table:table-cell table:style-name="ce800" office:value-type="string" calcext:value-type="string">
            <text:p>Parity</text:p>
          </table:table-cell>
          <table:table-cell office:value-type="date" office:date-value="2017-03-19" calcext:value-type="date">
            <text:p>Sun Mar 19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4, 105</text:p>
          </table:table-cell>
          <table:table-cell office:value-type="float" office:value="95" calcext:value-type="float">
            <text:p>00095</text:p>
          </table:table-cell>
          <table:table-cell table:style-name="ce250" office:value-type="string" calcext:value-type="string">
            <text:p>Modulated Strip Miner II</text:p>
          </table:table-cell>
          <table:table-cell table:formula="of:=269847+999989" office:value-type="float" office:value="1269836" calcext:value-type="float">
            <text:p>1,269,836</text:p>
          </table:table-cell>
          <table:table-cell office:value-type="float" office:value="18" calcext:value-type="float">
            <text:p>18</text:p>
          </table:table-cell>
          <table:table-cell office:value-type="float" office:value="3005246" calcext:value-type="float">
            <text:p>3,005,24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359000" calcext:value-type="float">
            <text:p>3,359,000</text:p>
          </table:table-cell>
          <table:table-cell table:formula="of:=IF([.P111]=0;[.M111]*[.N111];([.M111]*[.N111]+[.O111]*[.P111])/([.P111]*[.Q111]))" office:value-type="float" office:value="3331775.25714286" calcext:value-type="float">
            <text:p>3,331,775</text:p>
          </table:table-cell>
          <table:table-cell table:formula="of:=-[.M111]*[.N111]-[.O111]*[.P111]+[.P111]*[.Q111]*[.R111]" office:value-type="float" office:value="1905732" calcext:value-type="float">
            <text:p>1,905,732</text:p>
          </table:table-cell>
          <table:table-cell table:formula="of:=IF([.M111]*[.N111]+[.O111]*[.P111]=0;0;([.P111]*[.Q111]*[.R111])/([.M111]*[.N111]+[.O111]*[.P111]))" office:value-type="float" office:value="1.00817124228256" calcext:value-type="float">
            <text:p>1.0081712422826</text:p>
          </table:table-cell>
          <table:table-cell table:formula="of:=[.V110]+[.T111]" office:value-type="float" office:value="2651390358" calcext:value-type="float">
            <text:p>2,651,390,358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55" office:value-type="string" calcext:value-type="string">
            <text:p>c</text:p>
          </table:table-cell>
          <table:table-cell table:style-name="ce801"/>
          <table:table-cell office:value-type="date" office:date-value="2017-03-23" calcext:value-type="date">
            <text:p>Thu Mar 23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09" calcext:value-type="float">
            <text:p>00109</text:p>
          </table:table-cell>
          <table:table-cell office:value-type="string" calcext:value-type="string">
            <text:p>Cap Recharger II</text:p>
          </table:table-cell>
          <table:table-cell office:value-type="float" office:value="383949" calcext:value-type="float">
            <text:p>383,949</text:p>
          </table:table-cell>
          <table:table-cell office:value-type="float" office:value="30" calcext:value-type="float">
            <text:p>30</text:p>
          </table:table-cell>
          <table:table-cell office:value-type="float" office:value="259138" calcext:value-type="float">
            <text:p>259,13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49991" calcext:value-type="float">
            <text:p>449,991</text:p>
          </table:table-cell>
          <table:table-cell table:formula="of:=IF([.P112]=0;[.M112]*[.N112];([.M112]*[.N112]+[.O112]*[.P112])/([.P112]*[.Q112]))" office:value-type="float" office:value="355125.25" calcext:value-type="float">
            <text:p>355,125</text:p>
          </table:table-cell>
          <table:table-cell table:formula="of:=-[.M112]*[.N112]-[.O112]*[.P112]+[.P112]*[.Q112]*[.R112]" office:value-type="float" office:value="11383890" calcext:value-type="float">
            <text:p>11,383,890</text:p>
          </table:table-cell>
          <table:table-cell table:formula="of:=IF([.M112]*[.N112]+[.O112]*[.P112]=0;0;([.P112]*[.Q112]*[.R112])/([.M112]*[.N112]+[.O112]*[.P112]))" office:value-type="float" office:value="1.26713321567531" calcext:value-type="float">
            <text:p>1.2671332156753</text:p>
          </table:table-cell>
          <table:table-cell table:formula="of:=[.V111]+[.T112]" office:value-type="float" office:value="2662774248" calcext:value-type="float">
            <text:p>2,662,774,248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56" office:value-type="string" calcext:value-type="string">
            <text:p>c</text:p>
          </table:table-cell>
          <table:table-cell table:style-name="ce802"/>
          <table:table-cell office:value-type="date" office:date-value="2017-02-12" calcext:value-type="date">
            <text:p>Sun Feb 1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9" calcext:value-type="float">
            <text:p>00039</text:p>
          </table:table-cell>
          <table:table-cell table:style-name="ce250" office:value-type="string" calcext:value-type="string">
            <text:p>Nova Fury Heavy Missile</text:p>
          </table:table-cell>
          <table:table-cell office:value-type="float" office:value="254000" calcext:value-type="float">
            <text:p>254,000</text:p>
          </table:table-cell>
          <table:table-cell office:value-type="float" office:value="30" calcext:value-type="float">
            <text:p>30</text:p>
          </table:table-cell>
          <table:table-cell office:value-type="float" office:value="2080000" calcext:value-type="float">
            <text:p>2,080,000</text:p>
          </table:table-cell>
          <table:table-cell office:value-type="float" office:value="140" calcext:value-type="float">
            <text:p>140</text:p>
          </table:table-cell>
          <table:table-cell office:value-type="float" office:value="5000" calcext:value-type="float">
            <text:p>5,000</text:p>
          </table:table-cell>
          <table:table-cell office:value-type="float" office:value="469" calcext:value-type="float">
            <text:p>469</text:p>
          </table:table-cell>
          <table:table-cell table:formula="of:=IF([.P113]=0;[.M113]*[.N113];([.M113]*[.N113]+[.O113]*[.P113])/([.P113]*[.Q113]))" office:value-type="float" office:value="426.885714285714" calcext:value-type="float">
            <text:p>427</text:p>
          </table:table-cell>
          <table:table-cell table:formula="of:=-[.M113]*[.N113]-[.O113]*[.P113]+[.P113]*[.Q113]*[.R113]" office:value-type="float" office:value="29480000" calcext:value-type="float">
            <text:p>29,480,000</text:p>
          </table:table-cell>
          <table:table-cell table:formula="of:=IF([.M113]*[.N113]+[.O113]*[.P113]=0;0;([.P113]*[.Q113]*[.R113])/([.M113]*[.N113]+[.O113]*[.P113]))" office:value-type="float" office:value="1.09865470852018" calcext:value-type="float">
            <text:p>1.0986547085202</text:p>
          </table:table-cell>
          <table:table-cell table:formula="of:=[.V112]+[.T113]" office:value-type="float" office:value="2692254248" calcext:value-type="float">
            <text:p>2,692,254,248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57" office:value-type="string" calcext:value-type="string">
            <text:p>c</text:p>
          </table:table-cell>
          <table:table-cell table:style-name="ce803" office:value-type="string" calcext:value-type="string">
            <text:p>Parity</text:p>
          </table:table-cell>
          <table:table-cell office:value-type="date" office:date-value="2017-02-28" calcext:value-type="date">
            <text:p>Tue Feb 28 2017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00080</text:p>
          </table:table-cell>
          <table:table-cell office:value-type="float" office:value="68" calcext:value-type="float">
            <text:p>00068</text:p>
          </table:table-cell>
          <table:table-cell table:style-name="ce250" office:value-type="string" calcext:value-type="string">
            <text:p>Nova Fury Light Missile</text:p>
          </table:table-cell>
          <table:table-cell table:formula="of:=263087+1063999" office:value-type="float" office:value="1327086" calcext:value-type="float">
            <text:p>1,327,086</text:p>
          </table:table-cell>
          <table:table-cell office:value-type="float" office:value="40" calcext:value-type="float">
            <text:p>40</text:p>
          </table:table-cell>
          <table:table-cell office:value-type="float" office:value="263400" calcext:value-type="float">
            <text:p>263,400</text:p>
          </table:table-cell>
          <table:table-cell office:value-type="float" office:value="312" calcext:value-type="float">
            <text:p>312</text:p>
          </table:table-cell>
          <table:table-cell office:value-type="float" office:value="5000" calcext:value-type="float">
            <text:p>5,000</text:p>
          </table:table-cell>
          <table:table-cell office:value-type="float" office:value="104.97" calcext:value-type="float">
            <text:p>105</text:p>
          </table:table-cell>
          <table:table-cell table:formula="of:=IF([.P114]=0;[.M114]*[.N114];([.M114]*[.N114]+[.O114]*[.P114])/([.P114]*[.Q114]))" office:value-type="float" office:value="86.7078461538462" calcext:value-type="float">
            <text:p>87</text:p>
          </table:table-cell>
          <table:table-cell table:formula="of:=-[.M114]*[.N114]-[.O114]*[.P114]+[.P114]*[.Q114]*[.R114]" office:value-type="float" office:value="28488960" calcext:value-type="float">
            <text:p>28,488,960</text:p>
          </table:table-cell>
          <table:table-cell table:formula="of:=IF([.M114]*[.N114]+[.O114]*[.P114]=0;0;([.P114]*[.Q114]*[.R114])/([.M114]*[.N114]+[.O114]*[.P114]))" office:value-type="float" office:value="1.21061708549133" calcext:value-type="float">
            <text:p>1.2106170854913</text:p>
          </table:table-cell>
          <table:table-cell table:formula="of:=[.V113]+[.T114]" office:value-type="float" office:value="2720743208" calcext:value-type="float">
            <text:p>2,720,743,208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58" office:value-type="string" calcext:value-type="string">
            <text:p>c</text:p>
          </table:table-cell>
          <table:table-cell table:style-name="ce804"/>
          <table:table-cell office:value-type="date" office:date-value="2017-03-14" calcext:value-type="date">
            <text:p>Tue Mar 14 2017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00094</text:p>
          </table:table-cell>
          <table:table-cell office:value-type="float" office:value="83" calcext:value-type="float">
            <text:p>00083</text:p>
          </table:table-cell>
          <table:table-cell table:style-name="ce250" office:value-type="string" calcext:value-type="string">
            <text:p>Mjolnir Fury Light Missile</text:p>
          </table:table-cell>
          <table:table-cell office:value-type="float" office:value="291484" calcext:value-type="float">
            <text:p>291,484</text:p>
          </table:table-cell>
          <table:table-cell office:value-type="float" office:value="40" calcext:value-type="float">
            <text:p>40</text:p>
          </table:table-cell>
          <table:table-cell office:value-type="float" office:value="283244" calcext:value-type="float">
            <text:p>283,244</text:p>
          </table:table-cell>
          <table:table-cell office:value-type="float" office:value="140" calcext:value-type="float">
            <text:p>140</text:p>
          </table:table-cell>
          <table:table-cell office:value-type="float" office:value="5000" calcext:value-type="float">
            <text:p>5,000</text:p>
          </table:table-cell>
          <table:table-cell office:value-type="float" office:value="139" calcext:value-type="float">
            <text:p>139</text:p>
          </table:table-cell>
          <table:table-cell table:formula="of:=IF([.P115]=0;[.M115]*[.N115];([.M115]*[.N115]+[.O115]*[.P115])/([.P115]*[.Q115]))" office:value-type="float" office:value="73.3050285714286" calcext:value-type="float">
            <text:p>73</text:p>
          </table:table-cell>
          <table:table-cell table:formula="of:=-[.M115]*[.N115]-[.O115]*[.P115]+[.P115]*[.Q115]*[.R115]" office:value-type="float" office:value="45986480" calcext:value-type="float">
            <text:p>45,986,480</text:p>
          </table:table-cell>
          <table:table-cell table:formula="of:=IF([.M115]*[.N115]+[.O115]*[.P115]=0;0;([.P115]*[.Q115]*[.R115])/([.M115]*[.N115]+[.O115]*[.P115]))" office:value-type="float" office:value="1.89618642416268" calcext:value-type="float">
            <text:p>1.8961864241627</text:p>
          </table:table-cell>
          <table:table-cell table:formula="of:=[.V114]+[.T115]" office:value-type="float" office:value="2766729688" calcext:value-type="float">
            <text:p>2,766,729,688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59" office:value-type="string" calcext:value-type="string">
            <text:p>c</text:p>
          </table:table-cell>
          <table:table-cell table:style-name="ce805"/>
          <table:table-cell office:value-type="date" office:date-value="2017-03-30" calcext:value-type="date">
            <text:p>Thu Mar 3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38, 139</text:p>
          </table:table-cell>
          <table:table-cell office:value-type="float" office:value="130" calcext:value-type="float">
            <text:p>00130</text:p>
          </table:table-cell>
          <table:table-cell table:style-name="ce250" office:value-type="string" calcext:value-type="string">
            <text:p>Heavy Energy Neutralizer II</text:p>
          </table:table-cell>
          <table:table-cell office:value-type="float" office:value="604199" calcext:value-type="float">
            <text:p>604,199</text:p>
          </table:table-cell>
          <table:table-cell office:value-type="float" office:value="20" calcext:value-type="float">
            <text:p>20</text:p>
          </table:table-cell>
          <table:table-cell office:value-type="float" office:value="4725800" calcext:value-type="float">
            <text:p>4,725,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99998" calcext:value-type="float">
            <text:p>5,399,998</text:p>
          </table:table-cell>
          <table:table-cell table:formula="of:=IF([.P116]=0;[.M116]*[.N116];([.M116]*[.N116]+[.O116]*[.P116])/([.P116]*[.Q116]))" office:value-type="float" office:value="4846639.8" calcext:value-type="float">
            <text:p>4,846,640</text:p>
          </table:table-cell>
          <table:table-cell table:formula="of:=-[.M116]*[.N116]-[.O116]*[.P116]+[.P116]*[.Q116]*[.R116]" office:value-type="float" office:value="55335820" calcext:value-type="float">
            <text:p>55,335,820</text:p>
          </table:table-cell>
          <table:table-cell table:formula="of:=IF([.M116]*[.N116]+[.O116]*[.P116]=0;0;([.P116]*[.Q116]*[.R116])/([.M116]*[.N116]+[.O116]*[.P116]))" office:value-type="float" office:value="1.11417357650552" calcext:value-type="float">
            <text:p>1.1141735765055</text:p>
          </table:table-cell>
          <table:table-cell table:formula="of:=[.V115]+[.T116]" office:value-type="float" office:value="2822065508" calcext:value-type="float">
            <text:p>2,822,065,508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60" office:value-type="string" calcext:value-type="string">
            <text:p>c</text:p>
          </table:table-cell>
          <table:table-cell table:style-name="ce806"/>
          <table:table-cell office:value-type="date" office:date-value="2017-04-02" calcext:value-type="date">
            <text:p>Sun Apr 02 2017</text:p>
          </table:table-cell>
          <table:table-cell office:value-type="float" office:value="130" calcext:value-type="float">
            <text:p>00130</text:p>
          </table:table-cell>
          <table:table-cell office:value-type="string" calcext:value-type="string">
            <text:p>none</text:p>
          </table:table-cell>
          <table:table-cell office:value-type="float" office:value="138" calcext:value-type="float">
            <text:p>00138</text:p>
          </table:table-cell>
          <table:table-cell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34" calcext:value-type="float">
            <text:p>57,834</text:p>
          </table:table-cell>
          <table:table-cell office:value-type="float" office:value="4370" calcext:value-type="float">
            <text:p>4370</text:p>
          </table:table-cell>
          <table:table-cell office:value-type="float" office:value="1" calcext:value-type="float">
            <text:p>1</text:p>
          </table:table-cell>
          <table:table-cell office:value-type="float" office:value="57889" calcext:value-type="float">
            <text:p>57,889</text:p>
          </table:table-cell>
          <table:table-cell table:formula="of:=IF([.P117]=0;[.M117]*[.N117];([.M117]*[.N117]+[.O117]*[.P117])/([.P117]*[.Q117]))" office:value-type="float" office:value="57834" calcext:value-type="float">
            <text:p>57,834</text:p>
          </table:table-cell>
          <table:table-cell table:formula="of:=-[.M117]*[.N117]-[.O117]*[.P117]+[.P117]*[.Q117]*[.R117]" office:value-type="float" office:value="240350" calcext:value-type="float">
            <text:p>240,350</text:p>
          </table:table-cell>
          <table:table-cell table:formula="of:=IF([.M117]*[.N117]+[.O117]*[.P117]=0;0;([.P117]*[.Q117]*[.R117])/([.M117]*[.N117]+[.O117]*[.P117]))" office:value-type="float" office:value="1.00095099768302" calcext:value-type="float">
            <text:p>1.000950997683</text:p>
          </table:table-cell>
          <table:table-cell table:formula="of:=[.V116]+[.T117]" office:value-type="float" office:value="2822305858" calcext:value-type="float">
            <text:p>2,822,305,858</text:p>
          </table:table-cell>
          <table:table-cell/>
          <table:table-cell table:style-name="ce253"/>
          <table:table-cell table:number-columns-repeated="1000"/>
        </table:table-row>
        <table:table-row table:style-name="ro1">
          <table:table-cell/>
          <table:table-cell table:number-columns-repeated="5" table:style-name="ce361" office:value-type="string" calcext:value-type="string">
            <text:p>c</text:p>
          </table:table-cell>
          <table:table-cell table:style-name="ce807"/>
          <table:table-cell office:value-type="date" office:date-value="2017-04-02" calcext:value-type="date">
            <text:p>Sun Apr 02 2017</text:p>
          </table:table-cell>
          <table:table-cell office:value-type="float" office:value="130" calcext:value-type="float">
            <text:p>00130</text:p>
          </table:table-cell>
          <table:table-cell office:value-type="string" calcext:value-type="string">
            <text:p>none</text:p>
          </table:table-cell>
          <table:table-cell office:value-type="float" office:value="139" calcext:value-type="float">
            <text:p>00139</text:p>
          </table:table-cell>
          <table:table-cell table:style-name="ce250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03" calcext:value-type="float">
            <text:p>61,403</text:p>
          </table:table-cell>
          <table:table-cell table:formula="of:=2240+590" office:value-type="float" office:value="2830" calcext:value-type="float">
            <text:p>2830</text:p>
          </table:table-cell>
          <table:table-cell office:value-type="float" office:value="1" calcext:value-type="float">
            <text:p>1</text:p>
          </table:table-cell>
          <table:table-cell office:value-type="float" office:value="74200" calcext:value-type="float">
            <text:p>74,200</text:p>
          </table:table-cell>
          <table:table-cell table:formula="of:=IF([.P118]=0;[.M118]*[.N118];([.M118]*[.N118]+[.O118]*[.P118])/([.P118]*[.Q118]))" office:value-type="float" office:value="61403" calcext:value-type="float">
            <text:p>61,403</text:p>
          </table:table-cell>
          <table:table-cell table:formula="of:=-[.M118]*[.N118]-[.O118]*[.P118]+[.P118]*[.Q118]*[.R118]" office:value-type="float" office:value="36215510" calcext:value-type="float">
            <text:p>36,215,510</text:p>
          </table:table-cell>
          <table:table-cell table:formula="of:=IF([.M118]*[.N118]+[.O118]*[.P118]=0;0;([.P118]*[.Q118]*[.R118])/([.M118]*[.N118]+[.O118]*[.P118]))" office:value-type="float" office:value="1.2084100125401" calcext:value-type="float">
            <text:p>1.2084100125401</text:p>
          </table:table-cell>
          <table:table-cell table:formula="of:=[.V117]+[.T118]" office:value-type="float" office:value="2858521368" calcext:value-type="float">
            <text:p>2,858,521,368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62" office:value-type="string" calcext:value-type="string">
            <text:p>c</text:p>
          </table:table-cell>
          <table:table-cell table:style-name="ce808"/>
          <table:table-cell office:value-type="date" office:date-value="2017-03-25" calcext:value-type="date">
            <text:p>Sat Mar 25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21" calcext:value-type="float">
            <text:p>00121</text:p>
          </table:table-cell>
          <table:table-cell office:value-type="string" calcext:value-type="string">
            <text:p>Ballistic Control System II</text:p>
          </table:table-cell>
          <table:table-cell office:value-type="float" office:value="376997" calcext:value-type="float">
            <text:p>376,997</text:p>
          </table:table-cell>
          <table:table-cell office:value-type="float" office:value="80" calcext:value-type="float">
            <text:p>80</text:p>
          </table:table-cell>
          <table:table-cell office:value-type="float" office:value="772184" calcext:value-type="float">
            <text:p>772,18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984987" calcext:value-type="float">
            <text:p>984,987</text:p>
          </table:table-cell>
          <table:table-cell table:formula="of:=IF([.P119]=0;[.M119]*[.N119];([.M119]*[.N119]+[.O119]*[.P119])/([.P119]*[.Q119]))" office:value-type="float" office:value="872716.533333333" calcext:value-type="float">
            <text:p>872,717</text:p>
          </table:table-cell>
          <table:table-cell table:formula="of:=-[.M119]*[.N119]-[.O119]*[.P119]+[.P119]*[.Q119]*[.R119]" office:value-type="float" office:value="33681140" calcext:value-type="float">
            <text:p>33,681,140</text:p>
          </table:table-cell>
          <table:table-cell table:formula="of:=IF([.M119]*[.N119]+[.O119]*[.P119]=0;0;([.P119]*[.Q119]*[.R119])/([.M119]*[.N119]+[.O119]*[.P119]))" office:value-type="float" office:value="1.12864482610161" calcext:value-type="float">
            <text:p>1.1286448261016</text:p>
          </table:table-cell>
          <table:table-cell table:formula="of:=[.V118]+[.T119]" office:value-type="float" office:value="2892202508" calcext:value-type="float">
            <text:p>2,892,202,508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63" office:value-type="string" calcext:value-type="string">
            <text:p>c</text:p>
          </table:table-cell>
          <table:table-cell table:style-name="ce809"/>
          <table:table-cell office:value-type="date" office:date-value="2017-04-02" calcext:value-type="date">
            <text:p>Sun Apr 02 2017</text:p>
          </table:table-cell>
          <table:table-cell office:value-type="float" office:value="121" calcext:value-type="float">
            <text:p>00121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00140</text:p>
          </table:table-cell>
          <table:table-cell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35" calcext:value-type="float">
            <text:p>60,035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63419" calcext:value-type="float">
            <text:p>63,419</text:p>
          </table:table-cell>
          <table:table-cell table:formula="of:=IF([.P120]=0;[.M120]*[.N120];([.M120]*[.N120]+[.O120]*[.P120])/([.P120]*[.Q120]))" office:value-type="float" office:value="60035" calcext:value-type="float">
            <text:p>60,035</text:p>
          </table:table-cell>
          <table:table-cell table:formula="of:=-[.M120]*[.N120]-[.O120]*[.P120]+[.P120]*[.Q120]*[.R120]" office:value-type="float" office:value="4169088" calcext:value-type="float">
            <text:p>4,169,088</text:p>
          </table:table-cell>
          <table:table-cell table:formula="of:=IF([.M120]*[.N120]+[.O120]*[.P120]=0;0;([.P120]*[.Q120]*[.R120])/([.M120]*[.N120]+[.O120]*[.P120]))" office:value-type="float" office:value="1.05636711918048" calcext:value-type="float">
            <text:p>1.0563671191805</text:p>
          </table:table-cell>
          <table:table-cell table:formula="of:=[.V119]+[.T120]" office:value-type="float" office:value="2896371596" calcext:value-type="float">
            <text:p>2,896,371,596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64" office:value-type="string" calcext:value-type="string">
            <text:p>c</text:p>
          </table:table-cell>
          <table:table-cell table:style-name="ce810" office:value-type="string" calcext:value-type="string">
            <text:p>Attainment</text:p>
          </table:table-cell>
          <table:table-cell office:value-type="date" office:date-value="2017-04-02" calcext:value-type="date">
            <text:p>Sun Apr 02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37" calcext:value-type="float">
            <text:p>00137</text:p>
          </table:table-cell>
          <table:table-cell table:style-name="ce250" office:value-type="string" calcext:value-type="string">
            <text:p>Rapid Heavy Missile Launcher II</text:p>
          </table:table-cell>
          <table:table-cell table:formula="of:=437190+2749999" office:value-type="float" office:value="3187189" calcext:value-type="float">
            <text:p>3,187,189</text:p>
          </table:table-cell>
          <table:table-cell office:value-type="float" office:value="10" calcext:value-type="float">
            <text:p>10</text:p>
          </table:table-cell>
          <table:table-cell office:value-type="float" office:value="2355722" calcext:value-type="float">
            <text:p>2,355,722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972654" calcext:value-type="float">
            <text:p>2,972,654</text:p>
          </table:table-cell>
          <table:table-cell table:formula="of:=IF([.P121]=0;[.M121]*[.N121];([.M121]*[.N121]+[.O121]*[.P121])/([.P121]*[.Q121]))" office:value-type="float" office:value="2478306.19230769" calcext:value-type="float">
            <text:p>2,478,306</text:p>
          </table:table-cell>
          <table:table-cell table:formula="of:=-[.M121]*[.N121]-[.O121]*[.P121]+[.P121]*[.Q121]*[.R121]" office:value-type="float" office:value="128530430" calcext:value-type="float">
            <text:p>128,530,430</text:p>
          </table:table-cell>
          <table:table-cell table:formula="of:=IF([.M121]*[.N121]+[.O121]*[.P121]=0;0;([.P121]*[.Q121]*[.R121])/([.M121]*[.N121]+[.O121]*[.P121]))" office:value-type="float" office:value="1.19947002885547" calcext:value-type="float">
            <text:p>1.1994700288555</text:p>
          </table:table-cell>
          <table:table-cell table:formula="of:=[.V120]+[.T121]" office:value-type="float" office:value="3024902026" calcext:value-type="float">
            <text:p>3,024,902,026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65" office:value-type="string" calcext:value-type="string">
            <text:p>c</text:p>
          </table:table-cell>
          <table:table-cell table:style-name="ce811" office:value-type="string" calcext:value-type="string">
            <text:p>Augmentation</text:p>
          </table:table-cell>
          <table:table-cell office:value-type="date" office:date-value="2017-03-20" calcext:value-type="date">
            <text:p>Mon Mar 2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02" calcext:value-type="float">
            <text:p>00102</text:p>
          </table:table-cell>
          <table:table-cell table:style-name="ce250" office:value-type="string" calcext:value-type="string">
            <text:p>Flycatcher</text:p>
          </table:table-cell>
          <table:table-cell office:value-type="float" office:value="1333938" calcext:value-type="float">
            <text:p>1,333,938</text:p>
          </table:table-cell>
          <table:table-cell office:value-type="float" office:value="10" calcext:value-type="float">
            <text:p>10</text:p>
          </table:table-cell>
          <table:table-cell office:value-type="float" office:value="62932407" calcext:value-type="float">
            <text:p>62,932,4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869989.97" calcext:value-type="float">
            <text:p>62,869,990</text:p>
          </table:table-cell>
          <table:table-cell table:formula="of:=IF([.P122]=0;[.M122]*[.N122];([.M122]*[.N122]+[.O122]*[.P122])/([.P122]*[.Q122]))" office:value-type="float" office:value="64145077.9090909" calcext:value-type="float">
            <text:p>64,145,078</text:p>
          </table:table-cell>
          <table:table-cell table:formula="of:=-[.M122]*[.N122]-[.O122]*[.P122]+[.P122]*[.Q122]*[.R122]" office:value-type="float" office:value="-14025967.33" calcext:value-type="float">
            <text:p>-14,025,967</text:p>
          </table:table-cell>
          <table:table-cell table:formula="of:=IF([.M122]*[.N122]+[.O122]*[.P122]=0;0;([.P122]*[.Q122]*[.R122])/([.M122]*[.N122]+[.O122]*[.P122]))" office:value-type="float" office:value="0.980121811670445" calcext:value-type="float">
            <text:p>0.9801218116704</text:p>
          </table:table-cell>
          <table:table-cell table:formula="of:=[.V121]+[.T122]" office:value-type="float" office:value="3010876058.67" calcext:value-type="float">
            <text:p>3,010,876,059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66" office:value-type="string" calcext:value-type="string">
            <text:p>c</text:p>
          </table:table-cell>
          <table:table-cell table:style-name="ce812"/>
          <table:table-cell office:value-type="date" office:date-value="2017-03-22" calcext:value-type="date">
            <text:p>Wed Mar 22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06" calcext:value-type="float">
            <text:p>00106</text:p>
          </table:table-cell>
          <table:table-cell table:style-name="ce250" office:value-type="string" calcext:value-type="string">
            <text:p>Mining Laser Upgrade II</text:p>
          </table:table-cell>
          <table:table-cell office:value-type="float" office:value="269995" calcext:value-type="float">
            <text:p>269,995</text:p>
          </table:table-cell>
          <table:table-cell office:value-type="float" office:value="70" calcext:value-type="float">
            <text:p>70</text:p>
          </table:table-cell>
          <table:table-cell office:value-type="float" office:value="486482" calcext:value-type="float">
            <text:p>486,482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687000" calcext:value-type="float">
            <text:p>687,000</text:p>
          </table:table-cell>
          <table:table-cell table:formula="of:=IF([.P123]=0;[.M123]*[.N123];([.M123]*[.N123]+[.O123]*[.P123])/([.P123]*[.Q123]))" office:value-type="float" office:value="543753.666666667" calcext:value-type="float">
            <text:p>543,754</text:p>
          </table:table-cell>
          <table:table-cell table:formula="of:=-[.M123]*[.N123]-[.O123]*[.P123]+[.P123]*[.Q123]*[.R123]" office:value-type="float" office:value="47271290" calcext:value-type="float">
            <text:p>47,271,290</text:p>
          </table:table-cell>
          <table:table-cell table:formula="of:=IF([.M123]*[.N123]+[.O123]*[.P123]=0;0;([.P123]*[.Q123]*[.R123])/([.M123]*[.N123]+[.O123]*[.P123]))" office:value-type="float" office:value="1.26343975611505" calcext:value-type="float">
            <text:p>1.2634397561151</text:p>
          </table:table-cell>
          <table:table-cell table:formula="of:=[.V122]+[.T123]" office:value-type="float" office:value="3058147348.67" calcext:value-type="float">
            <text:p>3,058,147,349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67" office:value-type="string" calcext:value-type="string">
            <text:p>c</text:p>
          </table:table-cell>
          <table:table-cell table:style-name="ce813"/>
          <table:table-cell office:value-type="date" office:date-value="2017-02-28" calcext:value-type="date">
            <text:p>Tue Feb 2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5, 86</text:p>
          </table:table-cell>
          <table:table-cell office:value-type="float" office:value="66" calcext:value-type="float">
            <text:p>00066</text:p>
          </table:table-cell>
          <table:table-cell table:style-name="ce250" office:value-type="string" calcext:value-type="string">
            <text:p>Ice Harvester Upgrade II</text:p>
          </table:table-cell>
          <table:table-cell office:value-type="float" office:value="287987" calcext:value-type="float">
            <text:p>287,987</text:p>
          </table:table-cell>
          <table:table-cell office:value-type="float" office:value="70" calcext:value-type="float">
            <text:p>70</text:p>
          </table:table-cell>
          <table:table-cell office:value-type="float" office:value="493293" calcext:value-type="float">
            <text:p>493,293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826991" calcext:value-type="float">
            <text:p>826,991</text:p>
          </table:table-cell>
          <table:table-cell table:formula="of:=IF([.P124]=0;[.M124]*[.N124];([.M124]*[.N124]+[.O124]*[.P124])/([.P124]*[.Q124]))" office:value-type="float" office:value="554381.151515152" calcext:value-type="float">
            <text:p>554,381</text:p>
          </table:table-cell>
          <table:table-cell table:formula="of:=-[.M124]*[.N124]-[.O124]*[.P124]+[.P124]*[.Q124]*[.R124]" office:value-type="float" office:value="89961250" calcext:value-type="float">
            <text:p>89,961,250</text:p>
          </table:table-cell>
          <table:table-cell table:formula="of:=IF([.M124]*[.N124]+[.O124]*[.P124]=0;0;([.P124]*[.Q124]*[.R124])/([.M124]*[.N124]+[.O124]*[.P124]))" office:value-type="float" office:value="1.49173722400156" calcext:value-type="float">
            <text:p>1.4917372240016</text:p>
          </table:table-cell>
          <table:table-cell table:formula="of:=[.V123]+[.T124]" office:value-type="float" office:value="3148108598.67" calcext:value-type="float">
            <text:p>3,148,108,599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68" office:value-type="string" calcext:value-type="string">
            <text:p>c</text:p>
          </table:table-cell>
          <table:table-cell table:style-name="ce814"/>
          <table:table-cell office:value-type="date" office:date-value="2017-03-14" calcext:value-type="date">
            <text:p>Tue Mar 1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82" calcext:value-type="float">
            <text:p>00082</text:p>
          </table:table-cell>
          <table:table-cell table:style-name="ce250" office:value-type="string" calcext:value-type="string">
            <text:p>Inferno Fury Light Missile</text:p>
          </table:table-cell>
          <table:table-cell office:value-type="float" office:value="291484" calcext:value-type="float">
            <text:p>291,484</text:p>
          </table:table-cell>
          <table:table-cell office:value-type="float" office:value="40" calcext:value-type="float">
            <text:p>40</text:p>
          </table:table-cell>
          <table:table-cell office:value-type="float" office:value="270441" calcext:value-type="float">
            <text:p>270,441</text:p>
          </table:table-cell>
          <table:table-cell office:value-type="float" office:value="140" calcext:value-type="float">
            <text:p>140</text:p>
          </table:table-cell>
          <table:table-cell office:value-type="float" office:value="5000" calcext:value-type="float">
            <text:p>5,000</text:p>
          </table:table-cell>
          <table:table-cell office:value-type="float" office:value="149" calcext:value-type="float">
            <text:p>149</text:p>
          </table:table-cell>
          <table:table-cell table:formula="of:=IF([.P125]=0;[.M125]*[.N125];([.M125]*[.N125]+[.O125]*[.P125])/([.P125]*[.Q125]))" office:value-type="float" office:value="70.7444285714286" calcext:value-type="float">
            <text:p>71</text:p>
          </table:table-cell>
          <table:table-cell table:formula="of:=-[.M125]*[.N125]-[.O125]*[.P125]+[.P125]*[.Q125]*[.R125]" office:value-type="float" office:value="54778900" calcext:value-type="float">
            <text:p>54,778,900</text:p>
          </table:table-cell>
          <table:table-cell table:formula="of:=IF([.M125]*[.N125]+[.O125]*[.P125]=0;0;([.P125]*[.Q125]*[.R125])/([.M125]*[.N125]+[.O125]*[.P125]))" office:value-type="float" office:value="2.10617292426864" calcext:value-type="float">
            <text:p>2.1061729242687</text:p>
          </table:table-cell>
          <table:table-cell table:formula="of:=[.V124]+[.T125]" office:value-type="float" office:value="3202887498.67" calcext:value-type="float">
            <text:p>3,202,887,499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69" office:value-type="string" calcext:value-type="string">
            <text:p>c</text:p>
          </table:table-cell>
          <table:table-cell table:style-name="ce815" office:value-type="string" calcext:value-type="string">
            <text:p>Augmentation</text:p>
          </table:table-cell>
          <table:table-cell office:value-type="date" office:date-value="2017-03-25" calcext:value-type="date">
            <text:p>Sat Mar 25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22" calcext:value-type="float">
            <text:p>00122</text:p>
          </table:table-cell>
          <table:table-cell office:value-type="string" calcext:value-type="string">
            <text:p>Medium Anti-EM Screen Reinforcer II</text:p>
          </table:table-cell>
          <table:table-cell office:value-type="float" office:value="1174715" calcext:value-type="float">
            <text:p>1,174,715</text:p>
          </table:table-cell>
          <table:table-cell office:value-type="float" office:value="60" calcext:value-type="float">
            <text:p>60</text:p>
          </table:table-cell>
          <table:table-cell office:value-type="float" office:value="2091497" calcext:value-type="float">
            <text:p>2,091,49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749999.95" calcext:value-type="float">
            <text:p>3,750,000</text:p>
          </table:table-cell>
          <table:table-cell table:formula="of:=IF([.P126]=0;[.M126]*[.N126];([.M126]*[.N126]+[.O126]*[.P126])/([.P126]*[.Q126]))" office:value-type="float" office:value="2373428.6" calcext:value-type="float">
            <text:p>2,373,429</text:p>
          </table:table-cell>
          <table:table-cell table:formula="of:=-[.M126]*[.N126]-[.O126]*[.P126]+[.P126]*[.Q126]*[.R126]" office:value-type="float" office:value="344142837.5" calcext:value-type="float">
            <text:p>344,142,838</text:p>
          </table:table-cell>
          <table:table-cell table:formula="of:=IF([.M126]*[.N126]+[.O126]*[.P126]=0;0;([.P126]*[.Q126]*[.R126])/([.M126]*[.N126]+[.O126]*[.P126]))" office:value-type="float" office:value="1.57999273708929" calcext:value-type="float">
            <text:p>1.5799927370893</text:p>
          </table:table-cell>
          <table:table-cell table:formula="of:=[.V125]+[.T126]" office:value-type="float" office:value="3547030336.17" calcext:value-type="float">
            <text:p>3,547,030,336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70" office:value-type="string" calcext:value-type="string">
            <text:p>c</text:p>
          </table:table-cell>
          <table:table-cell table:style-name="ce816"/>
          <table:table-cell office:value-type="date" office:date-value="2017-04-02" calcext:value-type="date">
            <text:p>Sun Apr 02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36" calcext:value-type="float">
            <text:p>00136</text:p>
          </table:table-cell>
          <table:table-cell table:style-name="ce250" office:value-type="string" calcext:value-type="string">
            <text:p>Void L</text:p>
          </table:table-cell>
          <table:table-cell office:value-type="float" office:value="260705" calcext:value-type="float">
            <text:p>260,705</text:p>
          </table:table-cell>
          <table:table-cell office:value-type="float" office:value="20" calcext:value-type="float">
            <text:p>20</text:p>
          </table:table-cell>
          <table:table-cell office:value-type="float" office:value="758494" calcext:value-type="float">
            <text:p>758,494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,000</text:p>
          </table:table-cell>
          <table:table-cell office:value-type="float" office:value="177" calcext:value-type="float">
            <text:p>177</text:p>
          </table:table-cell>
          <table:table-cell table:formula="of:=IF([.P127]=0;[.M127]*[.N127];([.M127]*[.N127]+[.O127]*[.P127])/([.P127]*[.Q127]))" office:value-type="float" office:value="164.73405" calcext:value-type="float">
            <text:p>165</text:p>
          </table:table-cell>
          <table:table-cell table:formula="of:=-[.M127]*[.N127]-[.O127]*[.P127]+[.P127]*[.Q127]*[.R127]" office:value-type="float" office:value="4906380" calcext:value-type="float">
            <text:p>4,906,380</text:p>
          </table:table-cell>
          <table:table-cell table:formula="of:=IF([.M127]*[.N127]+[.O127]*[.P127]=0;0;([.P127]*[.Q127]*[.R127])/([.M127]*[.N127]+[.O127]*[.P127]))" office:value-type="float" office:value="1.07445910544906" calcext:value-type="float">
            <text:p>1.0744591054491</text:p>
          </table:table-cell>
          <table:table-cell table:formula="of:=[.V126]+[.T127]" office:value-type="float" office:value="3551936716.17" calcext:value-type="float">
            <text:p>3,551,936,716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71" office:value-type="string" calcext:value-type="string">
            <text:p>c</text:p>
          </table:table-cell>
          <table:table-cell table:style-name="ce817"/>
          <table:table-cell office:value-type="date" office:date-value="2017-03-26" calcext:value-type="date">
            <text:p>Sun Mar 26 2017</text:p>
          </table:table-cell>
          <table:table-cell office:value-type="string" calcext:value-type="string">
            <text:p>none</text:p>
          </table:table-cell>
          <table:table-cell office:value-type="float" office:value="127" calcext:value-type="float">
            <text:p>00127</text:p>
          </table:table-cell>
          <table:table-cell office:value-type="float" office:value="125" calcext:value-type="float">
            <text:p>00125</text:p>
          </table:table-cell>
          <table:table-cell table:style-name="ce250" office:value-type="string" calcext:value-type="string">
            <text:p>Heat Sink II</text:p>
          </table:table-cell>
          <table:table-cell office:value-type="float" office:value="376807" calcext:value-type="float">
            <text:p>376,807</text:p>
          </table:table-cell>
          <table:table-cell office:value-type="float" office:value="70" calcext:value-type="float">
            <text:p>70</text:p>
          </table:table-cell>
          <table:table-cell office:value-type="float" office:value="753317" calcext:value-type="float">
            <text:p>753,317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899999.99" calcext:value-type="float">
            <text:p>900,000</text:p>
          </table:table-cell>
          <table:table-cell table:formula="of:=IF([.P128]=0;[.M128]*[.N128];([.M128]*[.N128]+[.O128]*[.P128])/([.P128]*[.Q128]))" office:value-type="float" office:value="833245.757575758" calcext:value-type="float">
            <text:p>833,246</text:p>
          </table:table-cell>
          <table:table-cell table:formula="of:=-[.M128]*[.N128]-[.O128]*[.P128]+[.P128]*[.Q128]*[.R128]" office:value-type="float" office:value="22028896.7" calcext:value-type="float">
            <text:p>22,028,897</text:p>
          </table:table-cell>
          <table:table-cell table:formula="of:=IF([.M128]*[.N128]+[.O128]*[.P128]=0;0;([.P128]*[.Q128]*[.R128])/([.M128]*[.N128]+[.O128]*[.P128]))" office:value-type="float" office:value="1.08011349810944" calcext:value-type="float">
            <text:p>1.0801134981094</text:p>
          </table:table-cell>
          <table:table-cell table:formula="of:=[.V127]+[.T128]" office:value-type="float" office:value="3573965612.87" calcext:value-type="float">
            <text:p>3,573,965,613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72" office:value-type="string" calcext:value-type="string">
            <text:p>c</text:p>
          </table:table-cell>
          <table:table-cell table:style-name="ce818"/>
          <table:table-cell office:value-type="date" office:date-value="2017-03-28" calcext:value-type="date">
            <text:p>Tue Mar 28 2017</text:p>
          </table:table-cell>
          <table:table-cell office:value-type="float" office:value="125" calcext:value-type="float">
            <text:p>00125</text:p>
          </table:table-cell>
          <table:table-cell office:value-type="string" calcext:value-type="string">
            <text:p>none</text:p>
          </table:table-cell>
          <table:table-cell office:value-type="float" office:value="127" calcext:value-type="float">
            <text:p>00127</text:p>
          </table:table-cell>
          <table:table-cell table:style-name="ce250" office:value-type="string" calcext:value-type="string">
            <text:p>Heat Sink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26" calcext:value-type="float">
            <text:p>33,526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40999" calcext:value-type="float">
            <text:p>40,999</text:p>
          </table:table-cell>
          <table:table-cell table:formula="of:=IF([.P129]=0;[.M129]*[.N129];([.M129]*[.N129]+[.O129]*[.P129])/([.P129]*[.Q129]))" office:value-type="float" office:value="33526" calcext:value-type="float">
            <text:p>33,526</text:p>
          </table:table-cell>
          <table:table-cell table:formula="of:=-[.M129]*[.N129]-[.O129]*[.P129]+[.P129]*[.Q129]*[.R129]" office:value-type="float" office:value="2466090" calcext:value-type="float">
            <text:p>2,466,090</text:p>
          </table:table-cell>
          <table:table-cell table:formula="of:=IF([.M129]*[.N129]+[.O129]*[.P129]=0;0;([.P129]*[.Q129]*[.R129])/([.M129]*[.N129]+[.O129]*[.P129]))" office:value-type="float" office:value="1.22290162858677" calcext:value-type="float">
            <text:p>1.2229016285868</text:p>
          </table:table-cell>
          <table:table-cell table:formula="of:=[.V128]+[.T129]" office:value-type="float" office:value="3576431702.87" calcext:value-type="float">
            <text:p>3,576,431,703</text:p>
          </table:table-cell>
          <table:table-cell table:number-columns-repeated="1002"/>
        </table:table-row>
        <table:table-row table:style-name="ro1">
          <table:table-cell/>
          <table:table-cell table:style-name="ce373" table:number-columns-repeated="5"/>
          <table:table-cell table:style-name="ce819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number-columns-repeated="5" table:style-name="ce374" office:value-type="string" calcext:value-type="string">
            <text:p>c</text:p>
          </table:table-cell>
          <table:table-cell table:style-name="ce820" office:value-type="string" calcext:value-type="string">
            <text:p>Parity</text:p>
          </table:table-cell>
          <table:table-cell office:value-type="date" office:date-value="2017-03-28" calcext:value-type="date">
            <text:p>Tue Mar 28 2017</text:p>
          </table:table-cell>
          <table:table-cell office:value-type="string" calcext:value-type="string">
            <text:p>none</text:p>
          </table:table-cell>
          <table:table-cell office:value-type="float" office:value="141" calcext:value-type="float">
            <text:p>00141</text:p>
          </table:table-cell>
          <table:table-cell office:value-type="float" office:value="129" calcext:value-type="float">
            <text:p>00129</text:p>
          </table:table-cell>
          <table:table-cell table:style-name="ce250" office:value-type="string" calcext:value-type="string">
            <text:p>Large Remote Armor Repairer II</text:p>
          </table:table-cell>
          <table:table-cell office:value-type="float" office:value="2554972" calcext:value-type="float">
            <text:p>2,554,972</text:p>
          </table:table-cell>
          <table:table-cell office:value-type="float" office:value="20" calcext:value-type="float">
            <text:p>20</text:p>
          </table:table-cell>
          <table:table-cell office:value-type="float" office:value="2003269" calcext:value-type="float">
            <text:p>2,003,26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49990.99" calcext:value-type="float">
            <text:p>2,549,991</text:p>
          </table:table-cell>
          <table:table-cell table:formula="of:=IF([.P131]=0;[.M131]*[.N131];([.M131]*[.N131]+[.O131]*[.P131])/([.P131]*[.Q131]))" office:value-type="float" office:value="2429097.66666667" calcext:value-type="float">
            <text:p>2,429,098</text:p>
          </table:table-cell>
          <table:table-cell table:formula="of:=-[.M131]*[.N131]-[.O131]*[.P131]+[.P131]*[.Q131]*[.R131]" office:value-type="float" office:value="14507198.8" calcext:value-type="float">
            <text:p>14,507,199</text:p>
          </table:table-cell>
          <table:table-cell table:formula="of:=IF([.M131]*[.N131]+[.O131]*[.P131]=0;0;([.P131]*[.Q131]*[.R131])/([.M131]*[.N131]+[.O131]*[.P131]))" office:value-type="float" office:value="1.04976881950541" calcext:value-type="float">
            <text:p>1.0497688195054</text:p>
          </table:table-cell>
          <table:table-cell table:formula="of:=[.V130]+[.T131]" office:value-type="float" office:value="14507198.8" calcext:value-type="float">
            <text:p>14,507,199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75" office:value-type="string" calcext:value-type="string">
            <text:p>c</text:p>
          </table:table-cell>
          <table:table-cell table:style-name="ce821"/>
          <table:table-cell office:value-type="date" office:date-value="2017-04-02" calcext:value-type="date">
            <text:p>Sun Apr 02 2017</text:p>
          </table:table-cell>
          <table:table-cell office:value-type="float" office:value="129" calcext:value-type="float">
            <text:p>00129</text:p>
          </table:table-cell>
          <table:table-cell office:value-type="string" calcext:value-type="string">
            <text:p>none</text:p>
          </table:table-cell>
          <table:table-cell office:value-type="float" office:value="141" calcext:value-type="float">
            <text:p>00141</text:p>
          </table:table-cell>
          <table:table-cell table:style-name="ce250" office:value-type="string" calcext:value-type="string">
            <text:p>Large Remote Armor Repair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86" calcext:value-type="float">
            <text:p>35,18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8984" calcext:value-type="float">
            <text:p>148,984</text:p>
          </table:table-cell>
          <table:table-cell table:formula="of:=IF([.P132]=0;[.M132]*[.N132];([.M132]*[.N132]+[.O132]*[.P132])/([.P132]*[.Q132]))" office:value-type="float" office:value="35186" calcext:value-type="float">
            <text:p>35,186</text:p>
          </table:table-cell>
          <table:table-cell table:formula="of:=-[.M132]*[.N132]-[.O132]*[.P132]+[.P132]*[.Q132]*[.R132]" office:value-type="float" office:value="11379800" calcext:value-type="float">
            <text:p>11,379,800</text:p>
          </table:table-cell>
          <table:table-cell table:formula="of:=IF([.M132]*[.N132]+[.O132]*[.P132]=0;0;([.P132]*[.Q132]*[.R132])/([.M132]*[.N132]+[.O132]*[.P132]))" office:value-type="float" office:value="4.23418405047462" calcext:value-type="float">
            <text:p>4.2341840504746</text:p>
          </table:table-cell>
          <table:table-cell table:formula="of:=[.V131]+[.T132]" office:value-type="float" office:value="25886998.8" calcext:value-type="float">
            <text:p>25,886,999</text:p>
          </table:table-cell>
          <table:table-cell table:number-columns-repeated="1002"/>
        </table:table-row>
        <table:table-row table:style-name="ro1">
          <table:table-cell/>
          <table:table-cell table:style-name="ce376" table:number-columns-repeated="5"/>
          <table:table-cell table:style-name="ce822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number-columns-repeated="5" table:style-name="ce377" office:value-type="string" calcext:value-type="string">
            <text:p>c</text:p>
          </table:table-cell>
          <table:table-cell table:style-name="ce823"/>
          <table:table-cell office:value-type="date" office:date-value="2017-04-02" calcext:value-type="date">
            <text:p>Sun Apr 02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45, 146, 147, 148, 149</text:p>
          </table:table-cell>
          <table:table-cell office:value-type="float" office:value="134" calcext:value-type="float">
            <text:p>00134</text:p>
          </table:table-cell>
          <table:table-cell table:style-name="ce250" office:value-type="string" calcext:value-type="string">
            <text:p>Damage Control II</text:p>
          </table:table-cell>
          <table:table-cell office:value-type="float" office:value="477296" calcext:value-type="float">
            <text:p>477,296</text:p>
          </table:table-cell>
          <table:table-cell office:value-type="float" office:value="70" calcext:value-type="float">
            <text:p>70</text:p>
          </table:table-cell>
          <table:table-cell office:value-type="float" office:value="287879" calcext:value-type="float">
            <text:p>287,87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479999" calcext:value-type="float">
            <text:p>479,999</text:p>
          </table:table-cell>
          <table:table-cell table:formula="of:=IF([.P134]=0;[.M134]*[.N134];([.M134]*[.N134]+[.O134]*[.P134])/([.P134]*[.Q134]))" office:value-type="float" office:value="395655.516129032" calcext:value-type="float">
            <text:p>395,656</text:p>
          </table:table-cell>
          <table:table-cell table:formula="of:=-[.M134]*[.N134]-[.O134]*[.P134]+[.P134]*[.Q134]*[.R134]" office:value-type="float" office:value="26146480" calcext:value-type="float">
            <text:p>26,146,480</text:p>
          </table:table-cell>
          <table:table-cell table:formula="of:=IF([.M134]*[.N134]+[.O134]*[.P134]=0;0;([.P134]*[.Q134]*[.R134])/([.M134]*[.N134]+[.O134]*[.P134]))" office:value-type="float" office:value="1.21317403759755" calcext:value-type="float">
            <text:p>1.2131740375976</text:p>
          </table:table-cell>
          <table:table-cell table:formula="of:=[.V133]+[.T134]" office:value-type="float" office:value="26146480" calcext:value-type="float">
            <text:p>26,146,48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78" office:value-type="string" calcext:value-type="string">
            <text:p>c</text:p>
          </table:table-cell>
          <table:table-cell table:style-name="ce824"/>
          <table:table-cell office:value-type="date" office:date-value="2017-04-25" calcext:value-type="date">
            <text:p>Tue Apr 25 2017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none</text:p>
          </table:table-cell>
          <table:table-cell office:value-type="float" office:value="145" calcext:value-type="float">
            <text:p>00145</text:p>
          </table:table-cell>
          <table:table-cell table:style-name="ce250" office:value-type="string" calcext:value-type="string">
            <text:p>Oscillator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29" calcext:value-type="float">
            <text:p>40,82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47482" calcext:value-type="float">
            <text:p>47,482</text:p>
          </table:table-cell>
          <table:table-cell table:formula="of:=IF([.P135]=0;[.M135]*[.N135];([.M135]*[.N135]+[.O135]*[.P135])/([.P135]*[.Q135]))" office:value-type="float" office:value="40829" calcext:value-type="float">
            <text:p>40,829</text:p>
          </table:table-cell>
          <table:table-cell table:formula="of:=-[.M135]*[.N135]-[.O135]*[.P135]+[.P135]*[.Q135]*[.R135]" office:value-type="float" office:value="2062430" calcext:value-type="float">
            <text:p>2,062,430</text:p>
          </table:table-cell>
          <table:table-cell table:formula="of:=IF([.M135]*[.N135]+[.O135]*[.P135]=0;0;([.P135]*[.Q135]*[.R135])/([.M135]*[.N135]+[.O135]*[.P135]))" office:value-type="float" office:value="1.1629479046756" calcext:value-type="float">
            <text:p>1.1629479046756</text:p>
          </table:table-cell>
          <table:table-cell table:formula="of:=[.V134]+[.T135]" office:value-type="float" office:value="28208910" calcext:value-type="float">
            <text:p>28,208,91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79" office:value-type="string" calcext:value-type="string">
            <text:p>c</text:p>
          </table:table-cell>
          <table:table-cell table:style-name="ce825"/>
          <table:table-cell office:value-type="date" office:date-value="2017-04-25" calcext:value-type="date">
            <text:p>Tue Apr 25 2017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none</text:p>
          </table:table-cell>
          <table:table-cell office:value-type="float" office:value="146" calcext:value-type="float">
            <text:p>00146</text:p>
          </table:table-cell>
          <table:table-cell table:style-name="ce250" office:value-type="string" calcext:value-type="string">
            <text:p>Plasma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54" calcext:value-type="float">
            <text:p>22,55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7500" calcext:value-type="float">
            <text:p>37,500</text:p>
          </table:table-cell>
          <table:table-cell table:formula="of:=IF([.P136]=0;[.M136]*[.N136];([.M136]*[.N136]+[.O136]*[.P136])/([.P136]*[.Q136]))" office:value-type="float" office:value="22554" calcext:value-type="float">
            <text:p>22,554</text:p>
          </table:table-cell>
          <table:table-cell table:formula="of:=-[.M136]*[.N136]-[.O136]*[.P136]+[.P136]*[.Q136]*[.R136]" office:value-type="float" office:value="4633260" calcext:value-type="float">
            <text:p>4,633,260</text:p>
          </table:table-cell>
          <table:table-cell table:formula="of:=IF([.M136]*[.N136]+[.O136]*[.P136]=0;0;([.P136]*[.Q136]*[.R136])/([.M136]*[.N136]+[.O136]*[.P136]))" office:value-type="float" office:value="1.66267624368183" calcext:value-type="float">
            <text:p>1.6626762436818</text:p>
          </table:table-cell>
          <table:table-cell table:formula="of:=[.V135]+[.T136]" office:value-type="float" office:value="32842170" calcext:value-type="float">
            <text:p>32,842,17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0" office:value-type="string" calcext:value-type="string">
            <text:p>c</text:p>
          </table:table-cell>
          <table:table-cell table:style-name="ce826"/>
          <table:table-cell office:value-type="date" office:date-value="2017-04-25" calcext:value-type="date">
            <text:p>Tue Apr 25 2017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none</text:p>
          </table:table-cell>
          <table:table-cell office:value-type="float" office:value="147" calcext:value-type="float">
            <text:p>00147</text:p>
          </table:table-cell>
          <table:table-cell table:style-name="ce250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54" calcext:value-type="float">
            <text:p>71,55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79999" calcext:value-type="float">
            <text:p>79,999</text:p>
          </table:table-cell>
          <table:table-cell table:formula="of:=IF([.P137]=0;[.M137]*[.N137];([.M137]*[.N137]+[.O137]*[.P137])/([.P137]*[.Q137]))" office:value-type="float" office:value="71554" calcext:value-type="float">
            <text:p>71,554</text:p>
          </table:table-cell>
          <table:table-cell table:formula="of:=-[.M137]*[.N137]-[.O137]*[.P137]+[.P137]*[.Q137]*[.R137]" office:value-type="float" office:value="2617950" calcext:value-type="float">
            <text:p>2,617,950</text:p>
          </table:table-cell>
          <table:table-cell table:formula="of:=IF([.M137]*[.N137]+[.O137]*[.P137]=0;0;([.P137]*[.Q137]*[.R137])/([.M137]*[.N137]+[.O137]*[.P137]))" office:value-type="float" office:value="1.1180227520474" calcext:value-type="float">
            <text:p>1.1180227520474</text:p>
          </table:table-cell>
          <table:table-cell table:formula="of:=[.V136]+[.T137]" office:value-type="float" office:value="35460120" calcext:value-type="float">
            <text:p>35,460,12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1" office:value-type="string" calcext:value-type="string">
            <text:p>c</text:p>
          </table:table-cell>
          <table:table-cell table:style-name="ce827"/>
          <table:table-cell office:value-type="date" office:date-value="2017-04-25" calcext:value-type="date">
            <text:p>Tue Apr 25 2017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none</text:p>
          </table:table-cell>
          <table:table-cell office:value-type="float" office:value="148" calcext:value-type="float">
            <text:p>00148</text:p>
          </table:table-cell>
          <table:table-cell table:style-name="ce250" office:value-type="string" calcext:value-type="string">
            <text:p>RAM – Armor/Hull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52" calcext:value-type="float">
            <text:p>35,45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 table:formula="of:=IF([.P138]=0;[.M138]*[.N138];([.M138]*[.N138]+[.O138]*[.P138])/([.P138]*[.Q138]))" office:value-type="float" office:value="354.52" calcext:value-type="float">
            <text:p>355</text:p>
          </table:table-cell>
          <table:table-cell table:formula="of:=-[.M138]*[.N138]-[.O138]*[.P138]+[.P138]*[.Q138]*[.R138]" office:value-type="float" office:value="-12608" calcext:value-type="float">
            <text:p>-12,608</text:p>
          </table:table-cell>
          <table:table-cell table:formula="of:=IF([.M138]*[.N138]+[.O138]*[.P138]=0;0;([.P138]*[.Q138]*[.R138])/([.M138]*[.N138]+[.O138]*[.P138]))" office:value-type="float" office:value="0.911091052690962" calcext:value-type="float">
            <text:p>0.911091052691</text:p>
          </table:table-cell>
          <table:table-cell table:formula="of:=[.V137]+[.T138]" office:value-type="float" office:value="35447512" calcext:value-type="float">
            <text:p>35,447,512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2" office:value-type="string" calcext:value-type="string">
            <text:p>c</text:p>
          </table:table-cell>
          <table:table-cell table:style-name="ce828"/>
          <table:table-cell office:value-type="date" office:date-value="2017-04-25" calcext:value-type="date">
            <text:p>Tue Apr 25 2017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none</text:p>
          </table:table-cell>
          <table:table-cell office:value-type="float" office:value="149" calcext:value-type="float">
            <text:p>00149</text:p>
          </table:table-cell>
          <table:table-cell table:style-name="ce250" office:value-type="string" calcext:value-type="string">
            <text:p>Damage Contro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9" calcext:value-type="float">
            <text:p>8,10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1948" calcext:value-type="float">
            <text:p>11,948</text:p>
          </table:table-cell>
          <table:table-cell table:formula="of:=IF([.P139]=0;[.M139]*[.N139];([.M139]*[.N139]+[.O139]*[.P139])/([.P139]*[.Q139]))" office:value-type="float" office:value="8109" calcext:value-type="float">
            <text:p>8,109</text:p>
          </table:table-cell>
          <table:table-cell table:formula="of:=-[.M139]*[.N139]-[.O139]*[.P139]+[.P139]*[.Q139]*[.R139]" office:value-type="float" office:value="1190090" calcext:value-type="float">
            <text:p>1,190,090</text:p>
          </table:table-cell>
          <table:table-cell table:formula="of:=IF([.M139]*[.N139]+[.O139]*[.P139]=0;0;([.P139]*[.Q139]*[.R139])/([.M139]*[.N139]+[.O139]*[.P139]))" office:value-type="float" office:value="1.47342458996177" calcext:value-type="float">
            <text:p>1.4734245899618</text:p>
          </table:table-cell>
          <table:table-cell table:formula="of:=[.V138]+[.T139]" office:value-type="float" office:value="36637602" calcext:value-type="float">
            <text:p>36,637,602</text:p>
          </table:table-cell>
          <table:table-cell table:number-columns-repeated="1002"/>
        </table:table-row>
        <table:table-row table:style-name="ro1">
          <table:table-cell/>
          <table:table-cell table:style-name="ce383" table:number-columns-repeated="5"/>
          <table:table-cell table:style-name="ce829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number-columns-repeated="5" table:style-name="ce384" office:value-type="string" calcext:value-type="string">
            <text:p>c</text:p>
          </table:table-cell>
          <table:table-cell table:style-name="ce830" office:value-type="string" calcext:value-type="string">
            <text:p>Augmentation</text:p>
          </table:table-cell>
          <table:table-cell office:value-type="date" office:date-value="2017-04-26" calcext:value-type="date">
            <text:p>Wed Apr 26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67" calcext:value-type="float">
            <text:p>00167</text:p>
          </table:table-cell>
          <table:table-cell table:style-name="ce250" office:value-type="string" calcext:value-type="string">
            <text:p>Hulk Blueprint</text:p>
          </table:table-cell>
          <table:table-cell office:value-type="float" office:value="2355959" calcext:value-type="float">
            <text:p>2,355,9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IF([.P141]=0;[.M141]*[.N141];([.M141]*[.N141]+[.O141]*[.P141])/([.P141]*[.Q141]))" office:value-type="float" office:value="785319.666666667" calcext:value-type="float">
            <text:p>785,320</text:p>
          </table:table-cell>
          <table:table-cell table:formula="of:=-[.M141]*[.N141]-[.O141]*[.P141]+[.P141]*[.Q141]*[.R141]" office:value-type="float" office:value="51440410" calcext:value-type="float">
            <text:p>51,440,410</text:p>
          </table:table-cell>
          <table:table-cell table:formula="of:=IF([.M141]*[.N141]+[.O141]*[.P141]=0;0;([.P141]*[.Q141]*[.R141])/([.M141]*[.N141]+[.O141]*[.P141]))" office:value-type="float" office:value="3.18341702890415" calcext:value-type="float">
            <text:p>3.1834170289042</text:p>
          </table:table-cell>
          <table:table-cell table:formula="of:=[.V140]+[.T141]" office:value-type="float" office:value="51440410" calcext:value-type="float">
            <text:p>51,440,410</text:p>
          </table:table-cell>
          <table:table-cell table:number-columns-repeated="1002"/>
        </table:table-row>
        <table:table-row table:style-name="ro1">
          <table:table-cell/>
          <table:table-cell table:style-name="ce385" table:number-columns-repeated="5"/>
          <table:table-cell table:style-name="ce831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number-columns-repeated="5" table:style-name="ce386" office:value-type="string" calcext:value-type="string">
            <text:p>c</text:p>
          </table:table-cell>
          <table:table-cell table:style-name="ce832" office:value-type="string" calcext:value-type="string">
            <text:p>Augmentation</text:p>
          </table:table-cell>
          <table:table-cell office:value-type="date" office:date-value="2017-05-08" calcext:value-type="date">
            <text:p>Mon May 0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67" calcext:value-type="float">
            <text:p>00167</text:p>
          </table:table-cell>
          <table:table-cell table:style-name="ce250" office:value-type="string" calcext:value-type="string">
            <text:p>Hulk Blueprint</text:p>
          </table:table-cell>
          <table:table-cell office:value-type="float" office:value="2355959" calcext:value-type="float">
            <text:p>2,355,9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IF([.P143]=0;[.M143]*[.N143];([.M143]*[.N143]+[.O143]*[.P143])/([.P143]*[.Q143]))" office:value-type="float" office:value="23559590" calcext:value-type="float">
            <text:p>23,559,590</text:p>
          </table:table-cell>
          <table:table-cell table:formula="of:=-[.M143]*[.N143]-[.O143]*[.P143]+[.P143]*[.Q143]*[.R143]" office:value-type="float" office:value="-23559590" calcext:value-type="float">
            <text:p>-23,559,590</text:p>
          </table:table-cell>
          <table:table-cell table:formula="of:=IF([.M143]*[.N143]+[.O143]*[.P143]=0;0;([.P143]*[.Q143]*[.R143])/([.M143]*[.N143]+[.O143]*[.P143]))" office:value-type="float" office:value="0" calcext:value-type="float">
            <text:p>0</text:p>
          </table:table-cell>
          <table:table-cell table:formula="of:=[.V142]+[.T143]" office:value-type="float" office:value="-23559590" calcext:value-type="float">
            <text:p>-23,559,590</text:p>
          </table:table-cell>
          <table:table-cell table:number-columns-repeated="1002"/>
        </table:table-row>
        <table:table-row table:style-name="ro1">
          <table:table-cell/>
          <table:table-cell table:style-name="ce387" table:number-columns-repeated="5"/>
          <table:table-cell table:style-name="ce833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number-columns-repeated="5" table:style-name="ce388" office:value-type="string" calcext:value-type="string">
            <text:p>c</text:p>
          </table:table-cell>
          <table:table-cell table:style-name="ce834"/>
          <table:table-cell office:value-type="date" office:date-value="2017-05-10" calcext:value-type="date">
            <text:p>Wed May 10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00" calcext:value-type="float">
            <text:p>00200</text:p>
          </table:table-cell>
          <table:table-cell table:style-name="ce250" office:value-type="string" calcext:value-type="string">
            <text:p>Crokite Mining Crysta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14" calcext:value-type="float">
            <text:p>119,1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3999" calcext:value-type="float">
            <text:p>133,999</text:p>
          </table:table-cell>
          <table:table-cell table:formula="of:=IF([.P145]=0;[.M145]*[.N145];([.M145]*[.N145]+[.O145]*[.P145])/([.P145]*[.Q145]))" office:value-type="float" office:value="119114" calcext:value-type="float">
            <text:p>119,114</text:p>
          </table:table-cell>
          <table:table-cell table:formula="of:=-[.M145]*[.N145]-[.O145]*[.P145]+[.P145]*[.Q145]*[.R145]" office:value-type="float" office:value="1488500" calcext:value-type="float">
            <text:p>1,488,500</text:p>
          </table:table-cell>
          <table:table-cell table:style-name="ce259" table:formula="of:=IF([.M145]*[.N145]+[.O145]*[.P145]=0;0;([.P145]*[.Q145]*[.R145])/([.M145]*[.N145]+[.O145]*[.P145]))" office:value-type="float" office:value="1.12496431989523" calcext:value-type="float">
            <text:p>1.1249643198952</text:p>
          </table:table-cell>
          <table:table-cell table:formula="of:=[.V144]+[.T145]" office:value-type="float" office:value="1488500" calcext:value-type="float">
            <text:p>1,488,50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8" office:value-type="string" calcext:value-type="string">
            <text:p>c</text:p>
          </table:table-cell>
          <table:table-cell table:style-name="ce835"/>
          <table:table-cell office:value-type="date" office:date-value="2017-05-10" calcext:value-type="date">
            <text:p>Wed May 10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00" calcext:value-type="float">
            <text:p>00200</text:p>
          </table:table-cell>
          <table:table-cell table:style-name="ce250" office:value-type="string" calcext:value-type="string">
            <text:p>Dark Ochre Mining Crysta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88" calcext:value-type="float">
            <text:p>100,9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9494" calcext:value-type="float">
            <text:p>169,494</text:p>
          </table:table-cell>
          <table:table-cell table:formula="of:=IF([.P146]=0;[.M146]*[.N146];([.M146]*[.N146]+[.O146]*[.P146])/([.P146]*[.Q146]))" office:value-type="float" office:value="100988" calcext:value-type="float">
            <text:p>100,988</text:p>
          </table:table-cell>
          <table:table-cell table:formula="of:=-[.M146]*[.N146]-[.O146]*[.P146]+[.P146]*[.Q146]*[.R146]" office:value-type="float" office:value="6850600" calcext:value-type="float">
            <text:p>6,850,600</text:p>
          </table:table-cell>
          <table:table-cell table:style-name="ce259" table:formula="of:=IF([.M146]*[.N146]+[.O146]*[.P146]=0;0;([.P146]*[.Q146]*[.R146])/([.M146]*[.N146]+[.O146]*[.P146]))" office:value-type="float" office:value="1.67835782469204" calcext:value-type="float">
            <text:p>1.678357824692</text:p>
          </table:table-cell>
          <table:table-cell table:formula="of:=[.V145]+[.T146]" office:value-type="float" office:value="8339100" calcext:value-type="float">
            <text:p>8,339,100</text:p>
          </table:table-cell>
          <table:table-cell table:number-columns-repeated="1002"/>
        </table:table-row>
        <table:table-row table:style-name="ro1">
          <table:table-cell/>
          <table:table-cell table:style-name="ce385" table:number-columns-repeated="5"/>
          <table:table-cell table:style-name="ce831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number-columns-repeated="5" table:style-name="ce389" office:value-type="string" calcext:value-type="string">
            <text:p>c</text:p>
          </table:table-cell>
          <table:table-cell table:style-name="ce836"/>
          <table:table-cell office:value-type="date" office:date-value="2017-01-18" calcext:value-type="date">
            <text:p>Wed Jan 1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5, 46, 47</text:p>
          </table:table-cell>
          <table:table-cell office:value-type="float" office:value="18" calcext:value-type="float">
            <text:p>00018</text:p>
          </table:table-cell>
          <table:table-cell table:style-name="ce250" office:value-type="string" calcext:value-type="string">
            <text:p>Modulated Deep Core Miner II</text:p>
          </table:table-cell>
          <table:table-cell office:value-type="float" office:value="288738" calcext:value-type="float">
            <text:p>288,738</text:p>
          </table:table-cell>
          <table:table-cell office:value-type="float" office:value="20" calcext:value-type="float">
            <text:p>20</text:p>
          </table:table-cell>
          <table:table-cell office:value-type="float" office:value="1008911" calcext:value-type="float">
            <text:p>1,008,9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11223.99" calcext:value-type="float">
            <text:p>1,011,224</text:p>
          </table:table-cell>
          <table:table-cell table:formula="of:=IF([.P148]=0;[.M148]*[.N148];([.M148]*[.N148]+[.O148]*[.P148])/([.P148]*[.Q148]))" office:value-type="float" office:value="1073075" calcext:value-type="float">
            <text:p>1,073,075</text:p>
          </table:table-cell>
          <table:table-cell table:formula="of:=-[.M148]*[.N148]-[.O148]*[.P148]+[.P148]*[.Q148]*[.R148]" office:value-type="float" office:value="-5566590.90000001" calcext:value-type="float">
            <text:p>-5,566,591</text:p>
          </table:table-cell>
          <table:table-cell table:style-name="ce259" table:formula="of:=IF([.M148]*[.N148]+[.O148]*[.P148]=0;0;([.P148]*[.Q148]*[.R148])/([.M148]*[.N148]+[.O148]*[.P148]))" office:value-type="float" office:value="0.942360962654055" calcext:value-type="float">
            <text:p>0.9423609626541</text:p>
          </table:table-cell>
          <table:table-cell table:formula="of:=[.V147]+[.T148]" office:value-type="float" office:value="-5566590.90000001" calcext:value-type="float">
            <text:p>-5,566,591</text:p>
          </table:table-cell>
          <table:table-cell table:number-columns-repeated="1002"/>
        </table:table-row>
        <table:table-row table:style-name="ro1">
          <table:table-cell/>
          <table:table-cell table:style-name="ce390" table:number-columns-repeated="5"/>
          <table:table-cell table:style-name="ce837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number-columns-repeated="5" table:style-name="ce391" office:value-type="string" calcext:value-type="string">
            <text:p>c</text:p>
          </table:table-cell>
          <table:table-cell table:style-name="ce838"/>
          <table:table-cell office:value-type="date" office:date-value="2017-01-18" calcext:value-type="date">
            <text:p>Wed Jan 18 2017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00044</text:p>
          </table:table-cell>
          <table:table-cell office:value-type="float" office:value="21" calcext:value-type="float">
            <text:p>00021</text:p>
          </table:table-cell>
          <table:table-cell table:style-name="ce250" office:value-type="string" calcext:value-type="string">
            <text:p>Large Shield Booster II</text:p>
          </table:table-cell>
          <table:table-cell office:value-type="float" office:value="779237" calcext:value-type="float">
            <text:p>779,237</text:p>
          </table:table-cell>
          <table:table-cell office:value-type="float" office:value="30" calcext:value-type="float">
            <text:p>30</text:p>
          </table:table-cell>
          <table:table-cell office:value-type="float" office:value="938401" calcext:value-type="float">
            <text:p>938,40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44981.9" calcext:value-type="float">
            <text:p>1,044,982</text:p>
          </table:table-cell>
          <table:table-cell table:formula="of:=IF([.P150]=0;[.M150]*[.N150];([.M150]*[.N150]+[.O150]*[.P150])/([.P150]*[.Q150]))" office:value-type="float" office:value="1084507.9375" calcext:value-type="float">
            <text:p>1,084,508</text:p>
          </table:table-cell>
          <table:table-cell table:formula="of:=-[.M150]*[.N150]-[.O150]*[.P150]+[.P150]*[.Q150]*[.R150]" office:value-type="float" office:value="-6324166" calcext:value-type="float">
            <text:p>-6,324,166</text:p>
          </table:table-cell>
          <table:table-cell table:style-name="ce259" table:formula="of:=IF([.M150]*[.N150]+[.O150]*[.P150]=0;0;([.P150]*[.Q150]*[.R150])/([.M150]*[.N150]+[.O150]*[.P150]))" office:value-type="float" office:value="0.963553943559772" calcext:value-type="float">
            <text:p>0.9635539435598</text:p>
          </table:table-cell>
          <table:table-cell table:formula="of:=[.V149]+[.T150]" office:value-type="float" office:value="-6324166" calcext:value-type="float">
            <text:p>-6,324,166</text:p>
          </table:table-cell>
          <table:table-cell table:number-columns-repeated="1002"/>
        </table:table-row>
        <table:table-row table:style-name="ro1">
          <table:table-cell/>
          <table:table-cell table:style-name="ce392" table:number-columns-repeated="5"/>
          <table:table-cell table:style-name="ce839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number-columns-repeated="5" table:style-name="ce393" office:value-type="string" calcext:value-type="string">
            <text:p>c</text:p>
          </table:table-cell>
          <table:table-cell table:style-name="ce840"/>
          <table:table-cell office:value-type="date" office:date-value="2017-05-01" calcext:value-type="date">
            <text:p>Mon May 01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90" calcext:value-type="float">
            <text:p>00190</text:p>
          </table:table-cell>
          <table:table-cell table:style-name="ce250" office:value-type="string" calcext:value-type="string">
            <text:p>Core Scanner Probe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1" calcext:value-type="float">
            <text:p>4,311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5549" calcext:value-type="float">
            <text:p>5,549</text:p>
          </table:table-cell>
          <table:table-cell table:formula="of:=IF([.P152]=0;[.M152]*[.N152];([.M152]*[.N152]+[.O152]*[.P152])/([.P152]*[.Q152]))" office:value-type="float" office:value="4311" calcext:value-type="float">
            <text:p>4,311</text:p>
          </table:table-cell>
          <table:table-cell table:formula="of:=-[.M152]*[.N152]-[.O152]*[.P152]+[.P152]*[.Q152]*[.R152]" office:value-type="float" office:value="928500" calcext:value-type="float">
            <text:p>928,500</text:p>
          </table:table-cell>
          <table:table-cell table:style-name="ce259" table:formula="of:=IF([.M152]*[.N152]+[.O152]*[.P152]=0;0;([.P152]*[.Q152]*[.R152])/([.M152]*[.N152]+[.O152]*[.P152]))" office:value-type="float" office:value="1.28717234980283" calcext:value-type="float">
            <text:p>1.2871723498028</text:p>
          </table:table-cell>
          <table:table-cell table:formula="of:=[.V151]+[.T152]" office:value-type="float" office:value="928500" calcext:value-type="float">
            <text:p>928,500</text:p>
          </table:table-cell>
          <table:table-cell table:number-columns-repeated="1002"/>
        </table:table-row>
        <table:table-row table:style-name="ro1">
          <table:table-cell/>
          <table:table-cell table:style-name="ce394" table:number-columns-repeated="5"/>
          <table:table-cell table:style-name="ce841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number-columns-repeated="5" table:style-name="ce395" office:value-type="string" calcext:value-type="string">
            <text:p>c</text:p>
          </table:table-cell>
          <table:table-cell table:style-name="ce842" office:value-type="string" calcext:value-type="string">
            <text:p>Parity</text:p>
          </table:table-cell>
          <table:table-cell office:value-type="date" office:date-value="2017-03-28" calcext:value-type="date">
            <text:p>Tue Mar 2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31, 132, 133</text:p>
          </table:table-cell>
          <table:table-cell office:value-type="float" office:value="128" calcext:value-type="float">
            <text:p>00128</text:p>
          </table:table-cell>
          <table:table-cell table:style-name="ce250" office:value-type="string" calcext:value-type="string">
            <text:p>Large Cap Battery II</text:p>
          </table:table-cell>
          <table:table-cell office:value-type="float" office:value="2490894" calcext:value-type="float">
            <text:p>2,490,894</text:p>
          </table:table-cell>
          <table:table-cell office:value-type="float" office:value="30" calcext:value-type="float">
            <text:p>30</text:p>
          </table:table-cell>
          <table:table-cell office:value-type="float" office:value="1353640" calcext:value-type="float">
            <text:p>1,353,64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999086" calcext:value-type="float">
            <text:p>1,999,086</text:p>
          </table:table-cell>
          <table:table-cell table:formula="of:=IF([.P154]=0;[.M154]*[.N154];([.M154]*[.N154]+[.O154]*[.P154])/([.P154]*[.Q154]))" office:value-type="float" office:value="1691770.40723982" calcext:value-type="float">
            <text:p>1,691,770</text:p>
          </table:table-cell>
          <table:table-cell table:formula="of:=-[.M154]*[.N154]-[.O154]*[.P154]+[.P154]*[.Q154]*[.R154]" office:value-type="float" office:value="67916746" calcext:value-type="float">
            <text:p>67,916,746</text:p>
          </table:table-cell>
          <table:table-cell table:style-name="ce259" table:formula="of:=IF([.M154]*[.N154]+[.O154]*[.P154]=0;0;([.P154]*[.Q154]*[.R154])/([.M154]*[.N154]+[.O154]*[.P154]))" office:value-type="float" office:value="1.18165325001847" calcext:value-type="float">
            <text:p>1.1816532500185</text:p>
          </table:table-cell>
          <table:table-cell table:formula="of:=[.V153]+[.T154]" office:value-type="float" office:value="67916746" calcext:value-type="float">
            <text:p>67,916,74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95" office:value-type="string" calcext:value-type="string">
            <text:p>c</text:p>
          </table:table-cell>
          <table:table-cell table:style-name="ce843"/>
          <table:table-cell office:value-type="date" office:date-value="2017-04-02" calcext:value-type="date">
            <text:p>Sun Apr 02 2017</text:p>
          </table:table-cell>
          <table:table-cell office:value-type="float" office:value="128" calcext:value-type="float">
            <text:p>00128</text:p>
          </table:table-cell>
          <table:table-cell office:value-type="string" calcext:value-type="string">
            <text:p>none</text:p>
          </table:table-cell>
          <table:table-cell office:value-type="float" office:value="132" calcext:value-type="float">
            <text:p>00132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83" calcext:value-type="float">
            <text:p>56,983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float" office:value="57899" calcext:value-type="float">
            <text:p>57,899</text:p>
          </table:table-cell>
          <table:table-cell table:formula="of:=IF([.P155]=0;[.M155]*[.N155];([.M155]*[.N155]+[.O155]*[.P155])/([.P155]*[.Q155]))" office:value-type="float" office:value="56983" calcext:value-type="float">
            <text:p>56,983</text:p>
          </table:table-cell>
          <table:table-cell table:formula="of:=-[.M155]*[.N155]-[.O155]*[.P155]+[.P155]*[.Q155]*[.R155]" office:value-type="float" office:value="2061000" calcext:value-type="float">
            <text:p>2,061,000</text:p>
          </table:table-cell>
          <table:table-cell table:style-name="ce259" table:formula="of:=IF([.M155]*[.N155]+[.O155]*[.P155]=0;0;([.P155]*[.Q155]*[.R155])/([.M155]*[.N155]+[.O155]*[.P155]))" office:value-type="float" office:value="1.01607496972781" calcext:value-type="float">
            <text:p>1.0160749697278</text:p>
          </table:table-cell>
          <table:table-cell table:formula="of:=[.V154]+[.T155]" office:value-type="float" office:value="69977746" calcext:value-type="float">
            <text:p>69,977,74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95" office:value-type="string" calcext:value-type="string">
            <text:p>c</text:p>
          </table:table-cell>
          <table:table-cell table:style-name="ce844"/>
          <table:table-cell office:value-type="date" office:date-value="2017-04-02" calcext:value-type="date">
            <text:p>Sun Apr 02 2017</text:p>
          </table:table-cell>
          <table:table-cell office:value-type="float" office:value="128" calcext:value-type="float">
            <text:p>00128</text:p>
          </table:table-cell>
          <table:table-cell office:value-type="string" calcext:value-type="string">
            <text:p>none</text:p>
          </table:table-cell>
          <table:table-cell office:value-type="float" office:value="131" calcext:value-type="float">
            <text:p>00131</text:p>
          </table:table-cell>
          <table:table-cell table:style-name="ce250" office:value-type="string" calcext:value-type="string">
            <text:p>Large Cap Battery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980" calcext:value-type="float">
            <text:p>120,98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73999" calcext:value-type="float">
            <text:p>173,999</text:p>
          </table:table-cell>
          <table:table-cell table:formula="of:=IF([.P156]=0;[.M156]*[.N156];([.M156]*[.N156]+[.O156]*[.P156])/([.P156]*[.Q156]))" office:value-type="float" office:value="120980" calcext:value-type="float">
            <text:p>120,980</text:p>
          </table:table-cell>
          <table:table-cell table:formula="of:=-[.M156]*[.N156]-[.O156]*[.P156]+[.P156]*[.Q156]*[.R156]" office:value-type="float" office:value="11717199" calcext:value-type="float">
            <text:p>11,717,199</text:p>
          </table:table-cell>
          <table:table-cell table:style-name="ce259" table:formula="of:=IF([.M156]*[.N156]+[.O156]*[.P156]=0;0;([.P156]*[.Q156]*[.R156])/([.M156]*[.N156]+[.O156]*[.P156]))" office:value-type="float" office:value="1.4382459910729" calcext:value-type="float">
            <text:p>1.4382459910729</text:p>
          </table:table-cell>
          <table:table-cell table:formula="of:=[.V155]+[.T156]" office:value-type="float" office:value="81694945" calcext:value-type="float">
            <text:p>81,694,94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95" office:value-type="string" calcext:value-type="string">
            <text:p>c</text:p>
          </table:table-cell>
          <table:table-cell table:style-name="ce845"/>
          <table:table-cell office:value-type="date" office:date-value="2017-04-02" calcext:value-type="date">
            <text:p>Sun Apr 02 2017</text:p>
          </table:table-cell>
          <table:table-cell office:value-type="float" office:value="128" calcext:value-type="float">
            <text:p>00128</text:p>
          </table:table-cell>
          <table:table-cell office:value-type="string" calcext:value-type="string">
            <text:p>none</text:p>
          </table:table-cell>
          <table:table-cell office:value-type="float" office:value="133" calcext:value-type="float">
            <text:p>00133</text:p>
          </table:table-cell>
          <table:table-cell table:style-name="ce250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76" calcext:value-type="float">
            <text:p>61,276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,000</text:p>
          </table:table-cell>
          <table:table-cell table:formula="of:=IF([.P157]=0;[.M157]*[.N157];([.M157]*[.N157]+[.O157]*[.P157])/([.P157]*[.Q157]))" office:value-type="float" office:value="61276" calcext:value-type="float">
            <text:p>61,276</text:p>
          </table:table-cell>
          <table:table-cell table:formula="of:=-[.M157]*[.N157]-[.O157]*[.P157]+[.P157]*[.Q157]*[.R157]" office:value-type="float" office:value="23873100" calcext:value-type="float">
            <text:p>23,873,100</text:p>
          </table:table-cell>
          <table:table-cell table:style-name="ce259" table:formula="of:=IF([.M157]*[.N157]+[.O157]*[.P157]=0;0;([.P157]*[.Q157]*[.R157])/([.M157]*[.N157]+[.O157]*[.P157]))" office:value-type="float" office:value="1.30556824858019" calcext:value-type="float">
            <text:p>1.3055682485802</text:p>
          </table:table-cell>
          <table:table-cell table:formula="of:=[.V156]+[.T157]" office:value-type="float" office:value="105568045" calcext:value-type="float">
            <text:p>105,568,045</text:p>
          </table:table-cell>
          <table:table-cell table:number-columns-repeated="1002"/>
        </table:table-row>
        <table:table-row table:style-name="ro1">
          <table:table-cell/>
          <table:table-cell table:style-name="ce396" table:number-columns-repeated="5"/>
          <table:table-cell table:style-name="ce846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47"/>
          <table:table-cell office:value-type="date" office:date-value="2017-04-02" calcext:value-type="date">
            <text:p>Sun Apr 02 2017</text:p>
          </table:table-cell>
          <table:table-cell office:value-type="string" calcext:value-type="string">
            <text:p>none</text:p>
          </table:table-cell>
          <table:table-cell office:value-type="float" office:value="153" calcext:value-type="float">
            <text:p>00153</text:p>
          </table:table-cell>
          <table:table-cell office:value-type="float" office:value="135" calcext:value-type="float">
            <text:p>00135</text:p>
          </table:table-cell>
          <table:table-cell table:style-name="ce250" office:value-type="string" calcext:value-type="string">
            <text:p>Bistot Mining Crystal II</text:p>
          </table:table-cell>
          <table:table-cell office:value-type="float" office:value="566000" calcext:value-type="float">
            <text:p>566,000</text:p>
          </table:table-cell>
          <table:table-cell office:value-type="float" office:value="100" calcext:value-type="float">
            <text:p>100</text:p>
          </table:table-cell>
          <table:table-cell office:value-type="float" office:value="416960" calcext:value-type="float">
            <text:p>416,96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623330" calcext:value-type="float">
            <text:p>623,330</text:p>
          </table:table-cell>
          <table:table-cell table:formula="of:=IF([.P159]=0;[.M159]*[.N159];([.M159]*[.N159]+[.O159]*[.P159])/([.P159]*[.Q159]))" office:value-type="float" office:value="532470.204081633" calcext:value-type="float">
            <text:p>532,470</text:p>
          </table:table-cell>
          <table:table-cell table:formula="of:=-[.M159]*[.N159]-[.O159]*[.P159]+[.P159]*[.Q159]*[.R159]" office:value-type="float" office:value="44521300" calcext:value-type="float">
            <text:p>44,521,300</text:p>
          </table:table-cell>
          <table:table-cell table:style-name="ce259" table:formula="of:=IF([.M159]*[.N159]+[.O159]*[.P159]=0;0;([.P159]*[.Q159]*[.R159])/([.M159]*[.N159]+[.O159]*[.P159]))" office:value-type="float" office:value="1.1706382727557" calcext:value-type="float">
            <text:p>1.1706382727557</text:p>
          </table:table-cell>
          <table:table-cell table:formula="of:=[.V158]+[.T159]" office:value-type="float" office:value="44521300" calcext:value-type="float">
            <text:p>44,521,300</text:p>
          </table:table-cell>
          <table:table-cell/>
          <table:table-cell table:style-name="ce253"/>
          <table:table-cell table:number-columns-repeated="1000"/>
        </table:table-row>
        <table:table-row table:style-name="ro4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48"/>
          <table:table-cell office:value-type="date" office:date-value="2017-04-25" calcext:value-type="date">
            <text:p>Tue Apr 25 2017</text:p>
          </table:table-cell>
          <table:table-cell office:value-type="float" office:value="135" calcext:value-type="float">
            <text:p>00135</text:p>
          </table:table-cell>
          <table:table-cell office:value-type="string" calcext:value-type="string">
            <text:p>none</text:p>
          </table:table-cell>
          <table:table-cell office:value-type="float" office:value="153" calcext:value-type="float">
            <text:p>00153</text:p>
          </table:table-cell>
          <table:table-cell table:style-name="ce250" office:value-type="string" calcext:value-type="string">
            <text:p>Bistot Mining Crysta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00" calcext:value-type="float">
            <text:p>129,000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53000" calcext:value-type="float">
            <text:p>153,000</text:p>
          </table:table-cell>
          <table:table-cell table:formula="of:=IF([.P160]=0;[.M160]*[.N160];([.M160]*[.N160]+[.O160]*[.P160])/([.P160]*[.Q160]))" office:value-type="float" office:value="129000" calcext:value-type="float">
            <text:p>129,000</text:p>
          </table:table-cell>
          <table:table-cell table:formula="of:=-[.M160]*[.N160]-[.O160]*[.P160]+[.P160]*[.Q160]*[.R160]" office:value-type="float" office:value="7248000" calcext:value-type="float">
            <text:p>7,248,000</text:p>
          </table:table-cell>
          <table:table-cell table:style-name="ce259" table:formula="of:=IF([.M160]*[.N160]+[.O160]*[.P160]=0;0;([.P160]*[.Q160]*[.R160])/([.M160]*[.N160]+[.O160]*[.P160]))" office:value-type="float" office:value="1.18604651162791" calcext:value-type="float">
            <text:p>1.1860465116279</text:p>
          </table:table-cell>
          <table:table-cell table:formula="of:=[.V159]+[.T160]" office:value-type="float" office:value="51769300" calcext:value-type="float">
            <text:p>51,769,300</text:p>
          </table:table-cell>
          <table:table-cell/>
          <table:table-cell table:style-name="ce257"/>
          <table:table-cell table:number-columns-repeated="1000"/>
        </table:table-row>
        <table:table-row table:style-name="ro1">
          <table:table-cell/>
          <table:table-cell table:style-name="ce397" table:number-columns-repeated="5"/>
          <table:table-cell table:style-name="ce849"/>
          <table:table-cell table:number-columns-repeated="13"/>
          <table:table-cell table:style-name="ce258"/>
          <table:table-cell table:number-columns-repeated="2"/>
          <table:table-cell table:style-name="ce257"/>
          <table:table-cell table:number-columns-repeated="1000"/>
        </table:table-row>
        <table:table-row table:style-name="ro4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50" office:value-type="string" calcext:value-type="string">
            <text:p>Parity</text:p>
          </table:table-cell>
          <table:table-cell office:value-type="date" office:date-value="2017-04-25" calcext:value-type="date">
            <text:p>Tue Apr 25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68, 169, 170</text:p>
          </table:table-cell>
          <table:table-cell office:value-type="float" office:value="150" calcext:value-type="float">
            <text:p>00150</text:p>
          </table:table-cell>
          <table:table-cell table:style-name="ce250" office:value-type="string" calcext:value-type="string">
            <text:p>Large Remote Capacitor Transmitter II</text:p>
          </table:table-cell>
          <table:table-cell office:value-type="float" office:value="1649963" calcext:value-type="float">
            <text:p>1,649,963</text:p>
          </table:table-cell>
          <table:table-cell office:value-type="float" office:value="20" calcext:value-type="float">
            <text:p>20</text:p>
          </table:table-cell>
          <table:table-cell office:value-type="float" office:value="3491536" calcext:value-type="float">
            <text:p>3,491,536</text:p>
          </table:table-cell>
          <table:table-cell table:formula="of:=12*1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299999" calcext:value-type="float">
            <text:p>4,299,999</text:p>
          </table:table-cell>
          <table:table-cell table:formula="of:=IF([.P162]=0;[.M162]*[.N162];([.M162]*[.N162]+[.O162]*[.P162])/([.P162]*[.Q162]))" office:value-type="float" office:value="3703069.71794872" calcext:value-type="float">
            <text:p>3,703,070</text:p>
          </table:table-cell>
          <table:table-cell table:formula="of:=-[.M162]*[.N162]-[.O162]*[.P162]+[.P162]*[.Q162]*[.R162]" office:value-type="float" office:value="93120968" calcext:value-type="float">
            <text:p>93,120,968</text:p>
          </table:table-cell>
          <table:table-cell table:style-name="ce259" table:formula="of:=IF([.M162]*[.N162]+[.O162]*[.P162]=0;0;([.P162]*[.Q162]*[.R162])/([.M162]*[.N162]+[.O162]*[.P162]))" office:value-type="float" office:value="1.161198499493" calcext:value-type="float">
            <text:p>1.161198499493</text:p>
          </table:table-cell>
          <table:table-cell table:formula="of:=[.V161]+[.T162]" office:value-type="float" office:value="93120968" calcext:value-type="float">
            <text:p>93,120,968</text:p>
          </table:table-cell>
          <table:table-cell/>
          <table:table-cell table:style-name="ce257"/>
          <table:table-cell table:number-columns-repeated="1000"/>
        </table:table-row>
        <table:table-row table:style-name="ro4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51"/>
          <table:table-cell office:value-type="date" office:date-value="2017-04-27" calcext:value-type="date">
            <text:p>Thu Apr 27 2017</text:p>
          </table:table-cell>
          <table:table-cell office:value-type="float" office:value="150" calcext:value-type="float">
            <text:p>00150</text:p>
          </table:table-cell>
          <table:table-cell office:value-type="string" calcext:value-type="string">
            <text:p>none</text:p>
          </table:table-cell>
          <table:table-cell office:value-type="float" office:value="168" calcext:value-type="float">
            <text:p>00168</text:p>
          </table:table-cell>
          <table:table-cell table:style-name="ce250" office:value-type="string" calcext:value-type="string">
            <text:p>Large Remote Capacitor Transmit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000" calcext:value-type="float">
            <text:p>197,00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56000" calcext:value-type="float">
            <text:p>456,000</text:p>
          </table:table-cell>
          <table:table-cell table:formula="of:=IF([.P163]=0;[.M163]*[.N163];([.M163]*[.N163]+[.O163]*[.P163])/([.P163]*[.Q163]))" office:value-type="float" office:value="197000" calcext:value-type="float">
            <text:p>197,000</text:p>
          </table:table-cell>
          <table:table-cell table:formula="of:=-[.M163]*[.N163]-[.O163]*[.P163]+[.P163]*[.Q163]*[.R163]" office:value-type="float" office:value="40404000" calcext:value-type="float">
            <text:p>40,404,000</text:p>
          </table:table-cell>
          <table:table-cell table:style-name="ce259" table:formula="of:=IF([.M163]*[.N163]+[.O163]*[.P163]=0;0;([.P163]*[.Q163]*[.R163])/([.M163]*[.N163]+[.O163]*[.P163]))" office:value-type="float" office:value="2.31472081218274" calcext:value-type="float">
            <text:p>2.3147208121827</text:p>
          </table:table-cell>
          <table:table-cell table:formula="of:=[.V162]+[.T163]" office:value-type="float" office:value="133524968" calcext:value-type="float">
            <text:p>133,524,968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51"/>
          <table:table-cell office:value-type="date" office:date-value="2017-04-27" calcext:value-type="date">
            <text:p>Thu Apr 27 2017</text:p>
          </table:table-cell>
          <table:table-cell office:value-type="float" office:value="150" calcext:value-type="float">
            <text:p>00150</text:p>
          </table:table-cell>
          <table:table-cell office:value-type="string" calcext:value-type="string">
            <text:p>none</text:p>
          </table:table-cell>
          <table:table-cell office:value-type="float" office:value="169" calcext:value-type="float">
            <text:p>00169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44" calcext:value-type="float">
            <text:p>58,544</text:p>
          </table:table-cell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63599" calcext:value-type="float">
            <text:p>63,599</text:p>
          </table:table-cell>
          <table:table-cell table:formula="of:=IF([.P164]=0;[.M164]*[.N164];([.M164]*[.N164]+[.O164]*[.P164])/([.P164]*[.Q164]))" office:value-type="float" office:value="58544" calcext:value-type="float">
            <text:p>58,544</text:p>
          </table:table-cell>
          <table:table-cell table:formula="of:=-[.M164]*[.N164]-[.O164]*[.P164]+[.P164]*[.Q164]*[.R164]" office:value-type="float" office:value="17470080" calcext:value-type="float">
            <text:p>17,470,080</text:p>
          </table:table-cell>
          <table:table-cell table:style-name="ce259" table:formula="of:=IF([.M164]*[.N164]+[.O164]*[.P164]=0;0;([.P164]*[.Q164]*[.R164])/([.M164]*[.N164]+[.O164]*[.P164]))" office:value-type="float" office:value="1.08634531292703" calcext:value-type="float">
            <text:p>1.086345312927</text:p>
          </table:table-cell>
          <table:table-cell table:formula="of:=[.V163]+[.T164]" office:value-type="float" office:value="150995048" calcext:value-type="float">
            <text:p>150,995,048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51"/>
          <table:table-cell office:value-type="date" office:date-value="2017-04-27" calcext:value-type="date">
            <text:p>Thu Apr 27 2017</text:p>
          </table:table-cell>
          <table:table-cell office:value-type="float" office:value="150" calcext:value-type="float">
            <text:p>0015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00170</text:p>
          </table:table-cell>
          <table:table-cell table:style-name="ce250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76" calcext:value-type="float">
            <text:p>61,276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,000</text:p>
          </table:table-cell>
          <table:table-cell table:formula="of:=IF([.P165]=0;[.M165]*[.N165];([.M165]*[.N165]+[.O165]*[.P165])/([.P165]*[.Q165]))" office:value-type="float" office:value="61276" calcext:value-type="float">
            <text:p>61,276</text:p>
          </table:table-cell>
          <table:table-cell table:formula="of:=-[.M165]*[.N165]-[.O165]*[.P165]+[.P165]*[.Q165]*[.R165]" office:value-type="float" office:value="33703200" calcext:value-type="float">
            <text:p>33,703,200</text:p>
          </table:table-cell>
          <table:table-cell table:style-name="ce259" table:formula="of:=IF([.M165]*[.N165]+[.O165]*[.P165]=0;0;([.P165]*[.Q165]*[.R165])/([.M165]*[.N165]+[.O165]*[.P165]))" office:value-type="float" office:value="1.30556824858019" calcext:value-type="float">
            <text:p>1.3055682485802</text:p>
          </table:table-cell>
          <table:table-cell table:formula="of:=[.V164]+[.T165]" office:value-type="float" office:value="184698248" calcext:value-type="float">
            <text:p>184,698,248</text:p>
          </table:table-cell>
          <table:table-cell table:number-columns-repeated="1002"/>
        </table:table-row>
        <table:table-row table:style-name="ro1">
          <table:table-cell/>
          <table:table-cell table:style-name="ce397" table:number-columns-repeated="5"/>
          <table:table-cell table:style-name="ce852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4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53"/>
          <table:table-cell office:value-type="date" office:date-value="2017-04-24" calcext:value-type="date">
            <text:p>Mon Apr 24 2017</text:p>
          </table:table-cell>
          <table:table-cell office:value-type="string" calcext:value-type="string">
            <text:p>none</text:p>
          </table:table-cell>
          <table:table-cell office:value-type="float" office:value="143" calcext:value-type="float">
            <text:p>00143</text:p>
          </table:table-cell>
          <table:table-cell office:value-type="float" office:value="144" calcext:value-type="float">
            <text:p>00144</text:p>
          </table:table-cell>
          <table:table-cell table:style-name="ce250" office:value-type="string" calcext:value-type="string">
            <text:p>Small Capacitor Booster II</text:p>
          </table:table-cell>
          <table:table-cell office:value-type="float" office:value="245399" calcext:value-type="float">
            <text:p>245,399</text:p>
          </table:table-cell>
          <table:table-cell table:formula="of:=[.P167]/10/0.374" office:value-type="float" office:value="85.5614973262032" calcext:value-type="float">
            <text:p>86</text:p>
          </table:table-cell>
          <table:table-cell office:value-type="float" office:value="497500.61" calcext:value-type="float">
            <text:p>497,50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796996" calcext:value-type="float">
            <text:p>796,996</text:p>
          </table:table-cell>
          <table:table-cell table:formula="of:=IF([.P167]=0;[.M167]*[.N167];([.M167]*[.N167]+[.O167]*[.P167])/([.P167]*[.Q167]))" office:value-type="float" office:value="563115.315882353" calcext:value-type="float">
            <text:p>563,115</text:p>
          </table:table-cell>
          <table:table-cell table:formula="of:=-[.M167]*[.N167]-[.O167]*[.P167]+[.P167]*[.Q167]*[.R167]" office:value-type="float" office:value="74841818.9176471" calcext:value-type="float">
            <text:p>74,841,819</text:p>
          </table:table-cell>
          <table:table-cell table:style-name="ce259" table:formula="of:=IF([.M167]*[.N167]+[.O167]*[.P167]=0;0;([.P167]*[.Q167]*[.R167])/([.M167]*[.N167]+[.O167]*[.P167]))" office:value-type="float" office:value="1.41533355162109" calcext:value-type="float">
            <text:p>1.4153335516211</text:p>
          </table:table-cell>
          <table:table-cell table:formula="of:=[.V166]+[.T167]" office:value-type="float" office:value="74841818.9176471" calcext:value-type="float">
            <text:p>74,841,819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54"/>
          <table:table-cell office:value-type="date" office:date-value="2017-04-24" calcext:value-type="date">
            <text:p>Mon Apr 24 2017</text:p>
          </table:table-cell>
          <table:table-cell office:value-type="float" office:value="144" calcext:value-type="float">
            <text:p>00144</text:p>
          </table:table-cell>
          <table:table-cell office:value-type="string" calcext:value-type="string">
            <text:p>none</text:p>
          </table:table-cell>
          <table:table-cell office:value-type="float" office:value="143" calcext:value-type="float">
            <text:p>00143</text:p>
          </table:table-cell>
          <table:table-cell table:style-name="ce250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23" calcext:value-type="float">
            <text:p>57,523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63599" calcext:value-type="float">
            <text:p>63,599</text:p>
          </table:table-cell>
          <table:table-cell table:formula="of:=IF([.P168]=0;[.M168]*[.N168];([.M168]*[.N168]+[.O168]*[.P168])/([.P168]*[.Q168]))" office:value-type="float" office:value="57523" calcext:value-type="float">
            <text:p>57,523</text:p>
          </table:table-cell>
          <table:table-cell table:formula="of:=-[.M168]*[.N168]-[.O168]*[.P168]+[.P168]*[.Q168]*[.R168]" office:value-type="float" office:value="15493800" calcext:value-type="float">
            <text:p>15,493,800</text:p>
          </table:table-cell>
          <table:table-cell table:style-name="ce259" table:formula="of:=IF([.M168]*[.N168]+[.O168]*[.P168]=0;0;([.P168]*[.Q168]*[.R168])/([.M168]*[.N168]+[.O168]*[.P168]))" office:value-type="float" office:value="1.10562731429167" calcext:value-type="float">
            <text:p>1.1056273142917</text:p>
          </table:table-cell>
          <table:table-cell table:formula="of:=[.V167]+[.T168]" office:value-type="float" office:value="90335618.9176471" calcext:value-type="float">
            <text:p>90,335,619</text:p>
          </table:table-cell>
          <table:table-cell table:number-columns-repeated="1002"/>
        </table:table-row>
        <table:table-row table:style-name="ro1">
          <table:table-cell/>
          <table:table-cell table:style-name="ce397" table:number-columns-repeated="5"/>
          <table:table-cell table:style-name="ce855"/>
          <table:table-cell table:number-columns-repeated="4"/>
          <table:table-cell table:style-name="ce250"/>
          <table:table-cell table:number-columns-repeated="8"/>
          <table:table-cell table:style-name="ce258"/>
          <table:table-cell table:number-columns-repeated="1003"/>
        </table:table-row>
        <table:table-row table:style-name="ro4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56" office:value-type="string" calcext:value-type="string">
            <text:p>Parity</text:p>
          </table:table-cell>
          <table:table-cell office:value-type="date" office:date-value="2017-04-28" calcext:value-type="date">
            <text:p>Fri Apr 28 2017</text:p>
          </table:table-cell>
          <table:table-cell office:value-type="string" calcext:value-type="string">
            <text:p>none</text:p>
          </table:table-cell>
          <table:table-cell office:value-type="float" office:value="175" calcext:value-type="float">
            <text:p>00175</text:p>
          </table:table-cell>
          <table:table-cell office:value-type="float" office:value="174" calcext:value-type="float">
            <text:p>00174</text:p>
          </table:table-cell>
          <table:table-cell table:style-name="ce250" office:value-type="string" calcext:value-type="string">
            <text:p>Scourge Fury Heavy Missile</text:p>
          </table:table-cell>
          <table:table-cell office:value-type="float" office:value="1045629" calcext:value-type="float">
            <text:p>1,045,629</text:p>
          </table:table-cell>
          <table:table-cell office:value-type="float" office:value="20" calcext:value-type="float">
            <text:p>20</text:p>
          </table:table-cell>
          <table:table-cell office:value-type="float" office:value="1986824" calcext:value-type="float">
            <text:p>1,986,824</text:p>
          </table:table-cell>
          <table:table-cell office:value-type="float" office:value="143" calcext:value-type="float">
            <text:p>143</text:p>
          </table:table-cell>
          <table:table-cell office:value-type="float" office:value="5000" calcext:value-type="float">
            <text:p>5,000</text:p>
          </table:table-cell>
          <table:table-cell office:value-type="float" office:value="478.33" calcext:value-type="float">
            <text:p>478</text:p>
          </table:table-cell>
          <table:table-cell table:formula="of:=IF([.P170]=0;[.M170]*[.N170];([.M170]*[.N170]+[.O170]*[.P170])/([.P170]*[.Q170]))" office:value-type="float" office:value="426.613163636364" calcext:value-type="float">
            <text:p>427</text:p>
          </table:table-cell>
          <table:table-cell table:formula="of:=-[.M170]*[.N170]-[.O170]*[.P170]+[.P170]*[.Q170]*[.R170]" office:value-type="float" office:value="36977538" calcext:value-type="float">
            <text:p>36,977,538</text:p>
          </table:table-cell>
          <table:table-cell table:style-name="ce259" table:formula="of:=IF([.M170]*[.N170]+[.O170]*[.P170]=0;0;([.P170]*[.Q170]*[.R170])/([.M170]*[.N170]+[.O170]*[.P170]))" office:value-type="float" office:value="1.12122653675947" calcext:value-type="float">
            <text:p>1.1212265367595</text:p>
          </table:table-cell>
          <table:table-cell table:formula="of:=[.V169]+[.T170]" office:value-type="float" office:value="36977538" calcext:value-type="float">
            <text:p>36,977,538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57"/>
          <table:table-cell office:value-type="date" office:date-value="2017-04-28" calcext:value-type="date">
            <text:p>Fri Apr 28 2017</text:p>
          </table:table-cell>
          <table:table-cell office:value-type="float" office:value="174" calcext:value-type="float">
            <text:p>00174</text:p>
          </table:table-cell>
          <table:table-cell office:value-type="string" calcext:value-type="string">
            <text:p>none</text:p>
          </table:table-cell>
          <table:table-cell office:value-type="float" office:value="175" calcext:value-type="float">
            <text:p>00175</text:p>
          </table:table-cell>
          <table:table-cell table:style-name="ce250" office:value-type="string" calcext:value-type="string">
            <text:p>Graviton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14" calcext:value-type="float">
            <text:p>22,314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27979" calcext:value-type="float">
            <text:p>27,979</text:p>
          </table:table-cell>
          <table:table-cell table:formula="of:=IF([.P171]=0;[.M171]*[.N171];([.M171]*[.N171]+[.O171]*[.P171])/([.P171]*[.Q171]))" office:value-type="float" office:value="22314" calcext:value-type="float">
            <text:p>22,314</text:p>
          </table:table-cell>
          <table:table-cell table:formula="of:=-[.M171]*[.N171]-[.O171]*[.P171]+[.P171]*[.Q171]*[.R171]" office:value-type="float" office:value="10905125" calcext:value-type="float">
            <text:p>10,905,125</text:p>
          </table:table-cell>
          <table:table-cell table:style-name="ce259" table:formula="of:=IF([.M171]*[.N171]+[.O171]*[.P171]=0;0;([.P171]*[.Q171]*[.R171])/([.M171]*[.N171]+[.O171]*[.P171]))" office:value-type="float" office:value="1.2538764900959" calcext:value-type="float">
            <text:p>1.2538764900959</text:p>
          </table:table-cell>
          <table:table-cell table:formula="of:=[.V170]+[.T171]" office:value-type="float" office:value="47882663" calcext:value-type="float">
            <text:p>47,882,663</text:p>
          </table:table-cell>
          <table:table-cell table:number-columns-repeated="1002"/>
        </table:table-row>
        <table:table-row table:style-name="ro1">
          <table:table-cell/>
          <table:table-cell table:style-name="ce398" table:number-columns-repeated="5"/>
          <table:table-cell table:style-name="ce858"/>
          <table:table-cell table:number-columns-repeated="4"/>
          <table:table-cell table:style-name="ce250"/>
          <table:table-cell table:number-columns-repeated="1012"/>
        </table:table-row>
        <table:table-row table:style-name="ro4">
          <table:table-cell/>
          <table:table-cell table:number-columns-repeated="5" table:style-name="ce399" office:value-type="string" calcext:value-type="string">
            <text:p>c</text:p>
          </table:table-cell>
          <table:table-cell table:style-name="ce859" office:value-type="string" calcext:value-type="string">
            <text:p>Parity</text:p>
          </table:table-cell>
          <table:table-cell office:value-type="date" office:date-value="2017-04-26" calcext:value-type="date">
            <text:p>Wed Apr 26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65, 166</text:p>
          </table:table-cell>
          <table:table-cell office:value-type="float" office:value="164" calcext:value-type="float">
            <text:p>00164</text:p>
          </table:table-cell>
          <table:table-cell table:style-name="ce250" office:value-type="string" calcext:value-type="string">
            <text:p>Tracking Computer II</text:p>
          </table:table-cell>
          <table:table-cell office:value-type="float" office:value="1516000" calcext:value-type="float">
            <text:p>1,516,000</text:p>
          </table:table-cell>
          <table:table-cell office:value-type="float" office:value="30" calcext:value-type="float">
            <text:p>30</text:p>
          </table:table-cell>
          <table:table-cell office:value-type="float" office:value="940144" calcext:value-type="float">
            <text:p>940,14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092629" calcext:value-type="float">
            <text:p>1,092,629</text:p>
          </table:table-cell>
          <table:table-cell table:formula="of:=IF([.P173]=0;[.M173]*[.N173];([.M173]*[.N173]+[.O173]*[.P173])/([.P173]*[.Q173]))" office:value-type="float" office:value="1134502.97435897" calcext:value-type="float">
            <text:p>1,134,503</text:p>
          </table:table-cell>
          <table:table-cell table:formula="of:=-[.M173]*[.N173]-[.O173]*[.P173]+[.P173]*[.Q173]*[.R173]" office:value-type="float" office:value="-9798510" calcext:value-type="float">
            <text:p>-9,798,510</text:p>
          </table:table-cell>
          <table:table-cell table:style-name="ce259" table:formula="of:=IF([.M173]*[.N173]+[.O173]*[.P173]=0;0;([.P173]*[.Q173]*[.R173])/([.M173]*[.N173]+[.O173]*[.P173]))" office:value-type="float" office:value="0.963090467539202" calcext:value-type="float">
            <text:p>0.9630904675392</text:p>
          </table:table-cell>
          <table:table-cell table:formula="of:=[.V172]+[.T173]" office:value-type="float" office:value="-9798510" calcext:value-type="float">
            <text:p>-9,798,51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99" office:value-type="string" calcext:value-type="string">
            <text:p>c</text:p>
          </table:table-cell>
          <table:table-cell table:style-name="ce860"/>
          <table:table-cell office:value-type="date" office:date-value="2017-04-26" calcext:value-type="date">
            <text:p>Wed Apr 26 2017</text:p>
          </table:table-cell>
          <table:table-cell office:value-type="float" office:value="164" calcext:value-type="float">
            <text:p>00164</text:p>
          </table:table-cell>
          <table:table-cell office:value-type="string" calcext:value-type="string">
            <text:p>none</text:p>
          </table:table-cell>
          <table:table-cell office:value-type="float" office:value="165" calcext:value-type="float">
            <text:p>00165</text:p>
          </table:table-cell>
          <table:table-cell table:style-name="ce250" office:value-type="string" calcext:value-type="string">
            <text:p>Tracking Compu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9" calcext:value-type="float">
            <text:p>6,64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5389" calcext:value-type="float">
            <text:p>15,389</text:p>
          </table:table-cell>
          <table:table-cell table:formula="of:=IF([.P174]=0;[.M174]*[.N174];([.M174]*[.N174]+[.O174]*[.P174])/([.P174]*[.Q174]))" office:value-type="float" office:value="6649" calcext:value-type="float">
            <text:p>6,649</text:p>
          </table:table-cell>
          <table:table-cell table:formula="of:=-[.M174]*[.N174]-[.O174]*[.P174]+[.P174]*[.Q174]*[.R174]" office:value-type="float" office:value="2045160" calcext:value-type="float">
            <text:p>2,045,160</text:p>
          </table:table-cell>
          <table:table-cell table:style-name="ce259" table:formula="of:=IF([.M174]*[.N174]+[.O174]*[.P174]=0;0;([.P174]*[.Q174]*[.R174])/([.M174]*[.N174]+[.O174]*[.P174]))" office:value-type="float" office:value="2.31448338095954" calcext:value-type="float">
            <text:p>2.3144833809595</text:p>
          </table:table-cell>
          <table:table-cell table:formula="of:=[.V173]+[.T174]" office:value-type="float" office:value="-7753350" calcext:value-type="float">
            <text:p>-7,753,35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99" office:value-type="string" calcext:value-type="string">
            <text:p>c</text:p>
          </table:table-cell>
          <table:table-cell table:style-name="ce861"/>
          <table:table-cell office:value-type="date" office:date-value="2017-04-26" calcext:value-type="date">
            <text:p>Wed Apr 26 2017</text:p>
          </table:table-cell>
          <table:table-cell office:value-type="float" office:value="164" calcext:value-type="float">
            <text:p>00164</text:p>
          </table:table-cell>
          <table:table-cell office:value-type="string" calcext:value-type="string">
            <text:p>none</text:p>
          </table:table-cell>
          <table:table-cell office:value-type="float" office:value="166" calcext:value-type="float">
            <text:p>00166</text:p>
          </table:table-cell>
          <table:table-cell table:style-name="ce250" office:value-type="string" calcext:value-type="string">
            <text:p>Nanomechan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73" calcext:value-type="float">
            <text:p>44,173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55952" calcext:value-type="float">
            <text:p>55,952</text:p>
          </table:table-cell>
          <table:table-cell table:formula="of:=IF([.P175]=0;[.M175]*[.N175];([.M175]*[.N175]+[.O175]*[.P175])/([.P175]*[.Q175]))" office:value-type="float" office:value="44173" calcext:value-type="float">
            <text:p>44,173</text:p>
          </table:table-cell>
          <table:table-cell table:formula="of:=-[.M175]*[.N175]-[.O175]*[.P175]+[.P175]*[.Q175]*[.R175]" office:value-type="float" office:value="31803300" calcext:value-type="float">
            <text:p>31,803,300</text:p>
          </table:table-cell>
          <table:table-cell table:style-name="ce259" table:formula="of:=IF([.M175]*[.N175]+[.O175]*[.P175]=0;0;([.P175]*[.Q175]*[.R175])/([.M175]*[.N175]+[.O175]*[.P175]))" office:value-type="float" office:value="1.26665610214384" calcext:value-type="float">
            <text:p>1.2666561021438</text:p>
          </table:table-cell>
          <table:table-cell table:formula="of:=[.V174]+[.T175]" office:value-type="float" office:value="24049950" calcext:value-type="float">
            <text:p>24,049,950</text:p>
          </table:table-cell>
          <table:table-cell table:number-columns-repeated="1002"/>
        </table:table-row>
        <table:table-row table:style-name="ro1">
          <table:table-cell/>
          <table:table-cell table:style-name="ce400" table:number-columns-repeated="5"/>
          <table:table-cell table:style-name="ce862"/>
          <table:table-cell table:number-columns-repeated="4"/>
          <table:table-cell table:style-name="ce250"/>
          <table:table-cell table:number-columns-repeated="1012"/>
        </table:table-row>
        <table:table-row table:style-name="ro4">
          <table:table-cell/>
          <table:table-cell table:number-columns-repeated="5" table:style-name="ce401" office:value-type="string" calcext:value-type="string">
            <text:p>c</text:p>
          </table:table-cell>
          <table:table-cell table:style-name="ce863"/>
          <table:table-cell office:value-type="date" office:date-value="2017-05-10" calcext:value-type="date">
            <text:p>Wed May 10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01" calcext:value-type="float">
            <text:p>00201</text:p>
          </table:table-cell>
          <table:table-cell table:style-name="ce250" office:value-type="string" calcext:value-type="string">
            <text:p>Medium Higgs Ancho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4517" calcext:value-type="float">
            <text:p>894,5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11605" calcext:value-type="float">
            <text:p>1,111,605</text:p>
          </table:table-cell>
          <table:table-cell table:formula="of:=IF([.P177]=0;[.M177]*[.N177];([.M177]*[.N177]+[.O177]*[.P177])/([.P177]*[.Q177]))" office:value-type="float" office:value="894517" calcext:value-type="float">
            <text:p>894,517</text:p>
          </table:table-cell>
          <table:table-cell table:formula="of:=-[.M177]*[.N177]-[.O177]*[.P177]+[.P177]*[.Q177]*[.R177]" office:value-type="float" office:value="10854400" calcext:value-type="float">
            <text:p>10,854,400</text:p>
          </table:table-cell>
          <table:table-cell table:style-name="ce259" table:formula="of:=IF([.M177]*[.N177]+[.O177]*[.P177]=0;0;([.P177]*[.Q177]*[.R177])/([.M177]*[.N177]+[.O177]*[.P177]))" office:value-type="float" office:value="1.24268739442627" calcext:value-type="float">
            <text:p>1.2426873944263</text:p>
          </table:table-cell>
          <table:table-cell table:formula="of:=[.V176]+[.T177]" office:value-type="float" office:value="10854400" calcext:value-type="float">
            <text:p>10,854,400</text:p>
          </table:table-cell>
          <table:table-cell table:number-columns-repeated="1002"/>
        </table:table-row>
        <table:table-row table:style-name="ro1">
          <table:table-cell/>
          <table:table-cell table:style-name="ce402" table:number-columns-repeated="5"/>
          <table:table-cell table:style-name="ce864"/>
          <table:table-cell table:number-columns-repeated="4"/>
          <table:table-cell table:style-name="ce250"/>
          <table:table-cell table:number-columns-repeated="1012"/>
        </table:table-row>
        <table:table-row table:style-name="ro1" table:number-rows-repeated="4">
          <table:table-cell/>
          <table:table-cell table:style-name="ce403"/>
          <table:table-cell table:style-name="ce496"/>
          <table:table-cell table:style-name="ce559"/>
          <table:table-cell table:style-name="ce615"/>
          <table:table-cell table:style-name="ce669"/>
          <table:table-cell table:style-name="ce865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04" table:number-columns-repeated="5"/>
          <table:table-cell table:style-name="ce866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05" table:number-columns-repeated="5"/>
          <table:table-cell table:style-name="ce867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06" table:number-columns-repeated="5"/>
          <table:table-cell table:style-name="ce868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07" table:number-columns-repeated="5"/>
          <table:table-cell table:style-name="ce869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8"/>
          <table:table-cell table:style-name="ce497"/>
          <table:table-cell table:style-name="ce560"/>
          <table:table-cell table:style-name="ce616"/>
          <table:table-cell table:style-name="ce670"/>
          <table:table-cell table:style-name="ce870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09" table:number-columns-repeated="5"/>
          <table:table-cell table:style-name="ce871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10" table:number-columns-repeated="5"/>
          <table:table-cell table:style-name="ce872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11" table:number-columns-repeated="5"/>
          <table:table-cell table:style-name="ce873"/>
          <table:table-cell table:number-columns-repeated="4"/>
          <table:table-cell table:style-name="ce250"/>
          <table:table-cell table:number-columns-repeated="1012"/>
        </table:table-row>
        <table:table-row table:style-name="ro1" table:number-rows-repeated="2">
          <table:table-cell/>
          <table:table-cell table:style-name="ce412" table:number-columns-repeated="5"/>
          <table:table-cell table:style-name="ce873"/>
          <table:table-cell table:number-columns-repeated="4"/>
          <table:table-cell table:style-name="ce250"/>
          <table:table-cell table:number-columns-repeated="1012"/>
        </table:table-row>
        <table:table-row table:style-name="ro1" table:number-rows-repeated="2">
          <table:table-cell/>
          <table:table-cell table:style-name="ce413" table:number-columns-repeated="5"/>
          <table:table-cell table:style-name="ce874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14"/>
          <table:table-cell table:style-name="ce498"/>
          <table:table-cell table:style-name="ce561"/>
          <table:table-cell table:style-name="ce617"/>
          <table:table-cell table:style-name="ce671"/>
          <table:table-cell table:style-name="ce875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15" table:number-columns-repeated="5"/>
          <table:table-cell table:style-name="ce876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16" table:number-columns-repeated="5"/>
          <table:table-cell table:style-name="ce877"/>
          <table:table-cell table:number-columns-repeated="4"/>
          <table:table-cell table:style-name="ce250"/>
          <table:table-cell table:number-columns-repeated="1012"/>
        </table:table-row>
        <table:table-row table:style-name="ro1" table:number-rows-repeated="2">
          <table:table-cell/>
          <table:table-cell table:style-name="ce417" table:number-columns-repeated="5"/>
          <table:table-cell table:style-name="ce877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18"/>
          <table:table-cell table:style-name="ce499"/>
          <table:table-cell table:style-name="ce562"/>
          <table:table-cell table:style-name="ce618"/>
          <table:table-cell table:style-name="ce672"/>
          <table:table-cell table:style-name="ce878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19"/>
          <table:table-cell table:style-name="ce500"/>
          <table:table-cell table:style-name="ce563"/>
          <table:table-cell table:style-name="ce619"/>
          <table:table-cell table:style-name="ce673"/>
          <table:table-cell table:style-name="ce879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20"/>
          <table:table-cell table:style-name="ce501"/>
          <table:table-cell table:style-name="ce564"/>
          <table:table-cell table:style-name="ce620"/>
          <table:table-cell table:style-name="ce674"/>
          <table:table-cell table:style-name="ce880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21"/>
          <table:table-cell table:style-name="ce502"/>
          <table:table-cell table:style-name="ce565"/>
          <table:table-cell table:style-name="ce621"/>
          <table:table-cell table:style-name="ce675"/>
          <table:table-cell table:style-name="ce881"/>
          <table:table-cell table:number-columns-repeated="4"/>
          <table:table-cell table:style-name="ce250"/>
          <table:table-cell table:number-columns-repeated="1012"/>
        </table:table-row>
        <table:table-row table:style-name="ro1" table:number-rows-repeated="2">
          <table:table-cell/>
          <table:table-cell table:style-name="ce422"/>
          <table:table-cell table:style-name="ce503"/>
          <table:table-cell table:style-name="ce566"/>
          <table:table-cell table:style-name="ce622"/>
          <table:table-cell table:style-name="ce676"/>
          <table:table-cell table:style-name="ce882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23"/>
          <table:table-cell table:style-name="ce504"/>
          <table:table-cell table:style-name="ce567"/>
          <table:table-cell table:style-name="ce623"/>
          <table:table-cell table:style-name="ce677"/>
          <table:table-cell table:style-name="ce883"/>
          <table:table-cell table:number-columns-repeated="4"/>
          <table:table-cell table:style-name="ce250"/>
          <table:table-cell table:number-columns-repeated="1012"/>
        </table:table-row>
        <table:table-row table:style-name="ro1" table:number-rows-repeated="4">
          <table:table-cell/>
          <table:table-cell table:style-name="ce424"/>
          <table:table-cell table:style-name="ce505"/>
          <table:table-cell table:style-name="ce568"/>
          <table:table-cell table:style-name="ce624"/>
          <table:table-cell table:style-name="ce678"/>
          <table:table-cell table:style-name="ce884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25"/>
          <table:table-cell table:style-name="ce506"/>
          <table:table-cell table:style-name="ce569"/>
          <table:table-cell table:style-name="ce625"/>
          <table:table-cell table:style-name="ce679"/>
          <table:table-cell table:style-name="ce885"/>
          <table:table-cell table:number-columns-repeated="4"/>
          <table:table-cell table:style-name="ce250"/>
          <table:table-cell table:number-columns-repeated="1012"/>
        </table:table-row>
        <table:table-row table:style-name="ro1" table:number-rows-repeated="3">
          <table:table-cell/>
          <table:table-cell table:style-name="ce426" table:number-columns-repeated="5"/>
          <table:table-cell table:style-name="ce886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27" table:number-columns-repeated="2"/>
          <table:table-cell table:number-columns-repeated="9"/>
          <table:table-cell table:style-name="ce254"/>
          <table:table-cell/>
          <table:table-cell table:style-name="ce254"/>
          <table:table-cell table:number-columns-repeated="2"/>
          <table:table-cell table:style-name="ce254"/>
          <table:table-cell table:number-columns-repeated="1006"/>
        </table:table-row>
        <table:table-row table:style-name="ro1">
          <table:table-cell/>
          <table:table-cell table:style-name="ce428"/>
          <table:table-cell table:style-name="ce507"/>
          <table:table-cell table:style-name="ce570"/>
          <table:table-cell table:style-name="ce626"/>
          <table:table-cell table:style-name="ce680"/>
          <table:table-cell table:style-name="ce887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29"/>
          <table:table-cell table:style-name="ce508"/>
          <table:table-cell table:style-name="ce571"/>
          <table:table-cell table:style-name="ce627"/>
          <table:table-cell table:style-name="ce681"/>
          <table:table-cell table:style-name="ce888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30"/>
          <table:table-cell table:style-name="ce509"/>
          <table:table-cell table:style-name="ce572"/>
          <table:table-cell table:style-name="ce628"/>
          <table:table-cell table:style-name="ce682"/>
          <table:table-cell table:style-name="ce889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31"/>
          <table:table-cell table:style-name="ce510"/>
          <table:table-cell table:style-name="ce573"/>
          <table:table-cell table:style-name="ce629"/>
          <table:table-cell table:style-name="ce683"/>
          <table:table-cell table:style-name="ce890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 table:number-rows-repeated="3">
          <table:table-cell/>
          <table:table-cell table:style-name="ce432"/>
          <table:table-cell table:style-name="ce511"/>
          <table:table-cell table:style-name="ce574"/>
          <table:table-cell table:style-name="ce630"/>
          <table:table-cell table:style-name="ce684"/>
          <table:table-cell table:style-name="ce891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33"/>
          <table:table-cell table:style-name="ce512"/>
          <table:table-cell table:style-name="ce575"/>
          <table:table-cell table:style-name="ce631"/>
          <table:table-cell table:style-name="ce685"/>
          <table:table-cell table:style-name="ce892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34"/>
          <table:table-cell table:style-name="ce513"/>
          <table:table-cell table:style-name="ce576"/>
          <table:table-cell table:style-name="ce632"/>
          <table:table-cell table:style-name="ce686"/>
          <table:table-cell table:style-name="ce893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 table:number-rows-repeated="3">
          <table:table-cell/>
          <table:table-cell table:style-name="ce435"/>
          <table:table-cell table:style-name="ce514"/>
          <table:table-cell table:style-name="ce577"/>
          <table:table-cell table:style-name="ce633"/>
          <table:table-cell table:style-name="ce687"/>
          <table:table-cell table:style-name="ce894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36"/>
          <table:table-cell table:style-name="ce515"/>
          <table:table-cell table:style-name="ce578"/>
          <table:table-cell table:style-name="ce634"/>
          <table:table-cell table:style-name="ce688"/>
          <table:table-cell table:style-name="ce895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37"/>
          <table:table-cell table:style-name="ce516"/>
          <table:table-cell table:style-name="ce579"/>
          <table:table-cell table:style-name="ce635"/>
          <table:table-cell table:style-name="ce689"/>
          <table:table-cell table:style-name="ce896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38"/>
          <table:table-cell table:style-name="ce517"/>
          <table:table-cell table:style-name="ce580"/>
          <table:table-cell table:style-name="ce636"/>
          <table:table-cell table:style-name="ce690"/>
          <table:table-cell table:style-name="ce897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39"/>
          <table:table-cell table:style-name="ce518"/>
          <table:table-cell table:style-name="ce581"/>
          <table:table-cell table:style-name="ce637"/>
          <table:table-cell table:style-name="ce691"/>
          <table:table-cell table:style-name="ce897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 table:number-rows-repeated="3">
          <table:table-cell/>
          <table:table-cell table:style-name="ce440"/>
          <table:table-cell table:style-name="ce517"/>
          <table:table-cell table:style-name="ce580"/>
          <table:table-cell table:style-name="ce636"/>
          <table:table-cell table:style-name="ce690"/>
          <table:table-cell table:style-name="ce897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40"/>
          <table:table-cell table:style-name="ce517"/>
          <table:table-cell table:style-name="ce580"/>
          <table:table-cell table:style-name="ce636"/>
          <table:table-cell table:style-name="ce690"/>
          <table:table-cell table:style-name="ce897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41"/>
          <table:table-cell table:style-name="ce519"/>
          <table:table-cell table:style-name="ce582"/>
          <table:table-cell table:style-name="ce638"/>
          <table:table-cell table:style-name="ce692"/>
          <table:table-cell table:style-name="ce898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42"/>
          <table:table-cell table:style-name="ce520"/>
          <table:table-cell table:style-name="ce583"/>
          <table:table-cell table:style-name="ce639"/>
          <table:table-cell table:style-name="ce693"/>
          <table:table-cell table:style-name="ce899"/>
          <table:table-cell table:number-columns-repeated="1017"/>
        </table:table-row>
        <table:table-row table:style-name="ro1">
          <table:table-cell/>
          <table:table-cell table:style-name="ce443"/>
          <table:table-cell table:style-name="ce521"/>
          <table:table-cell table:style-name="ce584"/>
          <table:table-cell table:style-name="ce640"/>
          <table:table-cell table:style-name="ce694"/>
          <table:table-cell table:style-name="ce900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44"/>
          <table:table-cell table:style-name="ce522"/>
          <table:table-cell table:style-name="ce585"/>
          <table:table-cell table:style-name="ce641"/>
          <table:table-cell table:style-name="ce695"/>
          <table:table-cell table:style-name="ce901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45"/>
          <table:table-cell table:style-name="ce523"/>
          <table:table-cell table:style-name="ce586"/>
          <table:table-cell table:style-name="ce642"/>
          <table:table-cell table:style-name="ce696"/>
          <table:table-cell table:style-name="ce902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46"/>
          <table:table-cell table:style-name="ce524"/>
          <table:table-cell table:style-name="ce587"/>
          <table:table-cell table:style-name="ce643"/>
          <table:table-cell table:style-name="ce697"/>
          <table:table-cell table:style-name="ce903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47"/>
          <table:table-cell table:style-name="ce525"/>
          <table:table-cell table:style-name="ce588"/>
          <table:table-cell table:style-name="ce644"/>
          <table:table-cell table:style-name="ce698"/>
          <table:table-cell table:style-name="ce904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48"/>
          <table:table-cell table:style-name="ce526"/>
          <table:table-cell table:style-name="ce589"/>
          <table:table-cell table:style-name="ce645"/>
          <table:table-cell table:style-name="ce699"/>
          <table:table-cell table:style-name="ce905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49"/>
          <table:table-cell table:style-name="ce527"/>
          <table:table-cell table:style-name="ce590"/>
          <table:table-cell table:style-name="ce646"/>
          <table:table-cell table:style-name="ce700"/>
          <table:table-cell table:style-name="ce906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50" table:number-columns-repeated="5"/>
          <table:table-cell table:style-name="ce907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51"/>
          <table:table-cell table:style-name="ce528"/>
          <table:table-cell table:style-name="ce591"/>
          <table:table-cell table:style-name="ce647"/>
          <table:table-cell table:style-name="ce701"/>
          <table:table-cell table:style-name="ce908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52"/>
          <table:table-cell table:style-name="ce529"/>
          <table:table-cell table:style-name="ce592"/>
          <table:table-cell table:style-name="ce648"/>
          <table:table-cell table:style-name="ce702"/>
          <table:table-cell table:style-name="ce936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53"/>
          <table:table-cell table:style-name="ce530"/>
          <table:table-cell table:style-name="ce593"/>
          <table:table-cell table:style-name="ce649"/>
          <table:table-cell table:style-name="ce703"/>
          <table:table-cell table:style-name="ce937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54"/>
          <table:table-cell table:style-name="ce531"/>
          <table:table-cell table:style-name="ce594"/>
          <table:table-cell table:style-name="ce650"/>
          <table:table-cell table:style-name="ce704"/>
          <table:table-cell table:style-name="ce938"/>
          <table:table-cell table:number-columns-repeated="4"/>
          <table:table-cell table:style-name="ce250"/>
          <table:table-cell table:number-columns-repeated="1012"/>
        </table:table-row>
        <table:table-row table:style-name="ro1" table:number-rows-repeated="3">
          <table:table-cell/>
          <table:table-cell table:style-name="ce455"/>
          <table:table-cell table:style-name="ce532"/>
          <table:table-cell table:style-name="ce595"/>
          <table:table-cell table:style-name="ce651"/>
          <table:table-cell table:style-name="ce705"/>
          <table:table-cell table:style-name="ce939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56"/>
          <table:table-cell table:style-name="ce533"/>
          <table:table-cell table:style-name="ce596"/>
          <table:table-cell table:style-name="ce652"/>
          <table:table-cell table:style-name="ce706"/>
          <table:table-cell table:style-name="ce940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57" table:number-columns-repeated="5"/>
          <table:table-cell table:style-name="ce941"/>
          <table:table-cell table:number-columns-repeated="1017"/>
        </table:table-row>
        <table:table-row table:style-name="ro1">
          <table:table-cell/>
          <table:table-cell table:style-name="ce458"/>
          <table:table-cell table:style-name="ce534"/>
          <table:table-cell table:style-name="ce597"/>
          <table:table-cell table:style-name="ce653"/>
          <table:table-cell table:style-name="ce707"/>
          <table:table-cell table:style-name="ce942"/>
          <table:table-cell table:number-columns-repeated="4"/>
          <table:table-cell table:style-name="ce250"/>
          <table:table-cell table:number-columns-repeated="1012"/>
        </table:table-row>
        <table:table-row table:style-name="ro1" table:number-rows-repeated="7">
          <table:table-cell/>
          <table:table-cell table:style-name="ce459"/>
          <table:table-cell table:style-name="ce535"/>
          <table:table-cell table:style-name="ce598"/>
          <table:table-cell table:style-name="ce654"/>
          <table:table-cell table:style-name="ce708"/>
          <table:table-cell table:style-name="ce943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57" table:number-columns-repeated="5"/>
          <table:table-cell table:style-name="ce941"/>
          <table:table-cell table:number-columns-repeated="1017"/>
        </table:table-row>
        <table:table-row table:style-name="ro1">
          <table:table-cell/>
          <table:table-cell table:style-name="ce460" table:number-columns-repeated="5"/>
          <table:table-cell table:style-name="ce944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61" table:number-columns-repeated="5"/>
          <table:table-cell table:style-name="ce945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62" table:number-columns-repeated="5"/>
          <table:table-cell table:style-name="ce946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63" table:number-columns-repeated="5"/>
          <table:table-cell table:style-name="ce947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64" table:number-columns-repeated="5"/>
          <table:table-cell table:style-name="ce948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65" table:number-columns-repeated="5"/>
          <table:table-cell table:style-name="ce949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66" table:number-columns-repeated="5"/>
          <table:table-cell table:style-name="ce950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67" table:number-columns-repeated="5"/>
          <table:table-cell table:style-name="ce951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68" table:number-columns-repeated="5"/>
          <table:table-cell table:style-name="ce952"/>
          <table:table-cell table:number-columns-repeated="16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69"/>
          <table:table-cell table:style-name="ce536"/>
          <table:table-cell table:style-name="ce599"/>
          <table:table-cell table:style-name="ce655"/>
          <table:table-cell table:style-name="ce709"/>
          <table:table-cell table:style-name="ce953"/>
          <table:table-cell table:number-columns-repeated="4"/>
          <table:table-cell table:style-name="ce250"/>
          <table:table-cell table:number-columns-repeated="11"/>
          <table:table-cell table:style-name="ce253"/>
          <table:table-cell table:number-columns-repeated="1000"/>
        </table:table-row>
        <table:table-row table:style-name="ro1">
          <table:table-cell/>
          <table:table-cell table:style-name="ce470" table:number-columns-repeated="5"/>
          <table:table-cell table:style-name="ce954"/>
          <table:table-cell table:number-columns-repeated="1017"/>
        </table:table-row>
        <table:table-row table:style-name="ro1">
          <table:table-cell/>
          <table:table-cell table:style-name="ce471" table:number-columns-repeated="5"/>
          <table:table-cell table:style-name="ce955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72" table:number-columns-repeated="5"/>
          <table:table-cell table:style-name="ce956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73" table:number-columns-repeated="5"/>
          <table:table-cell table:style-name="ce957"/>
          <table:table-cell table:number-columns-repeated="1017"/>
        </table:table-row>
        <table:table-row table:style-name="ro1">
          <table:table-cell/>
          <table:table-cell table:style-name="ce474" table:number-columns-repeated="5"/>
          <table:table-cell table:style-name="ce958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75" table:number-columns-repeated="5"/>
          <table:table-cell table:style-name="ce959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76" table:number-columns-repeated="5"/>
          <table:table-cell table:style-name="ce960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77" table:number-columns-repeated="5"/>
          <table:table-cell table:style-name="ce961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78" table:number-columns-repeated="5"/>
          <table:table-cell table:style-name="ce962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79" table:number-columns-repeated="5"/>
          <table:table-cell table:style-name="ce963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80" table:number-columns-repeated="5"/>
          <table:table-cell table:style-name="ce964"/>
          <table:table-cell table:number-columns-repeated="1017"/>
        </table:table-row>
        <table:table-row table:style-name="ro1">
          <table:table-cell/>
          <table:table-cell table:style-name="ce481" table:number-columns-repeated="5"/>
          <table:table-cell table:style-name="ce965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82" table:number-columns-repeated="5"/>
          <table:table-cell table:style-name="ce966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83" table:number-columns-repeated="5"/>
          <table:table-cell table:style-name="ce967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84" table:number-columns-repeated="5"/>
          <table:table-cell table:style-name="ce968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85" table:number-columns-repeated="5"/>
          <table:table-cell table:style-name="ce969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86" table:number-columns-repeated="5"/>
          <table:table-cell table:style-name="ce970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87" table:number-columns-repeated="5"/>
          <table:table-cell table:style-name="ce971"/>
          <table:table-cell table:number-columns-repeated="1017"/>
        </table:table-row>
        <table:table-row table:style-name="ro1">
          <table:table-cell/>
          <table:table-cell table:style-name="ce488" table:number-columns-repeated="5"/>
          <table:table-cell table:style-name="ce972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89" table:number-columns-repeated="5"/>
          <table:table-cell table:style-name="ce973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90" table:number-columns-repeated="5"/>
          <table:table-cell table:style-name="ce974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91" table:number-columns-repeated="5"/>
          <table:table-cell table:style-name="ce975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92" table:number-columns-repeated="5"/>
          <table:table-cell table:style-name="ce976"/>
          <table:table-cell table:number-columns-repeated="4"/>
          <table:table-cell table:style-name="ce250"/>
          <table:table-cell table:number-columns-repeated="1012"/>
        </table:table-row>
        <table:table-row table:style-name="ro1">
          <table:table-cell/>
          <table:table-cell table:style-name="ce493" table:number-columns-repeated="5"/>
          <table:table-cell table:style-name="ce977"/>
          <table:table-cell table:number-columns-repeated="4"/>
          <table:table-cell table:style-name="ce250"/>
          <table:table-cell table:number-columns-repeated="1012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Completed Jobs'.$A$1" table:expression="#REF!"/>
          <table:named-expression table:name="Sheet_Title" table:base-cell-address="$'Completed Jobs'.$A$1" table:expression="&quot;Completed Jobs&quot;"/>
        </table:named-expressions>
        <calcext:conditional-formats>
          <calcext:conditional-format calcext:target-range-address="'Completed Jobs'.B1:'Completed Jobs'.B1 'Completed Jobs'.C2:'Completed Jobs'.C2 'Completed Jobs'.D3:'Completed Jobs'.D3 'Completed Jobs'.E4:'Completed Jobs'.E4 'Completed Jobs'.F5:'Completed Jobs'.F5">
            <calcext:condition calcext:apply-style-name="Gnumeric-8" calcext:value="=&quot;c&quot;" calcext:base-cell-address="'Completed Jobs'.B1"/>
            <calcext:condition calcext:apply-style-name="Gnumeric-8" calcext:value="=&quot;p&quot;" calcext:base-cell-address="'Completed Jobs'.B1"/>
            <calcext:condition calcext:apply-style-name="Gnumeric-8" calcext:value="=&quot;t&quot;" calcext:base-cell-address="'Completed Jobs'.B1"/>
            <calcext:condition calcext:apply-style-name="Gnumeric-8" calcext:value="=&quot;x&quot;" calcext:base-cell-address="'Completed Jobs'.B1"/>
          </calcext:conditional-format>
          <calcext:conditional-format calcext:target-range-address="'Completed Jobs'.B2:'Completed Jobs'.B2 'Completed Jobs'.B3:'Completed Jobs'.C3 'Completed Jobs'.B4:'Completed Jobs'.D6">
            <calcext:condition calcext:apply-style-name="Gnumeric-8" calcext:value="=&quot;c&quot;" calcext:base-cell-address="'Completed Jobs'.B2"/>
            <calcext:condition calcext:apply-style-name="Gnumeric-8" calcext:value="=&quot;p&quot;" calcext:base-cell-address="'Completed Jobs'.B2"/>
            <calcext:condition calcext:apply-style-name="Gnumeric-8" calcext:value="=&quot;t&quot;" calcext:base-cell-address="'Completed Jobs'.B2"/>
            <calcext:condition calcext:apply-style-name="Gnumeric-8" calcext:value="=&quot;x&quot;" calcext:base-cell-address="'Completed Jobs'.B2"/>
          </calcext:conditional-format>
          <calcext:conditional-format calcext:target-range-address="'Completed Jobs'.C1:'Completed Jobs'.F1 'Completed Jobs'.D2:'Completed Jobs'.F2 'Completed Jobs'.E3:'Completed Jobs'.F3 'Completed Jobs'.F4:'Completed Jobs'.F4 'Completed Jobs'.B7:'Completed Jobs'.F18 'Completed Jobs'.D215:'Completed Jobs'.F215 'Completed Jobs'.B298:'Completed Jobs'.F1048576">
            <calcext:condition calcext:apply-style-name="Gnumeric-8" calcext:value="=&quot;c&quot;" calcext:base-cell-address="'Completed Jobs'.B1"/>
            <calcext:condition calcext:apply-style-name="Gnumeric-8" calcext:value="=&quot;p&quot;" calcext:base-cell-address="'Completed Jobs'.B1"/>
            <calcext:condition calcext:apply-style-name="Gnumeric-8" calcext:value="=&quot;t&quot;" calcext:base-cell-address="'Completed Jobs'.B1"/>
            <calcext:condition calcext:apply-style-name="Gnumeric-8" calcext:value="=&quot;x&quot;" calcext:base-cell-address="'Completed Jobs'.B1"/>
          </calcext:conditional-format>
          <calcext:conditional-format calcext:target-range-address="'Completed Jobs'.B19:'Completed Jobs'.F20">
            <calcext:condition calcext:apply-style-name="Gnumeric-8" calcext:value="=&quot;c&quot;" calcext:base-cell-address="'Completed Jobs'.B19"/>
            <calcext:condition calcext:apply-style-name="Gnumeric-8" calcext:value="=&quot;p&quot;" calcext:base-cell-address="'Completed Jobs'.B19"/>
            <calcext:condition calcext:apply-style-name="Gnumeric-8" calcext:value="=&quot;t&quot;" calcext:base-cell-address="'Completed Jobs'.B19"/>
            <calcext:condition calcext:apply-style-name="Gnumeric-8" calcext:value="=&quot;x&quot;" calcext:base-cell-address="'Completed Jobs'.B19"/>
          </calcext:conditional-format>
          <calcext:conditional-format calcext:target-range-address="'Completed Jobs'.B21:'Completed Jobs'.F21">
            <calcext:condition calcext:apply-style-name="Gnumeric-8" calcext:value="=&quot;c&quot;" calcext:base-cell-address="'Completed Jobs'.B21"/>
            <calcext:condition calcext:apply-style-name="Gnumeric-8" calcext:value="=&quot;p&quot;" calcext:base-cell-address="'Completed Jobs'.B21"/>
            <calcext:condition calcext:apply-style-name="Gnumeric-8" calcext:value="=&quot;t&quot;" calcext:base-cell-address="'Completed Jobs'.B21"/>
            <calcext:condition calcext:apply-style-name="Gnumeric-8" calcext:value="=&quot;x&quot;" calcext:base-cell-address="'Completed Jobs'.B21"/>
          </calcext:conditional-format>
          <calcext:conditional-format calcext:target-range-address="'Completed Jobs'.B22:'Completed Jobs'.F22">
            <calcext:condition calcext:apply-style-name="Gnumeric-8" calcext:value="=&quot;c&quot;" calcext:base-cell-address="'Completed Jobs'.B22"/>
            <calcext:condition calcext:apply-style-name="Gnumeric-8" calcext:value="=&quot;p&quot;" calcext:base-cell-address="'Completed Jobs'.B22"/>
            <calcext:condition calcext:apply-style-name="Gnumeric-8" calcext:value="=&quot;t&quot;" calcext:base-cell-address="'Completed Jobs'.B22"/>
            <calcext:condition calcext:apply-style-name="Gnumeric-8" calcext:value="=&quot;x&quot;" calcext:base-cell-address="'Completed Jobs'.B22"/>
          </calcext:conditional-format>
          <calcext:conditional-format calcext:target-range-address="'Completed Jobs'.B23:'Completed Jobs'.F23">
            <calcext:condition calcext:apply-style-name="Gnumeric-8" calcext:value="=&quot;c&quot;" calcext:base-cell-address="'Completed Jobs'.B23"/>
            <calcext:condition calcext:apply-style-name="Gnumeric-8" calcext:value="=&quot;p&quot;" calcext:base-cell-address="'Completed Jobs'.B23"/>
            <calcext:condition calcext:apply-style-name="Gnumeric-8" calcext:value="=&quot;t&quot;" calcext:base-cell-address="'Completed Jobs'.B23"/>
            <calcext:condition calcext:apply-style-name="Gnumeric-8" calcext:value="=&quot;x&quot;" calcext:base-cell-address="'Completed Jobs'.B23"/>
          </calcext:conditional-format>
          <calcext:conditional-format calcext:target-range-address="'Completed Jobs'.B24:'Completed Jobs'.F24">
            <calcext:condition calcext:apply-style-name="Gnumeric-8" calcext:value="=&quot;c&quot;" calcext:base-cell-address="'Completed Jobs'.B24"/>
            <calcext:condition calcext:apply-style-name="Gnumeric-8" calcext:value="=&quot;p&quot;" calcext:base-cell-address="'Completed Jobs'.B24"/>
            <calcext:condition calcext:apply-style-name="Gnumeric-8" calcext:value="=&quot;t&quot;" calcext:base-cell-address="'Completed Jobs'.B24"/>
            <calcext:condition calcext:apply-style-name="Gnumeric-8" calcext:value="=&quot;x&quot;" calcext:base-cell-address="'Completed Jobs'.B24"/>
          </calcext:conditional-format>
          <calcext:conditional-format calcext:target-range-address="'Completed Jobs'.B25:'Completed Jobs'.F25">
            <calcext:condition calcext:apply-style-name="Gnumeric-8" calcext:value="=&quot;c&quot;" calcext:base-cell-address="'Completed Jobs'.B25"/>
            <calcext:condition calcext:apply-style-name="Gnumeric-8" calcext:value="=&quot;p&quot;" calcext:base-cell-address="'Completed Jobs'.B25"/>
            <calcext:condition calcext:apply-style-name="Gnumeric-8" calcext:value="=&quot;t&quot;" calcext:base-cell-address="'Completed Jobs'.B25"/>
            <calcext:condition calcext:apply-style-name="Gnumeric-8" calcext:value="=&quot;x&quot;" calcext:base-cell-address="'Completed Jobs'.B25"/>
          </calcext:conditional-format>
          <calcext:conditional-format calcext:target-range-address="'Completed Jobs'.B26:'Completed Jobs'.F26">
            <calcext:condition calcext:apply-style-name="Gnumeric-8" calcext:value="=&quot;c&quot;" calcext:base-cell-address="'Completed Jobs'.B26"/>
            <calcext:condition calcext:apply-style-name="Gnumeric-8" calcext:value="=&quot;p&quot;" calcext:base-cell-address="'Completed Jobs'.B26"/>
            <calcext:condition calcext:apply-style-name="Gnumeric-8" calcext:value="=&quot;t&quot;" calcext:base-cell-address="'Completed Jobs'.B26"/>
            <calcext:condition calcext:apply-style-name="Gnumeric-8" calcext:value="=&quot;x&quot;" calcext:base-cell-address="'Completed Jobs'.B26"/>
          </calcext:conditional-format>
          <calcext:conditional-format calcext:target-range-address="'Completed Jobs'.B27:'Completed Jobs'.F27">
            <calcext:condition calcext:apply-style-name="Gnumeric-8" calcext:value="=&quot;c&quot;" calcext:base-cell-address="'Completed Jobs'.B27"/>
            <calcext:condition calcext:apply-style-name="Gnumeric-8" calcext:value="=&quot;p&quot;" calcext:base-cell-address="'Completed Jobs'.B27"/>
            <calcext:condition calcext:apply-style-name="Gnumeric-8" calcext:value="=&quot;t&quot;" calcext:base-cell-address="'Completed Jobs'.B27"/>
            <calcext:condition calcext:apply-style-name="Gnumeric-8" calcext:value="=&quot;x&quot;" calcext:base-cell-address="'Completed Jobs'.B27"/>
          </calcext:conditional-format>
          <calcext:conditional-format calcext:target-range-address="'Completed Jobs'.B28:'Completed Jobs'.F28">
            <calcext:condition calcext:apply-style-name="Gnumeric-8" calcext:value="=&quot;c&quot;" calcext:base-cell-address="'Completed Jobs'.B28"/>
            <calcext:condition calcext:apply-style-name="Gnumeric-8" calcext:value="=&quot;p&quot;" calcext:base-cell-address="'Completed Jobs'.B28"/>
            <calcext:condition calcext:apply-style-name="Gnumeric-8" calcext:value="=&quot;t&quot;" calcext:base-cell-address="'Completed Jobs'.B28"/>
            <calcext:condition calcext:apply-style-name="Gnumeric-8" calcext:value="=&quot;x&quot;" calcext:base-cell-address="'Completed Jobs'.B28"/>
          </calcext:conditional-format>
          <calcext:conditional-format calcext:target-range-address="'Completed Jobs'.B29:'Completed Jobs'.F29">
            <calcext:condition calcext:apply-style-name="Gnumeric-8" calcext:value="=&quot;c&quot;" calcext:base-cell-address="'Completed Jobs'.B29"/>
            <calcext:condition calcext:apply-style-name="Gnumeric-8" calcext:value="=&quot;p&quot;" calcext:base-cell-address="'Completed Jobs'.B29"/>
            <calcext:condition calcext:apply-style-name="Gnumeric-8" calcext:value="=&quot;t&quot;" calcext:base-cell-address="'Completed Jobs'.B29"/>
            <calcext:condition calcext:apply-style-name="Gnumeric-8" calcext:value="=&quot;x&quot;" calcext:base-cell-address="'Completed Jobs'.B29"/>
          </calcext:conditional-format>
          <calcext:conditional-format calcext:target-range-address="'Completed Jobs'.B30:'Completed Jobs'.F30">
            <calcext:condition calcext:apply-style-name="Gnumeric-8" calcext:value="=&quot;c&quot;" calcext:base-cell-address="'Completed Jobs'.B30"/>
            <calcext:condition calcext:apply-style-name="Gnumeric-8" calcext:value="=&quot;p&quot;" calcext:base-cell-address="'Completed Jobs'.B30"/>
            <calcext:condition calcext:apply-style-name="Gnumeric-8" calcext:value="=&quot;t&quot;" calcext:base-cell-address="'Completed Jobs'.B30"/>
            <calcext:condition calcext:apply-style-name="Gnumeric-8" calcext:value="=&quot;x&quot;" calcext:base-cell-address="'Completed Jobs'.B30"/>
          </calcext:conditional-format>
          <calcext:conditional-format calcext:target-range-address="'Completed Jobs'.B31:'Completed Jobs'.F31">
            <calcext:condition calcext:apply-style-name="Gnumeric-8" calcext:value="=&quot;c&quot;" calcext:base-cell-address="'Completed Jobs'.B31"/>
            <calcext:condition calcext:apply-style-name="Gnumeric-8" calcext:value="=&quot;p&quot;" calcext:base-cell-address="'Completed Jobs'.B31"/>
            <calcext:condition calcext:apply-style-name="Gnumeric-8" calcext:value="=&quot;t&quot;" calcext:base-cell-address="'Completed Jobs'.B31"/>
            <calcext:condition calcext:apply-style-name="Gnumeric-8" calcext:value="=&quot;x&quot;" calcext:base-cell-address="'Completed Jobs'.B31"/>
          </calcext:conditional-format>
          <calcext:conditional-format calcext:target-range-address="'Completed Jobs'.B32:'Completed Jobs'.F32">
            <calcext:condition calcext:apply-style-name="Gnumeric-8" calcext:value="=&quot;c&quot;" calcext:base-cell-address="'Completed Jobs'.B32"/>
            <calcext:condition calcext:apply-style-name="Gnumeric-8" calcext:value="=&quot;p&quot;" calcext:base-cell-address="'Completed Jobs'.B32"/>
            <calcext:condition calcext:apply-style-name="Gnumeric-8" calcext:value="=&quot;t&quot;" calcext:base-cell-address="'Completed Jobs'.B32"/>
            <calcext:condition calcext:apply-style-name="Gnumeric-8" calcext:value="=&quot;x&quot;" calcext:base-cell-address="'Completed Jobs'.B32"/>
          </calcext:conditional-format>
          <calcext:conditional-format calcext:target-range-address="'Completed Jobs'.B33:'Completed Jobs'.F33">
            <calcext:condition calcext:apply-style-name="Gnumeric-8" calcext:value="=&quot;c&quot;" calcext:base-cell-address="'Completed Jobs'.B33"/>
            <calcext:condition calcext:apply-style-name="Gnumeric-8" calcext:value="=&quot;p&quot;" calcext:base-cell-address="'Completed Jobs'.B33"/>
            <calcext:condition calcext:apply-style-name="Gnumeric-8" calcext:value="=&quot;t&quot;" calcext:base-cell-address="'Completed Jobs'.B33"/>
            <calcext:condition calcext:apply-style-name="Gnumeric-8" calcext:value="=&quot;x&quot;" calcext:base-cell-address="'Completed Jobs'.B33"/>
          </calcext:conditional-format>
          <calcext:conditional-format calcext:target-range-address="'Completed Jobs'.B34:'Completed Jobs'.F34">
            <calcext:condition calcext:apply-style-name="Gnumeric-8" calcext:value="=&quot;c&quot;" calcext:base-cell-address="'Completed Jobs'.B34"/>
            <calcext:condition calcext:apply-style-name="Gnumeric-8" calcext:value="=&quot;p&quot;" calcext:base-cell-address="'Completed Jobs'.B34"/>
            <calcext:condition calcext:apply-style-name="Gnumeric-8" calcext:value="=&quot;t&quot;" calcext:base-cell-address="'Completed Jobs'.B34"/>
            <calcext:condition calcext:apply-style-name="Gnumeric-8" calcext:value="=&quot;x&quot;" calcext:base-cell-address="'Completed Jobs'.B34"/>
          </calcext:conditional-format>
          <calcext:conditional-format calcext:target-range-address="'Completed Jobs'.B35:'Completed Jobs'.F35">
            <calcext:condition calcext:apply-style-name="Gnumeric-8" calcext:value="=&quot;c&quot;" calcext:base-cell-address="'Completed Jobs'.B35"/>
            <calcext:condition calcext:apply-style-name="Gnumeric-8" calcext:value="=&quot;p&quot;" calcext:base-cell-address="'Completed Jobs'.B35"/>
            <calcext:condition calcext:apply-style-name="Gnumeric-8" calcext:value="=&quot;t&quot;" calcext:base-cell-address="'Completed Jobs'.B35"/>
            <calcext:condition calcext:apply-style-name="Gnumeric-8" calcext:value="=&quot;x&quot;" calcext:base-cell-address="'Completed Jobs'.B35"/>
          </calcext:conditional-format>
          <calcext:conditional-format calcext:target-range-address="'Completed Jobs'.B36:'Completed Jobs'.F36">
            <calcext:condition calcext:apply-style-name="Gnumeric-8" calcext:value="=&quot;c&quot;" calcext:base-cell-address="'Completed Jobs'.B36"/>
            <calcext:condition calcext:apply-style-name="Gnumeric-8" calcext:value="=&quot;p&quot;" calcext:base-cell-address="'Completed Jobs'.B36"/>
            <calcext:condition calcext:apply-style-name="Gnumeric-8" calcext:value="=&quot;t&quot;" calcext:base-cell-address="'Completed Jobs'.B36"/>
            <calcext:condition calcext:apply-style-name="Gnumeric-8" calcext:value="=&quot;x&quot;" calcext:base-cell-address="'Completed Jobs'.B36"/>
          </calcext:conditional-format>
          <calcext:conditional-format calcext:target-range-address="'Completed Jobs'.B37:'Completed Jobs'.F37">
            <calcext:condition calcext:apply-style-name="Gnumeric-8" calcext:value="=&quot;c&quot;" calcext:base-cell-address="'Completed Jobs'.B37"/>
            <calcext:condition calcext:apply-style-name="Gnumeric-8" calcext:value="=&quot;p&quot;" calcext:base-cell-address="'Completed Jobs'.B37"/>
            <calcext:condition calcext:apply-style-name="Gnumeric-8" calcext:value="=&quot;t&quot;" calcext:base-cell-address="'Completed Jobs'.B37"/>
            <calcext:condition calcext:apply-style-name="Gnumeric-8" calcext:value="=&quot;x&quot;" calcext:base-cell-address="'Completed Jobs'.B37"/>
          </calcext:conditional-format>
          <calcext:conditional-format calcext:target-range-address="'Completed Jobs'.B38:'Completed Jobs'.F38">
            <calcext:condition calcext:apply-style-name="Gnumeric-8" calcext:value="=&quot;c&quot;" calcext:base-cell-address="'Completed Jobs'.B38"/>
            <calcext:condition calcext:apply-style-name="Gnumeric-8" calcext:value="=&quot;p&quot;" calcext:base-cell-address="'Completed Jobs'.B38"/>
            <calcext:condition calcext:apply-style-name="Gnumeric-8" calcext:value="=&quot;t&quot;" calcext:base-cell-address="'Completed Jobs'.B38"/>
            <calcext:condition calcext:apply-style-name="Gnumeric-8" calcext:value="=&quot;x&quot;" calcext:base-cell-address="'Completed Jobs'.B38"/>
          </calcext:conditional-format>
          <calcext:conditional-format calcext:target-range-address="'Completed Jobs'.B39:'Completed Jobs'.F39">
            <calcext:condition calcext:apply-style-name="Gnumeric-8" calcext:value="=&quot;c&quot;" calcext:base-cell-address="'Completed Jobs'.B39"/>
            <calcext:condition calcext:apply-style-name="Gnumeric-8" calcext:value="=&quot;p&quot;" calcext:base-cell-address="'Completed Jobs'.B39"/>
            <calcext:condition calcext:apply-style-name="Gnumeric-8" calcext:value="=&quot;t&quot;" calcext:base-cell-address="'Completed Jobs'.B39"/>
            <calcext:condition calcext:apply-style-name="Gnumeric-8" calcext:value="=&quot;x&quot;" calcext:base-cell-address="'Completed Jobs'.B39"/>
          </calcext:conditional-format>
          <calcext:conditional-format calcext:target-range-address="'Completed Jobs'.B40:'Completed Jobs'.F40">
            <calcext:condition calcext:apply-style-name="Gnumeric-8" calcext:value="=&quot;c&quot;" calcext:base-cell-address="'Completed Jobs'.B40"/>
            <calcext:condition calcext:apply-style-name="Gnumeric-8" calcext:value="=&quot;p&quot;" calcext:base-cell-address="'Completed Jobs'.B40"/>
            <calcext:condition calcext:apply-style-name="Gnumeric-8" calcext:value="=&quot;t&quot;" calcext:base-cell-address="'Completed Jobs'.B40"/>
            <calcext:condition calcext:apply-style-name="Gnumeric-8" calcext:value="=&quot;x&quot;" calcext:base-cell-address="'Completed Jobs'.B40"/>
          </calcext:conditional-format>
          <calcext:conditional-format calcext:target-range-address="'Completed Jobs'.B41:'Completed Jobs'.F41">
            <calcext:condition calcext:apply-style-name="Gnumeric-8" calcext:value="=&quot;c&quot;" calcext:base-cell-address="'Completed Jobs'.B41"/>
            <calcext:condition calcext:apply-style-name="Gnumeric-8" calcext:value="=&quot;p&quot;" calcext:base-cell-address="'Completed Jobs'.B41"/>
            <calcext:condition calcext:apply-style-name="Gnumeric-8" calcext:value="=&quot;t&quot;" calcext:base-cell-address="'Completed Jobs'.B41"/>
            <calcext:condition calcext:apply-style-name="Gnumeric-8" calcext:value="=&quot;x&quot;" calcext:base-cell-address="'Completed Jobs'.B41"/>
          </calcext:conditional-format>
          <calcext:conditional-format calcext:target-range-address="'Completed Jobs'.B42:'Completed Jobs'.D42 'Completed Jobs'.F42:'Completed Jobs'.F42">
            <calcext:condition calcext:apply-style-name="Gnumeric-8" calcext:value="=&quot;c&quot;" calcext:base-cell-address="'Completed Jobs'.B42"/>
            <calcext:condition calcext:apply-style-name="Gnumeric-8" calcext:value="=&quot;p&quot;" calcext:base-cell-address="'Completed Jobs'.B42"/>
            <calcext:condition calcext:apply-style-name="Gnumeric-8" calcext:value="=&quot;t&quot;" calcext:base-cell-address="'Completed Jobs'.B42"/>
            <calcext:condition calcext:apply-style-name="Gnumeric-8" calcext:value="=&quot;x&quot;" calcext:base-cell-address="'Completed Jobs'.B42"/>
          </calcext:conditional-format>
          <calcext:conditional-format calcext:target-range-address="'Completed Jobs'.B43:'Completed Jobs'.F43">
            <calcext:condition calcext:apply-style-name="Gnumeric-8" calcext:value="=&quot;c&quot;" calcext:base-cell-address="'Completed Jobs'.B43"/>
            <calcext:condition calcext:apply-style-name="Gnumeric-8" calcext:value="=&quot;p&quot;" calcext:base-cell-address="'Completed Jobs'.B43"/>
            <calcext:condition calcext:apply-style-name="Gnumeric-8" calcext:value="=&quot;t&quot;" calcext:base-cell-address="'Completed Jobs'.B43"/>
            <calcext:condition calcext:apply-style-name="Gnumeric-8" calcext:value="=&quot;x&quot;" calcext:base-cell-address="'Completed Jobs'.B43"/>
          </calcext:conditional-format>
          <calcext:conditional-format calcext:target-range-address="'Completed Jobs'.B44:'Completed Jobs'.F44">
            <calcext:condition calcext:apply-style-name="Gnumeric-8" calcext:value="=&quot;c&quot;" calcext:base-cell-address="'Completed Jobs'.B44"/>
            <calcext:condition calcext:apply-style-name="Gnumeric-8" calcext:value="=&quot;p&quot;" calcext:base-cell-address="'Completed Jobs'.B44"/>
            <calcext:condition calcext:apply-style-name="Gnumeric-8" calcext:value="=&quot;t&quot;" calcext:base-cell-address="'Completed Jobs'.B44"/>
            <calcext:condition calcext:apply-style-name="Gnumeric-8" calcext:value="=&quot;x&quot;" calcext:base-cell-address="'Completed Jobs'.B44"/>
          </calcext:conditional-format>
          <calcext:conditional-format calcext:target-range-address="'Completed Jobs'.B45:'Completed Jobs'.F45">
            <calcext:condition calcext:apply-style-name="Gnumeric-8" calcext:value="=&quot;c&quot;" calcext:base-cell-address="'Completed Jobs'.B45"/>
            <calcext:condition calcext:apply-style-name="Gnumeric-8" calcext:value="=&quot;p&quot;" calcext:base-cell-address="'Completed Jobs'.B45"/>
            <calcext:condition calcext:apply-style-name="Gnumeric-8" calcext:value="=&quot;t&quot;" calcext:base-cell-address="'Completed Jobs'.B45"/>
            <calcext:condition calcext:apply-style-name="Gnumeric-8" calcext:value="=&quot;x&quot;" calcext:base-cell-address="'Completed Jobs'.B45"/>
          </calcext:conditional-format>
          <calcext:conditional-format calcext:target-range-address="'Completed Jobs'.B46:'Completed Jobs'.F46">
            <calcext:condition calcext:apply-style-name="Gnumeric-8" calcext:value="=&quot;c&quot;" calcext:base-cell-address="'Completed Jobs'.B46"/>
            <calcext:condition calcext:apply-style-name="Gnumeric-8" calcext:value="=&quot;p&quot;" calcext:base-cell-address="'Completed Jobs'.B46"/>
            <calcext:condition calcext:apply-style-name="Gnumeric-8" calcext:value="=&quot;t&quot;" calcext:base-cell-address="'Completed Jobs'.B46"/>
            <calcext:condition calcext:apply-style-name="Gnumeric-8" calcext:value="=&quot;x&quot;" calcext:base-cell-address="'Completed Jobs'.B46"/>
          </calcext:conditional-format>
          <calcext:conditional-format calcext:target-range-address="'Completed Jobs'.B47:'Completed Jobs'.F47">
            <calcext:condition calcext:apply-style-name="Gnumeric-8" calcext:value="=&quot;c&quot;" calcext:base-cell-address="'Completed Jobs'.B47"/>
            <calcext:condition calcext:apply-style-name="Gnumeric-8" calcext:value="=&quot;p&quot;" calcext:base-cell-address="'Completed Jobs'.B47"/>
            <calcext:condition calcext:apply-style-name="Gnumeric-8" calcext:value="=&quot;t&quot;" calcext:base-cell-address="'Completed Jobs'.B47"/>
            <calcext:condition calcext:apply-style-name="Gnumeric-8" calcext:value="=&quot;x&quot;" calcext:base-cell-address="'Completed Jobs'.B47"/>
          </calcext:conditional-format>
          <calcext:conditional-format calcext:target-range-address="'Completed Jobs'.B48:'Completed Jobs'.C48">
            <calcext:condition calcext:apply-style-name="Gnumeric-8" calcext:value="=&quot;c&quot;" calcext:base-cell-address="'Completed Jobs'.B48"/>
            <calcext:condition calcext:apply-style-name="Gnumeric-8" calcext:value="=&quot;p&quot;" calcext:base-cell-address="'Completed Jobs'.B48"/>
            <calcext:condition calcext:apply-style-name="Gnumeric-8" calcext:value="=&quot;t&quot;" calcext:base-cell-address="'Completed Jobs'.B48"/>
            <calcext:condition calcext:apply-style-name="Gnumeric-8" calcext:value="=&quot;x&quot;" calcext:base-cell-address="'Completed Jobs'.B48"/>
          </calcext:conditional-format>
          <calcext:conditional-format calcext:target-range-address="'Completed Jobs'.B49:'Completed Jobs'.C49">
            <calcext:condition calcext:apply-style-name="Gnumeric-8" calcext:value="=&quot;c&quot;" calcext:base-cell-address="'Completed Jobs'.B49"/>
            <calcext:condition calcext:apply-style-name="Gnumeric-8" calcext:value="=&quot;p&quot;" calcext:base-cell-address="'Completed Jobs'.B49"/>
            <calcext:condition calcext:apply-style-name="Gnumeric-8" calcext:value="=&quot;t&quot;" calcext:base-cell-address="'Completed Jobs'.B49"/>
            <calcext:condition calcext:apply-style-name="Gnumeric-8" calcext:value="=&quot;x&quot;" calcext:base-cell-address="'Completed Jobs'.B49"/>
          </calcext:conditional-format>
          <calcext:conditional-format calcext:target-range-address="'Completed Jobs'.B50:'Completed Jobs'.C50">
            <calcext:condition calcext:apply-style-name="Gnumeric-8" calcext:value="=&quot;c&quot;" calcext:base-cell-address="'Completed Jobs'.B50"/>
            <calcext:condition calcext:apply-style-name="Gnumeric-8" calcext:value="=&quot;p&quot;" calcext:base-cell-address="'Completed Jobs'.B50"/>
            <calcext:condition calcext:apply-style-name="Gnumeric-8" calcext:value="=&quot;t&quot;" calcext:base-cell-address="'Completed Jobs'.B50"/>
            <calcext:condition calcext:apply-style-name="Gnumeric-8" calcext:value="=&quot;x&quot;" calcext:base-cell-address="'Completed Jobs'.B50"/>
          </calcext:conditional-format>
          <calcext:conditional-format calcext:target-range-address="'Completed Jobs'.B51:'Completed Jobs'.C51">
            <calcext:condition calcext:apply-style-name="Gnumeric-8" calcext:value="=&quot;c&quot;" calcext:base-cell-address="'Completed Jobs'.B51"/>
            <calcext:condition calcext:apply-style-name="Gnumeric-8" calcext:value="=&quot;p&quot;" calcext:base-cell-address="'Completed Jobs'.B51"/>
            <calcext:condition calcext:apply-style-name="Gnumeric-8" calcext:value="=&quot;t&quot;" calcext:base-cell-address="'Completed Jobs'.B51"/>
            <calcext:condition calcext:apply-style-name="Gnumeric-8" calcext:value="=&quot;x&quot;" calcext:base-cell-address="'Completed Jobs'.B51"/>
          </calcext:conditional-format>
          <calcext:conditional-format calcext:target-range-address="'Completed Jobs'.B52:'Completed Jobs'.F52">
            <calcext:condition calcext:apply-style-name="Gnumeric-8" calcext:value="=&quot;c&quot;" calcext:base-cell-address="'Completed Jobs'.B52"/>
            <calcext:condition calcext:apply-style-name="Gnumeric-8" calcext:value="=&quot;p&quot;" calcext:base-cell-address="'Completed Jobs'.B52"/>
            <calcext:condition calcext:apply-style-name="Gnumeric-8" calcext:value="=&quot;t&quot;" calcext:base-cell-address="'Completed Jobs'.B52"/>
            <calcext:condition calcext:apply-style-name="Gnumeric-8" calcext:value="=&quot;x&quot;" calcext:base-cell-address="'Completed Jobs'.B52"/>
          </calcext:conditional-format>
          <calcext:conditional-format calcext:target-range-address="'Completed Jobs'.B53:'Completed Jobs'.F53">
            <calcext:condition calcext:apply-style-name="Gnumeric-8" calcext:value="=&quot;c&quot;" calcext:base-cell-address="'Completed Jobs'.B53"/>
            <calcext:condition calcext:apply-style-name="Gnumeric-8" calcext:value="=&quot;p&quot;" calcext:base-cell-address="'Completed Jobs'.B53"/>
            <calcext:condition calcext:apply-style-name="Gnumeric-8" calcext:value="=&quot;t&quot;" calcext:base-cell-address="'Completed Jobs'.B53"/>
            <calcext:condition calcext:apply-style-name="Gnumeric-8" calcext:value="=&quot;x&quot;" calcext:base-cell-address="'Completed Jobs'.B53"/>
          </calcext:conditional-format>
          <calcext:conditional-format calcext:target-range-address="'Completed Jobs'.B54:'Completed Jobs'.C54">
            <calcext:condition calcext:apply-style-name="Gnumeric-8" calcext:value="=&quot;c&quot;" calcext:base-cell-address="'Completed Jobs'.B54"/>
            <calcext:condition calcext:apply-style-name="Gnumeric-8" calcext:value="=&quot;p&quot;" calcext:base-cell-address="'Completed Jobs'.B54"/>
            <calcext:condition calcext:apply-style-name="Gnumeric-8" calcext:value="=&quot;t&quot;" calcext:base-cell-address="'Completed Jobs'.B54"/>
            <calcext:condition calcext:apply-style-name="Gnumeric-8" calcext:value="=&quot;x&quot;" calcext:base-cell-address="'Completed Jobs'.B54"/>
          </calcext:conditional-format>
          <calcext:conditional-format calcext:target-range-address="'Completed Jobs'.B55:'Completed Jobs'.F55">
            <calcext:condition calcext:apply-style-name="Gnumeric-8" calcext:value="=&quot;c&quot;" calcext:base-cell-address="'Completed Jobs'.B55"/>
            <calcext:condition calcext:apply-style-name="Gnumeric-8" calcext:value="=&quot;p&quot;" calcext:base-cell-address="'Completed Jobs'.B55"/>
            <calcext:condition calcext:apply-style-name="Gnumeric-8" calcext:value="=&quot;t&quot;" calcext:base-cell-address="'Completed Jobs'.B55"/>
            <calcext:condition calcext:apply-style-name="Gnumeric-8" calcext:value="=&quot;x&quot;" calcext:base-cell-address="'Completed Jobs'.B55"/>
          </calcext:conditional-format>
          <calcext:conditional-format calcext:target-range-address="'Completed Jobs'.B56:'Completed Jobs'.F56">
            <calcext:condition calcext:apply-style-name="Gnumeric-8" calcext:value="=&quot;c&quot;" calcext:base-cell-address="'Completed Jobs'.B56"/>
            <calcext:condition calcext:apply-style-name="Gnumeric-8" calcext:value="=&quot;p&quot;" calcext:base-cell-address="'Completed Jobs'.B56"/>
            <calcext:condition calcext:apply-style-name="Gnumeric-8" calcext:value="=&quot;t&quot;" calcext:base-cell-address="'Completed Jobs'.B56"/>
            <calcext:condition calcext:apply-style-name="Gnumeric-8" calcext:value="=&quot;x&quot;" calcext:base-cell-address="'Completed Jobs'.B56"/>
          </calcext:conditional-format>
          <calcext:conditional-format calcext:target-range-address="'Completed Jobs'.B57:'Completed Jobs'.C57">
            <calcext:condition calcext:apply-style-name="Gnumeric-8" calcext:value="=&quot;c&quot;" calcext:base-cell-address="'Completed Jobs'.B57"/>
            <calcext:condition calcext:apply-style-name="Gnumeric-8" calcext:value="=&quot;p&quot;" calcext:base-cell-address="'Completed Jobs'.B57"/>
            <calcext:condition calcext:apply-style-name="Gnumeric-8" calcext:value="=&quot;t&quot;" calcext:base-cell-address="'Completed Jobs'.B57"/>
            <calcext:condition calcext:apply-style-name="Gnumeric-8" calcext:value="=&quot;x&quot;" calcext:base-cell-address="'Completed Jobs'.B57"/>
          </calcext:conditional-format>
          <calcext:conditional-format calcext:target-range-address="'Completed Jobs'.B58:'Completed Jobs'.F58">
            <calcext:condition calcext:apply-style-name="Gnumeric-8" calcext:value="=&quot;c&quot;" calcext:base-cell-address="'Completed Jobs'.B58"/>
            <calcext:condition calcext:apply-style-name="Gnumeric-8" calcext:value="=&quot;p&quot;" calcext:base-cell-address="'Completed Jobs'.B58"/>
            <calcext:condition calcext:apply-style-name="Gnumeric-8" calcext:value="=&quot;t&quot;" calcext:base-cell-address="'Completed Jobs'.B58"/>
            <calcext:condition calcext:apply-style-name="Gnumeric-8" calcext:value="=&quot;x&quot;" calcext:base-cell-address="'Completed Jobs'.B58"/>
          </calcext:conditional-format>
          <calcext:conditional-format calcext:target-range-address="'Completed Jobs'.B59:'Completed Jobs'.F59">
            <calcext:condition calcext:apply-style-name="Gnumeric-8" calcext:value="=&quot;c&quot;" calcext:base-cell-address="'Completed Jobs'.B59"/>
            <calcext:condition calcext:apply-style-name="Gnumeric-8" calcext:value="=&quot;p&quot;" calcext:base-cell-address="'Completed Jobs'.B59"/>
            <calcext:condition calcext:apply-style-name="Gnumeric-8" calcext:value="=&quot;t&quot;" calcext:base-cell-address="'Completed Jobs'.B59"/>
            <calcext:condition calcext:apply-style-name="Gnumeric-8" calcext:value="=&quot;x&quot;" calcext:base-cell-address="'Completed Jobs'.B59"/>
          </calcext:conditional-format>
          <calcext:conditional-format calcext:target-range-address="'Completed Jobs'.B60:'Completed Jobs'.F60">
            <calcext:condition calcext:apply-style-name="Gnumeric-8" calcext:value="=&quot;c&quot;" calcext:base-cell-address="'Completed Jobs'.B60"/>
            <calcext:condition calcext:apply-style-name="Gnumeric-8" calcext:value="=&quot;p&quot;" calcext:base-cell-address="'Completed Jobs'.B60"/>
            <calcext:condition calcext:apply-style-name="Gnumeric-8" calcext:value="=&quot;t&quot;" calcext:base-cell-address="'Completed Jobs'.B60"/>
            <calcext:condition calcext:apply-style-name="Gnumeric-8" calcext:value="=&quot;x&quot;" calcext:base-cell-address="'Completed Jobs'.B60"/>
          </calcext:conditional-format>
          <calcext:conditional-format calcext:target-range-address="'Completed Jobs'.B61:'Completed Jobs'.F61">
            <calcext:condition calcext:apply-style-name="Gnumeric-8" calcext:value="=&quot;c&quot;" calcext:base-cell-address="'Completed Jobs'.B61"/>
            <calcext:condition calcext:apply-style-name="Gnumeric-8" calcext:value="=&quot;p&quot;" calcext:base-cell-address="'Completed Jobs'.B61"/>
            <calcext:condition calcext:apply-style-name="Gnumeric-8" calcext:value="=&quot;t&quot;" calcext:base-cell-address="'Completed Jobs'.B61"/>
            <calcext:condition calcext:apply-style-name="Gnumeric-8" calcext:value="=&quot;x&quot;" calcext:base-cell-address="'Completed Jobs'.B61"/>
          </calcext:conditional-format>
          <calcext:conditional-format calcext:target-range-address="'Completed Jobs'.B62:'Completed Jobs'.F62">
            <calcext:condition calcext:apply-style-name="Gnumeric-8" calcext:value="=&quot;c&quot;" calcext:base-cell-address="'Completed Jobs'.B62"/>
            <calcext:condition calcext:apply-style-name="Gnumeric-8" calcext:value="=&quot;p&quot;" calcext:base-cell-address="'Completed Jobs'.B62"/>
            <calcext:condition calcext:apply-style-name="Gnumeric-8" calcext:value="=&quot;t&quot;" calcext:base-cell-address="'Completed Jobs'.B62"/>
            <calcext:condition calcext:apply-style-name="Gnumeric-8" calcext:value="=&quot;x&quot;" calcext:base-cell-address="'Completed Jobs'.B62"/>
          </calcext:conditional-format>
          <calcext:conditional-format calcext:target-range-address="'Completed Jobs'.B63:'Completed Jobs'.C63">
            <calcext:condition calcext:apply-style-name="Gnumeric-8" calcext:value="=&quot;c&quot;" calcext:base-cell-address="'Completed Jobs'.B63"/>
            <calcext:condition calcext:apply-style-name="Gnumeric-8" calcext:value="=&quot;p&quot;" calcext:base-cell-address="'Completed Jobs'.B63"/>
            <calcext:condition calcext:apply-style-name="Gnumeric-8" calcext:value="=&quot;t&quot;" calcext:base-cell-address="'Completed Jobs'.B63"/>
            <calcext:condition calcext:apply-style-name="Gnumeric-8" calcext:value="=&quot;x&quot;" calcext:base-cell-address="'Completed Jobs'.B63"/>
          </calcext:conditional-format>
          <calcext:conditional-format calcext:target-range-address="'Completed Jobs'.B64:'Completed Jobs'.F64">
            <calcext:condition calcext:apply-style-name="Gnumeric-8" calcext:value="=&quot;c&quot;" calcext:base-cell-address="'Completed Jobs'.B64"/>
            <calcext:condition calcext:apply-style-name="Gnumeric-8" calcext:value="=&quot;p&quot;" calcext:base-cell-address="'Completed Jobs'.B64"/>
            <calcext:condition calcext:apply-style-name="Gnumeric-8" calcext:value="=&quot;t&quot;" calcext:base-cell-address="'Completed Jobs'.B64"/>
            <calcext:condition calcext:apply-style-name="Gnumeric-8" calcext:value="=&quot;x&quot;" calcext:base-cell-address="'Completed Jobs'.B64"/>
          </calcext:conditional-format>
          <calcext:conditional-format calcext:target-range-address="'Completed Jobs'.B65:'Completed Jobs'.F65">
            <calcext:condition calcext:apply-style-name="Gnumeric-8" calcext:value="=&quot;c&quot;" calcext:base-cell-address="'Completed Jobs'.B65"/>
            <calcext:condition calcext:apply-style-name="Gnumeric-8" calcext:value="=&quot;p&quot;" calcext:base-cell-address="'Completed Jobs'.B65"/>
            <calcext:condition calcext:apply-style-name="Gnumeric-8" calcext:value="=&quot;t&quot;" calcext:base-cell-address="'Completed Jobs'.B65"/>
            <calcext:condition calcext:apply-style-name="Gnumeric-8" calcext:value="=&quot;x&quot;" calcext:base-cell-address="'Completed Jobs'.B65"/>
          </calcext:conditional-format>
          <calcext:conditional-format calcext:target-range-address="'Completed Jobs'.B66:'Completed Jobs'.F66">
            <calcext:condition calcext:apply-style-name="Gnumeric-8" calcext:value="=&quot;c&quot;" calcext:base-cell-address="'Completed Jobs'.B66"/>
            <calcext:condition calcext:apply-style-name="Gnumeric-8" calcext:value="=&quot;p&quot;" calcext:base-cell-address="'Completed Jobs'.B66"/>
            <calcext:condition calcext:apply-style-name="Gnumeric-8" calcext:value="=&quot;t&quot;" calcext:base-cell-address="'Completed Jobs'.B66"/>
            <calcext:condition calcext:apply-style-name="Gnumeric-8" calcext:value="=&quot;x&quot;" calcext:base-cell-address="'Completed Jobs'.B66"/>
          </calcext:conditional-format>
          <calcext:conditional-format calcext:target-range-address="'Completed Jobs'.B67:'Completed Jobs'.F67">
            <calcext:condition calcext:apply-style-name="Gnumeric-8" calcext:value="=&quot;c&quot;" calcext:base-cell-address="'Completed Jobs'.B67"/>
            <calcext:condition calcext:apply-style-name="Gnumeric-8" calcext:value="=&quot;p&quot;" calcext:base-cell-address="'Completed Jobs'.B67"/>
            <calcext:condition calcext:apply-style-name="Gnumeric-8" calcext:value="=&quot;t&quot;" calcext:base-cell-address="'Completed Jobs'.B67"/>
            <calcext:condition calcext:apply-style-name="Gnumeric-8" calcext:value="=&quot;x&quot;" calcext:base-cell-address="'Completed Jobs'.B67"/>
          </calcext:conditional-format>
          <calcext:conditional-format calcext:target-range-address="'Completed Jobs'.B68:'Completed Jobs'.F68">
            <calcext:condition calcext:apply-style-name="Gnumeric-8" calcext:value="=&quot;c&quot;" calcext:base-cell-address="'Completed Jobs'.B68"/>
            <calcext:condition calcext:apply-style-name="Gnumeric-8" calcext:value="=&quot;p&quot;" calcext:base-cell-address="'Completed Jobs'.B68"/>
            <calcext:condition calcext:apply-style-name="Gnumeric-8" calcext:value="=&quot;t&quot;" calcext:base-cell-address="'Completed Jobs'.B68"/>
            <calcext:condition calcext:apply-style-name="Gnumeric-8" calcext:value="=&quot;x&quot;" calcext:base-cell-address="'Completed Jobs'.B68"/>
          </calcext:conditional-format>
          <calcext:conditional-format calcext:target-range-address="'Completed Jobs'.B69:'Completed Jobs'.F69">
            <calcext:condition calcext:apply-style-name="Gnumeric-8" calcext:value="=&quot;c&quot;" calcext:base-cell-address="'Completed Jobs'.B69"/>
            <calcext:condition calcext:apply-style-name="Gnumeric-8" calcext:value="=&quot;p&quot;" calcext:base-cell-address="'Completed Jobs'.B69"/>
            <calcext:condition calcext:apply-style-name="Gnumeric-8" calcext:value="=&quot;t&quot;" calcext:base-cell-address="'Completed Jobs'.B69"/>
            <calcext:condition calcext:apply-style-name="Gnumeric-8" calcext:value="=&quot;x&quot;" calcext:base-cell-address="'Completed Jobs'.B69"/>
          </calcext:conditional-format>
          <calcext:conditional-format calcext:target-range-address="'Completed Jobs'.B70:'Completed Jobs'.F70">
            <calcext:condition calcext:apply-style-name="Gnumeric-8" calcext:value="=&quot;c&quot;" calcext:base-cell-address="'Completed Jobs'.B70"/>
            <calcext:condition calcext:apply-style-name="Gnumeric-8" calcext:value="=&quot;p&quot;" calcext:base-cell-address="'Completed Jobs'.B70"/>
            <calcext:condition calcext:apply-style-name="Gnumeric-8" calcext:value="=&quot;t&quot;" calcext:base-cell-address="'Completed Jobs'.B70"/>
            <calcext:condition calcext:apply-style-name="Gnumeric-8" calcext:value="=&quot;x&quot;" calcext:base-cell-address="'Completed Jobs'.B70"/>
          </calcext:conditional-format>
          <calcext:conditional-format calcext:target-range-address="'Completed Jobs'.B71:'Completed Jobs'.C71">
            <calcext:condition calcext:apply-style-name="Gnumeric-8" calcext:value="=&quot;c&quot;" calcext:base-cell-address="'Completed Jobs'.B71"/>
            <calcext:condition calcext:apply-style-name="Gnumeric-8" calcext:value="=&quot;p&quot;" calcext:base-cell-address="'Completed Jobs'.B71"/>
            <calcext:condition calcext:apply-style-name="Gnumeric-8" calcext:value="=&quot;t&quot;" calcext:base-cell-address="'Completed Jobs'.B71"/>
            <calcext:condition calcext:apply-style-name="Gnumeric-8" calcext:value="=&quot;x&quot;" calcext:base-cell-address="'Completed Jobs'.B71"/>
          </calcext:conditional-format>
          <calcext:conditional-format calcext:target-range-address="'Completed Jobs'.B72:'Completed Jobs'.C72">
            <calcext:condition calcext:apply-style-name="Gnumeric-8" calcext:value="=&quot;c&quot;" calcext:base-cell-address="'Completed Jobs'.B72"/>
            <calcext:condition calcext:apply-style-name="Gnumeric-8" calcext:value="=&quot;p&quot;" calcext:base-cell-address="'Completed Jobs'.B72"/>
            <calcext:condition calcext:apply-style-name="Gnumeric-8" calcext:value="=&quot;t&quot;" calcext:base-cell-address="'Completed Jobs'.B72"/>
            <calcext:condition calcext:apply-style-name="Gnumeric-8" calcext:value="=&quot;x&quot;" calcext:base-cell-address="'Completed Jobs'.B72"/>
          </calcext:conditional-format>
          <calcext:conditional-format calcext:target-range-address="'Completed Jobs'.B73:'Completed Jobs'.C73">
            <calcext:condition calcext:apply-style-name="Gnumeric-8" calcext:value="=&quot;c&quot;" calcext:base-cell-address="'Completed Jobs'.B73"/>
            <calcext:condition calcext:apply-style-name="Gnumeric-8" calcext:value="=&quot;p&quot;" calcext:base-cell-address="'Completed Jobs'.B73"/>
            <calcext:condition calcext:apply-style-name="Gnumeric-8" calcext:value="=&quot;t&quot;" calcext:base-cell-address="'Completed Jobs'.B73"/>
            <calcext:condition calcext:apply-style-name="Gnumeric-8" calcext:value="=&quot;x&quot;" calcext:base-cell-address="'Completed Jobs'.B73"/>
          </calcext:conditional-format>
          <calcext:conditional-format calcext:target-range-address="'Completed Jobs'.B74:'Completed Jobs'.C74">
            <calcext:condition calcext:apply-style-name="Gnumeric-8" calcext:value="=&quot;c&quot;" calcext:base-cell-address="'Completed Jobs'.B74"/>
            <calcext:condition calcext:apply-style-name="Gnumeric-8" calcext:value="=&quot;p&quot;" calcext:base-cell-address="'Completed Jobs'.B74"/>
            <calcext:condition calcext:apply-style-name="Gnumeric-8" calcext:value="=&quot;t&quot;" calcext:base-cell-address="'Completed Jobs'.B74"/>
            <calcext:condition calcext:apply-style-name="Gnumeric-8" calcext:value="=&quot;x&quot;" calcext:base-cell-address="'Completed Jobs'.B74"/>
          </calcext:conditional-format>
          <calcext:conditional-format calcext:target-range-address="'Completed Jobs'.B75:'Completed Jobs'.F75">
            <calcext:condition calcext:apply-style-name="Gnumeric-8" calcext:value="=&quot;c&quot;" calcext:base-cell-address="'Completed Jobs'.B75"/>
            <calcext:condition calcext:apply-style-name="Gnumeric-8" calcext:value="=&quot;p&quot;" calcext:base-cell-address="'Completed Jobs'.B75"/>
            <calcext:condition calcext:apply-style-name="Gnumeric-8" calcext:value="=&quot;t&quot;" calcext:base-cell-address="'Completed Jobs'.B75"/>
            <calcext:condition calcext:apply-style-name="Gnumeric-8" calcext:value="=&quot;x&quot;" calcext:base-cell-address="'Completed Jobs'.B75"/>
          </calcext:conditional-format>
          <calcext:conditional-format calcext:target-range-address="'Completed Jobs'.B76:'Completed Jobs'.C76">
            <calcext:condition calcext:apply-style-name="Gnumeric-8" calcext:value="=&quot;c&quot;" calcext:base-cell-address="'Completed Jobs'.B76"/>
            <calcext:condition calcext:apply-style-name="Gnumeric-8" calcext:value="=&quot;p&quot;" calcext:base-cell-address="'Completed Jobs'.B76"/>
            <calcext:condition calcext:apply-style-name="Gnumeric-8" calcext:value="=&quot;t&quot;" calcext:base-cell-address="'Completed Jobs'.B76"/>
            <calcext:condition calcext:apply-style-name="Gnumeric-8" calcext:value="=&quot;x&quot;" calcext:base-cell-address="'Completed Jobs'.B76"/>
          </calcext:conditional-format>
          <calcext:conditional-format calcext:target-range-address="'Completed Jobs'.B77:'Completed Jobs'.C77">
            <calcext:condition calcext:apply-style-name="Gnumeric-8" calcext:value="=&quot;c&quot;" calcext:base-cell-address="'Completed Jobs'.B77"/>
            <calcext:condition calcext:apply-style-name="Gnumeric-8" calcext:value="=&quot;p&quot;" calcext:base-cell-address="'Completed Jobs'.B77"/>
            <calcext:condition calcext:apply-style-name="Gnumeric-8" calcext:value="=&quot;t&quot;" calcext:base-cell-address="'Completed Jobs'.B77"/>
            <calcext:condition calcext:apply-style-name="Gnumeric-8" calcext:value="=&quot;x&quot;" calcext:base-cell-address="'Completed Jobs'.B77"/>
          </calcext:conditional-format>
          <calcext:conditional-format calcext:target-range-address="'Completed Jobs'.B78:'Completed Jobs'.F78">
            <calcext:condition calcext:apply-style-name="Gnumeric-8" calcext:value="=&quot;c&quot;" calcext:base-cell-address="'Completed Jobs'.B78"/>
            <calcext:condition calcext:apply-style-name="Gnumeric-8" calcext:value="=&quot;p&quot;" calcext:base-cell-address="'Completed Jobs'.B78"/>
            <calcext:condition calcext:apply-style-name="Gnumeric-8" calcext:value="=&quot;t&quot;" calcext:base-cell-address="'Completed Jobs'.B78"/>
            <calcext:condition calcext:apply-style-name="Gnumeric-8" calcext:value="=&quot;x&quot;" calcext:base-cell-address="'Completed Jobs'.B78"/>
          </calcext:conditional-format>
          <calcext:conditional-format calcext:target-range-address="'Completed Jobs'.B79:'Completed Jobs'.C79">
            <calcext:condition calcext:apply-style-name="Gnumeric-8" calcext:value="=&quot;c&quot;" calcext:base-cell-address="'Completed Jobs'.B79"/>
            <calcext:condition calcext:apply-style-name="Gnumeric-8" calcext:value="=&quot;p&quot;" calcext:base-cell-address="'Completed Jobs'.B79"/>
            <calcext:condition calcext:apply-style-name="Gnumeric-8" calcext:value="=&quot;t&quot;" calcext:base-cell-address="'Completed Jobs'.B79"/>
            <calcext:condition calcext:apply-style-name="Gnumeric-8" calcext:value="=&quot;x&quot;" calcext:base-cell-address="'Completed Jobs'.B79"/>
          </calcext:conditional-format>
          <calcext:conditional-format calcext:target-range-address="'Completed Jobs'.B80:'Completed Jobs'.C80">
            <calcext:condition calcext:apply-style-name="Gnumeric-8" calcext:value="=&quot;c&quot;" calcext:base-cell-address="'Completed Jobs'.B80"/>
            <calcext:condition calcext:apply-style-name="Gnumeric-8" calcext:value="=&quot;p&quot;" calcext:base-cell-address="'Completed Jobs'.B80"/>
            <calcext:condition calcext:apply-style-name="Gnumeric-8" calcext:value="=&quot;t&quot;" calcext:base-cell-address="'Completed Jobs'.B80"/>
            <calcext:condition calcext:apply-style-name="Gnumeric-8" calcext:value="=&quot;x&quot;" calcext:base-cell-address="'Completed Jobs'.B80"/>
          </calcext:conditional-format>
          <calcext:conditional-format calcext:target-range-address="'Completed Jobs'.B81:'Completed Jobs'.F81">
            <calcext:condition calcext:apply-style-name="Gnumeric-8" calcext:value="=&quot;c&quot;" calcext:base-cell-address="'Completed Jobs'.B81"/>
            <calcext:condition calcext:apply-style-name="Gnumeric-8" calcext:value="=&quot;p&quot;" calcext:base-cell-address="'Completed Jobs'.B81"/>
            <calcext:condition calcext:apply-style-name="Gnumeric-8" calcext:value="=&quot;t&quot;" calcext:base-cell-address="'Completed Jobs'.B81"/>
            <calcext:condition calcext:apply-style-name="Gnumeric-8" calcext:value="=&quot;x&quot;" calcext:base-cell-address="'Completed Jobs'.B81"/>
          </calcext:conditional-format>
          <calcext:conditional-format calcext:target-range-address="'Completed Jobs'.B82:'Completed Jobs'.F82">
            <calcext:condition calcext:apply-style-name="Gnumeric-8" calcext:value="=&quot;c&quot;" calcext:base-cell-address="'Completed Jobs'.B82"/>
            <calcext:condition calcext:apply-style-name="Gnumeric-8" calcext:value="=&quot;p&quot;" calcext:base-cell-address="'Completed Jobs'.B82"/>
            <calcext:condition calcext:apply-style-name="Gnumeric-8" calcext:value="=&quot;t&quot;" calcext:base-cell-address="'Completed Jobs'.B82"/>
            <calcext:condition calcext:apply-style-name="Gnumeric-8" calcext:value="=&quot;x&quot;" calcext:base-cell-address="'Completed Jobs'.B82"/>
          </calcext:conditional-format>
          <calcext:conditional-format calcext:target-range-address="'Completed Jobs'.B83:'Completed Jobs'.F83">
            <calcext:condition calcext:apply-style-name="Gnumeric-8" calcext:value="=&quot;c&quot;" calcext:base-cell-address="'Completed Jobs'.B83"/>
            <calcext:condition calcext:apply-style-name="Gnumeric-8" calcext:value="=&quot;p&quot;" calcext:base-cell-address="'Completed Jobs'.B83"/>
            <calcext:condition calcext:apply-style-name="Gnumeric-8" calcext:value="=&quot;t&quot;" calcext:base-cell-address="'Completed Jobs'.B83"/>
            <calcext:condition calcext:apply-style-name="Gnumeric-8" calcext:value="=&quot;x&quot;" calcext:base-cell-address="'Completed Jobs'.B83"/>
          </calcext:conditional-format>
          <calcext:conditional-format calcext:target-range-address="'Completed Jobs'.B84:'Completed Jobs'.F84">
            <calcext:condition calcext:apply-style-name="Gnumeric-8" calcext:value="=&quot;c&quot;" calcext:base-cell-address="'Completed Jobs'.B84"/>
            <calcext:condition calcext:apply-style-name="Gnumeric-8" calcext:value="=&quot;p&quot;" calcext:base-cell-address="'Completed Jobs'.B84"/>
            <calcext:condition calcext:apply-style-name="Gnumeric-8" calcext:value="=&quot;t&quot;" calcext:base-cell-address="'Completed Jobs'.B84"/>
            <calcext:condition calcext:apply-style-name="Gnumeric-8" calcext:value="=&quot;x&quot;" calcext:base-cell-address="'Completed Jobs'.B84"/>
          </calcext:conditional-format>
          <calcext:conditional-format calcext:target-range-address="'Completed Jobs'.B85:'Completed Jobs'.F85">
            <calcext:condition calcext:apply-style-name="Gnumeric-8" calcext:value="=&quot;c&quot;" calcext:base-cell-address="'Completed Jobs'.B85"/>
            <calcext:condition calcext:apply-style-name="Gnumeric-8" calcext:value="=&quot;p&quot;" calcext:base-cell-address="'Completed Jobs'.B85"/>
            <calcext:condition calcext:apply-style-name="Gnumeric-8" calcext:value="=&quot;t&quot;" calcext:base-cell-address="'Completed Jobs'.B85"/>
            <calcext:condition calcext:apply-style-name="Gnumeric-8" calcext:value="=&quot;x&quot;" calcext:base-cell-address="'Completed Jobs'.B85"/>
          </calcext:conditional-format>
          <calcext:conditional-format calcext:target-range-address="'Completed Jobs'.B86:'Completed Jobs'.C86">
            <calcext:condition calcext:apply-style-name="Gnumeric-8" calcext:value="=&quot;c&quot;" calcext:base-cell-address="'Completed Jobs'.B86"/>
            <calcext:condition calcext:apply-style-name="Gnumeric-8" calcext:value="=&quot;p&quot;" calcext:base-cell-address="'Completed Jobs'.B86"/>
            <calcext:condition calcext:apply-style-name="Gnumeric-8" calcext:value="=&quot;t&quot;" calcext:base-cell-address="'Completed Jobs'.B86"/>
            <calcext:condition calcext:apply-style-name="Gnumeric-8" calcext:value="=&quot;x&quot;" calcext:base-cell-address="'Completed Jobs'.B86"/>
          </calcext:conditional-format>
          <calcext:conditional-format calcext:target-range-address="'Completed Jobs'.B87:'Completed Jobs'.F87">
            <calcext:condition calcext:apply-style-name="Gnumeric-8" calcext:value="=&quot;c&quot;" calcext:base-cell-address="'Completed Jobs'.B87"/>
            <calcext:condition calcext:apply-style-name="Gnumeric-8" calcext:value="=&quot;p&quot;" calcext:base-cell-address="'Completed Jobs'.B87"/>
            <calcext:condition calcext:apply-style-name="Gnumeric-8" calcext:value="=&quot;t&quot;" calcext:base-cell-address="'Completed Jobs'.B87"/>
            <calcext:condition calcext:apply-style-name="Gnumeric-8" calcext:value="=&quot;x&quot;" calcext:base-cell-address="'Completed Jobs'.B87"/>
          </calcext:conditional-format>
          <calcext:conditional-format calcext:target-range-address="'Completed Jobs'.B88:'Completed Jobs'.F88">
            <calcext:condition calcext:apply-style-name="Gnumeric-8" calcext:value="=&quot;c&quot;" calcext:base-cell-address="'Completed Jobs'.B88"/>
            <calcext:condition calcext:apply-style-name="Gnumeric-8" calcext:value="=&quot;p&quot;" calcext:base-cell-address="'Completed Jobs'.B88"/>
            <calcext:condition calcext:apply-style-name="Gnumeric-8" calcext:value="=&quot;t&quot;" calcext:base-cell-address="'Completed Jobs'.B88"/>
            <calcext:condition calcext:apply-style-name="Gnumeric-8" calcext:value="=&quot;x&quot;" calcext:base-cell-address="'Completed Jobs'.B88"/>
          </calcext:conditional-format>
          <calcext:conditional-format calcext:target-range-address="'Completed Jobs'.B89:'Completed Jobs'.F89">
            <calcext:condition calcext:apply-style-name="Gnumeric-8" calcext:value="=&quot;c&quot;" calcext:base-cell-address="'Completed Jobs'.B89"/>
            <calcext:condition calcext:apply-style-name="Gnumeric-8" calcext:value="=&quot;p&quot;" calcext:base-cell-address="'Completed Jobs'.B89"/>
            <calcext:condition calcext:apply-style-name="Gnumeric-8" calcext:value="=&quot;t&quot;" calcext:base-cell-address="'Completed Jobs'.B89"/>
            <calcext:condition calcext:apply-style-name="Gnumeric-8" calcext:value="=&quot;x&quot;" calcext:base-cell-address="'Completed Jobs'.B89"/>
          </calcext:conditional-format>
          <calcext:conditional-format calcext:target-range-address="'Completed Jobs'.B90:'Completed Jobs'.F90">
            <calcext:condition calcext:apply-style-name="Gnumeric-8" calcext:value="=&quot;c&quot;" calcext:base-cell-address="'Completed Jobs'.B90"/>
            <calcext:condition calcext:apply-style-name="Gnumeric-8" calcext:value="=&quot;p&quot;" calcext:base-cell-address="'Completed Jobs'.B90"/>
            <calcext:condition calcext:apply-style-name="Gnumeric-8" calcext:value="=&quot;t&quot;" calcext:base-cell-address="'Completed Jobs'.B90"/>
            <calcext:condition calcext:apply-style-name="Gnumeric-8" calcext:value="=&quot;x&quot;" calcext:base-cell-address="'Completed Jobs'.B90"/>
          </calcext:conditional-format>
          <calcext:conditional-format calcext:target-range-address="'Completed Jobs'.B91:'Completed Jobs'.C91">
            <calcext:condition calcext:apply-style-name="Gnumeric-8" calcext:value="=&quot;c&quot;" calcext:base-cell-address="'Completed Jobs'.B91"/>
            <calcext:condition calcext:apply-style-name="Gnumeric-8" calcext:value="=&quot;p&quot;" calcext:base-cell-address="'Completed Jobs'.B91"/>
            <calcext:condition calcext:apply-style-name="Gnumeric-8" calcext:value="=&quot;t&quot;" calcext:base-cell-address="'Completed Jobs'.B91"/>
            <calcext:condition calcext:apply-style-name="Gnumeric-8" calcext:value="=&quot;x&quot;" calcext:base-cell-address="'Completed Jobs'.B91"/>
          </calcext:conditional-format>
          <calcext:conditional-format calcext:target-range-address="'Completed Jobs'.B92:'Completed Jobs'.C92">
            <calcext:condition calcext:apply-style-name="Gnumeric-8" calcext:value="=&quot;c&quot;" calcext:base-cell-address="'Completed Jobs'.B92"/>
            <calcext:condition calcext:apply-style-name="Gnumeric-8" calcext:value="=&quot;p&quot;" calcext:base-cell-address="'Completed Jobs'.B92"/>
            <calcext:condition calcext:apply-style-name="Gnumeric-8" calcext:value="=&quot;t&quot;" calcext:base-cell-address="'Completed Jobs'.B92"/>
            <calcext:condition calcext:apply-style-name="Gnumeric-8" calcext:value="=&quot;x&quot;" calcext:base-cell-address="'Completed Jobs'.B92"/>
          </calcext:conditional-format>
          <calcext:conditional-format calcext:target-range-address="'Completed Jobs'.B93:'Completed Jobs'.F93">
            <calcext:condition calcext:apply-style-name="Gnumeric-8" calcext:value="=&quot;c&quot;" calcext:base-cell-address="'Completed Jobs'.B93"/>
            <calcext:condition calcext:apply-style-name="Gnumeric-8" calcext:value="=&quot;p&quot;" calcext:base-cell-address="'Completed Jobs'.B93"/>
            <calcext:condition calcext:apply-style-name="Gnumeric-8" calcext:value="=&quot;t&quot;" calcext:base-cell-address="'Completed Jobs'.B93"/>
            <calcext:condition calcext:apply-style-name="Gnumeric-8" calcext:value="=&quot;x&quot;" calcext:base-cell-address="'Completed Jobs'.B93"/>
          </calcext:conditional-format>
          <calcext:conditional-format calcext:target-range-address="'Completed Jobs'.B94:'Completed Jobs'.F94">
            <calcext:condition calcext:apply-style-name="Gnumeric-8" calcext:value="=&quot;c&quot;" calcext:base-cell-address="'Completed Jobs'.B94"/>
            <calcext:condition calcext:apply-style-name="Gnumeric-8" calcext:value="=&quot;p&quot;" calcext:base-cell-address="'Completed Jobs'.B94"/>
            <calcext:condition calcext:apply-style-name="Gnumeric-8" calcext:value="=&quot;t&quot;" calcext:base-cell-address="'Completed Jobs'.B94"/>
            <calcext:condition calcext:apply-style-name="Gnumeric-8" calcext:value="=&quot;x&quot;" calcext:base-cell-address="'Completed Jobs'.B94"/>
          </calcext:conditional-format>
          <calcext:conditional-format calcext:target-range-address="'Completed Jobs'.B95:'Completed Jobs'.F95">
            <calcext:condition calcext:apply-style-name="Gnumeric-8" calcext:value="=&quot;c&quot;" calcext:base-cell-address="'Completed Jobs'.B95"/>
            <calcext:condition calcext:apply-style-name="Gnumeric-8" calcext:value="=&quot;p&quot;" calcext:base-cell-address="'Completed Jobs'.B95"/>
            <calcext:condition calcext:apply-style-name="Gnumeric-8" calcext:value="=&quot;t&quot;" calcext:base-cell-address="'Completed Jobs'.B95"/>
            <calcext:condition calcext:apply-style-name="Gnumeric-8" calcext:value="=&quot;x&quot;" calcext:base-cell-address="'Completed Jobs'.B95"/>
          </calcext:conditional-format>
          <calcext:conditional-format calcext:target-range-address="'Completed Jobs'.B96:'Completed Jobs'.F96">
            <calcext:condition calcext:apply-style-name="Gnumeric-8" calcext:value="=&quot;c&quot;" calcext:base-cell-address="'Completed Jobs'.B96"/>
            <calcext:condition calcext:apply-style-name="Gnumeric-8" calcext:value="=&quot;p&quot;" calcext:base-cell-address="'Completed Jobs'.B96"/>
            <calcext:condition calcext:apply-style-name="Gnumeric-8" calcext:value="=&quot;t&quot;" calcext:base-cell-address="'Completed Jobs'.B96"/>
            <calcext:condition calcext:apply-style-name="Gnumeric-8" calcext:value="=&quot;x&quot;" calcext:base-cell-address="'Completed Jobs'.B96"/>
          </calcext:conditional-format>
          <calcext:conditional-format calcext:target-range-address="'Completed Jobs'.B97:'Completed Jobs'.F97">
            <calcext:condition calcext:apply-style-name="Gnumeric-8" calcext:value="=&quot;c&quot;" calcext:base-cell-address="'Completed Jobs'.B97"/>
            <calcext:condition calcext:apply-style-name="Gnumeric-8" calcext:value="=&quot;p&quot;" calcext:base-cell-address="'Completed Jobs'.B97"/>
            <calcext:condition calcext:apply-style-name="Gnumeric-8" calcext:value="=&quot;t&quot;" calcext:base-cell-address="'Completed Jobs'.B97"/>
            <calcext:condition calcext:apply-style-name="Gnumeric-8" calcext:value="=&quot;x&quot;" calcext:base-cell-address="'Completed Jobs'.B97"/>
          </calcext:conditional-format>
          <calcext:conditional-format calcext:target-range-address="'Completed Jobs'.B98:'Completed Jobs'.C98">
            <calcext:condition calcext:apply-style-name="Gnumeric-8" calcext:value="=&quot;c&quot;" calcext:base-cell-address="'Completed Jobs'.B98"/>
            <calcext:condition calcext:apply-style-name="Gnumeric-8" calcext:value="=&quot;p&quot;" calcext:base-cell-address="'Completed Jobs'.B98"/>
            <calcext:condition calcext:apply-style-name="Gnumeric-8" calcext:value="=&quot;t&quot;" calcext:base-cell-address="'Completed Jobs'.B98"/>
            <calcext:condition calcext:apply-style-name="Gnumeric-8" calcext:value="=&quot;x&quot;" calcext:base-cell-address="'Completed Jobs'.B98"/>
          </calcext:conditional-format>
          <calcext:conditional-format calcext:target-range-address="'Completed Jobs'.B99:'Completed Jobs'.C99">
            <calcext:condition calcext:apply-style-name="Gnumeric-8" calcext:value="=&quot;c&quot;" calcext:base-cell-address="'Completed Jobs'.B99"/>
            <calcext:condition calcext:apply-style-name="Gnumeric-8" calcext:value="=&quot;p&quot;" calcext:base-cell-address="'Completed Jobs'.B99"/>
            <calcext:condition calcext:apply-style-name="Gnumeric-8" calcext:value="=&quot;t&quot;" calcext:base-cell-address="'Completed Jobs'.B99"/>
            <calcext:condition calcext:apply-style-name="Gnumeric-8" calcext:value="=&quot;x&quot;" calcext:base-cell-address="'Completed Jobs'.B99"/>
          </calcext:conditional-format>
          <calcext:conditional-format calcext:target-range-address="'Completed Jobs'.B100:'Completed Jobs'.C100">
            <calcext:condition calcext:apply-style-name="Gnumeric-8" calcext:value="=&quot;c&quot;" calcext:base-cell-address="'Completed Jobs'.B100"/>
            <calcext:condition calcext:apply-style-name="Gnumeric-8" calcext:value="=&quot;p&quot;" calcext:base-cell-address="'Completed Jobs'.B100"/>
            <calcext:condition calcext:apply-style-name="Gnumeric-8" calcext:value="=&quot;t&quot;" calcext:base-cell-address="'Completed Jobs'.B100"/>
            <calcext:condition calcext:apply-style-name="Gnumeric-8" calcext:value="=&quot;x&quot;" calcext:base-cell-address="'Completed Jobs'.B100"/>
          </calcext:conditional-format>
          <calcext:conditional-format calcext:target-range-address="'Completed Jobs'.B101:'Completed Jobs'.F101">
            <calcext:condition calcext:apply-style-name="Gnumeric-8" calcext:value="=&quot;c&quot;" calcext:base-cell-address="'Completed Jobs'.B101"/>
            <calcext:condition calcext:apply-style-name="Gnumeric-8" calcext:value="=&quot;p&quot;" calcext:base-cell-address="'Completed Jobs'.B101"/>
            <calcext:condition calcext:apply-style-name="Gnumeric-8" calcext:value="=&quot;t&quot;" calcext:base-cell-address="'Completed Jobs'.B101"/>
            <calcext:condition calcext:apply-style-name="Gnumeric-8" calcext:value="=&quot;x&quot;" calcext:base-cell-address="'Completed Jobs'.B101"/>
          </calcext:conditional-format>
          <calcext:conditional-format calcext:target-range-address="'Completed Jobs'.B102:'Completed Jobs'.F102">
            <calcext:condition calcext:apply-style-name="Gnumeric-8" calcext:value="=&quot;c&quot;" calcext:base-cell-address="'Completed Jobs'.B102"/>
            <calcext:condition calcext:apply-style-name="Gnumeric-8" calcext:value="=&quot;p&quot;" calcext:base-cell-address="'Completed Jobs'.B102"/>
            <calcext:condition calcext:apply-style-name="Gnumeric-8" calcext:value="=&quot;t&quot;" calcext:base-cell-address="'Completed Jobs'.B102"/>
            <calcext:condition calcext:apply-style-name="Gnumeric-8" calcext:value="=&quot;x&quot;" calcext:base-cell-address="'Completed Jobs'.B102"/>
          </calcext:conditional-format>
          <calcext:conditional-format calcext:target-range-address="'Completed Jobs'.B103:'Completed Jobs'.F103">
            <calcext:condition calcext:apply-style-name="Gnumeric-8" calcext:value="=&quot;c&quot;" calcext:base-cell-address="'Completed Jobs'.B103"/>
            <calcext:condition calcext:apply-style-name="Gnumeric-8" calcext:value="=&quot;p&quot;" calcext:base-cell-address="'Completed Jobs'.B103"/>
            <calcext:condition calcext:apply-style-name="Gnumeric-8" calcext:value="=&quot;t&quot;" calcext:base-cell-address="'Completed Jobs'.B103"/>
            <calcext:condition calcext:apply-style-name="Gnumeric-8" calcext:value="=&quot;x&quot;" calcext:base-cell-address="'Completed Jobs'.B103"/>
          </calcext:conditional-format>
          <calcext:conditional-format calcext:target-range-address="'Completed Jobs'.B104:'Completed Jobs'.C104">
            <calcext:condition calcext:apply-style-name="Gnumeric-8" calcext:value="=&quot;c&quot;" calcext:base-cell-address="'Completed Jobs'.B104"/>
            <calcext:condition calcext:apply-style-name="Gnumeric-8" calcext:value="=&quot;p&quot;" calcext:base-cell-address="'Completed Jobs'.B104"/>
            <calcext:condition calcext:apply-style-name="Gnumeric-8" calcext:value="=&quot;t&quot;" calcext:base-cell-address="'Completed Jobs'.B104"/>
            <calcext:condition calcext:apply-style-name="Gnumeric-8" calcext:value="=&quot;x&quot;" calcext:base-cell-address="'Completed Jobs'.B104"/>
          </calcext:conditional-format>
          <calcext:conditional-format calcext:target-range-address="'Completed Jobs'.B105:'Completed Jobs'.F105">
            <calcext:condition calcext:apply-style-name="Gnumeric-8" calcext:value="=&quot;c&quot;" calcext:base-cell-address="'Completed Jobs'.B105"/>
            <calcext:condition calcext:apply-style-name="Gnumeric-8" calcext:value="=&quot;p&quot;" calcext:base-cell-address="'Completed Jobs'.B105"/>
            <calcext:condition calcext:apply-style-name="Gnumeric-8" calcext:value="=&quot;t&quot;" calcext:base-cell-address="'Completed Jobs'.B105"/>
            <calcext:condition calcext:apply-style-name="Gnumeric-8" calcext:value="=&quot;x&quot;" calcext:base-cell-address="'Completed Jobs'.B105"/>
          </calcext:conditional-format>
          <calcext:conditional-format calcext:target-range-address="'Completed Jobs'.B106:'Completed Jobs'.F106">
            <calcext:condition calcext:apply-style-name="Gnumeric-8" calcext:value="=&quot;c&quot;" calcext:base-cell-address="'Completed Jobs'.B106"/>
            <calcext:condition calcext:apply-style-name="Gnumeric-8" calcext:value="=&quot;p&quot;" calcext:base-cell-address="'Completed Jobs'.B106"/>
            <calcext:condition calcext:apply-style-name="Gnumeric-8" calcext:value="=&quot;t&quot;" calcext:base-cell-address="'Completed Jobs'.B106"/>
            <calcext:condition calcext:apply-style-name="Gnumeric-8" calcext:value="=&quot;x&quot;" calcext:base-cell-address="'Completed Jobs'.B106"/>
          </calcext:conditional-format>
          <calcext:conditional-format calcext:target-range-address="'Completed Jobs'.B107:'Completed Jobs'.F107">
            <calcext:condition calcext:apply-style-name="Gnumeric-8" calcext:value="=&quot;c&quot;" calcext:base-cell-address="'Completed Jobs'.B107"/>
            <calcext:condition calcext:apply-style-name="Gnumeric-8" calcext:value="=&quot;p&quot;" calcext:base-cell-address="'Completed Jobs'.B107"/>
            <calcext:condition calcext:apply-style-name="Gnumeric-8" calcext:value="=&quot;t&quot;" calcext:base-cell-address="'Completed Jobs'.B107"/>
            <calcext:condition calcext:apply-style-name="Gnumeric-8" calcext:value="=&quot;x&quot;" calcext:base-cell-address="'Completed Jobs'.B107"/>
          </calcext:conditional-format>
          <calcext:conditional-format calcext:target-range-address="'Completed Jobs'.B108:'Completed Jobs'.F108">
            <calcext:condition calcext:apply-style-name="Gnumeric-8" calcext:value="=&quot;c&quot;" calcext:base-cell-address="'Completed Jobs'.B108"/>
            <calcext:condition calcext:apply-style-name="Gnumeric-8" calcext:value="=&quot;p&quot;" calcext:base-cell-address="'Completed Jobs'.B108"/>
            <calcext:condition calcext:apply-style-name="Gnumeric-8" calcext:value="=&quot;t&quot;" calcext:base-cell-address="'Completed Jobs'.B108"/>
            <calcext:condition calcext:apply-style-name="Gnumeric-8" calcext:value="=&quot;x&quot;" calcext:base-cell-address="'Completed Jobs'.B108"/>
          </calcext:conditional-format>
          <calcext:conditional-format calcext:target-range-address="'Completed Jobs'.B109:'Completed Jobs'.F109">
            <calcext:condition calcext:apply-style-name="Gnumeric-8" calcext:value="=&quot;c&quot;" calcext:base-cell-address="'Completed Jobs'.B109"/>
            <calcext:condition calcext:apply-style-name="Gnumeric-8" calcext:value="=&quot;p&quot;" calcext:base-cell-address="'Completed Jobs'.B109"/>
            <calcext:condition calcext:apply-style-name="Gnumeric-8" calcext:value="=&quot;t&quot;" calcext:base-cell-address="'Completed Jobs'.B109"/>
            <calcext:condition calcext:apply-style-name="Gnumeric-8" calcext:value="=&quot;x&quot;" calcext:base-cell-address="'Completed Jobs'.B109"/>
          </calcext:conditional-format>
          <calcext:conditional-format calcext:target-range-address="'Completed Jobs'.B110:'Completed Jobs'.C110">
            <calcext:condition calcext:apply-style-name="Gnumeric-8" calcext:value="=&quot;c&quot;" calcext:base-cell-address="'Completed Jobs'.B110"/>
            <calcext:condition calcext:apply-style-name="Gnumeric-8" calcext:value="=&quot;p&quot;" calcext:base-cell-address="'Completed Jobs'.B110"/>
            <calcext:condition calcext:apply-style-name="Gnumeric-8" calcext:value="=&quot;t&quot;" calcext:base-cell-address="'Completed Jobs'.B110"/>
            <calcext:condition calcext:apply-style-name="Gnumeric-8" calcext:value="=&quot;x&quot;" calcext:base-cell-address="'Completed Jobs'.B110"/>
          </calcext:conditional-format>
          <calcext:conditional-format calcext:target-range-address="'Completed Jobs'.B111:'Completed Jobs'.F111">
            <calcext:condition calcext:apply-style-name="Gnumeric-8" calcext:value="=&quot;c&quot;" calcext:base-cell-address="'Completed Jobs'.B111"/>
            <calcext:condition calcext:apply-style-name="Gnumeric-8" calcext:value="=&quot;p&quot;" calcext:base-cell-address="'Completed Jobs'.B111"/>
            <calcext:condition calcext:apply-style-name="Gnumeric-8" calcext:value="=&quot;t&quot;" calcext:base-cell-address="'Completed Jobs'.B111"/>
            <calcext:condition calcext:apply-style-name="Gnumeric-8" calcext:value="=&quot;x&quot;" calcext:base-cell-address="'Completed Jobs'.B111"/>
          </calcext:conditional-format>
          <calcext:conditional-format calcext:target-range-address="'Completed Jobs'.B112:'Completed Jobs'.F112">
            <calcext:condition calcext:apply-style-name="Gnumeric-8" calcext:value="=&quot;c&quot;" calcext:base-cell-address="'Completed Jobs'.B112"/>
            <calcext:condition calcext:apply-style-name="Gnumeric-8" calcext:value="=&quot;p&quot;" calcext:base-cell-address="'Completed Jobs'.B112"/>
            <calcext:condition calcext:apply-style-name="Gnumeric-8" calcext:value="=&quot;t&quot;" calcext:base-cell-address="'Completed Jobs'.B112"/>
            <calcext:condition calcext:apply-style-name="Gnumeric-8" calcext:value="=&quot;x&quot;" calcext:base-cell-address="'Completed Jobs'.B112"/>
          </calcext:conditional-format>
          <calcext:conditional-format calcext:target-range-address="'Completed Jobs'.B113:'Completed Jobs'.F113">
            <calcext:condition calcext:apply-style-name="Gnumeric-8" calcext:value="=&quot;c&quot;" calcext:base-cell-address="'Completed Jobs'.B113"/>
            <calcext:condition calcext:apply-style-name="Gnumeric-8" calcext:value="=&quot;p&quot;" calcext:base-cell-address="'Completed Jobs'.B113"/>
            <calcext:condition calcext:apply-style-name="Gnumeric-8" calcext:value="=&quot;t&quot;" calcext:base-cell-address="'Completed Jobs'.B113"/>
            <calcext:condition calcext:apply-style-name="Gnumeric-8" calcext:value="=&quot;x&quot;" calcext:base-cell-address="'Completed Jobs'.B113"/>
          </calcext:conditional-format>
          <calcext:conditional-format calcext:target-range-address="'Completed Jobs'.B114:'Completed Jobs'.F114">
            <calcext:condition calcext:apply-style-name="Gnumeric-8" calcext:value="=&quot;c&quot;" calcext:base-cell-address="'Completed Jobs'.B114"/>
            <calcext:condition calcext:apply-style-name="Gnumeric-8" calcext:value="=&quot;p&quot;" calcext:base-cell-address="'Completed Jobs'.B114"/>
            <calcext:condition calcext:apply-style-name="Gnumeric-8" calcext:value="=&quot;t&quot;" calcext:base-cell-address="'Completed Jobs'.B114"/>
            <calcext:condition calcext:apply-style-name="Gnumeric-8" calcext:value="=&quot;x&quot;" calcext:base-cell-address="'Completed Jobs'.B114"/>
          </calcext:conditional-format>
          <calcext:conditional-format calcext:target-range-address="'Completed Jobs'.B115:'Completed Jobs'.F115">
            <calcext:condition calcext:apply-style-name="Gnumeric-8" calcext:value="=&quot;c&quot;" calcext:base-cell-address="'Completed Jobs'.B115"/>
            <calcext:condition calcext:apply-style-name="Gnumeric-8" calcext:value="=&quot;p&quot;" calcext:base-cell-address="'Completed Jobs'.B115"/>
            <calcext:condition calcext:apply-style-name="Gnumeric-8" calcext:value="=&quot;t&quot;" calcext:base-cell-address="'Completed Jobs'.B115"/>
            <calcext:condition calcext:apply-style-name="Gnumeric-8" calcext:value="=&quot;x&quot;" calcext:base-cell-address="'Completed Jobs'.B115"/>
          </calcext:conditional-format>
          <calcext:conditional-format calcext:target-range-address="'Completed Jobs'.B116:'Completed Jobs'.F116">
            <calcext:condition calcext:apply-style-name="Gnumeric-8" calcext:value="=&quot;c&quot;" calcext:base-cell-address="'Completed Jobs'.B116"/>
            <calcext:condition calcext:apply-style-name="Gnumeric-8" calcext:value="=&quot;p&quot;" calcext:base-cell-address="'Completed Jobs'.B116"/>
            <calcext:condition calcext:apply-style-name="Gnumeric-8" calcext:value="=&quot;t&quot;" calcext:base-cell-address="'Completed Jobs'.B116"/>
            <calcext:condition calcext:apply-style-name="Gnumeric-8" calcext:value="=&quot;x&quot;" calcext:base-cell-address="'Completed Jobs'.B116"/>
          </calcext:conditional-format>
          <calcext:conditional-format calcext:target-range-address="'Completed Jobs'.B117:'Completed Jobs'.F117">
            <calcext:condition calcext:apply-style-name="Gnumeric-8" calcext:value="=&quot;c&quot;" calcext:base-cell-address="'Completed Jobs'.B117"/>
            <calcext:condition calcext:apply-style-name="Gnumeric-8" calcext:value="=&quot;p&quot;" calcext:base-cell-address="'Completed Jobs'.B117"/>
            <calcext:condition calcext:apply-style-name="Gnumeric-8" calcext:value="=&quot;t&quot;" calcext:base-cell-address="'Completed Jobs'.B117"/>
            <calcext:condition calcext:apply-style-name="Gnumeric-8" calcext:value="=&quot;x&quot;" calcext:base-cell-address="'Completed Jobs'.B117"/>
          </calcext:conditional-format>
          <calcext:conditional-format calcext:target-range-address="'Completed Jobs'.B118:'Completed Jobs'.F118">
            <calcext:condition calcext:apply-style-name="Gnumeric-8" calcext:value="=&quot;c&quot;" calcext:base-cell-address="'Completed Jobs'.B118"/>
            <calcext:condition calcext:apply-style-name="Gnumeric-8" calcext:value="=&quot;p&quot;" calcext:base-cell-address="'Completed Jobs'.B118"/>
            <calcext:condition calcext:apply-style-name="Gnumeric-8" calcext:value="=&quot;t&quot;" calcext:base-cell-address="'Completed Jobs'.B118"/>
            <calcext:condition calcext:apply-style-name="Gnumeric-8" calcext:value="=&quot;x&quot;" calcext:base-cell-address="'Completed Jobs'.B118"/>
          </calcext:conditional-format>
          <calcext:conditional-format calcext:target-range-address="'Completed Jobs'.B119:'Completed Jobs'.F119">
            <calcext:condition calcext:apply-style-name="Gnumeric-8" calcext:value="=&quot;c&quot;" calcext:base-cell-address="'Completed Jobs'.B119"/>
            <calcext:condition calcext:apply-style-name="Gnumeric-8" calcext:value="=&quot;p&quot;" calcext:base-cell-address="'Completed Jobs'.B119"/>
            <calcext:condition calcext:apply-style-name="Gnumeric-8" calcext:value="=&quot;t&quot;" calcext:base-cell-address="'Completed Jobs'.B119"/>
            <calcext:condition calcext:apply-style-name="Gnumeric-8" calcext:value="=&quot;x&quot;" calcext:base-cell-address="'Completed Jobs'.B119"/>
          </calcext:conditional-format>
          <calcext:conditional-format calcext:target-range-address="'Completed Jobs'.B120:'Completed Jobs'.F120">
            <calcext:condition calcext:apply-style-name="Gnumeric-8" calcext:value="=&quot;c&quot;" calcext:base-cell-address="'Completed Jobs'.B120"/>
            <calcext:condition calcext:apply-style-name="Gnumeric-8" calcext:value="=&quot;p&quot;" calcext:base-cell-address="'Completed Jobs'.B120"/>
            <calcext:condition calcext:apply-style-name="Gnumeric-8" calcext:value="=&quot;t&quot;" calcext:base-cell-address="'Completed Jobs'.B120"/>
            <calcext:condition calcext:apply-style-name="Gnumeric-8" calcext:value="=&quot;x&quot;" calcext:base-cell-address="'Completed Jobs'.B120"/>
          </calcext:conditional-format>
          <calcext:conditional-format calcext:target-range-address="'Completed Jobs'.B121:'Completed Jobs'.F121">
            <calcext:condition calcext:apply-style-name="Gnumeric-8" calcext:value="=&quot;c&quot;" calcext:base-cell-address="'Completed Jobs'.B121"/>
            <calcext:condition calcext:apply-style-name="Gnumeric-8" calcext:value="=&quot;p&quot;" calcext:base-cell-address="'Completed Jobs'.B121"/>
            <calcext:condition calcext:apply-style-name="Gnumeric-8" calcext:value="=&quot;t&quot;" calcext:base-cell-address="'Completed Jobs'.B121"/>
            <calcext:condition calcext:apply-style-name="Gnumeric-8" calcext:value="=&quot;x&quot;" calcext:base-cell-address="'Completed Jobs'.B121"/>
          </calcext:conditional-format>
          <calcext:conditional-format calcext:target-range-address="'Completed Jobs'.B122:'Completed Jobs'.F122">
            <calcext:condition calcext:apply-style-name="Gnumeric-8" calcext:value="=&quot;c&quot;" calcext:base-cell-address="'Completed Jobs'.B122"/>
            <calcext:condition calcext:apply-style-name="Gnumeric-8" calcext:value="=&quot;p&quot;" calcext:base-cell-address="'Completed Jobs'.B122"/>
            <calcext:condition calcext:apply-style-name="Gnumeric-8" calcext:value="=&quot;t&quot;" calcext:base-cell-address="'Completed Jobs'.B122"/>
            <calcext:condition calcext:apply-style-name="Gnumeric-8" calcext:value="=&quot;x&quot;" calcext:base-cell-address="'Completed Jobs'.B122"/>
          </calcext:conditional-format>
          <calcext:conditional-format calcext:target-range-address="'Completed Jobs'.B123:'Completed Jobs'.F123">
            <calcext:condition calcext:apply-style-name="Gnumeric-8" calcext:value="=&quot;c&quot;" calcext:base-cell-address="'Completed Jobs'.B123"/>
            <calcext:condition calcext:apply-style-name="Gnumeric-8" calcext:value="=&quot;p&quot;" calcext:base-cell-address="'Completed Jobs'.B123"/>
            <calcext:condition calcext:apply-style-name="Gnumeric-8" calcext:value="=&quot;t&quot;" calcext:base-cell-address="'Completed Jobs'.B123"/>
            <calcext:condition calcext:apply-style-name="Gnumeric-8" calcext:value="=&quot;x&quot;" calcext:base-cell-address="'Completed Jobs'.B123"/>
          </calcext:conditional-format>
          <calcext:conditional-format calcext:target-range-address="'Completed Jobs'.B124:'Completed Jobs'.F124">
            <calcext:condition calcext:apply-style-name="Gnumeric-8" calcext:value="=&quot;c&quot;" calcext:base-cell-address="'Completed Jobs'.B124"/>
            <calcext:condition calcext:apply-style-name="Gnumeric-8" calcext:value="=&quot;p&quot;" calcext:base-cell-address="'Completed Jobs'.B124"/>
            <calcext:condition calcext:apply-style-name="Gnumeric-8" calcext:value="=&quot;t&quot;" calcext:base-cell-address="'Completed Jobs'.B124"/>
            <calcext:condition calcext:apply-style-name="Gnumeric-8" calcext:value="=&quot;x&quot;" calcext:base-cell-address="'Completed Jobs'.B124"/>
          </calcext:conditional-format>
          <calcext:conditional-format calcext:target-range-address="'Completed Jobs'.B125:'Completed Jobs'.F125">
            <calcext:condition calcext:apply-style-name="Gnumeric-8" calcext:value="=&quot;c&quot;" calcext:base-cell-address="'Completed Jobs'.B125"/>
            <calcext:condition calcext:apply-style-name="Gnumeric-8" calcext:value="=&quot;p&quot;" calcext:base-cell-address="'Completed Jobs'.B125"/>
            <calcext:condition calcext:apply-style-name="Gnumeric-8" calcext:value="=&quot;t&quot;" calcext:base-cell-address="'Completed Jobs'.B125"/>
            <calcext:condition calcext:apply-style-name="Gnumeric-8" calcext:value="=&quot;x&quot;" calcext:base-cell-address="'Completed Jobs'.B125"/>
          </calcext:conditional-format>
          <calcext:conditional-format calcext:target-range-address="'Completed Jobs'.B126:'Completed Jobs'.F126">
            <calcext:condition calcext:apply-style-name="Gnumeric-8" calcext:value="=&quot;c&quot;" calcext:base-cell-address="'Completed Jobs'.B126"/>
            <calcext:condition calcext:apply-style-name="Gnumeric-8" calcext:value="=&quot;p&quot;" calcext:base-cell-address="'Completed Jobs'.B126"/>
            <calcext:condition calcext:apply-style-name="Gnumeric-8" calcext:value="=&quot;t&quot;" calcext:base-cell-address="'Completed Jobs'.B126"/>
            <calcext:condition calcext:apply-style-name="Gnumeric-8" calcext:value="=&quot;x&quot;" calcext:base-cell-address="'Completed Jobs'.B126"/>
          </calcext:conditional-format>
          <calcext:conditional-format calcext:target-range-address="'Completed Jobs'.B127:'Completed Jobs'.F127">
            <calcext:condition calcext:apply-style-name="Gnumeric-8" calcext:value="=&quot;c&quot;" calcext:base-cell-address="'Completed Jobs'.B127"/>
            <calcext:condition calcext:apply-style-name="Gnumeric-8" calcext:value="=&quot;p&quot;" calcext:base-cell-address="'Completed Jobs'.B127"/>
            <calcext:condition calcext:apply-style-name="Gnumeric-8" calcext:value="=&quot;t&quot;" calcext:base-cell-address="'Completed Jobs'.B127"/>
            <calcext:condition calcext:apply-style-name="Gnumeric-8" calcext:value="=&quot;x&quot;" calcext:base-cell-address="'Completed Jobs'.B127"/>
          </calcext:conditional-format>
          <calcext:conditional-format calcext:target-range-address="'Completed Jobs'.B128:'Completed Jobs'.F128">
            <calcext:condition calcext:apply-style-name="Gnumeric-8" calcext:value="=&quot;c&quot;" calcext:base-cell-address="'Completed Jobs'.B128"/>
            <calcext:condition calcext:apply-style-name="Gnumeric-8" calcext:value="=&quot;p&quot;" calcext:base-cell-address="'Completed Jobs'.B128"/>
            <calcext:condition calcext:apply-style-name="Gnumeric-8" calcext:value="=&quot;t&quot;" calcext:base-cell-address="'Completed Jobs'.B128"/>
            <calcext:condition calcext:apply-style-name="Gnumeric-8" calcext:value="=&quot;x&quot;" calcext:base-cell-address="'Completed Jobs'.B128"/>
          </calcext:conditional-format>
          <calcext:conditional-format calcext:target-range-address="'Completed Jobs'.B129:'Completed Jobs'.F129">
            <calcext:condition calcext:apply-style-name="Gnumeric-8" calcext:value="=&quot;c&quot;" calcext:base-cell-address="'Completed Jobs'.B129"/>
            <calcext:condition calcext:apply-style-name="Gnumeric-8" calcext:value="=&quot;p&quot;" calcext:base-cell-address="'Completed Jobs'.B129"/>
            <calcext:condition calcext:apply-style-name="Gnumeric-8" calcext:value="=&quot;t&quot;" calcext:base-cell-address="'Completed Jobs'.B129"/>
            <calcext:condition calcext:apply-style-name="Gnumeric-8" calcext:value="=&quot;x&quot;" calcext:base-cell-address="'Completed Jobs'.B129"/>
          </calcext:conditional-format>
          <calcext:conditional-format calcext:target-range-address="'Completed Jobs'.B130:'Completed Jobs'.F130">
            <calcext:condition calcext:apply-style-name="Gnumeric-8" calcext:value="=&quot;c&quot;" calcext:base-cell-address="'Completed Jobs'.B130"/>
            <calcext:condition calcext:apply-style-name="Gnumeric-8" calcext:value="=&quot;p&quot;" calcext:base-cell-address="'Completed Jobs'.B130"/>
            <calcext:condition calcext:apply-style-name="Gnumeric-8" calcext:value="=&quot;t&quot;" calcext:base-cell-address="'Completed Jobs'.B130"/>
            <calcext:condition calcext:apply-style-name="Gnumeric-8" calcext:value="=&quot;x&quot;" calcext:base-cell-address="'Completed Jobs'.B130"/>
          </calcext:conditional-format>
          <calcext:conditional-format calcext:target-range-address="'Completed Jobs'.B131:'Completed Jobs'.F131">
            <calcext:condition calcext:apply-style-name="Gnumeric-8" calcext:value="=&quot;c&quot;" calcext:base-cell-address="'Completed Jobs'.B131"/>
            <calcext:condition calcext:apply-style-name="Gnumeric-8" calcext:value="=&quot;p&quot;" calcext:base-cell-address="'Completed Jobs'.B131"/>
            <calcext:condition calcext:apply-style-name="Gnumeric-8" calcext:value="=&quot;t&quot;" calcext:base-cell-address="'Completed Jobs'.B131"/>
            <calcext:condition calcext:apply-style-name="Gnumeric-8" calcext:value="=&quot;x&quot;" calcext:base-cell-address="'Completed Jobs'.B131"/>
          </calcext:conditional-format>
          <calcext:conditional-format calcext:target-range-address="'Completed Jobs'.B132:'Completed Jobs'.F132">
            <calcext:condition calcext:apply-style-name="Gnumeric-8" calcext:value="=&quot;c&quot;" calcext:base-cell-address="'Completed Jobs'.B132"/>
            <calcext:condition calcext:apply-style-name="Gnumeric-8" calcext:value="=&quot;p&quot;" calcext:base-cell-address="'Completed Jobs'.B132"/>
            <calcext:condition calcext:apply-style-name="Gnumeric-8" calcext:value="=&quot;t&quot;" calcext:base-cell-address="'Completed Jobs'.B132"/>
            <calcext:condition calcext:apply-style-name="Gnumeric-8" calcext:value="=&quot;x&quot;" calcext:base-cell-address="'Completed Jobs'.B132"/>
          </calcext:conditional-format>
          <calcext:conditional-format calcext:target-range-address="'Completed Jobs'.B133:'Completed Jobs'.F133">
            <calcext:condition calcext:apply-style-name="Gnumeric-8" calcext:value="=&quot;c&quot;" calcext:base-cell-address="'Completed Jobs'.B133"/>
            <calcext:condition calcext:apply-style-name="Gnumeric-8" calcext:value="=&quot;p&quot;" calcext:base-cell-address="'Completed Jobs'.B133"/>
            <calcext:condition calcext:apply-style-name="Gnumeric-8" calcext:value="=&quot;t&quot;" calcext:base-cell-address="'Completed Jobs'.B133"/>
            <calcext:condition calcext:apply-style-name="Gnumeric-8" calcext:value="=&quot;x&quot;" calcext:base-cell-address="'Completed Jobs'.B133"/>
          </calcext:conditional-format>
          <calcext:conditional-format calcext:target-range-address="'Completed Jobs'.B134:'Completed Jobs'.F134">
            <calcext:condition calcext:apply-style-name="Gnumeric-8" calcext:value="=&quot;c&quot;" calcext:base-cell-address="'Completed Jobs'.B134"/>
            <calcext:condition calcext:apply-style-name="Gnumeric-8" calcext:value="=&quot;p&quot;" calcext:base-cell-address="'Completed Jobs'.B134"/>
            <calcext:condition calcext:apply-style-name="Gnumeric-8" calcext:value="=&quot;t&quot;" calcext:base-cell-address="'Completed Jobs'.B134"/>
            <calcext:condition calcext:apply-style-name="Gnumeric-8" calcext:value="=&quot;x&quot;" calcext:base-cell-address="'Completed Jobs'.B134"/>
          </calcext:conditional-format>
          <calcext:conditional-format calcext:target-range-address="'Completed Jobs'.B135:'Completed Jobs'.F135">
            <calcext:condition calcext:apply-style-name="Gnumeric-8" calcext:value="=&quot;c&quot;" calcext:base-cell-address="'Completed Jobs'.B135"/>
            <calcext:condition calcext:apply-style-name="Gnumeric-8" calcext:value="=&quot;p&quot;" calcext:base-cell-address="'Completed Jobs'.B135"/>
            <calcext:condition calcext:apply-style-name="Gnumeric-8" calcext:value="=&quot;t&quot;" calcext:base-cell-address="'Completed Jobs'.B135"/>
            <calcext:condition calcext:apply-style-name="Gnumeric-8" calcext:value="=&quot;x&quot;" calcext:base-cell-address="'Completed Jobs'.B135"/>
          </calcext:conditional-format>
          <calcext:conditional-format calcext:target-range-address="'Completed Jobs'.B136:'Completed Jobs'.F136">
            <calcext:condition calcext:apply-style-name="Gnumeric-8" calcext:value="=&quot;c&quot;" calcext:base-cell-address="'Completed Jobs'.B136"/>
            <calcext:condition calcext:apply-style-name="Gnumeric-8" calcext:value="=&quot;p&quot;" calcext:base-cell-address="'Completed Jobs'.B136"/>
            <calcext:condition calcext:apply-style-name="Gnumeric-8" calcext:value="=&quot;t&quot;" calcext:base-cell-address="'Completed Jobs'.B136"/>
            <calcext:condition calcext:apply-style-name="Gnumeric-8" calcext:value="=&quot;x&quot;" calcext:base-cell-address="'Completed Jobs'.B136"/>
          </calcext:conditional-format>
          <calcext:conditional-format calcext:target-range-address="'Completed Jobs'.B137:'Completed Jobs'.F137">
            <calcext:condition calcext:apply-style-name="Gnumeric-8" calcext:value="=&quot;c&quot;" calcext:base-cell-address="'Completed Jobs'.B137"/>
            <calcext:condition calcext:apply-style-name="Gnumeric-8" calcext:value="=&quot;p&quot;" calcext:base-cell-address="'Completed Jobs'.B137"/>
            <calcext:condition calcext:apply-style-name="Gnumeric-8" calcext:value="=&quot;t&quot;" calcext:base-cell-address="'Completed Jobs'.B137"/>
            <calcext:condition calcext:apply-style-name="Gnumeric-8" calcext:value="=&quot;x&quot;" calcext:base-cell-address="'Completed Jobs'.B137"/>
          </calcext:conditional-format>
          <calcext:conditional-format calcext:target-range-address="'Completed Jobs'.B138:'Completed Jobs'.F138">
            <calcext:condition calcext:apply-style-name="Gnumeric-8" calcext:value="=&quot;c&quot;" calcext:base-cell-address="'Completed Jobs'.B138"/>
            <calcext:condition calcext:apply-style-name="Gnumeric-8" calcext:value="=&quot;p&quot;" calcext:base-cell-address="'Completed Jobs'.B138"/>
            <calcext:condition calcext:apply-style-name="Gnumeric-8" calcext:value="=&quot;t&quot;" calcext:base-cell-address="'Completed Jobs'.B138"/>
            <calcext:condition calcext:apply-style-name="Gnumeric-8" calcext:value="=&quot;x&quot;" calcext:base-cell-address="'Completed Jobs'.B138"/>
          </calcext:conditional-format>
          <calcext:conditional-format calcext:target-range-address="'Completed Jobs'.B139:'Completed Jobs'.F139">
            <calcext:condition calcext:apply-style-name="Gnumeric-8" calcext:value="=&quot;c&quot;" calcext:base-cell-address="'Completed Jobs'.B139"/>
            <calcext:condition calcext:apply-style-name="Gnumeric-8" calcext:value="=&quot;p&quot;" calcext:base-cell-address="'Completed Jobs'.B139"/>
            <calcext:condition calcext:apply-style-name="Gnumeric-8" calcext:value="=&quot;t&quot;" calcext:base-cell-address="'Completed Jobs'.B139"/>
            <calcext:condition calcext:apply-style-name="Gnumeric-8" calcext:value="=&quot;x&quot;" calcext:base-cell-address="'Completed Jobs'.B139"/>
          </calcext:conditional-format>
          <calcext:conditional-format calcext:target-range-address="'Completed Jobs'.B140:'Completed Jobs'.F140">
            <calcext:condition calcext:apply-style-name="Gnumeric-8" calcext:value="=&quot;c&quot;" calcext:base-cell-address="'Completed Jobs'.B140"/>
            <calcext:condition calcext:apply-style-name="Gnumeric-8" calcext:value="=&quot;p&quot;" calcext:base-cell-address="'Completed Jobs'.B140"/>
            <calcext:condition calcext:apply-style-name="Gnumeric-8" calcext:value="=&quot;t&quot;" calcext:base-cell-address="'Completed Jobs'.B140"/>
            <calcext:condition calcext:apply-style-name="Gnumeric-8" calcext:value="=&quot;x&quot;" calcext:base-cell-address="'Completed Jobs'.B140"/>
          </calcext:conditional-format>
          <calcext:conditional-format calcext:target-range-address="'Completed Jobs'.B141:'Completed Jobs'.F141">
            <calcext:condition calcext:apply-style-name="Gnumeric-8" calcext:value="formula-is(NOT(ISERROR(FIND(&quot;x&quot;;[.B141]))))" calcext:base-cell-address="'Completed Jobs'.B141"/>
            <calcext:condition calcext:apply-style-name="Gnumeric-8" calcext:value="formula-is(NOT(ISERROR(FIND(&quot;t&quot;;[.B141]))))" calcext:base-cell-address="'Completed Jobs'.B141"/>
            <calcext:condition calcext:apply-style-name="Gnumeric-8" calcext:value="formula-is(NOT(ISERROR(FIND(&quot;p&quot;;[.B141]))))" calcext:base-cell-address="'Completed Jobs'.B141"/>
            <calcext:condition calcext:apply-style-name="Gnumeric-8" calcext:value="formula-is(NOT(ISERROR(FIND(&quot;c&quot;;[.B141]))))" calcext:base-cell-address="'Completed Jobs'.B141"/>
          </calcext:conditional-format>
          <calcext:conditional-format calcext:target-range-address="'Completed Jobs'.B142:'Completed Jobs'.F142 'Completed Jobs'.B147:'Completed Jobs'.F147">
            <calcext:condition calcext:apply-style-name="Gnumeric-8" calcext:value="=&quot;c&quot;" calcext:base-cell-address="'Completed Jobs'.B142"/>
            <calcext:condition calcext:apply-style-name="Gnumeric-8" calcext:value="=&quot;p&quot;" calcext:base-cell-address="'Completed Jobs'.B142"/>
            <calcext:condition calcext:apply-style-name="Gnumeric-8" calcext:value="=&quot;t&quot;" calcext:base-cell-address="'Completed Jobs'.B142"/>
            <calcext:condition calcext:apply-style-name="Gnumeric-8" calcext:value="=&quot;x&quot;" calcext:base-cell-address="'Completed Jobs'.B142"/>
          </calcext:conditional-format>
          <calcext:conditional-format calcext:target-range-address="'Completed Jobs'.B143:'Completed Jobs'.F143">
            <calcext:condition calcext:apply-style-name="Gnumeric-8" calcext:value="formula-is(NOT(ISERROR(FIND(&quot;x&quot;;[.B143]))))" calcext:base-cell-address="'Completed Jobs'.B143"/>
            <calcext:condition calcext:apply-style-name="Gnumeric-8" calcext:value="formula-is(NOT(ISERROR(FIND(&quot;t&quot;;[.B143]))))" calcext:base-cell-address="'Completed Jobs'.B143"/>
            <calcext:condition calcext:apply-style-name="Gnumeric-8" calcext:value="formula-is(NOT(ISERROR(FIND(&quot;p&quot;;[.B143]))))" calcext:base-cell-address="'Completed Jobs'.B143"/>
            <calcext:condition calcext:apply-style-name="Gnumeric-8" calcext:value="formula-is(NOT(ISERROR(FIND(&quot;c&quot;;[.B143]))))" calcext:base-cell-address="'Completed Jobs'.B143"/>
          </calcext:conditional-format>
          <calcext:conditional-format calcext:target-range-address="'Completed Jobs'.B144:'Completed Jobs'.F144">
            <calcext:condition calcext:apply-style-name="Gnumeric-8" calcext:value="=&quot;c&quot;" calcext:base-cell-address="'Completed Jobs'.B144"/>
            <calcext:condition calcext:apply-style-name="Gnumeric-8" calcext:value="=&quot;p&quot;" calcext:base-cell-address="'Completed Jobs'.B144"/>
            <calcext:condition calcext:apply-style-name="Gnumeric-8" calcext:value="=&quot;t&quot;" calcext:base-cell-address="'Completed Jobs'.B144"/>
            <calcext:condition calcext:apply-style-name="Gnumeric-8" calcext:value="=&quot;x&quot;" calcext:base-cell-address="'Completed Jobs'.B144"/>
          </calcext:conditional-format>
          <calcext:conditional-format calcext:target-range-address="'Completed Jobs'.B145:'Completed Jobs'.F146">
            <calcext:condition calcext:apply-style-name="Gnumeric-8" calcext:value="formula-is(NOT(ISERROR(FIND(&quot;p&quot;;[.B145]))))" calcext:base-cell-address="'Completed Jobs'.B145"/>
            <calcext:condition calcext:apply-style-name="Gnumeric-8" calcext:value="formula-is(NOT(ISERROR(FIND(&quot;t&quot;;[.B145]))))" calcext:base-cell-address="'Completed Jobs'.B145"/>
            <calcext:condition calcext:apply-style-name="Gnumeric-8" calcext:value="formula-is(NOT(ISERROR(FIND(&quot;c&quot;;[.B145]))))" calcext:base-cell-address="'Completed Jobs'.B145"/>
            <calcext:condition calcext:apply-style-name="Gnumeric-8" calcext:value="formula-is(NOT(ISERROR(FIND(&quot;x&quot;;[.B145]))))" calcext:base-cell-address="'Completed Jobs'.B145"/>
          </calcext:conditional-format>
          <calcext:conditional-format calcext:target-range-address="'Completed Jobs'.B148:'Completed Jobs'.F148">
            <calcext:condition calcext:apply-style-name="Gnumeric-8" calcext:value="formula-is(NOT(ISERROR(FIND(&quot;p&quot;;[.B148]))))" calcext:base-cell-address="'Completed Jobs'.B148"/>
            <calcext:condition calcext:apply-style-name="Gnumeric-8" calcext:value="formula-is(NOT(ISERROR(FIND(&quot;t&quot;;[.B148]))))" calcext:base-cell-address="'Completed Jobs'.B148"/>
            <calcext:condition calcext:apply-style-name="Gnumeric-8" calcext:value="formula-is(NOT(ISERROR(FIND(&quot;c&quot;;[.B148]))))" calcext:base-cell-address="'Completed Jobs'.B148"/>
            <calcext:condition calcext:apply-style-name="Gnumeric-8" calcext:value="formula-is(NOT(ISERROR(FIND(&quot;x&quot;;[.B148]))))" calcext:base-cell-address="'Completed Jobs'.B148"/>
          </calcext:conditional-format>
          <calcext:conditional-format calcext:target-range-address="'Completed Jobs'.B149:'Completed Jobs'.F149">
            <calcext:condition calcext:apply-style-name="Gnumeric-8" calcext:value="=&quot;c&quot;" calcext:base-cell-address="'Completed Jobs'.B149"/>
            <calcext:condition calcext:apply-style-name="Gnumeric-8" calcext:value="=&quot;p&quot;" calcext:base-cell-address="'Completed Jobs'.B149"/>
            <calcext:condition calcext:apply-style-name="Gnumeric-8" calcext:value="=&quot;t&quot;" calcext:base-cell-address="'Completed Jobs'.B149"/>
            <calcext:condition calcext:apply-style-name="Gnumeric-8" calcext:value="=&quot;x&quot;" calcext:base-cell-address="'Completed Jobs'.B149"/>
          </calcext:conditional-format>
          <calcext:conditional-format calcext:target-range-address="'Completed Jobs'.B150:'Completed Jobs'.F150">
            <calcext:condition calcext:apply-style-name="Gnumeric-8" calcext:value="formula-is(NOT(ISERROR(FIND(&quot;p&quot;;[.B150]))))" calcext:base-cell-address="'Completed Jobs'.B150"/>
            <calcext:condition calcext:apply-style-name="Gnumeric-8" calcext:value="formula-is(NOT(ISERROR(FIND(&quot;t&quot;;[.B150]))))" calcext:base-cell-address="'Completed Jobs'.B150"/>
            <calcext:condition calcext:apply-style-name="Gnumeric-8" calcext:value="formula-is(NOT(ISERROR(FIND(&quot;c&quot;;[.B150]))))" calcext:base-cell-address="'Completed Jobs'.B150"/>
            <calcext:condition calcext:apply-style-name="Gnumeric-8" calcext:value="formula-is(NOT(ISERROR(FIND(&quot;x&quot;;[.B150]))))" calcext:base-cell-address="'Completed Jobs'.B150"/>
          </calcext:conditional-format>
          <calcext:conditional-format calcext:target-range-address="'Completed Jobs'.B151:'Completed Jobs'.F151">
            <calcext:condition calcext:apply-style-name="Gnumeric-8" calcext:value="=&quot;c&quot;" calcext:base-cell-address="'Completed Jobs'.B151"/>
            <calcext:condition calcext:apply-style-name="Gnumeric-8" calcext:value="=&quot;p&quot;" calcext:base-cell-address="'Completed Jobs'.B151"/>
            <calcext:condition calcext:apply-style-name="Gnumeric-8" calcext:value="=&quot;t&quot;" calcext:base-cell-address="'Completed Jobs'.B151"/>
            <calcext:condition calcext:apply-style-name="Gnumeric-8" calcext:value="=&quot;x&quot;" calcext:base-cell-address="'Completed Jobs'.B151"/>
          </calcext:conditional-format>
          <calcext:conditional-format calcext:target-range-address="'Completed Jobs'.B152:'Completed Jobs'.F152">
            <calcext:condition calcext:apply-style-name="Gnumeric-8" calcext:value="formula-is(NOT(ISERROR(FIND(&quot;p&quot;;[.B152]))))" calcext:base-cell-address="'Completed Jobs'.B152"/>
            <calcext:condition calcext:apply-style-name="Gnumeric-8" calcext:value="formula-is(NOT(ISERROR(FIND(&quot;t&quot;;[.B152]))))" calcext:base-cell-address="'Completed Jobs'.B152"/>
            <calcext:condition calcext:apply-style-name="Gnumeric-8" calcext:value="formula-is(NOT(ISERROR(FIND(&quot;c&quot;;[.B152]))))" calcext:base-cell-address="'Completed Jobs'.B152"/>
            <calcext:condition calcext:apply-style-name="Gnumeric-8" calcext:value="formula-is(NOT(ISERROR(FIND(&quot;x&quot;;[.B152]))))" calcext:base-cell-address="'Completed Jobs'.B152"/>
          </calcext:conditional-format>
          <calcext:conditional-format calcext:target-range-address="'Completed Jobs'.B153:'Completed Jobs'.F153">
            <calcext:condition calcext:apply-style-name="Gnumeric-8" calcext:value="=&quot;c&quot;" calcext:base-cell-address="'Completed Jobs'.B153"/>
            <calcext:condition calcext:apply-style-name="Gnumeric-8" calcext:value="=&quot;p&quot;" calcext:base-cell-address="'Completed Jobs'.B153"/>
            <calcext:condition calcext:apply-style-name="Gnumeric-8" calcext:value="=&quot;t&quot;" calcext:base-cell-address="'Completed Jobs'.B153"/>
            <calcext:condition calcext:apply-style-name="Gnumeric-8" calcext:value="=&quot;x&quot;" calcext:base-cell-address="'Completed Jobs'.B153"/>
          </calcext:conditional-format>
          <calcext:conditional-format calcext:target-range-address="'Completed Jobs'.B154:'Completed Jobs'.F157">
            <calcext:condition calcext:apply-style-name="Gnumeric-8" calcext:value="formula-is(NOT(ISERROR(FIND(&quot;p&quot;;[.B154]))))" calcext:base-cell-address="'Completed Jobs'.B154"/>
            <calcext:condition calcext:apply-style-name="Gnumeric-8" calcext:value="formula-is(NOT(ISERROR(FIND(&quot;t&quot;;[.B154]))))" calcext:base-cell-address="'Completed Jobs'.B154"/>
            <calcext:condition calcext:apply-style-name="Gnumeric-8" calcext:value="formula-is(NOT(ISERROR(FIND(&quot;c&quot;;[.B154]))))" calcext:base-cell-address="'Completed Jobs'.B154"/>
            <calcext:condition calcext:apply-style-name="Gnumeric-8" calcext:value="formula-is(NOT(ISERROR(FIND(&quot;x&quot;;[.B154]))))" calcext:base-cell-address="'Completed Jobs'.B154"/>
          </calcext:conditional-format>
          <calcext:conditional-format calcext:target-range-address="'Completed Jobs'.B158:'Completed Jobs'.F158">
            <calcext:condition calcext:apply-style-name="Gnumeric-8" calcext:value="=&quot;c&quot;" calcext:base-cell-address="'Completed Jobs'.B158"/>
            <calcext:condition calcext:apply-style-name="Gnumeric-8" calcext:value="=&quot;p&quot;" calcext:base-cell-address="'Completed Jobs'.B158"/>
            <calcext:condition calcext:apply-style-name="Gnumeric-8" calcext:value="=&quot;t&quot;" calcext:base-cell-address="'Completed Jobs'.B158"/>
            <calcext:condition calcext:apply-style-name="Gnumeric-8" calcext:value="=&quot;x&quot;" calcext:base-cell-address="'Completed Jobs'.B158"/>
          </calcext:conditional-format>
          <calcext:conditional-format calcext:target-range-address="'Completed Jobs'.B172:'Completed Jobs'.F172">
            <calcext:condition calcext:apply-style-name="Gnumeric-8" calcext:value="=&quot;c&quot;" calcext:base-cell-address="'Completed Jobs'.B172"/>
            <calcext:condition calcext:apply-style-name="Gnumeric-8" calcext:value="=&quot;p&quot;" calcext:base-cell-address="'Completed Jobs'.B172"/>
            <calcext:condition calcext:apply-style-name="Gnumeric-8" calcext:value="=&quot;t&quot;" calcext:base-cell-address="'Completed Jobs'.B172"/>
            <calcext:condition calcext:apply-style-name="Gnumeric-8" calcext:value="=&quot;x&quot;" calcext:base-cell-address="'Completed Jobs'.B172"/>
          </calcext:conditional-format>
          <calcext:conditional-format calcext:target-range-address="'Completed Jobs'.B176:'Completed Jobs'.F176">
            <calcext:condition calcext:apply-style-name="Gnumeric-8" calcext:value="=&quot;c&quot;" calcext:base-cell-address="'Completed Jobs'.B176"/>
            <calcext:condition calcext:apply-style-name="Gnumeric-8" calcext:value="=&quot;p&quot;" calcext:base-cell-address="'Completed Jobs'.B176"/>
            <calcext:condition calcext:apply-style-name="Gnumeric-8" calcext:value="=&quot;t&quot;" calcext:base-cell-address="'Completed Jobs'.B176"/>
            <calcext:condition calcext:apply-style-name="Gnumeric-8" calcext:value="=&quot;x&quot;" calcext:base-cell-address="'Completed Jobs'.B176"/>
          </calcext:conditional-format>
          <calcext:conditional-format calcext:target-range-address="'Completed Jobs'.B178:'Completed Jobs'.F178">
            <calcext:condition calcext:apply-style-name="Gnumeric-8" calcext:value="=&quot;c&quot;" calcext:base-cell-address="'Completed Jobs'.B178"/>
            <calcext:condition calcext:apply-style-name="Gnumeric-8" calcext:value="=&quot;p&quot;" calcext:base-cell-address="'Completed Jobs'.B178"/>
            <calcext:condition calcext:apply-style-name="Gnumeric-8" calcext:value="=&quot;t&quot;" calcext:base-cell-address="'Completed Jobs'.B178"/>
            <calcext:condition calcext:apply-style-name="Gnumeric-8" calcext:value="=&quot;x&quot;" calcext:base-cell-address="'Completed Jobs'.B178"/>
          </calcext:conditional-format>
          <calcext:conditional-format calcext:target-range-address="'Completed Jobs'.B179:'Completed Jobs'.B182">
            <calcext:condition calcext:apply-style-name="Gnumeric-8" calcext:value="=&quot;c&quot;" calcext:base-cell-address="'Completed Jobs'.B179"/>
            <calcext:condition calcext:apply-style-name="Gnumeric-8" calcext:value="=&quot;p&quot;" calcext:base-cell-address="'Completed Jobs'.B179"/>
            <calcext:condition calcext:apply-style-name="Gnumeric-8" calcext:value="=&quot;t&quot;" calcext:base-cell-address="'Completed Jobs'.B179"/>
            <calcext:condition calcext:apply-style-name="Gnumeric-8" calcext:value="=&quot;x&quot;" calcext:base-cell-address="'Completed Jobs'.B179"/>
          </calcext:conditional-format>
          <calcext:conditional-format calcext:target-range-address="'Completed Jobs'.B183:'Completed Jobs'.F183">
            <calcext:condition calcext:apply-style-name="Gnumeric-8" calcext:value="=&quot;c&quot;" calcext:base-cell-address="'Completed Jobs'.B183"/>
            <calcext:condition calcext:apply-style-name="Gnumeric-8" calcext:value="=&quot;p&quot;" calcext:base-cell-address="'Completed Jobs'.B183"/>
            <calcext:condition calcext:apply-style-name="Gnumeric-8" calcext:value="=&quot;t&quot;" calcext:base-cell-address="'Completed Jobs'.B183"/>
            <calcext:condition calcext:apply-style-name="Gnumeric-8" calcext:value="=&quot;x&quot;" calcext:base-cell-address="'Completed Jobs'.B183"/>
          </calcext:conditional-format>
          <calcext:conditional-format calcext:target-range-address="'Completed Jobs'.B184:'Completed Jobs'.F184">
            <calcext:condition calcext:apply-style-name="Gnumeric-8" calcext:value="=&quot;c&quot;" calcext:base-cell-address="'Completed Jobs'.B184"/>
            <calcext:condition calcext:apply-style-name="Gnumeric-8" calcext:value="=&quot;p&quot;" calcext:base-cell-address="'Completed Jobs'.B184"/>
            <calcext:condition calcext:apply-style-name="Gnumeric-8" calcext:value="=&quot;t&quot;" calcext:base-cell-address="'Completed Jobs'.B184"/>
            <calcext:condition calcext:apply-style-name="Gnumeric-8" calcext:value="=&quot;x&quot;" calcext:base-cell-address="'Completed Jobs'.B184"/>
          </calcext:conditional-format>
          <calcext:conditional-format calcext:target-range-address="'Completed Jobs'.B185:'Completed Jobs'.F185">
            <calcext:condition calcext:apply-style-name="Gnumeric-8" calcext:value="=&quot;c&quot;" calcext:base-cell-address="'Completed Jobs'.B185"/>
            <calcext:condition calcext:apply-style-name="Gnumeric-8" calcext:value="=&quot;p&quot;" calcext:base-cell-address="'Completed Jobs'.B185"/>
            <calcext:condition calcext:apply-style-name="Gnumeric-8" calcext:value="=&quot;t&quot;" calcext:base-cell-address="'Completed Jobs'.B185"/>
            <calcext:condition calcext:apply-style-name="Gnumeric-8" calcext:value="=&quot;x&quot;" calcext:base-cell-address="'Completed Jobs'.B185"/>
          </calcext:conditional-format>
          <calcext:conditional-format calcext:target-range-address="'Completed Jobs'.B186:'Completed Jobs'.F186">
            <calcext:condition calcext:apply-style-name="Gnumeric-8" calcext:value="=&quot;c&quot;" calcext:base-cell-address="'Completed Jobs'.B186"/>
            <calcext:condition calcext:apply-style-name="Gnumeric-8" calcext:value="=&quot;p&quot;" calcext:base-cell-address="'Completed Jobs'.B186"/>
            <calcext:condition calcext:apply-style-name="Gnumeric-8" calcext:value="=&quot;t&quot;" calcext:base-cell-address="'Completed Jobs'.B186"/>
            <calcext:condition calcext:apply-style-name="Gnumeric-8" calcext:value="=&quot;x&quot;" calcext:base-cell-address="'Completed Jobs'.B186"/>
          </calcext:conditional-format>
          <calcext:conditional-format calcext:target-range-address="'Completed Jobs'.B187:'Completed Jobs'.B187">
            <calcext:condition calcext:apply-style-name="Gnumeric-8" calcext:value="=&quot;c&quot;" calcext:base-cell-address="'Completed Jobs'.B187"/>
            <calcext:condition calcext:apply-style-name="Gnumeric-8" calcext:value="=&quot;p&quot;" calcext:base-cell-address="'Completed Jobs'.B187"/>
            <calcext:condition calcext:apply-style-name="Gnumeric-8" calcext:value="=&quot;t&quot;" calcext:base-cell-address="'Completed Jobs'.B187"/>
            <calcext:condition calcext:apply-style-name="Gnumeric-8" calcext:value="=&quot;x&quot;" calcext:base-cell-address="'Completed Jobs'.B187"/>
          </calcext:conditional-format>
          <calcext:conditional-format calcext:target-range-address="'Completed Jobs'.B188:'Completed Jobs'.F188">
            <calcext:condition calcext:apply-style-name="Gnumeric-8" calcext:value="=&quot;c&quot;" calcext:base-cell-address="'Completed Jobs'.B188"/>
            <calcext:condition calcext:apply-style-name="Gnumeric-8" calcext:value="=&quot;p&quot;" calcext:base-cell-address="'Completed Jobs'.B188"/>
            <calcext:condition calcext:apply-style-name="Gnumeric-8" calcext:value="=&quot;t&quot;" calcext:base-cell-address="'Completed Jobs'.B188"/>
            <calcext:condition calcext:apply-style-name="Gnumeric-8" calcext:value="=&quot;x&quot;" calcext:base-cell-address="'Completed Jobs'.B188"/>
          </calcext:conditional-format>
          <calcext:conditional-format calcext:target-range-address="'Completed Jobs'.B189:'Completed Jobs'.F189">
            <calcext:condition calcext:apply-style-name="Gnumeric-8" calcext:value="=&quot;c&quot;" calcext:base-cell-address="'Completed Jobs'.B189"/>
            <calcext:condition calcext:apply-style-name="Gnumeric-8" calcext:value="=&quot;p&quot;" calcext:base-cell-address="'Completed Jobs'.B189"/>
            <calcext:condition calcext:apply-style-name="Gnumeric-8" calcext:value="=&quot;t&quot;" calcext:base-cell-address="'Completed Jobs'.B189"/>
            <calcext:condition calcext:apply-style-name="Gnumeric-8" calcext:value="=&quot;x&quot;" calcext:base-cell-address="'Completed Jobs'.B189"/>
          </calcext:conditional-format>
          <calcext:conditional-format calcext:target-range-address="'Completed Jobs'.B190:'Completed Jobs'.F190">
            <calcext:condition calcext:apply-style-name="Gnumeric-8" calcext:value="=&quot;c&quot;" calcext:base-cell-address="'Completed Jobs'.B190"/>
            <calcext:condition calcext:apply-style-name="Gnumeric-8" calcext:value="=&quot;p&quot;" calcext:base-cell-address="'Completed Jobs'.B190"/>
            <calcext:condition calcext:apply-style-name="Gnumeric-8" calcext:value="=&quot;t&quot;" calcext:base-cell-address="'Completed Jobs'.B190"/>
            <calcext:condition calcext:apply-style-name="Gnumeric-8" calcext:value="=&quot;x&quot;" calcext:base-cell-address="'Completed Jobs'.B190"/>
          </calcext:conditional-format>
          <calcext:conditional-format calcext:target-range-address="'Completed Jobs'.B191:'Completed Jobs'.F192">
            <calcext:condition calcext:apply-style-name="Gnumeric-8" calcext:value="=&quot;c&quot;" calcext:base-cell-address="'Completed Jobs'.B191"/>
            <calcext:condition calcext:apply-style-name="Gnumeric-8" calcext:value="=&quot;p&quot;" calcext:base-cell-address="'Completed Jobs'.B191"/>
            <calcext:condition calcext:apply-style-name="Gnumeric-8" calcext:value="=&quot;t&quot;" calcext:base-cell-address="'Completed Jobs'.B191"/>
            <calcext:condition calcext:apply-style-name="Gnumeric-8" calcext:value="=&quot;x&quot;" calcext:base-cell-address="'Completed Jobs'.B191"/>
          </calcext:conditional-format>
          <calcext:conditional-format calcext:target-range-address="'Completed Jobs'.B193:'Completed Jobs'.F194">
            <calcext:condition calcext:apply-style-name="Gnumeric-8" calcext:value="=&quot;c&quot;" calcext:base-cell-address="'Completed Jobs'.B193"/>
            <calcext:condition calcext:apply-style-name="Gnumeric-8" calcext:value="=&quot;p&quot;" calcext:base-cell-address="'Completed Jobs'.B193"/>
            <calcext:condition calcext:apply-style-name="Gnumeric-8" calcext:value="=&quot;t&quot;" calcext:base-cell-address="'Completed Jobs'.B193"/>
            <calcext:condition calcext:apply-style-name="Gnumeric-8" calcext:value="=&quot;x&quot;" calcext:base-cell-address="'Completed Jobs'.B193"/>
          </calcext:conditional-format>
          <calcext:conditional-format calcext:target-range-address="'Completed Jobs'.B195:'Completed Jobs'.B195">
            <calcext:condition calcext:apply-style-name="Gnumeric-8" calcext:value="=&quot;c&quot;" calcext:base-cell-address="'Completed Jobs'.B195"/>
            <calcext:condition calcext:apply-style-name="Gnumeric-8" calcext:value="=&quot;p&quot;" calcext:base-cell-address="'Completed Jobs'.B195"/>
            <calcext:condition calcext:apply-style-name="Gnumeric-8" calcext:value="=&quot;t&quot;" calcext:base-cell-address="'Completed Jobs'.B195"/>
            <calcext:condition calcext:apply-style-name="Gnumeric-8" calcext:value="=&quot;x&quot;" calcext:base-cell-address="'Completed Jobs'.B195"/>
          </calcext:conditional-format>
          <calcext:conditional-format calcext:target-range-address="'Completed Jobs'.B196:'Completed Jobs'.F196">
            <calcext:condition calcext:apply-style-name="Gnumeric-8" calcext:value="=&quot;c&quot;" calcext:base-cell-address="'Completed Jobs'.B196"/>
            <calcext:condition calcext:apply-style-name="Gnumeric-8" calcext:value="=&quot;p&quot;" calcext:base-cell-address="'Completed Jobs'.B196"/>
            <calcext:condition calcext:apply-style-name="Gnumeric-8" calcext:value="=&quot;t&quot;" calcext:base-cell-address="'Completed Jobs'.B196"/>
            <calcext:condition calcext:apply-style-name="Gnumeric-8" calcext:value="=&quot;x&quot;" calcext:base-cell-address="'Completed Jobs'.B196"/>
          </calcext:conditional-format>
          <calcext:conditional-format calcext:target-range-address="'Completed Jobs'.B197:'Completed Jobs'.F197">
            <calcext:condition calcext:apply-style-name="Gnumeric-8" calcext:value="=&quot;c&quot;" calcext:base-cell-address="'Completed Jobs'.B197"/>
            <calcext:condition calcext:apply-style-name="Gnumeric-8" calcext:value="=&quot;p&quot;" calcext:base-cell-address="'Completed Jobs'.B197"/>
            <calcext:condition calcext:apply-style-name="Gnumeric-8" calcext:value="=&quot;t&quot;" calcext:base-cell-address="'Completed Jobs'.B197"/>
            <calcext:condition calcext:apply-style-name="Gnumeric-8" calcext:value="=&quot;x&quot;" calcext:base-cell-address="'Completed Jobs'.B197"/>
          </calcext:conditional-format>
          <calcext:conditional-format calcext:target-range-address="'Completed Jobs'.B198:'Completed Jobs'.F199">
            <calcext:condition calcext:apply-style-name="Gnumeric-8" calcext:value="=&quot;c&quot;" calcext:base-cell-address="'Completed Jobs'.B198"/>
            <calcext:condition calcext:apply-style-name="Gnumeric-8" calcext:value="=&quot;p&quot;" calcext:base-cell-address="'Completed Jobs'.B198"/>
            <calcext:condition calcext:apply-style-name="Gnumeric-8" calcext:value="=&quot;t&quot;" calcext:base-cell-address="'Completed Jobs'.B198"/>
            <calcext:condition calcext:apply-style-name="Gnumeric-8" calcext:value="=&quot;x&quot;" calcext:base-cell-address="'Completed Jobs'.B198"/>
          </calcext:conditional-format>
          <calcext:conditional-format calcext:target-range-address="'Completed Jobs'.B200:'Completed Jobs'.B200">
            <calcext:condition calcext:apply-style-name="Gnumeric-8" calcext:value="=&quot;c&quot;" calcext:base-cell-address="'Completed Jobs'.B200"/>
            <calcext:condition calcext:apply-style-name="Gnumeric-8" calcext:value="=&quot;p&quot;" calcext:base-cell-address="'Completed Jobs'.B200"/>
            <calcext:condition calcext:apply-style-name="Gnumeric-8" calcext:value="=&quot;t&quot;" calcext:base-cell-address="'Completed Jobs'.B200"/>
            <calcext:condition calcext:apply-style-name="Gnumeric-8" calcext:value="=&quot;x&quot;" calcext:base-cell-address="'Completed Jobs'.B200"/>
          </calcext:conditional-format>
          <calcext:conditional-format calcext:target-range-address="'Completed Jobs'.B201:'Completed Jobs'.B201">
            <calcext:condition calcext:apply-style-name="Gnumeric-8" calcext:value="=&quot;c&quot;" calcext:base-cell-address="'Completed Jobs'.B201"/>
            <calcext:condition calcext:apply-style-name="Gnumeric-8" calcext:value="=&quot;p&quot;" calcext:base-cell-address="'Completed Jobs'.B201"/>
            <calcext:condition calcext:apply-style-name="Gnumeric-8" calcext:value="=&quot;t&quot;" calcext:base-cell-address="'Completed Jobs'.B201"/>
            <calcext:condition calcext:apply-style-name="Gnumeric-8" calcext:value="=&quot;x&quot;" calcext:base-cell-address="'Completed Jobs'.B201"/>
          </calcext:conditional-format>
          <calcext:conditional-format calcext:target-range-address="'Completed Jobs'.B202:'Completed Jobs'.B202">
            <calcext:condition calcext:apply-style-name="Gnumeric-8" calcext:value="=&quot;c&quot;" calcext:base-cell-address="'Completed Jobs'.B202"/>
            <calcext:condition calcext:apply-style-name="Gnumeric-8" calcext:value="=&quot;p&quot;" calcext:base-cell-address="'Completed Jobs'.B202"/>
            <calcext:condition calcext:apply-style-name="Gnumeric-8" calcext:value="=&quot;t&quot;" calcext:base-cell-address="'Completed Jobs'.B202"/>
            <calcext:condition calcext:apply-style-name="Gnumeric-8" calcext:value="=&quot;x&quot;" calcext:base-cell-address="'Completed Jobs'.B202"/>
          </calcext:conditional-format>
          <calcext:conditional-format calcext:target-range-address="'Completed Jobs'.B203:'Completed Jobs'.B203">
            <calcext:condition calcext:apply-style-name="Gnumeric-8" calcext:value="=&quot;c&quot;" calcext:base-cell-address="'Completed Jobs'.B203"/>
            <calcext:condition calcext:apply-style-name="Gnumeric-8" calcext:value="=&quot;p&quot;" calcext:base-cell-address="'Completed Jobs'.B203"/>
            <calcext:condition calcext:apply-style-name="Gnumeric-8" calcext:value="=&quot;t&quot;" calcext:base-cell-address="'Completed Jobs'.B203"/>
            <calcext:condition calcext:apply-style-name="Gnumeric-8" calcext:value="=&quot;x&quot;" calcext:base-cell-address="'Completed Jobs'.B203"/>
          </calcext:conditional-format>
          <calcext:conditional-format calcext:target-range-address="'Completed Jobs'.B204:'Completed Jobs'.B205">
            <calcext:condition calcext:apply-style-name="Gnumeric-8" calcext:value="=&quot;c&quot;" calcext:base-cell-address="'Completed Jobs'.B204"/>
            <calcext:condition calcext:apply-style-name="Gnumeric-8" calcext:value="=&quot;p&quot;" calcext:base-cell-address="'Completed Jobs'.B204"/>
            <calcext:condition calcext:apply-style-name="Gnumeric-8" calcext:value="=&quot;t&quot;" calcext:base-cell-address="'Completed Jobs'.B204"/>
            <calcext:condition calcext:apply-style-name="Gnumeric-8" calcext:value="=&quot;x&quot;" calcext:base-cell-address="'Completed Jobs'.B204"/>
          </calcext:conditional-format>
          <calcext:conditional-format calcext:target-range-address="'Completed Jobs'.B206:'Completed Jobs'.B206">
            <calcext:condition calcext:apply-style-name="Gnumeric-8" calcext:value="=&quot;c&quot;" calcext:base-cell-address="'Completed Jobs'.B206"/>
            <calcext:condition calcext:apply-style-name="Gnumeric-8" calcext:value="=&quot;p&quot;" calcext:base-cell-address="'Completed Jobs'.B206"/>
            <calcext:condition calcext:apply-style-name="Gnumeric-8" calcext:value="=&quot;t&quot;" calcext:base-cell-address="'Completed Jobs'.B206"/>
            <calcext:condition calcext:apply-style-name="Gnumeric-8" calcext:value="=&quot;x&quot;" calcext:base-cell-address="'Completed Jobs'.B206"/>
          </calcext:conditional-format>
          <calcext:conditional-format calcext:target-range-address="'Completed Jobs'.B207:'Completed Jobs'.B210">
            <calcext:condition calcext:apply-style-name="Gnumeric-8" calcext:value="=&quot;c&quot;" calcext:base-cell-address="'Completed Jobs'.B207"/>
            <calcext:condition calcext:apply-style-name="Gnumeric-8" calcext:value="=&quot;p&quot;" calcext:base-cell-address="'Completed Jobs'.B207"/>
            <calcext:condition calcext:apply-style-name="Gnumeric-8" calcext:value="=&quot;t&quot;" calcext:base-cell-address="'Completed Jobs'.B207"/>
            <calcext:condition calcext:apply-style-name="Gnumeric-8" calcext:value="=&quot;x&quot;" calcext:base-cell-address="'Completed Jobs'.B207"/>
          </calcext:conditional-format>
          <calcext:conditional-format calcext:target-range-address="'Completed Jobs'.B211:'Completed Jobs'.B211">
            <calcext:condition calcext:apply-style-name="Gnumeric-8" calcext:value="=&quot;c&quot;" calcext:base-cell-address="'Completed Jobs'.B211"/>
            <calcext:condition calcext:apply-style-name="Gnumeric-8" calcext:value="=&quot;p&quot;" calcext:base-cell-address="'Completed Jobs'.B211"/>
            <calcext:condition calcext:apply-style-name="Gnumeric-8" calcext:value="=&quot;t&quot;" calcext:base-cell-address="'Completed Jobs'.B211"/>
            <calcext:condition calcext:apply-style-name="Gnumeric-8" calcext:value="=&quot;x&quot;" calcext:base-cell-address="'Completed Jobs'.B211"/>
          </calcext:conditional-format>
          <calcext:conditional-format calcext:target-range-address="'Completed Jobs'.B212:'Completed Jobs'.F214">
            <calcext:condition calcext:apply-style-name="Gnumeric-8" calcext:value="=&quot;c&quot;" calcext:base-cell-address="'Completed Jobs'.B212"/>
            <calcext:condition calcext:apply-style-name="Gnumeric-8" calcext:value="=&quot;p&quot;" calcext:base-cell-address="'Completed Jobs'.B212"/>
            <calcext:condition calcext:apply-style-name="Gnumeric-8" calcext:value="=&quot;t&quot;" calcext:base-cell-address="'Completed Jobs'.B212"/>
            <calcext:condition calcext:apply-style-name="Gnumeric-8" calcext:value="=&quot;x&quot;" calcext:base-cell-address="'Completed Jobs'.B212"/>
          </calcext:conditional-format>
          <calcext:conditional-format calcext:target-range-address="'Completed Jobs'.B215:'Completed Jobs'.C215">
            <calcext:condition calcext:apply-style-name="Gnumeric-8" calcext:value="=&quot;c&quot;" calcext:base-cell-address="'Completed Jobs'.B215"/>
            <calcext:condition calcext:apply-style-name="Gnumeric-8" calcext:value="=&quot;p&quot;" calcext:base-cell-address="'Completed Jobs'.B215"/>
            <calcext:condition calcext:apply-style-name="Gnumeric-8" calcext:value="=&quot;t&quot;" calcext:base-cell-address="'Completed Jobs'.B215"/>
            <calcext:condition calcext:apply-style-name="Gnumeric-8" calcext:value="=&quot;x&quot;" calcext:base-cell-address="'Completed Jobs'.B215"/>
          </calcext:conditional-format>
          <calcext:conditional-format calcext:target-range-address="'Completed Jobs'.B216:'Completed Jobs'.B216">
            <calcext:condition calcext:apply-style-name="Gnumeric-8" calcext:value="=&quot;c&quot;" calcext:base-cell-address="'Completed Jobs'.B216"/>
            <calcext:condition calcext:apply-style-name="Gnumeric-8" calcext:value="=&quot;p&quot;" calcext:base-cell-address="'Completed Jobs'.B216"/>
            <calcext:condition calcext:apply-style-name="Gnumeric-8" calcext:value="=&quot;t&quot;" calcext:base-cell-address="'Completed Jobs'.B216"/>
            <calcext:condition calcext:apply-style-name="Gnumeric-8" calcext:value="=&quot;x&quot;" calcext:base-cell-address="'Completed Jobs'.B216"/>
          </calcext:conditional-format>
          <calcext:conditional-format calcext:target-range-address="'Completed Jobs'.B217:'Completed Jobs'.B217">
            <calcext:condition calcext:apply-style-name="Gnumeric-8" calcext:value="=&quot;c&quot;" calcext:base-cell-address="'Completed Jobs'.B217"/>
            <calcext:condition calcext:apply-style-name="Gnumeric-8" calcext:value="=&quot;p&quot;" calcext:base-cell-address="'Completed Jobs'.B217"/>
            <calcext:condition calcext:apply-style-name="Gnumeric-8" calcext:value="=&quot;t&quot;" calcext:base-cell-address="'Completed Jobs'.B217"/>
            <calcext:condition calcext:apply-style-name="Gnumeric-8" calcext:value="=&quot;x&quot;" calcext:base-cell-address="'Completed Jobs'.B217"/>
          </calcext:conditional-format>
          <calcext:conditional-format calcext:target-range-address="'Completed Jobs'.B218:'Completed Jobs'.B218">
            <calcext:condition calcext:apply-style-name="Gnumeric-8" calcext:value="=&quot;c&quot;" calcext:base-cell-address="'Completed Jobs'.B218"/>
            <calcext:condition calcext:apply-style-name="Gnumeric-8" calcext:value="=&quot;p&quot;" calcext:base-cell-address="'Completed Jobs'.B218"/>
            <calcext:condition calcext:apply-style-name="Gnumeric-8" calcext:value="=&quot;t&quot;" calcext:base-cell-address="'Completed Jobs'.B218"/>
            <calcext:condition calcext:apply-style-name="Gnumeric-8" calcext:value="=&quot;x&quot;" calcext:base-cell-address="'Completed Jobs'.B218"/>
          </calcext:conditional-format>
          <calcext:conditional-format calcext:target-range-address="'Completed Jobs'.B219:'Completed Jobs'.B219">
            <calcext:condition calcext:apply-style-name="Gnumeric-8" calcext:value="=&quot;c&quot;" calcext:base-cell-address="'Completed Jobs'.B219"/>
            <calcext:condition calcext:apply-style-name="Gnumeric-8" calcext:value="=&quot;p&quot;" calcext:base-cell-address="'Completed Jobs'.B219"/>
            <calcext:condition calcext:apply-style-name="Gnumeric-8" calcext:value="=&quot;t&quot;" calcext:base-cell-address="'Completed Jobs'.B219"/>
            <calcext:condition calcext:apply-style-name="Gnumeric-8" calcext:value="=&quot;x&quot;" calcext:base-cell-address="'Completed Jobs'.B219"/>
          </calcext:conditional-format>
          <calcext:conditional-format calcext:target-range-address="'Completed Jobs'.B220:'Completed Jobs'.B222">
            <calcext:condition calcext:apply-style-name="Gnumeric-8" calcext:value="=&quot;c&quot;" calcext:base-cell-address="'Completed Jobs'.B220"/>
            <calcext:condition calcext:apply-style-name="Gnumeric-8" calcext:value="=&quot;p&quot;" calcext:base-cell-address="'Completed Jobs'.B220"/>
            <calcext:condition calcext:apply-style-name="Gnumeric-8" calcext:value="=&quot;t&quot;" calcext:base-cell-address="'Completed Jobs'.B220"/>
            <calcext:condition calcext:apply-style-name="Gnumeric-8" calcext:value="=&quot;x&quot;" calcext:base-cell-address="'Completed Jobs'.B220"/>
          </calcext:conditional-format>
          <calcext:conditional-format calcext:target-range-address="'Completed Jobs'.B223:'Completed Jobs'.B223">
            <calcext:condition calcext:apply-style-name="Gnumeric-8" calcext:value="=&quot;c&quot;" calcext:base-cell-address="'Completed Jobs'.B223"/>
            <calcext:condition calcext:apply-style-name="Gnumeric-8" calcext:value="=&quot;p&quot;" calcext:base-cell-address="'Completed Jobs'.B223"/>
            <calcext:condition calcext:apply-style-name="Gnumeric-8" calcext:value="=&quot;t&quot;" calcext:base-cell-address="'Completed Jobs'.B223"/>
            <calcext:condition calcext:apply-style-name="Gnumeric-8" calcext:value="=&quot;x&quot;" calcext:base-cell-address="'Completed Jobs'.B223"/>
          </calcext:conditional-format>
          <calcext:conditional-format calcext:target-range-address="'Completed Jobs'.B224:'Completed Jobs'.B224">
            <calcext:condition calcext:apply-style-name="Gnumeric-8" calcext:value="=&quot;c&quot;" calcext:base-cell-address="'Completed Jobs'.B224"/>
            <calcext:condition calcext:apply-style-name="Gnumeric-8" calcext:value="=&quot;p&quot;" calcext:base-cell-address="'Completed Jobs'.B224"/>
            <calcext:condition calcext:apply-style-name="Gnumeric-8" calcext:value="=&quot;t&quot;" calcext:base-cell-address="'Completed Jobs'.B224"/>
            <calcext:condition calcext:apply-style-name="Gnumeric-8" calcext:value="=&quot;x&quot;" calcext:base-cell-address="'Completed Jobs'.B224"/>
          </calcext:conditional-format>
          <calcext:conditional-format calcext:target-range-address="'Completed Jobs'.B225:'Completed Jobs'.B227">
            <calcext:condition calcext:apply-style-name="Gnumeric-8" calcext:value="=&quot;c&quot;" calcext:base-cell-address="'Completed Jobs'.B225"/>
            <calcext:condition calcext:apply-style-name="Gnumeric-8" calcext:value="=&quot;p&quot;" calcext:base-cell-address="'Completed Jobs'.B225"/>
            <calcext:condition calcext:apply-style-name="Gnumeric-8" calcext:value="=&quot;t&quot;" calcext:base-cell-address="'Completed Jobs'.B225"/>
            <calcext:condition calcext:apply-style-name="Gnumeric-8" calcext:value="=&quot;x&quot;" calcext:base-cell-address="'Completed Jobs'.B225"/>
          </calcext:conditional-format>
          <calcext:conditional-format calcext:target-range-address="'Completed Jobs'.B228:'Completed Jobs'.B228">
            <calcext:condition calcext:apply-style-name="Gnumeric-8" calcext:value="=&quot;c&quot;" calcext:base-cell-address="'Completed Jobs'.B228"/>
            <calcext:condition calcext:apply-style-name="Gnumeric-8" calcext:value="=&quot;p&quot;" calcext:base-cell-address="'Completed Jobs'.B228"/>
            <calcext:condition calcext:apply-style-name="Gnumeric-8" calcext:value="=&quot;t&quot;" calcext:base-cell-address="'Completed Jobs'.B228"/>
            <calcext:condition calcext:apply-style-name="Gnumeric-8" calcext:value="=&quot;x&quot;" calcext:base-cell-address="'Completed Jobs'.B228"/>
          </calcext:conditional-format>
          <calcext:conditional-format calcext:target-range-address="'Completed Jobs'.B229:'Completed Jobs'.B229">
            <calcext:condition calcext:apply-style-name="Gnumeric-8" calcext:value="=&quot;c&quot;" calcext:base-cell-address="'Completed Jobs'.B229"/>
            <calcext:condition calcext:apply-style-name="Gnumeric-8" calcext:value="=&quot;p&quot;" calcext:base-cell-address="'Completed Jobs'.B229"/>
            <calcext:condition calcext:apply-style-name="Gnumeric-8" calcext:value="=&quot;t&quot;" calcext:base-cell-address="'Completed Jobs'.B229"/>
            <calcext:condition calcext:apply-style-name="Gnumeric-8" calcext:value="=&quot;x&quot;" calcext:base-cell-address="'Completed Jobs'.B229"/>
          </calcext:conditional-format>
          <calcext:conditional-format calcext:target-range-address="'Completed Jobs'.B230:'Completed Jobs'.B230">
            <calcext:condition calcext:apply-style-name="Gnumeric-8" calcext:value="=&quot;c&quot;" calcext:base-cell-address="'Completed Jobs'.B230"/>
            <calcext:condition calcext:apply-style-name="Gnumeric-8" calcext:value="=&quot;p&quot;" calcext:base-cell-address="'Completed Jobs'.B230"/>
            <calcext:condition calcext:apply-style-name="Gnumeric-8" calcext:value="=&quot;t&quot;" calcext:base-cell-address="'Completed Jobs'.B230"/>
            <calcext:condition calcext:apply-style-name="Gnumeric-8" calcext:value="=&quot;x&quot;" calcext:base-cell-address="'Completed Jobs'.B230"/>
          </calcext:conditional-format>
          <calcext:conditional-format calcext:target-range-address="'Completed Jobs'.B231:'Completed Jobs'.B231">
            <calcext:condition calcext:apply-style-name="Gnumeric-8" calcext:value="=&quot;c&quot;" calcext:base-cell-address="'Completed Jobs'.B231"/>
            <calcext:condition calcext:apply-style-name="Gnumeric-8" calcext:value="=&quot;p&quot;" calcext:base-cell-address="'Completed Jobs'.B231"/>
            <calcext:condition calcext:apply-style-name="Gnumeric-8" calcext:value="=&quot;t&quot;" calcext:base-cell-address="'Completed Jobs'.B231"/>
            <calcext:condition calcext:apply-style-name="Gnumeric-8" calcext:value="=&quot;x&quot;" calcext:base-cell-address="'Completed Jobs'.B231"/>
          </calcext:conditional-format>
          <calcext:conditional-format calcext:target-range-address="'Completed Jobs'.B232:'Completed Jobs'.B235">
            <calcext:condition calcext:apply-style-name="Gnumeric-8" calcext:value="=&quot;c&quot;" calcext:base-cell-address="'Completed Jobs'.B232"/>
            <calcext:condition calcext:apply-style-name="Gnumeric-8" calcext:value="=&quot;p&quot;" calcext:base-cell-address="'Completed Jobs'.B232"/>
            <calcext:condition calcext:apply-style-name="Gnumeric-8" calcext:value="=&quot;t&quot;" calcext:base-cell-address="'Completed Jobs'.B232"/>
            <calcext:condition calcext:apply-style-name="Gnumeric-8" calcext:value="=&quot;x&quot;" calcext:base-cell-address="'Completed Jobs'.B232"/>
          </calcext:conditional-format>
          <calcext:conditional-format calcext:target-range-address="'Completed Jobs'.B236:'Completed Jobs'.B236">
            <calcext:condition calcext:apply-style-name="Gnumeric-8" calcext:value="=&quot;c&quot;" calcext:base-cell-address="'Completed Jobs'.B236"/>
            <calcext:condition calcext:apply-style-name="Gnumeric-8" calcext:value="=&quot;p&quot;" calcext:base-cell-address="'Completed Jobs'.B236"/>
            <calcext:condition calcext:apply-style-name="Gnumeric-8" calcext:value="=&quot;t&quot;" calcext:base-cell-address="'Completed Jobs'.B236"/>
            <calcext:condition calcext:apply-style-name="Gnumeric-8" calcext:value="=&quot;x&quot;" calcext:base-cell-address="'Completed Jobs'.B236"/>
          </calcext:conditional-format>
          <calcext:conditional-format calcext:target-range-address="'Completed Jobs'.B237:'Completed Jobs'.B237">
            <calcext:condition calcext:apply-style-name="Gnumeric-8" calcext:value="=&quot;c&quot;" calcext:base-cell-address="'Completed Jobs'.B237"/>
            <calcext:condition calcext:apply-style-name="Gnumeric-8" calcext:value="=&quot;p&quot;" calcext:base-cell-address="'Completed Jobs'.B237"/>
            <calcext:condition calcext:apply-style-name="Gnumeric-8" calcext:value="=&quot;t&quot;" calcext:base-cell-address="'Completed Jobs'.B237"/>
            <calcext:condition calcext:apply-style-name="Gnumeric-8" calcext:value="=&quot;x&quot;" calcext:base-cell-address="'Completed Jobs'.B237"/>
          </calcext:conditional-format>
          <calcext:conditional-format calcext:target-range-address="'Completed Jobs'.B238:'Completed Jobs'.B238">
            <calcext:condition calcext:apply-style-name="Gnumeric-8" calcext:value="=&quot;c&quot;" calcext:base-cell-address="'Completed Jobs'.B238"/>
            <calcext:condition calcext:apply-style-name="Gnumeric-8" calcext:value="=&quot;p&quot;" calcext:base-cell-address="'Completed Jobs'.B238"/>
            <calcext:condition calcext:apply-style-name="Gnumeric-8" calcext:value="=&quot;t&quot;" calcext:base-cell-address="'Completed Jobs'.B238"/>
            <calcext:condition calcext:apply-style-name="Gnumeric-8" calcext:value="=&quot;x&quot;" calcext:base-cell-address="'Completed Jobs'.B238"/>
          </calcext:conditional-format>
          <calcext:conditional-format calcext:target-range-address="'Completed Jobs'.B239:'Completed Jobs'.B239">
            <calcext:condition calcext:apply-style-name="Gnumeric-8" calcext:value="=&quot;c&quot;" calcext:base-cell-address="'Completed Jobs'.B239"/>
            <calcext:condition calcext:apply-style-name="Gnumeric-8" calcext:value="=&quot;p&quot;" calcext:base-cell-address="'Completed Jobs'.B239"/>
            <calcext:condition calcext:apply-style-name="Gnumeric-8" calcext:value="=&quot;t&quot;" calcext:base-cell-address="'Completed Jobs'.B239"/>
            <calcext:condition calcext:apply-style-name="Gnumeric-8" calcext:value="=&quot;x&quot;" calcext:base-cell-address="'Completed Jobs'.B239"/>
          </calcext:conditional-format>
          <calcext:conditional-format calcext:target-range-address="'Completed Jobs'.B240:'Completed Jobs'.B240">
            <calcext:condition calcext:apply-style-name="Gnumeric-8" calcext:value="=&quot;c&quot;" calcext:base-cell-address="'Completed Jobs'.B240"/>
            <calcext:condition calcext:apply-style-name="Gnumeric-8" calcext:value="=&quot;p&quot;" calcext:base-cell-address="'Completed Jobs'.B240"/>
            <calcext:condition calcext:apply-style-name="Gnumeric-8" calcext:value="=&quot;t&quot;" calcext:base-cell-address="'Completed Jobs'.B240"/>
            <calcext:condition calcext:apply-style-name="Gnumeric-8" calcext:value="=&quot;x&quot;" calcext:base-cell-address="'Completed Jobs'.B240"/>
          </calcext:conditional-format>
          <calcext:conditional-format calcext:target-range-address="'Completed Jobs'.B241:'Completed Jobs'.B241">
            <calcext:condition calcext:apply-style-name="Gnumeric-8" calcext:value="=&quot;c&quot;" calcext:base-cell-address="'Completed Jobs'.B241"/>
            <calcext:condition calcext:apply-style-name="Gnumeric-8" calcext:value="=&quot;p&quot;" calcext:base-cell-address="'Completed Jobs'.B241"/>
            <calcext:condition calcext:apply-style-name="Gnumeric-8" calcext:value="=&quot;t&quot;" calcext:base-cell-address="'Completed Jobs'.B241"/>
            <calcext:condition calcext:apply-style-name="Gnumeric-8" calcext:value="=&quot;x&quot;" calcext:base-cell-address="'Completed Jobs'.B241"/>
          </calcext:conditional-format>
          <calcext:conditional-format calcext:target-range-address="'Completed Jobs'.B242:'Completed Jobs'.B242">
            <calcext:condition calcext:apply-style-name="Gnumeric-8" calcext:value="=&quot;c&quot;" calcext:base-cell-address="'Completed Jobs'.B242"/>
            <calcext:condition calcext:apply-style-name="Gnumeric-8" calcext:value="=&quot;p&quot;" calcext:base-cell-address="'Completed Jobs'.B242"/>
            <calcext:condition calcext:apply-style-name="Gnumeric-8" calcext:value="=&quot;t&quot;" calcext:base-cell-address="'Completed Jobs'.B242"/>
            <calcext:condition calcext:apply-style-name="Gnumeric-8" calcext:value="=&quot;x&quot;" calcext:base-cell-address="'Completed Jobs'.B242"/>
          </calcext:conditional-format>
          <calcext:conditional-format calcext:target-range-address="'Completed Jobs'.B243:'Completed Jobs'.B243">
            <calcext:condition calcext:apply-style-name="Gnumeric-8" calcext:value="=&quot;c&quot;" calcext:base-cell-address="'Completed Jobs'.B243"/>
            <calcext:condition calcext:apply-style-name="Gnumeric-8" calcext:value="=&quot;p&quot;" calcext:base-cell-address="'Completed Jobs'.B243"/>
            <calcext:condition calcext:apply-style-name="Gnumeric-8" calcext:value="=&quot;t&quot;" calcext:base-cell-address="'Completed Jobs'.B243"/>
            <calcext:condition calcext:apply-style-name="Gnumeric-8" calcext:value="=&quot;x&quot;" calcext:base-cell-address="'Completed Jobs'.B243"/>
          </calcext:conditional-format>
          <calcext:conditional-format calcext:target-range-address="'Completed Jobs'.B244:'Completed Jobs'.B244">
            <calcext:condition calcext:apply-style-name="Gnumeric-8" calcext:value="=&quot;c&quot;" calcext:base-cell-address="'Completed Jobs'.B244"/>
            <calcext:condition calcext:apply-style-name="Gnumeric-8" calcext:value="=&quot;p&quot;" calcext:base-cell-address="'Completed Jobs'.B244"/>
            <calcext:condition calcext:apply-style-name="Gnumeric-8" calcext:value="=&quot;t&quot;" calcext:base-cell-address="'Completed Jobs'.B244"/>
            <calcext:condition calcext:apply-style-name="Gnumeric-8" calcext:value="=&quot;x&quot;" calcext:base-cell-address="'Completed Jobs'.B244"/>
          </calcext:conditional-format>
          <calcext:conditional-format calcext:target-range-address="'Completed Jobs'.B245:'Completed Jobs'.F245">
            <calcext:condition calcext:apply-style-name="Gnumeric-8" calcext:value="=&quot;c&quot;" calcext:base-cell-address="'Completed Jobs'.B245"/>
            <calcext:condition calcext:apply-style-name="Gnumeric-8" calcext:value="=&quot;p&quot;" calcext:base-cell-address="'Completed Jobs'.B245"/>
            <calcext:condition calcext:apply-style-name="Gnumeric-8" calcext:value="=&quot;t&quot;" calcext:base-cell-address="'Completed Jobs'.B245"/>
            <calcext:condition calcext:apply-style-name="Gnumeric-8" calcext:value="=&quot;x&quot;" calcext:base-cell-address="'Completed Jobs'.B245"/>
          </calcext:conditional-format>
          <calcext:conditional-format calcext:target-range-address="'Completed Jobs'.B246:'Completed Jobs'.B246">
            <calcext:condition calcext:apply-style-name="Gnumeric-8" calcext:value="=&quot;c&quot;" calcext:base-cell-address="'Completed Jobs'.B246"/>
            <calcext:condition calcext:apply-style-name="Gnumeric-8" calcext:value="=&quot;p&quot;" calcext:base-cell-address="'Completed Jobs'.B246"/>
            <calcext:condition calcext:apply-style-name="Gnumeric-8" calcext:value="=&quot;t&quot;" calcext:base-cell-address="'Completed Jobs'.B246"/>
            <calcext:condition calcext:apply-style-name="Gnumeric-8" calcext:value="=&quot;x&quot;" calcext:base-cell-address="'Completed Jobs'.B246"/>
          </calcext:conditional-format>
          <calcext:conditional-format calcext:target-range-address="'Completed Jobs'.B247:'Completed Jobs'.B247">
            <calcext:condition calcext:apply-style-name="Gnumeric-8" calcext:value="=&quot;c&quot;" calcext:base-cell-address="'Completed Jobs'.B247"/>
            <calcext:condition calcext:apply-style-name="Gnumeric-8" calcext:value="=&quot;p&quot;" calcext:base-cell-address="'Completed Jobs'.B247"/>
            <calcext:condition calcext:apply-style-name="Gnumeric-8" calcext:value="=&quot;t&quot;" calcext:base-cell-address="'Completed Jobs'.B247"/>
            <calcext:condition calcext:apply-style-name="Gnumeric-8" calcext:value="=&quot;x&quot;" calcext:base-cell-address="'Completed Jobs'.B247"/>
          </calcext:conditional-format>
          <calcext:conditional-format calcext:target-range-address="'Completed Jobs'.B248:'Completed Jobs'.B248">
            <calcext:condition calcext:apply-style-name="Gnumeric-8" calcext:value="=&quot;c&quot;" calcext:base-cell-address="'Completed Jobs'.B248"/>
            <calcext:condition calcext:apply-style-name="Gnumeric-8" calcext:value="=&quot;p&quot;" calcext:base-cell-address="'Completed Jobs'.B248"/>
            <calcext:condition calcext:apply-style-name="Gnumeric-8" calcext:value="=&quot;t&quot;" calcext:base-cell-address="'Completed Jobs'.B248"/>
            <calcext:condition calcext:apply-style-name="Gnumeric-8" calcext:value="=&quot;x&quot;" calcext:base-cell-address="'Completed Jobs'.B248"/>
          </calcext:conditional-format>
          <calcext:conditional-format calcext:target-range-address="'Completed Jobs'.B249:'Completed Jobs'.B249">
            <calcext:condition calcext:apply-style-name="Gnumeric-8" calcext:value="=&quot;c&quot;" calcext:base-cell-address="'Completed Jobs'.B249"/>
            <calcext:condition calcext:apply-style-name="Gnumeric-8" calcext:value="=&quot;p&quot;" calcext:base-cell-address="'Completed Jobs'.B249"/>
            <calcext:condition calcext:apply-style-name="Gnumeric-8" calcext:value="=&quot;t&quot;" calcext:base-cell-address="'Completed Jobs'.B249"/>
            <calcext:condition calcext:apply-style-name="Gnumeric-8" calcext:value="=&quot;x&quot;" calcext:base-cell-address="'Completed Jobs'.B249"/>
          </calcext:conditional-format>
          <calcext:conditional-format calcext:target-range-address="'Completed Jobs'.B250:'Completed Jobs'.B252">
            <calcext:condition calcext:apply-style-name="Gnumeric-8" calcext:value="=&quot;c&quot;" calcext:base-cell-address="'Completed Jobs'.B250"/>
            <calcext:condition calcext:apply-style-name="Gnumeric-8" calcext:value="=&quot;p&quot;" calcext:base-cell-address="'Completed Jobs'.B250"/>
            <calcext:condition calcext:apply-style-name="Gnumeric-8" calcext:value="=&quot;t&quot;" calcext:base-cell-address="'Completed Jobs'.B250"/>
            <calcext:condition calcext:apply-style-name="Gnumeric-8" calcext:value="=&quot;x&quot;" calcext:base-cell-address="'Completed Jobs'.B250"/>
          </calcext:conditional-format>
          <calcext:conditional-format calcext:target-range-address="'Completed Jobs'.B253:'Completed Jobs'.B253">
            <calcext:condition calcext:apply-style-name="Gnumeric-8" calcext:value="=&quot;c&quot;" calcext:base-cell-address="'Completed Jobs'.B253"/>
            <calcext:condition calcext:apply-style-name="Gnumeric-8" calcext:value="=&quot;p&quot;" calcext:base-cell-address="'Completed Jobs'.B253"/>
            <calcext:condition calcext:apply-style-name="Gnumeric-8" calcext:value="=&quot;t&quot;" calcext:base-cell-address="'Completed Jobs'.B253"/>
            <calcext:condition calcext:apply-style-name="Gnumeric-8" calcext:value="=&quot;x&quot;" calcext:base-cell-address="'Completed Jobs'.B253"/>
          </calcext:conditional-format>
          <calcext:conditional-format calcext:target-range-address="'Completed Jobs'.B254:'Completed Jobs'.F254 'Completed Jobs'.B263:'Completed Jobs'.F263">
            <calcext:condition calcext:apply-style-name="Gnumeric-8" calcext:value="=&quot;c&quot;" calcext:base-cell-address="'Completed Jobs'.B254"/>
            <calcext:condition calcext:apply-style-name="Gnumeric-8" calcext:value="=&quot;p&quot;" calcext:base-cell-address="'Completed Jobs'.B254"/>
            <calcext:condition calcext:apply-style-name="Gnumeric-8" calcext:value="=&quot;t&quot;" calcext:base-cell-address="'Completed Jobs'.B254"/>
            <calcext:condition calcext:apply-style-name="Gnumeric-8" calcext:value="=&quot;x&quot;" calcext:base-cell-address="'Completed Jobs'.B254"/>
          </calcext:conditional-format>
          <calcext:conditional-format calcext:target-range-address="'Completed Jobs'.B255:'Completed Jobs'.B255">
            <calcext:condition calcext:apply-style-name="Gnumeric-8" calcext:value="=&quot;c&quot;" calcext:base-cell-address="'Completed Jobs'.B255"/>
            <calcext:condition calcext:apply-style-name="Gnumeric-8" calcext:value="=&quot;p&quot;" calcext:base-cell-address="'Completed Jobs'.B255"/>
            <calcext:condition calcext:apply-style-name="Gnumeric-8" calcext:value="=&quot;t&quot;" calcext:base-cell-address="'Completed Jobs'.B255"/>
            <calcext:condition calcext:apply-style-name="Gnumeric-8" calcext:value="=&quot;x&quot;" calcext:base-cell-address="'Completed Jobs'.B255"/>
          </calcext:conditional-format>
          <calcext:conditional-format calcext:target-range-address="'Completed Jobs'.B256:'Completed Jobs'.B262">
            <calcext:condition calcext:apply-style-name="Gnumeric-8" calcext:value="=&quot;c&quot;" calcext:base-cell-address="'Completed Jobs'.B256"/>
            <calcext:condition calcext:apply-style-name="Gnumeric-8" calcext:value="=&quot;p&quot;" calcext:base-cell-address="'Completed Jobs'.B256"/>
            <calcext:condition calcext:apply-style-name="Gnumeric-8" calcext:value="=&quot;t&quot;" calcext:base-cell-address="'Completed Jobs'.B256"/>
            <calcext:condition calcext:apply-style-name="Gnumeric-8" calcext:value="=&quot;x&quot;" calcext:base-cell-address="'Completed Jobs'.B256"/>
          </calcext:conditional-format>
          <calcext:conditional-format calcext:target-range-address="'Completed Jobs'.B264:'Completed Jobs'.F264">
            <calcext:condition calcext:apply-style-name="Gnumeric-8" calcext:value="=&quot;c&quot;" calcext:base-cell-address="'Completed Jobs'.B264"/>
            <calcext:condition calcext:apply-style-name="Gnumeric-8" calcext:value="=&quot;p&quot;" calcext:base-cell-address="'Completed Jobs'.B264"/>
            <calcext:condition calcext:apply-style-name="Gnumeric-8" calcext:value="=&quot;t&quot;" calcext:base-cell-address="'Completed Jobs'.B264"/>
            <calcext:condition calcext:apply-style-name="Gnumeric-8" calcext:value="=&quot;x&quot;" calcext:base-cell-address="'Completed Jobs'.B264"/>
          </calcext:conditional-format>
          <calcext:conditional-format calcext:target-range-address="'Completed Jobs'.B265:'Completed Jobs'.F265">
            <calcext:condition calcext:apply-style-name="Gnumeric-8" calcext:value="=&quot;c&quot;" calcext:base-cell-address="'Completed Jobs'.B265"/>
            <calcext:condition calcext:apply-style-name="Gnumeric-8" calcext:value="=&quot;p&quot;" calcext:base-cell-address="'Completed Jobs'.B265"/>
            <calcext:condition calcext:apply-style-name="Gnumeric-8" calcext:value="=&quot;t&quot;" calcext:base-cell-address="'Completed Jobs'.B265"/>
            <calcext:condition calcext:apply-style-name="Gnumeric-8" calcext:value="=&quot;x&quot;" calcext:base-cell-address="'Completed Jobs'.B265"/>
          </calcext:conditional-format>
          <calcext:conditional-format calcext:target-range-address="'Completed Jobs'.B266:'Completed Jobs'.F266">
            <calcext:condition calcext:apply-style-name="Gnumeric-8" calcext:value="=&quot;c&quot;" calcext:base-cell-address="'Completed Jobs'.B266"/>
            <calcext:condition calcext:apply-style-name="Gnumeric-8" calcext:value="=&quot;p&quot;" calcext:base-cell-address="'Completed Jobs'.B266"/>
            <calcext:condition calcext:apply-style-name="Gnumeric-8" calcext:value="=&quot;t&quot;" calcext:base-cell-address="'Completed Jobs'.B266"/>
            <calcext:condition calcext:apply-style-name="Gnumeric-8" calcext:value="=&quot;x&quot;" calcext:base-cell-address="'Completed Jobs'.B266"/>
          </calcext:conditional-format>
          <calcext:conditional-format calcext:target-range-address="'Completed Jobs'.B267:'Completed Jobs'.F267">
            <calcext:condition calcext:apply-style-name="Gnumeric-8" calcext:value="=&quot;c&quot;" calcext:base-cell-address="'Completed Jobs'.B267"/>
            <calcext:condition calcext:apply-style-name="Gnumeric-8" calcext:value="=&quot;p&quot;" calcext:base-cell-address="'Completed Jobs'.B267"/>
            <calcext:condition calcext:apply-style-name="Gnumeric-8" calcext:value="=&quot;t&quot;" calcext:base-cell-address="'Completed Jobs'.B267"/>
            <calcext:condition calcext:apply-style-name="Gnumeric-8" calcext:value="=&quot;x&quot;" calcext:base-cell-address="'Completed Jobs'.B267"/>
          </calcext:conditional-format>
          <calcext:conditional-format calcext:target-range-address="'Completed Jobs'.B268:'Completed Jobs'.F268">
            <calcext:condition calcext:apply-style-name="Gnumeric-8" calcext:value="=&quot;c&quot;" calcext:base-cell-address="'Completed Jobs'.B268"/>
            <calcext:condition calcext:apply-style-name="Gnumeric-8" calcext:value="=&quot;p&quot;" calcext:base-cell-address="'Completed Jobs'.B268"/>
            <calcext:condition calcext:apply-style-name="Gnumeric-8" calcext:value="=&quot;t&quot;" calcext:base-cell-address="'Completed Jobs'.B268"/>
            <calcext:condition calcext:apply-style-name="Gnumeric-8" calcext:value="=&quot;x&quot;" calcext:base-cell-address="'Completed Jobs'.B268"/>
          </calcext:conditional-format>
          <calcext:conditional-format calcext:target-range-address="'Completed Jobs'.B269:'Completed Jobs'.F269">
            <calcext:condition calcext:apply-style-name="Gnumeric-8" calcext:value="=&quot;c&quot;" calcext:base-cell-address="'Completed Jobs'.B269"/>
            <calcext:condition calcext:apply-style-name="Gnumeric-8" calcext:value="=&quot;p&quot;" calcext:base-cell-address="'Completed Jobs'.B269"/>
            <calcext:condition calcext:apply-style-name="Gnumeric-8" calcext:value="=&quot;t&quot;" calcext:base-cell-address="'Completed Jobs'.B269"/>
            <calcext:condition calcext:apply-style-name="Gnumeric-8" calcext:value="=&quot;x&quot;" calcext:base-cell-address="'Completed Jobs'.B269"/>
          </calcext:conditional-format>
          <calcext:conditional-format calcext:target-range-address="'Completed Jobs'.B270:'Completed Jobs'.F270">
            <calcext:condition calcext:apply-style-name="Gnumeric-8" calcext:value="=&quot;c&quot;" calcext:base-cell-address="'Completed Jobs'.B270"/>
            <calcext:condition calcext:apply-style-name="Gnumeric-8" calcext:value="=&quot;p&quot;" calcext:base-cell-address="'Completed Jobs'.B270"/>
            <calcext:condition calcext:apply-style-name="Gnumeric-8" calcext:value="=&quot;t&quot;" calcext:base-cell-address="'Completed Jobs'.B270"/>
            <calcext:condition calcext:apply-style-name="Gnumeric-8" calcext:value="=&quot;x&quot;" calcext:base-cell-address="'Completed Jobs'.B270"/>
          </calcext:conditional-format>
          <calcext:conditional-format calcext:target-range-address="'Completed Jobs'.B271:'Completed Jobs'.F271">
            <calcext:condition calcext:apply-style-name="Gnumeric-8" calcext:value="=&quot;c&quot;" calcext:base-cell-address="'Completed Jobs'.B271"/>
            <calcext:condition calcext:apply-style-name="Gnumeric-8" calcext:value="=&quot;p&quot;" calcext:base-cell-address="'Completed Jobs'.B271"/>
            <calcext:condition calcext:apply-style-name="Gnumeric-8" calcext:value="=&quot;t&quot;" calcext:base-cell-address="'Completed Jobs'.B271"/>
            <calcext:condition calcext:apply-style-name="Gnumeric-8" calcext:value="=&quot;x&quot;" calcext:base-cell-address="'Completed Jobs'.B271"/>
          </calcext:conditional-format>
          <calcext:conditional-format calcext:target-range-address="'Completed Jobs'.B272:'Completed Jobs'.F272">
            <calcext:condition calcext:apply-style-name="Gnumeric-8" calcext:value="=&quot;c&quot;" calcext:base-cell-address="'Completed Jobs'.B272"/>
            <calcext:condition calcext:apply-style-name="Gnumeric-8" calcext:value="=&quot;p&quot;" calcext:base-cell-address="'Completed Jobs'.B272"/>
            <calcext:condition calcext:apply-style-name="Gnumeric-8" calcext:value="=&quot;t&quot;" calcext:base-cell-address="'Completed Jobs'.B272"/>
            <calcext:condition calcext:apply-style-name="Gnumeric-8" calcext:value="=&quot;x&quot;" calcext:base-cell-address="'Completed Jobs'.B272"/>
          </calcext:conditional-format>
          <calcext:conditional-format calcext:target-range-address="'Completed Jobs'.B273:'Completed Jobs'.B273">
            <calcext:condition calcext:apply-style-name="Gnumeric-8" calcext:value="=&quot;c&quot;" calcext:base-cell-address="'Completed Jobs'.B273"/>
            <calcext:condition calcext:apply-style-name="Gnumeric-8" calcext:value="=&quot;p&quot;" calcext:base-cell-address="'Completed Jobs'.B273"/>
            <calcext:condition calcext:apply-style-name="Gnumeric-8" calcext:value="=&quot;t&quot;" calcext:base-cell-address="'Completed Jobs'.B273"/>
            <calcext:condition calcext:apply-style-name="Gnumeric-8" calcext:value="=&quot;x&quot;" calcext:base-cell-address="'Completed Jobs'.B273"/>
          </calcext:conditional-format>
          <calcext:conditional-format calcext:target-range-address="'Completed Jobs'.B274:'Completed Jobs'.F274">
            <calcext:condition calcext:apply-style-name="Gnumeric-8" calcext:value="=&quot;c&quot;" calcext:base-cell-address="'Completed Jobs'.B274"/>
            <calcext:condition calcext:apply-style-name="Gnumeric-8" calcext:value="=&quot;p&quot;" calcext:base-cell-address="'Completed Jobs'.B274"/>
            <calcext:condition calcext:apply-style-name="Gnumeric-8" calcext:value="=&quot;t&quot;" calcext:base-cell-address="'Completed Jobs'.B274"/>
            <calcext:condition calcext:apply-style-name="Gnumeric-8" calcext:value="=&quot;x&quot;" calcext:base-cell-address="'Completed Jobs'.B274"/>
          </calcext:conditional-format>
          <calcext:conditional-format calcext:target-range-address="'Completed Jobs'.B275:'Completed Jobs'.F275">
            <calcext:condition calcext:apply-style-name="Gnumeric-8" calcext:value="=&quot;c&quot;" calcext:base-cell-address="'Completed Jobs'.B275"/>
            <calcext:condition calcext:apply-style-name="Gnumeric-8" calcext:value="=&quot;p&quot;" calcext:base-cell-address="'Completed Jobs'.B275"/>
            <calcext:condition calcext:apply-style-name="Gnumeric-8" calcext:value="=&quot;t&quot;" calcext:base-cell-address="'Completed Jobs'.B275"/>
            <calcext:condition calcext:apply-style-name="Gnumeric-8" calcext:value="=&quot;x&quot;" calcext:base-cell-address="'Completed Jobs'.B275"/>
          </calcext:conditional-format>
          <calcext:conditional-format calcext:target-range-address="'Completed Jobs'.B276:'Completed Jobs'.F276">
            <calcext:condition calcext:apply-style-name="Gnumeric-8" calcext:value="=&quot;c&quot;" calcext:base-cell-address="'Completed Jobs'.B276"/>
            <calcext:condition calcext:apply-style-name="Gnumeric-8" calcext:value="=&quot;p&quot;" calcext:base-cell-address="'Completed Jobs'.B276"/>
            <calcext:condition calcext:apply-style-name="Gnumeric-8" calcext:value="=&quot;t&quot;" calcext:base-cell-address="'Completed Jobs'.B276"/>
            <calcext:condition calcext:apply-style-name="Gnumeric-8" calcext:value="=&quot;x&quot;" calcext:base-cell-address="'Completed Jobs'.B276"/>
          </calcext:conditional-format>
          <calcext:conditional-format calcext:target-range-address="'Completed Jobs'.B277:'Completed Jobs'.F277">
            <calcext:condition calcext:apply-style-name="Gnumeric-8" calcext:value="=&quot;c&quot;" calcext:base-cell-address="'Completed Jobs'.B277"/>
            <calcext:condition calcext:apply-style-name="Gnumeric-8" calcext:value="=&quot;p&quot;" calcext:base-cell-address="'Completed Jobs'.B277"/>
            <calcext:condition calcext:apply-style-name="Gnumeric-8" calcext:value="=&quot;t&quot;" calcext:base-cell-address="'Completed Jobs'.B277"/>
            <calcext:condition calcext:apply-style-name="Gnumeric-8" calcext:value="=&quot;x&quot;" calcext:base-cell-address="'Completed Jobs'.B277"/>
          </calcext:conditional-format>
          <calcext:conditional-format calcext:target-range-address="'Completed Jobs'.B278:'Completed Jobs'.F278">
            <calcext:condition calcext:apply-style-name="Gnumeric-8" calcext:value="=&quot;c&quot;" calcext:base-cell-address="'Completed Jobs'.B278"/>
            <calcext:condition calcext:apply-style-name="Gnumeric-8" calcext:value="=&quot;p&quot;" calcext:base-cell-address="'Completed Jobs'.B278"/>
            <calcext:condition calcext:apply-style-name="Gnumeric-8" calcext:value="=&quot;t&quot;" calcext:base-cell-address="'Completed Jobs'.B278"/>
            <calcext:condition calcext:apply-style-name="Gnumeric-8" calcext:value="=&quot;x&quot;" calcext:base-cell-address="'Completed Jobs'.B278"/>
          </calcext:conditional-format>
          <calcext:conditional-format calcext:target-range-address="'Completed Jobs'.B279:'Completed Jobs'.F279">
            <calcext:condition calcext:apply-style-name="Gnumeric-8" calcext:value="=&quot;c&quot;" calcext:base-cell-address="'Completed Jobs'.B279"/>
            <calcext:condition calcext:apply-style-name="Gnumeric-8" calcext:value="=&quot;p&quot;" calcext:base-cell-address="'Completed Jobs'.B279"/>
            <calcext:condition calcext:apply-style-name="Gnumeric-8" calcext:value="=&quot;t&quot;" calcext:base-cell-address="'Completed Jobs'.B279"/>
            <calcext:condition calcext:apply-style-name="Gnumeric-8" calcext:value="=&quot;x&quot;" calcext:base-cell-address="'Completed Jobs'.B279"/>
          </calcext:conditional-format>
          <calcext:conditional-format calcext:target-range-address="'Completed Jobs'.B280:'Completed Jobs'.F280">
            <calcext:condition calcext:apply-style-name="Gnumeric-8" calcext:value="=&quot;c&quot;" calcext:base-cell-address="'Completed Jobs'.B280"/>
            <calcext:condition calcext:apply-style-name="Gnumeric-8" calcext:value="=&quot;p&quot;" calcext:base-cell-address="'Completed Jobs'.B280"/>
            <calcext:condition calcext:apply-style-name="Gnumeric-8" calcext:value="=&quot;t&quot;" calcext:base-cell-address="'Completed Jobs'.B280"/>
            <calcext:condition calcext:apply-style-name="Gnumeric-8" calcext:value="=&quot;x&quot;" calcext:base-cell-address="'Completed Jobs'.B280"/>
          </calcext:conditional-format>
          <calcext:conditional-format calcext:target-range-address="'Completed Jobs'.B281:'Completed Jobs'.F281">
            <calcext:condition calcext:apply-style-name="Gnumeric-8" calcext:value="=&quot;c&quot;" calcext:base-cell-address="'Completed Jobs'.B281"/>
            <calcext:condition calcext:apply-style-name="Gnumeric-8" calcext:value="=&quot;p&quot;" calcext:base-cell-address="'Completed Jobs'.B281"/>
            <calcext:condition calcext:apply-style-name="Gnumeric-8" calcext:value="=&quot;t&quot;" calcext:base-cell-address="'Completed Jobs'.B281"/>
            <calcext:condition calcext:apply-style-name="Gnumeric-8" calcext:value="=&quot;x&quot;" calcext:base-cell-address="'Completed Jobs'.B281"/>
          </calcext:conditional-format>
          <calcext:conditional-format calcext:target-range-address="'Completed Jobs'.B282:'Completed Jobs'.F282">
            <calcext:condition calcext:apply-style-name="Gnumeric-8" calcext:value="=&quot;c&quot;" calcext:base-cell-address="'Completed Jobs'.B282"/>
            <calcext:condition calcext:apply-style-name="Gnumeric-8" calcext:value="=&quot;p&quot;" calcext:base-cell-address="'Completed Jobs'.B282"/>
            <calcext:condition calcext:apply-style-name="Gnumeric-8" calcext:value="=&quot;t&quot;" calcext:base-cell-address="'Completed Jobs'.B282"/>
            <calcext:condition calcext:apply-style-name="Gnumeric-8" calcext:value="=&quot;x&quot;" calcext:base-cell-address="'Completed Jobs'.B282"/>
          </calcext:conditional-format>
          <calcext:conditional-format calcext:target-range-address="'Completed Jobs'.B283:'Completed Jobs'.F283">
            <calcext:condition calcext:apply-style-name="Gnumeric-8" calcext:value="=&quot;c&quot;" calcext:base-cell-address="'Completed Jobs'.B283"/>
            <calcext:condition calcext:apply-style-name="Gnumeric-8" calcext:value="=&quot;p&quot;" calcext:base-cell-address="'Completed Jobs'.B283"/>
            <calcext:condition calcext:apply-style-name="Gnumeric-8" calcext:value="=&quot;t&quot;" calcext:base-cell-address="'Completed Jobs'.B283"/>
            <calcext:condition calcext:apply-style-name="Gnumeric-8" calcext:value="=&quot;x&quot;" calcext:base-cell-address="'Completed Jobs'.B283"/>
          </calcext:conditional-format>
          <calcext:conditional-format calcext:target-range-address="'Completed Jobs'.B284:'Completed Jobs'.F284">
            <calcext:condition calcext:apply-style-name="Gnumeric-8" calcext:value="=&quot;c&quot;" calcext:base-cell-address="'Completed Jobs'.B284"/>
            <calcext:condition calcext:apply-style-name="Gnumeric-8" calcext:value="=&quot;p&quot;" calcext:base-cell-address="'Completed Jobs'.B284"/>
            <calcext:condition calcext:apply-style-name="Gnumeric-8" calcext:value="=&quot;t&quot;" calcext:base-cell-address="'Completed Jobs'.B284"/>
            <calcext:condition calcext:apply-style-name="Gnumeric-8" calcext:value="=&quot;x&quot;" calcext:base-cell-address="'Completed Jobs'.B284"/>
          </calcext:conditional-format>
          <calcext:conditional-format calcext:target-range-address="'Completed Jobs'.B285:'Completed Jobs'.F285">
            <calcext:condition calcext:apply-style-name="Gnumeric-8" calcext:value="=&quot;c&quot;" calcext:base-cell-address="'Completed Jobs'.B285"/>
            <calcext:condition calcext:apply-style-name="Gnumeric-8" calcext:value="=&quot;p&quot;" calcext:base-cell-address="'Completed Jobs'.B285"/>
            <calcext:condition calcext:apply-style-name="Gnumeric-8" calcext:value="=&quot;t&quot;" calcext:base-cell-address="'Completed Jobs'.B285"/>
            <calcext:condition calcext:apply-style-name="Gnumeric-8" calcext:value="=&quot;x&quot;" calcext:base-cell-address="'Completed Jobs'.B285"/>
          </calcext:conditional-format>
          <calcext:conditional-format calcext:target-range-address="'Completed Jobs'.B286:'Completed Jobs'.F286">
            <calcext:condition calcext:apply-style-name="Gnumeric-8" calcext:value="=&quot;c&quot;" calcext:base-cell-address="'Completed Jobs'.B286"/>
            <calcext:condition calcext:apply-style-name="Gnumeric-8" calcext:value="=&quot;p&quot;" calcext:base-cell-address="'Completed Jobs'.B286"/>
            <calcext:condition calcext:apply-style-name="Gnumeric-8" calcext:value="=&quot;t&quot;" calcext:base-cell-address="'Completed Jobs'.B286"/>
            <calcext:condition calcext:apply-style-name="Gnumeric-8" calcext:value="=&quot;x&quot;" calcext:base-cell-address="'Completed Jobs'.B286"/>
          </calcext:conditional-format>
          <calcext:conditional-format calcext:target-range-address="'Completed Jobs'.B287:'Completed Jobs'.F287">
            <calcext:condition calcext:apply-style-name="Gnumeric-8" calcext:value="=&quot;c&quot;" calcext:base-cell-address="'Completed Jobs'.B287"/>
            <calcext:condition calcext:apply-style-name="Gnumeric-8" calcext:value="=&quot;p&quot;" calcext:base-cell-address="'Completed Jobs'.B287"/>
            <calcext:condition calcext:apply-style-name="Gnumeric-8" calcext:value="=&quot;t&quot;" calcext:base-cell-address="'Completed Jobs'.B287"/>
            <calcext:condition calcext:apply-style-name="Gnumeric-8" calcext:value="=&quot;x&quot;" calcext:base-cell-address="'Completed Jobs'.B287"/>
          </calcext:conditional-format>
          <calcext:conditional-format calcext:target-range-address="'Completed Jobs'.B288:'Completed Jobs'.F288">
            <calcext:condition calcext:apply-style-name="Gnumeric-8" calcext:value="=&quot;c&quot;" calcext:base-cell-address="'Completed Jobs'.B288"/>
            <calcext:condition calcext:apply-style-name="Gnumeric-8" calcext:value="=&quot;p&quot;" calcext:base-cell-address="'Completed Jobs'.B288"/>
            <calcext:condition calcext:apply-style-name="Gnumeric-8" calcext:value="=&quot;t&quot;" calcext:base-cell-address="'Completed Jobs'.B288"/>
            <calcext:condition calcext:apply-style-name="Gnumeric-8" calcext:value="=&quot;x&quot;" calcext:base-cell-address="'Completed Jobs'.B288"/>
          </calcext:conditional-format>
          <calcext:conditional-format calcext:target-range-address="'Completed Jobs'.B289:'Completed Jobs'.F289">
            <calcext:condition calcext:apply-style-name="Gnumeric-8" calcext:value="=&quot;c&quot;" calcext:base-cell-address="'Completed Jobs'.B289"/>
            <calcext:condition calcext:apply-style-name="Gnumeric-8" calcext:value="=&quot;p&quot;" calcext:base-cell-address="'Completed Jobs'.B289"/>
            <calcext:condition calcext:apply-style-name="Gnumeric-8" calcext:value="=&quot;t&quot;" calcext:base-cell-address="'Completed Jobs'.B289"/>
            <calcext:condition calcext:apply-style-name="Gnumeric-8" calcext:value="=&quot;x&quot;" calcext:base-cell-address="'Completed Jobs'.B289"/>
          </calcext:conditional-format>
          <calcext:conditional-format calcext:target-range-address="'Completed Jobs'.B290:'Completed Jobs'.F290">
            <calcext:condition calcext:apply-style-name="Gnumeric-8" calcext:value="=&quot;c&quot;" calcext:base-cell-address="'Completed Jobs'.B290"/>
            <calcext:condition calcext:apply-style-name="Gnumeric-8" calcext:value="=&quot;p&quot;" calcext:base-cell-address="'Completed Jobs'.B290"/>
            <calcext:condition calcext:apply-style-name="Gnumeric-8" calcext:value="=&quot;t&quot;" calcext:base-cell-address="'Completed Jobs'.B290"/>
            <calcext:condition calcext:apply-style-name="Gnumeric-8" calcext:value="=&quot;x&quot;" calcext:base-cell-address="'Completed Jobs'.B290"/>
          </calcext:conditional-format>
          <calcext:conditional-format calcext:target-range-address="'Completed Jobs'.B291:'Completed Jobs'.F291">
            <calcext:condition calcext:apply-style-name="Gnumeric-8" calcext:value="=&quot;c&quot;" calcext:base-cell-address="'Completed Jobs'.B291"/>
            <calcext:condition calcext:apply-style-name="Gnumeric-8" calcext:value="=&quot;p&quot;" calcext:base-cell-address="'Completed Jobs'.B291"/>
            <calcext:condition calcext:apply-style-name="Gnumeric-8" calcext:value="=&quot;t&quot;" calcext:base-cell-address="'Completed Jobs'.B291"/>
            <calcext:condition calcext:apply-style-name="Gnumeric-8" calcext:value="=&quot;x&quot;" calcext:base-cell-address="'Completed Jobs'.B291"/>
          </calcext:conditional-format>
          <calcext:conditional-format calcext:target-range-address="'Completed Jobs'.B292:'Completed Jobs'.F292">
            <calcext:condition calcext:apply-style-name="Gnumeric-8" calcext:value="=&quot;c&quot;" calcext:base-cell-address="'Completed Jobs'.B292"/>
            <calcext:condition calcext:apply-style-name="Gnumeric-8" calcext:value="=&quot;p&quot;" calcext:base-cell-address="'Completed Jobs'.B292"/>
            <calcext:condition calcext:apply-style-name="Gnumeric-8" calcext:value="=&quot;t&quot;" calcext:base-cell-address="'Completed Jobs'.B292"/>
            <calcext:condition calcext:apply-style-name="Gnumeric-8" calcext:value="=&quot;x&quot;" calcext:base-cell-address="'Completed Jobs'.B292"/>
          </calcext:conditional-format>
          <calcext:conditional-format calcext:target-range-address="'Completed Jobs'.B293:'Completed Jobs'.F293">
            <calcext:condition calcext:apply-style-name="Gnumeric-8" calcext:value="=&quot;c&quot;" calcext:base-cell-address="'Completed Jobs'.B293"/>
            <calcext:condition calcext:apply-style-name="Gnumeric-8" calcext:value="=&quot;p&quot;" calcext:base-cell-address="'Completed Jobs'.B293"/>
            <calcext:condition calcext:apply-style-name="Gnumeric-8" calcext:value="=&quot;t&quot;" calcext:base-cell-address="'Completed Jobs'.B293"/>
            <calcext:condition calcext:apply-style-name="Gnumeric-8" calcext:value="=&quot;x&quot;" calcext:base-cell-address="'Completed Jobs'.B293"/>
          </calcext:conditional-format>
          <calcext:conditional-format calcext:target-range-address="'Completed Jobs'.B294:'Completed Jobs'.F294">
            <calcext:condition calcext:apply-style-name="Gnumeric-8" calcext:value="=&quot;c&quot;" calcext:base-cell-address="'Completed Jobs'.B294"/>
            <calcext:condition calcext:apply-style-name="Gnumeric-8" calcext:value="=&quot;p&quot;" calcext:base-cell-address="'Completed Jobs'.B294"/>
            <calcext:condition calcext:apply-style-name="Gnumeric-8" calcext:value="=&quot;t&quot;" calcext:base-cell-address="'Completed Jobs'.B294"/>
            <calcext:condition calcext:apply-style-name="Gnumeric-8" calcext:value="=&quot;x&quot;" calcext:base-cell-address="'Completed Jobs'.B294"/>
          </calcext:conditional-format>
          <calcext:conditional-format calcext:target-range-address="'Completed Jobs'.B295:'Completed Jobs'.F295">
            <calcext:condition calcext:apply-style-name="Gnumeric-8" calcext:value="=&quot;c&quot;" calcext:base-cell-address="'Completed Jobs'.B295"/>
            <calcext:condition calcext:apply-style-name="Gnumeric-8" calcext:value="=&quot;p&quot;" calcext:base-cell-address="'Completed Jobs'.B295"/>
            <calcext:condition calcext:apply-style-name="Gnumeric-8" calcext:value="=&quot;t&quot;" calcext:base-cell-address="'Completed Jobs'.B295"/>
            <calcext:condition calcext:apply-style-name="Gnumeric-8" calcext:value="=&quot;x&quot;" calcext:base-cell-address="'Completed Jobs'.B295"/>
          </calcext:conditional-format>
          <calcext:conditional-format calcext:target-range-address="'Completed Jobs'.B296:'Completed Jobs'.F296">
            <calcext:condition calcext:apply-style-name="Gnumeric-8" calcext:value="=&quot;c&quot;" calcext:base-cell-address="'Completed Jobs'.B296"/>
            <calcext:condition calcext:apply-style-name="Gnumeric-8" calcext:value="=&quot;p&quot;" calcext:base-cell-address="'Completed Jobs'.B296"/>
            <calcext:condition calcext:apply-style-name="Gnumeric-8" calcext:value="=&quot;t&quot;" calcext:base-cell-address="'Completed Jobs'.B296"/>
            <calcext:condition calcext:apply-style-name="Gnumeric-8" calcext:value="=&quot;x&quot;" calcext:base-cell-address="'Completed Jobs'.B296"/>
          </calcext:conditional-format>
          <calcext:conditional-format calcext:target-range-address="'Completed Jobs'.B297:'Completed Jobs'.F297">
            <calcext:condition calcext:apply-style-name="Gnumeric-8" calcext:value="=&quot;c&quot;" calcext:base-cell-address="'Completed Jobs'.B297"/>
            <calcext:condition calcext:apply-style-name="Gnumeric-8" calcext:value="=&quot;p&quot;" calcext:base-cell-address="'Completed Jobs'.B297"/>
            <calcext:condition calcext:apply-style-name="Gnumeric-8" calcext:value="=&quot;t&quot;" calcext:base-cell-address="'Completed Jobs'.B297"/>
            <calcext:condition calcext:apply-style-name="Gnumeric-8" calcext:value="=&quot;x&quot;" calcext:base-cell-address="'Completed Jobs'.B297"/>
          </calcext:conditional-format>
          <calcext:conditional-format calcext:target-range-address="'Completed Jobs'.C179:'Completed Jobs'.C182">
            <calcext:condition calcext:apply-style-name="Gnumeric-8" calcext:value="=&quot;c&quot;" calcext:base-cell-address="'Completed Jobs'.C179"/>
            <calcext:condition calcext:apply-style-name="Gnumeric-8" calcext:value="=&quot;p&quot;" calcext:base-cell-address="'Completed Jobs'.C179"/>
            <calcext:condition calcext:apply-style-name="Gnumeric-8" calcext:value="=&quot;t&quot;" calcext:base-cell-address="'Completed Jobs'.C179"/>
            <calcext:condition calcext:apply-style-name="Gnumeric-8" calcext:value="=&quot;x&quot;" calcext:base-cell-address="'Completed Jobs'.C179"/>
          </calcext:conditional-format>
          <calcext:conditional-format calcext:target-range-address="'Completed Jobs'.C187:'Completed Jobs'.C187">
            <calcext:condition calcext:apply-style-name="Gnumeric-8" calcext:value="=&quot;c&quot;" calcext:base-cell-address="'Completed Jobs'.C187"/>
            <calcext:condition calcext:apply-style-name="Gnumeric-8" calcext:value="=&quot;p&quot;" calcext:base-cell-address="'Completed Jobs'.C187"/>
            <calcext:condition calcext:apply-style-name="Gnumeric-8" calcext:value="=&quot;t&quot;" calcext:base-cell-address="'Completed Jobs'.C187"/>
            <calcext:condition calcext:apply-style-name="Gnumeric-8" calcext:value="=&quot;x&quot;" calcext:base-cell-address="'Completed Jobs'.C187"/>
          </calcext:conditional-format>
          <calcext:conditional-format calcext:target-range-address="'Completed Jobs'.C195:'Completed Jobs'.C195">
            <calcext:condition calcext:apply-style-name="Gnumeric-8" calcext:value="=&quot;c&quot;" calcext:base-cell-address="'Completed Jobs'.C195"/>
            <calcext:condition calcext:apply-style-name="Gnumeric-8" calcext:value="=&quot;p&quot;" calcext:base-cell-address="'Completed Jobs'.C195"/>
            <calcext:condition calcext:apply-style-name="Gnumeric-8" calcext:value="=&quot;t&quot;" calcext:base-cell-address="'Completed Jobs'.C195"/>
            <calcext:condition calcext:apply-style-name="Gnumeric-8" calcext:value="=&quot;x&quot;" calcext:base-cell-address="'Completed Jobs'.C195"/>
          </calcext:conditional-format>
          <calcext:conditional-format calcext:target-range-address="'Completed Jobs'.C200:'Completed Jobs'.C200">
            <calcext:condition calcext:apply-style-name="Gnumeric-8" calcext:value="=&quot;c&quot;" calcext:base-cell-address="'Completed Jobs'.C200"/>
            <calcext:condition calcext:apply-style-name="Gnumeric-8" calcext:value="=&quot;p&quot;" calcext:base-cell-address="'Completed Jobs'.C200"/>
            <calcext:condition calcext:apply-style-name="Gnumeric-8" calcext:value="=&quot;t&quot;" calcext:base-cell-address="'Completed Jobs'.C200"/>
            <calcext:condition calcext:apply-style-name="Gnumeric-8" calcext:value="=&quot;x&quot;" calcext:base-cell-address="'Completed Jobs'.C200"/>
          </calcext:conditional-format>
          <calcext:conditional-format calcext:target-range-address="'Completed Jobs'.C201:'Completed Jobs'.C201">
            <calcext:condition calcext:apply-style-name="Gnumeric-8" calcext:value="=&quot;c&quot;" calcext:base-cell-address="'Completed Jobs'.C201"/>
            <calcext:condition calcext:apply-style-name="Gnumeric-8" calcext:value="=&quot;p&quot;" calcext:base-cell-address="'Completed Jobs'.C201"/>
            <calcext:condition calcext:apply-style-name="Gnumeric-8" calcext:value="=&quot;t&quot;" calcext:base-cell-address="'Completed Jobs'.C201"/>
            <calcext:condition calcext:apply-style-name="Gnumeric-8" calcext:value="=&quot;x&quot;" calcext:base-cell-address="'Completed Jobs'.C201"/>
          </calcext:conditional-format>
          <calcext:conditional-format calcext:target-range-address="'Completed Jobs'.C202:'Completed Jobs'.C202">
            <calcext:condition calcext:apply-style-name="Gnumeric-8" calcext:value="=&quot;c&quot;" calcext:base-cell-address="'Completed Jobs'.C202"/>
            <calcext:condition calcext:apply-style-name="Gnumeric-8" calcext:value="=&quot;p&quot;" calcext:base-cell-address="'Completed Jobs'.C202"/>
            <calcext:condition calcext:apply-style-name="Gnumeric-8" calcext:value="=&quot;t&quot;" calcext:base-cell-address="'Completed Jobs'.C202"/>
            <calcext:condition calcext:apply-style-name="Gnumeric-8" calcext:value="=&quot;x&quot;" calcext:base-cell-address="'Completed Jobs'.C202"/>
          </calcext:conditional-format>
          <calcext:conditional-format calcext:target-range-address="'Completed Jobs'.C203:'Completed Jobs'.C203">
            <calcext:condition calcext:apply-style-name="Gnumeric-8" calcext:value="=&quot;c&quot;" calcext:base-cell-address="'Completed Jobs'.C203"/>
            <calcext:condition calcext:apply-style-name="Gnumeric-8" calcext:value="=&quot;p&quot;" calcext:base-cell-address="'Completed Jobs'.C203"/>
            <calcext:condition calcext:apply-style-name="Gnumeric-8" calcext:value="=&quot;t&quot;" calcext:base-cell-address="'Completed Jobs'.C203"/>
            <calcext:condition calcext:apply-style-name="Gnumeric-8" calcext:value="=&quot;x&quot;" calcext:base-cell-address="'Completed Jobs'.C203"/>
          </calcext:conditional-format>
          <calcext:conditional-format calcext:target-range-address="'Completed Jobs'.C204:'Completed Jobs'.C205">
            <calcext:condition calcext:apply-style-name="Gnumeric-8" calcext:value="=&quot;c&quot;" calcext:base-cell-address="'Completed Jobs'.C204"/>
            <calcext:condition calcext:apply-style-name="Gnumeric-8" calcext:value="=&quot;p&quot;" calcext:base-cell-address="'Completed Jobs'.C204"/>
            <calcext:condition calcext:apply-style-name="Gnumeric-8" calcext:value="=&quot;t&quot;" calcext:base-cell-address="'Completed Jobs'.C204"/>
            <calcext:condition calcext:apply-style-name="Gnumeric-8" calcext:value="=&quot;x&quot;" calcext:base-cell-address="'Completed Jobs'.C204"/>
          </calcext:conditional-format>
          <calcext:conditional-format calcext:target-range-address="'Completed Jobs'.C206:'Completed Jobs'.C206">
            <calcext:condition calcext:apply-style-name="Gnumeric-8" calcext:value="=&quot;c&quot;" calcext:base-cell-address="'Completed Jobs'.C206"/>
            <calcext:condition calcext:apply-style-name="Gnumeric-8" calcext:value="=&quot;p&quot;" calcext:base-cell-address="'Completed Jobs'.C206"/>
            <calcext:condition calcext:apply-style-name="Gnumeric-8" calcext:value="=&quot;t&quot;" calcext:base-cell-address="'Completed Jobs'.C206"/>
            <calcext:condition calcext:apply-style-name="Gnumeric-8" calcext:value="=&quot;x&quot;" calcext:base-cell-address="'Completed Jobs'.C206"/>
          </calcext:conditional-format>
          <calcext:conditional-format calcext:target-range-address="'Completed Jobs'.C207:'Completed Jobs'.C210">
            <calcext:condition calcext:apply-style-name="Gnumeric-8" calcext:value="=&quot;c&quot;" calcext:base-cell-address="'Completed Jobs'.C207"/>
            <calcext:condition calcext:apply-style-name="Gnumeric-8" calcext:value="=&quot;p&quot;" calcext:base-cell-address="'Completed Jobs'.C207"/>
            <calcext:condition calcext:apply-style-name="Gnumeric-8" calcext:value="=&quot;t&quot;" calcext:base-cell-address="'Completed Jobs'.C207"/>
            <calcext:condition calcext:apply-style-name="Gnumeric-8" calcext:value="=&quot;x&quot;" calcext:base-cell-address="'Completed Jobs'.C207"/>
          </calcext:conditional-format>
          <calcext:conditional-format calcext:target-range-address="'Completed Jobs'.C211:'Completed Jobs'.C211">
            <calcext:condition calcext:apply-style-name="Gnumeric-8" calcext:value="=&quot;c&quot;" calcext:base-cell-address="'Completed Jobs'.C211"/>
            <calcext:condition calcext:apply-style-name="Gnumeric-8" calcext:value="=&quot;p&quot;" calcext:base-cell-address="'Completed Jobs'.C211"/>
            <calcext:condition calcext:apply-style-name="Gnumeric-8" calcext:value="=&quot;t&quot;" calcext:base-cell-address="'Completed Jobs'.C211"/>
            <calcext:condition calcext:apply-style-name="Gnumeric-8" calcext:value="=&quot;x&quot;" calcext:base-cell-address="'Completed Jobs'.C211"/>
          </calcext:conditional-format>
          <calcext:conditional-format calcext:target-range-address="'Completed Jobs'.C216:'Completed Jobs'.C216">
            <calcext:condition calcext:apply-style-name="Gnumeric-8" calcext:value="=&quot;c&quot;" calcext:base-cell-address="'Completed Jobs'.C216"/>
            <calcext:condition calcext:apply-style-name="Gnumeric-8" calcext:value="=&quot;p&quot;" calcext:base-cell-address="'Completed Jobs'.C216"/>
            <calcext:condition calcext:apply-style-name="Gnumeric-8" calcext:value="=&quot;t&quot;" calcext:base-cell-address="'Completed Jobs'.C216"/>
            <calcext:condition calcext:apply-style-name="Gnumeric-8" calcext:value="=&quot;x&quot;" calcext:base-cell-address="'Completed Jobs'.C216"/>
          </calcext:conditional-format>
          <calcext:conditional-format calcext:target-range-address="'Completed Jobs'.C217:'Completed Jobs'.C217">
            <calcext:condition calcext:apply-style-name="Gnumeric-8" calcext:value="=&quot;c&quot;" calcext:base-cell-address="'Completed Jobs'.C217"/>
            <calcext:condition calcext:apply-style-name="Gnumeric-8" calcext:value="=&quot;p&quot;" calcext:base-cell-address="'Completed Jobs'.C217"/>
            <calcext:condition calcext:apply-style-name="Gnumeric-8" calcext:value="=&quot;t&quot;" calcext:base-cell-address="'Completed Jobs'.C217"/>
            <calcext:condition calcext:apply-style-name="Gnumeric-8" calcext:value="=&quot;x&quot;" calcext:base-cell-address="'Completed Jobs'.C217"/>
          </calcext:conditional-format>
          <calcext:conditional-format calcext:target-range-address="'Completed Jobs'.C218:'Completed Jobs'.C218">
            <calcext:condition calcext:apply-style-name="Gnumeric-8" calcext:value="=&quot;c&quot;" calcext:base-cell-address="'Completed Jobs'.C218"/>
            <calcext:condition calcext:apply-style-name="Gnumeric-8" calcext:value="=&quot;p&quot;" calcext:base-cell-address="'Completed Jobs'.C218"/>
            <calcext:condition calcext:apply-style-name="Gnumeric-8" calcext:value="=&quot;t&quot;" calcext:base-cell-address="'Completed Jobs'.C218"/>
            <calcext:condition calcext:apply-style-name="Gnumeric-8" calcext:value="=&quot;x&quot;" calcext:base-cell-address="'Completed Jobs'.C218"/>
          </calcext:conditional-format>
          <calcext:conditional-format calcext:target-range-address="'Completed Jobs'.C219:'Completed Jobs'.C219">
            <calcext:condition calcext:apply-style-name="Gnumeric-8" calcext:value="=&quot;c&quot;" calcext:base-cell-address="'Completed Jobs'.C219"/>
            <calcext:condition calcext:apply-style-name="Gnumeric-8" calcext:value="=&quot;p&quot;" calcext:base-cell-address="'Completed Jobs'.C219"/>
            <calcext:condition calcext:apply-style-name="Gnumeric-8" calcext:value="=&quot;t&quot;" calcext:base-cell-address="'Completed Jobs'.C219"/>
            <calcext:condition calcext:apply-style-name="Gnumeric-8" calcext:value="=&quot;x&quot;" calcext:base-cell-address="'Completed Jobs'.C219"/>
          </calcext:conditional-format>
          <calcext:conditional-format calcext:target-range-address="'Completed Jobs'.C220:'Completed Jobs'.C222">
            <calcext:condition calcext:apply-style-name="Gnumeric-8" calcext:value="=&quot;c&quot;" calcext:base-cell-address="'Completed Jobs'.C220"/>
            <calcext:condition calcext:apply-style-name="Gnumeric-8" calcext:value="=&quot;p&quot;" calcext:base-cell-address="'Completed Jobs'.C220"/>
            <calcext:condition calcext:apply-style-name="Gnumeric-8" calcext:value="=&quot;t&quot;" calcext:base-cell-address="'Completed Jobs'.C220"/>
            <calcext:condition calcext:apply-style-name="Gnumeric-8" calcext:value="=&quot;x&quot;" calcext:base-cell-address="'Completed Jobs'.C220"/>
          </calcext:conditional-format>
          <calcext:conditional-format calcext:target-range-address="'Completed Jobs'.C223:'Completed Jobs'.C223">
            <calcext:condition calcext:apply-style-name="Gnumeric-8" calcext:value="=&quot;c&quot;" calcext:base-cell-address="'Completed Jobs'.C223"/>
            <calcext:condition calcext:apply-style-name="Gnumeric-8" calcext:value="=&quot;p&quot;" calcext:base-cell-address="'Completed Jobs'.C223"/>
            <calcext:condition calcext:apply-style-name="Gnumeric-8" calcext:value="=&quot;t&quot;" calcext:base-cell-address="'Completed Jobs'.C223"/>
            <calcext:condition calcext:apply-style-name="Gnumeric-8" calcext:value="=&quot;x&quot;" calcext:base-cell-address="'Completed Jobs'.C223"/>
          </calcext:conditional-format>
          <calcext:conditional-format calcext:target-range-address="'Completed Jobs'.C224:'Completed Jobs'.C224">
            <calcext:condition calcext:apply-style-name="Gnumeric-8" calcext:value="=&quot;c&quot;" calcext:base-cell-address="'Completed Jobs'.C224"/>
            <calcext:condition calcext:apply-style-name="Gnumeric-8" calcext:value="=&quot;p&quot;" calcext:base-cell-address="'Completed Jobs'.C224"/>
            <calcext:condition calcext:apply-style-name="Gnumeric-8" calcext:value="=&quot;t&quot;" calcext:base-cell-address="'Completed Jobs'.C224"/>
            <calcext:condition calcext:apply-style-name="Gnumeric-8" calcext:value="=&quot;x&quot;" calcext:base-cell-address="'Completed Jobs'.C224"/>
          </calcext:conditional-format>
          <calcext:conditional-format calcext:target-range-address="'Completed Jobs'.C225:'Completed Jobs'.C227">
            <calcext:condition calcext:apply-style-name="Gnumeric-8" calcext:value="=&quot;c&quot;" calcext:base-cell-address="'Completed Jobs'.C225"/>
            <calcext:condition calcext:apply-style-name="Gnumeric-8" calcext:value="=&quot;p&quot;" calcext:base-cell-address="'Completed Jobs'.C225"/>
            <calcext:condition calcext:apply-style-name="Gnumeric-8" calcext:value="=&quot;t&quot;" calcext:base-cell-address="'Completed Jobs'.C225"/>
            <calcext:condition calcext:apply-style-name="Gnumeric-8" calcext:value="=&quot;x&quot;" calcext:base-cell-address="'Completed Jobs'.C225"/>
          </calcext:conditional-format>
          <calcext:conditional-format calcext:target-range-address="'Completed Jobs'.C228:'Completed Jobs'.C228">
            <calcext:condition calcext:apply-style-name="Gnumeric-8" calcext:value="=&quot;c&quot;" calcext:base-cell-address="'Completed Jobs'.C228"/>
            <calcext:condition calcext:apply-style-name="Gnumeric-8" calcext:value="=&quot;p&quot;" calcext:base-cell-address="'Completed Jobs'.C228"/>
            <calcext:condition calcext:apply-style-name="Gnumeric-8" calcext:value="=&quot;t&quot;" calcext:base-cell-address="'Completed Jobs'.C228"/>
            <calcext:condition calcext:apply-style-name="Gnumeric-8" calcext:value="=&quot;x&quot;" calcext:base-cell-address="'Completed Jobs'.C228"/>
          </calcext:conditional-format>
          <calcext:conditional-format calcext:target-range-address="'Completed Jobs'.C229:'Completed Jobs'.C229">
            <calcext:condition calcext:apply-style-name="Gnumeric-8" calcext:value="=&quot;c&quot;" calcext:base-cell-address="'Completed Jobs'.C229"/>
            <calcext:condition calcext:apply-style-name="Gnumeric-8" calcext:value="=&quot;p&quot;" calcext:base-cell-address="'Completed Jobs'.C229"/>
            <calcext:condition calcext:apply-style-name="Gnumeric-8" calcext:value="=&quot;t&quot;" calcext:base-cell-address="'Completed Jobs'.C229"/>
            <calcext:condition calcext:apply-style-name="Gnumeric-8" calcext:value="=&quot;x&quot;" calcext:base-cell-address="'Completed Jobs'.C229"/>
          </calcext:conditional-format>
          <calcext:conditional-format calcext:target-range-address="'Completed Jobs'.C230:'Completed Jobs'.C230 'Completed Jobs'.C232:'Completed Jobs'.C235">
            <calcext:condition calcext:apply-style-name="Gnumeric-8" calcext:value="=&quot;c&quot;" calcext:base-cell-address="'Completed Jobs'.C230"/>
            <calcext:condition calcext:apply-style-name="Gnumeric-8" calcext:value="=&quot;p&quot;" calcext:base-cell-address="'Completed Jobs'.C230"/>
            <calcext:condition calcext:apply-style-name="Gnumeric-8" calcext:value="=&quot;t&quot;" calcext:base-cell-address="'Completed Jobs'.C230"/>
            <calcext:condition calcext:apply-style-name="Gnumeric-8" calcext:value="=&quot;x&quot;" calcext:base-cell-address="'Completed Jobs'.C230"/>
          </calcext:conditional-format>
          <calcext:conditional-format calcext:target-range-address="'Completed Jobs'.C231:'Completed Jobs'.C231">
            <calcext:condition calcext:apply-style-name="Gnumeric-8" calcext:value="=&quot;c&quot;" calcext:base-cell-address="'Completed Jobs'.C231"/>
            <calcext:condition calcext:apply-style-name="Gnumeric-8" calcext:value="=&quot;p&quot;" calcext:base-cell-address="'Completed Jobs'.C231"/>
            <calcext:condition calcext:apply-style-name="Gnumeric-8" calcext:value="=&quot;t&quot;" calcext:base-cell-address="'Completed Jobs'.C231"/>
            <calcext:condition calcext:apply-style-name="Gnumeric-8" calcext:value="=&quot;x&quot;" calcext:base-cell-address="'Completed Jobs'.C231"/>
          </calcext:conditional-format>
          <calcext:conditional-format calcext:target-range-address="'Completed Jobs'.C236:'Completed Jobs'.C236">
            <calcext:condition calcext:apply-style-name="Gnumeric-8" calcext:value="=&quot;c&quot;" calcext:base-cell-address="'Completed Jobs'.C236"/>
            <calcext:condition calcext:apply-style-name="Gnumeric-8" calcext:value="=&quot;p&quot;" calcext:base-cell-address="'Completed Jobs'.C236"/>
            <calcext:condition calcext:apply-style-name="Gnumeric-8" calcext:value="=&quot;t&quot;" calcext:base-cell-address="'Completed Jobs'.C236"/>
            <calcext:condition calcext:apply-style-name="Gnumeric-8" calcext:value="=&quot;x&quot;" calcext:base-cell-address="'Completed Jobs'.C236"/>
          </calcext:conditional-format>
          <calcext:conditional-format calcext:target-range-address="'Completed Jobs'.C237:'Completed Jobs'.C237">
            <calcext:condition calcext:apply-style-name="Gnumeric-8" calcext:value="=&quot;c&quot;" calcext:base-cell-address="'Completed Jobs'.C237"/>
            <calcext:condition calcext:apply-style-name="Gnumeric-8" calcext:value="=&quot;p&quot;" calcext:base-cell-address="'Completed Jobs'.C237"/>
            <calcext:condition calcext:apply-style-name="Gnumeric-8" calcext:value="=&quot;t&quot;" calcext:base-cell-address="'Completed Jobs'.C237"/>
            <calcext:condition calcext:apply-style-name="Gnumeric-8" calcext:value="=&quot;x&quot;" calcext:base-cell-address="'Completed Jobs'.C237"/>
          </calcext:conditional-format>
          <calcext:conditional-format calcext:target-range-address="'Completed Jobs'.C238:'Completed Jobs'.C238">
            <calcext:condition calcext:apply-style-name="Gnumeric-8" calcext:value="=&quot;c&quot;" calcext:base-cell-address="'Completed Jobs'.C238"/>
            <calcext:condition calcext:apply-style-name="Gnumeric-8" calcext:value="=&quot;p&quot;" calcext:base-cell-address="'Completed Jobs'.C238"/>
            <calcext:condition calcext:apply-style-name="Gnumeric-8" calcext:value="=&quot;t&quot;" calcext:base-cell-address="'Completed Jobs'.C238"/>
            <calcext:condition calcext:apply-style-name="Gnumeric-8" calcext:value="=&quot;x&quot;" calcext:base-cell-address="'Completed Jobs'.C238"/>
          </calcext:conditional-format>
          <calcext:conditional-format calcext:target-range-address="'Completed Jobs'.C239:'Completed Jobs'.C239">
            <calcext:condition calcext:apply-style-name="Gnumeric-8" calcext:value="=&quot;c&quot;" calcext:base-cell-address="'Completed Jobs'.C239"/>
            <calcext:condition calcext:apply-style-name="Gnumeric-8" calcext:value="=&quot;p&quot;" calcext:base-cell-address="'Completed Jobs'.C239"/>
            <calcext:condition calcext:apply-style-name="Gnumeric-8" calcext:value="=&quot;t&quot;" calcext:base-cell-address="'Completed Jobs'.C239"/>
            <calcext:condition calcext:apply-style-name="Gnumeric-8" calcext:value="=&quot;x&quot;" calcext:base-cell-address="'Completed Jobs'.C239"/>
          </calcext:conditional-format>
          <calcext:conditional-format calcext:target-range-address="'Completed Jobs'.C240:'Completed Jobs'.C240">
            <calcext:condition calcext:apply-style-name="Gnumeric-8" calcext:value="=&quot;c&quot;" calcext:base-cell-address="'Completed Jobs'.C240"/>
            <calcext:condition calcext:apply-style-name="Gnumeric-8" calcext:value="=&quot;p&quot;" calcext:base-cell-address="'Completed Jobs'.C240"/>
            <calcext:condition calcext:apply-style-name="Gnumeric-8" calcext:value="=&quot;t&quot;" calcext:base-cell-address="'Completed Jobs'.C240"/>
            <calcext:condition calcext:apply-style-name="Gnumeric-8" calcext:value="=&quot;x&quot;" calcext:base-cell-address="'Completed Jobs'.C240"/>
          </calcext:conditional-format>
          <calcext:conditional-format calcext:target-range-address="'Completed Jobs'.C241:'Completed Jobs'.C241">
            <calcext:condition calcext:apply-style-name="Gnumeric-8" calcext:value="=&quot;c&quot;" calcext:base-cell-address="'Completed Jobs'.C241"/>
            <calcext:condition calcext:apply-style-name="Gnumeric-8" calcext:value="=&quot;p&quot;" calcext:base-cell-address="'Completed Jobs'.C241"/>
            <calcext:condition calcext:apply-style-name="Gnumeric-8" calcext:value="=&quot;t&quot;" calcext:base-cell-address="'Completed Jobs'.C241"/>
            <calcext:condition calcext:apply-style-name="Gnumeric-8" calcext:value="=&quot;x&quot;" calcext:base-cell-address="'Completed Jobs'.C241"/>
          </calcext:conditional-format>
          <calcext:conditional-format calcext:target-range-address="'Completed Jobs'.C242:'Completed Jobs'.C242">
            <calcext:condition calcext:apply-style-name="Gnumeric-8" calcext:value="=&quot;c&quot;" calcext:base-cell-address="'Completed Jobs'.C242"/>
            <calcext:condition calcext:apply-style-name="Gnumeric-8" calcext:value="=&quot;p&quot;" calcext:base-cell-address="'Completed Jobs'.C242"/>
            <calcext:condition calcext:apply-style-name="Gnumeric-8" calcext:value="=&quot;t&quot;" calcext:base-cell-address="'Completed Jobs'.C242"/>
            <calcext:condition calcext:apply-style-name="Gnumeric-8" calcext:value="=&quot;x&quot;" calcext:base-cell-address="'Completed Jobs'.C242"/>
          </calcext:conditional-format>
          <calcext:conditional-format calcext:target-range-address="'Completed Jobs'.C243:'Completed Jobs'.C243">
            <calcext:condition calcext:apply-style-name="Gnumeric-8" calcext:value="=&quot;c&quot;" calcext:base-cell-address="'Completed Jobs'.C243"/>
            <calcext:condition calcext:apply-style-name="Gnumeric-8" calcext:value="=&quot;p&quot;" calcext:base-cell-address="'Completed Jobs'.C243"/>
            <calcext:condition calcext:apply-style-name="Gnumeric-8" calcext:value="=&quot;t&quot;" calcext:base-cell-address="'Completed Jobs'.C243"/>
            <calcext:condition calcext:apply-style-name="Gnumeric-8" calcext:value="=&quot;x&quot;" calcext:base-cell-address="'Completed Jobs'.C243"/>
          </calcext:conditional-format>
          <calcext:conditional-format calcext:target-range-address="'Completed Jobs'.C244:'Completed Jobs'.C244">
            <calcext:condition calcext:apply-style-name="Gnumeric-8" calcext:value="=&quot;c&quot;" calcext:base-cell-address="'Completed Jobs'.C244"/>
            <calcext:condition calcext:apply-style-name="Gnumeric-8" calcext:value="=&quot;p&quot;" calcext:base-cell-address="'Completed Jobs'.C244"/>
            <calcext:condition calcext:apply-style-name="Gnumeric-8" calcext:value="=&quot;t&quot;" calcext:base-cell-address="'Completed Jobs'.C244"/>
            <calcext:condition calcext:apply-style-name="Gnumeric-8" calcext:value="=&quot;x&quot;" calcext:base-cell-address="'Completed Jobs'.C244"/>
          </calcext:conditional-format>
          <calcext:conditional-format calcext:target-range-address="'Completed Jobs'.C246:'Completed Jobs'.C246">
            <calcext:condition calcext:apply-style-name="Gnumeric-8" calcext:value="=&quot;c&quot;" calcext:base-cell-address="'Completed Jobs'.C246"/>
            <calcext:condition calcext:apply-style-name="Gnumeric-8" calcext:value="=&quot;p&quot;" calcext:base-cell-address="'Completed Jobs'.C246"/>
            <calcext:condition calcext:apply-style-name="Gnumeric-8" calcext:value="=&quot;t&quot;" calcext:base-cell-address="'Completed Jobs'.C246"/>
            <calcext:condition calcext:apply-style-name="Gnumeric-8" calcext:value="=&quot;x&quot;" calcext:base-cell-address="'Completed Jobs'.C246"/>
          </calcext:conditional-format>
          <calcext:conditional-format calcext:target-range-address="'Completed Jobs'.C247:'Completed Jobs'.C247">
            <calcext:condition calcext:apply-style-name="Gnumeric-8" calcext:value="=&quot;c&quot;" calcext:base-cell-address="'Completed Jobs'.C247"/>
            <calcext:condition calcext:apply-style-name="Gnumeric-8" calcext:value="=&quot;p&quot;" calcext:base-cell-address="'Completed Jobs'.C247"/>
            <calcext:condition calcext:apply-style-name="Gnumeric-8" calcext:value="=&quot;t&quot;" calcext:base-cell-address="'Completed Jobs'.C247"/>
            <calcext:condition calcext:apply-style-name="Gnumeric-8" calcext:value="=&quot;x&quot;" calcext:base-cell-address="'Completed Jobs'.C247"/>
          </calcext:conditional-format>
          <calcext:conditional-format calcext:target-range-address="'Completed Jobs'.C248:'Completed Jobs'.C248">
            <calcext:condition calcext:apply-style-name="Gnumeric-8" calcext:value="=&quot;c&quot;" calcext:base-cell-address="'Completed Jobs'.C248"/>
            <calcext:condition calcext:apply-style-name="Gnumeric-8" calcext:value="=&quot;p&quot;" calcext:base-cell-address="'Completed Jobs'.C248"/>
            <calcext:condition calcext:apply-style-name="Gnumeric-8" calcext:value="=&quot;t&quot;" calcext:base-cell-address="'Completed Jobs'.C248"/>
            <calcext:condition calcext:apply-style-name="Gnumeric-8" calcext:value="=&quot;x&quot;" calcext:base-cell-address="'Completed Jobs'.C248"/>
          </calcext:conditional-format>
          <calcext:conditional-format calcext:target-range-address="'Completed Jobs'.C249:'Completed Jobs'.C249">
            <calcext:condition calcext:apply-style-name="Gnumeric-8" calcext:value="=&quot;c&quot;" calcext:base-cell-address="'Completed Jobs'.C249"/>
            <calcext:condition calcext:apply-style-name="Gnumeric-8" calcext:value="=&quot;p&quot;" calcext:base-cell-address="'Completed Jobs'.C249"/>
            <calcext:condition calcext:apply-style-name="Gnumeric-8" calcext:value="=&quot;t&quot;" calcext:base-cell-address="'Completed Jobs'.C249"/>
            <calcext:condition calcext:apply-style-name="Gnumeric-8" calcext:value="=&quot;x&quot;" calcext:base-cell-address="'Completed Jobs'.C249"/>
          </calcext:conditional-format>
          <calcext:conditional-format calcext:target-range-address="'Completed Jobs'.C250:'Completed Jobs'.C252">
            <calcext:condition calcext:apply-style-name="Gnumeric-8" calcext:value="=&quot;c&quot;" calcext:base-cell-address="'Completed Jobs'.C250"/>
            <calcext:condition calcext:apply-style-name="Gnumeric-8" calcext:value="=&quot;p&quot;" calcext:base-cell-address="'Completed Jobs'.C250"/>
            <calcext:condition calcext:apply-style-name="Gnumeric-8" calcext:value="=&quot;t&quot;" calcext:base-cell-address="'Completed Jobs'.C250"/>
            <calcext:condition calcext:apply-style-name="Gnumeric-8" calcext:value="=&quot;x&quot;" calcext:base-cell-address="'Completed Jobs'.C250"/>
          </calcext:conditional-format>
          <calcext:conditional-format calcext:target-range-address="'Completed Jobs'.C253:'Completed Jobs'.C253">
            <calcext:condition calcext:apply-style-name="Gnumeric-8" calcext:value="=&quot;c&quot;" calcext:base-cell-address="'Completed Jobs'.C253"/>
            <calcext:condition calcext:apply-style-name="Gnumeric-8" calcext:value="=&quot;p&quot;" calcext:base-cell-address="'Completed Jobs'.C253"/>
            <calcext:condition calcext:apply-style-name="Gnumeric-8" calcext:value="=&quot;t&quot;" calcext:base-cell-address="'Completed Jobs'.C253"/>
            <calcext:condition calcext:apply-style-name="Gnumeric-8" calcext:value="=&quot;x&quot;" calcext:base-cell-address="'Completed Jobs'.C253"/>
          </calcext:conditional-format>
          <calcext:conditional-format calcext:target-range-address="'Completed Jobs'.C255:'Completed Jobs'.C255">
            <calcext:condition calcext:apply-style-name="Gnumeric-8" calcext:value="=&quot;c&quot;" calcext:base-cell-address="'Completed Jobs'.C255"/>
            <calcext:condition calcext:apply-style-name="Gnumeric-8" calcext:value="=&quot;p&quot;" calcext:base-cell-address="'Completed Jobs'.C255"/>
            <calcext:condition calcext:apply-style-name="Gnumeric-8" calcext:value="=&quot;t&quot;" calcext:base-cell-address="'Completed Jobs'.C255"/>
            <calcext:condition calcext:apply-style-name="Gnumeric-8" calcext:value="=&quot;x&quot;" calcext:base-cell-address="'Completed Jobs'.C255"/>
          </calcext:conditional-format>
          <calcext:conditional-format calcext:target-range-address="'Completed Jobs'.C256:'Completed Jobs'.C262">
            <calcext:condition calcext:apply-style-name="Gnumeric-8" calcext:value="=&quot;c&quot;" calcext:base-cell-address="'Completed Jobs'.C256"/>
            <calcext:condition calcext:apply-style-name="Gnumeric-8" calcext:value="=&quot;p&quot;" calcext:base-cell-address="'Completed Jobs'.C256"/>
            <calcext:condition calcext:apply-style-name="Gnumeric-8" calcext:value="=&quot;t&quot;" calcext:base-cell-address="'Completed Jobs'.C256"/>
            <calcext:condition calcext:apply-style-name="Gnumeric-8" calcext:value="=&quot;x&quot;" calcext:base-cell-address="'Completed Jobs'.C256"/>
          </calcext:conditional-format>
          <calcext:conditional-format calcext:target-range-address="'Completed Jobs'.C273:'Completed Jobs'.C273">
            <calcext:condition calcext:apply-style-name="Gnumeric-8" calcext:value="=&quot;c&quot;" calcext:base-cell-address="'Completed Jobs'.C273"/>
            <calcext:condition calcext:apply-style-name="Gnumeric-8" calcext:value="=&quot;p&quot;" calcext:base-cell-address="'Completed Jobs'.C273"/>
            <calcext:condition calcext:apply-style-name="Gnumeric-8" calcext:value="=&quot;t&quot;" calcext:base-cell-address="'Completed Jobs'.C273"/>
            <calcext:condition calcext:apply-style-name="Gnumeric-8" calcext:value="=&quot;x&quot;" calcext:base-cell-address="'Completed Jobs'.C273"/>
          </calcext:conditional-format>
          <calcext:conditional-format calcext:target-range-address="'Completed Jobs'.D48:'Completed Jobs'.F50">
            <calcext:condition calcext:apply-style-name="Gnumeric-8" calcext:value="=&quot;c&quot;" calcext:base-cell-address="'Completed Jobs'.D48"/>
            <calcext:condition calcext:apply-style-name="Gnumeric-8" calcext:value="=&quot;p&quot;" calcext:base-cell-address="'Completed Jobs'.D48"/>
            <calcext:condition calcext:apply-style-name="Gnumeric-8" calcext:value="=&quot;t&quot;" calcext:base-cell-address="'Completed Jobs'.D48"/>
            <calcext:condition calcext:apply-style-name="Gnumeric-8" calcext:value="=&quot;x&quot;" calcext:base-cell-address="'Completed Jobs'.D48"/>
          </calcext:conditional-format>
          <calcext:conditional-format calcext:target-range-address="'Completed Jobs'.D51:'Completed Jobs'.F51">
            <calcext:condition calcext:apply-style-name="Gnumeric-8" calcext:value="=&quot;c&quot;" calcext:base-cell-address="'Completed Jobs'.D51"/>
            <calcext:condition calcext:apply-style-name="Gnumeric-8" calcext:value="=&quot;p&quot;" calcext:base-cell-address="'Completed Jobs'.D51"/>
            <calcext:condition calcext:apply-style-name="Gnumeric-8" calcext:value="=&quot;t&quot;" calcext:base-cell-address="'Completed Jobs'.D51"/>
            <calcext:condition calcext:apply-style-name="Gnumeric-8" calcext:value="=&quot;x&quot;" calcext:base-cell-address="'Completed Jobs'.D51"/>
          </calcext:conditional-format>
          <calcext:conditional-format calcext:target-range-address="'Completed Jobs'.D54:'Completed Jobs'.F54">
            <calcext:condition calcext:apply-style-name="Gnumeric-8" calcext:value="=&quot;c&quot;" calcext:base-cell-address="'Completed Jobs'.D54"/>
            <calcext:condition calcext:apply-style-name="Gnumeric-8" calcext:value="=&quot;p&quot;" calcext:base-cell-address="'Completed Jobs'.D54"/>
            <calcext:condition calcext:apply-style-name="Gnumeric-8" calcext:value="=&quot;t&quot;" calcext:base-cell-address="'Completed Jobs'.D54"/>
            <calcext:condition calcext:apply-style-name="Gnumeric-8" calcext:value="=&quot;x&quot;" calcext:base-cell-address="'Completed Jobs'.D54"/>
          </calcext:conditional-format>
          <calcext:conditional-format calcext:target-range-address="'Completed Jobs'.D57:'Completed Jobs'.F57">
            <calcext:condition calcext:apply-style-name="Gnumeric-8" calcext:value="=&quot;c&quot;" calcext:base-cell-address="'Completed Jobs'.D57"/>
            <calcext:condition calcext:apply-style-name="Gnumeric-8" calcext:value="=&quot;p&quot;" calcext:base-cell-address="'Completed Jobs'.D57"/>
            <calcext:condition calcext:apply-style-name="Gnumeric-8" calcext:value="=&quot;t&quot;" calcext:base-cell-address="'Completed Jobs'.D57"/>
            <calcext:condition calcext:apply-style-name="Gnumeric-8" calcext:value="=&quot;x&quot;" calcext:base-cell-address="'Completed Jobs'.D57"/>
          </calcext:conditional-format>
          <calcext:conditional-format calcext:target-range-address="'Completed Jobs'.D63:'Completed Jobs'.F63">
            <calcext:condition calcext:apply-style-name="Gnumeric-8" calcext:value="=&quot;c&quot;" calcext:base-cell-address="'Completed Jobs'.D63"/>
            <calcext:condition calcext:apply-style-name="Gnumeric-8" calcext:value="=&quot;p&quot;" calcext:base-cell-address="'Completed Jobs'.D63"/>
            <calcext:condition calcext:apply-style-name="Gnumeric-8" calcext:value="=&quot;t&quot;" calcext:base-cell-address="'Completed Jobs'.D63"/>
            <calcext:condition calcext:apply-style-name="Gnumeric-8" calcext:value="=&quot;x&quot;" calcext:base-cell-address="'Completed Jobs'.D63"/>
          </calcext:conditional-format>
          <calcext:conditional-format calcext:target-range-address="'Completed Jobs'.D71:'Completed Jobs'.D71">
            <calcext:condition calcext:apply-style-name="Gnumeric-8" calcext:value="=&quot;c&quot;" calcext:base-cell-address="'Completed Jobs'.D71"/>
            <calcext:condition calcext:apply-style-name="Gnumeric-8" calcext:value="=&quot;p&quot;" calcext:base-cell-address="'Completed Jobs'.D71"/>
            <calcext:condition calcext:apply-style-name="Gnumeric-8" calcext:value="=&quot;t&quot;" calcext:base-cell-address="'Completed Jobs'.D71"/>
            <calcext:condition calcext:apply-style-name="Gnumeric-8" calcext:value="=&quot;x&quot;" calcext:base-cell-address="'Completed Jobs'.D71"/>
          </calcext:conditional-format>
          <calcext:conditional-format calcext:target-range-address="'Completed Jobs'.D72:'Completed Jobs'.D72">
            <calcext:condition calcext:apply-style-name="Gnumeric-8" calcext:value="=&quot;c&quot;" calcext:base-cell-address="'Completed Jobs'.D72"/>
            <calcext:condition calcext:apply-style-name="Gnumeric-8" calcext:value="=&quot;p&quot;" calcext:base-cell-address="'Completed Jobs'.D72"/>
            <calcext:condition calcext:apply-style-name="Gnumeric-8" calcext:value="=&quot;t&quot;" calcext:base-cell-address="'Completed Jobs'.D72"/>
            <calcext:condition calcext:apply-style-name="Gnumeric-8" calcext:value="=&quot;x&quot;" calcext:base-cell-address="'Completed Jobs'.D72"/>
          </calcext:conditional-format>
          <calcext:conditional-format calcext:target-range-address="'Completed Jobs'.D73:'Completed Jobs'.D73">
            <calcext:condition calcext:apply-style-name="Gnumeric-8" calcext:value="=&quot;c&quot;" calcext:base-cell-address="'Completed Jobs'.D73"/>
            <calcext:condition calcext:apply-style-name="Gnumeric-8" calcext:value="=&quot;p&quot;" calcext:base-cell-address="'Completed Jobs'.D73"/>
            <calcext:condition calcext:apply-style-name="Gnumeric-8" calcext:value="=&quot;t&quot;" calcext:base-cell-address="'Completed Jobs'.D73"/>
            <calcext:condition calcext:apply-style-name="Gnumeric-8" calcext:value="=&quot;x&quot;" calcext:base-cell-address="'Completed Jobs'.D73"/>
          </calcext:conditional-format>
          <calcext:conditional-format calcext:target-range-address="'Completed Jobs'.D74:'Completed Jobs'.D74">
            <calcext:condition calcext:apply-style-name="Gnumeric-8" calcext:value="=&quot;c&quot;" calcext:base-cell-address="'Completed Jobs'.D74"/>
            <calcext:condition calcext:apply-style-name="Gnumeric-8" calcext:value="=&quot;p&quot;" calcext:base-cell-address="'Completed Jobs'.D74"/>
            <calcext:condition calcext:apply-style-name="Gnumeric-8" calcext:value="=&quot;t&quot;" calcext:base-cell-address="'Completed Jobs'.D74"/>
            <calcext:condition calcext:apply-style-name="Gnumeric-8" calcext:value="=&quot;x&quot;" calcext:base-cell-address="'Completed Jobs'.D74"/>
          </calcext:conditional-format>
          <calcext:conditional-format calcext:target-range-address="'Completed Jobs'.D76:'Completed Jobs'.D76">
            <calcext:condition calcext:apply-style-name="Gnumeric-8" calcext:value="=&quot;c&quot;" calcext:base-cell-address="'Completed Jobs'.D76"/>
            <calcext:condition calcext:apply-style-name="Gnumeric-8" calcext:value="=&quot;p&quot;" calcext:base-cell-address="'Completed Jobs'.D76"/>
            <calcext:condition calcext:apply-style-name="Gnumeric-8" calcext:value="=&quot;t&quot;" calcext:base-cell-address="'Completed Jobs'.D76"/>
            <calcext:condition calcext:apply-style-name="Gnumeric-8" calcext:value="=&quot;x&quot;" calcext:base-cell-address="'Completed Jobs'.D76"/>
          </calcext:conditional-format>
          <calcext:conditional-format calcext:target-range-address="'Completed Jobs'.D77:'Completed Jobs'.D77">
            <calcext:condition calcext:apply-style-name="Gnumeric-8" calcext:value="=&quot;c&quot;" calcext:base-cell-address="'Completed Jobs'.D77"/>
            <calcext:condition calcext:apply-style-name="Gnumeric-8" calcext:value="=&quot;p&quot;" calcext:base-cell-address="'Completed Jobs'.D77"/>
            <calcext:condition calcext:apply-style-name="Gnumeric-8" calcext:value="=&quot;t&quot;" calcext:base-cell-address="'Completed Jobs'.D77"/>
            <calcext:condition calcext:apply-style-name="Gnumeric-8" calcext:value="=&quot;x&quot;" calcext:base-cell-address="'Completed Jobs'.D77"/>
          </calcext:conditional-format>
          <calcext:conditional-format calcext:target-range-address="'Completed Jobs'.D79:'Completed Jobs'.D79">
            <calcext:condition calcext:apply-style-name="Gnumeric-8" calcext:value="=&quot;c&quot;" calcext:base-cell-address="'Completed Jobs'.D79"/>
            <calcext:condition calcext:apply-style-name="Gnumeric-8" calcext:value="=&quot;p&quot;" calcext:base-cell-address="'Completed Jobs'.D79"/>
            <calcext:condition calcext:apply-style-name="Gnumeric-8" calcext:value="=&quot;t&quot;" calcext:base-cell-address="'Completed Jobs'.D79"/>
            <calcext:condition calcext:apply-style-name="Gnumeric-8" calcext:value="=&quot;x&quot;" calcext:base-cell-address="'Completed Jobs'.D79"/>
          </calcext:conditional-format>
          <calcext:conditional-format calcext:target-range-address="'Completed Jobs'.D80:'Completed Jobs'.D80">
            <calcext:condition calcext:apply-style-name="Gnumeric-8" calcext:value="=&quot;c&quot;" calcext:base-cell-address="'Completed Jobs'.D80"/>
            <calcext:condition calcext:apply-style-name="Gnumeric-8" calcext:value="=&quot;p&quot;" calcext:base-cell-address="'Completed Jobs'.D80"/>
            <calcext:condition calcext:apply-style-name="Gnumeric-8" calcext:value="=&quot;t&quot;" calcext:base-cell-address="'Completed Jobs'.D80"/>
            <calcext:condition calcext:apply-style-name="Gnumeric-8" calcext:value="=&quot;x&quot;" calcext:base-cell-address="'Completed Jobs'.D80"/>
          </calcext:conditional-format>
          <calcext:conditional-format calcext:target-range-address="'Completed Jobs'.D86:'Completed Jobs'.F86">
            <calcext:condition calcext:apply-style-name="Gnumeric-8" calcext:value="=&quot;c&quot;" calcext:base-cell-address="'Completed Jobs'.D86"/>
            <calcext:condition calcext:apply-style-name="Gnumeric-8" calcext:value="=&quot;p&quot;" calcext:base-cell-address="'Completed Jobs'.D86"/>
            <calcext:condition calcext:apply-style-name="Gnumeric-8" calcext:value="=&quot;t&quot;" calcext:base-cell-address="'Completed Jobs'.D86"/>
            <calcext:condition calcext:apply-style-name="Gnumeric-8" calcext:value="=&quot;x&quot;" calcext:base-cell-address="'Completed Jobs'.D86"/>
          </calcext:conditional-format>
          <calcext:conditional-format calcext:target-range-address="'Completed Jobs'.D91:'Completed Jobs'.D91">
            <calcext:condition calcext:apply-style-name="Gnumeric-8" calcext:value="=&quot;c&quot;" calcext:base-cell-address="'Completed Jobs'.D91"/>
            <calcext:condition calcext:apply-style-name="Gnumeric-8" calcext:value="=&quot;p&quot;" calcext:base-cell-address="'Completed Jobs'.D91"/>
            <calcext:condition calcext:apply-style-name="Gnumeric-8" calcext:value="=&quot;t&quot;" calcext:base-cell-address="'Completed Jobs'.D91"/>
            <calcext:condition calcext:apply-style-name="Gnumeric-8" calcext:value="=&quot;x&quot;" calcext:base-cell-address="'Completed Jobs'.D91"/>
          </calcext:conditional-format>
          <calcext:conditional-format calcext:target-range-address="'Completed Jobs'.D92:'Completed Jobs'.D92">
            <calcext:condition calcext:apply-style-name="Gnumeric-8" calcext:value="=&quot;c&quot;" calcext:base-cell-address="'Completed Jobs'.D92"/>
            <calcext:condition calcext:apply-style-name="Gnumeric-8" calcext:value="=&quot;p&quot;" calcext:base-cell-address="'Completed Jobs'.D92"/>
            <calcext:condition calcext:apply-style-name="Gnumeric-8" calcext:value="=&quot;t&quot;" calcext:base-cell-address="'Completed Jobs'.D92"/>
            <calcext:condition calcext:apply-style-name="Gnumeric-8" calcext:value="=&quot;x&quot;" calcext:base-cell-address="'Completed Jobs'.D92"/>
          </calcext:conditional-format>
          <calcext:conditional-format calcext:target-range-address="'Completed Jobs'.D98:'Completed Jobs'.F98">
            <calcext:condition calcext:apply-style-name="Gnumeric-8" calcext:value="=&quot;c&quot;" calcext:base-cell-address="'Completed Jobs'.D98"/>
            <calcext:condition calcext:apply-style-name="Gnumeric-8" calcext:value="=&quot;p&quot;" calcext:base-cell-address="'Completed Jobs'.D98"/>
            <calcext:condition calcext:apply-style-name="Gnumeric-8" calcext:value="=&quot;t&quot;" calcext:base-cell-address="'Completed Jobs'.D98"/>
            <calcext:condition calcext:apply-style-name="Gnumeric-8" calcext:value="=&quot;x&quot;" calcext:base-cell-address="'Completed Jobs'.D98"/>
          </calcext:conditional-format>
          <calcext:conditional-format calcext:target-range-address="'Completed Jobs'.D99:'Completed Jobs'.F99">
            <calcext:condition calcext:apply-style-name="Gnumeric-8" calcext:value="=&quot;c&quot;" calcext:base-cell-address="'Completed Jobs'.D99"/>
            <calcext:condition calcext:apply-style-name="Gnumeric-8" calcext:value="=&quot;p&quot;" calcext:base-cell-address="'Completed Jobs'.D99"/>
            <calcext:condition calcext:apply-style-name="Gnumeric-8" calcext:value="=&quot;t&quot;" calcext:base-cell-address="'Completed Jobs'.D99"/>
            <calcext:condition calcext:apply-style-name="Gnumeric-8" calcext:value="=&quot;x&quot;" calcext:base-cell-address="'Completed Jobs'.D99"/>
          </calcext:conditional-format>
          <calcext:conditional-format calcext:target-range-address="'Completed Jobs'.D100:'Completed Jobs'.F100">
            <calcext:condition calcext:apply-style-name="Gnumeric-8" calcext:value="=&quot;c&quot;" calcext:base-cell-address="'Completed Jobs'.D100"/>
            <calcext:condition calcext:apply-style-name="Gnumeric-8" calcext:value="=&quot;p&quot;" calcext:base-cell-address="'Completed Jobs'.D100"/>
            <calcext:condition calcext:apply-style-name="Gnumeric-8" calcext:value="=&quot;t&quot;" calcext:base-cell-address="'Completed Jobs'.D100"/>
            <calcext:condition calcext:apply-style-name="Gnumeric-8" calcext:value="=&quot;x&quot;" calcext:base-cell-address="'Completed Jobs'.D100"/>
          </calcext:conditional-format>
          <calcext:conditional-format calcext:target-range-address="'Completed Jobs'.D104:'Completed Jobs'.D104">
            <calcext:condition calcext:apply-style-name="Gnumeric-8" calcext:value="=&quot;c&quot;" calcext:base-cell-address="'Completed Jobs'.D104"/>
            <calcext:condition calcext:apply-style-name="Gnumeric-8" calcext:value="=&quot;p&quot;" calcext:base-cell-address="'Completed Jobs'.D104"/>
            <calcext:condition calcext:apply-style-name="Gnumeric-8" calcext:value="=&quot;t&quot;" calcext:base-cell-address="'Completed Jobs'.D104"/>
            <calcext:condition calcext:apply-style-name="Gnumeric-8" calcext:value="=&quot;x&quot;" calcext:base-cell-address="'Completed Jobs'.D104"/>
          </calcext:conditional-format>
          <calcext:conditional-format calcext:target-range-address="'Completed Jobs'.D110:'Completed Jobs'.D110">
            <calcext:condition calcext:apply-style-name="Gnumeric-8" calcext:value="=&quot;c&quot;" calcext:base-cell-address="'Completed Jobs'.D110"/>
            <calcext:condition calcext:apply-style-name="Gnumeric-8" calcext:value="=&quot;p&quot;" calcext:base-cell-address="'Completed Jobs'.D110"/>
            <calcext:condition calcext:apply-style-name="Gnumeric-8" calcext:value="=&quot;t&quot;" calcext:base-cell-address="'Completed Jobs'.D110"/>
            <calcext:condition calcext:apply-style-name="Gnumeric-8" calcext:value="=&quot;x&quot;" calcext:base-cell-address="'Completed Jobs'.D110"/>
          </calcext:conditional-format>
          <calcext:conditional-format calcext:target-range-address="'Completed Jobs'.D179:'Completed Jobs'.D182">
            <calcext:condition calcext:apply-style-name="Gnumeric-8" calcext:value="=&quot;c&quot;" calcext:base-cell-address="'Completed Jobs'.D179"/>
            <calcext:condition calcext:apply-style-name="Gnumeric-8" calcext:value="=&quot;p&quot;" calcext:base-cell-address="'Completed Jobs'.D179"/>
            <calcext:condition calcext:apply-style-name="Gnumeric-8" calcext:value="=&quot;t&quot;" calcext:base-cell-address="'Completed Jobs'.D179"/>
            <calcext:condition calcext:apply-style-name="Gnumeric-8" calcext:value="=&quot;x&quot;" calcext:base-cell-address="'Completed Jobs'.D179"/>
          </calcext:conditional-format>
          <calcext:conditional-format calcext:target-range-address="'Completed Jobs'.D187:'Completed Jobs'.D187">
            <calcext:condition calcext:apply-style-name="Gnumeric-8" calcext:value="=&quot;c&quot;" calcext:base-cell-address="'Completed Jobs'.D187"/>
            <calcext:condition calcext:apply-style-name="Gnumeric-8" calcext:value="=&quot;p&quot;" calcext:base-cell-address="'Completed Jobs'.D187"/>
            <calcext:condition calcext:apply-style-name="Gnumeric-8" calcext:value="=&quot;t&quot;" calcext:base-cell-address="'Completed Jobs'.D187"/>
            <calcext:condition calcext:apply-style-name="Gnumeric-8" calcext:value="=&quot;x&quot;" calcext:base-cell-address="'Completed Jobs'.D187"/>
          </calcext:conditional-format>
          <calcext:conditional-format calcext:target-range-address="'Completed Jobs'.D195:'Completed Jobs'.D195">
            <calcext:condition calcext:apply-style-name="Gnumeric-8" calcext:value="=&quot;c&quot;" calcext:base-cell-address="'Completed Jobs'.D195"/>
            <calcext:condition calcext:apply-style-name="Gnumeric-8" calcext:value="=&quot;p&quot;" calcext:base-cell-address="'Completed Jobs'.D195"/>
            <calcext:condition calcext:apply-style-name="Gnumeric-8" calcext:value="=&quot;t&quot;" calcext:base-cell-address="'Completed Jobs'.D195"/>
            <calcext:condition calcext:apply-style-name="Gnumeric-8" calcext:value="=&quot;x&quot;" calcext:base-cell-address="'Completed Jobs'.D195"/>
          </calcext:conditional-format>
          <calcext:conditional-format calcext:target-range-address="'Completed Jobs'.D200:'Completed Jobs'.D200">
            <calcext:condition calcext:apply-style-name="Gnumeric-8" calcext:value="=&quot;c&quot;" calcext:base-cell-address="'Completed Jobs'.D200"/>
            <calcext:condition calcext:apply-style-name="Gnumeric-8" calcext:value="=&quot;p&quot;" calcext:base-cell-address="'Completed Jobs'.D200"/>
            <calcext:condition calcext:apply-style-name="Gnumeric-8" calcext:value="=&quot;t&quot;" calcext:base-cell-address="'Completed Jobs'.D200"/>
            <calcext:condition calcext:apply-style-name="Gnumeric-8" calcext:value="=&quot;x&quot;" calcext:base-cell-address="'Completed Jobs'.D200"/>
          </calcext:conditional-format>
          <calcext:conditional-format calcext:target-range-address="'Completed Jobs'.D201:'Completed Jobs'.D201">
            <calcext:condition calcext:apply-style-name="Gnumeric-8" calcext:value="=&quot;c&quot;" calcext:base-cell-address="'Completed Jobs'.D201"/>
            <calcext:condition calcext:apply-style-name="Gnumeric-8" calcext:value="=&quot;p&quot;" calcext:base-cell-address="'Completed Jobs'.D201"/>
            <calcext:condition calcext:apply-style-name="Gnumeric-8" calcext:value="=&quot;t&quot;" calcext:base-cell-address="'Completed Jobs'.D201"/>
            <calcext:condition calcext:apply-style-name="Gnumeric-8" calcext:value="=&quot;x&quot;" calcext:base-cell-address="'Completed Jobs'.D201"/>
          </calcext:conditional-format>
          <calcext:conditional-format calcext:target-range-address="'Completed Jobs'.D202:'Completed Jobs'.D202">
            <calcext:condition calcext:apply-style-name="Gnumeric-8" calcext:value="=&quot;c&quot;" calcext:base-cell-address="'Completed Jobs'.D202"/>
            <calcext:condition calcext:apply-style-name="Gnumeric-8" calcext:value="=&quot;p&quot;" calcext:base-cell-address="'Completed Jobs'.D202"/>
            <calcext:condition calcext:apply-style-name="Gnumeric-8" calcext:value="=&quot;t&quot;" calcext:base-cell-address="'Completed Jobs'.D202"/>
            <calcext:condition calcext:apply-style-name="Gnumeric-8" calcext:value="=&quot;x&quot;" calcext:base-cell-address="'Completed Jobs'.D202"/>
          </calcext:conditional-format>
          <calcext:conditional-format calcext:target-range-address="'Completed Jobs'.D203:'Completed Jobs'.D203">
            <calcext:condition calcext:apply-style-name="Gnumeric-8" calcext:value="=&quot;c&quot;" calcext:base-cell-address="'Completed Jobs'.D203"/>
            <calcext:condition calcext:apply-style-name="Gnumeric-8" calcext:value="=&quot;p&quot;" calcext:base-cell-address="'Completed Jobs'.D203"/>
            <calcext:condition calcext:apply-style-name="Gnumeric-8" calcext:value="=&quot;t&quot;" calcext:base-cell-address="'Completed Jobs'.D203"/>
            <calcext:condition calcext:apply-style-name="Gnumeric-8" calcext:value="=&quot;x&quot;" calcext:base-cell-address="'Completed Jobs'.D203"/>
          </calcext:conditional-format>
          <calcext:conditional-format calcext:target-range-address="'Completed Jobs'.D204:'Completed Jobs'.D205">
            <calcext:condition calcext:apply-style-name="Gnumeric-8" calcext:value="=&quot;c&quot;" calcext:base-cell-address="'Completed Jobs'.D204"/>
            <calcext:condition calcext:apply-style-name="Gnumeric-8" calcext:value="=&quot;p&quot;" calcext:base-cell-address="'Completed Jobs'.D204"/>
            <calcext:condition calcext:apply-style-name="Gnumeric-8" calcext:value="=&quot;t&quot;" calcext:base-cell-address="'Completed Jobs'.D204"/>
            <calcext:condition calcext:apply-style-name="Gnumeric-8" calcext:value="=&quot;x&quot;" calcext:base-cell-address="'Completed Jobs'.D204"/>
          </calcext:conditional-format>
          <calcext:conditional-format calcext:target-range-address="'Completed Jobs'.D206:'Completed Jobs'.D206">
            <calcext:condition calcext:apply-style-name="Gnumeric-8" calcext:value="=&quot;c&quot;" calcext:base-cell-address="'Completed Jobs'.D206"/>
            <calcext:condition calcext:apply-style-name="Gnumeric-8" calcext:value="=&quot;p&quot;" calcext:base-cell-address="'Completed Jobs'.D206"/>
            <calcext:condition calcext:apply-style-name="Gnumeric-8" calcext:value="=&quot;t&quot;" calcext:base-cell-address="'Completed Jobs'.D206"/>
            <calcext:condition calcext:apply-style-name="Gnumeric-8" calcext:value="=&quot;x&quot;" calcext:base-cell-address="'Completed Jobs'.D206"/>
          </calcext:conditional-format>
          <calcext:conditional-format calcext:target-range-address="'Completed Jobs'.D207:'Completed Jobs'.D210">
            <calcext:condition calcext:apply-style-name="Gnumeric-8" calcext:value="=&quot;c&quot;" calcext:base-cell-address="'Completed Jobs'.D207"/>
            <calcext:condition calcext:apply-style-name="Gnumeric-8" calcext:value="=&quot;p&quot;" calcext:base-cell-address="'Completed Jobs'.D207"/>
            <calcext:condition calcext:apply-style-name="Gnumeric-8" calcext:value="=&quot;t&quot;" calcext:base-cell-address="'Completed Jobs'.D207"/>
            <calcext:condition calcext:apply-style-name="Gnumeric-8" calcext:value="=&quot;x&quot;" calcext:base-cell-address="'Completed Jobs'.D207"/>
          </calcext:conditional-format>
          <calcext:conditional-format calcext:target-range-address="'Completed Jobs'.D211:'Completed Jobs'.D211">
            <calcext:condition calcext:apply-style-name="Gnumeric-8" calcext:value="=&quot;c&quot;" calcext:base-cell-address="'Completed Jobs'.D211"/>
            <calcext:condition calcext:apply-style-name="Gnumeric-8" calcext:value="=&quot;p&quot;" calcext:base-cell-address="'Completed Jobs'.D211"/>
            <calcext:condition calcext:apply-style-name="Gnumeric-8" calcext:value="=&quot;t&quot;" calcext:base-cell-address="'Completed Jobs'.D211"/>
            <calcext:condition calcext:apply-style-name="Gnumeric-8" calcext:value="=&quot;x&quot;" calcext:base-cell-address="'Completed Jobs'.D211"/>
          </calcext:conditional-format>
          <calcext:conditional-format calcext:target-range-address="'Completed Jobs'.D216:'Completed Jobs'.D216">
            <calcext:condition calcext:apply-style-name="Gnumeric-8" calcext:value="=&quot;c&quot;" calcext:base-cell-address="'Completed Jobs'.D216"/>
            <calcext:condition calcext:apply-style-name="Gnumeric-8" calcext:value="=&quot;p&quot;" calcext:base-cell-address="'Completed Jobs'.D216"/>
            <calcext:condition calcext:apply-style-name="Gnumeric-8" calcext:value="=&quot;t&quot;" calcext:base-cell-address="'Completed Jobs'.D216"/>
            <calcext:condition calcext:apply-style-name="Gnumeric-8" calcext:value="=&quot;x&quot;" calcext:base-cell-address="'Completed Jobs'.D216"/>
          </calcext:conditional-format>
          <calcext:conditional-format calcext:target-range-address="'Completed Jobs'.D217:'Completed Jobs'.D217">
            <calcext:condition calcext:apply-style-name="Gnumeric-8" calcext:value="=&quot;c&quot;" calcext:base-cell-address="'Completed Jobs'.D217"/>
            <calcext:condition calcext:apply-style-name="Gnumeric-8" calcext:value="=&quot;p&quot;" calcext:base-cell-address="'Completed Jobs'.D217"/>
            <calcext:condition calcext:apply-style-name="Gnumeric-8" calcext:value="=&quot;t&quot;" calcext:base-cell-address="'Completed Jobs'.D217"/>
            <calcext:condition calcext:apply-style-name="Gnumeric-8" calcext:value="=&quot;x&quot;" calcext:base-cell-address="'Completed Jobs'.D217"/>
          </calcext:conditional-format>
          <calcext:conditional-format calcext:target-range-address="'Completed Jobs'.D218:'Completed Jobs'.D218">
            <calcext:condition calcext:apply-style-name="Gnumeric-8" calcext:value="=&quot;c&quot;" calcext:base-cell-address="'Completed Jobs'.D218"/>
            <calcext:condition calcext:apply-style-name="Gnumeric-8" calcext:value="=&quot;p&quot;" calcext:base-cell-address="'Completed Jobs'.D218"/>
            <calcext:condition calcext:apply-style-name="Gnumeric-8" calcext:value="=&quot;t&quot;" calcext:base-cell-address="'Completed Jobs'.D218"/>
            <calcext:condition calcext:apply-style-name="Gnumeric-8" calcext:value="=&quot;x&quot;" calcext:base-cell-address="'Completed Jobs'.D218"/>
          </calcext:conditional-format>
          <calcext:conditional-format calcext:target-range-address="'Completed Jobs'.D219:'Completed Jobs'.D219">
            <calcext:condition calcext:apply-style-name="Gnumeric-8" calcext:value="=&quot;c&quot;" calcext:base-cell-address="'Completed Jobs'.D219"/>
            <calcext:condition calcext:apply-style-name="Gnumeric-8" calcext:value="=&quot;p&quot;" calcext:base-cell-address="'Completed Jobs'.D219"/>
            <calcext:condition calcext:apply-style-name="Gnumeric-8" calcext:value="=&quot;t&quot;" calcext:base-cell-address="'Completed Jobs'.D219"/>
            <calcext:condition calcext:apply-style-name="Gnumeric-8" calcext:value="=&quot;x&quot;" calcext:base-cell-address="'Completed Jobs'.D219"/>
          </calcext:conditional-format>
          <calcext:conditional-format calcext:target-range-address="'Completed Jobs'.D220:'Completed Jobs'.D222">
            <calcext:condition calcext:apply-style-name="Gnumeric-8" calcext:value="=&quot;c&quot;" calcext:base-cell-address="'Completed Jobs'.D220"/>
            <calcext:condition calcext:apply-style-name="Gnumeric-8" calcext:value="=&quot;p&quot;" calcext:base-cell-address="'Completed Jobs'.D220"/>
            <calcext:condition calcext:apply-style-name="Gnumeric-8" calcext:value="=&quot;t&quot;" calcext:base-cell-address="'Completed Jobs'.D220"/>
            <calcext:condition calcext:apply-style-name="Gnumeric-8" calcext:value="=&quot;x&quot;" calcext:base-cell-address="'Completed Jobs'.D220"/>
          </calcext:conditional-format>
          <calcext:conditional-format calcext:target-range-address="'Completed Jobs'.D223:'Completed Jobs'.D223">
            <calcext:condition calcext:apply-style-name="Gnumeric-8" calcext:value="=&quot;c&quot;" calcext:base-cell-address="'Completed Jobs'.D223"/>
            <calcext:condition calcext:apply-style-name="Gnumeric-8" calcext:value="=&quot;p&quot;" calcext:base-cell-address="'Completed Jobs'.D223"/>
            <calcext:condition calcext:apply-style-name="Gnumeric-8" calcext:value="=&quot;t&quot;" calcext:base-cell-address="'Completed Jobs'.D223"/>
            <calcext:condition calcext:apply-style-name="Gnumeric-8" calcext:value="=&quot;x&quot;" calcext:base-cell-address="'Completed Jobs'.D223"/>
          </calcext:conditional-format>
          <calcext:conditional-format calcext:target-range-address="'Completed Jobs'.D224:'Completed Jobs'.D224">
            <calcext:condition calcext:apply-style-name="Gnumeric-8" calcext:value="=&quot;c&quot;" calcext:base-cell-address="'Completed Jobs'.D224"/>
            <calcext:condition calcext:apply-style-name="Gnumeric-8" calcext:value="=&quot;p&quot;" calcext:base-cell-address="'Completed Jobs'.D224"/>
            <calcext:condition calcext:apply-style-name="Gnumeric-8" calcext:value="=&quot;t&quot;" calcext:base-cell-address="'Completed Jobs'.D224"/>
            <calcext:condition calcext:apply-style-name="Gnumeric-8" calcext:value="=&quot;x&quot;" calcext:base-cell-address="'Completed Jobs'.D224"/>
          </calcext:conditional-format>
          <calcext:conditional-format calcext:target-range-address="'Completed Jobs'.D225:'Completed Jobs'.D227">
            <calcext:condition calcext:apply-style-name="Gnumeric-8" calcext:value="=&quot;c&quot;" calcext:base-cell-address="'Completed Jobs'.D225"/>
            <calcext:condition calcext:apply-style-name="Gnumeric-8" calcext:value="=&quot;p&quot;" calcext:base-cell-address="'Completed Jobs'.D225"/>
            <calcext:condition calcext:apply-style-name="Gnumeric-8" calcext:value="=&quot;t&quot;" calcext:base-cell-address="'Completed Jobs'.D225"/>
            <calcext:condition calcext:apply-style-name="Gnumeric-8" calcext:value="=&quot;x&quot;" calcext:base-cell-address="'Completed Jobs'.D225"/>
          </calcext:conditional-format>
          <calcext:conditional-format calcext:target-range-address="'Completed Jobs'.D228:'Completed Jobs'.D228">
            <calcext:condition calcext:apply-style-name="Gnumeric-8" calcext:value="=&quot;c&quot;" calcext:base-cell-address="'Completed Jobs'.D228"/>
            <calcext:condition calcext:apply-style-name="Gnumeric-8" calcext:value="=&quot;p&quot;" calcext:base-cell-address="'Completed Jobs'.D228"/>
            <calcext:condition calcext:apply-style-name="Gnumeric-8" calcext:value="=&quot;t&quot;" calcext:base-cell-address="'Completed Jobs'.D228"/>
            <calcext:condition calcext:apply-style-name="Gnumeric-8" calcext:value="=&quot;x&quot;" calcext:base-cell-address="'Completed Jobs'.D228"/>
          </calcext:conditional-format>
          <calcext:conditional-format calcext:target-range-address="'Completed Jobs'.D229:'Completed Jobs'.D229">
            <calcext:condition calcext:apply-style-name="Gnumeric-8" calcext:value="=&quot;c&quot;" calcext:base-cell-address="'Completed Jobs'.D229"/>
            <calcext:condition calcext:apply-style-name="Gnumeric-8" calcext:value="=&quot;p&quot;" calcext:base-cell-address="'Completed Jobs'.D229"/>
            <calcext:condition calcext:apply-style-name="Gnumeric-8" calcext:value="=&quot;t&quot;" calcext:base-cell-address="'Completed Jobs'.D229"/>
            <calcext:condition calcext:apply-style-name="Gnumeric-8" calcext:value="=&quot;x&quot;" calcext:base-cell-address="'Completed Jobs'.D229"/>
          </calcext:conditional-format>
          <calcext:conditional-format calcext:target-range-address="'Completed Jobs'.D230:'Completed Jobs'.D230 'Completed Jobs'.D232:'Completed Jobs'.D235">
            <calcext:condition calcext:apply-style-name="Gnumeric-8" calcext:value="=&quot;c&quot;" calcext:base-cell-address="'Completed Jobs'.D230"/>
            <calcext:condition calcext:apply-style-name="Gnumeric-8" calcext:value="=&quot;p&quot;" calcext:base-cell-address="'Completed Jobs'.D230"/>
            <calcext:condition calcext:apply-style-name="Gnumeric-8" calcext:value="=&quot;t&quot;" calcext:base-cell-address="'Completed Jobs'.D230"/>
            <calcext:condition calcext:apply-style-name="Gnumeric-8" calcext:value="=&quot;x&quot;" calcext:base-cell-address="'Completed Jobs'.D230"/>
          </calcext:conditional-format>
          <calcext:conditional-format calcext:target-range-address="'Completed Jobs'.D231:'Completed Jobs'.D231">
            <calcext:condition calcext:apply-style-name="Gnumeric-8" calcext:value="=&quot;c&quot;" calcext:base-cell-address="'Completed Jobs'.D231"/>
            <calcext:condition calcext:apply-style-name="Gnumeric-8" calcext:value="=&quot;p&quot;" calcext:base-cell-address="'Completed Jobs'.D231"/>
            <calcext:condition calcext:apply-style-name="Gnumeric-8" calcext:value="=&quot;t&quot;" calcext:base-cell-address="'Completed Jobs'.D231"/>
            <calcext:condition calcext:apply-style-name="Gnumeric-8" calcext:value="=&quot;x&quot;" calcext:base-cell-address="'Completed Jobs'.D231"/>
          </calcext:conditional-format>
          <calcext:conditional-format calcext:target-range-address="'Completed Jobs'.D236:'Completed Jobs'.D236">
            <calcext:condition calcext:apply-style-name="Gnumeric-8" calcext:value="=&quot;c&quot;" calcext:base-cell-address="'Completed Jobs'.D236"/>
            <calcext:condition calcext:apply-style-name="Gnumeric-8" calcext:value="=&quot;p&quot;" calcext:base-cell-address="'Completed Jobs'.D236"/>
            <calcext:condition calcext:apply-style-name="Gnumeric-8" calcext:value="=&quot;t&quot;" calcext:base-cell-address="'Completed Jobs'.D236"/>
            <calcext:condition calcext:apply-style-name="Gnumeric-8" calcext:value="=&quot;x&quot;" calcext:base-cell-address="'Completed Jobs'.D236"/>
          </calcext:conditional-format>
          <calcext:conditional-format calcext:target-range-address="'Completed Jobs'.D237:'Completed Jobs'.D237">
            <calcext:condition calcext:apply-style-name="Gnumeric-8" calcext:value="=&quot;c&quot;" calcext:base-cell-address="'Completed Jobs'.D237"/>
            <calcext:condition calcext:apply-style-name="Gnumeric-8" calcext:value="=&quot;p&quot;" calcext:base-cell-address="'Completed Jobs'.D237"/>
            <calcext:condition calcext:apply-style-name="Gnumeric-8" calcext:value="=&quot;t&quot;" calcext:base-cell-address="'Completed Jobs'.D237"/>
            <calcext:condition calcext:apply-style-name="Gnumeric-8" calcext:value="=&quot;x&quot;" calcext:base-cell-address="'Completed Jobs'.D237"/>
          </calcext:conditional-format>
          <calcext:conditional-format calcext:target-range-address="'Completed Jobs'.D238:'Completed Jobs'.D238">
            <calcext:condition calcext:apply-style-name="Gnumeric-8" calcext:value="=&quot;c&quot;" calcext:base-cell-address="'Completed Jobs'.D238"/>
            <calcext:condition calcext:apply-style-name="Gnumeric-8" calcext:value="=&quot;p&quot;" calcext:base-cell-address="'Completed Jobs'.D238"/>
            <calcext:condition calcext:apply-style-name="Gnumeric-8" calcext:value="=&quot;t&quot;" calcext:base-cell-address="'Completed Jobs'.D238"/>
            <calcext:condition calcext:apply-style-name="Gnumeric-8" calcext:value="=&quot;x&quot;" calcext:base-cell-address="'Completed Jobs'.D238"/>
          </calcext:conditional-format>
          <calcext:conditional-format calcext:target-range-address="'Completed Jobs'.D239:'Completed Jobs'.D239">
            <calcext:condition calcext:apply-style-name="Gnumeric-8" calcext:value="=&quot;c&quot;" calcext:base-cell-address="'Completed Jobs'.D239"/>
            <calcext:condition calcext:apply-style-name="Gnumeric-8" calcext:value="=&quot;p&quot;" calcext:base-cell-address="'Completed Jobs'.D239"/>
            <calcext:condition calcext:apply-style-name="Gnumeric-8" calcext:value="=&quot;t&quot;" calcext:base-cell-address="'Completed Jobs'.D239"/>
            <calcext:condition calcext:apply-style-name="Gnumeric-8" calcext:value="=&quot;x&quot;" calcext:base-cell-address="'Completed Jobs'.D239"/>
          </calcext:conditional-format>
          <calcext:conditional-format calcext:target-range-address="'Completed Jobs'.D240:'Completed Jobs'.D240">
            <calcext:condition calcext:apply-style-name="Gnumeric-8" calcext:value="=&quot;c&quot;" calcext:base-cell-address="'Completed Jobs'.D240"/>
            <calcext:condition calcext:apply-style-name="Gnumeric-8" calcext:value="=&quot;p&quot;" calcext:base-cell-address="'Completed Jobs'.D240"/>
            <calcext:condition calcext:apply-style-name="Gnumeric-8" calcext:value="=&quot;t&quot;" calcext:base-cell-address="'Completed Jobs'.D240"/>
            <calcext:condition calcext:apply-style-name="Gnumeric-8" calcext:value="=&quot;x&quot;" calcext:base-cell-address="'Completed Jobs'.D240"/>
          </calcext:conditional-format>
          <calcext:conditional-format calcext:target-range-address="'Completed Jobs'.D241:'Completed Jobs'.D241">
            <calcext:condition calcext:apply-style-name="Gnumeric-8" calcext:value="=&quot;c&quot;" calcext:base-cell-address="'Completed Jobs'.D241"/>
            <calcext:condition calcext:apply-style-name="Gnumeric-8" calcext:value="=&quot;p&quot;" calcext:base-cell-address="'Completed Jobs'.D241"/>
            <calcext:condition calcext:apply-style-name="Gnumeric-8" calcext:value="=&quot;t&quot;" calcext:base-cell-address="'Completed Jobs'.D241"/>
            <calcext:condition calcext:apply-style-name="Gnumeric-8" calcext:value="=&quot;x&quot;" calcext:base-cell-address="'Completed Jobs'.D241"/>
          </calcext:conditional-format>
          <calcext:conditional-format calcext:target-range-address="'Completed Jobs'.D242:'Completed Jobs'.D242">
            <calcext:condition calcext:apply-style-name="Gnumeric-8" calcext:value="=&quot;c&quot;" calcext:base-cell-address="'Completed Jobs'.D242"/>
            <calcext:condition calcext:apply-style-name="Gnumeric-8" calcext:value="=&quot;p&quot;" calcext:base-cell-address="'Completed Jobs'.D242"/>
            <calcext:condition calcext:apply-style-name="Gnumeric-8" calcext:value="=&quot;t&quot;" calcext:base-cell-address="'Completed Jobs'.D242"/>
            <calcext:condition calcext:apply-style-name="Gnumeric-8" calcext:value="=&quot;x&quot;" calcext:base-cell-address="'Completed Jobs'.D242"/>
          </calcext:conditional-format>
          <calcext:conditional-format calcext:target-range-address="'Completed Jobs'.D243:'Completed Jobs'.D243">
            <calcext:condition calcext:apply-style-name="Gnumeric-8" calcext:value="=&quot;c&quot;" calcext:base-cell-address="'Completed Jobs'.D243"/>
            <calcext:condition calcext:apply-style-name="Gnumeric-8" calcext:value="=&quot;p&quot;" calcext:base-cell-address="'Completed Jobs'.D243"/>
            <calcext:condition calcext:apply-style-name="Gnumeric-8" calcext:value="=&quot;t&quot;" calcext:base-cell-address="'Completed Jobs'.D243"/>
            <calcext:condition calcext:apply-style-name="Gnumeric-8" calcext:value="=&quot;x&quot;" calcext:base-cell-address="'Completed Jobs'.D243"/>
          </calcext:conditional-format>
          <calcext:conditional-format calcext:target-range-address="'Completed Jobs'.D244:'Completed Jobs'.D244">
            <calcext:condition calcext:apply-style-name="Gnumeric-8" calcext:value="=&quot;c&quot;" calcext:base-cell-address="'Completed Jobs'.D244"/>
            <calcext:condition calcext:apply-style-name="Gnumeric-8" calcext:value="=&quot;p&quot;" calcext:base-cell-address="'Completed Jobs'.D244"/>
            <calcext:condition calcext:apply-style-name="Gnumeric-8" calcext:value="=&quot;t&quot;" calcext:base-cell-address="'Completed Jobs'.D244"/>
            <calcext:condition calcext:apply-style-name="Gnumeric-8" calcext:value="=&quot;x&quot;" calcext:base-cell-address="'Completed Jobs'.D244"/>
          </calcext:conditional-format>
          <calcext:conditional-format calcext:target-range-address="'Completed Jobs'.D246:'Completed Jobs'.D246">
            <calcext:condition calcext:apply-style-name="Gnumeric-8" calcext:value="=&quot;c&quot;" calcext:base-cell-address="'Completed Jobs'.D246"/>
            <calcext:condition calcext:apply-style-name="Gnumeric-8" calcext:value="=&quot;p&quot;" calcext:base-cell-address="'Completed Jobs'.D246"/>
            <calcext:condition calcext:apply-style-name="Gnumeric-8" calcext:value="=&quot;t&quot;" calcext:base-cell-address="'Completed Jobs'.D246"/>
            <calcext:condition calcext:apply-style-name="Gnumeric-8" calcext:value="=&quot;x&quot;" calcext:base-cell-address="'Completed Jobs'.D246"/>
          </calcext:conditional-format>
          <calcext:conditional-format calcext:target-range-address="'Completed Jobs'.D247:'Completed Jobs'.D247">
            <calcext:condition calcext:apply-style-name="Gnumeric-8" calcext:value="=&quot;c&quot;" calcext:base-cell-address="'Completed Jobs'.D247"/>
            <calcext:condition calcext:apply-style-name="Gnumeric-8" calcext:value="=&quot;p&quot;" calcext:base-cell-address="'Completed Jobs'.D247"/>
            <calcext:condition calcext:apply-style-name="Gnumeric-8" calcext:value="=&quot;t&quot;" calcext:base-cell-address="'Completed Jobs'.D247"/>
            <calcext:condition calcext:apply-style-name="Gnumeric-8" calcext:value="=&quot;x&quot;" calcext:base-cell-address="'Completed Jobs'.D247"/>
          </calcext:conditional-format>
          <calcext:conditional-format calcext:target-range-address="'Completed Jobs'.D248:'Completed Jobs'.D248">
            <calcext:condition calcext:apply-style-name="Gnumeric-8" calcext:value="=&quot;c&quot;" calcext:base-cell-address="'Completed Jobs'.D248"/>
            <calcext:condition calcext:apply-style-name="Gnumeric-8" calcext:value="=&quot;p&quot;" calcext:base-cell-address="'Completed Jobs'.D248"/>
            <calcext:condition calcext:apply-style-name="Gnumeric-8" calcext:value="=&quot;t&quot;" calcext:base-cell-address="'Completed Jobs'.D248"/>
            <calcext:condition calcext:apply-style-name="Gnumeric-8" calcext:value="=&quot;x&quot;" calcext:base-cell-address="'Completed Jobs'.D248"/>
          </calcext:conditional-format>
          <calcext:conditional-format calcext:target-range-address="'Completed Jobs'.D249:'Completed Jobs'.D249">
            <calcext:condition calcext:apply-style-name="Gnumeric-8" calcext:value="=&quot;c&quot;" calcext:base-cell-address="'Completed Jobs'.D249"/>
            <calcext:condition calcext:apply-style-name="Gnumeric-8" calcext:value="=&quot;p&quot;" calcext:base-cell-address="'Completed Jobs'.D249"/>
            <calcext:condition calcext:apply-style-name="Gnumeric-8" calcext:value="=&quot;t&quot;" calcext:base-cell-address="'Completed Jobs'.D249"/>
            <calcext:condition calcext:apply-style-name="Gnumeric-8" calcext:value="=&quot;x&quot;" calcext:base-cell-address="'Completed Jobs'.D249"/>
          </calcext:conditional-format>
          <calcext:conditional-format calcext:target-range-address="'Completed Jobs'.D250:'Completed Jobs'.D252">
            <calcext:condition calcext:apply-style-name="Gnumeric-8" calcext:value="=&quot;c&quot;" calcext:base-cell-address="'Completed Jobs'.D250"/>
            <calcext:condition calcext:apply-style-name="Gnumeric-8" calcext:value="=&quot;p&quot;" calcext:base-cell-address="'Completed Jobs'.D250"/>
            <calcext:condition calcext:apply-style-name="Gnumeric-8" calcext:value="=&quot;t&quot;" calcext:base-cell-address="'Completed Jobs'.D250"/>
            <calcext:condition calcext:apply-style-name="Gnumeric-8" calcext:value="=&quot;x&quot;" calcext:base-cell-address="'Completed Jobs'.D250"/>
          </calcext:conditional-format>
          <calcext:conditional-format calcext:target-range-address="'Completed Jobs'.D253:'Completed Jobs'.D253">
            <calcext:condition calcext:apply-style-name="Gnumeric-8" calcext:value="=&quot;c&quot;" calcext:base-cell-address="'Completed Jobs'.D253"/>
            <calcext:condition calcext:apply-style-name="Gnumeric-8" calcext:value="=&quot;p&quot;" calcext:base-cell-address="'Completed Jobs'.D253"/>
            <calcext:condition calcext:apply-style-name="Gnumeric-8" calcext:value="=&quot;t&quot;" calcext:base-cell-address="'Completed Jobs'.D253"/>
            <calcext:condition calcext:apply-style-name="Gnumeric-8" calcext:value="=&quot;x&quot;" calcext:base-cell-address="'Completed Jobs'.D253"/>
          </calcext:conditional-format>
          <calcext:conditional-format calcext:target-range-address="'Completed Jobs'.D255:'Completed Jobs'.D255">
            <calcext:condition calcext:apply-style-name="Gnumeric-8" calcext:value="=&quot;c&quot;" calcext:base-cell-address="'Completed Jobs'.D255"/>
            <calcext:condition calcext:apply-style-name="Gnumeric-8" calcext:value="=&quot;p&quot;" calcext:base-cell-address="'Completed Jobs'.D255"/>
            <calcext:condition calcext:apply-style-name="Gnumeric-8" calcext:value="=&quot;t&quot;" calcext:base-cell-address="'Completed Jobs'.D255"/>
            <calcext:condition calcext:apply-style-name="Gnumeric-8" calcext:value="=&quot;x&quot;" calcext:base-cell-address="'Completed Jobs'.D255"/>
          </calcext:conditional-format>
          <calcext:conditional-format calcext:target-range-address="'Completed Jobs'.D256:'Completed Jobs'.D262">
            <calcext:condition calcext:apply-style-name="Gnumeric-8" calcext:value="=&quot;c&quot;" calcext:base-cell-address="'Completed Jobs'.D256"/>
            <calcext:condition calcext:apply-style-name="Gnumeric-8" calcext:value="=&quot;p&quot;" calcext:base-cell-address="'Completed Jobs'.D256"/>
            <calcext:condition calcext:apply-style-name="Gnumeric-8" calcext:value="=&quot;t&quot;" calcext:base-cell-address="'Completed Jobs'.D256"/>
            <calcext:condition calcext:apply-style-name="Gnumeric-8" calcext:value="=&quot;x&quot;" calcext:base-cell-address="'Completed Jobs'.D256"/>
          </calcext:conditional-format>
          <calcext:conditional-format calcext:target-range-address="'Completed Jobs'.D273:'Completed Jobs'.D273">
            <calcext:condition calcext:apply-style-name="Gnumeric-8" calcext:value="=&quot;c&quot;" calcext:base-cell-address="'Completed Jobs'.D273"/>
            <calcext:condition calcext:apply-style-name="Gnumeric-8" calcext:value="=&quot;p&quot;" calcext:base-cell-address="'Completed Jobs'.D273"/>
            <calcext:condition calcext:apply-style-name="Gnumeric-8" calcext:value="=&quot;t&quot;" calcext:base-cell-address="'Completed Jobs'.D273"/>
            <calcext:condition calcext:apply-style-name="Gnumeric-8" calcext:value="=&quot;x&quot;" calcext:base-cell-address="'Completed Jobs'.D273"/>
          </calcext:conditional-format>
          <calcext:conditional-format calcext:target-range-address="'Completed Jobs'.E5:'Completed Jobs'.E5 'Completed Jobs'.E6:'Completed Jobs'.F6">
            <calcext:condition calcext:apply-style-name="Gnumeric-8" calcext:value="=&quot;c&quot;" calcext:base-cell-address="'Completed Jobs'.E5"/>
            <calcext:condition calcext:apply-style-name="Gnumeric-8" calcext:value="=&quot;p&quot;" calcext:base-cell-address="'Completed Jobs'.E5"/>
            <calcext:condition calcext:apply-style-name="Gnumeric-8" calcext:value="=&quot;t&quot;" calcext:base-cell-address="'Completed Jobs'.E5"/>
            <calcext:condition calcext:apply-style-name="Gnumeric-8" calcext:value="=&quot;x&quot;" calcext:base-cell-address="'Completed Jobs'.E5"/>
          </calcext:conditional-format>
          <calcext:conditional-format calcext:target-range-address="'Completed Jobs'.E42:'Completed Jobs'.E42">
            <calcext:condition calcext:apply-style-name="Gnumeric-8" calcext:value="=&quot;c&quot;" calcext:base-cell-address="'Completed Jobs'.E42"/>
            <calcext:condition calcext:apply-style-name="Gnumeric-8" calcext:value="=&quot;p&quot;" calcext:base-cell-address="'Completed Jobs'.E42"/>
            <calcext:condition calcext:apply-style-name="Gnumeric-8" calcext:value="=&quot;t&quot;" calcext:base-cell-address="'Completed Jobs'.E42"/>
            <calcext:condition calcext:apply-style-name="Gnumeric-8" calcext:value="=&quot;x&quot;" calcext:base-cell-address="'Completed Jobs'.E42"/>
          </calcext:conditional-format>
          <calcext:conditional-format calcext:target-range-address="'Completed Jobs'.E71:'Completed Jobs'.E71">
            <calcext:condition calcext:apply-style-name="Gnumeric-8" calcext:value="=&quot;c&quot;" calcext:base-cell-address="'Completed Jobs'.E71"/>
            <calcext:condition calcext:apply-style-name="Gnumeric-8" calcext:value="=&quot;p&quot;" calcext:base-cell-address="'Completed Jobs'.E71"/>
            <calcext:condition calcext:apply-style-name="Gnumeric-8" calcext:value="=&quot;t&quot;" calcext:base-cell-address="'Completed Jobs'.E71"/>
            <calcext:condition calcext:apply-style-name="Gnumeric-8" calcext:value="=&quot;x&quot;" calcext:base-cell-address="'Completed Jobs'.E71"/>
          </calcext:conditional-format>
          <calcext:conditional-format calcext:target-range-address="'Completed Jobs'.E72:'Completed Jobs'.E72">
            <calcext:condition calcext:apply-style-name="Gnumeric-8" calcext:value="=&quot;c&quot;" calcext:base-cell-address="'Completed Jobs'.E72"/>
            <calcext:condition calcext:apply-style-name="Gnumeric-8" calcext:value="=&quot;p&quot;" calcext:base-cell-address="'Completed Jobs'.E72"/>
            <calcext:condition calcext:apply-style-name="Gnumeric-8" calcext:value="=&quot;t&quot;" calcext:base-cell-address="'Completed Jobs'.E72"/>
            <calcext:condition calcext:apply-style-name="Gnumeric-8" calcext:value="=&quot;x&quot;" calcext:base-cell-address="'Completed Jobs'.E72"/>
          </calcext:conditional-format>
          <calcext:conditional-format calcext:target-range-address="'Completed Jobs'.E73:'Completed Jobs'.E73">
            <calcext:condition calcext:apply-style-name="Gnumeric-8" calcext:value="=&quot;c&quot;" calcext:base-cell-address="'Completed Jobs'.E73"/>
            <calcext:condition calcext:apply-style-name="Gnumeric-8" calcext:value="=&quot;p&quot;" calcext:base-cell-address="'Completed Jobs'.E73"/>
            <calcext:condition calcext:apply-style-name="Gnumeric-8" calcext:value="=&quot;t&quot;" calcext:base-cell-address="'Completed Jobs'.E73"/>
            <calcext:condition calcext:apply-style-name="Gnumeric-8" calcext:value="=&quot;x&quot;" calcext:base-cell-address="'Completed Jobs'.E73"/>
          </calcext:conditional-format>
          <calcext:conditional-format calcext:target-range-address="'Completed Jobs'.E74:'Completed Jobs'.E74">
            <calcext:condition calcext:apply-style-name="Gnumeric-8" calcext:value="=&quot;c&quot;" calcext:base-cell-address="'Completed Jobs'.E74"/>
            <calcext:condition calcext:apply-style-name="Gnumeric-8" calcext:value="=&quot;p&quot;" calcext:base-cell-address="'Completed Jobs'.E74"/>
            <calcext:condition calcext:apply-style-name="Gnumeric-8" calcext:value="=&quot;t&quot;" calcext:base-cell-address="'Completed Jobs'.E74"/>
            <calcext:condition calcext:apply-style-name="Gnumeric-8" calcext:value="=&quot;x&quot;" calcext:base-cell-address="'Completed Jobs'.E74"/>
          </calcext:conditional-format>
          <calcext:conditional-format calcext:target-range-address="'Completed Jobs'.E76:'Completed Jobs'.E76">
            <calcext:condition calcext:apply-style-name="Gnumeric-8" calcext:value="=&quot;c&quot;" calcext:base-cell-address="'Completed Jobs'.E76"/>
            <calcext:condition calcext:apply-style-name="Gnumeric-8" calcext:value="=&quot;p&quot;" calcext:base-cell-address="'Completed Jobs'.E76"/>
            <calcext:condition calcext:apply-style-name="Gnumeric-8" calcext:value="=&quot;t&quot;" calcext:base-cell-address="'Completed Jobs'.E76"/>
            <calcext:condition calcext:apply-style-name="Gnumeric-8" calcext:value="=&quot;x&quot;" calcext:base-cell-address="'Completed Jobs'.E76"/>
          </calcext:conditional-format>
          <calcext:conditional-format calcext:target-range-address="'Completed Jobs'.E77:'Completed Jobs'.E77">
            <calcext:condition calcext:apply-style-name="Gnumeric-8" calcext:value="=&quot;c&quot;" calcext:base-cell-address="'Completed Jobs'.E77"/>
            <calcext:condition calcext:apply-style-name="Gnumeric-8" calcext:value="=&quot;p&quot;" calcext:base-cell-address="'Completed Jobs'.E77"/>
            <calcext:condition calcext:apply-style-name="Gnumeric-8" calcext:value="=&quot;t&quot;" calcext:base-cell-address="'Completed Jobs'.E77"/>
            <calcext:condition calcext:apply-style-name="Gnumeric-8" calcext:value="=&quot;x&quot;" calcext:base-cell-address="'Completed Jobs'.E77"/>
          </calcext:conditional-format>
          <calcext:conditional-format calcext:target-range-address="'Completed Jobs'.E79:'Completed Jobs'.E79">
            <calcext:condition calcext:apply-style-name="Gnumeric-8" calcext:value="=&quot;c&quot;" calcext:base-cell-address="'Completed Jobs'.E79"/>
            <calcext:condition calcext:apply-style-name="Gnumeric-8" calcext:value="=&quot;p&quot;" calcext:base-cell-address="'Completed Jobs'.E79"/>
            <calcext:condition calcext:apply-style-name="Gnumeric-8" calcext:value="=&quot;t&quot;" calcext:base-cell-address="'Completed Jobs'.E79"/>
            <calcext:condition calcext:apply-style-name="Gnumeric-8" calcext:value="=&quot;x&quot;" calcext:base-cell-address="'Completed Jobs'.E79"/>
          </calcext:conditional-format>
          <calcext:conditional-format calcext:target-range-address="'Completed Jobs'.E80:'Completed Jobs'.E80">
            <calcext:condition calcext:apply-style-name="Gnumeric-8" calcext:value="=&quot;c&quot;" calcext:base-cell-address="'Completed Jobs'.E80"/>
            <calcext:condition calcext:apply-style-name="Gnumeric-8" calcext:value="=&quot;p&quot;" calcext:base-cell-address="'Completed Jobs'.E80"/>
            <calcext:condition calcext:apply-style-name="Gnumeric-8" calcext:value="=&quot;t&quot;" calcext:base-cell-address="'Completed Jobs'.E80"/>
            <calcext:condition calcext:apply-style-name="Gnumeric-8" calcext:value="=&quot;x&quot;" calcext:base-cell-address="'Completed Jobs'.E80"/>
          </calcext:conditional-format>
          <calcext:conditional-format calcext:target-range-address="'Completed Jobs'.E91:'Completed Jobs'.E91">
            <calcext:condition calcext:apply-style-name="Gnumeric-8" calcext:value="=&quot;c&quot;" calcext:base-cell-address="'Completed Jobs'.E91"/>
            <calcext:condition calcext:apply-style-name="Gnumeric-8" calcext:value="=&quot;p&quot;" calcext:base-cell-address="'Completed Jobs'.E91"/>
            <calcext:condition calcext:apply-style-name="Gnumeric-8" calcext:value="=&quot;t&quot;" calcext:base-cell-address="'Completed Jobs'.E91"/>
            <calcext:condition calcext:apply-style-name="Gnumeric-8" calcext:value="=&quot;x&quot;" calcext:base-cell-address="'Completed Jobs'.E91"/>
          </calcext:conditional-format>
          <calcext:conditional-format calcext:target-range-address="'Completed Jobs'.E92:'Completed Jobs'.E92">
            <calcext:condition calcext:apply-style-name="Gnumeric-8" calcext:value="=&quot;c&quot;" calcext:base-cell-address="'Completed Jobs'.E92"/>
            <calcext:condition calcext:apply-style-name="Gnumeric-8" calcext:value="=&quot;p&quot;" calcext:base-cell-address="'Completed Jobs'.E92"/>
            <calcext:condition calcext:apply-style-name="Gnumeric-8" calcext:value="=&quot;t&quot;" calcext:base-cell-address="'Completed Jobs'.E92"/>
            <calcext:condition calcext:apply-style-name="Gnumeric-8" calcext:value="=&quot;x&quot;" calcext:base-cell-address="'Completed Jobs'.E92"/>
          </calcext:conditional-format>
          <calcext:conditional-format calcext:target-range-address="'Completed Jobs'.E104:'Completed Jobs'.E104">
            <calcext:condition calcext:apply-style-name="Gnumeric-8" calcext:value="=&quot;c&quot;" calcext:base-cell-address="'Completed Jobs'.E104"/>
            <calcext:condition calcext:apply-style-name="Gnumeric-8" calcext:value="=&quot;p&quot;" calcext:base-cell-address="'Completed Jobs'.E104"/>
            <calcext:condition calcext:apply-style-name="Gnumeric-8" calcext:value="=&quot;t&quot;" calcext:base-cell-address="'Completed Jobs'.E104"/>
            <calcext:condition calcext:apply-style-name="Gnumeric-8" calcext:value="=&quot;x&quot;" calcext:base-cell-address="'Completed Jobs'.E104"/>
          </calcext:conditional-format>
          <calcext:conditional-format calcext:target-range-address="'Completed Jobs'.E110:'Completed Jobs'.E110">
            <calcext:condition calcext:apply-style-name="Gnumeric-8" calcext:value="=&quot;c&quot;" calcext:base-cell-address="'Completed Jobs'.E110"/>
            <calcext:condition calcext:apply-style-name="Gnumeric-8" calcext:value="=&quot;p&quot;" calcext:base-cell-address="'Completed Jobs'.E110"/>
            <calcext:condition calcext:apply-style-name="Gnumeric-8" calcext:value="=&quot;t&quot;" calcext:base-cell-address="'Completed Jobs'.E110"/>
            <calcext:condition calcext:apply-style-name="Gnumeric-8" calcext:value="=&quot;x&quot;" calcext:base-cell-address="'Completed Jobs'.E110"/>
          </calcext:conditional-format>
          <calcext:conditional-format calcext:target-range-address="'Completed Jobs'.E179:'Completed Jobs'.E182">
            <calcext:condition calcext:apply-style-name="Gnumeric-8" calcext:value="=&quot;c&quot;" calcext:base-cell-address="'Completed Jobs'.E179"/>
            <calcext:condition calcext:apply-style-name="Gnumeric-8" calcext:value="=&quot;p&quot;" calcext:base-cell-address="'Completed Jobs'.E179"/>
            <calcext:condition calcext:apply-style-name="Gnumeric-8" calcext:value="=&quot;t&quot;" calcext:base-cell-address="'Completed Jobs'.E179"/>
            <calcext:condition calcext:apply-style-name="Gnumeric-8" calcext:value="=&quot;x&quot;" calcext:base-cell-address="'Completed Jobs'.E179"/>
          </calcext:conditional-format>
          <calcext:conditional-format calcext:target-range-address="'Completed Jobs'.E187:'Completed Jobs'.E187">
            <calcext:condition calcext:apply-style-name="Gnumeric-8" calcext:value="=&quot;c&quot;" calcext:base-cell-address="'Completed Jobs'.E187"/>
            <calcext:condition calcext:apply-style-name="Gnumeric-8" calcext:value="=&quot;p&quot;" calcext:base-cell-address="'Completed Jobs'.E187"/>
            <calcext:condition calcext:apply-style-name="Gnumeric-8" calcext:value="=&quot;t&quot;" calcext:base-cell-address="'Completed Jobs'.E187"/>
            <calcext:condition calcext:apply-style-name="Gnumeric-8" calcext:value="=&quot;x&quot;" calcext:base-cell-address="'Completed Jobs'.E187"/>
          </calcext:conditional-format>
          <calcext:conditional-format calcext:target-range-address="'Completed Jobs'.E195:'Completed Jobs'.E195">
            <calcext:condition calcext:apply-style-name="Gnumeric-8" calcext:value="=&quot;c&quot;" calcext:base-cell-address="'Completed Jobs'.E195"/>
            <calcext:condition calcext:apply-style-name="Gnumeric-8" calcext:value="=&quot;p&quot;" calcext:base-cell-address="'Completed Jobs'.E195"/>
            <calcext:condition calcext:apply-style-name="Gnumeric-8" calcext:value="=&quot;t&quot;" calcext:base-cell-address="'Completed Jobs'.E195"/>
            <calcext:condition calcext:apply-style-name="Gnumeric-8" calcext:value="=&quot;x&quot;" calcext:base-cell-address="'Completed Jobs'.E195"/>
          </calcext:conditional-format>
          <calcext:conditional-format calcext:target-range-address="'Completed Jobs'.E200:'Completed Jobs'.E200">
            <calcext:condition calcext:apply-style-name="Gnumeric-8" calcext:value="=&quot;c&quot;" calcext:base-cell-address="'Completed Jobs'.E200"/>
            <calcext:condition calcext:apply-style-name="Gnumeric-8" calcext:value="=&quot;p&quot;" calcext:base-cell-address="'Completed Jobs'.E200"/>
            <calcext:condition calcext:apply-style-name="Gnumeric-8" calcext:value="=&quot;t&quot;" calcext:base-cell-address="'Completed Jobs'.E200"/>
            <calcext:condition calcext:apply-style-name="Gnumeric-8" calcext:value="=&quot;x&quot;" calcext:base-cell-address="'Completed Jobs'.E200"/>
          </calcext:conditional-format>
          <calcext:conditional-format calcext:target-range-address="'Completed Jobs'.E201:'Completed Jobs'.E201">
            <calcext:condition calcext:apply-style-name="Gnumeric-8" calcext:value="=&quot;c&quot;" calcext:base-cell-address="'Completed Jobs'.E201"/>
            <calcext:condition calcext:apply-style-name="Gnumeric-8" calcext:value="=&quot;p&quot;" calcext:base-cell-address="'Completed Jobs'.E201"/>
            <calcext:condition calcext:apply-style-name="Gnumeric-8" calcext:value="=&quot;t&quot;" calcext:base-cell-address="'Completed Jobs'.E201"/>
            <calcext:condition calcext:apply-style-name="Gnumeric-8" calcext:value="=&quot;x&quot;" calcext:base-cell-address="'Completed Jobs'.E201"/>
          </calcext:conditional-format>
          <calcext:conditional-format calcext:target-range-address="'Completed Jobs'.E202:'Completed Jobs'.E202">
            <calcext:condition calcext:apply-style-name="Gnumeric-8" calcext:value="=&quot;c&quot;" calcext:base-cell-address="'Completed Jobs'.E202"/>
            <calcext:condition calcext:apply-style-name="Gnumeric-8" calcext:value="=&quot;p&quot;" calcext:base-cell-address="'Completed Jobs'.E202"/>
            <calcext:condition calcext:apply-style-name="Gnumeric-8" calcext:value="=&quot;t&quot;" calcext:base-cell-address="'Completed Jobs'.E202"/>
            <calcext:condition calcext:apply-style-name="Gnumeric-8" calcext:value="=&quot;x&quot;" calcext:base-cell-address="'Completed Jobs'.E202"/>
          </calcext:conditional-format>
          <calcext:conditional-format calcext:target-range-address="'Completed Jobs'.E203:'Completed Jobs'.E203">
            <calcext:condition calcext:apply-style-name="Gnumeric-8" calcext:value="=&quot;c&quot;" calcext:base-cell-address="'Completed Jobs'.E203"/>
            <calcext:condition calcext:apply-style-name="Gnumeric-8" calcext:value="=&quot;p&quot;" calcext:base-cell-address="'Completed Jobs'.E203"/>
            <calcext:condition calcext:apply-style-name="Gnumeric-8" calcext:value="=&quot;t&quot;" calcext:base-cell-address="'Completed Jobs'.E203"/>
            <calcext:condition calcext:apply-style-name="Gnumeric-8" calcext:value="=&quot;x&quot;" calcext:base-cell-address="'Completed Jobs'.E203"/>
          </calcext:conditional-format>
          <calcext:conditional-format calcext:target-range-address="'Completed Jobs'.E204:'Completed Jobs'.E205">
            <calcext:condition calcext:apply-style-name="Gnumeric-8" calcext:value="=&quot;c&quot;" calcext:base-cell-address="'Completed Jobs'.E204"/>
            <calcext:condition calcext:apply-style-name="Gnumeric-8" calcext:value="=&quot;p&quot;" calcext:base-cell-address="'Completed Jobs'.E204"/>
            <calcext:condition calcext:apply-style-name="Gnumeric-8" calcext:value="=&quot;t&quot;" calcext:base-cell-address="'Completed Jobs'.E204"/>
            <calcext:condition calcext:apply-style-name="Gnumeric-8" calcext:value="=&quot;x&quot;" calcext:base-cell-address="'Completed Jobs'.E204"/>
          </calcext:conditional-format>
          <calcext:conditional-format calcext:target-range-address="'Completed Jobs'.E206:'Completed Jobs'.E206">
            <calcext:condition calcext:apply-style-name="Gnumeric-8" calcext:value="=&quot;c&quot;" calcext:base-cell-address="'Completed Jobs'.E206"/>
            <calcext:condition calcext:apply-style-name="Gnumeric-8" calcext:value="=&quot;p&quot;" calcext:base-cell-address="'Completed Jobs'.E206"/>
            <calcext:condition calcext:apply-style-name="Gnumeric-8" calcext:value="=&quot;t&quot;" calcext:base-cell-address="'Completed Jobs'.E206"/>
            <calcext:condition calcext:apply-style-name="Gnumeric-8" calcext:value="=&quot;x&quot;" calcext:base-cell-address="'Completed Jobs'.E206"/>
          </calcext:conditional-format>
          <calcext:conditional-format calcext:target-range-address="'Completed Jobs'.E207:'Completed Jobs'.E210">
            <calcext:condition calcext:apply-style-name="Gnumeric-8" calcext:value="=&quot;c&quot;" calcext:base-cell-address="'Completed Jobs'.E207"/>
            <calcext:condition calcext:apply-style-name="Gnumeric-8" calcext:value="=&quot;p&quot;" calcext:base-cell-address="'Completed Jobs'.E207"/>
            <calcext:condition calcext:apply-style-name="Gnumeric-8" calcext:value="=&quot;t&quot;" calcext:base-cell-address="'Completed Jobs'.E207"/>
            <calcext:condition calcext:apply-style-name="Gnumeric-8" calcext:value="=&quot;x&quot;" calcext:base-cell-address="'Completed Jobs'.E207"/>
          </calcext:conditional-format>
          <calcext:conditional-format calcext:target-range-address="'Completed Jobs'.E211:'Completed Jobs'.E211">
            <calcext:condition calcext:apply-style-name="Gnumeric-8" calcext:value="=&quot;c&quot;" calcext:base-cell-address="'Completed Jobs'.E211"/>
            <calcext:condition calcext:apply-style-name="Gnumeric-8" calcext:value="=&quot;p&quot;" calcext:base-cell-address="'Completed Jobs'.E211"/>
            <calcext:condition calcext:apply-style-name="Gnumeric-8" calcext:value="=&quot;t&quot;" calcext:base-cell-address="'Completed Jobs'.E211"/>
            <calcext:condition calcext:apply-style-name="Gnumeric-8" calcext:value="=&quot;x&quot;" calcext:base-cell-address="'Completed Jobs'.E211"/>
          </calcext:conditional-format>
          <calcext:conditional-format calcext:target-range-address="'Completed Jobs'.E216:'Completed Jobs'.E216">
            <calcext:condition calcext:apply-style-name="Gnumeric-8" calcext:value="=&quot;c&quot;" calcext:base-cell-address="'Completed Jobs'.E216"/>
            <calcext:condition calcext:apply-style-name="Gnumeric-8" calcext:value="=&quot;p&quot;" calcext:base-cell-address="'Completed Jobs'.E216"/>
            <calcext:condition calcext:apply-style-name="Gnumeric-8" calcext:value="=&quot;t&quot;" calcext:base-cell-address="'Completed Jobs'.E216"/>
            <calcext:condition calcext:apply-style-name="Gnumeric-8" calcext:value="=&quot;x&quot;" calcext:base-cell-address="'Completed Jobs'.E216"/>
          </calcext:conditional-format>
          <calcext:conditional-format calcext:target-range-address="'Completed Jobs'.E217:'Completed Jobs'.E217">
            <calcext:condition calcext:apply-style-name="Gnumeric-8" calcext:value="=&quot;c&quot;" calcext:base-cell-address="'Completed Jobs'.E217"/>
            <calcext:condition calcext:apply-style-name="Gnumeric-8" calcext:value="=&quot;p&quot;" calcext:base-cell-address="'Completed Jobs'.E217"/>
            <calcext:condition calcext:apply-style-name="Gnumeric-8" calcext:value="=&quot;t&quot;" calcext:base-cell-address="'Completed Jobs'.E217"/>
            <calcext:condition calcext:apply-style-name="Gnumeric-8" calcext:value="=&quot;x&quot;" calcext:base-cell-address="'Completed Jobs'.E217"/>
          </calcext:conditional-format>
          <calcext:conditional-format calcext:target-range-address="'Completed Jobs'.E218:'Completed Jobs'.E218">
            <calcext:condition calcext:apply-style-name="Gnumeric-8" calcext:value="=&quot;c&quot;" calcext:base-cell-address="'Completed Jobs'.E218"/>
            <calcext:condition calcext:apply-style-name="Gnumeric-8" calcext:value="=&quot;p&quot;" calcext:base-cell-address="'Completed Jobs'.E218"/>
            <calcext:condition calcext:apply-style-name="Gnumeric-8" calcext:value="=&quot;t&quot;" calcext:base-cell-address="'Completed Jobs'.E218"/>
            <calcext:condition calcext:apply-style-name="Gnumeric-8" calcext:value="=&quot;x&quot;" calcext:base-cell-address="'Completed Jobs'.E218"/>
          </calcext:conditional-format>
          <calcext:conditional-format calcext:target-range-address="'Completed Jobs'.E219:'Completed Jobs'.E219">
            <calcext:condition calcext:apply-style-name="Gnumeric-8" calcext:value="=&quot;c&quot;" calcext:base-cell-address="'Completed Jobs'.E219"/>
            <calcext:condition calcext:apply-style-name="Gnumeric-8" calcext:value="=&quot;p&quot;" calcext:base-cell-address="'Completed Jobs'.E219"/>
            <calcext:condition calcext:apply-style-name="Gnumeric-8" calcext:value="=&quot;t&quot;" calcext:base-cell-address="'Completed Jobs'.E219"/>
            <calcext:condition calcext:apply-style-name="Gnumeric-8" calcext:value="=&quot;x&quot;" calcext:base-cell-address="'Completed Jobs'.E219"/>
          </calcext:conditional-format>
          <calcext:conditional-format calcext:target-range-address="'Completed Jobs'.E220:'Completed Jobs'.E222">
            <calcext:condition calcext:apply-style-name="Gnumeric-8" calcext:value="=&quot;c&quot;" calcext:base-cell-address="'Completed Jobs'.E220"/>
            <calcext:condition calcext:apply-style-name="Gnumeric-8" calcext:value="=&quot;p&quot;" calcext:base-cell-address="'Completed Jobs'.E220"/>
            <calcext:condition calcext:apply-style-name="Gnumeric-8" calcext:value="=&quot;t&quot;" calcext:base-cell-address="'Completed Jobs'.E220"/>
            <calcext:condition calcext:apply-style-name="Gnumeric-8" calcext:value="=&quot;x&quot;" calcext:base-cell-address="'Completed Jobs'.E220"/>
          </calcext:conditional-format>
          <calcext:conditional-format calcext:target-range-address="'Completed Jobs'.E223:'Completed Jobs'.E223">
            <calcext:condition calcext:apply-style-name="Gnumeric-8" calcext:value="=&quot;c&quot;" calcext:base-cell-address="'Completed Jobs'.E223"/>
            <calcext:condition calcext:apply-style-name="Gnumeric-8" calcext:value="=&quot;p&quot;" calcext:base-cell-address="'Completed Jobs'.E223"/>
            <calcext:condition calcext:apply-style-name="Gnumeric-8" calcext:value="=&quot;t&quot;" calcext:base-cell-address="'Completed Jobs'.E223"/>
            <calcext:condition calcext:apply-style-name="Gnumeric-8" calcext:value="=&quot;x&quot;" calcext:base-cell-address="'Completed Jobs'.E223"/>
          </calcext:conditional-format>
          <calcext:conditional-format calcext:target-range-address="'Completed Jobs'.E224:'Completed Jobs'.E224">
            <calcext:condition calcext:apply-style-name="Gnumeric-8" calcext:value="=&quot;c&quot;" calcext:base-cell-address="'Completed Jobs'.E224"/>
            <calcext:condition calcext:apply-style-name="Gnumeric-8" calcext:value="=&quot;p&quot;" calcext:base-cell-address="'Completed Jobs'.E224"/>
            <calcext:condition calcext:apply-style-name="Gnumeric-8" calcext:value="=&quot;t&quot;" calcext:base-cell-address="'Completed Jobs'.E224"/>
            <calcext:condition calcext:apply-style-name="Gnumeric-8" calcext:value="=&quot;x&quot;" calcext:base-cell-address="'Completed Jobs'.E224"/>
          </calcext:conditional-format>
          <calcext:conditional-format calcext:target-range-address="'Completed Jobs'.E225:'Completed Jobs'.E227">
            <calcext:condition calcext:apply-style-name="Gnumeric-8" calcext:value="=&quot;c&quot;" calcext:base-cell-address="'Completed Jobs'.E225"/>
            <calcext:condition calcext:apply-style-name="Gnumeric-8" calcext:value="=&quot;p&quot;" calcext:base-cell-address="'Completed Jobs'.E225"/>
            <calcext:condition calcext:apply-style-name="Gnumeric-8" calcext:value="=&quot;t&quot;" calcext:base-cell-address="'Completed Jobs'.E225"/>
            <calcext:condition calcext:apply-style-name="Gnumeric-8" calcext:value="=&quot;x&quot;" calcext:base-cell-address="'Completed Jobs'.E225"/>
          </calcext:conditional-format>
          <calcext:conditional-format calcext:target-range-address="'Completed Jobs'.E228:'Completed Jobs'.E228">
            <calcext:condition calcext:apply-style-name="Gnumeric-8" calcext:value="=&quot;c&quot;" calcext:base-cell-address="'Completed Jobs'.E228"/>
            <calcext:condition calcext:apply-style-name="Gnumeric-8" calcext:value="=&quot;p&quot;" calcext:base-cell-address="'Completed Jobs'.E228"/>
            <calcext:condition calcext:apply-style-name="Gnumeric-8" calcext:value="=&quot;t&quot;" calcext:base-cell-address="'Completed Jobs'.E228"/>
            <calcext:condition calcext:apply-style-name="Gnumeric-8" calcext:value="=&quot;x&quot;" calcext:base-cell-address="'Completed Jobs'.E228"/>
          </calcext:conditional-format>
          <calcext:conditional-format calcext:target-range-address="'Completed Jobs'.E229:'Completed Jobs'.E229">
            <calcext:condition calcext:apply-style-name="Gnumeric-8" calcext:value="=&quot;c&quot;" calcext:base-cell-address="'Completed Jobs'.E229"/>
            <calcext:condition calcext:apply-style-name="Gnumeric-8" calcext:value="=&quot;p&quot;" calcext:base-cell-address="'Completed Jobs'.E229"/>
            <calcext:condition calcext:apply-style-name="Gnumeric-8" calcext:value="=&quot;t&quot;" calcext:base-cell-address="'Completed Jobs'.E229"/>
            <calcext:condition calcext:apply-style-name="Gnumeric-8" calcext:value="=&quot;x&quot;" calcext:base-cell-address="'Completed Jobs'.E229"/>
          </calcext:conditional-format>
          <calcext:conditional-format calcext:target-range-address="'Completed Jobs'.E230:'Completed Jobs'.E230 'Completed Jobs'.E232:'Completed Jobs'.E235">
            <calcext:condition calcext:apply-style-name="Gnumeric-8" calcext:value="=&quot;c&quot;" calcext:base-cell-address="'Completed Jobs'.E230"/>
            <calcext:condition calcext:apply-style-name="Gnumeric-8" calcext:value="=&quot;p&quot;" calcext:base-cell-address="'Completed Jobs'.E230"/>
            <calcext:condition calcext:apply-style-name="Gnumeric-8" calcext:value="=&quot;t&quot;" calcext:base-cell-address="'Completed Jobs'.E230"/>
            <calcext:condition calcext:apply-style-name="Gnumeric-8" calcext:value="=&quot;x&quot;" calcext:base-cell-address="'Completed Jobs'.E230"/>
          </calcext:conditional-format>
          <calcext:conditional-format calcext:target-range-address="'Completed Jobs'.E231:'Completed Jobs'.E231">
            <calcext:condition calcext:apply-style-name="Gnumeric-8" calcext:value="=&quot;c&quot;" calcext:base-cell-address="'Completed Jobs'.E231"/>
            <calcext:condition calcext:apply-style-name="Gnumeric-8" calcext:value="=&quot;p&quot;" calcext:base-cell-address="'Completed Jobs'.E231"/>
            <calcext:condition calcext:apply-style-name="Gnumeric-8" calcext:value="=&quot;t&quot;" calcext:base-cell-address="'Completed Jobs'.E231"/>
            <calcext:condition calcext:apply-style-name="Gnumeric-8" calcext:value="=&quot;x&quot;" calcext:base-cell-address="'Completed Jobs'.E231"/>
          </calcext:conditional-format>
          <calcext:conditional-format calcext:target-range-address="'Completed Jobs'.E236:'Completed Jobs'.E236">
            <calcext:condition calcext:apply-style-name="Gnumeric-8" calcext:value="=&quot;c&quot;" calcext:base-cell-address="'Completed Jobs'.E236"/>
            <calcext:condition calcext:apply-style-name="Gnumeric-8" calcext:value="=&quot;p&quot;" calcext:base-cell-address="'Completed Jobs'.E236"/>
            <calcext:condition calcext:apply-style-name="Gnumeric-8" calcext:value="=&quot;t&quot;" calcext:base-cell-address="'Completed Jobs'.E236"/>
            <calcext:condition calcext:apply-style-name="Gnumeric-8" calcext:value="=&quot;x&quot;" calcext:base-cell-address="'Completed Jobs'.E236"/>
          </calcext:conditional-format>
          <calcext:conditional-format calcext:target-range-address="'Completed Jobs'.E237:'Completed Jobs'.E237">
            <calcext:condition calcext:apply-style-name="Gnumeric-8" calcext:value="=&quot;c&quot;" calcext:base-cell-address="'Completed Jobs'.E237"/>
            <calcext:condition calcext:apply-style-name="Gnumeric-8" calcext:value="=&quot;p&quot;" calcext:base-cell-address="'Completed Jobs'.E237"/>
            <calcext:condition calcext:apply-style-name="Gnumeric-8" calcext:value="=&quot;t&quot;" calcext:base-cell-address="'Completed Jobs'.E237"/>
            <calcext:condition calcext:apply-style-name="Gnumeric-8" calcext:value="=&quot;x&quot;" calcext:base-cell-address="'Completed Jobs'.E237"/>
          </calcext:conditional-format>
          <calcext:conditional-format calcext:target-range-address="'Completed Jobs'.E238:'Completed Jobs'.E238">
            <calcext:condition calcext:apply-style-name="Gnumeric-8" calcext:value="=&quot;c&quot;" calcext:base-cell-address="'Completed Jobs'.E238"/>
            <calcext:condition calcext:apply-style-name="Gnumeric-8" calcext:value="=&quot;p&quot;" calcext:base-cell-address="'Completed Jobs'.E238"/>
            <calcext:condition calcext:apply-style-name="Gnumeric-8" calcext:value="=&quot;t&quot;" calcext:base-cell-address="'Completed Jobs'.E238"/>
            <calcext:condition calcext:apply-style-name="Gnumeric-8" calcext:value="=&quot;x&quot;" calcext:base-cell-address="'Completed Jobs'.E238"/>
          </calcext:conditional-format>
          <calcext:conditional-format calcext:target-range-address="'Completed Jobs'.E239:'Completed Jobs'.E239">
            <calcext:condition calcext:apply-style-name="Gnumeric-8" calcext:value="=&quot;c&quot;" calcext:base-cell-address="'Completed Jobs'.E239"/>
            <calcext:condition calcext:apply-style-name="Gnumeric-8" calcext:value="=&quot;p&quot;" calcext:base-cell-address="'Completed Jobs'.E239"/>
            <calcext:condition calcext:apply-style-name="Gnumeric-8" calcext:value="=&quot;t&quot;" calcext:base-cell-address="'Completed Jobs'.E239"/>
            <calcext:condition calcext:apply-style-name="Gnumeric-8" calcext:value="=&quot;x&quot;" calcext:base-cell-address="'Completed Jobs'.E239"/>
          </calcext:conditional-format>
          <calcext:conditional-format calcext:target-range-address="'Completed Jobs'.E240:'Completed Jobs'.E240">
            <calcext:condition calcext:apply-style-name="Gnumeric-8" calcext:value="=&quot;c&quot;" calcext:base-cell-address="'Completed Jobs'.E240"/>
            <calcext:condition calcext:apply-style-name="Gnumeric-8" calcext:value="=&quot;p&quot;" calcext:base-cell-address="'Completed Jobs'.E240"/>
            <calcext:condition calcext:apply-style-name="Gnumeric-8" calcext:value="=&quot;t&quot;" calcext:base-cell-address="'Completed Jobs'.E240"/>
            <calcext:condition calcext:apply-style-name="Gnumeric-8" calcext:value="=&quot;x&quot;" calcext:base-cell-address="'Completed Jobs'.E240"/>
          </calcext:conditional-format>
          <calcext:conditional-format calcext:target-range-address="'Completed Jobs'.E241:'Completed Jobs'.E241">
            <calcext:condition calcext:apply-style-name="Gnumeric-8" calcext:value="=&quot;c&quot;" calcext:base-cell-address="'Completed Jobs'.E241"/>
            <calcext:condition calcext:apply-style-name="Gnumeric-8" calcext:value="=&quot;p&quot;" calcext:base-cell-address="'Completed Jobs'.E241"/>
            <calcext:condition calcext:apply-style-name="Gnumeric-8" calcext:value="=&quot;t&quot;" calcext:base-cell-address="'Completed Jobs'.E241"/>
            <calcext:condition calcext:apply-style-name="Gnumeric-8" calcext:value="=&quot;x&quot;" calcext:base-cell-address="'Completed Jobs'.E241"/>
          </calcext:conditional-format>
          <calcext:conditional-format calcext:target-range-address="'Completed Jobs'.E242:'Completed Jobs'.E242">
            <calcext:condition calcext:apply-style-name="Gnumeric-8" calcext:value="=&quot;c&quot;" calcext:base-cell-address="'Completed Jobs'.E242"/>
            <calcext:condition calcext:apply-style-name="Gnumeric-8" calcext:value="=&quot;p&quot;" calcext:base-cell-address="'Completed Jobs'.E242"/>
            <calcext:condition calcext:apply-style-name="Gnumeric-8" calcext:value="=&quot;t&quot;" calcext:base-cell-address="'Completed Jobs'.E242"/>
            <calcext:condition calcext:apply-style-name="Gnumeric-8" calcext:value="=&quot;x&quot;" calcext:base-cell-address="'Completed Jobs'.E242"/>
          </calcext:conditional-format>
          <calcext:conditional-format calcext:target-range-address="'Completed Jobs'.E243:'Completed Jobs'.E243">
            <calcext:condition calcext:apply-style-name="Gnumeric-8" calcext:value="=&quot;c&quot;" calcext:base-cell-address="'Completed Jobs'.E243"/>
            <calcext:condition calcext:apply-style-name="Gnumeric-8" calcext:value="=&quot;p&quot;" calcext:base-cell-address="'Completed Jobs'.E243"/>
            <calcext:condition calcext:apply-style-name="Gnumeric-8" calcext:value="=&quot;t&quot;" calcext:base-cell-address="'Completed Jobs'.E243"/>
            <calcext:condition calcext:apply-style-name="Gnumeric-8" calcext:value="=&quot;x&quot;" calcext:base-cell-address="'Completed Jobs'.E243"/>
          </calcext:conditional-format>
          <calcext:conditional-format calcext:target-range-address="'Completed Jobs'.E244:'Completed Jobs'.E244">
            <calcext:condition calcext:apply-style-name="Gnumeric-8" calcext:value="=&quot;c&quot;" calcext:base-cell-address="'Completed Jobs'.E244"/>
            <calcext:condition calcext:apply-style-name="Gnumeric-8" calcext:value="=&quot;p&quot;" calcext:base-cell-address="'Completed Jobs'.E244"/>
            <calcext:condition calcext:apply-style-name="Gnumeric-8" calcext:value="=&quot;t&quot;" calcext:base-cell-address="'Completed Jobs'.E244"/>
            <calcext:condition calcext:apply-style-name="Gnumeric-8" calcext:value="=&quot;x&quot;" calcext:base-cell-address="'Completed Jobs'.E244"/>
          </calcext:conditional-format>
          <calcext:conditional-format calcext:target-range-address="'Completed Jobs'.E246:'Completed Jobs'.E246">
            <calcext:condition calcext:apply-style-name="Gnumeric-8" calcext:value="=&quot;c&quot;" calcext:base-cell-address="'Completed Jobs'.E246"/>
            <calcext:condition calcext:apply-style-name="Gnumeric-8" calcext:value="=&quot;p&quot;" calcext:base-cell-address="'Completed Jobs'.E246"/>
            <calcext:condition calcext:apply-style-name="Gnumeric-8" calcext:value="=&quot;t&quot;" calcext:base-cell-address="'Completed Jobs'.E246"/>
            <calcext:condition calcext:apply-style-name="Gnumeric-8" calcext:value="=&quot;x&quot;" calcext:base-cell-address="'Completed Jobs'.E246"/>
          </calcext:conditional-format>
          <calcext:conditional-format calcext:target-range-address="'Completed Jobs'.E247:'Completed Jobs'.E247">
            <calcext:condition calcext:apply-style-name="Gnumeric-8" calcext:value="=&quot;c&quot;" calcext:base-cell-address="'Completed Jobs'.E247"/>
            <calcext:condition calcext:apply-style-name="Gnumeric-8" calcext:value="=&quot;p&quot;" calcext:base-cell-address="'Completed Jobs'.E247"/>
            <calcext:condition calcext:apply-style-name="Gnumeric-8" calcext:value="=&quot;t&quot;" calcext:base-cell-address="'Completed Jobs'.E247"/>
            <calcext:condition calcext:apply-style-name="Gnumeric-8" calcext:value="=&quot;x&quot;" calcext:base-cell-address="'Completed Jobs'.E247"/>
          </calcext:conditional-format>
          <calcext:conditional-format calcext:target-range-address="'Completed Jobs'.E248:'Completed Jobs'.E248">
            <calcext:condition calcext:apply-style-name="Gnumeric-8" calcext:value="=&quot;c&quot;" calcext:base-cell-address="'Completed Jobs'.E248"/>
            <calcext:condition calcext:apply-style-name="Gnumeric-8" calcext:value="=&quot;p&quot;" calcext:base-cell-address="'Completed Jobs'.E248"/>
            <calcext:condition calcext:apply-style-name="Gnumeric-8" calcext:value="=&quot;t&quot;" calcext:base-cell-address="'Completed Jobs'.E248"/>
            <calcext:condition calcext:apply-style-name="Gnumeric-8" calcext:value="=&quot;x&quot;" calcext:base-cell-address="'Completed Jobs'.E248"/>
          </calcext:conditional-format>
          <calcext:conditional-format calcext:target-range-address="'Completed Jobs'.E249:'Completed Jobs'.E249">
            <calcext:condition calcext:apply-style-name="Gnumeric-8" calcext:value="=&quot;c&quot;" calcext:base-cell-address="'Completed Jobs'.E249"/>
            <calcext:condition calcext:apply-style-name="Gnumeric-8" calcext:value="=&quot;p&quot;" calcext:base-cell-address="'Completed Jobs'.E249"/>
            <calcext:condition calcext:apply-style-name="Gnumeric-8" calcext:value="=&quot;t&quot;" calcext:base-cell-address="'Completed Jobs'.E249"/>
            <calcext:condition calcext:apply-style-name="Gnumeric-8" calcext:value="=&quot;x&quot;" calcext:base-cell-address="'Completed Jobs'.E249"/>
          </calcext:conditional-format>
          <calcext:conditional-format calcext:target-range-address="'Completed Jobs'.E250:'Completed Jobs'.E252">
            <calcext:condition calcext:apply-style-name="Gnumeric-8" calcext:value="=&quot;c&quot;" calcext:base-cell-address="'Completed Jobs'.E250"/>
            <calcext:condition calcext:apply-style-name="Gnumeric-8" calcext:value="=&quot;p&quot;" calcext:base-cell-address="'Completed Jobs'.E250"/>
            <calcext:condition calcext:apply-style-name="Gnumeric-8" calcext:value="=&quot;t&quot;" calcext:base-cell-address="'Completed Jobs'.E250"/>
            <calcext:condition calcext:apply-style-name="Gnumeric-8" calcext:value="=&quot;x&quot;" calcext:base-cell-address="'Completed Jobs'.E250"/>
          </calcext:conditional-format>
          <calcext:conditional-format calcext:target-range-address="'Completed Jobs'.E253:'Completed Jobs'.E253">
            <calcext:condition calcext:apply-style-name="Gnumeric-8" calcext:value="=&quot;c&quot;" calcext:base-cell-address="'Completed Jobs'.E253"/>
            <calcext:condition calcext:apply-style-name="Gnumeric-8" calcext:value="=&quot;p&quot;" calcext:base-cell-address="'Completed Jobs'.E253"/>
            <calcext:condition calcext:apply-style-name="Gnumeric-8" calcext:value="=&quot;t&quot;" calcext:base-cell-address="'Completed Jobs'.E253"/>
            <calcext:condition calcext:apply-style-name="Gnumeric-8" calcext:value="=&quot;x&quot;" calcext:base-cell-address="'Completed Jobs'.E253"/>
          </calcext:conditional-format>
          <calcext:conditional-format calcext:target-range-address="'Completed Jobs'.E255:'Completed Jobs'.E255">
            <calcext:condition calcext:apply-style-name="Gnumeric-8" calcext:value="=&quot;c&quot;" calcext:base-cell-address="'Completed Jobs'.E255"/>
            <calcext:condition calcext:apply-style-name="Gnumeric-8" calcext:value="=&quot;p&quot;" calcext:base-cell-address="'Completed Jobs'.E255"/>
            <calcext:condition calcext:apply-style-name="Gnumeric-8" calcext:value="=&quot;t&quot;" calcext:base-cell-address="'Completed Jobs'.E255"/>
            <calcext:condition calcext:apply-style-name="Gnumeric-8" calcext:value="=&quot;x&quot;" calcext:base-cell-address="'Completed Jobs'.E255"/>
          </calcext:conditional-format>
          <calcext:conditional-format calcext:target-range-address="'Completed Jobs'.E256:'Completed Jobs'.E262">
            <calcext:condition calcext:apply-style-name="Gnumeric-8" calcext:value="=&quot;c&quot;" calcext:base-cell-address="'Completed Jobs'.E256"/>
            <calcext:condition calcext:apply-style-name="Gnumeric-8" calcext:value="=&quot;p&quot;" calcext:base-cell-address="'Completed Jobs'.E256"/>
            <calcext:condition calcext:apply-style-name="Gnumeric-8" calcext:value="=&quot;t&quot;" calcext:base-cell-address="'Completed Jobs'.E256"/>
            <calcext:condition calcext:apply-style-name="Gnumeric-8" calcext:value="=&quot;x&quot;" calcext:base-cell-address="'Completed Jobs'.E256"/>
          </calcext:conditional-format>
          <calcext:conditional-format calcext:target-range-address="'Completed Jobs'.E273:'Completed Jobs'.E273">
            <calcext:condition calcext:apply-style-name="Gnumeric-8" calcext:value="=&quot;c&quot;" calcext:base-cell-address="'Completed Jobs'.E273"/>
            <calcext:condition calcext:apply-style-name="Gnumeric-8" calcext:value="=&quot;p&quot;" calcext:base-cell-address="'Completed Jobs'.E273"/>
            <calcext:condition calcext:apply-style-name="Gnumeric-8" calcext:value="=&quot;t&quot;" calcext:base-cell-address="'Completed Jobs'.E273"/>
            <calcext:condition calcext:apply-style-name="Gnumeric-8" calcext:value="=&quot;x&quot;" calcext:base-cell-address="'Completed Jobs'.E273"/>
          </calcext:conditional-format>
          <calcext:conditional-format calcext:target-range-address="'Completed Jobs'.F71:'Completed Jobs'.F71">
            <calcext:condition calcext:apply-style-name="Gnumeric-8" calcext:value="=&quot;c&quot;" calcext:base-cell-address="'Completed Jobs'.F71"/>
            <calcext:condition calcext:apply-style-name="Gnumeric-8" calcext:value="=&quot;p&quot;" calcext:base-cell-address="'Completed Jobs'.F71"/>
            <calcext:condition calcext:apply-style-name="Gnumeric-8" calcext:value="=&quot;t&quot;" calcext:base-cell-address="'Completed Jobs'.F71"/>
            <calcext:condition calcext:apply-style-name="Gnumeric-8" calcext:value="=&quot;x&quot;" calcext:base-cell-address="'Completed Jobs'.F71"/>
          </calcext:conditional-format>
          <calcext:conditional-format calcext:target-range-address="'Completed Jobs'.F72:'Completed Jobs'.F72">
            <calcext:condition calcext:apply-style-name="Gnumeric-8" calcext:value="=&quot;c&quot;" calcext:base-cell-address="'Completed Jobs'.F72"/>
            <calcext:condition calcext:apply-style-name="Gnumeric-8" calcext:value="=&quot;p&quot;" calcext:base-cell-address="'Completed Jobs'.F72"/>
            <calcext:condition calcext:apply-style-name="Gnumeric-8" calcext:value="=&quot;t&quot;" calcext:base-cell-address="'Completed Jobs'.F72"/>
            <calcext:condition calcext:apply-style-name="Gnumeric-8" calcext:value="=&quot;x&quot;" calcext:base-cell-address="'Completed Jobs'.F72"/>
          </calcext:conditional-format>
          <calcext:conditional-format calcext:target-range-address="'Completed Jobs'.F73:'Completed Jobs'.F73">
            <calcext:condition calcext:apply-style-name="Gnumeric-8" calcext:value="=&quot;c&quot;" calcext:base-cell-address="'Completed Jobs'.F73"/>
            <calcext:condition calcext:apply-style-name="Gnumeric-8" calcext:value="=&quot;p&quot;" calcext:base-cell-address="'Completed Jobs'.F73"/>
            <calcext:condition calcext:apply-style-name="Gnumeric-8" calcext:value="=&quot;t&quot;" calcext:base-cell-address="'Completed Jobs'.F73"/>
            <calcext:condition calcext:apply-style-name="Gnumeric-8" calcext:value="=&quot;x&quot;" calcext:base-cell-address="'Completed Jobs'.F73"/>
          </calcext:conditional-format>
          <calcext:conditional-format calcext:target-range-address="'Completed Jobs'.F74:'Completed Jobs'.F74">
            <calcext:condition calcext:apply-style-name="Gnumeric-8" calcext:value="=&quot;c&quot;" calcext:base-cell-address="'Completed Jobs'.F74"/>
            <calcext:condition calcext:apply-style-name="Gnumeric-8" calcext:value="=&quot;p&quot;" calcext:base-cell-address="'Completed Jobs'.F74"/>
            <calcext:condition calcext:apply-style-name="Gnumeric-8" calcext:value="=&quot;t&quot;" calcext:base-cell-address="'Completed Jobs'.F74"/>
            <calcext:condition calcext:apply-style-name="Gnumeric-8" calcext:value="=&quot;x&quot;" calcext:base-cell-address="'Completed Jobs'.F74"/>
          </calcext:conditional-format>
          <calcext:conditional-format calcext:target-range-address="'Completed Jobs'.F76:'Completed Jobs'.F76">
            <calcext:condition calcext:apply-style-name="Gnumeric-8" calcext:value="=&quot;c&quot;" calcext:base-cell-address="'Completed Jobs'.F76"/>
            <calcext:condition calcext:apply-style-name="Gnumeric-8" calcext:value="=&quot;p&quot;" calcext:base-cell-address="'Completed Jobs'.F76"/>
            <calcext:condition calcext:apply-style-name="Gnumeric-8" calcext:value="=&quot;t&quot;" calcext:base-cell-address="'Completed Jobs'.F76"/>
            <calcext:condition calcext:apply-style-name="Gnumeric-8" calcext:value="=&quot;x&quot;" calcext:base-cell-address="'Completed Jobs'.F76"/>
          </calcext:conditional-format>
          <calcext:conditional-format calcext:target-range-address="'Completed Jobs'.F77:'Completed Jobs'.F77">
            <calcext:condition calcext:apply-style-name="Gnumeric-8" calcext:value="=&quot;c&quot;" calcext:base-cell-address="'Completed Jobs'.F77"/>
            <calcext:condition calcext:apply-style-name="Gnumeric-8" calcext:value="=&quot;p&quot;" calcext:base-cell-address="'Completed Jobs'.F77"/>
            <calcext:condition calcext:apply-style-name="Gnumeric-8" calcext:value="=&quot;t&quot;" calcext:base-cell-address="'Completed Jobs'.F77"/>
            <calcext:condition calcext:apply-style-name="Gnumeric-8" calcext:value="=&quot;x&quot;" calcext:base-cell-address="'Completed Jobs'.F77"/>
          </calcext:conditional-format>
          <calcext:conditional-format calcext:target-range-address="'Completed Jobs'.F79:'Completed Jobs'.F79">
            <calcext:condition calcext:apply-style-name="Gnumeric-8" calcext:value="=&quot;c&quot;" calcext:base-cell-address="'Completed Jobs'.F79"/>
            <calcext:condition calcext:apply-style-name="Gnumeric-8" calcext:value="=&quot;p&quot;" calcext:base-cell-address="'Completed Jobs'.F79"/>
            <calcext:condition calcext:apply-style-name="Gnumeric-8" calcext:value="=&quot;t&quot;" calcext:base-cell-address="'Completed Jobs'.F79"/>
            <calcext:condition calcext:apply-style-name="Gnumeric-8" calcext:value="=&quot;x&quot;" calcext:base-cell-address="'Completed Jobs'.F79"/>
          </calcext:conditional-format>
          <calcext:conditional-format calcext:target-range-address="'Completed Jobs'.F80:'Completed Jobs'.F80">
            <calcext:condition calcext:apply-style-name="Gnumeric-8" calcext:value="=&quot;c&quot;" calcext:base-cell-address="'Completed Jobs'.F80"/>
            <calcext:condition calcext:apply-style-name="Gnumeric-8" calcext:value="=&quot;p&quot;" calcext:base-cell-address="'Completed Jobs'.F80"/>
            <calcext:condition calcext:apply-style-name="Gnumeric-8" calcext:value="=&quot;t&quot;" calcext:base-cell-address="'Completed Jobs'.F80"/>
            <calcext:condition calcext:apply-style-name="Gnumeric-8" calcext:value="=&quot;x&quot;" calcext:base-cell-address="'Completed Jobs'.F80"/>
          </calcext:conditional-format>
          <calcext:conditional-format calcext:target-range-address="'Completed Jobs'.F91:'Completed Jobs'.F91">
            <calcext:condition calcext:apply-style-name="Gnumeric-8" calcext:value="=&quot;c&quot;" calcext:base-cell-address="'Completed Jobs'.F91"/>
            <calcext:condition calcext:apply-style-name="Gnumeric-8" calcext:value="=&quot;p&quot;" calcext:base-cell-address="'Completed Jobs'.F91"/>
            <calcext:condition calcext:apply-style-name="Gnumeric-8" calcext:value="=&quot;t&quot;" calcext:base-cell-address="'Completed Jobs'.F91"/>
            <calcext:condition calcext:apply-style-name="Gnumeric-8" calcext:value="=&quot;x&quot;" calcext:base-cell-address="'Completed Jobs'.F91"/>
          </calcext:conditional-format>
          <calcext:conditional-format calcext:target-range-address="'Completed Jobs'.F92:'Completed Jobs'.F92">
            <calcext:condition calcext:apply-style-name="Gnumeric-8" calcext:value="=&quot;c&quot;" calcext:base-cell-address="'Completed Jobs'.F92"/>
            <calcext:condition calcext:apply-style-name="Gnumeric-8" calcext:value="=&quot;p&quot;" calcext:base-cell-address="'Completed Jobs'.F92"/>
            <calcext:condition calcext:apply-style-name="Gnumeric-8" calcext:value="=&quot;t&quot;" calcext:base-cell-address="'Completed Jobs'.F92"/>
            <calcext:condition calcext:apply-style-name="Gnumeric-8" calcext:value="=&quot;x&quot;" calcext:base-cell-address="'Completed Jobs'.F92"/>
          </calcext:conditional-format>
          <calcext:conditional-format calcext:target-range-address="'Completed Jobs'.F104:'Completed Jobs'.F104">
            <calcext:condition calcext:apply-style-name="Gnumeric-8" calcext:value="=&quot;c&quot;" calcext:base-cell-address="'Completed Jobs'.F104"/>
            <calcext:condition calcext:apply-style-name="Gnumeric-8" calcext:value="=&quot;p&quot;" calcext:base-cell-address="'Completed Jobs'.F104"/>
            <calcext:condition calcext:apply-style-name="Gnumeric-8" calcext:value="=&quot;t&quot;" calcext:base-cell-address="'Completed Jobs'.F104"/>
            <calcext:condition calcext:apply-style-name="Gnumeric-8" calcext:value="=&quot;x&quot;" calcext:base-cell-address="'Completed Jobs'.F104"/>
          </calcext:conditional-format>
          <calcext:conditional-format calcext:target-range-address="'Completed Jobs'.F110:'Completed Jobs'.F110">
            <calcext:condition calcext:apply-style-name="Gnumeric-8" calcext:value="=&quot;c&quot;" calcext:base-cell-address="'Completed Jobs'.F110"/>
            <calcext:condition calcext:apply-style-name="Gnumeric-8" calcext:value="=&quot;p&quot;" calcext:base-cell-address="'Completed Jobs'.F110"/>
            <calcext:condition calcext:apply-style-name="Gnumeric-8" calcext:value="=&quot;t&quot;" calcext:base-cell-address="'Completed Jobs'.F110"/>
            <calcext:condition calcext:apply-style-name="Gnumeric-8" calcext:value="=&quot;x&quot;" calcext:base-cell-address="'Completed Jobs'.F110"/>
          </calcext:conditional-format>
          <calcext:conditional-format calcext:target-range-address="'Completed Jobs'.F179:'Completed Jobs'.F182">
            <calcext:condition calcext:apply-style-name="Gnumeric-8" calcext:value="=&quot;c&quot;" calcext:base-cell-address="'Completed Jobs'.F179"/>
            <calcext:condition calcext:apply-style-name="Gnumeric-8" calcext:value="=&quot;p&quot;" calcext:base-cell-address="'Completed Jobs'.F179"/>
            <calcext:condition calcext:apply-style-name="Gnumeric-8" calcext:value="=&quot;t&quot;" calcext:base-cell-address="'Completed Jobs'.F179"/>
            <calcext:condition calcext:apply-style-name="Gnumeric-8" calcext:value="=&quot;x&quot;" calcext:base-cell-address="'Completed Jobs'.F179"/>
          </calcext:conditional-format>
          <calcext:conditional-format calcext:target-range-address="'Completed Jobs'.F187:'Completed Jobs'.F187">
            <calcext:condition calcext:apply-style-name="Gnumeric-8" calcext:value="=&quot;c&quot;" calcext:base-cell-address="'Completed Jobs'.F187"/>
            <calcext:condition calcext:apply-style-name="Gnumeric-8" calcext:value="=&quot;p&quot;" calcext:base-cell-address="'Completed Jobs'.F187"/>
            <calcext:condition calcext:apply-style-name="Gnumeric-8" calcext:value="=&quot;t&quot;" calcext:base-cell-address="'Completed Jobs'.F187"/>
            <calcext:condition calcext:apply-style-name="Gnumeric-8" calcext:value="=&quot;x&quot;" calcext:base-cell-address="'Completed Jobs'.F187"/>
          </calcext:conditional-format>
          <calcext:conditional-format calcext:target-range-address="'Completed Jobs'.F195:'Completed Jobs'.F195">
            <calcext:condition calcext:apply-style-name="Gnumeric-8" calcext:value="=&quot;c&quot;" calcext:base-cell-address="'Completed Jobs'.F195"/>
            <calcext:condition calcext:apply-style-name="Gnumeric-8" calcext:value="=&quot;p&quot;" calcext:base-cell-address="'Completed Jobs'.F195"/>
            <calcext:condition calcext:apply-style-name="Gnumeric-8" calcext:value="=&quot;t&quot;" calcext:base-cell-address="'Completed Jobs'.F195"/>
            <calcext:condition calcext:apply-style-name="Gnumeric-8" calcext:value="=&quot;x&quot;" calcext:base-cell-address="'Completed Jobs'.F195"/>
          </calcext:conditional-format>
          <calcext:conditional-format calcext:target-range-address="'Completed Jobs'.F200:'Completed Jobs'.F200">
            <calcext:condition calcext:apply-style-name="Gnumeric-8" calcext:value="=&quot;c&quot;" calcext:base-cell-address="'Completed Jobs'.F200"/>
            <calcext:condition calcext:apply-style-name="Gnumeric-8" calcext:value="=&quot;p&quot;" calcext:base-cell-address="'Completed Jobs'.F200"/>
            <calcext:condition calcext:apply-style-name="Gnumeric-8" calcext:value="=&quot;t&quot;" calcext:base-cell-address="'Completed Jobs'.F200"/>
            <calcext:condition calcext:apply-style-name="Gnumeric-8" calcext:value="=&quot;x&quot;" calcext:base-cell-address="'Completed Jobs'.F200"/>
          </calcext:conditional-format>
          <calcext:conditional-format calcext:target-range-address="'Completed Jobs'.F201:'Completed Jobs'.F201">
            <calcext:condition calcext:apply-style-name="Gnumeric-8" calcext:value="=&quot;c&quot;" calcext:base-cell-address="'Completed Jobs'.F201"/>
            <calcext:condition calcext:apply-style-name="Gnumeric-8" calcext:value="=&quot;p&quot;" calcext:base-cell-address="'Completed Jobs'.F201"/>
            <calcext:condition calcext:apply-style-name="Gnumeric-8" calcext:value="=&quot;t&quot;" calcext:base-cell-address="'Completed Jobs'.F201"/>
            <calcext:condition calcext:apply-style-name="Gnumeric-8" calcext:value="=&quot;x&quot;" calcext:base-cell-address="'Completed Jobs'.F201"/>
          </calcext:conditional-format>
          <calcext:conditional-format calcext:target-range-address="'Completed Jobs'.F202:'Completed Jobs'.F202">
            <calcext:condition calcext:apply-style-name="Gnumeric-8" calcext:value="=&quot;c&quot;" calcext:base-cell-address="'Completed Jobs'.F202"/>
            <calcext:condition calcext:apply-style-name="Gnumeric-8" calcext:value="=&quot;p&quot;" calcext:base-cell-address="'Completed Jobs'.F202"/>
            <calcext:condition calcext:apply-style-name="Gnumeric-8" calcext:value="=&quot;t&quot;" calcext:base-cell-address="'Completed Jobs'.F202"/>
            <calcext:condition calcext:apply-style-name="Gnumeric-8" calcext:value="=&quot;x&quot;" calcext:base-cell-address="'Completed Jobs'.F202"/>
          </calcext:conditional-format>
          <calcext:conditional-format calcext:target-range-address="'Completed Jobs'.F203:'Completed Jobs'.F203">
            <calcext:condition calcext:apply-style-name="Gnumeric-8" calcext:value="=&quot;c&quot;" calcext:base-cell-address="'Completed Jobs'.F203"/>
            <calcext:condition calcext:apply-style-name="Gnumeric-8" calcext:value="=&quot;p&quot;" calcext:base-cell-address="'Completed Jobs'.F203"/>
            <calcext:condition calcext:apply-style-name="Gnumeric-8" calcext:value="=&quot;t&quot;" calcext:base-cell-address="'Completed Jobs'.F203"/>
            <calcext:condition calcext:apply-style-name="Gnumeric-8" calcext:value="=&quot;x&quot;" calcext:base-cell-address="'Completed Jobs'.F203"/>
          </calcext:conditional-format>
          <calcext:conditional-format calcext:target-range-address="'Completed Jobs'.F204:'Completed Jobs'.F205">
            <calcext:condition calcext:apply-style-name="Gnumeric-8" calcext:value="=&quot;c&quot;" calcext:base-cell-address="'Completed Jobs'.F204"/>
            <calcext:condition calcext:apply-style-name="Gnumeric-8" calcext:value="=&quot;p&quot;" calcext:base-cell-address="'Completed Jobs'.F204"/>
            <calcext:condition calcext:apply-style-name="Gnumeric-8" calcext:value="=&quot;t&quot;" calcext:base-cell-address="'Completed Jobs'.F204"/>
            <calcext:condition calcext:apply-style-name="Gnumeric-8" calcext:value="=&quot;x&quot;" calcext:base-cell-address="'Completed Jobs'.F204"/>
          </calcext:conditional-format>
          <calcext:conditional-format calcext:target-range-address="'Completed Jobs'.F206:'Completed Jobs'.F206">
            <calcext:condition calcext:apply-style-name="Gnumeric-8" calcext:value="=&quot;c&quot;" calcext:base-cell-address="'Completed Jobs'.F206"/>
            <calcext:condition calcext:apply-style-name="Gnumeric-8" calcext:value="=&quot;p&quot;" calcext:base-cell-address="'Completed Jobs'.F206"/>
            <calcext:condition calcext:apply-style-name="Gnumeric-8" calcext:value="=&quot;t&quot;" calcext:base-cell-address="'Completed Jobs'.F206"/>
            <calcext:condition calcext:apply-style-name="Gnumeric-8" calcext:value="=&quot;x&quot;" calcext:base-cell-address="'Completed Jobs'.F206"/>
          </calcext:conditional-format>
          <calcext:conditional-format calcext:target-range-address="'Completed Jobs'.F207:'Completed Jobs'.F210">
            <calcext:condition calcext:apply-style-name="Gnumeric-8" calcext:value="=&quot;c&quot;" calcext:base-cell-address="'Completed Jobs'.F207"/>
            <calcext:condition calcext:apply-style-name="Gnumeric-8" calcext:value="=&quot;p&quot;" calcext:base-cell-address="'Completed Jobs'.F207"/>
            <calcext:condition calcext:apply-style-name="Gnumeric-8" calcext:value="=&quot;t&quot;" calcext:base-cell-address="'Completed Jobs'.F207"/>
            <calcext:condition calcext:apply-style-name="Gnumeric-8" calcext:value="=&quot;x&quot;" calcext:base-cell-address="'Completed Jobs'.F207"/>
          </calcext:conditional-format>
          <calcext:conditional-format calcext:target-range-address="'Completed Jobs'.F211:'Completed Jobs'.F211">
            <calcext:condition calcext:apply-style-name="Gnumeric-8" calcext:value="=&quot;c&quot;" calcext:base-cell-address="'Completed Jobs'.F211"/>
            <calcext:condition calcext:apply-style-name="Gnumeric-8" calcext:value="=&quot;p&quot;" calcext:base-cell-address="'Completed Jobs'.F211"/>
            <calcext:condition calcext:apply-style-name="Gnumeric-8" calcext:value="=&quot;t&quot;" calcext:base-cell-address="'Completed Jobs'.F211"/>
            <calcext:condition calcext:apply-style-name="Gnumeric-8" calcext:value="=&quot;x&quot;" calcext:base-cell-address="'Completed Jobs'.F211"/>
          </calcext:conditional-format>
          <calcext:conditional-format calcext:target-range-address="'Completed Jobs'.F216:'Completed Jobs'.F216">
            <calcext:condition calcext:apply-style-name="Gnumeric-8" calcext:value="=&quot;c&quot;" calcext:base-cell-address="'Completed Jobs'.F216"/>
            <calcext:condition calcext:apply-style-name="Gnumeric-8" calcext:value="=&quot;p&quot;" calcext:base-cell-address="'Completed Jobs'.F216"/>
            <calcext:condition calcext:apply-style-name="Gnumeric-8" calcext:value="=&quot;t&quot;" calcext:base-cell-address="'Completed Jobs'.F216"/>
            <calcext:condition calcext:apply-style-name="Gnumeric-8" calcext:value="=&quot;x&quot;" calcext:base-cell-address="'Completed Jobs'.F216"/>
          </calcext:conditional-format>
          <calcext:conditional-format calcext:target-range-address="'Completed Jobs'.F217:'Completed Jobs'.F217">
            <calcext:condition calcext:apply-style-name="Gnumeric-8" calcext:value="=&quot;c&quot;" calcext:base-cell-address="'Completed Jobs'.F217"/>
            <calcext:condition calcext:apply-style-name="Gnumeric-8" calcext:value="=&quot;p&quot;" calcext:base-cell-address="'Completed Jobs'.F217"/>
            <calcext:condition calcext:apply-style-name="Gnumeric-8" calcext:value="=&quot;t&quot;" calcext:base-cell-address="'Completed Jobs'.F217"/>
            <calcext:condition calcext:apply-style-name="Gnumeric-8" calcext:value="=&quot;x&quot;" calcext:base-cell-address="'Completed Jobs'.F217"/>
          </calcext:conditional-format>
          <calcext:conditional-format calcext:target-range-address="'Completed Jobs'.F218:'Completed Jobs'.F218">
            <calcext:condition calcext:apply-style-name="Gnumeric-8" calcext:value="=&quot;c&quot;" calcext:base-cell-address="'Completed Jobs'.F218"/>
            <calcext:condition calcext:apply-style-name="Gnumeric-8" calcext:value="=&quot;p&quot;" calcext:base-cell-address="'Completed Jobs'.F218"/>
            <calcext:condition calcext:apply-style-name="Gnumeric-8" calcext:value="=&quot;t&quot;" calcext:base-cell-address="'Completed Jobs'.F218"/>
            <calcext:condition calcext:apply-style-name="Gnumeric-8" calcext:value="=&quot;x&quot;" calcext:base-cell-address="'Completed Jobs'.F218"/>
          </calcext:conditional-format>
          <calcext:conditional-format calcext:target-range-address="'Completed Jobs'.F219:'Completed Jobs'.F219">
            <calcext:condition calcext:apply-style-name="Gnumeric-8" calcext:value="=&quot;c&quot;" calcext:base-cell-address="'Completed Jobs'.F219"/>
            <calcext:condition calcext:apply-style-name="Gnumeric-8" calcext:value="=&quot;p&quot;" calcext:base-cell-address="'Completed Jobs'.F219"/>
            <calcext:condition calcext:apply-style-name="Gnumeric-8" calcext:value="=&quot;t&quot;" calcext:base-cell-address="'Completed Jobs'.F219"/>
            <calcext:condition calcext:apply-style-name="Gnumeric-8" calcext:value="=&quot;x&quot;" calcext:base-cell-address="'Completed Jobs'.F219"/>
          </calcext:conditional-format>
          <calcext:conditional-format calcext:target-range-address="'Completed Jobs'.F220:'Completed Jobs'.F222">
            <calcext:condition calcext:apply-style-name="Gnumeric-8" calcext:value="=&quot;c&quot;" calcext:base-cell-address="'Completed Jobs'.F220"/>
            <calcext:condition calcext:apply-style-name="Gnumeric-8" calcext:value="=&quot;p&quot;" calcext:base-cell-address="'Completed Jobs'.F220"/>
            <calcext:condition calcext:apply-style-name="Gnumeric-8" calcext:value="=&quot;t&quot;" calcext:base-cell-address="'Completed Jobs'.F220"/>
            <calcext:condition calcext:apply-style-name="Gnumeric-8" calcext:value="=&quot;x&quot;" calcext:base-cell-address="'Completed Jobs'.F220"/>
          </calcext:conditional-format>
          <calcext:conditional-format calcext:target-range-address="'Completed Jobs'.F223:'Completed Jobs'.F223">
            <calcext:condition calcext:apply-style-name="Gnumeric-8" calcext:value="=&quot;c&quot;" calcext:base-cell-address="'Completed Jobs'.F223"/>
            <calcext:condition calcext:apply-style-name="Gnumeric-8" calcext:value="=&quot;p&quot;" calcext:base-cell-address="'Completed Jobs'.F223"/>
            <calcext:condition calcext:apply-style-name="Gnumeric-8" calcext:value="=&quot;t&quot;" calcext:base-cell-address="'Completed Jobs'.F223"/>
            <calcext:condition calcext:apply-style-name="Gnumeric-8" calcext:value="=&quot;x&quot;" calcext:base-cell-address="'Completed Jobs'.F223"/>
          </calcext:conditional-format>
          <calcext:conditional-format calcext:target-range-address="'Completed Jobs'.F224:'Completed Jobs'.F224">
            <calcext:condition calcext:apply-style-name="Gnumeric-8" calcext:value="=&quot;c&quot;" calcext:base-cell-address="'Completed Jobs'.F224"/>
            <calcext:condition calcext:apply-style-name="Gnumeric-8" calcext:value="=&quot;p&quot;" calcext:base-cell-address="'Completed Jobs'.F224"/>
            <calcext:condition calcext:apply-style-name="Gnumeric-8" calcext:value="=&quot;t&quot;" calcext:base-cell-address="'Completed Jobs'.F224"/>
            <calcext:condition calcext:apply-style-name="Gnumeric-8" calcext:value="=&quot;x&quot;" calcext:base-cell-address="'Completed Jobs'.F224"/>
          </calcext:conditional-format>
          <calcext:conditional-format calcext:target-range-address="'Completed Jobs'.F225:'Completed Jobs'.F227">
            <calcext:condition calcext:apply-style-name="Gnumeric-8" calcext:value="=&quot;c&quot;" calcext:base-cell-address="'Completed Jobs'.F225"/>
            <calcext:condition calcext:apply-style-name="Gnumeric-8" calcext:value="=&quot;p&quot;" calcext:base-cell-address="'Completed Jobs'.F225"/>
            <calcext:condition calcext:apply-style-name="Gnumeric-8" calcext:value="=&quot;t&quot;" calcext:base-cell-address="'Completed Jobs'.F225"/>
            <calcext:condition calcext:apply-style-name="Gnumeric-8" calcext:value="=&quot;x&quot;" calcext:base-cell-address="'Completed Jobs'.F225"/>
          </calcext:conditional-format>
          <calcext:conditional-format calcext:target-range-address="'Completed Jobs'.F228:'Completed Jobs'.F228">
            <calcext:condition calcext:apply-style-name="Gnumeric-8" calcext:value="=&quot;c&quot;" calcext:base-cell-address="'Completed Jobs'.F228"/>
            <calcext:condition calcext:apply-style-name="Gnumeric-8" calcext:value="=&quot;p&quot;" calcext:base-cell-address="'Completed Jobs'.F228"/>
            <calcext:condition calcext:apply-style-name="Gnumeric-8" calcext:value="=&quot;t&quot;" calcext:base-cell-address="'Completed Jobs'.F228"/>
            <calcext:condition calcext:apply-style-name="Gnumeric-8" calcext:value="=&quot;x&quot;" calcext:base-cell-address="'Completed Jobs'.F228"/>
          </calcext:conditional-format>
          <calcext:conditional-format calcext:target-range-address="'Completed Jobs'.F229:'Completed Jobs'.F229">
            <calcext:condition calcext:apply-style-name="Gnumeric-8" calcext:value="=&quot;c&quot;" calcext:base-cell-address="'Completed Jobs'.F229"/>
            <calcext:condition calcext:apply-style-name="Gnumeric-8" calcext:value="=&quot;p&quot;" calcext:base-cell-address="'Completed Jobs'.F229"/>
            <calcext:condition calcext:apply-style-name="Gnumeric-8" calcext:value="=&quot;t&quot;" calcext:base-cell-address="'Completed Jobs'.F229"/>
            <calcext:condition calcext:apply-style-name="Gnumeric-8" calcext:value="=&quot;x&quot;" calcext:base-cell-address="'Completed Jobs'.F229"/>
          </calcext:conditional-format>
          <calcext:conditional-format calcext:target-range-address="'Completed Jobs'.F230:'Completed Jobs'.F230 'Completed Jobs'.F232:'Completed Jobs'.F235">
            <calcext:condition calcext:apply-style-name="Gnumeric-8" calcext:value="=&quot;c&quot;" calcext:base-cell-address="'Completed Jobs'.F230"/>
            <calcext:condition calcext:apply-style-name="Gnumeric-8" calcext:value="=&quot;p&quot;" calcext:base-cell-address="'Completed Jobs'.F230"/>
            <calcext:condition calcext:apply-style-name="Gnumeric-8" calcext:value="=&quot;t&quot;" calcext:base-cell-address="'Completed Jobs'.F230"/>
            <calcext:condition calcext:apply-style-name="Gnumeric-8" calcext:value="=&quot;x&quot;" calcext:base-cell-address="'Completed Jobs'.F230"/>
          </calcext:conditional-format>
          <calcext:conditional-format calcext:target-range-address="'Completed Jobs'.F231:'Completed Jobs'.F231">
            <calcext:condition calcext:apply-style-name="Gnumeric-8" calcext:value="=&quot;c&quot;" calcext:base-cell-address="'Completed Jobs'.F231"/>
            <calcext:condition calcext:apply-style-name="Gnumeric-8" calcext:value="=&quot;p&quot;" calcext:base-cell-address="'Completed Jobs'.F231"/>
            <calcext:condition calcext:apply-style-name="Gnumeric-8" calcext:value="=&quot;t&quot;" calcext:base-cell-address="'Completed Jobs'.F231"/>
            <calcext:condition calcext:apply-style-name="Gnumeric-8" calcext:value="=&quot;x&quot;" calcext:base-cell-address="'Completed Jobs'.F231"/>
          </calcext:conditional-format>
          <calcext:conditional-format calcext:target-range-address="'Completed Jobs'.F236:'Completed Jobs'.F236">
            <calcext:condition calcext:apply-style-name="Gnumeric-8" calcext:value="=&quot;c&quot;" calcext:base-cell-address="'Completed Jobs'.F236"/>
            <calcext:condition calcext:apply-style-name="Gnumeric-8" calcext:value="=&quot;p&quot;" calcext:base-cell-address="'Completed Jobs'.F236"/>
            <calcext:condition calcext:apply-style-name="Gnumeric-8" calcext:value="=&quot;t&quot;" calcext:base-cell-address="'Completed Jobs'.F236"/>
            <calcext:condition calcext:apply-style-name="Gnumeric-8" calcext:value="=&quot;x&quot;" calcext:base-cell-address="'Completed Jobs'.F236"/>
          </calcext:conditional-format>
          <calcext:conditional-format calcext:target-range-address="'Completed Jobs'.F237:'Completed Jobs'.F237">
            <calcext:condition calcext:apply-style-name="Gnumeric-8" calcext:value="=&quot;c&quot;" calcext:base-cell-address="'Completed Jobs'.F237"/>
            <calcext:condition calcext:apply-style-name="Gnumeric-8" calcext:value="=&quot;p&quot;" calcext:base-cell-address="'Completed Jobs'.F237"/>
            <calcext:condition calcext:apply-style-name="Gnumeric-8" calcext:value="=&quot;t&quot;" calcext:base-cell-address="'Completed Jobs'.F237"/>
            <calcext:condition calcext:apply-style-name="Gnumeric-8" calcext:value="=&quot;x&quot;" calcext:base-cell-address="'Completed Jobs'.F237"/>
          </calcext:conditional-format>
          <calcext:conditional-format calcext:target-range-address="'Completed Jobs'.F238:'Completed Jobs'.F238">
            <calcext:condition calcext:apply-style-name="Gnumeric-8" calcext:value="=&quot;c&quot;" calcext:base-cell-address="'Completed Jobs'.F238"/>
            <calcext:condition calcext:apply-style-name="Gnumeric-8" calcext:value="=&quot;p&quot;" calcext:base-cell-address="'Completed Jobs'.F238"/>
            <calcext:condition calcext:apply-style-name="Gnumeric-8" calcext:value="=&quot;t&quot;" calcext:base-cell-address="'Completed Jobs'.F238"/>
            <calcext:condition calcext:apply-style-name="Gnumeric-8" calcext:value="=&quot;x&quot;" calcext:base-cell-address="'Completed Jobs'.F238"/>
          </calcext:conditional-format>
          <calcext:conditional-format calcext:target-range-address="'Completed Jobs'.F239:'Completed Jobs'.F239">
            <calcext:condition calcext:apply-style-name="Gnumeric-8" calcext:value="=&quot;c&quot;" calcext:base-cell-address="'Completed Jobs'.F239"/>
            <calcext:condition calcext:apply-style-name="Gnumeric-8" calcext:value="=&quot;p&quot;" calcext:base-cell-address="'Completed Jobs'.F239"/>
            <calcext:condition calcext:apply-style-name="Gnumeric-8" calcext:value="=&quot;t&quot;" calcext:base-cell-address="'Completed Jobs'.F239"/>
            <calcext:condition calcext:apply-style-name="Gnumeric-8" calcext:value="=&quot;x&quot;" calcext:base-cell-address="'Completed Jobs'.F239"/>
          </calcext:conditional-format>
          <calcext:conditional-format calcext:target-range-address="'Completed Jobs'.F240:'Completed Jobs'.F240">
            <calcext:condition calcext:apply-style-name="Gnumeric-8" calcext:value="=&quot;c&quot;" calcext:base-cell-address="'Completed Jobs'.F240"/>
            <calcext:condition calcext:apply-style-name="Gnumeric-8" calcext:value="=&quot;p&quot;" calcext:base-cell-address="'Completed Jobs'.F240"/>
            <calcext:condition calcext:apply-style-name="Gnumeric-8" calcext:value="=&quot;t&quot;" calcext:base-cell-address="'Completed Jobs'.F240"/>
            <calcext:condition calcext:apply-style-name="Gnumeric-8" calcext:value="=&quot;x&quot;" calcext:base-cell-address="'Completed Jobs'.F240"/>
          </calcext:conditional-format>
          <calcext:conditional-format calcext:target-range-address="'Completed Jobs'.F241:'Completed Jobs'.F241">
            <calcext:condition calcext:apply-style-name="Gnumeric-8" calcext:value="=&quot;c&quot;" calcext:base-cell-address="'Completed Jobs'.F241"/>
            <calcext:condition calcext:apply-style-name="Gnumeric-8" calcext:value="=&quot;p&quot;" calcext:base-cell-address="'Completed Jobs'.F241"/>
            <calcext:condition calcext:apply-style-name="Gnumeric-8" calcext:value="=&quot;t&quot;" calcext:base-cell-address="'Completed Jobs'.F241"/>
            <calcext:condition calcext:apply-style-name="Gnumeric-8" calcext:value="=&quot;x&quot;" calcext:base-cell-address="'Completed Jobs'.F241"/>
          </calcext:conditional-format>
          <calcext:conditional-format calcext:target-range-address="'Completed Jobs'.F242:'Completed Jobs'.F242">
            <calcext:condition calcext:apply-style-name="Gnumeric-8" calcext:value="=&quot;c&quot;" calcext:base-cell-address="'Completed Jobs'.F242"/>
            <calcext:condition calcext:apply-style-name="Gnumeric-8" calcext:value="=&quot;p&quot;" calcext:base-cell-address="'Completed Jobs'.F242"/>
            <calcext:condition calcext:apply-style-name="Gnumeric-8" calcext:value="=&quot;t&quot;" calcext:base-cell-address="'Completed Jobs'.F242"/>
            <calcext:condition calcext:apply-style-name="Gnumeric-8" calcext:value="=&quot;x&quot;" calcext:base-cell-address="'Completed Jobs'.F242"/>
          </calcext:conditional-format>
          <calcext:conditional-format calcext:target-range-address="'Completed Jobs'.F243:'Completed Jobs'.F243">
            <calcext:condition calcext:apply-style-name="Gnumeric-8" calcext:value="=&quot;c&quot;" calcext:base-cell-address="'Completed Jobs'.F243"/>
            <calcext:condition calcext:apply-style-name="Gnumeric-8" calcext:value="=&quot;p&quot;" calcext:base-cell-address="'Completed Jobs'.F243"/>
            <calcext:condition calcext:apply-style-name="Gnumeric-8" calcext:value="=&quot;t&quot;" calcext:base-cell-address="'Completed Jobs'.F243"/>
            <calcext:condition calcext:apply-style-name="Gnumeric-8" calcext:value="=&quot;x&quot;" calcext:base-cell-address="'Completed Jobs'.F243"/>
          </calcext:conditional-format>
          <calcext:conditional-format calcext:target-range-address="'Completed Jobs'.F244:'Completed Jobs'.F244">
            <calcext:condition calcext:apply-style-name="Gnumeric-8" calcext:value="=&quot;c&quot;" calcext:base-cell-address="'Completed Jobs'.F244"/>
            <calcext:condition calcext:apply-style-name="Gnumeric-8" calcext:value="=&quot;p&quot;" calcext:base-cell-address="'Completed Jobs'.F244"/>
            <calcext:condition calcext:apply-style-name="Gnumeric-8" calcext:value="=&quot;t&quot;" calcext:base-cell-address="'Completed Jobs'.F244"/>
            <calcext:condition calcext:apply-style-name="Gnumeric-8" calcext:value="=&quot;x&quot;" calcext:base-cell-address="'Completed Jobs'.F244"/>
          </calcext:conditional-format>
          <calcext:conditional-format calcext:target-range-address="'Completed Jobs'.F246:'Completed Jobs'.F246">
            <calcext:condition calcext:apply-style-name="Gnumeric-8" calcext:value="=&quot;c&quot;" calcext:base-cell-address="'Completed Jobs'.F246"/>
            <calcext:condition calcext:apply-style-name="Gnumeric-8" calcext:value="=&quot;p&quot;" calcext:base-cell-address="'Completed Jobs'.F246"/>
            <calcext:condition calcext:apply-style-name="Gnumeric-8" calcext:value="=&quot;t&quot;" calcext:base-cell-address="'Completed Jobs'.F246"/>
            <calcext:condition calcext:apply-style-name="Gnumeric-8" calcext:value="=&quot;x&quot;" calcext:base-cell-address="'Completed Jobs'.F246"/>
          </calcext:conditional-format>
          <calcext:conditional-format calcext:target-range-address="'Completed Jobs'.F247:'Completed Jobs'.F247">
            <calcext:condition calcext:apply-style-name="Gnumeric-8" calcext:value="=&quot;c&quot;" calcext:base-cell-address="'Completed Jobs'.F247"/>
            <calcext:condition calcext:apply-style-name="Gnumeric-8" calcext:value="=&quot;p&quot;" calcext:base-cell-address="'Completed Jobs'.F247"/>
            <calcext:condition calcext:apply-style-name="Gnumeric-8" calcext:value="=&quot;t&quot;" calcext:base-cell-address="'Completed Jobs'.F247"/>
            <calcext:condition calcext:apply-style-name="Gnumeric-8" calcext:value="=&quot;x&quot;" calcext:base-cell-address="'Completed Jobs'.F247"/>
          </calcext:conditional-format>
          <calcext:conditional-format calcext:target-range-address="'Completed Jobs'.F248:'Completed Jobs'.F248">
            <calcext:condition calcext:apply-style-name="Gnumeric-8" calcext:value="=&quot;c&quot;" calcext:base-cell-address="'Completed Jobs'.F248"/>
            <calcext:condition calcext:apply-style-name="Gnumeric-8" calcext:value="=&quot;p&quot;" calcext:base-cell-address="'Completed Jobs'.F248"/>
            <calcext:condition calcext:apply-style-name="Gnumeric-8" calcext:value="=&quot;t&quot;" calcext:base-cell-address="'Completed Jobs'.F248"/>
            <calcext:condition calcext:apply-style-name="Gnumeric-8" calcext:value="=&quot;x&quot;" calcext:base-cell-address="'Completed Jobs'.F248"/>
          </calcext:conditional-format>
          <calcext:conditional-format calcext:target-range-address="'Completed Jobs'.F249:'Completed Jobs'.F249">
            <calcext:condition calcext:apply-style-name="Gnumeric-8" calcext:value="=&quot;c&quot;" calcext:base-cell-address="'Completed Jobs'.F249"/>
            <calcext:condition calcext:apply-style-name="Gnumeric-8" calcext:value="=&quot;p&quot;" calcext:base-cell-address="'Completed Jobs'.F249"/>
            <calcext:condition calcext:apply-style-name="Gnumeric-8" calcext:value="=&quot;t&quot;" calcext:base-cell-address="'Completed Jobs'.F249"/>
            <calcext:condition calcext:apply-style-name="Gnumeric-8" calcext:value="=&quot;x&quot;" calcext:base-cell-address="'Completed Jobs'.F249"/>
          </calcext:conditional-format>
          <calcext:conditional-format calcext:target-range-address="'Completed Jobs'.F250:'Completed Jobs'.F252">
            <calcext:condition calcext:apply-style-name="Gnumeric-8" calcext:value="=&quot;c&quot;" calcext:base-cell-address="'Completed Jobs'.F250"/>
            <calcext:condition calcext:apply-style-name="Gnumeric-8" calcext:value="=&quot;p&quot;" calcext:base-cell-address="'Completed Jobs'.F250"/>
            <calcext:condition calcext:apply-style-name="Gnumeric-8" calcext:value="=&quot;t&quot;" calcext:base-cell-address="'Completed Jobs'.F250"/>
            <calcext:condition calcext:apply-style-name="Gnumeric-8" calcext:value="=&quot;x&quot;" calcext:base-cell-address="'Completed Jobs'.F250"/>
          </calcext:conditional-format>
          <calcext:conditional-format calcext:target-range-address="'Completed Jobs'.F253:'Completed Jobs'.F253">
            <calcext:condition calcext:apply-style-name="Gnumeric-8" calcext:value="=&quot;c&quot;" calcext:base-cell-address="'Completed Jobs'.F253"/>
            <calcext:condition calcext:apply-style-name="Gnumeric-8" calcext:value="=&quot;p&quot;" calcext:base-cell-address="'Completed Jobs'.F253"/>
            <calcext:condition calcext:apply-style-name="Gnumeric-8" calcext:value="=&quot;t&quot;" calcext:base-cell-address="'Completed Jobs'.F253"/>
            <calcext:condition calcext:apply-style-name="Gnumeric-8" calcext:value="=&quot;x&quot;" calcext:base-cell-address="'Completed Jobs'.F253"/>
          </calcext:conditional-format>
          <calcext:conditional-format calcext:target-range-address="'Completed Jobs'.F255:'Completed Jobs'.F255">
            <calcext:condition calcext:apply-style-name="Gnumeric-8" calcext:value="=&quot;c&quot;" calcext:base-cell-address="'Completed Jobs'.F255"/>
            <calcext:condition calcext:apply-style-name="Gnumeric-8" calcext:value="=&quot;p&quot;" calcext:base-cell-address="'Completed Jobs'.F255"/>
            <calcext:condition calcext:apply-style-name="Gnumeric-8" calcext:value="=&quot;t&quot;" calcext:base-cell-address="'Completed Jobs'.F255"/>
            <calcext:condition calcext:apply-style-name="Gnumeric-8" calcext:value="=&quot;x&quot;" calcext:base-cell-address="'Completed Jobs'.F255"/>
          </calcext:conditional-format>
          <calcext:conditional-format calcext:target-range-address="'Completed Jobs'.F256:'Completed Jobs'.F262">
            <calcext:condition calcext:apply-style-name="Gnumeric-8" calcext:value="=&quot;c&quot;" calcext:base-cell-address="'Completed Jobs'.F256"/>
            <calcext:condition calcext:apply-style-name="Gnumeric-8" calcext:value="=&quot;p&quot;" calcext:base-cell-address="'Completed Jobs'.F256"/>
            <calcext:condition calcext:apply-style-name="Gnumeric-8" calcext:value="=&quot;t&quot;" calcext:base-cell-address="'Completed Jobs'.F256"/>
            <calcext:condition calcext:apply-style-name="Gnumeric-8" calcext:value="=&quot;x&quot;" calcext:base-cell-address="'Completed Jobs'.F256"/>
          </calcext:conditional-format>
          <calcext:conditional-format calcext:target-range-address="'Completed Jobs'.F273:'Completed Jobs'.F273">
            <calcext:condition calcext:apply-style-name="Gnumeric-8" calcext:value="=&quot;c&quot;" calcext:base-cell-address="'Completed Jobs'.F273"/>
            <calcext:condition calcext:apply-style-name="Gnumeric-8" calcext:value="=&quot;p&quot;" calcext:base-cell-address="'Completed Jobs'.F273"/>
            <calcext:condition calcext:apply-style-name="Gnumeric-8" calcext:value="=&quot;t&quot;" calcext:base-cell-address="'Completed Jobs'.F273"/>
            <calcext:condition calcext:apply-style-name="Gnumeric-8" calcext:value="=&quot;x&quot;" calcext:base-cell-address="'Completed Jobs'.F273"/>
          </calcext:conditional-format>
          <calcext:conditional-format calcext:target-range-address="'Completed Jobs'.G6:'Completed Jobs'.G6">
            <calcext:condition calcext:apply-style-name="Gnumeric-8" calcext:value="=&quot;c&quot;" calcext:base-cell-address="'Completed Jobs'.G6"/>
            <calcext:condition calcext:apply-style-name="Gnumeric-8" calcext:value="=&quot;p&quot;" calcext:base-cell-address="'Completed Jobs'.G6"/>
            <calcext:condition calcext:apply-style-name="Gnumeric-8" calcext:value="=&quot;t&quot;" calcext:base-cell-address="'Completed Jobs'.G6"/>
            <calcext:condition calcext:apply-style-name="Gnumeric-8" calcext:value="=&quot;x&quot;" calcext:base-cell-address="'Completed Jobs'.G6"/>
          </calcext:conditional-format>
          <calcext:conditional-format calcext:target-range-address="'Completed Jobs'.G1:'Completed Jobs'.G5 'Completed Jobs'.G7:'Completed Jobs'.G18 'Completed Jobs'.G215:'Completed Jobs'.G215 'Completed Jobs'.G298:'Completed Jobs'.G1048576">
            <calcext:condition calcext:apply-style-name="Gnumeric-8" calcext:value="=&quot;c&quot;" calcext:base-cell-address="'Completed Jobs'.G1"/>
            <calcext:condition calcext:apply-style-name="Gnumeric-8" calcext:value="=&quot;p&quot;" calcext:base-cell-address="'Completed Jobs'.G1"/>
            <calcext:condition calcext:apply-style-name="Gnumeric-8" calcext:value="=&quot;t&quot;" calcext:base-cell-address="'Completed Jobs'.G1"/>
            <calcext:condition calcext:apply-style-name="Gnumeric-8" calcext:value="=&quot;x&quot;" calcext:base-cell-address="'Completed Jobs'.G1"/>
          </calcext:conditional-format>
          <calcext:conditional-format calcext:target-range-address="'Completed Jobs'.G19:'Completed Jobs'.G20">
            <calcext:condition calcext:apply-style-name="Gnumeric-8" calcext:value="=&quot;c&quot;" calcext:base-cell-address="'Completed Jobs'.G19"/>
            <calcext:condition calcext:apply-style-name="Gnumeric-8" calcext:value="=&quot;p&quot;" calcext:base-cell-address="'Completed Jobs'.G19"/>
            <calcext:condition calcext:apply-style-name="Gnumeric-8" calcext:value="=&quot;t&quot;" calcext:base-cell-address="'Completed Jobs'.G19"/>
            <calcext:condition calcext:apply-style-name="Gnumeric-8" calcext:value="=&quot;x&quot;" calcext:base-cell-address="'Completed Jobs'.G19"/>
          </calcext:conditional-format>
          <calcext:conditional-format calcext:target-range-address="'Completed Jobs'.G21:'Completed Jobs'.G21">
            <calcext:condition calcext:apply-style-name="Gnumeric-8" calcext:value="=&quot;c&quot;" calcext:base-cell-address="'Completed Jobs'.G21"/>
            <calcext:condition calcext:apply-style-name="Gnumeric-8" calcext:value="=&quot;p&quot;" calcext:base-cell-address="'Completed Jobs'.G21"/>
            <calcext:condition calcext:apply-style-name="Gnumeric-8" calcext:value="=&quot;t&quot;" calcext:base-cell-address="'Completed Jobs'.G21"/>
            <calcext:condition calcext:apply-style-name="Gnumeric-8" calcext:value="=&quot;x&quot;" calcext:base-cell-address="'Completed Jobs'.G21"/>
          </calcext:conditional-format>
          <calcext:conditional-format calcext:target-range-address="'Completed Jobs'.G22:'Completed Jobs'.G22">
            <calcext:condition calcext:apply-style-name="Gnumeric-8" calcext:value="=&quot;c&quot;" calcext:base-cell-address="'Completed Jobs'.G22"/>
            <calcext:condition calcext:apply-style-name="Gnumeric-8" calcext:value="=&quot;p&quot;" calcext:base-cell-address="'Completed Jobs'.G22"/>
            <calcext:condition calcext:apply-style-name="Gnumeric-8" calcext:value="=&quot;t&quot;" calcext:base-cell-address="'Completed Jobs'.G22"/>
            <calcext:condition calcext:apply-style-name="Gnumeric-8" calcext:value="=&quot;x&quot;" calcext:base-cell-address="'Completed Jobs'.G22"/>
          </calcext:conditional-format>
          <calcext:conditional-format calcext:target-range-address="'Completed Jobs'.G23:'Completed Jobs'.G23">
            <calcext:condition calcext:apply-style-name="Gnumeric-8" calcext:value="=&quot;c&quot;" calcext:base-cell-address="'Completed Jobs'.G23"/>
            <calcext:condition calcext:apply-style-name="Gnumeric-8" calcext:value="=&quot;p&quot;" calcext:base-cell-address="'Completed Jobs'.G23"/>
            <calcext:condition calcext:apply-style-name="Gnumeric-8" calcext:value="=&quot;t&quot;" calcext:base-cell-address="'Completed Jobs'.G23"/>
            <calcext:condition calcext:apply-style-name="Gnumeric-8" calcext:value="=&quot;x&quot;" calcext:base-cell-address="'Completed Jobs'.G23"/>
          </calcext:conditional-format>
          <calcext:conditional-format calcext:target-range-address="'Completed Jobs'.G24:'Completed Jobs'.G24">
            <calcext:condition calcext:apply-style-name="Gnumeric-8" calcext:value="=&quot;c&quot;" calcext:base-cell-address="'Completed Jobs'.G24"/>
            <calcext:condition calcext:apply-style-name="Gnumeric-8" calcext:value="=&quot;p&quot;" calcext:base-cell-address="'Completed Jobs'.G24"/>
            <calcext:condition calcext:apply-style-name="Gnumeric-8" calcext:value="=&quot;t&quot;" calcext:base-cell-address="'Completed Jobs'.G24"/>
            <calcext:condition calcext:apply-style-name="Gnumeric-8" calcext:value="=&quot;x&quot;" calcext:base-cell-address="'Completed Jobs'.G24"/>
          </calcext:conditional-format>
          <calcext:conditional-format calcext:target-range-address="'Completed Jobs'.G25:'Completed Jobs'.G25">
            <calcext:condition calcext:apply-style-name="Gnumeric-8" calcext:value="=&quot;c&quot;" calcext:base-cell-address="'Completed Jobs'.G25"/>
            <calcext:condition calcext:apply-style-name="Gnumeric-8" calcext:value="=&quot;p&quot;" calcext:base-cell-address="'Completed Jobs'.G25"/>
            <calcext:condition calcext:apply-style-name="Gnumeric-8" calcext:value="=&quot;t&quot;" calcext:base-cell-address="'Completed Jobs'.G25"/>
            <calcext:condition calcext:apply-style-name="Gnumeric-8" calcext:value="=&quot;x&quot;" calcext:base-cell-address="'Completed Jobs'.G25"/>
          </calcext:conditional-format>
          <calcext:conditional-format calcext:target-range-address="'Completed Jobs'.G26:'Completed Jobs'.G26">
            <calcext:condition calcext:apply-style-name="Gnumeric-8" calcext:value="=&quot;c&quot;" calcext:base-cell-address="'Completed Jobs'.G26"/>
            <calcext:condition calcext:apply-style-name="Gnumeric-8" calcext:value="=&quot;p&quot;" calcext:base-cell-address="'Completed Jobs'.G26"/>
            <calcext:condition calcext:apply-style-name="Gnumeric-8" calcext:value="=&quot;t&quot;" calcext:base-cell-address="'Completed Jobs'.G26"/>
            <calcext:condition calcext:apply-style-name="Gnumeric-8" calcext:value="=&quot;x&quot;" calcext:base-cell-address="'Completed Jobs'.G26"/>
          </calcext:conditional-format>
          <calcext:conditional-format calcext:target-range-address="'Completed Jobs'.G27:'Completed Jobs'.G27">
            <calcext:condition calcext:apply-style-name="Gnumeric-8" calcext:value="=&quot;c&quot;" calcext:base-cell-address="'Completed Jobs'.G27"/>
            <calcext:condition calcext:apply-style-name="Gnumeric-8" calcext:value="=&quot;p&quot;" calcext:base-cell-address="'Completed Jobs'.G27"/>
            <calcext:condition calcext:apply-style-name="Gnumeric-8" calcext:value="=&quot;t&quot;" calcext:base-cell-address="'Completed Jobs'.G27"/>
            <calcext:condition calcext:apply-style-name="Gnumeric-8" calcext:value="=&quot;x&quot;" calcext:base-cell-address="'Completed Jobs'.G27"/>
          </calcext:conditional-format>
          <calcext:conditional-format calcext:target-range-address="'Completed Jobs'.G28:'Completed Jobs'.G28">
            <calcext:condition calcext:apply-style-name="Gnumeric-8" calcext:value="=&quot;c&quot;" calcext:base-cell-address="'Completed Jobs'.G28"/>
            <calcext:condition calcext:apply-style-name="Gnumeric-8" calcext:value="=&quot;p&quot;" calcext:base-cell-address="'Completed Jobs'.G28"/>
            <calcext:condition calcext:apply-style-name="Gnumeric-8" calcext:value="=&quot;t&quot;" calcext:base-cell-address="'Completed Jobs'.G28"/>
            <calcext:condition calcext:apply-style-name="Gnumeric-8" calcext:value="=&quot;x&quot;" calcext:base-cell-address="'Completed Jobs'.G28"/>
          </calcext:conditional-format>
          <calcext:conditional-format calcext:target-range-address="'Completed Jobs'.G29:'Completed Jobs'.G29">
            <calcext:condition calcext:apply-style-name="Gnumeric-8" calcext:value="=&quot;c&quot;" calcext:base-cell-address="'Completed Jobs'.G29"/>
            <calcext:condition calcext:apply-style-name="Gnumeric-8" calcext:value="=&quot;p&quot;" calcext:base-cell-address="'Completed Jobs'.G29"/>
            <calcext:condition calcext:apply-style-name="Gnumeric-8" calcext:value="=&quot;t&quot;" calcext:base-cell-address="'Completed Jobs'.G29"/>
            <calcext:condition calcext:apply-style-name="Gnumeric-8" calcext:value="=&quot;x&quot;" calcext:base-cell-address="'Completed Jobs'.G29"/>
          </calcext:conditional-format>
          <calcext:conditional-format calcext:target-range-address="'Completed Jobs'.G30:'Completed Jobs'.G30">
            <calcext:condition calcext:apply-style-name="Gnumeric-8" calcext:value="=&quot;c&quot;" calcext:base-cell-address="'Completed Jobs'.G30"/>
            <calcext:condition calcext:apply-style-name="Gnumeric-8" calcext:value="=&quot;p&quot;" calcext:base-cell-address="'Completed Jobs'.G30"/>
            <calcext:condition calcext:apply-style-name="Gnumeric-8" calcext:value="=&quot;t&quot;" calcext:base-cell-address="'Completed Jobs'.G30"/>
            <calcext:condition calcext:apply-style-name="Gnumeric-8" calcext:value="=&quot;x&quot;" calcext:base-cell-address="'Completed Jobs'.G30"/>
          </calcext:conditional-format>
          <calcext:conditional-format calcext:target-range-address="'Completed Jobs'.G31:'Completed Jobs'.G31">
            <calcext:condition calcext:apply-style-name="Gnumeric-8" calcext:value="=&quot;c&quot;" calcext:base-cell-address="'Completed Jobs'.G31"/>
            <calcext:condition calcext:apply-style-name="Gnumeric-8" calcext:value="=&quot;p&quot;" calcext:base-cell-address="'Completed Jobs'.G31"/>
            <calcext:condition calcext:apply-style-name="Gnumeric-8" calcext:value="=&quot;t&quot;" calcext:base-cell-address="'Completed Jobs'.G31"/>
            <calcext:condition calcext:apply-style-name="Gnumeric-8" calcext:value="=&quot;x&quot;" calcext:base-cell-address="'Completed Jobs'.G31"/>
          </calcext:conditional-format>
          <calcext:conditional-format calcext:target-range-address="'Completed Jobs'.G32:'Completed Jobs'.G32">
            <calcext:condition calcext:apply-style-name="Gnumeric-8" calcext:value="=&quot;c&quot;" calcext:base-cell-address="'Completed Jobs'.G32"/>
            <calcext:condition calcext:apply-style-name="Gnumeric-8" calcext:value="=&quot;p&quot;" calcext:base-cell-address="'Completed Jobs'.G32"/>
            <calcext:condition calcext:apply-style-name="Gnumeric-8" calcext:value="=&quot;t&quot;" calcext:base-cell-address="'Completed Jobs'.G32"/>
            <calcext:condition calcext:apply-style-name="Gnumeric-8" calcext:value="=&quot;x&quot;" calcext:base-cell-address="'Completed Jobs'.G32"/>
          </calcext:conditional-format>
          <calcext:conditional-format calcext:target-range-address="'Completed Jobs'.G33:'Completed Jobs'.G33">
            <calcext:condition calcext:apply-style-name="Gnumeric-8" calcext:value="=&quot;c&quot;" calcext:base-cell-address="'Completed Jobs'.G33"/>
            <calcext:condition calcext:apply-style-name="Gnumeric-8" calcext:value="=&quot;p&quot;" calcext:base-cell-address="'Completed Jobs'.G33"/>
            <calcext:condition calcext:apply-style-name="Gnumeric-8" calcext:value="=&quot;t&quot;" calcext:base-cell-address="'Completed Jobs'.G33"/>
            <calcext:condition calcext:apply-style-name="Gnumeric-8" calcext:value="=&quot;x&quot;" calcext:base-cell-address="'Completed Jobs'.G33"/>
          </calcext:conditional-format>
          <calcext:conditional-format calcext:target-range-address="'Completed Jobs'.G34:'Completed Jobs'.G34">
            <calcext:condition calcext:apply-style-name="Gnumeric-8" calcext:value="=&quot;c&quot;" calcext:base-cell-address="'Completed Jobs'.G34"/>
            <calcext:condition calcext:apply-style-name="Gnumeric-8" calcext:value="=&quot;p&quot;" calcext:base-cell-address="'Completed Jobs'.G34"/>
            <calcext:condition calcext:apply-style-name="Gnumeric-8" calcext:value="=&quot;t&quot;" calcext:base-cell-address="'Completed Jobs'.G34"/>
            <calcext:condition calcext:apply-style-name="Gnumeric-8" calcext:value="=&quot;x&quot;" calcext:base-cell-address="'Completed Jobs'.G34"/>
          </calcext:conditional-format>
          <calcext:conditional-format calcext:target-range-address="'Completed Jobs'.G35:'Completed Jobs'.G35">
            <calcext:condition calcext:apply-style-name="Gnumeric-8" calcext:value="=&quot;c&quot;" calcext:base-cell-address="'Completed Jobs'.G35"/>
            <calcext:condition calcext:apply-style-name="Gnumeric-8" calcext:value="=&quot;p&quot;" calcext:base-cell-address="'Completed Jobs'.G35"/>
            <calcext:condition calcext:apply-style-name="Gnumeric-8" calcext:value="=&quot;t&quot;" calcext:base-cell-address="'Completed Jobs'.G35"/>
            <calcext:condition calcext:apply-style-name="Gnumeric-8" calcext:value="=&quot;x&quot;" calcext:base-cell-address="'Completed Jobs'.G35"/>
          </calcext:conditional-format>
          <calcext:conditional-format calcext:target-range-address="'Completed Jobs'.G36:'Completed Jobs'.G36">
            <calcext:condition calcext:apply-style-name="Gnumeric-8" calcext:value="=&quot;c&quot;" calcext:base-cell-address="'Completed Jobs'.G36"/>
            <calcext:condition calcext:apply-style-name="Gnumeric-8" calcext:value="=&quot;p&quot;" calcext:base-cell-address="'Completed Jobs'.G36"/>
            <calcext:condition calcext:apply-style-name="Gnumeric-8" calcext:value="=&quot;t&quot;" calcext:base-cell-address="'Completed Jobs'.G36"/>
            <calcext:condition calcext:apply-style-name="Gnumeric-8" calcext:value="=&quot;x&quot;" calcext:base-cell-address="'Completed Jobs'.G36"/>
          </calcext:conditional-format>
          <calcext:conditional-format calcext:target-range-address="'Completed Jobs'.G37:'Completed Jobs'.G37">
            <calcext:condition calcext:apply-style-name="Gnumeric-8" calcext:value="=&quot;c&quot;" calcext:base-cell-address="'Completed Jobs'.G37"/>
            <calcext:condition calcext:apply-style-name="Gnumeric-8" calcext:value="=&quot;p&quot;" calcext:base-cell-address="'Completed Jobs'.G37"/>
            <calcext:condition calcext:apply-style-name="Gnumeric-8" calcext:value="=&quot;t&quot;" calcext:base-cell-address="'Completed Jobs'.G37"/>
            <calcext:condition calcext:apply-style-name="Gnumeric-8" calcext:value="=&quot;x&quot;" calcext:base-cell-address="'Completed Jobs'.G37"/>
          </calcext:conditional-format>
          <calcext:conditional-format calcext:target-range-address="'Completed Jobs'.G38:'Completed Jobs'.G38">
            <calcext:condition calcext:apply-style-name="Gnumeric-8" calcext:value="=&quot;c&quot;" calcext:base-cell-address="'Completed Jobs'.G38"/>
            <calcext:condition calcext:apply-style-name="Gnumeric-8" calcext:value="=&quot;p&quot;" calcext:base-cell-address="'Completed Jobs'.G38"/>
            <calcext:condition calcext:apply-style-name="Gnumeric-8" calcext:value="=&quot;t&quot;" calcext:base-cell-address="'Completed Jobs'.G38"/>
            <calcext:condition calcext:apply-style-name="Gnumeric-8" calcext:value="=&quot;x&quot;" calcext:base-cell-address="'Completed Jobs'.G38"/>
          </calcext:conditional-format>
          <calcext:conditional-format calcext:target-range-address="'Completed Jobs'.G39:'Completed Jobs'.G39">
            <calcext:condition calcext:apply-style-name="Gnumeric-8" calcext:value="=&quot;c&quot;" calcext:base-cell-address="'Completed Jobs'.G39"/>
            <calcext:condition calcext:apply-style-name="Gnumeric-8" calcext:value="=&quot;p&quot;" calcext:base-cell-address="'Completed Jobs'.G39"/>
            <calcext:condition calcext:apply-style-name="Gnumeric-8" calcext:value="=&quot;t&quot;" calcext:base-cell-address="'Completed Jobs'.G39"/>
            <calcext:condition calcext:apply-style-name="Gnumeric-8" calcext:value="=&quot;x&quot;" calcext:base-cell-address="'Completed Jobs'.G39"/>
          </calcext:conditional-format>
          <calcext:conditional-format calcext:target-range-address="'Completed Jobs'.G40:'Completed Jobs'.G40">
            <calcext:condition calcext:apply-style-name="Gnumeric-8" calcext:value="=&quot;c&quot;" calcext:base-cell-address="'Completed Jobs'.G40"/>
            <calcext:condition calcext:apply-style-name="Gnumeric-8" calcext:value="=&quot;p&quot;" calcext:base-cell-address="'Completed Jobs'.G40"/>
            <calcext:condition calcext:apply-style-name="Gnumeric-8" calcext:value="=&quot;t&quot;" calcext:base-cell-address="'Completed Jobs'.G40"/>
            <calcext:condition calcext:apply-style-name="Gnumeric-8" calcext:value="=&quot;x&quot;" calcext:base-cell-address="'Completed Jobs'.G40"/>
          </calcext:conditional-format>
          <calcext:conditional-format calcext:target-range-address="'Completed Jobs'.G41:'Completed Jobs'.G41">
            <calcext:condition calcext:apply-style-name="Gnumeric-8" calcext:value="=&quot;c&quot;" calcext:base-cell-address="'Completed Jobs'.G41"/>
            <calcext:condition calcext:apply-style-name="Gnumeric-8" calcext:value="=&quot;p&quot;" calcext:base-cell-address="'Completed Jobs'.G41"/>
            <calcext:condition calcext:apply-style-name="Gnumeric-8" calcext:value="=&quot;t&quot;" calcext:base-cell-address="'Completed Jobs'.G41"/>
            <calcext:condition calcext:apply-style-name="Gnumeric-8" calcext:value="=&quot;x&quot;" calcext:base-cell-address="'Completed Jobs'.G41"/>
          </calcext:conditional-format>
          <calcext:conditional-format calcext:target-range-address="'Completed Jobs'.G42:'Completed Jobs'.G42">
            <calcext:condition calcext:apply-style-name="Gnumeric-8" calcext:value="=&quot;c&quot;" calcext:base-cell-address="'Completed Jobs'.G42"/>
            <calcext:condition calcext:apply-style-name="Gnumeric-8" calcext:value="=&quot;p&quot;" calcext:base-cell-address="'Completed Jobs'.G42"/>
            <calcext:condition calcext:apply-style-name="Gnumeric-8" calcext:value="=&quot;t&quot;" calcext:base-cell-address="'Completed Jobs'.G42"/>
            <calcext:condition calcext:apply-style-name="Gnumeric-8" calcext:value="=&quot;x&quot;" calcext:base-cell-address="'Completed Jobs'.G42"/>
          </calcext:conditional-format>
          <calcext:conditional-format calcext:target-range-address="'Completed Jobs'.G43:'Completed Jobs'.G43">
            <calcext:condition calcext:apply-style-name="Gnumeric-8" calcext:value="=&quot;c&quot;" calcext:base-cell-address="'Completed Jobs'.G43"/>
            <calcext:condition calcext:apply-style-name="Gnumeric-8" calcext:value="=&quot;p&quot;" calcext:base-cell-address="'Completed Jobs'.G43"/>
            <calcext:condition calcext:apply-style-name="Gnumeric-8" calcext:value="=&quot;t&quot;" calcext:base-cell-address="'Completed Jobs'.G43"/>
            <calcext:condition calcext:apply-style-name="Gnumeric-8" calcext:value="=&quot;x&quot;" calcext:base-cell-address="'Completed Jobs'.G43"/>
          </calcext:conditional-format>
          <calcext:conditional-format calcext:target-range-address="'Completed Jobs'.G44:'Completed Jobs'.G44">
            <calcext:condition calcext:apply-style-name="Gnumeric-8" calcext:value="=&quot;c&quot;" calcext:base-cell-address="'Completed Jobs'.G44"/>
            <calcext:condition calcext:apply-style-name="Gnumeric-8" calcext:value="=&quot;p&quot;" calcext:base-cell-address="'Completed Jobs'.G44"/>
            <calcext:condition calcext:apply-style-name="Gnumeric-8" calcext:value="=&quot;t&quot;" calcext:base-cell-address="'Completed Jobs'.G44"/>
            <calcext:condition calcext:apply-style-name="Gnumeric-8" calcext:value="=&quot;x&quot;" calcext:base-cell-address="'Completed Jobs'.G44"/>
          </calcext:conditional-format>
          <calcext:conditional-format calcext:target-range-address="'Completed Jobs'.G45:'Completed Jobs'.G45">
            <calcext:condition calcext:apply-style-name="Gnumeric-8" calcext:value="=&quot;c&quot;" calcext:base-cell-address="'Completed Jobs'.G45"/>
            <calcext:condition calcext:apply-style-name="Gnumeric-8" calcext:value="=&quot;p&quot;" calcext:base-cell-address="'Completed Jobs'.G45"/>
            <calcext:condition calcext:apply-style-name="Gnumeric-8" calcext:value="=&quot;t&quot;" calcext:base-cell-address="'Completed Jobs'.G45"/>
            <calcext:condition calcext:apply-style-name="Gnumeric-8" calcext:value="=&quot;x&quot;" calcext:base-cell-address="'Completed Jobs'.G45"/>
          </calcext:conditional-format>
          <calcext:conditional-format calcext:target-range-address="'Completed Jobs'.G46:'Completed Jobs'.G46">
            <calcext:condition calcext:apply-style-name="Gnumeric-8" calcext:value="=&quot;c&quot;" calcext:base-cell-address="'Completed Jobs'.G46"/>
            <calcext:condition calcext:apply-style-name="Gnumeric-8" calcext:value="=&quot;p&quot;" calcext:base-cell-address="'Completed Jobs'.G46"/>
            <calcext:condition calcext:apply-style-name="Gnumeric-8" calcext:value="=&quot;t&quot;" calcext:base-cell-address="'Completed Jobs'.G46"/>
            <calcext:condition calcext:apply-style-name="Gnumeric-8" calcext:value="=&quot;x&quot;" calcext:base-cell-address="'Completed Jobs'.G46"/>
          </calcext:conditional-format>
          <calcext:conditional-format calcext:target-range-address="'Completed Jobs'.G47:'Completed Jobs'.G47">
            <calcext:condition calcext:apply-style-name="Gnumeric-8" calcext:value="=&quot;c&quot;" calcext:base-cell-address="'Completed Jobs'.G47"/>
            <calcext:condition calcext:apply-style-name="Gnumeric-8" calcext:value="=&quot;p&quot;" calcext:base-cell-address="'Completed Jobs'.G47"/>
            <calcext:condition calcext:apply-style-name="Gnumeric-8" calcext:value="=&quot;t&quot;" calcext:base-cell-address="'Completed Jobs'.G47"/>
            <calcext:condition calcext:apply-style-name="Gnumeric-8" calcext:value="=&quot;x&quot;" calcext:base-cell-address="'Completed Jobs'.G47"/>
          </calcext:conditional-format>
          <calcext:conditional-format calcext:target-range-address="'Completed Jobs'.G48:'Completed Jobs'.G50">
            <calcext:condition calcext:apply-style-name="Gnumeric-8" calcext:value="=&quot;c&quot;" calcext:base-cell-address="'Completed Jobs'.G48"/>
            <calcext:condition calcext:apply-style-name="Gnumeric-8" calcext:value="=&quot;p&quot;" calcext:base-cell-address="'Completed Jobs'.G48"/>
            <calcext:condition calcext:apply-style-name="Gnumeric-8" calcext:value="=&quot;t&quot;" calcext:base-cell-address="'Completed Jobs'.G48"/>
            <calcext:condition calcext:apply-style-name="Gnumeric-8" calcext:value="=&quot;x&quot;" calcext:base-cell-address="'Completed Jobs'.G48"/>
          </calcext:conditional-format>
          <calcext:conditional-format calcext:target-range-address="'Completed Jobs'.G51:'Completed Jobs'.G51">
            <calcext:condition calcext:apply-style-name="Gnumeric-8" calcext:value="=&quot;c&quot;" calcext:base-cell-address="'Completed Jobs'.G51"/>
            <calcext:condition calcext:apply-style-name="Gnumeric-8" calcext:value="=&quot;p&quot;" calcext:base-cell-address="'Completed Jobs'.G51"/>
            <calcext:condition calcext:apply-style-name="Gnumeric-8" calcext:value="=&quot;t&quot;" calcext:base-cell-address="'Completed Jobs'.G51"/>
            <calcext:condition calcext:apply-style-name="Gnumeric-8" calcext:value="=&quot;x&quot;" calcext:base-cell-address="'Completed Jobs'.G51"/>
          </calcext:conditional-format>
          <calcext:conditional-format calcext:target-range-address="'Completed Jobs'.G52:'Completed Jobs'.G52">
            <calcext:condition calcext:apply-style-name="Gnumeric-8" calcext:value="=&quot;c&quot;" calcext:base-cell-address="'Completed Jobs'.G52"/>
            <calcext:condition calcext:apply-style-name="Gnumeric-8" calcext:value="=&quot;p&quot;" calcext:base-cell-address="'Completed Jobs'.G52"/>
            <calcext:condition calcext:apply-style-name="Gnumeric-8" calcext:value="=&quot;t&quot;" calcext:base-cell-address="'Completed Jobs'.G52"/>
            <calcext:condition calcext:apply-style-name="Gnumeric-8" calcext:value="=&quot;x&quot;" calcext:base-cell-address="'Completed Jobs'.G52"/>
          </calcext:conditional-format>
          <calcext:conditional-format calcext:target-range-address="'Completed Jobs'.G53:'Completed Jobs'.G53">
            <calcext:condition calcext:apply-style-name="Gnumeric-8" calcext:value="=&quot;c&quot;" calcext:base-cell-address="'Completed Jobs'.G53"/>
            <calcext:condition calcext:apply-style-name="Gnumeric-8" calcext:value="=&quot;p&quot;" calcext:base-cell-address="'Completed Jobs'.G53"/>
            <calcext:condition calcext:apply-style-name="Gnumeric-8" calcext:value="=&quot;t&quot;" calcext:base-cell-address="'Completed Jobs'.G53"/>
            <calcext:condition calcext:apply-style-name="Gnumeric-8" calcext:value="=&quot;x&quot;" calcext:base-cell-address="'Completed Jobs'.G53"/>
          </calcext:conditional-format>
          <calcext:conditional-format calcext:target-range-address="'Completed Jobs'.G54:'Completed Jobs'.G54">
            <calcext:condition calcext:apply-style-name="Gnumeric-8" calcext:value="=&quot;c&quot;" calcext:base-cell-address="'Completed Jobs'.G54"/>
            <calcext:condition calcext:apply-style-name="Gnumeric-8" calcext:value="=&quot;p&quot;" calcext:base-cell-address="'Completed Jobs'.G54"/>
            <calcext:condition calcext:apply-style-name="Gnumeric-8" calcext:value="=&quot;t&quot;" calcext:base-cell-address="'Completed Jobs'.G54"/>
            <calcext:condition calcext:apply-style-name="Gnumeric-8" calcext:value="=&quot;x&quot;" calcext:base-cell-address="'Completed Jobs'.G54"/>
          </calcext:conditional-format>
          <calcext:conditional-format calcext:target-range-address="'Completed Jobs'.G55:'Completed Jobs'.G55">
            <calcext:condition calcext:apply-style-name="Gnumeric-8" calcext:value="=&quot;c&quot;" calcext:base-cell-address="'Completed Jobs'.G55"/>
            <calcext:condition calcext:apply-style-name="Gnumeric-8" calcext:value="=&quot;p&quot;" calcext:base-cell-address="'Completed Jobs'.G55"/>
            <calcext:condition calcext:apply-style-name="Gnumeric-8" calcext:value="=&quot;t&quot;" calcext:base-cell-address="'Completed Jobs'.G55"/>
            <calcext:condition calcext:apply-style-name="Gnumeric-8" calcext:value="=&quot;x&quot;" calcext:base-cell-address="'Completed Jobs'.G55"/>
          </calcext:conditional-format>
          <calcext:conditional-format calcext:target-range-address="'Completed Jobs'.G56:'Completed Jobs'.G56">
            <calcext:condition calcext:apply-style-name="Gnumeric-8" calcext:value="=&quot;c&quot;" calcext:base-cell-address="'Completed Jobs'.G56"/>
            <calcext:condition calcext:apply-style-name="Gnumeric-8" calcext:value="=&quot;p&quot;" calcext:base-cell-address="'Completed Jobs'.G56"/>
            <calcext:condition calcext:apply-style-name="Gnumeric-8" calcext:value="=&quot;t&quot;" calcext:base-cell-address="'Completed Jobs'.G56"/>
            <calcext:condition calcext:apply-style-name="Gnumeric-8" calcext:value="=&quot;x&quot;" calcext:base-cell-address="'Completed Jobs'.G56"/>
          </calcext:conditional-format>
          <calcext:conditional-format calcext:target-range-address="'Completed Jobs'.G57:'Completed Jobs'.G57">
            <calcext:condition calcext:apply-style-name="Gnumeric-8" calcext:value="=&quot;c&quot;" calcext:base-cell-address="'Completed Jobs'.G57"/>
            <calcext:condition calcext:apply-style-name="Gnumeric-8" calcext:value="=&quot;p&quot;" calcext:base-cell-address="'Completed Jobs'.G57"/>
            <calcext:condition calcext:apply-style-name="Gnumeric-8" calcext:value="=&quot;t&quot;" calcext:base-cell-address="'Completed Jobs'.G57"/>
            <calcext:condition calcext:apply-style-name="Gnumeric-8" calcext:value="=&quot;x&quot;" calcext:base-cell-address="'Completed Jobs'.G57"/>
          </calcext:conditional-format>
          <calcext:conditional-format calcext:target-range-address="'Completed Jobs'.G58:'Completed Jobs'.G58">
            <calcext:condition calcext:apply-style-name="Gnumeric-8" calcext:value="=&quot;c&quot;" calcext:base-cell-address="'Completed Jobs'.G58"/>
            <calcext:condition calcext:apply-style-name="Gnumeric-8" calcext:value="=&quot;p&quot;" calcext:base-cell-address="'Completed Jobs'.G58"/>
            <calcext:condition calcext:apply-style-name="Gnumeric-8" calcext:value="=&quot;t&quot;" calcext:base-cell-address="'Completed Jobs'.G58"/>
            <calcext:condition calcext:apply-style-name="Gnumeric-8" calcext:value="=&quot;x&quot;" calcext:base-cell-address="'Completed Jobs'.G58"/>
          </calcext:conditional-format>
          <calcext:conditional-format calcext:target-range-address="'Completed Jobs'.G59:'Completed Jobs'.G59">
            <calcext:condition calcext:apply-style-name="Gnumeric-8" calcext:value="=&quot;c&quot;" calcext:base-cell-address="'Completed Jobs'.G59"/>
            <calcext:condition calcext:apply-style-name="Gnumeric-8" calcext:value="=&quot;p&quot;" calcext:base-cell-address="'Completed Jobs'.G59"/>
            <calcext:condition calcext:apply-style-name="Gnumeric-8" calcext:value="=&quot;t&quot;" calcext:base-cell-address="'Completed Jobs'.G59"/>
            <calcext:condition calcext:apply-style-name="Gnumeric-8" calcext:value="=&quot;x&quot;" calcext:base-cell-address="'Completed Jobs'.G59"/>
          </calcext:conditional-format>
          <calcext:conditional-format calcext:target-range-address="'Completed Jobs'.G60:'Completed Jobs'.G60">
            <calcext:condition calcext:apply-style-name="Gnumeric-8" calcext:value="=&quot;c&quot;" calcext:base-cell-address="'Completed Jobs'.G60"/>
            <calcext:condition calcext:apply-style-name="Gnumeric-8" calcext:value="=&quot;p&quot;" calcext:base-cell-address="'Completed Jobs'.G60"/>
            <calcext:condition calcext:apply-style-name="Gnumeric-8" calcext:value="=&quot;t&quot;" calcext:base-cell-address="'Completed Jobs'.G60"/>
            <calcext:condition calcext:apply-style-name="Gnumeric-8" calcext:value="=&quot;x&quot;" calcext:base-cell-address="'Completed Jobs'.G60"/>
          </calcext:conditional-format>
          <calcext:conditional-format calcext:target-range-address="'Completed Jobs'.G61:'Completed Jobs'.G61">
            <calcext:condition calcext:apply-style-name="Gnumeric-8" calcext:value="=&quot;c&quot;" calcext:base-cell-address="'Completed Jobs'.G61"/>
            <calcext:condition calcext:apply-style-name="Gnumeric-8" calcext:value="=&quot;p&quot;" calcext:base-cell-address="'Completed Jobs'.G61"/>
            <calcext:condition calcext:apply-style-name="Gnumeric-8" calcext:value="=&quot;t&quot;" calcext:base-cell-address="'Completed Jobs'.G61"/>
            <calcext:condition calcext:apply-style-name="Gnumeric-8" calcext:value="=&quot;x&quot;" calcext:base-cell-address="'Completed Jobs'.G61"/>
          </calcext:conditional-format>
          <calcext:conditional-format calcext:target-range-address="'Completed Jobs'.G62:'Completed Jobs'.G62">
            <calcext:condition calcext:apply-style-name="Gnumeric-8" calcext:value="=&quot;c&quot;" calcext:base-cell-address="'Completed Jobs'.G62"/>
            <calcext:condition calcext:apply-style-name="Gnumeric-8" calcext:value="=&quot;p&quot;" calcext:base-cell-address="'Completed Jobs'.G62"/>
            <calcext:condition calcext:apply-style-name="Gnumeric-8" calcext:value="=&quot;t&quot;" calcext:base-cell-address="'Completed Jobs'.G62"/>
            <calcext:condition calcext:apply-style-name="Gnumeric-8" calcext:value="=&quot;x&quot;" calcext:base-cell-address="'Completed Jobs'.G62"/>
          </calcext:conditional-format>
          <calcext:conditional-format calcext:target-range-address="'Completed Jobs'.G63:'Completed Jobs'.G63">
            <calcext:condition calcext:apply-style-name="Gnumeric-8" calcext:value="=&quot;c&quot;" calcext:base-cell-address="'Completed Jobs'.G63"/>
            <calcext:condition calcext:apply-style-name="Gnumeric-8" calcext:value="=&quot;p&quot;" calcext:base-cell-address="'Completed Jobs'.G63"/>
            <calcext:condition calcext:apply-style-name="Gnumeric-8" calcext:value="=&quot;t&quot;" calcext:base-cell-address="'Completed Jobs'.G63"/>
            <calcext:condition calcext:apply-style-name="Gnumeric-8" calcext:value="=&quot;x&quot;" calcext:base-cell-address="'Completed Jobs'.G63"/>
          </calcext:conditional-format>
          <calcext:conditional-format calcext:target-range-address="'Completed Jobs'.G64:'Completed Jobs'.G64">
            <calcext:condition calcext:apply-style-name="Gnumeric-8" calcext:value="=&quot;c&quot;" calcext:base-cell-address="'Completed Jobs'.G64"/>
            <calcext:condition calcext:apply-style-name="Gnumeric-8" calcext:value="=&quot;p&quot;" calcext:base-cell-address="'Completed Jobs'.G64"/>
            <calcext:condition calcext:apply-style-name="Gnumeric-8" calcext:value="=&quot;t&quot;" calcext:base-cell-address="'Completed Jobs'.G64"/>
            <calcext:condition calcext:apply-style-name="Gnumeric-8" calcext:value="=&quot;x&quot;" calcext:base-cell-address="'Completed Jobs'.G64"/>
          </calcext:conditional-format>
          <calcext:conditional-format calcext:target-range-address="'Completed Jobs'.G65:'Completed Jobs'.G65">
            <calcext:condition calcext:apply-style-name="Gnumeric-8" calcext:value="=&quot;c&quot;" calcext:base-cell-address="'Completed Jobs'.G65"/>
            <calcext:condition calcext:apply-style-name="Gnumeric-8" calcext:value="=&quot;p&quot;" calcext:base-cell-address="'Completed Jobs'.G65"/>
            <calcext:condition calcext:apply-style-name="Gnumeric-8" calcext:value="=&quot;t&quot;" calcext:base-cell-address="'Completed Jobs'.G65"/>
            <calcext:condition calcext:apply-style-name="Gnumeric-8" calcext:value="=&quot;x&quot;" calcext:base-cell-address="'Completed Jobs'.G65"/>
          </calcext:conditional-format>
          <calcext:conditional-format calcext:target-range-address="'Completed Jobs'.G66:'Completed Jobs'.G66">
            <calcext:condition calcext:apply-style-name="Gnumeric-8" calcext:value="=&quot;c&quot;" calcext:base-cell-address="'Completed Jobs'.G66"/>
            <calcext:condition calcext:apply-style-name="Gnumeric-8" calcext:value="=&quot;p&quot;" calcext:base-cell-address="'Completed Jobs'.G66"/>
            <calcext:condition calcext:apply-style-name="Gnumeric-8" calcext:value="=&quot;t&quot;" calcext:base-cell-address="'Completed Jobs'.G66"/>
            <calcext:condition calcext:apply-style-name="Gnumeric-8" calcext:value="=&quot;x&quot;" calcext:base-cell-address="'Completed Jobs'.G66"/>
          </calcext:conditional-format>
          <calcext:conditional-format calcext:target-range-address="'Completed Jobs'.G67:'Completed Jobs'.G67">
            <calcext:condition calcext:apply-style-name="Gnumeric-8" calcext:value="=&quot;c&quot;" calcext:base-cell-address="'Completed Jobs'.G67"/>
            <calcext:condition calcext:apply-style-name="Gnumeric-8" calcext:value="=&quot;p&quot;" calcext:base-cell-address="'Completed Jobs'.G67"/>
            <calcext:condition calcext:apply-style-name="Gnumeric-8" calcext:value="=&quot;t&quot;" calcext:base-cell-address="'Completed Jobs'.G67"/>
            <calcext:condition calcext:apply-style-name="Gnumeric-8" calcext:value="=&quot;x&quot;" calcext:base-cell-address="'Completed Jobs'.G67"/>
          </calcext:conditional-format>
          <calcext:conditional-format calcext:target-range-address="'Completed Jobs'.G68:'Completed Jobs'.G68">
            <calcext:condition calcext:apply-style-name="Gnumeric-8" calcext:value="=&quot;c&quot;" calcext:base-cell-address="'Completed Jobs'.G68"/>
            <calcext:condition calcext:apply-style-name="Gnumeric-8" calcext:value="=&quot;p&quot;" calcext:base-cell-address="'Completed Jobs'.G68"/>
            <calcext:condition calcext:apply-style-name="Gnumeric-8" calcext:value="=&quot;t&quot;" calcext:base-cell-address="'Completed Jobs'.G68"/>
            <calcext:condition calcext:apply-style-name="Gnumeric-8" calcext:value="=&quot;x&quot;" calcext:base-cell-address="'Completed Jobs'.G68"/>
          </calcext:conditional-format>
          <calcext:conditional-format calcext:target-range-address="'Completed Jobs'.G69:'Completed Jobs'.G69">
            <calcext:condition calcext:apply-style-name="Gnumeric-8" calcext:value="=&quot;c&quot;" calcext:base-cell-address="'Completed Jobs'.G69"/>
            <calcext:condition calcext:apply-style-name="Gnumeric-8" calcext:value="=&quot;p&quot;" calcext:base-cell-address="'Completed Jobs'.G69"/>
            <calcext:condition calcext:apply-style-name="Gnumeric-8" calcext:value="=&quot;t&quot;" calcext:base-cell-address="'Completed Jobs'.G69"/>
            <calcext:condition calcext:apply-style-name="Gnumeric-8" calcext:value="=&quot;x&quot;" calcext:base-cell-address="'Completed Jobs'.G69"/>
          </calcext:conditional-format>
          <calcext:conditional-format calcext:target-range-address="'Completed Jobs'.G70:'Completed Jobs'.G70">
            <calcext:condition calcext:apply-style-name="Gnumeric-8" calcext:value="=&quot;c&quot;" calcext:base-cell-address="'Completed Jobs'.G70"/>
            <calcext:condition calcext:apply-style-name="Gnumeric-8" calcext:value="=&quot;p&quot;" calcext:base-cell-address="'Completed Jobs'.G70"/>
            <calcext:condition calcext:apply-style-name="Gnumeric-8" calcext:value="=&quot;t&quot;" calcext:base-cell-address="'Completed Jobs'.G70"/>
            <calcext:condition calcext:apply-style-name="Gnumeric-8" calcext:value="=&quot;x&quot;" calcext:base-cell-address="'Completed Jobs'.G70"/>
          </calcext:conditional-format>
          <calcext:conditional-format calcext:target-range-address="'Completed Jobs'.G71:'Completed Jobs'.G71">
            <calcext:condition calcext:apply-style-name="Gnumeric-8" calcext:value="=&quot;c&quot;" calcext:base-cell-address="'Completed Jobs'.G71"/>
            <calcext:condition calcext:apply-style-name="Gnumeric-8" calcext:value="=&quot;p&quot;" calcext:base-cell-address="'Completed Jobs'.G71"/>
            <calcext:condition calcext:apply-style-name="Gnumeric-8" calcext:value="=&quot;t&quot;" calcext:base-cell-address="'Completed Jobs'.G71"/>
            <calcext:condition calcext:apply-style-name="Gnumeric-8" calcext:value="=&quot;x&quot;" calcext:base-cell-address="'Completed Jobs'.G71"/>
          </calcext:conditional-format>
          <calcext:conditional-format calcext:target-range-address="'Completed Jobs'.G72:'Completed Jobs'.G72">
            <calcext:condition calcext:apply-style-name="Gnumeric-8" calcext:value="=&quot;c&quot;" calcext:base-cell-address="'Completed Jobs'.G72"/>
            <calcext:condition calcext:apply-style-name="Gnumeric-8" calcext:value="=&quot;p&quot;" calcext:base-cell-address="'Completed Jobs'.G72"/>
            <calcext:condition calcext:apply-style-name="Gnumeric-8" calcext:value="=&quot;t&quot;" calcext:base-cell-address="'Completed Jobs'.G72"/>
            <calcext:condition calcext:apply-style-name="Gnumeric-8" calcext:value="=&quot;x&quot;" calcext:base-cell-address="'Completed Jobs'.G72"/>
          </calcext:conditional-format>
          <calcext:conditional-format calcext:target-range-address="'Completed Jobs'.G73:'Completed Jobs'.G73">
            <calcext:condition calcext:apply-style-name="Gnumeric-8" calcext:value="=&quot;c&quot;" calcext:base-cell-address="'Completed Jobs'.G73"/>
            <calcext:condition calcext:apply-style-name="Gnumeric-8" calcext:value="=&quot;p&quot;" calcext:base-cell-address="'Completed Jobs'.G73"/>
            <calcext:condition calcext:apply-style-name="Gnumeric-8" calcext:value="=&quot;t&quot;" calcext:base-cell-address="'Completed Jobs'.G73"/>
            <calcext:condition calcext:apply-style-name="Gnumeric-8" calcext:value="=&quot;x&quot;" calcext:base-cell-address="'Completed Jobs'.G73"/>
          </calcext:conditional-format>
          <calcext:conditional-format calcext:target-range-address="'Completed Jobs'.G74:'Completed Jobs'.G74">
            <calcext:condition calcext:apply-style-name="Gnumeric-8" calcext:value="=&quot;c&quot;" calcext:base-cell-address="'Completed Jobs'.G74"/>
            <calcext:condition calcext:apply-style-name="Gnumeric-8" calcext:value="=&quot;p&quot;" calcext:base-cell-address="'Completed Jobs'.G74"/>
            <calcext:condition calcext:apply-style-name="Gnumeric-8" calcext:value="=&quot;t&quot;" calcext:base-cell-address="'Completed Jobs'.G74"/>
            <calcext:condition calcext:apply-style-name="Gnumeric-8" calcext:value="=&quot;x&quot;" calcext:base-cell-address="'Completed Jobs'.G74"/>
          </calcext:conditional-format>
          <calcext:conditional-format calcext:target-range-address="'Completed Jobs'.G75:'Completed Jobs'.G75">
            <calcext:condition calcext:apply-style-name="Gnumeric-8" calcext:value="=&quot;c&quot;" calcext:base-cell-address="'Completed Jobs'.G75"/>
            <calcext:condition calcext:apply-style-name="Gnumeric-8" calcext:value="=&quot;p&quot;" calcext:base-cell-address="'Completed Jobs'.G75"/>
            <calcext:condition calcext:apply-style-name="Gnumeric-8" calcext:value="=&quot;t&quot;" calcext:base-cell-address="'Completed Jobs'.G75"/>
            <calcext:condition calcext:apply-style-name="Gnumeric-8" calcext:value="=&quot;x&quot;" calcext:base-cell-address="'Completed Jobs'.G75"/>
          </calcext:conditional-format>
          <calcext:conditional-format calcext:target-range-address="'Completed Jobs'.G76:'Completed Jobs'.G76">
            <calcext:condition calcext:apply-style-name="Gnumeric-8" calcext:value="=&quot;c&quot;" calcext:base-cell-address="'Completed Jobs'.G76"/>
            <calcext:condition calcext:apply-style-name="Gnumeric-8" calcext:value="=&quot;p&quot;" calcext:base-cell-address="'Completed Jobs'.G76"/>
            <calcext:condition calcext:apply-style-name="Gnumeric-8" calcext:value="=&quot;t&quot;" calcext:base-cell-address="'Completed Jobs'.G76"/>
            <calcext:condition calcext:apply-style-name="Gnumeric-8" calcext:value="=&quot;x&quot;" calcext:base-cell-address="'Completed Jobs'.G76"/>
          </calcext:conditional-format>
          <calcext:conditional-format calcext:target-range-address="'Completed Jobs'.G77:'Completed Jobs'.G77">
            <calcext:condition calcext:apply-style-name="Gnumeric-8" calcext:value="=&quot;c&quot;" calcext:base-cell-address="'Completed Jobs'.G77"/>
            <calcext:condition calcext:apply-style-name="Gnumeric-8" calcext:value="=&quot;p&quot;" calcext:base-cell-address="'Completed Jobs'.G77"/>
            <calcext:condition calcext:apply-style-name="Gnumeric-8" calcext:value="=&quot;t&quot;" calcext:base-cell-address="'Completed Jobs'.G77"/>
            <calcext:condition calcext:apply-style-name="Gnumeric-8" calcext:value="=&quot;x&quot;" calcext:base-cell-address="'Completed Jobs'.G77"/>
          </calcext:conditional-format>
          <calcext:conditional-format calcext:target-range-address="'Completed Jobs'.G78:'Completed Jobs'.G78">
            <calcext:condition calcext:apply-style-name="Gnumeric-8" calcext:value="=&quot;c&quot;" calcext:base-cell-address="'Completed Jobs'.G78"/>
            <calcext:condition calcext:apply-style-name="Gnumeric-8" calcext:value="=&quot;p&quot;" calcext:base-cell-address="'Completed Jobs'.G78"/>
            <calcext:condition calcext:apply-style-name="Gnumeric-8" calcext:value="=&quot;t&quot;" calcext:base-cell-address="'Completed Jobs'.G78"/>
            <calcext:condition calcext:apply-style-name="Gnumeric-8" calcext:value="=&quot;x&quot;" calcext:base-cell-address="'Completed Jobs'.G78"/>
          </calcext:conditional-format>
          <calcext:conditional-format calcext:target-range-address="'Completed Jobs'.G79:'Completed Jobs'.G79">
            <calcext:condition calcext:apply-style-name="Gnumeric-8" calcext:value="=&quot;c&quot;" calcext:base-cell-address="'Completed Jobs'.G79"/>
            <calcext:condition calcext:apply-style-name="Gnumeric-8" calcext:value="=&quot;p&quot;" calcext:base-cell-address="'Completed Jobs'.G79"/>
            <calcext:condition calcext:apply-style-name="Gnumeric-8" calcext:value="=&quot;t&quot;" calcext:base-cell-address="'Completed Jobs'.G79"/>
            <calcext:condition calcext:apply-style-name="Gnumeric-8" calcext:value="=&quot;x&quot;" calcext:base-cell-address="'Completed Jobs'.G79"/>
          </calcext:conditional-format>
          <calcext:conditional-format calcext:target-range-address="'Completed Jobs'.G80:'Completed Jobs'.G80">
            <calcext:condition calcext:apply-style-name="Gnumeric-8" calcext:value="=&quot;c&quot;" calcext:base-cell-address="'Completed Jobs'.G80"/>
            <calcext:condition calcext:apply-style-name="Gnumeric-8" calcext:value="=&quot;p&quot;" calcext:base-cell-address="'Completed Jobs'.G80"/>
            <calcext:condition calcext:apply-style-name="Gnumeric-8" calcext:value="=&quot;t&quot;" calcext:base-cell-address="'Completed Jobs'.G80"/>
            <calcext:condition calcext:apply-style-name="Gnumeric-8" calcext:value="=&quot;x&quot;" calcext:base-cell-address="'Completed Jobs'.G80"/>
          </calcext:conditional-format>
          <calcext:conditional-format calcext:target-range-address="'Completed Jobs'.G81:'Completed Jobs'.G81">
            <calcext:condition calcext:apply-style-name="Gnumeric-8" calcext:value="=&quot;c&quot;" calcext:base-cell-address="'Completed Jobs'.G81"/>
            <calcext:condition calcext:apply-style-name="Gnumeric-8" calcext:value="=&quot;p&quot;" calcext:base-cell-address="'Completed Jobs'.G81"/>
            <calcext:condition calcext:apply-style-name="Gnumeric-8" calcext:value="=&quot;t&quot;" calcext:base-cell-address="'Completed Jobs'.G81"/>
            <calcext:condition calcext:apply-style-name="Gnumeric-8" calcext:value="=&quot;x&quot;" calcext:base-cell-address="'Completed Jobs'.G81"/>
          </calcext:conditional-format>
          <calcext:conditional-format calcext:target-range-address="'Completed Jobs'.G82:'Completed Jobs'.G82">
            <calcext:condition calcext:apply-style-name="Gnumeric-8" calcext:value="=&quot;c&quot;" calcext:base-cell-address="'Completed Jobs'.G82"/>
            <calcext:condition calcext:apply-style-name="Gnumeric-8" calcext:value="=&quot;p&quot;" calcext:base-cell-address="'Completed Jobs'.G82"/>
            <calcext:condition calcext:apply-style-name="Gnumeric-8" calcext:value="=&quot;t&quot;" calcext:base-cell-address="'Completed Jobs'.G82"/>
            <calcext:condition calcext:apply-style-name="Gnumeric-8" calcext:value="=&quot;x&quot;" calcext:base-cell-address="'Completed Jobs'.G82"/>
          </calcext:conditional-format>
          <calcext:conditional-format calcext:target-range-address="'Completed Jobs'.G83:'Completed Jobs'.G83">
            <calcext:condition calcext:apply-style-name="Gnumeric-8" calcext:value="=&quot;c&quot;" calcext:base-cell-address="'Completed Jobs'.G83"/>
            <calcext:condition calcext:apply-style-name="Gnumeric-8" calcext:value="=&quot;p&quot;" calcext:base-cell-address="'Completed Jobs'.G83"/>
            <calcext:condition calcext:apply-style-name="Gnumeric-8" calcext:value="=&quot;t&quot;" calcext:base-cell-address="'Completed Jobs'.G83"/>
            <calcext:condition calcext:apply-style-name="Gnumeric-8" calcext:value="=&quot;x&quot;" calcext:base-cell-address="'Completed Jobs'.G83"/>
          </calcext:conditional-format>
          <calcext:conditional-format calcext:target-range-address="'Completed Jobs'.G84:'Completed Jobs'.G84">
            <calcext:condition calcext:apply-style-name="Gnumeric-8" calcext:value="=&quot;c&quot;" calcext:base-cell-address="'Completed Jobs'.G84"/>
            <calcext:condition calcext:apply-style-name="Gnumeric-8" calcext:value="=&quot;p&quot;" calcext:base-cell-address="'Completed Jobs'.G84"/>
            <calcext:condition calcext:apply-style-name="Gnumeric-8" calcext:value="=&quot;t&quot;" calcext:base-cell-address="'Completed Jobs'.G84"/>
            <calcext:condition calcext:apply-style-name="Gnumeric-8" calcext:value="=&quot;x&quot;" calcext:base-cell-address="'Completed Jobs'.G84"/>
          </calcext:conditional-format>
          <calcext:conditional-format calcext:target-range-address="'Completed Jobs'.G85:'Completed Jobs'.G85">
            <calcext:condition calcext:apply-style-name="Gnumeric-8" calcext:value="=&quot;c&quot;" calcext:base-cell-address="'Completed Jobs'.G85"/>
            <calcext:condition calcext:apply-style-name="Gnumeric-8" calcext:value="=&quot;p&quot;" calcext:base-cell-address="'Completed Jobs'.G85"/>
            <calcext:condition calcext:apply-style-name="Gnumeric-8" calcext:value="=&quot;t&quot;" calcext:base-cell-address="'Completed Jobs'.G85"/>
            <calcext:condition calcext:apply-style-name="Gnumeric-8" calcext:value="=&quot;x&quot;" calcext:base-cell-address="'Completed Jobs'.G85"/>
          </calcext:conditional-format>
          <calcext:conditional-format calcext:target-range-address="'Completed Jobs'.G86:'Completed Jobs'.G86">
            <calcext:condition calcext:apply-style-name="Gnumeric-8" calcext:value="=&quot;c&quot;" calcext:base-cell-address="'Completed Jobs'.G86"/>
            <calcext:condition calcext:apply-style-name="Gnumeric-8" calcext:value="=&quot;p&quot;" calcext:base-cell-address="'Completed Jobs'.G86"/>
            <calcext:condition calcext:apply-style-name="Gnumeric-8" calcext:value="=&quot;t&quot;" calcext:base-cell-address="'Completed Jobs'.G86"/>
            <calcext:condition calcext:apply-style-name="Gnumeric-8" calcext:value="=&quot;x&quot;" calcext:base-cell-address="'Completed Jobs'.G86"/>
          </calcext:conditional-format>
          <calcext:conditional-format calcext:target-range-address="'Completed Jobs'.G87:'Completed Jobs'.G89">
            <calcext:condition calcext:apply-style-name="Gnumeric-8" calcext:value="=&quot;c&quot;" calcext:base-cell-address="'Completed Jobs'.G87"/>
            <calcext:condition calcext:apply-style-name="Gnumeric-8" calcext:value="=&quot;p&quot;" calcext:base-cell-address="'Completed Jobs'.G87"/>
            <calcext:condition calcext:apply-style-name="Gnumeric-8" calcext:value="=&quot;t&quot;" calcext:base-cell-address="'Completed Jobs'.G87"/>
            <calcext:condition calcext:apply-style-name="Gnumeric-8" calcext:value="=&quot;x&quot;" calcext:base-cell-address="'Completed Jobs'.G87"/>
          </calcext:conditional-format>
          <calcext:conditional-format calcext:target-range-address="'Completed Jobs'.G90:'Completed Jobs'.G90">
            <calcext:condition calcext:apply-style-name="Gnumeric-8" calcext:value="=&quot;c&quot;" calcext:base-cell-address="'Completed Jobs'.G90"/>
            <calcext:condition calcext:apply-style-name="Gnumeric-8" calcext:value="=&quot;p&quot;" calcext:base-cell-address="'Completed Jobs'.G90"/>
            <calcext:condition calcext:apply-style-name="Gnumeric-8" calcext:value="=&quot;t&quot;" calcext:base-cell-address="'Completed Jobs'.G90"/>
            <calcext:condition calcext:apply-style-name="Gnumeric-8" calcext:value="=&quot;x&quot;" calcext:base-cell-address="'Completed Jobs'.G90"/>
          </calcext:conditional-format>
          <calcext:conditional-format calcext:target-range-address="'Completed Jobs'.G91:'Completed Jobs'.G91">
            <calcext:condition calcext:apply-style-name="Gnumeric-8" calcext:value="=&quot;c&quot;" calcext:base-cell-address="'Completed Jobs'.G91"/>
            <calcext:condition calcext:apply-style-name="Gnumeric-8" calcext:value="=&quot;p&quot;" calcext:base-cell-address="'Completed Jobs'.G91"/>
            <calcext:condition calcext:apply-style-name="Gnumeric-8" calcext:value="=&quot;t&quot;" calcext:base-cell-address="'Completed Jobs'.G91"/>
            <calcext:condition calcext:apply-style-name="Gnumeric-8" calcext:value="=&quot;x&quot;" calcext:base-cell-address="'Completed Jobs'.G91"/>
          </calcext:conditional-format>
          <calcext:conditional-format calcext:target-range-address="'Completed Jobs'.G92:'Completed Jobs'.G92">
            <calcext:condition calcext:apply-style-name="Gnumeric-8" calcext:value="=&quot;c&quot;" calcext:base-cell-address="'Completed Jobs'.G92"/>
            <calcext:condition calcext:apply-style-name="Gnumeric-8" calcext:value="=&quot;p&quot;" calcext:base-cell-address="'Completed Jobs'.G92"/>
            <calcext:condition calcext:apply-style-name="Gnumeric-8" calcext:value="=&quot;t&quot;" calcext:base-cell-address="'Completed Jobs'.G92"/>
            <calcext:condition calcext:apply-style-name="Gnumeric-8" calcext:value="=&quot;x&quot;" calcext:base-cell-address="'Completed Jobs'.G92"/>
          </calcext:conditional-format>
          <calcext:conditional-format calcext:target-range-address="'Completed Jobs'.G93:'Completed Jobs'.G93">
            <calcext:condition calcext:apply-style-name="Gnumeric-8" calcext:value="=&quot;c&quot;" calcext:base-cell-address="'Completed Jobs'.G93"/>
            <calcext:condition calcext:apply-style-name="Gnumeric-8" calcext:value="=&quot;p&quot;" calcext:base-cell-address="'Completed Jobs'.G93"/>
            <calcext:condition calcext:apply-style-name="Gnumeric-8" calcext:value="=&quot;t&quot;" calcext:base-cell-address="'Completed Jobs'.G93"/>
            <calcext:condition calcext:apply-style-name="Gnumeric-8" calcext:value="=&quot;x&quot;" calcext:base-cell-address="'Completed Jobs'.G93"/>
          </calcext:conditional-format>
          <calcext:conditional-format calcext:target-range-address="'Completed Jobs'.G94:'Completed Jobs'.G94">
            <calcext:condition calcext:apply-style-name="Gnumeric-8" calcext:value="=&quot;c&quot;" calcext:base-cell-address="'Completed Jobs'.G94"/>
            <calcext:condition calcext:apply-style-name="Gnumeric-8" calcext:value="=&quot;p&quot;" calcext:base-cell-address="'Completed Jobs'.G94"/>
            <calcext:condition calcext:apply-style-name="Gnumeric-8" calcext:value="=&quot;t&quot;" calcext:base-cell-address="'Completed Jobs'.G94"/>
            <calcext:condition calcext:apply-style-name="Gnumeric-8" calcext:value="=&quot;x&quot;" calcext:base-cell-address="'Completed Jobs'.G94"/>
          </calcext:conditional-format>
          <calcext:conditional-format calcext:target-range-address="'Completed Jobs'.G95:'Completed Jobs'.G95">
            <calcext:condition calcext:apply-style-name="Gnumeric-8" calcext:value="=&quot;c&quot;" calcext:base-cell-address="'Completed Jobs'.G95"/>
            <calcext:condition calcext:apply-style-name="Gnumeric-8" calcext:value="=&quot;p&quot;" calcext:base-cell-address="'Completed Jobs'.G95"/>
            <calcext:condition calcext:apply-style-name="Gnumeric-8" calcext:value="=&quot;t&quot;" calcext:base-cell-address="'Completed Jobs'.G95"/>
            <calcext:condition calcext:apply-style-name="Gnumeric-8" calcext:value="=&quot;x&quot;" calcext:base-cell-address="'Completed Jobs'.G95"/>
          </calcext:conditional-format>
          <calcext:conditional-format calcext:target-range-address="'Completed Jobs'.G96:'Completed Jobs'.G96">
            <calcext:condition calcext:apply-style-name="Gnumeric-8" calcext:value="=&quot;c&quot;" calcext:base-cell-address="'Completed Jobs'.G96"/>
            <calcext:condition calcext:apply-style-name="Gnumeric-8" calcext:value="=&quot;p&quot;" calcext:base-cell-address="'Completed Jobs'.G96"/>
            <calcext:condition calcext:apply-style-name="Gnumeric-8" calcext:value="=&quot;t&quot;" calcext:base-cell-address="'Completed Jobs'.G96"/>
            <calcext:condition calcext:apply-style-name="Gnumeric-8" calcext:value="=&quot;x&quot;" calcext:base-cell-address="'Completed Jobs'.G96"/>
          </calcext:conditional-format>
          <calcext:conditional-format calcext:target-range-address="'Completed Jobs'.G97:'Completed Jobs'.G97">
            <calcext:condition calcext:apply-style-name="Gnumeric-8" calcext:value="=&quot;c&quot;" calcext:base-cell-address="'Completed Jobs'.G97"/>
            <calcext:condition calcext:apply-style-name="Gnumeric-8" calcext:value="=&quot;p&quot;" calcext:base-cell-address="'Completed Jobs'.G97"/>
            <calcext:condition calcext:apply-style-name="Gnumeric-8" calcext:value="=&quot;t&quot;" calcext:base-cell-address="'Completed Jobs'.G97"/>
            <calcext:condition calcext:apply-style-name="Gnumeric-8" calcext:value="=&quot;x&quot;" calcext:base-cell-address="'Completed Jobs'.G97"/>
          </calcext:conditional-format>
          <calcext:conditional-format calcext:target-range-address="'Completed Jobs'.G98:'Completed Jobs'.G98">
            <calcext:condition calcext:apply-style-name="Gnumeric-8" calcext:value="=&quot;c&quot;" calcext:base-cell-address="'Completed Jobs'.G98"/>
            <calcext:condition calcext:apply-style-name="Gnumeric-8" calcext:value="=&quot;p&quot;" calcext:base-cell-address="'Completed Jobs'.G98"/>
            <calcext:condition calcext:apply-style-name="Gnumeric-8" calcext:value="=&quot;t&quot;" calcext:base-cell-address="'Completed Jobs'.G98"/>
            <calcext:condition calcext:apply-style-name="Gnumeric-8" calcext:value="=&quot;x&quot;" calcext:base-cell-address="'Completed Jobs'.G98"/>
          </calcext:conditional-format>
          <calcext:conditional-format calcext:target-range-address="'Completed Jobs'.G99:'Completed Jobs'.G99">
            <calcext:condition calcext:apply-style-name="Gnumeric-8" calcext:value="=&quot;c&quot;" calcext:base-cell-address="'Completed Jobs'.G99"/>
            <calcext:condition calcext:apply-style-name="Gnumeric-8" calcext:value="=&quot;p&quot;" calcext:base-cell-address="'Completed Jobs'.G99"/>
            <calcext:condition calcext:apply-style-name="Gnumeric-8" calcext:value="=&quot;t&quot;" calcext:base-cell-address="'Completed Jobs'.G99"/>
            <calcext:condition calcext:apply-style-name="Gnumeric-8" calcext:value="=&quot;x&quot;" calcext:base-cell-address="'Completed Jobs'.G99"/>
          </calcext:conditional-format>
          <calcext:conditional-format calcext:target-range-address="'Completed Jobs'.G100:'Completed Jobs'.G100">
            <calcext:condition calcext:apply-style-name="Gnumeric-8" calcext:value="=&quot;c&quot;" calcext:base-cell-address="'Completed Jobs'.G100"/>
            <calcext:condition calcext:apply-style-name="Gnumeric-8" calcext:value="=&quot;p&quot;" calcext:base-cell-address="'Completed Jobs'.G100"/>
            <calcext:condition calcext:apply-style-name="Gnumeric-8" calcext:value="=&quot;t&quot;" calcext:base-cell-address="'Completed Jobs'.G100"/>
            <calcext:condition calcext:apply-style-name="Gnumeric-8" calcext:value="=&quot;x&quot;" calcext:base-cell-address="'Completed Jobs'.G100"/>
          </calcext:conditional-format>
          <calcext:conditional-format calcext:target-range-address="'Completed Jobs'.G101:'Completed Jobs'.G101">
            <calcext:condition calcext:apply-style-name="Gnumeric-8" calcext:value="=&quot;c&quot;" calcext:base-cell-address="'Completed Jobs'.G101"/>
            <calcext:condition calcext:apply-style-name="Gnumeric-8" calcext:value="=&quot;p&quot;" calcext:base-cell-address="'Completed Jobs'.G101"/>
            <calcext:condition calcext:apply-style-name="Gnumeric-8" calcext:value="=&quot;t&quot;" calcext:base-cell-address="'Completed Jobs'.G101"/>
            <calcext:condition calcext:apply-style-name="Gnumeric-8" calcext:value="=&quot;x&quot;" calcext:base-cell-address="'Completed Jobs'.G101"/>
          </calcext:conditional-format>
          <calcext:conditional-format calcext:target-range-address="'Completed Jobs'.G102:'Completed Jobs'.G102">
            <calcext:condition calcext:apply-style-name="Gnumeric-8" calcext:value="=&quot;c&quot;" calcext:base-cell-address="'Completed Jobs'.G102"/>
            <calcext:condition calcext:apply-style-name="Gnumeric-8" calcext:value="=&quot;p&quot;" calcext:base-cell-address="'Completed Jobs'.G102"/>
            <calcext:condition calcext:apply-style-name="Gnumeric-8" calcext:value="=&quot;t&quot;" calcext:base-cell-address="'Completed Jobs'.G102"/>
            <calcext:condition calcext:apply-style-name="Gnumeric-8" calcext:value="=&quot;x&quot;" calcext:base-cell-address="'Completed Jobs'.G102"/>
          </calcext:conditional-format>
          <calcext:conditional-format calcext:target-range-address="'Completed Jobs'.G103:'Completed Jobs'.G103">
            <calcext:condition calcext:apply-style-name="Gnumeric-8" calcext:value="=&quot;c&quot;" calcext:base-cell-address="'Completed Jobs'.G103"/>
            <calcext:condition calcext:apply-style-name="Gnumeric-8" calcext:value="=&quot;p&quot;" calcext:base-cell-address="'Completed Jobs'.G103"/>
            <calcext:condition calcext:apply-style-name="Gnumeric-8" calcext:value="=&quot;t&quot;" calcext:base-cell-address="'Completed Jobs'.G103"/>
            <calcext:condition calcext:apply-style-name="Gnumeric-8" calcext:value="=&quot;x&quot;" calcext:base-cell-address="'Completed Jobs'.G103"/>
          </calcext:conditional-format>
          <calcext:conditional-format calcext:target-range-address="'Completed Jobs'.G104:'Completed Jobs'.G104">
            <calcext:condition calcext:apply-style-name="Gnumeric-8" calcext:value="=&quot;c&quot;" calcext:base-cell-address="'Completed Jobs'.G104"/>
            <calcext:condition calcext:apply-style-name="Gnumeric-8" calcext:value="=&quot;p&quot;" calcext:base-cell-address="'Completed Jobs'.G104"/>
            <calcext:condition calcext:apply-style-name="Gnumeric-8" calcext:value="=&quot;t&quot;" calcext:base-cell-address="'Completed Jobs'.G104"/>
            <calcext:condition calcext:apply-style-name="Gnumeric-8" calcext:value="=&quot;x&quot;" calcext:base-cell-address="'Completed Jobs'.G104"/>
          </calcext:conditional-format>
          <calcext:conditional-format calcext:target-range-address="'Completed Jobs'.G105:'Completed Jobs'.G105">
            <calcext:condition calcext:apply-style-name="Gnumeric-8" calcext:value="=&quot;c&quot;" calcext:base-cell-address="'Completed Jobs'.G105"/>
            <calcext:condition calcext:apply-style-name="Gnumeric-8" calcext:value="=&quot;p&quot;" calcext:base-cell-address="'Completed Jobs'.G105"/>
            <calcext:condition calcext:apply-style-name="Gnumeric-8" calcext:value="=&quot;t&quot;" calcext:base-cell-address="'Completed Jobs'.G105"/>
            <calcext:condition calcext:apply-style-name="Gnumeric-8" calcext:value="=&quot;x&quot;" calcext:base-cell-address="'Completed Jobs'.G105"/>
          </calcext:conditional-format>
          <calcext:conditional-format calcext:target-range-address="'Completed Jobs'.G106:'Completed Jobs'.G106">
            <calcext:condition calcext:apply-style-name="Gnumeric-8" calcext:value="=&quot;c&quot;" calcext:base-cell-address="'Completed Jobs'.G106"/>
            <calcext:condition calcext:apply-style-name="Gnumeric-8" calcext:value="=&quot;p&quot;" calcext:base-cell-address="'Completed Jobs'.G106"/>
            <calcext:condition calcext:apply-style-name="Gnumeric-8" calcext:value="=&quot;t&quot;" calcext:base-cell-address="'Completed Jobs'.G106"/>
            <calcext:condition calcext:apply-style-name="Gnumeric-8" calcext:value="=&quot;x&quot;" calcext:base-cell-address="'Completed Jobs'.G106"/>
          </calcext:conditional-format>
          <calcext:conditional-format calcext:target-range-address="'Completed Jobs'.G107:'Completed Jobs'.G107">
            <calcext:condition calcext:apply-style-name="Gnumeric-8" calcext:value="=&quot;c&quot;" calcext:base-cell-address="'Completed Jobs'.G107"/>
            <calcext:condition calcext:apply-style-name="Gnumeric-8" calcext:value="=&quot;p&quot;" calcext:base-cell-address="'Completed Jobs'.G107"/>
            <calcext:condition calcext:apply-style-name="Gnumeric-8" calcext:value="=&quot;t&quot;" calcext:base-cell-address="'Completed Jobs'.G107"/>
            <calcext:condition calcext:apply-style-name="Gnumeric-8" calcext:value="=&quot;x&quot;" calcext:base-cell-address="'Completed Jobs'.G107"/>
          </calcext:conditional-format>
          <calcext:conditional-format calcext:target-range-address="'Completed Jobs'.G108:'Completed Jobs'.G108">
            <calcext:condition calcext:apply-style-name="Gnumeric-8" calcext:value="=&quot;c&quot;" calcext:base-cell-address="'Completed Jobs'.G108"/>
            <calcext:condition calcext:apply-style-name="Gnumeric-8" calcext:value="=&quot;p&quot;" calcext:base-cell-address="'Completed Jobs'.G108"/>
            <calcext:condition calcext:apply-style-name="Gnumeric-8" calcext:value="=&quot;t&quot;" calcext:base-cell-address="'Completed Jobs'.G108"/>
            <calcext:condition calcext:apply-style-name="Gnumeric-8" calcext:value="=&quot;x&quot;" calcext:base-cell-address="'Completed Jobs'.G108"/>
          </calcext:conditional-format>
          <calcext:conditional-format calcext:target-range-address="'Completed Jobs'.G109:'Completed Jobs'.G109">
            <calcext:condition calcext:apply-style-name="Gnumeric-8" calcext:value="=&quot;c&quot;" calcext:base-cell-address="'Completed Jobs'.G109"/>
            <calcext:condition calcext:apply-style-name="Gnumeric-8" calcext:value="=&quot;p&quot;" calcext:base-cell-address="'Completed Jobs'.G109"/>
            <calcext:condition calcext:apply-style-name="Gnumeric-8" calcext:value="=&quot;t&quot;" calcext:base-cell-address="'Completed Jobs'.G109"/>
            <calcext:condition calcext:apply-style-name="Gnumeric-8" calcext:value="=&quot;x&quot;" calcext:base-cell-address="'Completed Jobs'.G109"/>
          </calcext:conditional-format>
          <calcext:conditional-format calcext:target-range-address="'Completed Jobs'.G110:'Completed Jobs'.G110">
            <calcext:condition calcext:apply-style-name="Gnumeric-8" calcext:value="=&quot;c&quot;" calcext:base-cell-address="'Completed Jobs'.G110"/>
            <calcext:condition calcext:apply-style-name="Gnumeric-8" calcext:value="=&quot;p&quot;" calcext:base-cell-address="'Completed Jobs'.G110"/>
            <calcext:condition calcext:apply-style-name="Gnumeric-8" calcext:value="=&quot;t&quot;" calcext:base-cell-address="'Completed Jobs'.G110"/>
            <calcext:condition calcext:apply-style-name="Gnumeric-8" calcext:value="=&quot;x&quot;" calcext:base-cell-address="'Completed Jobs'.G110"/>
          </calcext:conditional-format>
          <calcext:conditional-format calcext:target-range-address="'Completed Jobs'.G111:'Completed Jobs'.G111">
            <calcext:condition calcext:apply-style-name="Gnumeric-8" calcext:value="=&quot;c&quot;" calcext:base-cell-address="'Completed Jobs'.G111"/>
            <calcext:condition calcext:apply-style-name="Gnumeric-8" calcext:value="=&quot;p&quot;" calcext:base-cell-address="'Completed Jobs'.G111"/>
            <calcext:condition calcext:apply-style-name="Gnumeric-8" calcext:value="=&quot;t&quot;" calcext:base-cell-address="'Completed Jobs'.G111"/>
            <calcext:condition calcext:apply-style-name="Gnumeric-8" calcext:value="=&quot;x&quot;" calcext:base-cell-address="'Completed Jobs'.G111"/>
          </calcext:conditional-format>
          <calcext:conditional-format calcext:target-range-address="'Completed Jobs'.G112:'Completed Jobs'.G112">
            <calcext:condition calcext:apply-style-name="Gnumeric-8" calcext:value="=&quot;c&quot;" calcext:base-cell-address="'Completed Jobs'.G112"/>
            <calcext:condition calcext:apply-style-name="Gnumeric-8" calcext:value="=&quot;p&quot;" calcext:base-cell-address="'Completed Jobs'.G112"/>
            <calcext:condition calcext:apply-style-name="Gnumeric-8" calcext:value="=&quot;t&quot;" calcext:base-cell-address="'Completed Jobs'.G112"/>
            <calcext:condition calcext:apply-style-name="Gnumeric-8" calcext:value="=&quot;x&quot;" calcext:base-cell-address="'Completed Jobs'.G112"/>
          </calcext:conditional-format>
          <calcext:conditional-format calcext:target-range-address="'Completed Jobs'.G113:'Completed Jobs'.G113">
            <calcext:condition calcext:apply-style-name="Gnumeric-8" calcext:value="=&quot;c&quot;" calcext:base-cell-address="'Completed Jobs'.G113"/>
            <calcext:condition calcext:apply-style-name="Gnumeric-8" calcext:value="=&quot;p&quot;" calcext:base-cell-address="'Completed Jobs'.G113"/>
            <calcext:condition calcext:apply-style-name="Gnumeric-8" calcext:value="=&quot;t&quot;" calcext:base-cell-address="'Completed Jobs'.G113"/>
            <calcext:condition calcext:apply-style-name="Gnumeric-8" calcext:value="=&quot;x&quot;" calcext:base-cell-address="'Completed Jobs'.G113"/>
          </calcext:conditional-format>
          <calcext:conditional-format calcext:target-range-address="'Completed Jobs'.G114:'Completed Jobs'.G114">
            <calcext:condition calcext:apply-style-name="Gnumeric-8" calcext:value="=&quot;c&quot;" calcext:base-cell-address="'Completed Jobs'.G114"/>
            <calcext:condition calcext:apply-style-name="Gnumeric-8" calcext:value="=&quot;p&quot;" calcext:base-cell-address="'Completed Jobs'.G114"/>
            <calcext:condition calcext:apply-style-name="Gnumeric-8" calcext:value="=&quot;t&quot;" calcext:base-cell-address="'Completed Jobs'.G114"/>
            <calcext:condition calcext:apply-style-name="Gnumeric-8" calcext:value="=&quot;x&quot;" calcext:base-cell-address="'Completed Jobs'.G114"/>
          </calcext:conditional-format>
          <calcext:conditional-format calcext:target-range-address="'Completed Jobs'.G115:'Completed Jobs'.G115">
            <calcext:condition calcext:apply-style-name="Gnumeric-8" calcext:value="=&quot;c&quot;" calcext:base-cell-address="'Completed Jobs'.G115"/>
            <calcext:condition calcext:apply-style-name="Gnumeric-8" calcext:value="=&quot;p&quot;" calcext:base-cell-address="'Completed Jobs'.G115"/>
            <calcext:condition calcext:apply-style-name="Gnumeric-8" calcext:value="=&quot;t&quot;" calcext:base-cell-address="'Completed Jobs'.G115"/>
            <calcext:condition calcext:apply-style-name="Gnumeric-8" calcext:value="=&quot;x&quot;" calcext:base-cell-address="'Completed Jobs'.G115"/>
          </calcext:conditional-format>
          <calcext:conditional-format calcext:target-range-address="'Completed Jobs'.G116:'Completed Jobs'.G116">
            <calcext:condition calcext:apply-style-name="Gnumeric-8" calcext:value="=&quot;c&quot;" calcext:base-cell-address="'Completed Jobs'.G116"/>
            <calcext:condition calcext:apply-style-name="Gnumeric-8" calcext:value="=&quot;p&quot;" calcext:base-cell-address="'Completed Jobs'.G116"/>
            <calcext:condition calcext:apply-style-name="Gnumeric-8" calcext:value="=&quot;t&quot;" calcext:base-cell-address="'Completed Jobs'.G116"/>
            <calcext:condition calcext:apply-style-name="Gnumeric-8" calcext:value="=&quot;x&quot;" calcext:base-cell-address="'Completed Jobs'.G116"/>
          </calcext:conditional-format>
          <calcext:conditional-format calcext:target-range-address="'Completed Jobs'.G117:'Completed Jobs'.G117">
            <calcext:condition calcext:apply-style-name="Gnumeric-8" calcext:value="=&quot;c&quot;" calcext:base-cell-address="'Completed Jobs'.G117"/>
            <calcext:condition calcext:apply-style-name="Gnumeric-8" calcext:value="=&quot;p&quot;" calcext:base-cell-address="'Completed Jobs'.G117"/>
            <calcext:condition calcext:apply-style-name="Gnumeric-8" calcext:value="=&quot;t&quot;" calcext:base-cell-address="'Completed Jobs'.G117"/>
            <calcext:condition calcext:apply-style-name="Gnumeric-8" calcext:value="=&quot;x&quot;" calcext:base-cell-address="'Completed Jobs'.G117"/>
          </calcext:conditional-format>
          <calcext:conditional-format calcext:target-range-address="'Completed Jobs'.G118:'Completed Jobs'.G118">
            <calcext:condition calcext:apply-style-name="Gnumeric-8" calcext:value="=&quot;c&quot;" calcext:base-cell-address="'Completed Jobs'.G118"/>
            <calcext:condition calcext:apply-style-name="Gnumeric-8" calcext:value="=&quot;p&quot;" calcext:base-cell-address="'Completed Jobs'.G118"/>
            <calcext:condition calcext:apply-style-name="Gnumeric-8" calcext:value="=&quot;t&quot;" calcext:base-cell-address="'Completed Jobs'.G118"/>
            <calcext:condition calcext:apply-style-name="Gnumeric-8" calcext:value="=&quot;x&quot;" calcext:base-cell-address="'Completed Jobs'.G118"/>
          </calcext:conditional-format>
          <calcext:conditional-format calcext:target-range-address="'Completed Jobs'.G119:'Completed Jobs'.G119">
            <calcext:condition calcext:apply-style-name="Gnumeric-8" calcext:value="=&quot;c&quot;" calcext:base-cell-address="'Completed Jobs'.G119"/>
            <calcext:condition calcext:apply-style-name="Gnumeric-8" calcext:value="=&quot;p&quot;" calcext:base-cell-address="'Completed Jobs'.G119"/>
            <calcext:condition calcext:apply-style-name="Gnumeric-8" calcext:value="=&quot;t&quot;" calcext:base-cell-address="'Completed Jobs'.G119"/>
            <calcext:condition calcext:apply-style-name="Gnumeric-8" calcext:value="=&quot;x&quot;" calcext:base-cell-address="'Completed Jobs'.G119"/>
          </calcext:conditional-format>
          <calcext:conditional-format calcext:target-range-address="'Completed Jobs'.G120:'Completed Jobs'.G120">
            <calcext:condition calcext:apply-style-name="Gnumeric-8" calcext:value="=&quot;c&quot;" calcext:base-cell-address="'Completed Jobs'.G120"/>
            <calcext:condition calcext:apply-style-name="Gnumeric-8" calcext:value="=&quot;p&quot;" calcext:base-cell-address="'Completed Jobs'.G120"/>
            <calcext:condition calcext:apply-style-name="Gnumeric-8" calcext:value="=&quot;t&quot;" calcext:base-cell-address="'Completed Jobs'.G120"/>
            <calcext:condition calcext:apply-style-name="Gnumeric-8" calcext:value="=&quot;x&quot;" calcext:base-cell-address="'Completed Jobs'.G120"/>
          </calcext:conditional-format>
          <calcext:conditional-format calcext:target-range-address="'Completed Jobs'.G121:'Completed Jobs'.G121">
            <calcext:condition calcext:apply-style-name="Gnumeric-8" calcext:value="=&quot;c&quot;" calcext:base-cell-address="'Completed Jobs'.G121"/>
            <calcext:condition calcext:apply-style-name="Gnumeric-8" calcext:value="=&quot;p&quot;" calcext:base-cell-address="'Completed Jobs'.G121"/>
            <calcext:condition calcext:apply-style-name="Gnumeric-8" calcext:value="=&quot;t&quot;" calcext:base-cell-address="'Completed Jobs'.G121"/>
            <calcext:condition calcext:apply-style-name="Gnumeric-8" calcext:value="=&quot;x&quot;" calcext:base-cell-address="'Completed Jobs'.G121"/>
          </calcext:conditional-format>
          <calcext:conditional-format calcext:target-range-address="'Completed Jobs'.G122:'Completed Jobs'.G122">
            <calcext:condition calcext:apply-style-name="Gnumeric-8" calcext:value="=&quot;c&quot;" calcext:base-cell-address="'Completed Jobs'.G122"/>
            <calcext:condition calcext:apply-style-name="Gnumeric-8" calcext:value="=&quot;p&quot;" calcext:base-cell-address="'Completed Jobs'.G122"/>
            <calcext:condition calcext:apply-style-name="Gnumeric-8" calcext:value="=&quot;t&quot;" calcext:base-cell-address="'Completed Jobs'.G122"/>
            <calcext:condition calcext:apply-style-name="Gnumeric-8" calcext:value="=&quot;x&quot;" calcext:base-cell-address="'Completed Jobs'.G122"/>
          </calcext:conditional-format>
          <calcext:conditional-format calcext:target-range-address="'Completed Jobs'.G123:'Completed Jobs'.G123">
            <calcext:condition calcext:apply-style-name="Gnumeric-8" calcext:value="=&quot;c&quot;" calcext:base-cell-address="'Completed Jobs'.G123"/>
            <calcext:condition calcext:apply-style-name="Gnumeric-8" calcext:value="=&quot;p&quot;" calcext:base-cell-address="'Completed Jobs'.G123"/>
            <calcext:condition calcext:apply-style-name="Gnumeric-8" calcext:value="=&quot;t&quot;" calcext:base-cell-address="'Completed Jobs'.G123"/>
            <calcext:condition calcext:apply-style-name="Gnumeric-8" calcext:value="=&quot;x&quot;" calcext:base-cell-address="'Completed Jobs'.G123"/>
          </calcext:conditional-format>
          <calcext:conditional-format calcext:target-range-address="'Completed Jobs'.G124:'Completed Jobs'.G124">
            <calcext:condition calcext:apply-style-name="Gnumeric-8" calcext:value="=&quot;c&quot;" calcext:base-cell-address="'Completed Jobs'.G124"/>
            <calcext:condition calcext:apply-style-name="Gnumeric-8" calcext:value="=&quot;p&quot;" calcext:base-cell-address="'Completed Jobs'.G124"/>
            <calcext:condition calcext:apply-style-name="Gnumeric-8" calcext:value="=&quot;t&quot;" calcext:base-cell-address="'Completed Jobs'.G124"/>
            <calcext:condition calcext:apply-style-name="Gnumeric-8" calcext:value="=&quot;x&quot;" calcext:base-cell-address="'Completed Jobs'.G124"/>
          </calcext:conditional-format>
          <calcext:conditional-format calcext:target-range-address="'Completed Jobs'.G125:'Completed Jobs'.G125">
            <calcext:condition calcext:apply-style-name="Gnumeric-8" calcext:value="=&quot;c&quot;" calcext:base-cell-address="'Completed Jobs'.G125"/>
            <calcext:condition calcext:apply-style-name="Gnumeric-8" calcext:value="=&quot;p&quot;" calcext:base-cell-address="'Completed Jobs'.G125"/>
            <calcext:condition calcext:apply-style-name="Gnumeric-8" calcext:value="=&quot;t&quot;" calcext:base-cell-address="'Completed Jobs'.G125"/>
            <calcext:condition calcext:apply-style-name="Gnumeric-8" calcext:value="=&quot;x&quot;" calcext:base-cell-address="'Completed Jobs'.G125"/>
          </calcext:conditional-format>
          <calcext:conditional-format calcext:target-range-address="'Completed Jobs'.G126:'Completed Jobs'.G126">
            <calcext:condition calcext:apply-style-name="Gnumeric-8" calcext:value="=&quot;c&quot;" calcext:base-cell-address="'Completed Jobs'.G126"/>
            <calcext:condition calcext:apply-style-name="Gnumeric-8" calcext:value="=&quot;p&quot;" calcext:base-cell-address="'Completed Jobs'.G126"/>
            <calcext:condition calcext:apply-style-name="Gnumeric-8" calcext:value="=&quot;t&quot;" calcext:base-cell-address="'Completed Jobs'.G126"/>
            <calcext:condition calcext:apply-style-name="Gnumeric-8" calcext:value="=&quot;x&quot;" calcext:base-cell-address="'Completed Jobs'.G126"/>
          </calcext:conditional-format>
          <calcext:conditional-format calcext:target-range-address="'Completed Jobs'.G127:'Completed Jobs'.G127">
            <calcext:condition calcext:apply-style-name="Gnumeric-8" calcext:value="=&quot;c&quot;" calcext:base-cell-address="'Completed Jobs'.G127"/>
            <calcext:condition calcext:apply-style-name="Gnumeric-8" calcext:value="=&quot;p&quot;" calcext:base-cell-address="'Completed Jobs'.G127"/>
            <calcext:condition calcext:apply-style-name="Gnumeric-8" calcext:value="=&quot;t&quot;" calcext:base-cell-address="'Completed Jobs'.G127"/>
            <calcext:condition calcext:apply-style-name="Gnumeric-8" calcext:value="=&quot;x&quot;" calcext:base-cell-address="'Completed Jobs'.G127"/>
          </calcext:conditional-format>
          <calcext:conditional-format calcext:target-range-address="'Completed Jobs'.G128:'Completed Jobs'.G128">
            <calcext:condition calcext:apply-style-name="Gnumeric-8" calcext:value="=&quot;c&quot;" calcext:base-cell-address="'Completed Jobs'.G128"/>
            <calcext:condition calcext:apply-style-name="Gnumeric-8" calcext:value="=&quot;p&quot;" calcext:base-cell-address="'Completed Jobs'.G128"/>
            <calcext:condition calcext:apply-style-name="Gnumeric-8" calcext:value="=&quot;t&quot;" calcext:base-cell-address="'Completed Jobs'.G128"/>
            <calcext:condition calcext:apply-style-name="Gnumeric-8" calcext:value="=&quot;x&quot;" calcext:base-cell-address="'Completed Jobs'.G128"/>
          </calcext:conditional-format>
          <calcext:conditional-format calcext:target-range-address="'Completed Jobs'.G129:'Completed Jobs'.G129">
            <calcext:condition calcext:apply-style-name="Gnumeric-8" calcext:value="=&quot;c&quot;" calcext:base-cell-address="'Completed Jobs'.G129"/>
            <calcext:condition calcext:apply-style-name="Gnumeric-8" calcext:value="=&quot;p&quot;" calcext:base-cell-address="'Completed Jobs'.G129"/>
            <calcext:condition calcext:apply-style-name="Gnumeric-8" calcext:value="=&quot;t&quot;" calcext:base-cell-address="'Completed Jobs'.G129"/>
            <calcext:condition calcext:apply-style-name="Gnumeric-8" calcext:value="=&quot;x&quot;" calcext:base-cell-address="'Completed Jobs'.G129"/>
          </calcext:conditional-format>
          <calcext:conditional-format calcext:target-range-address="'Completed Jobs'.G130:'Completed Jobs'.G130">
            <calcext:condition calcext:apply-style-name="Gnumeric-8" calcext:value="=&quot;c&quot;" calcext:base-cell-address="'Completed Jobs'.G130"/>
            <calcext:condition calcext:apply-style-name="Gnumeric-8" calcext:value="=&quot;p&quot;" calcext:base-cell-address="'Completed Jobs'.G130"/>
            <calcext:condition calcext:apply-style-name="Gnumeric-8" calcext:value="=&quot;t&quot;" calcext:base-cell-address="'Completed Jobs'.G130"/>
            <calcext:condition calcext:apply-style-name="Gnumeric-8" calcext:value="=&quot;x&quot;" calcext:base-cell-address="'Completed Jobs'.G130"/>
          </calcext:conditional-format>
          <calcext:conditional-format calcext:target-range-address="'Completed Jobs'.G131:'Completed Jobs'.G131">
            <calcext:condition calcext:apply-style-name="Gnumeric-8" calcext:value="=&quot;c&quot;" calcext:base-cell-address="'Completed Jobs'.G131"/>
            <calcext:condition calcext:apply-style-name="Gnumeric-8" calcext:value="=&quot;p&quot;" calcext:base-cell-address="'Completed Jobs'.G131"/>
            <calcext:condition calcext:apply-style-name="Gnumeric-8" calcext:value="=&quot;t&quot;" calcext:base-cell-address="'Completed Jobs'.G131"/>
            <calcext:condition calcext:apply-style-name="Gnumeric-8" calcext:value="=&quot;x&quot;" calcext:base-cell-address="'Completed Jobs'.G131"/>
          </calcext:conditional-format>
          <calcext:conditional-format calcext:target-range-address="'Completed Jobs'.G132:'Completed Jobs'.G132">
            <calcext:condition calcext:apply-style-name="Gnumeric-8" calcext:value="=&quot;c&quot;" calcext:base-cell-address="'Completed Jobs'.G132"/>
            <calcext:condition calcext:apply-style-name="Gnumeric-8" calcext:value="=&quot;p&quot;" calcext:base-cell-address="'Completed Jobs'.G132"/>
            <calcext:condition calcext:apply-style-name="Gnumeric-8" calcext:value="=&quot;t&quot;" calcext:base-cell-address="'Completed Jobs'.G132"/>
            <calcext:condition calcext:apply-style-name="Gnumeric-8" calcext:value="=&quot;x&quot;" calcext:base-cell-address="'Completed Jobs'.G132"/>
          </calcext:conditional-format>
          <calcext:conditional-format calcext:target-range-address="'Completed Jobs'.G133:'Completed Jobs'.G133">
            <calcext:condition calcext:apply-style-name="Gnumeric-8" calcext:value="=&quot;c&quot;" calcext:base-cell-address="'Completed Jobs'.G133"/>
            <calcext:condition calcext:apply-style-name="Gnumeric-8" calcext:value="=&quot;p&quot;" calcext:base-cell-address="'Completed Jobs'.G133"/>
            <calcext:condition calcext:apply-style-name="Gnumeric-8" calcext:value="=&quot;t&quot;" calcext:base-cell-address="'Completed Jobs'.G133"/>
            <calcext:condition calcext:apply-style-name="Gnumeric-8" calcext:value="=&quot;x&quot;" calcext:base-cell-address="'Completed Jobs'.G133"/>
          </calcext:conditional-format>
          <calcext:conditional-format calcext:target-range-address="'Completed Jobs'.G134:'Completed Jobs'.G134">
            <calcext:condition calcext:apply-style-name="Gnumeric-8" calcext:value="=&quot;c&quot;" calcext:base-cell-address="'Completed Jobs'.G134"/>
            <calcext:condition calcext:apply-style-name="Gnumeric-8" calcext:value="=&quot;p&quot;" calcext:base-cell-address="'Completed Jobs'.G134"/>
            <calcext:condition calcext:apply-style-name="Gnumeric-8" calcext:value="=&quot;t&quot;" calcext:base-cell-address="'Completed Jobs'.G134"/>
            <calcext:condition calcext:apply-style-name="Gnumeric-8" calcext:value="=&quot;x&quot;" calcext:base-cell-address="'Completed Jobs'.G134"/>
          </calcext:conditional-format>
          <calcext:conditional-format calcext:target-range-address="'Completed Jobs'.G135:'Completed Jobs'.G135">
            <calcext:condition calcext:apply-style-name="Gnumeric-8" calcext:value="=&quot;c&quot;" calcext:base-cell-address="'Completed Jobs'.G135"/>
            <calcext:condition calcext:apply-style-name="Gnumeric-8" calcext:value="=&quot;p&quot;" calcext:base-cell-address="'Completed Jobs'.G135"/>
            <calcext:condition calcext:apply-style-name="Gnumeric-8" calcext:value="=&quot;t&quot;" calcext:base-cell-address="'Completed Jobs'.G135"/>
            <calcext:condition calcext:apply-style-name="Gnumeric-8" calcext:value="=&quot;x&quot;" calcext:base-cell-address="'Completed Jobs'.G135"/>
          </calcext:conditional-format>
          <calcext:conditional-format calcext:target-range-address="'Completed Jobs'.G136:'Completed Jobs'.G136">
            <calcext:condition calcext:apply-style-name="Gnumeric-8" calcext:value="=&quot;c&quot;" calcext:base-cell-address="'Completed Jobs'.G136"/>
            <calcext:condition calcext:apply-style-name="Gnumeric-8" calcext:value="=&quot;p&quot;" calcext:base-cell-address="'Completed Jobs'.G136"/>
            <calcext:condition calcext:apply-style-name="Gnumeric-8" calcext:value="=&quot;t&quot;" calcext:base-cell-address="'Completed Jobs'.G136"/>
            <calcext:condition calcext:apply-style-name="Gnumeric-8" calcext:value="=&quot;x&quot;" calcext:base-cell-address="'Completed Jobs'.G136"/>
          </calcext:conditional-format>
          <calcext:conditional-format calcext:target-range-address="'Completed Jobs'.G137:'Completed Jobs'.G137">
            <calcext:condition calcext:apply-style-name="Gnumeric-8" calcext:value="=&quot;c&quot;" calcext:base-cell-address="'Completed Jobs'.G137"/>
            <calcext:condition calcext:apply-style-name="Gnumeric-8" calcext:value="=&quot;p&quot;" calcext:base-cell-address="'Completed Jobs'.G137"/>
            <calcext:condition calcext:apply-style-name="Gnumeric-8" calcext:value="=&quot;t&quot;" calcext:base-cell-address="'Completed Jobs'.G137"/>
            <calcext:condition calcext:apply-style-name="Gnumeric-8" calcext:value="=&quot;x&quot;" calcext:base-cell-address="'Completed Jobs'.G137"/>
          </calcext:conditional-format>
          <calcext:conditional-format calcext:target-range-address="'Completed Jobs'.G138:'Completed Jobs'.G138">
            <calcext:condition calcext:apply-style-name="Gnumeric-8" calcext:value="=&quot;c&quot;" calcext:base-cell-address="'Completed Jobs'.G138"/>
            <calcext:condition calcext:apply-style-name="Gnumeric-8" calcext:value="=&quot;p&quot;" calcext:base-cell-address="'Completed Jobs'.G138"/>
            <calcext:condition calcext:apply-style-name="Gnumeric-8" calcext:value="=&quot;t&quot;" calcext:base-cell-address="'Completed Jobs'.G138"/>
            <calcext:condition calcext:apply-style-name="Gnumeric-8" calcext:value="=&quot;x&quot;" calcext:base-cell-address="'Completed Jobs'.G138"/>
          </calcext:conditional-format>
          <calcext:conditional-format calcext:target-range-address="'Completed Jobs'.G139:'Completed Jobs'.G139">
            <calcext:condition calcext:apply-style-name="Gnumeric-8" calcext:value="=&quot;c&quot;" calcext:base-cell-address="'Completed Jobs'.G139"/>
            <calcext:condition calcext:apply-style-name="Gnumeric-8" calcext:value="=&quot;p&quot;" calcext:base-cell-address="'Completed Jobs'.G139"/>
            <calcext:condition calcext:apply-style-name="Gnumeric-8" calcext:value="=&quot;t&quot;" calcext:base-cell-address="'Completed Jobs'.G139"/>
            <calcext:condition calcext:apply-style-name="Gnumeric-8" calcext:value="=&quot;x&quot;" calcext:base-cell-address="'Completed Jobs'.G139"/>
          </calcext:conditional-format>
          <calcext:conditional-format calcext:target-range-address="'Completed Jobs'.G140:'Completed Jobs'.G140">
            <calcext:condition calcext:apply-style-name="Gnumeric-8" calcext:value="=&quot;c&quot;" calcext:base-cell-address="'Completed Jobs'.G140"/>
            <calcext:condition calcext:apply-style-name="Gnumeric-8" calcext:value="=&quot;p&quot;" calcext:base-cell-address="'Completed Jobs'.G140"/>
            <calcext:condition calcext:apply-style-name="Gnumeric-8" calcext:value="=&quot;t&quot;" calcext:base-cell-address="'Completed Jobs'.G140"/>
            <calcext:condition calcext:apply-style-name="Gnumeric-8" calcext:value="=&quot;x&quot;" calcext:base-cell-address="'Completed Jobs'.G140"/>
          </calcext:conditional-format>
          <calcext:conditional-format calcext:target-range-address="'Completed Jobs'.G141:'Completed Jobs'.G141">
            <calcext:condition calcext:apply-style-name="Gnumeric-8" calcext:value="=&quot;c&quot;" calcext:base-cell-address="'Completed Jobs'.G141"/>
            <calcext:condition calcext:apply-style-name="Gnumeric-8" calcext:value="=&quot;p&quot;" calcext:base-cell-address="'Completed Jobs'.G141"/>
            <calcext:condition calcext:apply-style-name="Gnumeric-8" calcext:value="=&quot;t&quot;" calcext:base-cell-address="'Completed Jobs'.G141"/>
            <calcext:condition calcext:apply-style-name="Gnumeric-8" calcext:value="=&quot;x&quot;" calcext:base-cell-address="'Completed Jobs'.G141"/>
          </calcext:conditional-format>
          <calcext:conditional-format calcext:target-range-address="'Completed Jobs'.G142:'Completed Jobs'.G142 'Completed Jobs'.G147:'Completed Jobs'.G147">
            <calcext:condition calcext:apply-style-name="Gnumeric-8" calcext:value="=&quot;c&quot;" calcext:base-cell-address="'Completed Jobs'.G142"/>
            <calcext:condition calcext:apply-style-name="Gnumeric-8" calcext:value="=&quot;p&quot;" calcext:base-cell-address="'Completed Jobs'.G142"/>
            <calcext:condition calcext:apply-style-name="Gnumeric-8" calcext:value="=&quot;t&quot;" calcext:base-cell-address="'Completed Jobs'.G142"/>
            <calcext:condition calcext:apply-style-name="Gnumeric-8" calcext:value="=&quot;x&quot;" calcext:base-cell-address="'Completed Jobs'.G142"/>
          </calcext:conditional-format>
          <calcext:conditional-format calcext:target-range-address="'Completed Jobs'.G143:'Completed Jobs'.G143">
            <calcext:condition calcext:apply-style-name="Gnumeric-8" calcext:value="=&quot;c&quot;" calcext:base-cell-address="'Completed Jobs'.G143"/>
            <calcext:condition calcext:apply-style-name="Gnumeric-8" calcext:value="=&quot;p&quot;" calcext:base-cell-address="'Completed Jobs'.G143"/>
            <calcext:condition calcext:apply-style-name="Gnumeric-8" calcext:value="=&quot;t&quot;" calcext:base-cell-address="'Completed Jobs'.G143"/>
            <calcext:condition calcext:apply-style-name="Gnumeric-8" calcext:value="=&quot;x&quot;" calcext:base-cell-address="'Completed Jobs'.G143"/>
          </calcext:conditional-format>
          <calcext:conditional-format calcext:target-range-address="'Completed Jobs'.G144:'Completed Jobs'.G144">
            <calcext:condition calcext:apply-style-name="Gnumeric-8" calcext:value="=&quot;c&quot;" calcext:base-cell-address="'Completed Jobs'.G144"/>
            <calcext:condition calcext:apply-style-name="Gnumeric-8" calcext:value="=&quot;p&quot;" calcext:base-cell-address="'Completed Jobs'.G144"/>
            <calcext:condition calcext:apply-style-name="Gnumeric-8" calcext:value="=&quot;t&quot;" calcext:base-cell-address="'Completed Jobs'.G144"/>
            <calcext:condition calcext:apply-style-name="Gnumeric-8" calcext:value="=&quot;x&quot;" calcext:base-cell-address="'Completed Jobs'.G144"/>
          </calcext:conditional-format>
          <calcext:conditional-format calcext:target-range-address="'Completed Jobs'.G145:'Completed Jobs'.G145">
            <calcext:condition calcext:apply-style-name="Gnumeric-8" calcext:value="=&quot;c&quot;" calcext:base-cell-address="'Completed Jobs'.G145"/>
            <calcext:condition calcext:apply-style-name="Gnumeric-8" calcext:value="=&quot;p&quot;" calcext:base-cell-address="'Completed Jobs'.G145"/>
            <calcext:condition calcext:apply-style-name="Gnumeric-8" calcext:value="=&quot;t&quot;" calcext:base-cell-address="'Completed Jobs'.G145"/>
            <calcext:condition calcext:apply-style-name="Gnumeric-8" calcext:value="=&quot;x&quot;" calcext:base-cell-address="'Completed Jobs'.G145"/>
          </calcext:conditional-format>
          <calcext:conditional-format calcext:target-range-address="'Completed Jobs'.G146:'Completed Jobs'.G146">
            <calcext:condition calcext:apply-style-name="Gnumeric-8" calcext:value="=&quot;c&quot;" calcext:base-cell-address="'Completed Jobs'.G146"/>
            <calcext:condition calcext:apply-style-name="Gnumeric-8" calcext:value="=&quot;p&quot;" calcext:base-cell-address="'Completed Jobs'.G146"/>
            <calcext:condition calcext:apply-style-name="Gnumeric-8" calcext:value="=&quot;t&quot;" calcext:base-cell-address="'Completed Jobs'.G146"/>
            <calcext:condition calcext:apply-style-name="Gnumeric-8" calcext:value="=&quot;x&quot;" calcext:base-cell-address="'Completed Jobs'.G146"/>
          </calcext:conditional-format>
          <calcext:conditional-format calcext:target-range-address="'Completed Jobs'.G148:'Completed Jobs'.G148">
            <calcext:condition calcext:apply-style-name="Gnumeric-8" calcext:value="=&quot;c&quot;" calcext:base-cell-address="'Completed Jobs'.G148"/>
            <calcext:condition calcext:apply-style-name="Gnumeric-8" calcext:value="=&quot;p&quot;" calcext:base-cell-address="'Completed Jobs'.G148"/>
            <calcext:condition calcext:apply-style-name="Gnumeric-8" calcext:value="=&quot;t&quot;" calcext:base-cell-address="'Completed Jobs'.G148"/>
            <calcext:condition calcext:apply-style-name="Gnumeric-8" calcext:value="=&quot;x&quot;" calcext:base-cell-address="'Completed Jobs'.G148"/>
          </calcext:conditional-format>
          <calcext:conditional-format calcext:target-range-address="'Completed Jobs'.G149:'Completed Jobs'.G149">
            <calcext:condition calcext:apply-style-name="Gnumeric-8" calcext:value="=&quot;c&quot;" calcext:base-cell-address="'Completed Jobs'.G149"/>
            <calcext:condition calcext:apply-style-name="Gnumeric-8" calcext:value="=&quot;p&quot;" calcext:base-cell-address="'Completed Jobs'.G149"/>
            <calcext:condition calcext:apply-style-name="Gnumeric-8" calcext:value="=&quot;t&quot;" calcext:base-cell-address="'Completed Jobs'.G149"/>
            <calcext:condition calcext:apply-style-name="Gnumeric-8" calcext:value="=&quot;x&quot;" calcext:base-cell-address="'Completed Jobs'.G149"/>
          </calcext:conditional-format>
          <calcext:conditional-format calcext:target-range-address="'Completed Jobs'.G150:'Completed Jobs'.G150">
            <calcext:condition calcext:apply-style-name="Gnumeric-8" calcext:value="=&quot;c&quot;" calcext:base-cell-address="'Completed Jobs'.G150"/>
            <calcext:condition calcext:apply-style-name="Gnumeric-8" calcext:value="=&quot;p&quot;" calcext:base-cell-address="'Completed Jobs'.G150"/>
            <calcext:condition calcext:apply-style-name="Gnumeric-8" calcext:value="=&quot;t&quot;" calcext:base-cell-address="'Completed Jobs'.G150"/>
            <calcext:condition calcext:apply-style-name="Gnumeric-8" calcext:value="=&quot;x&quot;" calcext:base-cell-address="'Completed Jobs'.G150"/>
          </calcext:conditional-format>
          <calcext:conditional-format calcext:target-range-address="'Completed Jobs'.G151:'Completed Jobs'.G151">
            <calcext:condition calcext:apply-style-name="Gnumeric-8" calcext:value="=&quot;c&quot;" calcext:base-cell-address="'Completed Jobs'.G151"/>
            <calcext:condition calcext:apply-style-name="Gnumeric-8" calcext:value="=&quot;p&quot;" calcext:base-cell-address="'Completed Jobs'.G151"/>
            <calcext:condition calcext:apply-style-name="Gnumeric-8" calcext:value="=&quot;t&quot;" calcext:base-cell-address="'Completed Jobs'.G151"/>
            <calcext:condition calcext:apply-style-name="Gnumeric-8" calcext:value="=&quot;x&quot;" calcext:base-cell-address="'Completed Jobs'.G151"/>
          </calcext:conditional-format>
          <calcext:conditional-format calcext:target-range-address="'Completed Jobs'.G152:'Completed Jobs'.G152">
            <calcext:condition calcext:apply-style-name="Gnumeric-8" calcext:value="=&quot;c&quot;" calcext:base-cell-address="'Completed Jobs'.G152"/>
            <calcext:condition calcext:apply-style-name="Gnumeric-8" calcext:value="=&quot;p&quot;" calcext:base-cell-address="'Completed Jobs'.G152"/>
            <calcext:condition calcext:apply-style-name="Gnumeric-8" calcext:value="=&quot;t&quot;" calcext:base-cell-address="'Completed Jobs'.G152"/>
            <calcext:condition calcext:apply-style-name="Gnumeric-8" calcext:value="=&quot;x&quot;" calcext:base-cell-address="'Completed Jobs'.G152"/>
          </calcext:conditional-format>
          <calcext:conditional-format calcext:target-range-address="'Completed Jobs'.G153:'Completed Jobs'.G153">
            <calcext:condition calcext:apply-style-name="Gnumeric-8" calcext:value="=&quot;c&quot;" calcext:base-cell-address="'Completed Jobs'.G153"/>
            <calcext:condition calcext:apply-style-name="Gnumeric-8" calcext:value="=&quot;p&quot;" calcext:base-cell-address="'Completed Jobs'.G153"/>
            <calcext:condition calcext:apply-style-name="Gnumeric-8" calcext:value="=&quot;t&quot;" calcext:base-cell-address="'Completed Jobs'.G153"/>
            <calcext:condition calcext:apply-style-name="Gnumeric-8" calcext:value="=&quot;x&quot;" calcext:base-cell-address="'Completed Jobs'.G153"/>
          </calcext:conditional-format>
          <calcext:conditional-format calcext:target-range-address="'Completed Jobs'.G154:'Completed Jobs'.G154">
            <calcext:condition calcext:apply-style-name="Gnumeric-8" calcext:value="=&quot;c&quot;" calcext:base-cell-address="'Completed Jobs'.G154"/>
            <calcext:condition calcext:apply-style-name="Gnumeric-8" calcext:value="=&quot;p&quot;" calcext:base-cell-address="'Completed Jobs'.G154"/>
            <calcext:condition calcext:apply-style-name="Gnumeric-8" calcext:value="=&quot;t&quot;" calcext:base-cell-address="'Completed Jobs'.G154"/>
            <calcext:condition calcext:apply-style-name="Gnumeric-8" calcext:value="=&quot;x&quot;" calcext:base-cell-address="'Completed Jobs'.G154"/>
          </calcext:conditional-format>
          <calcext:conditional-format calcext:target-range-address="'Completed Jobs'.G155:'Completed Jobs'.G155">
            <calcext:condition calcext:apply-style-name="Gnumeric-8" calcext:value="=&quot;c&quot;" calcext:base-cell-address="'Completed Jobs'.G155"/>
            <calcext:condition calcext:apply-style-name="Gnumeric-8" calcext:value="=&quot;p&quot;" calcext:base-cell-address="'Completed Jobs'.G155"/>
            <calcext:condition calcext:apply-style-name="Gnumeric-8" calcext:value="=&quot;t&quot;" calcext:base-cell-address="'Completed Jobs'.G155"/>
            <calcext:condition calcext:apply-style-name="Gnumeric-8" calcext:value="=&quot;x&quot;" calcext:base-cell-address="'Completed Jobs'.G155"/>
          </calcext:conditional-format>
          <calcext:conditional-format calcext:target-range-address="'Completed Jobs'.G156:'Completed Jobs'.G156">
            <calcext:condition calcext:apply-style-name="Gnumeric-8" calcext:value="=&quot;c&quot;" calcext:base-cell-address="'Completed Jobs'.G156"/>
            <calcext:condition calcext:apply-style-name="Gnumeric-8" calcext:value="=&quot;p&quot;" calcext:base-cell-address="'Completed Jobs'.G156"/>
            <calcext:condition calcext:apply-style-name="Gnumeric-8" calcext:value="=&quot;t&quot;" calcext:base-cell-address="'Completed Jobs'.G156"/>
            <calcext:condition calcext:apply-style-name="Gnumeric-8" calcext:value="=&quot;x&quot;" calcext:base-cell-address="'Completed Jobs'.G156"/>
          </calcext:conditional-format>
          <calcext:conditional-format calcext:target-range-address="'Completed Jobs'.G157:'Completed Jobs'.G157">
            <calcext:condition calcext:apply-style-name="Gnumeric-8" calcext:value="=&quot;c&quot;" calcext:base-cell-address="'Completed Jobs'.G157"/>
            <calcext:condition calcext:apply-style-name="Gnumeric-8" calcext:value="=&quot;p&quot;" calcext:base-cell-address="'Completed Jobs'.G157"/>
            <calcext:condition calcext:apply-style-name="Gnumeric-8" calcext:value="=&quot;t&quot;" calcext:base-cell-address="'Completed Jobs'.G157"/>
            <calcext:condition calcext:apply-style-name="Gnumeric-8" calcext:value="=&quot;x&quot;" calcext:base-cell-address="'Completed Jobs'.G157"/>
          </calcext:conditional-format>
          <calcext:conditional-format calcext:target-range-address="'Completed Jobs'.G158:'Completed Jobs'.G158">
            <calcext:condition calcext:apply-style-name="Gnumeric-8" calcext:value="=&quot;c&quot;" calcext:base-cell-address="'Completed Jobs'.G158"/>
            <calcext:condition calcext:apply-style-name="Gnumeric-8" calcext:value="=&quot;p&quot;" calcext:base-cell-address="'Completed Jobs'.G158"/>
            <calcext:condition calcext:apply-style-name="Gnumeric-8" calcext:value="=&quot;t&quot;" calcext:base-cell-address="'Completed Jobs'.G158"/>
            <calcext:condition calcext:apply-style-name="Gnumeric-8" calcext:value="=&quot;x&quot;" calcext:base-cell-address="'Completed Jobs'.G158"/>
          </calcext:conditional-format>
          <calcext:conditional-format calcext:target-range-address="'Completed Jobs'.G172:'Completed Jobs'.G172">
            <calcext:condition calcext:apply-style-name="Gnumeric-8" calcext:value="=&quot;c&quot;" calcext:base-cell-address="'Completed Jobs'.G172"/>
            <calcext:condition calcext:apply-style-name="Gnumeric-8" calcext:value="=&quot;p&quot;" calcext:base-cell-address="'Completed Jobs'.G172"/>
            <calcext:condition calcext:apply-style-name="Gnumeric-8" calcext:value="=&quot;t&quot;" calcext:base-cell-address="'Completed Jobs'.G172"/>
            <calcext:condition calcext:apply-style-name="Gnumeric-8" calcext:value="=&quot;x&quot;" calcext:base-cell-address="'Completed Jobs'.G172"/>
          </calcext:conditional-format>
          <calcext:conditional-format calcext:target-range-address="'Completed Jobs'.G176:'Completed Jobs'.G176">
            <calcext:condition calcext:apply-style-name="Gnumeric-8" calcext:value="=&quot;c&quot;" calcext:base-cell-address="'Completed Jobs'.G176"/>
            <calcext:condition calcext:apply-style-name="Gnumeric-8" calcext:value="=&quot;p&quot;" calcext:base-cell-address="'Completed Jobs'.G176"/>
            <calcext:condition calcext:apply-style-name="Gnumeric-8" calcext:value="=&quot;t&quot;" calcext:base-cell-address="'Completed Jobs'.G176"/>
            <calcext:condition calcext:apply-style-name="Gnumeric-8" calcext:value="=&quot;x&quot;" calcext:base-cell-address="'Completed Jobs'.G176"/>
          </calcext:conditional-format>
          <calcext:conditional-format calcext:target-range-address="'Completed Jobs'.G178:'Completed Jobs'.G178">
            <calcext:condition calcext:apply-style-name="Gnumeric-8" calcext:value="=&quot;c&quot;" calcext:base-cell-address="'Completed Jobs'.G178"/>
            <calcext:condition calcext:apply-style-name="Gnumeric-8" calcext:value="=&quot;p&quot;" calcext:base-cell-address="'Completed Jobs'.G178"/>
            <calcext:condition calcext:apply-style-name="Gnumeric-8" calcext:value="=&quot;t&quot;" calcext:base-cell-address="'Completed Jobs'.G178"/>
            <calcext:condition calcext:apply-style-name="Gnumeric-8" calcext:value="=&quot;x&quot;" calcext:base-cell-address="'Completed Jobs'.G178"/>
          </calcext:conditional-format>
          <calcext:conditional-format calcext:target-range-address="'Completed Jobs'.G179:'Completed Jobs'.G182">
            <calcext:condition calcext:apply-style-name="Gnumeric-8" calcext:value="=&quot;c&quot;" calcext:base-cell-address="'Completed Jobs'.G179"/>
            <calcext:condition calcext:apply-style-name="Gnumeric-8" calcext:value="=&quot;p&quot;" calcext:base-cell-address="'Completed Jobs'.G179"/>
            <calcext:condition calcext:apply-style-name="Gnumeric-8" calcext:value="=&quot;t&quot;" calcext:base-cell-address="'Completed Jobs'.G179"/>
            <calcext:condition calcext:apply-style-name="Gnumeric-8" calcext:value="=&quot;x&quot;" calcext:base-cell-address="'Completed Jobs'.G179"/>
          </calcext:conditional-format>
          <calcext:conditional-format calcext:target-range-address="'Completed Jobs'.G183:'Completed Jobs'.G183">
            <calcext:condition calcext:apply-style-name="Gnumeric-8" calcext:value="=&quot;c&quot;" calcext:base-cell-address="'Completed Jobs'.G183"/>
            <calcext:condition calcext:apply-style-name="Gnumeric-8" calcext:value="=&quot;p&quot;" calcext:base-cell-address="'Completed Jobs'.G183"/>
            <calcext:condition calcext:apply-style-name="Gnumeric-8" calcext:value="=&quot;t&quot;" calcext:base-cell-address="'Completed Jobs'.G183"/>
            <calcext:condition calcext:apply-style-name="Gnumeric-8" calcext:value="=&quot;x&quot;" calcext:base-cell-address="'Completed Jobs'.G183"/>
          </calcext:conditional-format>
          <calcext:conditional-format calcext:target-range-address="'Completed Jobs'.G184:'Completed Jobs'.G184">
            <calcext:condition calcext:apply-style-name="Gnumeric-8" calcext:value="=&quot;c&quot;" calcext:base-cell-address="'Completed Jobs'.G184"/>
            <calcext:condition calcext:apply-style-name="Gnumeric-8" calcext:value="=&quot;p&quot;" calcext:base-cell-address="'Completed Jobs'.G184"/>
            <calcext:condition calcext:apply-style-name="Gnumeric-8" calcext:value="=&quot;t&quot;" calcext:base-cell-address="'Completed Jobs'.G184"/>
            <calcext:condition calcext:apply-style-name="Gnumeric-8" calcext:value="=&quot;x&quot;" calcext:base-cell-address="'Completed Jobs'.G184"/>
          </calcext:conditional-format>
          <calcext:conditional-format calcext:target-range-address="'Completed Jobs'.G185:'Completed Jobs'.G185">
            <calcext:condition calcext:apply-style-name="Gnumeric-8" calcext:value="=&quot;c&quot;" calcext:base-cell-address="'Completed Jobs'.G185"/>
            <calcext:condition calcext:apply-style-name="Gnumeric-8" calcext:value="=&quot;p&quot;" calcext:base-cell-address="'Completed Jobs'.G185"/>
            <calcext:condition calcext:apply-style-name="Gnumeric-8" calcext:value="=&quot;t&quot;" calcext:base-cell-address="'Completed Jobs'.G185"/>
            <calcext:condition calcext:apply-style-name="Gnumeric-8" calcext:value="=&quot;x&quot;" calcext:base-cell-address="'Completed Jobs'.G185"/>
          </calcext:conditional-format>
          <calcext:conditional-format calcext:target-range-address="'Completed Jobs'.G186:'Completed Jobs'.G186">
            <calcext:condition calcext:apply-style-name="Gnumeric-8" calcext:value="=&quot;c&quot;" calcext:base-cell-address="'Completed Jobs'.G186"/>
            <calcext:condition calcext:apply-style-name="Gnumeric-8" calcext:value="=&quot;p&quot;" calcext:base-cell-address="'Completed Jobs'.G186"/>
            <calcext:condition calcext:apply-style-name="Gnumeric-8" calcext:value="=&quot;t&quot;" calcext:base-cell-address="'Completed Jobs'.G186"/>
            <calcext:condition calcext:apply-style-name="Gnumeric-8" calcext:value="=&quot;x&quot;" calcext:base-cell-address="'Completed Jobs'.G186"/>
          </calcext:conditional-format>
          <calcext:conditional-format calcext:target-range-address="'Completed Jobs'.G187:'Completed Jobs'.G187">
            <calcext:condition calcext:apply-style-name="Gnumeric-8" calcext:value="=&quot;c&quot;" calcext:base-cell-address="'Completed Jobs'.G187"/>
            <calcext:condition calcext:apply-style-name="Gnumeric-8" calcext:value="=&quot;p&quot;" calcext:base-cell-address="'Completed Jobs'.G187"/>
            <calcext:condition calcext:apply-style-name="Gnumeric-8" calcext:value="=&quot;t&quot;" calcext:base-cell-address="'Completed Jobs'.G187"/>
            <calcext:condition calcext:apply-style-name="Gnumeric-8" calcext:value="=&quot;x&quot;" calcext:base-cell-address="'Completed Jobs'.G187"/>
          </calcext:conditional-format>
          <calcext:conditional-format calcext:target-range-address="'Completed Jobs'.G188:'Completed Jobs'.G188">
            <calcext:condition calcext:apply-style-name="Gnumeric-8" calcext:value="=&quot;c&quot;" calcext:base-cell-address="'Completed Jobs'.G188"/>
            <calcext:condition calcext:apply-style-name="Gnumeric-8" calcext:value="=&quot;p&quot;" calcext:base-cell-address="'Completed Jobs'.G188"/>
            <calcext:condition calcext:apply-style-name="Gnumeric-8" calcext:value="=&quot;t&quot;" calcext:base-cell-address="'Completed Jobs'.G188"/>
            <calcext:condition calcext:apply-style-name="Gnumeric-8" calcext:value="=&quot;x&quot;" calcext:base-cell-address="'Completed Jobs'.G188"/>
          </calcext:conditional-format>
          <calcext:conditional-format calcext:target-range-address="'Completed Jobs'.G189:'Completed Jobs'.G189">
            <calcext:condition calcext:apply-style-name="Gnumeric-8" calcext:value="=&quot;c&quot;" calcext:base-cell-address="'Completed Jobs'.G189"/>
            <calcext:condition calcext:apply-style-name="Gnumeric-8" calcext:value="=&quot;p&quot;" calcext:base-cell-address="'Completed Jobs'.G189"/>
            <calcext:condition calcext:apply-style-name="Gnumeric-8" calcext:value="=&quot;t&quot;" calcext:base-cell-address="'Completed Jobs'.G189"/>
            <calcext:condition calcext:apply-style-name="Gnumeric-8" calcext:value="=&quot;x&quot;" calcext:base-cell-address="'Completed Jobs'.G189"/>
          </calcext:conditional-format>
          <calcext:conditional-format calcext:target-range-address="'Completed Jobs'.G190:'Completed Jobs'.G192">
            <calcext:condition calcext:apply-style-name="Gnumeric-8" calcext:value="=&quot;c&quot;" calcext:base-cell-address="'Completed Jobs'.G190"/>
            <calcext:condition calcext:apply-style-name="Gnumeric-8" calcext:value="=&quot;p&quot;" calcext:base-cell-address="'Completed Jobs'.G190"/>
            <calcext:condition calcext:apply-style-name="Gnumeric-8" calcext:value="=&quot;t&quot;" calcext:base-cell-address="'Completed Jobs'.G190"/>
            <calcext:condition calcext:apply-style-name="Gnumeric-8" calcext:value="=&quot;x&quot;" calcext:base-cell-address="'Completed Jobs'.G190"/>
          </calcext:conditional-format>
          <calcext:conditional-format calcext:target-range-address="'Completed Jobs'.G193:'Completed Jobs'.G194">
            <calcext:condition calcext:apply-style-name="Gnumeric-8" calcext:value="=&quot;c&quot;" calcext:base-cell-address="'Completed Jobs'.G193"/>
            <calcext:condition calcext:apply-style-name="Gnumeric-8" calcext:value="=&quot;p&quot;" calcext:base-cell-address="'Completed Jobs'.G193"/>
            <calcext:condition calcext:apply-style-name="Gnumeric-8" calcext:value="=&quot;t&quot;" calcext:base-cell-address="'Completed Jobs'.G193"/>
            <calcext:condition calcext:apply-style-name="Gnumeric-8" calcext:value="=&quot;x&quot;" calcext:base-cell-address="'Completed Jobs'.G193"/>
          </calcext:conditional-format>
          <calcext:conditional-format calcext:target-range-address="'Completed Jobs'.G195:'Completed Jobs'.G195">
            <calcext:condition calcext:apply-style-name="Gnumeric-8" calcext:value="=&quot;c&quot;" calcext:base-cell-address="'Completed Jobs'.G195"/>
            <calcext:condition calcext:apply-style-name="Gnumeric-8" calcext:value="=&quot;p&quot;" calcext:base-cell-address="'Completed Jobs'.G195"/>
            <calcext:condition calcext:apply-style-name="Gnumeric-8" calcext:value="=&quot;t&quot;" calcext:base-cell-address="'Completed Jobs'.G195"/>
            <calcext:condition calcext:apply-style-name="Gnumeric-8" calcext:value="=&quot;x&quot;" calcext:base-cell-address="'Completed Jobs'.G195"/>
          </calcext:conditional-format>
          <calcext:conditional-format calcext:target-range-address="'Completed Jobs'.G196:'Completed Jobs'.G196">
            <calcext:condition calcext:apply-style-name="Gnumeric-8" calcext:value="=&quot;c&quot;" calcext:base-cell-address="'Completed Jobs'.G196"/>
            <calcext:condition calcext:apply-style-name="Gnumeric-8" calcext:value="=&quot;p&quot;" calcext:base-cell-address="'Completed Jobs'.G196"/>
            <calcext:condition calcext:apply-style-name="Gnumeric-8" calcext:value="=&quot;t&quot;" calcext:base-cell-address="'Completed Jobs'.G196"/>
            <calcext:condition calcext:apply-style-name="Gnumeric-8" calcext:value="=&quot;x&quot;" calcext:base-cell-address="'Completed Jobs'.G196"/>
          </calcext:conditional-format>
          <calcext:conditional-format calcext:target-range-address="'Completed Jobs'.G197:'Completed Jobs'.G199">
            <calcext:condition calcext:apply-style-name="Gnumeric-8" calcext:value="=&quot;c&quot;" calcext:base-cell-address="'Completed Jobs'.G197"/>
            <calcext:condition calcext:apply-style-name="Gnumeric-8" calcext:value="=&quot;p&quot;" calcext:base-cell-address="'Completed Jobs'.G197"/>
            <calcext:condition calcext:apply-style-name="Gnumeric-8" calcext:value="=&quot;t&quot;" calcext:base-cell-address="'Completed Jobs'.G197"/>
            <calcext:condition calcext:apply-style-name="Gnumeric-8" calcext:value="=&quot;x&quot;" calcext:base-cell-address="'Completed Jobs'.G197"/>
          </calcext:conditional-format>
          <calcext:conditional-format calcext:target-range-address="'Completed Jobs'.G200:'Completed Jobs'.G200">
            <calcext:condition calcext:apply-style-name="Gnumeric-8" calcext:value="=&quot;c&quot;" calcext:base-cell-address="'Completed Jobs'.G200"/>
            <calcext:condition calcext:apply-style-name="Gnumeric-8" calcext:value="=&quot;p&quot;" calcext:base-cell-address="'Completed Jobs'.G200"/>
            <calcext:condition calcext:apply-style-name="Gnumeric-8" calcext:value="=&quot;t&quot;" calcext:base-cell-address="'Completed Jobs'.G200"/>
            <calcext:condition calcext:apply-style-name="Gnumeric-8" calcext:value="=&quot;x&quot;" calcext:base-cell-address="'Completed Jobs'.G200"/>
          </calcext:conditional-format>
          <calcext:conditional-format calcext:target-range-address="'Completed Jobs'.G201:'Completed Jobs'.G201">
            <calcext:condition calcext:apply-style-name="Gnumeric-8" calcext:value="=&quot;c&quot;" calcext:base-cell-address="'Completed Jobs'.G201"/>
            <calcext:condition calcext:apply-style-name="Gnumeric-8" calcext:value="=&quot;p&quot;" calcext:base-cell-address="'Completed Jobs'.G201"/>
            <calcext:condition calcext:apply-style-name="Gnumeric-8" calcext:value="=&quot;t&quot;" calcext:base-cell-address="'Completed Jobs'.G201"/>
            <calcext:condition calcext:apply-style-name="Gnumeric-8" calcext:value="=&quot;x&quot;" calcext:base-cell-address="'Completed Jobs'.G201"/>
          </calcext:conditional-format>
          <calcext:conditional-format calcext:target-range-address="'Completed Jobs'.G202:'Completed Jobs'.G202">
            <calcext:condition calcext:apply-style-name="Gnumeric-8" calcext:value="=&quot;c&quot;" calcext:base-cell-address="'Completed Jobs'.G202"/>
            <calcext:condition calcext:apply-style-name="Gnumeric-8" calcext:value="=&quot;p&quot;" calcext:base-cell-address="'Completed Jobs'.G202"/>
            <calcext:condition calcext:apply-style-name="Gnumeric-8" calcext:value="=&quot;t&quot;" calcext:base-cell-address="'Completed Jobs'.G202"/>
            <calcext:condition calcext:apply-style-name="Gnumeric-8" calcext:value="=&quot;x&quot;" calcext:base-cell-address="'Completed Jobs'.G202"/>
          </calcext:conditional-format>
          <calcext:conditional-format calcext:target-range-address="'Completed Jobs'.G203:'Completed Jobs'.G203">
            <calcext:condition calcext:apply-style-name="Gnumeric-8" calcext:value="=&quot;c&quot;" calcext:base-cell-address="'Completed Jobs'.G203"/>
            <calcext:condition calcext:apply-style-name="Gnumeric-8" calcext:value="=&quot;p&quot;" calcext:base-cell-address="'Completed Jobs'.G203"/>
            <calcext:condition calcext:apply-style-name="Gnumeric-8" calcext:value="=&quot;t&quot;" calcext:base-cell-address="'Completed Jobs'.G203"/>
            <calcext:condition calcext:apply-style-name="Gnumeric-8" calcext:value="=&quot;x&quot;" calcext:base-cell-address="'Completed Jobs'.G203"/>
          </calcext:conditional-format>
          <calcext:conditional-format calcext:target-range-address="'Completed Jobs'.G204:'Completed Jobs'.G205">
            <calcext:condition calcext:apply-style-name="Gnumeric-8" calcext:value="=&quot;c&quot;" calcext:base-cell-address="'Completed Jobs'.G204"/>
            <calcext:condition calcext:apply-style-name="Gnumeric-8" calcext:value="=&quot;p&quot;" calcext:base-cell-address="'Completed Jobs'.G204"/>
            <calcext:condition calcext:apply-style-name="Gnumeric-8" calcext:value="=&quot;t&quot;" calcext:base-cell-address="'Completed Jobs'.G204"/>
            <calcext:condition calcext:apply-style-name="Gnumeric-8" calcext:value="=&quot;x&quot;" calcext:base-cell-address="'Completed Jobs'.G204"/>
          </calcext:conditional-format>
          <calcext:conditional-format calcext:target-range-address="'Completed Jobs'.G206:'Completed Jobs'.G206">
            <calcext:condition calcext:apply-style-name="Gnumeric-8" calcext:value="=&quot;c&quot;" calcext:base-cell-address="'Completed Jobs'.G206"/>
            <calcext:condition calcext:apply-style-name="Gnumeric-8" calcext:value="=&quot;p&quot;" calcext:base-cell-address="'Completed Jobs'.G206"/>
            <calcext:condition calcext:apply-style-name="Gnumeric-8" calcext:value="=&quot;t&quot;" calcext:base-cell-address="'Completed Jobs'.G206"/>
            <calcext:condition calcext:apply-style-name="Gnumeric-8" calcext:value="=&quot;x&quot;" calcext:base-cell-address="'Completed Jobs'.G206"/>
          </calcext:conditional-format>
          <calcext:conditional-format calcext:target-range-address="'Completed Jobs'.G207:'Completed Jobs'.G210">
            <calcext:condition calcext:apply-style-name="Gnumeric-8" calcext:value="=&quot;c&quot;" calcext:base-cell-address="'Completed Jobs'.G207"/>
            <calcext:condition calcext:apply-style-name="Gnumeric-8" calcext:value="=&quot;p&quot;" calcext:base-cell-address="'Completed Jobs'.G207"/>
            <calcext:condition calcext:apply-style-name="Gnumeric-8" calcext:value="=&quot;t&quot;" calcext:base-cell-address="'Completed Jobs'.G207"/>
            <calcext:condition calcext:apply-style-name="Gnumeric-8" calcext:value="=&quot;x&quot;" calcext:base-cell-address="'Completed Jobs'.G207"/>
          </calcext:conditional-format>
          <calcext:conditional-format calcext:target-range-address="'Completed Jobs'.G211:'Completed Jobs'.G211">
            <calcext:condition calcext:apply-style-name="Gnumeric-8" calcext:value="=&quot;c&quot;" calcext:base-cell-address="'Completed Jobs'.G211"/>
            <calcext:condition calcext:apply-style-name="Gnumeric-8" calcext:value="=&quot;p&quot;" calcext:base-cell-address="'Completed Jobs'.G211"/>
            <calcext:condition calcext:apply-style-name="Gnumeric-8" calcext:value="=&quot;t&quot;" calcext:base-cell-address="'Completed Jobs'.G211"/>
            <calcext:condition calcext:apply-style-name="Gnumeric-8" calcext:value="=&quot;x&quot;" calcext:base-cell-address="'Completed Jobs'.G211"/>
          </calcext:conditional-format>
          <calcext:conditional-format calcext:target-range-address="'Completed Jobs'.G212:'Completed Jobs'.G214">
            <calcext:condition calcext:apply-style-name="Gnumeric-8" calcext:value="=&quot;c&quot;" calcext:base-cell-address="'Completed Jobs'.G212"/>
            <calcext:condition calcext:apply-style-name="Gnumeric-8" calcext:value="=&quot;p&quot;" calcext:base-cell-address="'Completed Jobs'.G212"/>
            <calcext:condition calcext:apply-style-name="Gnumeric-8" calcext:value="=&quot;t&quot;" calcext:base-cell-address="'Completed Jobs'.G212"/>
            <calcext:condition calcext:apply-style-name="Gnumeric-8" calcext:value="=&quot;x&quot;" calcext:base-cell-address="'Completed Jobs'.G212"/>
          </calcext:conditional-format>
          <calcext:conditional-format calcext:target-range-address="'Completed Jobs'.G216:'Completed Jobs'.G216">
            <calcext:condition calcext:apply-style-name="Gnumeric-8" calcext:value="=&quot;c&quot;" calcext:base-cell-address="'Completed Jobs'.G216"/>
            <calcext:condition calcext:apply-style-name="Gnumeric-8" calcext:value="=&quot;p&quot;" calcext:base-cell-address="'Completed Jobs'.G216"/>
            <calcext:condition calcext:apply-style-name="Gnumeric-8" calcext:value="=&quot;t&quot;" calcext:base-cell-address="'Completed Jobs'.G216"/>
            <calcext:condition calcext:apply-style-name="Gnumeric-8" calcext:value="=&quot;x&quot;" calcext:base-cell-address="'Completed Jobs'.G216"/>
          </calcext:conditional-format>
          <calcext:conditional-format calcext:target-range-address="'Completed Jobs'.G217:'Completed Jobs'.G217">
            <calcext:condition calcext:apply-style-name="Gnumeric-8" calcext:value="=&quot;c&quot;" calcext:base-cell-address="'Completed Jobs'.G217"/>
            <calcext:condition calcext:apply-style-name="Gnumeric-8" calcext:value="=&quot;p&quot;" calcext:base-cell-address="'Completed Jobs'.G217"/>
            <calcext:condition calcext:apply-style-name="Gnumeric-8" calcext:value="=&quot;t&quot;" calcext:base-cell-address="'Completed Jobs'.G217"/>
            <calcext:condition calcext:apply-style-name="Gnumeric-8" calcext:value="=&quot;x&quot;" calcext:base-cell-address="'Completed Jobs'.G217"/>
          </calcext:conditional-format>
          <calcext:conditional-format calcext:target-range-address="'Completed Jobs'.G218:'Completed Jobs'.G218">
            <calcext:condition calcext:apply-style-name="Gnumeric-8" calcext:value="=&quot;c&quot;" calcext:base-cell-address="'Completed Jobs'.G218"/>
            <calcext:condition calcext:apply-style-name="Gnumeric-8" calcext:value="=&quot;p&quot;" calcext:base-cell-address="'Completed Jobs'.G218"/>
            <calcext:condition calcext:apply-style-name="Gnumeric-8" calcext:value="=&quot;t&quot;" calcext:base-cell-address="'Completed Jobs'.G218"/>
            <calcext:condition calcext:apply-style-name="Gnumeric-8" calcext:value="=&quot;x&quot;" calcext:base-cell-address="'Completed Jobs'.G218"/>
          </calcext:conditional-format>
          <calcext:conditional-format calcext:target-range-address="'Completed Jobs'.G219:'Completed Jobs'.G219">
            <calcext:condition calcext:apply-style-name="Gnumeric-8" calcext:value="=&quot;c&quot;" calcext:base-cell-address="'Completed Jobs'.G219"/>
            <calcext:condition calcext:apply-style-name="Gnumeric-8" calcext:value="=&quot;p&quot;" calcext:base-cell-address="'Completed Jobs'.G219"/>
            <calcext:condition calcext:apply-style-name="Gnumeric-8" calcext:value="=&quot;t&quot;" calcext:base-cell-address="'Completed Jobs'.G219"/>
            <calcext:condition calcext:apply-style-name="Gnumeric-8" calcext:value="=&quot;x&quot;" calcext:base-cell-address="'Completed Jobs'.G219"/>
          </calcext:conditional-format>
          <calcext:conditional-format calcext:target-range-address="'Completed Jobs'.G220:'Completed Jobs'.G222">
            <calcext:condition calcext:apply-style-name="Gnumeric-8" calcext:value="=&quot;c&quot;" calcext:base-cell-address="'Completed Jobs'.G220"/>
            <calcext:condition calcext:apply-style-name="Gnumeric-8" calcext:value="=&quot;p&quot;" calcext:base-cell-address="'Completed Jobs'.G220"/>
            <calcext:condition calcext:apply-style-name="Gnumeric-8" calcext:value="=&quot;t&quot;" calcext:base-cell-address="'Completed Jobs'.G220"/>
            <calcext:condition calcext:apply-style-name="Gnumeric-8" calcext:value="=&quot;x&quot;" calcext:base-cell-address="'Completed Jobs'.G220"/>
          </calcext:conditional-format>
          <calcext:conditional-format calcext:target-range-address="'Completed Jobs'.G223:'Completed Jobs'.G223">
            <calcext:condition calcext:apply-style-name="Gnumeric-8" calcext:value="=&quot;c&quot;" calcext:base-cell-address="'Completed Jobs'.G223"/>
            <calcext:condition calcext:apply-style-name="Gnumeric-8" calcext:value="=&quot;p&quot;" calcext:base-cell-address="'Completed Jobs'.G223"/>
            <calcext:condition calcext:apply-style-name="Gnumeric-8" calcext:value="=&quot;t&quot;" calcext:base-cell-address="'Completed Jobs'.G223"/>
            <calcext:condition calcext:apply-style-name="Gnumeric-8" calcext:value="=&quot;x&quot;" calcext:base-cell-address="'Completed Jobs'.G223"/>
          </calcext:conditional-format>
          <calcext:conditional-format calcext:target-range-address="'Completed Jobs'.G224:'Completed Jobs'.G224">
            <calcext:condition calcext:apply-style-name="Gnumeric-8" calcext:value="=&quot;c&quot;" calcext:base-cell-address="'Completed Jobs'.G224"/>
            <calcext:condition calcext:apply-style-name="Gnumeric-8" calcext:value="=&quot;p&quot;" calcext:base-cell-address="'Completed Jobs'.G224"/>
            <calcext:condition calcext:apply-style-name="Gnumeric-8" calcext:value="=&quot;t&quot;" calcext:base-cell-address="'Completed Jobs'.G224"/>
            <calcext:condition calcext:apply-style-name="Gnumeric-8" calcext:value="=&quot;x&quot;" calcext:base-cell-address="'Completed Jobs'.G224"/>
          </calcext:conditional-format>
          <calcext:conditional-format calcext:target-range-address="'Completed Jobs'.G225:'Completed Jobs'.G227">
            <calcext:condition calcext:apply-style-name="Gnumeric-8" calcext:value="=&quot;c&quot;" calcext:base-cell-address="'Completed Jobs'.G225"/>
            <calcext:condition calcext:apply-style-name="Gnumeric-8" calcext:value="=&quot;p&quot;" calcext:base-cell-address="'Completed Jobs'.G225"/>
            <calcext:condition calcext:apply-style-name="Gnumeric-8" calcext:value="=&quot;t&quot;" calcext:base-cell-address="'Completed Jobs'.G225"/>
            <calcext:condition calcext:apply-style-name="Gnumeric-8" calcext:value="=&quot;x&quot;" calcext:base-cell-address="'Completed Jobs'.G225"/>
          </calcext:conditional-format>
          <calcext:conditional-format calcext:target-range-address="'Completed Jobs'.G228:'Completed Jobs'.G228">
            <calcext:condition calcext:apply-style-name="Gnumeric-8" calcext:value="=&quot;c&quot;" calcext:base-cell-address="'Completed Jobs'.G228"/>
            <calcext:condition calcext:apply-style-name="Gnumeric-8" calcext:value="=&quot;p&quot;" calcext:base-cell-address="'Completed Jobs'.G228"/>
            <calcext:condition calcext:apply-style-name="Gnumeric-8" calcext:value="=&quot;t&quot;" calcext:base-cell-address="'Completed Jobs'.G228"/>
            <calcext:condition calcext:apply-style-name="Gnumeric-8" calcext:value="=&quot;x&quot;" calcext:base-cell-address="'Completed Jobs'.G228"/>
          </calcext:conditional-format>
          <calcext:conditional-format calcext:target-range-address="'Completed Jobs'.G229:'Completed Jobs'.G229">
            <calcext:condition calcext:apply-style-name="Gnumeric-8" calcext:value="=&quot;c&quot;" calcext:base-cell-address="'Completed Jobs'.G229"/>
            <calcext:condition calcext:apply-style-name="Gnumeric-8" calcext:value="=&quot;p&quot;" calcext:base-cell-address="'Completed Jobs'.G229"/>
            <calcext:condition calcext:apply-style-name="Gnumeric-8" calcext:value="=&quot;t&quot;" calcext:base-cell-address="'Completed Jobs'.G229"/>
            <calcext:condition calcext:apply-style-name="Gnumeric-8" calcext:value="=&quot;x&quot;" calcext:base-cell-address="'Completed Jobs'.G229"/>
          </calcext:conditional-format>
          <calcext:conditional-format calcext:target-range-address="'Completed Jobs'.G230:'Completed Jobs'.G235">
            <calcext:condition calcext:apply-style-name="Gnumeric-8" calcext:value="=&quot;c&quot;" calcext:base-cell-address="'Completed Jobs'.G230"/>
            <calcext:condition calcext:apply-style-name="Gnumeric-8" calcext:value="=&quot;p&quot;" calcext:base-cell-address="'Completed Jobs'.G230"/>
            <calcext:condition calcext:apply-style-name="Gnumeric-8" calcext:value="=&quot;t&quot;" calcext:base-cell-address="'Completed Jobs'.G230"/>
            <calcext:condition calcext:apply-style-name="Gnumeric-8" calcext:value="=&quot;x&quot;" calcext:base-cell-address="'Completed Jobs'.G230"/>
          </calcext:conditional-format>
          <calcext:conditional-format calcext:target-range-address="'Completed Jobs'.G236:'Completed Jobs'.G236">
            <calcext:condition calcext:apply-style-name="Gnumeric-8" calcext:value="=&quot;c&quot;" calcext:base-cell-address="'Completed Jobs'.G236"/>
            <calcext:condition calcext:apply-style-name="Gnumeric-8" calcext:value="=&quot;p&quot;" calcext:base-cell-address="'Completed Jobs'.G236"/>
            <calcext:condition calcext:apply-style-name="Gnumeric-8" calcext:value="=&quot;t&quot;" calcext:base-cell-address="'Completed Jobs'.G236"/>
            <calcext:condition calcext:apply-style-name="Gnumeric-8" calcext:value="=&quot;x&quot;" calcext:base-cell-address="'Completed Jobs'.G236"/>
          </calcext:conditional-format>
          <calcext:conditional-format calcext:target-range-address="'Completed Jobs'.G237:'Completed Jobs'.G237">
            <calcext:condition calcext:apply-style-name="Gnumeric-8" calcext:value="=&quot;c&quot;" calcext:base-cell-address="'Completed Jobs'.G237"/>
            <calcext:condition calcext:apply-style-name="Gnumeric-8" calcext:value="=&quot;p&quot;" calcext:base-cell-address="'Completed Jobs'.G237"/>
            <calcext:condition calcext:apply-style-name="Gnumeric-8" calcext:value="=&quot;t&quot;" calcext:base-cell-address="'Completed Jobs'.G237"/>
            <calcext:condition calcext:apply-style-name="Gnumeric-8" calcext:value="=&quot;x&quot;" calcext:base-cell-address="'Completed Jobs'.G237"/>
          </calcext:conditional-format>
          <calcext:conditional-format calcext:target-range-address="'Completed Jobs'.G238:'Completed Jobs'.G238">
            <calcext:condition calcext:apply-style-name="Gnumeric-8" calcext:value="=&quot;c&quot;" calcext:base-cell-address="'Completed Jobs'.G238"/>
            <calcext:condition calcext:apply-style-name="Gnumeric-8" calcext:value="=&quot;p&quot;" calcext:base-cell-address="'Completed Jobs'.G238"/>
            <calcext:condition calcext:apply-style-name="Gnumeric-8" calcext:value="=&quot;t&quot;" calcext:base-cell-address="'Completed Jobs'.G238"/>
            <calcext:condition calcext:apply-style-name="Gnumeric-8" calcext:value="=&quot;x&quot;" calcext:base-cell-address="'Completed Jobs'.G238"/>
          </calcext:conditional-format>
          <calcext:conditional-format calcext:target-range-address="'Completed Jobs'.G239:'Completed Jobs'.G239">
            <calcext:condition calcext:apply-style-name="Gnumeric-8" calcext:value="=&quot;c&quot;" calcext:base-cell-address="'Completed Jobs'.G239"/>
            <calcext:condition calcext:apply-style-name="Gnumeric-8" calcext:value="=&quot;p&quot;" calcext:base-cell-address="'Completed Jobs'.G239"/>
            <calcext:condition calcext:apply-style-name="Gnumeric-8" calcext:value="=&quot;t&quot;" calcext:base-cell-address="'Completed Jobs'.G239"/>
            <calcext:condition calcext:apply-style-name="Gnumeric-8" calcext:value="=&quot;x&quot;" calcext:base-cell-address="'Completed Jobs'.G239"/>
          </calcext:conditional-format>
          <calcext:conditional-format calcext:target-range-address="'Completed Jobs'.G240:'Completed Jobs'.G240">
            <calcext:condition calcext:apply-style-name="Gnumeric-8" calcext:value="=&quot;c&quot;" calcext:base-cell-address="'Completed Jobs'.G240"/>
            <calcext:condition calcext:apply-style-name="Gnumeric-8" calcext:value="=&quot;p&quot;" calcext:base-cell-address="'Completed Jobs'.G240"/>
            <calcext:condition calcext:apply-style-name="Gnumeric-8" calcext:value="=&quot;t&quot;" calcext:base-cell-address="'Completed Jobs'.G240"/>
            <calcext:condition calcext:apply-style-name="Gnumeric-8" calcext:value="=&quot;x&quot;" calcext:base-cell-address="'Completed Jobs'.G240"/>
          </calcext:conditional-format>
          <calcext:conditional-format calcext:target-range-address="'Completed Jobs'.G241:'Completed Jobs'.G241">
            <calcext:condition calcext:apply-style-name="Gnumeric-8" calcext:value="=&quot;c&quot;" calcext:base-cell-address="'Completed Jobs'.G241"/>
            <calcext:condition calcext:apply-style-name="Gnumeric-8" calcext:value="=&quot;p&quot;" calcext:base-cell-address="'Completed Jobs'.G241"/>
            <calcext:condition calcext:apply-style-name="Gnumeric-8" calcext:value="=&quot;t&quot;" calcext:base-cell-address="'Completed Jobs'.G241"/>
            <calcext:condition calcext:apply-style-name="Gnumeric-8" calcext:value="=&quot;x&quot;" calcext:base-cell-address="'Completed Jobs'.G241"/>
          </calcext:conditional-format>
          <calcext:conditional-format calcext:target-range-address="'Completed Jobs'.G242:'Completed Jobs'.G242">
            <calcext:condition calcext:apply-style-name="Gnumeric-8" calcext:value="=&quot;c&quot;" calcext:base-cell-address="'Completed Jobs'.G242"/>
            <calcext:condition calcext:apply-style-name="Gnumeric-8" calcext:value="=&quot;p&quot;" calcext:base-cell-address="'Completed Jobs'.G242"/>
            <calcext:condition calcext:apply-style-name="Gnumeric-8" calcext:value="=&quot;t&quot;" calcext:base-cell-address="'Completed Jobs'.G242"/>
            <calcext:condition calcext:apply-style-name="Gnumeric-8" calcext:value="=&quot;x&quot;" calcext:base-cell-address="'Completed Jobs'.G242"/>
          </calcext:conditional-format>
          <calcext:conditional-format calcext:target-range-address="'Completed Jobs'.G243:'Completed Jobs'.G243">
            <calcext:condition calcext:apply-style-name="Gnumeric-8" calcext:value="=&quot;c&quot;" calcext:base-cell-address="'Completed Jobs'.G243"/>
            <calcext:condition calcext:apply-style-name="Gnumeric-8" calcext:value="=&quot;p&quot;" calcext:base-cell-address="'Completed Jobs'.G243"/>
            <calcext:condition calcext:apply-style-name="Gnumeric-8" calcext:value="=&quot;t&quot;" calcext:base-cell-address="'Completed Jobs'.G243"/>
            <calcext:condition calcext:apply-style-name="Gnumeric-8" calcext:value="=&quot;x&quot;" calcext:base-cell-address="'Completed Jobs'.G243"/>
          </calcext:conditional-format>
          <calcext:conditional-format calcext:target-range-address="'Completed Jobs'.G244:'Completed Jobs'.G244">
            <calcext:condition calcext:apply-style-name="Gnumeric-8" calcext:value="=&quot;c&quot;" calcext:base-cell-address="'Completed Jobs'.G244"/>
            <calcext:condition calcext:apply-style-name="Gnumeric-8" calcext:value="=&quot;p&quot;" calcext:base-cell-address="'Completed Jobs'.G244"/>
            <calcext:condition calcext:apply-style-name="Gnumeric-8" calcext:value="=&quot;t&quot;" calcext:base-cell-address="'Completed Jobs'.G244"/>
            <calcext:condition calcext:apply-style-name="Gnumeric-8" calcext:value="=&quot;x&quot;" calcext:base-cell-address="'Completed Jobs'.G244"/>
          </calcext:conditional-format>
          <calcext:conditional-format calcext:target-range-address="'Completed Jobs'.G245:'Completed Jobs'.G245">
            <calcext:condition calcext:apply-style-name="Gnumeric-8" calcext:value="=&quot;c&quot;" calcext:base-cell-address="'Completed Jobs'.G245"/>
            <calcext:condition calcext:apply-style-name="Gnumeric-8" calcext:value="=&quot;p&quot;" calcext:base-cell-address="'Completed Jobs'.G245"/>
            <calcext:condition calcext:apply-style-name="Gnumeric-8" calcext:value="=&quot;t&quot;" calcext:base-cell-address="'Completed Jobs'.G245"/>
            <calcext:condition calcext:apply-style-name="Gnumeric-8" calcext:value="=&quot;x&quot;" calcext:base-cell-address="'Completed Jobs'.G245"/>
          </calcext:conditional-format>
          <calcext:conditional-format calcext:target-range-address="'Completed Jobs'.G246:'Completed Jobs'.G246">
            <calcext:condition calcext:apply-style-name="Gnumeric-8" calcext:value="=&quot;c&quot;" calcext:base-cell-address="'Completed Jobs'.G246"/>
            <calcext:condition calcext:apply-style-name="Gnumeric-8" calcext:value="=&quot;p&quot;" calcext:base-cell-address="'Completed Jobs'.G246"/>
            <calcext:condition calcext:apply-style-name="Gnumeric-8" calcext:value="=&quot;t&quot;" calcext:base-cell-address="'Completed Jobs'.G246"/>
            <calcext:condition calcext:apply-style-name="Gnumeric-8" calcext:value="=&quot;x&quot;" calcext:base-cell-address="'Completed Jobs'.G246"/>
          </calcext:conditional-format>
          <calcext:conditional-format calcext:target-range-address="'Completed Jobs'.G247:'Completed Jobs'.G247">
            <calcext:condition calcext:apply-style-name="Gnumeric-8" calcext:value="=&quot;c&quot;" calcext:base-cell-address="'Completed Jobs'.G247"/>
            <calcext:condition calcext:apply-style-name="Gnumeric-8" calcext:value="=&quot;p&quot;" calcext:base-cell-address="'Completed Jobs'.G247"/>
            <calcext:condition calcext:apply-style-name="Gnumeric-8" calcext:value="=&quot;t&quot;" calcext:base-cell-address="'Completed Jobs'.G247"/>
            <calcext:condition calcext:apply-style-name="Gnumeric-8" calcext:value="=&quot;x&quot;" calcext:base-cell-address="'Completed Jobs'.G247"/>
          </calcext:conditional-format>
          <calcext:conditional-format calcext:target-range-address="'Completed Jobs'.G248:'Completed Jobs'.G248">
            <calcext:condition calcext:apply-style-name="Gnumeric-8" calcext:value="=&quot;c&quot;" calcext:base-cell-address="'Completed Jobs'.G248"/>
            <calcext:condition calcext:apply-style-name="Gnumeric-8" calcext:value="=&quot;p&quot;" calcext:base-cell-address="'Completed Jobs'.G248"/>
            <calcext:condition calcext:apply-style-name="Gnumeric-8" calcext:value="=&quot;t&quot;" calcext:base-cell-address="'Completed Jobs'.G248"/>
            <calcext:condition calcext:apply-style-name="Gnumeric-8" calcext:value="=&quot;x&quot;" calcext:base-cell-address="'Completed Jobs'.G248"/>
          </calcext:conditional-format>
          <calcext:conditional-format calcext:target-range-address="'Completed Jobs'.G249:'Completed Jobs'.G249">
            <calcext:condition calcext:apply-style-name="Gnumeric-8" calcext:value="=&quot;c&quot;" calcext:base-cell-address="'Completed Jobs'.G249"/>
            <calcext:condition calcext:apply-style-name="Gnumeric-8" calcext:value="=&quot;p&quot;" calcext:base-cell-address="'Completed Jobs'.G249"/>
            <calcext:condition calcext:apply-style-name="Gnumeric-8" calcext:value="=&quot;t&quot;" calcext:base-cell-address="'Completed Jobs'.G249"/>
            <calcext:condition calcext:apply-style-name="Gnumeric-8" calcext:value="=&quot;x&quot;" calcext:base-cell-address="'Completed Jobs'.G249"/>
          </calcext:conditional-format>
          <calcext:conditional-format calcext:target-range-address="'Completed Jobs'.G250:'Completed Jobs'.G252">
            <calcext:condition calcext:apply-style-name="Gnumeric-8" calcext:value="=&quot;c&quot;" calcext:base-cell-address="'Completed Jobs'.G250"/>
            <calcext:condition calcext:apply-style-name="Gnumeric-8" calcext:value="=&quot;p&quot;" calcext:base-cell-address="'Completed Jobs'.G250"/>
            <calcext:condition calcext:apply-style-name="Gnumeric-8" calcext:value="=&quot;t&quot;" calcext:base-cell-address="'Completed Jobs'.G250"/>
            <calcext:condition calcext:apply-style-name="Gnumeric-8" calcext:value="=&quot;x&quot;" calcext:base-cell-address="'Completed Jobs'.G250"/>
          </calcext:conditional-format>
          <calcext:conditional-format calcext:target-range-address="'Completed Jobs'.G253:'Completed Jobs'.G253">
            <calcext:condition calcext:apply-style-name="Gnumeric-8" calcext:value="=&quot;c&quot;" calcext:base-cell-address="'Completed Jobs'.G253"/>
            <calcext:condition calcext:apply-style-name="Gnumeric-8" calcext:value="=&quot;p&quot;" calcext:base-cell-address="'Completed Jobs'.G253"/>
            <calcext:condition calcext:apply-style-name="Gnumeric-8" calcext:value="=&quot;t&quot;" calcext:base-cell-address="'Completed Jobs'.G253"/>
            <calcext:condition calcext:apply-style-name="Gnumeric-8" calcext:value="=&quot;x&quot;" calcext:base-cell-address="'Completed Jobs'.G253"/>
          </calcext:conditional-format>
          <calcext:conditional-format calcext:target-range-address="'Completed Jobs'.G254:'Completed Jobs'.G254 'Completed Jobs'.G263:'Completed Jobs'.G263">
            <calcext:condition calcext:apply-style-name="Gnumeric-8" calcext:value="=&quot;c&quot;" calcext:base-cell-address="'Completed Jobs'.G254"/>
            <calcext:condition calcext:apply-style-name="Gnumeric-8" calcext:value="=&quot;p&quot;" calcext:base-cell-address="'Completed Jobs'.G254"/>
            <calcext:condition calcext:apply-style-name="Gnumeric-8" calcext:value="=&quot;t&quot;" calcext:base-cell-address="'Completed Jobs'.G254"/>
            <calcext:condition calcext:apply-style-name="Gnumeric-8" calcext:value="=&quot;x&quot;" calcext:base-cell-address="'Completed Jobs'.G254"/>
          </calcext:conditional-format>
          <calcext:conditional-format calcext:target-range-address="'Completed Jobs'.G255:'Completed Jobs'.G255">
            <calcext:condition calcext:apply-style-name="Gnumeric-8" calcext:value="=&quot;c&quot;" calcext:base-cell-address="'Completed Jobs'.G255"/>
            <calcext:condition calcext:apply-style-name="Gnumeric-8" calcext:value="=&quot;p&quot;" calcext:base-cell-address="'Completed Jobs'.G255"/>
            <calcext:condition calcext:apply-style-name="Gnumeric-8" calcext:value="=&quot;t&quot;" calcext:base-cell-address="'Completed Jobs'.G255"/>
            <calcext:condition calcext:apply-style-name="Gnumeric-8" calcext:value="=&quot;x&quot;" calcext:base-cell-address="'Completed Jobs'.G255"/>
          </calcext:conditional-format>
          <calcext:conditional-format calcext:target-range-address="'Completed Jobs'.G256:'Completed Jobs'.G262">
            <calcext:condition calcext:apply-style-name="Gnumeric-8" calcext:value="=&quot;c&quot;" calcext:base-cell-address="'Completed Jobs'.G256"/>
            <calcext:condition calcext:apply-style-name="Gnumeric-8" calcext:value="=&quot;p&quot;" calcext:base-cell-address="'Completed Jobs'.G256"/>
            <calcext:condition calcext:apply-style-name="Gnumeric-8" calcext:value="=&quot;t&quot;" calcext:base-cell-address="'Completed Jobs'.G256"/>
            <calcext:condition calcext:apply-style-name="Gnumeric-8" calcext:value="=&quot;x&quot;" calcext:base-cell-address="'Completed Jobs'.G256"/>
          </calcext:conditional-format>
          <calcext:conditional-format calcext:target-range-address="'Completed Jobs'.G264:'Completed Jobs'.G264">
            <calcext:condition calcext:apply-style-name="Gnumeric-8" calcext:value="=&quot;c&quot;" calcext:base-cell-address="'Completed Jobs'.G264"/>
            <calcext:condition calcext:apply-style-name="Gnumeric-8" calcext:value="=&quot;p&quot;" calcext:base-cell-address="'Completed Jobs'.G264"/>
            <calcext:condition calcext:apply-style-name="Gnumeric-8" calcext:value="=&quot;t&quot;" calcext:base-cell-address="'Completed Jobs'.G264"/>
            <calcext:condition calcext:apply-style-name="Gnumeric-8" calcext:value="=&quot;x&quot;" calcext:base-cell-address="'Completed Jobs'.G264"/>
          </calcext:conditional-format>
          <calcext:conditional-format calcext:target-range-address="'Completed Jobs'.G265:'Completed Jobs'.G265">
            <calcext:condition calcext:apply-style-name="Gnumeric-8" calcext:value="=&quot;c&quot;" calcext:base-cell-address="'Completed Jobs'.G265"/>
            <calcext:condition calcext:apply-style-name="Gnumeric-8" calcext:value="=&quot;p&quot;" calcext:base-cell-address="'Completed Jobs'.G265"/>
            <calcext:condition calcext:apply-style-name="Gnumeric-8" calcext:value="=&quot;t&quot;" calcext:base-cell-address="'Completed Jobs'.G265"/>
            <calcext:condition calcext:apply-style-name="Gnumeric-8" calcext:value="=&quot;x&quot;" calcext:base-cell-address="'Completed Jobs'.G265"/>
          </calcext:conditional-format>
          <calcext:conditional-format calcext:target-range-address="'Completed Jobs'.G266:'Completed Jobs'.G266">
            <calcext:condition calcext:apply-style-name="Gnumeric-8" calcext:value="=&quot;c&quot;" calcext:base-cell-address="'Completed Jobs'.G266"/>
            <calcext:condition calcext:apply-style-name="Gnumeric-8" calcext:value="=&quot;p&quot;" calcext:base-cell-address="'Completed Jobs'.G266"/>
            <calcext:condition calcext:apply-style-name="Gnumeric-8" calcext:value="=&quot;t&quot;" calcext:base-cell-address="'Completed Jobs'.G266"/>
            <calcext:condition calcext:apply-style-name="Gnumeric-8" calcext:value="=&quot;x&quot;" calcext:base-cell-address="'Completed Jobs'.G266"/>
          </calcext:conditional-format>
          <calcext:conditional-format calcext:target-range-address="'Completed Jobs'.G267:'Completed Jobs'.G267">
            <calcext:condition calcext:apply-style-name="Gnumeric-8" calcext:value="=&quot;c&quot;" calcext:base-cell-address="'Completed Jobs'.G267"/>
            <calcext:condition calcext:apply-style-name="Gnumeric-8" calcext:value="=&quot;p&quot;" calcext:base-cell-address="'Completed Jobs'.G267"/>
            <calcext:condition calcext:apply-style-name="Gnumeric-8" calcext:value="=&quot;t&quot;" calcext:base-cell-address="'Completed Jobs'.G267"/>
            <calcext:condition calcext:apply-style-name="Gnumeric-8" calcext:value="=&quot;x&quot;" calcext:base-cell-address="'Completed Jobs'.G267"/>
          </calcext:conditional-format>
          <calcext:conditional-format calcext:target-range-address="'Completed Jobs'.G268:'Completed Jobs'.G268">
            <calcext:condition calcext:apply-style-name="Gnumeric-8" calcext:value="=&quot;c&quot;" calcext:base-cell-address="'Completed Jobs'.G268"/>
            <calcext:condition calcext:apply-style-name="Gnumeric-8" calcext:value="=&quot;p&quot;" calcext:base-cell-address="'Completed Jobs'.G268"/>
            <calcext:condition calcext:apply-style-name="Gnumeric-8" calcext:value="=&quot;t&quot;" calcext:base-cell-address="'Completed Jobs'.G268"/>
            <calcext:condition calcext:apply-style-name="Gnumeric-8" calcext:value="=&quot;x&quot;" calcext:base-cell-address="'Completed Jobs'.G268"/>
          </calcext:conditional-format>
          <calcext:conditional-format calcext:target-range-address="'Completed Jobs'.G269:'Completed Jobs'.G269">
            <calcext:condition calcext:apply-style-name="Gnumeric-8" calcext:value="=&quot;c&quot;" calcext:base-cell-address="'Completed Jobs'.G269"/>
            <calcext:condition calcext:apply-style-name="Gnumeric-8" calcext:value="=&quot;p&quot;" calcext:base-cell-address="'Completed Jobs'.G269"/>
            <calcext:condition calcext:apply-style-name="Gnumeric-8" calcext:value="=&quot;t&quot;" calcext:base-cell-address="'Completed Jobs'.G269"/>
            <calcext:condition calcext:apply-style-name="Gnumeric-8" calcext:value="=&quot;x&quot;" calcext:base-cell-address="'Completed Jobs'.G269"/>
          </calcext:conditional-format>
          <calcext:conditional-format calcext:target-range-address="'Completed Jobs'.G270:'Completed Jobs'.G270">
            <calcext:condition calcext:apply-style-name="Gnumeric-8" calcext:value="=&quot;c&quot;" calcext:base-cell-address="'Completed Jobs'.G270"/>
            <calcext:condition calcext:apply-style-name="Gnumeric-8" calcext:value="=&quot;p&quot;" calcext:base-cell-address="'Completed Jobs'.G270"/>
            <calcext:condition calcext:apply-style-name="Gnumeric-8" calcext:value="=&quot;t&quot;" calcext:base-cell-address="'Completed Jobs'.G270"/>
            <calcext:condition calcext:apply-style-name="Gnumeric-8" calcext:value="=&quot;x&quot;" calcext:base-cell-address="'Completed Jobs'.G270"/>
          </calcext:conditional-format>
          <calcext:conditional-format calcext:target-range-address="'Completed Jobs'.G271:'Completed Jobs'.G271">
            <calcext:condition calcext:apply-style-name="Gnumeric-8" calcext:value="=&quot;c&quot;" calcext:base-cell-address="'Completed Jobs'.G271"/>
            <calcext:condition calcext:apply-style-name="Gnumeric-8" calcext:value="=&quot;p&quot;" calcext:base-cell-address="'Completed Jobs'.G271"/>
            <calcext:condition calcext:apply-style-name="Gnumeric-8" calcext:value="=&quot;t&quot;" calcext:base-cell-address="'Completed Jobs'.G271"/>
            <calcext:condition calcext:apply-style-name="Gnumeric-8" calcext:value="=&quot;x&quot;" calcext:base-cell-address="'Completed Jobs'.G271"/>
          </calcext:conditional-format>
          <calcext:conditional-format calcext:target-range-address="'Completed Jobs'.G272:'Completed Jobs'.G272">
            <calcext:condition calcext:apply-style-name="Gnumeric-8" calcext:value="=&quot;c&quot;" calcext:base-cell-address="'Completed Jobs'.G272"/>
            <calcext:condition calcext:apply-style-name="Gnumeric-8" calcext:value="=&quot;p&quot;" calcext:base-cell-address="'Completed Jobs'.G272"/>
            <calcext:condition calcext:apply-style-name="Gnumeric-8" calcext:value="=&quot;t&quot;" calcext:base-cell-address="'Completed Jobs'.G272"/>
            <calcext:condition calcext:apply-style-name="Gnumeric-8" calcext:value="=&quot;x&quot;" calcext:base-cell-address="'Completed Jobs'.G272"/>
          </calcext:conditional-format>
          <calcext:conditional-format calcext:target-range-address="'Completed Jobs'.G273:'Completed Jobs'.G273">
            <calcext:condition calcext:apply-style-name="Gnumeric-8" calcext:value="=&quot;c&quot;" calcext:base-cell-address="'Completed Jobs'.G273"/>
            <calcext:condition calcext:apply-style-name="Gnumeric-8" calcext:value="=&quot;p&quot;" calcext:base-cell-address="'Completed Jobs'.G273"/>
            <calcext:condition calcext:apply-style-name="Gnumeric-8" calcext:value="=&quot;t&quot;" calcext:base-cell-address="'Completed Jobs'.G273"/>
            <calcext:condition calcext:apply-style-name="Gnumeric-8" calcext:value="=&quot;x&quot;" calcext:base-cell-address="'Completed Jobs'.G273"/>
          </calcext:conditional-format>
          <calcext:conditional-format calcext:target-range-address="'Completed Jobs'.G274:'Completed Jobs'.G274">
            <calcext:condition calcext:apply-style-name="Gnumeric-8" calcext:value="=&quot;c&quot;" calcext:base-cell-address="'Completed Jobs'.G274"/>
            <calcext:condition calcext:apply-style-name="Gnumeric-8" calcext:value="=&quot;p&quot;" calcext:base-cell-address="'Completed Jobs'.G274"/>
            <calcext:condition calcext:apply-style-name="Gnumeric-8" calcext:value="=&quot;t&quot;" calcext:base-cell-address="'Completed Jobs'.G274"/>
            <calcext:condition calcext:apply-style-name="Gnumeric-8" calcext:value="=&quot;x&quot;" calcext:base-cell-address="'Completed Jobs'.G274"/>
          </calcext:conditional-format>
          <calcext:conditional-format calcext:target-range-address="'Completed Jobs'.G275:'Completed Jobs'.G275">
            <calcext:condition calcext:apply-style-name="Gnumeric-8" calcext:value="=&quot;c&quot;" calcext:base-cell-address="'Completed Jobs'.G275"/>
            <calcext:condition calcext:apply-style-name="Gnumeric-8" calcext:value="=&quot;p&quot;" calcext:base-cell-address="'Completed Jobs'.G275"/>
            <calcext:condition calcext:apply-style-name="Gnumeric-8" calcext:value="=&quot;t&quot;" calcext:base-cell-address="'Completed Jobs'.G275"/>
            <calcext:condition calcext:apply-style-name="Gnumeric-8" calcext:value="=&quot;x&quot;" calcext:base-cell-address="'Completed Jobs'.G275"/>
          </calcext:conditional-format>
          <calcext:conditional-format calcext:target-range-address="'Completed Jobs'.G276:'Completed Jobs'.G276">
            <calcext:condition calcext:apply-style-name="Gnumeric-8" calcext:value="=&quot;c&quot;" calcext:base-cell-address="'Completed Jobs'.G276"/>
            <calcext:condition calcext:apply-style-name="Gnumeric-8" calcext:value="=&quot;p&quot;" calcext:base-cell-address="'Completed Jobs'.G276"/>
            <calcext:condition calcext:apply-style-name="Gnumeric-8" calcext:value="=&quot;t&quot;" calcext:base-cell-address="'Completed Jobs'.G276"/>
            <calcext:condition calcext:apply-style-name="Gnumeric-8" calcext:value="=&quot;x&quot;" calcext:base-cell-address="'Completed Jobs'.G276"/>
          </calcext:conditional-format>
          <calcext:conditional-format calcext:target-range-address="'Completed Jobs'.G277:'Completed Jobs'.G277">
            <calcext:condition calcext:apply-style-name="Gnumeric-8" calcext:value="=&quot;c&quot;" calcext:base-cell-address="'Completed Jobs'.G277"/>
            <calcext:condition calcext:apply-style-name="Gnumeric-8" calcext:value="=&quot;p&quot;" calcext:base-cell-address="'Completed Jobs'.G277"/>
            <calcext:condition calcext:apply-style-name="Gnumeric-8" calcext:value="=&quot;t&quot;" calcext:base-cell-address="'Completed Jobs'.G277"/>
            <calcext:condition calcext:apply-style-name="Gnumeric-8" calcext:value="=&quot;x&quot;" calcext:base-cell-address="'Completed Jobs'.G277"/>
          </calcext:conditional-format>
          <calcext:conditional-format calcext:target-range-address="'Completed Jobs'.G278:'Completed Jobs'.G278">
            <calcext:condition calcext:apply-style-name="Gnumeric-8" calcext:value="=&quot;c&quot;" calcext:base-cell-address="'Completed Jobs'.G278"/>
            <calcext:condition calcext:apply-style-name="Gnumeric-8" calcext:value="=&quot;p&quot;" calcext:base-cell-address="'Completed Jobs'.G278"/>
            <calcext:condition calcext:apply-style-name="Gnumeric-8" calcext:value="=&quot;t&quot;" calcext:base-cell-address="'Completed Jobs'.G278"/>
            <calcext:condition calcext:apply-style-name="Gnumeric-8" calcext:value="=&quot;x&quot;" calcext:base-cell-address="'Completed Jobs'.G278"/>
          </calcext:conditional-format>
          <calcext:conditional-format calcext:target-range-address="'Completed Jobs'.G279:'Completed Jobs'.G279">
            <calcext:condition calcext:apply-style-name="Gnumeric-8" calcext:value="=&quot;c&quot;" calcext:base-cell-address="'Completed Jobs'.G279"/>
            <calcext:condition calcext:apply-style-name="Gnumeric-8" calcext:value="=&quot;p&quot;" calcext:base-cell-address="'Completed Jobs'.G279"/>
            <calcext:condition calcext:apply-style-name="Gnumeric-8" calcext:value="=&quot;t&quot;" calcext:base-cell-address="'Completed Jobs'.G279"/>
            <calcext:condition calcext:apply-style-name="Gnumeric-8" calcext:value="=&quot;x&quot;" calcext:base-cell-address="'Completed Jobs'.G279"/>
          </calcext:conditional-format>
          <calcext:conditional-format calcext:target-range-address="'Completed Jobs'.G280:'Completed Jobs'.G280">
            <calcext:condition calcext:apply-style-name="Gnumeric-8" calcext:value="=&quot;c&quot;" calcext:base-cell-address="'Completed Jobs'.G280"/>
            <calcext:condition calcext:apply-style-name="Gnumeric-8" calcext:value="=&quot;p&quot;" calcext:base-cell-address="'Completed Jobs'.G280"/>
            <calcext:condition calcext:apply-style-name="Gnumeric-8" calcext:value="=&quot;t&quot;" calcext:base-cell-address="'Completed Jobs'.G280"/>
            <calcext:condition calcext:apply-style-name="Gnumeric-8" calcext:value="=&quot;x&quot;" calcext:base-cell-address="'Completed Jobs'.G280"/>
          </calcext:conditional-format>
          <calcext:conditional-format calcext:target-range-address="'Completed Jobs'.G281:'Completed Jobs'.G281">
            <calcext:condition calcext:apply-style-name="Gnumeric-8" calcext:value="=&quot;c&quot;" calcext:base-cell-address="'Completed Jobs'.G281"/>
            <calcext:condition calcext:apply-style-name="Gnumeric-8" calcext:value="=&quot;p&quot;" calcext:base-cell-address="'Completed Jobs'.G281"/>
            <calcext:condition calcext:apply-style-name="Gnumeric-8" calcext:value="=&quot;t&quot;" calcext:base-cell-address="'Completed Jobs'.G281"/>
            <calcext:condition calcext:apply-style-name="Gnumeric-8" calcext:value="=&quot;x&quot;" calcext:base-cell-address="'Completed Jobs'.G281"/>
          </calcext:conditional-format>
          <calcext:conditional-format calcext:target-range-address="'Completed Jobs'.G282:'Completed Jobs'.G282">
            <calcext:condition calcext:apply-style-name="Gnumeric-8" calcext:value="=&quot;c&quot;" calcext:base-cell-address="'Completed Jobs'.G282"/>
            <calcext:condition calcext:apply-style-name="Gnumeric-8" calcext:value="=&quot;p&quot;" calcext:base-cell-address="'Completed Jobs'.G282"/>
            <calcext:condition calcext:apply-style-name="Gnumeric-8" calcext:value="=&quot;t&quot;" calcext:base-cell-address="'Completed Jobs'.G282"/>
            <calcext:condition calcext:apply-style-name="Gnumeric-8" calcext:value="=&quot;x&quot;" calcext:base-cell-address="'Completed Jobs'.G282"/>
          </calcext:conditional-format>
          <calcext:conditional-format calcext:target-range-address="'Completed Jobs'.G283:'Completed Jobs'.G283">
            <calcext:condition calcext:apply-style-name="Gnumeric-8" calcext:value="=&quot;c&quot;" calcext:base-cell-address="'Completed Jobs'.G283"/>
            <calcext:condition calcext:apply-style-name="Gnumeric-8" calcext:value="=&quot;p&quot;" calcext:base-cell-address="'Completed Jobs'.G283"/>
            <calcext:condition calcext:apply-style-name="Gnumeric-8" calcext:value="=&quot;t&quot;" calcext:base-cell-address="'Completed Jobs'.G283"/>
            <calcext:condition calcext:apply-style-name="Gnumeric-8" calcext:value="=&quot;x&quot;" calcext:base-cell-address="'Completed Jobs'.G283"/>
          </calcext:conditional-format>
          <calcext:conditional-format calcext:target-range-address="'Completed Jobs'.G284:'Completed Jobs'.G284">
            <calcext:condition calcext:apply-style-name="Gnumeric-8" calcext:value="=&quot;c&quot;" calcext:base-cell-address="'Completed Jobs'.G284"/>
            <calcext:condition calcext:apply-style-name="Gnumeric-8" calcext:value="=&quot;p&quot;" calcext:base-cell-address="'Completed Jobs'.G284"/>
            <calcext:condition calcext:apply-style-name="Gnumeric-8" calcext:value="=&quot;t&quot;" calcext:base-cell-address="'Completed Jobs'.G284"/>
            <calcext:condition calcext:apply-style-name="Gnumeric-8" calcext:value="=&quot;x&quot;" calcext:base-cell-address="'Completed Jobs'.G284"/>
          </calcext:conditional-format>
          <calcext:conditional-format calcext:target-range-address="'Completed Jobs'.G285:'Completed Jobs'.G285">
            <calcext:condition calcext:apply-style-name="Gnumeric-8" calcext:value="=&quot;c&quot;" calcext:base-cell-address="'Completed Jobs'.G285"/>
            <calcext:condition calcext:apply-style-name="Gnumeric-8" calcext:value="=&quot;p&quot;" calcext:base-cell-address="'Completed Jobs'.G285"/>
            <calcext:condition calcext:apply-style-name="Gnumeric-8" calcext:value="=&quot;t&quot;" calcext:base-cell-address="'Completed Jobs'.G285"/>
            <calcext:condition calcext:apply-style-name="Gnumeric-8" calcext:value="=&quot;x&quot;" calcext:base-cell-address="'Completed Jobs'.G285"/>
          </calcext:conditional-format>
          <calcext:conditional-format calcext:target-range-address="'Completed Jobs'.G286:'Completed Jobs'.G286">
            <calcext:condition calcext:apply-style-name="Gnumeric-8" calcext:value="=&quot;c&quot;" calcext:base-cell-address="'Completed Jobs'.G286"/>
            <calcext:condition calcext:apply-style-name="Gnumeric-8" calcext:value="=&quot;p&quot;" calcext:base-cell-address="'Completed Jobs'.G286"/>
            <calcext:condition calcext:apply-style-name="Gnumeric-8" calcext:value="=&quot;t&quot;" calcext:base-cell-address="'Completed Jobs'.G286"/>
            <calcext:condition calcext:apply-style-name="Gnumeric-8" calcext:value="=&quot;x&quot;" calcext:base-cell-address="'Completed Jobs'.G286"/>
          </calcext:conditional-format>
          <calcext:conditional-format calcext:target-range-address="'Completed Jobs'.G287:'Completed Jobs'.G287">
            <calcext:condition calcext:apply-style-name="Gnumeric-8" calcext:value="=&quot;c&quot;" calcext:base-cell-address="'Completed Jobs'.G287"/>
            <calcext:condition calcext:apply-style-name="Gnumeric-8" calcext:value="=&quot;p&quot;" calcext:base-cell-address="'Completed Jobs'.G287"/>
            <calcext:condition calcext:apply-style-name="Gnumeric-8" calcext:value="=&quot;t&quot;" calcext:base-cell-address="'Completed Jobs'.G287"/>
            <calcext:condition calcext:apply-style-name="Gnumeric-8" calcext:value="=&quot;x&quot;" calcext:base-cell-address="'Completed Jobs'.G287"/>
          </calcext:conditional-format>
          <calcext:conditional-format calcext:target-range-address="'Completed Jobs'.G288:'Completed Jobs'.G288">
            <calcext:condition calcext:apply-style-name="Gnumeric-8" calcext:value="=&quot;c&quot;" calcext:base-cell-address="'Completed Jobs'.G288"/>
            <calcext:condition calcext:apply-style-name="Gnumeric-8" calcext:value="=&quot;p&quot;" calcext:base-cell-address="'Completed Jobs'.G288"/>
            <calcext:condition calcext:apply-style-name="Gnumeric-8" calcext:value="=&quot;t&quot;" calcext:base-cell-address="'Completed Jobs'.G288"/>
            <calcext:condition calcext:apply-style-name="Gnumeric-8" calcext:value="=&quot;x&quot;" calcext:base-cell-address="'Completed Jobs'.G288"/>
          </calcext:conditional-format>
          <calcext:conditional-format calcext:target-range-address="'Completed Jobs'.G289:'Completed Jobs'.G289">
            <calcext:condition calcext:apply-style-name="Gnumeric-8" calcext:value="=&quot;c&quot;" calcext:base-cell-address="'Completed Jobs'.G289"/>
            <calcext:condition calcext:apply-style-name="Gnumeric-8" calcext:value="=&quot;p&quot;" calcext:base-cell-address="'Completed Jobs'.G289"/>
            <calcext:condition calcext:apply-style-name="Gnumeric-8" calcext:value="=&quot;t&quot;" calcext:base-cell-address="'Completed Jobs'.G289"/>
            <calcext:condition calcext:apply-style-name="Gnumeric-8" calcext:value="=&quot;x&quot;" calcext:base-cell-address="'Completed Jobs'.G289"/>
          </calcext:conditional-format>
          <calcext:conditional-format calcext:target-range-address="'Completed Jobs'.G290:'Completed Jobs'.G290">
            <calcext:condition calcext:apply-style-name="Gnumeric-8" calcext:value="=&quot;c&quot;" calcext:base-cell-address="'Completed Jobs'.G290"/>
            <calcext:condition calcext:apply-style-name="Gnumeric-8" calcext:value="=&quot;p&quot;" calcext:base-cell-address="'Completed Jobs'.G290"/>
            <calcext:condition calcext:apply-style-name="Gnumeric-8" calcext:value="=&quot;t&quot;" calcext:base-cell-address="'Completed Jobs'.G290"/>
            <calcext:condition calcext:apply-style-name="Gnumeric-8" calcext:value="=&quot;x&quot;" calcext:base-cell-address="'Completed Jobs'.G290"/>
          </calcext:conditional-format>
          <calcext:conditional-format calcext:target-range-address="'Completed Jobs'.G291:'Completed Jobs'.G291">
            <calcext:condition calcext:apply-style-name="Gnumeric-8" calcext:value="=&quot;c&quot;" calcext:base-cell-address="'Completed Jobs'.G291"/>
            <calcext:condition calcext:apply-style-name="Gnumeric-8" calcext:value="=&quot;p&quot;" calcext:base-cell-address="'Completed Jobs'.G291"/>
            <calcext:condition calcext:apply-style-name="Gnumeric-8" calcext:value="=&quot;t&quot;" calcext:base-cell-address="'Completed Jobs'.G291"/>
            <calcext:condition calcext:apply-style-name="Gnumeric-8" calcext:value="=&quot;x&quot;" calcext:base-cell-address="'Completed Jobs'.G291"/>
          </calcext:conditional-format>
          <calcext:conditional-format calcext:target-range-address="'Completed Jobs'.G292:'Completed Jobs'.G292">
            <calcext:condition calcext:apply-style-name="Gnumeric-8" calcext:value="=&quot;c&quot;" calcext:base-cell-address="'Completed Jobs'.G292"/>
            <calcext:condition calcext:apply-style-name="Gnumeric-8" calcext:value="=&quot;p&quot;" calcext:base-cell-address="'Completed Jobs'.G292"/>
            <calcext:condition calcext:apply-style-name="Gnumeric-8" calcext:value="=&quot;t&quot;" calcext:base-cell-address="'Completed Jobs'.G292"/>
            <calcext:condition calcext:apply-style-name="Gnumeric-8" calcext:value="=&quot;x&quot;" calcext:base-cell-address="'Completed Jobs'.G292"/>
          </calcext:conditional-format>
          <calcext:conditional-format calcext:target-range-address="'Completed Jobs'.G293:'Completed Jobs'.G293">
            <calcext:condition calcext:apply-style-name="Gnumeric-8" calcext:value="=&quot;c&quot;" calcext:base-cell-address="'Completed Jobs'.G293"/>
            <calcext:condition calcext:apply-style-name="Gnumeric-8" calcext:value="=&quot;p&quot;" calcext:base-cell-address="'Completed Jobs'.G293"/>
            <calcext:condition calcext:apply-style-name="Gnumeric-8" calcext:value="=&quot;t&quot;" calcext:base-cell-address="'Completed Jobs'.G293"/>
            <calcext:condition calcext:apply-style-name="Gnumeric-8" calcext:value="=&quot;x&quot;" calcext:base-cell-address="'Completed Jobs'.G293"/>
          </calcext:conditional-format>
          <calcext:conditional-format calcext:target-range-address="'Completed Jobs'.G294:'Completed Jobs'.G294">
            <calcext:condition calcext:apply-style-name="Gnumeric-8" calcext:value="=&quot;c&quot;" calcext:base-cell-address="'Completed Jobs'.G294"/>
            <calcext:condition calcext:apply-style-name="Gnumeric-8" calcext:value="=&quot;p&quot;" calcext:base-cell-address="'Completed Jobs'.G294"/>
            <calcext:condition calcext:apply-style-name="Gnumeric-8" calcext:value="=&quot;t&quot;" calcext:base-cell-address="'Completed Jobs'.G294"/>
            <calcext:condition calcext:apply-style-name="Gnumeric-8" calcext:value="=&quot;x&quot;" calcext:base-cell-address="'Completed Jobs'.G294"/>
          </calcext:conditional-format>
          <calcext:conditional-format calcext:target-range-address="'Completed Jobs'.G295:'Completed Jobs'.G295">
            <calcext:condition calcext:apply-style-name="Gnumeric-8" calcext:value="=&quot;c&quot;" calcext:base-cell-address="'Completed Jobs'.G295"/>
            <calcext:condition calcext:apply-style-name="Gnumeric-8" calcext:value="=&quot;p&quot;" calcext:base-cell-address="'Completed Jobs'.G295"/>
            <calcext:condition calcext:apply-style-name="Gnumeric-8" calcext:value="=&quot;t&quot;" calcext:base-cell-address="'Completed Jobs'.G295"/>
            <calcext:condition calcext:apply-style-name="Gnumeric-8" calcext:value="=&quot;x&quot;" calcext:base-cell-address="'Completed Jobs'.G295"/>
          </calcext:conditional-format>
          <calcext:conditional-format calcext:target-range-address="'Completed Jobs'.G296:'Completed Jobs'.G296">
            <calcext:condition calcext:apply-style-name="Gnumeric-8" calcext:value="=&quot;c&quot;" calcext:base-cell-address="'Completed Jobs'.G296"/>
            <calcext:condition calcext:apply-style-name="Gnumeric-8" calcext:value="=&quot;p&quot;" calcext:base-cell-address="'Completed Jobs'.G296"/>
            <calcext:condition calcext:apply-style-name="Gnumeric-8" calcext:value="=&quot;t&quot;" calcext:base-cell-address="'Completed Jobs'.G296"/>
            <calcext:condition calcext:apply-style-name="Gnumeric-8" calcext:value="=&quot;x&quot;" calcext:base-cell-address="'Completed Jobs'.G296"/>
          </calcext:conditional-format>
          <calcext:conditional-format calcext:target-range-address="'Completed Jobs'.G297:'Completed Jobs'.G297">
            <calcext:condition calcext:apply-style-name="Gnumeric-8" calcext:value="=&quot;c&quot;" calcext:base-cell-address="'Completed Jobs'.G297"/>
            <calcext:condition calcext:apply-style-name="Gnumeric-8" calcext:value="=&quot;p&quot;" calcext:base-cell-address="'Completed Jobs'.G297"/>
            <calcext:condition calcext:apply-style-name="Gnumeric-8" calcext:value="=&quot;t&quot;" calcext:base-cell-address="'Completed Jobs'.G297"/>
            <calcext:condition calcext:apply-style-name="Gnumeric-8" calcext:value="=&quot;x&quot;" calcext:base-cell-address="'Completed Jobs'.G297"/>
          </calcext:conditional-format>
          <calcext:conditional-format calcext:target-range-address="'Completed Jobs'.B159:'Completed Jobs'.F171">
            <calcext:condition calcext:apply-style-name="Gnumeric-6" calcext:value="formula-is(NOT(ISERROR(FIND(&quot;p&quot;;[.B159]))))" calcext:base-cell-address="'Completed Jobs'.B159"/>
            <calcext:condition calcext:apply-style-name="Gnumeric-6" calcext:value="formula-is(NOT(ISERROR(FIND(&quot;t&quot;;[.B159]))))" calcext:base-cell-address="'Completed Jobs'.B159"/>
            <calcext:condition calcext:apply-style-name="Gnumeric-6" calcext:value="formula-is(NOT(ISERROR(FIND(&quot;c&quot;;[.B159]))))" calcext:base-cell-address="'Completed Jobs'.B159"/>
            <calcext:condition calcext:apply-style-name="Gnumeric-6" calcext:value="formula-is(NOT(ISERROR(FIND(&quot;x&quot;;[.B159]))))" calcext:base-cell-address="'Completed Jobs'.B159"/>
          </calcext:conditional-format>
          <calcext:conditional-format calcext:target-range-address="'Completed Jobs'.G159:'Completed Jobs'.G159">
            <calcext:condition calcext:apply-style-name="Gnumeric-8" calcext:value="=&quot;c&quot;" calcext:base-cell-address="'Completed Jobs'.G159"/>
            <calcext:condition calcext:apply-style-name="Gnumeric-8" calcext:value="=&quot;p&quot;" calcext:base-cell-address="'Completed Jobs'.G159"/>
            <calcext:condition calcext:apply-style-name="Gnumeric-8" calcext:value="=&quot;t&quot;" calcext:base-cell-address="'Completed Jobs'.G159"/>
            <calcext:condition calcext:apply-style-name="Gnumeric-8" calcext:value="=&quot;x&quot;" calcext:base-cell-address="'Completed Jobs'.G159"/>
          </calcext:conditional-format>
          <calcext:conditional-format calcext:target-range-address="'Completed Jobs'.G160:'Completed Jobs'.G160">
            <calcext:condition calcext:apply-style-name="Gnumeric-8" calcext:value="=&quot;c&quot;" calcext:base-cell-address="'Completed Jobs'.G160"/>
            <calcext:condition calcext:apply-style-name="Gnumeric-8" calcext:value="=&quot;p&quot;" calcext:base-cell-address="'Completed Jobs'.G160"/>
            <calcext:condition calcext:apply-style-name="Gnumeric-8" calcext:value="=&quot;t&quot;" calcext:base-cell-address="'Completed Jobs'.G160"/>
            <calcext:condition calcext:apply-style-name="Gnumeric-8" calcext:value="=&quot;x&quot;" calcext:base-cell-address="'Completed Jobs'.G160"/>
          </calcext:conditional-format>
          <calcext:conditional-format calcext:target-range-address="'Completed Jobs'.G161:'Completed Jobs'.G161">
            <calcext:condition calcext:apply-style-name="Gnumeric-8" calcext:value="=&quot;c&quot;" calcext:base-cell-address="'Completed Jobs'.G161"/>
            <calcext:condition calcext:apply-style-name="Gnumeric-8" calcext:value="=&quot;p&quot;" calcext:base-cell-address="'Completed Jobs'.G161"/>
            <calcext:condition calcext:apply-style-name="Gnumeric-8" calcext:value="=&quot;t&quot;" calcext:base-cell-address="'Completed Jobs'.G161"/>
            <calcext:condition calcext:apply-style-name="Gnumeric-8" calcext:value="=&quot;x&quot;" calcext:base-cell-address="'Completed Jobs'.G161"/>
          </calcext:conditional-format>
          <calcext:conditional-format calcext:target-range-address="'Completed Jobs'.G162:'Completed Jobs'.G162">
            <calcext:condition calcext:apply-style-name="Gnumeric-8" calcext:value="=&quot;c&quot;" calcext:base-cell-address="'Completed Jobs'.G162"/>
            <calcext:condition calcext:apply-style-name="Gnumeric-8" calcext:value="=&quot;p&quot;" calcext:base-cell-address="'Completed Jobs'.G162"/>
            <calcext:condition calcext:apply-style-name="Gnumeric-8" calcext:value="=&quot;t&quot;" calcext:base-cell-address="'Completed Jobs'.G162"/>
            <calcext:condition calcext:apply-style-name="Gnumeric-8" calcext:value="=&quot;x&quot;" calcext:base-cell-address="'Completed Jobs'.G162"/>
          </calcext:conditional-format>
          <calcext:conditional-format calcext:target-range-address="'Completed Jobs'.G163:'Completed Jobs'.G165">
            <calcext:condition calcext:apply-style-name="Gnumeric-8" calcext:value="=&quot;c&quot;" calcext:base-cell-address="'Completed Jobs'.G163"/>
            <calcext:condition calcext:apply-style-name="Gnumeric-8" calcext:value="=&quot;p&quot;" calcext:base-cell-address="'Completed Jobs'.G163"/>
            <calcext:condition calcext:apply-style-name="Gnumeric-8" calcext:value="=&quot;t&quot;" calcext:base-cell-address="'Completed Jobs'.G163"/>
            <calcext:condition calcext:apply-style-name="Gnumeric-8" calcext:value="=&quot;x&quot;" calcext:base-cell-address="'Completed Jobs'.G163"/>
          </calcext:conditional-format>
          <calcext:conditional-format calcext:target-range-address="'Completed Jobs'.G166:'Completed Jobs'.G166">
            <calcext:condition calcext:apply-style-name="Gnumeric-8" calcext:value="=&quot;c&quot;" calcext:base-cell-address="'Completed Jobs'.G166"/>
            <calcext:condition calcext:apply-style-name="Gnumeric-8" calcext:value="=&quot;p&quot;" calcext:base-cell-address="'Completed Jobs'.G166"/>
            <calcext:condition calcext:apply-style-name="Gnumeric-8" calcext:value="=&quot;t&quot;" calcext:base-cell-address="'Completed Jobs'.G166"/>
            <calcext:condition calcext:apply-style-name="Gnumeric-8" calcext:value="=&quot;x&quot;" calcext:base-cell-address="'Completed Jobs'.G166"/>
          </calcext:conditional-format>
          <calcext:conditional-format calcext:target-range-address="'Completed Jobs'.G167:'Completed Jobs'.G167">
            <calcext:condition calcext:apply-style-name="Gnumeric-8" calcext:value="=&quot;c&quot;" calcext:base-cell-address="'Completed Jobs'.G167"/>
            <calcext:condition calcext:apply-style-name="Gnumeric-8" calcext:value="=&quot;p&quot;" calcext:base-cell-address="'Completed Jobs'.G167"/>
            <calcext:condition calcext:apply-style-name="Gnumeric-8" calcext:value="=&quot;t&quot;" calcext:base-cell-address="'Completed Jobs'.G167"/>
            <calcext:condition calcext:apply-style-name="Gnumeric-8" calcext:value="=&quot;x&quot;" calcext:base-cell-address="'Completed Jobs'.G167"/>
          </calcext:conditional-format>
          <calcext:conditional-format calcext:target-range-address="'Completed Jobs'.G168:'Completed Jobs'.G168">
            <calcext:condition calcext:apply-style-name="Gnumeric-8" calcext:value="=&quot;c&quot;" calcext:base-cell-address="'Completed Jobs'.G168"/>
            <calcext:condition calcext:apply-style-name="Gnumeric-8" calcext:value="=&quot;p&quot;" calcext:base-cell-address="'Completed Jobs'.G168"/>
            <calcext:condition calcext:apply-style-name="Gnumeric-8" calcext:value="=&quot;t&quot;" calcext:base-cell-address="'Completed Jobs'.G168"/>
            <calcext:condition calcext:apply-style-name="Gnumeric-8" calcext:value="=&quot;x&quot;" calcext:base-cell-address="'Completed Jobs'.G168"/>
          </calcext:conditional-format>
          <calcext:conditional-format calcext:target-range-address="'Completed Jobs'.G169:'Completed Jobs'.G169">
            <calcext:condition calcext:apply-style-name="Gnumeric-8" calcext:value="=&quot;c&quot;" calcext:base-cell-address="'Completed Jobs'.G169"/>
            <calcext:condition calcext:apply-style-name="Gnumeric-8" calcext:value="=&quot;p&quot;" calcext:base-cell-address="'Completed Jobs'.G169"/>
            <calcext:condition calcext:apply-style-name="Gnumeric-8" calcext:value="=&quot;t&quot;" calcext:base-cell-address="'Completed Jobs'.G169"/>
            <calcext:condition calcext:apply-style-name="Gnumeric-8" calcext:value="=&quot;x&quot;" calcext:base-cell-address="'Completed Jobs'.G169"/>
          </calcext:conditional-format>
          <calcext:conditional-format calcext:target-range-address="'Completed Jobs'.G170:'Completed Jobs'.G170">
            <calcext:condition calcext:apply-style-name="Gnumeric-8" calcext:value="=&quot;c&quot;" calcext:base-cell-address="'Completed Jobs'.G170"/>
            <calcext:condition calcext:apply-style-name="Gnumeric-8" calcext:value="=&quot;p&quot;" calcext:base-cell-address="'Completed Jobs'.G170"/>
            <calcext:condition calcext:apply-style-name="Gnumeric-8" calcext:value="=&quot;t&quot;" calcext:base-cell-address="'Completed Jobs'.G170"/>
            <calcext:condition calcext:apply-style-name="Gnumeric-8" calcext:value="=&quot;x&quot;" calcext:base-cell-address="'Completed Jobs'.G170"/>
          </calcext:conditional-format>
          <calcext:conditional-format calcext:target-range-address="'Completed Jobs'.G171:'Completed Jobs'.G171">
            <calcext:condition calcext:apply-style-name="Gnumeric-8" calcext:value="=&quot;c&quot;" calcext:base-cell-address="'Completed Jobs'.G171"/>
            <calcext:condition calcext:apply-style-name="Gnumeric-8" calcext:value="=&quot;p&quot;" calcext:base-cell-address="'Completed Jobs'.G171"/>
            <calcext:condition calcext:apply-style-name="Gnumeric-8" calcext:value="=&quot;t&quot;" calcext:base-cell-address="'Completed Jobs'.G171"/>
            <calcext:condition calcext:apply-style-name="Gnumeric-8" calcext:value="=&quot;x&quot;" calcext:base-cell-address="'Completed Jobs'.G171"/>
          </calcext:conditional-format>
          <calcext:conditional-format calcext:target-range-address="'Completed Jobs'.B159:'Completed Jobs'.F171">
            <calcext:condition calcext:apply-style-name="red" calcext:value="=&quot;x&quot;" calcext:base-cell-address="'Completed Jobs'.B159"/>
            <calcext:condition calcext:apply-style-name="orange" calcext:value="=&quot;t&quot;" calcext:base-cell-address="'Completed Jobs'.B159"/>
            <calcext:condition calcext:apply-style-name="yellow" calcext:value="=&quot;p&quot;" calcext:base-cell-address="'Completed Jobs'.B159"/>
            <calcext:condition calcext:apply-style-name="green" calcext:value="=&quot;c&quot;" calcext:base-cell-address="'Completed Jobs'.B159"/>
            <calcext:condition calcext:apply-style-name="Default" calcext:value="=0" calcext:base-cell-address="'Completed Jobs'.B159"/>
          </calcext:conditional-format>
          <calcext:conditional-format calcext:target-range-address="'Completed Jobs'.B173:'Completed Jobs'.F175">
            <calcext:condition calcext:apply-style-name="Gnumeric-6" calcext:value="formula-is(NOT(ISERROR(FIND(&quot;p&quot;;[.B173]))))" calcext:base-cell-address="'Completed Jobs'.B173"/>
            <calcext:condition calcext:apply-style-name="Gnumeric-6" calcext:value="formula-is(NOT(ISERROR(FIND(&quot;t&quot;;[.B173]))))" calcext:base-cell-address="'Completed Jobs'.B173"/>
            <calcext:condition calcext:apply-style-name="Gnumeric-6" calcext:value="formula-is(NOT(ISERROR(FIND(&quot;c&quot;;[.B173]))))" calcext:base-cell-address="'Completed Jobs'.B173"/>
            <calcext:condition calcext:apply-style-name="Gnumeric-6" calcext:value="formula-is(NOT(ISERROR(FIND(&quot;x&quot;;[.B173]))))" calcext:base-cell-address="'Completed Jobs'.B173"/>
          </calcext:conditional-format>
          <calcext:conditional-format calcext:target-range-address="'Completed Jobs'.G173:'Completed Jobs'.G173">
            <calcext:condition calcext:apply-style-name="Gnumeric-8" calcext:value="=&quot;c&quot;" calcext:base-cell-address="'Completed Jobs'.G173"/>
            <calcext:condition calcext:apply-style-name="Gnumeric-8" calcext:value="=&quot;p&quot;" calcext:base-cell-address="'Completed Jobs'.G173"/>
            <calcext:condition calcext:apply-style-name="Gnumeric-8" calcext:value="=&quot;t&quot;" calcext:base-cell-address="'Completed Jobs'.G173"/>
            <calcext:condition calcext:apply-style-name="Gnumeric-8" calcext:value="=&quot;x&quot;" calcext:base-cell-address="'Completed Jobs'.G173"/>
          </calcext:conditional-format>
          <calcext:conditional-format calcext:target-range-address="'Completed Jobs'.G174:'Completed Jobs'.G174">
            <calcext:condition calcext:apply-style-name="Gnumeric-8" calcext:value="=&quot;c&quot;" calcext:base-cell-address="'Completed Jobs'.G174"/>
            <calcext:condition calcext:apply-style-name="Gnumeric-8" calcext:value="=&quot;p&quot;" calcext:base-cell-address="'Completed Jobs'.G174"/>
            <calcext:condition calcext:apply-style-name="Gnumeric-8" calcext:value="=&quot;t&quot;" calcext:base-cell-address="'Completed Jobs'.G174"/>
            <calcext:condition calcext:apply-style-name="Gnumeric-8" calcext:value="=&quot;x&quot;" calcext:base-cell-address="'Completed Jobs'.G174"/>
          </calcext:conditional-format>
          <calcext:conditional-format calcext:target-range-address="'Completed Jobs'.G175:'Completed Jobs'.G175">
            <calcext:condition calcext:apply-style-name="Gnumeric-8" calcext:value="=&quot;c&quot;" calcext:base-cell-address="'Completed Jobs'.G175"/>
            <calcext:condition calcext:apply-style-name="Gnumeric-8" calcext:value="=&quot;p&quot;" calcext:base-cell-address="'Completed Jobs'.G175"/>
            <calcext:condition calcext:apply-style-name="Gnumeric-8" calcext:value="=&quot;t&quot;" calcext:base-cell-address="'Completed Jobs'.G175"/>
            <calcext:condition calcext:apply-style-name="Gnumeric-8" calcext:value="=&quot;x&quot;" calcext:base-cell-address="'Completed Jobs'.G175"/>
          </calcext:conditional-format>
          <calcext:conditional-format calcext:target-range-address="'Completed Jobs'.B173:'Completed Jobs'.F175">
            <calcext:condition calcext:apply-style-name="red" calcext:value="=&quot;x&quot;" calcext:base-cell-address="'Completed Jobs'.B173"/>
            <calcext:condition calcext:apply-style-name="orange" calcext:value="=&quot;t&quot;" calcext:base-cell-address="'Completed Jobs'.B173"/>
            <calcext:condition calcext:apply-style-name="yellow" calcext:value="=&quot;p&quot;" calcext:base-cell-address="'Completed Jobs'.B173"/>
            <calcext:condition calcext:apply-style-name="green" calcext:value="=&quot;c&quot;" calcext:base-cell-address="'Completed Jobs'.B173"/>
            <calcext:condition calcext:apply-style-name="Default" calcext:value="=0" calcext:base-cell-address="'Completed Jobs'.B173"/>
          </calcext:conditional-format>
          <calcext:conditional-format calcext:target-range-address="'Completed Jobs'.B177:'Completed Jobs'.F177">
            <calcext:condition calcext:apply-style-name="Gnumeric-6" calcext:value="formula-is(NOT(ISERROR(FIND(&quot;p&quot;;[.B177]))))" calcext:base-cell-address="'Completed Jobs'.B177"/>
            <calcext:condition calcext:apply-style-name="Gnumeric-6" calcext:value="formula-is(NOT(ISERROR(FIND(&quot;t&quot;;[.B177]))))" calcext:base-cell-address="'Completed Jobs'.B177"/>
            <calcext:condition calcext:apply-style-name="Gnumeric-6" calcext:value="formula-is(NOT(ISERROR(FIND(&quot;c&quot;;[.B177]))))" calcext:base-cell-address="'Completed Jobs'.B177"/>
            <calcext:condition calcext:apply-style-name="Gnumeric-6" calcext:value="formula-is(NOT(ISERROR(FIND(&quot;x&quot;;[.B177]))))" calcext:base-cell-address="'Completed Jobs'.B177"/>
          </calcext:conditional-format>
          <calcext:conditional-format calcext:target-range-address="'Completed Jobs'.G177:'Completed Jobs'.G177">
            <calcext:condition calcext:apply-style-name="Gnumeric-8" calcext:value="=&quot;c&quot;" calcext:base-cell-address="'Completed Jobs'.G177"/>
            <calcext:condition calcext:apply-style-name="Gnumeric-8" calcext:value="=&quot;p&quot;" calcext:base-cell-address="'Completed Jobs'.G177"/>
            <calcext:condition calcext:apply-style-name="Gnumeric-8" calcext:value="=&quot;t&quot;" calcext:base-cell-address="'Completed Jobs'.G177"/>
            <calcext:condition calcext:apply-style-name="Gnumeric-8" calcext:value="=&quot;x&quot;" calcext:base-cell-address="'Completed Jobs'.G177"/>
          </calcext:conditional-format>
          <calcext:conditional-format calcext:target-range-address="'Completed Jobs'.B177:'Completed Jobs'.F177">
            <calcext:condition calcext:apply-style-name="red" calcext:value="=&quot;x&quot;" calcext:base-cell-address="'Completed Jobs'.B177"/>
            <calcext:condition calcext:apply-style-name="orange" calcext:value="=&quot;t&quot;" calcext:base-cell-address="'Completed Jobs'.B177"/>
            <calcext:condition calcext:apply-style-name="yellow" calcext:value="=&quot;p&quot;" calcext:base-cell-address="'Completed Jobs'.B177"/>
            <calcext:condition calcext:apply-style-name="green" calcext:value="=&quot;c&quot;" calcext:base-cell-address="'Completed Jobs'.B177"/>
            <calcext:condition calcext:apply-style-name="Default" calcext:value="=0" calcext:base-cell-address="'Completed Jobs'.B177"/>
          </calcext:conditional-format>
        </calcext:conditional-formats>
      </table:table>
      <table:table table:name="Procedure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1"/>
        <table:table-column table:style-name="co25" table:default-cell-style-name="ce1"/>
        <table:table-column table:style-name="co17" table:number-columns-repeated="1022" table:default-cell-style-name="ce1"/>
        <table:table-row table:style-name="ro1">
          <table:table-cell table:style-name="ce909" office:value-type="string" calcext:value-type="string">
            <text:p>x</text:p>
          </table:table-cell>
          <table:table-cell office:value-type="string" calcext:value-type="string">
            <text:p>Start in Amarr</text:p>
          </table:table-cell>
          <table:table-cell table:number-columns-repeated="1022"/>
        </table:table-row>
        <table:table-row table:style-name="ro1">
          <table:table-cell table:style-name="ce910"/>
          <table:table-cell table:number-columns-repeated="1023"/>
        </table:table-row>
        <table:table-row table:style-name="ro1">
          <table:table-cell table:style-name="ce911" office:value-type="string" calcext:value-type="string">
            <text:p>x</text:p>
          </table:table-cell>
          <table:table-cell office:value-type="string" calcext:value-type="string">
            <text:p>Spawn new copy jobs on spreadsheet. <text:s/>Don’t actually start</text:p>
          </table:table-cell>
          <table:table-cell table:number-columns-repeated="1022"/>
        </table:table-row>
        <table:table-row table:style-name="ro1">
          <table:table-cell table:style-name="ce912" office:value-type="string" calcext:value-type="string">
            <text:p>x</text:p>
          </table:table-cell>
          <table:table-cell office:value-type="string" calcext:value-type="string">
            <text:p>Buy datacores and decryptors for new copy/invention jobs</text:p>
          </table:table-cell>
          <table:table-cell table:number-columns-repeated="1022"/>
        </table:table-row>
        <table:table-row table:style-name="ro1">
          <table:table-cell table:style-name="ce913"/>
          <table:table-cell table:number-columns-repeated="1023"/>
        </table:table-row>
        <table:table-row table:style-name="ro1">
          <table:table-cell table:style-name="ce914" office:value-type="string" calcext:value-type="string">
            <text:p>x</text:p>
          </table:table-cell>
          <table:table-cell office:value-type="string" calcext:value-type="string">
            <text:p>Deliver invention jobs</text:p>
          </table:table-cell>
          <table:table-cell table:number-columns-repeated="1022"/>
        </table:table-row>
        <table:table-row table:style-name="ro1">
          <table:table-cell table:style-name="ce915" office:value-type="string" calcext:value-type="string">
            <text:p>x</text:p>
          </table:table-cell>
          <table:table-cell office:value-type="string" calcext:value-type="string">
            <text:p>Queue completed job for transport</text:p>
          </table:table-cell>
          <table:table-cell table:number-columns-repeated="1022"/>
        </table:table-row>
        <table:table-row table:style-name="ro1">
          <table:table-cell table:style-name="ce916" office:value-type="string" calcext:value-type="string">
            <text:p>x</text:p>
          </table:table-cell>
          <table:table-cell office:value-type="string" calcext:value-type="string">
            <text:p>Start a new invention job from previous day</text:p>
          </table:table-cell>
          <table:table-cell table:number-columns-repeated="1022"/>
        </table:table-row>
        <table:table-row table:style-name="ro1">
          <table:table-cell table:style-name="ce917" office:value-type="string" calcext:value-type="string">
            <text:p>x</text:p>
          </table:table-cell>
          <table:table-cell office:value-type="string" calcext:value-type="string">
            <text:p>Update spreadsheet with invention success count</text:p>
          </table:table-cell>
          <table:table-cell table:number-columns-repeated="1022"/>
        </table:table-row>
        <table:table-row table:style-name="ro1">
          <table:table-cell table:style-name="ce918"/>
          <table:table-cell table:number-columns-repeated="1023"/>
        </table:table-row>
        <table:table-row table:style-name="ro1">
          <table:table-cell table:style-name="ce919" office:value-type="string" calcext:value-type="string">
            <text:p>x</text:p>
          </table:table-cell>
          <table:table-cell office:value-type="string" calcext:value-type="string">
            <text:p>Deliver T1 jobs</text:p>
          </table:table-cell>
          <table:table-cell table:number-columns-repeated="1022"/>
        </table:table-row>
        <table:table-row table:style-name="ro1">
          <table:table-cell table:style-name="ce920" office:value-type="string" calcext:value-type="string">
            <text:p>x</text:p>
          </table:table-cell>
          <table:table-cell office:value-type="string" calcext:value-type="string">
            <text:p>Queue completed job for transport</text:p>
          </table:table-cell>
          <table:table-cell table:number-columns-repeated="1022"/>
        </table:table-row>
        <table:table-row table:style-name="ro1">
          <table:table-cell table:style-name="ce921" office:value-type="string" calcext:value-type="string">
            <text:p>x</text:p>
          </table:table-cell>
          <table:table-cell office:value-type="string" calcext:value-type="string">
            <text:p>Start a new T1 job from previous day</text:p>
          </table:table-cell>
          <table:table-cell table:number-columns-repeated="1022"/>
        </table:table-row>
        <table:table-row table:style-name="ro1">
          <table:table-cell table:style-name="ce922" office:value-type="string" calcext:value-type="string">
            <text:p>x</text:p>
          </table:table-cell>
          <table:table-cell office:value-type="string" calcext:value-type="string">
            <text:p>Check for existing T1 materials</text:p>
          </table:table-cell>
          <table:table-cell table:number-columns-repeated="1022"/>
        </table:table-row>
        <table:table-row table:style-name="ro1">
          <table:table-cell table:style-name="ce923" office:value-type="string" calcext:value-type="string">
            <text:p>x</text:p>
          </table:table-cell>
          <table:table-cell office:value-type="string" calcext:value-type="string">
            <text:p>Buy T1 materials for newly finished invention jobs. <text:s/>Stay in Amarr</text:p>
          </table:table-cell>
          <table:table-cell table:number-columns-repeated="1022"/>
        </table:table-row>
        <table:table-row table:style-name="ro1">
          <table:table-cell table:style-name="ce924"/>
          <table:table-cell table:number-columns-repeated="1023"/>
        </table:table-row>
        <table:table-row table:style-name="ro1">
          <table:table-cell table:style-name="ce925" office:value-type="string" calcext:value-type="string">
            <text:p>x</text:p>
          </table:table-cell>
          <table:table-cell office:value-type="string" calcext:value-type="string">
            <text:p>Deliver T2 jobs</text:p>
          </table:table-cell>
          <table:table-cell table:number-columns-repeated="1022"/>
        </table:table-row>
        <table:table-row table:style-name="ro1">
          <table:table-cell table:style-name="ce926" office:value-type="string" calcext:value-type="string">
            <text:p>x</text:p>
          </table:table-cell>
          <table:table-cell office:value-type="string" calcext:value-type="string">
            <text:p>Queue completed job for transport</text:p>
          </table:table-cell>
          <table:table-cell table:number-columns-repeated="1022"/>
        </table:table-row>
        <table:table-row table:style-name="ro1">
          <table:table-cell table:style-name="ce927" office:value-type="string" calcext:value-type="string">
            <text:p>x</text:p>
          </table:table-cell>
          <table:table-cell office:value-type="string" calcext:value-type="string">
            <text:p>Start a new T2 job from previous day</text:p>
          </table:table-cell>
          <table:table-cell table:number-columns-repeated="1022"/>
        </table:table-row>
        <table:table-row table:style-name="ro1">
          <table:table-cell table:style-name="ce928"/>
          <table:table-cell table:number-columns-repeated="1023"/>
        </table:table-row>
        <table:table-row table:style-name="ro1">
          <table:table-cell table:style-name="ce929" office:value-type="string" calcext:value-type="string">
            <text:p>x</text:p>
          </table:table-cell>
          <table:table-cell office:value-type="string" calcext:value-type="string">
            <text:p>Move materials to Ashab</text:p>
          </table:table-cell>
          <table:table-cell table:number-columns-repeated="1022"/>
        </table:table-row>
        <table:table-row table:style-name="ro1">
          <table:table-cell table:style-name="ce929" office:value-type="string" calcext:value-type="string">
            <text:p>x</text:p>
          </table:table-cell>
          <table:table-cell office:value-type="string" calcext:value-type="string">
            <text:p>Flush contract/transport queue</text:p>
          </table:table-cell>
          <table:table-cell table:number-columns-repeated="1022"/>
        </table:table-row>
        <table:table-row table:style-name="ro1">
          <table:table-cell table:style-name="ce930" office:value-type="string" calcext:value-type="string">
            <text:p>x</text:p>
          </table:table-cell>
          <table:table-cell office:value-type="string" calcext:value-type="string">
            <text:p>Prepare sellable materials for transport to Amarr</text:p>
          </table:table-cell>
          <table:table-cell table:number-columns-repeated="1022"/>
        </table:table-row>
        <table:table-row table:style-name="ro1">
          <table:table-cell table:style-name="ce931" office:value-type="string" calcext:value-type="string">
            <text:p>x</text:p>
          </table:table-cell>
          <table:table-cell office:value-type="string" calcext:value-type="string">
            <text:p>Name container for new copy job</text:p>
          </table:table-cell>
          <table:table-cell table:number-columns-repeated="1022"/>
        </table:table-row>
        <table:table-row table:style-name="ro1">
          <table:table-cell table:style-name="ce932" office:value-type="string" calcext:value-type="string">
            <text:p>x</text:p>
          </table:table-cell>
          <table:table-cell office:value-type="string" calcext:value-type="string">
            <text:p>Fill containers for new copy jobs</text:p>
          </table:table-cell>
          <table:table-cell table:number-columns-repeated="1022"/>
        </table:table-row>
        <table:table-row table:style-name="ro1">
          <table:table-cell table:style-name="ce933" office:value-type="string" calcext:value-type="string">
            <text:p>x</text:p>
          </table:table-cell>
          <table:table-cell office:value-type="string" calcext:value-type="string">
            <text:p>Fill containers for new T1/T2 manufacture job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34" office:value-type="string" calcext:value-type="string">
            <text:p>x</text:p>
          </table:table-cell>
          <table:table-cell office:value-type="string" calcext:value-type="string">
            <text:p>Move finished products to Amarr</text:p>
          </table:table-cell>
          <table:table-cell table:number-columns-repeated="1022"/>
        </table:table-row>
        <table:table-row table:style-name="ro1">
          <table:table-cell table:style-name="ce935" office:value-type="string" calcext:value-type="string">
            <text:p>x</text:p>
          </table:table-cell>
          <table:table-cell office:value-type="string" calcext:value-type="string">
            <text:p>Update sell orders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Procedure.$A$1" table:expression="#REF!"/>
          <table:named-expression table:name="Sheet_Title" table:base-cell-address="$Procedure.$A$1" table:expression="&quot;Procedure&quot;"/>
        </table:named-expressions>
        <calcext:conditional-formats>
          <calcext:conditional-format calcext:target-range-address="Procedure.A1:Procedure.A1">
            <calcext:condition calcext:apply-style-name="Gnumeric-8" calcext:value="=&quot;c&quot;" calcext:base-cell-address="Procedure.A1"/>
            <calcext:condition calcext:apply-style-name="Gnumeric-8" calcext:value="=&quot;p&quot;" calcext:base-cell-address="Procedure.A1"/>
            <calcext:condition calcext:apply-style-name="Gnumeric-8" calcext:value="=&quot;t&quot;" calcext:base-cell-address="Procedure.A1"/>
            <calcext:condition calcext:apply-style-name="Gnumeric-8" calcext:value="=&quot;x&quot;" calcext:base-cell-address="Procedure.A1"/>
          </calcext:conditional-format>
          <calcext:conditional-format calcext:target-range-address="Procedure.A2:Procedure.A2">
            <calcext:condition calcext:apply-style-name="Gnumeric-8" calcext:value="=&quot;c&quot;" calcext:base-cell-address="Procedure.A2"/>
            <calcext:condition calcext:apply-style-name="Gnumeric-8" calcext:value="=&quot;p&quot;" calcext:base-cell-address="Procedure.A2"/>
            <calcext:condition calcext:apply-style-name="Gnumeric-8" calcext:value="=&quot;t&quot;" calcext:base-cell-address="Procedure.A2"/>
            <calcext:condition calcext:apply-style-name="Gnumeric-8" calcext:value="=&quot;x&quot;" calcext:base-cell-address="Procedure.A2"/>
          </calcext:conditional-format>
          <calcext:conditional-format calcext:target-range-address="Procedure.A3:Procedure.A3">
            <calcext:condition calcext:apply-style-name="Gnumeric-8" calcext:value="=&quot;c&quot;" calcext:base-cell-address="Procedure.A3"/>
            <calcext:condition calcext:apply-style-name="Gnumeric-8" calcext:value="=&quot;p&quot;" calcext:base-cell-address="Procedure.A3"/>
            <calcext:condition calcext:apply-style-name="Gnumeric-8" calcext:value="=&quot;t&quot;" calcext:base-cell-address="Procedure.A3"/>
            <calcext:condition calcext:apply-style-name="Gnumeric-8" calcext:value="=&quot;x&quot;" calcext:base-cell-address="Procedure.A3"/>
          </calcext:conditional-format>
          <calcext:conditional-format calcext:target-range-address="Procedure.A4:Procedure.A4">
            <calcext:condition calcext:apply-style-name="Gnumeric-8" calcext:value="=&quot;c&quot;" calcext:base-cell-address="Procedure.A4"/>
            <calcext:condition calcext:apply-style-name="Gnumeric-8" calcext:value="=&quot;p&quot;" calcext:base-cell-address="Procedure.A4"/>
            <calcext:condition calcext:apply-style-name="Gnumeric-8" calcext:value="=&quot;t&quot;" calcext:base-cell-address="Procedure.A4"/>
            <calcext:condition calcext:apply-style-name="Gnumeric-8" calcext:value="=&quot;x&quot;" calcext:base-cell-address="Procedure.A4"/>
          </calcext:conditional-format>
          <calcext:conditional-format calcext:target-range-address="Procedure.A5:Procedure.A5">
            <calcext:condition calcext:apply-style-name="Gnumeric-8" calcext:value="=&quot;c&quot;" calcext:base-cell-address="Procedure.A5"/>
            <calcext:condition calcext:apply-style-name="Gnumeric-8" calcext:value="=&quot;p&quot;" calcext:base-cell-address="Procedure.A5"/>
            <calcext:condition calcext:apply-style-name="Gnumeric-8" calcext:value="=&quot;t&quot;" calcext:base-cell-address="Procedure.A5"/>
            <calcext:condition calcext:apply-style-name="Gnumeric-8" calcext:value="=&quot;x&quot;" calcext:base-cell-address="Procedure.A5"/>
          </calcext:conditional-format>
          <calcext:conditional-format calcext:target-range-address="Procedure.A6:Procedure.A6">
            <calcext:condition calcext:apply-style-name="Gnumeric-8" calcext:value="=&quot;c&quot;" calcext:base-cell-address="Procedure.A6"/>
            <calcext:condition calcext:apply-style-name="Gnumeric-8" calcext:value="=&quot;p&quot;" calcext:base-cell-address="Procedure.A6"/>
            <calcext:condition calcext:apply-style-name="Gnumeric-8" calcext:value="=&quot;t&quot;" calcext:base-cell-address="Procedure.A6"/>
            <calcext:condition calcext:apply-style-name="Gnumeric-8" calcext:value="=&quot;x&quot;" calcext:base-cell-address="Procedure.A6"/>
          </calcext:conditional-format>
          <calcext:conditional-format calcext:target-range-address="Procedure.A7:Procedure.A7">
            <calcext:condition calcext:apply-style-name="Gnumeric-8" calcext:value="=&quot;c&quot;" calcext:base-cell-address="Procedure.A7"/>
            <calcext:condition calcext:apply-style-name="Gnumeric-8" calcext:value="=&quot;p&quot;" calcext:base-cell-address="Procedure.A7"/>
            <calcext:condition calcext:apply-style-name="Gnumeric-8" calcext:value="=&quot;t&quot;" calcext:base-cell-address="Procedure.A7"/>
            <calcext:condition calcext:apply-style-name="Gnumeric-8" calcext:value="=&quot;x&quot;" calcext:base-cell-address="Procedure.A7"/>
          </calcext:conditional-format>
          <calcext:conditional-format calcext:target-range-address="Procedure.A8:Procedure.A8">
            <calcext:condition calcext:apply-style-name="Gnumeric-8" calcext:value="=&quot;c&quot;" calcext:base-cell-address="Procedure.A8"/>
            <calcext:condition calcext:apply-style-name="Gnumeric-8" calcext:value="=&quot;p&quot;" calcext:base-cell-address="Procedure.A8"/>
            <calcext:condition calcext:apply-style-name="Gnumeric-8" calcext:value="=&quot;t&quot;" calcext:base-cell-address="Procedure.A8"/>
            <calcext:condition calcext:apply-style-name="Gnumeric-8" calcext:value="=&quot;x&quot;" calcext:base-cell-address="Procedure.A8"/>
          </calcext:conditional-format>
          <calcext:conditional-format calcext:target-range-address="Procedure.A9:Procedure.A9">
            <calcext:condition calcext:apply-style-name="Gnumeric-8" calcext:value="=&quot;c&quot;" calcext:base-cell-address="Procedure.A9"/>
            <calcext:condition calcext:apply-style-name="Gnumeric-8" calcext:value="=&quot;p&quot;" calcext:base-cell-address="Procedure.A9"/>
            <calcext:condition calcext:apply-style-name="Gnumeric-8" calcext:value="=&quot;t&quot;" calcext:base-cell-address="Procedure.A9"/>
            <calcext:condition calcext:apply-style-name="Gnumeric-8" calcext:value="=&quot;x&quot;" calcext:base-cell-address="Procedure.A9"/>
          </calcext:conditional-format>
          <calcext:conditional-format calcext:target-range-address="Procedure.A10:Procedure.A10">
            <calcext:condition calcext:apply-style-name="Gnumeric-8" calcext:value="=&quot;c&quot;" calcext:base-cell-address="Procedure.A10"/>
            <calcext:condition calcext:apply-style-name="Gnumeric-8" calcext:value="=&quot;p&quot;" calcext:base-cell-address="Procedure.A10"/>
            <calcext:condition calcext:apply-style-name="Gnumeric-8" calcext:value="=&quot;t&quot;" calcext:base-cell-address="Procedure.A10"/>
            <calcext:condition calcext:apply-style-name="Gnumeric-8" calcext:value="=&quot;x&quot;" calcext:base-cell-address="Procedure.A10"/>
          </calcext:conditional-format>
          <calcext:conditional-format calcext:target-range-address="Procedure.A11:Procedure.A11">
            <calcext:condition calcext:apply-style-name="Gnumeric-8" calcext:value="=&quot;c&quot;" calcext:base-cell-address="Procedure.A11"/>
            <calcext:condition calcext:apply-style-name="Gnumeric-8" calcext:value="=&quot;p&quot;" calcext:base-cell-address="Procedure.A11"/>
            <calcext:condition calcext:apply-style-name="Gnumeric-8" calcext:value="=&quot;t&quot;" calcext:base-cell-address="Procedure.A11"/>
            <calcext:condition calcext:apply-style-name="Gnumeric-8" calcext:value="=&quot;x&quot;" calcext:base-cell-address="Procedure.A11"/>
          </calcext:conditional-format>
          <calcext:conditional-format calcext:target-range-address="Procedure.A12:Procedure.A12">
            <calcext:condition calcext:apply-style-name="Gnumeric-8" calcext:value="=&quot;c&quot;" calcext:base-cell-address="Procedure.A12"/>
            <calcext:condition calcext:apply-style-name="Gnumeric-8" calcext:value="=&quot;p&quot;" calcext:base-cell-address="Procedure.A12"/>
            <calcext:condition calcext:apply-style-name="Gnumeric-8" calcext:value="=&quot;t&quot;" calcext:base-cell-address="Procedure.A12"/>
            <calcext:condition calcext:apply-style-name="Gnumeric-8" calcext:value="=&quot;x&quot;" calcext:base-cell-address="Procedure.A12"/>
          </calcext:conditional-format>
          <calcext:conditional-format calcext:target-range-address="Procedure.A13:Procedure.A13">
            <calcext:condition calcext:apply-style-name="Gnumeric-8" calcext:value="=&quot;c&quot;" calcext:base-cell-address="Procedure.A13"/>
            <calcext:condition calcext:apply-style-name="Gnumeric-8" calcext:value="=&quot;p&quot;" calcext:base-cell-address="Procedure.A13"/>
            <calcext:condition calcext:apply-style-name="Gnumeric-8" calcext:value="=&quot;t&quot;" calcext:base-cell-address="Procedure.A13"/>
            <calcext:condition calcext:apply-style-name="Gnumeric-8" calcext:value="=&quot;x&quot;" calcext:base-cell-address="Procedure.A13"/>
          </calcext:conditional-format>
          <calcext:conditional-format calcext:target-range-address="Procedure.A14:Procedure.A14">
            <calcext:condition calcext:apply-style-name="Gnumeric-8" calcext:value="=&quot;c&quot;" calcext:base-cell-address="Procedure.A14"/>
            <calcext:condition calcext:apply-style-name="Gnumeric-8" calcext:value="=&quot;p&quot;" calcext:base-cell-address="Procedure.A14"/>
            <calcext:condition calcext:apply-style-name="Gnumeric-8" calcext:value="=&quot;t&quot;" calcext:base-cell-address="Procedure.A14"/>
            <calcext:condition calcext:apply-style-name="Gnumeric-8" calcext:value="=&quot;x&quot;" calcext:base-cell-address="Procedure.A14"/>
          </calcext:conditional-format>
          <calcext:conditional-format calcext:target-range-address="Procedure.A15:Procedure.A15">
            <calcext:condition calcext:apply-style-name="Gnumeric-8" calcext:value="=&quot;c&quot;" calcext:base-cell-address="Procedure.A15"/>
            <calcext:condition calcext:apply-style-name="Gnumeric-8" calcext:value="=&quot;p&quot;" calcext:base-cell-address="Procedure.A15"/>
            <calcext:condition calcext:apply-style-name="Gnumeric-8" calcext:value="=&quot;t&quot;" calcext:base-cell-address="Procedure.A15"/>
            <calcext:condition calcext:apply-style-name="Gnumeric-8" calcext:value="=&quot;x&quot;" calcext:base-cell-address="Procedure.A15"/>
          </calcext:conditional-format>
          <calcext:conditional-format calcext:target-range-address="Procedure.A16:Procedure.A16">
            <calcext:condition calcext:apply-style-name="Gnumeric-8" calcext:value="=&quot;c&quot;" calcext:base-cell-address="Procedure.A16"/>
            <calcext:condition calcext:apply-style-name="Gnumeric-8" calcext:value="=&quot;p&quot;" calcext:base-cell-address="Procedure.A16"/>
            <calcext:condition calcext:apply-style-name="Gnumeric-8" calcext:value="=&quot;t&quot;" calcext:base-cell-address="Procedure.A16"/>
            <calcext:condition calcext:apply-style-name="Gnumeric-8" calcext:value="=&quot;x&quot;" calcext:base-cell-address="Procedure.A16"/>
          </calcext:conditional-format>
          <calcext:conditional-format calcext:target-range-address="Procedure.A17:Procedure.A17">
            <calcext:condition calcext:apply-style-name="Gnumeric-8" calcext:value="=&quot;c&quot;" calcext:base-cell-address="Procedure.A17"/>
            <calcext:condition calcext:apply-style-name="Gnumeric-8" calcext:value="=&quot;p&quot;" calcext:base-cell-address="Procedure.A17"/>
            <calcext:condition calcext:apply-style-name="Gnumeric-8" calcext:value="=&quot;t&quot;" calcext:base-cell-address="Procedure.A17"/>
            <calcext:condition calcext:apply-style-name="Gnumeric-8" calcext:value="=&quot;x&quot;" calcext:base-cell-address="Procedure.A17"/>
          </calcext:conditional-format>
          <calcext:conditional-format calcext:target-range-address="Procedure.A18:Procedure.A18">
            <calcext:condition calcext:apply-style-name="Gnumeric-8" calcext:value="=&quot;c&quot;" calcext:base-cell-address="Procedure.A18"/>
            <calcext:condition calcext:apply-style-name="Gnumeric-8" calcext:value="=&quot;p&quot;" calcext:base-cell-address="Procedure.A18"/>
            <calcext:condition calcext:apply-style-name="Gnumeric-8" calcext:value="=&quot;t&quot;" calcext:base-cell-address="Procedure.A18"/>
            <calcext:condition calcext:apply-style-name="Gnumeric-8" calcext:value="=&quot;x&quot;" calcext:base-cell-address="Procedure.A18"/>
          </calcext:conditional-format>
          <calcext:conditional-format calcext:target-range-address="Procedure.A19:Procedure.A19">
            <calcext:condition calcext:apply-style-name="Gnumeric-8" calcext:value="=&quot;c&quot;" calcext:base-cell-address="Procedure.A19"/>
            <calcext:condition calcext:apply-style-name="Gnumeric-8" calcext:value="=&quot;p&quot;" calcext:base-cell-address="Procedure.A19"/>
            <calcext:condition calcext:apply-style-name="Gnumeric-8" calcext:value="=&quot;t&quot;" calcext:base-cell-address="Procedure.A19"/>
            <calcext:condition calcext:apply-style-name="Gnumeric-8" calcext:value="=&quot;x&quot;" calcext:base-cell-address="Procedure.A19"/>
          </calcext:conditional-format>
          <calcext:conditional-format calcext:target-range-address="Procedure.A20:Procedure.A20">
            <calcext:condition calcext:apply-style-name="Gnumeric-8" calcext:value="=&quot;c&quot;" calcext:base-cell-address="Procedure.A20"/>
            <calcext:condition calcext:apply-style-name="Gnumeric-8" calcext:value="=&quot;p&quot;" calcext:base-cell-address="Procedure.A20"/>
            <calcext:condition calcext:apply-style-name="Gnumeric-8" calcext:value="=&quot;t&quot;" calcext:base-cell-address="Procedure.A20"/>
            <calcext:condition calcext:apply-style-name="Gnumeric-8" calcext:value="=&quot;x&quot;" calcext:base-cell-address="Procedure.A20"/>
          </calcext:conditional-format>
          <calcext:conditional-format calcext:target-range-address="Procedure.A21:Procedure.A22">
            <calcext:condition calcext:apply-style-name="Gnumeric-8" calcext:value="=&quot;c&quot;" calcext:base-cell-address="Procedure.A21"/>
            <calcext:condition calcext:apply-style-name="Gnumeric-8" calcext:value="=&quot;p&quot;" calcext:base-cell-address="Procedure.A21"/>
            <calcext:condition calcext:apply-style-name="Gnumeric-8" calcext:value="=&quot;t&quot;" calcext:base-cell-address="Procedure.A21"/>
            <calcext:condition calcext:apply-style-name="Gnumeric-8" calcext:value="=&quot;x&quot;" calcext:base-cell-address="Procedure.A21"/>
          </calcext:conditional-format>
          <calcext:conditional-format calcext:target-range-address="Procedure.A23:Procedure.A23">
            <calcext:condition calcext:apply-style-name="Gnumeric-8" calcext:value="=&quot;c&quot;" calcext:base-cell-address="Procedure.A23"/>
            <calcext:condition calcext:apply-style-name="Gnumeric-8" calcext:value="=&quot;p&quot;" calcext:base-cell-address="Procedure.A23"/>
            <calcext:condition calcext:apply-style-name="Gnumeric-8" calcext:value="=&quot;t&quot;" calcext:base-cell-address="Procedure.A23"/>
            <calcext:condition calcext:apply-style-name="Gnumeric-8" calcext:value="=&quot;x&quot;" calcext:base-cell-address="Procedure.A23"/>
          </calcext:conditional-format>
          <calcext:conditional-format calcext:target-range-address="Procedure.A24:Procedure.A24">
            <calcext:condition calcext:apply-style-name="Gnumeric-8" calcext:value="=&quot;c&quot;" calcext:base-cell-address="Procedure.A24"/>
            <calcext:condition calcext:apply-style-name="Gnumeric-8" calcext:value="=&quot;p&quot;" calcext:base-cell-address="Procedure.A24"/>
            <calcext:condition calcext:apply-style-name="Gnumeric-8" calcext:value="=&quot;t&quot;" calcext:base-cell-address="Procedure.A24"/>
            <calcext:condition calcext:apply-style-name="Gnumeric-8" calcext:value="=&quot;x&quot;" calcext:base-cell-address="Procedure.A24"/>
          </calcext:conditional-format>
          <calcext:conditional-format calcext:target-range-address="Procedure.A25:Procedure.A25">
            <calcext:condition calcext:apply-style-name="Gnumeric-8" calcext:value="=&quot;c&quot;" calcext:base-cell-address="Procedure.A25"/>
            <calcext:condition calcext:apply-style-name="Gnumeric-8" calcext:value="=&quot;p&quot;" calcext:base-cell-address="Procedure.A25"/>
            <calcext:condition calcext:apply-style-name="Gnumeric-8" calcext:value="=&quot;t&quot;" calcext:base-cell-address="Procedure.A25"/>
            <calcext:condition calcext:apply-style-name="Gnumeric-8" calcext:value="=&quot;x&quot;" calcext:base-cell-address="Procedure.A25"/>
          </calcext:conditional-format>
          <calcext:conditional-format calcext:target-range-address="Procedure.A26:Procedure.A26">
            <calcext:condition calcext:apply-style-name="Gnumeric-8" calcext:value="=&quot;c&quot;" calcext:base-cell-address="Procedure.A26"/>
            <calcext:condition calcext:apply-style-name="Gnumeric-8" calcext:value="=&quot;p&quot;" calcext:base-cell-address="Procedure.A26"/>
            <calcext:condition calcext:apply-style-name="Gnumeric-8" calcext:value="=&quot;t&quot;" calcext:base-cell-address="Procedure.A26"/>
            <calcext:condition calcext:apply-style-name="Gnumeric-8" calcext:value="=&quot;x&quot;" calcext:base-cell-address="Procedure.A26"/>
          </calcext:conditional-format>
          <calcext:conditional-format calcext:target-range-address="Procedure.A28:Procedure.A28">
            <calcext:condition calcext:apply-style-name="Gnumeric-8" calcext:value="=&quot;c&quot;" calcext:base-cell-address="Procedure.A28"/>
            <calcext:condition calcext:apply-style-name="Gnumeric-8" calcext:value="=&quot;p&quot;" calcext:base-cell-address="Procedure.A28"/>
            <calcext:condition calcext:apply-style-name="Gnumeric-8" calcext:value="=&quot;t&quot;" calcext:base-cell-address="Procedure.A28"/>
            <calcext:condition calcext:apply-style-name="Gnumeric-8" calcext:value="=&quot;x&quot;" calcext:base-cell-address="Procedure.A28"/>
          </calcext:conditional-format>
          <calcext:conditional-format calcext:target-range-address="Procedure.A29:Procedure.A29">
            <calcext:condition calcext:apply-style-name="Gnumeric-8" calcext:value="=&quot;c&quot;" calcext:base-cell-address="Procedure.A29"/>
            <calcext:condition calcext:apply-style-name="Gnumeric-8" calcext:value="=&quot;p&quot;" calcext:base-cell-address="Procedure.A29"/>
            <calcext:condition calcext:apply-style-name="Gnumeric-8" calcext:value="=&quot;t&quot;" calcext:base-cell-address="Procedure.A29"/>
            <calcext:condition calcext:apply-style-name="Gnumeric-8" calcext:value="=&quot;x&quot;" calcext:base-cell-address="Procedure.A29"/>
          </calcext:conditional-format>
        </calcext:conditional-formats>
      </table:table>
      <table:table table:name="Reprocessing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9" table:default-cell-style-name="ce29"/>
        <table:table-column table:style-name="co30" table:default-cell-style-name="ce29"/>
        <table:table-column table:style-name="co31" table:number-columns-repeated="5" table:default-cell-style-name="ce29"/>
        <table:table-column table:style-name="co32" table:default-cell-style-name="ce29"/>
        <table:table-column table:style-name="co31" table:default-cell-style-name="ce29"/>
        <table:table-column table:style-name="co33" table:default-cell-style-name="ce29"/>
        <table:table-column table:style-name="co34" table:default-cell-style-name="ce29"/>
        <table:table-column table:style-name="co31" table:number-columns-repeated="1013" table:default-cell-style-name="ce29"/>
        <table:table-row table:style-name="ro1">
          <table:table-cell/>
          <table:table-cell table:style-name="ce994" office:value-type="string" calcext:value-type="string">
            <text:p>Tritanium</text:p>
          </table:table-cell>
          <table:table-cell table:style-name="ce994" office:value-type="string" calcext:value-type="string">
            <text:p>Pyerite</text:p>
          </table:table-cell>
          <table:table-cell table:style-name="ce994" office:value-type="string" calcext:value-type="string">
            <text:p>Mexallon</text:p>
          </table:table-cell>
          <table:table-cell table:style-name="ce994" office:value-type="string" calcext:value-type="string">
            <text:p>Isogen</text:p>
          </table:table-cell>
          <table:table-cell table:style-name="ce994" office:value-type="string" calcext:value-type="string">
            <text:p>Nocxium</text:p>
          </table:table-cell>
          <table:table-cell table:style-name="ce994" office:value-type="string" calcext:value-type="string">
            <text:p>Zydrine</text:p>
          </table:table-cell>
          <table:table-cell table:style-name="ce994" office:value-type="string" calcext:value-type="string">
            <text:p>Megacyte</text:p>
          </table:table-cell>
          <table:table-cell table:style-name="ce994" office:value-type="string" calcext:value-type="string">
            <text:p>Morphite</text:p>
          </table:table-cell>
          <table:table-cell table:style-name="ce995" office:value-type="string" calcext:value-type="string">
            <text:p>Reprocessing Efficiency</text:p>
          </table:table-cell>
          <table:table-cell table:style-name="ce994" office:value-type="string" calcext:value-type="string">
            <text:p>Volume</text:p>
          </table:table-cell>
          <table:table-cell table:style-name="ce997" office:value-type="string" calcext:value-type="string">
            <text:p>ISK / unit</text:p>
          </table:table-cell>
          <table:table-cell table:style-name="ce997" office:value-type="string" calcext:value-type="string">
            <text:p>ISK / m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Veldspar</text:p>
          </table:table-cell>
          <table:table-cell table:style-name="ce994" office:value-type="float" office:value="4.15" calcext:value-type="float">
            <text:p>4.15</text:p>
          </table:table-cell>
          <table:table-cell table:style-name="ce994" table:number-columns-repeated="7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0.1" calcext:value-type="float">
            <text:p>0.1</text:p>
          </table:table-cell>
          <table:table-cell table:style-name="ce998" table:formula="of:=SUMPRODUCT([.B2:.I2];[.B18:.I18])*[.J2]" office:value-type="float" office:value="15.829179" calcext:value-type="float">
            <text:p>16</text:p>
          </table:table-cell>
          <table:table-cell table:style-name="ce1000" table:formula="of:=[.L2]/[.K2]" office:value-type="float" office:value="158.29179" calcext:value-type="float">
            <text:p>15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Scordite</text:p>
          </table:table-cell>
          <table:table-cell table:style-name="ce994" office:value-type="float" office:value="3.46" calcext:value-type="float">
            <text:p>3.46</text:p>
          </table:table-cell>
          <table:table-cell table:style-name="ce994" office:value-type="float" office:value="1.73" calcext:value-type="float">
            <text:p>1.73</text:p>
          </table:table-cell>
          <table:table-cell table:style-name="ce994" table:number-columns-repeated="6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0.15" calcext:value-type="float">
            <text:p>0.15</text:p>
          </table:table-cell>
          <table:table-cell table:style-name="ce998" table:formula="of:=SUMPRODUCT([.B3:.I3];[.B18:.I18])*[.J3]" office:value-type="float" office:value="21.5294348" calcext:value-type="float">
            <text:p>22</text:p>
          </table:table-cell>
          <table:table-cell table:style-name="ce1000" table:formula="of:=[.L3]/[.K3]" office:value-type="float" office:value="143.529565333333" calcext:value-type="float">
            <text:p>144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Pyroxeres</text:p>
          </table:table-cell>
          <table:table-cell table:style-name="ce994" office:value-type="float" office:value="3.51" calcext:value-type="float">
            <text:p>3.51</text:p>
          </table:table-cell>
          <table:table-cell table:style-name="ce994" office:value-type="float" office:value="0.25" calcext:value-type="float">
            <text:p>0.25</text:p>
          </table:table-cell>
          <table:table-cell table:style-name="ce994" office:value-type="float" office:value="0.5" calcext:value-type="float">
            <text:p>0.5</text:p>
          </table:table-cell>
          <table:table-cell table:style-name="ce994"/>
          <table:table-cell table:style-name="ce994" office:value-type="float" office:value="0.05" calcext:value-type="float">
            <text:p>0.05</text:p>
          </table:table-cell>
          <table:table-cell table:style-name="ce994" table:number-columns-repeated="3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0.3" calcext:value-type="float">
            <text:p>0.3</text:p>
          </table:table-cell>
          <table:table-cell table:style-name="ce998" table:formula="of:=SUMPRODUCT([.B4:.I4];[.B18:.I18])*[.J4]" office:value-type="float" office:value="62.756365" calcext:value-type="float">
            <text:p>63</text:p>
          </table:table-cell>
          <table:table-cell table:style-name="ce1000" table:formula="of:=[.L4]/[.K4]" office:value-type="float" office:value="209.187883333333" calcext:value-type="float">
            <text:p>209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Plagioclase</text:p>
          </table:table-cell>
          <table:table-cell table:style-name="ce994" office:value-type="float" office:value="1.07" calcext:value-type="float">
            <text:p>1.07</text:p>
          </table:table-cell>
          <table:table-cell table:style-name="ce994" office:value-type="float" office:value="2.13" calcext:value-type="float">
            <text:p>2.13</text:p>
          </table:table-cell>
          <table:table-cell table:style-name="ce994" office:value-type="float" office:value="1.07" calcext:value-type="float">
            <text:p>1.07</text:p>
          </table:table-cell>
          <table:table-cell table:style-name="ce994" table:number-columns-repeated="5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0.35" calcext:value-type="float">
            <text:p>0.35</text:p>
          </table:table-cell>
          <table:table-cell table:style-name="ce998" table:formula="of:=SUMPRODUCT([.B5:.I5];[.B18:.I18])*[.J5]" office:value-type="float" office:value="81.211321" calcext:value-type="float">
            <text:p>81</text:p>
          </table:table-cell>
          <table:table-cell table:style-name="ce1000" table:formula="of:=[.L5]/[.K5]" office:value-type="float" office:value="232.032345714286" calcext:value-type="float">
            <text:p>232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Omber</text:p>
          </table:table-cell>
          <table:table-cell table:style-name="ce994" office:value-type="float" office:value="8" calcext:value-type="float">
            <text:p>8</text:p>
          </table:table-cell>
          <table:table-cell table:style-name="ce994" office:value-type="float" office:value="1" calcext:value-type="float">
            <text:p>1</text:p>
          </table:table-cell>
          <table:table-cell table:style-name="ce994"/>
          <table:table-cell table:style-name="ce994" office:value-type="float" office:value="0.85" calcext:value-type="float">
            <text:p>0.85</text:p>
          </table:table-cell>
          <table:table-cell table:style-name="ce994" table:number-columns-repeated="4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0.6" calcext:value-type="float">
            <text:p>0.6</text:p>
          </table:table-cell>
          <table:table-cell table:style-name="ce998" table:formula="of:=SUMPRODUCT([.B6:.I6];[.B18:.I18])*[.J6]" office:value-type="float" office:value="72.384214" calcext:value-type="float">
            <text:p>72</text:p>
          </table:table-cell>
          <table:table-cell table:style-name="ce1000" table:formula="of:=[.L6]/[.K6]" office:value-type="float" office:value="120.640356666667" calcext:value-type="float">
            <text:p>121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Kernite</text:p>
          </table:table-cell>
          <table:table-cell table:style-name="ce994" office:value-type="float" office:value="1.34" calcext:value-type="float">
            <text:p>1.34</text:p>
          </table:table-cell>
          <table:table-cell table:style-name="ce994"/>
          <table:table-cell table:style-name="ce994" office:value-type="float" office:value="2.67" calcext:value-type="float">
            <text:p>2.67</text:p>
          </table:table-cell>
          <table:table-cell table:style-name="ce994" office:value-type="float" office:value="1.34" calcext:value-type="float">
            <text:p>1.34</text:p>
          </table:table-cell>
          <table:table-cell table:style-name="ce994" table:number-columns-repeated="4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1.2" calcext:value-type="float">
            <text:p>1.2</text:p>
          </table:table-cell>
          <table:table-cell table:style-name="ce998" table:formula="of:=SUMPRODUCT([.B7:.I7];[.B18:.I18])*[.J7]" office:value-type="float" office:value="230.3622748" calcext:value-type="float">
            <text:p>230</text:p>
          </table:table-cell>
          <table:table-cell table:style-name="ce1000" table:formula="of:=[.L7]/[.K7]" office:value-type="float" office:value="191.968562333333" calcext:value-type="float">
            <text:p>192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Jaspet</text:p>
          </table:table-cell>
          <table:table-cell table:style-name="ce994" table:number-columns-repeated="2"/>
          <table:table-cell table:style-name="ce994" office:value-type="float" office:value="3.5" calcext:value-type="float">
            <text:p>3.5</text:p>
          </table:table-cell>
          <table:table-cell table:style-name="ce994"/>
          <table:table-cell table:style-name="ce994" office:value-type="float" office:value="0.75" calcext:value-type="float">
            <text:p>0.75</text:p>
          </table:table-cell>
          <table:table-cell table:style-name="ce994" office:value-type="float" office:value="0.08" calcext:value-type="float">
            <text:p>0.08</text:p>
          </table:table-cell>
          <table:table-cell table:style-name="ce994" table:number-columns-repeated="2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2" calcext:value-type="float">
            <text:p>2</text:p>
          </table:table-cell>
          <table:table-cell table:style-name="ce998" table:formula="of:=SUMPRODUCT([.B8:.I8];[.B18:.I18])*[.J8]" office:value-type="float" office:value="529.93796" calcext:value-type="float">
            <text:p>530</text:p>
          </table:table-cell>
          <table:table-cell table:style-name="ce1000" table:formula="of:=[.L8]/[.K8]" office:value-type="float" office:value="264.96898" calcext:value-type="float">
            <text:p>265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Hemorphite</text:p>
          </table:table-cell>
          <table:table-cell table:style-name="ce994" office:value-type="float" office:value="2.2" calcext:value-type="float">
            <text:p>2.2</text:p>
          </table:table-cell>
          <table:table-cell table:style-name="ce994" table:number-columns-repeated="2"/>
          <table:table-cell table:style-name="ce994" office:value-type="float" office:value="1" calcext:value-type="float">
            <text:p>1</text:p>
          </table:table-cell>
          <table:table-cell table:style-name="ce994" office:value-type="float" office:value="1.2" calcext:value-type="float">
            <text:p>1.2</text:p>
          </table:table-cell>
          <table:table-cell table:style-name="ce994" office:value-type="float" office:value="0.15" calcext:value-type="float">
            <text:p>0.15</text:p>
          </table:table-cell>
          <table:table-cell table:style-name="ce994" table:number-columns-repeated="2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3" calcext:value-type="float">
            <text:p>3</text:p>
          </table:table-cell>
          <table:table-cell table:style-name="ce998" table:formula="of:=SUMPRODUCT([.B9:.I9];[.B18:.I18])*[.J9]" office:value-type="float" office:value="564.61994" calcext:value-type="float">
            <text:p>565</text:p>
          </table:table-cell>
          <table:table-cell table:style-name="ce1000" table:formula="of:=[.L9]/[.K9]" office:value-type="float" office:value="188.206646666667" calcext:value-type="float">
            <text:p>18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Hedbergite</text:p>
          </table:table-cell>
          <table:table-cell table:style-name="ce994"/>
          <table:table-cell table:style-name="ce994" office:value-type="float" office:value="10" calcext:value-type="float">
            <text:p>10</text:p>
          </table:table-cell>
          <table:table-cell table:style-name="ce994"/>
          <table:table-cell table:style-name="ce994" office:value-type="float" office:value="2" calcext:value-type="float">
            <text:p>2</text:p>
          </table:table-cell>
          <table:table-cell table:style-name="ce994" office:value-type="float" office:value="1" calcext:value-type="float">
            <text:p>1</text:p>
          </table:table-cell>
          <table:table-cell table:style-name="ce994" office:value-type="float" office:value="0.19" calcext:value-type="float">
            <text:p>0.19</text:p>
          </table:table-cell>
          <table:table-cell table:style-name="ce994" table:number-columns-repeated="2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3" calcext:value-type="float">
            <text:p>3</text:p>
          </table:table-cell>
          <table:table-cell table:style-name="ce998" table:formula="of:=SUMPRODUCT([.B10:.I10];[.B18:.I18])*[.J10]" office:value-type="float" office:value="612.25188" calcext:value-type="float">
            <text:p>612</text:p>
          </table:table-cell>
          <table:table-cell table:style-name="ce1000" table:formula="of:=[.L10]/[.K10]" office:value-type="float" office:value="204.08396" calcext:value-type="float">
            <text:p>204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Dark Ochre</text:p>
          </table:table-cell>
          <table:table-cell table:style-name="ce994" office:value-type="float" office:value="10" calcext:value-type="float">
            <text:p>10</text:p>
          </table:table-cell>
          <table:table-cell table:style-name="ce994" table:number-columns-repeated="2"/>
          <table:table-cell table:style-name="ce994" office:value-type="float" office:value="16" calcext:value-type="float">
            <text:p>16</text:p>
          </table:table-cell>
          <table:table-cell table:style-name="ce994" office:value-type="float" office:value="1.2" calcext:value-type="float">
            <text:p>1.2</text:p>
          </table:table-cell>
          <table:table-cell table:style-name="ce994" table:number-columns-repeated="3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8" calcext:value-type="float">
            <text:p>8</text:p>
          </table:table-cell>
          <table:table-cell table:style-name="ce998" table:formula="of:=SUMPRODUCT([.B11:.I11];[.B18:.I18])*[.J11]" office:value-type="float" office:value="1102.53164" calcext:value-type="float">
            <text:p>1103</text:p>
          </table:table-cell>
          <table:table-cell table:style-name="ce1000" table:formula="of:=[.L11]/[.K11]" office:value-type="float" office:value="137.816455" calcext:value-type="float">
            <text:p>13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Spodumain</text:p>
          </table:table-cell>
          <table:table-cell table:style-name="ce994" office:value-type="float" office:value="560" calcext:value-type="float">
            <text:p>560</text:p>
          </table:table-cell>
          <table:table-cell table:style-name="ce994" office:value-type="float" office:value="120.5" calcext:value-type="float">
            <text:p>120.5</text:p>
          </table:table-cell>
          <table:table-cell table:style-name="ce994" office:value-type="float" office:value="2.1" calcext:value-type="float">
            <text:p>2.1</text:p>
          </table:table-cell>
          <table:table-cell table:style-name="ce994" office:value-type="float" office:value="4.5" calcext:value-type="float">
            <text:p>4.5</text:p>
          </table:table-cell>
          <table:table-cell table:style-name="ce994" table:number-columns-repeated="4"/>
          <table:table-cell table:style-name="ce996" office:value-type="float" office:value="0.84" calcext:value-type="float">
            <text:p>0.84</text:p>
          </table:table-cell>
          <table:table-cell table:style-name="ce994" office:value-type="float" office:value="16" calcext:value-type="float">
            <text:p>16</text:p>
          </table:table-cell>
          <table:table-cell table:style-name="ce998" table:formula="of:=SUMPRODUCT([.B12:.I12];[.B18:.I18])*[.J12]" office:value-type="float" office:value="3090.76152" calcext:value-type="float">
            <text:p>3091</text:p>
          </table:table-cell>
          <table:table-cell table:style-name="ce1000" table:formula="of:=[.L12]/[.K12]" office:value-type="float" office:value="193.172595" calcext:value-type="float">
            <text:p>19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Gneiss</text:p>
          </table:table-cell>
          <table:table-cell table:style-name="ce994"/>
          <table:table-cell table:style-name="ce994" office:value-type="float" office:value="22" calcext:value-type="float">
            <text:p>22</text:p>
          </table:table-cell>
          <table:table-cell table:style-name="ce994" office:value-type="float" office:value="24" calcext:value-type="float">
            <text:p>24</text:p>
          </table:table-cell>
          <table:table-cell table:style-name="ce994" office:value-type="float" office:value="3" calcext:value-type="float">
            <text:p>3</text:p>
          </table:table-cell>
          <table:table-cell table:style-name="ce994" table:number-columns-repeated="4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5" calcext:value-type="float">
            <text:p>5</text:p>
          </table:table-cell>
          <table:table-cell table:style-name="ce998" table:formula="of:=SUMPRODUCT([.B13:.I13];[.B18:.I18])*[.J13]" office:value-type="float" office:value="1737.83748" calcext:value-type="float">
            <text:p>1738</text:p>
          </table:table-cell>
          <table:table-cell table:style-name="ce1000" table:formula="of:=[.L13]/[.K13]" office:value-type="float" office:value="347.567496" calcext:value-type="float">
            <text:p>34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Crokite</text:p>
          </table:table-cell>
          <table:table-cell table:style-name="ce994" office:value-type="float" office:value="210" calcext:value-type="float">
            <text:p>210</text:p>
          </table:table-cell>
          <table:table-cell table:style-name="ce994" table:number-columns-repeated="3"/>
          <table:table-cell table:style-name="ce994" office:value-type="float" office:value="7.6" calcext:value-type="float">
            <text:p>7.6</text:p>
          </table:table-cell>
          <table:table-cell table:style-name="ce994" office:value-type="float" office:value="1.35" calcext:value-type="float">
            <text:p>1.35</text:p>
          </table:table-cell>
          <table:table-cell table:style-name="ce994" table:number-columns-repeated="2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16" calcext:value-type="float">
            <text:p>16</text:p>
          </table:table-cell>
          <table:table-cell table:style-name="ce998" table:formula="of:=SUMPRODUCT([.B14:.I14];[.B18:.I18])*[.J14]" office:value-type="float" office:value="4432.4564" calcext:value-type="float">
            <text:p>4432</text:p>
          </table:table-cell>
          <table:table-cell table:style-name="ce1000" table:formula="of:=[.L14]/[.K14]" office:value-type="float" office:value="277.028525" calcext:value-type="float">
            <text:p>277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Bistot</text:p>
          </table:table-cell>
          <table:table-cell table:style-name="ce994"/>
          <table:table-cell table:style-name="ce994" office:value-type="float" office:value="120" calcext:value-type="float">
            <text:p>120</text:p>
          </table:table-cell>
          <table:table-cell table:style-name="ce994" table:number-columns-repeated="3"/>
          <table:table-cell table:style-name="ce994" office:value-type="float" office:value="4.5" calcext:value-type="float">
            <text:p>4.5</text:p>
          </table:table-cell>
          <table:table-cell table:style-name="ce994" office:value-type="float" office:value="1" calcext:value-type="float">
            <text:p>1</text:p>
          </table:table-cell>
          <table:table-cell table:style-name="ce994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16" calcext:value-type="float">
            <text:p>16</text:p>
          </table:table-cell>
          <table:table-cell table:style-name="ce998" table:formula="of:=SUMPRODUCT([.B15:.I15];[.B18:.I18])*[.J15]" office:value-type="float" office:value="5410.3552" calcext:value-type="float">
            <text:p>5410</text:p>
          </table:table-cell>
          <table:table-cell table:style-name="ce1000" table:formula="of:=[.L15]/[.K15]" office:value-type="float" office:value="338.1472" calcext:value-type="float">
            <text:p>33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Arkonor</text:p>
          </table:table-cell>
          <table:table-cell table:style-name="ce994" office:value-type="float" office:value="220" calcext:value-type="float">
            <text:p>220</text:p>
          </table:table-cell>
          <table:table-cell table:style-name="ce994"/>
          <table:table-cell table:style-name="ce994" office:value-type="float" office:value="25" calcext:value-type="float">
            <text:p>25</text:p>
          </table:table-cell>
          <table:table-cell table:style-name="ce994" table:number-columns-repeated="3"/>
          <table:table-cell table:style-name="ce994" office:value-type="float" office:value="3.2" calcext:value-type="float">
            <text:p>3.2</text:p>
          </table:table-cell>
          <table:table-cell table:style-name="ce994"/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16" calcext:value-type="float">
            <text:p>16</text:p>
          </table:table-cell>
          <table:table-cell table:style-name="ce998" table:formula="of:=SUMPRODUCT([.B16:.I16];[.B18:.I18])*[.J16]" office:value-type="float" office:value="5816.0308" calcext:value-type="float">
            <text:p>5816</text:p>
          </table:table-cell>
          <table:table-cell table:style-name="ce1000" table:formula="of:=[.L16]/[.K16]" office:value-type="float" office:value="363.501925" calcext:value-type="float">
            <text:p>364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4" office:value-type="string" calcext:value-type="string">
            <text:p>Mercoxit</text:p>
          </table:table-cell>
          <table:table-cell table:style-name="ce994" table:number-columns-repeated="7"/>
          <table:table-cell table:style-name="ce994" office:value-type="float" office:value="3" calcext:value-type="float">
            <text:p>3</text:p>
          </table:table-cell>
          <table:table-cell table:style-name="ce996" office:value-type="float" office:value="0.842" calcext:value-type="float">
            <text:p>0.842</text:p>
          </table:table-cell>
          <table:table-cell table:style-name="ce994" office:value-type="float" office:value="40" calcext:value-type="float">
            <text:p>40</text:p>
          </table:table-cell>
          <table:table-cell table:style-name="ce998" table:formula="of:=SUMPRODUCT([.B17:.I17];[.B18:.I18])*[.J17]" office:value-type="float" office:value="23181.102" calcext:value-type="float">
            <text:p>23181</text:p>
          </table:table-cell>
          <table:table-cell table:style-name="ce1000" table:formula="of:=[.L17]/[.K17]" office:value-type="float" office:value="579.52755" calcext:value-type="float">
            <text:p>580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995" office:value-type="string" calcext:value-type="string">
            <text:p>Mineral Price</text:p>
          </table:table-cell>
          <table:table-cell table:style-name="ce995" office:value-type="float" office:value="4.75" calcext:value-type="float">
            <text:p>4.75</text:p>
          </table:table-cell>
          <table:table-cell table:style-name="ce995" office:value-type="float" office:value="5.28" calcext:value-type="float">
            <text:p>5.28</text:p>
          </table:table-cell>
          <table:table-cell table:style-name="ce995" office:value-type="float" office:value="74.88" calcext:value-type="float">
            <text:p>74.88</text:p>
          </table:table-cell>
          <table:table-cell table:style-name="ce995" office:value-type="float" office:value="50.22" calcext:value-type="float">
            <text:p>50.22</text:p>
          </table:table-cell>
          <table:table-cell table:style-name="ce995" office:value-type="float" office:value="382" calcext:value-type="float">
            <text:p>382</text:p>
          </table:table-cell>
          <table:table-cell table:style-name="ce995" office:value-type="float" office:value="1010" calcext:value-type="float">
            <text:p>1010</text:p>
          </table:table-cell>
          <table:table-cell table:style-name="ce995" office:value-type="float" office:value="1247" calcext:value-type="float">
            <text:p>1247</text:p>
          </table:table-cell>
          <table:table-cell table:style-name="ce995" office:value-type="float" office:value="9177" calcext:value-type="float">
            <text:p>9177</text:p>
          </table:table-cell>
          <table:table-cell table:number-columns-repeated="2"/>
          <table:table-cell table:style-name="ce999" table:number-columns-repeated="2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Reprocessing.$A$1" table:expression="#REF!"/>
          <table:named-expression table:name="Sheet_Title" table:base-cell-address="$Reprocessing.$A$1" table:expression="&quot;Reprocessing&quot;"/>
        </table:named-expressions>
        <calcext:conditional-formats>
          <calcext:conditional-format calcext:target-range-address="Reprocessing.M2:Reprocessing.M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>
        <table:named-range table:name="__Anonymous_Sheet_DB__0" table:base-cell-address="$'Active Jobs'.$A$1" table:cell-range-address="$'Active Jobs'.$L$164:.$V$224" table:range-usable-as="repeat-column repeat-row filter print-range"/>
        <table:named-range table:name="__Anonymous_Sheet_DB__1" table:base-cell-address="$'Active Jobs'.$A$1" table:cell-range-address="$'Completed Jobs'.$L$158:.$V$218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-of-week/>
      <number:text> </number:text>
      <number:month number:textual="true"/>
      <number:text> </number:text>
      <number:day number:style="long"/>
      <number:text> </number:text>
      <number:year number:calendar="gregorian" number:style="long"/>
    </number:date-style>
    <number:number-style style:name="N123">
      <number:number number:decimal-places="0" loext:min-decimal-places="0" number:min-integer-digits="5"/>
    </number:number-style>
    <number:number-style style:name="N124P0" style:volatile="true">
      <number:number number:decimal-places="0" loext:min-decimal-places="0" number:min-integer-digits="1"/>
    </number:number-style>
    <number:number-style style:name="N124">
      <style:text-properties fo:color="#ff0000"/>
      <number:text>-</number:text>
      <number:number number:decimal-places="0" loext:min-decimal-places="0" number:min-integer-digits="1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1" style:family="table-cell" style:parent-style-name="Default">
      <style:table-cell-properties fo:background-color="#00cc00" style:cell-protect="protected" style:print-content="true" gnm:background-colour="#00cc00" gnm:pattern="1"/>
    </style:style>
    <style:style style:name="Gnumeric-2" style:family="table-cell" style:parent-style-name="Default">
      <style:table-cell-properties fo:background-color="#ffff00" style:cell-protect="protected" style:print-content="true" gnm:background-colour="#ffff00" gnm:pattern="1"/>
    </style:style>
    <style:style style:name="Gnumeric-3" style:family="table-cell" style:parent-style-name="Default">
      <style:table-cell-properties fo:background-color="#ffcc00" style:cell-protect="protected" style:print-content="true" gnm:background-colour="#ffcc00" gnm:pattern="1"/>
    </style:style>
    <style:style style:name="Gnumeric-4" style:family="table-cell" style:parent-style-name="Default">
      <style:table-cell-properties fo:background-color="#ff9999" style:cell-protect="protected" style:print-content="true" gnm:background-colour="#ff9999" gnm:pattern="1"/>
    </style:style>
    <style:style style:name="Gnumeric-5" style:family="table-cell" style:parent-style-name="Default">
      <style:table-cell-properties fo:background-color="#12c812" style:cell-protect="protected" style:print-content="true" gnm:background-colour="#12c812" gnm:pattern-colour="#000000" gnm:pattern="1"/>
    </style:style>
    <style:style style:name="Gnumeric-6" style:family="table-cell" style:parent-style-name="Default">
      <style:table-cell-properties fo:background-color="#12c812" style:cell-protect="protected" style:print-content="true" gnm:background-colour="#12c812" gnm:pattern-colour="#000000" gnm:pattern="1"/>
    </style:style>
    <style:style style:name="Gnumeric-7" style:family="table-cell" style:parent-style-name="Default">
      <style:table-cell-properties fo:background-color="#ff9999" style:cell-protect="protected" style:print-content="true" gnm:background-colour="#ff9999" gnm:pattern="1"/>
    </style:style>
    <style:style style:name="Gnumeric-8" style:family="table-cell" style:parent-style-name="Default">
      <style:table-cell-properties fo:background-color="#ff9999" style:cell-protect="protected" style:print-content="true" gnm:background-colour="#ff9999" gnm:pattern="1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red" style:family="table-cell" style:parent-style-name="Default">
      <style:table-cell-properties fo:background-color="#ff9999"/>
    </style:style>
    <style:style style:name="orange" style:family="table-cell" style:parent-style-name="Default">
      <style:table-cell-properties fo:background-color="#ffcc00"/>
    </style:style>
    <style:style style:name="yellow" style:family="table-cell" style:parent-style-name="Default">
      <style:table-cell-properties fo:background-color="#ffff00"/>
    </style:style>
    <style:style style:name="green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6:47:33.835892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Active_20_Jobs" style:display-name="Active Job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Completed_20_Jobs" style:display-name="Completed Job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cedu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rocessin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6:52:04.208939196</dc:date>
    <meta:creation-date>2017-01-09T15:48:18Z</meta:creation-date>
    <meta:editing-cycles>1323</meta:editing-cycles>
    <meta:editing-duration>P3DT19H32M22S</meta:editing-duration>
    <meta:generator>LibreOffice/5.1.6.2$Linux_X86_64 LibreOffice_project/10m0$Build-2</meta:generator>
    <meta:document-statistic meta:table-count="4" meta:cell-count="4608" meta:object-count="0"/>
  </office:meta>
</office:document-meta>
</file>